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1">
      <style:table-cell-properties fo:background-color="transparent"/>
    </style:style>
    <style:style style:name="ce37" style:family="table-cell" style:parent-style-name="Default" style:data-style-name="N10000">
      <style:table-cell-properties fo:background-color="transparent"/>
    </style:style>
    <style:style style:name="ce38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06:00:00" calcext:value-type="date">
            <text:p>2019-10-07 06:00:00</text:p>
          </table:table-cell>
          <table:table-cell table:style-name="ce5" table:number-columns-repeated="3"/>
          <table:table-cell table:style-name="ce8" office:value-type="float" office:value="150" calcext:value-type="float">
            <text:p>150</text:p>
          </table:table-cell>
          <table:table-cell table:style-name="ce8" table:number-columns-repeated="2"/>
          <table:table-cell table:style-name="ce10" office:value-type="float" office:value="40" calcext:value-type="float">
            <text:p>4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882" calcext:value-type="float">
            <text:p>882</text:p>
          </table:table-cell>
          <table:table-cell table:style-name="ce3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6" table:number-columns-repeated="2"/>
          <table:table-cell table:style-name="ce11" office:value-type="string" calcext:value-type="string">
            <text:p>extendido?</text:p>
          </table:table-cell>
          <table:table-cell table:style-name="ce36" office:value-type="time" office:time-value="PT10H30M00S" calcext:value-type="time">
            <text:p>10:30:00</text:p>
          </table:table-cell>
          <table:table-cell table:formula="of:=(([.R2]-[.L2])/[.T2])*[.J2]+2" office:value-type="float" office:value="1388" calcext:value-type="float">
            <text:p>1388</text:p>
          </table:table-cell>
          <table:table-cell table:style-name="ce36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06:21:13.273999" calcext:value-type="date">
            <text:p>2019-10-07 06:21:13</text:p>
          </table:table-cell>
          <table:table-cell table:style-name="ce7" table:formula="of:=[.A3]" office:value-type="date" office:date-value="2019-10-07T06:21:13.273999" calcext:value-type="date">
            <text:p>2019-10-07 06:21:13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06:21:13.27399919741" calcext:value-type="date">
            <text:p>12/30/99 06:21 AM</text:p>
          </table:table-cell>
          <table:table-cell table:formula="of:=MOD([.E2]-[.$E$2];[.$H$2])+1+[.$E$2]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2]-[.L$2];[.T$2]);[.R$2]-[.L$2]);[.L$2])" office:value-type="time" office:time-value="PT00H10M00S" calcext:value-type="time">
            <text:p>00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7" table:formula="of:=[.L3]" office:value-type="float" office:value="0.00694444444444444" calcext:value-type="float">
            <text:p>0.0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06:05:46.462342" calcext:value-type="date">
            <text:p>2019-10-07 06:05:46</text:p>
          </table:table-cell>
          <table:table-cell table:style-name="ce7" table:formula="of:=[.A4]" office:value-type="date" office:date-value="2019-10-07T06:05:46.462342" calcext:value-type="date">
            <text:p>2019-10-07 06:05:46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06:05:46.46234200336" calcext:value-type="date">
            <text:p>12/30/99 06:05 AM</text:p>
          </table:table-cell>
          <table:table-cell table:formula="of:=MOD([.E3]-[.$E$2];[.$H$2])+1+[.$E$2]" office:value-type="float" office:value="152" calcext:value-type="float">
            <text:p>152</text:p>
          </table:table-cell>
          <table:table-cell table:formula="of:=MOD([.F3]+1/[.$H$2];5)" office:value-type="float" office:value="0.025" calcext:value-type="float">
            <text:p>0,025</text:p>
          </table:table-cell>
          <table:table-cell table:formula="of:=IF([.F4]&lt;0.000001;[.G3]+2+1/[.$H$2];[.G3]+1/[.$H$2])" office:value-type="float" office:value="0.025" calcext:value-type="float">
            <text:p>0,025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3]-[.L$2];[.T$2]);[.R$2]-[.L$2]);[.L$2])" office:value-type="time" office:time-value="PT00H20M00S" calcext:value-type="time">
            <text:p>00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7" table:formula="of:=[.L4]" office:value-type="float" office:value="0.0138888888888889" calcext:value-type="float">
            <text:p>0.0138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];0)&lt;=[.O4];1;0)" office:value-type="float" office:value="0" calcext:value-type="float">
            <text:p>0</text:p>
          </table:table-cell>
          <table:table-cell table:style-name="ce38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05:30:28.895593" calcext:value-type="date">
            <text:p>2019-10-07 05:30:29</text:p>
          </table:table-cell>
          <table:table-cell table:style-name="ce7" table:formula="of:=[.A5]" office:value-type="date" office:date-value="2019-10-07T05:30:28.895593" calcext:value-type="date">
            <text:p>2019-10-07 05:30:29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05:30:28.89559341129" calcext:value-type="date">
            <text:p>12/30/99 05:30 AM</text:p>
          </table:table-cell>
          <table:table-cell table:formula="of:=MOD([.E4]-[.$E$2];[.$H$2])+1+[.$E$2]" office:value-type="float" office:value="153" calcext:value-type="float">
            <text:p>153</text:p>
          </table:table-cell>
          <table:table-cell table:formula="of:=MOD([.F4]+1/[.$H$2];5)" office:value-type="float" office:value="0.05" calcext:value-type="float">
            <text:p>0,05</text:p>
          </table:table-cell>
          <table:table-cell table:formula="of:=IF([.F5]&lt;0.000001;[.G4]+2+1/[.$H$2];[.G4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4]-[.L$2];[.T$2]);[.R$2]-[.L$2]);[.L$2])" office:value-type="time" office:time-value="PT00H30M00S" calcext:value-type="time">
            <text:p>00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7" table:formula="of:=[.L5]" office:value-type="float" office:value="0.0208333333333333" calcext:value-type="float">
            <text:p>0.0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05:51:30.907364" calcext:value-type="date">
            <text:p>2019-10-07 05:51:31</text:p>
          </table:table-cell>
          <table:table-cell table:style-name="ce7" table:formula="of:=[.A6]" office:value-type="date" office:date-value="2019-10-07T05:51:30.907364" calcext:value-type="date">
            <text:p>2019-10-07 05:51:31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05:51:30.90736429207" calcext:value-type="date">
            <text:p>12/30/99 05:51 AM</text:p>
          </table:table-cell>
          <table:table-cell table:formula="of:=MOD([.E5]-[.$E$2];[.$H$2])+1+[.$E$2]" office:value-type="float" office:value="154" calcext:value-type="float">
            <text:p>154</text:p>
          </table:table-cell>
          <table:table-cell table:formula="of:=MOD([.F5]+1/[.$H$2];5)" office:value-type="float" office:value="0.075" calcext:value-type="float">
            <text:p>0,075</text:p>
          </table:table-cell>
          <table:table-cell table:formula="of:=IF([.F6]&lt;0.000001;[.G5]+2+1/[.$H$2];[.G5]+1/[.$H$2])" office:value-type="float" office:value="0.075" calcext:value-type="float">
            <text:p>0,075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5]-[.L$2];[.T$2]);[.R$2]-[.L$2]);[.L$2])" office:value-type="time" office:time-value="PT00H40M00S" calcext:value-type="time">
            <text:p>00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7" table:formula="of:=[.L6]" office:value-type="float" office:value="0.0277777777777778" calcext:value-type="float">
            <text:p>0.0277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05:39:34.129169" calcext:value-type="date">
            <text:p>2019-10-07 05:39:34</text:p>
          </table:table-cell>
          <table:table-cell table:style-name="ce7" table:formula="of:=[.A7]" office:value-type="date" office:date-value="2019-10-07T05:39:34.129169" calcext:value-type="date">
            <text:p>2019-10-07 05:39:34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05:39:34.1291691782" calcext:value-type="date">
            <text:p>12/30/99 05:39 AM</text:p>
          </table:table-cell>
          <table:table-cell table:formula="of:=MOD([.E6]-[.$E$2];[.$H$2])+1+[.$E$2]" office:value-type="float" office:value="155" calcext:value-type="float">
            <text:p>155</text:p>
          </table:table-cell>
          <table:table-cell table:formula="of:=MOD([.F6]+1/[.$H$2];5)" office:value-type="float" office:value="0.1" calcext:value-type="float">
            <text:p>0,1</text:p>
          </table:table-cell>
          <table:table-cell table:formula="of:=IF([.F7]&lt;0.000001;[.G6]+2+1/[.$H$2];[.G6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6]-[.L$2];[.T$2]);[.R$2]-[.L$2]);[.L$2])" office:value-type="time" office:time-value="PT00H50M00S" calcext:value-type="time">
            <text:p>00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7" table:formula="of:=[.L7]" office:value-type="float" office:value="0.0347222222222222" calcext:value-type="float">
            <text:p>0.03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];0)&lt;=[.O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06:11:20.09647" calcext:value-type="date">
            <text:p>2019-10-07 06:11:20</text:p>
          </table:table-cell>
          <table:table-cell table:style-name="ce7" table:formula="of:=[.A8]" office:value-type="date" office:date-value="2019-10-07T06:11:20.09647" calcext:value-type="date">
            <text:p>2019-10-07 06:11:20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06:11:20.09647016879" calcext:value-type="date">
            <text:p>12/30/99 06:11 AM</text:p>
          </table:table-cell>
          <table:table-cell table:formula="of:=MOD([.E7]-[.$E$2];[.$H$2])+1+[.$E$2]" office:value-type="float" office:value="156" calcext:value-type="float">
            <text:p>156</text:p>
          </table:table-cell>
          <table:table-cell table:formula="of:=MOD([.F7]+1/[.$H$2];5)" office:value-type="float" office:value="0.125" calcext:value-type="float">
            <text:p>0,125</text:p>
          </table:table-cell>
          <table:table-cell table:formula="of:=IF([.F8]&lt;0.000001;[.G7]+2+1/[.$H$2];[.G7]+1/[.$H$2])" office:value-type="float" office:value="0.125" calcext:value-type="float">
            <text:p>0,12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7]-[.L$2];[.T$2]);[.R$2]-[.L$2]);[.L$2])" office:value-type="time" office:time-value="PT01H00M00S" calcext:value-type="time">
            <text:p>01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7" table:formula="of:=[.L8]" office:value-type="float" office:value="0.0416666666666667" calcext:value-type="float">
            <text:p>0.0416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];0)&lt;=[.O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05:49:13.970981" calcext:value-type="date">
            <text:p>2019-10-07 05:49:14</text:p>
          </table:table-cell>
          <table:table-cell table:style-name="ce7" table:formula="of:=[.A9]" office:value-type="date" office:date-value="2019-10-07T05:49:13.970981" calcext:value-type="date">
            <text:p>2019-10-07 05:49:14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05:49:13.9709810866" calcext:value-type="date">
            <text:p>12/30/99 05:49 AM</text:p>
          </table:table-cell>
          <table:table-cell table:formula="of:=MOD([.E8]-[.$E$2];[.$H$2])+1+[.$E$2]" office:value-type="float" office:value="157" calcext:value-type="float">
            <text:p>157</text:p>
          </table:table-cell>
          <table:table-cell table:formula="of:=MOD([.F8]+1/[.$H$2];5)" office:value-type="float" office:value="0.15" calcext:value-type="float">
            <text:p>0,15</text:p>
          </table:table-cell>
          <table:table-cell table:formula="of:=IF([.F9]&lt;0.000001;[.G8]+2+1/[.$H$2];[.G8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 table:number-columns-repeated="2"/>
          <table:table-cell table:style-name="ce36" table:formula="of:=SUM(MOD(SUM([.L8]-[.L$2];[.T$2]);[.R$2]-[.L$2]);[.L$2])" office:value-type="time" office:time-value="PT01H10M00S" calcext:value-type="time">
            <text:p>01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7" table:formula="of:=[.L9]" office:value-type="float" office:value="0.0486111111111111" calcext:value-type="float">
            <text:p>0.048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];0)&lt;=[.O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06:19:24.613458" calcext:value-type="date">
            <text:p>2019-10-07 06:19:25</text:p>
          </table:table-cell>
          <table:table-cell table:style-name="ce7" table:formula="of:=[.A10]" office:value-type="date" office:date-value="2019-10-07T06:19:24.613458" calcext:value-type="date">
            <text:p>2019-10-07 06:19:25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06:19:24.6134583978" calcext:value-type="date">
            <text:p>12/30/99 06:19 AM</text:p>
          </table:table-cell>
          <table:table-cell table:formula="of:=MOD([.E9]-[.$E$2];[.$H$2])+1+[.$E$2]" office:value-type="float" office:value="158" calcext:value-type="float">
            <text:p>158</text:p>
          </table:table-cell>
          <table:table-cell table:formula="of:=MOD([.F9]+1/[.$H$2];5)" office:value-type="float" office:value="0.175" calcext:value-type="float">
            <text:p>0,175</text:p>
          </table:table-cell>
          <table:table-cell table:formula="of:=IF([.F10]&lt;0.000001;[.G9]+2+1/[.$H$2];[.G9]+1/[.$H$2])" office:value-type="float" office:value="0.175" calcext:value-type="float">
            <text:p>0,17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9]-[.L$2];[.T$2]);[.R$2]-[.L$2]);[.L$2])" office:value-type="time" office:time-value="PT01H20M00S" calcext:value-type="time">
            <text:p>01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7" table:formula="of:=[.L10]" office:value-type="float" office:value="0.0555555555555556" calcext:value-type="float">
            <text:p>0.0555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];0)&lt;=[.O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05:57:27.111418" calcext:value-type="date">
            <text:p>2019-10-07 05:57:27</text:p>
          </table:table-cell>
          <table:table-cell table:style-name="ce7" table:formula="of:=[.A11]" office:value-type="date" office:date-value="2019-10-07T05:57:27.111418" calcext:value-type="date">
            <text:p>2019-10-07 05:57:27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05:57:27.1114175627" calcext:value-type="date">
            <text:p>12/30/99 05:57 AM</text:p>
          </table:table-cell>
          <table:table-cell table:formula="of:=MOD([.E10]-[.$E$2];[.$H$2])+1+[.$E$2]" office:value-type="float" office:value="159" calcext:value-type="float">
            <text:p>159</text:p>
          </table:table-cell>
          <table:table-cell table:formula="of:=MOD([.F10]+1/[.$H$2];5)" office:value-type="float" office:value="0.2" calcext:value-type="float">
            <text:p>0,2</text:p>
          </table:table-cell>
          <table:table-cell table:formula="of:=IF([.F11]&lt;0.000001;[.G10]+2+1/[.$H$2];[.G10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10]-[.L$2];[.T$2]);[.R$2]-[.L$2]);[.L$2])" office:value-type="time" office:time-value="PT01H30M00S" calcext:value-type="time">
            <text:p>01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7" table:formula="of:=[.L11]" office:value-type="float" office:value="0.0625" calcext:value-type="float">
            <text:p>0.06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];0)&lt;=[.O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06:03:10.661426" calcext:value-type="date">
            <text:p>2019-10-07 06:03:11</text:p>
          </table:table-cell>
          <table:table-cell table:style-name="ce7" table:formula="of:=[.A12]" office:value-type="date" office:date-value="2019-10-07T06:03:10.661426" calcext:value-type="date">
            <text:p>2019-10-07 06:03:11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06:03:10.66142560914" calcext:value-type="date">
            <text:p>12/30/99 06:03 AM</text:p>
          </table:table-cell>
          <table:table-cell table:formula="of:=MOD([.E11]-[.$E$2];[.$H$2])+1+[.$E$2]" office:value-type="float" office:value="160" calcext:value-type="float">
            <text:p>160</text:p>
          </table:table-cell>
          <table:table-cell table:formula="of:=MOD([.F11]+1/[.$H$2];5)" office:value-type="float" office:value="0.225" calcext:value-type="float">
            <text:p>0,225</text:p>
          </table:table-cell>
          <table:table-cell table:formula="of:=IF([.F12]&lt;0.000001;[.G11]+2+1/[.$H$2];[.G11]+1/[.$H$2])" office:value-type="float" office:value="0.225" calcext:value-type="float">
            <text:p>0,22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11]-[.L$2];[.T$2]);[.R$2]-[.L$2]);[.L$2])" office:value-type="time" office:time-value="PT01H40M00S" calcext:value-type="time">
            <text:p>01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7" table:formula="of:=[.L12]" office:value-type="float" office:value="0.0694444444444445" calcext:value-type="float">
            <text:p>0.0694444444444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];0)&lt;=[.O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05:46:05.587139" calcext:value-type="date">
            <text:p>2019-10-07 05:46:06</text:p>
          </table:table-cell>
          <table:table-cell table:style-name="ce7" table:formula="of:=[.A13]" office:value-type="date" office:date-value="2019-10-07T05:46:05.587139" calcext:value-type="date">
            <text:p>2019-10-07 05:46:06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05:46:05.58713880368" calcext:value-type="date">
            <text:p>12/30/99 05:46 AM</text:p>
          </table:table-cell>
          <table:table-cell table:formula="of:=MOD([.E12]-[.$E$2];[.$H$2])+1+[.$E$2]" office:value-type="float" office:value="161" calcext:value-type="float">
            <text:p>161</text:p>
          </table:table-cell>
          <table:table-cell table:formula="of:=MOD([.F12]+1/[.$H$2];5)" office:value-type="float" office:value="0.25" calcext:value-type="float">
            <text:p>0,25</text:p>
          </table:table-cell>
          <table:table-cell table:formula="of:=IF([.F13]&lt;0.000001;[.G12]+2+1/[.$H$2];[.G12]+1/[.$H$2])" office:value-type="float" office:value="0.25" calcext:value-type="float">
            <text:p>0,2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12]-[.L$2];[.T$2]);[.R$2]-[.L$2]);[.L$2])" office:value-type="time" office:time-value="PT01H50M00S" calcext:value-type="time">
            <text:p>01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7" table:formula="of:=[.L13]" office:value-type="float" office:value="0.0763888888888889" calcext:value-type="float">
            <text:p>0.0763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];0)&lt;=[.O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06:26:42.154384" calcext:value-type="date">
            <text:p>2019-10-07 06:26:42</text:p>
          </table:table-cell>
          <table:table-cell table:style-name="ce7" table:formula="of:=[.A14]" office:value-type="date" office:date-value="2019-10-07T06:26:42.154384" calcext:value-type="date">
            <text:p>2019-10-07 06:26:42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06:26:42.15438441373" calcext:value-type="date">
            <text:p>12/30/99 06:26 AM</text:p>
          </table:table-cell>
          <table:table-cell table:formula="of:=MOD([.E13]-[.$E$2];[.$H$2])+1+[.$E$2]" office:value-type="float" office:value="162" calcext:value-type="float">
            <text:p>162</text:p>
          </table:table-cell>
          <table:table-cell table:formula="of:=MOD([.F13]+1/[.$H$2];5)" office:value-type="float" office:value="0.275" calcext:value-type="float">
            <text:p>0,275</text:p>
          </table:table-cell>
          <table:table-cell table:formula="of:=IF([.F14]&lt;0.000001;[.G13]+2+1/[.$H$2];[.G13]+1/[.$H$2])" office:value-type="float" office:value="0.275" calcext:value-type="float">
            <text:p>0,275</text:p>
          </table:table-cell>
          <table:table-cell table:style-name="ce11" table:number-columns-repeated="2"/>
          <table:table-cell table:style-name="ce13" table:number-columns-repeated="2"/>
          <table:table-cell table:style-name="ce36" table:formula="of:=SUM(MOD(SUM([.L13]-[.L$2];[.T$2]);[.R$2]-[.L$2]);[.L$2])" office:value-type="time" office:time-value="PT02H00M00S" calcext:value-type="time">
            <text:p>02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7" table:formula="of:=[.L14]" office:value-type="float" office:value="0.0833333333333334" calcext:value-type="float">
            <text:p>0.08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];0)&lt;=[.O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06:06:35.074685" calcext:value-type="date">
            <text:p>2019-10-07 06:06:35</text:p>
          </table:table-cell>
          <table:table-cell table:style-name="ce7" table:formula="of:=[.A15]" office:value-type="date" office:date-value="2019-10-07T06:06:35.074685" calcext:value-type="date">
            <text:p>2019-10-07 06:06:35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06:06:35.07468519732" calcext:value-type="date">
            <text:p>12/30/99 06:06 AM</text:p>
          </table:table-cell>
          <table:table-cell table:formula="of:=MOD([.E14]-[.$E$2];[.$H$2])+1+[.$E$2]" office:value-type="float" office:value="163" calcext:value-type="float">
            <text:p>163</text:p>
          </table:table-cell>
          <table:table-cell table:formula="of:=MOD([.F14]+1/[.$H$2];5)" office:value-type="float" office:value="0.3" calcext:value-type="float">
            <text:p>0,3</text:p>
          </table:table-cell>
          <table:table-cell table:formula="of:=IF([.F15]&lt;0.000001;[.G14]+2+1/[.$H$2];[.G14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 table:number-columns-repeated="2"/>
          <table:table-cell table:style-name="ce36" table:formula="of:=SUM(MOD(SUM([.L14]-[.L$2];[.T$2]);[.R$2]-[.L$2]);[.L$2])" office:value-type="time" office:time-value="PT02H10M00S" calcext:value-type="time">
            <text:p>02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7" table:formula="of:=[.L15]" office:value-type="float" office:value="0.0902777777777778" calcext:value-type="float">
            <text:p>0.0902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];0)&lt;=[.O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06:07:26.409567" calcext:value-type="date">
            <text:p>2019-10-07 06:07:26</text:p>
          </table:table-cell>
          <table:table-cell table:style-name="ce7" table:formula="of:=[.A16]" office:value-type="date" office:date-value="2019-10-07T06:07:26.409567" calcext:value-type="date">
            <text:p>2019-10-07 06:07:26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06:07:26.40956693329" calcext:value-type="date">
            <text:p>12/30/99 06:07 AM</text:p>
          </table:table-cell>
          <table:table-cell table:formula="of:=MOD([.E15]-[.$E$2];[.$H$2])+1+[.$E$2]" office:value-type="float" office:value="164" calcext:value-type="float">
            <text:p>164</text:p>
          </table:table-cell>
          <table:table-cell table:formula="of:=MOD([.F15]+1/[.$H$2];5)" office:value-type="float" office:value="0.325" calcext:value-type="float">
            <text:p>0,325</text:p>
          </table:table-cell>
          <table:table-cell table:formula="of:=IF([.F16]&lt;0.000001;[.G15]+2+1/[.$H$2];[.G15]+1/[.$H$2])" office:value-type="float" office:value="0.325" calcext:value-type="float">
            <text:p>0,325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6" table:formula="of:=SUM(MOD(SUM([.L15]-[.L$2];[.T$2]);[.R$2]-[.L$2]);[.L$2])" office:value-type="time" office:time-value="PT02H20M00S" calcext:value-type="time">
            <text:p>02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7" table:formula="of:=[.L16]" office:value-type="float" office:value="0.0972222222222223" calcext:value-type="float">
            <text:p>0.097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];0)&lt;=[.O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06:06:21.130556" calcext:value-type="date">
            <text:p>2019-10-07 06:06:21</text:p>
          </table:table-cell>
          <table:table-cell table:style-name="ce7" table:formula="of:=[.A17]" office:value-type="date" office:date-value="2019-10-07T06:06:21.130556" calcext:value-type="date">
            <text:p>2019-10-07 06:06:21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06:06:21.13055631984" calcext:value-type="date">
            <text:p>12/30/99 06:06 AM</text:p>
          </table:table-cell>
          <table:table-cell table:formula="of:=MOD([.E16]-[.$E$2];[.$H$2])+1+[.$E$2]" office:value-type="float" office:value="165" calcext:value-type="float">
            <text:p>165</text:p>
          </table:table-cell>
          <table:table-cell table:formula="of:=MOD([.F16]+1/[.$H$2];5)" office:value-type="float" office:value="0.35" calcext:value-type="float">
            <text:p>0,35</text:p>
          </table:table-cell>
          <table:table-cell table:formula="of:=IF([.F17]&lt;0.000001;[.G16]+2+1/[.$H$2];[.G16]+1/[.$H$2])" office:value-type="float" office:value="0.35" calcext:value-type="float">
            <text:p>0,35</text:p>
          </table:table-cell>
          <table:table-cell table:number-columns-repeated="2"/>
          <table:table-cell table:style-name="ce2" table:number-columns-repeated="2"/>
          <table:table-cell table:style-name="ce36" table:formula="of:=SUM(MOD(SUM([.L16]-[.L$2];[.T$2]);[.R$2]-[.L$2]);[.L$2])" office:value-type="time" office:time-value="PT02H30M00S" calcext:value-type="time">
            <text:p>02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7" table:formula="of:=[.L17]" office:value-type="float" office:value="0.104166666666667" calcext:value-type="float">
            <text:p>0.1041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];0)&lt;=[.O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06:02:40.028952" calcext:value-type="date">
            <text:p>2019-10-07 06:02:40</text:p>
          </table:table-cell>
          <table:table-cell table:style-name="ce7" table:formula="of:=[.A18]" office:value-type="date" office:date-value="2019-10-07T06:02:40.028952" calcext:value-type="date">
            <text:p>2019-10-07 06:02:40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06:02:40.02895182464" calcext:value-type="date">
            <text:p>12/30/99 06:02 AM</text:p>
          </table:table-cell>
          <table:table-cell table:formula="of:=MOD([.E17]-[.$E$2];[.$H$2])+1+[.$E$2]" office:value-type="float" office:value="166" calcext:value-type="float">
            <text:p>166</text:p>
          </table:table-cell>
          <table:table-cell table:formula="of:=MOD([.F17]+1/[.$H$2];5)" office:value-type="float" office:value="0.375" calcext:value-type="float">
            <text:p>0,375</text:p>
          </table:table-cell>
          <table:table-cell table:formula="of:=IF([.F18]&lt;0.000001;[.G17]+2+1/[.$H$2];[.G17]+1/[.$H$2])" office:value-type="float" office:value="0.375" calcext:value-type="float">
            <text:p>0,375</text:p>
          </table:table-cell>
          <table:table-cell table:number-columns-repeated="2"/>
          <table:table-cell table:style-name="ce2" table:number-columns-repeated="2"/>
          <table:table-cell table:style-name="ce36" table:formula="of:=SUM(MOD(SUM([.L17]-[.L$2];[.T$2]);[.R$2]-[.L$2]);[.L$2])" office:value-type="time" office:time-value="PT02H40M00S" calcext:value-type="time">
            <text:p>02:40:00</text:p>
          </table:table-cell>
          <table:table-cell table:style-name="ce11" table:formula="of:=IF([.L18]&lt;[.L17];[.M17]+[.H$2];[.M17])" office:value-type="float" office:value="0" calcext:value-type="float">
            <text:p>0</text:p>
          </table:table-cell>
          <table:table-cell table:style-name="ce11" table:formula="of:=OFFSET([.C$4];[.M18];0)" office:value-type="float" office:value="43745" calcext:value-type="float">
            <text:p>43745</text:p>
          </table:table-cell>
          <table:table-cell table:style-name="ce37" table:formula="of:=[.L18]" office:value-type="float" office:value="0.111111111111111" calcext:value-type="float">
            <text:p>0.11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];0)&lt;=[.O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06:00:44.105476" calcext:value-type="date">
            <text:p>2019-10-07 06:00:44</text:p>
          </table:table-cell>
          <table:table-cell table:style-name="ce7" table:formula="of:=[.A19]" office:value-type="date" office:date-value="2019-10-07T06:00:44.105476" calcext:value-type="date">
            <text:p>2019-10-07 06:00:44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06:00:44.10547642037" calcext:value-type="date">
            <text:p>12/30/99 06:00 AM</text:p>
          </table:table-cell>
          <table:table-cell table:formula="of:=MOD([.E18]-[.$E$2];[.$H$2])+1+[.$E$2]" office:value-type="float" office:value="167" calcext:value-type="float">
            <text:p>167</text:p>
          </table:table-cell>
          <table:table-cell table:formula="of:=MOD([.F18]+1/[.$H$2];5)" office:value-type="float" office:value="0.4" calcext:value-type="float">
            <text:p>0,4</text:p>
          </table:table-cell>
          <table:table-cell table:formula="of:=IF([.F19]&lt;0.000001;[.G18]+2+1/[.$H$2];[.G18]+1/[.$H$2])" office:value-type="float" office:value="0.4" calcext:value-type="float">
            <text:p>0,4</text:p>
          </table:table-cell>
          <table:table-cell table:number-columns-repeated="2"/>
          <table:table-cell table:style-name="ce2" table:number-columns-repeated="2"/>
          <table:table-cell table:style-name="ce36" table:formula="of:=SUM(MOD(SUM([.L18]-[.L$2];[.T$2]);[.R$2]-[.L$2]);[.L$2])" office:value-type="time" office:time-value="PT02H50M00S" calcext:value-type="time">
            <text:p>02:50:00</text:p>
          </table:table-cell>
          <table:table-cell table:style-name="ce11" table:formula="of:=IF([.L19]&lt;[.L18];[.M18]+[.H$2];[.M18])" office:value-type="float" office:value="0" calcext:value-type="float">
            <text:p>0</text:p>
          </table:table-cell>
          <table:table-cell table:style-name="ce11" table:formula="of:=OFFSET([.C$4];[.M19];0)" office:value-type="float" office:value="43745" calcext:value-type="float">
            <text:p>43745</text:p>
          </table:table-cell>
          <table:table-cell table:style-name="ce37" table:formula="of:=[.L19]" office:value-type="float" office:value="0.118055555555556" calcext:value-type="float">
            <text:p>0.1180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];0)&lt;=[.O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06:15:03.981806" calcext:value-type="date">
            <text:p>2019-10-07 06:15:04</text:p>
          </table:table-cell>
          <table:table-cell table:style-name="ce7" table:formula="of:=[.A20]" office:value-type="date" office:date-value="2019-10-07T06:15:03.981806" calcext:value-type="date">
            <text:p>2019-10-07 06:15:04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06:15:03.98180591874" calcext:value-type="date">
            <text:p>12/30/99 06:15 AM</text:p>
          </table:table-cell>
          <table:table-cell table:formula="of:=MOD([.E19]-[.$E$2];[.$H$2])+1+[.$E$2]" office:value-type="float" office:value="168" calcext:value-type="float">
            <text:p>168</text:p>
          </table:table-cell>
          <table:table-cell table:formula="of:=MOD([.F19]+1/[.$H$2];5)" office:value-type="float" office:value="0.425" calcext:value-type="float">
            <text:p>0,425</text:p>
          </table:table-cell>
          <table:table-cell table:formula="of:=IF([.F20]&lt;0.000001;[.G19]+2+1/[.$H$2];[.G19]+1/[.$H$2])" office:value-type="float" office:value="0.425" calcext:value-type="float">
            <text:p>0,425</text:p>
          </table:table-cell>
          <table:table-cell table:number-columns-repeated="2"/>
          <table:table-cell table:style-name="ce2" table:number-columns-repeated="2"/>
          <table:table-cell table:style-name="ce36" table:formula="of:=SUM(MOD(SUM([.L19]-[.L$2];[.T$2]);[.R$2]-[.L$2]);[.L$2])" office:value-type="time" office:time-value="PT03H00M00S" calcext:value-type="time">
            <text:p>03:00:00</text:p>
          </table:table-cell>
          <table:table-cell table:style-name="ce11" table:formula="of:=IF([.L20]&lt;[.L19];[.M19]+[.H$2];[.M19])" office:value-type="float" office:value="0" calcext:value-type="float">
            <text:p>0</text:p>
          </table:table-cell>
          <table:table-cell table:style-name="ce11" table:formula="of:=OFFSET([.C$4];[.M20];0)" office:value-type="float" office:value="43745" calcext:value-type="float">
            <text:p>43745</text:p>
          </table:table-cell>
          <table:table-cell table:style-name="ce37" table:formula="of:=[.L20]" office:value-type="float" office:value="0.125" calcext:value-type="float">
            <text:p>0.1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];0)&lt;=[.O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06:05:59.603275" calcext:value-type="date">
            <text:p>2019-10-07 06:06:00</text:p>
          </table:table-cell>
          <table:table-cell table:style-name="ce7" table:formula="of:=[.A21]" office:value-type="date" office:date-value="2019-10-07T06:05:59.603275" calcext:value-type="date">
            <text:p>2019-10-07 06:06:00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06:05:59.60327479988" calcext:value-type="date">
            <text:p>12/30/99 06:06 AM</text:p>
          </table:table-cell>
          <table:table-cell table:formula="of:=MOD([.E20]-[.$E$2];[.$H$2])+1+[.$E$2]" office:value-type="float" office:value="169" calcext:value-type="float">
            <text:p>169</text:p>
          </table:table-cell>
          <table:table-cell table:formula="of:=MOD([.F20]+1/[.$H$2];5)" office:value-type="float" office:value="0.45" calcext:value-type="float">
            <text:p>0,45</text:p>
          </table:table-cell>
          <table:table-cell table:formula="of:=IF([.F21]&lt;0.000001;[.G20]+2+1/[.$H$2];[.G20]+1/[.$H$2])" office:value-type="float" office:value="0.45" calcext:value-type="float">
            <text:p>0,45</text:p>
          </table:table-cell>
          <table:table-cell table:number-columns-repeated="2"/>
          <table:table-cell table:style-name="ce2" table:number-columns-repeated="2"/>
          <table:table-cell table:style-name="ce36" table:formula="of:=SUM(MOD(SUM([.L20]-[.L$2];[.T$2]);[.R$2]-[.L$2]);[.L$2])" office:value-type="time" office:time-value="PT03H10M00S" calcext:value-type="time">
            <text:p>03:10:00</text:p>
          </table:table-cell>
          <table:table-cell table:style-name="ce11" table:formula="of:=IF([.L21]&lt;[.L20];[.M20]+[.H$2];[.M20])" office:value-type="float" office:value="0" calcext:value-type="float">
            <text:p>0</text:p>
          </table:table-cell>
          <table:table-cell table:style-name="ce11" table:formula="of:=OFFSET([.C$4];[.M21];0)" office:value-type="float" office:value="43745" calcext:value-type="float">
            <text:p>43745</text:p>
          </table:table-cell>
          <table:table-cell table:style-name="ce37" table:formula="of:=[.L21]" office:value-type="float" office:value="0.131944444444444" calcext:value-type="float">
            <text:p>0.13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];0)&lt;=[.O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05:57:37.546199" calcext:value-type="date">
            <text:p>2019-10-07 05:57:38</text:p>
          </table:table-cell>
          <table:table-cell table:style-name="ce7" table:formula="of:=[.A22]" office:value-type="date" office:date-value="2019-10-07T05:57:37.546199" calcext:value-type="date">
            <text:p>2019-10-07 05:57:38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05:57:37.54619927611" calcext:value-type="date">
            <text:p>12/30/99 05:57 AM</text:p>
          </table:table-cell>
          <table:table-cell table:formula="of:=MOD([.E21]-[.$E$2];[.$H$2])+1+[.$E$2]" office:value-type="float" office:value="170" calcext:value-type="float">
            <text:p>170</text:p>
          </table:table-cell>
          <table:table-cell table:formula="of:=MOD([.F21]+1/[.$H$2];5)" office:value-type="float" office:value="0.475" calcext:value-type="float">
            <text:p>0,475</text:p>
          </table:table-cell>
          <table:table-cell table:formula="of:=IF([.F22]&lt;0.000001;[.G21]+2+1/[.$H$2];[.G21]+1/[.$H$2])" office:value-type="float" office:value="0.475" calcext:value-type="float">
            <text:p>0,475</text:p>
          </table:table-cell>
          <table:table-cell table:number-columns-repeated="2"/>
          <table:table-cell table:style-name="ce15"/>
          <table:table-cell table:style-name="ce2"/>
          <table:table-cell table:style-name="ce36" table:formula="of:=SUM(MOD(SUM([.L21]-[.L$2];[.T$2]);[.R$2]-[.L$2]);[.L$2])" office:value-type="time" office:time-value="PT03H20M00S" calcext:value-type="time">
            <text:p>03:20:00</text:p>
          </table:table-cell>
          <table:table-cell table:style-name="ce11" table:formula="of:=IF([.L22]&lt;[.L21];[.M21]+[.H$2];[.M21])" office:value-type="float" office:value="0" calcext:value-type="float">
            <text:p>0</text:p>
          </table:table-cell>
          <table:table-cell table:style-name="ce11" table:formula="of:=OFFSET([.C$4];[.M22];0)" office:value-type="float" office:value="43745" calcext:value-type="float">
            <text:p>43745</text:p>
          </table:table-cell>
          <table:table-cell table:style-name="ce37" table:formula="of:=[.L22]" office:value-type="float" office:value="0.138888888888889" calcext:value-type="float">
            <text:p>0.1388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];0)&lt;=[.O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06:07:40.162244" calcext:value-type="date">
            <text:p>2019-10-07 06:07:40</text:p>
          </table:table-cell>
          <table:table-cell table:style-name="ce7" table:formula="of:=[.A23]" office:value-type="date" office:date-value="2019-10-07T06:07:40.162244" calcext:value-type="date">
            <text:p>2019-10-07 06:07:40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06:07:40.16224392224" calcext:value-type="date">
            <text:p>12/30/99 06:07 AM</text:p>
          </table:table-cell>
          <table:table-cell table:formula="of:=MOD([.E22]-[.$E$2];[.$H$2])+1+[.$E$2]" office:value-type="float" office:value="171" calcext:value-type="float">
            <text:p>171</text:p>
          </table:table-cell>
          <table:table-cell table:formula="of:=MOD([.F22]+1/[.$H$2];5)" office:value-type="float" office:value="0.5" calcext:value-type="float">
            <text:p>0,5</text:p>
          </table:table-cell>
          <table:table-cell table:formula="of:=IF([.F23]&lt;0.000001;[.G22]+2+1/[.$H$2];[.G22]+1/[.$H$2])" office:value-type="float" office:value="0.5" calcext:value-type="float">
            <text:p>0,5</text:p>
          </table:table-cell>
          <table:table-cell table:number-columns-repeated="2"/>
          <table:table-cell table:style-name="ce15"/>
          <table:table-cell table:style-name="ce2"/>
          <table:table-cell table:style-name="ce36" table:formula="of:=SUM(MOD(SUM([.L22]-[.L$2];[.T$2]);[.R$2]-[.L$2]);[.L$2])" office:value-type="time" office:time-value="PT03H30M00S" calcext:value-type="time">
            <text:p>03:30:00</text:p>
          </table:table-cell>
          <table:table-cell table:style-name="ce11" table:formula="of:=IF([.L23]&lt;[.L22];[.M22]+[.H$2];[.M22])" office:value-type="float" office:value="0" calcext:value-type="float">
            <text:p>0</text:p>
          </table:table-cell>
          <table:table-cell table:style-name="ce11" table:formula="of:=OFFSET([.C$4];[.M23];0)" office:value-type="float" office:value="43745" calcext:value-type="float">
            <text:p>43745</text:p>
          </table:table-cell>
          <table:table-cell table:style-name="ce37" table:formula="of:=[.L23]" office:value-type="float" office:value="0.145833333333333" calcext:value-type="float">
            <text:p>0.145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];0)&lt;=[.O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06:09:30.932615" calcext:value-type="date">
            <text:p>2019-10-07 06:09:31</text:p>
          </table:table-cell>
          <table:table-cell table:style-name="ce7" table:formula="of:=[.A24]" office:value-type="date" office:date-value="2019-10-07T06:09:30.932615" calcext:value-type="date">
            <text:p>2019-10-07 06:09:31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06:09:30.93261536211" calcext:value-type="date">
            <text:p>12/30/99 06:09 AM</text:p>
          </table:table-cell>
          <table:table-cell table:formula="of:=MOD([.E23]-[.$E$2];[.$H$2])+1+[.$E$2]" office:value-type="float" office:value="172" calcext:value-type="float">
            <text:p>172</text:p>
          </table:table-cell>
          <table:table-cell table:formula="of:=MOD([.F23]+1/[.$H$2];5)" office:value-type="float" office:value="0.525" calcext:value-type="float">
            <text:p>0,525</text:p>
          </table:table-cell>
          <table:table-cell table:formula="of:=IF([.F24]&lt;0.000001;[.G23]+2+1/[.$H$2];[.G23]+1/[.$H$2])" office:value-type="float" office:value="0.525" calcext:value-type="float">
            <text:p>0,525</text:p>
          </table:table-cell>
          <table:table-cell table:number-columns-repeated="2"/>
          <table:table-cell table:style-name="ce16"/>
          <table:table-cell/>
          <table:table-cell table:style-name="ce36" table:formula="of:=SUM(MOD(SUM([.L23]-[.L$2];[.T$2]);[.R$2]-[.L$2]);[.L$2])" office:value-type="time" office:time-value="PT03H40M00S" calcext:value-type="time">
            <text:p>03:40:00</text:p>
          </table:table-cell>
          <table:table-cell table:style-name="ce11" table:formula="of:=IF([.L24]&lt;[.L23];[.M23]+[.H$2];[.M23])" office:value-type="float" office:value="0" calcext:value-type="float">
            <text:p>0</text:p>
          </table:table-cell>
          <table:table-cell table:style-name="ce11" table:formula="of:=OFFSET([.C$4];[.M24];0)" office:value-type="float" office:value="43745" calcext:value-type="float">
            <text:p>43745</text:p>
          </table:table-cell>
          <table:table-cell table:style-name="ce37" table:formula="of:=[.L24]" office:value-type="float" office:value="0.152777777777778" calcext:value-type="float">
            <text:p>0.1527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05:50:01.077306" calcext:value-type="date">
            <text:p>2019-10-07 05:50:01</text:p>
          </table:table-cell>
          <table:table-cell table:style-name="ce7" table:formula="of:=[.A25]" office:value-type="date" office:date-value="2019-10-07T05:50:01.077306" calcext:value-type="date">
            <text:p>2019-10-07 05:50:01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05:50:01.07730624732" calcext:value-type="date">
            <text:p>12/30/99 05:50 AM</text:p>
          </table:table-cell>
          <table:table-cell table:formula="of:=MOD([.E24]-[.$E$2];[.$H$2])+1+[.$E$2]" office:value-type="float" office:value="173" calcext:value-type="float">
            <text:p>173</text:p>
          </table:table-cell>
          <table:table-cell table:formula="of:=MOD([.F24]+1/[.$H$2];5)" office:value-type="float" office:value="0.55" calcext:value-type="float">
            <text:p>0,55</text:p>
          </table:table-cell>
          <table:table-cell table:formula="of:=IF([.F25]&lt;0.000001;[.G24]+2+1/[.$H$2];[.G24]+1/[.$H$2])" office:value-type="float" office:value="0.55" calcext:value-type="float">
            <text:p>0,55</text:p>
          </table:table-cell>
          <table:table-cell table:number-columns-repeated="2"/>
          <table:table-cell table:style-name="ce16"/>
          <table:table-cell/>
          <table:table-cell table:style-name="ce36" table:formula="of:=SUM(MOD(SUM([.L24]-[.L$2];[.T$2]);[.R$2]-[.L$2]);[.L$2])" office:value-type="time" office:time-value="PT03H50M00S" calcext:value-type="time">
            <text:p>03:50:00</text:p>
          </table:table-cell>
          <table:table-cell table:style-name="ce11" table:formula="of:=IF([.L25]&lt;[.L24];[.M24]+[.H$2];[.M24])" office:value-type="float" office:value="0" calcext:value-type="float">
            <text:p>0</text:p>
          </table:table-cell>
          <table:table-cell table:style-name="ce11" table:formula="of:=OFFSET([.C$4];[.M25];0)" office:value-type="float" office:value="43745" calcext:value-type="float">
            <text:p>43745</text:p>
          </table:table-cell>
          <table:table-cell table:style-name="ce37" table:formula="of:=[.L25]" office:value-type="float" office:value="0.159722222222222" calcext:value-type="float">
            <text:p>0.15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];0)&lt;=[.O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06:11:55.901599" calcext:value-type="date">
            <text:p>2019-10-07 06:11:56</text:p>
          </table:table-cell>
          <table:table-cell table:style-name="ce7" table:formula="of:=[.A26]" office:value-type="date" office:date-value="2019-10-07T06:11:55.901599" calcext:value-type="date">
            <text:p>2019-10-07 06:11:56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06:11:55.90159870684" calcext:value-type="date">
            <text:p>12/30/99 06:11 AM</text:p>
          </table:table-cell>
          <table:table-cell table:formula="of:=MOD([.E25]-[.$E$2];[.$H$2])+1+[.$E$2]" office:value-type="float" office:value="174" calcext:value-type="float">
            <text:p>174</text:p>
          </table:table-cell>
          <table:table-cell table:formula="of:=MOD([.F25]+1/[.$H$2];5)" office:value-type="float" office:value="0.575" calcext:value-type="float">
            <text:p>0,575</text:p>
          </table:table-cell>
          <table:table-cell table:formula="of:=IF([.F26]&lt;0.000001;[.G25]+2+1/[.$H$2];[.G25]+1/[.$H$2])" office:value-type="float" office:value="0.575" calcext:value-type="float">
            <text:p>0,575</text:p>
          </table:table-cell>
          <table:table-cell table:number-columns-repeated="2"/>
          <table:table-cell table:style-name="ce16"/>
          <table:table-cell/>
          <table:table-cell table:style-name="ce36" table:formula="of:=SUM(MOD(SUM([.L25]-[.L$2];[.T$2]);[.R$2]-[.L$2]);[.L$2])" office:value-type="time" office:time-value="PT04H00M00S" calcext:value-type="time">
            <text:p>04:00:00</text:p>
          </table:table-cell>
          <table:table-cell table:style-name="ce11" table:formula="of:=IF([.L26]&lt;[.L25];[.M25]+[.H$2];[.M25])" office:value-type="float" office:value="0" calcext:value-type="float">
            <text:p>0</text:p>
          </table:table-cell>
          <table:table-cell table:style-name="ce11" table:formula="of:=OFFSET([.C$4];[.M26];0)" office:value-type="float" office:value="43745" calcext:value-type="float">
            <text:p>43745</text:p>
          </table:table-cell>
          <table:table-cell table:style-name="ce37" table:formula="of:=[.L26]" office:value-type="float" office:value="0.166666666666667" calcext:value-type="float">
            <text:p>0.1666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];0)&lt;=[.O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05:55:11.031892" calcext:value-type="date">
            <text:p>2019-10-07 05:55:11</text:p>
          </table:table-cell>
          <table:table-cell table:style-name="ce7" table:formula="of:=[.A27]" office:value-type="date" office:date-value="2019-10-07T05:55:11.031892" calcext:value-type="date">
            <text:p>2019-10-07 05:55:11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05:55:11.03189201094" calcext:value-type="date">
            <text:p>12/30/99 05:55 AM</text:p>
          </table:table-cell>
          <table:table-cell table:formula="of:=MOD([.E26]-[.$E$2];[.$H$2])+1+[.$E$2]" office:value-type="float" office:value="175" calcext:value-type="float">
            <text:p>175</text:p>
          </table:table-cell>
          <table:table-cell table:formula="of:=MOD([.F26]+1/[.$H$2];5)" office:value-type="float" office:value="0.6" calcext:value-type="float">
            <text:p>0,6</text:p>
          </table:table-cell>
          <table:table-cell table:formula="of:=IF([.F27]&lt;0.000001;[.G26]+2+1/[.$H$2];[.G26]+1/[.$H$2])" office:value-type="float" office:value="0.6" calcext:value-type="float">
            <text:p>0,6</text:p>
          </table:table-cell>
          <table:table-cell table:number-columns-repeated="4"/>
          <table:table-cell table:style-name="ce36" table:formula="of:=SUM(MOD(SUM([.L26]-[.L$2];[.T$2]);[.R$2]-[.L$2]);[.L$2])" office:value-type="time" office:time-value="PT04H10M00S" calcext:value-type="time">
            <text:p>04:10:00</text:p>
          </table:table-cell>
          <table:table-cell table:style-name="ce11" table:formula="of:=IF([.L27]&lt;[.L26];[.M26]+[.H$2];[.M26])" office:value-type="float" office:value="0" calcext:value-type="float">
            <text:p>0</text:p>
          </table:table-cell>
          <table:table-cell table:style-name="ce11" table:formula="of:=OFFSET([.C$4];[.M27];0)" office:value-type="float" office:value="43745" calcext:value-type="float">
            <text:p>43745</text:p>
          </table:table-cell>
          <table:table-cell table:style-name="ce37" table:formula="of:=[.L27]" office:value-type="float" office:value="0.173611111111111" calcext:value-type="float">
            <text:p>0.17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];0)&lt;=[.O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05:49:29.645367" calcext:value-type="date">
            <text:p>2019-10-07 05:49:30</text:p>
          </table:table-cell>
          <table:table-cell table:style-name="ce7" table:formula="of:=[.A28]" office:value-type="date" office:date-value="2019-10-07T05:49:29.645367" calcext:value-type="date">
            <text:p>2019-10-07 05:49:30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05:49:29.64536674786" calcext:value-type="date">
            <text:p>12/30/99 05:49 AM</text:p>
          </table:table-cell>
          <table:table-cell table:formula="of:=MOD([.E27]-[.$E$2];[.$H$2])+1+[.$E$2]" office:value-type="float" office:value="176" calcext:value-type="float">
            <text:p>176</text:p>
          </table:table-cell>
          <table:table-cell table:formula="of:=MOD([.F27]+1/[.$H$2];5)" office:value-type="float" office:value="0.625" calcext:value-type="float">
            <text:p>0,625</text:p>
          </table:table-cell>
          <table:table-cell table:formula="of:=IF([.F28]&lt;0.000001;[.G27]+2+1/[.$H$2];[.G27]+1/[.$H$2])" office:value-type="float" office:value="0.625" calcext:value-type="float">
            <text:p>0,625</text:p>
          </table:table-cell>
          <table:table-cell table:number-columns-repeated="4"/>
          <table:table-cell table:style-name="ce36" table:formula="of:=SUM(MOD(SUM([.L27]-[.L$2];[.T$2]);[.R$2]-[.L$2]);[.L$2])" office:value-type="time" office:time-value="PT04H20M00S" calcext:value-type="time">
            <text:p>04:20:00</text:p>
          </table:table-cell>
          <table:table-cell table:style-name="ce11" table:formula="of:=IF([.L28]&lt;[.L27];[.M27]+[.H$2];[.M27])" office:value-type="float" office:value="0" calcext:value-type="float">
            <text:p>0</text:p>
          </table:table-cell>
          <table:table-cell table:style-name="ce11" table:formula="of:=OFFSET([.C$4];[.M28];0)" office:value-type="float" office:value="43745" calcext:value-type="float">
            <text:p>43745</text:p>
          </table:table-cell>
          <table:table-cell table:style-name="ce37" table:formula="of:=[.L28]" office:value-type="float" office:value="0.180555555555556" calcext:value-type="float">
            <text:p>0.1805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];0)&lt;=[.O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05:45:05.90418" calcext:value-type="date">
            <text:p>2019-10-07 05:45:06</text:p>
          </table:table-cell>
          <table:table-cell table:style-name="ce7" table:formula="of:=[.A29]" office:value-type="date" office:date-value="2019-10-07T05:45:05.90418" calcext:value-type="date">
            <text:p>2019-10-07 05:45:06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05:45:05.90418011416" calcext:value-type="date">
            <text:p>12/30/99 05:45 AM</text:p>
          </table:table-cell>
          <table:table-cell table:formula="of:=MOD([.E28]-[.$E$2];[.$H$2])+1+[.$E$2]" office:value-type="float" office:value="177" calcext:value-type="float">
            <text:p>177</text:p>
          </table:table-cell>
          <table:table-cell table:formula="of:=MOD([.F28]+1/[.$H$2];5)" office:value-type="float" office:value="0.65" calcext:value-type="float">
            <text:p>0,65</text:p>
          </table:table-cell>
          <table:table-cell table:formula="of:=IF([.F29]&lt;0.000001;[.G28]+2+1/[.$H$2];[.G28]+1/[.$H$2])" office:value-type="float" office:value="0.65" calcext:value-type="float">
            <text:p>0,65</text:p>
          </table:table-cell>
          <table:table-cell table:number-columns-repeated="4"/>
          <table:table-cell table:style-name="ce36" table:formula="of:=SUM(MOD(SUM([.L28]-[.L$2];[.T$2]);[.R$2]-[.L$2]);[.L$2])" office:value-type="time" office:time-value="PT04H30M00S" calcext:value-type="time">
            <text:p>04:30:00</text:p>
          </table:table-cell>
          <table:table-cell table:style-name="ce11" table:formula="of:=IF([.L29]&lt;[.L28];[.M28]+[.H$2];[.M28])" office:value-type="float" office:value="0" calcext:value-type="float">
            <text:p>0</text:p>
          </table:table-cell>
          <table:table-cell table:style-name="ce11" table:formula="of:=OFFSET([.C$4];[.M29];0)" office:value-type="float" office:value="43745" calcext:value-type="float">
            <text:p>43745</text:p>
          </table:table-cell>
          <table:table-cell table:style-name="ce37" table:formula="of:=[.L29]" office:value-type="float" office:value="0.1875" calcext:value-type="float">
            <text:p>0.18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];0)&lt;=[.O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06:06:12.470493" calcext:value-type="date">
            <text:p>2019-10-07 06:06:12</text:p>
          </table:table-cell>
          <table:table-cell table:style-name="ce7" table:formula="of:=[.A30]" office:value-type="date" office:date-value="2019-10-07T06:06:12.470493" calcext:value-type="date">
            <text:p>2019-10-07 06:06:12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06:06:12.47049277648" calcext:value-type="date">
            <text:p>12/30/99 06:06 AM</text:p>
          </table:table-cell>
          <table:table-cell table:formula="of:=MOD([.E29]-[.$E$2];[.$H$2])+1+[.$E$2]" office:value-type="float" office:value="178" calcext:value-type="float">
            <text:p>178</text:p>
          </table:table-cell>
          <table:table-cell table:formula="of:=MOD([.F29]+1/[.$H$2];5)" office:value-type="float" office:value="0.675" calcext:value-type="float">
            <text:p>0,675</text:p>
          </table:table-cell>
          <table:table-cell table:formula="of:=IF([.F30]&lt;0.000001;[.G29]+2+1/[.$H$2];[.G29]+1/[.$H$2])" office:value-type="float" office:value="0.675" calcext:value-type="float">
            <text:p>0,675</text:p>
          </table:table-cell>
          <table:table-cell table:number-columns-repeated="4"/>
          <table:table-cell table:style-name="ce36" table:formula="of:=SUM(MOD(SUM([.L29]-[.L$2];[.T$2]);[.R$2]-[.L$2]);[.L$2])" office:value-type="time" office:time-value="PT04H40M00S" calcext:value-type="time">
            <text:p>04:40:00</text:p>
          </table:table-cell>
          <table:table-cell table:style-name="ce11" table:formula="of:=IF([.L30]&lt;[.L29];[.M29]+[.H$2];[.M29])" office:value-type="float" office:value="0" calcext:value-type="float">
            <text:p>0</text:p>
          </table:table-cell>
          <table:table-cell table:style-name="ce11" table:formula="of:=OFFSET([.C$4];[.M30];0)" office:value-type="float" office:value="43745" calcext:value-type="float">
            <text:p>43745</text:p>
          </table:table-cell>
          <table:table-cell table:style-name="ce37" table:formula="of:=[.L30]" office:value-type="float" office:value="0.194444444444444" calcext:value-type="float">
            <text:p>0.194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];0)&lt;=[.O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06:07:28.039006" calcext:value-type="date">
            <text:p>2019-10-07 06:07:28</text:p>
          </table:table-cell>
          <table:table-cell table:formula="of:=[.A31]" office:value-type="float" office:value="43745.2551856367" calcext:value-type="float">
            <text:p>43745.2551856367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255185636648093" calcext:value-type="float">
            <text:p>0.255185636648093</text:p>
          </table:table-cell>
          <table:table-cell table:formula="of:=MOD([.E30]-[.$E$2];[.$H$2])+1+[.$E$2]" office:value-type="float" office:value="179" calcext:value-type="float">
            <text:p>179</text:p>
          </table:table-cell>
          <table:table-cell table:formula="of:=MOD([.F30]+1/[.$H$2];5)" office:value-type="float" office:value="0.7" calcext:value-type="float">
            <text:p>0,7</text:p>
          </table:table-cell>
          <table:table-cell table:formula="of:=IF([.F31]&lt;0.000001;[.G30]+2+1/[.$H$2];[.G30]+1/[.$H$2])" office:value-type="float" office:value="0.7" calcext:value-type="float">
            <text:p>0,7</text:p>
          </table:table-cell>
          <table:table-cell table:number-columns-repeated="4"/>
          <table:table-cell table:style-name="ce36" table:formula="of:=SUM(MOD(SUM([.L30]-[.L$2];[.T$2]);[.R$2]-[.L$2]);[.L$2])" office:value-type="time" office:time-value="PT04H50M00S" calcext:value-type="time">
            <text:p>04:50:00</text:p>
          </table:table-cell>
          <table:table-cell table:style-name="ce11" table:formula="of:=IF([.L31]&lt;[.L30];[.M30]+[.H$2];[.M30])" office:value-type="float" office:value="0" calcext:value-type="float">
            <text:p>0</text:p>
          </table:table-cell>
          <table:table-cell table:style-name="ce11" table:formula="of:=OFFSET([.C$4];[.M31];0)" office:value-type="float" office:value="43745" calcext:value-type="float">
            <text:p>43745</text:p>
          </table:table-cell>
          <table:table-cell table:style-name="ce37" table:formula="of:=[.L31]" office:value-type="float" office:value="0.201388888888889" calcext:value-type="float">
            <text:p>0.2013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];0)&lt;=[.O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06:22:01.537945" calcext:value-type="date">
            <text:p>2019-10-07 06:22:02</text:p>
          </table:table-cell>
          <table:table-cell table:formula="of:=[.A32]" office:value-type="float" office:value="43745.2652955781" calcext:value-type="float">
            <text:p>43745.2652955781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265295578064979" calcext:value-type="float">
            <text:p>0.265295578064979</text:p>
          </table:table-cell>
          <table:table-cell table:formula="of:=MOD([.E31]-[.$E$2];[.$H$2])+1+[.$E$2]" office:value-type="float" office:value="180" calcext:value-type="float">
            <text:p>180</text:p>
          </table:table-cell>
          <table:table-cell table:formula="of:=MOD([.F31]+1/[.$H$2];5)" office:value-type="float" office:value="0.725" calcext:value-type="float">
            <text:p>0,725</text:p>
          </table:table-cell>
          <table:table-cell table:formula="of:=IF([.F32]&lt;0.000001;[.G31]+2+1/[.$H$2];[.G31]+1/[.$H$2])" office:value-type="float" office:value="0.725" calcext:value-type="float">
            <text:p>0,725</text:p>
          </table:table-cell>
          <table:table-cell table:number-columns-repeated="4"/>
          <table:table-cell table:style-name="ce36" table:formula="of:=SUM(MOD(SUM([.L31]-[.L$2];[.T$2]);[.R$2]-[.L$2]);[.L$2])" office:value-type="time" office:time-value="PT05H00M00S" calcext:value-type="time">
            <text:p>05:00:00</text:p>
          </table:table-cell>
          <table:table-cell table:style-name="ce11" table:formula="of:=IF([.L32]&lt;[.L31];[.M31]+[.H$2];[.M31])" office:value-type="float" office:value="0" calcext:value-type="float">
            <text:p>0</text:p>
          </table:table-cell>
          <table:table-cell table:style-name="ce11" table:formula="of:=OFFSET([.C$4];[.M32];0)" office:value-type="float" office:value="43745" calcext:value-type="float">
            <text:p>43745</text:p>
          </table:table-cell>
          <table:table-cell table:style-name="ce37" table:formula="of:=[.L32]" office:value-type="float" office:value="0.208333333333333" calcext:value-type="float">
            <text:p>0.2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];0)&lt;=[.O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06:01:59.04278" calcext:value-type="date">
            <text:p>2019-10-07 06:01:59</text:p>
          </table:table-cell>
          <table:table-cell table:formula="of:=[.A33]" office:value-type="float" office:value="43745.25137781" calcext:value-type="float">
            <text:p>43745.25137781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251377809952828" calcext:value-type="float">
            <text:p>0.251377809952828</text:p>
          </table:table-cell>
          <table:table-cell table:formula="of:=MOD([.E32]-[.$E$2];[.$H$2])+1+[.$E$2]" office:value-type="float" office:value="181" calcext:value-type="float">
            <text:p>181</text:p>
          </table:table-cell>
          <table:table-cell table:formula="of:=MOD([.F32]+1/[.$H$2];5)" office:value-type="float" office:value="0.75" calcext:value-type="float">
            <text:p>0,75</text:p>
          </table:table-cell>
          <table:table-cell table:formula="of:=IF([.F33]&lt;0.000001;[.G32]+2+1/[.$H$2];[.G32]+1/[.$H$2])" office:value-type="float" office:value="0.75" calcext:value-type="float">
            <text:p>0,75</text:p>
          </table:table-cell>
          <table:table-cell table:number-columns-repeated="4"/>
          <table:table-cell table:style-name="ce36" table:formula="of:=SUM(MOD(SUM([.L32]-[.L$2];[.T$2]);[.R$2]-[.L$2]);[.L$2])" office:value-type="time" office:time-value="PT05H10M00S" calcext:value-type="time">
            <text:p>05:10:00</text:p>
          </table:table-cell>
          <table:table-cell table:style-name="ce11" table:formula="of:=IF([.L33]&lt;[.L32];[.M32]+[.H$2];[.M32])" office:value-type="float" office:value="0" calcext:value-type="float">
            <text:p>0</text:p>
          </table:table-cell>
          <table:table-cell table:style-name="ce11" table:formula="of:=OFFSET([.C$4];[.M33];0)" office:value-type="float" office:value="43745" calcext:value-type="float">
            <text:p>43745</text:p>
          </table:table-cell>
          <table:table-cell table:style-name="ce37" table:formula="of:=[.L33]" office:value-type="float" office:value="0.215277777777778" calcext:value-type="float">
            <text:p>0.2152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];0)&lt;=[.O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06:07:08.773646" calcext:value-type="date">
            <text:p>2019-10-07 06:07:09</text:p>
          </table:table-cell>
          <table:table-cell table:formula="of:=[.A34]" office:value-type="float" office:value="43745.2549626579" calcext:value-type="float">
            <text:p>43745.2549626579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254962657934811" calcext:value-type="float">
            <text:p>0.254962657934811</text:p>
          </table:table-cell>
          <table:table-cell table:formula="of:=MOD([.E33]-[.$E$2];[.$H$2])+1+[.$E$2]" office:value-type="float" office:value="182" calcext:value-type="float">
            <text:p>182</text:p>
          </table:table-cell>
          <table:table-cell table:formula="of:=MOD([.F33]+1/[.$H$2];5)" office:value-type="float" office:value="0.775" calcext:value-type="float">
            <text:p>0,775</text:p>
          </table:table-cell>
          <table:table-cell table:formula="of:=IF([.F34]&lt;0.000001;[.G33]+2+1/[.$H$2];[.G33]+1/[.$H$2])" office:value-type="float" office:value="0.775" calcext:value-type="float">
            <text:p>0,775</text:p>
          </table:table-cell>
          <table:table-cell table:number-columns-repeated="4"/>
          <table:table-cell table:style-name="ce36" table:formula="of:=SUM(MOD(SUM([.L33]-[.L$2];[.T$2]);[.R$2]-[.L$2]);[.L$2])" office:value-type="time" office:time-value="PT05H20M00S" calcext:value-type="time">
            <text:p>05:20:00</text:p>
          </table:table-cell>
          <table:table-cell table:style-name="ce11" table:formula="of:=IF([.L34]&lt;[.L33];[.M33]+[.H$2];[.M33])" office:value-type="float" office:value="0" calcext:value-type="float">
            <text:p>0</text:p>
          </table:table-cell>
          <table:table-cell table:style-name="ce11" table:formula="of:=OFFSET([.C$4];[.M34];0)" office:value-type="float" office:value="43745" calcext:value-type="float">
            <text:p>43745</text:p>
          </table:table-cell>
          <table:table-cell table:style-name="ce37" table:formula="of:=[.L34]" office:value-type="float" office:value="0.222222222222222" calcext:value-type="float">
            <text:p>0.2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];0)&lt;=[.O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06:10:19.355985" calcext:value-type="date">
            <text:p>2019-10-07 06:10:19</text:p>
          </table:table-cell>
          <table:table-cell table:formula="of:=[.A35]" office:value-type="float" office:value="43745.2571684721" calcext:value-type="float">
            <text:p>43745.2571684721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257168472046033" calcext:value-type="float">
            <text:p>0.257168472046033</text:p>
          </table:table-cell>
          <table:table-cell table:formula="of:=MOD([.E34]-[.$E$2];[.$H$2])+1+[.$E$2]" office:value-type="float" office:value="183" calcext:value-type="float">
            <text:p>183</text:p>
          </table:table-cell>
          <table:table-cell table:formula="of:=MOD([.F34]+1/[.$H$2];5)" office:value-type="float" office:value="0.8" calcext:value-type="float">
            <text:p>0,8</text:p>
          </table:table-cell>
          <table:table-cell table:formula="of:=IF([.F35]&lt;0.000001;[.G34]+2+1/[.$H$2];[.G34]+1/[.$H$2])" office:value-type="float" office:value="0.8" calcext:value-type="float">
            <text:p>0,8</text:p>
          </table:table-cell>
          <table:table-cell table:number-columns-repeated="4"/>
          <table:table-cell table:style-name="ce36" table:formula="of:=SUM(MOD(SUM([.L34]-[.L$2];[.T$2]);[.R$2]-[.L$2]);[.L$2])" office:value-type="time" office:time-value="PT05H30M00S" calcext:value-type="time">
            <text:p>05:30:00</text:p>
          </table:table-cell>
          <table:table-cell table:style-name="ce11" table:formula="of:=IF([.L35]&lt;[.L34];[.M34]+[.H$2];[.M34])" office:value-type="float" office:value="0" calcext:value-type="float">
            <text:p>0</text:p>
          </table:table-cell>
          <table:table-cell table:style-name="ce11" table:formula="of:=OFFSET([.C$4];[.M35];0)" office:value-type="float" office:value="43745" calcext:value-type="float">
            <text:p>43745</text:p>
          </table:table-cell>
          <table:table-cell table:style-name="ce37" table:formula="of:=[.L35]" office:value-type="float" office:value="0.229166666666667" calcext:value-type="float">
            <text:p>0.2291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];0)&lt;=[.O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06:24:01.450572" calcext:value-type="date">
            <text:p>2019-10-07 06:24:01</text:p>
          </table:table-cell>
          <table:table-cell table:formula="of:=[.A36]" office:value-type="float" office:value="43745.2666834557" calcext:value-type="float">
            <text:p>43745.2666834557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266683455694874" calcext:value-type="float">
            <text:p>0.266683455694874</text:p>
          </table:table-cell>
          <table:table-cell table:formula="of:=MOD([.E35]-[.$E$2];[.$H$2])+1+[.$E$2]" office:value-type="float" office:value="184" calcext:value-type="float">
            <text:p>184</text:p>
          </table:table-cell>
          <table:table-cell table:formula="of:=MOD([.F35]+1/[.$H$2];5)" office:value-type="float" office:value="0.825" calcext:value-type="float">
            <text:p>0,825</text:p>
          </table:table-cell>
          <table:table-cell table:formula="of:=IF([.F36]&lt;0.000001;[.G35]+2+1/[.$H$2];[.G35]+1/[.$H$2])" office:value-type="float" office:value="0.825" calcext:value-type="float">
            <text:p>0,825</text:p>
          </table:table-cell>
          <table:table-cell table:number-columns-repeated="4"/>
          <table:table-cell table:style-name="ce36" table:formula="of:=SUM(MOD(SUM([.L35]-[.L$2];[.T$2]);[.R$2]-[.L$2]);[.L$2])" office:value-type="time" office:time-value="PT05H40M00S" calcext:value-type="time">
            <text:p>05:40:00</text:p>
          </table:table-cell>
          <table:table-cell table:style-name="ce11" table:formula="of:=IF([.L36]&lt;[.L35];[.M35]+[.H$2];[.M35])" office:value-type="float" office:value="0" calcext:value-type="float">
            <text:p>0</text:p>
          </table:table-cell>
          <table:table-cell table:style-name="ce11" table:formula="of:=OFFSET([.C$4];[.M36];0)" office:value-type="float" office:value="43745" calcext:value-type="float">
            <text:p>43745</text:p>
          </table:table-cell>
          <table:table-cell table:style-name="ce37" table:formula="of:=[.L36]" office:value-type="float" office:value="0.236111111111111" calcext:value-type="float">
            <text:p>0.2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];0)&lt;=[.O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06:05:50.971985" calcext:value-type="date">
            <text:p>2019-10-07 06:05:51</text:p>
          </table:table-cell>
          <table:table-cell table:formula="of:=[.A37]" office:value-type="float" office:value="43745.2540621758" calcext:value-type="float">
            <text:p>43745.2540621758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254062175750732" calcext:value-type="float">
            <text:p>0.254062175750732</text:p>
          </table:table-cell>
          <table:table-cell table:formula="of:=MOD([.E36]-[.$E$2];[.$H$2])+1+[.$E$2]" office:value-type="float" office:value="185" calcext:value-type="float">
            <text:p>185</text:p>
          </table:table-cell>
          <table:table-cell table:formula="of:=MOD([.F36]+1/[.$H$2];5)" office:value-type="float" office:value="0.85" calcext:value-type="float">
            <text:p>0,85</text:p>
          </table:table-cell>
          <table:table-cell table:formula="of:=IF([.F37]&lt;0.000001;[.G36]+2+1/[.$H$2];[.G36]+1/[.$H$2])" office:value-type="float" office:value="0.85" calcext:value-type="float">
            <text:p>0,85</text:p>
          </table:table-cell>
          <table:table-cell table:number-columns-repeated="4"/>
          <table:table-cell table:style-name="ce36" table:formula="of:=SUM(MOD(SUM([.L36]-[.L$2];[.T$2]);[.R$2]-[.L$2]);[.L$2])" office:value-type="time" office:time-value="PT05H50M00S" calcext:value-type="time">
            <text:p>05:50:00</text:p>
          </table:table-cell>
          <table:table-cell table:style-name="ce11" table:formula="of:=IF([.L37]&lt;[.L36];[.M36]+[.H$2];[.M36])" office:value-type="float" office:value="0" calcext:value-type="float">
            <text:p>0</text:p>
          </table:table-cell>
          <table:table-cell table:style-name="ce11" table:formula="of:=OFFSET([.C$4];[.M37];0)" office:value-type="float" office:value="43745" calcext:value-type="float">
            <text:p>43745</text:p>
          </table:table-cell>
          <table:table-cell table:style-name="ce37" table:formula="of:=[.L37]" office:value-type="float" office:value="0.243055555555556" calcext:value-type="float">
            <text:p>0.2430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];0)&lt;=[.O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06:12:22.595952" calcext:value-type="date">
            <text:p>2019-10-07 06:12:23</text:p>
          </table:table-cell>
          <table:table-cell table:formula="of:=[.A38]" office:value-type="float" office:value="43745.2585948606" calcext:value-type="float">
            <text:p>43745.2585948606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258594860555604" calcext:value-type="float">
            <text:p>0.258594860555604</text:p>
          </table:table-cell>
          <table:table-cell table:formula="of:=MOD([.E37]-[.$E$2];[.$H$2])+1+[.$E$2]" office:value-type="float" office:value="186" calcext:value-type="float">
            <text:p>186</text:p>
          </table:table-cell>
          <table:table-cell table:formula="of:=MOD([.F37]+1/[.$H$2];5)" office:value-type="float" office:value="0.875" calcext:value-type="float">
            <text:p>0,875</text:p>
          </table:table-cell>
          <table:table-cell table:formula="of:=IF([.F38]&lt;0.000001;[.G37]+2+1/[.$H$2];[.G37]+1/[.$H$2])" office:value-type="float" office:value="0.875" calcext:value-type="float">
            <text:p>0,875</text:p>
          </table:table-cell>
          <table:table-cell table:number-columns-repeated="4"/>
          <table:table-cell table:style-name="ce36" table:formula="of:=SUM(MOD(SUM([.L37]-[.L$2];[.T$2]);[.R$2]-[.L$2]);[.L$2])" office:value-type="time" office:time-value="PT06H00M00S" calcext:value-type="time">
            <text:p>06:00:00</text:p>
          </table:table-cell>
          <table:table-cell table:style-name="ce11" table:formula="of:=IF([.L38]&lt;[.L37];[.M37]+[.H$2];[.M37])" office:value-type="float" office:value="0" calcext:value-type="float">
            <text:p>0</text:p>
          </table:table-cell>
          <table:table-cell table:style-name="ce11" table:formula="of:=OFFSET([.C$4];[.M38];0)" office:value-type="float" office:value="43745" calcext:value-type="float">
            <text:p>43745</text:p>
          </table:table-cell>
          <table:table-cell table:style-name="ce37" table:formula="of:=[.L38]" office:value-type="float" office:value="0.25" calcext:value-type="float">
            <text:p>0.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];0)&lt;=[.O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05:58:59.756981" calcext:value-type="date">
            <text:p>2019-10-07 05:59:00</text:p>
          </table:table-cell>
          <table:table-cell table:formula="of:=[.A39]" office:value-type="float" office:value="43745.2493027428" calcext:value-type="float">
            <text:p>43745.2493027428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249302742835425" calcext:value-type="float">
            <text:p>0.249302742835425</text:p>
          </table:table-cell>
          <table:table-cell table:formula="of:=MOD([.E38]-[.$E$2];[.$H$2])+1+[.$E$2]" office:value-type="float" office:value="187" calcext:value-type="float">
            <text:p>187</text:p>
          </table:table-cell>
          <table:table-cell table:formula="of:=MOD([.F38]+1/[.$H$2];5)" office:value-type="float" office:value="0.9" calcext:value-type="float">
            <text:p>0,9</text:p>
          </table:table-cell>
          <table:table-cell table:formula="of:=IF([.F39]&lt;0.000001;[.G38]+2+1/[.$H$2];[.G38]+1/[.$H$2])" office:value-type="float" office:value="0.9" calcext:value-type="float">
            <text:p>0,9</text:p>
          </table:table-cell>
          <table:table-cell table:number-columns-repeated="4"/>
          <table:table-cell table:style-name="ce36" table:formula="of:=SUM(MOD(SUM([.L38]-[.L$2];[.T$2]);[.R$2]-[.L$2]);[.L$2])" office:value-type="time" office:time-value="PT06H10M00S" calcext:value-type="time">
            <text:p>06:10:00</text:p>
          </table:table-cell>
          <table:table-cell table:style-name="ce11" table:formula="of:=IF([.L39]&lt;[.L38];[.M38]+[.H$2];[.M38])" office:value-type="float" office:value="0" calcext:value-type="float">
            <text:p>0</text:p>
          </table:table-cell>
          <table:table-cell table:style-name="ce11" table:formula="of:=OFFSET([.C$4];[.M39];0)" office:value-type="float" office:value="43745" calcext:value-type="float">
            <text:p>43745</text:p>
          </table:table-cell>
          <table:table-cell table:style-name="ce37" table:formula="of:=[.L39]" office:value-type="float" office:value="0.256944444444444" calcext:value-type="float">
            <text:p>0.25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];0)&lt;=[.O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06:21:15.304296" calcext:value-type="date">
            <text:p>2019-10-07 06:21:15</text:p>
          </table:table-cell>
          <table:table-cell table:formula="of:=[.A40]" office:value-type="float" office:value="43745.2647604664" calcext:value-type="float">
            <text:p>43745.2647604664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264760466387088" calcext:value-type="float">
            <text:p>0.264760466387088</text:p>
          </table:table-cell>
          <table:table-cell table:formula="of:=MOD([.E39]-[.$E$2];[.$H$2])+1+[.$E$2]" office:value-type="float" office:value="188" calcext:value-type="float">
            <text:p>188</text:p>
          </table:table-cell>
          <table:table-cell table:formula="of:=MOD([.F39]+1/[.$H$2];5)" office:value-type="float" office:value="0.925" calcext:value-type="float">
            <text:p>0,925</text:p>
          </table:table-cell>
          <table:table-cell table:formula="of:=IF([.F40]&lt;0.000001;[.G39]+2+1/[.$H$2];[.G39]+1/[.$H$2])" office:value-type="float" office:value="0.925" calcext:value-type="float">
            <text:p>0,925</text:p>
          </table:table-cell>
          <table:table-cell table:number-columns-repeated="4"/>
          <table:table-cell table:style-name="ce36" table:formula="of:=SUM(MOD(SUM([.L39]-[.L$2];[.T$2]);[.R$2]-[.L$2]);[.L$2])" office:value-type="time" office:time-value="PT06H20M00S" calcext:value-type="time">
            <text:p>06:20:00</text:p>
          </table:table-cell>
          <table:table-cell table:style-name="ce11" table:formula="of:=IF([.L40]&lt;[.L39];[.M39]+[.H$2];[.M39])" office:value-type="float" office:value="0" calcext:value-type="float">
            <text:p>0</text:p>
          </table:table-cell>
          <table:table-cell table:style-name="ce11" table:formula="of:=OFFSET([.C$4];[.M40];0)" office:value-type="float" office:value="43745" calcext:value-type="float">
            <text:p>43745</text:p>
          </table:table-cell>
          <table:table-cell table:style-name="ce37" table:formula="of:=[.L40]" office:value-type="float" office:value="0.263888888888889" calcext:value-type="float">
            <text:p>0.2638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];0)&lt;=[.O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06:08:30.06264" calcext:value-type="date">
            <text:p>2019-10-07 06:08:30</text:p>
          </table:table-cell>
          <table:table-cell table:formula="of:=[.A41]" office:value-type="float" office:value="43745.2559035028" calcext:value-type="float">
            <text:p>43745.2559035028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255903502780711" calcext:value-type="float">
            <text:p>0.255903502780711</text:p>
          </table:table-cell>
          <table:table-cell table:formula="of:=MOD([.E40]-[.$E$2];[.$H$2])+1+[.$E$2]" office:value-type="float" office:value="189" calcext:value-type="float">
            <text:p>189</text:p>
          </table:table-cell>
          <table:table-cell table:formula="of:=MOD([.F40]+1/[.$H$2];5)" office:value-type="float" office:value="0.950000000000001" calcext:value-type="float">
            <text:p>0,950000000000001</text:p>
          </table:table-cell>
          <table:table-cell table:formula="of:=IF([.F41]&lt;0.000001;[.G40]+2+1/[.$H$2];[.G40]+1/[.$H$2])" office:value-type="float" office:value="0.950000000000001" calcext:value-type="float">
            <text:p>0,950000000000001</text:p>
          </table:table-cell>
          <table:table-cell table:number-columns-repeated="4"/>
          <table:table-cell table:style-name="ce36" table:formula="of:=SUM(MOD(SUM([.L40]-[.L$2];[.T$2]);[.R$2]-[.L$2]);[.L$2])" office:value-type="time" office:time-value="PT06H30M00S" calcext:value-type="time">
            <text:p>06:30:00</text:p>
          </table:table-cell>
          <table:table-cell table:style-name="ce11" table:formula="of:=IF([.L41]&lt;[.L40];[.M40]+[.H$2];[.M40])" office:value-type="float" office:value="0" calcext:value-type="float">
            <text:p>0</text:p>
          </table:table-cell>
          <table:table-cell table:style-name="ce11" table:formula="of:=OFFSET([.C$4];[.M41];0)" office:value-type="float" office:value="43745" calcext:value-type="float">
            <text:p>43745</text:p>
          </table:table-cell>
          <table:table-cell table:style-name="ce37" table:formula="of:=[.L41]" office:value-type="float" office:value="0.270833333333333" calcext:value-type="float">
            <text:p>0.27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];0)&lt;=[.O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06:07:09.568459" calcext:value-type="date">
            <text:p>2019-10-07 06:07:10</text:p>
          </table:table-cell>
          <table:table-cell table:formula="of:=[.A42]" office:value-type="float" office:value="43745.2549718572" calcext:value-type="float">
            <text:p>43745.2549718572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254971857160854" calcext:value-type="float">
            <text:p>0.254971857160854</text:p>
          </table:table-cell>
          <table:table-cell table:formula="of:=MOD([.E41]-[.$E$2];[.$H$2])+1+[.$E$2]" office:value-type="float" office:value="190" calcext:value-type="float">
            <text:p>190</text:p>
          </table:table-cell>
          <table:table-cell table:formula="of:=MOD([.F41]+1/[.$H$2];5)" office:value-type="float" office:value="0.975000000000001" calcext:value-type="float">
            <text:p>0,975000000000001</text:p>
          </table:table-cell>
          <table:table-cell table:formula="of:=IF([.F42]&lt;0.000001;[.G41]+2+1/[.$H$2];[.G41]+1/[.$H$2])" office:value-type="float" office:value="0.975000000000001" calcext:value-type="float">
            <text:p>0,975000000000001</text:p>
          </table:table-cell>
          <table:table-cell table:number-columns-repeated="4"/>
          <table:table-cell table:style-name="ce36" table:formula="of:=SUM(MOD(SUM([.L41]-[.L$2];[.T$2]);[.R$2]-[.L$2]);[.L$2])" office:value-type="time" office:time-value="PT06H40M00S" calcext:value-type="time">
            <text:p>06:40:00</text:p>
          </table:table-cell>
          <table:table-cell table:style-name="ce11" table:formula="of:=IF([.L42]&lt;[.L41];[.M41]+[.H$2];[.M41])" office:value-type="float" office:value="0" calcext:value-type="float">
            <text:p>0</text:p>
          </table:table-cell>
          <table:table-cell table:style-name="ce11" table:formula="of:=OFFSET([.C$4];[.M42];0)" office:value-type="float" office:value="43745" calcext:value-type="float">
            <text:p>43745</text:p>
          </table:table-cell>
          <table:table-cell table:style-name="ce37" table:formula="of:=[.L42]" office:value-type="float" office:value="0.277777777777778" calcext:value-type="float">
            <text:p>0.2777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];0)&lt;=[.O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05:48:36.649888" calcext:value-type="date">
            <text:p>2019-10-08 05:48:37</text:p>
          </table:table-cell>
          <table:table-cell table:formula="of:=[.A43]" office:value-type="float" office:value="43746.2420908552" calcext:value-type="float">
            <text:p>43746.2420908552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242090855186689" calcext:value-type="float">
            <text:p>0.242090855186689</text:p>
          </table:table-cell>
          <table:table-cell table:formula="of:=MOD([.E42]-[.$E$2];[.$H$2])+1+[.$E$2]" office:value-type="float" office:value="151" calcext:value-type="float">
            <text:p>151</text:p>
          </table:table-cell>
          <table:table-cell table:formula="of:=MOD([.F42]+1/[.$H$2];5)" office:value-type="float" office:value="1" calcext:value-type="float">
            <text:p>1</text:p>
          </table:table-cell>
          <table:table-cell table:formula="of:=IF([.F43]&lt;0.000001;[.G42]+2+1/[.$H$2];[.G42]+1/[.$H$2])" office:value-type="float" office:value="1" calcext:value-type="float">
            <text:p>1</text:p>
          </table:table-cell>
          <table:table-cell table:number-columns-repeated="4"/>
          <table:table-cell table:style-name="ce36" table:formula="of:=SUM(MOD(SUM([.L42]-[.L$2];[.T$2]);[.R$2]-[.L$2]);[.L$2])" office:value-type="time" office:time-value="PT06H50M00S" calcext:value-type="time">
            <text:p>06:50:00</text:p>
          </table:table-cell>
          <table:table-cell table:style-name="ce11" table:formula="of:=IF([.L43]&lt;[.L42];[.M42]+[.H$2];[.M42])" office:value-type="float" office:value="0" calcext:value-type="float">
            <text:p>0</text:p>
          </table:table-cell>
          <table:table-cell table:style-name="ce11" table:formula="of:=OFFSET([.C$4];[.M43];0)" office:value-type="float" office:value="43745" calcext:value-type="float">
            <text:p>43745</text:p>
          </table:table-cell>
          <table:table-cell table:style-name="ce37" table:formula="of:=[.L43]" office:value-type="float" office:value="0.284722222222222" calcext:value-type="float">
            <text:p>0.28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];0)&lt;=[.O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06:08:19.862543" calcext:value-type="date">
            <text:p>2019-10-08 06:08:20</text:p>
          </table:table-cell>
          <table:table-cell table:style-name="ce7" table:formula="of:=[.A44]" office:value-type="date" office:date-value="2019-10-08T06:08:19.862543" calcext:value-type="date">
            <text:p>2019-10-08 06:08:20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06:08:19.8625428183" calcext:value-type="date">
            <text:p>12/30/99 06:08 AM</text:p>
          </table:table-cell>
          <table:table-cell table:formula="of:=MOD([.E43]-[.$E$2];[.$H$2])+1+[.$E$2]" office:value-type="float" office:value="152" calcext:value-type="float">
            <text:p>152</text:p>
          </table:table-cell>
          <table:table-cell table:formula="of:=MOD([.F43]+1/[.$H$2];5)" office:value-type="float" office:value="1.025" calcext:value-type="float">
            <text:p>1,025</text:p>
          </table:table-cell>
          <table:table-cell table:formula="of:=IF([.F44]&lt;0.000001;[.G43]+2+1/[.$H$2];[.G43]+1/[.$H$2])" office:value-type="float" office:value="1.025" calcext:value-type="float">
            <text:p>1,025</text:p>
          </table:table-cell>
          <table:table-cell table:number-columns-repeated="4"/>
          <table:table-cell table:style-name="ce36" table:formula="of:=SUM(MOD(SUM([.L43]-[.L$2];[.T$2]);[.R$2]-[.L$2]);[.L$2])" office:value-type="time" office:time-value="PT07H00M00S" calcext:value-type="time">
            <text:p>07:00:00</text:p>
          </table:table-cell>
          <table:table-cell table:style-name="ce11" table:formula="of:=IF([.L44]&lt;[.L43];[.M43]+[.H$2];[.M43])" office:value-type="float" office:value="0" calcext:value-type="float">
            <text:p>0</text:p>
          </table:table-cell>
          <table:table-cell table:style-name="ce11" table:formula="of:=OFFSET([.C$4];[.M44];0)" office:value-type="float" office:value="43745" calcext:value-type="float">
            <text:p>43745</text:p>
          </table:table-cell>
          <table:table-cell table:style-name="ce37" table:formula="of:=[.L44]" office:value-type="float" office:value="0.291666666666667" calcext:value-type="float">
            <text:p>0.2916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];0)&lt;=[.O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06:09:31.945709" calcext:value-type="date">
            <text:p>2019-10-08 06:09:32</text:p>
          </table:table-cell>
          <table:table-cell table:formula="of:=[.A45]" office:value-type="float" office:value="43746.256619742" calcext:value-type="float">
            <text:p>43746.256619742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256619742001931" calcext:value-type="float">
            <text:p>0.256619742001931</text:p>
          </table:table-cell>
          <table:table-cell table:formula="of:=MOD([.E44]-[.$E$2];[.$H$2])+1+[.$E$2]" office:value-type="float" office:value="153" calcext:value-type="float">
            <text:p>153</text:p>
          </table:table-cell>
          <table:table-cell table:formula="of:=MOD([.F44]+1/[.$H$2];5)" office:value-type="float" office:value="1.05" calcext:value-type="float">
            <text:p>1,05</text:p>
          </table:table-cell>
          <table:table-cell table:formula="of:=IF([.F45]&lt;0.000001;[.G44]+2+1/[.$H$2];[.G44]+1/[.$H$2])" office:value-type="float" office:value="1.05" calcext:value-type="float">
            <text:p>1,05</text:p>
          </table:table-cell>
          <table:table-cell table:number-columns-repeated="4"/>
          <table:table-cell table:style-name="ce36" table:formula="of:=SUM(MOD(SUM([.L44]-[.L$2];[.T$2]);[.R$2]-[.L$2]);[.L$2])" office:value-type="time" office:time-value="PT07H10M00S" calcext:value-type="time">
            <text:p>07:10:00</text:p>
          </table:table-cell>
          <table:table-cell table:style-name="ce11" table:formula="of:=IF([.L45]&lt;[.L44];[.M44]+[.H$2];[.M44])" office:value-type="float" office:value="0" calcext:value-type="float">
            <text:p>0</text:p>
          </table:table-cell>
          <table:table-cell table:style-name="ce11" table:formula="of:=OFFSET([.C$4];[.M45];0)" office:value-type="float" office:value="43745" calcext:value-type="float">
            <text:p>43745</text:p>
          </table:table-cell>
          <table:table-cell table:style-name="ce37" table:formula="of:=[.L45]" office:value-type="float" office:value="0.298611111111111" calcext:value-type="float">
            <text:p>0.298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];0)&lt;=[.O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06:16:13.425957" calcext:value-type="date">
            <text:p>2019-10-08 06:16:13</text:p>
          </table:table-cell>
          <table:table-cell table:formula="of:=[.A46]" office:value-type="float" office:value="43746.2612665041" calcext:value-type="float">
            <text:p>43746.2612665041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261266504130617" calcext:value-type="float">
            <text:p>0.261266504130617</text:p>
          </table:table-cell>
          <table:table-cell table:formula="of:=MOD([.E45]-[.$E$2];[.$H$2])+1+[.$E$2]" office:value-type="float" office:value="154" calcext:value-type="float">
            <text:p>154</text:p>
          </table:table-cell>
          <table:table-cell table:formula="of:=MOD([.F45]+1/[.$H$2];5)" office:value-type="float" office:value="1.075" calcext:value-type="float">
            <text:p>1,075</text:p>
          </table:table-cell>
          <table:table-cell table:formula="of:=IF([.F46]&lt;0.000001;[.G45]+2+1/[.$H$2];[.G45]+1/[.$H$2])" office:value-type="float" office:value="1.075" calcext:value-type="float">
            <text:p>1,075</text:p>
          </table:table-cell>
          <table:table-cell table:number-columns-repeated="4"/>
          <table:table-cell table:style-name="ce36" table:formula="of:=SUM(MOD(SUM([.L45]-[.L$2];[.T$2]);[.R$2]-[.L$2]);[.L$2])" office:value-type="time" office:time-value="PT07H20M00S" calcext:value-type="time">
            <text:p>07:20:00</text:p>
          </table:table-cell>
          <table:table-cell table:style-name="ce11" table:formula="of:=IF([.L46]&lt;[.L45];[.M45]+[.H$2];[.M45])" office:value-type="float" office:value="0" calcext:value-type="float">
            <text:p>0</text:p>
          </table:table-cell>
          <table:table-cell table:style-name="ce11" table:formula="of:=OFFSET([.C$4];[.M46];0)" office:value-type="float" office:value="43745" calcext:value-type="float">
            <text:p>43745</text:p>
          </table:table-cell>
          <table:table-cell table:style-name="ce37" table:formula="of:=[.L46]" office:value-type="float" office:value="0.305555555555555" calcext:value-type="float">
            <text:p>0.30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];0)&lt;=[.O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05:56:37.265403" calcext:value-type="date">
            <text:p>2019-10-08 05:56:37</text:p>
          </table:table-cell>
          <table:table-cell table:formula="of:=[.A47]" office:value-type="float" office:value="43746.2476535348" calcext:value-type="float">
            <text:p>43746.2476535348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247653534759593" calcext:value-type="float">
            <text:p>0.247653534759593</text:p>
          </table:table-cell>
          <table:table-cell table:formula="of:=MOD([.E46]-[.$E$2];[.$H$2])+1+[.$E$2]" office:value-type="float" office:value="155" calcext:value-type="float">
            <text:p>155</text:p>
          </table:table-cell>
          <table:table-cell table:formula="of:=MOD([.F46]+1/[.$H$2];5)" office:value-type="float" office:value="1.1" calcext:value-type="float">
            <text:p>1,1</text:p>
          </table:table-cell>
          <table:table-cell table:formula="of:=IF([.F47]&lt;0.000001;[.G46]+2+1/[.$H$2];[.G46]+1/[.$H$2])" office:value-type="float" office:value="1.1" calcext:value-type="float">
            <text:p>1,1</text:p>
          </table:table-cell>
          <table:table-cell table:number-columns-repeated="4"/>
          <table:table-cell table:style-name="ce36" table:formula="of:=SUM(MOD(SUM([.L46]-[.L$2];[.T$2]);[.R$2]-[.L$2]);[.L$2])" office:value-type="time" office:time-value="PT07H30M00S" calcext:value-type="time">
            <text:p>07:30:00</text:p>
          </table:table-cell>
          <table:table-cell table:style-name="ce11" table:formula="of:=IF([.L47]&lt;[.L46];[.M46]+[.H$2];[.M46])" office:value-type="float" office:value="0" calcext:value-type="float">
            <text:p>0</text:p>
          </table:table-cell>
          <table:table-cell table:style-name="ce11" table:formula="of:=OFFSET([.C$4];[.M47];0)" office:value-type="float" office:value="43745" calcext:value-type="float">
            <text:p>43745</text:p>
          </table:table-cell>
          <table:table-cell table:style-name="ce37" table:formula="of:=[.L47]" office:value-type="float" office:value="0.3125" calcext:value-type="float">
            <text:p>0.31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];0)&lt;=[.O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05:38:45.985071" calcext:value-type="date">
            <text:p>2019-10-08 05:38:46</text:p>
          </table:table-cell>
          <table:table-cell table:formula="of:=[.A48]" office:value-type="float" office:value="43746.2352544568" calcext:value-type="float">
            <text:p>43746.2352544568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235254456834809" calcext:value-type="float">
            <text:p>0.235254456834809</text:p>
          </table:table-cell>
          <table:table-cell table:formula="of:=MOD([.E47]-[.$E$2];[.$H$2])+1+[.$E$2]" office:value-type="float" office:value="156" calcext:value-type="float">
            <text:p>156</text:p>
          </table:table-cell>
          <table:table-cell table:formula="of:=MOD([.F47]+1/[.$H$2];5)" office:value-type="float" office:value="1.125" calcext:value-type="float">
            <text:p>1,125</text:p>
          </table:table-cell>
          <table:table-cell table:formula="of:=IF([.F48]&lt;0.000001;[.G47]+2+1/[.$H$2];[.G47]+1/[.$H$2])" office:value-type="float" office:value="1.125" calcext:value-type="float">
            <text:p>1,125</text:p>
          </table:table-cell>
          <table:table-cell table:number-columns-repeated="4"/>
          <table:table-cell table:style-name="ce36" table:formula="of:=SUM(MOD(SUM([.L47]-[.L$2];[.T$2]);[.R$2]-[.L$2]);[.L$2])" office:value-type="time" office:time-value="PT07H40M00S" calcext:value-type="time">
            <text:p>07:40:00</text:p>
          </table:table-cell>
          <table:table-cell table:style-name="ce11" table:formula="of:=IF([.L48]&lt;[.L47];[.M47]+[.H$2];[.M47])" office:value-type="float" office:value="0" calcext:value-type="float">
            <text:p>0</text:p>
          </table:table-cell>
          <table:table-cell table:style-name="ce11" table:formula="of:=OFFSET([.C$4];[.M48];0)" office:value-type="float" office:value="43745" calcext:value-type="float">
            <text:p>43745</text:p>
          </table:table-cell>
          <table:table-cell table:style-name="ce37" table:formula="of:=[.L48]" office:value-type="float" office:value="0.319444444444444" calcext:value-type="float">
            <text:p>0.3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];0)&lt;=[.O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05:54:20.399457" calcext:value-type="date">
            <text:p>2019-10-08 05:54:20</text:p>
          </table:table-cell>
          <table:table-cell table:formula="of:=[.A49]" office:value-type="float" office:value="43746.2460694382" calcext:value-type="float">
            <text:p>43746.2460694382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246069438158884" calcext:value-type="float">
            <text:p>0.246069438158884</text:p>
          </table:table-cell>
          <table:table-cell table:formula="of:=MOD([.E48]-[.$E$2];[.$H$2])+1+[.$E$2]" office:value-type="float" office:value="157" calcext:value-type="float">
            <text:p>157</text:p>
          </table:table-cell>
          <table:table-cell table:formula="of:=MOD([.F48]+1/[.$H$2];5)" office:value-type="float" office:value="1.15" calcext:value-type="float">
            <text:p>1,15</text:p>
          </table:table-cell>
          <table:table-cell table:formula="of:=IF([.F49]&lt;0.000001;[.G48]+2+1/[.$H$2];[.G48]+1/[.$H$2])" office:value-type="float" office:value="1.15" calcext:value-type="float">
            <text:p>1,15</text:p>
          </table:table-cell>
          <table:table-cell table:number-columns-repeated="4"/>
          <table:table-cell table:style-name="ce36" table:formula="of:=SUM(MOD(SUM([.L48]-[.L$2];[.T$2]);[.R$2]-[.L$2]);[.L$2])" office:value-type="time" office:time-value="PT07H50M00S" calcext:value-type="time">
            <text:p>07:50:00</text:p>
          </table:table-cell>
          <table:table-cell table:style-name="ce11" table:formula="of:=IF([.L49]&lt;[.L48];[.M48]+[.H$2];[.M48])" office:value-type="float" office:value="0" calcext:value-type="float">
            <text:p>0</text:p>
          </table:table-cell>
          <table:table-cell table:style-name="ce11" table:formula="of:=OFFSET([.C$4];[.M49];0)" office:value-type="float" office:value="43745" calcext:value-type="float">
            <text:p>43745</text:p>
          </table:table-cell>
          <table:table-cell table:style-name="ce37" table:formula="of:=[.L49]" office:value-type="float" office:value="0.326388888888889" calcext:value-type="float">
            <text:p>0.3263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];0)&lt;=[.O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05:52:46.654208" calcext:value-type="date">
            <text:p>2019-10-08 05:52:47</text:p>
          </table:table-cell>
          <table:table-cell table:formula="of:=[.A50]" office:value-type="float" office:value="43746.2449844237" calcext:value-type="float">
            <text:p>43746.2449844237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244984423705318" calcext:value-type="float">
            <text:p>0.244984423705318</text:p>
          </table:table-cell>
          <table:table-cell table:formula="of:=MOD([.E49]-[.$E$2];[.$H$2])+1+[.$E$2]" office:value-type="float" office:value="158" calcext:value-type="float">
            <text:p>158</text:p>
          </table:table-cell>
          <table:table-cell table:formula="of:=MOD([.F49]+1/[.$H$2];5)" office:value-type="float" office:value="1.175" calcext:value-type="float">
            <text:p>1,175</text:p>
          </table:table-cell>
          <table:table-cell table:formula="of:=IF([.F50]&lt;0.000001;[.G49]+2+1/[.$H$2];[.G49]+1/[.$H$2])" office:value-type="float" office:value="1.175" calcext:value-type="float">
            <text:p>1,175</text:p>
          </table:table-cell>
          <table:table-cell table:number-columns-repeated="4"/>
          <table:table-cell table:style-name="ce36" table:formula="of:=SUM(MOD(SUM([.L49]-[.L$2];[.T$2]);[.R$2]-[.L$2]);[.L$2])" office:value-type="time" office:time-value="PT08H00M00S" calcext:value-type="time">
            <text:p>08:00:00</text:p>
          </table:table-cell>
          <table:table-cell table:style-name="ce11" table:formula="of:=IF([.L50]&lt;[.L49];[.M49]+[.H$2];[.M49])" office:value-type="float" office:value="0" calcext:value-type="float">
            <text:p>0</text:p>
          </table:table-cell>
          <table:table-cell table:style-name="ce11" table:formula="of:=OFFSET([.C$4];[.M50];0)" office:value-type="float" office:value="43745" calcext:value-type="float">
            <text:p>43745</text:p>
          </table:table-cell>
          <table:table-cell table:style-name="ce37" table:formula="of:=[.L50]" office:value-type="float" office:value="0.333333333333333" calcext:value-type="float">
            <text:p>0.33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];0)&lt;=[.O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05:41:02.762517" calcext:value-type="date">
            <text:p>2019-10-08 05:41:03</text:p>
          </table:table-cell>
          <table:table-cell table:formula="of:=[.A51]" office:value-type="float" office:value="43746.2368375291" calcext:value-type="float">
            <text:p>43746.2368375291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236837529126205" calcext:value-type="float">
            <text:p>0.236837529126205</text:p>
          </table:table-cell>
          <table:table-cell table:formula="of:=MOD([.E50]-[.$E$2];[.$H$2])+1+[.$E$2]" office:value-type="float" office:value="159" calcext:value-type="float">
            <text:p>159</text:p>
          </table:table-cell>
          <table:table-cell table:formula="of:=MOD([.F50]+1/[.$H$2];5)" office:value-type="float" office:value="1.2" calcext:value-type="float">
            <text:p>1,2</text:p>
          </table:table-cell>
          <table:table-cell table:formula="of:=IF([.F51]&lt;0.000001;[.G50]+2+1/[.$H$2];[.G50]+1/[.$H$2])" office:value-type="float" office:value="1.2" calcext:value-type="float">
            <text:p>1,2</text:p>
          </table:table-cell>
          <table:table-cell table:number-columns-repeated="4"/>
          <table:table-cell table:style-name="ce36" table:formula="of:=SUM(MOD(SUM([.L50]-[.L$2];[.T$2]);[.R$2]-[.L$2]);[.L$2])" office:value-type="time" office:time-value="PT08H10M00S" calcext:value-type="time">
            <text:p>08:10:00</text:p>
          </table:table-cell>
          <table:table-cell table:style-name="ce11" table:formula="of:=IF([.L51]&lt;[.L50];[.M50]+[.H$2];[.M50])" office:value-type="float" office:value="0" calcext:value-type="float">
            <text:p>0</text:p>
          </table:table-cell>
          <table:table-cell table:style-name="ce11" table:formula="of:=OFFSET([.C$4];[.M51];0)" office:value-type="float" office:value="43745" calcext:value-type="float">
            <text:p>43745</text:p>
          </table:table-cell>
          <table:table-cell table:style-name="ce37" table:formula="of:=[.L51]" office:value-type="float" office:value="0.340277777777777" calcext:value-type="float">
            <text:p>0.34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];0)&lt;=[.O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06:15:52.214466" calcext:value-type="date">
            <text:p>2019-10-08 06:15:52</text:p>
          </table:table-cell>
          <table:table-cell table:formula="of:=[.A52]" office:value-type="float" office:value="43746.2610210008" calcext:value-type="float">
            <text:p>43746.2610210008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261021000762412" calcext:value-type="float">
            <text:p>0.261021000762412</text:p>
          </table:table-cell>
          <table:table-cell table:formula="of:=MOD([.E51]-[.$E$2];[.$H$2])+1+[.$E$2]" office:value-type="float" office:value="160" calcext:value-type="float">
            <text:p>160</text:p>
          </table:table-cell>
          <table:table-cell table:formula="of:=MOD([.F51]+1/[.$H$2];5)" office:value-type="float" office:value="1.225" calcext:value-type="float">
            <text:p>1,225</text:p>
          </table:table-cell>
          <table:table-cell table:formula="of:=IF([.F52]&lt;0.000001;[.G51]+2+1/[.$H$2];[.G51]+1/[.$H$2])" office:value-type="float" office:value="1.225" calcext:value-type="float">
            <text:p>1,225</text:p>
          </table:table-cell>
          <table:table-cell table:number-columns-repeated="4"/>
          <table:table-cell table:style-name="ce36" table:formula="of:=SUM(MOD(SUM([.L51]-[.L$2];[.T$2]);[.R$2]-[.L$2]);[.L$2])" office:value-type="time" office:time-value="PT08H20M00S" calcext:value-type="time">
            <text:p>08:20:00</text:p>
          </table:table-cell>
          <table:table-cell table:style-name="ce11" table:formula="of:=IF([.L52]&lt;[.L51];[.M51]+[.H$2];[.M51])" office:value-type="float" office:value="0" calcext:value-type="float">
            <text:p>0</text:p>
          </table:table-cell>
          <table:table-cell table:style-name="ce11" table:formula="of:=OFFSET([.C$4];[.M52];0)" office:value-type="float" office:value="43745" calcext:value-type="float">
            <text:p>43745</text:p>
          </table:table-cell>
          <table:table-cell table:style-name="ce37" table:formula="of:=[.L52]" office:value-type="float" office:value="0.347222222222222" calcext:value-type="float">
            <text:p>0.347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];0)&lt;=[.O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06:40:05.589527" calcext:value-type="date">
            <text:p>2019-10-08 06:40:06</text:p>
          </table:table-cell>
          <table:table-cell table:formula="of:=[.A53]" office:value-type="float" office:value="43746.2778424714" calcext:value-type="float">
            <text:p>43746.2778424714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277842471376061" calcext:value-type="float">
            <text:p>0.277842471376061</text:p>
          </table:table-cell>
          <table:table-cell table:formula="of:=MOD([.E52]-[.$E$2];[.$H$2])+1+[.$E$2]" office:value-type="float" office:value="161" calcext:value-type="float">
            <text:p>161</text:p>
          </table:table-cell>
          <table:table-cell table:formula="of:=MOD([.F52]+1/[.$H$2];5)" office:value-type="float" office:value="1.25" calcext:value-type="float">
            <text:p>1,25</text:p>
          </table:table-cell>
          <table:table-cell table:formula="of:=IF([.F53]&lt;0.000001;[.G52]+2+1/[.$H$2];[.G52]+1/[.$H$2])" office:value-type="float" office:value="1.25" calcext:value-type="float">
            <text:p>1,25</text:p>
          </table:table-cell>
          <table:table-cell table:number-columns-repeated="4"/>
          <table:table-cell table:style-name="ce36" table:formula="of:=SUM(MOD(SUM([.L52]-[.L$2];[.T$2]);[.R$2]-[.L$2]);[.L$2])" office:value-type="time" office:time-value="PT08H30M00S" calcext:value-type="time">
            <text:p>08:30:00</text:p>
          </table:table-cell>
          <table:table-cell table:style-name="ce11" table:formula="of:=IF([.L53]&lt;[.L52];[.M52]+[.H$2];[.M52])" office:value-type="float" office:value="0" calcext:value-type="float">
            <text:p>0</text:p>
          </table:table-cell>
          <table:table-cell table:style-name="ce11" table:formula="of:=OFFSET([.C$4];[.M53];0)" office:value-type="float" office:value="43745" calcext:value-type="float">
            <text:p>43745</text:p>
          </table:table-cell>
          <table:table-cell table:style-name="ce37" table:formula="of:=[.L53]" office:value-type="float" office:value="0.354166666666666" calcext:value-type="float">
            <text:p>0.35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];0)&lt;=[.O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05:59:29.226231" calcext:value-type="date">
            <text:p>2019-10-08 05:59:29</text:p>
          </table:table-cell>
          <table:table-cell table:formula="of:=[.A54]" office:value-type="float" office:value="43746.2496438221" calcext:value-type="float">
            <text:p>43746.2496438221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249643822120561" calcext:value-type="float">
            <text:p>0.249643822120561</text:p>
          </table:table-cell>
          <table:table-cell table:formula="of:=MOD([.E53]-[.$E$2];[.$H$2])+1+[.$E$2]" office:value-type="float" office:value="162" calcext:value-type="float">
            <text:p>162</text:p>
          </table:table-cell>
          <table:table-cell table:formula="of:=MOD([.F53]+1/[.$H$2];5)" office:value-type="float" office:value="1.275" calcext:value-type="float">
            <text:p>1,275</text:p>
          </table:table-cell>
          <table:table-cell table:formula="of:=IF([.F54]&lt;0.000001;[.G53]+2+1/[.$H$2];[.G53]+1/[.$H$2])" office:value-type="float" office:value="1.275" calcext:value-type="float">
            <text:p>1,275</text:p>
          </table:table-cell>
          <table:table-cell table:number-columns-repeated="4"/>
          <table:table-cell table:style-name="ce36" table:formula="of:=SUM(MOD(SUM([.L53]-[.L$2];[.T$2]);[.R$2]-[.L$2]);[.L$2])" office:value-type="time" office:time-value="PT08H40M00S" calcext:value-type="time">
            <text:p>08:40:00</text:p>
          </table:table-cell>
          <table:table-cell table:style-name="ce11" table:formula="of:=IF([.L54]&lt;[.L53];[.M53]+[.H$2];[.M53])" office:value-type="float" office:value="0" calcext:value-type="float">
            <text:p>0</text:p>
          </table:table-cell>
          <table:table-cell table:style-name="ce11" table:formula="of:=OFFSET([.C$4];[.M54];0)" office:value-type="float" office:value="43745" calcext:value-type="float">
            <text:p>43745</text:p>
          </table:table-cell>
          <table:table-cell table:style-name="ce37" table:formula="of:=[.L54]" office:value-type="float" office:value="0.361111111111111" calcext:value-type="float">
            <text:p>0.36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];0)&lt;=[.O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06:12:06.96898" calcext:value-type="date">
            <text:p>2019-10-08 06:12:07</text:p>
          </table:table-cell>
          <table:table-cell table:formula="of:=[.A55]" office:value-type="float" office:value="43746.2584139928" calcext:value-type="float">
            <text:p>43746.2584139928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25841399282217" calcext:value-type="float">
            <text:p>0.25841399282217</text:p>
          </table:table-cell>
          <table:table-cell table:formula="of:=MOD([.E54]-[.$E$2];[.$H$2])+1+[.$E$2]" office:value-type="float" office:value="163" calcext:value-type="float">
            <text:p>163</text:p>
          </table:table-cell>
          <table:table-cell table:formula="of:=MOD([.F54]+1/[.$H$2];5)" office:value-type="float" office:value="1.3" calcext:value-type="float">
            <text:p>1,3</text:p>
          </table:table-cell>
          <table:table-cell table:formula="of:=IF([.F55]&lt;0.000001;[.G54]+2+1/[.$H$2];[.G54]+1/[.$H$2])" office:value-type="float" office:value="1.3" calcext:value-type="float">
            <text:p>1,3</text:p>
          </table:table-cell>
          <table:table-cell table:number-columns-repeated="4"/>
          <table:table-cell table:style-name="ce36" table:formula="of:=SUM(MOD(SUM([.L54]-[.L$2];[.T$2]);[.R$2]-[.L$2]);[.L$2])" office:value-type="time" office:time-value="PT08H50M00S" calcext:value-type="time">
            <text:p>08:50:00</text:p>
          </table:table-cell>
          <table:table-cell table:style-name="ce11" table:formula="of:=IF([.L55]&lt;[.L54];[.M54]+[.H$2];[.M54])" office:value-type="float" office:value="0" calcext:value-type="float">
            <text:p>0</text:p>
          </table:table-cell>
          <table:table-cell table:style-name="ce11" table:formula="of:=OFFSET([.C$4];[.M55];0)" office:value-type="float" office:value="43745" calcext:value-type="float">
            <text:p>43745</text:p>
          </table:table-cell>
          <table:table-cell table:style-name="ce37" table:formula="of:=[.L55]" office:value-type="float" office:value="0.368055555555555" calcext:value-type="float">
            <text:p>0.36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];0)&lt;=[.O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06:06:18.489114" calcext:value-type="date">
            <text:p>2019-10-08 06:06:18</text:p>
          </table:table-cell>
          <table:table-cell table:formula="of:=[.A56]" office:value-type="float" office:value="43746.254380661" calcext:value-type="float">
            <text:p>43746.254380661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254380661041068" calcext:value-type="float">
            <text:p>0.254380661041068</text:p>
          </table:table-cell>
          <table:table-cell table:formula="of:=MOD([.E55]-[.$E$2];[.$H$2])+1+[.$E$2]" office:value-type="float" office:value="164" calcext:value-type="float">
            <text:p>164</text:p>
          </table:table-cell>
          <table:table-cell table:formula="of:=MOD([.F55]+1/[.$H$2];5)" office:value-type="float" office:value="1.325" calcext:value-type="float">
            <text:p>1,325</text:p>
          </table:table-cell>
          <table:table-cell table:formula="of:=IF([.F56]&lt;0.000001;[.G55]+2+1/[.$H$2];[.G55]+1/[.$H$2])" office:value-type="float" office:value="1.325" calcext:value-type="float">
            <text:p>1,325</text:p>
          </table:table-cell>
          <table:table-cell table:number-columns-repeated="4"/>
          <table:table-cell table:style-name="ce36" table:formula="of:=SUM(MOD(SUM([.L55]-[.L$2];[.T$2]);[.R$2]-[.L$2]);[.L$2])" office:value-type="time" office:time-value="PT09H00M00S" calcext:value-type="time">
            <text:p>09:00:00</text:p>
          </table:table-cell>
          <table:table-cell table:style-name="ce11" table:formula="of:=IF([.L56]&lt;[.L55];[.M55]+[.H$2];[.M55])" office:value-type="float" office:value="0" calcext:value-type="float">
            <text:p>0</text:p>
          </table:table-cell>
          <table:table-cell table:style-name="ce11" table:formula="of:=OFFSET([.C$4];[.M56];0)" office:value-type="float" office:value="43745" calcext:value-type="float">
            <text:p>43745</text:p>
          </table:table-cell>
          <table:table-cell table:style-name="ce37" table:formula="of:=[.L56]" office:value-type="float" office:value="0.375" calcext:value-type="float">
            <text:p>0.3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05:53:36.412993" calcext:value-type="date">
            <text:p>2019-10-08 05:53:36</text:p>
          </table:table-cell>
          <table:table-cell table:formula="of:=[.A57]" office:value-type="float" office:value="43746.2455603356" calcext:value-type="float">
            <text:p>43746.2455603356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245560335562914" calcext:value-type="float">
            <text:p>0.245560335562914</text:p>
          </table:table-cell>
          <table:table-cell table:formula="of:=MOD([.E56]-[.$E$2];[.$H$2])+1+[.$E$2]" office:value-type="float" office:value="165" calcext:value-type="float">
            <text:p>165</text:p>
          </table:table-cell>
          <table:table-cell table:formula="of:=MOD([.F56]+1/[.$H$2];5)" office:value-type="float" office:value="1.35" calcext:value-type="float">
            <text:p>1,35</text:p>
          </table:table-cell>
          <table:table-cell table:formula="of:=IF([.F57]&lt;0.000001;[.G56]+2+1/[.$H$2];[.G56]+1/[.$H$2])" office:value-type="float" office:value="1.35" calcext:value-type="float">
            <text:p>1,35</text:p>
          </table:table-cell>
          <table:table-cell table:number-columns-repeated="4"/>
          <table:table-cell table:style-name="ce36" table:formula="of:=SUM(MOD(SUM([.L56]-[.L$2];[.T$2]);[.R$2]-[.L$2]);[.L$2])" office:value-type="time" office:time-value="PT09H10M00S" calcext:value-type="time">
            <text:p>09:10:00</text:p>
          </table:table-cell>
          <table:table-cell table:style-name="ce11" table:formula="of:=IF([.L57]&lt;[.L56];[.M56]+[.H$2];[.M56])" office:value-type="float" office:value="0" calcext:value-type="float">
            <text:p>0</text:p>
          </table:table-cell>
          <table:table-cell table:style-name="ce11" table:formula="of:=OFFSET([.C$4];[.M57];0)" office:value-type="float" office:value="43745" calcext:value-type="float">
            <text:p>43745</text:p>
          </table:table-cell>
          <table:table-cell table:style-name="ce37" table:formula="of:=[.L57]" office:value-type="float" office:value="0.381944444444444" calcext:value-type="float">
            <text:p>0.38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];0)&lt;=[.O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06:00:41.454228" calcext:value-type="date">
            <text:p>2019-10-08 06:00:41</text:p>
          </table:table-cell>
          <table:table-cell table:formula="of:=[.A58]" office:value-type="float" office:value="43746.2504797943" calcext:value-type="float">
            <text:p>43746.2504797943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250479794303828" calcext:value-type="float">
            <text:p>0.250479794303828</text:p>
          </table:table-cell>
          <table:table-cell table:formula="of:=MOD([.E57]-[.$E$2];[.$H$2])+1+[.$E$2]" office:value-type="float" office:value="166" calcext:value-type="float">
            <text:p>166</text:p>
          </table:table-cell>
          <table:table-cell table:formula="of:=MOD([.F57]+1/[.$H$2];5)" office:value-type="float" office:value="1.375" calcext:value-type="float">
            <text:p>1,375</text:p>
          </table:table-cell>
          <table:table-cell table:formula="of:=IF([.F58]&lt;0.000001;[.G57]+2+1/[.$H$2];[.G57]+1/[.$H$2])" office:value-type="float" office:value="1.375" calcext:value-type="float">
            <text:p>1,375</text:p>
          </table:table-cell>
          <table:table-cell table:number-columns-repeated="4"/>
          <table:table-cell table:style-name="ce36" table:formula="of:=SUM(MOD(SUM([.L57]-[.L$2];[.T$2]);[.R$2]-[.L$2]);[.L$2])" office:value-type="time" office:time-value="PT09H20M00S" calcext:value-type="time">
            <text:p>09:20:00</text:p>
          </table:table-cell>
          <table:table-cell table:style-name="ce11" table:formula="of:=IF([.L58]&lt;[.L57];[.M57]+[.H$2];[.M57])" office:value-type="float" office:value="0" calcext:value-type="float">
            <text:p>0</text:p>
          </table:table-cell>
          <table:table-cell table:style-name="ce11" table:formula="of:=OFFSET([.C$4];[.M58];0)" office:value-type="float" office:value="43745" calcext:value-type="float">
            <text:p>43745</text:p>
          </table:table-cell>
          <table:table-cell table:style-name="ce37" table:formula="of:=[.L58]" office:value-type="float" office:value="0.388888888888888" calcext:value-type="float">
            <text:p>0.38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];0)&lt;=[.O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05:55:22.368865" calcext:value-type="date">
            <text:p>2019-10-08 05:55:22</text:p>
          </table:table-cell>
          <table:table-cell table:formula="of:=[.A59]" office:value-type="float" office:value="43746.2467866767" calcext:value-type="float">
            <text:p>43746.2467866767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246786676674674" calcext:value-type="float">
            <text:p>0.246786676674674</text:p>
          </table:table-cell>
          <table:table-cell table:formula="of:=MOD([.E58]-[.$E$2];[.$H$2])+1+[.$E$2]" office:value-type="float" office:value="167" calcext:value-type="float">
            <text:p>167</text:p>
          </table:table-cell>
          <table:table-cell table:formula="of:=MOD([.F58]+1/[.$H$2];5)" office:value-type="float" office:value="1.4" calcext:value-type="float">
            <text:p>1,4</text:p>
          </table:table-cell>
          <table:table-cell table:formula="of:=IF([.F59]&lt;0.000001;[.G58]+2+1/[.$H$2];[.G58]+1/[.$H$2])" office:value-type="float" office:value="1.4" calcext:value-type="float">
            <text:p>1,4</text:p>
          </table:table-cell>
          <table:table-cell table:number-columns-repeated="4"/>
          <table:table-cell table:style-name="ce36" table:formula="of:=SUM(MOD(SUM([.L58]-[.L$2];[.T$2]);[.R$2]-[.L$2]);[.L$2])" office:value-type="time" office:time-value="PT09H30M00S" calcext:value-type="time">
            <text:p>09:30:00</text:p>
          </table:table-cell>
          <table:table-cell table:style-name="ce11" table:formula="of:=IF([.L59]&lt;[.L58];[.M58]+[.H$2];[.M58])" office:value-type="float" office:value="0" calcext:value-type="float">
            <text:p>0</text:p>
          </table:table-cell>
          <table:table-cell table:style-name="ce11" table:formula="of:=OFFSET([.C$4];[.M59];0)" office:value-type="float" office:value="43745" calcext:value-type="float">
            <text:p>43745</text:p>
          </table:table-cell>
          <table:table-cell table:style-name="ce37" table:formula="of:=[.L59]" office:value-type="float" office:value="0.395833333333333" calcext:value-type="float">
            <text:p>0.395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];0)&lt;=[.O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05:56:38.526234" calcext:value-type="date">
            <text:p>2019-10-08 05:56:39</text:p>
          </table:table-cell>
          <table:table-cell table:formula="of:=[.A60]" office:value-type="float" office:value="43746.2476681277" calcext:value-type="float">
            <text:p>43746.2476681277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247668127703946" calcext:value-type="float">
            <text:p>0.247668127703946</text:p>
          </table:table-cell>
          <table:table-cell table:formula="of:=MOD([.E59]-[.$E$2];[.$H$2])+1+[.$E$2]" office:value-type="float" office:value="168" calcext:value-type="float">
            <text:p>168</text:p>
          </table:table-cell>
          <table:table-cell table:formula="of:=MOD([.F59]+1/[.$H$2];5)" office:value-type="float" office:value="1.425" calcext:value-type="float">
            <text:p>1,425</text:p>
          </table:table-cell>
          <table:table-cell table:formula="of:=IF([.F60]&lt;0.000001;[.G59]+2+1/[.$H$2];[.G59]+1/[.$H$2])" office:value-type="float" office:value="1.425" calcext:value-type="float">
            <text:p>1,425</text:p>
          </table:table-cell>
          <table:table-cell table:number-columns-repeated="4"/>
          <table:table-cell table:style-name="ce36" table:formula="of:=SUM(MOD(SUM([.L59]-[.L$2];[.T$2]);[.R$2]-[.L$2]);[.L$2])" office:value-type="time" office:time-value="PT09H40M00S" calcext:value-type="time">
            <text:p>09:40:00</text:p>
          </table:table-cell>
          <table:table-cell table:style-name="ce11" table:formula="of:=IF([.L60]&lt;[.L59];[.M59]+[.H$2];[.M59])" office:value-type="float" office:value="0" calcext:value-type="float">
            <text:p>0</text:p>
          </table:table-cell>
          <table:table-cell table:style-name="ce11" table:formula="of:=OFFSET([.C$4];[.M60];0)" office:value-type="float" office:value="43745" calcext:value-type="float">
            <text:p>43745</text:p>
          </table:table-cell>
          <table:table-cell table:style-name="ce37" table:formula="of:=[.L60]" office:value-type="float" office:value="0.402777777777777" calcext:value-type="float">
            <text:p>0.4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];0)&lt;=[.O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05:54:19.499934" calcext:value-type="date">
            <text:p>2019-10-08 05:54:19</text:p>
          </table:table-cell>
          <table:table-cell table:formula="of:=[.A61]" office:value-type="float" office:value="43746.246059027" calcext:value-type="float">
            <text:p>43746.246059027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246059027012961" calcext:value-type="float">
            <text:p>0.246059027012961</text:p>
          </table:table-cell>
          <table:table-cell table:formula="of:=MOD([.E60]-[.$E$2];[.$H$2])+1+[.$E$2]" office:value-type="float" office:value="169" calcext:value-type="float">
            <text:p>169</text:p>
          </table:table-cell>
          <table:table-cell table:formula="of:=MOD([.F60]+1/[.$H$2];5)" office:value-type="float" office:value="1.45" calcext:value-type="float">
            <text:p>1,45</text:p>
          </table:table-cell>
          <table:table-cell table:formula="of:=IF([.F61]&lt;0.000001;[.G60]+2+1/[.$H$2];[.G60]+1/[.$H$2])" office:value-type="float" office:value="1.45" calcext:value-type="float">
            <text:p>1,45</text:p>
          </table:table-cell>
          <table:table-cell table:number-columns-repeated="4"/>
          <table:table-cell table:style-name="ce36" table:formula="of:=SUM(MOD(SUM([.L60]-[.L$2];[.T$2]);[.R$2]-[.L$2]);[.L$2])" office:value-type="time" office:time-value="PT09H50M00S" calcext:value-type="time">
            <text:p>09:50:00</text:p>
          </table:table-cell>
          <table:table-cell table:style-name="ce11" table:formula="of:=IF([.L61]&lt;[.L60];[.M60]+[.H$2];[.M60])" office:value-type="float" office:value="0" calcext:value-type="float">
            <text:p>0</text:p>
          </table:table-cell>
          <table:table-cell table:style-name="ce11" table:formula="of:=OFFSET([.C$4];[.M61];0)" office:value-type="float" office:value="43745" calcext:value-type="float">
            <text:p>43745</text:p>
          </table:table-cell>
          <table:table-cell table:style-name="ce37" table:formula="of:=[.L61]" office:value-type="float" office:value="0.409722222222222" calcext:value-type="float">
            <text:p>0.40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];0)&lt;=[.O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06:38:09.408561" calcext:value-type="date">
            <text:p>2019-10-08 06:38:09</text:p>
          </table:table-cell>
          <table:table-cell table:formula="of:=[.A62]" office:value-type="float" office:value="43746.2764977843" calcext:value-type="float">
            <text:p>43746.2764977843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276497784274397" calcext:value-type="float">
            <text:p>0.276497784274397</text:p>
          </table:table-cell>
          <table:table-cell table:formula="of:=MOD([.E61]-[.$E$2];[.$H$2])+1+[.$E$2]" office:value-type="float" office:value="170" calcext:value-type="float">
            <text:p>170</text:p>
          </table:table-cell>
          <table:table-cell table:formula="of:=MOD([.F61]+1/[.$H$2];5)" office:value-type="float" office:value="1.475" calcext:value-type="float">
            <text:p>1,475</text:p>
          </table:table-cell>
          <table:table-cell table:formula="of:=IF([.F62]&lt;0.000001;[.G61]+2+1/[.$H$2];[.G61]+1/[.$H$2])" office:value-type="float" office:value="1.475" calcext:value-type="float">
            <text:p>1,475</text:p>
          </table:table-cell>
          <table:table-cell table:number-columns-repeated="4"/>
          <table:table-cell table:style-name="ce36" table:formula="of:=SUM(MOD(SUM([.L61]-[.L$2];[.T$2]);[.R$2]-[.L$2]);[.L$2])" office:value-type="time" office:time-value="PT10H00M00S" calcext:value-type="time">
            <text:p>10:00:00</text:p>
          </table:table-cell>
          <table:table-cell table:style-name="ce11" table:formula="of:=IF([.L62]&lt;[.L61];[.M61]+[.H$2];[.M61])" office:value-type="float" office:value="0" calcext:value-type="float">
            <text:p>0</text:p>
          </table:table-cell>
          <table:table-cell table:style-name="ce11" table:formula="of:=OFFSET([.C$4];[.M62];0)" office:value-type="float" office:value="43745" calcext:value-type="float">
            <text:p>43745</text:p>
          </table:table-cell>
          <table:table-cell table:style-name="ce37" table:formula="of:=[.L62]" office:value-type="float" office:value="0.416666666666666" calcext:value-type="float">
            <text:p>0.416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];0)&lt;=[.O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05:59:57.349799" calcext:value-type="date">
            <text:p>2019-10-08 05:59:57</text:p>
          </table:table-cell>
          <table:table-cell table:formula="of:=[.A63]" office:value-type="float" office:value="43746.2499693264" calcext:value-type="float">
            <text:p>43746.2499693264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249969326374412" calcext:value-type="float">
            <text:p>0.249969326374412</text:p>
          </table:table-cell>
          <table:table-cell table:formula="of:=MOD([.E62]-[.$E$2];[.$H$2])+1+[.$E$2]" office:value-type="float" office:value="171" calcext:value-type="float">
            <text:p>171</text:p>
          </table:table-cell>
          <table:table-cell table:formula="of:=MOD([.F62]+1/[.$H$2];5)" office:value-type="float" office:value="1.5" calcext:value-type="float">
            <text:p>1,5</text:p>
          </table:table-cell>
          <table:table-cell table:formula="of:=IF([.F63]&lt;0.000001;[.G62]+2+1/[.$H$2];[.G62]+1/[.$H$2])" office:value-type="float" office:value="1.5" calcext:value-type="float">
            <text:p>1,5</text:p>
          </table:table-cell>
          <table:table-cell table:number-columns-repeated="4"/>
          <table:table-cell table:style-name="ce36" table:formula="of:=SUM(MOD(SUM([.L62]-[.L$2];[.T$2]);[.R$2]-[.L$2]);[.L$2])" office:value-type="time" office:time-value="PT10H10M00S" calcext:value-type="time">
            <text:p>10:10:00</text:p>
          </table:table-cell>
          <table:table-cell table:style-name="ce11" table:formula="of:=IF([.L63]&lt;[.L62];[.M62]+[.H$2];[.M62])" office:value-type="float" office:value="0" calcext:value-type="float">
            <text:p>0</text:p>
          </table:table-cell>
          <table:table-cell table:style-name="ce11" table:formula="of:=OFFSET([.C$4];[.M63];0)" office:value-type="float" office:value="43745" calcext:value-type="float">
            <text:p>43745</text:p>
          </table:table-cell>
          <table:table-cell table:style-name="ce37" table:formula="of:=[.L63]" office:value-type="float" office:value="0.423611111111111" calcext:value-type="float">
            <text:p>0.42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];0)&lt;=[.O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05:39:12.262321" calcext:value-type="date">
            <text:p>2019-10-08 05:39:12</text:p>
          </table:table-cell>
          <table:table-cell table:formula="of:=[.A64]" office:value-type="float" office:value="43746.2355585917" calcext:value-type="float">
            <text:p>43746.2355585917</text:p>
          </table:table-cell>
          <table:table-cell table:formula="of:=TRUNC([.A64])" office:value-type="float" office:value="43746" calcext:value-type="float">
            <text:p>43746</text:p>
          </table:table-cell>
          <table:table-cell table:formula="of:=[.B64]-[.C64]" office:value-type="float" office:value="0.235558591673907" calcext:value-type="float">
            <text:p>0.235558591673907</text:p>
          </table:table-cell>
          <table:table-cell table:formula="of:=MOD([.E63]-[.$E$2];[.$H$2])+1+[.$E$2]" office:value-type="float" office:value="172" calcext:value-type="float">
            <text:p>172</text:p>
          </table:table-cell>
          <table:table-cell table:formula="of:=MOD([.F63]+1/[.$H$2];5)" office:value-type="float" office:value="1.525" calcext:value-type="float">
            <text:p>1,525</text:p>
          </table:table-cell>
          <table:table-cell table:formula="of:=IF([.F64]&lt;0.000001;[.G63]+2+1/[.$H$2];[.G63]+1/[.$H$2])" office:value-type="float" office:value="1.525" calcext:value-type="float">
            <text:p>1,525</text:p>
          </table:table-cell>
          <table:table-cell table:number-columns-repeated="4"/>
          <table:table-cell table:style-name="ce36" table:formula="of:=SUM(MOD(SUM([.L63]-[.L$2];[.T$2]);[.R$2]-[.L$2]);[.L$2])" office:value-type="time" office:time-value="PT10H20M00S" calcext:value-type="time">
            <text:p>10:20:00</text:p>
          </table:table-cell>
          <table:table-cell table:style-name="ce11" table:formula="of:=IF([.L64]&lt;[.L63];[.M63]+[.H$2];[.M63])" office:value-type="float" office:value="0" calcext:value-type="float">
            <text:p>0</text:p>
          </table:table-cell>
          <table:table-cell table:style-name="ce11" table:formula="of:=OFFSET([.C$4];[.M64];0)" office:value-type="float" office:value="43745" calcext:value-type="float">
            <text:p>43745</text:p>
          </table:table-cell>
          <table:table-cell table:style-name="ce37" table:formula="of:=[.L64]" office:value-type="float" office:value="0.430555555555555" calcext:value-type="float">
            <text:p>0.430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];0)&lt;=[.O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05:47:20.381163" calcext:value-type="date">
            <text:p>2019-10-08 05:47:20</text:p>
          </table:table-cell>
          <table:table-cell table:formula="of:=[.A65]" office:value-type="float" office:value="43746.2412081153" calcext:value-type="float">
            <text:p>43746.2412081153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241208115316113" calcext:value-type="float">
            <text:p>0.241208115316113</text:p>
          </table:table-cell>
          <table:table-cell table:formula="of:=MOD([.E64]-[.$E$2];[.$H$2])+1+[.$E$2]" office:value-type="float" office:value="173" calcext:value-type="float">
            <text:p>173</text:p>
          </table:table-cell>
          <table:table-cell table:formula="of:=MOD([.F64]+1/[.$H$2];5)" office:value-type="float" office:value="1.55" calcext:value-type="float">
            <text:p>1,55</text:p>
          </table:table-cell>
          <table:table-cell table:formula="of:=IF([.F65]&lt;0.000001;[.G64]+2+1/[.$H$2];[.G64]+1/[.$H$2])" office:value-type="float" office:value="1.55" calcext:value-type="float">
            <text:p>1,55</text:p>
          </table:table-cell>
          <table:table-cell table:number-columns-repeated="4"/>
          <table:table-cell table:style-name="ce36" table:formula="of:=SUM(MOD(SUM([.L64]-[.L$2];[.T$2]);[.R$2]-[.L$2]);[.L$2])" office:value-type="time" office:time-value="PT10H30M00S" calcext:value-type="time">
            <text:p>10:30:00</text:p>
          </table:table-cell>
          <table:table-cell table:style-name="ce11" table:formula="of:=IF([.L65]&lt;[.L64];[.M64]+[.H$2];[.M64])" office:value-type="float" office:value="0" calcext:value-type="float">
            <text:p>0</text:p>
          </table:table-cell>
          <table:table-cell table:style-name="ce11" table:formula="of:=OFFSET([.C$4];[.M65];0)" office:value-type="float" office:value="43745" calcext:value-type="float">
            <text:p>43745</text:p>
          </table:table-cell>
          <table:table-cell table:style-name="ce37" table:formula="of:=[.L65]" office:value-type="float" office:value="0.437499999999999" calcext:value-type="float">
            <text:p>0.4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];0)&lt;=[.O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05:52:57.787235" calcext:value-type="date">
            <text:p>2019-10-08 05:52:58</text:p>
          </table:table-cell>
          <table:table-cell table:formula="of:=[.A66]" office:value-type="float" office:value="43746.2451132782" calcext:value-type="float">
            <text:p>43746.2451132782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245113278178906" calcext:value-type="float">
            <text:p>0.245113278178906</text:p>
          </table:table-cell>
          <table:table-cell table:formula="of:=MOD([.E65]-[.$E$2];[.$H$2])+1+[.$E$2]" office:value-type="float" office:value="174" calcext:value-type="float">
            <text:p>174</text:p>
          </table:table-cell>
          <table:table-cell table:formula="of:=MOD([.F65]+1/[.$H$2];5)" office:value-type="float" office:value="1.575" calcext:value-type="float">
            <text:p>1,575</text:p>
          </table:table-cell>
          <table:table-cell table:formula="of:=IF([.F66]&lt;0.000001;[.G65]+2+1/[.$H$2];[.G65]+1/[.$H$2])" office:value-type="float" office:value="1.575" calcext:value-type="float">
            <text:p>1,575</text:p>
          </table:table-cell>
          <table:table-cell table:number-columns-repeated="4"/>
          <table:table-cell table:style-name="ce36" table:formula="of:=SUM(MOD(SUM([.L65]-[.L$2];[.T$2]);[.R$2]-[.L$2]);[.L$2])" office:value-type="time" office:time-value="PT00H10M00S" calcext:value-type="time">
            <text:p>00:10:00</text:p>
          </table:table-cell>
          <table:table-cell table:style-name="ce11" table:formula="of:=IF([.L66]&lt;[.L65];[.M65]+[.H$2];[.M65])" office:value-type="float" office:value="40" calcext:value-type="float">
            <text:p>40</text:p>
          </table:table-cell>
          <table:table-cell table:style-name="ce11" table:formula="of:=OFFSET([.C$4];[.M66];0)" office:value-type="float" office:value="43746" calcext:value-type="float">
            <text:p>43746</text:p>
          </table:table-cell>
          <table:table-cell table:style-name="ce37" table:formula="of:=[.L66]" office:value-type="float" office:value="0.00694444444444381" calcext:value-type="float">
            <text:p>0.0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];0)&lt;=[.O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06:13:13.29602" calcext:value-type="date">
            <text:p>2019-10-08 06:13:13</text:p>
          </table:table-cell>
          <table:table-cell table:formula="of:=[.A67]" office:value-type="float" office:value="43746.2591816669" calcext:value-type="float">
            <text:p>43746.2591816669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259181666900986" calcext:value-type="float">
            <text:p>0.259181666900986</text:p>
          </table:table-cell>
          <table:table-cell table:formula="of:=MOD([.E66]-[.$E$2];[.$H$2])+1+[.$E$2]" office:value-type="float" office:value="175" calcext:value-type="float">
            <text:p>175</text:p>
          </table:table-cell>
          <table:table-cell table:formula="of:=MOD([.F66]+1/[.$H$2];5)" office:value-type="float" office:value="1.6" calcext:value-type="float">
            <text:p>1,6</text:p>
          </table:table-cell>
          <table:table-cell table:formula="of:=IF([.F67]&lt;0.000001;[.G66]+2+1/[.$H$2];[.G66]+1/[.$H$2])" office:value-type="float" office:value="1.6" calcext:value-type="float">
            <text:p>1,6</text:p>
          </table:table-cell>
          <table:table-cell table:number-columns-repeated="4"/>
          <table:table-cell table:style-name="ce36" table:formula="of:=SUM(MOD(SUM([.L66]-[.L$2];[.T$2]);[.R$2]-[.L$2]);[.L$2])" office:value-type="time" office:time-value="PT00H20M00S" calcext:value-type="time">
            <text:p>00:20:00</text:p>
          </table:table-cell>
          <table:table-cell table:style-name="ce11" table:formula="of:=IF([.L67]&lt;[.L66];[.M66]+[.H$2];[.M66])" office:value-type="float" office:value="40" calcext:value-type="float">
            <text:p>40</text:p>
          </table:table-cell>
          <table:table-cell table:style-name="ce11" table:formula="of:=OFFSET([.C$4];[.M67];0)" office:value-type="float" office:value="43746" calcext:value-type="float">
            <text:p>43746</text:p>
          </table:table-cell>
          <table:table-cell table:style-name="ce37" table:formula="of:=[.L67]" office:value-type="float" office:value="0.0138888888888883" calcext:value-type="float">
            <text:p>0.0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];0)&lt;=[.O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05:47:51.075188" calcext:value-type="date">
            <text:p>2019-10-08 05:47:51</text:p>
          </table:table-cell>
          <table:table-cell table:formula="of:=[.A68]" office:value-type="float" office:value="43746.2415633702" calcext:value-type="float">
            <text:p>43746.2415633702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241563370225776" calcext:value-type="float">
            <text:p>0.241563370225776</text:p>
          </table:table-cell>
          <table:table-cell table:formula="of:=MOD([.E67]-[.$E$2];[.$H$2])+1+[.$E$2]" office:value-type="float" office:value="176" calcext:value-type="float">
            <text:p>176</text:p>
          </table:table-cell>
          <table:table-cell table:formula="of:=MOD([.F67]+1/[.$H$2];5)" office:value-type="float" office:value="1.625" calcext:value-type="float">
            <text:p>1,625</text:p>
          </table:table-cell>
          <table:table-cell table:formula="of:=IF([.F68]&lt;0.000001;[.G67]+2+1/[.$H$2];[.G67]+1/[.$H$2])" office:value-type="float" office:value="1.625" calcext:value-type="float">
            <text:p>1,625</text:p>
          </table:table-cell>
          <table:table-cell table:number-columns-repeated="4"/>
          <table:table-cell table:style-name="ce36" table:formula="of:=SUM(MOD(SUM([.L67]-[.L$2];[.T$2]);[.R$2]-[.L$2]);[.L$2])" office:value-type="time" office:time-value="PT00H30M00S" calcext:value-type="time">
            <text:p>00:30:00</text:p>
          </table:table-cell>
          <table:table-cell table:style-name="ce11" table:formula="of:=IF([.L68]&lt;[.L67];[.M67]+[.H$2];[.M67])" office:value-type="float" office:value="40" calcext:value-type="float">
            <text:p>40</text:p>
          </table:table-cell>
          <table:table-cell table:style-name="ce11" table:formula="of:=OFFSET([.C$4];[.M68];0)" office:value-type="float" office:value="43746" calcext:value-type="float">
            <text:p>43746</text:p>
          </table:table-cell>
          <table:table-cell table:style-name="ce37" table:formula="of:=[.L68]" office:value-type="float" office:value="0.0208333333333327" calcext:value-type="float">
            <text:p>0.0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];0)&lt;=[.O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05:51:01.090504" calcext:value-type="date">
            <text:p>2019-10-08 05:51:01</text:p>
          </table:table-cell>
          <table:table-cell table:formula="of:=[.A69]" office:value-type="float" office:value="43746.2437626216" calcext:value-type="float">
            <text:p>43746.2437626216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243762621576025" calcext:value-type="float">
            <text:p>0.243762621576025</text:p>
          </table:table-cell>
          <table:table-cell table:formula="of:=MOD([.E68]-[.$E$2];[.$H$2])+1+[.$E$2]" office:value-type="float" office:value="177" calcext:value-type="float">
            <text:p>177</text:p>
          </table:table-cell>
          <table:table-cell table:formula="of:=MOD([.F68]+1/[.$H$2];5)" office:value-type="float" office:value="1.65" calcext:value-type="float">
            <text:p>1,65</text:p>
          </table:table-cell>
          <table:table-cell table:formula="of:=IF([.F69]&lt;0.000001;[.G68]+2+1/[.$H$2];[.G68]+1/[.$H$2])" office:value-type="float" office:value="1.65" calcext:value-type="float">
            <text:p>1,65</text:p>
          </table:table-cell>
          <table:table-cell table:number-columns-repeated="4"/>
          <table:table-cell table:style-name="ce36" table:formula="of:=SUM(MOD(SUM([.L68]-[.L$2];[.T$2]);[.R$2]-[.L$2]);[.L$2])" office:value-type="time" office:time-value="PT00H40M00S" calcext:value-type="time">
            <text:p>00:40:00</text:p>
          </table:table-cell>
          <table:table-cell table:style-name="ce11" table:formula="of:=IF([.L69]&lt;[.L68];[.M68]+[.H$2];[.M68])" office:value-type="float" office:value="40" calcext:value-type="float">
            <text:p>40</text:p>
          </table:table-cell>
          <table:table-cell table:style-name="ce11" table:formula="of:=OFFSET([.C$4];[.M69];0)" office:value-type="float" office:value="43746" calcext:value-type="float">
            <text:p>43746</text:p>
          </table:table-cell>
          <table:table-cell table:style-name="ce37" table:formula="of:=[.L69]" office:value-type="float" office:value="0.0277777777777771" calcext:value-type="float">
            <text:p>0.0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];0)&lt;=[.O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06:06:20.230882" calcext:value-type="date">
            <text:p>2019-10-08 06:06:20</text:p>
          </table:table-cell>
          <table:table-cell table:formula="of:=[.A70]" office:value-type="float" office:value="43746.2544008204" calcext:value-type="float">
            <text:p>43746.2544008204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254400820398587" calcext:value-type="float">
            <text:p>0.254400820398587</text:p>
          </table:table-cell>
          <table:table-cell table:formula="of:=MOD([.E69]-[.$E$2];[.$H$2])+1+[.$E$2]" office:value-type="float" office:value="178" calcext:value-type="float">
            <text:p>178</text:p>
          </table:table-cell>
          <table:table-cell table:formula="of:=MOD([.F69]+1/[.$H$2];5)" office:value-type="float" office:value="1.675" calcext:value-type="float">
            <text:p>1,675</text:p>
          </table:table-cell>
          <table:table-cell table:formula="of:=IF([.F70]&lt;0.000001;[.G69]+2+1/[.$H$2];[.G69]+1/[.$H$2])" office:value-type="float" office:value="1.675" calcext:value-type="float">
            <text:p>1,675</text:p>
          </table:table-cell>
          <table:table-cell table:number-columns-repeated="4"/>
          <table:table-cell table:style-name="ce36" table:formula="of:=SUM(MOD(SUM([.L69]-[.L$2];[.T$2]);[.R$2]-[.L$2]);[.L$2])" office:value-type="time" office:time-value="PT00H50M00S" calcext:value-type="time">
            <text:p>00:50:00</text:p>
          </table:table-cell>
          <table:table-cell table:style-name="ce11" table:formula="of:=IF([.L70]&lt;[.L69];[.M69]+[.H$2];[.M69])" office:value-type="float" office:value="40" calcext:value-type="float">
            <text:p>40</text:p>
          </table:table-cell>
          <table:table-cell table:style-name="ce11" table:formula="of:=OFFSET([.C$4];[.M70];0)" office:value-type="float" office:value="43746" calcext:value-type="float">
            <text:p>43746</text:p>
          </table:table-cell>
          <table:table-cell table:style-name="ce37" table:formula="of:=[.L70]" office:value-type="float" office:value="0.0347222222222216" calcext:value-type="float">
            <text:p>0.03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];0)&lt;=[.O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05:41:55.005432" calcext:value-type="date">
            <text:p>2019-10-08 05:41:55</text:p>
          </table:table-cell>
          <table:table-cell table:formula="of:=[.A71]" office:value-type="float" office:value="43746.2374421925" calcext:value-type="float">
            <text:p>43746.2374421925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237442192497838" calcext:value-type="float">
            <text:p>0.237442192497838</text:p>
          </table:table-cell>
          <table:table-cell table:formula="of:=MOD([.E70]-[.$E$2];[.$H$2])+1+[.$E$2]" office:value-type="float" office:value="179" calcext:value-type="float">
            <text:p>179</text:p>
          </table:table-cell>
          <table:table-cell table:formula="of:=MOD([.F70]+1/[.$H$2];5)" office:value-type="float" office:value="1.7" calcext:value-type="float">
            <text:p>1,7</text:p>
          </table:table-cell>
          <table:table-cell table:formula="of:=IF([.F71]&lt;0.000001;[.G70]+2+1/[.$H$2];[.G70]+1/[.$H$2])" office:value-type="float" office:value="1.7" calcext:value-type="float">
            <text:p>1,7</text:p>
          </table:table-cell>
          <table:table-cell table:number-columns-repeated="4"/>
          <table:table-cell table:style-name="ce36" table:formula="of:=SUM(MOD(SUM([.L70]-[.L$2];[.T$2]);[.R$2]-[.L$2]);[.L$2])" office:value-type="time" office:time-value="PT01H00M00S" calcext:value-type="time">
            <text:p>01:00:00</text:p>
          </table:table-cell>
          <table:table-cell table:style-name="ce11" table:formula="of:=IF([.L71]&lt;[.L70];[.M70]+[.H$2];[.M70])" office:value-type="float" office:value="40" calcext:value-type="float">
            <text:p>40</text:p>
          </table:table-cell>
          <table:table-cell table:style-name="ce11" table:formula="of:=OFFSET([.C$4];[.M71];0)" office:value-type="float" office:value="43746" calcext:value-type="float">
            <text:p>43746</text:p>
          </table:table-cell>
          <table:table-cell table:style-name="ce37" table:formula="of:=[.L71]" office:value-type="float" office:value="0.041666666666666" calcext:value-type="float">
            <text:p>0.041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];0)&lt;=[.O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06:05:15.837469" calcext:value-type="date">
            <text:p>2019-10-08 06:05:16</text:p>
          </table:table-cell>
          <table:table-cell table:formula="of:=[.A72]" office:value-type="float" office:value="43746.2536555263" calcext:value-type="float">
            <text:p>43746.2536555263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253655526263174" calcext:value-type="float">
            <text:p>0.253655526263174</text:p>
          </table:table-cell>
          <table:table-cell table:formula="of:=MOD([.E71]-[.$E$2];[.$H$2])+1+[.$E$2]" office:value-type="float" office:value="180" calcext:value-type="float">
            <text:p>180</text:p>
          </table:table-cell>
          <table:table-cell table:formula="of:=MOD([.F71]+1/[.$H$2];5)" office:value-type="float" office:value="1.725" calcext:value-type="float">
            <text:p>1,725</text:p>
          </table:table-cell>
          <table:table-cell table:formula="of:=IF([.F72]&lt;0.000001;[.G71]+2+1/[.$H$2];[.G71]+1/[.$H$2])" office:value-type="float" office:value="1.725" calcext:value-type="float">
            <text:p>1,725</text:p>
          </table:table-cell>
          <table:table-cell table:number-columns-repeated="4"/>
          <table:table-cell table:style-name="ce36" table:formula="of:=SUM(MOD(SUM([.L71]-[.L$2];[.T$2]);[.R$2]-[.L$2]);[.L$2])" office:value-type="time" office:time-value="PT01H10M00S" calcext:value-type="time">
            <text:p>01:10:00</text:p>
          </table:table-cell>
          <table:table-cell table:style-name="ce11" table:formula="of:=IF([.L72]&lt;[.L71];[.M71]+[.H$2];[.M71])" office:value-type="float" office:value="40" calcext:value-type="float">
            <text:p>40</text:p>
          </table:table-cell>
          <table:table-cell table:style-name="ce11" table:formula="of:=OFFSET([.C$4];[.M72];0)" office:value-type="float" office:value="43746" calcext:value-type="float">
            <text:p>43746</text:p>
          </table:table-cell>
          <table:table-cell table:style-name="ce37" table:formula="of:=[.L72]" office:value-type="float" office:value="0.0486111111111105" calcext:value-type="float">
            <text:p>0.048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];0)&lt;=[.O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06:10:47.187216" calcext:value-type="date">
            <text:p>2019-10-08 06:10:47</text:p>
          </table:table-cell>
          <table:table-cell table:formula="of:=[.A73]" office:value-type="float" office:value="43746.2574905928" calcext:value-type="float">
            <text:p>43746.2574905928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257490592783142" calcext:value-type="float">
            <text:p>0.257490592783142</text:p>
          </table:table-cell>
          <table:table-cell table:formula="of:=MOD([.E72]-[.$E$2];[.$H$2])+1+[.$E$2]" office:value-type="float" office:value="181" calcext:value-type="float">
            <text:p>181</text:p>
          </table:table-cell>
          <table:table-cell table:formula="of:=MOD([.F72]+1/[.$H$2];5)" office:value-type="float" office:value="1.75" calcext:value-type="float">
            <text:p>1,75</text:p>
          </table:table-cell>
          <table:table-cell table:formula="of:=IF([.F73]&lt;0.000001;[.G72]+2+1/[.$H$2];[.G72]+1/[.$H$2])" office:value-type="float" office:value="1.75" calcext:value-type="float">
            <text:p>1,75</text:p>
          </table:table-cell>
          <table:table-cell table:number-columns-repeated="4"/>
          <table:table-cell table:style-name="ce36" table:formula="of:=SUM(MOD(SUM([.L72]-[.L$2];[.T$2]);[.R$2]-[.L$2]);[.L$2])" office:value-type="time" office:time-value="PT01H20M00S" calcext:value-type="time">
            <text:p>01:20:00</text:p>
          </table:table-cell>
          <table:table-cell table:style-name="ce11" table:formula="of:=IF([.L73]&lt;[.L72];[.M72]+[.H$2];[.M72])" office:value-type="float" office:value="40" calcext:value-type="float">
            <text:p>40</text:p>
          </table:table-cell>
          <table:table-cell table:style-name="ce11" table:formula="of:=OFFSET([.C$4];[.M73];0)" office:value-type="float" office:value="43746" calcext:value-type="float">
            <text:p>43746</text:p>
          </table:table-cell>
          <table:table-cell table:style-name="ce37" table:formula="of:=[.L73]" office:value-type="float" office:value="0.0555555555555549" calcext:value-type="float">
            <text:p>0.05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];0)&lt;=[.O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06:02:07.79661" calcext:value-type="date">
            <text:p>2019-10-08 06:02:08</text:p>
          </table:table-cell>
          <table:table-cell table:formula="of:=[.A74]" office:value-type="float" office:value="43746.2514791274" calcext:value-type="float">
            <text:p>43746.2514791274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251479127429775" calcext:value-type="float">
            <text:p>0.251479127429775</text:p>
          </table:table-cell>
          <table:table-cell table:formula="of:=MOD([.E73]-[.$E$2];[.$H$2])+1+[.$E$2]" office:value-type="float" office:value="182" calcext:value-type="float">
            <text:p>182</text:p>
          </table:table-cell>
          <table:table-cell table:formula="of:=MOD([.F73]+1/[.$H$2];5)" office:value-type="float" office:value="1.775" calcext:value-type="float">
            <text:p>1,775</text:p>
          </table:table-cell>
          <table:table-cell table:formula="of:=IF([.F74]&lt;0.000001;[.G73]+2+1/[.$H$2];[.G73]+1/[.$H$2])" office:value-type="float" office:value="1.775" calcext:value-type="float">
            <text:p>1,775</text:p>
          </table:table-cell>
          <table:table-cell table:number-columns-repeated="4"/>
          <table:table-cell table:style-name="ce36" table:formula="of:=SUM(MOD(SUM([.L73]-[.L$2];[.T$2]);[.R$2]-[.L$2]);[.L$2])" office:value-type="time" office:time-value="PT01H30M00S" calcext:value-type="time">
            <text:p>01:30:00</text:p>
          </table:table-cell>
          <table:table-cell table:style-name="ce11" table:formula="of:=IF([.L74]&lt;[.L73];[.M73]+[.H$2];[.M73])" office:value-type="float" office:value="40" calcext:value-type="float">
            <text:p>40</text:p>
          </table:table-cell>
          <table:table-cell table:style-name="ce11" table:formula="of:=OFFSET([.C$4];[.M74];0)" office:value-type="float" office:value="43746" calcext:value-type="float">
            <text:p>43746</text:p>
          </table:table-cell>
          <table:table-cell table:style-name="ce37" table:formula="of:=[.L74]" office:value-type="float" office:value="0.0624999999999994" calcext:value-type="float">
            <text:p>0.06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];0)&lt;=[.O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06:15:07.917506" calcext:value-type="date">
            <text:p>2019-10-08 06:15:08</text:p>
          </table:table-cell>
          <table:table-cell table:formula="of:=[.A75]" office:value-type="float" office:value="43746.2605083045" calcext:value-type="float">
            <text:p>43746.2605083045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260508304469113" calcext:value-type="float">
            <text:p>0.260508304469113</text:p>
          </table:table-cell>
          <table:table-cell table:formula="of:=MOD([.E74]-[.$E$2];[.$H$2])+1+[.$E$2]" office:value-type="float" office:value="183" calcext:value-type="float">
            <text:p>183</text:p>
          </table:table-cell>
          <table:table-cell table:formula="of:=MOD([.F74]+1/[.$H$2];5)" office:value-type="float" office:value="1.8" calcext:value-type="float">
            <text:p>1,8</text:p>
          </table:table-cell>
          <table:table-cell table:formula="of:=IF([.F75]&lt;0.000001;[.G74]+2+1/[.$H$2];[.G74]+1/[.$H$2])" office:value-type="float" office:value="1.8" calcext:value-type="float">
            <text:p>1,8</text:p>
          </table:table-cell>
          <table:table-cell table:number-columns-repeated="4"/>
          <table:table-cell table:style-name="ce36" table:formula="of:=SUM(MOD(SUM([.L74]-[.L$2];[.T$2]);[.R$2]-[.L$2]);[.L$2])" office:value-type="time" office:time-value="PT01H40M00S" calcext:value-type="time">
            <text:p>01:40:00</text:p>
          </table:table-cell>
          <table:table-cell table:style-name="ce11" table:formula="of:=IF([.L75]&lt;[.L74];[.M74]+[.H$2];[.M74])" office:value-type="float" office:value="40" calcext:value-type="float">
            <text:p>40</text:p>
          </table:table-cell>
          <table:table-cell table:style-name="ce11" table:formula="of:=OFFSET([.C$4];[.M75];0)" office:value-type="float" office:value="43746" calcext:value-type="float">
            <text:p>43746</text:p>
          </table:table-cell>
          <table:table-cell table:style-name="ce37" table:formula="of:=[.L75]" office:value-type="float" office:value="0.0694444444444438" calcext:value-type="float">
            <text:p>0.06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];0)&lt;=[.O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05:43:36.999248" calcext:value-type="date">
            <text:p>2019-10-08 05:43:37</text:p>
          </table:table-cell>
          <table:table-cell table:formula="of:=[.A76]" office:value-type="float" office:value="43746.2386226765" calcext:value-type="float">
            <text:p>43746.2386226765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238622676479281" calcext:value-type="float">
            <text:p>0.238622676479281</text:p>
          </table:table-cell>
          <table:table-cell table:formula="of:=MOD([.E75]-[.$E$2];[.$H$2])+1+[.$E$2]" office:value-type="float" office:value="184" calcext:value-type="float">
            <text:p>184</text:p>
          </table:table-cell>
          <table:table-cell table:formula="of:=MOD([.F75]+1/[.$H$2];5)" office:value-type="float" office:value="1.825" calcext:value-type="float">
            <text:p>1,825</text:p>
          </table:table-cell>
          <table:table-cell table:formula="of:=IF([.F76]&lt;0.000001;[.G75]+2+1/[.$H$2];[.G75]+1/[.$H$2])" office:value-type="float" office:value="1.825" calcext:value-type="float">
            <text:p>1,825</text:p>
          </table:table-cell>
          <table:table-cell table:number-columns-repeated="4"/>
          <table:table-cell table:style-name="ce36" table:formula="of:=SUM(MOD(SUM([.L75]-[.L$2];[.T$2]);[.R$2]-[.L$2]);[.L$2])" office:value-type="time" office:time-value="PT01H50M00S" calcext:value-type="time">
            <text:p>01:50:00</text:p>
          </table:table-cell>
          <table:table-cell table:style-name="ce11" table:formula="of:=IF([.L76]&lt;[.L75];[.M75]+[.H$2];[.M75])" office:value-type="float" office:value="40" calcext:value-type="float">
            <text:p>40</text:p>
          </table:table-cell>
          <table:table-cell table:style-name="ce11" table:formula="of:=OFFSET([.C$4];[.M76];0)" office:value-type="float" office:value="43746" calcext:value-type="float">
            <text:p>43746</text:p>
          </table:table-cell>
          <table:table-cell table:style-name="ce37" table:formula="of:=[.L76]" office:value-type="float" office:value="0.0763888888888883" calcext:value-type="float">
            <text:p>0.07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];0)&lt;=[.O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05:42:18.816207" calcext:value-type="date">
            <text:p>2019-10-08 05:42:19</text:p>
          </table:table-cell>
          <table:table-cell table:formula="of:=[.A77]" office:value-type="float" office:value="43746.2377177802" calcext:value-type="float">
            <text:p>43746.2377177802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237717780175444" calcext:value-type="float">
            <text:p>0.237717780175444</text:p>
          </table:table-cell>
          <table:table-cell table:formula="of:=MOD([.E76]-[.$E$2];[.$H$2])+1+[.$E$2]" office:value-type="float" office:value="185" calcext:value-type="float">
            <text:p>185</text:p>
          </table:table-cell>
          <table:table-cell table:formula="of:=MOD([.F76]+1/[.$H$2];5)" office:value-type="float" office:value="1.85" calcext:value-type="float">
            <text:p>1,85</text:p>
          </table:table-cell>
          <table:table-cell table:formula="of:=IF([.F77]&lt;0.000001;[.G76]+2+1/[.$H$2];[.G76]+1/[.$H$2])" office:value-type="float" office:value="1.85" calcext:value-type="float">
            <text:p>1,85</text:p>
          </table:table-cell>
          <table:table-cell table:number-columns-repeated="4"/>
          <table:table-cell table:style-name="ce36" table:formula="of:=SUM(MOD(SUM([.L76]-[.L$2];[.T$2]);[.R$2]-[.L$2]);[.L$2])" office:value-type="time" office:time-value="PT02H00M00S" calcext:value-type="time">
            <text:p>02:00:00</text:p>
          </table:table-cell>
          <table:table-cell table:style-name="ce11" table:formula="of:=IF([.L77]&lt;[.L76];[.M76]+[.H$2];[.M76])" office:value-type="float" office:value="40" calcext:value-type="float">
            <text:p>40</text:p>
          </table:table-cell>
          <table:table-cell table:style-name="ce11" table:formula="of:=OFFSET([.C$4];[.M77];0)" office:value-type="float" office:value="43746" calcext:value-type="float">
            <text:p>43746</text:p>
          </table:table-cell>
          <table:table-cell table:style-name="ce37" table:formula="of:=[.L77]" office:value-type="float" office:value="0.0833333333333327" calcext:value-type="float">
            <text:p>0.08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];0)&lt;=[.O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06:00:41.217632" calcext:value-type="date">
            <text:p>2019-10-08 06:00:41</text:p>
          </table:table-cell>
          <table:table-cell table:formula="of:=[.A78]" office:value-type="float" office:value="43746.2504770559" calcext:value-type="float">
            <text:p>43746.2504770559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250477055924421" calcext:value-type="float">
            <text:p>0.250477055924421</text:p>
          </table:table-cell>
          <table:table-cell table:formula="of:=MOD([.E77]-[.$E$2];[.$H$2])+1+[.$E$2]" office:value-type="float" office:value="186" calcext:value-type="float">
            <text:p>186</text:p>
          </table:table-cell>
          <table:table-cell table:formula="of:=MOD([.F77]+1/[.$H$2];5)" office:value-type="float" office:value="1.875" calcext:value-type="float">
            <text:p>1,875</text:p>
          </table:table-cell>
          <table:table-cell table:formula="of:=IF([.F78]&lt;0.000001;[.G77]+2+1/[.$H$2];[.G77]+1/[.$H$2])" office:value-type="float" office:value="1.875" calcext:value-type="float">
            <text:p>1,875</text:p>
          </table:table-cell>
          <table:table-cell table:number-columns-repeated="4"/>
          <table:table-cell table:style-name="ce36" table:formula="of:=SUM(MOD(SUM([.L77]-[.L$2];[.T$2]);[.R$2]-[.L$2]);[.L$2])" office:value-type="time" office:time-value="PT02H10M00S" calcext:value-type="time">
            <text:p>02:10:00</text:p>
          </table:table-cell>
          <table:table-cell table:style-name="ce11" table:formula="of:=IF([.L78]&lt;[.L77];[.M77]+[.H$2];[.M77])" office:value-type="float" office:value="40" calcext:value-type="float">
            <text:p>40</text:p>
          </table:table-cell>
          <table:table-cell table:style-name="ce11" table:formula="of:=OFFSET([.C$4];[.M78];0)" office:value-type="float" office:value="43746" calcext:value-type="float">
            <text:p>43746</text:p>
          </table:table-cell>
          <table:table-cell table:style-name="ce37" table:formula="of:=[.L78]" office:value-type="float" office:value="0.0902777777777772" calcext:value-type="float">
            <text:p>0.09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];0)&lt;=[.O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05:54:41.222071" calcext:value-type="date">
            <text:p>2019-10-08 05:54:41</text:p>
          </table:table-cell>
          <table:table-cell table:formula="of:=[.A79]" office:value-type="float" office:value="43746.2463104406" calcext:value-type="float">
            <text:p>43746.2463104406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246310440634261" calcext:value-type="float">
            <text:p>0.246310440634261</text:p>
          </table:table-cell>
          <table:table-cell table:formula="of:=MOD([.E78]-[.$E$2];[.$H$2])+1+[.$E$2]" office:value-type="float" office:value="187" calcext:value-type="float">
            <text:p>187</text:p>
          </table:table-cell>
          <table:table-cell table:formula="of:=MOD([.F78]+1/[.$H$2];5)" office:value-type="float" office:value="1.9" calcext:value-type="float">
            <text:p>1,9</text:p>
          </table:table-cell>
          <table:table-cell table:formula="of:=IF([.F79]&lt;0.000001;[.G78]+2+1/[.$H$2];[.G78]+1/[.$H$2])" office:value-type="float" office:value="1.9" calcext:value-type="float">
            <text:p>1,9</text:p>
          </table:table-cell>
          <table:table-cell table:number-columns-repeated="4"/>
          <table:table-cell table:style-name="ce36" table:formula="of:=SUM(MOD(SUM([.L78]-[.L$2];[.T$2]);[.R$2]-[.L$2]);[.L$2])" office:value-type="time" office:time-value="PT02H20M00S" calcext:value-type="time">
            <text:p>02:20:00</text:p>
          </table:table-cell>
          <table:table-cell table:style-name="ce11" table:formula="of:=IF([.L79]&lt;[.L78];[.M78]+[.H$2];[.M78])" office:value-type="float" office:value="40" calcext:value-type="float">
            <text:p>40</text:p>
          </table:table-cell>
          <table:table-cell table:style-name="ce11" table:formula="of:=OFFSET([.C$4];[.M79];0)" office:value-type="float" office:value="43746" calcext:value-type="float">
            <text:p>43746</text:p>
          </table:table-cell>
          <table:table-cell table:style-name="ce37" table:formula="of:=[.L79]" office:value-type="float" office:value="0.0972222222222216" calcext:value-type="float">
            <text:p>0.097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];0)&lt;=[.O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05:37:39.466279" calcext:value-type="date">
            <text:p>2019-10-08 05:37:39</text:p>
          </table:table-cell>
          <table:table-cell table:formula="of:=[.A80]" office:value-type="float" office:value="43746.2344845634" calcext:value-type="float">
            <text:p>43746.2344845634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234484563414298" calcext:value-type="float">
            <text:p>0.234484563414298</text:p>
          </table:table-cell>
          <table:table-cell table:formula="of:=MOD([.E79]-[.$E$2];[.$H$2])+1+[.$E$2]" office:value-type="float" office:value="188" calcext:value-type="float">
            <text:p>188</text:p>
          </table:table-cell>
          <table:table-cell table:formula="of:=MOD([.F79]+1/[.$H$2];5)" office:value-type="float" office:value="1.925" calcext:value-type="float">
            <text:p>1,925</text:p>
          </table:table-cell>
          <table:table-cell table:formula="of:=IF([.F80]&lt;0.000001;[.G79]+2+1/[.$H$2];[.G79]+1/[.$H$2])" office:value-type="float" office:value="1.925" calcext:value-type="float">
            <text:p>1,925</text:p>
          </table:table-cell>
          <table:table-cell table:number-columns-repeated="4"/>
          <table:table-cell table:style-name="ce36" table:formula="of:=SUM(MOD(SUM([.L79]-[.L$2];[.T$2]);[.R$2]-[.L$2]);[.L$2])" office:value-type="time" office:time-value="PT02H30M00S" calcext:value-type="time">
            <text:p>02:30:00</text:p>
          </table:table-cell>
          <table:table-cell table:style-name="ce11" table:formula="of:=IF([.L80]&lt;[.L79];[.M79]+[.H$2];[.M79])" office:value-type="float" office:value="40" calcext:value-type="float">
            <text:p>40</text:p>
          </table:table-cell>
          <table:table-cell table:style-name="ce11" table:formula="of:=OFFSET([.C$4];[.M80];0)" office:value-type="float" office:value="43746" calcext:value-type="float">
            <text:p>43746</text:p>
          </table:table-cell>
          <table:table-cell table:style-name="ce37" table:formula="of:=[.L80]" office:value-type="float" office:value="0.104166666666666" calcext:value-type="float">
            <text:p>0.10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];0)&lt;=[.O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05:54:53.020496" calcext:value-type="date">
            <text:p>2019-10-08 05:54:53</text:p>
          </table:table-cell>
          <table:table-cell table:formula="of:=[.A81]" office:value-type="float" office:value="43746.2464469965" calcext:value-type="float">
            <text:p>43746.2464469965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246446996483428" calcext:value-type="float">
            <text:p>0.246446996483428</text:p>
          </table:table-cell>
          <table:table-cell table:formula="of:=MOD([.E80]-[.$E$2];[.$H$2])+1+[.$E$2]" office:value-type="float" office:value="189" calcext:value-type="float">
            <text:p>189</text:p>
          </table:table-cell>
          <table:table-cell table:formula="of:=MOD([.F80]+1/[.$H$2];5)" office:value-type="float" office:value="1.95" calcext:value-type="float">
            <text:p>1,95</text:p>
          </table:table-cell>
          <table:table-cell table:formula="of:=IF([.F81]&lt;0.000001;[.G80]+2+1/[.$H$2];[.G80]+1/[.$H$2])" office:value-type="float" office:value="1.95" calcext:value-type="float">
            <text:p>1,95</text:p>
          </table:table-cell>
          <table:table-cell table:number-columns-repeated="4"/>
          <table:table-cell table:style-name="ce36" table:formula="of:=SUM(MOD(SUM([.L80]-[.L$2];[.T$2]);[.R$2]-[.L$2]);[.L$2])" office:value-type="time" office:time-value="PT02H40M00S" calcext:value-type="time">
            <text:p>02:40:00</text:p>
          </table:table-cell>
          <table:table-cell table:style-name="ce11" table:formula="of:=IF([.L81]&lt;[.L80];[.M80]+[.H$2];[.M80])" office:value-type="float" office:value="40" calcext:value-type="float">
            <text:p>40</text:p>
          </table:table-cell>
          <table:table-cell table:style-name="ce11" table:formula="of:=OFFSET([.C$4];[.M81];0)" office:value-type="float" office:value="43746" calcext:value-type="float">
            <text:p>43746</text:p>
          </table:table-cell>
          <table:table-cell table:style-name="ce37" table:formula="of:=[.L81]" office:value-type="float" office:value="0.111111111111111" calcext:value-type="float">
            <text:p>0.11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];0)&lt;=[.O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05:29:45.657354" calcext:value-type="date">
            <text:p>2019-10-08 05:29:46</text:p>
          </table:table-cell>
          <table:table-cell table:style-name="ce7" table:formula="of:=[.A82]" office:value-type="date" office:date-value="2019-10-08T05:29:45.657354" calcext:value-type="date">
            <text:p>2019-10-08 05:29:46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05:29:45.65735416487" calcext:value-type="date">
            <text:p>12/30/99 05:29 AM</text:p>
          </table:table-cell>
          <table:table-cell table:formula="of:=MOD([.E81]-[.$E$2];[.$H$2])+1+[.$E$2]" office:value-type="float" office:value="190" calcext:value-type="float">
            <text:p>190</text:p>
          </table:table-cell>
          <table:table-cell table:formula="of:=MOD([.F81]+1/[.$H$2];5)" office:value-type="float" office:value="1.975" calcext:value-type="float">
            <text:p>1,975</text:p>
          </table:table-cell>
          <table:table-cell table:formula="of:=IF([.F82]&lt;0.000001;[.G81]+2+1/[.$H$2];[.G81]+1/[.$H$2])" office:value-type="float" office:value="1.975" calcext:value-type="float">
            <text:p>1,975</text:p>
          </table:table-cell>
          <table:table-cell table:number-columns-repeated="4"/>
          <table:table-cell table:style-name="ce36" table:formula="of:=SUM(MOD(SUM([.L81]-[.L$2];[.T$2]);[.R$2]-[.L$2]);[.L$2])" office:value-type="time" office:time-value="PT02H50M00S" calcext:value-type="time">
            <text:p>02:50:00</text:p>
          </table:table-cell>
          <table:table-cell table:style-name="ce11" table:formula="of:=IF([.L82]&lt;[.L81];[.M81]+[.H$2];[.M81])" office:value-type="float" office:value="40" calcext:value-type="float">
            <text:p>40</text:p>
          </table:table-cell>
          <table:table-cell table:style-name="ce11" table:formula="of:=OFFSET([.C$4];[.M82];0)" office:value-type="float" office:value="43746" calcext:value-type="float">
            <text:p>43746</text:p>
          </table:table-cell>
          <table:table-cell table:style-name="ce37" table:formula="of:=[.L82]" office:value-type="float" office:value="0.118055555555555" calcext:value-type="float">
            <text:p>0.11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];0)&lt;=[.O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06:05:08.642656" calcext:value-type="date">
            <text:p>2019-10-09 06:05:09</text:p>
          </table:table-cell>
          <table:table-cell table:style-name="ce7" table:formula="of:=[.A83]" office:value-type="date" office:date-value="2019-10-09T06:05:08.642656" calcext:value-type="date">
            <text:p>2019-10-09 06:05:09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06:05:08.64265551791" calcext:value-type="date">
            <text:p>12/30/99 06:05 AM</text:p>
          </table:table-cell>
          <table:table-cell table:formula="of:=MOD([.E82]-[.$E$2];[.$H$2])+1+[.$E$2]" office:value-type="float" office:value="151" calcext:value-type="float">
            <text:p>151</text:p>
          </table:table-cell>
          <table:table-cell table:formula="of:=MOD([.F82]+1/[.$H$2];5)" office:value-type="float" office:value="2" calcext:value-type="float">
            <text:p>2</text:p>
          </table:table-cell>
          <table:table-cell table:formula="of:=IF([.F83]&lt;0.000001;[.G82]+2+1/[.$H$2];[.G82]+1/[.$H$2])" office:value-type="float" office:value="2" calcext:value-type="float">
            <text:p>2</text:p>
          </table:table-cell>
          <table:table-cell table:number-columns-repeated="4"/>
          <table:table-cell table:style-name="ce36" table:formula="of:=SUM(MOD(SUM([.L82]-[.L$2];[.T$2]);[.R$2]-[.L$2]);[.L$2])" office:value-type="time" office:time-value="PT03H00M00S" calcext:value-type="time">
            <text:p>03:00:00</text:p>
          </table:table-cell>
          <table:table-cell table:style-name="ce11" table:formula="of:=IF([.L83]&lt;[.L82];[.M82]+[.H$2];[.M82])" office:value-type="float" office:value="40" calcext:value-type="float">
            <text:p>40</text:p>
          </table:table-cell>
          <table:table-cell table:style-name="ce11" table:formula="of:=OFFSET([.C$4];[.M83];0)" office:value-type="float" office:value="43746" calcext:value-type="float">
            <text:p>43746</text:p>
          </table:table-cell>
          <table:table-cell table:style-name="ce37" table:formula="of:=[.L83]" office:value-type="float" office:value="0.124999999999999" calcext:value-type="float">
            <text:p>0.1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];0)&lt;=[.O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05:58:29.267649" calcext:value-type="date">
            <text:p>2019-10-09 05:58:29</text:p>
          </table:table-cell>
          <table:table-cell table:style-name="ce7" table:formula="of:=[.A84]" office:value-type="date" office:date-value="2019-10-09T05:58:29.267649" calcext:value-type="date">
            <text:p>2019-10-09 05:58:29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05:58:29.26764851902" calcext:value-type="date">
            <text:p>12/30/99 05:58 AM</text:p>
          </table:table-cell>
          <table:table-cell table:formula="of:=MOD([.E83]-[.$E$2];[.$H$2])+1+[.$E$2]" office:value-type="float" office:value="152" calcext:value-type="float">
            <text:p>152</text:p>
          </table:table-cell>
          <table:table-cell table:formula="of:=MOD([.F83]+1/[.$H$2];5)" office:value-type="float" office:value="2.025" calcext:value-type="float">
            <text:p>2,025</text:p>
          </table:table-cell>
          <table:table-cell table:formula="of:=IF([.F84]&lt;0.000001;[.G83]+2+1/[.$H$2];[.G83]+1/[.$H$2])" office:value-type="float" office:value="2.025" calcext:value-type="float">
            <text:p>2,025</text:p>
          </table:table-cell>
          <table:table-cell table:number-columns-repeated="4"/>
          <table:table-cell table:style-name="ce36" table:formula="of:=SUM(MOD(SUM([.L83]-[.L$2];[.T$2]);[.R$2]-[.L$2]);[.L$2])" office:value-type="time" office:time-value="PT03H10M00S" calcext:value-type="time">
            <text:p>03:10:00</text:p>
          </table:table-cell>
          <table:table-cell table:style-name="ce11" table:formula="of:=IF([.L84]&lt;[.L83];[.M83]+[.H$2];[.M83])" office:value-type="float" office:value="40" calcext:value-type="float">
            <text:p>40</text:p>
          </table:table-cell>
          <table:table-cell table:style-name="ce11" table:formula="of:=OFFSET([.C$4];[.M84];0)" office:value-type="float" office:value="43746" calcext:value-type="float">
            <text:p>43746</text:p>
          </table:table-cell>
          <table:table-cell table:style-name="ce37" table:formula="of:=[.L84]" office:value-type="float" office:value="0.131944444444444" calcext:value-type="float">
            <text:p>0.13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];0)&lt;=[.O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06:00:24.930846" calcext:value-type="date">
            <text:p>2019-10-09 06:00:25</text:p>
          </table:table-cell>
          <table:table-cell table:style-name="ce7" table:formula="of:=[.A85]" office:value-type="date" office:date-value="2019-10-09T06:00:24.930846" calcext:value-type="date">
            <text:p>2019-10-09 06:00:25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06:00:24.93084571324" calcext:value-type="date">
            <text:p>12/30/99 06:00 AM</text:p>
          </table:table-cell>
          <table:table-cell table:formula="of:=MOD([.E84]-[.$E$2];[.$H$2])+1+[.$E$2]" office:value-type="float" office:value="153" calcext:value-type="float">
            <text:p>153</text:p>
          </table:table-cell>
          <table:table-cell table:formula="of:=MOD([.F84]+1/[.$H$2];5)" office:value-type="float" office:value="2.05" calcext:value-type="float">
            <text:p>2,05</text:p>
          </table:table-cell>
          <table:table-cell table:formula="of:=IF([.F85]&lt;0.000001;[.G84]+2+1/[.$H$2];[.G84]+1/[.$H$2])" office:value-type="float" office:value="2.05" calcext:value-type="float">
            <text:p>2,05</text:p>
          </table:table-cell>
          <table:table-cell table:number-columns-repeated="4"/>
          <table:table-cell table:style-name="ce36" table:formula="of:=SUM(MOD(SUM([.L84]-[.L$2];[.T$2]);[.R$2]-[.L$2]);[.L$2])" office:value-type="time" office:time-value="PT03H20M00S" calcext:value-type="time">
            <text:p>03:20:00</text:p>
          </table:table-cell>
          <table:table-cell table:style-name="ce11" table:formula="of:=IF([.L85]&lt;[.L84];[.M84]+[.H$2];[.M84])" office:value-type="float" office:value="40" calcext:value-type="float">
            <text:p>40</text:p>
          </table:table-cell>
          <table:table-cell table:style-name="ce11" table:formula="of:=OFFSET([.C$4];[.M85];0)" office:value-type="float" office:value="43746" calcext:value-type="float">
            <text:p>43746</text:p>
          </table:table-cell>
          <table:table-cell table:style-name="ce37" table:formula="of:=[.L85]" office:value-type="float" office:value="0.138888888888888" calcext:value-type="float">
            <text:p>0.1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];0)&lt;=[.O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06:12:54.267856" calcext:value-type="date">
            <text:p>2019-10-09 06:12:54</text:p>
          </table:table-cell>
          <table:table-cell table:style-name="ce7" table:formula="of:=[.A86]" office:value-type="date" office:date-value="2019-10-09T06:12:54.267856" calcext:value-type="date">
            <text:p>2019-10-09 06:12:54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06:12:54.26785575226" calcext:value-type="date">
            <text:p>12/30/99 06:12 AM</text:p>
          </table:table-cell>
          <table:table-cell table:formula="of:=MOD([.E85]-[.$E$2];[.$H$2])+1+[.$E$2]" office:value-type="float" office:value="154" calcext:value-type="float">
            <text:p>154</text:p>
          </table:table-cell>
          <table:table-cell table:formula="of:=MOD([.F85]+1/[.$H$2];5)" office:value-type="float" office:value="2.075" calcext:value-type="float">
            <text:p>2,075</text:p>
          </table:table-cell>
          <table:table-cell table:formula="of:=IF([.F86]&lt;0.000001;[.G85]+2+1/[.$H$2];[.G85]+1/[.$H$2])" office:value-type="float" office:value="2.075" calcext:value-type="float">
            <text:p>2,075</text:p>
          </table:table-cell>
          <table:table-cell table:number-columns-repeated="4"/>
          <table:table-cell table:style-name="ce36" table:formula="of:=SUM(MOD(SUM([.L85]-[.L$2];[.T$2]);[.R$2]-[.L$2]);[.L$2])" office:value-type="time" office:time-value="PT03H30M00S" calcext:value-type="time">
            <text:p>03:30:00</text:p>
          </table:table-cell>
          <table:table-cell table:style-name="ce11" table:formula="of:=IF([.L86]&lt;[.L85];[.M85]+[.H$2];[.M85])" office:value-type="float" office:value="40" calcext:value-type="float">
            <text:p>40</text:p>
          </table:table-cell>
          <table:table-cell table:style-name="ce11" table:formula="of:=OFFSET([.C$4];[.M86];0)" office:value-type="float" office:value="43746" calcext:value-type="float">
            <text:p>43746</text:p>
          </table:table-cell>
          <table:table-cell table:style-name="ce37" table:formula="of:=[.L86]" office:value-type="float" office:value="0.145833333333333" calcext:value-type="float">
            <text:p>0.145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];0)&lt;=[.O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05:43:52.725529" calcext:value-type="date">
            <text:p>2019-10-09 05:43:53</text:p>
          </table:table-cell>
          <table:table-cell table:style-name="ce7" table:formula="of:=[.A87]" office:value-type="date" office:date-value="2019-10-09T05:43:52.725529" calcext:value-type="date">
            <text:p>2019-10-09 05:43:53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05:43:52.72552855778" calcext:value-type="date">
            <text:p>12/30/99 05:43 AM</text:p>
          </table:table-cell>
          <table:table-cell table:formula="of:=MOD([.E86]-[.$E$2];[.$H$2])+1+[.$E$2]" office:value-type="float" office:value="155" calcext:value-type="float">
            <text:p>155</text:p>
          </table:table-cell>
          <table:table-cell table:formula="of:=MOD([.F86]+1/[.$H$2];5)" office:value-type="float" office:value="2.1" calcext:value-type="float">
            <text:p>2,1</text:p>
          </table:table-cell>
          <table:table-cell table:formula="of:=IF([.F87]&lt;0.000001;[.G86]+2+1/[.$H$2];[.G86]+1/[.$H$2])" office:value-type="float" office:value="2.1" calcext:value-type="float">
            <text:p>2,1</text:p>
          </table:table-cell>
          <table:table-cell table:number-columns-repeated="4"/>
          <table:table-cell table:style-name="ce36" table:formula="of:=SUM(MOD(SUM([.L86]-[.L$2];[.T$2]);[.R$2]-[.L$2]);[.L$2])" office:value-type="time" office:time-value="PT03H40M00S" calcext:value-type="time">
            <text:p>03:40:00</text:p>
          </table:table-cell>
          <table:table-cell table:style-name="ce11" table:formula="of:=IF([.L87]&lt;[.L86];[.M86]+[.H$2];[.M86])" office:value-type="float" office:value="40" calcext:value-type="float">
            <text:p>40</text:p>
          </table:table-cell>
          <table:table-cell table:style-name="ce11" table:formula="of:=OFFSET([.C$4];[.M87];0)" office:value-type="float" office:value="43746" calcext:value-type="float">
            <text:p>43746</text:p>
          </table:table-cell>
          <table:table-cell table:style-name="ce37" table:formula="of:=[.L87]" office:value-type="float" office:value="0.152777777777777" calcext:value-type="float">
            <text:p>0.15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];0)&lt;=[.O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05:57:32.244366" calcext:value-type="date">
            <text:p>2019-10-09 05:57:32</text:p>
          </table:table-cell>
          <table:table-cell table:style-name="ce7" table:formula="of:=[.A88]" office:value-type="date" office:date-value="2019-10-09T05:57:32.244366" calcext:value-type="date">
            <text:p>2019-10-09 05:57:32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05:57:32.24436598364" calcext:value-type="date">
            <text:p>12/30/99 05:57 AM</text:p>
          </table:table-cell>
          <table:table-cell table:formula="of:=MOD([.E87]-[.$E$2];[.$H$2])+1+[.$E$2]" office:value-type="float" office:value="156" calcext:value-type="float">
            <text:p>156</text:p>
          </table:table-cell>
          <table:table-cell table:formula="of:=MOD([.F87]+1/[.$H$2];5)" office:value-type="float" office:value="2.125" calcext:value-type="float">
            <text:p>2,125</text:p>
          </table:table-cell>
          <table:table-cell table:formula="of:=IF([.F88]&lt;0.000001;[.G87]+2+1/[.$H$2];[.G87]+1/[.$H$2])" office:value-type="float" office:value="2.125" calcext:value-type="float">
            <text:p>2,125</text:p>
          </table:table-cell>
          <table:table-cell table:number-columns-repeated="4"/>
          <table:table-cell table:style-name="ce36" table:formula="of:=SUM(MOD(SUM([.L87]-[.L$2];[.T$2]);[.R$2]-[.L$2]);[.L$2])" office:value-type="time" office:time-value="PT03H50M00S" calcext:value-type="time">
            <text:p>03:50:00</text:p>
          </table:table-cell>
          <table:table-cell table:style-name="ce11" table:formula="of:=IF([.L88]&lt;[.L87];[.M87]+[.H$2];[.M87])" office:value-type="float" office:value="40" calcext:value-type="float">
            <text:p>40</text:p>
          </table:table-cell>
          <table:table-cell table:style-name="ce11" table:formula="of:=OFFSET([.C$4];[.M88];0)" office:value-type="float" office:value="43746" calcext:value-type="float">
            <text:p>43746</text:p>
          </table:table-cell>
          <table:table-cell table:style-name="ce37" table:formula="of:=[.L88]" office:value-type="float" office:value="0.159722222222222" calcext:value-type="float">
            <text:p>0.15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];0)&lt;=[.O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06:00:06.55691" calcext:value-type="date">
            <text:p>2019-10-09 06:00:07</text:p>
          </table:table-cell>
          <table:table-cell table:style-name="ce7" table:formula="of:=[.A89]" office:value-type="date" office:date-value="2019-10-09T06:00:06.55691" calcext:value-type="date">
            <text:p>2019-10-09 06:00:07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06:00:06.55690971762" calcext:value-type="date">
            <text:p>12/30/99 06:00 AM</text:p>
          </table:table-cell>
          <table:table-cell table:formula="of:=MOD([.E88]-[.$E$2];[.$H$2])+1+[.$E$2]" office:value-type="float" office:value="157" calcext:value-type="float">
            <text:p>157</text:p>
          </table:table-cell>
          <table:table-cell table:formula="of:=MOD([.F88]+1/[.$H$2];5)" office:value-type="float" office:value="2.15" calcext:value-type="float">
            <text:p>2,15</text:p>
          </table:table-cell>
          <table:table-cell table:formula="of:=IF([.F89]&lt;0.000001;[.G88]+2+1/[.$H$2];[.G88]+1/[.$H$2])" office:value-type="float" office:value="2.15" calcext:value-type="float">
            <text:p>2,15</text:p>
          </table:table-cell>
          <table:table-cell table:number-columns-repeated="4"/>
          <table:table-cell table:style-name="ce36" table:formula="of:=SUM(MOD(SUM([.L88]-[.L$2];[.T$2]);[.R$2]-[.L$2]);[.L$2])" office:value-type="time" office:time-value="PT04H00M00S" calcext:value-type="time">
            <text:p>04:00:00</text:p>
          </table:table-cell>
          <table:table-cell table:style-name="ce11" table:formula="of:=IF([.L89]&lt;[.L88];[.M88]+[.H$2];[.M88])" office:value-type="float" office:value="40" calcext:value-type="float">
            <text:p>40</text:p>
          </table:table-cell>
          <table:table-cell table:style-name="ce11" table:formula="of:=OFFSET([.C$4];[.M89];0)" office:value-type="float" office:value="43746" calcext:value-type="float">
            <text:p>43746</text:p>
          </table:table-cell>
          <table:table-cell table:style-name="ce37" table:formula="of:=[.L89]" office:value-type="float" office:value="0.166666666666666" calcext:value-type="float">
            <text:p>0.166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];0)&lt;=[.O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05:36:47.852203" calcext:value-type="date">
            <text:p>2019-10-09 05:36:48</text:p>
          </table:table-cell>
          <table:table-cell table:style-name="ce7" table:formula="of:=[.A90]" office:value-type="date" office:date-value="2019-10-09T05:36:47.852203" calcext:value-type="date">
            <text:p>2019-10-09 05:36:48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05:36:47.85220256075" calcext:value-type="date">
            <text:p>12/30/99 05:36 AM</text:p>
          </table:table-cell>
          <table:table-cell table:formula="of:=MOD([.E89]-[.$E$2];[.$H$2])+1+[.$E$2]" office:value-type="float" office:value="158" calcext:value-type="float">
            <text:p>158</text:p>
          </table:table-cell>
          <table:table-cell table:formula="of:=MOD([.F89]+1/[.$H$2];5)" office:value-type="float" office:value="2.175" calcext:value-type="float">
            <text:p>2,175</text:p>
          </table:table-cell>
          <table:table-cell table:formula="of:=IF([.F90]&lt;0.000001;[.G89]+2+1/[.$H$2];[.G89]+1/[.$H$2])" office:value-type="float" office:value="2.175" calcext:value-type="float">
            <text:p>2,175</text:p>
          </table:table-cell>
          <table:table-cell table:number-columns-repeated="4"/>
          <table:table-cell table:style-name="ce36" table:formula="of:=SUM(MOD(SUM([.L89]-[.L$2];[.T$2]);[.R$2]-[.L$2]);[.L$2])" office:value-type="time" office:time-value="PT04H10M00S" calcext:value-type="time">
            <text:p>04:10:00</text:p>
          </table:table-cell>
          <table:table-cell table:style-name="ce11" table:formula="of:=IF([.L90]&lt;[.L89];[.M89]+[.H$2];[.M89])" office:value-type="float" office:value="40" calcext:value-type="float">
            <text:p>40</text:p>
          </table:table-cell>
          <table:table-cell table:style-name="ce11" table:formula="of:=OFFSET([.C$4];[.M90];0)" office:value-type="float" office:value="43746" calcext:value-type="float">
            <text:p>43746</text:p>
          </table:table-cell>
          <table:table-cell table:style-name="ce37" table:formula="of:=[.L90]" office:value-type="float" office:value="0.173611111111111" calcext:value-type="float">
            <text:p>0.17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];0)&lt;=[.O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06:15:41.517202" calcext:value-type="date">
            <text:p>2019-10-09 06:15:42</text:p>
          </table:table-cell>
          <table:table-cell table:style-name="ce7" table:formula="of:=[.A91]" office:value-type="date" office:date-value="2019-10-09T06:15:41.517202" calcext:value-type="date">
            <text:p>2019-10-09 06:15:42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06:15:41.51720192749" calcext:value-type="date">
            <text:p>12/30/99 06:15 AM</text:p>
          </table:table-cell>
          <table:table-cell table:formula="of:=MOD([.E90]-[.$E$2];[.$H$2])+1+[.$E$2]" office:value-type="float" office:value="159" calcext:value-type="float">
            <text:p>159</text:p>
          </table:table-cell>
          <table:table-cell table:formula="of:=MOD([.F90]+1/[.$H$2];5)" office:value-type="float" office:value="2.2" calcext:value-type="float">
            <text:p>2,2</text:p>
          </table:table-cell>
          <table:table-cell table:formula="of:=IF([.F91]&lt;0.000001;[.G90]+2+1/[.$H$2];[.G90]+1/[.$H$2])" office:value-type="float" office:value="2.2" calcext:value-type="float">
            <text:p>2,2</text:p>
          </table:table-cell>
          <table:table-cell table:number-columns-repeated="4"/>
          <table:table-cell table:style-name="ce36" table:formula="of:=SUM(MOD(SUM([.L90]-[.L$2];[.T$2]);[.R$2]-[.L$2]);[.L$2])" office:value-type="time" office:time-value="PT04H20M00S" calcext:value-type="time">
            <text:p>04:20:00</text:p>
          </table:table-cell>
          <table:table-cell table:style-name="ce11" table:formula="of:=IF([.L91]&lt;[.L90];[.M90]+[.H$2];[.M90])" office:value-type="float" office:value="40" calcext:value-type="float">
            <text:p>40</text:p>
          </table:table-cell>
          <table:table-cell table:style-name="ce11" table:formula="of:=OFFSET([.C$4];[.M91];0)" office:value-type="float" office:value="43746" calcext:value-type="float">
            <text:p>43746</text:p>
          </table:table-cell>
          <table:table-cell table:style-name="ce37" table:formula="of:=[.L91]" office:value-type="float" office:value="0.180555555555555" calcext:value-type="float">
            <text:p>0.180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];0)&lt;=[.O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05:39:07.239383" calcext:value-type="date">
            <text:p>2019-10-09 05:39:07</text:p>
          </table:table-cell>
          <table:table-cell table:style-name="ce7" table:formula="of:=[.A92]" office:value-type="date" office:date-value="2019-10-09T05:39:07.239383" calcext:value-type="date">
            <text:p>2019-10-09 05:39:07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05:39:07.23938342649" calcext:value-type="date">
            <text:p>12/30/99 05:39 AM</text:p>
          </table:table-cell>
          <table:table-cell table:formula="of:=MOD([.E91]-[.$E$2];[.$H$2])+1+[.$E$2]" office:value-type="float" office:value="160" calcext:value-type="float">
            <text:p>160</text:p>
          </table:table-cell>
          <table:table-cell table:formula="of:=MOD([.F91]+1/[.$H$2];5)" office:value-type="float" office:value="2.225" calcext:value-type="float">
            <text:p>2,225</text:p>
          </table:table-cell>
          <table:table-cell table:formula="of:=IF([.F92]&lt;0.000001;[.G91]+2+1/[.$H$2];[.G91]+1/[.$H$2])" office:value-type="float" office:value="2.225" calcext:value-type="float">
            <text:p>2,225</text:p>
          </table:table-cell>
          <table:table-cell table:number-columns-repeated="4"/>
          <table:table-cell table:style-name="ce36" table:formula="of:=SUM(MOD(SUM([.L91]-[.L$2];[.T$2]);[.R$2]-[.L$2]);[.L$2])" office:value-type="time" office:time-value="PT04H30M00S" calcext:value-type="time">
            <text:p>04:30:00</text:p>
          </table:table-cell>
          <table:table-cell table:style-name="ce11" table:formula="of:=IF([.L92]&lt;[.L91];[.M91]+[.H$2];[.M91])" office:value-type="float" office:value="40" calcext:value-type="float">
            <text:p>40</text:p>
          </table:table-cell>
          <table:table-cell table:style-name="ce11" table:formula="of:=OFFSET([.C$4];[.M92];0)" office:value-type="float" office:value="43746" calcext:value-type="float">
            <text:p>43746</text:p>
          </table:table-cell>
          <table:table-cell table:style-name="ce37" table:formula="of:=[.L92]" office:value-type="float" office:value="0.187499999999999" calcext:value-type="float">
            <text:p>0.18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];0)&lt;=[.O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9T06:07:17.984217" calcext:value-type="date">
            <text:p>2019-10-09 06:07:18</text:p>
          </table:table-cell>
          <table:table-cell table:style-name="ce7" table:formula="of:=[.A93]" office:value-type="date" office:date-value="2019-10-09T06:07:17.984217" calcext:value-type="date">
            <text:p>2019-10-09 06:07:18</text:p>
          </table:table-cell>
          <table:table-cell table:formula="of:=TRUNC([.A93])" office:value-type="float" office:value="43747" calcext:value-type="float">
            <text:p>43747</text:p>
          </table:table-cell>
          <table:table-cell table:style-name="ce12" table:formula="of:=[.B93]-[.C93]" office:value-type="date" office:date-value="1899-12-30T06:07:17.9842172144" calcext:value-type="date">
            <text:p>12/30/99 06:07 AM</text:p>
          </table:table-cell>
          <table:table-cell table:formula="of:=MOD([.E92]-[.$E$2];[.$H$2])+1+[.$E$2]" office:value-type="float" office:value="161" calcext:value-type="float">
            <text:p>161</text:p>
          </table:table-cell>
          <table:table-cell table:formula="of:=MOD([.F92]+1/[.$H$2];5)" office:value-type="float" office:value="2.25" calcext:value-type="float">
            <text:p>2,25</text:p>
          </table:table-cell>
          <table:table-cell table:formula="of:=IF([.F93]&lt;0.000001;[.G92]+2+1/[.$H$2];[.G92]+1/[.$H$2])" office:value-type="float" office:value="2.25" calcext:value-type="float">
            <text:p>2,25</text:p>
          </table:table-cell>
          <table:table-cell table:number-columns-repeated="4"/>
          <table:table-cell table:style-name="ce36" table:formula="of:=SUM(MOD(SUM([.L92]-[.L$2];[.T$2]);[.R$2]-[.L$2]);[.L$2])" office:value-type="time" office:time-value="PT04H40M00S" calcext:value-type="time">
            <text:p>04:40:00</text:p>
          </table:table-cell>
          <table:table-cell table:style-name="ce11" table:formula="of:=IF([.L93]&lt;[.L92];[.M92]+[.H$2];[.M92])" office:value-type="float" office:value="40" calcext:value-type="float">
            <text:p>40</text:p>
          </table:table-cell>
          <table:table-cell table:style-name="ce11" table:formula="of:=OFFSET([.C$4];[.M93];0)" office:value-type="float" office:value="43746" calcext:value-type="float">
            <text:p>43746</text:p>
          </table:table-cell>
          <table:table-cell table:style-name="ce37" table:formula="of:=[.L93]" office:value-type="float" office:value="0.194444444444444" calcext:value-type="float">
            <text:p>0.194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9T06:27:01.558291" calcext:value-type="date">
            <text:p>2019-10-09 06:27:02</text:p>
          </table:table-cell>
          <table:table-cell table:style-name="ce7" table:formula="of:=[.A94]" office:value-type="date" office:date-value="2019-10-09T06:27:01.558291" calcext:value-type="date">
            <text:p>2019-10-09 06:27:02</text:p>
          </table:table-cell>
          <table:table-cell table:formula="of:=TRUNC([.A94])" office:value-type="float" office:value="43747" calcext:value-type="float">
            <text:p>43747</text:p>
          </table:table-cell>
          <table:table-cell table:style-name="ce12" table:formula="of:=[.B94]-[.C94]" office:value-type="date" office:date-value="1899-12-30T06:27:01.558290557" calcext:value-type="date">
            <text:p>12/30/99 06:27 AM</text:p>
          </table:table-cell>
          <table:table-cell table:formula="of:=MOD([.E93]-[.$E$2];[.$H$2])+1+[.$E$2]" office:value-type="float" office:value="162" calcext:value-type="float">
            <text:p>162</text:p>
          </table:table-cell>
          <table:table-cell table:formula="of:=MOD([.F93]+1/[.$H$2];5)" office:value-type="float" office:value="2.275" calcext:value-type="float">
            <text:p>2,275</text:p>
          </table:table-cell>
          <table:table-cell table:formula="of:=IF([.F94]&lt;0.000001;[.G93]+2+1/[.$H$2];[.G93]+1/[.$H$2])" office:value-type="float" office:value="2.275" calcext:value-type="float">
            <text:p>2,275</text:p>
          </table:table-cell>
          <table:table-cell table:number-columns-repeated="4"/>
          <table:table-cell table:style-name="ce36" table:formula="of:=SUM(MOD(SUM([.L93]-[.L$2];[.T$2]);[.R$2]-[.L$2]);[.L$2])" office:value-type="time" office:time-value="PT04H50M00S" calcext:value-type="time">
            <text:p>04:50:00</text:p>
          </table:table-cell>
          <table:table-cell table:style-name="ce11" table:formula="of:=IF([.L94]&lt;[.L93];[.M93]+[.H$2];[.M93])" office:value-type="float" office:value="40" calcext:value-type="float">
            <text:p>40</text:p>
          </table:table-cell>
          <table:table-cell table:style-name="ce11" table:formula="of:=OFFSET([.C$4];[.M94];0)" office:value-type="float" office:value="43746" calcext:value-type="float">
            <text:p>43746</text:p>
          </table:table-cell>
          <table:table-cell table:style-name="ce37" table:formula="of:=[.L94]" office:value-type="float" office:value="0.201388888888888" calcext:value-type="float">
            <text:p>0.2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9T06:00:43.976859" calcext:value-type="date">
            <text:p>2019-10-09 06:00:44</text:p>
          </table:table-cell>
          <table:table-cell table:style-name="ce7" table:formula="of:=[.A95]" office:value-type="date" office:date-value="2019-10-09T06:00:43.976859" calcext:value-type="date">
            <text:p>2019-10-09 06:00:44</text:p>
          </table:table-cell>
          <table:table-cell table:formula="of:=TRUNC([.A95])" office:value-type="float" office:value="43747" calcext:value-type="float">
            <text:p>43747</text:p>
          </table:table-cell>
          <table:table-cell table:style-name="ce12" table:formula="of:=[.B95]-[.C95]" office:value-type="date" office:date-value="1899-12-30T06:00:43.97685863078" calcext:value-type="date">
            <text:p>12/30/99 06:00 AM</text:p>
          </table:table-cell>
          <table:table-cell table:formula="of:=MOD([.E94]-[.$E$2];[.$H$2])+1+[.$E$2]" office:value-type="float" office:value="163" calcext:value-type="float">
            <text:p>163</text:p>
          </table:table-cell>
          <table:table-cell table:formula="of:=MOD([.F94]+1/[.$H$2];5)" office:value-type="float" office:value="2.3" calcext:value-type="float">
            <text:p>2,3</text:p>
          </table:table-cell>
          <table:table-cell table:formula="of:=IF([.F95]&lt;0.000001;[.G94]+2+1/[.$H$2];[.G94]+1/[.$H$2])" office:value-type="float" office:value="2.3" calcext:value-type="float">
            <text:p>2,3</text:p>
          </table:table-cell>
          <table:table-cell table:number-columns-repeated="4"/>
          <table:table-cell table:style-name="ce36" table:formula="of:=SUM(MOD(SUM([.L94]-[.L$2];[.T$2]);[.R$2]-[.L$2]);[.L$2])" office:value-type="time" office:time-value="PT05H00M00S" calcext:value-type="time">
            <text:p>05:00:00</text:p>
          </table:table-cell>
          <table:table-cell table:style-name="ce11" table:formula="of:=IF([.L95]&lt;[.L94];[.M94]+[.H$2];[.M94])" office:value-type="float" office:value="40" calcext:value-type="float">
            <text:p>40</text:p>
          </table:table-cell>
          <table:table-cell table:style-name="ce11" table:formula="of:=OFFSET([.C$4];[.M95];0)" office:value-type="float" office:value="43746" calcext:value-type="float">
            <text:p>43746</text:p>
          </table:table-cell>
          <table:table-cell table:style-name="ce37" table:formula="of:=[.L95]" office:value-type="float" office:value="0.208333333333333" calcext:value-type="float">
            <text:p>0.2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9T05:43:27.391691" calcext:value-type="date">
            <text:p>2019-10-09 05:43:27</text:p>
          </table:table-cell>
          <table:table-cell table:style-name="ce7" table:formula="of:=[.A96]" office:value-type="date" office:date-value="2019-10-09T05:43:27.391691" calcext:value-type="date">
            <text:p>2019-10-09 05:43:27</text:p>
          </table:table-cell>
          <table:table-cell table:formula="of:=TRUNC([.A96])" office:value-type="float" office:value="43747" calcext:value-type="float">
            <text:p>43747</text:p>
          </table:table-cell>
          <table:table-cell table:style-name="ce12" table:formula="of:=[.B96]-[.C96]" office:value-type="date" office:date-value="1899-12-30T05:43:27.39169141743" calcext:value-type="date">
            <text:p>12/30/99 05:43 AM</text:p>
          </table:table-cell>
          <table:table-cell table:formula="of:=MOD([.E95]-[.$E$2];[.$H$2])+1+[.$E$2]" office:value-type="float" office:value="164" calcext:value-type="float">
            <text:p>164</text:p>
          </table:table-cell>
          <table:table-cell table:formula="of:=MOD([.F95]+1/[.$H$2];5)" office:value-type="float" office:value="2.325" calcext:value-type="float">
            <text:p>2,325</text:p>
          </table:table-cell>
          <table:table-cell table:formula="of:=IF([.F96]&lt;0.000001;[.G95]+2+1/[.$H$2];[.G95]+1/[.$H$2])" office:value-type="float" office:value="2.325" calcext:value-type="float">
            <text:p>2,325</text:p>
          </table:table-cell>
          <table:table-cell table:number-columns-repeated="4"/>
          <table:table-cell table:style-name="ce36" table:formula="of:=SUM(MOD(SUM([.L95]-[.L$2];[.T$2]);[.R$2]-[.L$2]);[.L$2])" office:value-type="time" office:time-value="PT05H10M00S" calcext:value-type="time">
            <text:p>05:10:00</text:p>
          </table:table-cell>
          <table:table-cell table:style-name="ce11" table:formula="of:=IF([.L96]&lt;[.L95];[.M95]+[.H$2];[.M95])" office:value-type="float" office:value="40" calcext:value-type="float">
            <text:p>40</text:p>
          </table:table-cell>
          <table:table-cell table:style-name="ce11" table:formula="of:=OFFSET([.C$4];[.M96];0)" office:value-type="float" office:value="43746" calcext:value-type="float">
            <text:p>43746</text:p>
          </table:table-cell>
          <table:table-cell table:style-name="ce37" table:formula="of:=[.L96]" office:value-type="float" office:value="0.215277777777777" calcext:value-type="float">
            <text:p>0.2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];0)&lt;=[.O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9T06:09:09.103998" calcext:value-type="date">
            <text:p>2019-10-09 06:09:09</text:p>
          </table:table-cell>
          <table:table-cell table:style-name="ce7" table:formula="of:=[.A97]" office:value-type="date" office:date-value="2019-10-09T06:09:09.103998" calcext:value-type="date">
            <text:p>2019-10-09 06:09:09</text:p>
          </table:table-cell>
          <table:table-cell table:formula="of:=TRUNC([.A97])" office:value-type="float" office:value="43747" calcext:value-type="float">
            <text:p>43747</text:p>
          </table:table-cell>
          <table:table-cell table:style-name="ce12" table:formula="of:=[.B97]-[.C97]" office:value-type="date" office:date-value="1899-12-30T06:09:09.10399771761" calcext:value-type="date">
            <text:p>12/30/99 06:09 AM</text:p>
          </table:table-cell>
          <table:table-cell table:formula="of:=MOD([.E96]-[.$E$2];[.$H$2])+1+[.$E$2]" office:value-type="float" office:value="165" calcext:value-type="float">
            <text:p>165</text:p>
          </table:table-cell>
          <table:table-cell table:formula="of:=MOD([.F96]+1/[.$H$2];5)" office:value-type="float" office:value="2.35" calcext:value-type="float">
            <text:p>2,35</text:p>
          </table:table-cell>
          <table:table-cell table:formula="of:=IF([.F97]&lt;0.000001;[.G96]+2+1/[.$H$2];[.G96]+1/[.$H$2])" office:value-type="float" office:value="2.35" calcext:value-type="float">
            <text:p>2,35</text:p>
          </table:table-cell>
          <table:table-cell table:number-columns-repeated="4"/>
          <table:table-cell table:style-name="ce36" table:formula="of:=SUM(MOD(SUM([.L96]-[.L$2];[.T$2]);[.R$2]-[.L$2]);[.L$2])" office:value-type="time" office:time-value="PT05H20M00S" calcext:value-type="time">
            <text:p>05:20:00</text:p>
          </table:table-cell>
          <table:table-cell table:style-name="ce11" table:formula="of:=IF([.L97]&lt;[.L96];[.M96]+[.H$2];[.M96])" office:value-type="float" office:value="40" calcext:value-type="float">
            <text:p>40</text:p>
          </table:table-cell>
          <table:table-cell table:style-name="ce11" table:formula="of:=OFFSET([.C$4];[.M97];0)" office:value-type="float" office:value="43746" calcext:value-type="float">
            <text:p>43746</text:p>
          </table:table-cell>
          <table:table-cell table:style-name="ce37" table:formula="of:=[.L97]" office:value-type="float" office:value="0.222222222222222" calcext:value-type="float">
            <text:p>0.2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];0)&lt;=[.O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9T05:41:26.161741" calcext:value-type="date">
            <text:p>2019-10-09 05:41:26</text:p>
          </table:table-cell>
          <table:table-cell table:style-name="ce7" table:formula="of:=[.A98]" office:value-type="date" office:date-value="2019-10-09T05:41:26.161741" calcext:value-type="date">
            <text:p>2019-10-09 05:41:26</text:p>
          </table:table-cell>
          <table:table-cell table:formula="of:=TRUNC([.A98])" office:value-type="float" office:value="43747" calcext:value-type="float">
            <text:p>43747</text:p>
          </table:table-cell>
          <table:table-cell table:style-name="ce12" table:formula="of:=[.B98]-[.C98]" office:value-type="date" office:date-value="1899-12-30T05:41:26.16174145136" calcext:value-type="date">
            <text:p>12/30/99 05:41 AM</text:p>
          </table:table-cell>
          <table:table-cell table:formula="of:=MOD([.E97]-[.$E$2];[.$H$2])+1+[.$E$2]" office:value-type="float" office:value="166" calcext:value-type="float">
            <text:p>166</text:p>
          </table:table-cell>
          <table:table-cell table:formula="of:=MOD([.F97]+1/[.$H$2];5)" office:value-type="float" office:value="2.375" calcext:value-type="float">
            <text:p>2,375</text:p>
          </table:table-cell>
          <table:table-cell table:formula="of:=IF([.F98]&lt;0.000001;[.G97]+2+1/[.$H$2];[.G97]+1/[.$H$2])" office:value-type="float" office:value="2.375" calcext:value-type="float">
            <text:p>2,375</text:p>
          </table:table-cell>
          <table:table-cell table:number-columns-repeated="4"/>
          <table:table-cell table:style-name="ce36" table:formula="of:=SUM(MOD(SUM([.L97]-[.L$2];[.T$2]);[.R$2]-[.L$2]);[.L$2])" office:value-type="time" office:time-value="PT05H30M00S" calcext:value-type="time">
            <text:p>05:30:00</text:p>
          </table:table-cell>
          <table:table-cell table:style-name="ce11" table:formula="of:=IF([.L98]&lt;[.L97];[.M97]+[.H$2];[.M97])" office:value-type="float" office:value="40" calcext:value-type="float">
            <text:p>40</text:p>
          </table:table-cell>
          <table:table-cell table:style-name="ce11" table:formula="of:=OFFSET([.C$4];[.M98];0)" office:value-type="float" office:value="43746" calcext:value-type="float">
            <text:p>43746</text:p>
          </table:table-cell>
          <table:table-cell table:style-name="ce37" table:formula="of:=[.L98]" office:value-type="float" office:value="0.229166666666666" calcext:value-type="float">
            <text:p>0.229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];0)&lt;=[.O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9T06:02:13.323722" calcext:value-type="date">
            <text:p>2019-10-09 06:02:13</text:p>
          </table:table-cell>
          <table:table-cell table:style-name="ce7" table:formula="of:=[.A99]" office:value-type="date" office:date-value="2019-10-09T06:02:13.323722" calcext:value-type="date">
            <text:p>2019-10-09 06:02:13</text:p>
          </table:table-cell>
          <table:table-cell table:formula="of:=TRUNC([.A99])" office:value-type="float" office:value="43747" calcext:value-type="float">
            <text:p>43747</text:p>
          </table:table-cell>
          <table:table-cell table:style-name="ce12" table:formula="of:=[.B99]-[.C99]" office:value-type="date" office:date-value="1899-12-30T06:02:13.32372237928" calcext:value-type="date">
            <text:p>12/30/99 06:02 AM</text:p>
          </table:table-cell>
          <table:table-cell table:formula="of:=MOD([.E98]-[.$E$2];[.$H$2])+1+[.$E$2]" office:value-type="float" office:value="167" calcext:value-type="float">
            <text:p>167</text:p>
          </table:table-cell>
          <table:table-cell table:formula="of:=MOD([.F98]+1/[.$H$2];5)" office:value-type="float" office:value="2.4" calcext:value-type="float">
            <text:p>2,4</text:p>
          </table:table-cell>
          <table:table-cell table:formula="of:=IF([.F99]&lt;0.000001;[.G98]+2+1/[.$H$2];[.G98]+1/[.$H$2])" office:value-type="float" office:value="2.4" calcext:value-type="float">
            <text:p>2,4</text:p>
          </table:table-cell>
          <table:table-cell table:number-columns-repeated="4"/>
          <table:table-cell table:style-name="ce36" table:formula="of:=SUM(MOD(SUM([.L98]-[.L$2];[.T$2]);[.R$2]-[.L$2]);[.L$2])" office:value-type="time" office:time-value="PT05H40M00S" calcext:value-type="time">
            <text:p>05:40:00</text:p>
          </table:table-cell>
          <table:table-cell table:style-name="ce11" table:formula="of:=IF([.L99]&lt;[.L98];[.M98]+[.H$2];[.M98])" office:value-type="float" office:value="40" calcext:value-type="float">
            <text:p>40</text:p>
          </table:table-cell>
          <table:table-cell table:style-name="ce11" table:formula="of:=OFFSET([.C$4];[.M99];0)" office:value-type="float" office:value="43746" calcext:value-type="float">
            <text:p>43746</text:p>
          </table:table-cell>
          <table:table-cell table:style-name="ce37" table:formula="of:=[.L99]" office:value-type="float" office:value="0.236111111111111" calcext:value-type="float">
            <text:p>0.2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];0)&lt;=[.O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9T06:08:07.262687" calcext:value-type="date">
            <text:p>2019-10-09 06:08:07</text:p>
          </table:table-cell>
          <table:table-cell table:style-name="ce7" table:formula="of:=[.A100]" office:value-type="date" office:date-value="2019-10-09T06:08:07.262687" calcext:value-type="date">
            <text:p>2019-10-09 06:08:07</text:p>
          </table:table-cell>
          <table:table-cell table:formula="of:=TRUNC([.A100])" office:value-type="float" office:value="43747" calcext:value-type="float">
            <text:p>43747</text:p>
          </table:table-cell>
          <table:table-cell table:style-name="ce12" table:formula="of:=[.B100]-[.C100]" office:value-type="date" office:date-value="1899-12-30T06:08:07.26268659811" calcext:value-type="date">
            <text:p>12/30/99 06:08 AM</text:p>
          </table:table-cell>
          <table:table-cell table:formula="of:=MOD([.E99]-[.$E$2];[.$H$2])+1+[.$E$2]" office:value-type="float" office:value="168" calcext:value-type="float">
            <text:p>168</text:p>
          </table:table-cell>
          <table:table-cell table:formula="of:=MOD([.F99]+1/[.$H$2];5)" office:value-type="float" office:value="2.425" calcext:value-type="float">
            <text:p>2,425</text:p>
          </table:table-cell>
          <table:table-cell table:formula="of:=IF([.F100]&lt;0.000001;[.G99]+2+1/[.$H$2];[.G99]+1/[.$H$2])" office:value-type="float" office:value="2.425" calcext:value-type="float">
            <text:p>2,425</text:p>
          </table:table-cell>
          <table:table-cell table:number-columns-repeated="4"/>
          <table:table-cell table:style-name="ce36" table:formula="of:=SUM(MOD(SUM([.L99]-[.L$2];[.T$2]);[.R$2]-[.L$2]);[.L$2])" office:value-type="time" office:time-value="PT05H50M00S" calcext:value-type="time">
            <text:p>05:50:00</text:p>
          </table:table-cell>
          <table:table-cell table:style-name="ce11" table:formula="of:=IF([.L100]&lt;[.L99];[.M99]+[.H$2];[.M99])" office:value-type="float" office:value="40" calcext:value-type="float">
            <text:p>40</text:p>
          </table:table-cell>
          <table:table-cell table:style-name="ce11" table:formula="of:=OFFSET([.C$4];[.M100];0)" office:value-type="float" office:value="43746" calcext:value-type="float">
            <text:p>43746</text:p>
          </table:table-cell>
          <table:table-cell table:style-name="ce37" table:formula="of:=[.L100]" office:value-type="float" office:value="0.243055555555555" calcext:value-type="float">
            <text:p>0.243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];0)&lt;=[.O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9T05:36:13.326676" calcext:value-type="date">
            <text:p>2019-10-09 05:36:13</text:p>
          </table:table-cell>
          <table:table-cell table:style-name="ce7" table:formula="of:=[.A101]" office:value-type="date" office:date-value="2019-10-09T05:36:13.326676" calcext:value-type="date">
            <text:p>2019-10-09 05:36:13</text:p>
          </table:table-cell>
          <table:table-cell table:formula="of:=TRUNC([.A101])" office:value-type="float" office:value="43747" calcext:value-type="float">
            <text:p>43747</text:p>
          </table:table-cell>
          <table:table-cell table:style-name="ce12" table:formula="of:=[.B101]-[.C101]" office:value-type="date" office:date-value="1899-12-30T05:36:13.32667631563" calcext:value-type="date">
            <text:p>12/30/99 05:36 AM</text:p>
          </table:table-cell>
          <table:table-cell table:formula="of:=MOD([.E100]-[.$E$2];[.$H$2])+1+[.$E$2]" office:value-type="float" office:value="169" calcext:value-type="float">
            <text:p>169</text:p>
          </table:table-cell>
          <table:table-cell table:formula="of:=MOD([.F100]+1/[.$H$2];5)" office:value-type="float" office:value="2.45" calcext:value-type="float">
            <text:p>2,45</text:p>
          </table:table-cell>
          <table:table-cell table:formula="of:=IF([.F101]&lt;0.000001;[.G100]+2+1/[.$H$2];[.G100]+1/[.$H$2])" office:value-type="float" office:value="2.45" calcext:value-type="float">
            <text:p>2,45</text:p>
          </table:table-cell>
          <table:table-cell table:number-columns-repeated="4"/>
          <table:table-cell table:style-name="ce36" table:formula="of:=SUM(MOD(SUM([.L100]-[.L$2];[.T$2]);[.R$2]-[.L$2]);[.L$2])" office:value-type="time" office:time-value="PT06H00M00S" calcext:value-type="time">
            <text:p>06:00:00</text:p>
          </table:table-cell>
          <table:table-cell table:style-name="ce11" table:formula="of:=IF([.L101]&lt;[.L100];[.M100]+[.H$2];[.M100])" office:value-type="float" office:value="40" calcext:value-type="float">
            <text:p>40</text:p>
          </table:table-cell>
          <table:table-cell table:style-name="ce11" table:formula="of:=OFFSET([.C$4];[.M101];0)" office:value-type="float" office:value="43746" calcext:value-type="float">
            <text:p>43746</text:p>
          </table:table-cell>
          <table:table-cell table:style-name="ce37" table:formula="of:=[.L101]" office:value-type="float" office:value="0.249999999999999" calcext:value-type="float">
            <text:p>0.249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];0)&lt;=[.O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9T06:13:23.14739" calcext:value-type="date">
            <text:p>2019-10-09 06:13:23</text:p>
          </table:table-cell>
          <table:table-cell table:style-name="ce7" table:formula="of:=[.A102]" office:value-type="date" office:date-value="2019-10-09T06:13:23.14739" calcext:value-type="date">
            <text:p>2019-10-09 06:13:23</text:p>
          </table:table-cell>
          <table:table-cell table:formula="of:=TRUNC([.A102])" office:value-type="float" office:value="43747" calcext:value-type="float">
            <text:p>43747</text:p>
          </table:table-cell>
          <table:table-cell table:style-name="ce12" table:formula="of:=[.B102]-[.C102]" office:value-type="date" office:date-value="1899-12-30T06:13:23.14739006571" calcext:value-type="date">
            <text:p>12/30/99 06:13 AM</text:p>
          </table:table-cell>
          <table:table-cell table:formula="of:=MOD([.E101]-[.$E$2];[.$H$2])+1+[.$E$2]" office:value-type="float" office:value="170" calcext:value-type="float">
            <text:p>170</text:p>
          </table:table-cell>
          <table:table-cell table:formula="of:=MOD([.F101]+1/[.$H$2];5)" office:value-type="float" office:value="2.475" calcext:value-type="float">
            <text:p>2,475</text:p>
          </table:table-cell>
          <table:table-cell table:formula="of:=IF([.F102]&lt;0.000001;[.G101]+2+1/[.$H$2];[.G101]+1/[.$H$2])" office:value-type="float" office:value="2.475" calcext:value-type="float">
            <text:p>2,475</text:p>
          </table:table-cell>
          <table:table-cell table:number-columns-repeated="4"/>
          <table:table-cell table:style-name="ce36" table:formula="of:=SUM(MOD(SUM([.L101]-[.L$2];[.T$2]);[.R$2]-[.L$2]);[.L$2])" office:value-type="time" office:time-value="PT06H10M00S" calcext:value-type="time">
            <text:p>06:10:00</text:p>
          </table:table-cell>
          <table:table-cell table:style-name="ce11" table:formula="of:=IF([.L102]&lt;[.L101];[.M101]+[.H$2];[.M101])" office:value-type="float" office:value="40" calcext:value-type="float">
            <text:p>40</text:p>
          </table:table-cell>
          <table:table-cell table:style-name="ce11" table:formula="of:=OFFSET([.C$4];[.M102];0)" office:value-type="float" office:value="43746" calcext:value-type="float">
            <text:p>43746</text:p>
          </table:table-cell>
          <table:table-cell table:style-name="ce37" table:formula="of:=[.L102]" office:value-type="float" office:value="0.256944444444444" calcext:value-type="float">
            <text:p>0.25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];0)&lt;=[.O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9T05:57:53.630289" calcext:value-type="date">
            <text:p>2019-10-09 05:57:54</text:p>
          </table:table-cell>
          <table:table-cell table:style-name="ce7" table:formula="of:=[.A103]" office:value-type="date" office:date-value="2019-10-09T05:57:53.630289" calcext:value-type="date">
            <text:p>2019-10-09 05:57:54</text:p>
          </table:table-cell>
          <table:table-cell table:formula="of:=TRUNC([.A103])" office:value-type="float" office:value="43747" calcext:value-type="float">
            <text:p>43747</text:p>
          </table:table-cell>
          <table:table-cell table:style-name="ce12" table:formula="of:=[.B103]-[.C103]" office:value-type="date" office:date-value="1899-12-30T05:57:53.63028901163" calcext:value-type="date">
            <text:p>12/30/99 05:57 AM</text:p>
          </table:table-cell>
          <table:table-cell table:formula="of:=MOD([.E102]-[.$E$2];[.$H$2])+1+[.$E$2]" office:value-type="float" office:value="171" calcext:value-type="float">
            <text:p>171</text:p>
          </table:table-cell>
          <table:table-cell table:formula="of:=MOD([.F102]+1/[.$H$2];5)" office:value-type="float" office:value="2.5" calcext:value-type="float">
            <text:p>2,5</text:p>
          </table:table-cell>
          <table:table-cell table:formula="of:=IF([.F103]&lt;0.000001;[.G102]+2+1/[.$H$2];[.G102]+1/[.$H$2])" office:value-type="float" office:value="2.5" calcext:value-type="float">
            <text:p>2,5</text:p>
          </table:table-cell>
          <table:table-cell table:number-columns-repeated="4"/>
          <table:table-cell table:style-name="ce36" table:formula="of:=SUM(MOD(SUM([.L102]-[.L$2];[.T$2]);[.R$2]-[.L$2]);[.L$2])" office:value-type="time" office:time-value="PT06H20M00S" calcext:value-type="time">
            <text:p>06:20:00</text:p>
          </table:table-cell>
          <table:table-cell table:style-name="ce11" table:formula="of:=IF([.L103]&lt;[.L102];[.M102]+[.H$2];[.M102])" office:value-type="float" office:value="40" calcext:value-type="float">
            <text:p>40</text:p>
          </table:table-cell>
          <table:table-cell table:style-name="ce11" table:formula="of:=OFFSET([.C$4];[.M103];0)" office:value-type="float" office:value="43746" calcext:value-type="float">
            <text:p>43746</text:p>
          </table:table-cell>
          <table:table-cell table:style-name="ce37" table:formula="of:=[.L103]" office:value-type="float" office:value="0.263888888888888" calcext:value-type="float">
            <text:p>0.26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];0)&lt;=[.O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9T06:30:29.745656" calcext:value-type="date">
            <text:p>2019-10-09 06:30:30</text:p>
          </table:table-cell>
          <table:table-cell table:style-name="ce7" table:formula="of:=[.A104]" office:value-type="date" office:date-value="2019-10-09T06:30:29.745656" calcext:value-type="date">
            <text:p>2019-10-09 06:30:30</text:p>
          </table:table-cell>
          <table:table-cell table:formula="of:=TRUNC([.A104])" office:value-type="float" office:value="43747" calcext:value-type="float">
            <text:p>43747</text:p>
          </table:table-cell>
          <table:table-cell table:style-name="ce12" table:formula="of:=[.B104]-[.C104]" office:value-type="date" office:date-value="1899-12-30T06:30:29.7456558561" calcext:value-type="date">
            <text:p>12/30/99 06:30 AM</text:p>
          </table:table-cell>
          <table:table-cell table:formula="of:=MOD([.E103]-[.$E$2];[.$H$2])+1+[.$E$2]" office:value-type="float" office:value="172" calcext:value-type="float">
            <text:p>172</text:p>
          </table:table-cell>
          <table:table-cell table:formula="of:=MOD([.F103]+1/[.$H$2];5)" office:value-type="float" office:value="2.52499999999999" calcext:value-type="float">
            <text:p>2,52499999999999</text:p>
          </table:table-cell>
          <table:table-cell table:formula="of:=IF([.F104]&lt;0.000001;[.G103]+2+1/[.$H$2];[.G103]+1/[.$H$2])" office:value-type="float" office:value="2.52499999999999" calcext:value-type="float">
            <text:p>2,52499999999999</text:p>
          </table:table-cell>
          <table:table-cell table:number-columns-repeated="4"/>
          <table:table-cell table:style-name="ce36" table:formula="of:=SUM(MOD(SUM([.L103]-[.L$2];[.T$2]);[.R$2]-[.L$2]);[.L$2])" office:value-type="time" office:time-value="PT06H30M00S" calcext:value-type="time">
            <text:p>06:30:00</text:p>
          </table:table-cell>
          <table:table-cell table:style-name="ce11" table:formula="of:=IF([.L104]&lt;[.L103];[.M103]+[.H$2];[.M103])" office:value-type="float" office:value="40" calcext:value-type="float">
            <text:p>40</text:p>
          </table:table-cell>
          <table:table-cell table:style-name="ce11" table:formula="of:=OFFSET([.C$4];[.M104];0)" office:value-type="float" office:value="43746" calcext:value-type="float">
            <text:p>43746</text:p>
          </table:table-cell>
          <table:table-cell table:style-name="ce37" table:formula="of:=[.L104]" office:value-type="float" office:value="0.270833333333333" calcext:value-type="float">
            <text:p>0.27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];0)&lt;=[.O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9T05:44:07.365899" calcext:value-type="date">
            <text:p>2019-10-09 05:44:07</text:p>
          </table:table-cell>
          <table:table-cell table:style-name="ce7" table:formula="of:=[.A105]" office:value-type="date" office:date-value="2019-10-09T05:44:07.365899" calcext:value-type="date">
            <text:p>2019-10-09 05:44:07</text:p>
          </table:table-cell>
          <table:table-cell table:formula="of:=TRUNC([.A105])" office:value-type="float" office:value="43747" calcext:value-type="float">
            <text:p>43747</text:p>
          </table:table-cell>
          <table:table-cell table:style-name="ce12" table:formula="of:=[.B105]-[.C105]" office:value-type="date" office:date-value="1899-12-30T05:44:07.36589875538" calcext:value-type="date">
            <text:p>12/30/99 05:44 AM</text:p>
          </table:table-cell>
          <table:table-cell table:formula="of:=MOD([.E104]-[.$E$2];[.$H$2])+1+[.$E$2]" office:value-type="float" office:value="173" calcext:value-type="float">
            <text:p>173</text:p>
          </table:table-cell>
          <table:table-cell table:formula="of:=MOD([.F104]+1/[.$H$2];5)" office:value-type="float" office:value="2.54999999999999" calcext:value-type="float">
            <text:p>2,54999999999999</text:p>
          </table:table-cell>
          <table:table-cell table:formula="of:=IF([.F105]&lt;0.000001;[.G104]+2+1/[.$H$2];[.G104]+1/[.$H$2])" office:value-type="float" office:value="2.54999999999999" calcext:value-type="float">
            <text:p>2,54999999999999</text:p>
          </table:table-cell>
          <table:table-cell table:number-columns-repeated="4"/>
          <table:table-cell table:style-name="ce36" table:formula="of:=SUM(MOD(SUM([.L104]-[.L$2];[.T$2]);[.R$2]-[.L$2]);[.L$2])" office:value-type="time" office:time-value="PT06H40M00S" calcext:value-type="time">
            <text:p>06:40:00</text:p>
          </table:table-cell>
          <table:table-cell table:style-name="ce11" table:formula="of:=IF([.L105]&lt;[.L104];[.M104]+[.H$2];[.M104])" office:value-type="float" office:value="40" calcext:value-type="float">
            <text:p>40</text:p>
          </table:table-cell>
          <table:table-cell table:style-name="ce11" table:formula="of:=OFFSET([.C$4];[.M105];0)" office:value-type="float" office:value="43746" calcext:value-type="float">
            <text:p>43746</text:p>
          </table:table-cell>
          <table:table-cell table:style-name="ce37" table:formula="of:=[.L105]" office:value-type="float" office:value="0.277777777777777" calcext:value-type="float">
            <text:p>0.27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];0)&lt;=[.O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9T05:53:26.869726" calcext:value-type="date">
            <text:p>2019-10-09 05:53:27</text:p>
          </table:table-cell>
          <table:table-cell table:style-name="ce7" table:formula="of:=[.A106]" office:value-type="date" office:date-value="2019-10-09T05:53:26.869726" calcext:value-type="date">
            <text:p>2019-10-09 05:53:27</text:p>
          </table:table-cell>
          <table:table-cell table:formula="of:=TRUNC([.A106])" office:value-type="float" office:value="43747" calcext:value-type="float">
            <text:p>43747</text:p>
          </table:table-cell>
          <table:table-cell table:style-name="ce12" table:formula="of:=[.B106]-[.C106]" office:value-type="date" office:date-value="1899-12-30T05:53:26.86972627882" calcext:value-type="date">
            <text:p>12/30/99 05:53 AM</text:p>
          </table:table-cell>
          <table:table-cell table:formula="of:=MOD([.E105]-[.$E$2];[.$H$2])+1+[.$E$2]" office:value-type="float" office:value="174" calcext:value-type="float">
            <text:p>174</text:p>
          </table:table-cell>
          <table:table-cell table:formula="of:=MOD([.F105]+1/[.$H$2];5)" office:value-type="float" office:value="2.57499999999999" calcext:value-type="float">
            <text:p>2,57499999999999</text:p>
          </table:table-cell>
          <table:table-cell table:formula="of:=IF([.F106]&lt;0.000001;[.G105]+2+1/[.$H$2];[.G105]+1/[.$H$2])" office:value-type="float" office:value="2.57499999999999" calcext:value-type="float">
            <text:p>2,57499999999999</text:p>
          </table:table-cell>
          <table:table-cell table:number-columns-repeated="4"/>
          <table:table-cell table:style-name="ce36" table:formula="of:=SUM(MOD(SUM([.L105]-[.L$2];[.T$2]);[.R$2]-[.L$2]);[.L$2])" office:value-type="time" office:time-value="PT06H50M00S" calcext:value-type="time">
            <text:p>06:50:00</text:p>
          </table:table-cell>
          <table:table-cell table:style-name="ce11" table:formula="of:=IF([.L106]&lt;[.L105];[.M105]+[.H$2];[.M105])" office:value-type="float" office:value="40" calcext:value-type="float">
            <text:p>40</text:p>
          </table:table-cell>
          <table:table-cell table:style-name="ce11" table:formula="of:=OFFSET([.C$4];[.M106];0)" office:value-type="float" office:value="43746" calcext:value-type="float">
            <text:p>43746</text:p>
          </table:table-cell>
          <table:table-cell table:style-name="ce37" table:formula="of:=[.L106]" office:value-type="float" office:value="0.284722222222222" calcext:value-type="float">
            <text:p>0.28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];0)&lt;=[.O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9T06:14:44.792181" calcext:value-type="date">
            <text:p>2019-10-09 06:14:45</text:p>
          </table:table-cell>
          <table:table-cell table:style-name="ce7" table:formula="of:=[.A107]" office:value-type="date" office:date-value="2019-10-09T06:14:44.792181" calcext:value-type="date">
            <text:p>2019-10-09 06:14:45</text:p>
          </table:table-cell>
          <table:table-cell table:formula="of:=TRUNC([.A107])" office:value-type="float" office:value="43747" calcext:value-type="float">
            <text:p>43747</text:p>
          </table:table-cell>
          <table:table-cell table:style-name="ce12" table:formula="of:=[.B107]-[.C107]" office:value-type="date" office:date-value="1899-12-30T06:14:44.79218082502" calcext:value-type="date">
            <text:p>12/30/99 06:14 AM</text:p>
          </table:table-cell>
          <table:table-cell table:formula="of:=MOD([.E106]-[.$E$2];[.$H$2])+1+[.$E$2]" office:value-type="float" office:value="175" calcext:value-type="float">
            <text:p>175</text:p>
          </table:table-cell>
          <table:table-cell table:formula="of:=MOD([.F106]+1/[.$H$2];5)" office:value-type="float" office:value="2.59999999999999" calcext:value-type="float">
            <text:p>2,59999999999999</text:p>
          </table:table-cell>
          <table:table-cell table:formula="of:=IF([.F107]&lt;0.000001;[.G106]+2+1/[.$H$2];[.G106]+1/[.$H$2])" office:value-type="float" office:value="2.59999999999999" calcext:value-type="float">
            <text:p>2,59999999999999</text:p>
          </table:table-cell>
          <table:table-cell table:number-columns-repeated="4"/>
          <table:table-cell table:style-name="ce36" table:formula="of:=SUM(MOD(SUM([.L106]-[.L$2];[.T$2]);[.R$2]-[.L$2]);[.L$2])" office:value-type="time" office:time-value="PT07H00M00S" calcext:value-type="time">
            <text:p>07:00:00</text:p>
          </table:table-cell>
          <table:table-cell table:style-name="ce11" table:formula="of:=IF([.L107]&lt;[.L106];[.M106]+[.H$2];[.M106])" office:value-type="float" office:value="40" calcext:value-type="float">
            <text:p>40</text:p>
          </table:table-cell>
          <table:table-cell table:style-name="ce11" table:formula="of:=OFFSET([.C$4];[.M107];0)" office:value-type="float" office:value="43746" calcext:value-type="float">
            <text:p>43746</text:p>
          </table:table-cell>
          <table:table-cell table:style-name="ce37" table:formula="of:=[.L107]" office:value-type="float" office:value="0.291666666666666" calcext:value-type="float">
            <text:p>0.291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9T06:04:00.885539" calcext:value-type="date">
            <text:p>2019-10-09 06:04:01</text:p>
          </table:table-cell>
          <table:table-cell table:style-name="ce7" table:formula="of:=[.A108]" office:value-type="date" office:date-value="2019-10-09T06:04:00.885539" calcext:value-type="date">
            <text:p>2019-10-09 06:04:01</text:p>
          </table:table-cell>
          <table:table-cell table:formula="of:=TRUNC([.A108])" office:value-type="float" office:value="43747" calcext:value-type="float">
            <text:p>43747</text:p>
          </table:table-cell>
          <table:table-cell table:style-name="ce12" table:formula="of:=[.B108]-[.C108]" office:value-type="date" office:date-value="1899-12-30T06:04:00.88553900365" calcext:value-type="date">
            <text:p>12/30/99 06:04 AM</text:p>
          </table:table-cell>
          <table:table-cell table:formula="of:=MOD([.E107]-[.$E$2];[.$H$2])+1+[.$E$2]" office:value-type="float" office:value="176" calcext:value-type="float">
            <text:p>176</text:p>
          </table:table-cell>
          <table:table-cell table:formula="of:=MOD([.F107]+1/[.$H$2];5)" office:value-type="float" office:value="2.62499999999999" calcext:value-type="float">
            <text:p>2,62499999999999</text:p>
          </table:table-cell>
          <table:table-cell table:formula="of:=IF([.F108]&lt;0.000001;[.G107]+2+1/[.$H$2];[.G107]+1/[.$H$2])" office:value-type="float" office:value="2.62499999999999" calcext:value-type="float">
            <text:p>2,62499999999999</text:p>
          </table:table-cell>
          <table:table-cell table:number-columns-repeated="4"/>
          <table:table-cell table:style-name="ce36" table:formula="of:=SUM(MOD(SUM([.L107]-[.L$2];[.T$2]);[.R$2]-[.L$2]);[.L$2])" office:value-type="time" office:time-value="PT07H10M00S" calcext:value-type="time">
            <text:p>07:10:00</text:p>
          </table:table-cell>
          <table:table-cell table:style-name="ce11" table:formula="of:=IF([.L108]&lt;[.L107];[.M107]+[.H$2];[.M107])" office:value-type="float" office:value="40" calcext:value-type="float">
            <text:p>40</text:p>
          </table:table-cell>
          <table:table-cell table:style-name="ce11" table:formula="of:=OFFSET([.C$4];[.M108];0)" office:value-type="float" office:value="43746" calcext:value-type="float">
            <text:p>43746</text:p>
          </table:table-cell>
          <table:table-cell table:style-name="ce37" table:formula="of:=[.L108]" office:value-type="float" office:value="0.29861111111111" calcext:value-type="float">
            <text:p>0.298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];0)&lt;=[.O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9T05:18:14.949664" calcext:value-type="date">
            <text:p>2019-10-09 05:18:15</text:p>
          </table:table-cell>
          <table:table-cell table:style-name="ce7" table:formula="of:=[.A109]" office:value-type="date" office:date-value="2019-10-09T05:18:14.949664" calcext:value-type="date">
            <text:p>2019-10-09 05:18:15</text:p>
          </table:table-cell>
          <table:table-cell table:formula="of:=TRUNC([.A109])" office:value-type="float" office:value="43747" calcext:value-type="float">
            <text:p>43747</text:p>
          </table:table-cell>
          <table:table-cell table:style-name="ce12" table:formula="of:=[.B109]-[.C109]" office:value-type="date" office:date-value="1899-12-30T05:18:14.94966364" calcext:value-type="date">
            <text:p>12/30/99 05:18 AM</text:p>
          </table:table-cell>
          <table:table-cell table:formula="of:=MOD([.E108]-[.$E$2];[.$H$2])+1+[.$E$2]" office:value-type="float" office:value="177" calcext:value-type="float">
            <text:p>177</text:p>
          </table:table-cell>
          <table:table-cell table:formula="of:=MOD([.F108]+1/[.$H$2];5)" office:value-type="float" office:value="2.64999999999999" calcext:value-type="float">
            <text:p>2,64999999999999</text:p>
          </table:table-cell>
          <table:table-cell table:formula="of:=IF([.F109]&lt;0.000001;[.G108]+2+1/[.$H$2];[.G108]+1/[.$H$2])" office:value-type="float" office:value="2.64999999999999" calcext:value-type="float">
            <text:p>2,64999999999999</text:p>
          </table:table-cell>
          <table:table-cell table:number-columns-repeated="4"/>
          <table:table-cell table:style-name="ce36" table:formula="of:=SUM(MOD(SUM([.L108]-[.L$2];[.T$2]);[.R$2]-[.L$2]);[.L$2])" office:value-type="time" office:time-value="PT07H20M00S" calcext:value-type="time">
            <text:p>07:20:00</text:p>
          </table:table-cell>
          <table:table-cell table:style-name="ce11" table:formula="of:=IF([.L109]&lt;[.L108];[.M108]+[.H$2];[.M108])" office:value-type="float" office:value="40" calcext:value-type="float">
            <text:p>40</text:p>
          </table:table-cell>
          <table:table-cell table:style-name="ce11" table:formula="of:=OFFSET([.C$4];[.M109];0)" office:value-type="float" office:value="43746" calcext:value-type="float">
            <text:p>43746</text:p>
          </table:table-cell>
          <table:table-cell table:style-name="ce37" table:formula="of:=[.L109]" office:value-type="float" office:value="0.305555555555555" calcext:value-type="float">
            <text:p>0.30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];0)&lt;=[.O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9T06:12:37.158282" calcext:value-type="date">
            <text:p>2019-10-09 06:12:37</text:p>
          </table:table-cell>
          <table:table-cell table:style-name="ce7" table:formula="of:=[.A110]" office:value-type="date" office:date-value="2019-10-09T06:12:37.158282" calcext:value-type="date">
            <text:p>2019-10-09 06:12:37</text:p>
          </table:table-cell>
          <table:table-cell table:formula="of:=TRUNC([.A110])" office:value-type="float" office:value="43747" calcext:value-type="float">
            <text:p>43747</text:p>
          </table:table-cell>
          <table:table-cell table:style-name="ce12" table:formula="of:=[.B110]-[.C110]" office:value-type="date" office:date-value="1899-12-30T06:12:37.15828186367" calcext:value-type="date">
            <text:p>12/30/99 06:12 AM</text:p>
          </table:table-cell>
          <table:table-cell table:formula="of:=MOD([.E109]-[.$E$2];[.$H$2])+1+[.$E$2]" office:value-type="float" office:value="178" calcext:value-type="float">
            <text:p>178</text:p>
          </table:table-cell>
          <table:table-cell table:formula="of:=MOD([.F109]+1/[.$H$2];5)" office:value-type="float" office:value="2.67499999999999" calcext:value-type="float">
            <text:p>2,67499999999999</text:p>
          </table:table-cell>
          <table:table-cell table:formula="of:=IF([.F110]&lt;0.000001;[.G109]+2+1/[.$H$2];[.G109]+1/[.$H$2])" office:value-type="float" office:value="2.67499999999999" calcext:value-type="float">
            <text:p>2,67499999999999</text:p>
          </table:table-cell>
          <table:table-cell table:number-columns-repeated="4"/>
          <table:table-cell table:style-name="ce36" table:formula="of:=SUM(MOD(SUM([.L109]-[.L$2];[.T$2]);[.R$2]-[.L$2]);[.L$2])" office:value-type="time" office:time-value="PT07H30M00S" calcext:value-type="time">
            <text:p>07:30:00</text:p>
          </table:table-cell>
          <table:table-cell table:style-name="ce11" table:formula="of:=IF([.L110]&lt;[.L109];[.M109]+[.H$2];[.M109])" office:value-type="float" office:value="40" calcext:value-type="float">
            <text:p>40</text:p>
          </table:table-cell>
          <table:table-cell table:style-name="ce11" table:formula="of:=OFFSET([.C$4];[.M110];0)" office:value-type="float" office:value="43746" calcext:value-type="float">
            <text:p>43746</text:p>
          </table:table-cell>
          <table:table-cell table:style-name="ce37" table:formula="of:=[.L110]" office:value-type="float" office:value="0.312499999999999" calcext:value-type="float">
            <text:p>0.3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];0)&lt;=[.O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9T06:16:43.80425" calcext:value-type="date">
            <text:p>2019-10-09 06:16:44</text:p>
          </table:table-cell>
          <table:table-cell table:style-name="ce7" table:formula="of:=[.A111]" office:value-type="date" office:date-value="2019-10-09T06:16:43.80425" calcext:value-type="date">
            <text:p>2019-10-09 06:16:44</text:p>
          </table:table-cell>
          <table:table-cell table:formula="of:=TRUNC([.A111])" office:value-type="float" office:value="43747" calcext:value-type="float">
            <text:p>43747</text:p>
          </table:table-cell>
          <table:table-cell table:style-name="ce12" table:formula="of:=[.B111]-[.C111]" office:value-type="date" office:date-value="1899-12-30T06:16:43.8042496657" calcext:value-type="date">
            <text:p>12/30/99 06:16 AM</text:p>
          </table:table-cell>
          <table:table-cell table:formula="of:=MOD([.E110]-[.$E$2];[.$H$2])+1+[.$E$2]" office:value-type="float" office:value="179" calcext:value-type="float">
            <text:p>179</text:p>
          </table:table-cell>
          <table:table-cell table:formula="of:=MOD([.F110]+1/[.$H$2];5)" office:value-type="float" office:value="2.69999999999999" calcext:value-type="float">
            <text:p>2,69999999999999</text:p>
          </table:table-cell>
          <table:table-cell table:formula="of:=IF([.F111]&lt;0.000001;[.G110]+2+1/[.$H$2];[.G110]+1/[.$H$2])" office:value-type="float" office:value="2.69999999999999" calcext:value-type="float">
            <text:p>2,69999999999999</text:p>
          </table:table-cell>
          <table:table-cell table:number-columns-repeated="4"/>
          <table:table-cell table:style-name="ce36" table:formula="of:=SUM(MOD(SUM([.L110]-[.L$2];[.T$2]);[.R$2]-[.L$2]);[.L$2])" office:value-type="time" office:time-value="PT07H40M00S" calcext:value-type="time">
            <text:p>07:40:00</text:p>
          </table:table-cell>
          <table:table-cell table:style-name="ce11" table:formula="of:=IF([.L111]&lt;[.L110];[.M110]+[.H$2];[.M110])" office:value-type="float" office:value="40" calcext:value-type="float">
            <text:p>40</text:p>
          </table:table-cell>
          <table:table-cell table:style-name="ce11" table:formula="of:=OFFSET([.C$4];[.M111];0)" office:value-type="float" office:value="43746" calcext:value-type="float">
            <text:p>43746</text:p>
          </table:table-cell>
          <table:table-cell table:style-name="ce37" table:formula="of:=[.L111]" office:value-type="float" office:value="0.319444444444444" calcext:value-type="float">
            <text:p>0.3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];0)&lt;=[.O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9T05:57:05.282336" calcext:value-type="date">
            <text:p>2019-10-09 05:57:05</text:p>
          </table:table-cell>
          <table:table-cell table:style-name="ce7" table:formula="of:=[.A112]" office:value-type="date" office:date-value="2019-10-09T05:57:05.282336" calcext:value-type="date">
            <text:p>2019-10-09 05:57:05</text:p>
          </table:table-cell>
          <table:table-cell table:formula="of:=TRUNC([.A112])" office:value-type="float" office:value="43747" calcext:value-type="float">
            <text:p>43747</text:p>
          </table:table-cell>
          <table:table-cell table:style-name="ce12" table:formula="of:=[.B112]-[.C112]" office:value-type="date" office:date-value="1899-12-30T05:57:05.28233597986" calcext:value-type="date">
            <text:p>12/30/99 05:57 AM</text:p>
          </table:table-cell>
          <table:table-cell table:formula="of:=MOD([.E111]-[.$E$2];[.$H$2])+1+[.$E$2]" office:value-type="float" office:value="180" calcext:value-type="float">
            <text:p>180</text:p>
          </table:table-cell>
          <table:table-cell table:formula="of:=MOD([.F111]+1/[.$H$2];5)" office:value-type="float" office:value="2.72499999999999" calcext:value-type="float">
            <text:p>2,72499999999999</text:p>
          </table:table-cell>
          <table:table-cell table:formula="of:=IF([.F112]&lt;0.000001;[.G111]+2+1/[.$H$2];[.G111]+1/[.$H$2])" office:value-type="float" office:value="2.72499999999999" calcext:value-type="float">
            <text:p>2,72499999999999</text:p>
          </table:table-cell>
          <table:table-cell table:number-columns-repeated="4"/>
          <table:table-cell table:style-name="ce36" table:formula="of:=SUM(MOD(SUM([.L111]-[.L$2];[.T$2]);[.R$2]-[.L$2]);[.L$2])" office:value-type="time" office:time-value="PT07H50M00S" calcext:value-type="time">
            <text:p>07:50:00</text:p>
          </table:table-cell>
          <table:table-cell table:style-name="ce11" table:formula="of:=IF([.L112]&lt;[.L111];[.M111]+[.H$2];[.M111])" office:value-type="float" office:value="40" calcext:value-type="float">
            <text:p>40</text:p>
          </table:table-cell>
          <table:table-cell table:style-name="ce11" table:formula="of:=OFFSET([.C$4];[.M112];0)" office:value-type="float" office:value="43746" calcext:value-type="float">
            <text:p>43746</text:p>
          </table:table-cell>
          <table:table-cell table:style-name="ce37" table:formula="of:=[.L112]" office:value-type="float" office:value="0.326388888888888" calcext:value-type="float">
            <text:p>0.32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];0)&lt;=[.O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9T06:03:56.095111" calcext:value-type="date">
            <text:p>2019-10-09 06:03:56</text:p>
          </table:table-cell>
          <table:table-cell table:style-name="ce7" table:formula="of:=[.A113]" office:value-type="date" office:date-value="2019-10-09T06:03:56.095111" calcext:value-type="date">
            <text:p>2019-10-09 06:03:56</text:p>
          </table:table-cell>
          <table:table-cell table:formula="of:=TRUNC([.A113])" office:value-type="float" office:value="43747" calcext:value-type="float">
            <text:p>43747</text:p>
          </table:table-cell>
          <table:table-cell table:style-name="ce12" table:formula="of:=[.B113]-[.C113]" office:value-type="date" office:date-value="1899-12-30T06:03:56.09511097893" calcext:value-type="date">
            <text:p>12/30/99 06:03 AM</text:p>
          </table:table-cell>
          <table:table-cell table:formula="of:=MOD([.E112]-[.$E$2];[.$H$2])+1+[.$E$2]" office:value-type="float" office:value="181" calcext:value-type="float">
            <text:p>181</text:p>
          </table:table-cell>
          <table:table-cell table:formula="of:=MOD([.F112]+1/[.$H$2];5)" office:value-type="float" office:value="2.74999999999999" calcext:value-type="float">
            <text:p>2,74999999999999</text:p>
          </table:table-cell>
          <table:table-cell table:formula="of:=IF([.F113]&lt;0.000001;[.G112]+2+1/[.$H$2];[.G112]+1/[.$H$2])" office:value-type="float" office:value="2.74999999999999" calcext:value-type="float">
            <text:p>2,74999999999999</text:p>
          </table:table-cell>
          <table:table-cell table:number-columns-repeated="4"/>
          <table:table-cell table:style-name="ce36" table:formula="of:=SUM(MOD(SUM([.L112]-[.L$2];[.T$2]);[.R$2]-[.L$2]);[.L$2])" office:value-type="time" office:time-value="PT08H00M00S" calcext:value-type="time">
            <text:p>08:00:00</text:p>
          </table:table-cell>
          <table:table-cell table:style-name="ce11" table:formula="of:=IF([.L113]&lt;[.L112];[.M112]+[.H$2];[.M112])" office:value-type="float" office:value="40" calcext:value-type="float">
            <text:p>40</text:p>
          </table:table-cell>
          <table:table-cell table:style-name="ce11" table:formula="of:=OFFSET([.C$4];[.M113];0)" office:value-type="float" office:value="43746" calcext:value-type="float">
            <text:p>43746</text:p>
          </table:table-cell>
          <table:table-cell table:style-name="ce37" table:formula="of:=[.L113]" office:value-type="float" office:value="0.333333333333332" calcext:value-type="float">
            <text:p>0.33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];0)&lt;=[.O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9T06:13:28.095179" calcext:value-type="date">
            <text:p>2019-10-09 06:13:28</text:p>
          </table:table-cell>
          <table:table-cell table:style-name="ce7" table:formula="of:=[.A114]" office:value-type="date" office:date-value="2019-10-09T06:13:28.095179" calcext:value-type="date">
            <text:p>2019-10-09 06:13:28</text:p>
          </table:table-cell>
          <table:table-cell table:formula="of:=TRUNC([.A114])" office:value-type="float" office:value="43747" calcext:value-type="float">
            <text:p>43747</text:p>
          </table:table-cell>
          <table:table-cell table:style-name="ce12" table:formula="of:=[.B114]-[.C114]" office:value-type="date" office:date-value="1899-12-30T06:13:28.09517931193" calcext:value-type="date">
            <text:p>12/30/99 06:13 AM</text:p>
          </table:table-cell>
          <table:table-cell table:formula="of:=MOD([.E113]-[.$E$2];[.$H$2])+1+[.$E$2]" office:value-type="float" office:value="182" calcext:value-type="float">
            <text:p>182</text:p>
          </table:table-cell>
          <table:table-cell table:formula="of:=MOD([.F113]+1/[.$H$2];5)" office:value-type="float" office:value="2.77499999999999" calcext:value-type="float">
            <text:p>2,77499999999999</text:p>
          </table:table-cell>
          <table:table-cell table:formula="of:=IF([.F114]&lt;0.000001;[.G113]+2+1/[.$H$2];[.G113]+1/[.$H$2])" office:value-type="float" office:value="2.77499999999999" calcext:value-type="float">
            <text:p>2,77499999999999</text:p>
          </table:table-cell>
          <table:table-cell table:number-columns-repeated="4"/>
          <table:table-cell table:style-name="ce36" table:formula="of:=SUM(MOD(SUM([.L113]-[.L$2];[.T$2]);[.R$2]-[.L$2]);[.L$2])" office:value-type="time" office:time-value="PT08H10M00S" calcext:value-type="time">
            <text:p>08:10:00</text:p>
          </table:table-cell>
          <table:table-cell table:style-name="ce11" table:formula="of:=IF([.L114]&lt;[.L113];[.M113]+[.H$2];[.M113])" office:value-type="float" office:value="40" calcext:value-type="float">
            <text:p>40</text:p>
          </table:table-cell>
          <table:table-cell table:style-name="ce11" table:formula="of:=OFFSET([.C$4];[.M114];0)" office:value-type="float" office:value="43746" calcext:value-type="float">
            <text:p>43746</text:p>
          </table:table-cell>
          <table:table-cell table:style-name="ce37" table:formula="of:=[.L114]" office:value-type="float" office:value="0.340277777777777" calcext:value-type="float">
            <text:p>0.34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];0)&lt;=[.O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9T06:06:47.707815" calcext:value-type="date">
            <text:p>2019-10-09 06:06:48</text:p>
          </table:table-cell>
          <table:table-cell table:style-name="ce7" table:formula="of:=[.A115]" office:value-type="date" office:date-value="2019-10-09T06:06:47.707815" calcext:value-type="date">
            <text:p>2019-10-09 06:06:48</text:p>
          </table:table-cell>
          <table:table-cell table:formula="of:=TRUNC([.A115])" office:value-type="float" office:value="43747" calcext:value-type="float">
            <text:p>43747</text:p>
          </table:table-cell>
          <table:table-cell table:style-name="ce12" table:formula="of:=[.B115]-[.C115]" office:value-type="date" office:date-value="1899-12-30T06:06:47.70781484898" calcext:value-type="date">
            <text:p>12/30/99 06:06 AM</text:p>
          </table:table-cell>
          <table:table-cell table:formula="of:=MOD([.E114]-[.$E$2];[.$H$2])+1+[.$E$2]" office:value-type="float" office:value="183" calcext:value-type="float">
            <text:p>183</text:p>
          </table:table-cell>
          <table:table-cell table:formula="of:=MOD([.F114]+1/[.$H$2];5)" office:value-type="float" office:value="2.79999999999999" calcext:value-type="float">
            <text:p>2,79999999999999</text:p>
          </table:table-cell>
          <table:table-cell table:formula="of:=IF([.F115]&lt;0.000001;[.G114]+2+1/[.$H$2];[.G114]+1/[.$H$2])" office:value-type="float" office:value="2.79999999999999" calcext:value-type="float">
            <text:p>2,79999999999999</text:p>
          </table:table-cell>
          <table:table-cell table:number-columns-repeated="4"/>
          <table:table-cell table:style-name="ce36" table:formula="of:=SUM(MOD(SUM([.L114]-[.L$2];[.T$2]);[.R$2]-[.L$2]);[.L$2])" office:value-type="time" office:time-value="PT08H20M00S" calcext:value-type="time">
            <text:p>08:20:00</text:p>
          </table:table-cell>
          <table:table-cell table:style-name="ce11" table:formula="of:=IF([.L115]&lt;[.L114];[.M114]+[.H$2];[.M114])" office:value-type="float" office:value="40" calcext:value-type="float">
            <text:p>40</text:p>
          </table:table-cell>
          <table:table-cell table:style-name="ce11" table:formula="of:=OFFSET([.C$4];[.M115];0)" office:value-type="float" office:value="43746" calcext:value-type="float">
            <text:p>43746</text:p>
          </table:table-cell>
          <table:table-cell table:style-name="ce37" table:formula="of:=[.L115]" office:value-type="float" office:value="0.347222222222221" calcext:value-type="float">
            <text:p>0.347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];0)&lt;=[.O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9T06:11:53.211978" calcext:value-type="date">
            <text:p>2019-10-09 06:11:53</text:p>
          </table:table-cell>
          <table:table-cell table:style-name="ce7" table:formula="of:=[.A116]" office:value-type="date" office:date-value="2019-10-09T06:11:53.211978" calcext:value-type="date">
            <text:p>2019-10-09 06:11:53</text:p>
          </table:table-cell>
          <table:table-cell table:formula="of:=TRUNC([.A116])" office:value-type="float" office:value="43747" calcext:value-type="float">
            <text:p>43747</text:p>
          </table:table-cell>
          <table:table-cell table:style-name="ce12" table:formula="of:=[.B116]-[.C116]" office:value-type="date" office:date-value="1899-12-30T06:11:53.21197841316" calcext:value-type="date">
            <text:p>12/30/99 06:11 AM</text:p>
          </table:table-cell>
          <table:table-cell table:formula="of:=MOD([.E115]-[.$E$2];[.$H$2])+1+[.$E$2]" office:value-type="float" office:value="184" calcext:value-type="float">
            <text:p>184</text:p>
          </table:table-cell>
          <table:table-cell table:formula="of:=MOD([.F115]+1/[.$H$2];5)" office:value-type="float" office:value="2.82499999999999" calcext:value-type="float">
            <text:p>2,82499999999999</text:p>
          </table:table-cell>
          <table:table-cell table:formula="of:=IF([.F116]&lt;0.000001;[.G115]+2+1/[.$H$2];[.G115]+1/[.$H$2])" office:value-type="float" office:value="2.82499999999999" calcext:value-type="float">
            <text:p>2,82499999999999</text:p>
          </table:table-cell>
          <table:table-cell table:number-columns-repeated="4"/>
          <table:table-cell table:style-name="ce36" table:formula="of:=SUM(MOD(SUM([.L115]-[.L$2];[.T$2]);[.R$2]-[.L$2]);[.L$2])" office:value-type="time" office:time-value="PT08H30M00S" calcext:value-type="time">
            <text:p>08:30:00</text:p>
          </table:table-cell>
          <table:table-cell table:style-name="ce11" table:formula="of:=IF([.L116]&lt;[.L115];[.M115]+[.H$2];[.M115])" office:value-type="float" office:value="40" calcext:value-type="float">
            <text:p>40</text:p>
          </table:table-cell>
          <table:table-cell table:style-name="ce11" table:formula="of:=OFFSET([.C$4];[.M116];0)" office:value-type="float" office:value="43746" calcext:value-type="float">
            <text:p>43746</text:p>
          </table:table-cell>
          <table:table-cell table:style-name="ce37" table:formula="of:=[.L116]" office:value-type="float" office:value="0.354166666666666" calcext:value-type="float">
            <text:p>0.35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];0)&lt;=[.O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9T05:34:38.189219" calcext:value-type="date">
            <text:p>2019-10-09 05:34:38</text:p>
          </table:table-cell>
          <table:table-cell table:style-name="ce7" table:formula="of:=[.A117]" office:value-type="date" office:date-value="2019-10-09T05:34:38.189219" calcext:value-type="date">
            <text:p>2019-10-09 05:34:38</text:p>
          </table:table-cell>
          <table:table-cell table:formula="of:=TRUNC([.A117])" office:value-type="float" office:value="43747" calcext:value-type="float">
            <text:p>43747</text:p>
          </table:table-cell>
          <table:table-cell table:style-name="ce12" table:formula="of:=[.B117]-[.C117]" office:value-type="date" office:date-value="1899-12-30T05:34:38.1892189756" calcext:value-type="date">
            <text:p>12/30/99 05:34 AM</text:p>
          </table:table-cell>
          <table:table-cell table:formula="of:=MOD([.E116]-[.$E$2];[.$H$2])+1+[.$E$2]" office:value-type="float" office:value="185" calcext:value-type="float">
            <text:p>185</text:p>
          </table:table-cell>
          <table:table-cell table:formula="of:=MOD([.F116]+1/[.$H$2];5)" office:value-type="float" office:value="2.84999999999999" calcext:value-type="float">
            <text:p>2,84999999999999</text:p>
          </table:table-cell>
          <table:table-cell table:formula="of:=IF([.F117]&lt;0.000001;[.G116]+2+1/[.$H$2];[.G116]+1/[.$H$2])" office:value-type="float" office:value="2.84999999999999" calcext:value-type="float">
            <text:p>2,84999999999999</text:p>
          </table:table-cell>
          <table:table-cell table:number-columns-repeated="4"/>
          <table:table-cell table:style-name="ce36" table:formula="of:=SUM(MOD(SUM([.L116]-[.L$2];[.T$2]);[.R$2]-[.L$2]);[.L$2])" office:value-type="time" office:time-value="PT08H40M00S" calcext:value-type="time">
            <text:p>08:40:00</text:p>
          </table:table-cell>
          <table:table-cell table:style-name="ce11" table:formula="of:=IF([.L117]&lt;[.L116];[.M116]+[.H$2];[.M116])" office:value-type="float" office:value="40" calcext:value-type="float">
            <text:p>40</text:p>
          </table:table-cell>
          <table:table-cell table:style-name="ce11" table:formula="of:=OFFSET([.C$4];[.M117];0)" office:value-type="float" office:value="43746" calcext:value-type="float">
            <text:p>43746</text:p>
          </table:table-cell>
          <table:table-cell table:style-name="ce37" table:formula="of:=[.L117]" office:value-type="float" office:value="0.36111111111111" calcext:value-type="float">
            <text:p>0.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];0)&lt;=[.O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9T06:15:07.394081" calcext:value-type="date">
            <text:p>2019-10-09 06:15:07</text:p>
          </table:table-cell>
          <table:table-cell table:style-name="ce7" table:formula="of:=[.A118]" office:value-type="date" office:date-value="2019-10-09T06:15:07.394081" calcext:value-type="date">
            <text:p>2019-10-09 06:15:07</text:p>
          </table:table-cell>
          <table:table-cell table:formula="of:=TRUNC([.A118])" office:value-type="float" office:value="43747" calcext:value-type="float">
            <text:p>43747</text:p>
          </table:table-cell>
          <table:table-cell table:style-name="ce12" table:formula="of:=[.B118]-[.C118]" office:value-type="date" office:date-value="1899-12-30T06:15:07.3940805858" calcext:value-type="date">
            <text:p>12/30/99 06:15 AM</text:p>
          </table:table-cell>
          <table:table-cell table:formula="of:=MOD([.E117]-[.$E$2];[.$H$2])+1+[.$E$2]" office:value-type="float" office:value="186" calcext:value-type="float">
            <text:p>186</text:p>
          </table:table-cell>
          <table:table-cell table:formula="of:=MOD([.F117]+1/[.$H$2];5)" office:value-type="float" office:value="2.87499999999999" calcext:value-type="float">
            <text:p>2,87499999999999</text:p>
          </table:table-cell>
          <table:table-cell table:formula="of:=IF([.F118]&lt;0.000001;[.G117]+2+1/[.$H$2];[.G117]+1/[.$H$2])" office:value-type="float" office:value="2.87499999999999" calcext:value-type="float">
            <text:p>2,87499999999999</text:p>
          </table:table-cell>
          <table:table-cell table:number-columns-repeated="4"/>
          <table:table-cell table:style-name="ce36" table:formula="of:=SUM(MOD(SUM([.L117]-[.L$2];[.T$2]);[.R$2]-[.L$2]);[.L$2])" office:value-type="time" office:time-value="PT08H50M00S" calcext:value-type="time">
            <text:p>08:50:00</text:p>
          </table:table-cell>
          <table:table-cell table:style-name="ce11" table:formula="of:=IF([.L118]&lt;[.L117];[.M117]+[.H$2];[.M117])" office:value-type="float" office:value="40" calcext:value-type="float">
            <text:p>40</text:p>
          </table:table-cell>
          <table:table-cell table:style-name="ce11" table:formula="of:=OFFSET([.C$4];[.M118];0)" office:value-type="float" office:value="43746" calcext:value-type="float">
            <text:p>43746</text:p>
          </table:table-cell>
          <table:table-cell table:style-name="ce37" table:formula="of:=[.L118]" office:value-type="float" office:value="0.368055555555555" calcext:value-type="float">
            <text:p>0.36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];0)&lt;=[.O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9T06:42:04.05663" calcext:value-type="date">
            <text:p>2019-10-09 06:42:04</text:p>
          </table:table-cell>
          <table:table-cell table:style-name="ce7" table:formula="of:=[.A119]" office:value-type="date" office:date-value="2019-10-09T06:42:04.05663" calcext:value-type="date">
            <text:p>2019-10-09 06:42:04</text:p>
          </table:table-cell>
          <table:table-cell table:formula="of:=TRUNC([.A119])" office:value-type="float" office:value="43747" calcext:value-type="float">
            <text:p>43747</text:p>
          </table:table-cell>
          <table:table-cell table:style-name="ce12" table:formula="of:=[.B119]-[.C119]" office:value-type="date" office:date-value="1899-12-30T06:42:04.05663037207" calcext:value-type="date">
            <text:p>12/30/99 06:42 AM</text:p>
          </table:table-cell>
          <table:table-cell table:formula="of:=MOD([.E118]-[.$E$2];[.$H$2])+1+[.$E$2]" office:value-type="float" office:value="187" calcext:value-type="float">
            <text:p>187</text:p>
          </table:table-cell>
          <table:table-cell table:formula="of:=MOD([.F118]+1/[.$H$2];5)" office:value-type="float" office:value="2.89999999999999" calcext:value-type="float">
            <text:p>2,89999999999999</text:p>
          </table:table-cell>
          <table:table-cell table:formula="of:=IF([.F119]&lt;0.000001;[.G118]+2+1/[.$H$2];[.G118]+1/[.$H$2])" office:value-type="float" office:value="2.89999999999999" calcext:value-type="float">
            <text:p>2,89999999999999</text:p>
          </table:table-cell>
          <table:table-cell table:number-columns-repeated="4"/>
          <table:table-cell table:style-name="ce36" table:formula="of:=SUM(MOD(SUM([.L118]-[.L$2];[.T$2]);[.R$2]-[.L$2]);[.L$2])" office:value-type="time" office:time-value="PT09H00M00S" calcext:value-type="time">
            <text:p>09:00:00</text:p>
          </table:table-cell>
          <table:table-cell table:style-name="ce11" table:formula="of:=IF([.L119]&lt;[.L118];[.M118]+[.H$2];[.M118])" office:value-type="float" office:value="40" calcext:value-type="float">
            <text:p>40</text:p>
          </table:table-cell>
          <table:table-cell table:style-name="ce11" table:formula="of:=OFFSET([.C$4];[.M119];0)" office:value-type="float" office:value="43746" calcext:value-type="float">
            <text:p>43746</text:p>
          </table:table-cell>
          <table:table-cell table:style-name="ce37" table:formula="of:=[.L119]" office:value-type="float" office:value="0.374999999999999" calcext:value-type="float">
            <text:p>0.37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];0)&lt;=[.O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9T06:06:55.269453" calcext:value-type="date">
            <text:p>2019-10-09 06:06:55</text:p>
          </table:table-cell>
          <table:table-cell table:style-name="ce7" table:formula="of:=[.A120]" office:value-type="date" office:date-value="2019-10-09T06:06:55.269453" calcext:value-type="date">
            <text:p>2019-10-09 06:06:55</text:p>
          </table:table-cell>
          <table:table-cell table:formula="of:=TRUNC([.A120])" office:value-type="float" office:value="43747" calcext:value-type="float">
            <text:p>43747</text:p>
          </table:table-cell>
          <table:table-cell table:style-name="ce12" table:formula="of:=[.B120]-[.C120]" office:value-type="date" office:date-value="1899-12-30T06:06:55.26945282239" calcext:value-type="date">
            <text:p>12/30/99 06:06 AM</text:p>
          </table:table-cell>
          <table:table-cell table:formula="of:=MOD([.E119]-[.$E$2];[.$H$2])+1+[.$E$2]" office:value-type="float" office:value="188" calcext:value-type="float">
            <text:p>188</text:p>
          </table:table-cell>
          <table:table-cell table:formula="of:=MOD([.F119]+1/[.$H$2];5)" office:value-type="float" office:value="2.92499999999999" calcext:value-type="float">
            <text:p>2,92499999999999</text:p>
          </table:table-cell>
          <table:table-cell table:formula="of:=IF([.F120]&lt;0.000001;[.G119]+2+1/[.$H$2];[.G119]+1/[.$H$2])" office:value-type="float" office:value="2.92499999999999" calcext:value-type="float">
            <text:p>2,92499999999999</text:p>
          </table:table-cell>
          <table:table-cell table:number-columns-repeated="4"/>
          <table:table-cell table:style-name="ce36" table:formula="of:=SUM(MOD(SUM([.L119]-[.L$2];[.T$2]);[.R$2]-[.L$2]);[.L$2])" office:value-type="time" office:time-value="PT09H10M00S" calcext:value-type="time">
            <text:p>09:10:00</text:p>
          </table:table-cell>
          <table:table-cell table:style-name="ce11" table:formula="of:=IF([.L120]&lt;[.L119];[.M119]+[.H$2];[.M119])" office:value-type="float" office:value="40" calcext:value-type="float">
            <text:p>40</text:p>
          </table:table-cell>
          <table:table-cell table:style-name="ce11" table:formula="of:=OFFSET([.C$4];[.M120];0)" office:value-type="float" office:value="43746" calcext:value-type="float">
            <text:p>43746</text:p>
          </table:table-cell>
          <table:table-cell table:style-name="ce37" table:formula="of:=[.L120]" office:value-type="float" office:value="0.381944444444443" calcext:value-type="float">
            <text:p>0.38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];0)&lt;=[.O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9T05:49:33.170256" calcext:value-type="date">
            <text:p>2019-10-09 05:49:33</text:p>
          </table:table-cell>
          <table:table-cell table:style-name="ce7" table:formula="of:=[.A121]" office:value-type="date" office:date-value="2019-10-09T05:49:33.170256" calcext:value-type="date">
            <text:p>2019-10-09 05:49:33</text:p>
          </table:table-cell>
          <table:table-cell table:formula="of:=TRUNC([.A121])" office:value-type="float" office:value="43747" calcext:value-type="float">
            <text:p>43747</text:p>
          </table:table-cell>
          <table:table-cell table:style-name="ce12" table:formula="of:=[.B121]-[.C121]" office:value-type="date" office:date-value="1899-12-30T05:49:33.17025584634" calcext:value-type="date">
            <text:p>12/30/99 05:49 AM</text:p>
          </table:table-cell>
          <table:table-cell table:formula="of:=MOD([.E120]-[.$E$2];[.$H$2])+1+[.$E$2]" office:value-type="float" office:value="189" calcext:value-type="float">
            <text:p>189</text:p>
          </table:table-cell>
          <table:table-cell table:formula="of:=MOD([.F120]+1/[.$H$2];5)" office:value-type="float" office:value="2.94999999999999" calcext:value-type="float">
            <text:p>2,94999999999999</text:p>
          </table:table-cell>
          <table:table-cell table:formula="of:=IF([.F121]&lt;0.000001;[.G120]+2+1/[.$H$2];[.G120]+1/[.$H$2])" office:value-type="float" office:value="2.94999999999999" calcext:value-type="float">
            <text:p>2,94999999999999</text:p>
          </table:table-cell>
          <table:table-cell table:number-columns-repeated="4"/>
          <table:table-cell table:style-name="ce36" table:formula="of:=SUM(MOD(SUM([.L120]-[.L$2];[.T$2]);[.R$2]-[.L$2]);[.L$2])" office:value-type="time" office:time-value="PT09H20M00S" calcext:value-type="time">
            <text:p>09:20:00</text:p>
          </table:table-cell>
          <table:table-cell table:style-name="ce11" table:formula="of:=IF([.L121]&lt;[.L120];[.M120]+[.H$2];[.M120])" office:value-type="float" office:value="40" calcext:value-type="float">
            <text:p>40</text:p>
          </table:table-cell>
          <table:table-cell table:style-name="ce11" table:formula="of:=OFFSET([.C$4];[.M121];0)" office:value-type="float" office:value="43746" calcext:value-type="float">
            <text:p>43746</text:p>
          </table:table-cell>
          <table:table-cell table:style-name="ce37" table:formula="of:=[.L121]" office:value-type="float" office:value="0.388888888888888" calcext:value-type="float">
            <text:p>0.38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];0)&lt;=[.O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9T05:24:26.312645" calcext:value-type="date">
            <text:p>2019-10-09 05:24:26</text:p>
          </table:table-cell>
          <table:table-cell table:style-name="ce7" table:formula="of:=[.A122]" office:value-type="date" office:date-value="2019-10-09T05:24:26.312645" calcext:value-type="date">
            <text:p>2019-10-09 05:24:26</text:p>
          </table:table-cell>
          <table:table-cell table:formula="of:=TRUNC([.A122])" office:value-type="float" office:value="43747" calcext:value-type="float">
            <text:p>43747</text:p>
          </table:table-cell>
          <table:table-cell table:style-name="ce12" table:formula="of:=[.B122]-[.C122]" office:value-type="date" office:date-value="1899-12-30T05:24:26.31264507305" calcext:value-type="date">
            <text:p>12/30/99 05:24 AM</text:p>
          </table:table-cell>
          <table:table-cell table:formula="of:=MOD([.E121]-[.$E$2];[.$H$2])+1+[.$E$2]" office:value-type="float" office:value="190" calcext:value-type="float">
            <text:p>190</text:p>
          </table:table-cell>
          <table:table-cell table:formula="of:=MOD([.F121]+1/[.$H$2];5)" office:value-type="float" office:value="2.97499999999999" calcext:value-type="float">
            <text:p>2,97499999999999</text:p>
          </table:table-cell>
          <table:table-cell table:formula="of:=IF([.F122]&lt;0.000001;[.G121]+2+1/[.$H$2];[.G121]+1/[.$H$2])" office:value-type="float" office:value="2.97499999999999" calcext:value-type="float">
            <text:p>2,97499999999999</text:p>
          </table:table-cell>
          <table:table-cell table:number-columns-repeated="4"/>
          <table:table-cell table:style-name="ce36" table:formula="of:=SUM(MOD(SUM([.L121]-[.L$2];[.T$2]);[.R$2]-[.L$2]);[.L$2])" office:value-type="time" office:time-value="PT09H30M00S" calcext:value-type="time">
            <text:p>09:30:00</text:p>
          </table:table-cell>
          <table:table-cell table:style-name="ce11" table:formula="of:=IF([.L122]&lt;[.L121];[.M121]+[.H$2];[.M121])" office:value-type="float" office:value="40" calcext:value-type="float">
            <text:p>40</text:p>
          </table:table-cell>
          <table:table-cell table:style-name="ce11" table:formula="of:=OFFSET([.C$4];[.M122];0)" office:value-type="float" office:value="43746" calcext:value-type="float">
            <text:p>43746</text:p>
          </table:table-cell>
          <table:table-cell table:style-name="ce37" table:formula="of:=[.L122]" office:value-type="float" office:value="0.395833333333332" calcext:value-type="float">
            <text:p>0.39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];0)&lt;=[.O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05:59:18.933812" calcext:value-type="date">
            <text:p>2019-10-09 05:59:19</text:p>
          </table:table-cell>
          <table:table-cell table:style-name="ce7" table:formula="of:=[.A123]" office:value-type="date" office:date-value="2019-10-09T05:59:18.933812" calcext:value-type="date">
            <text:p>2019-10-09 05:59:19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05:59:18.93381193746" calcext:value-type="date">
            <text:p>12/30/99 05:59 AM</text:p>
          </table:table-cell>
          <table:table-cell table:formula="of:=MOD([.E122]-[.$E$2];[.$H$2])+1+[.$E$2]" office:value-type="float" office:value="151" calcext:value-type="float">
            <text:p>151</text:p>
          </table:table-cell>
          <table:table-cell table:formula="of:=MOD([.F122]+1/[.$H$2];5)" office:value-type="float" office:value="2.99999999999999" calcext:value-type="float">
            <text:p>2,99999999999999</text:p>
          </table:table-cell>
          <table:table-cell table:formula="of:=IF([.F123]&lt;0.000001;[.G122]+2+1/[.$H$2];[.G122]+1/[.$H$2])" office:value-type="float" office:value="2.99999999999999" calcext:value-type="float">
            <text:p>2,99999999999999</text:p>
          </table:table-cell>
          <table:table-cell table:number-columns-repeated="4"/>
          <table:table-cell table:style-name="ce36" table:formula="of:=SUM(MOD(SUM([.L122]-[.L$2];[.T$2]);[.R$2]-[.L$2]);[.L$2])" office:value-type="time" office:time-value="PT09H40M00S" calcext:value-type="time">
            <text:p>09:40:00</text:p>
          </table:table-cell>
          <table:table-cell table:style-name="ce11" table:formula="of:=IF([.L123]&lt;[.L122];[.M122]+[.H$2];[.M122])" office:value-type="float" office:value="40" calcext:value-type="float">
            <text:p>40</text:p>
          </table:table-cell>
          <table:table-cell table:style-name="ce11" table:formula="of:=OFFSET([.C$4];[.M123];0)" office:value-type="float" office:value="43746" calcext:value-type="float">
            <text:p>43746</text:p>
          </table:table-cell>
          <table:table-cell table:style-name="ce37" table:formula="of:=[.L123]" office:value-type="float" office:value="0.402777777777777" calcext:value-type="float">
            <text:p>0.4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];0)&lt;=[.O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0T05:51:43.993229" calcext:value-type="date">
            <text:p>2019-10-10 05:51:44</text:p>
          </table:table-cell>
          <table:table-cell table:style-name="ce7" table:formula="of:=[.A124]" office:value-type="date" office:date-value="2019-10-10T05:51:43.993229" calcext:value-type="date">
            <text:p>2019-10-10 05:51:44</text:p>
          </table:table-cell>
          <table:table-cell table:formula="of:=TRUNC([.A124])" office:value-type="float" office:value="43748" calcext:value-type="float">
            <text:p>43748</text:p>
          </table:table-cell>
          <table:table-cell table:style-name="ce12" table:formula="of:=[.B124]-[.C124]" office:value-type="date" office:date-value="1899-12-30T05:51:43.99322924204" calcext:value-type="date">
            <text:p>12/30/99 05:51 AM</text:p>
          </table:table-cell>
          <table:table-cell table:formula="of:=MOD([.E123]-[.$E$2];[.$H$2])+1+[.$E$2]" office:value-type="float" office:value="152" calcext:value-type="float">
            <text:p>152</text:p>
          </table:table-cell>
          <table:table-cell table:formula="of:=MOD([.F123]+1/[.$H$2];5)" office:value-type="float" office:value="3.02499999999999" calcext:value-type="float">
            <text:p>3,02499999999999</text:p>
          </table:table-cell>
          <table:table-cell table:formula="of:=IF([.F124]&lt;0.000001;[.G123]+2+1/[.$H$2];[.G123]+1/[.$H$2])" office:value-type="float" office:value="3.02499999999999" calcext:value-type="float">
            <text:p>3,02499999999999</text:p>
          </table:table-cell>
          <table:table-cell table:number-columns-repeated="4"/>
          <table:table-cell table:style-name="ce36" table:formula="of:=SUM(MOD(SUM([.L123]-[.L$2];[.T$2]);[.R$2]-[.L$2]);[.L$2])" office:value-type="time" office:time-value="PT09H50M00S" calcext:value-type="time">
            <text:p>09:50:00</text:p>
          </table:table-cell>
          <table:table-cell table:style-name="ce11" table:formula="of:=IF([.L124]&lt;[.L123];[.M123]+[.H$2];[.M123])" office:value-type="float" office:value="40" calcext:value-type="float">
            <text:p>40</text:p>
          </table:table-cell>
          <table:table-cell table:style-name="ce11" table:formula="of:=OFFSET([.C$4];[.M124];0)" office:value-type="float" office:value="43746" calcext:value-type="float">
            <text:p>43746</text:p>
          </table:table-cell>
          <table:table-cell table:style-name="ce37" table:formula="of:=[.L124]" office:value-type="float" office:value="0.409722222222221" calcext:value-type="float">
            <text:p>0.409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];0)&lt;=[.O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0T05:55:53.410951" calcext:value-type="date">
            <text:p>2019-10-10 05:55:53</text:p>
          </table:table-cell>
          <table:table-cell table:style-name="ce7" table:formula="of:=[.A125]" office:value-type="date" office:date-value="2019-10-10T05:55:53.410951" calcext:value-type="date">
            <text:p>2019-10-10 05:55:53</text:p>
          </table:table-cell>
          <table:table-cell table:formula="of:=TRUNC([.A125])" office:value-type="float" office:value="43748" calcext:value-type="float">
            <text:p>43748</text:p>
          </table:table-cell>
          <table:table-cell table:style-name="ce12" table:formula="of:=[.B125]-[.C125]" office:value-type="date" office:date-value="1899-12-30T05:55:53.41095139738" calcext:value-type="date">
            <text:p>12/30/99 05:55 AM</text:p>
          </table:table-cell>
          <table:table-cell table:formula="of:=MOD([.E124]-[.$E$2];[.$H$2])+1+[.$E$2]" office:value-type="float" office:value="153" calcext:value-type="float">
            <text:p>153</text:p>
          </table:table-cell>
          <table:table-cell table:formula="of:=MOD([.F124]+1/[.$H$2];5)" office:value-type="float" office:value="3.04999999999999" calcext:value-type="float">
            <text:p>3,04999999999999</text:p>
          </table:table-cell>
          <table:table-cell table:formula="of:=IF([.F125]&lt;0.000001;[.G124]+2+1/[.$H$2];[.G124]+1/[.$H$2])" office:value-type="float" office:value="3.04999999999999" calcext:value-type="float">
            <text:p>3,04999999999999</text:p>
          </table:table-cell>
          <table:table-cell table:number-columns-repeated="4"/>
          <table:table-cell table:style-name="ce36" table:formula="of:=SUM(MOD(SUM([.L124]-[.L$2];[.T$2]);[.R$2]-[.L$2]);[.L$2])" office:value-type="time" office:time-value="PT10H00M00S" calcext:value-type="time">
            <text:p>10:00:00</text:p>
          </table:table-cell>
          <table:table-cell table:style-name="ce11" table:formula="of:=IF([.L125]&lt;[.L124];[.M124]+[.H$2];[.M124])" office:value-type="float" office:value="40" calcext:value-type="float">
            <text:p>40</text:p>
          </table:table-cell>
          <table:table-cell table:style-name="ce11" table:formula="of:=OFFSET([.C$4];[.M125];0)" office:value-type="float" office:value="43746" calcext:value-type="float">
            <text:p>43746</text:p>
          </table:table-cell>
          <table:table-cell table:style-name="ce37" table:formula="of:=[.L125]" office:value-type="float" office:value="0.416666666666665" calcext:value-type="float">
            <text:p>0.41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];0)&lt;=[.O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0T06:00:04.470382" calcext:value-type="date">
            <text:p>2019-10-10 06:00:04</text:p>
          </table:table-cell>
          <table:table-cell table:style-name="ce7" table:formula="of:=[.A126]" office:value-type="date" office:date-value="2019-10-10T06:00:04.470382" calcext:value-type="date">
            <text:p>2019-10-10 06:00:04</text:p>
          </table:table-cell>
          <table:table-cell table:formula="of:=TRUNC([.A126])" office:value-type="float" office:value="43748" calcext:value-type="float">
            <text:p>43748</text:p>
          </table:table-cell>
          <table:table-cell table:style-name="ce12" table:formula="of:=[.B126]-[.C126]" office:value-type="date" office:date-value="1899-12-30T06:00:04.47038223501" calcext:value-type="date">
            <text:p>12/30/99 06:00 AM</text:p>
          </table:table-cell>
          <table:table-cell table:formula="of:=MOD([.E125]-[.$E$2];[.$H$2])+1+[.$E$2]" office:value-type="float" office:value="154" calcext:value-type="float">
            <text:p>154</text:p>
          </table:table-cell>
          <table:table-cell table:formula="of:=MOD([.F125]+1/[.$H$2];5)" office:value-type="float" office:value="3.07499999999999" calcext:value-type="float">
            <text:p>3,07499999999999</text:p>
          </table:table-cell>
          <table:table-cell table:formula="of:=IF([.F126]&lt;0.000001;[.G125]+2+1/[.$H$2];[.G125]+1/[.$H$2])" office:value-type="float" office:value="3.07499999999999" calcext:value-type="float">
            <text:p>3,07499999999999</text:p>
          </table:table-cell>
          <table:table-cell table:number-columns-repeated="4"/>
          <table:table-cell table:style-name="ce36" table:formula="of:=SUM(MOD(SUM([.L125]-[.L$2];[.T$2]);[.R$2]-[.L$2]);[.L$2])" office:value-type="time" office:time-value="PT10H10M00S" calcext:value-type="time">
            <text:p>10:10:00</text:p>
          </table:table-cell>
          <table:table-cell table:style-name="ce11" table:formula="of:=IF([.L126]&lt;[.L125];[.M125]+[.H$2];[.M125])" office:value-type="float" office:value="40" calcext:value-type="float">
            <text:p>40</text:p>
          </table:table-cell>
          <table:table-cell table:style-name="ce11" table:formula="of:=OFFSET([.C$4];[.M126];0)" office:value-type="float" office:value="43746" calcext:value-type="float">
            <text:p>43746</text:p>
          </table:table-cell>
          <table:table-cell table:style-name="ce37" table:formula="of:=[.L126]" office:value-type="float" office:value="0.42361111111111" calcext:value-type="float">
            <text:p>0.42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];0)&lt;=[.O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0T05:56:09.415555" calcext:value-type="date">
            <text:p>2019-10-10 05:56:09</text:p>
          </table:table-cell>
          <table:table-cell table:style-name="ce7" table:formula="of:=[.A127]" office:value-type="date" office:date-value="2019-10-10T05:56:09.415555" calcext:value-type="date">
            <text:p>2019-10-10 05:56:09</text:p>
          </table:table-cell>
          <table:table-cell table:formula="of:=TRUNC([.A127])" office:value-type="float" office:value="43748" calcext:value-type="float">
            <text:p>43748</text:p>
          </table:table-cell>
          <table:table-cell table:style-name="ce12" table:formula="of:=[.B127]-[.C127]" office:value-type="date" office:date-value="1899-12-30T05:56:09.41555491649" calcext:value-type="date">
            <text:p>12/30/99 05:56 AM</text:p>
          </table:table-cell>
          <table:table-cell table:formula="of:=MOD([.E126]-[.$E$2];[.$H$2])+1+[.$E$2]" office:value-type="float" office:value="155" calcext:value-type="float">
            <text:p>155</text:p>
          </table:table-cell>
          <table:table-cell table:formula="of:=MOD([.F126]+1/[.$H$2];5)" office:value-type="float" office:value="3.09999999999999" calcext:value-type="float">
            <text:p>3,09999999999999</text:p>
          </table:table-cell>
          <table:table-cell table:formula="of:=IF([.F127]&lt;0.000001;[.G126]+2+1/[.$H$2];[.G126]+1/[.$H$2])" office:value-type="float" office:value="3.09999999999999" calcext:value-type="float">
            <text:p>3,09999999999999</text:p>
          </table:table-cell>
          <table:table-cell table:number-columns-repeated="4"/>
          <table:table-cell table:style-name="ce36" table:formula="of:=SUM(MOD(SUM([.L126]-[.L$2];[.T$2]);[.R$2]-[.L$2]);[.L$2])" office:value-type="time" office:time-value="PT10H20M00S" calcext:value-type="time">
            <text:p>10:20:00</text:p>
          </table:table-cell>
          <table:table-cell table:style-name="ce11" table:formula="of:=IF([.L127]&lt;[.L126];[.M126]+[.H$2];[.M126])" office:value-type="float" office:value="40" calcext:value-type="float">
            <text:p>40</text:p>
          </table:table-cell>
          <table:table-cell table:style-name="ce11" table:formula="of:=OFFSET([.C$4];[.M127];0)" office:value-type="float" office:value="43746" calcext:value-type="float">
            <text:p>43746</text:p>
          </table:table-cell>
          <table:table-cell table:style-name="ce37" table:formula="of:=[.L127]" office:value-type="float" office:value="0.430555555555554" calcext:value-type="float">
            <text:p>0.43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];0)&lt;=[.O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0T05:17:18.702347" calcext:value-type="date">
            <text:p>2019-10-10 05:17:19</text:p>
          </table:table-cell>
          <table:table-cell table:style-name="ce7" table:formula="of:=[.A128]" office:value-type="date" office:date-value="2019-10-10T05:17:18.702347" calcext:value-type="date">
            <text:p>2019-10-10 05:17:19</text:p>
          </table:table-cell>
          <table:table-cell table:formula="of:=TRUNC([.A128])" office:value-type="float" office:value="43748" calcext:value-type="float">
            <text:p>43748</text:p>
          </table:table-cell>
          <table:table-cell table:style-name="ce12" table:formula="of:=[.B128]-[.C128]" office:value-type="date" office:date-value="1899-12-30T05:17:18.70234689675" calcext:value-type="date">
            <text:p>12/30/99 05:17 AM</text:p>
          </table:table-cell>
          <table:table-cell table:formula="of:=MOD([.E127]-[.$E$2];[.$H$2])+1+[.$E$2]" office:value-type="float" office:value="156" calcext:value-type="float">
            <text:p>156</text:p>
          </table:table-cell>
          <table:table-cell table:formula="of:=MOD([.F127]+1/[.$H$2];5)" office:value-type="float" office:value="3.12499999999999" calcext:value-type="float">
            <text:p>3,12499999999999</text:p>
          </table:table-cell>
          <table:table-cell table:formula="of:=IF([.F128]&lt;0.000001;[.G127]+2+1/[.$H$2];[.G127]+1/[.$H$2])" office:value-type="float" office:value="3.12499999999999" calcext:value-type="float">
            <text:p>3,12499999999999</text:p>
          </table:table-cell>
          <table:table-cell table:number-columns-repeated="4"/>
          <table:table-cell table:style-name="ce36" table:formula="of:=SUM(MOD(SUM([.L127]-[.L$2];[.T$2]);[.R$2]-[.L$2]);[.L$2])" office:value-type="time" office:time-value="PT10H30M00S" calcext:value-type="time">
            <text:p>10:30:00</text:p>
          </table:table-cell>
          <table:table-cell table:style-name="ce11" table:formula="of:=IF([.L128]&lt;[.L127];[.M127]+[.H$2];[.M127])" office:value-type="float" office:value="40" calcext:value-type="float">
            <text:p>40</text:p>
          </table:table-cell>
          <table:table-cell table:style-name="ce11" table:formula="of:=OFFSET([.C$4];[.M128];0)" office:value-type="float" office:value="43746" calcext:value-type="float">
            <text:p>43746</text:p>
          </table:table-cell>
          <table:table-cell table:style-name="ce37" table:formula="of:=[.L128]" office:value-type="float" office:value="0.437499999999999" calcext:value-type="float">
            <text:p>0.4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];0)&lt;=[.O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0T06:21:25.79389" calcext:value-type="date">
            <text:p>2019-10-10 06:21:26</text:p>
          </table:table-cell>
          <table:table-cell table:style-name="ce7" table:formula="of:=[.A129]" office:value-type="date" office:date-value="2019-10-10T06:21:25.79389" calcext:value-type="date">
            <text:p>2019-10-10 06:21:26</text:p>
          </table:table-cell>
          <table:table-cell table:formula="of:=TRUNC([.A129])" office:value-type="float" office:value="43748" calcext:value-type="float">
            <text:p>43748</text:p>
          </table:table-cell>
          <table:table-cell table:style-name="ce12" table:formula="of:=[.B129]-[.C129]" office:value-type="date" office:date-value="1899-12-30T06:21:25.79388954677" calcext:value-type="date">
            <text:p>12/30/99 06:21 AM</text:p>
          </table:table-cell>
          <table:table-cell table:formula="of:=MOD([.E128]-[.$E$2];[.$H$2])+1+[.$E$2]" office:value-type="float" office:value="157" calcext:value-type="float">
            <text:p>157</text:p>
          </table:table-cell>
          <table:table-cell table:formula="of:=MOD([.F128]+1/[.$H$2];5)" office:value-type="float" office:value="3.14999999999999" calcext:value-type="float">
            <text:p>3,14999999999999</text:p>
          </table:table-cell>
          <table:table-cell table:formula="of:=IF([.F129]&lt;0.000001;[.G128]+2+1/[.$H$2];[.G128]+1/[.$H$2])" office:value-type="float" office:value="3.14999999999999" calcext:value-type="float">
            <text:p>3,14999999999999</text:p>
          </table:table-cell>
          <table:table-cell table:number-columns-repeated="4"/>
          <table:table-cell table:style-name="ce36" table:formula="of:=SUM(MOD(SUM([.L128]-[.L$2];[.T$2]);[.R$2]-[.L$2]);[.L$2])" office:value-type="time" office:time-value="PT00H10M00S" calcext:value-type="time">
            <text:p>00:10:00</text:p>
          </table:table-cell>
          <table:table-cell table:style-name="ce11" table:formula="of:=IF([.L129]&lt;[.L128];[.M128]+[.H$2];[.M128])" office:value-type="float" office:value="80" calcext:value-type="float">
            <text:p>80</text:p>
          </table:table-cell>
          <table:table-cell table:style-name="ce11" table:formula="of:=OFFSET([.C$4];[.M129];0)" office:value-type="float" office:value="43747" calcext:value-type="float">
            <text:p>43747</text:p>
          </table:table-cell>
          <table:table-cell table:style-name="ce37" table:formula="of:=[.L129]" office:value-type="float" office:value="0.0069444444444432" calcext:value-type="float">
            <text:p>0.00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];0)&lt;=[.O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0T05:48:28.922371" calcext:value-type="date">
            <text:p>2019-10-10 05:48:29</text:p>
          </table:table-cell>
          <table:table-cell table:style-name="ce7" table:formula="of:=[.A130]" office:value-type="date" office:date-value="2019-10-10T05:48:28.922371" calcext:value-type="date">
            <text:p>2019-10-10 05:48:29</text:p>
          </table:table-cell>
          <table:table-cell table:formula="of:=TRUNC([.A130])" office:value-type="float" office:value="43748" calcext:value-type="float">
            <text:p>43748</text:p>
          </table:table-cell>
          <table:table-cell table:style-name="ce12" table:formula="of:=[.B130]-[.C130]" office:value-type="date" office:date-value="1899-12-30T05:48:28.92237145454" calcext:value-type="date">
            <text:p>12/30/99 05:48 AM</text:p>
          </table:table-cell>
          <table:table-cell table:formula="of:=MOD([.E129]-[.$E$2];[.$H$2])+1+[.$E$2]" office:value-type="float" office:value="158" calcext:value-type="float">
            <text:p>158</text:p>
          </table:table-cell>
          <table:table-cell table:formula="of:=MOD([.F129]+1/[.$H$2];5)" office:value-type="float" office:value="3.17499999999999" calcext:value-type="float">
            <text:p>3,17499999999999</text:p>
          </table:table-cell>
          <table:table-cell table:formula="of:=IF([.F130]&lt;0.000001;[.G129]+2+1/[.$H$2];[.G129]+1/[.$H$2])" office:value-type="float" office:value="3.17499999999999" calcext:value-type="float">
            <text:p>3,17499999999999</text:p>
          </table:table-cell>
          <table:table-cell table:number-columns-repeated="4"/>
          <table:table-cell table:style-name="ce36" table:formula="of:=SUM(MOD(SUM([.L129]-[.L$2];[.T$2]);[.R$2]-[.L$2]);[.L$2])" office:value-type="time" office:time-value="PT00H20M00S" calcext:value-type="time">
            <text:p>00:20:00</text:p>
          </table:table-cell>
          <table:table-cell table:style-name="ce11" table:formula="of:=IF([.L130]&lt;[.L129];[.M129]+[.H$2];[.M129])" office:value-type="float" office:value="80" calcext:value-type="float">
            <text:p>80</text:p>
          </table:table-cell>
          <table:table-cell table:style-name="ce11" table:formula="of:=OFFSET([.C$4];[.M130];0)" office:value-type="float" office:value="43747" calcext:value-type="float">
            <text:p>43747</text:p>
          </table:table-cell>
          <table:table-cell table:style-name="ce37" table:formula="of:=[.L130]" office:value-type="float" office:value="0.0138888888888876" calcext:value-type="float">
            <text:p>0.0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];0)&lt;=[.O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0T06:14:20.976244" calcext:value-type="date">
            <text:p>2019-10-10 06:14:21</text:p>
          </table:table-cell>
          <table:table-cell table:style-name="ce7" table:formula="of:=[.A131]" office:value-type="date" office:date-value="2019-10-10T06:14:20.976244" calcext:value-type="date">
            <text:p>2019-10-10 06:14:21</text:p>
          </table:table-cell>
          <table:table-cell table:formula="of:=TRUNC([.A131])" office:value-type="float" office:value="43748" calcext:value-type="float">
            <text:p>43748</text:p>
          </table:table-cell>
          <table:table-cell table:style-name="ce12" table:formula="of:=[.B131]-[.C131]" office:value-type="date" office:date-value="1899-12-30T06:14:20.97624432296" calcext:value-type="date">
            <text:p>12/30/99 06:14 AM</text:p>
          </table:table-cell>
          <table:table-cell table:formula="of:=MOD([.E130]-[.$E$2];[.$H$2])+1+[.$E$2]" office:value-type="float" office:value="159" calcext:value-type="float">
            <text:p>159</text:p>
          </table:table-cell>
          <table:table-cell table:formula="of:=MOD([.F130]+1/[.$H$2];5)" office:value-type="float" office:value="3.19999999999999" calcext:value-type="float">
            <text:p>3,19999999999999</text:p>
          </table:table-cell>
          <table:table-cell table:formula="of:=IF([.F131]&lt;0.000001;[.G130]+2+1/[.$H$2];[.G130]+1/[.$H$2])" office:value-type="float" office:value="3.19999999999999" calcext:value-type="float">
            <text:p>3,19999999999999</text:p>
          </table:table-cell>
          <table:table-cell table:number-columns-repeated="4"/>
          <table:table-cell table:style-name="ce36" table:formula="of:=SUM(MOD(SUM([.L130]-[.L$2];[.T$2]);[.R$2]-[.L$2]);[.L$2])" office:value-type="time" office:time-value="PT00H30M00S" calcext:value-type="time">
            <text:p>00:30:00</text:p>
          </table:table-cell>
          <table:table-cell table:style-name="ce11" table:formula="of:=IF([.L131]&lt;[.L130];[.M130]+[.H$2];[.M130])" office:value-type="float" office:value="80" calcext:value-type="float">
            <text:p>80</text:p>
          </table:table-cell>
          <table:table-cell table:style-name="ce11" table:formula="of:=OFFSET([.C$4];[.M131];0)" office:value-type="float" office:value="43747" calcext:value-type="float">
            <text:p>43747</text:p>
          </table:table-cell>
          <table:table-cell table:style-name="ce37" table:formula="of:=[.L131]" office:value-type="float" office:value="0.0208333333333321" calcext:value-type="float">
            <text:p>0.020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];0)&lt;=[.O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0T06:11:05.396897" calcext:value-type="date">
            <text:p>2019-10-10 06:11:05</text:p>
          </table:table-cell>
          <table:table-cell table:style-name="ce7" table:formula="of:=[.A132]" office:value-type="date" office:date-value="2019-10-10T06:11:05.396897" calcext:value-type="date">
            <text:p>2019-10-10 06:11:05</text:p>
          </table:table-cell>
          <table:table-cell table:formula="of:=TRUNC([.A132])" office:value-type="float" office:value="43748" calcext:value-type="float">
            <text:p>43748</text:p>
          </table:table-cell>
          <table:table-cell table:style-name="ce12" table:formula="of:=[.B132]-[.C132]" office:value-type="date" office:date-value="1899-12-30T06:11:05.39689691272" calcext:value-type="date">
            <text:p>12/30/99 06:11 AM</text:p>
          </table:table-cell>
          <table:table-cell table:formula="of:=MOD([.E131]-[.$E$2];[.$H$2])+1+[.$E$2]" office:value-type="float" office:value="160" calcext:value-type="float">
            <text:p>160</text:p>
          </table:table-cell>
          <table:table-cell table:formula="of:=MOD([.F131]+1/[.$H$2];5)" office:value-type="float" office:value="3.22499999999999" calcext:value-type="float">
            <text:p>3,22499999999999</text:p>
          </table:table-cell>
          <table:table-cell table:formula="of:=IF([.F132]&lt;0.000001;[.G131]+2+1/[.$H$2];[.G131]+1/[.$H$2])" office:value-type="float" office:value="3.22499999999999" calcext:value-type="float">
            <text:p>3,22499999999999</text:p>
          </table:table-cell>
          <table:table-cell table:number-columns-repeated="4"/>
          <table:table-cell table:style-name="ce36" table:formula="of:=SUM(MOD(SUM([.L131]-[.L$2];[.T$2]);[.R$2]-[.L$2]);[.L$2])" office:value-type="time" office:time-value="PT00H40M00S" calcext:value-type="time">
            <text:p>00:40:00</text:p>
          </table:table-cell>
          <table:table-cell table:style-name="ce11" table:formula="of:=IF([.L132]&lt;[.L131];[.M131]+[.H$2];[.M131])" office:value-type="float" office:value="80" calcext:value-type="float">
            <text:p>80</text:p>
          </table:table-cell>
          <table:table-cell table:style-name="ce11" table:formula="of:=OFFSET([.C$4];[.M132];0)" office:value-type="float" office:value="43747" calcext:value-type="float">
            <text:p>43747</text:p>
          </table:table-cell>
          <table:table-cell table:style-name="ce37" table:formula="of:=[.L132]" office:value-type="float" office:value="0.0277777777777765" calcext:value-type="float">
            <text:p>0.0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];0)&lt;=[.O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0T05:47:01.541967" calcext:value-type="date">
            <text:p>2019-10-10 05:47:02</text:p>
          </table:table-cell>
          <table:table-cell table:style-name="ce7" table:formula="of:=[.A133]" office:value-type="date" office:date-value="2019-10-10T05:47:01.541967" calcext:value-type="date">
            <text:p>2019-10-10 05:47:02</text:p>
          </table:table-cell>
          <table:table-cell table:formula="of:=TRUNC([.A133])" office:value-type="float" office:value="43748" calcext:value-type="float">
            <text:p>43748</text:p>
          </table:table-cell>
          <table:table-cell table:style-name="ce12" table:formula="of:=[.B133]-[.C133]" office:value-type="date" office:date-value="1899-12-30T05:47:01.54196694028" calcext:value-type="date">
            <text:p>12/30/99 05:47 AM</text:p>
          </table:table-cell>
          <table:table-cell table:formula="of:=MOD([.E132]-[.$E$2];[.$H$2])+1+[.$E$2]" office:value-type="float" office:value="161" calcext:value-type="float">
            <text:p>161</text:p>
          </table:table-cell>
          <table:table-cell table:formula="of:=MOD([.F132]+1/[.$H$2];5)" office:value-type="float" office:value="3.24999999999999" calcext:value-type="float">
            <text:p>3,24999999999999</text:p>
          </table:table-cell>
          <table:table-cell table:formula="of:=IF([.F133]&lt;0.000001;[.G132]+2+1/[.$H$2];[.G132]+1/[.$H$2])" office:value-type="float" office:value="3.24999999999999" calcext:value-type="float">
            <text:p>3,24999999999999</text:p>
          </table:table-cell>
          <table:table-cell table:number-columns-repeated="4"/>
          <table:table-cell table:style-name="ce36" table:formula="of:=SUM(MOD(SUM([.L132]-[.L$2];[.T$2]);[.R$2]-[.L$2]);[.L$2])" office:value-type="time" office:time-value="PT00H50M00S" calcext:value-type="time">
            <text:p>00:50:00</text:p>
          </table:table-cell>
          <table:table-cell table:style-name="ce11" table:formula="of:=IF([.L133]&lt;[.L132];[.M132]+[.H$2];[.M132])" office:value-type="float" office:value="80" calcext:value-type="float">
            <text:p>80</text:p>
          </table:table-cell>
          <table:table-cell table:style-name="ce11" table:formula="of:=OFFSET([.C$4];[.M133];0)" office:value-type="float" office:value="43747" calcext:value-type="float">
            <text:p>43747</text:p>
          </table:table-cell>
          <table:table-cell table:style-name="ce37" table:formula="of:=[.L133]" office:value-type="float" office:value="0.034722222222221" calcext:value-type="float">
            <text:p>0.03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];0)&lt;=[.O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0T06:15:33.48863" calcext:value-type="date">
            <text:p>2019-10-10 06:15:33</text:p>
          </table:table-cell>
          <table:table-cell table:style-name="ce7" table:formula="of:=[.A134]" office:value-type="date" office:date-value="2019-10-10T06:15:33.48863" calcext:value-type="date">
            <text:p>2019-10-10 06:15:33</text:p>
          </table:table-cell>
          <table:table-cell table:formula="of:=TRUNC([.A134])" office:value-type="float" office:value="43748" calcext:value-type="float">
            <text:p>43748</text:p>
          </table:table-cell>
          <table:table-cell table:style-name="ce12" table:formula="of:=[.B134]-[.C134]" office:value-type="date" office:date-value="1899-12-30T06:15:33.48863013089" calcext:value-type="date">
            <text:p>12/30/99 06:15 AM</text:p>
          </table:table-cell>
          <table:table-cell table:formula="of:=MOD([.E133]-[.$E$2];[.$H$2])+1+[.$E$2]" office:value-type="float" office:value="162" calcext:value-type="float">
            <text:p>162</text:p>
          </table:table-cell>
          <table:table-cell table:formula="of:=MOD([.F133]+1/[.$H$2];5)" office:value-type="float" office:value="3.27499999999999" calcext:value-type="float">
            <text:p>3,27499999999999</text:p>
          </table:table-cell>
          <table:table-cell table:formula="of:=IF([.F134]&lt;0.000001;[.G133]+2+1/[.$H$2];[.G133]+1/[.$H$2])" office:value-type="float" office:value="3.27499999999999" calcext:value-type="float">
            <text:p>3,27499999999999</text:p>
          </table:table-cell>
          <table:table-cell table:number-columns-repeated="4"/>
          <table:table-cell table:style-name="ce36" table:formula="of:=SUM(MOD(SUM([.L133]-[.L$2];[.T$2]);[.R$2]-[.L$2]);[.L$2])" office:value-type="time" office:time-value="PT01H00M00S" calcext:value-type="time">
            <text:p>01:00:00</text:p>
          </table:table-cell>
          <table:table-cell table:style-name="ce11" table:formula="of:=IF([.L134]&lt;[.L133];[.M133]+[.H$2];[.M133])" office:value-type="float" office:value="80" calcext:value-type="float">
            <text:p>80</text:p>
          </table:table-cell>
          <table:table-cell table:style-name="ce11" table:formula="of:=OFFSET([.C$4];[.M134];0)" office:value-type="float" office:value="43747" calcext:value-type="float">
            <text:p>43747</text:p>
          </table:table-cell>
          <table:table-cell table:style-name="ce37" table:formula="of:=[.L134]" office:value-type="float" office:value="0.0416666666666654" calcext:value-type="float">
            <text:p>0.04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];0)&lt;=[.O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0T06:14:13.020196" calcext:value-type="date">
            <text:p>2019-10-10 06:14:13</text:p>
          </table:table-cell>
          <table:table-cell table:style-name="ce7" table:formula="of:=[.A135]" office:value-type="date" office:date-value="2019-10-10T06:14:13.020196" calcext:value-type="date">
            <text:p>2019-10-10 06:14:13</text:p>
          </table:table-cell>
          <table:table-cell table:formula="of:=TRUNC([.A135])" office:value-type="float" office:value="43748" calcext:value-type="float">
            <text:p>43748</text:p>
          </table:table-cell>
          <table:table-cell table:style-name="ce12" table:formula="of:=[.B135]-[.C135]" office:value-type="date" office:date-value="1899-12-30T06:14:13.02019589581" calcext:value-type="date">
            <text:p>12/30/99 06:14 AM</text:p>
          </table:table-cell>
          <table:table-cell table:formula="of:=MOD([.E134]-[.$E$2];[.$H$2])+1+[.$E$2]" office:value-type="float" office:value="163" calcext:value-type="float">
            <text:p>163</text:p>
          </table:table-cell>
          <table:table-cell table:formula="of:=MOD([.F134]+1/[.$H$2];5)" office:value-type="float" office:value="3.29999999999999" calcext:value-type="float">
            <text:p>3,29999999999999</text:p>
          </table:table-cell>
          <table:table-cell table:formula="of:=IF([.F135]&lt;0.000001;[.G134]+2+1/[.$H$2];[.G134]+1/[.$H$2])" office:value-type="float" office:value="3.29999999999999" calcext:value-type="float">
            <text:p>3,29999999999999</text:p>
          </table:table-cell>
          <table:table-cell table:number-columns-repeated="4"/>
          <table:table-cell table:style-name="ce36" table:formula="of:=SUM(MOD(SUM([.L134]-[.L$2];[.T$2]);[.R$2]-[.L$2]);[.L$2])" office:value-type="time" office:time-value="PT01H10M00S" calcext:value-type="time">
            <text:p>01:10:00</text:p>
          </table:table-cell>
          <table:table-cell table:style-name="ce11" table:formula="of:=IF([.L135]&lt;[.L134];[.M134]+[.H$2];[.M134])" office:value-type="float" office:value="80" calcext:value-type="float">
            <text:p>80</text:p>
          </table:table-cell>
          <table:table-cell table:style-name="ce11" table:formula="of:=OFFSET([.C$4];[.M135];0)" office:value-type="float" office:value="43747" calcext:value-type="float">
            <text:p>43747</text:p>
          </table:table-cell>
          <table:table-cell table:style-name="ce37" table:formula="of:=[.L135]" office:value-type="float" office:value="0.0486111111111099" calcext:value-type="float">
            <text:p>0.048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];0)&lt;=[.O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0T05:43:25.186323" calcext:value-type="date">
            <text:p>2019-10-10 05:43:25</text:p>
          </table:table-cell>
          <table:table-cell table:style-name="ce7" table:formula="of:=[.A136]" office:value-type="date" office:date-value="2019-10-10T05:43:25.186323" calcext:value-type="date">
            <text:p>2019-10-10 05:43:25</text:p>
          </table:table-cell>
          <table:table-cell table:formula="of:=TRUNC([.A136])" office:value-type="float" office:value="43748" calcext:value-type="float">
            <text:p>43748</text:p>
          </table:table-cell>
          <table:table-cell table:style-name="ce12" table:formula="of:=[.B136]-[.C136]" office:value-type="date" office:date-value="1899-12-30T05:43:25.18632279709" calcext:value-type="date">
            <text:p>12/30/99 05:43 AM</text:p>
          </table:table-cell>
          <table:table-cell table:formula="of:=MOD([.E135]-[.$E$2];[.$H$2])+1+[.$E$2]" office:value-type="float" office:value="164" calcext:value-type="float">
            <text:p>164</text:p>
          </table:table-cell>
          <table:table-cell table:formula="of:=MOD([.F135]+1/[.$H$2];5)" office:value-type="float" office:value="3.32499999999999" calcext:value-type="float">
            <text:p>3,32499999999999</text:p>
          </table:table-cell>
          <table:table-cell table:formula="of:=IF([.F136]&lt;0.000001;[.G135]+2+1/[.$H$2];[.G135]+1/[.$H$2])" office:value-type="float" office:value="3.32499999999999" calcext:value-type="float">
            <text:p>3,32499999999999</text:p>
          </table:table-cell>
          <table:table-cell table:number-columns-repeated="4"/>
          <table:table-cell table:style-name="ce36" table:formula="of:=SUM(MOD(SUM([.L135]-[.L$2];[.T$2]);[.R$2]-[.L$2]);[.L$2])" office:value-type="time" office:time-value="PT01H20M00S" calcext:value-type="time">
            <text:p>01:20:00</text:p>
          </table:table-cell>
          <table:table-cell table:style-name="ce11" table:formula="of:=IF([.L136]&lt;[.L135];[.M135]+[.H$2];[.M135])" office:value-type="float" office:value="80" calcext:value-type="float">
            <text:p>80</text:p>
          </table:table-cell>
          <table:table-cell table:style-name="ce11" table:formula="of:=OFFSET([.C$4];[.M136];0)" office:value-type="float" office:value="43747" calcext:value-type="float">
            <text:p>43747</text:p>
          </table:table-cell>
          <table:table-cell table:style-name="ce37" table:formula="of:=[.L136]" office:value-type="float" office:value="0.0555555555555543" calcext:value-type="float">
            <text:p>0.05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];0)&lt;=[.O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0T05:58:40.831799" calcext:value-type="date">
            <text:p>2019-10-10 05:58:41</text:p>
          </table:table-cell>
          <table:table-cell table:style-name="ce7" table:formula="of:=[.A137]" office:value-type="date" office:date-value="2019-10-10T05:58:40.831799" calcext:value-type="date">
            <text:p>2019-10-10 05:58:41</text:p>
          </table:table-cell>
          <table:table-cell table:formula="of:=TRUNC([.A137])" office:value-type="float" office:value="43748" calcext:value-type="float">
            <text:p>43748</text:p>
          </table:table-cell>
          <table:table-cell table:style-name="ce12" table:formula="of:=[.B137]-[.C137]" office:value-type="date" office:date-value="1899-12-30T05:58:40.83179948386" calcext:value-type="date">
            <text:p>12/30/99 05:58 AM</text:p>
          </table:table-cell>
          <table:table-cell table:formula="of:=MOD([.E136]-[.$E$2];[.$H$2])+1+[.$E$2]" office:value-type="float" office:value="165" calcext:value-type="float">
            <text:p>165</text:p>
          </table:table-cell>
          <table:table-cell table:formula="of:=MOD([.F136]+1/[.$H$2];5)" office:value-type="float" office:value="3.34999999999999" calcext:value-type="float">
            <text:p>3,34999999999999</text:p>
          </table:table-cell>
          <table:table-cell table:formula="of:=IF([.F137]&lt;0.000001;[.G136]+2+1/[.$H$2];[.G136]+1/[.$H$2])" office:value-type="float" office:value="3.34999999999999" calcext:value-type="float">
            <text:p>3,34999999999999</text:p>
          </table:table-cell>
          <table:table-cell table:number-columns-repeated="4"/>
          <table:table-cell table:style-name="ce36" table:formula="of:=SUM(MOD(SUM([.L136]-[.L$2];[.T$2]);[.R$2]-[.L$2]);[.L$2])" office:value-type="time" office:time-value="PT01H30M00S" calcext:value-type="time">
            <text:p>01:30:00</text:p>
          </table:table-cell>
          <table:table-cell table:style-name="ce11" table:formula="of:=IF([.L137]&lt;[.L136];[.M136]+[.H$2];[.M136])" office:value-type="float" office:value="80" calcext:value-type="float">
            <text:p>80</text:p>
          </table:table-cell>
          <table:table-cell table:style-name="ce11" table:formula="of:=OFFSET([.C$4];[.M137];0)" office:value-type="float" office:value="43747" calcext:value-type="float">
            <text:p>43747</text:p>
          </table:table-cell>
          <table:table-cell table:style-name="ce37" table:formula="of:=[.L137]" office:value-type="float" office:value="0.0624999999999988" calcext:value-type="float">
            <text:p>0.06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];0)&lt;=[.O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0T05:45:45.469873" calcext:value-type="date">
            <text:p>2019-10-10 05:45:45</text:p>
          </table:table-cell>
          <table:table-cell table:style-name="ce7" table:formula="of:=[.A138]" office:value-type="date" office:date-value="2019-10-10T05:45:45.469873" calcext:value-type="date">
            <text:p>2019-10-10 05:45:45</text:p>
          </table:table-cell>
          <table:table-cell table:formula="of:=TRUNC([.A138])" office:value-type="float" office:value="43748" calcext:value-type="float">
            <text:p>43748</text:p>
          </table:table-cell>
          <table:table-cell table:style-name="ce12" table:formula="of:=[.B138]-[.C138]" office:value-type="date" office:date-value="1899-12-30T05:45:45.4698727699" calcext:value-type="date">
            <text:p>12/30/99 05:45 AM</text:p>
          </table:table-cell>
          <table:table-cell table:formula="of:=MOD([.E137]-[.$E$2];[.$H$2])+1+[.$E$2]" office:value-type="float" office:value="166" calcext:value-type="float">
            <text:p>166</text:p>
          </table:table-cell>
          <table:table-cell table:formula="of:=MOD([.F137]+1/[.$H$2];5)" office:value-type="float" office:value="3.37499999999999" calcext:value-type="float">
            <text:p>3,37499999999999</text:p>
          </table:table-cell>
          <table:table-cell table:formula="of:=IF([.F138]&lt;0.000001;[.G137]+2+1/[.$H$2];[.G137]+1/[.$H$2])" office:value-type="float" office:value="3.37499999999999" calcext:value-type="float">
            <text:p>3,37499999999999</text:p>
          </table:table-cell>
          <table:table-cell table:number-columns-repeated="4"/>
          <table:table-cell table:style-name="ce36" table:formula="of:=SUM(MOD(SUM([.L137]-[.L$2];[.T$2]);[.R$2]-[.L$2]);[.L$2])" office:value-type="time" office:time-value="PT01H40M00S" calcext:value-type="time">
            <text:p>01:40:00</text:p>
          </table:table-cell>
          <table:table-cell table:style-name="ce11" table:formula="of:=IF([.L138]&lt;[.L137];[.M137]+[.H$2];[.M137])" office:value-type="float" office:value="80" calcext:value-type="float">
            <text:p>80</text:p>
          </table:table-cell>
          <table:table-cell table:style-name="ce11" table:formula="of:=OFFSET([.C$4];[.M138];0)" office:value-type="float" office:value="43747" calcext:value-type="float">
            <text:p>43747</text:p>
          </table:table-cell>
          <table:table-cell table:style-name="ce37" table:formula="of:=[.L138]" office:value-type="float" office:value="0.0694444444444432" calcext:value-type="float">
            <text:p>0.069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];0)&lt;=[.O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0T05:51:51.431946" calcext:value-type="date">
            <text:p>2019-10-10 05:51:51</text:p>
          </table:table-cell>
          <table:table-cell table:style-name="ce7" table:formula="of:=[.A139]" office:value-type="date" office:date-value="2019-10-10T05:51:51.431946" calcext:value-type="date">
            <text:p>2019-10-10 05:51:51</text:p>
          </table:table-cell>
          <table:table-cell table:formula="of:=TRUNC([.A139])" office:value-type="float" office:value="43748" calcext:value-type="float">
            <text:p>43748</text:p>
          </table:table-cell>
          <table:table-cell table:style-name="ce12" table:formula="of:=[.B139]-[.C139]" office:value-type="date" office:date-value="1899-12-30T05:51:51.43194555771" calcext:value-type="date">
            <text:p>12/30/99 05:51 AM</text:p>
          </table:table-cell>
          <table:table-cell table:formula="of:=MOD([.E138]-[.$E$2];[.$H$2])+1+[.$E$2]" office:value-type="float" office:value="167" calcext:value-type="float">
            <text:p>167</text:p>
          </table:table-cell>
          <table:table-cell table:formula="of:=MOD([.F138]+1/[.$H$2];5)" office:value-type="float" office:value="3.39999999999999" calcext:value-type="float">
            <text:p>3,39999999999999</text:p>
          </table:table-cell>
          <table:table-cell table:formula="of:=IF([.F139]&lt;0.000001;[.G138]+2+1/[.$H$2];[.G138]+1/[.$H$2])" office:value-type="float" office:value="3.39999999999999" calcext:value-type="float">
            <text:p>3,39999999999999</text:p>
          </table:table-cell>
          <table:table-cell table:number-columns-repeated="4"/>
          <table:table-cell table:style-name="ce36" table:formula="of:=SUM(MOD(SUM([.L138]-[.L$2];[.T$2]);[.R$2]-[.L$2]);[.L$2])" office:value-type="time" office:time-value="PT01H50M00S" calcext:value-type="time">
            <text:p>01:50:00</text:p>
          </table:table-cell>
          <table:table-cell table:style-name="ce11" table:formula="of:=IF([.L139]&lt;[.L138];[.M138]+[.H$2];[.M138])" office:value-type="float" office:value="80" calcext:value-type="float">
            <text:p>80</text:p>
          </table:table-cell>
          <table:table-cell table:style-name="ce11" table:formula="of:=OFFSET([.C$4];[.M139];0)" office:value-type="float" office:value="43747" calcext:value-type="float">
            <text:p>43747</text:p>
          </table:table-cell>
          <table:table-cell table:style-name="ce37" table:formula="of:=[.L139]" office:value-type="float" office:value="0.0763888888888877" calcext:value-type="float">
            <text:p>0.07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9];0)&lt;=[.O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0T05:48:10.586881" calcext:value-type="date">
            <text:p>2019-10-10 05:48:11</text:p>
          </table:table-cell>
          <table:table-cell table:style-name="ce7" table:formula="of:=[.A140]" office:value-type="date" office:date-value="2019-10-10T05:48:10.586881" calcext:value-type="date">
            <text:p>2019-10-10 05:48:11</text:p>
          </table:table-cell>
          <table:table-cell table:formula="of:=TRUNC([.A140])" office:value-type="float" office:value="43748" calcext:value-type="float">
            <text:p>43748</text:p>
          </table:table-cell>
          <table:table-cell table:style-name="ce12" table:formula="of:=[.B140]-[.C140]" office:value-type="date" office:date-value="1899-12-30T05:48:10.58688073419" calcext:value-type="date">
            <text:p>12/30/99 05:48 AM</text:p>
          </table:table-cell>
          <table:table-cell table:formula="of:=MOD([.E139]-[.$E$2];[.$H$2])+1+[.$E$2]" office:value-type="float" office:value="168" calcext:value-type="float">
            <text:p>168</text:p>
          </table:table-cell>
          <table:table-cell table:formula="of:=MOD([.F139]+1/[.$H$2];5)" office:value-type="float" office:value="3.42499999999999" calcext:value-type="float">
            <text:p>3,42499999999999</text:p>
          </table:table-cell>
          <table:table-cell table:formula="of:=IF([.F140]&lt;0.000001;[.G139]+2+1/[.$H$2];[.G139]+1/[.$H$2])" office:value-type="float" office:value="3.42499999999999" calcext:value-type="float">
            <text:p>3,42499999999999</text:p>
          </table:table-cell>
          <table:table-cell table:number-columns-repeated="4"/>
          <table:table-cell table:style-name="ce36" table:formula="of:=SUM(MOD(SUM([.L139]-[.L$2];[.T$2]);[.R$2]-[.L$2]);[.L$2])" office:value-type="time" office:time-value="PT02H00M00S" calcext:value-type="time">
            <text:p>02:00:00</text:p>
          </table:table-cell>
          <table:table-cell table:style-name="ce11" table:formula="of:=IF([.L140]&lt;[.L139];[.M139]+[.H$2];[.M139])" office:value-type="float" office:value="80" calcext:value-type="float">
            <text:p>80</text:p>
          </table:table-cell>
          <table:table-cell table:style-name="ce11" table:formula="of:=OFFSET([.C$4];[.M140];0)" office:value-type="float" office:value="43747" calcext:value-type="float">
            <text:p>43747</text:p>
          </table:table-cell>
          <table:table-cell table:style-name="ce37" table:formula="of:=[.L140]" office:value-type="float" office:value="0.0833333333333321" calcext:value-type="float">
            <text:p>0.08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0];0)&lt;=[.O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0T05:38:42.591404" calcext:value-type="date">
            <text:p>2019-10-10 05:38:43</text:p>
          </table:table-cell>
          <table:table-cell table:style-name="ce7" table:formula="of:=[.A141]" office:value-type="date" office:date-value="2019-10-10T05:38:42.591404" calcext:value-type="date">
            <text:p>2019-10-10 05:38:43</text:p>
          </table:table-cell>
          <table:table-cell table:formula="of:=TRUNC([.A141])" office:value-type="float" office:value="43748" calcext:value-type="float">
            <text:p>43748</text:p>
          </table:table-cell>
          <table:table-cell table:style-name="ce12" table:formula="of:=[.B141]-[.C141]" office:value-type="date" office:date-value="1899-12-30T05:38:42.59140368551" calcext:value-type="date">
            <text:p>12/30/99 05:38 AM</text:p>
          </table:table-cell>
          <table:table-cell table:formula="of:=MOD([.E140]-[.$E$2];[.$H$2])+1+[.$E$2]" office:value-type="float" office:value="169" calcext:value-type="float">
            <text:p>169</text:p>
          </table:table-cell>
          <table:table-cell table:formula="of:=MOD([.F140]+1/[.$H$2];5)" office:value-type="float" office:value="3.44999999999999" calcext:value-type="float">
            <text:p>3,44999999999999</text:p>
          </table:table-cell>
          <table:table-cell table:formula="of:=IF([.F141]&lt;0.000001;[.G140]+2+1/[.$H$2];[.G140]+1/[.$H$2])" office:value-type="float" office:value="3.44999999999999" calcext:value-type="float">
            <text:p>3,44999999999999</text:p>
          </table:table-cell>
          <table:table-cell table:number-columns-repeated="4"/>
          <table:table-cell table:style-name="ce36" table:formula="of:=SUM(MOD(SUM([.L140]-[.L$2];[.T$2]);[.R$2]-[.L$2]);[.L$2])" office:value-type="time" office:time-value="PT02H10M00S" calcext:value-type="time">
            <text:p>02:10:00</text:p>
          </table:table-cell>
          <table:table-cell table:style-name="ce11" table:formula="of:=IF([.L141]&lt;[.L140];[.M140]+[.H$2];[.M140])" office:value-type="float" office:value="80" calcext:value-type="float">
            <text:p>80</text:p>
          </table:table-cell>
          <table:table-cell table:style-name="ce11" table:formula="of:=OFFSET([.C$4];[.M141];0)" office:value-type="float" office:value="43747" calcext:value-type="float">
            <text:p>43747</text:p>
          </table:table-cell>
          <table:table-cell table:style-name="ce37" table:formula="of:=[.L141]" office:value-type="float" office:value="0.0902777777777766" calcext:value-type="float">
            <text:p>0.09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1];0)&lt;=[.O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0T06:03:43.322281" calcext:value-type="date">
            <text:p>2019-10-10 06:03:43</text:p>
          </table:table-cell>
          <table:table-cell table:style-name="ce7" table:formula="of:=[.A142]" office:value-type="date" office:date-value="2019-10-10T06:03:43.322281" calcext:value-type="date">
            <text:p>2019-10-10 06:03:43</text:p>
          </table:table-cell>
          <table:table-cell table:formula="of:=TRUNC([.A142])" office:value-type="float" office:value="43748" calcext:value-type="float">
            <text:p>43748</text:p>
          </table:table-cell>
          <table:table-cell table:style-name="ce12" table:formula="of:=[.B142]-[.C142]" office:value-type="date" office:date-value="1899-12-30T06:03:43.32228119485" calcext:value-type="date">
            <text:p>12/30/99 06:03 AM</text:p>
          </table:table-cell>
          <table:table-cell table:formula="of:=MOD([.E141]-[.$E$2];[.$H$2])+1+[.$E$2]" office:value-type="float" office:value="170" calcext:value-type="float">
            <text:p>170</text:p>
          </table:table-cell>
          <table:table-cell table:formula="of:=MOD([.F141]+1/[.$H$2];5)" office:value-type="float" office:value="3.47499999999999" calcext:value-type="float">
            <text:p>3,47499999999999</text:p>
          </table:table-cell>
          <table:table-cell table:formula="of:=IF([.F142]&lt;0.000001;[.G141]+2+1/[.$H$2];[.G141]+1/[.$H$2])" office:value-type="float" office:value="3.47499999999999" calcext:value-type="float">
            <text:p>3,47499999999999</text:p>
          </table:table-cell>
          <table:table-cell table:number-columns-repeated="4"/>
          <table:table-cell table:style-name="ce36" table:formula="of:=SUM(MOD(SUM([.L141]-[.L$2];[.T$2]);[.R$2]-[.L$2]);[.L$2])" office:value-type="time" office:time-value="PT02H20M00S" calcext:value-type="time">
            <text:p>02:20:00</text:p>
          </table:table-cell>
          <table:table-cell table:style-name="ce11" table:formula="of:=IF([.L142]&lt;[.L141];[.M141]+[.H$2];[.M141])" office:value-type="float" office:value="80" calcext:value-type="float">
            <text:p>80</text:p>
          </table:table-cell>
          <table:table-cell table:style-name="ce11" table:formula="of:=OFFSET([.C$4];[.M142];0)" office:value-type="float" office:value="43747" calcext:value-type="float">
            <text:p>43747</text:p>
          </table:table-cell>
          <table:table-cell table:style-name="ce37" table:formula="of:=[.L142]" office:value-type="float" office:value="0.097222222222221" calcext:value-type="float">
            <text:p>0.097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2];0)&lt;=[.O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0T05:55:36.165283" calcext:value-type="date">
            <text:p>2019-10-10 05:55:36</text:p>
          </table:table-cell>
          <table:table-cell table:style-name="ce7" table:formula="of:=[.A143]" office:value-type="date" office:date-value="2019-10-10T05:55:36.165283" calcext:value-type="date">
            <text:p>2019-10-10 05:55:36</text:p>
          </table:table-cell>
          <table:table-cell table:formula="of:=TRUNC([.A143])" office:value-type="float" office:value="43748" calcext:value-type="float">
            <text:p>43748</text:p>
          </table:table-cell>
          <table:table-cell table:style-name="ce12" table:formula="of:=[.B143]-[.C143]" office:value-type="date" office:date-value="1899-12-30T05:55:36.16528327111" calcext:value-type="date">
            <text:p>12/30/99 05:55 AM</text:p>
          </table:table-cell>
          <table:table-cell table:formula="of:=MOD([.E142]-[.$E$2];[.$H$2])+1+[.$E$2]" office:value-type="float" office:value="171" calcext:value-type="float">
            <text:p>171</text:p>
          </table:table-cell>
          <table:table-cell table:formula="of:=MOD([.F142]+1/[.$H$2];5)" office:value-type="float" office:value="3.49999999999999" calcext:value-type="float">
            <text:p>3,49999999999999</text:p>
          </table:table-cell>
          <table:table-cell table:formula="of:=IF([.F143]&lt;0.000001;[.G142]+2+1/[.$H$2];[.G142]+1/[.$H$2])" office:value-type="float" office:value="3.49999999999999" calcext:value-type="float">
            <text:p>3,49999999999999</text:p>
          </table:table-cell>
          <table:table-cell table:number-columns-repeated="4"/>
          <table:table-cell table:style-name="ce36" table:formula="of:=SUM(MOD(SUM([.L142]-[.L$2];[.T$2]);[.R$2]-[.L$2]);[.L$2])" office:value-type="time" office:time-value="PT02H30M00S" calcext:value-type="time">
            <text:p>02:30:00</text:p>
          </table:table-cell>
          <table:table-cell table:style-name="ce11" table:formula="of:=IF([.L143]&lt;[.L142];[.M142]+[.H$2];[.M142])" office:value-type="float" office:value="80" calcext:value-type="float">
            <text:p>80</text:p>
          </table:table-cell>
          <table:table-cell table:style-name="ce11" table:formula="of:=OFFSET([.C$4];[.M143];0)" office:value-type="float" office:value="43747" calcext:value-type="float">
            <text:p>43747</text:p>
          </table:table-cell>
          <table:table-cell table:style-name="ce37" table:formula="of:=[.L143]" office:value-type="float" office:value="0.104166666666665" calcext:value-type="float">
            <text:p>0.10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3];0)&lt;=[.O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0T06:06:06.472087" calcext:value-type="date">
            <text:p>2019-10-10 06:06:06</text:p>
          </table:table-cell>
          <table:table-cell table:style-name="ce7" table:formula="of:=[.A144]" office:value-type="date" office:date-value="2019-10-10T06:06:06.472087" calcext:value-type="date">
            <text:p>2019-10-10 06:06:06</text:p>
          </table:table-cell>
          <table:table-cell table:formula="of:=TRUNC([.A144])" office:value-type="float" office:value="43748" calcext:value-type="float">
            <text:p>43748</text:p>
          </table:table-cell>
          <table:table-cell table:style-name="ce12" table:formula="of:=[.B144]-[.C144]" office:value-type="date" office:date-value="1899-12-30T06:06:06.47208749782" calcext:value-type="date">
            <text:p>12/30/99 06:06 AM</text:p>
          </table:table-cell>
          <table:table-cell table:formula="of:=MOD([.E143]-[.$E$2];[.$H$2])+1+[.$E$2]" office:value-type="float" office:value="172" calcext:value-type="float">
            <text:p>172</text:p>
          </table:table-cell>
          <table:table-cell table:formula="of:=MOD([.F143]+1/[.$H$2];5)" office:value-type="float" office:value="3.52499999999999" calcext:value-type="float">
            <text:p>3,52499999999999</text:p>
          </table:table-cell>
          <table:table-cell table:formula="of:=IF([.F144]&lt;0.000001;[.G143]+2+1/[.$H$2];[.G143]+1/[.$H$2])" office:value-type="float" office:value="3.52499999999999" calcext:value-type="float">
            <text:p>3,52499999999999</text:p>
          </table:table-cell>
          <table:table-cell table:number-columns-repeated="4"/>
          <table:table-cell table:style-name="ce36" table:formula="of:=SUM(MOD(SUM([.L143]-[.L$2];[.T$2]);[.R$2]-[.L$2]);[.L$2])" office:value-type="time" office:time-value="PT02H40M00S" calcext:value-type="time">
            <text:p>02:40:00</text:p>
          </table:table-cell>
          <table:table-cell table:style-name="ce11" table:formula="of:=IF([.L144]&lt;[.L143];[.M143]+[.H$2];[.M143])" office:value-type="float" office:value="80" calcext:value-type="float">
            <text:p>80</text:p>
          </table:table-cell>
          <table:table-cell table:style-name="ce11" table:formula="of:=OFFSET([.C$4];[.M144];0)" office:value-type="float" office:value="43747" calcext:value-type="float">
            <text:p>43747</text:p>
          </table:table-cell>
          <table:table-cell table:style-name="ce37" table:formula="of:=[.L144]" office:value-type="float" office:value="0.11111111111111" calcext:value-type="float">
            <text:p>0.1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4];0)&lt;=[.O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0T06:08:13.613911" calcext:value-type="date">
            <text:p>2019-10-10 06:08:14</text:p>
          </table:table-cell>
          <table:table-cell table:style-name="ce7" table:formula="of:=[.A145]" office:value-type="date" office:date-value="2019-10-10T06:08:13.613911" calcext:value-type="date">
            <text:p>2019-10-10 06:08:14</text:p>
          </table:table-cell>
          <table:table-cell table:formula="of:=TRUNC([.A145])" office:value-type="float" office:value="43748" calcext:value-type="float">
            <text:p>43748</text:p>
          </table:table-cell>
          <table:table-cell table:style-name="ce12" table:formula="of:=[.B145]-[.C145]" office:value-type="date" office:date-value="1899-12-30T06:08:13.61391069833" calcext:value-type="date">
            <text:p>12/30/99 06:08 AM</text:p>
          </table:table-cell>
          <table:table-cell table:formula="of:=MOD([.E144]-[.$E$2];[.$H$2])+1+[.$E$2]" office:value-type="float" office:value="173" calcext:value-type="float">
            <text:p>173</text:p>
          </table:table-cell>
          <table:table-cell table:formula="of:=MOD([.F144]+1/[.$H$2];5)" office:value-type="float" office:value="3.54999999999999" calcext:value-type="float">
            <text:p>3,54999999999999</text:p>
          </table:table-cell>
          <table:table-cell table:formula="of:=IF([.F145]&lt;0.000001;[.G144]+2+1/[.$H$2];[.G144]+1/[.$H$2])" office:value-type="float" office:value="3.54999999999999" calcext:value-type="float">
            <text:p>3,54999999999999</text:p>
          </table:table-cell>
          <table:table-cell table:number-columns-repeated="4"/>
          <table:table-cell table:style-name="ce36" table:formula="of:=SUM(MOD(SUM([.L144]-[.L$2];[.T$2]);[.R$2]-[.L$2]);[.L$2])" office:value-type="time" office:time-value="PT02H50M00S" calcext:value-type="time">
            <text:p>02:50:00</text:p>
          </table:table-cell>
          <table:table-cell table:style-name="ce11" table:formula="of:=IF([.L145]&lt;[.L144];[.M144]+[.H$2];[.M144])" office:value-type="float" office:value="80" calcext:value-type="float">
            <text:p>80</text:p>
          </table:table-cell>
          <table:table-cell table:style-name="ce11" table:formula="of:=OFFSET([.C$4];[.M145];0)" office:value-type="float" office:value="43747" calcext:value-type="float">
            <text:p>43747</text:p>
          </table:table-cell>
          <table:table-cell table:style-name="ce37" table:formula="of:=[.L145]" office:value-type="float" office:value="0.118055555555554" calcext:value-type="float">
            <text:p>0.118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5];0)&lt;=[.O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0T06:02:41.406029" calcext:value-type="date">
            <text:p>2019-10-10 06:02:41</text:p>
          </table:table-cell>
          <table:table-cell table:style-name="ce7" table:formula="of:=[.A146]" office:value-type="date" office:date-value="2019-10-10T06:02:41.406029" calcext:value-type="date">
            <text:p>2019-10-10 06:02:41</text:p>
          </table:table-cell>
          <table:table-cell table:formula="of:=TRUNC([.A146])" office:value-type="float" office:value="43748" calcext:value-type="float">
            <text:p>43748</text:p>
          </table:table-cell>
          <table:table-cell table:style-name="ce12" table:formula="of:=[.B146]-[.C146]" office:value-type="date" office:date-value="1899-12-30T06:02:41.40602894593" calcext:value-type="date">
            <text:p>12/30/99 06:02 AM</text:p>
          </table:table-cell>
          <table:table-cell table:formula="of:=MOD([.E145]-[.$E$2];[.$H$2])+1+[.$E$2]" office:value-type="float" office:value="174" calcext:value-type="float">
            <text:p>174</text:p>
          </table:table-cell>
          <table:table-cell table:formula="of:=MOD([.F145]+1/[.$H$2];5)" office:value-type="float" office:value="3.57499999999999" calcext:value-type="float">
            <text:p>3,57499999999999</text:p>
          </table:table-cell>
          <table:table-cell table:formula="of:=IF([.F146]&lt;0.000001;[.G145]+2+1/[.$H$2];[.G145]+1/[.$H$2])" office:value-type="float" office:value="3.57499999999999" calcext:value-type="float">
            <text:p>3,57499999999999</text:p>
          </table:table-cell>
          <table:table-cell table:number-columns-repeated="4"/>
          <table:table-cell table:style-name="ce36" table:formula="of:=SUM(MOD(SUM([.L145]-[.L$2];[.T$2]);[.R$2]-[.L$2]);[.L$2])" office:value-type="time" office:time-value="PT03H00M00S" calcext:value-type="time">
            <text:p>03:00:00</text:p>
          </table:table-cell>
          <table:table-cell table:style-name="ce11" table:formula="of:=IF([.L146]&lt;[.L145];[.M145]+[.H$2];[.M145])" office:value-type="float" office:value="80" calcext:value-type="float">
            <text:p>80</text:p>
          </table:table-cell>
          <table:table-cell table:style-name="ce11" table:formula="of:=OFFSET([.C$4];[.M146];0)" office:value-type="float" office:value="43747" calcext:value-type="float">
            <text:p>43747</text:p>
          </table:table-cell>
          <table:table-cell table:style-name="ce37" table:formula="of:=[.L146]" office:value-type="float" office:value="0.124999999999999" calcext:value-type="float">
            <text:p>0.1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6];0)&lt;=[.O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0T06:08:10.283069" calcext:value-type="date">
            <text:p>2019-10-10 06:08:10</text:p>
          </table:table-cell>
          <table:table-cell table:style-name="ce7" table:formula="of:=[.A147]" office:value-type="date" office:date-value="2019-10-10T06:08:10.283069" calcext:value-type="date">
            <text:p>2019-10-10 06:08:10</text:p>
          </table:table-cell>
          <table:table-cell table:formula="of:=TRUNC([.A147])" office:value-type="float" office:value="43748" calcext:value-type="float">
            <text:p>43748</text:p>
          </table:table-cell>
          <table:table-cell table:style-name="ce12" table:formula="of:=[.B147]-[.C147]" office:value-type="date" office:date-value="1899-12-30T06:08:10.2830685256" calcext:value-type="date">
            <text:p>12/30/99 06:08 AM</text:p>
          </table:table-cell>
          <table:table-cell table:formula="of:=MOD([.E146]-[.$E$2];[.$H$2])+1+[.$E$2]" office:value-type="float" office:value="175" calcext:value-type="float">
            <text:p>175</text:p>
          </table:table-cell>
          <table:table-cell table:formula="of:=MOD([.F146]+1/[.$H$2];5)" office:value-type="float" office:value="3.59999999999999" calcext:value-type="float">
            <text:p>3,59999999999999</text:p>
          </table:table-cell>
          <table:table-cell table:formula="of:=IF([.F147]&lt;0.000001;[.G146]+2+1/[.$H$2];[.G146]+1/[.$H$2])" office:value-type="float" office:value="3.59999999999999" calcext:value-type="float">
            <text:p>3,59999999999999</text:p>
          </table:table-cell>
          <table:table-cell table:number-columns-repeated="4"/>
          <table:table-cell table:style-name="ce36" table:formula="of:=SUM(MOD(SUM([.L146]-[.L$2];[.T$2]);[.R$2]-[.L$2]);[.L$2])" office:value-type="time" office:time-value="PT03H10M00S" calcext:value-type="time">
            <text:p>03:10:00</text:p>
          </table:table-cell>
          <table:table-cell table:style-name="ce11" table:formula="of:=IF([.L147]&lt;[.L146];[.M146]+[.H$2];[.M146])" office:value-type="float" office:value="80" calcext:value-type="float">
            <text:p>80</text:p>
          </table:table-cell>
          <table:table-cell table:style-name="ce11" table:formula="of:=OFFSET([.C$4];[.M147];0)" office:value-type="float" office:value="43747" calcext:value-type="float">
            <text:p>43747</text:p>
          </table:table-cell>
          <table:table-cell table:style-name="ce37" table:formula="of:=[.L147]" office:value-type="float" office:value="0.131944444444443" calcext:value-type="float">
            <text:p>0.13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7];0)&lt;=[.O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0T05:52:20.95458" calcext:value-type="date">
            <text:p>2019-10-10 05:52:21</text:p>
          </table:table-cell>
          <table:table-cell table:style-name="ce7" table:formula="of:=[.A148]" office:value-type="date" office:date-value="2019-10-10T05:52:20.95458" calcext:value-type="date">
            <text:p>2019-10-10 05:52:21</text:p>
          </table:table-cell>
          <table:table-cell table:formula="of:=TRUNC([.A148])" office:value-type="float" office:value="43748" calcext:value-type="float">
            <text:p>43748</text:p>
          </table:table-cell>
          <table:table-cell table:style-name="ce12" table:formula="of:=[.B148]-[.C148]" office:value-type="date" office:date-value="1899-12-30T05:52:20.95457950607" calcext:value-type="date">
            <text:p>12/30/99 05:52 AM</text:p>
          </table:table-cell>
          <table:table-cell table:formula="of:=MOD([.E147]-[.$E$2];[.$H$2])+1+[.$E$2]" office:value-type="float" office:value="176" calcext:value-type="float">
            <text:p>176</text:p>
          </table:table-cell>
          <table:table-cell table:formula="of:=MOD([.F147]+1/[.$H$2];5)" office:value-type="float" office:value="3.62499999999999" calcext:value-type="float">
            <text:p>3,62499999999999</text:p>
          </table:table-cell>
          <table:table-cell table:formula="of:=IF([.F148]&lt;0.000001;[.G147]+2+1/[.$H$2];[.G147]+1/[.$H$2])" office:value-type="float" office:value="3.62499999999999" calcext:value-type="float">
            <text:p>3,62499999999999</text:p>
          </table:table-cell>
          <table:table-cell table:number-columns-repeated="4"/>
          <table:table-cell table:style-name="ce36" table:formula="of:=SUM(MOD(SUM([.L147]-[.L$2];[.T$2]);[.R$2]-[.L$2]);[.L$2])" office:value-type="time" office:time-value="PT03H20M00S" calcext:value-type="time">
            <text:p>03:20:00</text:p>
          </table:table-cell>
          <table:table-cell table:style-name="ce11" table:formula="of:=IF([.L148]&lt;[.L147];[.M147]+[.H$2];[.M147])" office:value-type="float" office:value="80" calcext:value-type="float">
            <text:p>80</text:p>
          </table:table-cell>
          <table:table-cell table:style-name="ce11" table:formula="of:=OFFSET([.C$4];[.M148];0)" office:value-type="float" office:value="43747" calcext:value-type="float">
            <text:p>43747</text:p>
          </table:table-cell>
          <table:table-cell table:style-name="ce37" table:formula="of:=[.L148]" office:value-type="float" office:value="0.138888888888888" calcext:value-type="float">
            <text:p>0.1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8];0)&lt;=[.O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0T06:28:52.713759" calcext:value-type="date">
            <text:p>2019-10-10 06:28:53</text:p>
          </table:table-cell>
          <table:table-cell table:style-name="ce7" table:formula="of:=[.A149]" office:value-type="date" office:date-value="2019-10-10T06:28:52.713759" calcext:value-type="date">
            <text:p>2019-10-10 06:28:53</text:p>
          </table:table-cell>
          <table:table-cell table:formula="of:=TRUNC([.A149])" office:value-type="float" office:value="43748" calcext:value-type="float">
            <text:p>43748</text:p>
          </table:table-cell>
          <table:table-cell table:style-name="ce12" table:formula="of:=[.B149]-[.C149]" office:value-type="date" office:date-value="1899-12-30T06:28:52.71375910845" calcext:value-type="date">
            <text:p>12/30/99 06:28 AM</text:p>
          </table:table-cell>
          <table:table-cell table:formula="of:=MOD([.E148]-[.$E$2];[.$H$2])+1+[.$E$2]" office:value-type="float" office:value="177" calcext:value-type="float">
            <text:p>177</text:p>
          </table:table-cell>
          <table:table-cell table:formula="of:=MOD([.F148]+1/[.$H$2];5)" office:value-type="float" office:value="3.64999999999999" calcext:value-type="float">
            <text:p>3,64999999999999</text:p>
          </table:table-cell>
          <table:table-cell table:formula="of:=IF([.F149]&lt;0.000001;[.G148]+2+1/[.$H$2];[.G148]+1/[.$H$2])" office:value-type="float" office:value="3.64999999999999" calcext:value-type="float">
            <text:p>3,64999999999999</text:p>
          </table:table-cell>
          <table:table-cell table:number-columns-repeated="4"/>
          <table:table-cell table:style-name="ce36" table:formula="of:=SUM(MOD(SUM([.L148]-[.L$2];[.T$2]);[.R$2]-[.L$2]);[.L$2])" office:value-type="time" office:time-value="PT03H30M00S" calcext:value-type="time">
            <text:p>03:30:00</text:p>
          </table:table-cell>
          <table:table-cell table:style-name="ce11" table:formula="of:=IF([.L149]&lt;[.L148];[.M148]+[.H$2];[.M148])" office:value-type="float" office:value="80" calcext:value-type="float">
            <text:p>80</text:p>
          </table:table-cell>
          <table:table-cell table:style-name="ce11" table:formula="of:=OFFSET([.C$4];[.M149];0)" office:value-type="float" office:value="43747" calcext:value-type="float">
            <text:p>43747</text:p>
          </table:table-cell>
          <table:table-cell table:style-name="ce37" table:formula="of:=[.L149]" office:value-type="float" office:value="0.145833333333332" calcext:value-type="float">
            <text:p>0.14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9];0)&lt;=[.O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0T06:17:17.472063" calcext:value-type="date">
            <text:p>2019-10-10 06:17:17</text:p>
          </table:table-cell>
          <table:table-cell table:style-name="ce7" table:formula="of:=[.A150]" office:value-type="date" office:date-value="2019-10-10T06:17:17.472063" calcext:value-type="date">
            <text:p>2019-10-10 06:17:17</text:p>
          </table:table-cell>
          <table:table-cell table:formula="of:=TRUNC([.A150])" office:value-type="float" office:value="43748" calcext:value-type="float">
            <text:p>43748</text:p>
          </table:table-cell>
          <table:table-cell table:style-name="ce12" table:formula="of:=[.B150]-[.C150]" office:value-type="date" office:date-value="1899-12-30T06:17:17.47206330299" calcext:value-type="date">
            <text:p>12/30/99 06:17 AM</text:p>
          </table:table-cell>
          <table:table-cell table:formula="of:=MOD([.E149]-[.$E$2];[.$H$2])+1+[.$E$2]" office:value-type="float" office:value="178" calcext:value-type="float">
            <text:p>178</text:p>
          </table:table-cell>
          <table:table-cell table:formula="of:=MOD([.F149]+1/[.$H$2];5)" office:value-type="float" office:value="3.67499999999999" calcext:value-type="float">
            <text:p>3,67499999999999</text:p>
          </table:table-cell>
          <table:table-cell table:formula="of:=IF([.F150]&lt;0.000001;[.G149]+2+1/[.$H$2];[.G149]+1/[.$H$2])" office:value-type="float" office:value="3.67499999999999" calcext:value-type="float">
            <text:p>3,67499999999999</text:p>
          </table:table-cell>
          <table:table-cell table:number-columns-repeated="4"/>
          <table:table-cell table:style-name="ce36" table:formula="of:=SUM(MOD(SUM([.L149]-[.L$2];[.T$2]);[.R$2]-[.L$2]);[.L$2])" office:value-type="time" office:time-value="PT03H40M00S" calcext:value-type="time">
            <text:p>03:40:00</text:p>
          </table:table-cell>
          <table:table-cell table:style-name="ce11" table:formula="of:=IF([.L150]&lt;[.L149];[.M149]+[.H$2];[.M149])" office:value-type="float" office:value="80" calcext:value-type="float">
            <text:p>80</text:p>
          </table:table-cell>
          <table:table-cell table:style-name="ce11" table:formula="of:=OFFSET([.C$4];[.M150];0)" office:value-type="float" office:value="43747" calcext:value-type="float">
            <text:p>43747</text:p>
          </table:table-cell>
          <table:table-cell table:style-name="ce37" table:formula="of:=[.L150]" office:value-type="float" office:value="0.152777777777777" calcext:value-type="float">
            <text:p>0.15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0];0)&lt;=[.O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0T06:07:42.327631" calcext:value-type="date">
            <text:p>2019-10-10 06:07:42</text:p>
          </table:table-cell>
          <table:table-cell table:style-name="ce7" table:formula="of:=[.A151]" office:value-type="date" office:date-value="2019-10-10T06:07:42.327631" calcext:value-type="date">
            <text:p>2019-10-10 06:07:42</text:p>
          </table:table-cell>
          <table:table-cell table:formula="of:=TRUNC([.A151])" office:value-type="float" office:value="43748" calcext:value-type="float">
            <text:p>43748</text:p>
          </table:table-cell>
          <table:table-cell table:style-name="ce12" table:formula="of:=[.B151]-[.C151]" office:value-type="date" office:date-value="1899-12-30T06:07:42.32763086446" calcext:value-type="date">
            <text:p>12/30/99 06:07 AM</text:p>
          </table:table-cell>
          <table:table-cell table:formula="of:=MOD([.E150]-[.$E$2];[.$H$2])+1+[.$E$2]" office:value-type="float" office:value="179" calcext:value-type="float">
            <text:p>179</text:p>
          </table:table-cell>
          <table:table-cell table:formula="of:=MOD([.F150]+1/[.$H$2];5)" office:value-type="float" office:value="3.69999999999999" calcext:value-type="float">
            <text:p>3,69999999999999</text:p>
          </table:table-cell>
          <table:table-cell table:formula="of:=IF([.F151]&lt;0.000001;[.G150]+2+1/[.$H$2];[.G150]+1/[.$H$2])" office:value-type="float" office:value="3.69999999999999" calcext:value-type="float">
            <text:p>3,69999999999999</text:p>
          </table:table-cell>
          <table:table-cell table:number-columns-repeated="4"/>
          <table:table-cell table:style-name="ce36" table:formula="of:=SUM(MOD(SUM([.L150]-[.L$2];[.T$2]);[.R$2]-[.L$2]);[.L$2])" office:value-type="time" office:time-value="PT03H50M00S" calcext:value-type="time">
            <text:p>03:50:00</text:p>
          </table:table-cell>
          <table:table-cell table:style-name="ce11" table:formula="of:=IF([.L151]&lt;[.L150];[.M150]+[.H$2];[.M150])" office:value-type="float" office:value="80" calcext:value-type="float">
            <text:p>80</text:p>
          </table:table-cell>
          <table:table-cell table:style-name="ce11" table:formula="of:=OFFSET([.C$4];[.M151];0)" office:value-type="float" office:value="43747" calcext:value-type="float">
            <text:p>43747</text:p>
          </table:table-cell>
          <table:table-cell table:style-name="ce37" table:formula="of:=[.L151]" office:value-type="float" office:value="0.159722222222221" calcext:value-type="float">
            <text:p>0.159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1];0)&lt;=[.O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0T05:59:33.702548" calcext:value-type="date">
            <text:p>2019-10-10 05:59:34</text:p>
          </table:table-cell>
          <table:table-cell table:style-name="ce7" table:formula="of:=[.A152]" office:value-type="date" office:date-value="2019-10-10T05:59:33.702548" calcext:value-type="date">
            <text:p>2019-10-10 05:59:34</text:p>
          </table:table-cell>
          <table:table-cell table:formula="of:=TRUNC([.A152])" office:value-type="float" office:value="43748" calcext:value-type="float">
            <text:p>43748</text:p>
          </table:table-cell>
          <table:table-cell table:style-name="ce12" table:formula="of:=[.B152]-[.C152]" office:value-type="date" office:date-value="1899-12-30T05:59:33.70254846755" calcext:value-type="date">
            <text:p>12/30/99 05:59 AM</text:p>
          </table:table-cell>
          <table:table-cell table:formula="of:=MOD([.E151]-[.$E$2];[.$H$2])+1+[.$E$2]" office:value-type="float" office:value="180" calcext:value-type="float">
            <text:p>180</text:p>
          </table:table-cell>
          <table:table-cell table:formula="of:=MOD([.F151]+1/[.$H$2];5)" office:value-type="float" office:value="3.72499999999999" calcext:value-type="float">
            <text:p>3,72499999999999</text:p>
          </table:table-cell>
          <table:table-cell table:formula="of:=IF([.F152]&lt;0.000001;[.G151]+2+1/[.$H$2];[.G151]+1/[.$H$2])" office:value-type="float" office:value="3.72499999999999" calcext:value-type="float">
            <text:p>3,72499999999999</text:p>
          </table:table-cell>
          <table:table-cell table:number-columns-repeated="4"/>
          <table:table-cell table:style-name="ce36" table:formula="of:=SUM(MOD(SUM([.L151]-[.L$2];[.T$2]);[.R$2]-[.L$2]);[.L$2])" office:value-type="time" office:time-value="PT04H00M00S" calcext:value-type="time">
            <text:p>04:00:00</text:p>
          </table:table-cell>
          <table:table-cell table:style-name="ce11" table:formula="of:=IF([.L152]&lt;[.L151];[.M151]+[.H$2];[.M151])" office:value-type="float" office:value="80" calcext:value-type="float">
            <text:p>80</text:p>
          </table:table-cell>
          <table:table-cell table:style-name="ce11" table:formula="of:=OFFSET([.C$4];[.M152];0)" office:value-type="float" office:value="43747" calcext:value-type="float">
            <text:p>43747</text:p>
          </table:table-cell>
          <table:table-cell table:style-name="ce37" table:formula="of:=[.L152]" office:value-type="float" office:value="0.166666666666665" calcext:value-type="float">
            <text:p>0.16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2];0)&lt;=[.O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0T05:32:57.31214" calcext:value-type="date">
            <text:p>2019-10-10 05:32:57</text:p>
          </table:table-cell>
          <table:table-cell table:style-name="ce7" table:formula="of:=[.A153]" office:value-type="date" office:date-value="2019-10-10T05:32:57.31214" calcext:value-type="date">
            <text:p>2019-10-10 05:32:57</text:p>
          </table:table-cell>
          <table:table-cell table:formula="of:=TRUNC([.A153])" office:value-type="float" office:value="43748" calcext:value-type="float">
            <text:p>43748</text:p>
          </table:table-cell>
          <table:table-cell table:style-name="ce12" table:formula="of:=[.B153]-[.C153]" office:value-type="date" office:date-value="1899-12-30T05:32:57.31213965453" calcext:value-type="date">
            <text:p>12/30/99 05:32 AM</text:p>
          </table:table-cell>
          <table:table-cell table:formula="of:=MOD([.E152]-[.$E$2];[.$H$2])+1+[.$E$2]" office:value-type="float" office:value="181" calcext:value-type="float">
            <text:p>181</text:p>
          </table:table-cell>
          <table:table-cell table:formula="of:=MOD([.F152]+1/[.$H$2];5)" office:value-type="float" office:value="3.74999999999999" calcext:value-type="float">
            <text:p>3,74999999999999</text:p>
          </table:table-cell>
          <table:table-cell table:formula="of:=IF([.F153]&lt;0.000001;[.G152]+2+1/[.$H$2];[.G152]+1/[.$H$2])" office:value-type="float" office:value="3.74999999999999" calcext:value-type="float">
            <text:p>3,74999999999999</text:p>
          </table:table-cell>
          <table:table-cell table:number-columns-repeated="4"/>
          <table:table-cell table:style-name="ce36" table:formula="of:=SUM(MOD(SUM([.L152]-[.L$2];[.T$2]);[.R$2]-[.L$2]);[.L$2])" office:value-type="time" office:time-value="PT04H10M00S" calcext:value-type="time">
            <text:p>04:10:00</text:p>
          </table:table-cell>
          <table:table-cell table:style-name="ce11" table:formula="of:=IF([.L153]&lt;[.L152];[.M152]+[.H$2];[.M152])" office:value-type="float" office:value="80" calcext:value-type="float">
            <text:p>80</text:p>
          </table:table-cell>
          <table:table-cell table:style-name="ce11" table:formula="of:=OFFSET([.C$4];[.M153];0)" office:value-type="float" office:value="43747" calcext:value-type="float">
            <text:p>43747</text:p>
          </table:table-cell>
          <table:table-cell table:style-name="ce37" table:formula="of:=[.L153]" office:value-type="float" office:value="0.17361111111111" calcext:value-type="float">
            <text:p>0.17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0T06:09:09.396633" calcext:value-type="date">
            <text:p>2019-10-10 06:09:09</text:p>
          </table:table-cell>
          <table:table-cell table:style-name="ce7" table:formula="of:=[.A154]" office:value-type="date" office:date-value="2019-10-10T06:09:09.396633" calcext:value-type="date">
            <text:p>2019-10-10 06:09:09</text:p>
          </table:table-cell>
          <table:table-cell table:formula="of:=TRUNC([.A154])" office:value-type="float" office:value="43748" calcext:value-type="float">
            <text:p>43748</text:p>
          </table:table-cell>
          <table:table-cell table:style-name="ce12" table:formula="of:=[.B154]-[.C154]" office:value-type="date" office:date-value="1899-12-30T06:09:09.39663279802" calcext:value-type="date">
            <text:p>12/30/99 06:09 AM</text:p>
          </table:table-cell>
          <table:table-cell table:formula="of:=MOD([.E153]-[.$E$2];[.$H$2])+1+[.$E$2]" office:value-type="float" office:value="182" calcext:value-type="float">
            <text:p>182</text:p>
          </table:table-cell>
          <table:table-cell table:formula="of:=MOD([.F153]+1/[.$H$2];5)" office:value-type="float" office:value="3.77499999999999" calcext:value-type="float">
            <text:p>3,77499999999999</text:p>
          </table:table-cell>
          <table:table-cell table:formula="of:=IF([.F154]&lt;0.000001;[.G153]+2+1/[.$H$2];[.G153]+1/[.$H$2])" office:value-type="float" office:value="3.77499999999999" calcext:value-type="float">
            <text:p>3,77499999999999</text:p>
          </table:table-cell>
          <table:table-cell table:number-columns-repeated="4"/>
          <table:table-cell table:style-name="ce36" table:formula="of:=SUM(MOD(SUM([.L153]-[.L$2];[.T$2]);[.R$2]-[.L$2]);[.L$2])" office:value-type="time" office:time-value="PT04H20M00S" calcext:value-type="time">
            <text:p>04:20:00</text:p>
          </table:table-cell>
          <table:table-cell table:style-name="ce11" table:formula="of:=IF([.L154]&lt;[.L153];[.M153]+[.H$2];[.M153])" office:value-type="float" office:value="80" calcext:value-type="float">
            <text:p>80</text:p>
          </table:table-cell>
          <table:table-cell table:style-name="ce11" table:formula="of:=OFFSET([.C$4];[.M154];0)" office:value-type="float" office:value="43747" calcext:value-type="float">
            <text:p>43747</text:p>
          </table:table-cell>
          <table:table-cell table:style-name="ce37" table:formula="of:=[.L154]" office:value-type="float" office:value="0.180555555555554" calcext:value-type="float">
            <text:p>0.18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0T05:59:09.916585" calcext:value-type="date">
            <text:p>2019-10-10 05:59:10</text:p>
          </table:table-cell>
          <table:table-cell table:style-name="ce7" table:formula="of:=[.A155]" office:value-type="date" office:date-value="2019-10-10T05:59:09.916585" calcext:value-type="date">
            <text:p>2019-10-10 05:59:10</text:p>
          </table:table-cell>
          <table:table-cell table:formula="of:=TRUNC([.A155])" office:value-type="float" office:value="43748" calcext:value-type="float">
            <text:p>43748</text:p>
          </table:table-cell>
          <table:table-cell table:style-name="ce12" table:formula="of:=[.B155]-[.C155]" office:value-type="date" office:date-value="1899-12-30T05:59:09.91658502258" calcext:value-type="date">
            <text:p>12/30/99 05:59 AM</text:p>
          </table:table-cell>
          <table:table-cell table:formula="of:=MOD([.E154]-[.$E$2];[.$H$2])+1+[.$E$2]" office:value-type="float" office:value="183" calcext:value-type="float">
            <text:p>183</text:p>
          </table:table-cell>
          <table:table-cell table:formula="of:=MOD([.F154]+1/[.$H$2];5)" office:value-type="float" office:value="3.79999999999999" calcext:value-type="float">
            <text:p>3,79999999999999</text:p>
          </table:table-cell>
          <table:table-cell table:formula="of:=IF([.F155]&lt;0.000001;[.G154]+2+1/[.$H$2];[.G154]+1/[.$H$2])" office:value-type="float" office:value="3.79999999999999" calcext:value-type="float">
            <text:p>3,79999999999999</text:p>
          </table:table-cell>
          <table:table-cell table:number-columns-repeated="4"/>
          <table:table-cell table:style-name="ce36" table:formula="of:=SUM(MOD(SUM([.L154]-[.L$2];[.T$2]);[.R$2]-[.L$2]);[.L$2])" office:value-type="time" office:time-value="PT04H30M00S" calcext:value-type="time">
            <text:p>04:30:00</text:p>
          </table:table-cell>
          <table:table-cell table:style-name="ce11" table:formula="of:=IF([.L155]&lt;[.L154];[.M154]+[.H$2];[.M154])" office:value-type="float" office:value="80" calcext:value-type="float">
            <text:p>80</text:p>
          </table:table-cell>
          <table:table-cell table:style-name="ce11" table:formula="of:=OFFSET([.C$4];[.M155];0)" office:value-type="float" office:value="43747" calcext:value-type="float">
            <text:p>43747</text:p>
          </table:table-cell>
          <table:table-cell table:style-name="ce37" table:formula="of:=[.L155]" office:value-type="float" office:value="0.187499999999999" calcext:value-type="float">
            <text:p>0.18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0T05:54:20.673858" calcext:value-type="date">
            <text:p>2019-10-10 05:54:21</text:p>
          </table:table-cell>
          <table:table-cell table:style-name="ce7" table:formula="of:=[.A156]" office:value-type="date" office:date-value="2019-10-10T05:54:20.673858" calcext:value-type="date">
            <text:p>2019-10-10 05:54:21</text:p>
          </table:table-cell>
          <table:table-cell table:formula="of:=TRUNC([.A156])" office:value-type="float" office:value="43748" calcext:value-type="float">
            <text:p>43748</text:p>
          </table:table-cell>
          <table:table-cell table:style-name="ce12" table:formula="of:=[.B156]-[.C156]" office:value-type="date" office:date-value="1899-12-30T05:54:20.6738575967" calcext:value-type="date">
            <text:p>12/30/99 05:54 AM</text:p>
          </table:table-cell>
          <table:table-cell table:formula="of:=MOD([.E155]-[.$E$2];[.$H$2])+1+[.$E$2]" office:value-type="float" office:value="184" calcext:value-type="float">
            <text:p>184</text:p>
          </table:table-cell>
          <table:table-cell table:formula="of:=MOD([.F155]+1/[.$H$2];5)" office:value-type="float" office:value="3.82499999999999" calcext:value-type="float">
            <text:p>3,82499999999999</text:p>
          </table:table-cell>
          <table:table-cell table:formula="of:=IF([.F156]&lt;0.000001;[.G155]+2+1/[.$H$2];[.G155]+1/[.$H$2])" office:value-type="float" office:value="3.82499999999999" calcext:value-type="float">
            <text:p>3,82499999999999</text:p>
          </table:table-cell>
          <table:table-cell table:number-columns-repeated="4"/>
          <table:table-cell table:style-name="ce36" table:formula="of:=SUM(MOD(SUM([.L155]-[.L$2];[.T$2]);[.R$2]-[.L$2]);[.L$2])" office:value-type="time" office:time-value="PT04H40M00S" calcext:value-type="time">
            <text:p>04:40:00</text:p>
          </table:table-cell>
          <table:table-cell table:style-name="ce11" table:formula="of:=IF([.L156]&lt;[.L155];[.M155]+[.H$2];[.M155])" office:value-type="float" office:value="80" calcext:value-type="float">
            <text:p>80</text:p>
          </table:table-cell>
          <table:table-cell table:style-name="ce11" table:formula="of:=OFFSET([.C$4];[.M156];0)" office:value-type="float" office:value="43747" calcext:value-type="float">
            <text:p>43747</text:p>
          </table:table-cell>
          <table:table-cell table:style-name="ce37" table:formula="of:=[.L156]" office:value-type="float" office:value="0.194444444444443" calcext:value-type="float">
            <text:p>0.194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0T05:55:32.515666" calcext:value-type="date">
            <text:p>2019-10-10 05:55:33</text:p>
          </table:table-cell>
          <table:table-cell table:style-name="ce7" table:formula="of:=[.A157]" office:value-type="date" office:date-value="2019-10-10T05:55:32.515666" calcext:value-type="date">
            <text:p>2019-10-10 05:55:33</text:p>
          </table:table-cell>
          <table:table-cell table:formula="of:=TRUNC([.A157])" office:value-type="float" office:value="43748" calcext:value-type="float">
            <text:p>43748</text:p>
          </table:table-cell>
          <table:table-cell table:style-name="ce12" table:formula="of:=[.B157]-[.C157]" office:value-type="date" office:date-value="1899-12-30T05:55:32.51566579565" calcext:value-type="date">
            <text:p>12/30/99 05:55 AM</text:p>
          </table:table-cell>
          <table:table-cell table:formula="of:=MOD([.E156]-[.$E$2];[.$H$2])+1+[.$E$2]" office:value-type="float" office:value="185" calcext:value-type="float">
            <text:p>185</text:p>
          </table:table-cell>
          <table:table-cell table:formula="of:=MOD([.F156]+1/[.$H$2];5)" office:value-type="float" office:value="3.84999999999999" calcext:value-type="float">
            <text:p>3,84999999999999</text:p>
          </table:table-cell>
          <table:table-cell table:formula="of:=IF([.F157]&lt;0.000001;[.G156]+2+1/[.$H$2];[.G156]+1/[.$H$2])" office:value-type="float" office:value="3.84999999999999" calcext:value-type="float">
            <text:p>3,84999999999999</text:p>
          </table:table-cell>
          <table:table-cell table:number-columns-repeated="4"/>
          <table:table-cell table:style-name="ce36" table:formula="of:=SUM(MOD(SUM([.L156]-[.L$2];[.T$2]);[.R$2]-[.L$2]);[.L$2])" office:value-type="time" office:time-value="PT04H50M00S" calcext:value-type="time">
            <text:p>04:50:00</text:p>
          </table:table-cell>
          <table:table-cell table:style-name="ce11" table:formula="of:=IF([.L157]&lt;[.L156];[.M156]+[.H$2];[.M156])" office:value-type="float" office:value="80" calcext:value-type="float">
            <text:p>80</text:p>
          </table:table-cell>
          <table:table-cell table:style-name="ce11" table:formula="of:=OFFSET([.C$4];[.M157];0)" office:value-type="float" office:value="43747" calcext:value-type="float">
            <text:p>43747</text:p>
          </table:table-cell>
          <table:table-cell table:style-name="ce37" table:formula="of:=[.L157]" office:value-type="float" office:value="0.201388888888888" calcext:value-type="float">
            <text:p>0.2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0T06:06:44.457849" calcext:value-type="date">
            <text:p>2019-10-10 06:06:44</text:p>
          </table:table-cell>
          <table:table-cell table:style-name="ce7" table:formula="of:=[.A158]" office:value-type="date" office:date-value="2019-10-10T06:06:44.457849" calcext:value-type="date">
            <text:p>2019-10-10 06:06:44</text:p>
          </table:table-cell>
          <table:table-cell table:formula="of:=TRUNC([.A158])" office:value-type="float" office:value="43748" calcext:value-type="float">
            <text:p>43748</text:p>
          </table:table-cell>
          <table:table-cell table:style-name="ce12" table:formula="of:=[.B158]-[.C158]" office:value-type="date" office:date-value="1899-12-30T06:06:44.45784882177" calcext:value-type="date">
            <text:p>12/30/99 06:06 AM</text:p>
          </table:table-cell>
          <table:table-cell table:formula="of:=MOD([.E157]-[.$E$2];[.$H$2])+1+[.$E$2]" office:value-type="float" office:value="186" calcext:value-type="float">
            <text:p>186</text:p>
          </table:table-cell>
          <table:table-cell table:formula="of:=MOD([.F157]+1/[.$H$2];5)" office:value-type="float" office:value="3.87499999999999" calcext:value-type="float">
            <text:p>3,87499999999999</text:p>
          </table:table-cell>
          <table:table-cell table:formula="of:=IF([.F158]&lt;0.000001;[.G157]+2+1/[.$H$2];[.G157]+1/[.$H$2])" office:value-type="float" office:value="3.87499999999999" calcext:value-type="float">
            <text:p>3,87499999999999</text:p>
          </table:table-cell>
          <table:table-cell table:number-columns-repeated="4"/>
          <table:table-cell table:style-name="ce36" table:formula="of:=SUM(MOD(SUM([.L157]-[.L$2];[.T$2]);[.R$2]-[.L$2]);[.L$2])" office:value-type="time" office:time-value="PT05H00M00S" calcext:value-type="time">
            <text:p>05:00:00</text:p>
          </table:table-cell>
          <table:table-cell table:style-name="ce11" table:formula="of:=IF([.L158]&lt;[.L157];[.M157]+[.H$2];[.M157])" office:value-type="float" office:value="80" calcext:value-type="float">
            <text:p>80</text:p>
          </table:table-cell>
          <table:table-cell table:style-name="ce11" table:formula="of:=OFFSET([.C$4];[.M158];0)" office:value-type="float" office:value="43747" calcext:value-type="float">
            <text:p>43747</text:p>
          </table:table-cell>
          <table:table-cell table:style-name="ce37" table:formula="of:=[.L158]" office:value-type="float" office:value="0.208333333333332" calcext:value-type="float">
            <text:p>0.208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8];0)&lt;=[.O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0T05:39:57.561913" calcext:value-type="date">
            <text:p>2019-10-10 05:39:58</text:p>
          </table:table-cell>
          <table:table-cell table:style-name="ce7" table:formula="of:=[.A159]" office:value-type="date" office:date-value="2019-10-10T05:39:57.561913" calcext:value-type="date">
            <text:p>2019-10-10 05:39:58</text:p>
          </table:table-cell>
          <table:table-cell table:formula="of:=TRUNC([.A159])" office:value-type="float" office:value="43748" calcext:value-type="float">
            <text:p>43748</text:p>
          </table:table-cell>
          <table:table-cell table:style-name="ce12" table:formula="of:=[.B159]-[.C159]" office:value-type="date" office:date-value="1899-12-30T05:39:57.56191335618" calcext:value-type="date">
            <text:p>12/30/99 05:39 AM</text:p>
          </table:table-cell>
          <table:table-cell table:formula="of:=MOD([.E158]-[.$E$2];[.$H$2])+1+[.$E$2]" office:value-type="float" office:value="187" calcext:value-type="float">
            <text:p>187</text:p>
          </table:table-cell>
          <table:table-cell table:formula="of:=MOD([.F158]+1/[.$H$2];5)" office:value-type="float" office:value="3.89999999999999" calcext:value-type="float">
            <text:p>3,89999999999999</text:p>
          </table:table-cell>
          <table:table-cell table:formula="of:=IF([.F159]&lt;0.000001;[.G158]+2+1/[.$H$2];[.G158]+1/[.$H$2])" office:value-type="float" office:value="3.89999999999999" calcext:value-type="float">
            <text:p>3,89999999999999</text:p>
          </table:table-cell>
          <table:table-cell table:number-columns-repeated="4"/>
          <table:table-cell table:style-name="ce36" table:formula="of:=SUM(MOD(SUM([.L158]-[.L$2];[.T$2]);[.R$2]-[.L$2]);[.L$2])" office:value-type="time" office:time-value="PT05H10M00S" calcext:value-type="time">
            <text:p>05:10:00</text:p>
          </table:table-cell>
          <table:table-cell table:style-name="ce11" table:formula="of:=IF([.L159]&lt;[.L158];[.M158]+[.H$2];[.M158])" office:value-type="float" office:value="80" calcext:value-type="float">
            <text:p>80</text:p>
          </table:table-cell>
          <table:table-cell table:style-name="ce11" table:formula="of:=OFFSET([.C$4];[.M159];0)" office:value-type="float" office:value="43747" calcext:value-type="float">
            <text:p>43747</text:p>
          </table:table-cell>
          <table:table-cell table:style-name="ce37" table:formula="of:=[.L159]" office:value-type="float" office:value="0.215277777777777" calcext:value-type="float">
            <text:p>0.2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9];0)&lt;=[.O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0T06:20:01.417056" calcext:value-type="date">
            <text:p>2019-10-10 06:20:01</text:p>
          </table:table-cell>
          <table:table-cell table:style-name="ce7" table:formula="of:=[.A160]" office:value-type="date" office:date-value="2019-10-10T06:20:01.417056" calcext:value-type="date">
            <text:p>2019-10-10 06:20:01</text:p>
          </table:table-cell>
          <table:table-cell table:formula="of:=TRUNC([.A160])" office:value-type="float" office:value="43748" calcext:value-type="float">
            <text:p>43748</text:p>
          </table:table-cell>
          <table:table-cell table:style-name="ce12" table:formula="of:=[.B160]-[.C160]" office:value-type="date" office:date-value="1899-12-30T06:20:01.41705642454" calcext:value-type="date">
            <text:p>12/30/99 06:20 AM</text:p>
          </table:table-cell>
          <table:table-cell table:formula="of:=MOD([.E159]-[.$E$2];[.$H$2])+1+[.$E$2]" office:value-type="float" office:value="188" calcext:value-type="float">
            <text:p>188</text:p>
          </table:table-cell>
          <table:table-cell table:formula="of:=MOD([.F159]+1/[.$H$2];5)" office:value-type="float" office:value="3.92499999999999" calcext:value-type="float">
            <text:p>3,92499999999999</text:p>
          </table:table-cell>
          <table:table-cell table:formula="of:=IF([.F160]&lt;0.000001;[.G159]+2+1/[.$H$2];[.G159]+1/[.$H$2])" office:value-type="float" office:value="3.92499999999999" calcext:value-type="float">
            <text:p>3,92499999999999</text:p>
          </table:table-cell>
          <table:table-cell table:number-columns-repeated="4"/>
          <table:table-cell table:style-name="ce36" table:formula="of:=SUM(MOD(SUM([.L159]-[.L$2];[.T$2]);[.R$2]-[.L$2]);[.L$2])" office:value-type="time" office:time-value="PT05H20M00S" calcext:value-type="time">
            <text:p>05:20:00</text:p>
          </table:table-cell>
          <table:table-cell table:style-name="ce11" table:formula="of:=IF([.L160]&lt;[.L159];[.M159]+[.H$2];[.M159])" office:value-type="float" office:value="80" calcext:value-type="float">
            <text:p>80</text:p>
          </table:table-cell>
          <table:table-cell table:style-name="ce11" table:formula="of:=OFFSET([.C$4];[.M160];0)" office:value-type="float" office:value="43747" calcext:value-type="float">
            <text:p>43747</text:p>
          </table:table-cell>
          <table:table-cell table:style-name="ce37" table:formula="of:=[.L160]" office:value-type="float" office:value="0.222222222222221" calcext:value-type="float">
            <text:p>0.222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0];0)&lt;=[.O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0T06:03:17.404119" calcext:value-type="date">
            <text:p>2019-10-10 06:03:17</text:p>
          </table:table-cell>
          <table:table-cell table:style-name="ce7" table:formula="of:=[.A161]" office:value-type="date" office:date-value="2019-10-10T06:03:17.404119" calcext:value-type="date">
            <text:p>2019-10-10 06:03:17</text:p>
          </table:table-cell>
          <table:table-cell table:formula="of:=TRUNC([.A161])" office:value-type="float" office:value="43748" calcext:value-type="float">
            <text:p>43748</text:p>
          </table:table-cell>
          <table:table-cell table:style-name="ce12" table:formula="of:=[.B161]-[.C161]" office:value-type="date" office:date-value="1899-12-30T06:03:17.40411874373" calcext:value-type="date">
            <text:p>12/30/99 06:03 AM</text:p>
          </table:table-cell>
          <table:table-cell table:formula="of:=MOD([.E160]-[.$E$2];[.$H$2])+1+[.$E$2]" office:value-type="float" office:value="189" calcext:value-type="float">
            <text:p>189</text:p>
          </table:table-cell>
          <table:table-cell table:formula="of:=MOD([.F160]+1/[.$H$2];5)" office:value-type="float" office:value="3.94999999999999" calcext:value-type="float">
            <text:p>3,94999999999999</text:p>
          </table:table-cell>
          <table:table-cell table:formula="of:=IF([.F161]&lt;0.000001;[.G160]+2+1/[.$H$2];[.G160]+1/[.$H$2])" office:value-type="float" office:value="3.94999999999999" calcext:value-type="float">
            <text:p>3,94999999999999</text:p>
          </table:table-cell>
          <table:table-cell table:number-columns-repeated="4"/>
          <table:table-cell table:style-name="ce36" table:formula="of:=SUM(MOD(SUM([.L160]-[.L$2];[.T$2]);[.R$2]-[.L$2]);[.L$2])" office:value-type="time" office:time-value="PT05H30M00S" calcext:value-type="time">
            <text:p>05:30:00</text:p>
          </table:table-cell>
          <table:table-cell table:style-name="ce11" table:formula="of:=IF([.L161]&lt;[.L160];[.M160]+[.H$2];[.M160])" office:value-type="float" office:value="80" calcext:value-type="float">
            <text:p>80</text:p>
          </table:table-cell>
          <table:table-cell table:style-name="ce11" table:formula="of:=OFFSET([.C$4];[.M161];0)" office:value-type="float" office:value="43747" calcext:value-type="float">
            <text:p>43747</text:p>
          </table:table-cell>
          <table:table-cell table:style-name="ce37" table:formula="of:=[.L161]" office:value-type="float" office:value="0.229166666666665" calcext:value-type="float">
            <text:p>0.229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1];0)&lt;=[.O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0T06:07:57.115176" calcext:value-type="date">
            <text:p>2019-10-10 06:07:57</text:p>
          </table:table-cell>
          <table:table-cell table:style-name="ce7" table:formula="of:=[.A162]" office:value-type="date" office:date-value="2019-10-10T06:07:57.115176" calcext:value-type="date">
            <text:p>2019-10-10 06:07:57</text:p>
          </table:table-cell>
          <table:table-cell table:formula="of:=TRUNC([.A162])" office:value-type="float" office:value="43748" calcext:value-type="float">
            <text:p>43748</text:p>
          </table:table-cell>
          <table:table-cell table:style-name="ce12" table:formula="of:=[.B162]-[.C162]" office:value-type="date" office:date-value="1899-12-30T06:07:57.11517638527" calcext:value-type="date">
            <text:p>12/30/99 06:07 AM</text:p>
          </table:table-cell>
          <table:table-cell table:formula="of:=MOD([.E161]-[.$E$2];[.$H$2])+1+[.$E$2]" office:value-type="float" office:value="190" calcext:value-type="float">
            <text:p>190</text:p>
          </table:table-cell>
          <table:table-cell table:formula="of:=MOD([.F161]+1/[.$H$2];5)" office:value-type="float" office:value="3.97499999999999" calcext:value-type="float">
            <text:p>3,97499999999999</text:p>
          </table:table-cell>
          <table:table-cell table:formula="of:=IF([.F162]&lt;0.000001;[.G161]+2+1/[.$H$2];[.G161]+1/[.$H$2])" office:value-type="float" office:value="3.97499999999999" calcext:value-type="float">
            <text:p>3,97499999999999</text:p>
          </table:table-cell>
          <table:table-cell table:number-columns-repeated="4"/>
          <table:table-cell table:style-name="ce36" table:formula="of:=SUM(MOD(SUM([.L161]-[.L$2];[.T$2]);[.R$2]-[.L$2]);[.L$2])" office:value-type="time" office:time-value="PT05H40M00S" calcext:value-type="time">
            <text:p>05:40:00</text:p>
          </table:table-cell>
          <table:table-cell table:style-name="ce11" table:formula="of:=IF([.L162]&lt;[.L161];[.M161]+[.H$2];[.M161])" office:value-type="float" office:value="80" calcext:value-type="float">
            <text:p>80</text:p>
          </table:table-cell>
          <table:table-cell table:style-name="ce11" table:formula="of:=OFFSET([.C$4];[.M162];0)" office:value-type="float" office:value="43747" calcext:value-type="float">
            <text:p>43747</text:p>
          </table:table-cell>
          <table:table-cell table:style-name="ce37" table:formula="of:=[.L162]" office:value-type="float" office:value="0.23611111111111" calcext:value-type="float">
            <text:p>0.2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2];0)&lt;=[.O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0T06:05:30.88362" calcext:value-type="date">
            <text:p>2019-10-10 06:05:31</text:p>
          </table:table-cell>
          <table:table-cell table:style-name="ce7" table:formula="of:=[.A163]" office:value-type="date" office:date-value="2019-10-10T06:05:30.88362" calcext:value-type="date">
            <text:p>2019-10-10 06:05:31</text:p>
          </table:table-cell>
          <table:table-cell table:formula="of:=TRUNC([.A163])" office:value-type="float" office:value="43748" calcext:value-type="float">
            <text:p>43748</text:p>
          </table:table-cell>
          <table:table-cell table:style-name="ce12" table:formula="of:=[.B163]-[.C163]" office:value-type="date" office:date-value="1899-12-30T06:05:30.88362005074" calcext:value-type="date">
            <text:p>12/30/99 06:05 AM</text:p>
          </table:table-cell>
          <table:table-cell table:formula="of:=MOD([.E162]-[.$E$2];[.$H$2])+1+[.$E$2]" office:value-type="float" office:value="151" calcext:value-type="float">
            <text:p>151</text:p>
          </table:table-cell>
          <table:table-cell table:formula="of:=MOD([.F162]+1/[.$H$2];5)" office:value-type="float" office:value="3.99999999999999" calcext:value-type="float">
            <text:p>3,99999999999999</text:p>
          </table:table-cell>
          <table:table-cell table:formula="of:=IF([.F163]&lt;0.000001;[.G162]+2+1/[.$H$2];[.G162]+1/[.$H$2])" office:value-type="float" office:value="3.99999999999999" calcext:value-type="float">
            <text:p>3,99999999999999</text:p>
          </table:table-cell>
          <table:table-cell table:number-columns-repeated="4"/>
          <table:table-cell table:style-name="ce36" table:formula="of:=SUM(MOD(SUM([.L162]-[.L$2];[.T$2]);[.R$2]-[.L$2]);[.L$2])" office:value-type="time" office:time-value="PT05H50M00S" calcext:value-type="time">
            <text:p>05:50:00</text:p>
          </table:table-cell>
          <table:table-cell table:style-name="ce11" table:formula="of:=IF([.L163]&lt;[.L162];[.M162]+[.H$2];[.M162])" office:value-type="float" office:value="80" calcext:value-type="float">
            <text:p>80</text:p>
          </table:table-cell>
          <table:table-cell table:style-name="ce11" table:formula="of:=OFFSET([.C$4];[.M163];0)" office:value-type="float" office:value="43747" calcext:value-type="float">
            <text:p>43747</text:p>
          </table:table-cell>
          <table:table-cell table:style-name="ce37" table:formula="of:=[.L163]" office:value-type="float" office:value="0.243055555555554" calcext:value-type="float">
            <text:p>0.243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3];0)&lt;=[.O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1T05:58:29.791114" calcext:value-type="date">
            <text:p>2019-10-11 05:58:30</text:p>
          </table:table-cell>
          <table:table-cell table:style-name="ce7" table:formula="of:=[.A164]" office:value-type="date" office:date-value="2019-10-11T05:58:29.791114" calcext:value-type="date">
            <text:p>2019-10-11 05:58:30</text:p>
          </table:table-cell>
          <table:table-cell table:formula="of:=TRUNC([.A164])" office:value-type="float" office:value="43749" calcext:value-type="float">
            <text:p>43749</text:p>
          </table:table-cell>
          <table:table-cell table:style-name="ce12" table:formula="of:=[.B164]-[.C164]" office:value-type="date" office:date-value="1899-12-30T05:58:29.7911142977" calcext:value-type="date">
            <text:p>12/30/99 05:58 AM</text:p>
          </table:table-cell>
          <table:table-cell table:formula="of:=MOD([.E163]-[.$E$2];[.$H$2])+1+[.$E$2]" office:value-type="float" office:value="152" calcext:value-type="float">
            <text:p>152</text:p>
          </table:table-cell>
          <table:table-cell table:formula="of:=MOD([.F163]+1/[.$H$2];5)" office:value-type="float" office:value="4.02499999999999" calcext:value-type="float">
            <text:p>4,02499999999999</text:p>
          </table:table-cell>
          <table:table-cell table:formula="of:=IF([.F164]&lt;0.000001;[.G163]+2+1/[.$H$2];[.G163]+1/[.$H$2])" office:value-type="float" office:value="4.02499999999999" calcext:value-type="float">
            <text:p>4,02499999999999</text:p>
          </table:table-cell>
          <table:table-cell table:number-columns-repeated="4"/>
          <table:table-cell table:style-name="ce36" table:formula="of:=SUM(MOD(SUM([.L163]-[.L$2];[.T$2]);[.R$2]-[.L$2]);[.L$2])" office:value-type="time" office:time-value="PT06H00M00S" calcext:value-type="time">
            <text:p>06:00:00</text:p>
          </table:table-cell>
          <table:table-cell table:style-name="ce11" table:formula="of:=IF([.L164]&lt;[.L163];[.M163]+[.H$2];[.M163])" office:value-type="float" office:value="80" calcext:value-type="float">
            <text:p>80</text:p>
          </table:table-cell>
          <table:table-cell table:style-name="ce11" table:formula="of:=OFFSET([.C$4];[.M164];0)" office:value-type="float" office:value="43747" calcext:value-type="float">
            <text:p>43747</text:p>
          </table:table-cell>
          <table:table-cell table:style-name="ce37" table:formula="of:=[.L164]" office:value-type="float" office:value="0.249999999999999" calcext:value-type="float">
            <text:p>0.249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4];0)&lt;=[.O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1T05:53:56.553678" calcext:value-type="date">
            <text:p>2019-10-11 05:53:57</text:p>
          </table:table-cell>
          <table:table-cell table:style-name="ce7" table:formula="of:=[.A165]" office:value-type="date" office:date-value="2019-10-11T05:53:56.553678" calcext:value-type="date">
            <text:p>2019-10-11 05:53:57</text:p>
          </table:table-cell>
          <table:table-cell table:formula="of:=TRUNC([.A165])" office:value-type="float" office:value="43749" calcext:value-type="float">
            <text:p>43749</text:p>
          </table:table-cell>
          <table:table-cell table:style-name="ce12" table:formula="of:=[.B165]-[.C165]" office:value-type="date" office:date-value="1899-12-30T05:53:56.55367812607" calcext:value-type="date">
            <text:p>12/30/99 05:53 AM</text:p>
          </table:table-cell>
          <table:table-cell table:formula="of:=MOD([.E164]-[.$E$2];[.$H$2])+1+[.$E$2]" office:value-type="float" office:value="153" calcext:value-type="float">
            <text:p>153</text:p>
          </table:table-cell>
          <table:table-cell table:formula="of:=MOD([.F164]+1/[.$H$2];5)" office:value-type="float" office:value="4.04999999999999" calcext:value-type="float">
            <text:p>4,04999999999999</text:p>
          </table:table-cell>
          <table:table-cell table:formula="of:=IF([.F165]&lt;0.000001;[.G164]+2+1/[.$H$2];[.G164]+1/[.$H$2])" office:value-type="float" office:value="4.04999999999999" calcext:value-type="float">
            <text:p>4,04999999999999</text:p>
          </table:table-cell>
          <table:table-cell table:number-columns-repeated="4"/>
          <table:table-cell table:style-name="ce36" table:formula="of:=SUM(MOD(SUM([.L164]-[.L$2];[.T$2]);[.R$2]-[.L$2]);[.L$2])" office:value-type="time" office:time-value="PT06H10M00S" calcext:value-type="time">
            <text:p>06:10:00</text:p>
          </table:table-cell>
          <table:table-cell table:style-name="ce11" table:formula="of:=IF([.L165]&lt;[.L164];[.M164]+[.H$2];[.M164])" office:value-type="float" office:value="80" calcext:value-type="float">
            <text:p>80</text:p>
          </table:table-cell>
          <table:table-cell table:style-name="ce11" table:formula="of:=OFFSET([.C$4];[.M165];0)" office:value-type="float" office:value="43747" calcext:value-type="float">
            <text:p>43747</text:p>
          </table:table-cell>
          <table:table-cell table:style-name="ce37" table:formula="of:=[.L165]" office:value-type="float" office:value="0.256944444444443" calcext:value-type="float">
            <text:p>0.25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5];0)&lt;=[.O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1T05:45:24.817535" calcext:value-type="date">
            <text:p>2019-10-11 05:45:25</text:p>
          </table:table-cell>
          <table:table-cell table:style-name="ce7" table:formula="of:=[.A166]" office:value-type="date" office:date-value="2019-10-11T05:45:24.817535" calcext:value-type="date">
            <text:p>2019-10-11 05:45:25</text:p>
          </table:table-cell>
          <table:table-cell table:formula="of:=TRUNC([.A166])" office:value-type="float" office:value="43749" calcext:value-type="float">
            <text:p>43749</text:p>
          </table:table-cell>
          <table:table-cell table:style-name="ce12" table:formula="of:=[.B166]-[.C166]" office:value-type="date" office:date-value="1899-12-30T05:45:24.81753495522" calcext:value-type="date">
            <text:p>12/30/99 05:45 AM</text:p>
          </table:table-cell>
          <table:table-cell table:formula="of:=MOD([.E165]-[.$E$2];[.$H$2])+1+[.$E$2]" office:value-type="float" office:value="154" calcext:value-type="float">
            <text:p>154</text:p>
          </table:table-cell>
          <table:table-cell table:formula="of:=MOD([.F165]+1/[.$H$2];5)" office:value-type="float" office:value="4.07499999999999" calcext:value-type="float">
            <text:p>4,07499999999999</text:p>
          </table:table-cell>
          <table:table-cell table:formula="of:=IF([.F166]&lt;0.000001;[.G165]+2+1/[.$H$2];[.G165]+1/[.$H$2])" office:value-type="float" office:value="4.07499999999999" calcext:value-type="float">
            <text:p>4,07499999999999</text:p>
          </table:table-cell>
          <table:table-cell table:number-columns-repeated="4"/>
          <table:table-cell table:style-name="ce36" table:formula="of:=SUM(MOD(SUM([.L165]-[.L$2];[.T$2]);[.R$2]-[.L$2]);[.L$2])" office:value-type="time" office:time-value="PT06H20M00S" calcext:value-type="time">
            <text:p>06:20:00</text:p>
          </table:table-cell>
          <table:table-cell table:style-name="ce11" table:formula="of:=IF([.L166]&lt;[.L165];[.M165]+[.H$2];[.M165])" office:value-type="float" office:value="80" calcext:value-type="float">
            <text:p>80</text:p>
          </table:table-cell>
          <table:table-cell table:style-name="ce11" table:formula="of:=OFFSET([.C$4];[.M166];0)" office:value-type="float" office:value="43747" calcext:value-type="float">
            <text:p>43747</text:p>
          </table:table-cell>
          <table:table-cell table:style-name="ce37" table:formula="of:=[.L166]" office:value-type="float" office:value="0.263888888888888" calcext:value-type="float">
            <text:p>0.26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6];0)&lt;=[.O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1T05:44:38.26934" calcext:value-type="date">
            <text:p>2019-10-11 05:44:38</text:p>
          </table:table-cell>
          <table:table-cell table:style-name="ce7" table:formula="of:=[.A167]" office:value-type="date" office:date-value="2019-10-11T05:44:38.26934" calcext:value-type="date">
            <text:p>2019-10-11 05:44:38</text:p>
          </table:table-cell>
          <table:table-cell table:formula="of:=TRUNC([.A167])" office:value-type="float" office:value="43749" calcext:value-type="float">
            <text:p>43749</text:p>
          </table:table-cell>
          <table:table-cell table:style-name="ce12" table:formula="of:=[.B167]-[.C167]" office:value-type="date" office:date-value="1899-12-30T05:44:38.26934019104" calcext:value-type="date">
            <text:p>12/30/99 05:44 AM</text:p>
          </table:table-cell>
          <table:table-cell table:formula="of:=MOD([.E166]-[.$E$2];[.$H$2])+1+[.$E$2]" office:value-type="float" office:value="155" calcext:value-type="float">
            <text:p>155</text:p>
          </table:table-cell>
          <table:table-cell table:formula="of:=MOD([.F166]+1/[.$H$2];5)" office:value-type="float" office:value="4.09999999999999" calcext:value-type="float">
            <text:p>4,09999999999999</text:p>
          </table:table-cell>
          <table:table-cell table:formula="of:=IF([.F167]&lt;0.000001;[.G166]+2+1/[.$H$2];[.G166]+1/[.$H$2])" office:value-type="float" office:value="4.09999999999999" calcext:value-type="float">
            <text:p>4,09999999999999</text:p>
          </table:table-cell>
          <table:table-cell table:number-columns-repeated="4"/>
          <table:table-cell table:style-name="ce36" table:formula="of:=SUM(MOD(SUM([.L166]-[.L$2];[.T$2]);[.R$2]-[.L$2]);[.L$2])" office:value-type="time" office:time-value="PT06H30M00S" calcext:value-type="time">
            <text:p>06:30:00</text:p>
          </table:table-cell>
          <table:table-cell table:style-name="ce11" table:formula="of:=IF([.L167]&lt;[.L166];[.M166]+[.H$2];[.M166])" office:value-type="float" office:value="80" calcext:value-type="float">
            <text:p>80</text:p>
          </table:table-cell>
          <table:table-cell table:style-name="ce11" table:formula="of:=OFFSET([.C$4];[.M167];0)" office:value-type="float" office:value="43747" calcext:value-type="float">
            <text:p>43747</text:p>
          </table:table-cell>
          <table:table-cell table:style-name="ce37" table:formula="of:=[.L167]" office:value-type="float" office:value="0.270833333333332" calcext:value-type="float">
            <text:p>0.270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7];0)&lt;=[.O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1T05:34:25.409508" calcext:value-type="date">
            <text:p>2019-10-11 05:34:25</text:p>
          </table:table-cell>
          <table:table-cell table:style-name="ce7" table:formula="of:=[.A168]" office:value-type="date" office:date-value="2019-10-11T05:34:25.409508" calcext:value-type="date">
            <text:p>2019-10-11 05:34:25</text:p>
          </table:table-cell>
          <table:table-cell table:formula="of:=TRUNC([.A168])" office:value-type="float" office:value="43749" calcext:value-type="float">
            <text:p>43749</text:p>
          </table:table-cell>
          <table:table-cell table:style-name="ce12" table:formula="of:=[.B168]-[.C168]" office:value-type="date" office:date-value="1899-12-30T05:34:25.40950806811" calcext:value-type="date">
            <text:p>12/30/99 05:34 AM</text:p>
          </table:table-cell>
          <table:table-cell table:formula="of:=MOD([.E167]-[.$E$2];[.$H$2])+1+[.$E$2]" office:value-type="float" office:value="156" calcext:value-type="float">
            <text:p>156</text:p>
          </table:table-cell>
          <table:table-cell table:formula="of:=MOD([.F167]+1/[.$H$2];5)" office:value-type="float" office:value="4.12499999999999" calcext:value-type="float">
            <text:p>4,12499999999999</text:p>
          </table:table-cell>
          <table:table-cell table:formula="of:=IF([.F168]&lt;0.000001;[.G167]+2+1/[.$H$2];[.G167]+1/[.$H$2])" office:value-type="float" office:value="4.12499999999999" calcext:value-type="float">
            <text:p>4,12499999999999</text:p>
          </table:table-cell>
          <table:table-cell table:number-columns-repeated="4"/>
          <table:table-cell table:style-name="ce36" table:formula="of:=SUM(MOD(SUM([.L167]-[.L$2];[.T$2]);[.R$2]-[.L$2]);[.L$2])" office:value-type="time" office:time-value="PT06H40M00S" calcext:value-type="time">
            <text:p>06:40:00</text:p>
          </table:table-cell>
          <table:table-cell table:style-name="ce11" table:formula="of:=IF([.L168]&lt;[.L167];[.M167]+[.H$2];[.M167])" office:value-type="float" office:value="80" calcext:value-type="float">
            <text:p>80</text:p>
          </table:table-cell>
          <table:table-cell table:style-name="ce11" table:formula="of:=OFFSET([.C$4];[.M168];0)" office:value-type="float" office:value="43747" calcext:value-type="float">
            <text:p>43747</text:p>
          </table:table-cell>
          <table:table-cell table:style-name="ce37" table:formula="of:=[.L168]" office:value-type="float" office:value="0.277777777777776" calcext:value-type="float">
            <text:p>0.277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8];0)&lt;=[.O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1T06:03:39.387631" calcext:value-type="date">
            <text:p>2019-10-11 06:03:39</text:p>
          </table:table-cell>
          <table:table-cell table:style-name="ce7" table:formula="of:=[.A169]" office:value-type="date" office:date-value="2019-10-11T06:03:39.387631" calcext:value-type="date">
            <text:p>2019-10-11 06:03:39</text:p>
          </table:table-cell>
          <table:table-cell table:formula="of:=TRUNC([.A169])" office:value-type="float" office:value="43749" calcext:value-type="float">
            <text:p>43749</text:p>
          </table:table-cell>
          <table:table-cell table:style-name="ce12" table:formula="of:=[.B169]-[.C169]" office:value-type="date" office:date-value="1899-12-30T06:03:39.38763081562" calcext:value-type="date">
            <text:p>12/30/99 06:03 AM</text:p>
          </table:table-cell>
          <table:table-cell table:formula="of:=MOD([.E168]-[.$E$2];[.$H$2])+1+[.$E$2]" office:value-type="float" office:value="157" calcext:value-type="float">
            <text:p>157</text:p>
          </table:table-cell>
          <table:table-cell table:formula="of:=MOD([.F168]+1/[.$H$2];5)" office:value-type="float" office:value="4.14999999999999" calcext:value-type="float">
            <text:p>4,14999999999999</text:p>
          </table:table-cell>
          <table:table-cell table:formula="of:=IF([.F169]&lt;0.000001;[.G168]+2+1/[.$H$2];[.G168]+1/[.$H$2])" office:value-type="float" office:value="4.14999999999999" calcext:value-type="float">
            <text:p>4,14999999999999</text:p>
          </table:table-cell>
          <table:table-cell table:number-columns-repeated="4"/>
          <table:table-cell table:style-name="ce36" table:formula="of:=SUM(MOD(SUM([.L168]-[.L$2];[.T$2]);[.R$2]-[.L$2]);[.L$2])" office:value-type="time" office:time-value="PT06H50M00S" calcext:value-type="time">
            <text:p>06:50:00</text:p>
          </table:table-cell>
          <table:table-cell table:style-name="ce11" table:formula="of:=IF([.L169]&lt;[.L168];[.M168]+[.H$2];[.M168])" office:value-type="float" office:value="80" calcext:value-type="float">
            <text:p>80</text:p>
          </table:table-cell>
          <table:table-cell table:style-name="ce11" table:formula="of:=OFFSET([.C$4];[.M169];0)" office:value-type="float" office:value="43747" calcext:value-type="float">
            <text:p>43747</text:p>
          </table:table-cell>
          <table:table-cell table:style-name="ce37" table:formula="of:=[.L169]" office:value-type="float" office:value="0.284722222222221" calcext:value-type="float">
            <text:p>0.28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9];0)&lt;=[.O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1T06:14:57.28279" calcext:value-type="date">
            <text:p>2019-10-11 06:14:57</text:p>
          </table:table-cell>
          <table:table-cell table:style-name="ce7" table:formula="of:=[.A170]" office:value-type="date" office:date-value="2019-10-11T06:14:57.28279" calcext:value-type="date">
            <text:p>2019-10-11 06:14:57</text:p>
          </table:table-cell>
          <table:table-cell table:formula="of:=TRUNC([.A170])" office:value-type="float" office:value="43749" calcext:value-type="float">
            <text:p>43749</text:p>
          </table:table-cell>
          <table:table-cell table:style-name="ce12" table:formula="of:=[.B170]-[.C170]" office:value-type="date" office:date-value="1899-12-30T06:14:57.28279025294" calcext:value-type="date">
            <text:p>12/30/99 06:14 AM</text:p>
          </table:table-cell>
          <table:table-cell table:formula="of:=MOD([.E169]-[.$E$2];[.$H$2])+1+[.$E$2]" office:value-type="float" office:value="158" calcext:value-type="float">
            <text:p>158</text:p>
          </table:table-cell>
          <table:table-cell table:formula="of:=MOD([.F169]+1/[.$H$2];5)" office:value-type="float" office:value="4.17499999999999" calcext:value-type="float">
            <text:p>4,17499999999999</text:p>
          </table:table-cell>
          <table:table-cell table:formula="of:=IF([.F170]&lt;0.000001;[.G169]+2+1/[.$H$2];[.G169]+1/[.$H$2])" office:value-type="float" office:value="4.17499999999999" calcext:value-type="float">
            <text:p>4,17499999999999</text:p>
          </table:table-cell>
          <table:table-cell table:number-columns-repeated="4"/>
          <table:table-cell table:style-name="ce36" table:formula="of:=SUM(MOD(SUM([.L169]-[.L$2];[.T$2]);[.R$2]-[.L$2]);[.L$2])" office:value-type="time" office:time-value="PT07H00M00S" calcext:value-type="time">
            <text:p>07:00:00</text:p>
          </table:table-cell>
          <table:table-cell table:style-name="ce11" table:formula="of:=IF([.L170]&lt;[.L169];[.M169]+[.H$2];[.M169])" office:value-type="float" office:value="80" calcext:value-type="float">
            <text:p>80</text:p>
          </table:table-cell>
          <table:table-cell table:style-name="ce11" table:formula="of:=OFFSET([.C$4];[.M170];0)" office:value-type="float" office:value="43747" calcext:value-type="float">
            <text:p>43747</text:p>
          </table:table-cell>
          <table:table-cell table:style-name="ce37" table:formula="of:=[.L170]" office:value-type="float" office:value="0.291666666666665" calcext:value-type="float">
            <text:p>0.29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0];0)&lt;=[.O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1T06:15:46.149123" calcext:value-type="date">
            <text:p>2019-10-11 06:15:46</text:p>
          </table:table-cell>
          <table:table-cell table:style-name="ce7" table:formula="of:=[.A171]" office:value-type="date" office:date-value="2019-10-11T06:15:46.149123" calcext:value-type="date">
            <text:p>2019-10-11 06:15:46</text:p>
          </table:table-cell>
          <table:table-cell table:formula="of:=TRUNC([.A171])" office:value-type="float" office:value="43749" calcext:value-type="float">
            <text:p>43749</text:p>
          </table:table-cell>
          <table:table-cell table:style-name="ce12" table:formula="of:=[.B171]-[.C171]" office:value-type="date" office:date-value="1899-12-30T06:15:46.149122715" calcext:value-type="date">
            <text:p>12/30/99 06:15 AM</text:p>
          </table:table-cell>
          <table:table-cell table:formula="of:=MOD([.E170]-[.$E$2];[.$H$2])+1+[.$E$2]" office:value-type="float" office:value="159" calcext:value-type="float">
            <text:p>159</text:p>
          </table:table-cell>
          <table:table-cell table:formula="of:=MOD([.F170]+1/[.$H$2];5)" office:value-type="float" office:value="4.19999999999999" calcext:value-type="float">
            <text:p>4,19999999999999</text:p>
          </table:table-cell>
          <table:table-cell table:formula="of:=IF([.F171]&lt;0.000001;[.G170]+2+1/[.$H$2];[.G170]+1/[.$H$2])" office:value-type="float" office:value="4.19999999999999" calcext:value-type="float">
            <text:p>4,19999999999999</text:p>
          </table:table-cell>
          <table:table-cell table:number-columns-repeated="4"/>
          <table:table-cell table:style-name="ce36" table:formula="of:=SUM(MOD(SUM([.L170]-[.L$2];[.T$2]);[.R$2]-[.L$2]);[.L$2])" office:value-type="time" office:time-value="PT07H10M00S" calcext:value-type="time">
            <text:p>07:10:00</text:p>
          </table:table-cell>
          <table:table-cell table:style-name="ce11" table:formula="of:=IF([.L171]&lt;[.L170];[.M170]+[.H$2];[.M170])" office:value-type="float" office:value="80" calcext:value-type="float">
            <text:p>80</text:p>
          </table:table-cell>
          <table:table-cell table:style-name="ce11" table:formula="of:=OFFSET([.C$4];[.M171];0)" office:value-type="float" office:value="43747" calcext:value-type="float">
            <text:p>43747</text:p>
          </table:table-cell>
          <table:table-cell table:style-name="ce37" table:formula="of:=[.L171]" office:value-type="float" office:value="0.29861111111111" calcext:value-type="float">
            <text:p>0.298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1];0)&lt;=[.O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1T06:01:00.279526" calcext:value-type="date">
            <text:p>2019-10-11 06:01:00</text:p>
          </table:table-cell>
          <table:table-cell table:style-name="ce7" table:formula="of:=[.A172]" office:value-type="date" office:date-value="2019-10-11T06:01:00.279526" calcext:value-type="date">
            <text:p>2019-10-11 06:01:00</text:p>
          </table:table-cell>
          <table:table-cell table:formula="of:=TRUNC([.A172])" office:value-type="float" office:value="43749" calcext:value-type="float">
            <text:p>43749</text:p>
          </table:table-cell>
          <table:table-cell table:style-name="ce12" table:formula="of:=[.B172]-[.C172]" office:value-type="date" office:date-value="1899-12-30T06:01:00.27952556033" calcext:value-type="date">
            <text:p>12/30/99 06:01 AM</text:p>
          </table:table-cell>
          <table:table-cell table:formula="of:=MOD([.E171]-[.$E$2];[.$H$2])+1+[.$E$2]" office:value-type="float" office:value="160" calcext:value-type="float">
            <text:p>160</text:p>
          </table:table-cell>
          <table:table-cell table:formula="of:=MOD([.F171]+1/[.$H$2];5)" office:value-type="float" office:value="4.22499999999999" calcext:value-type="float">
            <text:p>4,22499999999999</text:p>
          </table:table-cell>
          <table:table-cell table:formula="of:=IF([.F172]&lt;0.000001;[.G171]+2+1/[.$H$2];[.G171]+1/[.$H$2])" office:value-type="float" office:value="4.22499999999999" calcext:value-type="float">
            <text:p>4,22499999999999</text:p>
          </table:table-cell>
          <table:table-cell table:number-columns-repeated="4"/>
          <table:table-cell table:style-name="ce36" table:formula="of:=SUM(MOD(SUM([.L171]-[.L$2];[.T$2]);[.R$2]-[.L$2]);[.L$2])" office:value-type="time" office:time-value="PT07H20M00S" calcext:value-type="time">
            <text:p>07:20:00</text:p>
          </table:table-cell>
          <table:table-cell table:style-name="ce11" table:formula="of:=IF([.L172]&lt;[.L171];[.M171]+[.H$2];[.M171])" office:value-type="float" office:value="80" calcext:value-type="float">
            <text:p>80</text:p>
          </table:table-cell>
          <table:table-cell table:style-name="ce11" table:formula="of:=OFFSET([.C$4];[.M172];0)" office:value-type="float" office:value="43747" calcext:value-type="float">
            <text:p>43747</text:p>
          </table:table-cell>
          <table:table-cell table:style-name="ce37" table:formula="of:=[.L172]" office:value-type="float" office:value="0.305555555555554" calcext:value-type="float">
            <text:p>0.30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2];0)&lt;=[.O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1T05:31:53.355943" calcext:value-type="date">
            <text:p>2019-10-11 05:31:53</text:p>
          </table:table-cell>
          <table:table-cell table:style-name="ce7" table:formula="of:=[.A173]" office:value-type="date" office:date-value="2019-10-11T05:31:53.355943" calcext:value-type="date">
            <text:p>2019-10-11 05:31:53</text:p>
          </table:table-cell>
          <table:table-cell table:formula="of:=TRUNC([.A173])" office:value-type="float" office:value="43749" calcext:value-type="float">
            <text:p>43749</text:p>
          </table:table-cell>
          <table:table-cell table:style-name="ce12" table:formula="of:=[.B173]-[.C173]" office:value-type="date" office:date-value="1899-12-30T05:31:53.35594297852" calcext:value-type="date">
            <text:p>12/30/99 05:31 AM</text:p>
          </table:table-cell>
          <table:table-cell table:formula="of:=MOD([.E172]-[.$E$2];[.$H$2])+1+[.$E$2]" office:value-type="float" office:value="161" calcext:value-type="float">
            <text:p>161</text:p>
          </table:table-cell>
          <table:table-cell table:formula="of:=MOD([.F172]+1/[.$H$2];5)" office:value-type="float" office:value="4.24999999999999" calcext:value-type="float">
            <text:p>4,24999999999999</text:p>
          </table:table-cell>
          <table:table-cell table:formula="of:=IF([.F173]&lt;0.000001;[.G172]+2+1/[.$H$2];[.G172]+1/[.$H$2])" office:value-type="float" office:value="4.24999999999999" calcext:value-type="float">
            <text:p>4,24999999999999</text:p>
          </table:table-cell>
          <table:table-cell table:number-columns-repeated="4"/>
          <table:table-cell table:style-name="ce36" table:formula="of:=SUM(MOD(SUM([.L172]-[.L$2];[.T$2]);[.R$2]-[.L$2]);[.L$2])" office:value-type="time" office:time-value="PT07H30M00S" calcext:value-type="time">
            <text:p>07:30:00</text:p>
          </table:table-cell>
          <table:table-cell table:style-name="ce11" table:formula="of:=IF([.L173]&lt;[.L172];[.M172]+[.H$2];[.M172])" office:value-type="float" office:value="80" calcext:value-type="float">
            <text:p>80</text:p>
          </table:table-cell>
          <table:table-cell table:style-name="ce11" table:formula="of:=OFFSET([.C$4];[.M173];0)" office:value-type="float" office:value="43747" calcext:value-type="float">
            <text:p>43747</text:p>
          </table:table-cell>
          <table:table-cell table:style-name="ce37" table:formula="of:=[.L173]" office:value-type="float" office:value="0.312499999999999" calcext:value-type="float">
            <text:p>0.3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3];0)&lt;=[.O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1T06:00:11.725713" calcext:value-type="date">
            <text:p>2019-10-11 06:00:12</text:p>
          </table:table-cell>
          <table:table-cell table:style-name="ce7" table:formula="of:=[.A174]" office:value-type="date" office:date-value="2019-10-11T06:00:11.725713" calcext:value-type="date">
            <text:p>2019-10-11 06:00:12</text:p>
          </table:table-cell>
          <table:table-cell table:formula="of:=TRUNC([.A174])" office:value-type="float" office:value="43749" calcext:value-type="float">
            <text:p>43749</text:p>
          </table:table-cell>
          <table:table-cell table:style-name="ce12" table:formula="of:=[.B174]-[.C174]" office:value-type="date" office:date-value="1899-12-30T06:00:11.72571340576" calcext:value-type="date">
            <text:p>12/30/99 06:00 AM</text:p>
          </table:table-cell>
          <table:table-cell table:formula="of:=MOD([.E173]-[.$E$2];[.$H$2])+1+[.$E$2]" office:value-type="float" office:value="162" calcext:value-type="float">
            <text:p>162</text:p>
          </table:table-cell>
          <table:table-cell table:formula="of:=MOD([.F173]+1/[.$H$2];5)" office:value-type="float" office:value="4.27499999999999" calcext:value-type="float">
            <text:p>4,27499999999999</text:p>
          </table:table-cell>
          <table:table-cell table:formula="of:=IF([.F174]&lt;0.000001;[.G173]+2+1/[.$H$2];[.G173]+1/[.$H$2])" office:value-type="float" office:value="4.27499999999999" calcext:value-type="float">
            <text:p>4,27499999999999</text:p>
          </table:table-cell>
          <table:table-cell table:number-columns-repeated="4"/>
          <table:table-cell table:style-name="ce36" table:formula="of:=SUM(MOD(SUM([.L173]-[.L$2];[.T$2]);[.R$2]-[.L$2]);[.L$2])" office:value-type="time" office:time-value="PT07H40M00S" calcext:value-type="time">
            <text:p>07:40:00</text:p>
          </table:table-cell>
          <table:table-cell table:style-name="ce11" table:formula="of:=IF([.L174]&lt;[.L173];[.M173]+[.H$2];[.M173])" office:value-type="float" office:value="80" calcext:value-type="float">
            <text:p>80</text:p>
          </table:table-cell>
          <table:table-cell table:style-name="ce11" table:formula="of:=OFFSET([.C$4];[.M174];0)" office:value-type="float" office:value="43747" calcext:value-type="float">
            <text:p>43747</text:p>
          </table:table-cell>
          <table:table-cell table:style-name="ce37" table:formula="of:=[.L174]" office:value-type="float" office:value="0.319444444444443" calcext:value-type="float">
            <text:p>0.319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4];0)&lt;=[.O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1T05:45:50.427444" calcext:value-type="date">
            <text:p>2019-10-11 05:45:50</text:p>
          </table:table-cell>
          <table:table-cell table:style-name="ce7" table:formula="of:=[.A175]" office:value-type="date" office:date-value="2019-10-11T05:45:50.427444" calcext:value-type="date">
            <text:p>2019-10-11 05:45:50</text:p>
          </table:table-cell>
          <table:table-cell table:formula="of:=TRUNC([.A175])" office:value-type="float" office:value="43749" calcext:value-type="float">
            <text:p>43749</text:p>
          </table:table-cell>
          <table:table-cell table:style-name="ce12" table:formula="of:=[.B175]-[.C175]" office:value-type="date" office:date-value="1899-12-30T05:45:50.42744432576" calcext:value-type="date">
            <text:p>12/30/99 05:45 AM</text:p>
          </table:table-cell>
          <table:table-cell table:formula="of:=MOD([.E174]-[.$E$2];[.$H$2])+1+[.$E$2]" office:value-type="float" office:value="163" calcext:value-type="float">
            <text:p>163</text:p>
          </table:table-cell>
          <table:table-cell table:formula="of:=MOD([.F174]+1/[.$H$2];5)" office:value-type="float" office:value="4.29999999999999" calcext:value-type="float">
            <text:p>4,29999999999999</text:p>
          </table:table-cell>
          <table:table-cell table:formula="of:=IF([.F175]&lt;0.000001;[.G174]+2+1/[.$H$2];[.G174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6" table:formula="of:=SUM(MOD(SUM([.L174]-[.L$2];[.T$2]);[.R$2]-[.L$2]);[.L$2])" office:value-type="time" office:time-value="PT07H50M00S" calcext:value-type="time">
            <text:p>07:50:00</text:p>
          </table:table-cell>
          <table:table-cell table:style-name="ce11" table:formula="of:=IF([.L175]&lt;[.L174];[.M174]+[.H$2];[.M174])" office:value-type="float" office:value="80" calcext:value-type="float">
            <text:p>80</text:p>
          </table:table-cell>
          <table:table-cell table:style-name="ce11" table:formula="of:=OFFSET([.C$4];[.M175];0)" office:value-type="float" office:value="43747" calcext:value-type="float">
            <text:p>43747</text:p>
          </table:table-cell>
          <table:table-cell table:style-name="ce37" table:formula="of:=[.L175]" office:value-type="float" office:value="0.326388888888887" calcext:value-type="float">
            <text:p>0.326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5];0)&lt;=[.O1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1T05:56:50.729953" calcext:value-type="date">
            <text:p>2019-10-11 05:56:51</text:p>
          </table:table-cell>
          <table:table-cell table:style-name="ce7" table:formula="of:=[.A176]" office:value-type="date" office:date-value="2019-10-11T05:56:50.729953" calcext:value-type="date">
            <text:p>2019-10-11 05:56:51</text:p>
          </table:table-cell>
          <table:table-cell table:formula="of:=TRUNC([.A176])" office:value-type="float" office:value="43749" calcext:value-type="float">
            <text:p>43749</text:p>
          </table:table-cell>
          <table:table-cell table:style-name="ce12" table:formula="of:=[.B176]-[.C176]" office:value-type="date" office:date-value="1899-12-30T05:56:50.72995313443" calcext:value-type="date">
            <text:p>12/30/99 05:56 AM</text:p>
          </table:table-cell>
          <table:table-cell table:formula="of:=MOD([.E175]-[.$E$2];[.$H$2])+1+[.$E$2]" office:value-type="float" office:value="164" calcext:value-type="float">
            <text:p>164</text:p>
          </table:table-cell>
          <table:table-cell table:formula="of:=MOD([.F175]+1/[.$H$2];5)" office:value-type="float" office:value="4.32499999999999" calcext:value-type="float">
            <text:p>4,32499999999999</text:p>
          </table:table-cell>
          <table:table-cell table:formula="of:=IF([.F176]&lt;0.000001;[.G175]+2+1/[.$H$2];[.G175]+1/[.$H$2])" office:value-type="float" office:value="4.32499999999999" calcext:value-type="float">
            <text:p>4,32499999999999</text:p>
          </table:table-cell>
          <table:table-cell table:number-columns-repeated="4"/>
          <table:table-cell table:style-name="ce36" table:formula="of:=SUM(MOD(SUM([.L175]-[.L$2];[.T$2]);[.R$2]-[.L$2]);[.L$2])" office:value-type="time" office:time-value="PT08H00M00S" calcext:value-type="time">
            <text:p>08:00:00</text:p>
          </table:table-cell>
          <table:table-cell table:style-name="ce11" table:formula="of:=IF([.L176]&lt;[.L175];[.M175]+[.H$2];[.M175])" office:value-type="float" office:value="80" calcext:value-type="float">
            <text:p>80</text:p>
          </table:table-cell>
          <table:table-cell table:style-name="ce11" table:formula="of:=OFFSET([.C$4];[.M176];0)" office:value-type="float" office:value="43747" calcext:value-type="float">
            <text:p>43747</text:p>
          </table:table-cell>
          <table:table-cell table:style-name="ce37" table:formula="of:=[.L176]" office:value-type="float" office:value="0.333333333333332" calcext:value-type="float">
            <text:p>0.33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6];0)&lt;=[.O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1T05:41:49.414247" calcext:value-type="date">
            <text:p>2019-10-11 05:41:49</text:p>
          </table:table-cell>
          <table:table-cell table:style-name="ce7" table:formula="of:=[.A177]" office:value-type="date" office:date-value="2019-10-11T05:41:49.414247" calcext:value-type="date">
            <text:p>2019-10-11 05:41:49</text:p>
          </table:table-cell>
          <table:table-cell table:formula="of:=TRUNC([.A177])" office:value-type="float" office:value="43749" calcext:value-type="float">
            <text:p>43749</text:p>
          </table:table-cell>
          <table:table-cell table:style-name="ce12" table:formula="of:=[.B177]-[.C177]" office:value-type="date" office:date-value="1899-12-30T05:41:49.41424684133" calcext:value-type="date">
            <text:p>12/30/99 05:41 AM</text:p>
          </table:table-cell>
          <table:table-cell table:formula="of:=MOD([.E176]-[.$E$2];[.$H$2])+1+[.$E$2]" office:value-type="float" office:value="165" calcext:value-type="float">
            <text:p>165</text:p>
          </table:table-cell>
          <table:table-cell table:formula="of:=MOD([.F176]+1/[.$H$2];5)" office:value-type="float" office:value="4.34999999999999" calcext:value-type="float">
            <text:p>4,34999999999999</text:p>
          </table:table-cell>
          <table:table-cell table:formula="of:=IF([.F177]&lt;0.000001;[.G176]+2+1/[.$H$2];[.G176]+1/[.$H$2])" office:value-type="float" office:value="4.34999999999999" calcext:value-type="float">
            <text:p>4,34999999999999</text:p>
          </table:table-cell>
          <table:table-cell table:number-columns-repeated="4"/>
          <table:table-cell table:style-name="ce36" table:formula="of:=SUM(MOD(SUM([.L176]-[.L$2];[.T$2]);[.R$2]-[.L$2]);[.L$2])" office:value-type="time" office:time-value="PT08H10M00S" calcext:value-type="time">
            <text:p>08:10:00</text:p>
          </table:table-cell>
          <table:table-cell table:style-name="ce11" table:formula="of:=IF([.L177]&lt;[.L176];[.M176]+[.H$2];[.M176])" office:value-type="float" office:value="80" calcext:value-type="float">
            <text:p>80</text:p>
          </table:table-cell>
          <table:table-cell table:style-name="ce11" table:formula="of:=OFFSET([.C$4];[.M177];0)" office:value-type="float" office:value="43747" calcext:value-type="float">
            <text:p>43747</text:p>
          </table:table-cell>
          <table:table-cell table:style-name="ce37" table:formula="of:=[.L177]" office:value-type="float" office:value="0.340277777777776" calcext:value-type="float">
            <text:p>0.340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7];0)&lt;=[.O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1T06:18:26.636581" calcext:value-type="date">
            <text:p>2019-10-11 06:18:27</text:p>
          </table:table-cell>
          <table:table-cell table:style-name="ce7" table:formula="of:=[.A178]" office:value-type="date" office:date-value="2019-10-11T06:18:26.636581" calcext:value-type="date">
            <text:p>2019-10-11 06:18:27</text:p>
          </table:table-cell>
          <table:table-cell table:formula="of:=TRUNC([.A178])" office:value-type="float" office:value="43749" calcext:value-type="float">
            <text:p>43749</text:p>
          </table:table-cell>
          <table:table-cell table:style-name="ce12" table:formula="of:=[.B178]-[.C178]" office:value-type="date" office:date-value="1899-12-30T06:18:26.63658140693" calcext:value-type="date">
            <text:p>12/30/99 06:18 AM</text:p>
          </table:table-cell>
          <table:table-cell table:formula="of:=MOD([.E177]-[.$E$2];[.$H$2])+1+[.$E$2]" office:value-type="float" office:value="166" calcext:value-type="float">
            <text:p>166</text:p>
          </table:table-cell>
          <table:table-cell table:formula="of:=MOD([.F177]+1/[.$H$2];5)" office:value-type="float" office:value="4.375" calcext:value-type="float">
            <text:p>4,375</text:p>
          </table:table-cell>
          <table:table-cell table:formula="of:=IF([.F178]&lt;0.000001;[.G177]+2+1/[.$H$2];[.G177]+1/[.$H$2])" office:value-type="float" office:value="4.375" calcext:value-type="float">
            <text:p>4,375</text:p>
          </table:table-cell>
          <table:table-cell table:number-columns-repeated="4"/>
          <table:table-cell table:style-name="ce36" table:formula="of:=SUM(MOD(SUM([.L177]-[.L$2];[.T$2]);[.R$2]-[.L$2]);[.L$2])" office:value-type="time" office:time-value="PT08H20M00S" calcext:value-type="time">
            <text:p>08:20:00</text:p>
          </table:table-cell>
          <table:table-cell table:style-name="ce11" table:formula="of:=IF([.L178]&lt;[.L177];[.M177]+[.H$2];[.M177])" office:value-type="float" office:value="80" calcext:value-type="float">
            <text:p>80</text:p>
          </table:table-cell>
          <table:table-cell table:style-name="ce11" table:formula="of:=OFFSET([.C$4];[.M178];0)" office:value-type="float" office:value="43747" calcext:value-type="float">
            <text:p>43747</text:p>
          </table:table-cell>
          <table:table-cell table:style-name="ce37" table:formula="of:=[.L178]" office:value-type="float" office:value="0.347222222222221" calcext:value-type="float">
            <text:p>0.347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8];0)&lt;=[.O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1T06:06:11.365917" calcext:value-type="date">
            <text:p>2019-10-11 06:06:11</text:p>
          </table:table-cell>
          <table:table-cell table:style-name="ce7" table:formula="of:=[.A179]" office:value-type="date" office:date-value="2019-10-11T06:06:11.365917" calcext:value-type="date">
            <text:p>2019-10-11 06:06:11</text:p>
          </table:table-cell>
          <table:table-cell table:formula="of:=TRUNC([.A179])" office:value-type="float" office:value="43749" calcext:value-type="float">
            <text:p>43749</text:p>
          </table:table-cell>
          <table:table-cell table:style-name="ce12" table:formula="of:=[.B179]-[.C179]" office:value-type="date" office:date-value="1899-12-30T06:06:11.36591719463" calcext:value-type="date">
            <text:p>12/30/99 06:06 AM</text:p>
          </table:table-cell>
          <table:table-cell table:formula="of:=MOD([.E178]-[.$E$2];[.$H$2])+1+[.$E$2]" office:value-type="float" office:value="167" calcext:value-type="float">
            <text:p>167</text:p>
          </table:table-cell>
          <table:table-cell table:formula="of:=MOD([.F178]+1/[.$H$2];5)" office:value-type="float" office:value="4.4" calcext:value-type="float">
            <text:p>4,4</text:p>
          </table:table-cell>
          <table:table-cell table:formula="of:=IF([.F179]&lt;0.000001;[.G178]+2+1/[.$H$2];[.G178]+1/[.$H$2])" office:value-type="float" office:value="4.4" calcext:value-type="float">
            <text:p>4,4</text:p>
          </table:table-cell>
          <table:table-cell table:number-columns-repeated="4"/>
          <table:table-cell table:style-name="ce36" table:formula="of:=SUM(MOD(SUM([.L178]-[.L$2];[.T$2]);[.R$2]-[.L$2]);[.L$2])" office:value-type="time" office:time-value="PT08H30M00S" calcext:value-type="time">
            <text:p>08:30:00</text:p>
          </table:table-cell>
          <table:table-cell table:style-name="ce11" table:formula="of:=IF([.L179]&lt;[.L178];[.M178]+[.H$2];[.M178])" office:value-type="float" office:value="80" calcext:value-type="float">
            <text:p>80</text:p>
          </table:table-cell>
          <table:table-cell table:style-name="ce11" table:formula="of:=OFFSET([.C$4];[.M179];0)" office:value-type="float" office:value="43747" calcext:value-type="float">
            <text:p>43747</text:p>
          </table:table-cell>
          <table:table-cell table:style-name="ce37" table:formula="of:=[.L179]" office:value-type="float" office:value="0.354166666666665" calcext:value-type="float">
            <text:p>0.35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9];0)&lt;=[.O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1T05:54:21.67579" calcext:value-type="date">
            <text:p>2019-10-11 05:54:22</text:p>
          </table:table-cell>
          <table:table-cell table:style-name="ce7" table:formula="of:=[.A180]" office:value-type="date" office:date-value="2019-10-11T05:54:21.67579" calcext:value-type="date">
            <text:p>2019-10-11 05:54:22</text:p>
          </table:table-cell>
          <table:table-cell table:formula="of:=TRUNC([.A180])" office:value-type="float" office:value="43749" calcext:value-type="float">
            <text:p>43749</text:p>
          </table:table-cell>
          <table:table-cell table:style-name="ce12" table:formula="of:=[.B180]-[.C180]" office:value-type="date" office:date-value="1899-12-30T05:54:21.67579027824" calcext:value-type="date">
            <text:p>12/30/99 05:54 AM</text:p>
          </table:table-cell>
          <table:table-cell table:formula="of:=MOD([.E179]-[.$E$2];[.$H$2])+1+[.$E$2]" office:value-type="float" office:value="168" calcext:value-type="float">
            <text:p>168</text:p>
          </table:table-cell>
          <table:table-cell table:formula="of:=MOD([.F179]+1/[.$H$2];5)" office:value-type="float" office:value="4.425" calcext:value-type="float">
            <text:p>4,425</text:p>
          </table:table-cell>
          <table:table-cell table:formula="of:=IF([.F180]&lt;0.000001;[.G179]+2+1/[.$H$2];[.G179]+1/[.$H$2])" office:value-type="float" office:value="4.425" calcext:value-type="float">
            <text:p>4,425</text:p>
          </table:table-cell>
          <table:table-cell table:number-columns-repeated="4"/>
          <table:table-cell table:style-name="ce36" table:formula="of:=SUM(MOD(SUM([.L179]-[.L$2];[.T$2]);[.R$2]-[.L$2]);[.L$2])" office:value-type="time" office:time-value="PT08H40M00S" calcext:value-type="time">
            <text:p>08:40:00</text:p>
          </table:table-cell>
          <table:table-cell table:style-name="ce11" table:formula="of:=IF([.L180]&lt;[.L179];[.M179]+[.H$2];[.M179])" office:value-type="float" office:value="80" calcext:value-type="float">
            <text:p>80</text:p>
          </table:table-cell>
          <table:table-cell table:style-name="ce11" table:formula="of:=OFFSET([.C$4];[.M180];0)" office:value-type="float" office:value="43747" calcext:value-type="float">
            <text:p>43747</text:p>
          </table:table-cell>
          <table:table-cell table:style-name="ce37" table:formula="of:=[.L180]" office:value-type="float" office:value="0.36111111111111" calcext:value-type="float">
            <text:p>0.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0];0)&lt;=[.O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1T05:52:01.197711" calcext:value-type="date">
            <text:p>2019-10-11 05:52:01</text:p>
          </table:table-cell>
          <table:table-cell table:style-name="ce7" table:formula="of:=[.A181]" office:value-type="date" office:date-value="2019-10-11T05:52:01.197711" calcext:value-type="date">
            <text:p>2019-10-11 05:52:01</text:p>
          </table:table-cell>
          <table:table-cell table:formula="of:=TRUNC([.A181])" office:value-type="float" office:value="43749" calcext:value-type="float">
            <text:p>43749</text:p>
          </table:table-cell>
          <table:table-cell table:style-name="ce12" table:formula="of:=[.B181]-[.C181]" office:value-type="date" office:date-value="1899-12-30T05:52:01.1977112107" calcext:value-type="date">
            <text:p>12/30/99 05:52 AM</text:p>
          </table:table-cell>
          <table:table-cell table:formula="of:=MOD([.E180]-[.$E$2];[.$H$2])+1+[.$E$2]" office:value-type="float" office:value="169" calcext:value-type="float">
            <text:p>169</text:p>
          </table:table-cell>
          <table:table-cell table:formula="of:=MOD([.F180]+1/[.$H$2];5)" office:value-type="float" office:value="4.45" calcext:value-type="float">
            <text:p>4,45</text:p>
          </table:table-cell>
          <table:table-cell table:formula="of:=IF([.F181]&lt;0.000001;[.G180]+2+1/[.$H$2];[.G180]+1/[.$H$2])" office:value-type="float" office:value="4.45" calcext:value-type="float">
            <text:p>4,45</text:p>
          </table:table-cell>
          <table:table-cell table:number-columns-repeated="4"/>
          <table:table-cell table:style-name="ce36" table:formula="of:=SUM(MOD(SUM([.L180]-[.L$2];[.T$2]);[.R$2]-[.L$2]);[.L$2])" office:value-type="time" office:time-value="PT08H50M00S" calcext:value-type="time">
            <text:p>08:50:00</text:p>
          </table:table-cell>
          <table:table-cell table:style-name="ce11" table:formula="of:=IF([.L181]&lt;[.L180];[.M180]+[.H$2];[.M180])" office:value-type="float" office:value="80" calcext:value-type="float">
            <text:p>80</text:p>
          </table:table-cell>
          <table:table-cell table:style-name="ce11" table:formula="of:=OFFSET([.C$4];[.M181];0)" office:value-type="float" office:value="43747" calcext:value-type="float">
            <text:p>43747</text:p>
          </table:table-cell>
          <table:table-cell table:style-name="ce37" table:formula="of:=[.L181]" office:value-type="float" office:value="0.368055555555554" calcext:value-type="float">
            <text:p>0.368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1];0)&lt;=[.O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1T06:20:43.956554" calcext:value-type="date">
            <text:p>2019-10-11 06:20:44</text:p>
          </table:table-cell>
          <table:table-cell table:style-name="ce7" table:formula="of:=[.A182]" office:value-type="date" office:date-value="2019-10-11T06:20:43.956554" calcext:value-type="date">
            <text:p>2019-10-11 06:20:44</text:p>
          </table:table-cell>
          <table:table-cell table:formula="of:=TRUNC([.A182])" office:value-type="float" office:value="43749" calcext:value-type="float">
            <text:p>43749</text:p>
          </table:table-cell>
          <table:table-cell table:style-name="ce12" table:formula="of:=[.B182]-[.C182]" office:value-type="date" office:date-value="1899-12-30T06:20:43.95655361004" calcext:value-type="date">
            <text:p>12/30/99 06:20 AM</text:p>
          </table:table-cell>
          <table:table-cell table:formula="of:=MOD([.E181]-[.$E$2];[.$H$2])+1+[.$E$2]" office:value-type="float" office:value="170" calcext:value-type="float">
            <text:p>170</text:p>
          </table:table-cell>
          <table:table-cell table:formula="of:=MOD([.F181]+1/[.$H$2];5)" office:value-type="float" office:value="4.475" calcext:value-type="float">
            <text:p>4,475</text:p>
          </table:table-cell>
          <table:table-cell table:formula="of:=IF([.F182]&lt;0.000001;[.G181]+2+1/[.$H$2];[.G181]+1/[.$H$2])" office:value-type="float" office:value="4.475" calcext:value-type="float">
            <text:p>4,475</text:p>
          </table:table-cell>
          <table:table-cell table:number-columns-repeated="4"/>
          <table:table-cell table:style-name="ce36" table:formula="of:=SUM(MOD(SUM([.L181]-[.L$2];[.T$2]);[.R$2]-[.L$2]);[.L$2])" office:value-type="time" office:time-value="PT09H00M00S" calcext:value-type="time">
            <text:p>09:00:00</text:p>
          </table:table-cell>
          <table:table-cell table:style-name="ce11" table:formula="of:=IF([.L182]&lt;[.L181];[.M181]+[.H$2];[.M181])" office:value-type="float" office:value="80" calcext:value-type="float">
            <text:p>80</text:p>
          </table:table-cell>
          <table:table-cell table:style-name="ce11" table:formula="of:=OFFSET([.C$4];[.M182];0)" office:value-type="float" office:value="43747" calcext:value-type="float">
            <text:p>43747</text:p>
          </table:table-cell>
          <table:table-cell table:style-name="ce37" table:formula="of:=[.L182]" office:value-type="float" office:value="0.374999999999998" calcext:value-type="float">
            <text:p>0.37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2];0)&lt;=[.O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1T05:49:50.532863" calcext:value-type="date">
            <text:p>2019-10-11 05:49:51</text:p>
          </table:table-cell>
          <table:table-cell table:style-name="ce7" table:formula="of:=[.A183]" office:value-type="date" office:date-value="2019-10-11T05:49:50.532863" calcext:value-type="date">
            <text:p>2019-10-11 05:49:51</text:p>
          </table:table-cell>
          <table:table-cell table:formula="of:=TRUNC([.A183])" office:value-type="float" office:value="43749" calcext:value-type="float">
            <text:p>43749</text:p>
          </table:table-cell>
          <table:table-cell table:style-name="ce12" table:formula="of:=[.B183]-[.C183]" office:value-type="date" office:date-value="1899-12-30T05:49:50.53286346607" calcext:value-type="date">
            <text:p>12/30/99 05:49 AM</text:p>
          </table:table-cell>
          <table:table-cell table:formula="of:=MOD([.E182]-[.$E$2];[.$H$2])+1+[.$E$2]" office:value-type="float" office:value="171" calcext:value-type="float">
            <text:p>171</text:p>
          </table:table-cell>
          <table:table-cell table:formula="of:=MOD([.F182]+1/[.$H$2];5)" office:value-type="float" office:value="4.5" calcext:value-type="float">
            <text:p>4,5</text:p>
          </table:table-cell>
          <table:table-cell table:formula="of:=IF([.F183]&lt;0.000001;[.G182]+2+1/[.$H$2];[.G182]+1/[.$H$2])" office:value-type="float" office:value="4.5" calcext:value-type="float">
            <text:p>4,5</text:p>
          </table:table-cell>
          <table:table-cell table:number-columns-repeated="4"/>
          <table:table-cell table:style-name="ce36" table:formula="of:=SUM(MOD(SUM([.L182]-[.L$2];[.T$2]);[.R$2]-[.L$2]);[.L$2])" office:value-type="time" office:time-value="PT09H10M00S" calcext:value-type="time">
            <text:p>09:10:00</text:p>
          </table:table-cell>
          <table:table-cell table:style-name="ce11" table:formula="of:=IF([.L183]&lt;[.L182];[.M182]+[.H$2];[.M182])" office:value-type="float" office:value="80" calcext:value-type="float">
            <text:p>80</text:p>
          </table:table-cell>
          <table:table-cell table:style-name="ce11" table:formula="of:=OFFSET([.C$4];[.M183];0)" office:value-type="float" office:value="43747" calcext:value-type="float">
            <text:p>43747</text:p>
          </table:table-cell>
          <table:table-cell table:style-name="ce37" table:formula="of:=[.L183]" office:value-type="float" office:value="0.381944444444443" calcext:value-type="float">
            <text:p>0.38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3];0)&lt;=[.O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1T05:56:28.102458" calcext:value-type="date">
            <text:p>2019-10-11 05:56:28</text:p>
          </table:table-cell>
          <table:table-cell table:style-name="ce7" table:formula="of:=[.A184]" office:value-type="date" office:date-value="2019-10-11T05:56:28.102458" calcext:value-type="date">
            <text:p>2019-10-11 05:56:28</text:p>
          </table:table-cell>
          <table:table-cell table:formula="of:=TRUNC([.A184])" office:value-type="float" office:value="43749" calcext:value-type="float">
            <text:p>43749</text:p>
          </table:table-cell>
          <table:table-cell table:style-name="ce12" table:formula="of:=[.B184]-[.C184]" office:value-type="date" office:date-value="1899-12-30T05:56:28.10245755594" calcext:value-type="date">
            <text:p>12/30/99 05:56 AM</text:p>
          </table:table-cell>
          <table:table-cell table:formula="of:=MOD([.E183]-[.$E$2];[.$H$2])+1+[.$E$2]" office:value-type="float" office:value="172" calcext:value-type="float">
            <text:p>172</text:p>
          </table:table-cell>
          <table:table-cell table:formula="of:=MOD([.F183]+1/[.$H$2];5)" office:value-type="float" office:value="4.525" calcext:value-type="float">
            <text:p>4,525</text:p>
          </table:table-cell>
          <table:table-cell table:formula="of:=IF([.F184]&lt;0.000001;[.G183]+2+1/[.$H$2];[.G183]+1/[.$H$2])" office:value-type="float" office:value="4.525" calcext:value-type="float">
            <text:p>4,525</text:p>
          </table:table-cell>
          <table:table-cell table:number-columns-repeated="4"/>
          <table:table-cell table:style-name="ce36" table:formula="of:=SUM(MOD(SUM([.L183]-[.L$2];[.T$2]);[.R$2]-[.L$2]);[.L$2])" office:value-type="time" office:time-value="PT09H20M00S" calcext:value-type="time">
            <text:p>09:20:00</text:p>
          </table:table-cell>
          <table:table-cell table:style-name="ce11" table:formula="of:=IF([.L184]&lt;[.L183];[.M183]+[.H$2];[.M183])" office:value-type="float" office:value="80" calcext:value-type="float">
            <text:p>80</text:p>
          </table:table-cell>
          <table:table-cell table:style-name="ce11" table:formula="of:=OFFSET([.C$4];[.M184];0)" office:value-type="float" office:value="43747" calcext:value-type="float">
            <text:p>43747</text:p>
          </table:table-cell>
          <table:table-cell table:style-name="ce37" table:formula="of:=[.L184]" office:value-type="float" office:value="0.388888888888887" calcext:value-type="float">
            <text:p>0.388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4];0)&lt;=[.O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1T06:04:48.849264" calcext:value-type="date">
            <text:p>2019-10-11 06:04:49</text:p>
          </table:table-cell>
          <table:table-cell table:style-name="ce7" table:formula="of:=[.A185]" office:value-type="date" office:date-value="2019-10-11T06:04:48.849264" calcext:value-type="date">
            <text:p>2019-10-11 06:04:49</text:p>
          </table:table-cell>
          <table:table-cell table:formula="of:=TRUNC([.A185])" office:value-type="float" office:value="43749" calcext:value-type="float">
            <text:p>43749</text:p>
          </table:table-cell>
          <table:table-cell table:style-name="ce12" table:formula="of:=[.B185]-[.C185]" office:value-type="date" office:date-value="1899-12-30T06:04:48.84926370811" calcext:value-type="date">
            <text:p>12/30/99 06:04 AM</text:p>
          </table:table-cell>
          <table:table-cell table:formula="of:=MOD([.E184]-[.$E$2];[.$H$2])+1+[.$E$2]" office:value-type="float" office:value="173" calcext:value-type="float">
            <text:p>173</text:p>
          </table:table-cell>
          <table:table-cell table:formula="of:=MOD([.F184]+1/[.$H$2];5)" office:value-type="float" office:value="4.55" calcext:value-type="float">
            <text:p>4,55</text:p>
          </table:table-cell>
          <table:table-cell table:formula="of:=IF([.F185]&lt;0.000001;[.G184]+2+1/[.$H$2];[.G184]+1/[.$H$2])" office:value-type="float" office:value="4.55" calcext:value-type="float">
            <text:p>4,55</text:p>
          </table:table-cell>
          <table:table-cell table:number-columns-repeated="4"/>
          <table:table-cell table:style-name="ce36" table:formula="of:=SUM(MOD(SUM([.L184]-[.L$2];[.T$2]);[.R$2]-[.L$2]);[.L$2])" office:value-type="time" office:time-value="PT09H30M00S" calcext:value-type="time">
            <text:p>09:30:00</text:p>
          </table:table-cell>
          <table:table-cell table:style-name="ce11" table:formula="of:=IF([.L185]&lt;[.L184];[.M184]+[.H$2];[.M184])" office:value-type="float" office:value="80" calcext:value-type="float">
            <text:p>80</text:p>
          </table:table-cell>
          <table:table-cell table:style-name="ce11" table:formula="of:=OFFSET([.C$4];[.M185];0)" office:value-type="float" office:value="43747" calcext:value-type="float">
            <text:p>43747</text:p>
          </table:table-cell>
          <table:table-cell table:style-name="ce37" table:formula="of:=[.L185]" office:value-type="float" office:value="0.395833333333332" calcext:value-type="float">
            <text:p>0.39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5];0)&lt;=[.O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1T06:03:24.992158" calcext:value-type="date">
            <text:p>2019-10-11 06:03:25</text:p>
          </table:table-cell>
          <table:table-cell table:style-name="ce7" table:formula="of:=[.A186]" office:value-type="date" office:date-value="2019-10-11T06:03:24.992158" calcext:value-type="date">
            <text:p>2019-10-11 06:03:25</text:p>
          </table:table-cell>
          <table:table-cell table:formula="of:=TRUNC([.A186])" office:value-type="float" office:value="43749" calcext:value-type="float">
            <text:p>43749</text:p>
          </table:table-cell>
          <table:table-cell table:style-name="ce12" table:formula="of:=[.B186]-[.C186]" office:value-type="date" office:date-value="1899-12-30T06:03:24.99215845484" calcext:value-type="date">
            <text:p>12/30/99 06:03 AM</text:p>
          </table:table-cell>
          <table:table-cell table:formula="of:=MOD([.E185]-[.$E$2];[.$H$2])+1+[.$E$2]" office:value-type="float" office:value="174" calcext:value-type="float">
            <text:p>174</text:p>
          </table:table-cell>
          <table:table-cell table:formula="of:=MOD([.F185]+1/[.$H$2];5)" office:value-type="float" office:value="4.575" calcext:value-type="float">
            <text:p>4,575</text:p>
          </table:table-cell>
          <table:table-cell table:formula="of:=IF([.F186]&lt;0.000001;[.G185]+2+1/[.$H$2];[.G185]+1/[.$H$2])" office:value-type="float" office:value="4.575" calcext:value-type="float">
            <text:p>4,575</text:p>
          </table:table-cell>
          <table:table-cell table:number-columns-repeated="4"/>
          <table:table-cell table:style-name="ce36" table:formula="of:=SUM(MOD(SUM([.L185]-[.L$2];[.T$2]);[.R$2]-[.L$2]);[.L$2])" office:value-type="time" office:time-value="PT09H40M00S" calcext:value-type="time">
            <text:p>09:40:00</text:p>
          </table:table-cell>
          <table:table-cell table:style-name="ce11" table:formula="of:=IF([.L186]&lt;[.L185];[.M185]+[.H$2];[.M185])" office:value-type="float" office:value="80" calcext:value-type="float">
            <text:p>80</text:p>
          </table:table-cell>
          <table:table-cell table:style-name="ce11" table:formula="of:=OFFSET([.C$4];[.M186];0)" office:value-type="float" office:value="43747" calcext:value-type="float">
            <text:p>43747</text:p>
          </table:table-cell>
          <table:table-cell table:style-name="ce37" table:formula="of:=[.L186]" office:value-type="float" office:value="0.402777777777776" calcext:value-type="float">
            <text:p>0.402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6];0)&lt;=[.O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1T05:50:28.522466" calcext:value-type="date">
            <text:p>2019-10-11 05:50:29</text:p>
          </table:table-cell>
          <table:table-cell table:style-name="ce7" table:formula="of:=[.A187]" office:value-type="date" office:date-value="2019-10-11T05:50:28.522466" calcext:value-type="date">
            <text:p>2019-10-11 05:50:29</text:p>
          </table:table-cell>
          <table:table-cell table:formula="of:=TRUNC([.A187])" office:value-type="float" office:value="43749" calcext:value-type="float">
            <text:p>43749</text:p>
          </table:table-cell>
          <table:table-cell table:style-name="ce12" table:formula="of:=[.B187]-[.C187]" office:value-type="date" office:date-value="1899-12-30T05:50:28.52246579714" calcext:value-type="date">
            <text:p>12/30/99 05:50 AM</text:p>
          </table:table-cell>
          <table:table-cell table:formula="of:=MOD([.E186]-[.$E$2];[.$H$2])+1+[.$E$2]" office:value-type="float" office:value="175" calcext:value-type="float">
            <text:p>175</text:p>
          </table:table-cell>
          <table:table-cell table:formula="of:=MOD([.F186]+1/[.$H$2];5)" office:value-type="float" office:value="4.6" calcext:value-type="float">
            <text:p>4,6</text:p>
          </table:table-cell>
          <table:table-cell table:formula="of:=IF([.F187]&lt;0.000001;[.G186]+2+1/[.$H$2];[.G186]+1/[.$H$2])" office:value-type="float" office:value="4.6" calcext:value-type="float">
            <text:p>4,6</text:p>
          </table:table-cell>
          <table:table-cell table:number-columns-repeated="4"/>
          <table:table-cell table:style-name="ce36" table:formula="of:=SUM(MOD(SUM([.L186]-[.L$2];[.T$2]);[.R$2]-[.L$2]);[.L$2])" office:value-type="time" office:time-value="PT09H50M00S" calcext:value-type="time">
            <text:p>09:50:00</text:p>
          </table:table-cell>
          <table:table-cell table:style-name="ce11" table:formula="of:=IF([.L187]&lt;[.L186];[.M186]+[.H$2];[.M186])" office:value-type="float" office:value="80" calcext:value-type="float">
            <text:p>80</text:p>
          </table:table-cell>
          <table:table-cell table:style-name="ce11" table:formula="of:=OFFSET([.C$4];[.M187];0)" office:value-type="float" office:value="43747" calcext:value-type="float">
            <text:p>43747</text:p>
          </table:table-cell>
          <table:table-cell table:style-name="ce37" table:formula="of:=[.L187]" office:value-type="float" office:value="0.40972222222222" calcext:value-type="float">
            <text:p>0.40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7];0)&lt;=[.O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1T06:05:23.369066" calcext:value-type="date">
            <text:p>2019-10-11 06:05:23</text:p>
          </table:table-cell>
          <table:table-cell table:style-name="ce7" table:formula="of:=[.A188]" office:value-type="date" office:date-value="2019-10-11T06:05:23.369066" calcext:value-type="date">
            <text:p>2019-10-11 06:05:23</text:p>
          </table:table-cell>
          <table:table-cell table:formula="of:=TRUNC([.A188])" office:value-type="float" office:value="43749" calcext:value-type="float">
            <text:p>43749</text:p>
          </table:table-cell>
          <table:table-cell table:style-name="ce12" table:formula="of:=[.B188]-[.C188]" office:value-type="date" office:date-value="1899-12-30T06:05:23.3690661611" calcext:value-type="date">
            <text:p>12/30/99 06:05 AM</text:p>
          </table:table-cell>
          <table:table-cell table:formula="of:=MOD([.E187]-[.$E$2];[.$H$2])+1+[.$E$2]" office:value-type="float" office:value="176" calcext:value-type="float">
            <text:p>176</text:p>
          </table:table-cell>
          <table:table-cell table:formula="of:=MOD([.F187]+1/[.$H$2];5)" office:value-type="float" office:value="4.625" calcext:value-type="float">
            <text:p>4,625</text:p>
          </table:table-cell>
          <table:table-cell table:formula="of:=IF([.F188]&lt;0.000001;[.G187]+2+1/[.$H$2];[.G187]+1/[.$H$2])" office:value-type="float" office:value="4.625" calcext:value-type="float">
            <text:p>4,625</text:p>
          </table:table-cell>
          <table:table-cell table:number-columns-repeated="4"/>
          <table:table-cell table:style-name="ce36" table:formula="of:=SUM(MOD(SUM([.L187]-[.L$2];[.T$2]);[.R$2]-[.L$2]);[.L$2])" office:value-type="time" office:time-value="PT10H00M00S" calcext:value-type="time">
            <text:p>10:00:00</text:p>
          </table:table-cell>
          <table:table-cell table:style-name="ce11" table:formula="of:=IF([.L188]&lt;[.L187];[.M187]+[.H$2];[.M187])" office:value-type="float" office:value="80" calcext:value-type="float">
            <text:p>80</text:p>
          </table:table-cell>
          <table:table-cell table:style-name="ce11" table:formula="of:=OFFSET([.C$4];[.M188];0)" office:value-type="float" office:value="43747" calcext:value-type="float">
            <text:p>43747</text:p>
          </table:table-cell>
          <table:table-cell table:style-name="ce37" table:formula="of:=[.L188]" office:value-type="float" office:value="0.416666666666665" calcext:value-type="float">
            <text:p>0.41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8];0)&lt;=[.O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1T06:26:05.272416" calcext:value-type="date">
            <text:p>2019-10-11 06:26:05</text:p>
          </table:table-cell>
          <table:table-cell table:style-name="ce7" table:formula="of:=[.A189]" office:value-type="date" office:date-value="2019-10-11T06:26:05.272416" calcext:value-type="date">
            <text:p>2019-10-11 06:26:05</text:p>
          </table:table-cell>
          <table:table-cell table:formula="of:=TRUNC([.A189])" office:value-type="float" office:value="43749" calcext:value-type="float">
            <text:p>43749</text:p>
          </table:table-cell>
          <table:table-cell table:style-name="ce12" table:formula="of:=[.B189]-[.C189]" office:value-type="date" office:date-value="1899-12-30T06:26:05.27241601143" calcext:value-type="date">
            <text:p>12/30/99 06:26 AM</text:p>
          </table:table-cell>
          <table:table-cell table:formula="of:=MOD([.E188]-[.$E$2];[.$H$2])+1+[.$E$2]" office:value-type="float" office:value="177" calcext:value-type="float">
            <text:p>177</text:p>
          </table:table-cell>
          <table:table-cell table:formula="of:=MOD([.F188]+1/[.$H$2];5)" office:value-type="float" office:value="4.65" calcext:value-type="float">
            <text:p>4,65</text:p>
          </table:table-cell>
          <table:table-cell table:formula="of:=IF([.F189]&lt;0.000001;[.G188]+2+1/[.$H$2];[.G188]+1/[.$H$2])" office:value-type="float" office:value="4.65" calcext:value-type="float">
            <text:p>4,65</text:p>
          </table:table-cell>
          <table:table-cell table:number-columns-repeated="4"/>
          <table:table-cell table:style-name="ce36" table:formula="of:=SUM(MOD(SUM([.L188]-[.L$2];[.T$2]);[.R$2]-[.L$2]);[.L$2])" office:value-type="time" office:time-value="PT10H10M00S" calcext:value-type="time">
            <text:p>10:10:00</text:p>
          </table:table-cell>
          <table:table-cell table:style-name="ce11" table:formula="of:=IF([.L189]&lt;[.L188];[.M188]+[.H$2];[.M188])" office:value-type="float" office:value="80" calcext:value-type="float">
            <text:p>80</text:p>
          </table:table-cell>
          <table:table-cell table:style-name="ce11" table:formula="of:=OFFSET([.C$4];[.M189];0)" office:value-type="float" office:value="43747" calcext:value-type="float">
            <text:p>43747</text:p>
          </table:table-cell>
          <table:table-cell table:style-name="ce37" table:formula="of:=[.L189]" office:value-type="float" office:value="0.423611111111109" calcext:value-type="float">
            <text:p>0.42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9];0)&lt;=[.O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1T05:53:36.123632" calcext:value-type="date">
            <text:p>2019-10-11 05:53:36</text:p>
          </table:table-cell>
          <table:table-cell table:style-name="ce7" table:formula="of:=[.A190]" office:value-type="date" office:date-value="2019-10-11T05:53:36.123632" calcext:value-type="date">
            <text:p>2019-10-11 05:53:36</text:p>
          </table:table-cell>
          <table:table-cell table:formula="of:=TRUNC([.A190])" office:value-type="float" office:value="43749" calcext:value-type="float">
            <text:p>43749</text:p>
          </table:table-cell>
          <table:table-cell table:style-name="ce12" table:formula="of:=[.B190]-[.C190]" office:value-type="date" office:date-value="1899-12-30T05:53:36.12363215536" calcext:value-type="date">
            <text:p>12/30/99 05:53 AM</text:p>
          </table:table-cell>
          <table:table-cell table:formula="of:=MOD([.E189]-[.$E$2];[.$H$2])+1+[.$E$2]" office:value-type="float" office:value="178" calcext:value-type="float">
            <text:p>178</text:p>
          </table:table-cell>
          <table:table-cell table:formula="of:=MOD([.F189]+1/[.$H$2];5)" office:value-type="float" office:value="4.675" calcext:value-type="float">
            <text:p>4,675</text:p>
          </table:table-cell>
          <table:table-cell table:formula="of:=IF([.F190]&lt;0.000001;[.G189]+2+1/[.$H$2];[.G189]+1/[.$H$2])" office:value-type="float" office:value="4.675" calcext:value-type="float">
            <text:p>4,675</text:p>
          </table:table-cell>
          <table:table-cell table:number-columns-repeated="4"/>
          <table:table-cell table:style-name="ce36" table:formula="of:=SUM(MOD(SUM([.L189]-[.L$2];[.T$2]);[.R$2]-[.L$2]);[.L$2])" office:value-type="time" office:time-value="PT10H20M00S" calcext:value-type="time">
            <text:p>10:20:00</text:p>
          </table:table-cell>
          <table:table-cell table:style-name="ce11" table:formula="of:=IF([.L190]&lt;[.L189];[.M189]+[.H$2];[.M189])" office:value-type="float" office:value="80" calcext:value-type="float">
            <text:p>80</text:p>
          </table:table-cell>
          <table:table-cell table:style-name="ce11" table:formula="of:=OFFSET([.C$4];[.M190];0)" office:value-type="float" office:value="43747" calcext:value-type="float">
            <text:p>43747</text:p>
          </table:table-cell>
          <table:table-cell table:style-name="ce37" table:formula="of:=[.L190]" office:value-type="float" office:value="0.430555555555554" calcext:value-type="float">
            <text:p>0.43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0];0)&lt;=[.O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1T06:26:36.861673" calcext:value-type="date">
            <text:p>2019-10-11 06:26:37</text:p>
          </table:table-cell>
          <table:table-cell table:style-name="ce7" table:formula="of:=[.A191]" office:value-type="date" office:date-value="2019-10-11T06:26:36.861673" calcext:value-type="date">
            <text:p>2019-10-11 06:26:37</text:p>
          </table:table-cell>
          <table:table-cell table:formula="of:=TRUNC([.A191])" office:value-type="float" office:value="43749" calcext:value-type="float">
            <text:p>43749</text:p>
          </table:table-cell>
          <table:table-cell table:style-name="ce12" table:formula="of:=[.B191]-[.C191]" office:value-type="date" office:date-value="1899-12-30T06:26:36.86167335603" calcext:value-type="date">
            <text:p>12/30/99 06:26 AM</text:p>
          </table:table-cell>
          <table:table-cell table:formula="of:=MOD([.E190]-[.$E$2];[.$H$2])+1+[.$E$2]" office:value-type="float" office:value="179" calcext:value-type="float">
            <text:p>179</text:p>
          </table:table-cell>
          <table:table-cell table:formula="of:=MOD([.F190]+1/[.$H$2];5)" office:value-type="float" office:value="4.7" calcext:value-type="float">
            <text:p>4,7</text:p>
          </table:table-cell>
          <table:table-cell table:formula="of:=IF([.F191]&lt;0.000001;[.G190]+2+1/[.$H$2];[.G190]+1/[.$H$2])" office:value-type="float" office:value="4.7" calcext:value-type="float">
            <text:p>4,7</text:p>
          </table:table-cell>
          <table:table-cell table:number-columns-repeated="4"/>
          <table:table-cell table:style-name="ce36" table:formula="of:=SUM(MOD(SUM([.L190]-[.L$2];[.T$2]);[.R$2]-[.L$2]);[.L$2])" office:value-type="time" office:time-value="PT10H30M00S" calcext:value-type="time">
            <text:p>10:30:00</text:p>
          </table:table-cell>
          <table:table-cell table:style-name="ce11" table:formula="of:=IF([.L191]&lt;[.L190];[.M190]+[.H$2];[.M190])" office:value-type="float" office:value="80" calcext:value-type="float">
            <text:p>80</text:p>
          </table:table-cell>
          <table:table-cell table:style-name="ce11" table:formula="of:=OFFSET([.C$4];[.M191];0)" office:value-type="float" office:value="43747" calcext:value-type="float">
            <text:p>43747</text:p>
          </table:table-cell>
          <table:table-cell table:style-name="ce37" table:formula="of:=[.L191]" office:value-type="float" office:value="0.437499999999998" calcext:value-type="float">
            <text:p>0.43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1];0)&lt;=[.O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1T06:03:00.217849" calcext:value-type="date">
            <text:p>2019-10-11 06:03:00</text:p>
          </table:table-cell>
          <table:table-cell table:style-name="ce7" table:formula="of:=[.A192]" office:value-type="date" office:date-value="2019-10-11T06:03:00.217849" calcext:value-type="date">
            <text:p>2019-10-11 06:03:00</text:p>
          </table:table-cell>
          <table:table-cell table:formula="of:=TRUNC([.A192])" office:value-type="float" office:value="43749" calcext:value-type="float">
            <text:p>43749</text:p>
          </table:table-cell>
          <table:table-cell table:style-name="ce12" table:formula="of:=[.B192]-[.C192]" office:value-type="date" office:date-value="1899-12-30T06:03:00.21784855518" calcext:value-type="date">
            <text:p>12/30/99 06:03 AM</text:p>
          </table:table-cell>
          <table:table-cell table:formula="of:=MOD([.E191]-[.$E$2];[.$H$2])+1+[.$E$2]" office:value-type="float" office:value="180" calcext:value-type="float">
            <text:p>180</text:p>
          </table:table-cell>
          <table:table-cell table:formula="of:=MOD([.F191]+1/[.$H$2];5)" office:value-type="float" office:value="4.725" calcext:value-type="float">
            <text:p>4,725</text:p>
          </table:table-cell>
          <table:table-cell table:formula="of:=IF([.F192]&lt;0.000001;[.G191]+2+1/[.$H$2];[.G191]+1/[.$H$2])" office:value-type="float" office:value="4.725" calcext:value-type="float">
            <text:p>4,725</text:p>
          </table:table-cell>
          <table:table-cell table:number-columns-repeated="4"/>
          <table:table-cell table:style-name="ce36" table:formula="of:=SUM(MOD(SUM([.L191]-[.L$2];[.T$2]);[.R$2]-[.L$2]);[.L$2])" office:value-type="time" office:time-value="PT00H10M00S" calcext:value-type="time">
            <text:p>00:10:00</text:p>
          </table:table-cell>
          <table:table-cell table:style-name="ce11" table:formula="of:=IF([.L192]&lt;[.L191];[.M191]+[.H$2];[.M191])" office:value-type="float" office:value="120" calcext:value-type="float">
            <text:p>120</text:p>
          </table:table-cell>
          <table:table-cell table:style-name="ce11" table:formula="of:=OFFSET([.C$4];[.M192];0)" office:value-type="float" office:value="43748" calcext:value-type="float">
            <text:p>43748</text:p>
          </table:table-cell>
          <table:table-cell table:style-name="ce37" table:formula="of:=[.L192]" office:value-type="float" office:value="0.00694444444444259" calcext:value-type="float">
            <text:p>0.00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2];0)&lt;=[.O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1T05:40:47.848308" calcext:value-type="date">
            <text:p>2019-10-11 05:40:48</text:p>
          </table:table-cell>
          <table:table-cell table:style-name="ce7" table:formula="of:=[.A193]" office:value-type="date" office:date-value="2019-10-11T05:40:47.848308" calcext:value-type="date">
            <text:p>2019-10-11 05:40:48</text:p>
          </table:table-cell>
          <table:table-cell table:formula="of:=TRUNC([.A193])" office:value-type="float" office:value="43749" calcext:value-type="float">
            <text:p>43749</text:p>
          </table:table-cell>
          <table:table-cell table:style-name="ce12" table:formula="of:=[.B193]-[.C193]" office:value-type="date" office:date-value="1899-12-30T05:40:47.84830827266" calcext:value-type="date">
            <text:p>12/30/99 05:40 AM</text:p>
          </table:table-cell>
          <table:table-cell table:formula="of:=MOD([.E192]-[.$E$2];[.$H$2])+1+[.$E$2]" office:value-type="float" office:value="181" calcext:value-type="float">
            <text:p>181</text:p>
          </table:table-cell>
          <table:table-cell table:formula="of:=MOD([.F192]+1/[.$H$2];5)" office:value-type="float" office:value="4.75" calcext:value-type="float">
            <text:p>4,75</text:p>
          </table:table-cell>
          <table:table-cell table:formula="of:=IF([.F193]&lt;0.000001;[.G192]+2+1/[.$H$2];[.G192]+1/[.$H$2])" office:value-type="float" office:value="4.75" calcext:value-type="float">
            <text:p>4,75</text:p>
          </table:table-cell>
          <table:table-cell table:number-columns-repeated="4"/>
          <table:table-cell table:style-name="ce36" table:formula="of:=SUM(MOD(SUM([.L192]-[.L$2];[.T$2]);[.R$2]-[.L$2]);[.L$2])" office:value-type="time" office:time-value="PT00H20M00S" calcext:value-type="time">
            <text:p>00:20:00</text:p>
          </table:table-cell>
          <table:table-cell table:style-name="ce11" table:formula="of:=IF([.L193]&lt;[.L192];[.M192]+[.H$2];[.M192])" office:value-type="float" office:value="120" calcext:value-type="float">
            <text:p>120</text:p>
          </table:table-cell>
          <table:table-cell table:style-name="ce11" table:formula="of:=OFFSET([.C$4];[.M193];0)" office:value-type="float" office:value="43748" calcext:value-type="float">
            <text:p>43748</text:p>
          </table:table-cell>
          <table:table-cell table:style-name="ce37" table:formula="of:=[.L193]" office:value-type="float" office:value="0.013888888888887" calcext:value-type="float">
            <text:p>0.013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3];0)&lt;=[.O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1T06:30:49.594681" calcext:value-type="date">
            <text:p>2019-10-11 06:30:50</text:p>
          </table:table-cell>
          <table:table-cell table:style-name="ce7" table:formula="of:=[.A194]" office:value-type="date" office:date-value="2019-10-11T06:30:49.594681" calcext:value-type="date">
            <text:p>2019-10-11 06:30:50</text:p>
          </table:table-cell>
          <table:table-cell table:formula="of:=TRUNC([.A194])" office:value-type="float" office:value="43749" calcext:value-type="float">
            <text:p>43749</text:p>
          </table:table-cell>
          <table:table-cell table:style-name="ce12" table:formula="of:=[.B194]-[.C194]" office:value-type="date" office:date-value="1899-12-30T06:30:49.59468129091" calcext:value-type="date">
            <text:p>12/30/99 06:30 AM</text:p>
          </table:table-cell>
          <table:table-cell table:formula="of:=MOD([.E193]-[.$E$2];[.$H$2])+1+[.$E$2]" office:value-type="float" office:value="182" calcext:value-type="float">
            <text:p>182</text:p>
          </table:table-cell>
          <table:table-cell table:formula="of:=MOD([.F193]+1/[.$H$2];5)" office:value-type="float" office:value="4.775" calcext:value-type="float">
            <text:p>4,775</text:p>
          </table:table-cell>
          <table:table-cell table:formula="of:=IF([.F194]&lt;0.000001;[.G193]+2+1/[.$H$2];[.G193]+1/[.$H$2])" office:value-type="float" office:value="4.775" calcext:value-type="float">
            <text:p>4,775</text:p>
          </table:table-cell>
          <table:table-cell table:number-columns-repeated="4"/>
          <table:table-cell table:style-name="ce36" table:formula="of:=SUM(MOD(SUM([.L193]-[.L$2];[.T$2]);[.R$2]-[.L$2]);[.L$2])" office:value-type="time" office:time-value="PT00H30M00S" calcext:value-type="time">
            <text:p>00:30:00</text:p>
          </table:table-cell>
          <table:table-cell table:style-name="ce11" table:formula="of:=IF([.L194]&lt;[.L193];[.M193]+[.H$2];[.M193])" office:value-type="float" office:value="120" calcext:value-type="float">
            <text:p>120</text:p>
          </table:table-cell>
          <table:table-cell table:style-name="ce11" table:formula="of:=OFFSET([.C$4];[.M194];0)" office:value-type="float" office:value="43748" calcext:value-type="float">
            <text:p>43748</text:p>
          </table:table-cell>
          <table:table-cell table:style-name="ce37" table:formula="of:=[.L194]" office:value-type="float" office:value="0.0208333333333315" calcext:value-type="float">
            <text:p>0.020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4];0)&lt;=[.O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1T06:00:30.666227" calcext:value-type="date">
            <text:p>2019-10-11 06:00:31</text:p>
          </table:table-cell>
          <table:table-cell table:style-name="ce7" table:formula="of:=[.A195]" office:value-type="date" office:date-value="2019-10-11T06:00:30.666227" calcext:value-type="date">
            <text:p>2019-10-11 06:00:31</text:p>
          </table:table-cell>
          <table:table-cell table:formula="of:=TRUNC([.A195])" office:value-type="float" office:value="43749" calcext:value-type="float">
            <text:p>43749</text:p>
          </table:table-cell>
          <table:table-cell table:style-name="ce12" table:formula="of:=[.B195]-[.C195]" office:value-type="date" office:date-value="1899-12-30T06:00:30.66622749902" calcext:value-type="date">
            <text:p>12/30/99 06:00 AM</text:p>
          </table:table-cell>
          <table:table-cell table:formula="of:=MOD([.E194]-[.$E$2];[.$H$2])+1+[.$E$2]" office:value-type="float" office:value="183" calcext:value-type="float">
            <text:p>183</text:p>
          </table:table-cell>
          <table:table-cell table:formula="of:=MOD([.F194]+1/[.$H$2];5)" office:value-type="float" office:value="4.8" calcext:value-type="float">
            <text:p>4,8</text:p>
          </table:table-cell>
          <table:table-cell table:formula="of:=IF([.F195]&lt;0.000001;[.G194]+2+1/[.$H$2];[.G194]+1/[.$H$2])" office:value-type="float" office:value="4.8" calcext:value-type="float">
            <text:p>4,8</text:p>
          </table:table-cell>
          <table:table-cell table:number-columns-repeated="4"/>
          <table:table-cell table:style-name="ce36" table:formula="of:=SUM(MOD(SUM([.L194]-[.L$2];[.T$2]);[.R$2]-[.L$2]);[.L$2])" office:value-type="time" office:time-value="PT00H40M00S" calcext:value-type="time">
            <text:p>00:40:00</text:p>
          </table:table-cell>
          <table:table-cell table:style-name="ce11" table:formula="of:=IF([.L195]&lt;[.L194];[.M194]+[.H$2];[.M194])" office:value-type="float" office:value="120" calcext:value-type="float">
            <text:p>120</text:p>
          </table:table-cell>
          <table:table-cell table:style-name="ce11" table:formula="of:=OFFSET([.C$4];[.M195];0)" office:value-type="float" office:value="43748" calcext:value-type="float">
            <text:p>43748</text:p>
          </table:table-cell>
          <table:table-cell table:style-name="ce37" table:formula="of:=[.L195]" office:value-type="float" office:value="0.0277777777777759" calcext:value-type="float">
            <text:p>0.027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5];0)&lt;=[.O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1T05:50:37.371986" calcext:value-type="date">
            <text:p>2019-10-11 05:50:37</text:p>
          </table:table-cell>
          <table:table-cell table:style-name="ce7" table:formula="of:=[.A196]" office:value-type="date" office:date-value="2019-10-11T05:50:37.371986" calcext:value-type="date">
            <text:p>2019-10-11 05:50:37</text:p>
          </table:table-cell>
          <table:table-cell table:formula="of:=TRUNC([.A196])" office:value-type="float" office:value="43749" calcext:value-type="float">
            <text:p>43749</text:p>
          </table:table-cell>
          <table:table-cell table:style-name="ce12" table:formula="of:=[.B196]-[.C196]" office:value-type="date" office:date-value="1899-12-30T05:50:37.37198591698" calcext:value-type="date">
            <text:p>12/30/99 05:50 AM</text:p>
          </table:table-cell>
          <table:table-cell table:formula="of:=MOD([.E195]-[.$E$2];[.$H$2])+1+[.$E$2]" office:value-type="float" office:value="184" calcext:value-type="float">
            <text:p>184</text:p>
          </table:table-cell>
          <table:table-cell table:formula="of:=MOD([.F195]+1/[.$H$2];5)" office:value-type="float" office:value="4.825" calcext:value-type="float">
            <text:p>4,825</text:p>
          </table:table-cell>
          <table:table-cell table:formula="of:=IF([.F196]&lt;0.000001;[.G195]+2+1/[.$H$2];[.G195]+1/[.$H$2])" office:value-type="float" office:value="4.825" calcext:value-type="float">
            <text:p>4,825</text:p>
          </table:table-cell>
          <table:table-cell table:number-columns-repeated="4"/>
          <table:table-cell table:style-name="ce36" table:formula="of:=SUM(MOD(SUM([.L195]-[.L$2];[.T$2]);[.R$2]-[.L$2]);[.L$2])" office:value-type="time" office:time-value="PT00H50M00S" calcext:value-type="time">
            <text:p>00:50:00</text:p>
          </table:table-cell>
          <table:table-cell table:style-name="ce11" table:formula="of:=IF([.L196]&lt;[.L195];[.M195]+[.H$2];[.M195])" office:value-type="float" office:value="120" calcext:value-type="float">
            <text:p>120</text:p>
          </table:table-cell>
          <table:table-cell table:style-name="ce11" table:formula="of:=OFFSET([.C$4];[.M196];0)" office:value-type="float" office:value="43748" calcext:value-type="float">
            <text:p>43748</text:p>
          </table:table-cell>
          <table:table-cell table:style-name="ce37" table:formula="of:=[.L196]" office:value-type="float" office:value="0.0347222222222204" calcext:value-type="float">
            <text:p>0.03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6];0)&lt;=[.O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1T06:09:49.699788" calcext:value-type="date">
            <text:p>2019-10-11 06:09:50</text:p>
          </table:table-cell>
          <table:table-cell table:style-name="ce7" table:formula="of:=[.A197]" office:value-type="date" office:date-value="2019-10-11T06:09:49.699788" calcext:value-type="date">
            <text:p>2019-10-11 06:09:50</text:p>
          </table:table-cell>
          <table:table-cell table:formula="of:=TRUNC([.A197])" office:value-type="float" office:value="43749" calcext:value-type="float">
            <text:p>43749</text:p>
          </table:table-cell>
          <table:table-cell table:style-name="ce12" table:formula="of:=[.B197]-[.C197]" office:value-type="date" office:date-value="1899-12-30T06:09:49.69978813548" calcext:value-type="date">
            <text:p>12/30/99 06:09 AM</text:p>
          </table:table-cell>
          <table:table-cell table:formula="of:=MOD([.E196]-[.$E$2];[.$H$2])+1+[.$E$2]" office:value-type="float" office:value="185" calcext:value-type="float">
            <text:p>185</text:p>
          </table:table-cell>
          <table:table-cell table:formula="of:=MOD([.F196]+1/[.$H$2];5)" office:value-type="float" office:value="4.85" calcext:value-type="float">
            <text:p>4,85</text:p>
          </table:table-cell>
          <table:table-cell table:formula="of:=IF([.F197]&lt;0.000001;[.G196]+2+1/[.$H$2];[.G196]+1/[.$H$2])" office:value-type="float" office:value="4.85" calcext:value-type="float">
            <text:p>4,85</text:p>
          </table:table-cell>
          <table:table-cell table:number-columns-repeated="4"/>
          <table:table-cell table:style-name="ce36" table:formula="of:=SUM(MOD(SUM([.L196]-[.L$2];[.T$2]);[.R$2]-[.L$2]);[.L$2])" office:value-type="time" office:time-value="PT01H00M00S" calcext:value-type="time">
            <text:p>01:00:00</text:p>
          </table:table-cell>
          <table:table-cell table:style-name="ce11" table:formula="of:=IF([.L197]&lt;[.L196];[.M196]+[.H$2];[.M196])" office:value-type="float" office:value="120" calcext:value-type="float">
            <text:p>120</text:p>
          </table:table-cell>
          <table:table-cell table:style-name="ce11" table:formula="of:=OFFSET([.C$4];[.M197];0)" office:value-type="float" office:value="43748" calcext:value-type="float">
            <text:p>43748</text:p>
          </table:table-cell>
          <table:table-cell table:style-name="ce37" table:formula="of:=[.L197]" office:value-type="float" office:value="0.0416666666666648" calcext:value-type="float">
            <text:p>0.04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7];0)&lt;=[.O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1T06:00:01.399164" calcext:value-type="date">
            <text:p>2019-10-11 06:00:01</text:p>
          </table:table-cell>
          <table:table-cell table:style-name="ce7" table:formula="of:=[.A198]" office:value-type="date" office:date-value="2019-10-11T06:00:01.399164" calcext:value-type="date">
            <text:p>2019-10-11 06:00:01</text:p>
          </table:table-cell>
          <table:table-cell table:formula="of:=TRUNC([.A198])" office:value-type="float" office:value="43749" calcext:value-type="float">
            <text:p>43749</text:p>
          </table:table-cell>
          <table:table-cell table:style-name="ce12" table:formula="of:=[.B198]-[.C198]" office:value-type="date" office:date-value="1899-12-30T06:00:01.39916385524" calcext:value-type="date">
            <text:p>12/30/99 06:00 AM</text:p>
          </table:table-cell>
          <table:table-cell table:formula="of:=MOD([.E197]-[.$E$2];[.$H$2])+1+[.$E$2]" office:value-type="float" office:value="186" calcext:value-type="float">
            <text:p>186</text:p>
          </table:table-cell>
          <table:table-cell table:formula="of:=MOD([.F197]+1/[.$H$2];5)" office:value-type="float" office:value="4.875" calcext:value-type="float">
            <text:p>4,875</text:p>
          </table:table-cell>
          <table:table-cell table:formula="of:=IF([.F198]&lt;0.000001;[.G197]+2+1/[.$H$2];[.G197]+1/[.$H$2])" office:value-type="float" office:value="4.875" calcext:value-type="float">
            <text:p>4,875</text:p>
          </table:table-cell>
          <table:table-cell table:number-columns-repeated="4"/>
          <table:table-cell table:style-name="ce36" table:formula="of:=SUM(MOD(SUM([.L197]-[.L$2];[.T$2]);[.R$2]-[.L$2]);[.L$2])" office:value-type="time" office:time-value="PT01H10M00S" calcext:value-type="time">
            <text:p>01:10:00</text:p>
          </table:table-cell>
          <table:table-cell table:style-name="ce11" table:formula="of:=IF([.L198]&lt;[.L197];[.M197]+[.H$2];[.M197])" office:value-type="float" office:value="120" calcext:value-type="float">
            <text:p>120</text:p>
          </table:table-cell>
          <table:table-cell table:style-name="ce11" table:formula="of:=OFFSET([.C$4];[.M198];0)" office:value-type="float" office:value="43748" calcext:value-type="float">
            <text:p>43748</text:p>
          </table:table-cell>
          <table:table-cell table:style-name="ce37" table:formula="of:=[.L198]" office:value-type="float" office:value="0.0486111111111093" calcext:value-type="float">
            <text:p>0.04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8];0)&lt;=[.O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1T05:50:05.375874" calcext:value-type="date">
            <text:p>2019-10-11 05:50:05</text:p>
          </table:table-cell>
          <table:table-cell table:style-name="ce7" table:formula="of:=[.A199]" office:value-type="date" office:date-value="2019-10-11T05:50:05.375874" calcext:value-type="date">
            <text:p>2019-10-11 05:50:05</text:p>
          </table:table-cell>
          <table:table-cell table:formula="of:=TRUNC([.A199])" office:value-type="float" office:value="43749" calcext:value-type="float">
            <text:p>43749</text:p>
          </table:table-cell>
          <table:table-cell table:style-name="ce12" table:formula="of:=[.B199]-[.C199]" office:value-type="date" office:date-value="1899-12-30T05:50:05.37587413564" calcext:value-type="date">
            <text:p>12/30/99 05:50 AM</text:p>
          </table:table-cell>
          <table:table-cell table:formula="of:=MOD([.E198]-[.$E$2];[.$H$2])+1+[.$E$2]" office:value-type="float" office:value="187" calcext:value-type="float">
            <text:p>187</text:p>
          </table:table-cell>
          <table:table-cell table:formula="of:=MOD([.F198]+1/[.$H$2];5)" office:value-type="float" office:value="4.9" calcext:value-type="float">
            <text:p>4,9</text:p>
          </table:table-cell>
          <table:table-cell table:formula="of:=IF([.F199]&lt;0.000001;[.G198]+2+1/[.$H$2];[.G198]+1/[.$H$2])" office:value-type="float" office:value="4.9" calcext:value-type="float">
            <text:p>4,9</text:p>
          </table:table-cell>
          <table:table-cell table:number-columns-repeated="4"/>
          <table:table-cell table:style-name="ce36" table:formula="of:=SUM(MOD(SUM([.L198]-[.L$2];[.T$2]);[.R$2]-[.L$2]);[.L$2])" office:value-type="time" office:time-value="PT01H20M00S" calcext:value-type="time">
            <text:p>01:20:00</text:p>
          </table:table-cell>
          <table:table-cell table:style-name="ce11" table:formula="of:=IF([.L199]&lt;[.L198];[.M198]+[.H$2];[.M198])" office:value-type="float" office:value="120" calcext:value-type="float">
            <text:p>120</text:p>
          </table:table-cell>
          <table:table-cell table:style-name="ce11" table:formula="of:=OFFSET([.C$4];[.M199];0)" office:value-type="float" office:value="43748" calcext:value-type="float">
            <text:p>43748</text:p>
          </table:table-cell>
          <table:table-cell table:style-name="ce37" table:formula="of:=[.L199]" office:value-type="float" office:value="0.0555555555555537" calcext:value-type="float">
            <text:p>0.05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9];0)&lt;=[.O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1T05:56:49.395894" calcext:value-type="date">
            <text:p>2019-10-11 05:56:49</text:p>
          </table:table-cell>
          <table:table-cell table:style-name="ce7" table:formula="of:=[.A200]" office:value-type="date" office:date-value="2019-10-11T05:56:49.395894" calcext:value-type="date">
            <text:p>2019-10-11 05:56:49</text:p>
          </table:table-cell>
          <table:table-cell table:formula="of:=TRUNC([.A200])" office:value-type="float" office:value="43749" calcext:value-type="float">
            <text:p>43749</text:p>
          </table:table-cell>
          <table:table-cell table:style-name="ce12" table:formula="of:=[.B200]-[.C200]" office:value-type="date" office:date-value="1899-12-30T05:56:49.3958940357" calcext:value-type="date">
            <text:p>12/30/99 05:56 AM</text:p>
          </table:table-cell>
          <table:table-cell table:formula="of:=MOD([.E199]-[.$E$2];[.$H$2])+1+[.$E$2]" office:value-type="float" office:value="188" calcext:value-type="float">
            <text:p>188</text:p>
          </table:table-cell>
          <table:table-cell table:formula="of:=MOD([.F199]+1/[.$H$2];5)" office:value-type="float" office:value="4.925" calcext:value-type="float">
            <text:p>4,925</text:p>
          </table:table-cell>
          <table:table-cell table:formula="of:=IF([.F200]&lt;0.000001;[.G199]+2+1/[.$H$2];[.G199]+1/[.$H$2])" office:value-type="float" office:value="4.925" calcext:value-type="float">
            <text:p>4,925</text:p>
          </table:table-cell>
          <table:table-cell table:number-columns-repeated="4"/>
          <table:table-cell table:style-name="ce36" table:formula="of:=SUM(MOD(SUM([.L199]-[.L$2];[.T$2]);[.R$2]-[.L$2]);[.L$2])" office:value-type="time" office:time-value="PT01H30M00S" calcext:value-type="time">
            <text:p>01:30:00</text:p>
          </table:table-cell>
          <table:table-cell table:style-name="ce11" table:formula="of:=IF([.L200]&lt;[.L199];[.M199]+[.H$2];[.M199])" office:value-type="float" office:value="120" calcext:value-type="float">
            <text:p>120</text:p>
          </table:table-cell>
          <table:table-cell table:style-name="ce11" table:formula="of:=OFFSET([.C$4];[.M200];0)" office:value-type="float" office:value="43748" calcext:value-type="float">
            <text:p>43748</text:p>
          </table:table-cell>
          <table:table-cell table:style-name="ce37" table:formula="of:=[.L200]" office:value-type="float" office:value="0.0624999999999982" calcext:value-type="float">
            <text:p>0.062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0];0)&lt;=[.O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1T06:05:47.878602" calcext:value-type="date">
            <text:p>2019-10-11 06:05:48</text:p>
          </table:table-cell>
          <table:table-cell table:style-name="ce7" table:formula="of:=[.A201]" office:value-type="date" office:date-value="2019-10-11T06:05:47.878602" calcext:value-type="date">
            <text:p>2019-10-11 06:05:48</text:p>
          </table:table-cell>
          <table:table-cell table:formula="of:=TRUNC([.A201])" office:value-type="float" office:value="43749" calcext:value-type="float">
            <text:p>43749</text:p>
          </table:table-cell>
          <table:table-cell table:style-name="ce12" table:formula="of:=[.B201]-[.C201]" office:value-type="date" office:date-value="1899-12-30T06:05:47.87860179786" calcext:value-type="date">
            <text:p>12/30/99 06:05 AM</text:p>
          </table:table-cell>
          <table:table-cell table:formula="of:=MOD([.E200]-[.$E$2];[.$H$2])+1+[.$E$2]" office:value-type="float" office:value="189" calcext:value-type="float">
            <text:p>189</text:p>
          </table:table-cell>
          <table:table-cell table:formula="of:=MOD([.F200]+1/[.$H$2];5)" office:value-type="float" office:value="4.95" calcext:value-type="float">
            <text:p>4,95</text:p>
          </table:table-cell>
          <table:table-cell table:formula="of:=IF([.F201]&lt;0.000001;[.G200]+2+1/[.$H$2];[.G200]+1/[.$H$2])" office:value-type="float" office:value="4.95" calcext:value-type="float">
            <text:p>4,95</text:p>
          </table:table-cell>
          <table:table-cell table:number-columns-repeated="4"/>
          <table:table-cell table:style-name="ce36" table:formula="of:=SUM(MOD(SUM([.L200]-[.L$2];[.T$2]);[.R$2]-[.L$2]);[.L$2])" office:value-type="time" office:time-value="PT01H40M00S" calcext:value-type="time">
            <text:p>01:40:00</text:p>
          </table:table-cell>
          <table:table-cell table:style-name="ce11" table:formula="of:=IF([.L201]&lt;[.L200];[.M200]+[.H$2];[.M200])" office:value-type="float" office:value="120" calcext:value-type="float">
            <text:p>120</text:p>
          </table:table-cell>
          <table:table-cell table:style-name="ce11" table:formula="of:=OFFSET([.C$4];[.M201];0)" office:value-type="float" office:value="43748" calcext:value-type="float">
            <text:p>43748</text:p>
          </table:table-cell>
          <table:table-cell table:style-name="ce37" table:formula="of:=[.L201]" office:value-type="float" office:value="0.0694444444444426" calcext:value-type="float">
            <text:p>0.069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1];0)&lt;=[.O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1T06:22:26.049045" calcext:value-type="date">
            <text:p>2019-10-11 06:22:26</text:p>
          </table:table-cell>
          <table:table-cell table:style-name="ce7" table:formula="of:=[.A202]" office:value-type="date" office:date-value="2019-10-11T06:22:26.049045" calcext:value-type="date">
            <text:p>2019-10-11 06:22:26</text:p>
          </table:table-cell>
          <table:table-cell table:formula="of:=TRUNC([.A202])" office:value-type="float" office:value="43749" calcext:value-type="float">
            <text:p>43749</text:p>
          </table:table-cell>
          <table:table-cell table:style-name="ce12" table:formula="of:=[.B202]-[.C202]" office:value-type="date" office:date-value="1899-12-30T06:22:26.04904514272" calcext:value-type="date">
            <text:p>12/30/99 06:22 AM</text:p>
          </table:table-cell>
          <table:table-cell table:formula="of:=MOD([.E201]-[.$E$2];[.$H$2])+1+[.$E$2]" office:value-type="float" office:value="190" calcext:value-type="float">
            <text:p>190</text:p>
          </table:table-cell>
          <table:table-cell table:formula="of:=MOD([.F201]+1/[.$H$2];5)" office:value-type="float" office:value="4.975" calcext:value-type="float">
            <text:p>4,975</text:p>
          </table:table-cell>
          <table:table-cell table:formula="of:=IF([.F202]&lt;0.000001;[.G201]+2+1/[.$H$2];[.G201]+1/[.$H$2])" office:value-type="float" office:value="4.975" calcext:value-type="float">
            <text:p>4,975</text:p>
          </table:table-cell>
          <table:table-cell table:number-columns-repeated="4"/>
          <table:table-cell table:style-name="ce36" table:formula="of:=SUM(MOD(SUM([.L201]-[.L$2];[.T$2]);[.R$2]-[.L$2]);[.L$2])" office:value-type="time" office:time-value="PT01H50M00S" calcext:value-type="time">
            <text:p>01:50:00</text:p>
          </table:table-cell>
          <table:table-cell table:style-name="ce11" table:formula="of:=IF([.L202]&lt;[.L201];[.M201]+[.H$2];[.M201])" office:value-type="float" office:value="120" calcext:value-type="float">
            <text:p>120</text:p>
          </table:table-cell>
          <table:table-cell table:style-name="ce11" table:formula="of:=OFFSET([.C$4];[.M202];0)" office:value-type="float" office:value="43748" calcext:value-type="float">
            <text:p>43748</text:p>
          </table:table-cell>
          <table:table-cell table:style-name="ce37" table:formula="of:=[.L202]" office:value-type="float" office:value="0.076388888888887" calcext:value-type="float">
            <text:p>0.076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2];0)&lt;=[.O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4T05:48:27.114931" calcext:value-type="date">
            <text:p>2019-10-14 05:48:27</text:p>
          </table:table-cell>
          <table:table-cell table:style-name="ce7" table:formula="of:=[.A203]" office:value-type="date" office:date-value="2019-10-14T05:48:27.114931" calcext:value-type="date">
            <text:p>2019-10-14 05:48:27</text:p>
          </table:table-cell>
          <table:table-cell table:formula="of:=TRUNC([.A203])" office:value-type="float" office:value="43752" calcext:value-type="float">
            <text:p>43752</text:p>
          </table:table-cell>
          <table:table-cell table:style-name="ce12" table:formula="of:=[.B203]-[.C203]" office:value-type="date" office:date-value="1899-12-30T05:48:27.11493054405" calcext:value-type="date">
            <text:p>12/30/99 05:48 AM</text:p>
          </table:table-cell>
          <table:table-cell table:formula="of:=MOD([.E202]-[.$E$2];[.$H$2])+1+[.$E$2]" office:value-type="float" office:value="151" calcext:value-type="float">
            <text:p>151</text:p>
          </table:table-cell>
          <table:table-cell table:formula="of:=MOD([.F202]+1/[.$H$2];5)" office:value-type="float" office:value="0" calcext:value-type="float">
            <text:p>0</text:p>
          </table:table-cell>
          <table:table-cell table:formula="of:=IF([.F203]&lt;0.000001;[.G202]+2+1/[.$H$2];[.G202]+1/[.$H$2])" office:value-type="float" office:value="7" calcext:value-type="float">
            <text:p>7</text:p>
          </table:table-cell>
          <table:table-cell table:number-columns-repeated="4"/>
          <table:table-cell table:style-name="ce36" table:formula="of:=SUM(MOD(SUM([.L202]-[.L$2];[.T$2]);[.R$2]-[.L$2]);[.L$2])" office:value-type="time" office:time-value="PT02H00M00S" calcext:value-type="time">
            <text:p>02:00:00</text:p>
          </table:table-cell>
          <table:table-cell table:style-name="ce11" table:formula="of:=IF([.L203]&lt;[.L202];[.M202]+[.H$2];[.M202])" office:value-type="float" office:value="120" calcext:value-type="float">
            <text:p>120</text:p>
          </table:table-cell>
          <table:table-cell table:style-name="ce11" table:formula="of:=OFFSET([.C$4];[.M203];0)" office:value-type="float" office:value="43748" calcext:value-type="float">
            <text:p>43748</text:p>
          </table:table-cell>
          <table:table-cell table:style-name="ce37" table:formula="of:=[.L203]" office:value-type="float" office:value="0.0833333333333315" calcext:value-type="float">
            <text:p>0.08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3];0)&lt;=[.O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4T05:58:43.434848" calcext:value-type="date">
            <text:p>2019-10-14 05:58:43</text:p>
          </table:table-cell>
          <table:table-cell table:style-name="ce7" table:formula="of:=[.A204]" office:value-type="date" office:date-value="2019-10-14T05:58:43.434848" calcext:value-type="date">
            <text:p>2019-10-14 05:58:43</text:p>
          </table:table-cell>
          <table:table-cell table:formula="of:=TRUNC([.A204])" office:value-type="float" office:value="43752" calcext:value-type="float">
            <text:p>43752</text:p>
          </table:table-cell>
          <table:table-cell table:style-name="ce12" table:formula="of:=[.B204]-[.C204]" office:value-type="date" office:date-value="1899-12-30T05:58:43.43484812882" calcext:value-type="date">
            <text:p>12/30/99 05:58 AM</text:p>
          </table:table-cell>
          <table:table-cell table:formula="of:=MOD([.E203]-[.$E$2];[.$H$2])+1+[.$E$2]" office:value-type="float" office:value="152" calcext:value-type="float">
            <text:p>152</text:p>
          </table:table-cell>
          <table:table-cell table:formula="of:=MOD([.F203]+1/[.$H$2];5)" office:value-type="float" office:value="0.025" calcext:value-type="float">
            <text:p>0,025</text:p>
          </table:table-cell>
          <table:table-cell table:formula="of:=IF([.F204]&lt;0.000001;[.G203]+2+1/[.$H$2];[.G203]+1/[.$H$2])" office:value-type="float" office:value="7.025" calcext:value-type="float">
            <text:p>7,025</text:p>
          </table:table-cell>
          <table:table-cell table:number-columns-repeated="4"/>
          <table:table-cell table:style-name="ce36" table:formula="of:=SUM(MOD(SUM([.L203]-[.L$2];[.T$2]);[.R$2]-[.L$2]);[.L$2])" office:value-type="time" office:time-value="PT02H10M00S" calcext:value-type="time">
            <text:p>02:10:00</text:p>
          </table:table-cell>
          <table:table-cell table:style-name="ce11" table:formula="of:=IF([.L204]&lt;[.L203];[.M203]+[.H$2];[.M203])" office:value-type="float" office:value="120" calcext:value-type="float">
            <text:p>120</text:p>
          </table:table-cell>
          <table:table-cell table:style-name="ce11" table:formula="of:=OFFSET([.C$4];[.M204];0)" office:value-type="float" office:value="43748" calcext:value-type="float">
            <text:p>43748</text:p>
          </table:table-cell>
          <table:table-cell table:style-name="ce37" table:formula="of:=[.L204]" office:value-type="float" office:value="0.0902777777777759" calcext:value-type="float">
            <text:p>0.090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4];0)&lt;=[.O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4T06:06:59.186172" calcext:value-type="date">
            <text:p>2019-10-14 06:06:59</text:p>
          </table:table-cell>
          <table:table-cell table:style-name="ce7" table:formula="of:=[.A205]" office:value-type="date" office:date-value="2019-10-14T06:06:59.186172" calcext:value-type="date">
            <text:p>2019-10-14 06:06:59</text:p>
          </table:table-cell>
          <table:table-cell table:formula="of:=TRUNC([.A205])" office:value-type="float" office:value="43752" calcext:value-type="float">
            <text:p>43752</text:p>
          </table:table-cell>
          <table:table-cell table:style-name="ce12" table:formula="of:=[.B205]-[.C205]" office:value-type="date" office:date-value="1899-12-30T06:06:59.18617179617" calcext:value-type="date">
            <text:p>12/30/99 06:06 AM</text:p>
          </table:table-cell>
          <table:table-cell table:formula="of:=MOD([.E204]-[.$E$2];[.$H$2])+1+[.$E$2]" office:value-type="float" office:value="153" calcext:value-type="float">
            <text:p>153</text:p>
          </table:table-cell>
          <table:table-cell table:formula="of:=MOD([.F204]+1/[.$H$2];5)" office:value-type="float" office:value="0.05" calcext:value-type="float">
            <text:p>0,05</text:p>
          </table:table-cell>
          <table:table-cell table:formula="of:=IF([.F205]&lt;0.000001;[.G204]+2+1/[.$H$2];[.G204]+1/[.$H$2])" office:value-type="float" office:value="7.05" calcext:value-type="float">
            <text:p>7,05</text:p>
          </table:table-cell>
          <table:table-cell table:number-columns-repeated="4"/>
          <table:table-cell table:style-name="ce36" table:formula="of:=SUM(MOD(SUM([.L204]-[.L$2];[.T$2]);[.R$2]-[.L$2]);[.L$2])" office:value-type="time" office:time-value="PT02H20M00S" calcext:value-type="time">
            <text:p>02:20:00</text:p>
          </table:table-cell>
          <table:table-cell table:style-name="ce11" table:formula="of:=IF([.L205]&lt;[.L204];[.M204]+[.H$2];[.M204])" office:value-type="float" office:value="120" calcext:value-type="float">
            <text:p>120</text:p>
          </table:table-cell>
          <table:table-cell table:style-name="ce11" table:formula="of:=OFFSET([.C$4];[.M205];0)" office:value-type="float" office:value="43748" calcext:value-type="float">
            <text:p>43748</text:p>
          </table:table-cell>
          <table:table-cell table:style-name="ce37" table:formula="of:=[.L205]" office:value-type="float" office:value="0.0972222222222204" calcext:value-type="float">
            <text:p>0.0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5];0)&lt;=[.O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4T05:41:57.508532" calcext:value-type="date">
            <text:p>2019-10-14 05:41:58</text:p>
          </table:table-cell>
          <table:table-cell table:style-name="ce7" table:formula="of:=[.A206]" office:value-type="date" office:date-value="2019-10-14T05:41:57.508532" calcext:value-type="date">
            <text:p>2019-10-14 05:41:58</text:p>
          </table:table-cell>
          <table:table-cell table:formula="of:=TRUNC([.A206])" office:value-type="float" office:value="43752" calcext:value-type="float">
            <text:p>43752</text:p>
          </table:table-cell>
          <table:table-cell table:style-name="ce12" table:formula="of:=[.B206]-[.C206]" office:value-type="date" office:date-value="1899-12-30T05:41:57.50853192061" calcext:value-type="date">
            <text:p>12/30/99 05:41 AM</text:p>
          </table:table-cell>
          <table:table-cell table:formula="of:=MOD([.E205]-[.$E$2];[.$H$2])+1+[.$E$2]" office:value-type="float" office:value="154" calcext:value-type="float">
            <text:p>154</text:p>
          </table:table-cell>
          <table:table-cell table:formula="of:=MOD([.F205]+1/[.$H$2];5)" office:value-type="float" office:value="0.075" calcext:value-type="float">
            <text:p>0,075</text:p>
          </table:table-cell>
          <table:table-cell table:formula="of:=IF([.F206]&lt;0.000001;[.G205]+2+1/[.$H$2];[.G205]+1/[.$H$2])" office:value-type="float" office:value="7.075" calcext:value-type="float">
            <text:p>7,075</text:p>
          </table:table-cell>
          <table:table-cell table:number-columns-repeated="4"/>
          <table:table-cell table:style-name="ce36" table:formula="of:=SUM(MOD(SUM([.L205]-[.L$2];[.T$2]);[.R$2]-[.L$2]);[.L$2])" office:value-type="time" office:time-value="PT02H30M00S" calcext:value-type="time">
            <text:p>02:30:00</text:p>
          </table:table-cell>
          <table:table-cell table:style-name="ce11" table:formula="of:=IF([.L206]&lt;[.L205];[.M205]+[.H$2];[.M205])" office:value-type="float" office:value="120" calcext:value-type="float">
            <text:p>120</text:p>
          </table:table-cell>
          <table:table-cell table:style-name="ce11" table:formula="of:=OFFSET([.C$4];[.M206];0)" office:value-type="float" office:value="43748" calcext:value-type="float">
            <text:p>43748</text:p>
          </table:table-cell>
          <table:table-cell table:style-name="ce37" table:formula="of:=[.L206]" office:value-type="float" office:value="0.104166666666665" calcext:value-type="float">
            <text:p>0.10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6];0)&lt;=[.O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4T05:41:59.026976" calcext:value-type="date">
            <text:p>2019-10-14 05:41:59</text:p>
          </table:table-cell>
          <table:table-cell table:style-name="ce7" table:formula="of:=[.A207]" office:value-type="date" office:date-value="2019-10-14T05:41:59.026976" calcext:value-type="date">
            <text:p>2019-10-14 05:41:59</text:p>
          </table:table-cell>
          <table:table-cell table:formula="of:=TRUNC([.A207])" office:value-type="float" office:value="43752" calcext:value-type="float">
            <text:p>43752</text:p>
          </table:table-cell>
          <table:table-cell table:style-name="ce12" table:formula="of:=[.B207]-[.C207]" office:value-type="date" office:date-value="1899-12-30T05:41:59.02697633486" calcext:value-type="date">
            <text:p>12/30/99 05:41 AM</text:p>
          </table:table-cell>
          <table:table-cell table:formula="of:=MOD([.E206]-[.$E$2];[.$H$2])+1+[.$E$2]" office:value-type="float" office:value="155" calcext:value-type="float">
            <text:p>155</text:p>
          </table:table-cell>
          <table:table-cell table:formula="of:=MOD([.F206]+1/[.$H$2];5)" office:value-type="float" office:value="0.1" calcext:value-type="float">
            <text:p>0,1</text:p>
          </table:table-cell>
          <table:table-cell table:formula="of:=IF([.F207]&lt;0.000001;[.G206]+2+1/[.$H$2];[.G206]+1/[.$H$2])" office:value-type="float" office:value="7.10000000000001" calcext:value-type="float">
            <text:p>7,10000000000001</text:p>
          </table:table-cell>
          <table:table-cell table:number-columns-repeated="4"/>
          <table:table-cell table:style-name="ce36" table:formula="of:=SUM(MOD(SUM([.L206]-[.L$2];[.T$2]);[.R$2]-[.L$2]);[.L$2])" office:value-type="time" office:time-value="PT02H40M00S" calcext:value-type="time">
            <text:p>02:40:00</text:p>
          </table:table-cell>
          <table:table-cell table:style-name="ce11" table:formula="of:=IF([.L207]&lt;[.L206];[.M206]+[.H$2];[.M206])" office:value-type="float" office:value="120" calcext:value-type="float">
            <text:p>120</text:p>
          </table:table-cell>
          <table:table-cell table:style-name="ce11" table:formula="of:=OFFSET([.C$4];[.M207];0)" office:value-type="float" office:value="43748" calcext:value-type="float">
            <text:p>43748</text:p>
          </table:table-cell>
          <table:table-cell table:style-name="ce37" table:formula="of:=[.L207]" office:value-type="float" office:value="0.111111111111109" calcext:value-type="float">
            <text:p>0.111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7];0)&lt;=[.O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4T05:55:35.157062" calcext:value-type="date">
            <text:p>2019-10-14 05:55:35</text:p>
          </table:table-cell>
          <table:table-cell table:style-name="ce7" table:formula="of:=[.A208]" office:value-type="date" office:date-value="2019-10-14T05:55:35.157062" calcext:value-type="date">
            <text:p>2019-10-14 05:55:35</text:p>
          </table:table-cell>
          <table:table-cell table:formula="of:=TRUNC([.A208])" office:value-type="float" office:value="43752" calcext:value-type="float">
            <text:p>43752</text:p>
          </table:table-cell>
          <table:table-cell table:style-name="ce12" table:formula="of:=[.B208]-[.C208]" office:value-type="date" office:date-value="1899-12-30T05:55:35.15706164762" calcext:value-type="date">
            <text:p>12/30/99 05:55 AM</text:p>
          </table:table-cell>
          <table:table-cell table:formula="of:=MOD([.E207]-[.$E$2];[.$H$2])+1+[.$E$2]" office:value-type="float" office:value="156" calcext:value-type="float">
            <text:p>156</text:p>
          </table:table-cell>
          <table:table-cell table:formula="of:=MOD([.F207]+1/[.$H$2];5)" office:value-type="float" office:value="0.125" calcext:value-type="float">
            <text:p>0,125</text:p>
          </table:table-cell>
          <table:table-cell table:formula="of:=IF([.F208]&lt;0.000001;[.G207]+2+1/[.$H$2];[.G207]+1/[.$H$2])" office:value-type="float" office:value="7.12500000000001" calcext:value-type="float">
            <text:p>7,12500000000001</text:p>
          </table:table-cell>
          <table:table-cell table:number-columns-repeated="4"/>
          <table:table-cell table:style-name="ce36" table:formula="of:=SUM(MOD(SUM([.L207]-[.L$2];[.T$2]);[.R$2]-[.L$2]);[.L$2])" office:value-type="time" office:time-value="PT02H50M00S" calcext:value-type="time">
            <text:p>02:50:00</text:p>
          </table:table-cell>
          <table:table-cell table:style-name="ce11" table:formula="of:=IF([.L208]&lt;[.L207];[.M207]+[.H$2];[.M207])" office:value-type="float" office:value="120" calcext:value-type="float">
            <text:p>120</text:p>
          </table:table-cell>
          <table:table-cell table:style-name="ce11" table:formula="of:=OFFSET([.C$4];[.M208];0)" office:value-type="float" office:value="43748" calcext:value-type="float">
            <text:p>43748</text:p>
          </table:table-cell>
          <table:table-cell table:style-name="ce37" table:formula="of:=[.L208]" office:value-type="float" office:value="0.118055555555554" calcext:value-type="float">
            <text:p>0.118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8];0)&lt;=[.O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4T06:10:58.518015" calcext:value-type="date">
            <text:p>2019-10-14 06:10:59</text:p>
          </table:table-cell>
          <table:table-cell table:style-name="ce7" table:formula="of:=[.A209]" office:value-type="date" office:date-value="2019-10-14T06:10:58.518015" calcext:value-type="date">
            <text:p>2019-10-14 06:10:59</text:p>
          </table:table-cell>
          <table:table-cell table:formula="of:=TRUNC([.A209])" office:value-type="float" office:value="43752" calcext:value-type="float">
            <text:p>43752</text:p>
          </table:table-cell>
          <table:table-cell table:style-name="ce12" table:formula="of:=[.B209]-[.C209]" office:value-type="date" office:date-value="1899-12-30T06:10:58.5180146154" calcext:value-type="date">
            <text:p>12/30/99 06:10 AM</text:p>
          </table:table-cell>
          <table:table-cell table:formula="of:=MOD([.E208]-[.$E$2];[.$H$2])+1+[.$E$2]" office:value-type="float" office:value="157" calcext:value-type="float">
            <text:p>157</text:p>
          </table:table-cell>
          <table:table-cell table:formula="of:=MOD([.F208]+1/[.$H$2];5)" office:value-type="float" office:value="0.15" calcext:value-type="float">
            <text:p>0,15</text:p>
          </table:table-cell>
          <table:table-cell table:formula="of:=IF([.F209]&lt;0.000001;[.G208]+2+1/[.$H$2];[.G208]+1/[.$H$2])" office:value-type="float" office:value="7.15000000000001" calcext:value-type="float">
            <text:p>7,15000000000001</text:p>
          </table:table-cell>
          <table:table-cell table:number-columns-repeated="4"/>
          <table:table-cell table:style-name="ce36" table:formula="of:=SUM(MOD(SUM([.L208]-[.L$2];[.T$2]);[.R$2]-[.L$2]);[.L$2])" office:value-type="time" office:time-value="PT03H00M00S" calcext:value-type="time">
            <text:p>03:00:00</text:p>
          </table:table-cell>
          <table:table-cell table:style-name="ce11" table:formula="of:=IF([.L209]&lt;[.L208];[.M208]+[.H$2];[.M208])" office:value-type="float" office:value="120" calcext:value-type="float">
            <text:p>120</text:p>
          </table:table-cell>
          <table:table-cell table:style-name="ce11" table:formula="of:=OFFSET([.C$4];[.M209];0)" office:value-type="float" office:value="43748" calcext:value-type="float">
            <text:p>43748</text:p>
          </table:table-cell>
          <table:table-cell table:style-name="ce37" table:formula="of:=[.L209]" office:value-type="float" office:value="0.124999999999998" calcext:value-type="float">
            <text:p>0.12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9];0)&lt;=[.O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4T06:12:37.964066" calcext:value-type="date">
            <text:p>2019-10-14 06:12:38</text:p>
          </table:table-cell>
          <table:table-cell table:style-name="ce7" table:formula="of:=[.A210]" office:value-type="date" office:date-value="2019-10-14T06:12:37.964066" calcext:value-type="date">
            <text:p>2019-10-14 06:12:38</text:p>
          </table:table-cell>
          <table:table-cell table:formula="of:=TRUNC([.A210])" office:value-type="float" office:value="43752" calcext:value-type="float">
            <text:p>43752</text:p>
          </table:table-cell>
          <table:table-cell table:style-name="ce12" table:formula="of:=[.B210]-[.C210]" office:value-type="date" office:date-value="1899-12-30T06:12:37.96406606678" calcext:value-type="date">
            <text:p>12/30/99 06:12 AM</text:p>
          </table:table-cell>
          <table:table-cell table:formula="of:=MOD([.E209]-[.$E$2];[.$H$2])+1+[.$E$2]" office:value-type="float" office:value="158" calcext:value-type="float">
            <text:p>158</text:p>
          </table:table-cell>
          <table:table-cell table:formula="of:=MOD([.F209]+1/[.$H$2];5)" office:value-type="float" office:value="0.175" calcext:value-type="float">
            <text:p>0,175</text:p>
          </table:table-cell>
          <table:table-cell table:formula="of:=IF([.F210]&lt;0.000001;[.G209]+2+1/[.$H$2];[.G209]+1/[.$H$2])" office:value-type="float" office:value="7.17500000000001" calcext:value-type="float">
            <text:p>7,17500000000001</text:p>
          </table:table-cell>
          <table:table-cell table:number-columns-repeated="4"/>
          <table:table-cell table:style-name="ce36" table:formula="of:=SUM(MOD(SUM([.L209]-[.L$2];[.T$2]);[.R$2]-[.L$2]);[.L$2])" office:value-type="time" office:time-value="PT03H10M00S" calcext:value-type="time">
            <text:p>03:10:00</text:p>
          </table:table-cell>
          <table:table-cell table:style-name="ce11" table:formula="of:=IF([.L210]&lt;[.L209];[.M209]+[.H$2];[.M209])" office:value-type="float" office:value="120" calcext:value-type="float">
            <text:p>120</text:p>
          </table:table-cell>
          <table:table-cell table:style-name="ce11" table:formula="of:=OFFSET([.C$4];[.M210];0)" office:value-type="float" office:value="43748" calcext:value-type="float">
            <text:p>43748</text:p>
          </table:table-cell>
          <table:table-cell table:style-name="ce37" table:formula="of:=[.L210]" office:value-type="float" office:value="0.131944444444443" calcext:value-type="float">
            <text:p>0.13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0];0)&lt;=[.O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4T06:01:27.208886" calcext:value-type="date">
            <text:p>2019-10-14 06:01:27</text:p>
          </table:table-cell>
          <table:table-cell table:style-name="ce7" table:formula="of:=[.A211]" office:value-type="date" office:date-value="2019-10-14T06:01:27.208886" calcext:value-type="date">
            <text:p>2019-10-14 06:01:27</text:p>
          </table:table-cell>
          <table:table-cell table:formula="of:=TRUNC([.A211])" office:value-type="float" office:value="43752" calcext:value-type="float">
            <text:p>43752</text:p>
          </table:table-cell>
          <table:table-cell table:style-name="ce12" table:formula="of:=[.B211]-[.C211]" office:value-type="date" office:date-value="1899-12-30T06:01:27.20888562966" calcext:value-type="date">
            <text:p>12/30/99 06:01 AM</text:p>
          </table:table-cell>
          <table:table-cell table:formula="of:=MOD([.E210]-[.$E$2];[.$H$2])+1+[.$E$2]" office:value-type="float" office:value="159" calcext:value-type="float">
            <text:p>159</text:p>
          </table:table-cell>
          <table:table-cell table:formula="of:=MOD([.F210]+1/[.$H$2];5)" office:value-type="float" office:value="0.2" calcext:value-type="float">
            <text:p>0,2</text:p>
          </table:table-cell>
          <table:table-cell table:formula="of:=IF([.F211]&lt;0.000001;[.G210]+2+1/[.$H$2];[.G210]+1/[.$H$2])" office:value-type="float" office:value="7.20000000000001" calcext:value-type="float">
            <text:p>7,20000000000001</text:p>
          </table:table-cell>
          <table:table-cell table:number-columns-repeated="4"/>
          <table:table-cell table:style-name="ce36" table:formula="of:=SUM(MOD(SUM([.L210]-[.L$2];[.T$2]);[.R$2]-[.L$2]);[.L$2])" office:value-type="time" office:time-value="PT03H20M00S" calcext:value-type="time">
            <text:p>03:20:00</text:p>
          </table:table-cell>
          <table:table-cell table:style-name="ce11" table:formula="of:=IF([.L211]&lt;[.L210];[.M210]+[.H$2];[.M210])" office:value-type="float" office:value="120" calcext:value-type="float">
            <text:p>120</text:p>
          </table:table-cell>
          <table:table-cell table:style-name="ce11" table:formula="of:=OFFSET([.C$4];[.M211];0)" office:value-type="float" office:value="43748" calcext:value-type="float">
            <text:p>43748</text:p>
          </table:table-cell>
          <table:table-cell table:style-name="ce37" table:formula="of:=[.L211]" office:value-type="float" office:value="0.138888888888887" calcext:value-type="float">
            <text:p>0.138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1];0)&lt;=[.O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4T06:08:34.664235" calcext:value-type="date">
            <text:p>2019-10-14 06:08:35</text:p>
          </table:table-cell>
          <table:table-cell table:style-name="ce7" table:formula="of:=[.A212]" office:value-type="date" office:date-value="2019-10-14T06:08:34.664235" calcext:value-type="date">
            <text:p>2019-10-14 06:08:35</text:p>
          </table:table-cell>
          <table:table-cell table:formula="of:=TRUNC([.A212])" office:value-type="float" office:value="43752" calcext:value-type="float">
            <text:p>43752</text:p>
          </table:table-cell>
          <table:table-cell table:style-name="ce12" table:formula="of:=[.B212]-[.C212]" office:value-type="date" office:date-value="1899-12-30T06:08:34.66423531529" calcext:value-type="date">
            <text:p>12/30/99 06:08 AM</text:p>
          </table:table-cell>
          <table:table-cell table:formula="of:=MOD([.E211]-[.$E$2];[.$H$2])+1+[.$E$2]" office:value-type="float" office:value="160" calcext:value-type="float">
            <text:p>160</text:p>
          </table:table-cell>
          <table:table-cell table:formula="of:=MOD([.F211]+1/[.$H$2];5)" office:value-type="float" office:value="0.225" calcext:value-type="float">
            <text:p>0,225</text:p>
          </table:table-cell>
          <table:table-cell table:formula="of:=IF([.F212]&lt;0.000001;[.G211]+2+1/[.$H$2];[.G211]+1/[.$H$2])" office:value-type="float" office:value="7.22500000000001" calcext:value-type="float">
            <text:p>7,22500000000001</text:p>
          </table:table-cell>
          <table:table-cell table:number-columns-repeated="4"/>
          <table:table-cell table:style-name="ce36" table:formula="of:=SUM(MOD(SUM([.L211]-[.L$2];[.T$2]);[.R$2]-[.L$2]);[.L$2])" office:value-type="time" office:time-value="PT03H30M00S" calcext:value-type="time">
            <text:p>03:30:00</text:p>
          </table:table-cell>
          <table:table-cell table:style-name="ce11" table:formula="of:=IF([.L212]&lt;[.L211];[.M211]+[.H$2];[.M211])" office:value-type="float" office:value="120" calcext:value-type="float">
            <text:p>120</text:p>
          </table:table-cell>
          <table:table-cell table:style-name="ce11" table:formula="of:=OFFSET([.C$4];[.M212];0)" office:value-type="float" office:value="43748" calcext:value-type="float">
            <text:p>43748</text:p>
          </table:table-cell>
          <table:table-cell table:style-name="ce37" table:formula="of:=[.L212]" office:value-type="float" office:value="0.145833333333332" calcext:value-type="float">
            <text:p>0.14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2];0)&lt;=[.O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4T06:10:47.958725" calcext:value-type="date">
            <text:p>2019-10-14 06:10:48</text:p>
          </table:table-cell>
          <table:table-cell table:style-name="ce7" table:formula="of:=[.A213]" office:value-type="date" office:date-value="2019-10-14T06:10:47.958725" calcext:value-type="date">
            <text:p>2019-10-14 06:10:48</text:p>
          </table:table-cell>
          <table:table-cell table:formula="of:=TRUNC([.A213])" office:value-type="float" office:value="43752" calcext:value-type="float">
            <text:p>43752</text:p>
          </table:table-cell>
          <table:table-cell table:style-name="ce12" table:formula="of:=[.B213]-[.C213]" office:value-type="date" office:date-value="1899-12-30T06:10:47.95872517861" calcext:value-type="date">
            <text:p>12/30/99 06:10 AM</text:p>
          </table:table-cell>
          <table:table-cell table:formula="of:=MOD([.E212]-[.$E$2];[.$H$2])+1+[.$E$2]" office:value-type="float" office:value="161" calcext:value-type="float">
            <text:p>161</text:p>
          </table:table-cell>
          <table:table-cell table:formula="of:=MOD([.F212]+1/[.$H$2];5)" office:value-type="float" office:value="0.25" calcext:value-type="float">
            <text:p>0,25</text:p>
          </table:table-cell>
          <table:table-cell table:formula="of:=IF([.F213]&lt;0.000001;[.G212]+2+1/[.$H$2];[.G212]+1/[.$H$2])" office:value-type="float" office:value="7.25000000000001" calcext:value-type="float">
            <text:p>7,25000000000001</text:p>
          </table:table-cell>
          <table:table-cell table:number-columns-repeated="4"/>
          <table:table-cell table:style-name="ce36" table:formula="of:=SUM(MOD(SUM([.L212]-[.L$2];[.T$2]);[.R$2]-[.L$2]);[.L$2])" office:value-type="time" office:time-value="PT03H40M00S" calcext:value-type="time">
            <text:p>03:40:00</text:p>
          </table:table-cell>
          <table:table-cell table:style-name="ce11" table:formula="of:=IF([.L213]&lt;[.L212];[.M212]+[.H$2];[.M212])" office:value-type="float" office:value="120" calcext:value-type="float">
            <text:p>120</text:p>
          </table:table-cell>
          <table:table-cell table:style-name="ce11" table:formula="of:=OFFSET([.C$4];[.M213];0)" office:value-type="float" office:value="43748" calcext:value-type="float">
            <text:p>43748</text:p>
          </table:table-cell>
          <table:table-cell table:style-name="ce37" table:formula="of:=[.L213]" office:value-type="float" office:value="0.152777777777776" calcext:value-type="float">
            <text:p>0.152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3];0)&lt;=[.O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05:48:48.097539" calcext:value-type="date">
            <text:p>2019-10-14 05:48:48</text:p>
          </table:table-cell>
          <table:table-cell table:style-name="ce7" table:formula="of:=[.A214]" office:value-type="date" office:date-value="2019-10-14T05:48:48.097539" calcext:value-type="date">
            <text:p>2019-10-14 05:48:48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05:48:48.09753902256" calcext:value-type="date">
            <text:p>12/30/99 05:48 AM</text:p>
          </table:table-cell>
          <table:table-cell table:formula="of:=MOD([.E213]-[.$E$2];[.$H$2])+1+[.$E$2]" office:value-type="float" office:value="162" calcext:value-type="float">
            <text:p>162</text:p>
          </table:table-cell>
          <table:table-cell table:formula="of:=MOD([.F213]+1/[.$H$2];5)" office:value-type="float" office:value="0.275" calcext:value-type="float">
            <text:p>0,275</text:p>
          </table:table-cell>
          <table:table-cell table:formula="of:=IF([.F214]&lt;0.000001;[.G213]+2+1/[.$H$2];[.G213]+1/[.$H$2])" office:value-type="float" office:value="7.27500000000001" calcext:value-type="float">
            <text:p>7,27500000000001</text:p>
          </table:table-cell>
          <table:table-cell table:number-columns-repeated="4"/>
          <table:table-cell table:style-name="ce36" table:formula="of:=SUM(MOD(SUM([.L213]-[.L$2];[.T$2]);[.R$2]-[.L$2]);[.L$2])" office:value-type="time" office:time-value="PT03H50M00S" calcext:value-type="time">
            <text:p>03:50:00</text:p>
          </table:table-cell>
          <table:table-cell table:style-name="ce11" table:formula="of:=IF([.L214]&lt;[.L213];[.M213]+[.H$2];[.M213])" office:value-type="float" office:value="120" calcext:value-type="float">
            <text:p>120</text:p>
          </table:table-cell>
          <table:table-cell table:style-name="ce11" table:formula="of:=OFFSET([.C$4];[.M214];0)" office:value-type="float" office:value="43748" calcext:value-type="float">
            <text:p>43748</text:p>
          </table:table-cell>
          <table:table-cell table:style-name="ce37" table:formula="of:=[.L214]" office:value-type="float" office:value="0.15972222222222" calcext:value-type="float">
            <text:p>0.15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4];0)&lt;=[.O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06:08:57.558302" calcext:value-type="date">
            <text:p>2019-10-14 06:08:58</text:p>
          </table:table-cell>
          <table:table-cell table:style-name="ce7" table:formula="of:=[.A215]" office:value-type="date" office:date-value="2019-10-14T06:08:57.558302" calcext:value-type="date">
            <text:p>2019-10-14 06:08:58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06:08:57.55830244627" calcext:value-type="date">
            <text:p>12/30/99 06:08 AM</text:p>
          </table:table-cell>
          <table:table-cell table:formula="of:=MOD([.E214]-[.$E$2];[.$H$2])+1+[.$E$2]" office:value-type="float" office:value="163" calcext:value-type="float">
            <text:p>163</text:p>
          </table:table-cell>
          <table:table-cell table:formula="of:=MOD([.F214]+1/[.$H$2];5)" office:value-type="float" office:value="0.3" calcext:value-type="float">
            <text:p>0,3</text:p>
          </table:table-cell>
          <table:table-cell table:formula="of:=IF([.F215]&lt;0.000001;[.G214]+2+1/[.$H$2];[.G214]+1/[.$H$2])" office:value-type="float" office:value="7.30000000000001" calcext:value-type="float">
            <text:p>7,30000000000001</text:p>
          </table:table-cell>
          <table:table-cell table:number-columns-repeated="4"/>
          <table:table-cell table:style-name="ce36" table:formula="of:=SUM(MOD(SUM([.L214]-[.L$2];[.T$2]);[.R$2]-[.L$2]);[.L$2])" office:value-type="time" office:time-value="PT04H00M00S" calcext:value-type="time">
            <text:p>04:00:00</text:p>
          </table:table-cell>
          <table:table-cell table:style-name="ce11" table:formula="of:=IF([.L215]&lt;[.L214];[.M214]+[.H$2];[.M214])" office:value-type="float" office:value="120" calcext:value-type="float">
            <text:p>120</text:p>
          </table:table-cell>
          <table:table-cell table:style-name="ce11" table:formula="of:=OFFSET([.C$4];[.M215];0)" office:value-type="float" office:value="43748" calcext:value-type="float">
            <text:p>43748</text:p>
          </table:table-cell>
          <table:table-cell table:style-name="ce37" table:formula="of:=[.L215]" office:value-type="float" office:value="0.166666666666665" calcext:value-type="float">
            <text:p>0.16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5];0)&lt;=[.O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05:56:56.765883" calcext:value-type="date">
            <text:p>2019-10-14 05:56:57</text:p>
          </table:table-cell>
          <table:table-cell table:style-name="ce7" table:formula="of:=[.A216]" office:value-type="date" office:date-value="2019-10-14T05:56:56.765883" calcext:value-type="date">
            <text:p>2019-10-14 05:56:57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05:56:56.76588272676" calcext:value-type="date">
            <text:p>12/30/99 05:56 AM</text:p>
          </table:table-cell>
          <table:table-cell table:formula="of:=MOD([.E215]-[.$E$2];[.$H$2])+1+[.$E$2]" office:value-type="float" office:value="164" calcext:value-type="float">
            <text:p>164</text:p>
          </table:table-cell>
          <table:table-cell table:formula="of:=MOD([.F215]+1/[.$H$2];5)" office:value-type="float" office:value="0.325" calcext:value-type="float">
            <text:p>0,325</text:p>
          </table:table-cell>
          <table:table-cell table:formula="of:=IF([.F216]&lt;0.000001;[.G215]+2+1/[.$H$2];[.G215]+1/[.$H$2])" office:value-type="float" office:value="7.32500000000001" calcext:value-type="float">
            <text:p>7,32500000000001</text:p>
          </table:table-cell>
          <table:table-cell table:number-columns-repeated="4"/>
          <table:table-cell table:style-name="ce36" table:formula="of:=SUM(MOD(SUM([.L215]-[.L$2];[.T$2]);[.R$2]-[.L$2]);[.L$2])" office:value-type="time" office:time-value="PT04H10M00S" calcext:value-type="time">
            <text:p>04:10:00</text:p>
          </table:table-cell>
          <table:table-cell table:style-name="ce11" table:formula="of:=IF([.L216]&lt;[.L215];[.M215]+[.H$2];[.M215])" office:value-type="float" office:value="120" calcext:value-type="float">
            <text:p>120</text:p>
          </table:table-cell>
          <table:table-cell table:style-name="ce11" table:formula="of:=OFFSET([.C$4];[.M216];0)" office:value-type="float" office:value="43748" calcext:value-type="float">
            <text:p>43748</text:p>
          </table:table-cell>
          <table:table-cell table:style-name="ce37" table:formula="of:=[.L216]" office:value-type="float" office:value="0.173611111111109" calcext:value-type="float">
            <text:p>0.17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6];0)&lt;=[.O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06:29:49.338241" calcext:value-type="date">
            <text:p>2019-10-14 06:29:49</text:p>
          </table:table-cell>
          <table:table-cell table:style-name="ce7" table:formula="of:=[.A217]" office:value-type="date" office:date-value="2019-10-14T06:29:49.338241" calcext:value-type="date">
            <text:p>2019-10-14 06:29:49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06:29:49.3382407492" calcext:value-type="date">
            <text:p>12/30/99 06:29 AM</text:p>
          </table:table-cell>
          <table:table-cell table:formula="of:=MOD([.E216]-[.$E$2];[.$H$2])+1+[.$E$2]" office:value-type="float" office:value="165" calcext:value-type="float">
            <text:p>165</text:p>
          </table:table-cell>
          <table:table-cell table:formula="of:=MOD([.F216]+1/[.$H$2];5)" office:value-type="float" office:value="0.35" calcext:value-type="float">
            <text:p>0,35</text:p>
          </table:table-cell>
          <table:table-cell table:formula="of:=IF([.F217]&lt;0.000001;[.G216]+2+1/[.$H$2];[.G216]+1/[.$H$2])" office:value-type="float" office:value="7.35000000000001" calcext:value-type="float">
            <text:p>7,35000000000001</text:p>
          </table:table-cell>
          <table:table-cell table:number-columns-repeated="4"/>
          <table:table-cell table:style-name="ce36" table:formula="of:=SUM(MOD(SUM([.L216]-[.L$2];[.T$2]);[.R$2]-[.L$2]);[.L$2])" office:value-type="time" office:time-value="PT04H20M00S" calcext:value-type="time">
            <text:p>04:20:00</text:p>
          </table:table-cell>
          <table:table-cell table:style-name="ce11" table:formula="of:=IF([.L217]&lt;[.L216];[.M216]+[.H$2];[.M216])" office:value-type="float" office:value="120" calcext:value-type="float">
            <text:p>120</text:p>
          </table:table-cell>
          <table:table-cell table:style-name="ce11" table:formula="of:=OFFSET([.C$4];[.M217];0)" office:value-type="float" office:value="43748" calcext:value-type="float">
            <text:p>43748</text:p>
          </table:table-cell>
          <table:table-cell table:style-name="ce37" table:formula="of:=[.L217]" office:value-type="float" office:value="0.180555555555554" calcext:value-type="float">
            <text:p>0.18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7];0)&lt;=[.O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06:04:50.674491" calcext:value-type="date">
            <text:p>2019-10-14 06:04:51</text:p>
          </table:table-cell>
          <table:table-cell table:style-name="ce7" table:formula="of:=[.A218]" office:value-type="date" office:date-value="2019-10-14T06:04:50.674491" calcext:value-type="date">
            <text:p>2019-10-14 06:04:51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06:04:50.67449143622" calcext:value-type="date">
            <text:p>12/30/99 06:04 AM</text:p>
          </table:table-cell>
          <table:table-cell table:formula="of:=MOD([.E217]-[.$E$2];[.$H$2])+1+[.$E$2]" office:value-type="float" office:value="166" calcext:value-type="float">
            <text:p>166</text:p>
          </table:table-cell>
          <table:table-cell table:formula="of:=MOD([.F217]+1/[.$H$2];5)" office:value-type="float" office:value="0.375" calcext:value-type="float">
            <text:p>0,375</text:p>
          </table:table-cell>
          <table:table-cell table:formula="of:=IF([.F218]&lt;0.000001;[.G217]+2+1/[.$H$2];[.G217]+1/[.$H$2])" office:value-type="float" office:value="7.37500000000001" calcext:value-type="float">
            <text:p>7,37500000000001</text:p>
          </table:table-cell>
          <table:table-cell table:number-columns-repeated="4"/>
          <table:table-cell table:style-name="ce36" table:formula="of:=SUM(MOD(SUM([.L217]-[.L$2];[.T$2]);[.R$2]-[.L$2]);[.L$2])" office:value-type="time" office:time-value="PT04H30M00S" calcext:value-type="time">
            <text:p>04:30:00</text:p>
          </table:table-cell>
          <table:table-cell table:style-name="ce11" table:formula="of:=IF([.L218]&lt;[.L217];[.M217]+[.H$2];[.M217])" office:value-type="float" office:value="120" calcext:value-type="float">
            <text:p>120</text:p>
          </table:table-cell>
          <table:table-cell table:style-name="ce11" table:formula="of:=OFFSET([.C$4];[.M218];0)" office:value-type="float" office:value="43748" calcext:value-type="float">
            <text:p>43748</text:p>
          </table:table-cell>
          <table:table-cell table:style-name="ce37" table:formula="of:=[.L218]" office:value-type="float" office:value="0.187499999999998" calcext:value-type="float">
            <text:p>0.18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8];0)&lt;=[.O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05:52:48.400514" calcext:value-type="date">
            <text:p>2019-10-14 05:52:48</text:p>
          </table:table-cell>
          <table:table-cell table:style-name="ce7" table:formula="of:=[.A219]" office:value-type="date" office:date-value="2019-10-14T05:52:48.400514" calcext:value-type="date">
            <text:p>2019-10-14 05:52:48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05:52:48.40051417239" calcext:value-type="date">
            <text:p>12/30/99 05:52 AM</text:p>
          </table:table-cell>
          <table:table-cell table:formula="of:=MOD([.E218]-[.$E$2];[.$H$2])+1+[.$E$2]" office:value-type="float" office:value="167" calcext:value-type="float">
            <text:p>167</text:p>
          </table:table-cell>
          <table:table-cell table:formula="of:=MOD([.F218]+1/[.$H$2];5)" office:value-type="float" office:value="0.4" calcext:value-type="float">
            <text:p>0,4</text:p>
          </table:table-cell>
          <table:table-cell table:formula="of:=IF([.F219]&lt;0.000001;[.G218]+2+1/[.$H$2];[.G218]+1/[.$H$2])" office:value-type="float" office:value="7.40000000000001" calcext:value-type="float">
            <text:p>7,40000000000001</text:p>
          </table:table-cell>
          <table:table-cell table:number-columns-repeated="4"/>
          <table:table-cell table:style-name="ce36" table:formula="of:=SUM(MOD(SUM([.L218]-[.L$2];[.T$2]);[.R$2]-[.L$2]);[.L$2])" office:value-type="time" office:time-value="PT04H40M00S" calcext:value-type="time">
            <text:p>04:40:00</text:p>
          </table:table-cell>
          <table:table-cell table:style-name="ce11" table:formula="of:=IF([.L219]&lt;[.L218];[.M218]+[.H$2];[.M218])" office:value-type="float" office:value="120" calcext:value-type="float">
            <text:p>120</text:p>
          </table:table-cell>
          <table:table-cell table:style-name="ce11" table:formula="of:=OFFSET([.C$4];[.M219];0)" office:value-type="float" office:value="43748" calcext:value-type="float">
            <text:p>43748</text:p>
          </table:table-cell>
          <table:table-cell table:style-name="ce37" table:formula="of:=[.L219]" office:value-type="float" office:value="0.194444444444443" calcext:value-type="float">
            <text:p>0.194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9];0)&lt;=[.O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06:00:24.457628" calcext:value-type="date">
            <text:p>2019-10-14 06:00:24</text:p>
          </table:table-cell>
          <table:table-cell table:style-name="ce7" table:formula="of:=[.A220]" office:value-type="date" office:date-value="2019-10-14T06:00:24.457628" calcext:value-type="date">
            <text:p>2019-10-14 06:00:24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06:00:24.45762797724" calcext:value-type="date">
            <text:p>12/30/99 06:00 AM</text:p>
          </table:table-cell>
          <table:table-cell table:formula="of:=MOD([.E219]-[.$E$2];[.$H$2])+1+[.$E$2]" office:value-type="float" office:value="168" calcext:value-type="float">
            <text:p>168</text:p>
          </table:table-cell>
          <table:table-cell table:formula="of:=MOD([.F219]+1/[.$H$2];5)" office:value-type="float" office:value="0.425" calcext:value-type="float">
            <text:p>0,425</text:p>
          </table:table-cell>
          <table:table-cell table:formula="of:=IF([.F220]&lt;0.000001;[.G219]+2+1/[.$H$2];[.G219]+1/[.$H$2])" office:value-type="float" office:value="7.42500000000001" calcext:value-type="float">
            <text:p>7,42500000000001</text:p>
          </table:table-cell>
          <table:table-cell table:number-columns-repeated="4"/>
          <table:table-cell table:style-name="ce36" table:formula="of:=SUM(MOD(SUM([.L219]-[.L$2];[.T$2]);[.R$2]-[.L$2]);[.L$2])" office:value-type="time" office:time-value="PT04H50M00S" calcext:value-type="time">
            <text:p>04:50:00</text:p>
          </table:table-cell>
          <table:table-cell table:style-name="ce11" table:formula="of:=IF([.L220]&lt;[.L219];[.M219]+[.H$2];[.M219])" office:value-type="float" office:value="120" calcext:value-type="float">
            <text:p>120</text:p>
          </table:table-cell>
          <table:table-cell table:style-name="ce11" table:formula="of:=OFFSET([.C$4];[.M220];0)" office:value-type="float" office:value="43748" calcext:value-type="float">
            <text:p>43748</text:p>
          </table:table-cell>
          <table:table-cell table:style-name="ce37" table:formula="of:=[.L220]" office:value-type="float" office:value="0.201388888888887" calcext:value-type="float">
            <text:p>0.201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0];0)&lt;=[.O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05:41:36.914357" calcext:value-type="date">
            <text:p>2019-10-14 05:41:37</text:p>
          </table:table-cell>
          <table:table-cell table:style-name="ce7" table:formula="of:=[.A221]" office:value-type="date" office:date-value="2019-10-14T05:41:36.914357" calcext:value-type="date">
            <text:p>2019-10-14 05:41:37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05:41:36.91435738932" calcext:value-type="date">
            <text:p>12/30/99 05:41 AM</text:p>
          </table:table-cell>
          <table:table-cell table:formula="of:=MOD([.E220]-[.$E$2];[.$H$2])+1+[.$E$2]" office:value-type="float" office:value="169" calcext:value-type="float">
            <text:p>169</text:p>
          </table:table-cell>
          <table:table-cell table:formula="of:=MOD([.F220]+1/[.$H$2];5)" office:value-type="float" office:value="0.45" calcext:value-type="float">
            <text:p>0,45</text:p>
          </table:table-cell>
          <table:table-cell table:formula="of:=IF([.F221]&lt;0.000001;[.G220]+2+1/[.$H$2];[.G220]+1/[.$H$2])" office:value-type="float" office:value="7.45000000000001" calcext:value-type="float">
            <text:p>7,45000000000001</text:p>
          </table:table-cell>
          <table:table-cell table:number-columns-repeated="4"/>
          <table:table-cell table:style-name="ce36" table:formula="of:=SUM(MOD(SUM([.L220]-[.L$2];[.T$2]);[.R$2]-[.L$2]);[.L$2])" office:value-type="time" office:time-value="PT05H00M00S" calcext:value-type="time">
            <text:p>05:00:00</text:p>
          </table:table-cell>
          <table:table-cell table:style-name="ce11" table:formula="of:=IF([.L221]&lt;[.L220];[.M220]+[.H$2];[.M220])" office:value-type="float" office:value="120" calcext:value-type="float">
            <text:p>120</text:p>
          </table:table-cell>
          <table:table-cell table:style-name="ce11" table:formula="of:=OFFSET([.C$4];[.M221];0)" office:value-type="float" office:value="43748" calcext:value-type="float">
            <text:p>43748</text:p>
          </table:table-cell>
          <table:table-cell table:style-name="ce37" table:formula="of:=[.L221]" office:value-type="float" office:value="0.208333333333332" calcext:value-type="float">
            <text:p>0.208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1];0)&lt;=[.O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05:35:27.309827" calcext:value-type="date">
            <text:p>2019-10-14 05:35:27</text:p>
          </table:table-cell>
          <table:table-cell table:style-name="ce7" table:formula="of:=[.A222]" office:value-type="date" office:date-value="2019-10-14T05:35:27.309827" calcext:value-type="date">
            <text:p>2019-10-14 05:35:27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05:35:27.3098267382" calcext:value-type="date">
            <text:p>12/30/99 05:35 AM</text:p>
          </table:table-cell>
          <table:table-cell table:formula="of:=MOD([.E221]-[.$E$2];[.$H$2])+1+[.$E$2]" office:value-type="float" office:value="170" calcext:value-type="float">
            <text:p>170</text:p>
          </table:table-cell>
          <table:table-cell table:formula="of:=MOD([.F221]+1/[.$H$2];5)" office:value-type="float" office:value="0.475" calcext:value-type="float">
            <text:p>0,475</text:p>
          </table:table-cell>
          <table:table-cell table:formula="of:=IF([.F222]&lt;0.000001;[.G221]+2+1/[.$H$2];[.G221]+1/[.$H$2])" office:value-type="float" office:value="7.47500000000001" calcext:value-type="float">
            <text:p>7,47500000000001</text:p>
          </table:table-cell>
          <table:table-cell table:number-columns-repeated="4"/>
          <table:table-cell table:style-name="ce36" table:formula="of:=SUM(MOD(SUM([.L221]-[.L$2];[.T$2]);[.R$2]-[.L$2]);[.L$2])" office:value-type="time" office:time-value="PT05H10M00S" calcext:value-type="time">
            <text:p>05:10:00</text:p>
          </table:table-cell>
          <table:table-cell table:style-name="ce11" table:formula="of:=IF([.L222]&lt;[.L221];[.M221]+[.H$2];[.M221])" office:value-type="float" office:value="120" calcext:value-type="float">
            <text:p>120</text:p>
          </table:table-cell>
          <table:table-cell table:style-name="ce11" table:formula="of:=OFFSET([.C$4];[.M222];0)" office:value-type="float" office:value="43748" calcext:value-type="float">
            <text:p>43748</text:p>
          </table:table-cell>
          <table:table-cell table:style-name="ce37" table:formula="of:=[.L222]" office:value-type="float" office:value="0.215277777777776" calcext:value-type="float">
            <text:p>0.215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2];0)&lt;=[.O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05:57:04.495814" calcext:value-type="date">
            <text:p>2019-10-14 05:57:04</text:p>
          </table:table-cell>
          <table:table-cell table:style-name="ce7" table:formula="of:=[.A223]" office:value-type="date" office:date-value="2019-10-14T05:57:04.495814" calcext:value-type="date">
            <text:p>2019-10-14 05:57:04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05:57:04.49581401888" calcext:value-type="date">
            <text:p>12/30/99 05:57 AM</text:p>
          </table:table-cell>
          <table:table-cell table:formula="of:=MOD([.E222]-[.$E$2];[.$H$2])+1+[.$E$2]" office:value-type="float" office:value="171" calcext:value-type="float">
            <text:p>171</text:p>
          </table:table-cell>
          <table:table-cell table:formula="of:=MOD([.F222]+1/[.$H$2];5)" office:value-type="float" office:value="0.5" calcext:value-type="float">
            <text:p>0,5</text:p>
          </table:table-cell>
          <table:table-cell table:formula="of:=IF([.F223]&lt;0.000001;[.G222]+2+1/[.$H$2];[.G222]+1/[.$H$2])" office:value-type="float" office:value="7.50000000000001" calcext:value-type="float">
            <text:p>7,50000000000001</text:p>
          </table:table-cell>
          <table:table-cell table:number-columns-repeated="4"/>
          <table:table-cell table:style-name="ce36" table:formula="of:=SUM(MOD(SUM([.L222]-[.L$2];[.T$2]);[.R$2]-[.L$2]);[.L$2])" office:value-type="time" office:time-value="PT05H20M00S" calcext:value-type="time">
            <text:p>05:20:00</text:p>
          </table:table-cell>
          <table:table-cell table:style-name="ce11" table:formula="of:=IF([.L223]&lt;[.L222];[.M222]+[.H$2];[.M222])" office:value-type="float" office:value="120" calcext:value-type="float">
            <text:p>120</text:p>
          </table:table-cell>
          <table:table-cell table:style-name="ce11" table:formula="of:=OFFSET([.C$4];[.M223];0)" office:value-type="float" office:value="43748" calcext:value-type="float">
            <text:p>43748</text:p>
          </table:table-cell>
          <table:table-cell table:style-name="ce37" table:formula="of:=[.L223]" office:value-type="float" office:value="0.22222222222222" calcext:value-type="float">
            <text:p>0.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3];0)&lt;=[.O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05:55:08.962925" calcext:value-type="date">
            <text:p>2019-10-14 05:55:09</text:p>
          </table:table-cell>
          <table:table-cell table:style-name="ce7" table:formula="of:=[.A224]" office:value-type="date" office:date-value="2019-10-14T05:55:08.962925" calcext:value-type="date">
            <text:p>2019-10-14 05:55:09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05:55:08.96292503458" calcext:value-type="date">
            <text:p>12/30/99 05:55 AM</text:p>
          </table:table-cell>
          <table:table-cell table:formula="of:=MOD([.E223]-[.$E$2];[.$H$2])+1+[.$E$2]" office:value-type="float" office:value="172" calcext:value-type="float">
            <text:p>172</text:p>
          </table:table-cell>
          <table:table-cell table:formula="of:=MOD([.F223]+1/[.$H$2];5)" office:value-type="float" office:value="0.525" calcext:value-type="float">
            <text:p>0,525</text:p>
          </table:table-cell>
          <table:table-cell table:formula="of:=IF([.F224]&lt;0.000001;[.G223]+2+1/[.$H$2];[.G223]+1/[.$H$2])" office:value-type="float" office:value="7.52500000000001" calcext:value-type="float">
            <text:p>7,52500000000001</text:p>
          </table:table-cell>
          <table:table-cell table:number-columns-repeated="4"/>
          <table:table-cell table:style-name="ce36" table:formula="of:=SUM(MOD(SUM([.L223]-[.L$2];[.T$2]);[.R$2]-[.L$2]);[.L$2])" office:value-type="time" office:time-value="PT05H30M00S" calcext:value-type="time">
            <text:p>05:30:00</text:p>
          </table:table-cell>
          <table:table-cell table:style-name="ce11" table:formula="of:=IF([.L224]&lt;[.L223];[.M223]+[.H$2];[.M223])" office:value-type="float" office:value="120" calcext:value-type="float">
            <text:p>120</text:p>
          </table:table-cell>
          <table:table-cell table:style-name="ce11" table:formula="of:=OFFSET([.C$4];[.M224];0)" office:value-type="float" office:value="43748" calcext:value-type="float">
            <text:p>43748</text:p>
          </table:table-cell>
          <table:table-cell table:style-name="ce37" table:formula="of:=[.L224]" office:value-type="float" office:value="0.229166666666665" calcext:value-type="float">
            <text:p>0.229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4];0)&lt;=[.O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05:53:57.514712" calcext:value-type="date">
            <text:p>2019-10-14 05:53:58</text:p>
          </table:table-cell>
          <table:table-cell table:style-name="ce7" table:formula="of:=[.A225]" office:value-type="date" office:date-value="2019-10-14T05:53:57.514712" calcext:value-type="date">
            <text:p>2019-10-14 05:53:58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05:53:57.51471193973" calcext:value-type="date">
            <text:p>12/30/99 05:53 AM</text:p>
          </table:table-cell>
          <table:table-cell table:formula="of:=MOD([.E224]-[.$E$2];[.$H$2])+1+[.$E$2]" office:value-type="float" office:value="173" calcext:value-type="float">
            <text:p>173</text:p>
          </table:table-cell>
          <table:table-cell table:formula="of:=MOD([.F224]+1/[.$H$2];5)" office:value-type="float" office:value="0.55" calcext:value-type="float">
            <text:p>0,55</text:p>
          </table:table-cell>
          <table:table-cell table:formula="of:=IF([.F225]&lt;0.000001;[.G224]+2+1/[.$H$2];[.G224]+1/[.$H$2])" office:value-type="float" office:value="7.55000000000001" calcext:value-type="float">
            <text:p>7,55000000000001</text:p>
          </table:table-cell>
          <table:table-cell table:number-columns-repeated="4"/>
          <table:table-cell table:style-name="ce36" table:formula="of:=SUM(MOD(SUM([.L224]-[.L$2];[.T$2]);[.R$2]-[.L$2]);[.L$2])" office:value-type="time" office:time-value="PT05H40M00S" calcext:value-type="time">
            <text:p>05:40:00</text:p>
          </table:table-cell>
          <table:table-cell table:style-name="ce11" table:formula="of:=IF([.L225]&lt;[.L224];[.M224]+[.H$2];[.M224])" office:value-type="float" office:value="120" calcext:value-type="float">
            <text:p>120</text:p>
          </table:table-cell>
          <table:table-cell table:style-name="ce11" table:formula="of:=OFFSET([.C$4];[.M225];0)" office:value-type="float" office:value="43748" calcext:value-type="float">
            <text:p>43748</text:p>
          </table:table-cell>
          <table:table-cell table:style-name="ce37" table:formula="of:=[.L225]" office:value-type="float" office:value="0.236111111111109" calcext:value-type="float">
            <text:p>0.236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5];0)&lt;=[.O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06:04:38.538718" calcext:value-type="date">
            <text:p>2019-10-14 06:04:39</text:p>
          </table:table-cell>
          <table:table-cell table:style-name="ce7" table:formula="of:=[.A226]" office:value-type="date" office:date-value="2019-10-14T06:04:38.538718" calcext:value-type="date">
            <text:p>2019-10-14 06:04:39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06:04:38.53871751577" calcext:value-type="date">
            <text:p>12/30/99 06:04 AM</text:p>
          </table:table-cell>
          <table:table-cell table:formula="of:=MOD([.E225]-[.$E$2];[.$H$2])+1+[.$E$2]" office:value-type="float" office:value="174" calcext:value-type="float">
            <text:p>174</text:p>
          </table:table-cell>
          <table:table-cell table:formula="of:=MOD([.F225]+1/[.$H$2];5)" office:value-type="float" office:value="0.575" calcext:value-type="float">
            <text:p>0,575</text:p>
          </table:table-cell>
          <table:table-cell table:formula="of:=IF([.F226]&lt;0.000001;[.G225]+2+1/[.$H$2];[.G225]+1/[.$H$2])" office:value-type="float" office:value="7.57500000000001" calcext:value-type="float">
            <text:p>7,57500000000001</text:p>
          </table:table-cell>
          <table:table-cell table:number-columns-repeated="4"/>
          <table:table-cell table:style-name="ce36" table:formula="of:=SUM(MOD(SUM([.L225]-[.L$2];[.T$2]);[.R$2]-[.L$2]);[.L$2])" office:value-type="time" office:time-value="PT05H50M00S" calcext:value-type="time">
            <text:p>05:50:00</text:p>
          </table:table-cell>
          <table:table-cell table:style-name="ce11" table:formula="of:=IF([.L226]&lt;[.L225];[.M225]+[.H$2];[.M225])" office:value-type="float" office:value="120" calcext:value-type="float">
            <text:p>120</text:p>
          </table:table-cell>
          <table:table-cell table:style-name="ce11" table:formula="of:=OFFSET([.C$4];[.M226];0)" office:value-type="float" office:value="43748" calcext:value-type="float">
            <text:p>43748</text:p>
          </table:table-cell>
          <table:table-cell table:style-name="ce37" table:formula="of:=[.L226]" office:value-type="float" office:value="0.243055555555554" calcext:value-type="float">
            <text:p>0.243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6];0)&lt;=[.O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05:40:50.992614" calcext:value-type="date">
            <text:p>2019-10-14 05:40:51</text:p>
          </table:table-cell>
          <table:table-cell table:style-name="ce7" table:formula="of:=[.A227]" office:value-type="date" office:date-value="2019-10-14T05:40:50.992614" calcext:value-type="date">
            <text:p>2019-10-14 05:40:51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05:40:50.99261391442" calcext:value-type="date">
            <text:p>12/30/99 05:40 AM</text:p>
          </table:table-cell>
          <table:table-cell table:formula="of:=MOD([.E226]-[.$E$2];[.$H$2])+1+[.$E$2]" office:value-type="float" office:value="175" calcext:value-type="float">
            <text:p>175</text:p>
          </table:table-cell>
          <table:table-cell table:formula="of:=MOD([.F226]+1/[.$H$2];5)" office:value-type="float" office:value="0.6" calcext:value-type="float">
            <text:p>0,6</text:p>
          </table:table-cell>
          <table:table-cell table:formula="of:=IF([.F227]&lt;0.000001;[.G226]+2+1/[.$H$2];[.G226]+1/[.$H$2])" office:value-type="float" office:value="7.60000000000001" calcext:value-type="float">
            <text:p>7,60000000000001</text:p>
          </table:table-cell>
          <table:table-cell table:number-columns-repeated="4"/>
          <table:table-cell table:style-name="ce36" table:formula="of:=SUM(MOD(SUM([.L226]-[.L$2];[.T$2]);[.R$2]-[.L$2]);[.L$2])" office:value-type="time" office:time-value="PT06H00M00S" calcext:value-type="time">
            <text:p>06:00:00</text:p>
          </table:table-cell>
          <table:table-cell table:style-name="ce11" table:formula="of:=IF([.L227]&lt;[.L226];[.M226]+[.H$2];[.M226])" office:value-type="float" office:value="120" calcext:value-type="float">
            <text:p>120</text:p>
          </table:table-cell>
          <table:table-cell table:style-name="ce11" table:formula="of:=OFFSET([.C$4];[.M227];0)" office:value-type="float" office:value="43748" calcext:value-type="float">
            <text:p>43748</text:p>
          </table:table-cell>
          <table:table-cell table:style-name="ce37" table:formula="of:=[.L227]" office:value-type="float" office:value="0.249999999999998" calcext:value-type="float">
            <text:p>0.249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7];0)&lt;=[.O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05:33:41.561392" calcext:value-type="date">
            <text:p>2019-10-14 05:33:42</text:p>
          </table:table-cell>
          <table:table-cell table:style-name="ce7" table:formula="of:=[.A228]" office:value-type="date" office:date-value="2019-10-14T05:33:41.561392" calcext:value-type="date">
            <text:p>2019-10-14 05:33:42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05:33:41.56139232684" calcext:value-type="date">
            <text:p>12/30/99 05:33 AM</text:p>
          </table:table-cell>
          <table:table-cell table:formula="of:=MOD([.E227]-[.$E$2];[.$H$2])+1+[.$E$2]" office:value-type="float" office:value="176" calcext:value-type="float">
            <text:p>176</text:p>
          </table:table-cell>
          <table:table-cell table:formula="of:=MOD([.F227]+1/[.$H$2];5)" office:value-type="float" office:value="0.625" calcext:value-type="float">
            <text:p>0,625</text:p>
          </table:table-cell>
          <table:table-cell table:formula="of:=IF([.F228]&lt;0.000001;[.G227]+2+1/[.$H$2];[.G227]+1/[.$H$2])" office:value-type="float" office:value="7.62500000000001" calcext:value-type="float">
            <text:p>7,62500000000001</text:p>
          </table:table-cell>
          <table:table-cell table:number-columns-repeated="4"/>
          <table:table-cell table:style-name="ce36" table:formula="of:=SUM(MOD(SUM([.L227]-[.L$2];[.T$2]);[.R$2]-[.L$2]);[.L$2])" office:value-type="time" office:time-value="PT06H10M00S" calcext:value-type="time">
            <text:p>06:10:00</text:p>
          </table:table-cell>
          <table:table-cell table:style-name="ce11" table:formula="of:=IF([.L228]&lt;[.L227];[.M227]+[.H$2];[.M227])" office:value-type="float" office:value="120" calcext:value-type="float">
            <text:p>120</text:p>
          </table:table-cell>
          <table:table-cell table:style-name="ce11" table:formula="of:=OFFSET([.C$4];[.M228];0)" office:value-type="float" office:value="43748" calcext:value-type="float">
            <text:p>43748</text:p>
          </table:table-cell>
          <table:table-cell table:style-name="ce37" table:formula="of:=[.L228]" office:value-type="float" office:value="0.256944444444443" calcext:value-type="float">
            <text:p>0.25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8];0)&lt;=[.O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05:53:16.337359" calcext:value-type="date">
            <text:p>2019-10-14 05:53:16</text:p>
          </table:table-cell>
          <table:table-cell table:style-name="ce7" table:formula="of:=[.A229]" office:value-type="date" office:date-value="2019-10-14T05:53:16.337359" calcext:value-type="date">
            <text:p>2019-10-14 05:53:16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05:53:16.33735909592" calcext:value-type="date">
            <text:p>12/30/99 05:53 AM</text:p>
          </table:table-cell>
          <table:table-cell table:formula="of:=MOD([.E228]-[.$E$2];[.$H$2])+1+[.$E$2]" office:value-type="float" office:value="177" calcext:value-type="float">
            <text:p>177</text:p>
          </table:table-cell>
          <table:table-cell table:formula="of:=MOD([.F228]+1/[.$H$2];5)" office:value-type="float" office:value="0.65" calcext:value-type="float">
            <text:p>0,65</text:p>
          </table:table-cell>
          <table:table-cell table:formula="of:=IF([.F229]&lt;0.000001;[.G228]+2+1/[.$H$2];[.G228]+1/[.$H$2])" office:value-type="float" office:value="7.65000000000001" calcext:value-type="float">
            <text:p>7,65000000000001</text:p>
          </table:table-cell>
          <table:table-cell table:number-columns-repeated="4"/>
          <table:table-cell table:style-name="ce36" table:formula="of:=SUM(MOD(SUM([.L228]-[.L$2];[.T$2]);[.R$2]-[.L$2]);[.L$2])" office:value-type="time" office:time-value="PT06H20M00S" calcext:value-type="time">
            <text:p>06:20:00</text:p>
          </table:table-cell>
          <table:table-cell table:style-name="ce11" table:formula="of:=IF([.L229]&lt;[.L228];[.M228]+[.H$2];[.M228])" office:value-type="float" office:value="120" calcext:value-type="float">
            <text:p>120</text:p>
          </table:table-cell>
          <table:table-cell table:style-name="ce11" table:formula="of:=OFFSET([.C$4];[.M229];0)" office:value-type="float" office:value="43748" calcext:value-type="float">
            <text:p>43748</text:p>
          </table:table-cell>
          <table:table-cell table:style-name="ce37" table:formula="of:=[.L229]" office:value-type="float" office:value="0.263888888888887" calcext:value-type="float">
            <text:p>0.263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9];0)&lt;=[.O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06:02:59.446616" calcext:value-type="date">
            <text:p>2019-10-14 06:02:59</text:p>
          </table:table-cell>
          <table:table-cell table:style-name="ce7" table:formula="of:=[.A230]" office:value-type="date" office:date-value="2019-10-14T06:02:59.446616" calcext:value-type="date">
            <text:p>2019-10-14 06:02:59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06:02:59.44661644287" calcext:value-type="date">
            <text:p>12/30/99 06:02 AM</text:p>
          </table:table-cell>
          <table:table-cell table:formula="of:=MOD([.E229]-[.$E$2];[.$H$2])+1+[.$E$2]" office:value-type="float" office:value="178" calcext:value-type="float">
            <text:p>178</text:p>
          </table:table-cell>
          <table:table-cell table:formula="of:=MOD([.F229]+1/[.$H$2];5)" office:value-type="float" office:value="0.675" calcext:value-type="float">
            <text:p>0,675</text:p>
          </table:table-cell>
          <table:table-cell table:formula="of:=IF([.F230]&lt;0.000001;[.G229]+2+1/[.$H$2];[.G229]+1/[.$H$2])" office:value-type="float" office:value="7.67500000000001" calcext:value-type="float">
            <text:p>7,67500000000001</text:p>
          </table:table-cell>
          <table:table-cell table:number-columns-repeated="4"/>
          <table:table-cell table:style-name="ce36" table:formula="of:=SUM(MOD(SUM([.L229]-[.L$2];[.T$2]);[.R$2]-[.L$2]);[.L$2])" office:value-type="time" office:time-value="PT06H30M00S" calcext:value-type="time">
            <text:p>06:30:00</text:p>
          </table:table-cell>
          <table:table-cell table:style-name="ce11" table:formula="of:=IF([.L230]&lt;[.L229];[.M229]+[.H$2];[.M229])" office:value-type="float" office:value="120" calcext:value-type="float">
            <text:p>120</text:p>
          </table:table-cell>
          <table:table-cell table:style-name="ce11" table:formula="of:=OFFSET([.C$4];[.M230];0)" office:value-type="float" office:value="43748" calcext:value-type="float">
            <text:p>43748</text:p>
          </table:table-cell>
          <table:table-cell table:style-name="ce37" table:formula="of:=[.L230]" office:value-type="float" office:value="0.270833333333331" calcext:value-type="float">
            <text:p>0.270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0];0)&lt;=[.O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05:53:16.940356" calcext:value-type="date">
            <text:p>2019-10-14 05:53:17</text:p>
          </table:table-cell>
          <table:table-cell table:style-name="ce7" table:formula="of:=[.A231]" office:value-type="date" office:date-value="2019-10-14T05:53:16.940356" calcext:value-type="date">
            <text:p>2019-10-14 05:53:17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05:53:16.9403563533" calcext:value-type="date">
            <text:p>12/30/99 05:53 AM</text:p>
          </table:table-cell>
          <table:table-cell table:formula="of:=MOD([.E230]-[.$E$2];[.$H$2])+1+[.$E$2]" office:value-type="float" office:value="179" calcext:value-type="float">
            <text:p>179</text:p>
          </table:table-cell>
          <table:table-cell table:formula="of:=MOD([.F230]+1/[.$H$2];5)" office:value-type="float" office:value="0.7" calcext:value-type="float">
            <text:p>0,7</text:p>
          </table:table-cell>
          <table:table-cell table:formula="of:=IF([.F231]&lt;0.000001;[.G230]+2+1/[.$H$2];[.G230]+1/[.$H$2])" office:value-type="float" office:value="7.70000000000001" calcext:value-type="float">
            <text:p>7,70000000000001</text:p>
          </table:table-cell>
          <table:table-cell table:number-columns-repeated="4"/>
          <table:table-cell table:style-name="ce36" table:formula="of:=SUM(MOD(SUM([.L230]-[.L$2];[.T$2]);[.R$2]-[.L$2]);[.L$2])" office:value-type="time" office:time-value="PT06H40M00S" calcext:value-type="time">
            <text:p>06:40:00</text:p>
          </table:table-cell>
          <table:table-cell table:style-name="ce11" table:formula="of:=IF([.L231]&lt;[.L230];[.M230]+[.H$2];[.M230])" office:value-type="float" office:value="120" calcext:value-type="float">
            <text:p>120</text:p>
          </table:table-cell>
          <table:table-cell table:style-name="ce11" table:formula="of:=OFFSET([.C$4];[.M231];0)" office:value-type="float" office:value="43748" calcext:value-type="float">
            <text:p>43748</text:p>
          </table:table-cell>
          <table:table-cell table:style-name="ce37" table:formula="of:=[.L231]" office:value-type="float" office:value="0.277777777777776" calcext:value-type="float">
            <text:p>0.277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1];0)&lt;=[.O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06:02:39.517974" calcext:value-type="date">
            <text:p>2019-10-14 06:02:40</text:p>
          </table:table-cell>
          <table:table-cell table:style-name="ce7" table:formula="of:=[.A232]" office:value-type="date" office:date-value="2019-10-14T06:02:39.517974" calcext:value-type="date">
            <text:p>2019-10-14 06:02:40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06:02:39.51797403395" calcext:value-type="date">
            <text:p>12/30/99 06:02 AM</text:p>
          </table:table-cell>
          <table:table-cell table:formula="of:=MOD([.E231]-[.$E$2];[.$H$2])+1+[.$E$2]" office:value-type="float" office:value="180" calcext:value-type="float">
            <text:p>180</text:p>
          </table:table-cell>
          <table:table-cell table:formula="of:=MOD([.F231]+1/[.$H$2];5)" office:value-type="float" office:value="0.725" calcext:value-type="float">
            <text:p>0,725</text:p>
          </table:table-cell>
          <table:table-cell table:formula="of:=IF([.F232]&lt;0.000001;[.G231]+2+1/[.$H$2];[.G231]+1/[.$H$2])" office:value-type="float" office:value="7.72500000000001" calcext:value-type="float">
            <text:p>7,72500000000001</text:p>
          </table:table-cell>
          <table:table-cell table:number-columns-repeated="4"/>
          <table:table-cell table:style-name="ce36" table:formula="of:=SUM(MOD(SUM([.L231]-[.L$2];[.T$2]);[.R$2]-[.L$2]);[.L$2])" office:value-type="time" office:time-value="PT06H50M00S" calcext:value-type="time">
            <text:p>06:50:00</text:p>
          </table:table-cell>
          <table:table-cell table:style-name="ce11" table:formula="of:=IF([.L232]&lt;[.L231];[.M231]+[.H$2];[.M231])" office:value-type="float" office:value="120" calcext:value-type="float">
            <text:p>120</text:p>
          </table:table-cell>
          <table:table-cell table:style-name="ce11" table:formula="of:=OFFSET([.C$4];[.M232];0)" office:value-type="float" office:value="43748" calcext:value-type="float">
            <text:p>43748</text:p>
          </table:table-cell>
          <table:table-cell table:style-name="ce37" table:formula="of:=[.L232]" office:value-type="float" office:value="0.28472222222222" calcext:value-type="float">
            <text:p>0.28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2];0)&lt;=[.O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05:41:28.515271" calcext:value-type="date">
            <text:p>2019-10-14 05:41:29</text:p>
          </table:table-cell>
          <table:table-cell table:style-name="ce7" table:formula="of:=[.A233]" office:value-type="date" office:date-value="2019-10-14T05:41:28.515271" calcext:value-type="date">
            <text:p>2019-10-14 05:41:29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05:41:28.51527110673" calcext:value-type="date">
            <text:p>12/30/99 05:41 AM</text:p>
          </table:table-cell>
          <table:table-cell table:formula="of:=MOD([.E232]-[.$E$2];[.$H$2])+1+[.$E$2]" office:value-type="float" office:value="181" calcext:value-type="float">
            <text:p>181</text:p>
          </table:table-cell>
          <table:table-cell table:formula="of:=MOD([.F232]+1/[.$H$2];5)" office:value-type="float" office:value="0.75" calcext:value-type="float">
            <text:p>0,75</text:p>
          </table:table-cell>
          <table:table-cell table:formula="of:=IF([.F233]&lt;0.000001;[.G232]+2+1/[.$H$2];[.G232]+1/[.$H$2])" office:value-type="float" office:value="7.75000000000001" calcext:value-type="float">
            <text:p>7,75000000000001</text:p>
          </table:table-cell>
          <table:table-cell table:number-columns-repeated="4"/>
          <table:table-cell table:style-name="ce36" table:formula="of:=SUM(MOD(SUM([.L232]-[.L$2];[.T$2]);[.R$2]-[.L$2]);[.L$2])" office:value-type="time" office:time-value="PT07H00M00S" calcext:value-type="time">
            <text:p>07:00:00</text:p>
          </table:table-cell>
          <table:table-cell table:style-name="ce11" table:formula="of:=IF([.L233]&lt;[.L232];[.M232]+[.H$2];[.M232])" office:value-type="float" office:value="120" calcext:value-type="float">
            <text:p>120</text:p>
          </table:table-cell>
          <table:table-cell table:style-name="ce11" table:formula="of:=OFFSET([.C$4];[.M233];0)" office:value-type="float" office:value="43748" calcext:value-type="float">
            <text:p>43748</text:p>
          </table:table-cell>
          <table:table-cell table:style-name="ce37" table:formula="of:=[.L233]" office:value-type="float" office:value="0.291666666666665" calcext:value-type="float">
            <text:p>0.29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06:21:20.346788" calcext:value-type="date">
            <text:p>2019-10-14 06:21:20</text:p>
          </table:table-cell>
          <table:table-cell table:style-name="ce7" table:formula="of:=[.A234]" office:value-type="date" office:date-value="2019-10-14T06:21:20.346788" calcext:value-type="date">
            <text:p>2019-10-14 06:21:20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06:21:20.34678823315" calcext:value-type="date">
            <text:p>12/30/99 06:21 AM</text:p>
          </table:table-cell>
          <table:table-cell table:formula="of:=MOD([.E233]-[.$E$2];[.$H$2])+1+[.$E$2]" office:value-type="float" office:value="182" calcext:value-type="float">
            <text:p>182</text:p>
          </table:table-cell>
          <table:table-cell table:formula="of:=MOD([.F233]+1/[.$H$2];5)" office:value-type="float" office:value="0.775" calcext:value-type="float">
            <text:p>0,775</text:p>
          </table:table-cell>
          <table:table-cell table:formula="of:=IF([.F234]&lt;0.000001;[.G233]+2+1/[.$H$2];[.G233]+1/[.$H$2])" office:value-type="float" office:value="7.77500000000001" calcext:value-type="float">
            <text:p>7,77500000000001</text:p>
          </table:table-cell>
          <table:table-cell table:number-columns-repeated="4"/>
          <table:table-cell table:style-name="ce36" table:formula="of:=SUM(MOD(SUM([.L233]-[.L$2];[.T$2]);[.R$2]-[.L$2]);[.L$2])" office:value-type="time" office:time-value="PT07H10M00S" calcext:value-type="time">
            <text:p>07:10:00</text:p>
          </table:table-cell>
          <table:table-cell table:style-name="ce11" table:formula="of:=IF([.L234]&lt;[.L233];[.M233]+[.H$2];[.M233])" office:value-type="float" office:value="120" calcext:value-type="float">
            <text:p>120</text:p>
          </table:table-cell>
          <table:table-cell table:style-name="ce11" table:formula="of:=OFFSET([.C$4];[.M234];0)" office:value-type="float" office:value="43748" calcext:value-type="float">
            <text:p>43748</text:p>
          </table:table-cell>
          <table:table-cell table:style-name="ce37" table:formula="of:=[.L234]" office:value-type="float" office:value="0.298611111111109" calcext:value-type="float">
            <text:p>0.29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4];0)&lt;=[.O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06:02:37.582948" calcext:value-type="date">
            <text:p>2019-10-14 06:02:38</text:p>
          </table:table-cell>
          <table:table-cell table:style-name="ce7" table:formula="of:=[.A235]" office:value-type="date" office:date-value="2019-10-14T06:02:37.582948" calcext:value-type="date">
            <text:p>2019-10-14 06:02:38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06:02:37.58294819389" calcext:value-type="date">
            <text:p>12/30/99 06:02 AM</text:p>
          </table:table-cell>
          <table:table-cell table:formula="of:=MOD([.E234]-[.$E$2];[.$H$2])+1+[.$E$2]" office:value-type="float" office:value="183" calcext:value-type="float">
            <text:p>183</text:p>
          </table:table-cell>
          <table:table-cell table:formula="of:=MOD([.F234]+1/[.$H$2];5)" office:value-type="float" office:value="0.8" calcext:value-type="float">
            <text:p>0,8</text:p>
          </table:table-cell>
          <table:table-cell table:formula="of:=IF([.F235]&lt;0.000001;[.G234]+2+1/[.$H$2];[.G234]+1/[.$H$2])" office:value-type="float" office:value="7.80000000000002" calcext:value-type="float">
            <text:p>7,80000000000002</text:p>
          </table:table-cell>
          <table:table-cell table:number-columns-repeated="4"/>
          <table:table-cell table:style-name="ce36" table:formula="of:=SUM(MOD(SUM([.L234]-[.L$2];[.T$2]);[.R$2]-[.L$2]);[.L$2])" office:value-type="time" office:time-value="PT07H20M00S" calcext:value-type="time">
            <text:p>07:20:00</text:p>
          </table:table-cell>
          <table:table-cell table:style-name="ce11" table:formula="of:=IF([.L235]&lt;[.L234];[.M234]+[.H$2];[.M234])" office:value-type="float" office:value="120" calcext:value-type="float">
            <text:p>120</text:p>
          </table:table-cell>
          <table:table-cell table:style-name="ce11" table:formula="of:=OFFSET([.C$4];[.M235];0)" office:value-type="float" office:value="43748" calcext:value-type="float">
            <text:p>43748</text:p>
          </table:table-cell>
          <table:table-cell table:style-name="ce37" table:formula="of:=[.L235]" office:value-type="float" office:value="0.305555555555554" calcext:value-type="float">
            <text:p>0.30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5];0)&lt;=[.O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05:53:08.892415" calcext:value-type="date">
            <text:p>2019-10-14 05:53:09</text:p>
          </table:table-cell>
          <table:table-cell table:style-name="ce7" table:formula="of:=[.A236]" office:value-type="date" office:date-value="2019-10-14T05:53:08.892415" calcext:value-type="date">
            <text:p>2019-10-14 05:53:09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05:53:08.8924154453" calcext:value-type="date">
            <text:p>12/30/99 05:53 AM</text:p>
          </table:table-cell>
          <table:table-cell table:formula="of:=MOD([.E235]-[.$E$2];[.$H$2])+1+[.$E$2]" office:value-type="float" office:value="184" calcext:value-type="float">
            <text:p>184</text:p>
          </table:table-cell>
          <table:table-cell table:formula="of:=MOD([.F235]+1/[.$H$2];5)" office:value-type="float" office:value="0.825" calcext:value-type="float">
            <text:p>0,825</text:p>
          </table:table-cell>
          <table:table-cell table:formula="of:=IF([.F236]&lt;0.000001;[.G235]+2+1/[.$H$2];[.G235]+1/[.$H$2])" office:value-type="float" office:value="7.82500000000002" calcext:value-type="float">
            <text:p>7,82500000000002</text:p>
          </table:table-cell>
          <table:table-cell table:number-columns-repeated="4"/>
          <table:table-cell table:style-name="ce36" table:formula="of:=SUM(MOD(SUM([.L235]-[.L$2];[.T$2]);[.R$2]-[.L$2]);[.L$2])" office:value-type="time" office:time-value="PT07H30M00S" calcext:value-type="time">
            <text:p>07:30:00</text:p>
          </table:table-cell>
          <table:table-cell table:style-name="ce11" table:formula="of:=IF([.L236]&lt;[.L235];[.M235]+[.H$2];[.M235])" office:value-type="float" office:value="120" calcext:value-type="float">
            <text:p>120</text:p>
          </table:table-cell>
          <table:table-cell table:style-name="ce11" table:formula="of:=OFFSET([.C$4];[.M236];0)" office:value-type="float" office:value="43748" calcext:value-type="float">
            <text:p>43748</text:p>
          </table:table-cell>
          <table:table-cell table:style-name="ce37" table:formula="of:=[.L236]" office:value-type="float" office:value="0.312499999999998" calcext:value-type="float">
            <text:p>0.312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6];0)&lt;=[.O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05:57:33.914637" calcext:value-type="date">
            <text:p>2019-10-14 05:57:34</text:p>
          </table:table-cell>
          <table:table-cell table:style-name="ce7" table:formula="of:=[.A237]" office:value-type="date" office:date-value="2019-10-14T05:57:33.914637" calcext:value-type="date">
            <text:p>2019-10-14 05:57:34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05:57:33.91463704873" calcext:value-type="date">
            <text:p>12/30/99 05:57 AM</text:p>
          </table:table-cell>
          <table:table-cell table:formula="of:=MOD([.E236]-[.$E$2];[.$H$2])+1+[.$E$2]" office:value-type="float" office:value="185" calcext:value-type="float">
            <text:p>185</text:p>
          </table:table-cell>
          <table:table-cell table:formula="of:=MOD([.F236]+1/[.$H$2];5)" office:value-type="float" office:value="0.85" calcext:value-type="float">
            <text:p>0,85</text:p>
          </table:table-cell>
          <table:table-cell table:formula="of:=IF([.F237]&lt;0.000001;[.G236]+2+1/[.$H$2];[.G236]+1/[.$H$2])" office:value-type="float" office:value="7.85000000000002" calcext:value-type="float">
            <text:p>7,85000000000002</text:p>
          </table:table-cell>
          <table:table-cell table:number-columns-repeated="4"/>
          <table:table-cell table:style-name="ce36" table:formula="of:=SUM(MOD(SUM([.L236]-[.L$2];[.T$2]);[.R$2]-[.L$2]);[.L$2])" office:value-type="time" office:time-value="PT07H40M00S" calcext:value-type="time">
            <text:p>07:40:00</text:p>
          </table:table-cell>
          <table:table-cell table:style-name="ce11" table:formula="of:=IF([.L237]&lt;[.L236];[.M236]+[.H$2];[.M236])" office:value-type="float" office:value="120" calcext:value-type="float">
            <text:p>120</text:p>
          </table:table-cell>
          <table:table-cell table:style-name="ce11" table:formula="of:=OFFSET([.C$4];[.M237];0)" office:value-type="float" office:value="43748" calcext:value-type="float">
            <text:p>43748</text:p>
          </table:table-cell>
          <table:table-cell table:style-name="ce37" table:formula="of:=[.L237]" office:value-type="float" office:value="0.319444444444442" calcext:value-type="float">
            <text:p>0.319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7];0)&lt;=[.O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06:17:44.556124" calcext:value-type="date">
            <text:p>2019-10-14 06:17:45</text:p>
          </table:table-cell>
          <table:table-cell table:style-name="ce7" table:formula="of:=[.A238]" office:value-type="date" office:date-value="2019-10-14T06:17:44.556124" calcext:value-type="date">
            <text:p>2019-10-14 06:17:45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06:17:44.55612417776" calcext:value-type="date">
            <text:p>12/30/99 06:17 AM</text:p>
          </table:table-cell>
          <table:table-cell table:formula="of:=MOD([.E237]-[.$E$2];[.$H$2])+1+[.$E$2]" office:value-type="float" office:value="186" calcext:value-type="float">
            <text:p>186</text:p>
          </table:table-cell>
          <table:table-cell table:formula="of:=MOD([.F237]+1/[.$H$2];5)" office:value-type="float" office:value="0.875" calcext:value-type="float">
            <text:p>0,875</text:p>
          </table:table-cell>
          <table:table-cell table:formula="of:=IF([.F238]&lt;0.000001;[.G237]+2+1/[.$H$2];[.G237]+1/[.$H$2])" office:value-type="float" office:value="7.87500000000002" calcext:value-type="float">
            <text:p>7,87500000000002</text:p>
          </table:table-cell>
          <table:table-cell table:number-columns-repeated="4"/>
          <table:table-cell table:style-name="ce36" table:formula="of:=SUM(MOD(SUM([.L237]-[.L$2];[.T$2]);[.R$2]-[.L$2]);[.L$2])" office:value-type="time" office:time-value="PT07H50M00S" calcext:value-type="time">
            <text:p>07:50:00</text:p>
          </table:table-cell>
          <table:table-cell table:style-name="ce11" table:formula="of:=IF([.L238]&lt;[.L237];[.M237]+[.H$2];[.M237])" office:value-type="float" office:value="120" calcext:value-type="float">
            <text:p>120</text:p>
          </table:table-cell>
          <table:table-cell table:style-name="ce11" table:formula="of:=OFFSET([.C$4];[.M238];0)" office:value-type="float" office:value="43748" calcext:value-type="float">
            <text:p>43748</text:p>
          </table:table-cell>
          <table:table-cell table:style-name="ce37" table:formula="of:=[.L238]" office:value-type="float" office:value="0.326388888888887" calcext:value-type="float">
            <text:p>0.326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8];0)&lt;=[.O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06:03:50.318171" calcext:value-type="date">
            <text:p>2019-10-14 06:03:50</text:p>
          </table:table-cell>
          <table:table-cell table:style-name="ce7" table:formula="of:=[.A239]" office:value-type="date" office:date-value="2019-10-14T06:03:50.318171" calcext:value-type="date">
            <text:p>2019-10-14 06:03:50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06:03:50.31817087904" calcext:value-type="date">
            <text:p>12/30/99 06:03 AM</text:p>
          </table:table-cell>
          <table:table-cell table:formula="of:=MOD([.E238]-[.$E$2];[.$H$2])+1+[.$E$2]" office:value-type="float" office:value="187" calcext:value-type="float">
            <text:p>187</text:p>
          </table:table-cell>
          <table:table-cell table:formula="of:=MOD([.F238]+1/[.$H$2];5)" office:value-type="float" office:value="0.9" calcext:value-type="float">
            <text:p>0,9</text:p>
          </table:table-cell>
          <table:table-cell table:formula="of:=IF([.F239]&lt;0.000001;[.G238]+2+1/[.$H$2];[.G238]+1/[.$H$2])" office:value-type="float" office:value="7.90000000000002" calcext:value-type="float">
            <text:p>7,90000000000002</text:p>
          </table:table-cell>
          <table:table-cell table:number-columns-repeated="4"/>
          <table:table-cell table:style-name="ce36" table:formula="of:=SUM(MOD(SUM([.L238]-[.L$2];[.T$2]);[.R$2]-[.L$2]);[.L$2])" office:value-type="time" office:time-value="PT08H00M00S" calcext:value-type="time">
            <text:p>08:00:00</text:p>
          </table:table-cell>
          <table:table-cell table:style-name="ce11" table:formula="of:=IF([.L239]&lt;[.L238];[.M238]+[.H$2];[.M238])" office:value-type="float" office:value="120" calcext:value-type="float">
            <text:p>120</text:p>
          </table:table-cell>
          <table:table-cell table:style-name="ce11" table:formula="of:=OFFSET([.C$4];[.M239];0)" office:value-type="float" office:value="43748" calcext:value-type="float">
            <text:p>43748</text:p>
          </table:table-cell>
          <table:table-cell table:style-name="ce37" table:formula="of:=[.L239]" office:value-type="float" office:value="0.333333333333331" calcext:value-type="float">
            <text:p>0.333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9];0)&lt;=[.O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06:08:30.338842" calcext:value-type="date">
            <text:p>2019-10-14 06:08:30</text:p>
          </table:table-cell>
          <table:table-cell table:style-name="ce7" table:formula="of:=[.A240]" office:value-type="date" office:date-value="2019-10-14T06:08:30.338842" calcext:value-type="date">
            <text:p>2019-10-14 06:08:30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06:08:30.33884198405" calcext:value-type="date">
            <text:p>12/30/99 06:08 AM</text:p>
          </table:table-cell>
          <table:table-cell table:formula="of:=MOD([.E239]-[.$E$2];[.$H$2])+1+[.$E$2]" office:value-type="float" office:value="188" calcext:value-type="float">
            <text:p>188</text:p>
          </table:table-cell>
          <table:table-cell table:formula="of:=MOD([.F239]+1/[.$H$2];5)" office:value-type="float" office:value="0.925" calcext:value-type="float">
            <text:p>0,925</text:p>
          </table:table-cell>
          <table:table-cell table:formula="of:=IF([.F240]&lt;0.000001;[.G239]+2+1/[.$H$2];[.G239]+1/[.$H$2])" office:value-type="float" office:value="7.92500000000002" calcext:value-type="float">
            <text:p>7,92500000000002</text:p>
          </table:table-cell>
          <table:table-cell table:number-columns-repeated="4"/>
          <table:table-cell table:style-name="ce36" table:formula="of:=SUM(MOD(SUM([.L239]-[.L$2];[.T$2]);[.R$2]-[.L$2]);[.L$2])" office:value-type="time" office:time-value="PT08H10M00S" calcext:value-type="time">
            <text:p>08:10:00</text:p>
          </table:table-cell>
          <table:table-cell table:style-name="ce11" table:formula="of:=IF([.L240]&lt;[.L239];[.M239]+[.H$2];[.M239])" office:value-type="float" office:value="120" calcext:value-type="float">
            <text:p>120</text:p>
          </table:table-cell>
          <table:table-cell table:style-name="ce11" table:formula="of:=OFFSET([.C$4];[.M240];0)" office:value-type="float" office:value="43748" calcext:value-type="float">
            <text:p>43748</text:p>
          </table:table-cell>
          <table:table-cell table:style-name="ce37" table:formula="of:=[.L240]" office:value-type="float" office:value="0.340277777777776" calcext:value-type="float">
            <text:p>0.340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0];0)&lt;=[.O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05:52:29.254187" calcext:value-type="date">
            <text:p>2019-10-14 05:52:29</text:p>
          </table:table-cell>
          <table:table-cell table:style-name="ce7" table:formula="of:=[.A241]" office:value-type="date" office:date-value="2019-10-14T05:52:29.254187" calcext:value-type="date">
            <text:p>2019-10-14 05:52:29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05:52:29.25418684725" calcext:value-type="date">
            <text:p>12/30/99 05:52 AM</text:p>
          </table:table-cell>
          <table:table-cell table:formula="of:=MOD([.E240]-[.$E$2];[.$H$2])+1+[.$E$2]" office:value-type="float" office:value="189" calcext:value-type="float">
            <text:p>189</text:p>
          </table:table-cell>
          <table:table-cell table:formula="of:=MOD([.F240]+1/[.$H$2];5)" office:value-type="float" office:value="0.950000000000001" calcext:value-type="float">
            <text:p>0,950000000000001</text:p>
          </table:table-cell>
          <table:table-cell table:formula="of:=IF([.F241]&lt;0.000001;[.G240]+2+1/[.$H$2];[.G240]+1/[.$H$2])" office:value-type="float" office:value="7.95000000000002" calcext:value-type="float">
            <text:p>7,95000000000002</text:p>
          </table:table-cell>
          <table:table-cell table:number-columns-repeated="4"/>
          <table:table-cell table:style-name="ce36" table:formula="of:=SUM(MOD(SUM([.L240]-[.L$2];[.T$2]);[.R$2]-[.L$2]);[.L$2])" office:value-type="time" office:time-value="PT08H20M00S" calcext:value-type="time">
            <text:p>08:20:00</text:p>
          </table:table-cell>
          <table:table-cell table:style-name="ce11" table:formula="of:=IF([.L241]&lt;[.L240];[.M240]+[.H$2];[.M240])" office:value-type="float" office:value="120" calcext:value-type="float">
            <text:p>120</text:p>
          </table:table-cell>
          <table:table-cell table:style-name="ce11" table:formula="of:=OFFSET([.C$4];[.M241];0)" office:value-type="float" office:value="43748" calcext:value-type="float">
            <text:p>43748</text:p>
          </table:table-cell>
          <table:table-cell table:style-name="ce37" table:formula="of:=[.L241]" office:value-type="float" office:value="0.34722222222222" calcext:value-type="float">
            <text:p>0.3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1];0)&lt;=[.O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06:05:38.022582" calcext:value-type="date">
            <text:p>2019-10-14 06:05:38</text:p>
          </table:table-cell>
          <table:table-cell table:style-name="ce7" table:formula="of:=[.A242]" office:value-type="date" office:date-value="2019-10-14T06:05:38.022582" calcext:value-type="date">
            <text:p>2019-10-14 06:05:38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06:05:38.02258190699" calcext:value-type="date">
            <text:p>12/30/99 06:05 AM</text:p>
          </table:table-cell>
          <table:table-cell table:formula="of:=MOD([.E241]-[.$E$2];[.$H$2])+1+[.$E$2]" office:value-type="float" office:value="190" calcext:value-type="float">
            <text:p>190</text:p>
          </table:table-cell>
          <table:table-cell table:formula="of:=MOD([.F241]+1/[.$H$2];5)" office:value-type="float" office:value="0.975000000000001" calcext:value-type="float">
            <text:p>0,975000000000001</text:p>
          </table:table-cell>
          <table:table-cell table:formula="of:=IF([.F242]&lt;0.000001;[.G241]+2+1/[.$H$2];[.G241]+1/[.$H$2])" office:value-type="float" office:value="7.97500000000002" calcext:value-type="float">
            <text:p>7,97500000000002</text:p>
          </table:table-cell>
          <table:table-cell table:number-columns-repeated="4"/>
          <table:table-cell table:style-name="ce36" table:formula="of:=SUM(MOD(SUM([.L241]-[.L$2];[.T$2]);[.R$2]-[.L$2]);[.L$2])" office:value-type="time" office:time-value="PT08H30M00S" calcext:value-type="time">
            <text:p>08:30:00</text:p>
          </table:table-cell>
          <table:table-cell table:style-name="ce11" table:formula="of:=IF([.L242]&lt;[.L241];[.M241]+[.H$2];[.M241])" office:value-type="float" office:value="120" calcext:value-type="float">
            <text:p>120</text:p>
          </table:table-cell>
          <table:table-cell table:style-name="ce11" table:formula="of:=OFFSET([.C$4];[.M242];0)" office:value-type="float" office:value="43748" calcext:value-type="float">
            <text:p>43748</text:p>
          </table:table-cell>
          <table:table-cell table:style-name="ce37" table:formula="of:=[.L242]" office:value-type="float" office:value="0.354166666666665" calcext:value-type="float">
            <text:p>0.35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2];0)&lt;=[.O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5T05:59:01.369774" calcext:value-type="date">
            <text:p>2019-10-15 05:59:01</text:p>
          </table:table-cell>
          <table:table-cell table:style-name="ce7" table:formula="of:=[.A243]" office:value-type="date" office:date-value="2019-10-15T05:59:01.369774" calcext:value-type="date">
            <text:p>2019-10-15 05:59:01</text:p>
          </table:table-cell>
          <table:table-cell table:formula="of:=TRUNC([.A243])" office:value-type="float" office:value="43753" calcext:value-type="float">
            <text:p>43753</text:p>
          </table:table-cell>
          <table:table-cell table:style-name="ce12" table:formula="of:=[.B243]-[.C243]" office:value-type="date" office:date-value="1899-12-30T05:59:01.36977398302" calcext:value-type="date">
            <text:p>12/30/99 05:59 AM</text:p>
          </table:table-cell>
          <table:table-cell table:formula="of:=MOD([.E242]-[.$E$2];[.$H$2])+1+[.$E$2]" office:value-type="float" office:value="151" calcext:value-type="float">
            <text:p>151</text:p>
          </table:table-cell>
          <table:table-cell table:formula="of:=MOD([.F242]+1/[.$H$2];5)" office:value-type="float" office:value="1" calcext:value-type="float">
            <text:p>1</text:p>
          </table:table-cell>
          <table:table-cell table:formula="of:=IF([.F243]&lt;0.000001;[.G242]+2+1/[.$H$2];[.G242]+1/[.$H$2])" office:value-type="float" office:value="8.00000000000002" calcext:value-type="float">
            <text:p>8,00000000000002</text:p>
          </table:table-cell>
          <table:table-cell table:number-columns-repeated="4"/>
          <table:table-cell table:style-name="ce36" table:formula="of:=SUM(MOD(SUM([.L242]-[.L$2];[.T$2]);[.R$2]-[.L$2]);[.L$2])" office:value-type="time" office:time-value="PT08H40M00S" calcext:value-type="time">
            <text:p>08:40:00</text:p>
          </table:table-cell>
          <table:table-cell table:style-name="ce11" table:formula="of:=IF([.L243]&lt;[.L242];[.M242]+[.H$2];[.M242])" office:value-type="float" office:value="120" calcext:value-type="float">
            <text:p>120</text:p>
          </table:table-cell>
          <table:table-cell table:style-name="ce11" table:formula="of:=OFFSET([.C$4];[.M243];0)" office:value-type="float" office:value="43748" calcext:value-type="float">
            <text:p>43748</text:p>
          </table:table-cell>
          <table:table-cell table:style-name="ce37" table:formula="of:=[.L243]" office:value-type="float" office:value="0.361111111111109" calcext:value-type="float">
            <text:p>0.361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3];0)&lt;=[.O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06:11:21.459675" calcext:value-type="date">
            <text:p>2019-10-15 06:11:21</text:p>
          </table:table-cell>
          <table:table-cell table:style-name="ce7" table:formula="of:=[.A244]" office:value-type="date" office:date-value="2019-10-15T06:11:21.459675" calcext:value-type="date">
            <text:p>2019-10-15 06:11:21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06:11:21.45967503078" calcext:value-type="date">
            <text:p>12/30/99 06:11 AM</text:p>
          </table:table-cell>
          <table:table-cell table:formula="of:=MOD([.E243]-[.$E$2];[.$H$2])+1+[.$E$2]" office:value-type="float" office:value="152" calcext:value-type="float">
            <text:p>152</text:p>
          </table:table-cell>
          <table:table-cell table:formula="of:=MOD([.F243]+1/[.$H$2];5)" office:value-type="float" office:value="1.025" calcext:value-type="float">
            <text:p>1,025</text:p>
          </table:table-cell>
          <table:table-cell table:formula="of:=IF([.F244]&lt;0.000001;[.G243]+2+1/[.$H$2];[.G243]+1/[.$H$2])" office:value-type="float" office:value="8.02500000000002" calcext:value-type="float">
            <text:p>8,02500000000002</text:p>
          </table:table-cell>
          <table:table-cell table:number-columns-repeated="4"/>
          <table:table-cell table:style-name="ce36" table:formula="of:=SUM(MOD(SUM([.L243]-[.L$2];[.T$2]);[.R$2]-[.L$2]);[.L$2])" office:value-type="time" office:time-value="PT08H50M00S" calcext:value-type="time">
            <text:p>08:50:00</text:p>
          </table:table-cell>
          <table:table-cell table:style-name="ce11" table:formula="of:=IF([.L244]&lt;[.L243];[.M243]+[.H$2];[.M243])" office:value-type="float" office:value="120" calcext:value-type="float">
            <text:p>120</text:p>
          </table:table-cell>
          <table:table-cell table:style-name="ce11" table:formula="of:=OFFSET([.C$4];[.M244];0)" office:value-type="float" office:value="43748" calcext:value-type="float">
            <text:p>43748</text:p>
          </table:table-cell>
          <table:table-cell table:style-name="ce37" table:formula="of:=[.L244]" office:value-type="float" office:value="0.368055555555553" calcext:value-type="float">
            <text:p>0.36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4];0)&lt;=[.O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05:53:14.954287" calcext:value-type="date">
            <text:p>2019-10-15 05:53:15</text:p>
          </table:table-cell>
          <table:table-cell table:style-name="ce7" table:formula="of:=[.A245]" office:value-type="date" office:date-value="2019-10-15T05:53:14.954287" calcext:value-type="date">
            <text:p>2019-10-15 05:53:15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05:53:14.95428660884" calcext:value-type="date">
            <text:p>12/30/99 05:53 AM</text:p>
          </table:table-cell>
          <table:table-cell table:formula="of:=MOD([.E244]-[.$E$2];[.$H$2])+1+[.$E$2]" office:value-type="float" office:value="153" calcext:value-type="float">
            <text:p>153</text:p>
          </table:table-cell>
          <table:table-cell table:formula="of:=MOD([.F244]+1/[.$H$2];5)" office:value-type="float" office:value="1.05" calcext:value-type="float">
            <text:p>1,05</text:p>
          </table:table-cell>
          <table:table-cell table:formula="of:=IF([.F245]&lt;0.000001;[.G244]+2+1/[.$H$2];[.G244]+1/[.$H$2])" office:value-type="float" office:value="8.05000000000002" calcext:value-type="float">
            <text:p>8,05000000000002</text:p>
          </table:table-cell>
          <table:table-cell table:number-columns-repeated="4"/>
          <table:table-cell table:style-name="ce36" table:formula="of:=SUM(MOD(SUM([.L244]-[.L$2];[.T$2]);[.R$2]-[.L$2]);[.L$2])" office:value-type="time" office:time-value="PT09H00M00S" calcext:value-type="time">
            <text:p>09:00:00</text:p>
          </table:table-cell>
          <table:table-cell table:style-name="ce11" table:formula="of:=IF([.L245]&lt;[.L244];[.M244]+[.H$2];[.M244])" office:value-type="float" office:value="120" calcext:value-type="float">
            <text:p>120</text:p>
          </table:table-cell>
          <table:table-cell table:style-name="ce11" table:formula="of:=OFFSET([.C$4];[.M245];0)" office:value-type="float" office:value="43748" calcext:value-type="float">
            <text:p>43748</text:p>
          </table:table-cell>
          <table:table-cell table:style-name="ce37" table:formula="of:=[.L245]" office:value-type="float" office:value="0.374999999999998" calcext:value-type="float">
            <text:p>0.37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5];0)&lt;=[.O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06:07:01.212939" calcext:value-type="date">
            <text:p>2019-10-15 06:07:01</text:p>
          </table:table-cell>
          <table:table-cell table:style-name="ce7" table:formula="of:=[.A246]" office:value-type="date" office:date-value="2019-10-15T06:07:01.212939" calcext:value-type="date">
            <text:p>2019-10-15 06:07:01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06:07:01.21293924283" calcext:value-type="date">
            <text:p>12/30/99 06:07 AM</text:p>
          </table:table-cell>
          <table:table-cell table:formula="of:=MOD([.E245]-[.$E$2];[.$H$2])+1+[.$E$2]" office:value-type="float" office:value="154" calcext:value-type="float">
            <text:p>154</text:p>
          </table:table-cell>
          <table:table-cell table:formula="of:=MOD([.F245]+1/[.$H$2];5)" office:value-type="float" office:value="1.075" calcext:value-type="float">
            <text:p>1,075</text:p>
          </table:table-cell>
          <table:table-cell table:formula="of:=IF([.F246]&lt;0.000001;[.G245]+2+1/[.$H$2];[.G245]+1/[.$H$2])" office:value-type="float" office:value="8.07500000000002" calcext:value-type="float">
            <text:p>8,07500000000002</text:p>
          </table:table-cell>
          <table:table-cell table:number-columns-repeated="4"/>
          <table:table-cell table:style-name="ce36" table:formula="of:=SUM(MOD(SUM([.L245]-[.L$2];[.T$2]);[.R$2]-[.L$2]);[.L$2])" office:value-type="time" office:time-value="PT09H10M00S" calcext:value-type="time">
            <text:p>09:10:00</text:p>
          </table:table-cell>
          <table:table-cell table:style-name="ce11" table:formula="of:=IF([.L246]&lt;[.L245];[.M245]+[.H$2];[.M245])" office:value-type="float" office:value="120" calcext:value-type="float">
            <text:p>120</text:p>
          </table:table-cell>
          <table:table-cell table:style-name="ce11" table:formula="of:=OFFSET([.C$4];[.M246];0)" office:value-type="float" office:value="43748" calcext:value-type="float">
            <text:p>43748</text:p>
          </table:table-cell>
          <table:table-cell table:style-name="ce37" table:formula="of:=[.L246]" office:value-type="float" office:value="0.381944444444442" calcext:value-type="float">
            <text:p>0.381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6];0)&lt;=[.O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06:31:20.215142" calcext:value-type="date">
            <text:p>2019-10-15 06:31:20</text:p>
          </table:table-cell>
          <table:table-cell table:style-name="ce7" table:formula="of:=[.A247]" office:value-type="date" office:date-value="2019-10-15T06:31:20.215142" calcext:value-type="date">
            <text:p>2019-10-15 06:31:20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06:31:20.21514171269" calcext:value-type="date">
            <text:p>12/30/99 06:31 AM</text:p>
          </table:table-cell>
          <table:table-cell table:formula="of:=MOD([.E246]-[.$E$2];[.$H$2])+1+[.$E$2]" office:value-type="float" office:value="155" calcext:value-type="float">
            <text:p>155</text:p>
          </table:table-cell>
          <table:table-cell table:formula="of:=MOD([.F246]+1/[.$H$2];5)" office:value-type="float" office:value="1.1" calcext:value-type="float">
            <text:p>1,1</text:p>
          </table:table-cell>
          <table:table-cell table:formula="of:=IF([.F247]&lt;0.000001;[.G246]+2+1/[.$H$2];[.G246]+1/[.$H$2])" office:value-type="float" office:value="8.10000000000002" calcext:value-type="float">
            <text:p>8,10000000000002</text:p>
          </table:table-cell>
          <table:table-cell table:number-columns-repeated="4"/>
          <table:table-cell table:style-name="ce36" table:formula="of:=SUM(MOD(SUM([.L246]-[.L$2];[.T$2]);[.R$2]-[.L$2]);[.L$2])" office:value-type="time" office:time-value="PT09H20M00S" calcext:value-type="time">
            <text:p>09:20:00</text:p>
          </table:table-cell>
          <table:table-cell table:style-name="ce11" table:formula="of:=IF([.L247]&lt;[.L246];[.M246]+[.H$2];[.M246])" office:value-type="float" office:value="120" calcext:value-type="float">
            <text:p>120</text:p>
          </table:table-cell>
          <table:table-cell table:style-name="ce11" table:formula="of:=OFFSET([.C$4];[.M247];0)" office:value-type="float" office:value="43748" calcext:value-type="float">
            <text:p>43748</text:p>
          </table:table-cell>
          <table:table-cell table:style-name="ce37" table:formula="of:=[.L247]" office:value-type="float" office:value="0.388888888888887" calcext:value-type="float">
            <text:p>0.388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7];0)&lt;=[.O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05:37:59.677215" calcext:value-type="date">
            <text:p>2019-10-15 05:38:00</text:p>
          </table:table-cell>
          <table:table-cell table:style-name="ce7" table:formula="of:=[.A248]" office:value-type="date" office:date-value="2019-10-15T05:37:59.677215" calcext:value-type="date">
            <text:p>2019-10-15 05:38:00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05:37:59.67721468303" calcext:value-type="date">
            <text:p>12/30/99 05:38 AM</text:p>
          </table:table-cell>
          <table:table-cell table:formula="of:=MOD([.E247]-[.$E$2];[.$H$2])+1+[.$E$2]" office:value-type="float" office:value="156" calcext:value-type="float">
            <text:p>156</text:p>
          </table:table-cell>
          <table:table-cell table:formula="of:=MOD([.F247]+1/[.$H$2];5)" office:value-type="float" office:value="1.125" calcext:value-type="float">
            <text:p>1,125</text:p>
          </table:table-cell>
          <table:table-cell table:formula="of:=IF([.F248]&lt;0.000001;[.G247]+2+1/[.$H$2];[.G247]+1/[.$H$2])" office:value-type="float" office:value="8.12500000000002" calcext:value-type="float">
            <text:p>8,12500000000002</text:p>
          </table:table-cell>
          <table:table-cell table:number-columns-repeated="4"/>
          <table:table-cell table:style-name="ce36" table:formula="of:=SUM(MOD(SUM([.L247]-[.L$2];[.T$2]);[.R$2]-[.L$2]);[.L$2])" office:value-type="time" office:time-value="PT09H30M00S" calcext:value-type="time">
            <text:p>09:30:00</text:p>
          </table:table-cell>
          <table:table-cell table:style-name="ce11" table:formula="of:=IF([.L248]&lt;[.L247];[.M247]+[.H$2];[.M247])" office:value-type="float" office:value="120" calcext:value-type="float">
            <text:p>120</text:p>
          </table:table-cell>
          <table:table-cell table:style-name="ce11" table:formula="of:=OFFSET([.C$4];[.M248];0)" office:value-type="float" office:value="43748" calcext:value-type="float">
            <text:p>43748</text:p>
          </table:table-cell>
          <table:table-cell table:style-name="ce37" table:formula="of:=[.L248]" office:value-type="float" office:value="0.395833333333331" calcext:value-type="float">
            <text:p>0.395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8];0)&lt;=[.O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05:39:07.157" calcext:value-type="date">
            <text:p>2019-10-15 05:39:07</text:p>
          </table:table-cell>
          <table:table-cell table:style-name="ce7" table:formula="of:=[.A249]" office:value-type="date" office:date-value="2019-10-15T05:39:07.157" calcext:value-type="date">
            <text:p>2019-10-15 05:39:07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05:39:07.1569997957" calcext:value-type="date">
            <text:p>12/30/99 05:39 AM</text:p>
          </table:table-cell>
          <table:table-cell table:formula="of:=MOD([.E248]-[.$E$2];[.$H$2])+1+[.$E$2]" office:value-type="float" office:value="157" calcext:value-type="float">
            <text:p>157</text:p>
          </table:table-cell>
          <table:table-cell table:formula="of:=MOD([.F248]+1/[.$H$2];5)" office:value-type="float" office:value="1.15" calcext:value-type="float">
            <text:p>1,15</text:p>
          </table:table-cell>
          <table:table-cell table:formula="of:=IF([.F249]&lt;0.000001;[.G248]+2+1/[.$H$2];[.G248]+1/[.$H$2])" office:value-type="float" office:value="8.15000000000002" calcext:value-type="float">
            <text:p>8,15000000000002</text:p>
          </table:table-cell>
          <table:table-cell table:number-columns-repeated="4"/>
          <table:table-cell table:style-name="ce36" table:formula="of:=SUM(MOD(SUM([.L248]-[.L$2];[.T$2]);[.R$2]-[.L$2]);[.L$2])" office:value-type="time" office:time-value="PT09H40M00S" calcext:value-type="time">
            <text:p>09:40:00</text:p>
          </table:table-cell>
          <table:table-cell table:style-name="ce11" table:formula="of:=IF([.L249]&lt;[.L248];[.M248]+[.H$2];[.M248])" office:value-type="float" office:value="120" calcext:value-type="float">
            <text:p>120</text:p>
          </table:table-cell>
          <table:table-cell table:style-name="ce11" table:formula="of:=OFFSET([.C$4];[.M249];0)" office:value-type="float" office:value="43748" calcext:value-type="float">
            <text:p>43748</text:p>
          </table:table-cell>
          <table:table-cell table:style-name="ce37" table:formula="of:=[.L249]" office:value-type="float" office:value="0.402777777777775" calcext:value-type="float">
            <text:p>0.40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9];0)&lt;=[.O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06:04:02.215891" calcext:value-type="date">
            <text:p>2019-10-15 06:04:02</text:p>
          </table:table-cell>
          <table:table-cell table:style-name="ce7" table:formula="of:=[.A250]" office:value-type="date" office:date-value="2019-10-15T06:04:02.215891" calcext:value-type="date">
            <text:p>2019-10-15 06:04:02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06:04:02.21589099616" calcext:value-type="date">
            <text:p>12/30/99 06:04 AM</text:p>
          </table:table-cell>
          <table:table-cell table:formula="of:=MOD([.E249]-[.$E$2];[.$H$2])+1+[.$E$2]" office:value-type="float" office:value="158" calcext:value-type="float">
            <text:p>158</text:p>
          </table:table-cell>
          <table:table-cell table:formula="of:=MOD([.F249]+1/[.$H$2];5)" office:value-type="float" office:value="1.175" calcext:value-type="float">
            <text:p>1,175</text:p>
          </table:table-cell>
          <table:table-cell table:formula="of:=IF([.F250]&lt;0.000001;[.G249]+2+1/[.$H$2];[.G249]+1/[.$H$2])" office:value-type="float" office:value="8.17500000000002" calcext:value-type="float">
            <text:p>8,17500000000002</text:p>
          </table:table-cell>
          <table:table-cell table:number-columns-repeated="4"/>
          <table:table-cell table:style-name="ce36" table:formula="of:=SUM(MOD(SUM([.L249]-[.L$2];[.T$2]);[.R$2]-[.L$2]);[.L$2])" office:value-type="time" office:time-value="PT09H50M00S" calcext:value-type="time">
            <text:p>09:50:00</text:p>
          </table:table-cell>
          <table:table-cell table:style-name="ce11" table:formula="of:=IF([.L250]&lt;[.L249];[.M249]+[.H$2];[.M249])" office:value-type="float" office:value="120" calcext:value-type="float">
            <text:p>120</text:p>
          </table:table-cell>
          <table:table-cell table:style-name="ce11" table:formula="of:=OFFSET([.C$4];[.M250];0)" office:value-type="float" office:value="43748" calcext:value-type="float">
            <text:p>43748</text:p>
          </table:table-cell>
          <table:table-cell table:style-name="ce37" table:formula="of:=[.L250]" office:value-type="float" office:value="0.40972222222222" calcext:value-type="float">
            <text:p>0.40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0];0)&lt;=[.O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06:20:00.531782" calcext:value-type="date">
            <text:p>2019-10-15 06:20:01</text:p>
          </table:table-cell>
          <table:table-cell table:style-name="ce7" table:formula="of:=[.A251]" office:value-type="date" office:date-value="2019-10-15T06:20:00.531782" calcext:value-type="date">
            <text:p>2019-10-15 06:20:01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06:20:00.53178223316" calcext:value-type="date">
            <text:p>12/30/99 06:20 AM</text:p>
          </table:table-cell>
          <table:table-cell table:formula="of:=MOD([.E250]-[.$E$2];[.$H$2])+1+[.$E$2]" office:value-type="float" office:value="159" calcext:value-type="float">
            <text:p>159</text:p>
          </table:table-cell>
          <table:table-cell table:formula="of:=MOD([.F250]+1/[.$H$2];5)" office:value-type="float" office:value="1.2" calcext:value-type="float">
            <text:p>1,2</text:p>
          </table:table-cell>
          <table:table-cell table:formula="of:=IF([.F251]&lt;0.000001;[.G250]+2+1/[.$H$2];[.G250]+1/[.$H$2])" office:value-type="float" office:value="8.20000000000002" calcext:value-type="float">
            <text:p>8,20000000000002</text:p>
          </table:table-cell>
          <table:table-cell table:number-columns-repeated="4"/>
          <table:table-cell table:style-name="ce36" table:formula="of:=SUM(MOD(SUM([.L250]-[.L$2];[.T$2]);[.R$2]-[.L$2]);[.L$2])" office:value-type="time" office:time-value="PT10H00M00S" calcext:value-type="time">
            <text:p>10:00:00</text:p>
          </table:table-cell>
          <table:table-cell table:style-name="ce11" table:formula="of:=IF([.L251]&lt;[.L250];[.M250]+[.H$2];[.M250])" office:value-type="float" office:value="120" calcext:value-type="float">
            <text:p>120</text:p>
          </table:table-cell>
          <table:table-cell table:style-name="ce11" table:formula="of:=OFFSET([.C$4];[.M251];0)" office:value-type="float" office:value="43748" calcext:value-type="float">
            <text:p>43748</text:p>
          </table:table-cell>
          <table:table-cell table:style-name="ce37" table:formula="of:=[.L251]" office:value-type="float" office:value="0.416666666666664" calcext:value-type="float">
            <text:p>0.41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05:51:35.449687" calcext:value-type="date">
            <text:p>2019-10-15 05:51:35</text:p>
          </table:table-cell>
          <table:table-cell table:style-name="ce7" table:formula="of:=[.A252]" office:value-type="date" office:date-value="2019-10-15T05:51:35.449687" calcext:value-type="date">
            <text:p>2019-10-15 05:51:35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05:51:35.44968651608" calcext:value-type="date">
            <text:p>12/30/99 05:51 AM</text:p>
          </table:table-cell>
          <table:table-cell table:formula="of:=MOD([.E251]-[.$E$2];[.$H$2])+1+[.$E$2]" office:value-type="float" office:value="160" calcext:value-type="float">
            <text:p>160</text:p>
          </table:table-cell>
          <table:table-cell table:formula="of:=MOD([.F251]+1/[.$H$2];5)" office:value-type="float" office:value="1.225" calcext:value-type="float">
            <text:p>1,225</text:p>
          </table:table-cell>
          <table:table-cell table:formula="of:=IF([.F252]&lt;0.000001;[.G251]+2+1/[.$H$2];[.G251]+1/[.$H$2])" office:value-type="float" office:value="8.22500000000002" calcext:value-type="float">
            <text:p>8,22500000000002</text:p>
          </table:table-cell>
          <table:table-cell table:number-columns-repeated="4"/>
          <table:table-cell table:style-name="ce36" table:formula="of:=SUM(MOD(SUM([.L251]-[.L$2];[.T$2]);[.R$2]-[.L$2]);[.L$2])" office:value-type="time" office:time-value="PT10H10M00S" calcext:value-type="time">
            <text:p>10:10:00</text:p>
          </table:table-cell>
          <table:table-cell table:style-name="ce11" table:formula="of:=IF([.L252]&lt;[.L251];[.M251]+[.H$2];[.M251])" office:value-type="float" office:value="120" calcext:value-type="float">
            <text:p>120</text:p>
          </table:table-cell>
          <table:table-cell table:style-name="ce11" table:formula="of:=OFFSET([.C$4];[.M252];0)" office:value-type="float" office:value="43748" calcext:value-type="float">
            <text:p>43748</text:p>
          </table:table-cell>
          <table:table-cell table:style-name="ce37" table:formula="of:=[.L252]" office:value-type="float" office:value="0.423611111111109" calcext:value-type="float">
            <text:p>0.42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05:47:46.048531" calcext:value-type="date">
            <text:p>2019-10-15 05:47:46</text:p>
          </table:table-cell>
          <table:table-cell table:style-name="ce7" table:formula="of:=[.A253]" office:value-type="date" office:date-value="2019-10-15T05:47:46.048531" calcext:value-type="date">
            <text:p>2019-10-15 05:47:46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05:47:46.04853125755" calcext:value-type="date">
            <text:p>12/30/99 05:47 AM</text:p>
          </table:table-cell>
          <table:table-cell table:formula="of:=MOD([.E252]-[.$E$2];[.$H$2])+1+[.$E$2]" office:value-type="float" office:value="161" calcext:value-type="float">
            <text:p>161</text:p>
          </table:table-cell>
          <table:table-cell table:formula="of:=MOD([.F252]+1/[.$H$2];5)" office:value-type="float" office:value="1.25" calcext:value-type="float">
            <text:p>1,25</text:p>
          </table:table-cell>
          <table:table-cell table:formula="of:=IF([.F253]&lt;0.000001;[.G252]+2+1/[.$H$2];[.G252]+1/[.$H$2])" office:value-type="float" office:value="8.25000000000002" calcext:value-type="float">
            <text:p>8,25000000000002</text:p>
          </table:table-cell>
          <table:table-cell table:number-columns-repeated="4"/>
          <table:table-cell table:style-name="ce36" table:formula="of:=SUM(MOD(SUM([.L252]-[.L$2];[.T$2]);[.R$2]-[.L$2]);[.L$2])" office:value-type="time" office:time-value="PT10H20M00S" calcext:value-type="time">
            <text:p>10:20:00</text:p>
          </table:table-cell>
          <table:table-cell table:style-name="ce11" table:formula="of:=IF([.L253]&lt;[.L252];[.M252]+[.H$2];[.M252])" office:value-type="float" office:value="120" calcext:value-type="float">
            <text:p>120</text:p>
          </table:table-cell>
          <table:table-cell table:style-name="ce11" table:formula="of:=OFFSET([.C$4];[.M253];0)" office:value-type="float" office:value="43748" calcext:value-type="float">
            <text:p>43748</text:p>
          </table:table-cell>
          <table:table-cell table:style-name="ce37" table:formula="of:=[.L253]" office:value-type="float" office:value="0.430555555555553" calcext:value-type="float">
            <text:p>0.43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05:54:13.97282" calcext:value-type="date">
            <text:p>2019-10-15 05:54:14</text:p>
          </table:table-cell>
          <table:table-cell table:style-name="ce7" table:formula="of:=[.A254]" office:value-type="date" office:date-value="2019-10-15T05:54:13.97282" calcext:value-type="date">
            <text:p>2019-10-15 05:54:14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05:54:13.97282021586" calcext:value-type="date">
            <text:p>12/30/99 05:54 AM</text:p>
          </table:table-cell>
          <table:table-cell table:formula="of:=MOD([.E253]-[.$E$2];[.$H$2])+1+[.$E$2]" office:value-type="float" office:value="162" calcext:value-type="float">
            <text:p>162</text:p>
          </table:table-cell>
          <table:table-cell table:formula="of:=MOD([.F253]+1/[.$H$2];5)" office:value-type="float" office:value="1.275" calcext:value-type="float">
            <text:p>1,275</text:p>
          </table:table-cell>
          <table:table-cell table:formula="of:=IF([.F254]&lt;0.000001;[.G253]+2+1/[.$H$2];[.G253]+1/[.$H$2])" office:value-type="float" office:value="8.27500000000002" calcext:value-type="float">
            <text:p>8,27500000000002</text:p>
          </table:table-cell>
          <table:table-cell table:number-columns-repeated="4"/>
          <table:table-cell table:style-name="ce36" table:formula="of:=SUM(MOD(SUM([.L253]-[.L$2];[.T$2]);[.R$2]-[.L$2]);[.L$2])" office:value-type="time" office:time-value="PT10H30M00S" calcext:value-type="time">
            <text:p>10:30:00</text:p>
          </table:table-cell>
          <table:table-cell table:style-name="ce11" table:formula="of:=IF([.L254]&lt;[.L253];[.M253]+[.H$2];[.M253])" office:value-type="float" office:value="120" calcext:value-type="float">
            <text:p>120</text:p>
          </table:table-cell>
          <table:table-cell table:style-name="ce11" table:formula="of:=OFFSET([.C$4];[.M254];0)" office:value-type="float" office:value="43748" calcext:value-type="float">
            <text:p>43748</text:p>
          </table:table-cell>
          <table:table-cell table:style-name="ce37" table:formula="of:=[.L254]" office:value-type="float" office:value="0.437499999999998" calcext:value-type="float">
            <text:p>0.43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05:58:53.862213" calcext:value-type="date">
            <text:p>2019-10-15 05:58:54</text:p>
          </table:table-cell>
          <table:table-cell table:style-name="ce7" table:formula="of:=[.A255]" office:value-type="date" office:date-value="2019-10-15T05:58:53.862213" calcext:value-type="date">
            <text:p>2019-10-15 05:58:54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05:58:53.86221311521" calcext:value-type="date">
            <text:p>12/30/99 05:58 AM</text:p>
          </table:table-cell>
          <table:table-cell table:formula="of:=MOD([.E254]-[.$E$2];[.$H$2])+1+[.$E$2]" office:value-type="float" office:value="163" calcext:value-type="float">
            <text:p>163</text:p>
          </table:table-cell>
          <table:table-cell table:formula="of:=MOD([.F254]+1/[.$H$2];5)" office:value-type="float" office:value="1.3" calcext:value-type="float">
            <text:p>1,3</text:p>
          </table:table-cell>
          <table:table-cell table:formula="of:=IF([.F255]&lt;0.000001;[.G254]+2+1/[.$H$2];[.G254]+1/[.$H$2])" office:value-type="float" office:value="8.30000000000002" calcext:value-type="float">
            <text:p>8,30000000000002</text:p>
          </table:table-cell>
          <table:table-cell table:number-columns-repeated="4"/>
          <table:table-cell table:style-name="ce36" table:formula="of:=SUM(MOD(SUM([.L254]-[.L$2];[.T$2]);[.R$2]-[.L$2]);[.L$2])" office:value-type="time" office:time-value="PT00H10M00S" calcext:value-type="time">
            <text:p>00:10:00</text:p>
          </table:table-cell>
          <table:table-cell table:style-name="ce11" table:formula="of:=IF([.L255]&lt;[.L254];[.M254]+[.H$2];[.M254])" office:value-type="float" office:value="160" calcext:value-type="float">
            <text:p>160</text:p>
          </table:table-cell>
          <table:table-cell table:style-name="ce11" table:formula="of:=OFFSET([.C$4];[.M255];0)" office:value-type="float" office:value="43749" calcext:value-type="float">
            <text:p>43749</text:p>
          </table:table-cell>
          <table:table-cell table:style-name="ce37" table:formula="of:=[.L255]" office:value-type="float" office:value="0.00694444444444198" calcext:value-type="float">
            <text:p>0.006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5];0)&lt;=[.O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05:56:13.47328" calcext:value-type="date">
            <text:p>2019-10-15 05:56:13</text:p>
          </table:table-cell>
          <table:table-cell table:style-name="ce7" table:formula="of:=[.A256]" office:value-type="date" office:date-value="2019-10-15T05:56:13.47328" calcext:value-type="date">
            <text:p>2019-10-15 05:56:13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05:56:13.4732803423" calcext:value-type="date">
            <text:p>12/30/99 05:56 AM</text:p>
          </table:table-cell>
          <table:table-cell table:formula="of:=MOD([.E255]-[.$E$2];[.$H$2])+1+[.$E$2]" office:value-type="float" office:value="164" calcext:value-type="float">
            <text:p>164</text:p>
          </table:table-cell>
          <table:table-cell table:formula="of:=MOD([.F255]+1/[.$H$2];5)" office:value-type="float" office:value="1.325" calcext:value-type="float">
            <text:p>1,325</text:p>
          </table:table-cell>
          <table:table-cell table:formula="of:=IF([.F256]&lt;0.000001;[.G255]+2+1/[.$H$2];[.G255]+1/[.$H$2])" office:value-type="float" office:value="8.32500000000002" calcext:value-type="float">
            <text:p>8,32500000000002</text:p>
          </table:table-cell>
          <table:table-cell table:number-columns-repeated="4"/>
          <table:table-cell table:style-name="ce36" table:formula="of:=SUM(MOD(SUM([.L255]-[.L$2];[.T$2]);[.R$2]-[.L$2]);[.L$2])" office:value-type="time" office:time-value="PT00H20M00S" calcext:value-type="time">
            <text:p>00:20:00</text:p>
          </table:table-cell>
          <table:table-cell table:style-name="ce11" table:formula="of:=IF([.L256]&lt;[.L255];[.M255]+[.H$2];[.M255])" office:value-type="float" office:value="160" calcext:value-type="float">
            <text:p>160</text:p>
          </table:table-cell>
          <table:table-cell table:style-name="ce11" table:formula="of:=OFFSET([.C$4];[.M256];0)" office:value-type="float" office:value="43749" calcext:value-type="float">
            <text:p>43749</text:p>
          </table:table-cell>
          <table:table-cell table:style-name="ce37" table:formula="of:=[.L256]" office:value-type="float" office:value="0.0138888888888864" calcext:value-type="float">
            <text:p>0.01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6];0)&lt;=[.O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06:05:37.43295" calcext:value-type="date">
            <text:p>2019-10-15 06:05:37</text:p>
          </table:table-cell>
          <table:table-cell table:style-name="ce7" table:formula="of:=[.A257]" office:value-type="date" office:date-value="2019-10-15T06:05:37.43295" calcext:value-type="date">
            <text:p>2019-10-15 06:05:37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06:05:37.43295022286" calcext:value-type="date">
            <text:p>12/30/99 06:05 AM</text:p>
          </table:table-cell>
          <table:table-cell table:formula="of:=MOD([.E256]-[.$E$2];[.$H$2])+1+[.$E$2]" office:value-type="float" office:value="165" calcext:value-type="float">
            <text:p>165</text:p>
          </table:table-cell>
          <table:table-cell table:formula="of:=MOD([.F256]+1/[.$H$2];5)" office:value-type="float" office:value="1.35" calcext:value-type="float">
            <text:p>1,35</text:p>
          </table:table-cell>
          <table:table-cell table:formula="of:=IF([.F257]&lt;0.000001;[.G256]+2+1/[.$H$2];[.G256]+1/[.$H$2])" office:value-type="float" office:value="8.35000000000002" calcext:value-type="float">
            <text:p>8,35000000000002</text:p>
          </table:table-cell>
          <table:table-cell table:number-columns-repeated="4"/>
          <table:table-cell table:style-name="ce36" table:formula="of:=SUM(MOD(SUM([.L256]-[.L$2];[.T$2]);[.R$2]-[.L$2]);[.L$2])" office:value-type="time" office:time-value="PT00H30M00S" calcext:value-type="time">
            <text:p>00:30:00</text:p>
          </table:table-cell>
          <table:table-cell table:style-name="ce11" table:formula="of:=IF([.L257]&lt;[.L256];[.M256]+[.H$2];[.M256])" office:value-type="float" office:value="160" calcext:value-type="float">
            <text:p>160</text:p>
          </table:table-cell>
          <table:table-cell table:style-name="ce11" table:formula="of:=OFFSET([.C$4];[.M257];0)" office:value-type="float" office:value="43749" calcext:value-type="float">
            <text:p>43749</text:p>
          </table:table-cell>
          <table:table-cell table:style-name="ce37" table:formula="of:=[.L257]" office:value-type="float" office:value="0.0208333333333309" calcext:value-type="float">
            <text:p>0.020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7];0)&lt;=[.O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06:01:58.653233" calcext:value-type="date">
            <text:p>2019-10-15 06:01:59</text:p>
          </table:table-cell>
          <table:table-cell table:style-name="ce7" table:formula="of:=[.A258]" office:value-type="date" office:date-value="2019-10-15T06:01:58.653233" calcext:value-type="date">
            <text:p>2019-10-15 06:01:59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06:01:58.65323265083" calcext:value-type="date">
            <text:p>12/30/99 06:01 AM</text:p>
          </table:table-cell>
          <table:table-cell table:formula="of:=MOD([.E257]-[.$E$2];[.$H$2])+1+[.$E$2]" office:value-type="float" office:value="166" calcext:value-type="float">
            <text:p>166</text:p>
          </table:table-cell>
          <table:table-cell table:formula="of:=MOD([.F257]+1/[.$H$2];5)" office:value-type="float" office:value="1.375" calcext:value-type="float">
            <text:p>1,375</text:p>
          </table:table-cell>
          <table:table-cell table:formula="of:=IF([.F258]&lt;0.000001;[.G257]+2+1/[.$H$2];[.G257]+1/[.$H$2])" office:value-type="float" office:value="8.37500000000002" calcext:value-type="float">
            <text:p>8,37500000000002</text:p>
          </table:table-cell>
          <table:table-cell table:number-columns-repeated="4"/>
          <table:table-cell table:style-name="ce36" table:formula="of:=SUM(MOD(SUM([.L257]-[.L$2];[.T$2]);[.R$2]-[.L$2]);[.L$2])" office:value-type="time" office:time-value="PT00H40M00S" calcext:value-type="time">
            <text:p>00:40:00</text:p>
          </table:table-cell>
          <table:table-cell table:style-name="ce11" table:formula="of:=IF([.L258]&lt;[.L257];[.M257]+[.H$2];[.M257])" office:value-type="float" office:value="160" calcext:value-type="float">
            <text:p>160</text:p>
          </table:table-cell>
          <table:table-cell table:style-name="ce11" table:formula="of:=OFFSET([.C$4];[.M258];0)" office:value-type="float" office:value="43749" calcext:value-type="float">
            <text:p>43749</text:p>
          </table:table-cell>
          <table:table-cell table:style-name="ce37" table:formula="of:=[.L258]" office:value-type="float" office:value="0.0277777777777753" calcext:value-type="float">
            <text:p>0.02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06:03:35.814569" calcext:value-type="date">
            <text:p>2019-10-15 06:03:36</text:p>
          </table:table-cell>
          <table:table-cell table:style-name="ce7" table:formula="of:=[.A259]" office:value-type="date" office:date-value="2019-10-15T06:03:35.814569" calcext:value-type="date">
            <text:p>2019-10-15 06:03:36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06:03:35.81456882413" calcext:value-type="date">
            <text:p>12/30/99 06:03 AM</text:p>
          </table:table-cell>
          <table:table-cell table:formula="of:=MOD([.E258]-[.$E$2];[.$H$2])+1+[.$E$2]" office:value-type="float" office:value="167" calcext:value-type="float">
            <text:p>167</text:p>
          </table:table-cell>
          <table:table-cell table:formula="of:=MOD([.F258]+1/[.$H$2];5)" office:value-type="float" office:value="1.4" calcext:value-type="float">
            <text:p>1,4</text:p>
          </table:table-cell>
          <table:table-cell table:formula="of:=IF([.F259]&lt;0.000001;[.G258]+2+1/[.$H$2];[.G258]+1/[.$H$2])" office:value-type="float" office:value="8.40000000000002" calcext:value-type="float">
            <text:p>8,40000000000002</text:p>
          </table:table-cell>
          <table:table-cell table:number-columns-repeated="4"/>
          <table:table-cell table:style-name="ce36" table:formula="of:=SUM(MOD(SUM([.L258]-[.L$2];[.T$2]);[.R$2]-[.L$2]);[.L$2])" office:value-type="time" office:time-value="PT00H50M00S" calcext:value-type="time">
            <text:p>00:50:00</text:p>
          </table:table-cell>
          <table:table-cell table:style-name="ce11" table:formula="of:=IF([.L259]&lt;[.L258];[.M258]+[.H$2];[.M258])" office:value-type="float" office:value="160" calcext:value-type="float">
            <text:p>160</text:p>
          </table:table-cell>
          <table:table-cell table:style-name="ce11" table:formula="of:=OFFSET([.C$4];[.M259];0)" office:value-type="float" office:value="43749" calcext:value-type="float">
            <text:p>43749</text:p>
          </table:table-cell>
          <table:table-cell table:style-name="ce37" table:formula="of:=[.L259]" office:value-type="float" office:value="0.0347222222222198" calcext:value-type="float">
            <text:p>0.03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06:05:04.857233" calcext:value-type="date">
            <text:p>2019-10-15 06:05:05</text:p>
          </table:table-cell>
          <table:table-cell table:style-name="ce7" table:formula="of:=[.A260]" office:value-type="date" office:date-value="2019-10-15T06:05:04.857233" calcext:value-type="date">
            <text:p>2019-10-15 06:05:05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06:05:04.85723298043" calcext:value-type="date">
            <text:p>12/30/99 06:05 AM</text:p>
          </table:table-cell>
          <table:table-cell table:formula="of:=MOD([.E259]-[.$E$2];[.$H$2])+1+[.$E$2]" office:value-type="float" office:value="168" calcext:value-type="float">
            <text:p>168</text:p>
          </table:table-cell>
          <table:table-cell table:formula="of:=MOD([.F259]+1/[.$H$2];5)" office:value-type="float" office:value="1.425" calcext:value-type="float">
            <text:p>1,425</text:p>
          </table:table-cell>
          <table:table-cell table:formula="of:=IF([.F260]&lt;0.000001;[.G259]+2+1/[.$H$2];[.G259]+1/[.$H$2])" office:value-type="float" office:value="8.42500000000002" calcext:value-type="float">
            <text:p>8,42500000000002</text:p>
          </table:table-cell>
          <table:table-cell table:number-columns-repeated="4"/>
          <table:table-cell table:style-name="ce36" table:formula="of:=SUM(MOD(SUM([.L259]-[.L$2];[.T$2]);[.R$2]-[.L$2]);[.L$2])" office:value-type="time" office:time-value="PT01H00M00S" calcext:value-type="time">
            <text:p>01:00:00</text:p>
          </table:table-cell>
          <table:table-cell table:style-name="ce11" table:formula="of:=IF([.L260]&lt;[.L259];[.M259]+[.H$2];[.M259])" office:value-type="float" office:value="160" calcext:value-type="float">
            <text:p>160</text:p>
          </table:table-cell>
          <table:table-cell table:style-name="ce11" table:formula="of:=OFFSET([.C$4];[.M260];0)" office:value-type="float" office:value="43749" calcext:value-type="float">
            <text:p>43749</text:p>
          </table:table-cell>
          <table:table-cell table:style-name="ce37" table:formula="of:=[.L260]" office:value-type="float" office:value="0.0416666666666642" calcext:value-type="float">
            <text:p>0.041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06:00:08.365841" calcext:value-type="date">
            <text:p>2019-10-15 06:00:08</text:p>
          </table:table-cell>
          <table:table-cell table:style-name="ce7" table:formula="of:=[.A261]" office:value-type="date" office:date-value="2019-10-15T06:00:08.365841" calcext:value-type="date">
            <text:p>2019-10-15 06:00:08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06:00:08.3658405114" calcext:value-type="date">
            <text:p>12/30/99 06:00 AM</text:p>
          </table:table-cell>
          <table:table-cell table:formula="of:=MOD([.E260]-[.$E$2];[.$H$2])+1+[.$E$2]" office:value-type="float" office:value="169" calcext:value-type="float">
            <text:p>169</text:p>
          </table:table-cell>
          <table:table-cell table:formula="of:=MOD([.F260]+1/[.$H$2];5)" office:value-type="float" office:value="1.45" calcext:value-type="float">
            <text:p>1,45</text:p>
          </table:table-cell>
          <table:table-cell table:formula="of:=IF([.F261]&lt;0.000001;[.G260]+2+1/[.$H$2];[.G260]+1/[.$H$2])" office:value-type="float" office:value="8.45000000000002" calcext:value-type="float">
            <text:p>8,45000000000002</text:p>
          </table:table-cell>
          <table:table-cell table:number-columns-repeated="4"/>
          <table:table-cell table:style-name="ce36" table:formula="of:=SUM(MOD(SUM([.L260]-[.L$2];[.T$2]);[.R$2]-[.L$2]);[.L$2])" office:value-type="time" office:time-value="PT01H10M00S" calcext:value-type="time">
            <text:p>01:10:00</text:p>
          </table:table-cell>
          <table:table-cell table:style-name="ce11" table:formula="of:=IF([.L261]&lt;[.L260];[.M260]+[.H$2];[.M260])" office:value-type="float" office:value="160" calcext:value-type="float">
            <text:p>160</text:p>
          </table:table-cell>
          <table:table-cell table:style-name="ce11" table:formula="of:=OFFSET([.C$4];[.M261];0)" office:value-type="float" office:value="43749" calcext:value-type="float">
            <text:p>43749</text:p>
          </table:table-cell>
          <table:table-cell table:style-name="ce37" table:formula="of:=[.L261]" office:value-type="float" office:value="0.0486111111111087" calcext:value-type="float">
            <text:p>0.04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06:03:58.355585" calcext:value-type="date">
            <text:p>2019-10-15 06:03:58</text:p>
          </table:table-cell>
          <table:table-cell table:style-name="ce7" table:formula="of:=[.A262]" office:value-type="date" office:date-value="2019-10-15T06:03:58.355585" calcext:value-type="date">
            <text:p>2019-10-15 06:03:58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06:03:58.35558516439" calcext:value-type="date">
            <text:p>12/30/99 06:03 AM</text:p>
          </table:table-cell>
          <table:table-cell table:formula="of:=MOD([.E261]-[.$E$2];[.$H$2])+1+[.$E$2]" office:value-type="float" office:value="170" calcext:value-type="float">
            <text:p>170</text:p>
          </table:table-cell>
          <table:table-cell table:formula="of:=MOD([.F261]+1/[.$H$2];5)" office:value-type="float" office:value="1.475" calcext:value-type="float">
            <text:p>1,475</text:p>
          </table:table-cell>
          <table:table-cell table:formula="of:=IF([.F262]&lt;0.000001;[.G261]+2+1/[.$H$2];[.G261]+1/[.$H$2])" office:value-type="float" office:value="8.47500000000002" calcext:value-type="float">
            <text:p>8,47500000000002</text:p>
          </table:table-cell>
          <table:table-cell table:number-columns-repeated="4"/>
          <table:table-cell table:style-name="ce36" table:formula="of:=SUM(MOD(SUM([.L261]-[.L$2];[.T$2]);[.R$2]-[.L$2]);[.L$2])" office:value-type="time" office:time-value="PT01H20M00S" calcext:value-type="time">
            <text:p>01:20:00</text:p>
          </table:table-cell>
          <table:table-cell table:style-name="ce11" table:formula="of:=IF([.L262]&lt;[.L261];[.M261]+[.H$2];[.M261])" office:value-type="float" office:value="160" calcext:value-type="float">
            <text:p>160</text:p>
          </table:table-cell>
          <table:table-cell table:style-name="ce11" table:formula="of:=OFFSET([.C$4];[.M262];0)" office:value-type="float" office:value="43749" calcext:value-type="float">
            <text:p>43749</text:p>
          </table:table-cell>
          <table:table-cell table:style-name="ce37" table:formula="of:=[.L262]" office:value-type="float" office:value="0.0555555555555531" calcext:value-type="float">
            <text:p>0.055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2];0)&lt;=[.O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05:32:33.405091" calcext:value-type="date">
            <text:p>2019-10-15 05:32:33</text:p>
          </table:table-cell>
          <table:table-cell table:style-name="ce7" table:formula="of:=[.A263]" office:value-type="date" office:date-value="2019-10-15T05:32:33.405091" calcext:value-type="date">
            <text:p>2019-10-15 05:32:33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05:32:33.40509144589" calcext:value-type="date">
            <text:p>12/30/99 05:32 AM</text:p>
          </table:table-cell>
          <table:table-cell table:formula="of:=MOD([.E262]-[.$E$2];[.$H$2])+1+[.$E$2]" office:value-type="float" office:value="171" calcext:value-type="float">
            <text:p>171</text:p>
          </table:table-cell>
          <table:table-cell table:formula="of:=MOD([.F262]+1/[.$H$2];5)" office:value-type="float" office:value="1.5" calcext:value-type="float">
            <text:p>1,5</text:p>
          </table:table-cell>
          <table:table-cell table:formula="of:=IF([.F263]&lt;0.000001;[.G262]+2+1/[.$H$2];[.G262]+1/[.$H$2])" office:value-type="float" office:value="8.50000000000003" calcext:value-type="float">
            <text:p>8,50000000000003</text:p>
          </table:table-cell>
          <table:table-cell table:number-columns-repeated="4"/>
          <table:table-cell table:style-name="ce36" table:formula="of:=SUM(MOD(SUM([.L262]-[.L$2];[.T$2]);[.R$2]-[.L$2]);[.L$2])" office:value-type="time" office:time-value="PT01H30M00S" calcext:value-type="time">
            <text:p>01:30:00</text:p>
          </table:table-cell>
          <table:table-cell table:style-name="ce11" table:formula="of:=IF([.L263]&lt;[.L262];[.M262]+[.H$2];[.M262])" office:value-type="float" office:value="160" calcext:value-type="float">
            <text:p>160</text:p>
          </table:table-cell>
          <table:table-cell table:style-name="ce11" table:formula="of:=OFFSET([.C$4];[.M263];0)" office:value-type="float" office:value="43749" calcext:value-type="float">
            <text:p>43749</text:p>
          </table:table-cell>
          <table:table-cell table:style-name="ce37" table:formula="of:=[.L263]" office:value-type="float" office:value="0.0624999999999975" calcext:value-type="float">
            <text:p>0.062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3];0)&lt;=[.O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06:20:25.553839" calcext:value-type="date">
            <text:p>2019-10-15 06:20:26</text:p>
          </table:table-cell>
          <table:table-cell table:style-name="ce7" table:formula="of:=[.A264]" office:value-type="date" office:date-value="2019-10-15T06:20:25.553839" calcext:value-type="date">
            <text:p>2019-10-15 06:20:26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06:20:25.55383897852" calcext:value-type="date">
            <text:p>12/30/99 06:20 AM</text:p>
          </table:table-cell>
          <table:table-cell table:formula="of:=MOD([.E263]-[.$E$2];[.$H$2])+1+[.$E$2]" office:value-type="float" office:value="172" calcext:value-type="float">
            <text:p>172</text:p>
          </table:table-cell>
          <table:table-cell table:formula="of:=MOD([.F263]+1/[.$H$2];5)" office:value-type="float" office:value="1.525" calcext:value-type="float">
            <text:p>1,525</text:p>
          </table:table-cell>
          <table:table-cell table:formula="of:=IF([.F264]&lt;0.000001;[.G263]+2+1/[.$H$2];[.G263]+1/[.$H$2])" office:value-type="float" office:value="8.52500000000003" calcext:value-type="float">
            <text:p>8,52500000000003</text:p>
          </table:table-cell>
          <table:table-cell table:number-columns-repeated="4"/>
          <table:table-cell table:style-name="ce36" table:formula="of:=SUM(MOD(SUM([.L263]-[.L$2];[.T$2]);[.R$2]-[.L$2]);[.L$2])" office:value-type="time" office:time-value="PT01H40M00S" calcext:value-type="time">
            <text:p>01:40:00</text:p>
          </table:table-cell>
          <table:table-cell table:style-name="ce11" table:formula="of:=IF([.L264]&lt;[.L263];[.M263]+[.H$2];[.M263])" office:value-type="float" office:value="160" calcext:value-type="float">
            <text:p>160</text:p>
          </table:table-cell>
          <table:table-cell table:style-name="ce11" table:formula="of:=OFFSET([.C$4];[.M264];0)" office:value-type="float" office:value="43749" calcext:value-type="float">
            <text:p>43749</text:p>
          </table:table-cell>
          <table:table-cell table:style-name="ce37" table:formula="of:=[.L264]" office:value-type="float" office:value="0.069444444444442" calcext:value-type="float">
            <text:p>0.069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4];0)&lt;=[.O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06:03:37.709663" calcext:value-type="date">
            <text:p>2019-10-15 06:03:38</text:p>
          </table:table-cell>
          <table:table-cell table:style-name="ce7" table:formula="of:=[.A265]" office:value-type="date" office:date-value="2019-10-15T06:03:37.709663" calcext:value-type="date">
            <text:p>2019-10-15 06:03:38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06:03:37.70966327749" calcext:value-type="date">
            <text:p>12/30/99 06:03 AM</text:p>
          </table:table-cell>
          <table:table-cell table:formula="of:=MOD([.E264]-[.$E$2];[.$H$2])+1+[.$E$2]" office:value-type="float" office:value="173" calcext:value-type="float">
            <text:p>173</text:p>
          </table:table-cell>
          <table:table-cell table:formula="of:=MOD([.F264]+1/[.$H$2];5)" office:value-type="float" office:value="1.55" calcext:value-type="float">
            <text:p>1,55</text:p>
          </table:table-cell>
          <table:table-cell table:formula="of:=IF([.F265]&lt;0.000001;[.G264]+2+1/[.$H$2];[.G264]+1/[.$H$2])" office:value-type="float" office:value="8.55000000000003" calcext:value-type="float">
            <text:p>8,55000000000003</text:p>
          </table:table-cell>
          <table:table-cell table:number-columns-repeated="4"/>
          <table:table-cell table:style-name="ce36" table:formula="of:=SUM(MOD(SUM([.L264]-[.L$2];[.T$2]);[.R$2]-[.L$2]);[.L$2])" office:value-type="time" office:time-value="PT01H50M00S" calcext:value-type="time">
            <text:p>01:50:00</text:p>
          </table:table-cell>
          <table:table-cell table:style-name="ce11" table:formula="of:=IF([.L265]&lt;[.L264];[.M264]+[.H$2];[.M264])" office:value-type="float" office:value="160" calcext:value-type="float">
            <text:p>160</text:p>
          </table:table-cell>
          <table:table-cell table:style-name="ce11" table:formula="of:=OFFSET([.C$4];[.M265];0)" office:value-type="float" office:value="43749" calcext:value-type="float">
            <text:p>43749</text:p>
          </table:table-cell>
          <table:table-cell table:style-name="ce37" table:formula="of:=[.L265]" office:value-type="float" office:value="0.0763888888888864" calcext:value-type="float">
            <text:p>0.07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5];0)&lt;=[.O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05:52:49.222274" calcext:value-type="date">
            <text:p>2019-10-15 05:52:49</text:p>
          </table:table-cell>
          <table:table-cell table:style-name="ce7" table:formula="of:=[.A266]" office:value-type="date" office:date-value="2019-10-15T05:52:49.222274" calcext:value-type="date">
            <text:p>2019-10-15 05:52:49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05:52:49.2222740734" calcext:value-type="date">
            <text:p>12/30/99 05:52 AM</text:p>
          </table:table-cell>
          <table:table-cell table:formula="of:=MOD([.E265]-[.$E$2];[.$H$2])+1+[.$E$2]" office:value-type="float" office:value="174" calcext:value-type="float">
            <text:p>174</text:p>
          </table:table-cell>
          <table:table-cell table:formula="of:=MOD([.F265]+1/[.$H$2];5)" office:value-type="float" office:value="1.575" calcext:value-type="float">
            <text:p>1,575</text:p>
          </table:table-cell>
          <table:table-cell table:formula="of:=IF([.F266]&lt;0.000001;[.G265]+2+1/[.$H$2];[.G265]+1/[.$H$2])" office:value-type="float" office:value="8.57500000000003" calcext:value-type="float">
            <text:p>8,57500000000003</text:p>
          </table:table-cell>
          <table:table-cell table:number-columns-repeated="4"/>
          <table:table-cell table:style-name="ce36" table:formula="of:=SUM(MOD(SUM([.L265]-[.L$2];[.T$2]);[.R$2]-[.L$2]);[.L$2])" office:value-type="time" office:time-value="PT02H00M00S" calcext:value-type="time">
            <text:p>02:00:00</text:p>
          </table:table-cell>
          <table:table-cell table:style-name="ce11" table:formula="of:=IF([.L266]&lt;[.L265];[.M265]+[.H$2];[.M265])" office:value-type="float" office:value="160" calcext:value-type="float">
            <text:p>160</text:p>
          </table:table-cell>
          <table:table-cell table:style-name="ce11" table:formula="of:=OFFSET([.C$4];[.M266];0)" office:value-type="float" office:value="43749" calcext:value-type="float">
            <text:p>43749</text:p>
          </table:table-cell>
          <table:table-cell table:style-name="ce37" table:formula="of:=[.L266]" office:value-type="float" office:value="0.0833333333333309" calcext:value-type="float">
            <text:p>0.083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6];0)&lt;=[.O2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06:01:50.409161" calcext:value-type="date">
            <text:p>2019-10-15 06:01:50</text:p>
          </table:table-cell>
          <table:table-cell table:style-name="ce7" table:formula="of:=[.A267]" office:value-type="date" office:date-value="2019-10-15T06:01:50.409161" calcext:value-type="date">
            <text:p>2019-10-15 06:01:50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06:01:50.40916149504" calcext:value-type="date">
            <text:p>12/30/99 06:01 AM</text:p>
          </table:table-cell>
          <table:table-cell table:formula="of:=MOD([.E266]-[.$E$2];[.$H$2])+1+[.$E$2]" office:value-type="float" office:value="175" calcext:value-type="float">
            <text:p>175</text:p>
          </table:table-cell>
          <table:table-cell table:formula="of:=MOD([.F266]+1/[.$H$2];5)" office:value-type="float" office:value="1.6" calcext:value-type="float">
            <text:p>1,6</text:p>
          </table:table-cell>
          <table:table-cell table:formula="of:=IF([.F267]&lt;0.000001;[.G266]+2+1/[.$H$2];[.G266]+1/[.$H$2])" office:value-type="float" office:value="8.60000000000003" calcext:value-type="float">
            <text:p>8,60000000000003</text:p>
          </table:table-cell>
          <table:table-cell table:number-columns-repeated="4"/>
          <table:table-cell table:style-name="ce36" table:formula="of:=SUM(MOD(SUM([.L266]-[.L$2];[.T$2]);[.R$2]-[.L$2]);[.L$2])" office:value-type="time" office:time-value="PT02H10M00S" calcext:value-type="time">
            <text:p>02:10:00</text:p>
          </table:table-cell>
          <table:table-cell table:style-name="ce11" table:formula="of:=IF([.L267]&lt;[.L266];[.M266]+[.H$2];[.M266])" office:value-type="float" office:value="160" calcext:value-type="float">
            <text:p>160</text:p>
          </table:table-cell>
          <table:table-cell table:style-name="ce11" table:formula="of:=OFFSET([.C$4];[.M267];0)" office:value-type="float" office:value="43749" calcext:value-type="float">
            <text:p>43749</text:p>
          </table:table-cell>
          <table:table-cell table:style-name="ce37" table:formula="of:=[.L267]" office:value-type="float" office:value="0.0902777777777753" calcext:value-type="float">
            <text:p>0.090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7];0)&lt;=[.O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06:02:44.306192" calcext:value-type="date">
            <text:p>2019-10-15 06:02:44</text:p>
          </table:table-cell>
          <table:table-cell table:style-name="ce7" table:formula="of:=[.A268]" office:value-type="date" office:date-value="2019-10-15T06:02:44.306192" calcext:value-type="date">
            <text:p>2019-10-15 06:02:44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06:02:44.30619237944" calcext:value-type="date">
            <text:p>12/30/99 06:02 AM</text:p>
          </table:table-cell>
          <table:table-cell table:formula="of:=MOD([.E267]-[.$E$2];[.$H$2])+1+[.$E$2]" office:value-type="float" office:value="176" calcext:value-type="float">
            <text:p>176</text:p>
          </table:table-cell>
          <table:table-cell table:formula="of:=MOD([.F267]+1/[.$H$2];5)" office:value-type="float" office:value="1.625" calcext:value-type="float">
            <text:p>1,625</text:p>
          </table:table-cell>
          <table:table-cell table:formula="of:=IF([.F268]&lt;0.000001;[.G267]+2+1/[.$H$2];[.G267]+1/[.$H$2])" office:value-type="float" office:value="8.62500000000003" calcext:value-type="float">
            <text:p>8,62500000000003</text:p>
          </table:table-cell>
          <table:table-cell table:number-columns-repeated="4"/>
          <table:table-cell table:style-name="ce36" table:formula="of:=SUM(MOD(SUM([.L267]-[.L$2];[.T$2]);[.R$2]-[.L$2]);[.L$2])" office:value-type="time" office:time-value="PT02H20M00S" calcext:value-type="time">
            <text:p>02:20:00</text:p>
          </table:table-cell>
          <table:table-cell table:style-name="ce11" table:formula="of:=IF([.L268]&lt;[.L267];[.M267]+[.H$2];[.M267])" office:value-type="float" office:value="160" calcext:value-type="float">
            <text:p>160</text:p>
          </table:table-cell>
          <table:table-cell table:style-name="ce11" table:formula="of:=OFFSET([.C$4];[.M268];0)" office:value-type="float" office:value="43749" calcext:value-type="float">
            <text:p>43749</text:p>
          </table:table-cell>
          <table:table-cell table:style-name="ce37" table:formula="of:=[.L268]" office:value-type="float" office:value="0.0972222222222198" calcext:value-type="float">
            <text:p>0.0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8];0)&lt;=[.O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06:02:49.338101" calcext:value-type="date">
            <text:p>2019-10-15 06:02:49</text:p>
          </table:table-cell>
          <table:table-cell table:style-name="ce7" table:formula="of:=[.A269]" office:value-type="date" office:date-value="2019-10-15T06:02:49.338101" calcext:value-type="date">
            <text:p>2019-10-15 06:02:49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06:02:49.33810093906" calcext:value-type="date">
            <text:p>12/30/99 06:02 AM</text:p>
          </table:table-cell>
          <table:table-cell table:formula="of:=MOD([.E268]-[.$E$2];[.$H$2])+1+[.$E$2]" office:value-type="float" office:value="177" calcext:value-type="float">
            <text:p>177</text:p>
          </table:table-cell>
          <table:table-cell table:formula="of:=MOD([.F268]+1/[.$H$2];5)" office:value-type="float" office:value="1.65" calcext:value-type="float">
            <text:p>1,65</text:p>
          </table:table-cell>
          <table:table-cell table:formula="of:=IF([.F269]&lt;0.000001;[.G268]+2+1/[.$H$2];[.G268]+1/[.$H$2])" office:value-type="float" office:value="8.65000000000003" calcext:value-type="float">
            <text:p>8,65000000000003</text:p>
          </table:table-cell>
          <table:table-cell table:number-columns-repeated="4"/>
          <table:table-cell table:style-name="ce36" table:formula="of:=SUM(MOD(SUM([.L268]-[.L$2];[.T$2]);[.R$2]-[.L$2]);[.L$2])" office:value-type="time" office:time-value="PT02H30M00S" calcext:value-type="time">
            <text:p>02:30:00</text:p>
          </table:table-cell>
          <table:table-cell table:style-name="ce11" table:formula="of:=IF([.L269]&lt;[.L268];[.M268]+[.H$2];[.M268])" office:value-type="float" office:value="160" calcext:value-type="float">
            <text:p>160</text:p>
          </table:table-cell>
          <table:table-cell table:style-name="ce11" table:formula="of:=OFFSET([.C$4];[.M269];0)" office:value-type="float" office:value="43749" calcext:value-type="float">
            <text:p>43749</text:p>
          </table:table-cell>
          <table:table-cell table:style-name="ce37" table:formula="of:=[.L269]" office:value-type="float" office:value="0.104166666666664" calcext:value-type="float">
            <text:p>0.104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9];0)&lt;=[.O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06:18:17.992111" calcext:value-type="date">
            <text:p>2019-10-15 06:18:18</text:p>
          </table:table-cell>
          <table:table-cell table:style-name="ce7" table:formula="of:=[.A270]" office:value-type="date" office:date-value="2019-10-15T06:18:17.992111" calcext:value-type="date">
            <text:p>2019-10-15 06:18:18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06:18:17.99211134668" calcext:value-type="date">
            <text:p>12/30/99 06:18 AM</text:p>
          </table:table-cell>
          <table:table-cell table:formula="of:=MOD([.E269]-[.$E$2];[.$H$2])+1+[.$E$2]" office:value-type="float" office:value="178" calcext:value-type="float">
            <text:p>178</text:p>
          </table:table-cell>
          <table:table-cell table:formula="of:=MOD([.F269]+1/[.$H$2];5)" office:value-type="float" office:value="1.675" calcext:value-type="float">
            <text:p>1,675</text:p>
          </table:table-cell>
          <table:table-cell table:formula="of:=IF([.F270]&lt;0.000001;[.G269]+2+1/[.$H$2];[.G269]+1/[.$H$2])" office:value-type="float" office:value="8.67500000000003" calcext:value-type="float">
            <text:p>8,67500000000003</text:p>
          </table:table-cell>
          <table:table-cell table:number-columns-repeated="4"/>
          <table:table-cell table:style-name="ce36" table:formula="of:=SUM(MOD(SUM([.L269]-[.L$2];[.T$2]);[.R$2]-[.L$2]);[.L$2])" office:value-type="time" office:time-value="PT02H40M00S" calcext:value-type="time">
            <text:p>02:40:00</text:p>
          </table:table-cell>
          <table:table-cell table:style-name="ce11" table:formula="of:=IF([.L270]&lt;[.L269];[.M269]+[.H$2];[.M269])" office:value-type="float" office:value="160" calcext:value-type="float">
            <text:p>160</text:p>
          </table:table-cell>
          <table:table-cell table:style-name="ce11" table:formula="of:=OFFSET([.C$4];[.M270];0)" office:value-type="float" office:value="43749" calcext:value-type="float">
            <text:p>43749</text:p>
          </table:table-cell>
          <table:table-cell table:style-name="ce37" table:formula="of:=[.L270]" office:value-type="float" office:value="0.111111111111109" calcext:value-type="float">
            <text:p>0.111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0];0)&lt;=[.O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06:23:46.300039" calcext:value-type="date">
            <text:p>2019-10-15 06:23:46</text:p>
          </table:table-cell>
          <table:table-cell table:style-name="ce7" table:formula="of:=[.A271]" office:value-type="date" office:date-value="2019-10-15T06:23:46.300039" calcext:value-type="date">
            <text:p>2019-10-15 06:23:46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06:23:46.30003876984" calcext:value-type="date">
            <text:p>12/30/99 06:23 AM</text:p>
          </table:table-cell>
          <table:table-cell table:formula="of:=MOD([.E270]-[.$E$2];[.$H$2])+1+[.$E$2]" office:value-type="float" office:value="179" calcext:value-type="float">
            <text:p>179</text:p>
          </table:table-cell>
          <table:table-cell table:formula="of:=MOD([.F270]+1/[.$H$2];5)" office:value-type="float" office:value="1.7" calcext:value-type="float">
            <text:p>1,7</text:p>
          </table:table-cell>
          <table:table-cell table:formula="of:=IF([.F271]&lt;0.000001;[.G270]+2+1/[.$H$2];[.G270]+1/[.$H$2])" office:value-type="float" office:value="8.70000000000003" calcext:value-type="float">
            <text:p>8,70000000000003</text:p>
          </table:table-cell>
          <table:table-cell table:number-columns-repeated="4"/>
          <table:table-cell table:style-name="ce36" table:formula="of:=SUM(MOD(SUM([.L270]-[.L$2];[.T$2]);[.R$2]-[.L$2]);[.L$2])" office:value-type="time" office:time-value="PT02H50M00S" calcext:value-type="time">
            <text:p>02:50:00</text:p>
          </table:table-cell>
          <table:table-cell table:style-name="ce11" table:formula="of:=IF([.L271]&lt;[.L270];[.M270]+[.H$2];[.M270])" office:value-type="float" office:value="160" calcext:value-type="float">
            <text:p>160</text:p>
          </table:table-cell>
          <table:table-cell table:style-name="ce11" table:formula="of:=OFFSET([.C$4];[.M271];0)" office:value-type="float" office:value="43749" calcext:value-type="float">
            <text:p>43749</text:p>
          </table:table-cell>
          <table:table-cell table:style-name="ce37" table:formula="of:=[.L271]" office:value-type="float" office:value="0.118055555555553" calcext:value-type="float">
            <text:p>0.11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1];0)&lt;=[.O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05:58:25.425114" calcext:value-type="date">
            <text:p>2019-10-15 05:58:25</text:p>
          </table:table-cell>
          <table:table-cell table:style-name="ce7" table:formula="of:=[.A272]" office:value-type="date" office:date-value="2019-10-15T05:58:25.425114" calcext:value-type="date">
            <text:p>2019-10-15 05:58:25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05:58:25.42511378881" calcext:value-type="date">
            <text:p>12/30/99 05:58 AM</text:p>
          </table:table-cell>
          <table:table-cell table:formula="of:=MOD([.E271]-[.$E$2];[.$H$2])+1+[.$E$2]" office:value-type="float" office:value="180" calcext:value-type="float">
            <text:p>180</text:p>
          </table:table-cell>
          <table:table-cell table:formula="of:=MOD([.F271]+1/[.$H$2];5)" office:value-type="float" office:value="1.725" calcext:value-type="float">
            <text:p>1,725</text:p>
          </table:table-cell>
          <table:table-cell table:formula="of:=IF([.F272]&lt;0.000001;[.G271]+2+1/[.$H$2];[.G271]+1/[.$H$2])" office:value-type="float" office:value="8.72500000000003" calcext:value-type="float">
            <text:p>8,72500000000003</text:p>
          </table:table-cell>
          <table:table-cell table:number-columns-repeated="4"/>
          <table:table-cell table:style-name="ce36" table:formula="of:=SUM(MOD(SUM([.L271]-[.L$2];[.T$2]);[.R$2]-[.L$2]);[.L$2])" office:value-type="time" office:time-value="PT03H00M00S" calcext:value-type="time">
            <text:p>03:00:00</text:p>
          </table:table-cell>
          <table:table-cell table:style-name="ce11" table:formula="of:=IF([.L272]&lt;[.L271];[.M271]+[.H$2];[.M271])" office:value-type="float" office:value="160" calcext:value-type="float">
            <text:p>160</text:p>
          </table:table-cell>
          <table:table-cell table:style-name="ce11" table:formula="of:=OFFSET([.C$4];[.M272];0)" office:value-type="float" office:value="43749" calcext:value-type="float">
            <text:p>43749</text:p>
          </table:table-cell>
          <table:table-cell table:style-name="ce37" table:formula="of:=[.L272]" office:value-type="float" office:value="0.124999999999998" calcext:value-type="float">
            <text:p>0.12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2];0)&lt;=[.O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05:49:37.112851" calcext:value-type="date">
            <text:p>2019-10-15 05:49:37</text:p>
          </table:table-cell>
          <table:table-cell table:style-name="ce7" table:formula="of:=[.A273]" office:value-type="date" office:date-value="2019-10-15T05:49:37.112851" calcext:value-type="date">
            <text:p>2019-10-15 05:49:37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05:49:37.1128510125" calcext:value-type="date">
            <text:p>12/30/99 05:49 AM</text:p>
          </table:table-cell>
          <table:table-cell table:formula="of:=MOD([.E272]-[.$E$2];[.$H$2])+1+[.$E$2]" office:value-type="float" office:value="181" calcext:value-type="float">
            <text:p>181</text:p>
          </table:table-cell>
          <table:table-cell table:formula="of:=MOD([.F272]+1/[.$H$2];5)" office:value-type="float" office:value="1.75" calcext:value-type="float">
            <text:p>1,75</text:p>
          </table:table-cell>
          <table:table-cell table:formula="of:=IF([.F273]&lt;0.000001;[.G272]+2+1/[.$H$2];[.G272]+1/[.$H$2])" office:value-type="float" office:value="8.75000000000003" calcext:value-type="float">
            <text:p>8,75000000000003</text:p>
          </table:table-cell>
          <table:table-cell table:number-columns-repeated="4"/>
          <table:table-cell table:style-name="ce36" table:formula="of:=SUM(MOD(SUM([.L272]-[.L$2];[.T$2]);[.R$2]-[.L$2]);[.L$2])" office:value-type="time" office:time-value="PT03H10M00S" calcext:value-type="time">
            <text:p>03:10:00</text:p>
          </table:table-cell>
          <table:table-cell table:style-name="ce11" table:formula="of:=IF([.L273]&lt;[.L272];[.M272]+[.H$2];[.M272])" office:value-type="float" office:value="160" calcext:value-type="float">
            <text:p>160</text:p>
          </table:table-cell>
          <table:table-cell table:style-name="ce11" table:formula="of:=OFFSET([.C$4];[.M273];0)" office:value-type="float" office:value="43749" calcext:value-type="float">
            <text:p>43749</text:p>
          </table:table-cell>
          <table:table-cell table:style-name="ce37" table:formula="of:=[.L273]" office:value-type="float" office:value="0.131944444444442" calcext:value-type="float">
            <text:p>0.131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3];0)&lt;=[.O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5T06:06:16.498266" calcext:value-type="date">
            <text:p>2019-10-15 06:06:16</text:p>
          </table:table-cell>
          <table:table-cell table:style-name="ce7" table:formula="of:=[.A274]" office:value-type="date" office:date-value="2019-10-15T06:06:16.498266" calcext:value-type="date">
            <text:p>2019-10-15 06:06:16</text:p>
          </table:table-cell>
          <table:table-cell table:formula="of:=TRUNC([.A274])" office:value-type="float" office:value="43753" calcext:value-type="float">
            <text:p>43753</text:p>
          </table:table-cell>
          <table:table-cell table:style-name="ce12" table:formula="of:=[.B274]-[.C274]" office:value-type="date" office:date-value="1899-12-30T06:06:16.4982658904" calcext:value-type="date">
            <text:p>12/30/99 06:06 AM</text:p>
          </table:table-cell>
          <table:table-cell table:formula="of:=MOD([.E273]-[.$E$2];[.$H$2])+1+[.$E$2]" office:value-type="float" office:value="182" calcext:value-type="float">
            <text:p>182</text:p>
          </table:table-cell>
          <table:table-cell table:formula="of:=MOD([.F273]+1/[.$H$2];5)" office:value-type="float" office:value="1.775" calcext:value-type="float">
            <text:p>1,775</text:p>
          </table:table-cell>
          <table:table-cell table:formula="of:=IF([.F274]&lt;0.000001;[.G273]+2+1/[.$H$2];[.G273]+1/[.$H$2])" office:value-type="float" office:value="8.77500000000003" calcext:value-type="float">
            <text:p>8,77500000000003</text:p>
          </table:table-cell>
          <table:table-cell table:number-columns-repeated="4"/>
          <table:table-cell table:style-name="ce36" table:formula="of:=SUM(MOD(SUM([.L273]-[.L$2];[.T$2]);[.R$2]-[.L$2]);[.L$2])" office:value-type="time" office:time-value="PT03H20M00S" calcext:value-type="time">
            <text:p>03:20:00</text:p>
          </table:table-cell>
          <table:table-cell table:style-name="ce11" table:formula="of:=IF([.L274]&lt;[.L273];[.M273]+[.H$2];[.M273])" office:value-type="float" office:value="160" calcext:value-type="float">
            <text:p>160</text:p>
          </table:table-cell>
          <table:table-cell table:style-name="ce11" table:formula="of:=OFFSET([.C$4];[.M274];0)" office:value-type="float" office:value="43749" calcext:value-type="float">
            <text:p>43749</text:p>
          </table:table-cell>
          <table:table-cell table:style-name="ce37" table:formula="of:=[.L274]" office:value-type="float" office:value="0.138888888888886" calcext:value-type="float">
            <text:p>0.138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4];0)&lt;=[.O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5T06:06:03.677257" calcext:value-type="date">
            <text:p>2019-10-15 06:06:04</text:p>
          </table:table-cell>
          <table:table-cell table:style-name="ce7" table:formula="of:=[.A275]" office:value-type="date" office:date-value="2019-10-15T06:06:03.677257" calcext:value-type="date">
            <text:p>2019-10-15 06:06:04</text:p>
          </table:table-cell>
          <table:table-cell table:formula="of:=TRUNC([.A275])" office:value-type="float" office:value="43753" calcext:value-type="float">
            <text:p>43753</text:p>
          </table:table-cell>
          <table:table-cell table:style-name="ce12" table:formula="of:=[.B275]-[.C275]" office:value-type="date" office:date-value="1899-12-30T06:06:03.67725692689" calcext:value-type="date">
            <text:p>12/30/99 06:06 AM</text:p>
          </table:table-cell>
          <table:table-cell table:formula="of:=MOD([.E274]-[.$E$2];[.$H$2])+1+[.$E$2]" office:value-type="float" office:value="183" calcext:value-type="float">
            <text:p>183</text:p>
          </table:table-cell>
          <table:table-cell table:formula="of:=MOD([.F274]+1/[.$H$2];5)" office:value-type="float" office:value="1.8" calcext:value-type="float">
            <text:p>1,8</text:p>
          </table:table-cell>
          <table:table-cell table:formula="of:=IF([.F275]&lt;0.000001;[.G274]+2+1/[.$H$2];[.G274]+1/[.$H$2])" office:value-type="float" office:value="8.80000000000003" calcext:value-type="float">
            <text:p>8,80000000000003</text:p>
          </table:table-cell>
          <table:table-cell table:number-columns-repeated="4"/>
          <table:table-cell table:style-name="ce36" table:formula="of:=SUM(MOD(SUM([.L274]-[.L$2];[.T$2]);[.R$2]-[.L$2]);[.L$2])" office:value-type="time" office:time-value="PT03H30M00S" calcext:value-type="time">
            <text:p>03:30:00</text:p>
          </table:table-cell>
          <table:table-cell table:style-name="ce11" table:formula="of:=IF([.L275]&lt;[.L274];[.M274]+[.H$2];[.M274])" office:value-type="float" office:value="160" calcext:value-type="float">
            <text:p>160</text:p>
          </table:table-cell>
          <table:table-cell table:style-name="ce11" table:formula="of:=OFFSET([.C$4];[.M275];0)" office:value-type="float" office:value="43749" calcext:value-type="float">
            <text:p>43749</text:p>
          </table:table-cell>
          <table:table-cell table:style-name="ce37" table:formula="of:=[.L275]" office:value-type="float" office:value="0.145833333333331" calcext:value-type="float">
            <text:p>0.145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5];0)&lt;=[.O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5T06:00:12.604872" calcext:value-type="date">
            <text:p>2019-10-15 06:00:13</text:p>
          </table:table-cell>
          <table:table-cell table:style-name="ce7" table:formula="of:=[.A276]" office:value-type="date" office:date-value="2019-10-15T06:00:12.604872" calcext:value-type="date">
            <text:p>2019-10-15 06:00:13</text:p>
          </table:table-cell>
          <table:table-cell table:formula="of:=TRUNC([.A276])" office:value-type="float" office:value="43753" calcext:value-type="float">
            <text:p>43753</text:p>
          </table:table-cell>
          <table:table-cell table:style-name="ce12" table:formula="of:=[.B276]-[.C276]" office:value-type="date" office:date-value="1899-12-30T06:00:12.60487216059" calcext:value-type="date">
            <text:p>12/30/99 06:00 AM</text:p>
          </table:table-cell>
          <table:table-cell table:formula="of:=MOD([.E275]-[.$E$2];[.$H$2])+1+[.$E$2]" office:value-type="float" office:value="184" calcext:value-type="float">
            <text:p>184</text:p>
          </table:table-cell>
          <table:table-cell table:formula="of:=MOD([.F275]+1/[.$H$2];5)" office:value-type="float" office:value="1.825" calcext:value-type="float">
            <text:p>1,825</text:p>
          </table:table-cell>
          <table:table-cell table:formula="of:=IF([.F276]&lt;0.000001;[.G275]+2+1/[.$H$2];[.G275]+1/[.$H$2])" office:value-type="float" office:value="8.82500000000003" calcext:value-type="float">
            <text:p>8,82500000000003</text:p>
          </table:table-cell>
          <table:table-cell table:number-columns-repeated="4"/>
          <table:table-cell table:style-name="ce36" table:formula="of:=SUM(MOD(SUM([.L275]-[.L$2];[.T$2]);[.R$2]-[.L$2]);[.L$2])" office:value-type="time" office:time-value="PT03H40M00S" calcext:value-type="time">
            <text:p>03:40:00</text:p>
          </table:table-cell>
          <table:table-cell table:style-name="ce11" table:formula="of:=IF([.L276]&lt;[.L275];[.M275]+[.H$2];[.M275])" office:value-type="float" office:value="160" calcext:value-type="float">
            <text:p>160</text:p>
          </table:table-cell>
          <table:table-cell table:style-name="ce11" table:formula="of:=OFFSET([.C$4];[.M276];0)" office:value-type="float" office:value="43749" calcext:value-type="float">
            <text:p>43749</text:p>
          </table:table-cell>
          <table:table-cell table:style-name="ce37" table:formula="of:=[.L276]" office:value-type="float" office:value="0.152777777777775" calcext:value-type="float">
            <text:p>0.15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5T06:26:45.690358" calcext:value-type="date">
            <text:p>2019-10-15 06:26:46</text:p>
          </table:table-cell>
          <table:table-cell table:style-name="ce7" table:formula="of:=[.A277]" office:value-type="date" office:date-value="2019-10-15T06:26:45.690358" calcext:value-type="date">
            <text:p>2019-10-15 06:26:46</text:p>
          </table:table-cell>
          <table:table-cell table:formula="of:=TRUNC([.A277])" office:value-type="float" office:value="43753" calcext:value-type="float">
            <text:p>43753</text:p>
          </table:table-cell>
          <table:table-cell table:style-name="ce12" table:formula="of:=[.B277]-[.C277]" office:value-type="date" office:date-value="1899-12-30T06:26:45.69035774097" calcext:value-type="date">
            <text:p>12/30/99 06:26 AM</text:p>
          </table:table-cell>
          <table:table-cell table:formula="of:=MOD([.E276]-[.$E$2];[.$H$2])+1+[.$E$2]" office:value-type="float" office:value="185" calcext:value-type="float">
            <text:p>185</text:p>
          </table:table-cell>
          <table:table-cell table:formula="of:=MOD([.F276]+1/[.$H$2];5)" office:value-type="float" office:value="1.85" calcext:value-type="float">
            <text:p>1,85</text:p>
          </table:table-cell>
          <table:table-cell table:formula="of:=IF([.F277]&lt;0.000001;[.G276]+2+1/[.$H$2];[.G276]+1/[.$H$2])" office:value-type="float" office:value="8.85000000000003" calcext:value-type="float">
            <text:p>8,85000000000003</text:p>
          </table:table-cell>
          <table:table-cell table:number-columns-repeated="4"/>
          <table:table-cell table:style-name="ce36" table:formula="of:=SUM(MOD(SUM([.L276]-[.L$2];[.T$2]);[.R$2]-[.L$2]);[.L$2])" office:value-type="time" office:time-value="PT03H50M00S" calcext:value-type="time">
            <text:p>03:50:00</text:p>
          </table:table-cell>
          <table:table-cell table:style-name="ce11" table:formula="of:=IF([.L277]&lt;[.L276];[.M276]+[.H$2];[.M276])" office:value-type="float" office:value="160" calcext:value-type="float">
            <text:p>160</text:p>
          </table:table-cell>
          <table:table-cell table:style-name="ce11" table:formula="of:=OFFSET([.C$4];[.M277];0)" office:value-type="float" office:value="43749" calcext:value-type="float">
            <text:p>43749</text:p>
          </table:table-cell>
          <table:table-cell table:style-name="ce37" table:formula="of:=[.L277]" office:value-type="float" office:value="0.15972222222222" calcext:value-type="float">
            <text:p>0.15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5T06:24:51.633058" calcext:value-type="date">
            <text:p>2019-10-15 06:24:52</text:p>
          </table:table-cell>
          <table:table-cell table:style-name="ce7" table:formula="of:=[.A278]" office:value-type="date" office:date-value="2019-10-15T06:24:51.633058" calcext:value-type="date">
            <text:p>2019-10-15 06:24:52</text:p>
          </table:table-cell>
          <table:table-cell table:formula="of:=TRUNC([.A278])" office:value-type="float" office:value="43753" calcext:value-type="float">
            <text:p>43753</text:p>
          </table:table-cell>
          <table:table-cell table:style-name="ce12" table:formula="of:=[.B278]-[.C278]" office:value-type="date" office:date-value="1899-12-30T06:24:51.63305796683" calcext:value-type="date">
            <text:p>12/30/99 06:24 AM</text:p>
          </table:table-cell>
          <table:table-cell table:formula="of:=MOD([.E277]-[.$E$2];[.$H$2])+1+[.$E$2]" office:value-type="float" office:value="186" calcext:value-type="float">
            <text:p>186</text:p>
          </table:table-cell>
          <table:table-cell table:formula="of:=MOD([.F277]+1/[.$H$2];5)" office:value-type="float" office:value="1.875" calcext:value-type="float">
            <text:p>1,875</text:p>
          </table:table-cell>
          <table:table-cell table:formula="of:=IF([.F278]&lt;0.000001;[.G277]+2+1/[.$H$2];[.G277]+1/[.$H$2])" office:value-type="float" office:value="8.87500000000003" calcext:value-type="float">
            <text:p>8,87500000000003</text:p>
          </table:table-cell>
          <table:table-cell table:number-columns-repeated="4"/>
          <table:table-cell table:style-name="ce36" table:formula="of:=SUM(MOD(SUM([.L277]-[.L$2];[.T$2]);[.R$2]-[.L$2]);[.L$2])" office:value-type="time" office:time-value="PT04H00M00S" calcext:value-type="time">
            <text:p>04:00:00</text:p>
          </table:table-cell>
          <table:table-cell table:style-name="ce11" table:formula="of:=IF([.L278]&lt;[.L277];[.M277]+[.H$2];[.M277])" office:value-type="float" office:value="160" calcext:value-type="float">
            <text:p>160</text:p>
          </table:table-cell>
          <table:table-cell table:style-name="ce11" table:formula="of:=OFFSET([.C$4];[.M278];0)" office:value-type="float" office:value="43749" calcext:value-type="float">
            <text:p>43749</text:p>
          </table:table-cell>
          <table:table-cell table:style-name="ce37" table:formula="of:=[.L278]" office:value-type="float" office:value="0.166666666666664" calcext:value-type="float">
            <text:p>0.16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5T05:34:00.093236" calcext:value-type="date">
            <text:p>2019-10-15 05:34:00</text:p>
          </table:table-cell>
          <table:table-cell table:style-name="ce7" table:formula="of:=[.A279]" office:value-type="date" office:date-value="2019-10-15T05:34:00.093236" calcext:value-type="date">
            <text:p>2019-10-15 05:34:00</text:p>
          </table:table-cell>
          <table:table-cell table:formula="of:=TRUNC([.A279])" office:value-type="float" office:value="43753" calcext:value-type="float">
            <text:p>43753</text:p>
          </table:table-cell>
          <table:table-cell table:style-name="ce12" table:formula="of:=[.B279]-[.C279]" office:value-type="date" office:date-value="1899-12-30T05:34:00.0932358345" calcext:value-type="date">
            <text:p>12/30/99 05:34 AM</text:p>
          </table:table-cell>
          <table:table-cell table:formula="of:=MOD([.E278]-[.$E$2];[.$H$2])+1+[.$E$2]" office:value-type="float" office:value="187" calcext:value-type="float">
            <text:p>187</text:p>
          </table:table-cell>
          <table:table-cell table:formula="of:=MOD([.F278]+1/[.$H$2];5)" office:value-type="float" office:value="1.9" calcext:value-type="float">
            <text:p>1,9</text:p>
          </table:table-cell>
          <table:table-cell table:formula="of:=IF([.F279]&lt;0.000001;[.G278]+2+1/[.$H$2];[.G278]+1/[.$H$2])" office:value-type="float" office:value="8.90000000000003" calcext:value-type="float">
            <text:p>8,90000000000003</text:p>
          </table:table-cell>
          <table:table-cell table:number-columns-repeated="4"/>
          <table:table-cell table:style-name="ce36" table:formula="of:=SUM(MOD(SUM([.L278]-[.L$2];[.T$2]);[.R$2]-[.L$2]);[.L$2])" office:value-type="time" office:time-value="PT04H10M00S" calcext:value-type="time">
            <text:p>04:10:00</text:p>
          </table:table-cell>
          <table:table-cell table:style-name="ce11" table:formula="of:=IF([.L279]&lt;[.L278];[.M278]+[.H$2];[.M278])" office:value-type="float" office:value="160" calcext:value-type="float">
            <text:p>160</text:p>
          </table:table-cell>
          <table:table-cell table:style-name="ce11" table:formula="of:=OFFSET([.C$4];[.M279];0)" office:value-type="float" office:value="43749" calcext:value-type="float">
            <text:p>43749</text:p>
          </table:table-cell>
          <table:table-cell table:style-name="ce37" table:formula="of:=[.L279]" office:value-type="float" office:value="0.173611111111109" calcext:value-type="float">
            <text:p>0.17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5T05:48:01.559553" calcext:value-type="date">
            <text:p>2019-10-15 05:48:02</text:p>
          </table:table-cell>
          <table:table-cell table:style-name="ce7" table:formula="of:=[.A280]" office:value-type="date" office:date-value="2019-10-15T05:48:01.559553" calcext:value-type="date">
            <text:p>2019-10-15 05:48:02</text:p>
          </table:table-cell>
          <table:table-cell table:formula="of:=TRUNC([.A280])" office:value-type="float" office:value="43753" calcext:value-type="float">
            <text:p>43753</text:p>
          </table:table-cell>
          <table:table-cell table:style-name="ce12" table:formula="of:=[.B280]-[.C280]" office:value-type="date" office:date-value="1899-12-30T05:48:01.5595527878" calcext:value-type="date">
            <text:p>12/30/99 05:48 AM</text:p>
          </table:table-cell>
          <table:table-cell table:formula="of:=MOD([.E279]-[.$E$2];[.$H$2])+1+[.$E$2]" office:value-type="float" office:value="188" calcext:value-type="float">
            <text:p>188</text:p>
          </table:table-cell>
          <table:table-cell table:formula="of:=MOD([.F279]+1/[.$H$2];5)" office:value-type="float" office:value="1.925" calcext:value-type="float">
            <text:p>1,925</text:p>
          </table:table-cell>
          <table:table-cell table:formula="of:=IF([.F280]&lt;0.000001;[.G279]+2+1/[.$H$2];[.G279]+1/[.$H$2])" office:value-type="float" office:value="8.92500000000003" calcext:value-type="float">
            <text:p>8,92500000000003</text:p>
          </table:table-cell>
          <table:table-cell table:number-columns-repeated="4"/>
          <table:table-cell table:style-name="ce36" table:formula="of:=SUM(MOD(SUM([.L279]-[.L$2];[.T$2]);[.R$2]-[.L$2]);[.L$2])" office:value-type="time" office:time-value="PT04H20M00S" calcext:value-type="time">
            <text:p>04:20:00</text:p>
          </table:table-cell>
          <table:table-cell table:style-name="ce11" table:formula="of:=IF([.L280]&lt;[.L279];[.M279]+[.H$2];[.M279])" office:value-type="float" office:value="160" calcext:value-type="float">
            <text:p>160</text:p>
          </table:table-cell>
          <table:table-cell table:style-name="ce11" table:formula="of:=OFFSET([.C$4];[.M280];0)" office:value-type="float" office:value="43749" calcext:value-type="float">
            <text:p>43749</text:p>
          </table:table-cell>
          <table:table-cell table:style-name="ce37" table:formula="of:=[.L280]" office:value-type="float" office:value="0.180555555555553" calcext:value-type="float">
            <text:p>0.18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5T05:56:59.322307" calcext:value-type="date">
            <text:p>2019-10-15 05:56:59</text:p>
          </table:table-cell>
          <table:table-cell table:style-name="ce7" table:formula="of:=[.A281]" office:value-type="date" office:date-value="2019-10-15T05:56:59.322307" calcext:value-type="date">
            <text:p>2019-10-15 05:56:59</text:p>
          </table:table-cell>
          <table:table-cell table:formula="of:=TRUNC([.A281])" office:value-type="float" office:value="43753" calcext:value-type="float">
            <text:p>43753</text:p>
          </table:table-cell>
          <table:table-cell table:style-name="ce12" table:formula="of:=[.B281]-[.C281]" office:value-type="date" office:date-value="1899-12-30T05:56:59.32230682578" calcext:value-type="date">
            <text:p>12/30/99 05:56 AM</text:p>
          </table:table-cell>
          <table:table-cell table:formula="of:=MOD([.E280]-[.$E$2];[.$H$2])+1+[.$E$2]" office:value-type="float" office:value="189" calcext:value-type="float">
            <text:p>189</text:p>
          </table:table-cell>
          <table:table-cell table:formula="of:=MOD([.F280]+1/[.$H$2];5)" office:value-type="float" office:value="1.95" calcext:value-type="float">
            <text:p>1,95</text:p>
          </table:table-cell>
          <table:table-cell table:formula="of:=IF([.F281]&lt;0.000001;[.G280]+2+1/[.$H$2];[.G280]+1/[.$H$2])" office:value-type="float" office:value="8.95000000000003" calcext:value-type="float">
            <text:p>8,95000000000003</text:p>
          </table:table-cell>
          <table:table-cell table:number-columns-repeated="4"/>
          <table:table-cell table:style-name="ce36" table:formula="of:=SUM(MOD(SUM([.L280]-[.L$2];[.T$2]);[.R$2]-[.L$2]);[.L$2])" office:value-type="time" office:time-value="PT04H30M00S" calcext:value-type="time">
            <text:p>04:30:00</text:p>
          </table:table-cell>
          <table:table-cell table:style-name="ce11" table:formula="of:=IF([.L281]&lt;[.L280];[.M280]+[.H$2];[.M280])" office:value-type="float" office:value="160" calcext:value-type="float">
            <text:p>160</text:p>
          </table:table-cell>
          <table:table-cell table:style-name="ce11" table:formula="of:=OFFSET([.C$4];[.M281];0)" office:value-type="float" office:value="43749" calcext:value-type="float">
            <text:p>43749</text:p>
          </table:table-cell>
          <table:table-cell table:style-name="ce37" table:formula="of:=[.L281]" office:value-type="float" office:value="0.187499999999998" calcext:value-type="float">
            <text:p>0.18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1];0)&lt;=[.O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5T06:11:58.819195" calcext:value-type="date">
            <text:p>2019-10-15 06:11:59</text:p>
          </table:table-cell>
          <table:table-cell table:style-name="ce7" table:formula="of:=[.A282]" office:value-type="date" office:date-value="2019-10-15T06:11:58.819195" calcext:value-type="date">
            <text:p>2019-10-15 06:11:59</text:p>
          </table:table-cell>
          <table:table-cell table:formula="of:=TRUNC([.A282])" office:value-type="float" office:value="43753" calcext:value-type="float">
            <text:p>43753</text:p>
          </table:table-cell>
          <table:table-cell table:style-name="ce12" table:formula="of:=[.B282]-[.C282]" office:value-type="date" office:date-value="1899-12-30T06:11:58.81919503212" calcext:value-type="date">
            <text:p>12/30/99 06:11 AM</text:p>
          </table:table-cell>
          <table:table-cell table:formula="of:=MOD([.E281]-[.$E$2];[.$H$2])+1+[.$E$2]" office:value-type="float" office:value="190" calcext:value-type="float">
            <text:p>190</text:p>
          </table:table-cell>
          <table:table-cell table:formula="of:=MOD([.F281]+1/[.$H$2];5)" office:value-type="float" office:value="1.975" calcext:value-type="float">
            <text:p>1,975</text:p>
          </table:table-cell>
          <table:table-cell table:formula="of:=IF([.F282]&lt;0.000001;[.G281]+2+1/[.$H$2];[.G281]+1/[.$H$2])" office:value-type="float" office:value="8.97500000000003" calcext:value-type="float">
            <text:p>8,97500000000003</text:p>
          </table:table-cell>
          <table:table-cell table:number-columns-repeated="4"/>
          <table:table-cell table:style-name="ce36" table:formula="of:=SUM(MOD(SUM([.L281]-[.L$2];[.T$2]);[.R$2]-[.L$2]);[.L$2])" office:value-type="time" office:time-value="PT04H40M00S" calcext:value-type="time">
            <text:p>04:40:00</text:p>
          </table:table-cell>
          <table:table-cell table:style-name="ce11" table:formula="of:=IF([.L282]&lt;[.L281];[.M281]+[.H$2];[.M281])" office:value-type="float" office:value="160" calcext:value-type="float">
            <text:p>160</text:p>
          </table:table-cell>
          <table:table-cell table:style-name="ce11" table:formula="of:=OFFSET([.C$4];[.M282];0)" office:value-type="float" office:value="43749" calcext:value-type="float">
            <text:p>43749</text:p>
          </table:table-cell>
          <table:table-cell table:style-name="ce37" table:formula="of:=[.L282]" office:value-type="float" office:value="0.194444444444442" calcext:value-type="float">
            <text:p>0.194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2];0)&lt;=[.O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05:58:53.104243" calcext:value-type="date">
            <text:p>2019-10-16 05:58:53</text:p>
          </table:table-cell>
          <table:table-cell table:style-name="ce7" table:formula="of:=[.A283]" office:value-type="date" office:date-value="2019-10-16T05:58:53.104243" calcext:value-type="date">
            <text:p>2019-10-16 05:58:53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05:58:53.1042428501" calcext:value-type="date">
            <text:p>12/30/99 05:58 AM</text:p>
          </table:table-cell>
          <table:table-cell table:formula="of:=MOD([.E282]-[.$E$2];[.$H$2])+1+[.$E$2]" office:value-type="float" office:value="151" calcext:value-type="float">
            <text:p>151</text:p>
          </table:table-cell>
          <table:table-cell table:formula="of:=MOD([.F282]+1/[.$H$2];5)" office:value-type="float" office:value="2" calcext:value-type="float">
            <text:p>2</text:p>
          </table:table-cell>
          <table:table-cell table:formula="of:=IF([.F283]&lt;0.000001;[.G282]+2+1/[.$H$2];[.G282]+1/[.$H$2])" office:value-type="float" office:value="9.00000000000003" calcext:value-type="float">
            <text:p>9,00000000000003</text:p>
          </table:table-cell>
          <table:table-cell table:number-columns-repeated="4"/>
          <table:table-cell table:style-name="ce36" table:formula="of:=SUM(MOD(SUM([.L282]-[.L$2];[.T$2]);[.R$2]-[.L$2]);[.L$2])" office:value-type="time" office:time-value="PT04H50M00S" calcext:value-type="time">
            <text:p>04:50:00</text:p>
          </table:table-cell>
          <table:table-cell table:style-name="ce11" table:formula="of:=IF([.L283]&lt;[.L282];[.M282]+[.H$2];[.M282])" office:value-type="float" office:value="160" calcext:value-type="float">
            <text:p>160</text:p>
          </table:table-cell>
          <table:table-cell table:style-name="ce11" table:formula="of:=OFFSET([.C$4];[.M283];0)" office:value-type="float" office:value="43749" calcext:value-type="float">
            <text:p>43749</text:p>
          </table:table-cell>
          <table:table-cell table:style-name="ce37" table:formula="of:=[.L283]" office:value-type="float" office:value="0.201388888888886" calcext:value-type="float">
            <text:p>0.201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3];0)&lt;=[.O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06:06:13.242734" calcext:value-type="date">
            <text:p>2019-10-16 06:06:13</text:p>
          </table:table-cell>
          <table:table-cell table:style-name="ce7" table:formula="of:=[.A284]" office:value-type="date" office:date-value="2019-10-16T06:06:13.242734" calcext:value-type="date">
            <text:p>2019-10-16 06:06:13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06:06:13.24273448903" calcext:value-type="date">
            <text:p>12/30/99 06:06 AM</text:p>
          </table:table-cell>
          <table:table-cell table:formula="of:=MOD([.E283]-[.$E$2];[.$H$2])+1+[.$E$2]" office:value-type="float" office:value="152" calcext:value-type="float">
            <text:p>152</text:p>
          </table:table-cell>
          <table:table-cell table:formula="of:=MOD([.F283]+1/[.$H$2];5)" office:value-type="float" office:value="2.025" calcext:value-type="float">
            <text:p>2,025</text:p>
          </table:table-cell>
          <table:table-cell table:formula="of:=IF([.F284]&lt;0.000001;[.G283]+2+1/[.$H$2];[.G283]+1/[.$H$2])" office:value-type="float" office:value="9.02500000000003" calcext:value-type="float">
            <text:p>9,02500000000003</text:p>
          </table:table-cell>
          <table:table-cell table:number-columns-repeated="4"/>
          <table:table-cell table:style-name="ce36" table:formula="of:=SUM(MOD(SUM([.L283]-[.L$2];[.T$2]);[.R$2]-[.L$2]);[.L$2])" office:value-type="time" office:time-value="PT05H00M00S" calcext:value-type="time">
            <text:p>05:00:00</text:p>
          </table:table-cell>
          <table:table-cell table:style-name="ce11" table:formula="of:=IF([.L284]&lt;[.L283];[.M283]+[.H$2];[.M283])" office:value-type="float" office:value="160" calcext:value-type="float">
            <text:p>160</text:p>
          </table:table-cell>
          <table:table-cell table:style-name="ce11" table:formula="of:=OFFSET([.C$4];[.M284];0)" office:value-type="float" office:value="43749" calcext:value-type="float">
            <text:p>43749</text:p>
          </table:table-cell>
          <table:table-cell table:style-name="ce37" table:formula="of:=[.L284]" office:value-type="float" office:value="0.208333333333331" calcext:value-type="float">
            <text:p>0.208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4];0)&lt;=[.O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06:01:24.657911" calcext:value-type="date">
            <text:p>2019-10-16 06:01:25</text:p>
          </table:table-cell>
          <table:table-cell table:style-name="ce7" table:formula="of:=[.A285]" office:value-type="date" office:date-value="2019-10-16T06:01:24.657911" calcext:value-type="date">
            <text:p>2019-10-16 06:01:25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06:01:24.65791123454" calcext:value-type="date">
            <text:p>12/30/99 06:01 AM</text:p>
          </table:table-cell>
          <table:table-cell table:formula="of:=MOD([.E284]-[.$E$2];[.$H$2])+1+[.$E$2]" office:value-type="float" office:value="153" calcext:value-type="float">
            <text:p>153</text:p>
          </table:table-cell>
          <table:table-cell table:formula="of:=MOD([.F284]+1/[.$H$2];5)" office:value-type="float" office:value="2.05" calcext:value-type="float">
            <text:p>2,05</text:p>
          </table:table-cell>
          <table:table-cell table:formula="of:=IF([.F285]&lt;0.000001;[.G284]+2+1/[.$H$2];[.G284]+1/[.$H$2])" office:value-type="float" office:value="9.05000000000003" calcext:value-type="float">
            <text:p>9,05000000000003</text:p>
          </table:table-cell>
          <table:table-cell table:number-columns-repeated="4"/>
          <table:table-cell table:style-name="ce36" table:formula="of:=SUM(MOD(SUM([.L284]-[.L$2];[.T$2]);[.R$2]-[.L$2]);[.L$2])" office:value-type="time" office:time-value="PT05H10M00S" calcext:value-type="time">
            <text:p>05:10:00</text:p>
          </table:table-cell>
          <table:table-cell table:style-name="ce11" table:formula="of:=IF([.L285]&lt;[.L284];[.M284]+[.H$2];[.M284])" office:value-type="float" office:value="160" calcext:value-type="float">
            <text:p>160</text:p>
          </table:table-cell>
          <table:table-cell table:style-name="ce11" table:formula="of:=OFFSET([.C$4];[.M285];0)" office:value-type="float" office:value="43749" calcext:value-type="float">
            <text:p>43749</text:p>
          </table:table-cell>
          <table:table-cell table:style-name="ce37" table:formula="of:=[.L285]" office:value-type="float" office:value="0.215277777777775" calcext:value-type="float">
            <text:p>0.215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5];0)&lt;=[.O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06:05:28.10919" calcext:value-type="date">
            <text:p>2019-10-16 06:05:28</text:p>
          </table:table-cell>
          <table:table-cell table:style-name="ce7" table:formula="of:=[.A286]" office:value-type="date" office:date-value="2019-10-16T06:05:28.10919" calcext:value-type="date">
            <text:p>2019-10-16 06:05:28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06:05:28.10919019394" calcext:value-type="date">
            <text:p>12/30/99 06:05 AM</text:p>
          </table:table-cell>
          <table:table-cell table:formula="of:=MOD([.E285]-[.$E$2];[.$H$2])+1+[.$E$2]" office:value-type="float" office:value="154" calcext:value-type="float">
            <text:p>154</text:p>
          </table:table-cell>
          <table:table-cell table:formula="of:=MOD([.F285]+1/[.$H$2];5)" office:value-type="float" office:value="2.075" calcext:value-type="float">
            <text:p>2,075</text:p>
          </table:table-cell>
          <table:table-cell table:formula="of:=IF([.F286]&lt;0.000001;[.G285]+2+1/[.$H$2];[.G285]+1/[.$H$2])" office:value-type="float" office:value="9.07500000000003" calcext:value-type="float">
            <text:p>9,07500000000003</text:p>
          </table:table-cell>
          <table:table-cell table:number-columns-repeated="4"/>
          <table:table-cell table:style-name="ce36" table:formula="of:=SUM(MOD(SUM([.L285]-[.L$2];[.T$2]);[.R$2]-[.L$2]);[.L$2])" office:value-type="time" office:time-value="PT05H20M00S" calcext:value-type="time">
            <text:p>05:20:00</text:p>
          </table:table-cell>
          <table:table-cell table:style-name="ce11" table:formula="of:=IF([.L286]&lt;[.L285];[.M285]+[.H$2];[.M285])" office:value-type="float" office:value="160" calcext:value-type="float">
            <text:p>160</text:p>
          </table:table-cell>
          <table:table-cell table:style-name="ce11" table:formula="of:=OFFSET([.C$4];[.M286];0)" office:value-type="float" office:value="43749" calcext:value-type="float">
            <text:p>43749</text:p>
          </table:table-cell>
          <table:table-cell table:style-name="ce37" table:formula="of:=[.L286]" office:value-type="float" office:value="0.22222222222222" calcext:value-type="float">
            <text:p>0.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6];0)&lt;=[.O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05:31:38.536607" calcext:value-type="date">
            <text:p>2019-10-16 05:31:39</text:p>
          </table:table-cell>
          <table:table-cell table:style-name="ce7" table:formula="of:=[.A287]" office:value-type="date" office:date-value="2019-10-16T05:31:38.536607" calcext:value-type="date">
            <text:p>2019-10-16 05:31:39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05:31:38.53660699446" calcext:value-type="date">
            <text:p>12/30/99 05:31 AM</text:p>
          </table:table-cell>
          <table:table-cell table:formula="of:=MOD([.E286]-[.$E$2];[.$H$2])+1+[.$E$2]" office:value-type="float" office:value="155" calcext:value-type="float">
            <text:p>155</text:p>
          </table:table-cell>
          <table:table-cell table:formula="of:=MOD([.F286]+1/[.$H$2];5)" office:value-type="float" office:value="2.1" calcext:value-type="float">
            <text:p>2,1</text:p>
          </table:table-cell>
          <table:table-cell table:formula="of:=IF([.F287]&lt;0.000001;[.G286]+2+1/[.$H$2];[.G286]+1/[.$H$2])" office:value-type="float" office:value="9.10000000000003" calcext:value-type="float">
            <text:p>9,10000000000003</text:p>
          </table:table-cell>
          <table:table-cell table:number-columns-repeated="4"/>
          <table:table-cell table:style-name="ce36" table:formula="of:=SUM(MOD(SUM([.L286]-[.L$2];[.T$2]);[.R$2]-[.L$2]);[.L$2])" office:value-type="time" office:time-value="PT05H30M00S" calcext:value-type="time">
            <text:p>05:30:00</text:p>
          </table:table-cell>
          <table:table-cell table:style-name="ce11" table:formula="of:=IF([.L287]&lt;[.L286];[.M286]+[.H$2];[.M286])" office:value-type="float" office:value="160" calcext:value-type="float">
            <text:p>160</text:p>
          </table:table-cell>
          <table:table-cell table:style-name="ce11" table:formula="of:=OFFSET([.C$4];[.M287];0)" office:value-type="float" office:value="43749" calcext:value-type="float">
            <text:p>43749</text:p>
          </table:table-cell>
          <table:table-cell table:style-name="ce37" table:formula="of:=[.L287]" office:value-type="float" office:value="0.229166666666664" calcext:value-type="float">
            <text:p>0.229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7];0)&lt;=[.O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05:53:19.896197" calcext:value-type="date">
            <text:p>2019-10-16 05:53:20</text:p>
          </table:table-cell>
          <table:table-cell table:style-name="ce7" table:formula="of:=[.A288]" office:value-type="date" office:date-value="2019-10-16T05:53:19.896197" calcext:value-type="date">
            <text:p>2019-10-16 05:53:20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05:53:19.89619678818" calcext:value-type="date">
            <text:p>12/30/99 05:53 AM</text:p>
          </table:table-cell>
          <table:table-cell table:formula="of:=MOD([.E287]-[.$E$2];[.$H$2])+1+[.$E$2]" office:value-type="float" office:value="156" calcext:value-type="float">
            <text:p>156</text:p>
          </table:table-cell>
          <table:table-cell table:formula="of:=MOD([.F287]+1/[.$H$2];5)" office:value-type="float" office:value="2.125" calcext:value-type="float">
            <text:p>2,125</text:p>
          </table:table-cell>
          <table:table-cell table:formula="of:=IF([.F288]&lt;0.000001;[.G287]+2+1/[.$H$2];[.G287]+1/[.$H$2])" office:value-type="float" office:value="9.12500000000003" calcext:value-type="float">
            <text:p>9,12500000000003</text:p>
          </table:table-cell>
          <table:table-cell table:number-columns-repeated="4"/>
          <table:table-cell table:style-name="ce36" table:formula="of:=SUM(MOD(SUM([.L287]-[.L$2];[.T$2]);[.R$2]-[.L$2]);[.L$2])" office:value-type="time" office:time-value="PT05H40M00S" calcext:value-type="time">
            <text:p>05:40:00</text:p>
          </table:table-cell>
          <table:table-cell table:style-name="ce11" table:formula="of:=IF([.L288]&lt;[.L287];[.M287]+[.H$2];[.M287])" office:value-type="float" office:value="160" calcext:value-type="float">
            <text:p>160</text:p>
          </table:table-cell>
          <table:table-cell table:style-name="ce11" table:formula="of:=OFFSET([.C$4];[.M288];0)" office:value-type="float" office:value="43749" calcext:value-type="float">
            <text:p>43749</text:p>
          </table:table-cell>
          <table:table-cell table:style-name="ce37" table:formula="of:=[.L288]" office:value-type="float" office:value="0.236111111111109" calcext:value-type="float">
            <text:p>0.236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8];0)&lt;=[.O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05:34:22.338229" calcext:value-type="date">
            <text:p>2019-10-16 05:34:22</text:p>
          </table:table-cell>
          <table:table-cell table:style-name="ce7" table:formula="of:=[.A289]" office:value-type="date" office:date-value="2019-10-16T05:34:22.338229" calcext:value-type="date">
            <text:p>2019-10-16 05:34:22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05:34:22.33822933864" calcext:value-type="date">
            <text:p>12/30/99 05:34 AM</text:p>
          </table:table-cell>
          <table:table-cell table:formula="of:=MOD([.E288]-[.$E$2];[.$H$2])+1+[.$E$2]" office:value-type="float" office:value="157" calcext:value-type="float">
            <text:p>157</text:p>
          </table:table-cell>
          <table:table-cell table:formula="of:=MOD([.F288]+1/[.$H$2];5)" office:value-type="float" office:value="2.15" calcext:value-type="float">
            <text:p>2,15</text:p>
          </table:table-cell>
          <table:table-cell table:formula="of:=IF([.F289]&lt;0.000001;[.G288]+2+1/[.$H$2];[.G288]+1/[.$H$2])" office:value-type="float" office:value="9.15000000000003" calcext:value-type="float">
            <text:p>9,15000000000003</text:p>
          </table:table-cell>
          <table:table-cell table:number-columns-repeated="4"/>
          <table:table-cell table:style-name="ce36" table:formula="of:=SUM(MOD(SUM([.L288]-[.L$2];[.T$2]);[.R$2]-[.L$2]);[.L$2])" office:value-type="time" office:time-value="PT05H50M00S" calcext:value-type="time">
            <text:p>05:50:00</text:p>
          </table:table-cell>
          <table:table-cell table:style-name="ce11" table:formula="of:=IF([.L289]&lt;[.L288];[.M288]+[.H$2];[.M288])" office:value-type="float" office:value="160" calcext:value-type="float">
            <text:p>160</text:p>
          </table:table-cell>
          <table:table-cell table:style-name="ce11" table:formula="of:=OFFSET([.C$4];[.M289];0)" office:value-type="float" office:value="43749" calcext:value-type="float">
            <text:p>43749</text:p>
          </table:table-cell>
          <table:table-cell table:style-name="ce37" table:formula="of:=[.L289]" office:value-type="float" office:value="0.243055555555553" calcext:value-type="float">
            <text:p>0.243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9];0)&lt;=[.O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06:08:52.478901" calcext:value-type="date">
            <text:p>2019-10-16 06:08:52</text:p>
          </table:table-cell>
          <table:table-cell table:style-name="ce7" table:formula="of:=[.A290]" office:value-type="date" office:date-value="2019-10-16T06:08:52.478901" calcext:value-type="date">
            <text:p>2019-10-16 06:08:52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06:08:52.4789011851" calcext:value-type="date">
            <text:p>12/30/99 06:08 AM</text:p>
          </table:table-cell>
          <table:table-cell table:formula="of:=MOD([.E289]-[.$E$2];[.$H$2])+1+[.$E$2]" office:value-type="float" office:value="158" calcext:value-type="float">
            <text:p>158</text:p>
          </table:table-cell>
          <table:table-cell table:formula="of:=MOD([.F289]+1/[.$H$2];5)" office:value-type="float" office:value="2.175" calcext:value-type="float">
            <text:p>2,175</text:p>
          </table:table-cell>
          <table:table-cell table:formula="of:=IF([.F290]&lt;0.000001;[.G289]+2+1/[.$H$2];[.G289]+1/[.$H$2])" office:value-type="float" office:value="9.17500000000003" calcext:value-type="float">
            <text:p>9,17500000000003</text:p>
          </table:table-cell>
          <table:table-cell table:number-columns-repeated="4"/>
          <table:table-cell table:style-name="ce36" table:formula="of:=SUM(MOD(SUM([.L289]-[.L$2];[.T$2]);[.R$2]-[.L$2]);[.L$2])" office:value-type="time" office:time-value="PT06H00M00S" calcext:value-type="time">
            <text:p>06:00:00</text:p>
          </table:table-cell>
          <table:table-cell table:style-name="ce11" table:formula="of:=IF([.L290]&lt;[.L289];[.M289]+[.H$2];[.M289])" office:value-type="float" office:value="160" calcext:value-type="float">
            <text:p>160</text:p>
          </table:table-cell>
          <table:table-cell table:style-name="ce11" table:formula="of:=OFFSET([.C$4];[.M290];0)" office:value-type="float" office:value="43749" calcext:value-type="float">
            <text:p>43749</text:p>
          </table:table-cell>
          <table:table-cell table:style-name="ce37" table:formula="of:=[.L290]" office:value-type="float" office:value="0.249999999999998" calcext:value-type="float">
            <text:p>0.249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0];0)&lt;=[.O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06:00:52.384677" calcext:value-type="date">
            <text:p>2019-10-16 06:00:52</text:p>
          </table:table-cell>
          <table:table-cell table:style-name="ce7" table:formula="of:=[.A291]" office:value-type="date" office:date-value="2019-10-16T06:00:52.384677" calcext:value-type="date">
            <text:p>2019-10-16 06:00:52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06:00:52.38467738964" calcext:value-type="date">
            <text:p>12/30/99 06:00 AM</text:p>
          </table:table-cell>
          <table:table-cell table:formula="of:=MOD([.E290]-[.$E$2];[.$H$2])+1+[.$E$2]" office:value-type="float" office:value="159" calcext:value-type="float">
            <text:p>159</text:p>
          </table:table-cell>
          <table:table-cell table:formula="of:=MOD([.F290]+1/[.$H$2];5)" office:value-type="float" office:value="2.2" calcext:value-type="float">
            <text:p>2,2</text:p>
          </table:table-cell>
          <table:table-cell table:formula="of:=IF([.F291]&lt;0.000001;[.G290]+2+1/[.$H$2];[.G290]+1/[.$H$2])" office:value-type="float" office:value="9.20000000000004" calcext:value-type="float">
            <text:p>9,20000000000004</text:p>
          </table:table-cell>
          <table:table-cell table:number-columns-repeated="4"/>
          <table:table-cell table:style-name="ce36" table:formula="of:=SUM(MOD(SUM([.L290]-[.L$2];[.T$2]);[.R$2]-[.L$2]);[.L$2])" office:value-type="time" office:time-value="PT06H10M00S" calcext:value-type="time">
            <text:p>06:10:00</text:p>
          </table:table-cell>
          <table:table-cell table:style-name="ce11" table:formula="of:=IF([.L291]&lt;[.L290];[.M290]+[.H$2];[.M290])" office:value-type="float" office:value="160" calcext:value-type="float">
            <text:p>160</text:p>
          </table:table-cell>
          <table:table-cell table:style-name="ce11" table:formula="of:=OFFSET([.C$4];[.M291];0)" office:value-type="float" office:value="43749" calcext:value-type="float">
            <text:p>43749</text:p>
          </table:table-cell>
          <table:table-cell table:style-name="ce37" table:formula="of:=[.L291]" office:value-type="float" office:value="0.256944444444442" calcext:value-type="float">
            <text:p>0.256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1];0)&lt;=[.O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06:11:27.045112" calcext:value-type="date">
            <text:p>2019-10-16 06:11:27</text:p>
          </table:table-cell>
          <table:table-cell table:style-name="ce7" table:formula="of:=[.A292]" office:value-type="date" office:date-value="2019-10-16T06:11:27.045112" calcext:value-type="date">
            <text:p>2019-10-16 06:11:27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06:11:27.04511232208" calcext:value-type="date">
            <text:p>12/30/99 06:11 AM</text:p>
          </table:table-cell>
          <table:table-cell table:formula="of:=MOD([.E291]-[.$E$2];[.$H$2])+1+[.$E$2]" office:value-type="float" office:value="160" calcext:value-type="float">
            <text:p>160</text:p>
          </table:table-cell>
          <table:table-cell table:formula="of:=MOD([.F291]+1/[.$H$2];5)" office:value-type="float" office:value="2.225" calcext:value-type="float">
            <text:p>2,225</text:p>
          </table:table-cell>
          <table:table-cell table:formula="of:=IF([.F292]&lt;0.000001;[.G291]+2+1/[.$H$2];[.G291]+1/[.$H$2])" office:value-type="float" office:value="9.22500000000004" calcext:value-type="float">
            <text:p>9,22500000000004</text:p>
          </table:table-cell>
          <table:table-cell table:number-columns-repeated="4"/>
          <table:table-cell table:style-name="ce36" table:formula="of:=SUM(MOD(SUM([.L291]-[.L$2];[.T$2]);[.R$2]-[.L$2]);[.L$2])" office:value-type="time" office:time-value="PT06H20M00S" calcext:value-type="time">
            <text:p>06:20:00</text:p>
          </table:table-cell>
          <table:table-cell table:style-name="ce11" table:formula="of:=IF([.L292]&lt;[.L291];[.M291]+[.H$2];[.M291])" office:value-type="float" office:value="160" calcext:value-type="float">
            <text:p>160</text:p>
          </table:table-cell>
          <table:table-cell table:style-name="ce11" table:formula="of:=OFFSET([.C$4];[.M292];0)" office:value-type="float" office:value="43749" calcext:value-type="float">
            <text:p>43749</text:p>
          </table:table-cell>
          <table:table-cell table:style-name="ce37" table:formula="of:=[.L292]" office:value-type="float" office:value="0.263888888888886" calcext:value-type="float">
            <text:p>0.26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2];0)&lt;=[.O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06:03:05.762618" calcext:value-type="date">
            <text:p>2019-10-16 06:03:06</text:p>
          </table:table-cell>
          <table:table-cell table:style-name="ce7" table:formula="of:=[.A293]" office:value-type="date" office:date-value="2019-10-16T06:03:05.762618" calcext:value-type="date">
            <text:p>2019-10-16 06:03:06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06:03:05.76261769049" calcext:value-type="date">
            <text:p>12/30/99 06:03 AM</text:p>
          </table:table-cell>
          <table:table-cell table:formula="of:=MOD([.E292]-[.$E$2];[.$H$2])+1+[.$E$2]" office:value-type="float" office:value="161" calcext:value-type="float">
            <text:p>161</text:p>
          </table:table-cell>
          <table:table-cell table:formula="of:=MOD([.F292]+1/[.$H$2];5)" office:value-type="float" office:value="2.25" calcext:value-type="float">
            <text:p>2,25</text:p>
          </table:table-cell>
          <table:table-cell table:formula="of:=IF([.F293]&lt;0.000001;[.G292]+2+1/[.$H$2];[.G292]+1/[.$H$2])" office:value-type="float" office:value="9.25000000000004" calcext:value-type="float">
            <text:p>9,25000000000004</text:p>
          </table:table-cell>
          <table:table-cell table:number-columns-repeated="4"/>
          <table:table-cell table:style-name="ce36" table:formula="of:=SUM(MOD(SUM([.L292]-[.L$2];[.T$2]);[.R$2]-[.L$2]);[.L$2])" office:value-type="time" office:time-value="PT06H30M00S" calcext:value-type="time">
            <text:p>06:30:00</text:p>
          </table:table-cell>
          <table:table-cell table:style-name="ce11" table:formula="of:=IF([.L293]&lt;[.L292];[.M292]+[.H$2];[.M292])" office:value-type="float" office:value="160" calcext:value-type="float">
            <text:p>160</text:p>
          </table:table-cell>
          <table:table-cell table:style-name="ce11" table:formula="of:=OFFSET([.C$4];[.M293];0)" office:value-type="float" office:value="43749" calcext:value-type="float">
            <text:p>43749</text:p>
          </table:table-cell>
          <table:table-cell table:style-name="ce37" table:formula="of:=[.L293]" office:value-type="float" office:value="0.270833333333331" calcext:value-type="float">
            <text:p>0.270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3];0)&lt;=[.O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05:50:33.108576" calcext:value-type="date">
            <text:p>2019-10-16 05:50:33</text:p>
          </table:table-cell>
          <table:table-cell table:style-name="ce7" table:formula="of:=[.A294]" office:value-type="date" office:date-value="2019-10-16T05:50:33.108576" calcext:value-type="date">
            <text:p>2019-10-16 05:50:33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05:50:33.10857613105" calcext:value-type="date">
            <text:p>12/30/99 05:50 AM</text:p>
          </table:table-cell>
          <table:table-cell table:formula="of:=MOD([.E293]-[.$E$2];[.$H$2])+1+[.$E$2]" office:value-type="float" office:value="162" calcext:value-type="float">
            <text:p>162</text:p>
          </table:table-cell>
          <table:table-cell table:formula="of:=MOD([.F293]+1/[.$H$2];5)" office:value-type="float" office:value="2.275" calcext:value-type="float">
            <text:p>2,275</text:p>
          </table:table-cell>
          <table:table-cell table:formula="of:=IF([.F294]&lt;0.000001;[.G293]+2+1/[.$H$2];[.G293]+1/[.$H$2])" office:value-type="float" office:value="9.27500000000004" calcext:value-type="float">
            <text:p>9,27500000000004</text:p>
          </table:table-cell>
          <table:table-cell table:number-columns-repeated="4"/>
          <table:table-cell table:style-name="ce36" table:formula="of:=SUM(MOD(SUM([.L293]-[.L$2];[.T$2]);[.R$2]-[.L$2]);[.L$2])" office:value-type="time" office:time-value="PT06H40M00S" calcext:value-type="time">
            <text:p>06:40:00</text:p>
          </table:table-cell>
          <table:table-cell table:style-name="ce11" table:formula="of:=IF([.L294]&lt;[.L293];[.M293]+[.H$2];[.M293])" office:value-type="float" office:value="160" calcext:value-type="float">
            <text:p>160</text:p>
          </table:table-cell>
          <table:table-cell table:style-name="ce11" table:formula="of:=OFFSET([.C$4];[.M294];0)" office:value-type="float" office:value="43749" calcext:value-type="float">
            <text:p>43749</text:p>
          </table:table-cell>
          <table:table-cell table:style-name="ce37" table:formula="of:=[.L294]" office:value-type="float" office:value="0.277777777777775" calcext:value-type="float">
            <text:p>0.27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4];0)&lt;=[.O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06:08:25.200423" calcext:value-type="date">
            <text:p>2019-10-16 06:08:25</text:p>
          </table:table-cell>
          <table:table-cell table:style-name="ce7" table:formula="of:=[.A295]" office:value-type="date" office:date-value="2019-10-16T06:08:25.200423" calcext:value-type="date">
            <text:p>2019-10-16 06:08:25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06:08:25.200423114" calcext:value-type="date">
            <text:p>12/30/99 06:08 AM</text:p>
          </table:table-cell>
          <table:table-cell table:formula="of:=MOD([.E294]-[.$E$2];[.$H$2])+1+[.$E$2]" office:value-type="float" office:value="163" calcext:value-type="float">
            <text:p>163</text:p>
          </table:table-cell>
          <table:table-cell table:formula="of:=MOD([.F294]+1/[.$H$2];5)" office:value-type="float" office:value="2.3" calcext:value-type="float">
            <text:p>2,3</text:p>
          </table:table-cell>
          <table:table-cell table:formula="of:=IF([.F295]&lt;0.000001;[.G294]+2+1/[.$H$2];[.G294]+1/[.$H$2])" office:value-type="float" office:value="9.30000000000004" calcext:value-type="float">
            <text:p>9,30000000000004</text:p>
          </table:table-cell>
          <table:table-cell table:number-columns-repeated="4"/>
          <table:table-cell table:style-name="ce36" table:formula="of:=SUM(MOD(SUM([.L294]-[.L$2];[.T$2]);[.R$2]-[.L$2]);[.L$2])" office:value-type="time" office:time-value="PT06H50M00S" calcext:value-type="time">
            <text:p>06:50:00</text:p>
          </table:table-cell>
          <table:table-cell table:style-name="ce11" table:formula="of:=IF([.L295]&lt;[.L294];[.M294]+[.H$2];[.M294])" office:value-type="float" office:value="160" calcext:value-type="float">
            <text:p>160</text:p>
          </table:table-cell>
          <table:table-cell table:style-name="ce11" table:formula="of:=OFFSET([.C$4];[.M295];0)" office:value-type="float" office:value="43749" calcext:value-type="float">
            <text:p>43749</text:p>
          </table:table-cell>
          <table:table-cell table:style-name="ce37" table:formula="of:=[.L295]" office:value-type="float" office:value="0.28472222222222" calcext:value-type="float">
            <text:p>0.28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5];0)&lt;=[.O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06:07:10.050295" calcext:value-type="date">
            <text:p>2019-10-16 06:07:10</text:p>
          </table:table-cell>
          <table:table-cell table:style-name="ce7" table:formula="of:=[.A296]" office:value-type="date" office:date-value="2019-10-16T06:07:10.050295" calcext:value-type="date">
            <text:p>2019-10-16 06:07:10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06:07:10.05029512569" calcext:value-type="date">
            <text:p>12/30/99 06:07 AM</text:p>
          </table:table-cell>
          <table:table-cell table:formula="of:=MOD([.E295]-[.$E$2];[.$H$2])+1+[.$E$2]" office:value-type="float" office:value="164" calcext:value-type="float">
            <text:p>164</text:p>
          </table:table-cell>
          <table:table-cell table:formula="of:=MOD([.F295]+1/[.$H$2];5)" office:value-type="float" office:value="2.325" calcext:value-type="float">
            <text:p>2,325</text:p>
          </table:table-cell>
          <table:table-cell table:formula="of:=IF([.F296]&lt;0.000001;[.G295]+2+1/[.$H$2];[.G295]+1/[.$H$2])" office:value-type="float" office:value="9.32500000000004" calcext:value-type="float">
            <text:p>9,32500000000004</text:p>
          </table:table-cell>
          <table:table-cell table:number-columns-repeated="4"/>
          <table:table-cell table:style-name="ce36" table:formula="of:=SUM(MOD(SUM([.L295]-[.L$2];[.T$2]);[.R$2]-[.L$2]);[.L$2])" office:value-type="time" office:time-value="PT07H00M00S" calcext:value-type="time">
            <text:p>07:00:00</text:p>
          </table:table-cell>
          <table:table-cell table:style-name="ce11" table:formula="of:=IF([.L296]&lt;[.L295];[.M295]+[.H$2];[.M295])" office:value-type="float" office:value="160" calcext:value-type="float">
            <text:p>160</text:p>
          </table:table-cell>
          <table:table-cell table:style-name="ce11" table:formula="of:=OFFSET([.C$4];[.M296];0)" office:value-type="float" office:value="43749" calcext:value-type="float">
            <text:p>43749</text:p>
          </table:table-cell>
          <table:table-cell table:style-name="ce37" table:formula="of:=[.L296]" office:value-type="float" office:value="0.291666666666664" calcext:value-type="float">
            <text:p>0.291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6];0)&lt;=[.O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05:41:18.359725" calcext:value-type="date">
            <text:p>2019-10-16 05:41:18</text:p>
          </table:table-cell>
          <table:table-cell table:style-name="ce7" table:formula="of:=[.A297]" office:value-type="date" office:date-value="2019-10-16T05:41:18.359725" calcext:value-type="date">
            <text:p>2019-10-16 05:41:18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05:41:18.35972495377" calcext:value-type="date">
            <text:p>12/30/99 05:41 AM</text:p>
          </table:table-cell>
          <table:table-cell table:formula="of:=MOD([.E296]-[.$E$2];[.$H$2])+1+[.$E$2]" office:value-type="float" office:value="165" calcext:value-type="float">
            <text:p>165</text:p>
          </table:table-cell>
          <table:table-cell table:formula="of:=MOD([.F296]+1/[.$H$2];5)" office:value-type="float" office:value="2.35" calcext:value-type="float">
            <text:p>2,35</text:p>
          </table:table-cell>
          <table:table-cell table:formula="of:=IF([.F297]&lt;0.000001;[.G296]+2+1/[.$H$2];[.G296]+1/[.$H$2])" office:value-type="float" office:value="9.35000000000004" calcext:value-type="float">
            <text:p>9,35000000000004</text:p>
          </table:table-cell>
          <table:table-cell table:number-columns-repeated="4"/>
          <table:table-cell table:style-name="ce36" table:formula="of:=SUM(MOD(SUM([.L296]-[.L$2];[.T$2]);[.R$2]-[.L$2]);[.L$2])" office:value-type="time" office:time-value="PT07H10M00S" calcext:value-type="time">
            <text:p>07:10:00</text:p>
          </table:table-cell>
          <table:table-cell table:style-name="ce11" table:formula="of:=IF([.L297]&lt;[.L296];[.M296]+[.H$2];[.M296])" office:value-type="float" office:value="160" calcext:value-type="float">
            <text:p>160</text:p>
          </table:table-cell>
          <table:table-cell table:style-name="ce11" table:formula="of:=OFFSET([.C$4];[.M297];0)" office:value-type="float" office:value="43749" calcext:value-type="float">
            <text:p>43749</text:p>
          </table:table-cell>
          <table:table-cell table:style-name="ce37" table:formula="of:=[.L297]" office:value-type="float" office:value="0.298611111111109" calcext:value-type="float">
            <text:p>0.29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7];0)&lt;=[.O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05:56:52.127549" calcext:value-type="date">
            <text:p>2019-10-16 05:56:52</text:p>
          </table:table-cell>
          <table:table-cell table:style-name="ce7" table:formula="of:=[.A298]" office:value-type="date" office:date-value="2019-10-16T05:56:52.127549" calcext:value-type="date">
            <text:p>2019-10-16 05:56:52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05:56:52.12754915468" calcext:value-type="date">
            <text:p>12/30/99 05:56 AM</text:p>
          </table:table-cell>
          <table:table-cell table:formula="of:=MOD([.E297]-[.$E$2];[.$H$2])+1+[.$E$2]" office:value-type="float" office:value="166" calcext:value-type="float">
            <text:p>166</text:p>
          </table:table-cell>
          <table:table-cell table:formula="of:=MOD([.F297]+1/[.$H$2];5)" office:value-type="float" office:value="2.375" calcext:value-type="float">
            <text:p>2,375</text:p>
          </table:table-cell>
          <table:table-cell table:formula="of:=IF([.F298]&lt;0.000001;[.G297]+2+1/[.$H$2];[.G297]+1/[.$H$2])" office:value-type="float" office:value="9.37500000000004" calcext:value-type="float">
            <text:p>9,37500000000004</text:p>
          </table:table-cell>
          <table:table-cell table:number-columns-repeated="4"/>
          <table:table-cell table:style-name="ce36" table:formula="of:=SUM(MOD(SUM([.L297]-[.L$2];[.T$2]);[.R$2]-[.L$2]);[.L$2])" office:value-type="time" office:time-value="PT07H20M00S" calcext:value-type="time">
            <text:p>07:20:00</text:p>
          </table:table-cell>
          <table:table-cell table:style-name="ce11" table:formula="of:=IF([.L298]&lt;[.L297];[.M297]+[.H$2];[.M297])" office:value-type="float" office:value="160" calcext:value-type="float">
            <text:p>160</text:p>
          </table:table-cell>
          <table:table-cell table:style-name="ce11" table:formula="of:=OFFSET([.C$4];[.M298];0)" office:value-type="float" office:value="43749" calcext:value-type="float">
            <text:p>43749</text:p>
          </table:table-cell>
          <table:table-cell table:style-name="ce37" table:formula="of:=[.L298]" office:value-type="float" office:value="0.305555555555553" calcext:value-type="float">
            <text:p>0.305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8];0)&lt;=[.O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05:44:10.2411" calcext:value-type="date">
            <text:p>2019-10-16 05:44:10</text:p>
          </table:table-cell>
          <table:table-cell table:style-name="ce7" table:formula="of:=[.A299]" office:value-type="date" office:date-value="2019-10-16T05:44:10.2411" calcext:value-type="date">
            <text:p>2019-10-16 05:44:10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05:44:10.24110004306" calcext:value-type="date">
            <text:p>12/30/99 05:44 AM</text:p>
          </table:table-cell>
          <table:table-cell table:formula="of:=MOD([.E298]-[.$E$2];[.$H$2])+1+[.$E$2]" office:value-type="float" office:value="167" calcext:value-type="float">
            <text:p>167</text:p>
          </table:table-cell>
          <table:table-cell table:formula="of:=MOD([.F298]+1/[.$H$2];5)" office:value-type="float" office:value="2.4" calcext:value-type="float">
            <text:p>2,4</text:p>
          </table:table-cell>
          <table:table-cell table:formula="of:=IF([.F299]&lt;0.000001;[.G298]+2+1/[.$H$2];[.G298]+1/[.$H$2])" office:value-type="float" office:value="9.40000000000004" calcext:value-type="float">
            <text:p>9,40000000000004</text:p>
          </table:table-cell>
          <table:table-cell table:number-columns-repeated="4"/>
          <table:table-cell table:style-name="ce36" table:formula="of:=SUM(MOD(SUM([.L298]-[.L$2];[.T$2]);[.R$2]-[.L$2]);[.L$2])" office:value-type="time" office:time-value="PT07H30M00S" calcext:value-type="time">
            <text:p>07:30:00</text:p>
          </table:table-cell>
          <table:table-cell table:style-name="ce11" table:formula="of:=IF([.L299]&lt;[.L298];[.M298]+[.H$2];[.M298])" office:value-type="float" office:value="160" calcext:value-type="float">
            <text:p>160</text:p>
          </table:table-cell>
          <table:table-cell table:style-name="ce11" table:formula="of:=OFFSET([.C$4];[.M299];0)" office:value-type="float" office:value="43749" calcext:value-type="float">
            <text:p>43749</text:p>
          </table:table-cell>
          <table:table-cell table:style-name="ce37" table:formula="of:=[.L299]" office:value-type="float" office:value="0.312499999999997" calcext:value-type="float">
            <text:p>0.312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9];0)&lt;=[.O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06:12:27.007106" calcext:value-type="date">
            <text:p>2019-10-16 06:12:27</text:p>
          </table:table-cell>
          <table:table-cell table:style-name="ce7" table:formula="of:=[.A300]" office:value-type="date" office:date-value="2019-10-16T06:12:27.007106" calcext:value-type="date">
            <text:p>2019-10-16 06:12:27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06:12:27.00710603502" calcext:value-type="date">
            <text:p>12/30/99 06:12 AM</text:p>
          </table:table-cell>
          <table:table-cell table:formula="of:=MOD([.E299]-[.$E$2];[.$H$2])+1+[.$E$2]" office:value-type="float" office:value="168" calcext:value-type="float">
            <text:p>168</text:p>
          </table:table-cell>
          <table:table-cell table:formula="of:=MOD([.F299]+1/[.$H$2];5)" office:value-type="float" office:value="2.425" calcext:value-type="float">
            <text:p>2,425</text:p>
          </table:table-cell>
          <table:table-cell table:formula="of:=IF([.F300]&lt;0.000001;[.G299]+2+1/[.$H$2];[.G299]+1/[.$H$2])" office:value-type="float" office:value="9.42500000000004" calcext:value-type="float">
            <text:p>9,42500000000004</text:p>
          </table:table-cell>
          <table:table-cell table:number-columns-repeated="4"/>
          <table:table-cell table:style-name="ce36" table:formula="of:=SUM(MOD(SUM([.L299]-[.L$2];[.T$2]);[.R$2]-[.L$2]);[.L$2])" office:value-type="time" office:time-value="PT07H40M00S" calcext:value-type="time">
            <text:p>07:40:00</text:p>
          </table:table-cell>
          <table:table-cell table:style-name="ce11" table:formula="of:=IF([.L300]&lt;[.L299];[.M299]+[.H$2];[.M299])" office:value-type="float" office:value="160" calcext:value-type="float">
            <text:p>160</text:p>
          </table:table-cell>
          <table:table-cell table:style-name="ce11" table:formula="of:=OFFSET([.C$4];[.M300];0)" office:value-type="float" office:value="43749" calcext:value-type="float">
            <text:p>43749</text:p>
          </table:table-cell>
          <table:table-cell table:style-name="ce37" table:formula="of:=[.L300]" office:value-type="float" office:value="0.319444444444442" calcext:value-type="float">
            <text:p>0.319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0];0)&lt;=[.O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05:54:17.232595" calcext:value-type="date">
            <text:p>2019-10-16 05:54:17</text:p>
          </table:table-cell>
          <table:table-cell table:style-name="ce7" table:formula="of:=[.A301]" office:value-type="date" office:date-value="2019-10-16T05:54:17.232595" calcext:value-type="date">
            <text:p>2019-10-16 05:54:17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05:54:17.23259495571" calcext:value-type="date">
            <text:p>12/30/99 05:54 AM</text:p>
          </table:table-cell>
          <table:table-cell table:formula="of:=MOD([.E300]-[.$E$2];[.$H$2])+1+[.$E$2]" office:value-type="float" office:value="169" calcext:value-type="float">
            <text:p>169</text:p>
          </table:table-cell>
          <table:table-cell table:formula="of:=MOD([.F300]+1/[.$H$2];5)" office:value-type="float" office:value="2.45" calcext:value-type="float">
            <text:p>2,45</text:p>
          </table:table-cell>
          <table:table-cell table:formula="of:=IF([.F301]&lt;0.000001;[.G300]+2+1/[.$H$2];[.G300]+1/[.$H$2])" office:value-type="float" office:value="9.45000000000004" calcext:value-type="float">
            <text:p>9,45000000000004</text:p>
          </table:table-cell>
          <table:table-cell table:number-columns-repeated="4"/>
          <table:table-cell table:style-name="ce36" table:formula="of:=SUM(MOD(SUM([.L300]-[.L$2];[.T$2]);[.R$2]-[.L$2]);[.L$2])" office:value-type="time" office:time-value="PT07H50M00S" calcext:value-type="time">
            <text:p>07:50:00</text:p>
          </table:table-cell>
          <table:table-cell table:style-name="ce11" table:formula="of:=IF([.L301]&lt;[.L300];[.M300]+[.H$2];[.M300])" office:value-type="float" office:value="160" calcext:value-type="float">
            <text:p>160</text:p>
          </table:table-cell>
          <table:table-cell table:style-name="ce11" table:formula="of:=OFFSET([.C$4];[.M301];0)" office:value-type="float" office:value="43749" calcext:value-type="float">
            <text:p>43749</text:p>
          </table:table-cell>
          <table:table-cell table:style-name="ce37" table:formula="of:=[.L301]" office:value-type="float" office:value="0.326388888888886" calcext:value-type="float">
            <text:p>0.32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1];0)&lt;=[.O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05:55:55.952069" calcext:value-type="date">
            <text:p>2019-10-16 05:55:56</text:p>
          </table:table-cell>
          <table:table-cell table:style-name="ce7" table:formula="of:=[.A302]" office:value-type="date" office:date-value="2019-10-16T05:55:55.952069" calcext:value-type="date">
            <text:p>2019-10-16 05:55:56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05:55:55.95206867438" calcext:value-type="date">
            <text:p>12/30/99 05:55 AM</text:p>
          </table:table-cell>
          <table:table-cell table:formula="of:=MOD([.E301]-[.$E$2];[.$H$2])+1+[.$E$2]" office:value-type="float" office:value="170" calcext:value-type="float">
            <text:p>170</text:p>
          </table:table-cell>
          <table:table-cell table:formula="of:=MOD([.F301]+1/[.$H$2];5)" office:value-type="float" office:value="2.475" calcext:value-type="float">
            <text:p>2,475</text:p>
          </table:table-cell>
          <table:table-cell table:formula="of:=IF([.F302]&lt;0.000001;[.G301]+2+1/[.$H$2];[.G301]+1/[.$H$2])" office:value-type="float" office:value="9.47500000000004" calcext:value-type="float">
            <text:p>9,47500000000004</text:p>
          </table:table-cell>
          <table:table-cell table:number-columns-repeated="4"/>
          <table:table-cell table:style-name="ce36" table:formula="of:=SUM(MOD(SUM([.L301]-[.L$2];[.T$2]);[.R$2]-[.L$2]);[.L$2])" office:value-type="time" office:time-value="PT08H00M00S" calcext:value-type="time">
            <text:p>08:00:00</text:p>
          </table:table-cell>
          <table:table-cell table:style-name="ce11" table:formula="of:=IF([.L302]&lt;[.L301];[.M301]+[.H$2];[.M301])" office:value-type="float" office:value="160" calcext:value-type="float">
            <text:p>160</text:p>
          </table:table-cell>
          <table:table-cell table:style-name="ce11" table:formula="of:=OFFSET([.C$4];[.M302];0)" office:value-type="float" office:value="43749" calcext:value-type="float">
            <text:p>43749</text:p>
          </table:table-cell>
          <table:table-cell table:style-name="ce37" table:formula="of:=[.L302]" office:value-type="float" office:value="0.333333333333331" calcext:value-type="float">
            <text:p>0.333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2];0)&lt;=[.O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05:33:21.049728" calcext:value-type="date">
            <text:p>2019-10-16 05:33:21</text:p>
          </table:table-cell>
          <table:table-cell table:style-name="ce7" table:formula="of:=[.A303]" office:value-type="date" office:date-value="2019-10-16T05:33:21.049728" calcext:value-type="date">
            <text:p>2019-10-16 05:33:21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05:33:21.04972778354" calcext:value-type="date">
            <text:p>12/30/99 05:33 AM</text:p>
          </table:table-cell>
          <table:table-cell table:formula="of:=MOD([.E302]-[.$E$2];[.$H$2])+1+[.$E$2]" office:value-type="float" office:value="171" calcext:value-type="float">
            <text:p>171</text:p>
          </table:table-cell>
          <table:table-cell table:formula="of:=MOD([.F302]+1/[.$H$2];5)" office:value-type="float" office:value="2.5" calcext:value-type="float">
            <text:p>2,5</text:p>
          </table:table-cell>
          <table:table-cell table:formula="of:=IF([.F303]&lt;0.000001;[.G302]+2+1/[.$H$2];[.G302]+1/[.$H$2])" office:value-type="float" office:value="9.50000000000004" calcext:value-type="float">
            <text:p>9,50000000000004</text:p>
          </table:table-cell>
          <table:table-cell table:number-columns-repeated="4"/>
          <table:table-cell table:style-name="ce36" table:formula="of:=SUM(MOD(SUM([.L302]-[.L$2];[.T$2]);[.R$2]-[.L$2]);[.L$2])" office:value-type="time" office:time-value="PT08H10M00S" calcext:value-type="time">
            <text:p>08:10:00</text:p>
          </table:table-cell>
          <table:table-cell table:style-name="ce11" table:formula="of:=IF([.L303]&lt;[.L302];[.M302]+[.H$2];[.M302])" office:value-type="float" office:value="160" calcext:value-type="float">
            <text:p>160</text:p>
          </table:table-cell>
          <table:table-cell table:style-name="ce11" table:formula="of:=OFFSET([.C$4];[.M303];0)" office:value-type="float" office:value="43749" calcext:value-type="float">
            <text:p>43749</text:p>
          </table:table-cell>
          <table:table-cell table:style-name="ce37" table:formula="of:=[.L303]" office:value-type="float" office:value="0.340277777777775" calcext:value-type="float">
            <text:p>0.340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3];0)&lt;=[.O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6T05:58:43.247481" calcext:value-type="date">
            <text:p>2019-10-16 05:58:43</text:p>
          </table:table-cell>
          <table:table-cell table:style-name="ce7" table:formula="of:=[.A304]" office:value-type="date" office:date-value="2019-10-16T05:58:43.247481" calcext:value-type="date">
            <text:p>2019-10-16 05:58:43</text:p>
          </table:table-cell>
          <table:table-cell table:formula="of:=TRUNC([.A304])" office:value-type="float" office:value="43754" calcext:value-type="float">
            <text:p>43754</text:p>
          </table:table-cell>
          <table:table-cell table:style-name="ce12" table:formula="of:=[.B304]-[.C304]" office:value-type="date" office:date-value="1899-12-30T05:58:43.24748053215" calcext:value-type="date">
            <text:p>12/30/99 05:58 AM</text:p>
          </table:table-cell>
          <table:table-cell table:formula="of:=MOD([.E303]-[.$E$2];[.$H$2])+1+[.$E$2]" office:value-type="float" office:value="172" calcext:value-type="float">
            <text:p>172</text:p>
          </table:table-cell>
          <table:table-cell table:formula="of:=MOD([.F303]+1/[.$H$2];5)" office:value-type="float" office:value="2.52499999999999" calcext:value-type="float">
            <text:p>2,52499999999999</text:p>
          </table:table-cell>
          <table:table-cell table:formula="of:=IF([.F304]&lt;0.000001;[.G303]+2+1/[.$H$2];[.G303]+1/[.$H$2])" office:value-type="float" office:value="9.52500000000004" calcext:value-type="float">
            <text:p>9,52500000000004</text:p>
          </table:table-cell>
          <table:table-cell table:number-columns-repeated="4"/>
          <table:table-cell table:style-name="ce36" table:formula="of:=SUM(MOD(SUM([.L303]-[.L$2];[.T$2]);[.R$2]-[.L$2]);[.L$2])" office:value-type="time" office:time-value="PT08H20M00S" calcext:value-type="time">
            <text:p>08:20:00</text:p>
          </table:table-cell>
          <table:table-cell table:style-name="ce11" table:formula="of:=IF([.L304]&lt;[.L303];[.M303]+[.H$2];[.M303])" office:value-type="float" office:value="160" calcext:value-type="float">
            <text:p>160</text:p>
          </table:table-cell>
          <table:table-cell table:style-name="ce11" table:formula="of:=OFFSET([.C$4];[.M304];0)" office:value-type="float" office:value="43749" calcext:value-type="float">
            <text:p>43749</text:p>
          </table:table-cell>
          <table:table-cell table:style-name="ce37" table:formula="of:=[.L304]" office:value-type="float" office:value="0.347222222222219" calcext:value-type="float">
            <text:p>0.34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4];0)&lt;=[.O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6T06:15:30.920394" calcext:value-type="date">
            <text:p>2019-10-16 06:15:31</text:p>
          </table:table-cell>
          <table:table-cell table:style-name="ce7" table:formula="of:=[.A305]" office:value-type="date" office:date-value="2019-10-16T06:15:30.920394" calcext:value-type="date">
            <text:p>2019-10-16 06:15:31</text:p>
          </table:table-cell>
          <table:table-cell table:formula="of:=TRUNC([.A305])" office:value-type="float" office:value="43754" calcext:value-type="float">
            <text:p>43754</text:p>
          </table:table-cell>
          <table:table-cell table:style-name="ce12" table:formula="of:=[.B305]-[.C305]" office:value-type="date" office:date-value="1899-12-30T06:15:30.92039383482" calcext:value-type="date">
            <text:p>12/30/99 06:15 AM</text:p>
          </table:table-cell>
          <table:table-cell table:formula="of:=MOD([.E304]-[.$E$2];[.$H$2])+1+[.$E$2]" office:value-type="float" office:value="173" calcext:value-type="float">
            <text:p>173</text:p>
          </table:table-cell>
          <table:table-cell table:formula="of:=MOD([.F304]+1/[.$H$2];5)" office:value-type="float" office:value="2.54999999999999" calcext:value-type="float">
            <text:p>2,54999999999999</text:p>
          </table:table-cell>
          <table:table-cell table:formula="of:=IF([.F305]&lt;0.000001;[.G304]+2+1/[.$H$2];[.G304]+1/[.$H$2])" office:value-type="float" office:value="9.55000000000004" calcext:value-type="float">
            <text:p>9,55000000000004</text:p>
          </table:table-cell>
          <table:table-cell table:number-columns-repeated="4"/>
          <table:table-cell table:style-name="ce36" table:formula="of:=SUM(MOD(SUM([.L304]-[.L$2];[.T$2]);[.R$2]-[.L$2]);[.L$2])" office:value-type="time" office:time-value="PT08H30M00S" calcext:value-type="time">
            <text:p>08:30:00</text:p>
          </table:table-cell>
          <table:table-cell table:style-name="ce11" table:formula="of:=IF([.L305]&lt;[.L304];[.M304]+[.H$2];[.M304])" office:value-type="float" office:value="160" calcext:value-type="float">
            <text:p>160</text:p>
          </table:table-cell>
          <table:table-cell table:style-name="ce11" table:formula="of:=OFFSET([.C$4];[.M305];0)" office:value-type="float" office:value="43749" calcext:value-type="float">
            <text:p>43749</text:p>
          </table:table-cell>
          <table:table-cell table:style-name="ce37" table:formula="of:=[.L305]" office:value-type="float" office:value="0.354166666666664" calcext:value-type="float">
            <text:p>0.354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5];0)&lt;=[.O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6T06:19:47.957219" calcext:value-type="date">
            <text:p>2019-10-16 06:19:48</text:p>
          </table:table-cell>
          <table:table-cell table:style-name="ce7" table:formula="of:=[.A306]" office:value-type="date" office:date-value="2019-10-16T06:19:47.957219" calcext:value-type="date">
            <text:p>2019-10-16 06:19:48</text:p>
          </table:table-cell>
          <table:table-cell table:formula="of:=TRUNC([.A306])" office:value-type="float" office:value="43754" calcext:value-type="float">
            <text:p>43754</text:p>
          </table:table-cell>
          <table:table-cell table:style-name="ce12" table:formula="of:=[.B306]-[.C306]" office:value-type="date" office:date-value="1899-12-30T06:19:47.95721882489" calcext:value-type="date">
            <text:p>12/30/99 06:19 AM</text:p>
          </table:table-cell>
          <table:table-cell table:formula="of:=MOD([.E305]-[.$E$2];[.$H$2])+1+[.$E$2]" office:value-type="float" office:value="174" calcext:value-type="float">
            <text:p>174</text:p>
          </table:table-cell>
          <table:table-cell table:formula="of:=MOD([.F305]+1/[.$H$2];5)" office:value-type="float" office:value="2.57499999999999" calcext:value-type="float">
            <text:p>2,57499999999999</text:p>
          </table:table-cell>
          <table:table-cell table:formula="of:=IF([.F306]&lt;0.000001;[.G305]+2+1/[.$H$2];[.G305]+1/[.$H$2])" office:value-type="float" office:value="9.57500000000004" calcext:value-type="float">
            <text:p>9,57500000000004</text:p>
          </table:table-cell>
          <table:table-cell table:number-columns-repeated="4"/>
          <table:table-cell table:style-name="ce36" table:formula="of:=SUM(MOD(SUM([.L305]-[.L$2];[.T$2]);[.R$2]-[.L$2]);[.L$2])" office:value-type="time" office:time-value="PT08H40M00S" calcext:value-type="time">
            <text:p>08:40:00</text:p>
          </table:table-cell>
          <table:table-cell table:style-name="ce11" table:formula="of:=IF([.L306]&lt;[.L305];[.M305]+[.H$2];[.M305])" office:value-type="float" office:value="160" calcext:value-type="float">
            <text:p>160</text:p>
          </table:table-cell>
          <table:table-cell table:style-name="ce11" table:formula="of:=OFFSET([.C$4];[.M306];0)" office:value-type="float" office:value="43749" calcext:value-type="float">
            <text:p>43749</text:p>
          </table:table-cell>
          <table:table-cell table:style-name="ce37" table:formula="of:=[.L306]" office:value-type="float" office:value="0.361111111111108" calcext:value-type="float">
            <text:p>0.361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6];0)&lt;=[.O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6T05:40:00.947516" calcext:value-type="date">
            <text:p>2019-10-16 05:40:01</text:p>
          </table:table-cell>
          <table:table-cell table:style-name="ce7" table:formula="of:=[.A307]" office:value-type="date" office:date-value="2019-10-16T05:40:00.947516" calcext:value-type="date">
            <text:p>2019-10-16 05:40:01</text:p>
          </table:table-cell>
          <table:table-cell table:formula="of:=TRUNC([.A307])" office:value-type="float" office:value="43754" calcext:value-type="float">
            <text:p>43754</text:p>
          </table:table-cell>
          <table:table-cell table:style-name="ce12" table:formula="of:=[.B307]-[.C307]" office:value-type="date" office:date-value="1899-12-30T05:40:00.94751596916" calcext:value-type="date">
            <text:p>12/30/99 05:40 AM</text:p>
          </table:table-cell>
          <table:table-cell table:formula="of:=MOD([.E306]-[.$E$2];[.$H$2])+1+[.$E$2]" office:value-type="float" office:value="175" calcext:value-type="float">
            <text:p>175</text:p>
          </table:table-cell>
          <table:table-cell table:formula="of:=MOD([.F306]+1/[.$H$2];5)" office:value-type="float" office:value="2.59999999999999" calcext:value-type="float">
            <text:p>2,59999999999999</text:p>
          </table:table-cell>
          <table:table-cell table:formula="of:=IF([.F307]&lt;0.000001;[.G306]+2+1/[.$H$2];[.G306]+1/[.$H$2])" office:value-type="float" office:value="9.60000000000004" calcext:value-type="float">
            <text:p>9,60000000000004</text:p>
          </table:table-cell>
          <table:table-cell table:number-columns-repeated="4"/>
          <table:table-cell table:style-name="ce36" table:formula="of:=SUM(MOD(SUM([.L306]-[.L$2];[.T$2]);[.R$2]-[.L$2]);[.L$2])" office:value-type="time" office:time-value="PT08H50M00S" calcext:value-type="time">
            <text:p>08:50:00</text:p>
          </table:table-cell>
          <table:table-cell table:style-name="ce11" table:formula="of:=IF([.L307]&lt;[.L306];[.M306]+[.H$2];[.M306])" office:value-type="float" office:value="160" calcext:value-type="float">
            <text:p>160</text:p>
          </table:table-cell>
          <table:table-cell table:style-name="ce11" table:formula="of:=OFFSET([.C$4];[.M307];0)" office:value-type="float" office:value="43749" calcext:value-type="float">
            <text:p>43749</text:p>
          </table:table-cell>
          <table:table-cell table:style-name="ce37" table:formula="of:=[.L307]" office:value-type="float" office:value="0.368055555555553" calcext:value-type="float">
            <text:p>0.36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7];0)&lt;=[.O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6T05:41:55.698404" calcext:value-type="date">
            <text:p>2019-10-16 05:41:56</text:p>
          </table:table-cell>
          <table:table-cell table:style-name="ce7" table:formula="of:=[.A308]" office:value-type="date" office:date-value="2019-10-16T05:41:55.698404" calcext:value-type="date">
            <text:p>2019-10-16 05:41:56</text:p>
          </table:table-cell>
          <table:table-cell table:formula="of:=TRUNC([.A308])" office:value-type="float" office:value="43754" calcext:value-type="float">
            <text:p>43754</text:p>
          </table:table-cell>
          <table:table-cell table:style-name="ce12" table:formula="of:=[.B308]-[.C308]" office:value-type="date" office:date-value="1899-12-30T05:41:55.69840419106" calcext:value-type="date">
            <text:p>12/30/99 05:41 AM</text:p>
          </table:table-cell>
          <table:table-cell table:formula="of:=MOD([.E307]-[.$E$2];[.$H$2])+1+[.$E$2]" office:value-type="float" office:value="176" calcext:value-type="float">
            <text:p>176</text:p>
          </table:table-cell>
          <table:table-cell table:formula="of:=MOD([.F307]+1/[.$H$2];5)" office:value-type="float" office:value="2.62499999999999" calcext:value-type="float">
            <text:p>2,62499999999999</text:p>
          </table:table-cell>
          <table:table-cell table:formula="of:=IF([.F308]&lt;0.000001;[.G307]+2+1/[.$H$2];[.G307]+1/[.$H$2])" office:value-type="float" office:value="9.62500000000004" calcext:value-type="float">
            <text:p>9,62500000000004</text:p>
          </table:table-cell>
          <table:table-cell table:number-columns-repeated="4"/>
          <table:table-cell table:style-name="ce36" table:formula="of:=SUM(MOD(SUM([.L307]-[.L$2];[.T$2]);[.R$2]-[.L$2]);[.L$2])" office:value-type="time" office:time-value="PT09H00M00S" calcext:value-type="time">
            <text:p>09:00:00</text:p>
          </table:table-cell>
          <table:table-cell table:style-name="ce11" table:formula="of:=IF([.L308]&lt;[.L307];[.M307]+[.H$2];[.M307])" office:value-type="float" office:value="160" calcext:value-type="float">
            <text:p>160</text:p>
          </table:table-cell>
          <table:table-cell table:style-name="ce11" table:formula="of:=OFFSET([.C$4];[.M308];0)" office:value-type="float" office:value="43749" calcext:value-type="float">
            <text:p>43749</text:p>
          </table:table-cell>
          <table:table-cell table:style-name="ce37" table:formula="of:=[.L308]" office:value-type="float" office:value="0.374999999999997" calcext:value-type="float">
            <text:p>0.374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8];0)&lt;=[.O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6T06:07:04.432185" calcext:value-type="date">
            <text:p>2019-10-16 06:07:04</text:p>
          </table:table-cell>
          <table:table-cell table:style-name="ce7" table:formula="of:=[.A309]" office:value-type="date" office:date-value="2019-10-16T06:07:04.432185" calcext:value-type="date">
            <text:p>2019-10-16 06:07:04</text:p>
          </table:table-cell>
          <table:table-cell table:formula="of:=TRUNC([.A309])" office:value-type="float" office:value="43754" calcext:value-type="float">
            <text:p>43754</text:p>
          </table:table-cell>
          <table:table-cell table:style-name="ce12" table:formula="of:=[.B309]-[.C309]" office:value-type="date" office:date-value="1899-12-30T06:07:04.43218475673" calcext:value-type="date">
            <text:p>12/30/99 06:07 AM</text:p>
          </table:table-cell>
          <table:table-cell table:formula="of:=MOD([.E308]-[.$E$2];[.$H$2])+1+[.$E$2]" office:value-type="float" office:value="177" calcext:value-type="float">
            <text:p>177</text:p>
          </table:table-cell>
          <table:table-cell table:formula="of:=MOD([.F308]+1/[.$H$2];5)" office:value-type="float" office:value="2.64999999999999" calcext:value-type="float">
            <text:p>2,64999999999999</text:p>
          </table:table-cell>
          <table:table-cell table:formula="of:=IF([.F309]&lt;0.000001;[.G308]+2+1/[.$H$2];[.G308]+1/[.$H$2])" office:value-type="float" office:value="9.65000000000004" calcext:value-type="float">
            <text:p>9,65000000000004</text:p>
          </table:table-cell>
          <table:table-cell table:number-columns-repeated="4"/>
          <table:table-cell table:style-name="ce36" table:formula="of:=SUM(MOD(SUM([.L308]-[.L$2];[.T$2]);[.R$2]-[.L$2]);[.L$2])" office:value-type="time" office:time-value="PT09H10M00S" calcext:value-type="time">
            <text:p>09:10:00</text:p>
          </table:table-cell>
          <table:table-cell table:style-name="ce11" table:formula="of:=IF([.L309]&lt;[.L308];[.M308]+[.H$2];[.M308])" office:value-type="float" office:value="160" calcext:value-type="float">
            <text:p>160</text:p>
          </table:table-cell>
          <table:table-cell table:style-name="ce11" table:formula="of:=OFFSET([.C$4];[.M309];0)" office:value-type="float" office:value="43749" calcext:value-type="float">
            <text:p>43749</text:p>
          </table:table-cell>
          <table:table-cell table:style-name="ce37" table:formula="of:=[.L309]" office:value-type="float" office:value="0.381944444444442" calcext:value-type="float">
            <text:p>0.381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9];0)&lt;=[.O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6T05:58:26.597551" calcext:value-type="date">
            <text:p>2019-10-16 05:58:27</text:p>
          </table:table-cell>
          <table:table-cell table:style-name="ce7" table:formula="of:=[.A310]" office:value-type="date" office:date-value="2019-10-16T05:58:26.597551" calcext:value-type="date">
            <text:p>2019-10-16 05:58:27</text:p>
          </table:table-cell>
          <table:table-cell table:formula="of:=TRUNC([.A310])" office:value-type="float" office:value="43754" calcext:value-type="float">
            <text:p>43754</text:p>
          </table:table-cell>
          <table:table-cell table:style-name="ce12" table:formula="of:=[.B310]-[.C310]" office:value-type="date" office:date-value="1899-12-30T05:58:26.59755135421" calcext:value-type="date">
            <text:p>12/30/99 05:58 AM</text:p>
          </table:table-cell>
          <table:table-cell table:formula="of:=MOD([.E309]-[.$E$2];[.$H$2])+1+[.$E$2]" office:value-type="float" office:value="178" calcext:value-type="float">
            <text:p>178</text:p>
          </table:table-cell>
          <table:table-cell table:formula="of:=MOD([.F309]+1/[.$H$2];5)" office:value-type="float" office:value="2.67499999999999" calcext:value-type="float">
            <text:p>2,67499999999999</text:p>
          </table:table-cell>
          <table:table-cell table:formula="of:=IF([.F310]&lt;0.000001;[.G309]+2+1/[.$H$2];[.G309]+1/[.$H$2])" office:value-type="float" office:value="9.67500000000004" calcext:value-type="float">
            <text:p>9,67500000000004</text:p>
          </table:table-cell>
          <table:table-cell table:number-columns-repeated="4"/>
          <table:table-cell table:style-name="ce36" table:formula="of:=SUM(MOD(SUM([.L309]-[.L$2];[.T$2]);[.R$2]-[.L$2]);[.L$2])" office:value-type="time" office:time-value="PT09H20M00S" calcext:value-type="time">
            <text:p>09:20:00</text:p>
          </table:table-cell>
          <table:table-cell table:style-name="ce11" table:formula="of:=IF([.L310]&lt;[.L309];[.M309]+[.H$2];[.M309])" office:value-type="float" office:value="160" calcext:value-type="float">
            <text:p>160</text:p>
          </table:table-cell>
          <table:table-cell table:style-name="ce11" table:formula="of:=OFFSET([.C$4];[.M310];0)" office:value-type="float" office:value="43749" calcext:value-type="float">
            <text:p>43749</text:p>
          </table:table-cell>
          <table:table-cell table:style-name="ce37" table:formula="of:=[.L310]" office:value-type="float" office:value="0.388888888888886" calcext:value-type="float">
            <text:p>0.388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0];0)&lt;=[.O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6T06:17:14.941189" calcext:value-type="date">
            <text:p>2019-10-16 06:17:15</text:p>
          </table:table-cell>
          <table:table-cell table:style-name="ce7" table:formula="of:=[.A311]" office:value-type="date" office:date-value="2019-10-16T06:17:14.941189" calcext:value-type="date">
            <text:p>2019-10-16 06:17:15</text:p>
          </table:table-cell>
          <table:table-cell table:formula="of:=TRUNC([.A311])" office:value-type="float" office:value="43754" calcext:value-type="float">
            <text:p>43754</text:p>
          </table:table-cell>
          <table:table-cell table:style-name="ce12" table:formula="of:=[.B311]-[.C311]" office:value-type="date" office:date-value="1899-12-30T06:17:14.94118913077" calcext:value-type="date">
            <text:p>12/30/99 06:17 AM</text:p>
          </table:table-cell>
          <table:table-cell table:formula="of:=MOD([.E310]-[.$E$2];[.$H$2])+1+[.$E$2]" office:value-type="float" office:value="179" calcext:value-type="float">
            <text:p>179</text:p>
          </table:table-cell>
          <table:table-cell table:formula="of:=MOD([.F310]+1/[.$H$2];5)" office:value-type="float" office:value="2.69999999999999" calcext:value-type="float">
            <text:p>2,69999999999999</text:p>
          </table:table-cell>
          <table:table-cell table:formula="of:=IF([.F311]&lt;0.000001;[.G310]+2+1/[.$H$2];[.G310]+1/[.$H$2])" office:value-type="float" office:value="9.70000000000004" calcext:value-type="float">
            <text:p>9,70000000000004</text:p>
          </table:table-cell>
          <table:table-cell table:number-columns-repeated="4"/>
          <table:table-cell table:style-name="ce36" table:formula="of:=SUM(MOD(SUM([.L310]-[.L$2];[.T$2]);[.R$2]-[.L$2]);[.L$2])" office:value-type="time" office:time-value="PT09H30M00S" calcext:value-type="time">
            <text:p>09:30:00</text:p>
          </table:table-cell>
          <table:table-cell table:style-name="ce11" table:formula="of:=IF([.L311]&lt;[.L310];[.M310]+[.H$2];[.M310])" office:value-type="float" office:value="160" calcext:value-type="float">
            <text:p>160</text:p>
          </table:table-cell>
          <table:table-cell table:style-name="ce11" table:formula="of:=OFFSET([.C$4];[.M311];0)" office:value-type="float" office:value="43749" calcext:value-type="float">
            <text:p>43749</text:p>
          </table:table-cell>
          <table:table-cell table:style-name="ce37" table:formula="of:=[.L311]" office:value-type="float" office:value="0.39583333333333" calcext:value-type="float">
            <text:p>0.39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1];0)&lt;=[.O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6T06:10:17.642313" calcext:value-type="date">
            <text:p>2019-10-16 06:10:18</text:p>
          </table:table-cell>
          <table:table-cell table:style-name="ce7" table:formula="of:=[.A312]" office:value-type="date" office:date-value="2019-10-16T06:10:17.642313" calcext:value-type="date">
            <text:p>2019-10-16 06:10:18</text:p>
          </table:table-cell>
          <table:table-cell table:formula="of:=TRUNC([.A312])" office:value-type="float" office:value="43754" calcext:value-type="float">
            <text:p>43754</text:p>
          </table:table-cell>
          <table:table-cell table:style-name="ce12" table:formula="of:=[.B312]-[.C312]" office:value-type="date" office:date-value="1899-12-30T06:10:17.64231347479" calcext:value-type="date">
            <text:p>12/30/99 06:10 AM</text:p>
          </table:table-cell>
          <table:table-cell table:formula="of:=MOD([.E311]-[.$E$2];[.$H$2])+1+[.$E$2]" office:value-type="float" office:value="180" calcext:value-type="float">
            <text:p>180</text:p>
          </table:table-cell>
          <table:table-cell table:formula="of:=MOD([.F311]+1/[.$H$2];5)" office:value-type="float" office:value="2.72499999999999" calcext:value-type="float">
            <text:p>2,72499999999999</text:p>
          </table:table-cell>
          <table:table-cell table:formula="of:=IF([.F312]&lt;0.000001;[.G311]+2+1/[.$H$2];[.G311]+1/[.$H$2])" office:value-type="float" office:value="9.72500000000004" calcext:value-type="float">
            <text:p>9,72500000000004</text:p>
          </table:table-cell>
          <table:table-cell table:number-columns-repeated="4"/>
          <table:table-cell table:style-name="ce36" table:formula="of:=SUM(MOD(SUM([.L311]-[.L$2];[.T$2]);[.R$2]-[.L$2]);[.L$2])" office:value-type="time" office:time-value="PT09H40M00S" calcext:value-type="time">
            <text:p>09:40:00</text:p>
          </table:table-cell>
          <table:table-cell table:style-name="ce11" table:formula="of:=IF([.L312]&lt;[.L311];[.M311]+[.H$2];[.M311])" office:value-type="float" office:value="160" calcext:value-type="float">
            <text:p>160</text:p>
          </table:table-cell>
          <table:table-cell table:style-name="ce11" table:formula="of:=OFFSET([.C$4];[.M312];0)" office:value-type="float" office:value="43749" calcext:value-type="float">
            <text:p>43749</text:p>
          </table:table-cell>
          <table:table-cell table:style-name="ce37" table:formula="of:=[.L312]" office:value-type="float" office:value="0.402777777777775" calcext:value-type="float">
            <text:p>0.40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2];0)&lt;=[.O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6T05:48:05.573339" calcext:value-type="date">
            <text:p>2019-10-16 05:48:06</text:p>
          </table:table-cell>
          <table:table-cell table:style-name="ce7" table:formula="of:=[.A313]" office:value-type="date" office:date-value="2019-10-16T05:48:05.573339" calcext:value-type="date">
            <text:p>2019-10-16 05:48:06</text:p>
          </table:table-cell>
          <table:table-cell table:formula="of:=TRUNC([.A313])" office:value-type="float" office:value="43754" calcext:value-type="float">
            <text:p>43754</text:p>
          </table:table-cell>
          <table:table-cell table:style-name="ce12" table:formula="of:=[.B313]-[.C313]" office:value-type="date" office:date-value="1899-12-30T05:48:05.57333922945" calcext:value-type="date">
            <text:p>12/30/99 05:48 AM</text:p>
          </table:table-cell>
          <table:table-cell table:formula="of:=MOD([.E312]-[.$E$2];[.$H$2])+1+[.$E$2]" office:value-type="float" office:value="181" calcext:value-type="float">
            <text:p>181</text:p>
          </table:table-cell>
          <table:table-cell table:formula="of:=MOD([.F312]+1/[.$H$2];5)" office:value-type="float" office:value="2.74999999999999" calcext:value-type="float">
            <text:p>2,74999999999999</text:p>
          </table:table-cell>
          <table:table-cell table:formula="of:=IF([.F313]&lt;0.000001;[.G312]+2+1/[.$H$2];[.G312]+1/[.$H$2])" office:value-type="float" office:value="9.75000000000004" calcext:value-type="float">
            <text:p>9,75000000000004</text:p>
          </table:table-cell>
          <table:table-cell table:number-columns-repeated="4"/>
          <table:table-cell table:style-name="ce36" table:formula="of:=SUM(MOD(SUM([.L312]-[.L$2];[.T$2]);[.R$2]-[.L$2]);[.L$2])" office:value-type="time" office:time-value="PT09H50M00S" calcext:value-type="time">
            <text:p>09:50:00</text:p>
          </table:table-cell>
          <table:table-cell table:style-name="ce11" table:formula="of:=IF([.L313]&lt;[.L312];[.M312]+[.H$2];[.M312])" office:value-type="float" office:value="160" calcext:value-type="float">
            <text:p>160</text:p>
          </table:table-cell>
          <table:table-cell table:style-name="ce11" table:formula="of:=OFFSET([.C$4];[.M313];0)" office:value-type="float" office:value="43749" calcext:value-type="float">
            <text:p>43749</text:p>
          </table:table-cell>
          <table:table-cell table:style-name="ce37" table:formula="of:=[.L313]" office:value-type="float" office:value="0.409722222222219" calcext:value-type="float">
            <text:p>0.40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3];0)&lt;=[.O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6T06:24:26.087849" calcext:value-type="date">
            <text:p>2019-10-16 06:24:26</text:p>
          </table:table-cell>
          <table:table-cell table:style-name="ce7" table:formula="of:=[.A314]" office:value-type="date" office:date-value="2019-10-16T06:24:26.087849" calcext:value-type="date">
            <text:p>2019-10-16 06:24:26</text:p>
          </table:table-cell>
          <table:table-cell table:formula="of:=TRUNC([.A314])" office:value-type="float" office:value="43754" calcext:value-type="float">
            <text:p>43754</text:p>
          </table:table-cell>
          <table:table-cell table:style-name="ce12" table:formula="of:=[.B314]-[.C314]" office:value-type="date" office:date-value="1899-12-30T06:24:26.08784913551" calcext:value-type="date">
            <text:p>12/30/99 06:24 AM</text:p>
          </table:table-cell>
          <table:table-cell table:formula="of:=MOD([.E313]-[.$E$2];[.$H$2])+1+[.$E$2]" office:value-type="float" office:value="182" calcext:value-type="float">
            <text:p>182</text:p>
          </table:table-cell>
          <table:table-cell table:formula="of:=MOD([.F313]+1/[.$H$2];5)" office:value-type="float" office:value="2.77499999999999" calcext:value-type="float">
            <text:p>2,77499999999999</text:p>
          </table:table-cell>
          <table:table-cell table:formula="of:=IF([.F314]&lt;0.000001;[.G313]+2+1/[.$H$2];[.G313]+1/[.$H$2])" office:value-type="float" office:value="9.77500000000004" calcext:value-type="float">
            <text:p>9,77500000000004</text:p>
          </table:table-cell>
          <table:table-cell table:number-columns-repeated="4"/>
          <table:table-cell table:style-name="ce36" table:formula="of:=SUM(MOD(SUM([.L313]-[.L$2];[.T$2]);[.R$2]-[.L$2]);[.L$2])" office:value-type="time" office:time-value="PT10H00M00S" calcext:value-type="time">
            <text:p>10:00:00</text:p>
          </table:table-cell>
          <table:table-cell table:style-name="ce11" table:formula="of:=IF([.L314]&lt;[.L313];[.M313]+[.H$2];[.M313])" office:value-type="float" office:value="160" calcext:value-type="float">
            <text:p>160</text:p>
          </table:table-cell>
          <table:table-cell table:style-name="ce11" table:formula="of:=OFFSET([.C$4];[.M314];0)" office:value-type="float" office:value="43749" calcext:value-type="float">
            <text:p>43749</text:p>
          </table:table-cell>
          <table:table-cell table:style-name="ce37" table:formula="of:=[.L314]" office:value-type="float" office:value="0.416666666666664" calcext:value-type="float">
            <text:p>0.41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4];0)&lt;=[.O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6T05:56:14.596517" calcext:value-type="date">
            <text:p>2019-10-16 05:56:15</text:p>
          </table:table-cell>
          <table:table-cell table:style-name="ce7" table:formula="of:=[.A315]" office:value-type="date" office:date-value="2019-10-16T05:56:14.596517" calcext:value-type="date">
            <text:p>2019-10-16 05:56:15</text:p>
          </table:table-cell>
          <table:table-cell table:formula="of:=TRUNC([.A315])" office:value-type="float" office:value="43754" calcext:value-type="float">
            <text:p>43754</text:p>
          </table:table-cell>
          <table:table-cell table:style-name="ce12" table:formula="of:=[.B315]-[.C315]" office:value-type="date" office:date-value="1899-12-30T05:56:14.59651718382" calcext:value-type="date">
            <text:p>12/30/99 05:56 AM</text:p>
          </table:table-cell>
          <table:table-cell table:formula="of:=MOD([.E314]-[.$E$2];[.$H$2])+1+[.$E$2]" office:value-type="float" office:value="183" calcext:value-type="float">
            <text:p>183</text:p>
          </table:table-cell>
          <table:table-cell table:formula="of:=MOD([.F314]+1/[.$H$2];5)" office:value-type="float" office:value="2.79999999999999" calcext:value-type="float">
            <text:p>2,79999999999999</text:p>
          </table:table-cell>
          <table:table-cell table:formula="of:=IF([.F315]&lt;0.000001;[.G314]+2+1/[.$H$2];[.G314]+1/[.$H$2])" office:value-type="float" office:value="9.80000000000004" calcext:value-type="float">
            <text:p>9,80000000000004</text:p>
          </table:table-cell>
          <table:table-cell table:number-columns-repeated="4"/>
          <table:table-cell table:style-name="ce36" table:formula="of:=SUM(MOD(SUM([.L314]-[.L$2];[.T$2]);[.R$2]-[.L$2]);[.L$2])" office:value-type="time" office:time-value="PT10H10M00S" calcext:value-type="time">
            <text:p>10:10:00</text:p>
          </table:table-cell>
          <table:table-cell table:style-name="ce11" table:formula="of:=IF([.L315]&lt;[.L314];[.M314]+[.H$2];[.M314])" office:value-type="float" office:value="160" calcext:value-type="float">
            <text:p>160</text:p>
          </table:table-cell>
          <table:table-cell table:style-name="ce11" table:formula="of:=OFFSET([.C$4];[.M315];0)" office:value-type="float" office:value="43749" calcext:value-type="float">
            <text:p>43749</text:p>
          </table:table-cell>
          <table:table-cell table:style-name="ce37" table:formula="of:=[.L315]" office:value-type="float" office:value="0.423611111111108" calcext:value-type="float">
            <text:p>0.423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5];0)&lt;=[.O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6T05:52:07.099155" calcext:value-type="date">
            <text:p>2019-10-16 05:52:07</text:p>
          </table:table-cell>
          <table:table-cell table:style-name="ce7" table:formula="of:=[.A316]" office:value-type="date" office:date-value="2019-10-16T05:52:07.099155" calcext:value-type="date">
            <text:p>2019-10-16 05:52:07</text:p>
          </table:table-cell>
          <table:table-cell table:formula="of:=TRUNC([.A316])" office:value-type="float" office:value="43754" calcext:value-type="float">
            <text:p>43754</text:p>
          </table:table-cell>
          <table:table-cell table:style-name="ce12" table:formula="of:=[.B316]-[.C316]" office:value-type="date" office:date-value="1899-12-30T05:52:07.09915526211" calcext:value-type="date">
            <text:p>12/30/99 05:52 AM</text:p>
          </table:table-cell>
          <table:table-cell table:formula="of:=MOD([.E315]-[.$E$2];[.$H$2])+1+[.$E$2]" office:value-type="float" office:value="184" calcext:value-type="float">
            <text:p>184</text:p>
          </table:table-cell>
          <table:table-cell table:formula="of:=MOD([.F315]+1/[.$H$2];5)" office:value-type="float" office:value="2.82499999999999" calcext:value-type="float">
            <text:p>2,82499999999999</text:p>
          </table:table-cell>
          <table:table-cell table:formula="of:=IF([.F316]&lt;0.000001;[.G315]+2+1/[.$H$2];[.G315]+1/[.$H$2])" office:value-type="float" office:value="9.82500000000004" calcext:value-type="float">
            <text:p>9,82500000000004</text:p>
          </table:table-cell>
          <table:table-cell table:number-columns-repeated="4"/>
          <table:table-cell table:style-name="ce36" table:formula="of:=SUM(MOD(SUM([.L315]-[.L$2];[.T$2]);[.R$2]-[.L$2]);[.L$2])" office:value-type="time" office:time-value="PT10H20M00S" calcext:value-type="time">
            <text:p>10:20:00</text:p>
          </table:table-cell>
          <table:table-cell table:style-name="ce11" table:formula="of:=IF([.L316]&lt;[.L315];[.M315]+[.H$2];[.M315])" office:value-type="float" office:value="160" calcext:value-type="float">
            <text:p>160</text:p>
          </table:table-cell>
          <table:table-cell table:style-name="ce11" table:formula="of:=OFFSET([.C$4];[.M316];0)" office:value-type="float" office:value="43749" calcext:value-type="float">
            <text:p>43749</text:p>
          </table:table-cell>
          <table:table-cell table:style-name="ce37" table:formula="of:=[.L316]" office:value-type="float" office:value="0.430555555555553" calcext:value-type="float">
            <text:p>0.43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6];0)&lt;=[.O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6T06:10:12.048313" calcext:value-type="date">
            <text:p>2019-10-16 06:10:12</text:p>
          </table:table-cell>
          <table:table-cell table:style-name="ce7" table:formula="of:=[.A317]" office:value-type="date" office:date-value="2019-10-16T06:10:12.048313" calcext:value-type="date">
            <text:p>2019-10-16 06:10:12</text:p>
          </table:table-cell>
          <table:table-cell table:formula="of:=TRUNC([.A317])" office:value-type="float" office:value="43754" calcext:value-type="float">
            <text:p>43754</text:p>
          </table:table-cell>
          <table:table-cell table:style-name="ce12" table:formula="of:=[.B317]-[.C317]" office:value-type="date" office:date-value="1899-12-30T06:10:12.04831344076" calcext:value-type="date">
            <text:p>12/30/99 06:10 AM</text:p>
          </table:table-cell>
          <table:table-cell table:formula="of:=MOD([.E316]-[.$E$2];[.$H$2])+1+[.$E$2]" office:value-type="float" office:value="185" calcext:value-type="float">
            <text:p>185</text:p>
          </table:table-cell>
          <table:table-cell table:formula="of:=MOD([.F316]+1/[.$H$2];5)" office:value-type="float" office:value="2.84999999999999" calcext:value-type="float">
            <text:p>2,84999999999999</text:p>
          </table:table-cell>
          <table:table-cell table:formula="of:=IF([.F317]&lt;0.000001;[.G316]+2+1/[.$H$2];[.G316]+1/[.$H$2])" office:value-type="float" office:value="9.85000000000004" calcext:value-type="float">
            <text:p>9,85000000000004</text:p>
          </table:table-cell>
          <table:table-cell table:number-columns-repeated="4"/>
          <table:table-cell table:style-name="ce36" table:formula="of:=SUM(MOD(SUM([.L316]-[.L$2];[.T$2]);[.R$2]-[.L$2]);[.L$2])" office:value-type="time" office:time-value="PT10H30M00S" calcext:value-type="time">
            <text:p>10:30:00</text:p>
          </table:table-cell>
          <table:table-cell table:style-name="ce11" table:formula="of:=IF([.L317]&lt;[.L316];[.M316]+[.H$2];[.M316])" office:value-type="float" office:value="160" calcext:value-type="float">
            <text:p>160</text:p>
          </table:table-cell>
          <table:table-cell table:style-name="ce11" table:formula="of:=OFFSET([.C$4];[.M317];0)" office:value-type="float" office:value="43749" calcext:value-type="float">
            <text:p>43749</text:p>
          </table:table-cell>
          <table:table-cell table:style-name="ce37" table:formula="of:=[.L317]" office:value-type="float" office:value="0.437499999999997" calcext:value-type="float">
            <text:p>0.437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7];0)&lt;=[.O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6T06:10:50.485501" calcext:value-type="date">
            <text:p>2019-10-16 06:10:50</text:p>
          </table:table-cell>
          <table:table-cell table:style-name="ce7" table:formula="of:=[.A318]" office:value-type="date" office:date-value="2019-10-16T06:10:50.485501" calcext:value-type="date">
            <text:p>2019-10-16 06:10:50</text:p>
          </table:table-cell>
          <table:table-cell table:formula="of:=TRUNC([.A318])" office:value-type="float" office:value="43754" calcext:value-type="float">
            <text:p>43754</text:p>
          </table:table-cell>
          <table:table-cell table:style-name="ce12" table:formula="of:=[.B318]-[.C318]" office:value-type="date" office:date-value="1899-12-30T06:10:50.48550060019" calcext:value-type="date">
            <text:p>12/30/99 06:10 AM</text:p>
          </table:table-cell>
          <table:table-cell table:formula="of:=MOD([.E317]-[.$E$2];[.$H$2])+1+[.$E$2]" office:value-type="float" office:value="186" calcext:value-type="float">
            <text:p>186</text:p>
          </table:table-cell>
          <table:table-cell table:formula="of:=MOD([.F317]+1/[.$H$2];5)" office:value-type="float" office:value="2.87499999999999" calcext:value-type="float">
            <text:p>2,87499999999999</text:p>
          </table:table-cell>
          <table:table-cell table:formula="of:=IF([.F318]&lt;0.000001;[.G317]+2+1/[.$H$2];[.G317]+1/[.$H$2])" office:value-type="float" office:value="9.87500000000004" calcext:value-type="float">
            <text:p>9,87500000000004</text:p>
          </table:table-cell>
          <table:table-cell table:number-columns-repeated="4"/>
          <table:table-cell table:style-name="ce36" table:formula="of:=SUM(MOD(SUM([.L317]-[.L$2];[.T$2]);[.R$2]-[.L$2]);[.L$2])" office:value-type="time" office:time-value="PT00H10M00S" calcext:value-type="time">
            <text:p>00:10:00</text:p>
          </table:table-cell>
          <table:table-cell table:style-name="ce11" table:formula="of:=IF([.L318]&lt;[.L317];[.M317]+[.H$2];[.M317])" office:value-type="float" office:value="200" calcext:value-type="float">
            <text:p>200</text:p>
          </table:table-cell>
          <table:table-cell table:style-name="ce11" table:formula="of:=OFFSET([.C$4];[.M318];0)" office:value-type="float" office:value="43752" calcext:value-type="float">
            <text:p>43752</text:p>
          </table:table-cell>
          <table:table-cell table:style-name="ce37" table:formula="of:=[.L318]" office:value-type="float" office:value="0.00694444444444137" calcext:value-type="float">
            <text:p>0.00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8];0)&lt;=[.O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6T05:59:02.591088" calcext:value-type="date">
            <text:p>2019-10-16 05:59:03</text:p>
          </table:table-cell>
          <table:table-cell table:style-name="ce7" table:formula="of:=[.A319]" office:value-type="date" office:date-value="2019-10-16T05:59:02.591088" calcext:value-type="date">
            <text:p>2019-10-16 05:59:03</text:p>
          </table:table-cell>
          <table:table-cell table:formula="of:=TRUNC([.A319])" office:value-type="float" office:value="43754" calcext:value-type="float">
            <text:p>43754</text:p>
          </table:table-cell>
          <table:table-cell table:style-name="ce12" table:formula="of:=[.B319]-[.C319]" office:value-type="date" office:date-value="1899-12-30T05:59:02.59108789265" calcext:value-type="date">
            <text:p>12/30/99 05:59 AM</text:p>
          </table:table-cell>
          <table:table-cell table:formula="of:=MOD([.E318]-[.$E$2];[.$H$2])+1+[.$E$2]" office:value-type="float" office:value="187" calcext:value-type="float">
            <text:p>187</text:p>
          </table:table-cell>
          <table:table-cell table:formula="of:=MOD([.F318]+1/[.$H$2];5)" office:value-type="float" office:value="2.89999999999999" calcext:value-type="float">
            <text:p>2,89999999999999</text:p>
          </table:table-cell>
          <table:table-cell table:formula="of:=IF([.F319]&lt;0.000001;[.G318]+2+1/[.$H$2];[.G318]+1/[.$H$2])" office:value-type="float" office:value="9.90000000000005" calcext:value-type="float">
            <text:p>9,90000000000005</text:p>
          </table:table-cell>
          <table:table-cell table:number-columns-repeated="4"/>
          <table:table-cell table:style-name="ce36" table:formula="of:=SUM(MOD(SUM([.L318]-[.L$2];[.T$2]);[.R$2]-[.L$2]);[.L$2])" office:value-type="time" office:time-value="PT00H20M00S" calcext:value-type="time">
            <text:p>00:20:00</text:p>
          </table:table-cell>
          <table:table-cell table:style-name="ce11" table:formula="of:=IF([.L319]&lt;[.L318];[.M318]+[.H$2];[.M318])" office:value-type="float" office:value="200" calcext:value-type="float">
            <text:p>200</text:p>
          </table:table-cell>
          <table:table-cell table:style-name="ce11" table:formula="of:=OFFSET([.C$4];[.M319];0)" office:value-type="float" office:value="43752" calcext:value-type="float">
            <text:p>43752</text:p>
          </table:table-cell>
          <table:table-cell table:style-name="ce37" table:formula="of:=[.L319]" office:value-type="float" office:value="0.0138888888888858" calcext:value-type="float">
            <text:p>0.01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9];0)&lt;=[.O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6T06:28:44.717704" calcext:value-type="date">
            <text:p>2019-10-16 06:28:45</text:p>
          </table:table-cell>
          <table:table-cell table:style-name="ce7" table:formula="of:=[.A320]" office:value-type="date" office:date-value="2019-10-16T06:28:44.717704" calcext:value-type="date">
            <text:p>2019-10-16 06:28:45</text:p>
          </table:table-cell>
          <table:table-cell table:formula="of:=TRUNC([.A320])" office:value-type="float" office:value="43754" calcext:value-type="float">
            <text:p>43754</text:p>
          </table:table-cell>
          <table:table-cell table:style-name="ce12" table:formula="of:=[.B320]-[.C320]" office:value-type="date" office:date-value="1899-12-30T06:28:44.71770385746" calcext:value-type="date">
            <text:p>12/30/99 06:28 AM</text:p>
          </table:table-cell>
          <table:table-cell table:formula="of:=MOD([.E319]-[.$E$2];[.$H$2])+1+[.$E$2]" office:value-type="float" office:value="188" calcext:value-type="float">
            <text:p>188</text:p>
          </table:table-cell>
          <table:table-cell table:formula="of:=MOD([.F319]+1/[.$H$2];5)" office:value-type="float" office:value="2.92499999999999" calcext:value-type="float">
            <text:p>2,92499999999999</text:p>
          </table:table-cell>
          <table:table-cell table:formula="of:=IF([.F320]&lt;0.000001;[.G319]+2+1/[.$H$2];[.G319]+1/[.$H$2])" office:value-type="float" office:value="9.92500000000005" calcext:value-type="float">
            <text:p>9,92500000000005</text:p>
          </table:table-cell>
          <table:table-cell table:number-columns-repeated="4"/>
          <table:table-cell table:style-name="ce36" table:formula="of:=SUM(MOD(SUM([.L319]-[.L$2];[.T$2]);[.R$2]-[.L$2]);[.L$2])" office:value-type="time" office:time-value="PT00H30M00S" calcext:value-type="time">
            <text:p>00:30:00</text:p>
          </table:table-cell>
          <table:table-cell table:style-name="ce11" table:formula="of:=IF([.L320]&lt;[.L319];[.M319]+[.H$2];[.M319])" office:value-type="float" office:value="200" calcext:value-type="float">
            <text:p>200</text:p>
          </table:table-cell>
          <table:table-cell table:style-name="ce11" table:formula="of:=OFFSET([.C$4];[.M320];0)" office:value-type="float" office:value="43752" calcext:value-type="float">
            <text:p>43752</text:p>
          </table:table-cell>
          <table:table-cell table:style-name="ce37" table:formula="of:=[.L320]" office:value-type="float" office:value="0.0208333333333303" calcext:value-type="float">
            <text:p>0.02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0];0)&lt;=[.O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6T05:36:32.194157" calcext:value-type="date">
            <text:p>2019-10-16 05:36:32</text:p>
          </table:table-cell>
          <table:table-cell table:style-name="ce7" table:formula="of:=[.A321]" office:value-type="date" office:date-value="2019-10-16T05:36:32.194157" calcext:value-type="date">
            <text:p>2019-10-16 05:36:32</text:p>
          </table:table-cell>
          <table:table-cell table:formula="of:=TRUNC([.A321])" office:value-type="float" office:value="43754" calcext:value-type="float">
            <text:p>43754</text:p>
          </table:table-cell>
          <table:table-cell table:style-name="ce12" table:formula="of:=[.B321]-[.C321]" office:value-type="date" office:date-value="1899-12-30T05:36:32.19415658154" calcext:value-type="date">
            <text:p>12/30/99 05:36 AM</text:p>
          </table:table-cell>
          <table:table-cell table:formula="of:=MOD([.E320]-[.$E$2];[.$H$2])+1+[.$E$2]" office:value-type="float" office:value="189" calcext:value-type="float">
            <text:p>189</text:p>
          </table:table-cell>
          <table:table-cell table:formula="of:=MOD([.F320]+1/[.$H$2];5)" office:value-type="float" office:value="2.94999999999999" calcext:value-type="float">
            <text:p>2,94999999999999</text:p>
          </table:table-cell>
          <table:table-cell table:formula="of:=IF([.F321]&lt;0.000001;[.G320]+2+1/[.$H$2];[.G320]+1/[.$H$2])" office:value-type="float" office:value="9.95000000000005" calcext:value-type="float">
            <text:p>9,95000000000005</text:p>
          </table:table-cell>
          <table:table-cell table:number-columns-repeated="4"/>
          <table:table-cell table:style-name="ce36" table:formula="of:=SUM(MOD(SUM([.L320]-[.L$2];[.T$2]);[.R$2]-[.L$2]);[.L$2])" office:value-type="time" office:time-value="PT00H40M00S" calcext:value-type="time">
            <text:p>00:40:00</text:p>
          </table:table-cell>
          <table:table-cell table:style-name="ce11" table:formula="of:=IF([.L321]&lt;[.L320];[.M320]+[.H$2];[.M320])" office:value-type="float" office:value="200" calcext:value-type="float">
            <text:p>200</text:p>
          </table:table-cell>
          <table:table-cell table:style-name="ce11" table:formula="of:=OFFSET([.C$4];[.M321];0)" office:value-type="float" office:value="43752" calcext:value-type="float">
            <text:p>43752</text:p>
          </table:table-cell>
          <table:table-cell table:style-name="ce37" table:formula="of:=[.L321]" office:value-type="float" office:value="0.0277777777777747" calcext:value-type="float">
            <text:p>0.02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1];0)&lt;=[.O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6T06:10:32.577059" calcext:value-type="date">
            <text:p>2019-10-16 06:10:33</text:p>
          </table:table-cell>
          <table:table-cell table:style-name="ce7" table:formula="of:=[.A322]" office:value-type="date" office:date-value="2019-10-16T06:10:32.577059" calcext:value-type="date">
            <text:p>2019-10-16 06:10:33</text:p>
          </table:table-cell>
          <table:table-cell table:formula="of:=TRUNC([.A322])" office:value-type="float" office:value="43754" calcext:value-type="float">
            <text:p>43754</text:p>
          </table:table-cell>
          <table:table-cell table:style-name="ce12" table:formula="of:=[.B322]-[.C322]" office:value-type="date" office:date-value="1899-12-30T06:10:32.57705946453" calcext:value-type="date">
            <text:p>12/30/99 06:10 AM</text:p>
          </table:table-cell>
          <table:table-cell table:formula="of:=MOD([.E321]-[.$E$2];[.$H$2])+1+[.$E$2]" office:value-type="float" office:value="190" calcext:value-type="float">
            <text:p>190</text:p>
          </table:table-cell>
          <table:table-cell table:formula="of:=MOD([.F321]+1/[.$H$2];5)" office:value-type="float" office:value="2.97499999999999" calcext:value-type="float">
            <text:p>2,97499999999999</text:p>
          </table:table-cell>
          <table:table-cell table:formula="of:=IF([.F322]&lt;0.000001;[.G321]+2+1/[.$H$2];[.G321]+1/[.$H$2])" office:value-type="float" office:value="9.97500000000005" calcext:value-type="float">
            <text:p>9,97500000000005</text:p>
          </table:table-cell>
          <table:table-cell table:number-columns-repeated="4"/>
          <table:table-cell table:style-name="ce36" table:formula="of:=SUM(MOD(SUM([.L321]-[.L$2];[.T$2]);[.R$2]-[.L$2]);[.L$2])" office:value-type="time" office:time-value="PT00H50M00S" calcext:value-type="time">
            <text:p>00:50:00</text:p>
          </table:table-cell>
          <table:table-cell table:style-name="ce11" table:formula="of:=IF([.L322]&lt;[.L321];[.M321]+[.H$2];[.M321])" office:value-type="float" office:value="200" calcext:value-type="float">
            <text:p>200</text:p>
          </table:table-cell>
          <table:table-cell table:style-name="ce11" table:formula="of:=OFFSET([.C$4];[.M322];0)" office:value-type="float" office:value="43752" calcext:value-type="float">
            <text:p>43752</text:p>
          </table:table-cell>
          <table:table-cell table:style-name="ce37" table:formula="of:=[.L322]" office:value-type="float" office:value="0.0347222222222191" calcext:value-type="float">
            <text:p>0.034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2];0)&lt;=[.O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05:58:09.322952" calcext:value-type="date">
            <text:p>2019-10-17 05:58:09</text:p>
          </table:table-cell>
          <table:table-cell table:style-name="ce7" table:formula="of:=[.A323]" office:value-type="date" office:date-value="2019-10-17T05:58:09.322952" calcext:value-type="date">
            <text:p>2019-10-17 05:58:09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05:58:09.3229524605" calcext:value-type="date">
            <text:p>12/30/99 05:58 AM</text:p>
          </table:table-cell>
          <table:table-cell table:formula="of:=MOD([.E322]-[.$E$2];[.$H$2])+1+[.$E$2]" office:value-type="float" office:value="151" calcext:value-type="float">
            <text:p>151</text:p>
          </table:table-cell>
          <table:table-cell table:formula="of:=MOD([.F322]+1/[.$H$2];5)" office:value-type="float" office:value="2.99999999999999" calcext:value-type="float">
            <text:p>2,99999999999999</text:p>
          </table:table-cell>
          <table:table-cell table:formula="of:=IF([.F323]&lt;0.000001;[.G322]+2+1/[.$H$2];[.G322]+1/[.$H$2])" office:value-type="float" office:value="10" calcext:value-type="float">
            <text:p>10</text:p>
          </table:table-cell>
          <table:table-cell table:number-columns-repeated="4"/>
          <table:table-cell table:style-name="ce36" table:formula="of:=SUM(MOD(SUM([.L322]-[.L$2];[.T$2]);[.R$2]-[.L$2]);[.L$2])" office:value-type="time" office:time-value="PT01H00M00S" calcext:value-type="time">
            <text:p>01:00:00</text:p>
          </table:table-cell>
          <table:table-cell table:style-name="ce11" table:formula="of:=IF([.L323]&lt;[.L322];[.M322]+[.H$2];[.M322])" office:value-type="float" office:value="200" calcext:value-type="float">
            <text:p>200</text:p>
          </table:table-cell>
          <table:table-cell table:style-name="ce11" table:formula="of:=OFFSET([.C$4];[.M323];0)" office:value-type="float" office:value="43752" calcext:value-type="float">
            <text:p>43752</text:p>
          </table:table-cell>
          <table:table-cell table:style-name="ce37" table:formula="of:=[.L323]" office:value-type="float" office:value="0.0416666666666636" calcext:value-type="float">
            <text:p>0.041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3];0)&lt;=[.O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06:08:29.370096" calcext:value-type="date">
            <text:p>2019-10-17 06:08:29</text:p>
          </table:table-cell>
          <table:table-cell table:style-name="ce7" table:formula="of:=[.A324]" office:value-type="date" office:date-value="2019-10-17T06:08:29.370096" calcext:value-type="date">
            <text:p>2019-10-17 06:08:29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06:08:29.37009598128" calcext:value-type="date">
            <text:p>12/30/99 06:08 AM</text:p>
          </table:table-cell>
          <table:table-cell table:formula="of:=MOD([.E323]-[.$E$2];[.$H$2])+1+[.$E$2]" office:value-type="float" office:value="152" calcext:value-type="float">
            <text:p>152</text:p>
          </table:table-cell>
          <table:table-cell table:formula="of:=MOD([.F323]+1/[.$H$2];5)" office:value-type="float" office:value="3.02499999999999" calcext:value-type="float">
            <text:p>3,02499999999999</text:p>
          </table:table-cell>
          <table:table-cell table:formula="of:=IF([.F324]&lt;0.000001;[.G323]+2+1/[.$H$2];[.G323]+1/[.$H$2])" office:value-type="float" office:value="10.025" calcext:value-type="float">
            <text:p>10,025</text:p>
          </table:table-cell>
          <table:table-cell table:number-columns-repeated="4"/>
          <table:table-cell table:style-name="ce36" table:formula="of:=SUM(MOD(SUM([.L323]-[.L$2];[.T$2]);[.R$2]-[.L$2]);[.L$2])" office:value-type="time" office:time-value="PT01H10M00S" calcext:value-type="time">
            <text:p>01:10:00</text:p>
          </table:table-cell>
          <table:table-cell table:style-name="ce11" table:formula="of:=IF([.L324]&lt;[.L323];[.M323]+[.H$2];[.M323])" office:value-type="float" office:value="200" calcext:value-type="float">
            <text:p>200</text:p>
          </table:table-cell>
          <table:table-cell table:style-name="ce11" table:formula="of:=OFFSET([.C$4];[.M324];0)" office:value-type="float" office:value="43752" calcext:value-type="float">
            <text:p>43752</text:p>
          </table:table-cell>
          <table:table-cell table:style-name="ce37" table:formula="of:=[.L324]" office:value-type="float" office:value="0.048611111111108" calcext:value-type="float">
            <text:p>0.048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4];0)&lt;=[.O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05:52:09.489886" calcext:value-type="date">
            <text:p>2019-10-17 05:52:09</text:p>
          </table:table-cell>
          <table:table-cell table:style-name="ce7" table:formula="of:=[.A325]" office:value-type="date" office:date-value="2019-10-17T05:52:09.489886" calcext:value-type="date">
            <text:p>2019-10-17 05:52:09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05:52:09.48988610879" calcext:value-type="date">
            <text:p>12/30/99 05:52 AM</text:p>
          </table:table-cell>
          <table:table-cell table:formula="of:=MOD([.E324]-[.$E$2];[.$H$2])+1+[.$E$2]" office:value-type="float" office:value="153" calcext:value-type="float">
            <text:p>153</text:p>
          </table:table-cell>
          <table:table-cell table:formula="of:=MOD([.F324]+1/[.$H$2];5)" office:value-type="float" office:value="3.04999999999999" calcext:value-type="float">
            <text:p>3,04999999999999</text:p>
          </table:table-cell>
          <table:table-cell table:formula="of:=IF([.F325]&lt;0.000001;[.G324]+2+1/[.$H$2];[.G324]+1/[.$H$2])" office:value-type="float" office:value="10.05" calcext:value-type="float">
            <text:p>10,05</text:p>
          </table:table-cell>
          <table:table-cell table:number-columns-repeated="4"/>
          <table:table-cell table:style-name="ce36" table:formula="of:=SUM(MOD(SUM([.L324]-[.L$2];[.T$2]);[.R$2]-[.L$2]);[.L$2])" office:value-type="time" office:time-value="PT01H20M00S" calcext:value-type="time">
            <text:p>01:20:00</text:p>
          </table:table-cell>
          <table:table-cell table:style-name="ce11" table:formula="of:=IF([.L325]&lt;[.L324];[.M324]+[.H$2];[.M324])" office:value-type="float" office:value="200" calcext:value-type="float">
            <text:p>200</text:p>
          </table:table-cell>
          <table:table-cell table:style-name="ce11" table:formula="of:=OFFSET([.C$4];[.M325];0)" office:value-type="float" office:value="43752" calcext:value-type="float">
            <text:p>43752</text:p>
          </table:table-cell>
          <table:table-cell table:style-name="ce37" table:formula="of:=[.L325]" office:value-type="float" office:value="0.0555555555555525" calcext:value-type="float">
            <text:p>0.055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5];0)&lt;=[.O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06:03:39.947653" calcext:value-type="date">
            <text:p>2019-10-17 06:03:40</text:p>
          </table:table-cell>
          <table:table-cell table:style-name="ce7" table:formula="of:=[.A326]" office:value-type="date" office:date-value="2019-10-17T06:03:39.947653" calcext:value-type="date">
            <text:p>2019-10-17 06:03:40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06:03:39.94765342679" calcext:value-type="date">
            <text:p>12/30/99 06:03 AM</text:p>
          </table:table-cell>
          <table:table-cell table:formula="of:=MOD([.E325]-[.$E$2];[.$H$2])+1+[.$E$2]" office:value-type="float" office:value="154" calcext:value-type="float">
            <text:p>154</text:p>
          </table:table-cell>
          <table:table-cell table:formula="of:=MOD([.F325]+1/[.$H$2];5)" office:value-type="float" office:value="3.07499999999999" calcext:value-type="float">
            <text:p>3,07499999999999</text:p>
          </table:table-cell>
          <table:table-cell table:formula="of:=IF([.F326]&lt;0.000001;[.G325]+2+1/[.$H$2];[.G325]+1/[.$H$2])" office:value-type="float" office:value="10.075" calcext:value-type="float">
            <text:p>10,075</text:p>
          </table:table-cell>
          <table:table-cell table:number-columns-repeated="4"/>
          <table:table-cell table:style-name="ce36" table:formula="of:=SUM(MOD(SUM([.L325]-[.L$2];[.T$2]);[.R$2]-[.L$2]);[.L$2])" office:value-type="time" office:time-value="PT01H30M00S" calcext:value-type="time">
            <text:p>01:30:00</text:p>
          </table:table-cell>
          <table:table-cell table:style-name="ce11" table:formula="of:=IF([.L326]&lt;[.L325];[.M325]+[.H$2];[.M325])" office:value-type="float" office:value="200" calcext:value-type="float">
            <text:p>200</text:p>
          </table:table-cell>
          <table:table-cell table:style-name="ce11" table:formula="of:=OFFSET([.C$4];[.M326];0)" office:value-type="float" office:value="43752" calcext:value-type="float">
            <text:p>43752</text:p>
          </table:table-cell>
          <table:table-cell table:style-name="ce37" table:formula="of:=[.L326]" office:value-type="float" office:value="0.0624999999999969" calcext:value-type="float">
            <text:p>0.062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6];0)&lt;=[.O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05:50:51.359742" calcext:value-type="date">
            <text:p>2019-10-17 05:50:51</text:p>
          </table:table-cell>
          <table:table-cell table:style-name="ce7" table:formula="of:=[.A327]" office:value-type="date" office:date-value="2019-10-17T05:50:51.359742" calcext:value-type="date">
            <text:p>2019-10-17 05:50:51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05:50:51.35974197183" calcext:value-type="date">
            <text:p>12/30/99 05:50 AM</text:p>
          </table:table-cell>
          <table:table-cell table:formula="of:=MOD([.E326]-[.$E$2];[.$H$2])+1+[.$E$2]" office:value-type="float" office:value="155" calcext:value-type="float">
            <text:p>155</text:p>
          </table:table-cell>
          <table:table-cell table:formula="of:=MOD([.F326]+1/[.$H$2];5)" office:value-type="float" office:value="3.09999999999999" calcext:value-type="float">
            <text:p>3,09999999999999</text:p>
          </table:table-cell>
          <table:table-cell table:formula="of:=IF([.F327]&lt;0.000001;[.G326]+2+1/[.$H$2];[.G326]+1/[.$H$2])" office:value-type="float" office:value="10.1" calcext:value-type="float">
            <text:p>10,1</text:p>
          </table:table-cell>
          <table:table-cell table:number-columns-repeated="4"/>
          <table:table-cell table:style-name="ce36" table:formula="of:=SUM(MOD(SUM([.L326]-[.L$2];[.T$2]);[.R$2]-[.L$2]);[.L$2])" office:value-type="time" office:time-value="PT01H40M00S" calcext:value-type="time">
            <text:p>01:40:00</text:p>
          </table:table-cell>
          <table:table-cell table:style-name="ce11" table:formula="of:=IF([.L327]&lt;[.L326];[.M326]+[.H$2];[.M326])" office:value-type="float" office:value="200" calcext:value-type="float">
            <text:p>200</text:p>
          </table:table-cell>
          <table:table-cell table:style-name="ce11" table:formula="of:=OFFSET([.C$4];[.M327];0)" office:value-type="float" office:value="43752" calcext:value-type="float">
            <text:p>43752</text:p>
          </table:table-cell>
          <table:table-cell table:style-name="ce37" table:formula="of:=[.L327]" office:value-type="float" office:value="0.0694444444444414" calcext:value-type="float">
            <text:p>0.06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7];0)&lt;=[.O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05:55:20.820467" calcext:value-type="date">
            <text:p>2019-10-17 05:55:21</text:p>
          </table:table-cell>
          <table:table-cell table:style-name="ce7" table:formula="of:=[.A328]" office:value-type="date" office:date-value="2019-10-17T05:55:20.820467" calcext:value-type="date">
            <text:p>2019-10-17 05:55:21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05:55:20.82046670839" calcext:value-type="date">
            <text:p>12/30/99 05:55 AM</text:p>
          </table:table-cell>
          <table:table-cell table:formula="of:=MOD([.E327]-[.$E$2];[.$H$2])+1+[.$E$2]" office:value-type="float" office:value="156" calcext:value-type="float">
            <text:p>156</text:p>
          </table:table-cell>
          <table:table-cell table:formula="of:=MOD([.F327]+1/[.$H$2];5)" office:value-type="float" office:value="3.12499999999999" calcext:value-type="float">
            <text:p>3,12499999999999</text:p>
          </table:table-cell>
          <table:table-cell table:formula="of:=IF([.F328]&lt;0.000001;[.G327]+2+1/[.$H$2];[.G327]+1/[.$H$2])" office:value-type="float" office:value="10.125" calcext:value-type="float">
            <text:p>10,125</text:p>
          </table:table-cell>
          <table:table-cell table:number-columns-repeated="4"/>
          <table:table-cell table:style-name="ce36" table:formula="of:=SUM(MOD(SUM([.L327]-[.L$2];[.T$2]);[.R$2]-[.L$2]);[.L$2])" office:value-type="time" office:time-value="PT01H50M00S" calcext:value-type="time">
            <text:p>01:50:00</text:p>
          </table:table-cell>
          <table:table-cell table:style-name="ce11" table:formula="of:=IF([.L328]&lt;[.L327];[.M327]+[.H$2];[.M327])" office:value-type="float" office:value="200" calcext:value-type="float">
            <text:p>200</text:p>
          </table:table-cell>
          <table:table-cell table:style-name="ce11" table:formula="of:=OFFSET([.C$4];[.M328];0)" office:value-type="float" office:value="43752" calcext:value-type="float">
            <text:p>43752</text:p>
          </table:table-cell>
          <table:table-cell table:style-name="ce37" table:formula="of:=[.L328]" office:value-type="float" office:value="0.0763888888888858" calcext:value-type="float">
            <text:p>0.07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8];0)&lt;=[.O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06:10:55.350846" calcext:value-type="date">
            <text:p>2019-10-17 06:10:55</text:p>
          </table:table-cell>
          <table:table-cell table:style-name="ce7" table:formula="of:=[.A329]" office:value-type="date" office:date-value="2019-10-17T06:10:55.350846" calcext:value-type="date">
            <text:p>2019-10-17 06:10:55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06:10:55.35084649455" calcext:value-type="date">
            <text:p>12/30/99 06:10 AM</text:p>
          </table:table-cell>
          <table:table-cell table:formula="of:=MOD([.E328]-[.$E$2];[.$H$2])+1+[.$E$2]" office:value-type="float" office:value="157" calcext:value-type="float">
            <text:p>157</text:p>
          </table:table-cell>
          <table:table-cell table:formula="of:=MOD([.F328]+1/[.$H$2];5)" office:value-type="float" office:value="3.14999999999999" calcext:value-type="float">
            <text:p>3,14999999999999</text:p>
          </table:table-cell>
          <table:table-cell table:formula="of:=IF([.F329]&lt;0.000001;[.G328]+2+1/[.$H$2];[.G328]+1/[.$H$2])" office:value-type="float" office:value="10.15" calcext:value-type="float">
            <text:p>10,15</text:p>
          </table:table-cell>
          <table:table-cell table:number-columns-repeated="4"/>
          <table:table-cell table:style-name="ce36" table:formula="of:=SUM(MOD(SUM([.L328]-[.L$2];[.T$2]);[.R$2]-[.L$2]);[.L$2])" office:value-type="time" office:time-value="PT02H00M00S" calcext:value-type="time">
            <text:p>02:00:00</text:p>
          </table:table-cell>
          <table:table-cell table:style-name="ce11" table:formula="of:=IF([.L329]&lt;[.L328];[.M328]+[.H$2];[.M328])" office:value-type="float" office:value="200" calcext:value-type="float">
            <text:p>200</text:p>
          </table:table-cell>
          <table:table-cell table:style-name="ce11" table:formula="of:=OFFSET([.C$4];[.M329];0)" office:value-type="float" office:value="43752" calcext:value-type="float">
            <text:p>43752</text:p>
          </table:table-cell>
          <table:table-cell table:style-name="ce37" table:formula="of:=[.L329]" office:value-type="float" office:value="0.0833333333333303" calcext:value-type="float">
            <text:p>0.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9];0)&lt;=[.O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06:04:51.603795" calcext:value-type="date">
            <text:p>2019-10-17 06:04:52</text:p>
          </table:table-cell>
          <table:table-cell table:style-name="ce7" table:formula="of:=[.A330]" office:value-type="date" office:date-value="2019-10-17T06:04:51.603795" calcext:value-type="date">
            <text:p>2019-10-17 06:04:52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06:04:51.60379513633" calcext:value-type="date">
            <text:p>12/30/99 06:04 AM</text:p>
          </table:table-cell>
          <table:table-cell table:formula="of:=MOD([.E329]-[.$E$2];[.$H$2])+1+[.$E$2]" office:value-type="float" office:value="158" calcext:value-type="float">
            <text:p>158</text:p>
          </table:table-cell>
          <table:table-cell table:formula="of:=MOD([.F329]+1/[.$H$2];5)" office:value-type="float" office:value="3.17499999999999" calcext:value-type="float">
            <text:p>3,17499999999999</text:p>
          </table:table-cell>
          <table:table-cell table:formula="of:=IF([.F330]&lt;0.000001;[.G329]+2+1/[.$H$2];[.G329]+1/[.$H$2])" office:value-type="float" office:value="10.1750000000001" calcext:value-type="float">
            <text:p>10,1750000000001</text:p>
          </table:table-cell>
          <table:table-cell table:number-columns-repeated="4"/>
          <table:table-cell table:style-name="ce36" table:formula="of:=SUM(MOD(SUM([.L329]-[.L$2];[.T$2]);[.R$2]-[.L$2]);[.L$2])" office:value-type="time" office:time-value="PT02H10M00S" calcext:value-type="time">
            <text:p>02:10:00</text:p>
          </table:table-cell>
          <table:table-cell table:style-name="ce11" table:formula="of:=IF([.L330]&lt;[.L329];[.M329]+[.H$2];[.M329])" office:value-type="float" office:value="200" calcext:value-type="float">
            <text:p>200</text:p>
          </table:table-cell>
          <table:table-cell table:style-name="ce11" table:formula="of:=OFFSET([.C$4];[.M330];0)" office:value-type="float" office:value="43752" calcext:value-type="float">
            <text:p>43752</text:p>
          </table:table-cell>
          <table:table-cell table:style-name="ce37" table:formula="of:=[.L330]" office:value-type="float" office:value="0.0902777777777747" calcext:value-type="float">
            <text:p>0.090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0];0)&lt;=[.O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05:40:07.652076" calcext:value-type="date">
            <text:p>2019-10-17 05:40:08</text:p>
          </table:table-cell>
          <table:table-cell table:style-name="ce7" table:formula="of:=[.A331]" office:value-type="date" office:date-value="2019-10-17T05:40:07.652076" calcext:value-type="date">
            <text:p>2019-10-17 05:40:08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05:40:07.65207626391" calcext:value-type="date">
            <text:p>12/30/99 05:40 AM</text:p>
          </table:table-cell>
          <table:table-cell table:formula="of:=MOD([.E330]-[.$E$2];[.$H$2])+1+[.$E$2]" office:value-type="float" office:value="159" calcext:value-type="float">
            <text:p>159</text:p>
          </table:table-cell>
          <table:table-cell table:formula="of:=MOD([.F330]+1/[.$H$2];5)" office:value-type="float" office:value="3.19999999999999" calcext:value-type="float">
            <text:p>3,19999999999999</text:p>
          </table:table-cell>
          <table:table-cell table:formula="of:=IF([.F331]&lt;0.000001;[.G330]+2+1/[.$H$2];[.G330]+1/[.$H$2])" office:value-type="float" office:value="10.2000000000001" calcext:value-type="float">
            <text:p>10,2000000000001</text:p>
          </table:table-cell>
          <table:table-cell table:number-columns-repeated="4"/>
          <table:table-cell table:style-name="ce36" table:formula="of:=SUM(MOD(SUM([.L330]-[.L$2];[.T$2]);[.R$2]-[.L$2]);[.L$2])" office:value-type="time" office:time-value="PT02H20M00S" calcext:value-type="time">
            <text:p>02:20:00</text:p>
          </table:table-cell>
          <table:table-cell table:style-name="ce11" table:formula="of:=IF([.L331]&lt;[.L330];[.M330]+[.H$2];[.M330])" office:value-type="float" office:value="200" calcext:value-type="float">
            <text:p>200</text:p>
          </table:table-cell>
          <table:table-cell table:style-name="ce11" table:formula="of:=OFFSET([.C$4];[.M331];0)" office:value-type="float" office:value="43752" calcext:value-type="float">
            <text:p>43752</text:p>
          </table:table-cell>
          <table:table-cell table:style-name="ce37" table:formula="of:=[.L331]" office:value-type="float" office:value="0.0972222222222192" calcext:value-type="float">
            <text:p>0.09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1];0)&lt;=[.O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06:05:29.389394" calcext:value-type="date">
            <text:p>2019-10-17 06:05:29</text:p>
          </table:table-cell>
          <table:table-cell table:style-name="ce7" table:formula="of:=[.A332]" office:value-type="date" office:date-value="2019-10-17T06:05:29.389394" calcext:value-type="date">
            <text:p>2019-10-17 06:05:29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06:05:29.38939409796" calcext:value-type="date">
            <text:p>12/30/99 06:05 AM</text:p>
          </table:table-cell>
          <table:table-cell table:formula="of:=MOD([.E331]-[.$E$2];[.$H$2])+1+[.$E$2]" office:value-type="float" office:value="160" calcext:value-type="float">
            <text:p>160</text:p>
          </table:table-cell>
          <table:table-cell table:formula="of:=MOD([.F331]+1/[.$H$2];5)" office:value-type="float" office:value="3.22499999999999" calcext:value-type="float">
            <text:p>3,22499999999999</text:p>
          </table:table-cell>
          <table:table-cell table:formula="of:=IF([.F332]&lt;0.000001;[.G331]+2+1/[.$H$2];[.G331]+1/[.$H$2])" office:value-type="float" office:value="10.225" calcext:value-type="float">
            <text:p>10,225</text:p>
          </table:table-cell>
          <table:table-cell table:number-columns-repeated="4"/>
          <table:table-cell table:style-name="ce36" table:formula="of:=SUM(MOD(SUM([.L331]-[.L$2];[.T$2]);[.R$2]-[.L$2]);[.L$2])" office:value-type="time" office:time-value="PT02H30M00S" calcext:value-type="time">
            <text:p>02:30:00</text:p>
          </table:table-cell>
          <table:table-cell table:style-name="ce11" table:formula="of:=IF([.L332]&lt;[.L331];[.M331]+[.H$2];[.M331])" office:value-type="float" office:value="200" calcext:value-type="float">
            <text:p>200</text:p>
          </table:table-cell>
          <table:table-cell table:style-name="ce11" table:formula="of:=OFFSET([.C$4];[.M332];0)" office:value-type="float" office:value="43752" calcext:value-type="float">
            <text:p>43752</text:p>
          </table:table-cell>
          <table:table-cell table:style-name="ce37" table:formula="of:=[.L332]" office:value-type="float" office:value="0.104166666666664" calcext:value-type="float">
            <text:p>0.104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2];0)&lt;=[.O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7T06:10:36.053282" calcext:value-type="date">
            <text:p>2019-10-17 06:10:36</text:p>
          </table:table-cell>
          <table:table-cell table:style-name="ce7" table:formula="of:=[.A333]" office:value-type="date" office:date-value="2019-10-17T06:10:36.053282" calcext:value-type="date">
            <text:p>2019-10-17 06:10:36</text:p>
          </table:table-cell>
          <table:table-cell table:formula="of:=TRUNC([.A333])" office:value-type="float" office:value="43755" calcext:value-type="float">
            <text:p>43755</text:p>
          </table:table-cell>
          <table:table-cell table:style-name="ce12" table:formula="of:=[.B333]-[.C333]" office:value-type="date" office:date-value="1899-12-30T06:10:36.05328218546" calcext:value-type="date">
            <text:p>12/30/99 06:10 AM</text:p>
          </table:table-cell>
          <table:table-cell table:formula="of:=MOD([.E332]-[.$E$2];[.$H$2])+1+[.$E$2]" office:value-type="float" office:value="161" calcext:value-type="float">
            <text:p>161</text:p>
          </table:table-cell>
          <table:table-cell table:formula="of:=MOD([.F332]+1/[.$H$2];5)" office:value-type="float" office:value="3.24999999999999" calcext:value-type="float">
            <text:p>3,24999999999999</text:p>
          </table:table-cell>
          <table:table-cell table:formula="of:=IF([.F333]&lt;0.000001;[.G332]+2+1/[.$H$2];[.G332]+1/[.$H$2])" office:value-type="float" office:value="10.2500000000001" calcext:value-type="float">
            <text:p>10,2500000000001</text:p>
          </table:table-cell>
          <table:table-cell table:number-columns-repeated="4"/>
          <table:table-cell table:style-name="ce36" table:formula="of:=SUM(MOD(SUM([.L332]-[.L$2];[.T$2]);[.R$2]-[.L$2]);[.L$2])" office:value-type="time" office:time-value="PT02H40M00S" calcext:value-type="time">
            <text:p>02:40:00</text:p>
          </table:table-cell>
          <table:table-cell table:style-name="ce11" table:formula="of:=IF([.L333]&lt;[.L332];[.M332]+[.H$2];[.M332])" office:value-type="float" office:value="200" calcext:value-type="float">
            <text:p>200</text:p>
          </table:table-cell>
          <table:table-cell table:style-name="ce11" table:formula="of:=OFFSET([.C$4];[.M333];0)" office:value-type="float" office:value="43752" calcext:value-type="float">
            <text:p>43752</text:p>
          </table:table-cell>
          <table:table-cell table:style-name="ce37" table:formula="of:=[.L333]" office:value-type="float" office:value="0.111111111111108" calcext:value-type="float">
            <text:p>0.111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3];0)&lt;=[.O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7T05:54:12.224645" calcext:value-type="date">
            <text:p>2019-10-17 05:54:12</text:p>
          </table:table-cell>
          <table:table-cell table:style-name="ce7" table:formula="of:=[.A334]" office:value-type="date" office:date-value="2019-10-17T05:54:12.224645" calcext:value-type="date">
            <text:p>2019-10-17 05:54:12</text:p>
          </table:table-cell>
          <table:table-cell table:formula="of:=TRUNC([.A334])" office:value-type="float" office:value="43755" calcext:value-type="float">
            <text:p>43755</text:p>
          </table:table-cell>
          <table:table-cell table:style-name="ce12" table:formula="of:=[.B334]-[.C334]" office:value-type="date" office:date-value="1899-12-30T05:54:12.22464459948" calcext:value-type="date">
            <text:p>12/30/99 05:54 AM</text:p>
          </table:table-cell>
          <table:table-cell table:formula="of:=MOD([.E333]-[.$E$2];[.$H$2])+1+[.$E$2]" office:value-type="float" office:value="162" calcext:value-type="float">
            <text:p>162</text:p>
          </table:table-cell>
          <table:table-cell table:formula="of:=MOD([.F333]+1/[.$H$2];5)" office:value-type="float" office:value="3.27499999999999" calcext:value-type="float">
            <text:p>3,27499999999999</text:p>
          </table:table-cell>
          <table:table-cell table:formula="of:=IF([.F334]&lt;0.000001;[.G333]+2+1/[.$H$2];[.G333]+1/[.$H$2])" office:value-type="float" office:value="10.2750000000001" calcext:value-type="float">
            <text:p>10,2750000000001</text:p>
          </table:table-cell>
          <table:table-cell table:number-columns-repeated="4"/>
          <table:table-cell table:style-name="ce36" table:formula="of:=SUM(MOD(SUM([.L333]-[.L$2];[.T$2]);[.R$2]-[.L$2]);[.L$2])" office:value-type="time" office:time-value="PT02H50M00S" calcext:value-type="time">
            <text:p>02:50:00</text:p>
          </table:table-cell>
          <table:table-cell table:style-name="ce11" table:formula="of:=IF([.L334]&lt;[.L333];[.M333]+[.H$2];[.M333])" office:value-type="float" office:value="200" calcext:value-type="float">
            <text:p>200</text:p>
          </table:table-cell>
          <table:table-cell table:style-name="ce11" table:formula="of:=OFFSET([.C$4];[.M334];0)" office:value-type="float" office:value="43752" calcext:value-type="float">
            <text:p>43752</text:p>
          </table:table-cell>
          <table:table-cell table:style-name="ce37" table:formula="of:=[.L334]" office:value-type="float" office:value="0.118055555555553" calcext:value-type="float">
            <text:p>0.11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4];0)&lt;=[.O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7T05:59:41.628492" calcext:value-type="date">
            <text:p>2019-10-17 05:59:42</text:p>
          </table:table-cell>
          <table:table-cell table:style-name="ce7" table:formula="of:=[.A335]" office:value-type="date" office:date-value="2019-10-17T05:59:41.628492" calcext:value-type="date">
            <text:p>2019-10-17 05:59:42</text:p>
          </table:table-cell>
          <table:table-cell table:formula="of:=TRUNC([.A335])" office:value-type="float" office:value="43755" calcext:value-type="float">
            <text:p>43755</text:p>
          </table:table-cell>
          <table:table-cell table:style-name="ce12" table:formula="of:=[.B335]-[.C335]" office:value-type="date" office:date-value="1899-12-30T05:59:41.62849245127" calcext:value-type="date">
            <text:p>12/30/99 05:59 AM</text:p>
          </table:table-cell>
          <table:table-cell table:formula="of:=MOD([.E334]-[.$E$2];[.$H$2])+1+[.$E$2]" office:value-type="float" office:value="163" calcext:value-type="float">
            <text:p>163</text:p>
          </table:table-cell>
          <table:table-cell table:formula="of:=MOD([.F334]+1/[.$H$2];5)" office:value-type="float" office:value="3.29999999999999" calcext:value-type="float">
            <text:p>3,29999999999999</text:p>
          </table:table-cell>
          <table:table-cell table:formula="of:=IF([.F335]&lt;0.000001;[.G334]+2+1/[.$H$2];[.G334]+1/[.$H$2])" office:value-type="float" office:value="10.3000000000001" calcext:value-type="float">
            <text:p>10,3000000000001</text:p>
          </table:table-cell>
          <table:table-cell table:number-columns-repeated="4"/>
          <table:table-cell table:style-name="ce36" table:formula="of:=SUM(MOD(SUM([.L334]-[.L$2];[.T$2]);[.R$2]-[.L$2]);[.L$2])" office:value-type="time" office:time-value="PT03H00M00S" calcext:value-type="time">
            <text:p>03:00:00</text:p>
          </table:table-cell>
          <table:table-cell table:style-name="ce11" table:formula="of:=IF([.L335]&lt;[.L334];[.M334]+[.H$2];[.M334])" office:value-type="float" office:value="200" calcext:value-type="float">
            <text:p>200</text:p>
          </table:table-cell>
          <table:table-cell table:style-name="ce11" table:formula="of:=OFFSET([.C$4];[.M335];0)" office:value-type="float" office:value="43752" calcext:value-type="float">
            <text:p>43752</text:p>
          </table:table-cell>
          <table:table-cell table:style-name="ce37" table:formula="of:=[.L335]" office:value-type="float" office:value="0.124999999999997" calcext:value-type="float">
            <text:p>0.124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5];0)&lt;=[.O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7T05:53:25.653585" calcext:value-type="date">
            <text:p>2019-10-17 05:53:26</text:p>
          </table:table-cell>
          <table:table-cell table:style-name="ce7" table:formula="of:=[.A336]" office:value-type="date" office:date-value="2019-10-17T05:53:25.653585" calcext:value-type="date">
            <text:p>2019-10-17 05:53:26</text:p>
          </table:table-cell>
          <table:table-cell table:formula="of:=TRUNC([.A336])" office:value-type="float" office:value="43755" calcext:value-type="float">
            <text:p>43755</text:p>
          </table:table-cell>
          <table:table-cell table:style-name="ce12" table:formula="of:=[.B336]-[.C336]" office:value-type="date" office:date-value="1899-12-30T05:53:25.65358484164" calcext:value-type="date">
            <text:p>12/30/99 05:53 AM</text:p>
          </table:table-cell>
          <table:table-cell table:formula="of:=MOD([.E335]-[.$E$2];[.$H$2])+1+[.$E$2]" office:value-type="float" office:value="164" calcext:value-type="float">
            <text:p>164</text:p>
          </table:table-cell>
          <table:table-cell table:formula="of:=MOD([.F335]+1/[.$H$2];5)" office:value-type="float" office:value="3.32499999999999" calcext:value-type="float">
            <text:p>3,32499999999999</text:p>
          </table:table-cell>
          <table:table-cell table:formula="of:=IF([.F336]&lt;0.000001;[.G335]+2+1/[.$H$2];[.G335]+1/[.$H$2])" office:value-type="float" office:value="10.3250000000001" calcext:value-type="float">
            <text:p>10,3250000000001</text:p>
          </table:table-cell>
          <table:table-cell table:number-columns-repeated="4"/>
          <table:table-cell table:style-name="ce36" table:formula="of:=SUM(MOD(SUM([.L335]-[.L$2];[.T$2]);[.R$2]-[.L$2]);[.L$2])" office:value-type="time" office:time-value="PT03H10M00S" calcext:value-type="time">
            <text:p>03:10:00</text:p>
          </table:table-cell>
          <table:table-cell table:style-name="ce11" table:formula="of:=IF([.L336]&lt;[.L335];[.M335]+[.H$2];[.M335])" office:value-type="float" office:value="200" calcext:value-type="float">
            <text:p>200</text:p>
          </table:table-cell>
          <table:table-cell table:style-name="ce11" table:formula="of:=OFFSET([.C$4];[.M336];0)" office:value-type="float" office:value="43752" calcext:value-type="float">
            <text:p>43752</text:p>
          </table:table-cell>
          <table:table-cell table:style-name="ce37" table:formula="of:=[.L336]" office:value-type="float" office:value="0.131944444444441" calcext:value-type="float">
            <text:p>0.131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6];0)&lt;=[.O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7T06:06:45.233969" calcext:value-type="date">
            <text:p>2019-10-17 06:06:45</text:p>
          </table:table-cell>
          <table:table-cell table:style-name="ce7" table:formula="of:=[.A337]" office:value-type="date" office:date-value="2019-10-17T06:06:45.233969" calcext:value-type="date">
            <text:p>2019-10-17 06:06:45</text:p>
          </table:table-cell>
          <table:table-cell table:formula="of:=TRUNC([.A337])" office:value-type="float" office:value="43755" calcext:value-type="float">
            <text:p>43755</text:p>
          </table:table-cell>
          <table:table-cell table:style-name="ce12" table:formula="of:=[.B337]-[.C337]" office:value-type="date" office:date-value="1899-12-30T06:06:45.23396863136" calcext:value-type="date">
            <text:p>12/30/99 06:06 AM</text:p>
          </table:table-cell>
          <table:table-cell table:formula="of:=MOD([.E336]-[.$E$2];[.$H$2])+1+[.$E$2]" office:value-type="float" office:value="165" calcext:value-type="float">
            <text:p>165</text:p>
          </table:table-cell>
          <table:table-cell table:formula="of:=MOD([.F336]+1/[.$H$2];5)" office:value-type="float" office:value="3.34999999999999" calcext:value-type="float">
            <text:p>3,34999999999999</text:p>
          </table:table-cell>
          <table:table-cell table:formula="of:=IF([.F337]&lt;0.000001;[.G336]+2+1/[.$H$2];[.G336]+1/[.$H$2])" office:value-type="float" office:value="10.3500000000001" calcext:value-type="float">
            <text:p>10,3500000000001</text:p>
          </table:table-cell>
          <table:table-cell table:number-columns-repeated="4"/>
          <table:table-cell table:style-name="ce36" table:formula="of:=SUM(MOD(SUM([.L336]-[.L$2];[.T$2]);[.R$2]-[.L$2]);[.L$2])" office:value-type="time" office:time-value="PT03H20M00S" calcext:value-type="time">
            <text:p>03:20:00</text:p>
          </table:table-cell>
          <table:table-cell table:style-name="ce11" table:formula="of:=IF([.L337]&lt;[.L336];[.M336]+[.H$2];[.M336])" office:value-type="float" office:value="200" calcext:value-type="float">
            <text:p>200</text:p>
          </table:table-cell>
          <table:table-cell table:style-name="ce11" table:formula="of:=OFFSET([.C$4];[.M337];0)" office:value-type="float" office:value="43752" calcext:value-type="float">
            <text:p>43752</text:p>
          </table:table-cell>
          <table:table-cell table:style-name="ce37" table:formula="of:=[.L337]" office:value-type="float" office:value="0.138888888888886" calcext:value-type="float">
            <text:p>0.138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7];0)&lt;=[.O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7T05:33:17.996636" calcext:value-type="date">
            <text:p>2019-10-17 05:33:18</text:p>
          </table:table-cell>
          <table:table-cell table:style-name="ce7" table:formula="of:=[.A338]" office:value-type="date" office:date-value="2019-10-17T05:33:17.996636" calcext:value-type="date">
            <text:p>2019-10-17 05:33:18</text:p>
          </table:table-cell>
          <table:table-cell table:formula="of:=TRUNC([.A338])" office:value-type="float" office:value="43755" calcext:value-type="float">
            <text:p>43755</text:p>
          </table:table-cell>
          <table:table-cell table:style-name="ce12" table:formula="of:=[.B338]-[.C338]" office:value-type="date" office:date-value="1899-12-30T05:33:17.99663568847" calcext:value-type="date">
            <text:p>12/30/99 05:33 AM</text:p>
          </table:table-cell>
          <table:table-cell table:formula="of:=MOD([.E337]-[.$E$2];[.$H$2])+1+[.$E$2]" office:value-type="float" office:value="166" calcext:value-type="float">
            <text:p>166</text:p>
          </table:table-cell>
          <table:table-cell table:formula="of:=MOD([.F337]+1/[.$H$2];5)" office:value-type="float" office:value="3.37499999999999" calcext:value-type="float">
            <text:p>3,37499999999999</text:p>
          </table:table-cell>
          <table:table-cell table:formula="of:=IF([.F338]&lt;0.000001;[.G337]+2+1/[.$H$2];[.G337]+1/[.$H$2])" office:value-type="float" office:value="10.3750000000001" calcext:value-type="float">
            <text:p>10,3750000000001</text:p>
          </table:table-cell>
          <table:table-cell table:number-columns-repeated="4"/>
          <table:table-cell table:style-name="ce36" table:formula="of:=SUM(MOD(SUM([.L337]-[.L$2];[.T$2]);[.R$2]-[.L$2]);[.L$2])" office:value-type="time" office:time-value="PT03H30M00S" calcext:value-type="time">
            <text:p>03:30:00</text:p>
          </table:table-cell>
          <table:table-cell table:style-name="ce11" table:formula="of:=IF([.L338]&lt;[.L337];[.M337]+[.H$2];[.M337])" office:value-type="float" office:value="200" calcext:value-type="float">
            <text:p>200</text:p>
          </table:table-cell>
          <table:table-cell table:style-name="ce11" table:formula="of:=OFFSET([.C$4];[.M338];0)" office:value-type="float" office:value="43752" calcext:value-type="float">
            <text:p>43752</text:p>
          </table:table-cell>
          <table:table-cell table:style-name="ce37" table:formula="of:=[.L338]" office:value-type="float" office:value="0.14583333333333" calcext:value-type="float">
            <text:p>0.14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8];0)&lt;=[.O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7T05:56:45.915215" calcext:value-type="date">
            <text:p>2019-10-17 05:56:46</text:p>
          </table:table-cell>
          <table:table-cell table:style-name="ce7" table:formula="of:=[.A339]" office:value-type="date" office:date-value="2019-10-17T05:56:45.915215" calcext:value-type="date">
            <text:p>2019-10-17 05:56:46</text:p>
          </table:table-cell>
          <table:table-cell table:formula="of:=TRUNC([.A339])" office:value-type="float" office:value="43755" calcext:value-type="float">
            <text:p>43755</text:p>
          </table:table-cell>
          <table:table-cell table:style-name="ce12" table:formula="of:=[.B339]-[.C339]" office:value-type="date" office:date-value="1899-12-30T05:56:45.91521549504" calcext:value-type="date">
            <text:p>12/30/99 05:56 AM</text:p>
          </table:table-cell>
          <table:table-cell table:formula="of:=MOD([.E338]-[.$E$2];[.$H$2])+1+[.$E$2]" office:value-type="float" office:value="167" calcext:value-type="float">
            <text:p>167</text:p>
          </table:table-cell>
          <table:table-cell table:formula="of:=MOD([.F338]+1/[.$H$2];5)" office:value-type="float" office:value="3.39999999999999" calcext:value-type="float">
            <text:p>3,39999999999999</text:p>
          </table:table-cell>
          <table:table-cell table:formula="of:=IF([.F339]&lt;0.000001;[.G338]+2+1/[.$H$2];[.G338]+1/[.$H$2])" office:value-type="float" office:value="10.4000000000001" calcext:value-type="float">
            <text:p>10,4000000000001</text:p>
          </table:table-cell>
          <table:table-cell table:number-columns-repeated="4"/>
          <table:table-cell table:style-name="ce36" table:formula="of:=SUM(MOD(SUM([.L338]-[.L$2];[.T$2]);[.R$2]-[.L$2]);[.L$2])" office:value-type="time" office:time-value="PT03H40M00S" calcext:value-type="time">
            <text:p>03:40:00</text:p>
          </table:table-cell>
          <table:table-cell table:style-name="ce11" table:formula="of:=IF([.L339]&lt;[.L338];[.M338]+[.H$2];[.M338])" office:value-type="float" office:value="200" calcext:value-type="float">
            <text:p>200</text:p>
          </table:table-cell>
          <table:table-cell table:style-name="ce11" table:formula="of:=OFFSET([.C$4];[.M339];0)" office:value-type="float" office:value="43752" calcext:value-type="float">
            <text:p>43752</text:p>
          </table:table-cell>
          <table:table-cell table:style-name="ce37" table:formula="of:=[.L339]" office:value-type="float" office:value="0.152777777777775" calcext:value-type="float">
            <text:p>0.15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9];0)&lt;=[.O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7T05:51:32.959624" calcext:value-type="date">
            <text:p>2019-10-17 05:51:33</text:p>
          </table:table-cell>
          <table:table-cell table:style-name="ce7" table:formula="of:=[.A340]" office:value-type="date" office:date-value="2019-10-17T05:51:32.959624" calcext:value-type="date">
            <text:p>2019-10-17 05:51:33</text:p>
          </table:table-cell>
          <table:table-cell table:formula="of:=TRUNC([.A340])" office:value-type="float" office:value="43755" calcext:value-type="float">
            <text:p>43755</text:p>
          </table:table-cell>
          <table:table-cell table:style-name="ce12" table:formula="of:=[.B340]-[.C340]" office:value-type="date" office:date-value="1899-12-30T05:51:32.95962445904" calcext:value-type="date">
            <text:p>12/30/99 05:51 AM</text:p>
          </table:table-cell>
          <table:table-cell table:formula="of:=MOD([.E339]-[.$E$2];[.$H$2])+1+[.$E$2]" office:value-type="float" office:value="168" calcext:value-type="float">
            <text:p>168</text:p>
          </table:table-cell>
          <table:table-cell table:formula="of:=MOD([.F339]+1/[.$H$2];5)" office:value-type="float" office:value="3.42499999999999" calcext:value-type="float">
            <text:p>3,42499999999999</text:p>
          </table:table-cell>
          <table:table-cell table:formula="of:=IF([.F340]&lt;0.000001;[.G339]+2+1/[.$H$2];[.G339]+1/[.$H$2])" office:value-type="float" office:value="10.4250000000001" calcext:value-type="float">
            <text:p>10,4250000000001</text:p>
          </table:table-cell>
          <table:table-cell table:number-columns-repeated="4"/>
          <table:table-cell table:style-name="ce36" table:formula="of:=SUM(MOD(SUM([.L339]-[.L$2];[.T$2]);[.R$2]-[.L$2]);[.L$2])" office:value-type="time" office:time-value="PT03H50M00S" calcext:value-type="time">
            <text:p>03:50:00</text:p>
          </table:table-cell>
          <table:table-cell table:style-name="ce11" table:formula="of:=IF([.L340]&lt;[.L339];[.M339]+[.H$2];[.M339])" office:value-type="float" office:value="200" calcext:value-type="float">
            <text:p>200</text:p>
          </table:table-cell>
          <table:table-cell table:style-name="ce11" table:formula="of:=OFFSET([.C$4];[.M340];0)" office:value-type="float" office:value="43752" calcext:value-type="float">
            <text:p>43752</text:p>
          </table:table-cell>
          <table:table-cell table:style-name="ce37" table:formula="of:=[.L340]" office:value-type="float" office:value="0.159722222222219" calcext:value-type="float">
            <text:p>0.15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0];0)&lt;=[.O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7T06:22:56.343189" calcext:value-type="date">
            <text:p>2019-10-17 06:22:56</text:p>
          </table:table-cell>
          <table:table-cell table:style-name="ce7" table:formula="of:=[.A341]" office:value-type="date" office:date-value="2019-10-17T06:22:56.343189" calcext:value-type="date">
            <text:p>2019-10-17 06:22:56</text:p>
          </table:table-cell>
          <table:table-cell table:formula="of:=TRUNC([.A341])" office:value-type="float" office:value="43755" calcext:value-type="float">
            <text:p>43755</text:p>
          </table:table-cell>
          <table:table-cell table:style-name="ce12" table:formula="of:=[.B341]-[.C341]" office:value-type="date" office:date-value="1899-12-30T06:22:56.34318906348" calcext:value-type="date">
            <text:p>12/30/99 06:22 AM</text:p>
          </table:table-cell>
          <table:table-cell table:formula="of:=MOD([.E340]-[.$E$2];[.$H$2])+1+[.$E$2]" office:value-type="float" office:value="169" calcext:value-type="float">
            <text:p>169</text:p>
          </table:table-cell>
          <table:table-cell table:formula="of:=MOD([.F340]+1/[.$H$2];5)" office:value-type="float" office:value="3.44999999999999" calcext:value-type="float">
            <text:p>3,44999999999999</text:p>
          </table:table-cell>
          <table:table-cell table:formula="of:=IF([.F341]&lt;0.000001;[.G340]+2+1/[.$H$2];[.G340]+1/[.$H$2])" office:value-type="float" office:value="10.4500000000001" calcext:value-type="float">
            <text:p>10,4500000000001</text:p>
          </table:table-cell>
          <table:table-cell table:number-columns-repeated="4"/>
          <table:table-cell table:style-name="ce36" table:formula="of:=SUM(MOD(SUM([.L340]-[.L$2];[.T$2]);[.R$2]-[.L$2]);[.L$2])" office:value-type="time" office:time-value="PT04H00M00S" calcext:value-type="time">
            <text:p>04:00:00</text:p>
          </table:table-cell>
          <table:table-cell table:style-name="ce11" table:formula="of:=IF([.L341]&lt;[.L340];[.M340]+[.H$2];[.M340])" office:value-type="float" office:value="200" calcext:value-type="float">
            <text:p>200</text:p>
          </table:table-cell>
          <table:table-cell table:style-name="ce11" table:formula="of:=OFFSET([.C$4];[.M341];0)" office:value-type="float" office:value="43752" calcext:value-type="float">
            <text:p>43752</text:p>
          </table:table-cell>
          <table:table-cell table:style-name="ce37" table:formula="of:=[.L341]" office:value-type="float" office:value="0.166666666666664" calcext:value-type="float">
            <text:p>0.16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1];0)&lt;=[.O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7T06:15:46.917802" calcext:value-type="date">
            <text:p>2019-10-17 06:15:47</text:p>
          </table:table-cell>
          <table:table-cell table:style-name="ce7" table:formula="of:=[.A342]" office:value-type="date" office:date-value="2019-10-17T06:15:46.917802" calcext:value-type="date">
            <text:p>2019-10-17 06:15:47</text:p>
          </table:table-cell>
          <table:table-cell table:formula="of:=TRUNC([.A342])" office:value-type="float" office:value="43755" calcext:value-type="float">
            <text:p>43755</text:p>
          </table:table-cell>
          <table:table-cell table:style-name="ce12" table:formula="of:=[.B342]-[.C342]" office:value-type="date" office:date-value="1899-12-30T06:15:46.91780190915" calcext:value-type="date">
            <text:p>12/30/99 06:15 AM</text:p>
          </table:table-cell>
          <table:table-cell table:formula="of:=MOD([.E341]-[.$E$2];[.$H$2])+1+[.$E$2]" office:value-type="float" office:value="170" calcext:value-type="float">
            <text:p>170</text:p>
          </table:table-cell>
          <table:table-cell table:formula="of:=MOD([.F341]+1/[.$H$2];5)" office:value-type="float" office:value="3.47499999999999" calcext:value-type="float">
            <text:p>3,47499999999999</text:p>
          </table:table-cell>
          <table:table-cell table:formula="of:=IF([.F342]&lt;0.000001;[.G341]+2+1/[.$H$2];[.G341]+1/[.$H$2])" office:value-type="float" office:value="10.4750000000001" calcext:value-type="float">
            <text:p>10,4750000000001</text:p>
          </table:table-cell>
          <table:table-cell table:number-columns-repeated="4"/>
          <table:table-cell table:style-name="ce36" table:formula="of:=SUM(MOD(SUM([.L341]-[.L$2];[.T$2]);[.R$2]-[.L$2]);[.L$2])" office:value-type="time" office:time-value="PT04H10M00S" calcext:value-type="time">
            <text:p>04:10:00</text:p>
          </table:table-cell>
          <table:table-cell table:style-name="ce11" table:formula="of:=IF([.L342]&lt;[.L341];[.M341]+[.H$2];[.M341])" office:value-type="float" office:value="200" calcext:value-type="float">
            <text:p>200</text:p>
          </table:table-cell>
          <table:table-cell table:style-name="ce11" table:formula="of:=OFFSET([.C$4];[.M342];0)" office:value-type="float" office:value="43752" calcext:value-type="float">
            <text:p>43752</text:p>
          </table:table-cell>
          <table:table-cell table:style-name="ce37" table:formula="of:=[.L342]" office:value-type="float" office:value="0.173611111111108" calcext:value-type="float">
            <text:p>0.173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2];0)&lt;=[.O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7T06:04:13.303576" calcext:value-type="date">
            <text:p>2019-10-17 06:04:13</text:p>
          </table:table-cell>
          <table:table-cell table:style-name="ce7" table:formula="of:=[.A343]" office:value-type="date" office:date-value="2019-10-17T06:04:13.303576" calcext:value-type="date">
            <text:p>2019-10-17 06:04:13</text:p>
          </table:table-cell>
          <table:table-cell table:formula="of:=TRUNC([.A343])" office:value-type="float" office:value="43755" calcext:value-type="float">
            <text:p>43755</text:p>
          </table:table-cell>
          <table:table-cell table:style-name="ce12" table:formula="of:=[.B343]-[.C343]" office:value-type="date" office:date-value="1899-12-30T06:04:13.30357602797" calcext:value-type="date">
            <text:p>12/30/99 06:04 AM</text:p>
          </table:table-cell>
          <table:table-cell table:formula="of:=MOD([.E342]-[.$E$2];[.$H$2])+1+[.$E$2]" office:value-type="float" office:value="171" calcext:value-type="float">
            <text:p>171</text:p>
          </table:table-cell>
          <table:table-cell table:formula="of:=MOD([.F342]+1/[.$H$2];5)" office:value-type="float" office:value="3.49999999999999" calcext:value-type="float">
            <text:p>3,49999999999999</text:p>
          </table:table-cell>
          <table:table-cell table:formula="of:=IF([.F343]&lt;0.000001;[.G342]+2+1/[.$H$2];[.G342]+1/[.$H$2])" office:value-type="float" office:value="10.5000000000001" calcext:value-type="float">
            <text:p>10,5000000000001</text:p>
          </table:table-cell>
          <table:table-cell table:number-columns-repeated="4"/>
          <table:table-cell table:style-name="ce36" table:formula="of:=SUM(MOD(SUM([.L342]-[.L$2];[.T$2]);[.R$2]-[.L$2]);[.L$2])" office:value-type="time" office:time-value="PT04H20M00S" calcext:value-type="time">
            <text:p>04:20:00</text:p>
          </table:table-cell>
          <table:table-cell table:style-name="ce11" table:formula="of:=IF([.L343]&lt;[.L342];[.M342]+[.H$2];[.M342])" office:value-type="float" office:value="200" calcext:value-type="float">
            <text:p>200</text:p>
          </table:table-cell>
          <table:table-cell table:style-name="ce11" table:formula="of:=OFFSET([.C$4];[.M343];0)" office:value-type="float" office:value="43752" calcext:value-type="float">
            <text:p>43752</text:p>
          </table:table-cell>
          <table:table-cell table:style-name="ce37" table:formula="of:=[.L343]" office:value-type="float" office:value="0.180555555555553" calcext:value-type="float">
            <text:p>0.18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3];0)&lt;=[.O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7T06:10:55.261169" calcext:value-type="date">
            <text:p>2019-10-17 06:10:55</text:p>
          </table:table-cell>
          <table:table-cell table:style-name="ce7" table:formula="of:=[.A344]" office:value-type="date" office:date-value="2019-10-17T06:10:55.261169" calcext:value-type="date">
            <text:p>2019-10-17 06:10:55</text:p>
          </table:table-cell>
          <table:table-cell table:formula="of:=TRUNC([.A344])" office:value-type="float" office:value="43755" calcext:value-type="float">
            <text:p>43755</text:p>
          </table:table-cell>
          <table:table-cell table:style-name="ce12" table:formula="of:=[.B344]-[.C344]" office:value-type="date" office:date-value="1899-12-30T06:10:55.26116872206" calcext:value-type="date">
            <text:p>12/30/99 06:10 AM</text:p>
          </table:table-cell>
          <table:table-cell table:formula="of:=MOD([.E343]-[.$E$2];[.$H$2])+1+[.$E$2]" office:value-type="float" office:value="172" calcext:value-type="float">
            <text:p>172</text:p>
          </table:table-cell>
          <table:table-cell table:formula="of:=MOD([.F343]+1/[.$H$2];5)" office:value-type="float" office:value="3.52499999999999" calcext:value-type="float">
            <text:p>3,52499999999999</text:p>
          </table:table-cell>
          <table:table-cell table:formula="of:=IF([.F344]&lt;0.000001;[.G343]+2+1/[.$H$2];[.G343]+1/[.$H$2])" office:value-type="float" office:value="10.5250000000001" calcext:value-type="float">
            <text:p>10,5250000000001</text:p>
          </table:table-cell>
          <table:table-cell table:number-columns-repeated="4"/>
          <table:table-cell table:style-name="ce36" table:formula="of:=SUM(MOD(SUM([.L343]-[.L$2];[.T$2]);[.R$2]-[.L$2]);[.L$2])" office:value-type="time" office:time-value="PT04H30M00S" calcext:value-type="time">
            <text:p>04:30:00</text:p>
          </table:table-cell>
          <table:table-cell table:style-name="ce11" table:formula="of:=IF([.L344]&lt;[.L343];[.M343]+[.H$2];[.M343])" office:value-type="float" office:value="200" calcext:value-type="float">
            <text:p>200</text:p>
          </table:table-cell>
          <table:table-cell table:style-name="ce11" table:formula="of:=OFFSET([.C$4];[.M344];0)" office:value-type="float" office:value="43752" calcext:value-type="float">
            <text:p>43752</text:p>
          </table:table-cell>
          <table:table-cell table:style-name="ce37" table:formula="of:=[.L344]" office:value-type="float" office:value="0.187499999999997" calcext:value-type="float">
            <text:p>0.187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4];0)&lt;=[.O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7T05:59:51.743119" calcext:value-type="date">
            <text:p>2019-10-17 05:59:52</text:p>
          </table:table-cell>
          <table:table-cell table:style-name="ce7" table:formula="of:=[.A345]" office:value-type="date" office:date-value="2019-10-17T05:59:51.743119" calcext:value-type="date">
            <text:p>2019-10-17 05:59:52</text:p>
          </table:table-cell>
          <table:table-cell table:formula="of:=TRUNC([.A345])" office:value-type="float" office:value="43755" calcext:value-type="float">
            <text:p>43755</text:p>
          </table:table-cell>
          <table:table-cell table:style-name="ce12" table:formula="of:=[.B345]-[.C345]" office:value-type="date" office:date-value="1899-12-30T05:59:51.74311899114" calcext:value-type="date">
            <text:p>12/30/99 05:59 AM</text:p>
          </table:table-cell>
          <table:table-cell table:formula="of:=MOD([.E344]-[.$E$2];[.$H$2])+1+[.$E$2]" office:value-type="float" office:value="173" calcext:value-type="float">
            <text:p>173</text:p>
          </table:table-cell>
          <table:table-cell table:formula="of:=MOD([.F344]+1/[.$H$2];5)" office:value-type="float" office:value="3.54999999999999" calcext:value-type="float">
            <text:p>3,54999999999999</text:p>
          </table:table-cell>
          <table:table-cell table:formula="of:=IF([.F345]&lt;0.000001;[.G344]+2+1/[.$H$2];[.G344]+1/[.$H$2])" office:value-type="float" office:value="10.5500000000001" calcext:value-type="float">
            <text:p>10,5500000000001</text:p>
          </table:table-cell>
          <table:table-cell table:number-columns-repeated="4"/>
          <table:table-cell table:style-name="ce36" table:formula="of:=SUM(MOD(SUM([.L344]-[.L$2];[.T$2]);[.R$2]-[.L$2]);[.L$2])" office:value-type="time" office:time-value="PT04H40M00S" calcext:value-type="time">
            <text:p>04:40:00</text:p>
          </table:table-cell>
          <table:table-cell table:style-name="ce11" table:formula="of:=IF([.L345]&lt;[.L344];[.M344]+[.H$2];[.M344])" office:value-type="float" office:value="200" calcext:value-type="float">
            <text:p>200</text:p>
          </table:table-cell>
          <table:table-cell table:style-name="ce11" table:formula="of:=OFFSET([.C$4];[.M345];0)" office:value-type="float" office:value="43752" calcext:value-type="float">
            <text:p>43752</text:p>
          </table:table-cell>
          <table:table-cell table:style-name="ce37" table:formula="of:=[.L345]" office:value-type="float" office:value="0.194444444444441" calcext:value-type="float">
            <text:p>0.194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5];0)&lt;=[.O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7T05:54:08.233006" calcext:value-type="date">
            <text:p>2019-10-17 05:54:08</text:p>
          </table:table-cell>
          <table:table-cell table:style-name="ce7" table:formula="of:=[.A346]" office:value-type="date" office:date-value="2019-10-17T05:54:08.233006" calcext:value-type="date">
            <text:p>2019-10-17 05:54:08</text:p>
          </table:table-cell>
          <table:table-cell table:formula="of:=TRUNC([.A346])" office:value-type="float" office:value="43755" calcext:value-type="float">
            <text:p>43755</text:p>
          </table:table-cell>
          <table:table-cell table:style-name="ce12" table:formula="of:=[.B346]-[.C346]" office:value-type="date" office:date-value="1899-12-30T05:54:08.23300587013" calcext:value-type="date">
            <text:p>12/30/99 05:54 AM</text:p>
          </table:table-cell>
          <table:table-cell table:formula="of:=MOD([.E345]-[.$E$2];[.$H$2])+1+[.$E$2]" office:value-type="float" office:value="174" calcext:value-type="float">
            <text:p>174</text:p>
          </table:table-cell>
          <table:table-cell table:formula="of:=MOD([.F345]+1/[.$H$2];5)" office:value-type="float" office:value="3.57499999999999" calcext:value-type="float">
            <text:p>3,57499999999999</text:p>
          </table:table-cell>
          <table:table-cell table:formula="of:=IF([.F346]&lt;0.000001;[.G345]+2+1/[.$H$2];[.G345]+1/[.$H$2])" office:value-type="float" office:value="10.5750000000001" calcext:value-type="float">
            <text:p>10,5750000000001</text:p>
          </table:table-cell>
          <table:table-cell table:number-columns-repeated="4"/>
          <table:table-cell table:style-name="ce36" table:formula="of:=SUM(MOD(SUM([.L345]-[.L$2];[.T$2]);[.R$2]-[.L$2]);[.L$2])" office:value-type="time" office:time-value="PT04H50M00S" calcext:value-type="time">
            <text:p>04:50:00</text:p>
          </table:table-cell>
          <table:table-cell table:style-name="ce11" table:formula="of:=IF([.L346]&lt;[.L345];[.M345]+[.H$2];[.M345])" office:value-type="float" office:value="200" calcext:value-type="float">
            <text:p>200</text:p>
          </table:table-cell>
          <table:table-cell table:style-name="ce11" table:formula="of:=OFFSET([.C$4];[.M346];0)" office:value-type="float" office:value="43752" calcext:value-type="float">
            <text:p>43752</text:p>
          </table:table-cell>
          <table:table-cell table:style-name="ce37" table:formula="of:=[.L346]" office:value-type="float" office:value="0.201388888888886" calcext:value-type="float">
            <text:p>0.201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6];0)&lt;=[.O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7T06:21:23.500055" calcext:value-type="date">
            <text:p>2019-10-17 06:21:24</text:p>
          </table:table-cell>
          <table:table-cell table:style-name="ce7" table:formula="of:=[.A347]" office:value-type="date" office:date-value="2019-10-17T06:21:23.500055" calcext:value-type="date">
            <text:p>2019-10-17 06:21:24</text:p>
          </table:table-cell>
          <table:table-cell table:formula="of:=TRUNC([.A347])" office:value-type="float" office:value="43755" calcext:value-type="float">
            <text:p>43755</text:p>
          </table:table-cell>
          <table:table-cell table:style-name="ce12" table:formula="of:=[.B347]-[.C347]" office:value-type="date" office:date-value="1899-12-30T06:21:23.50005517714" calcext:value-type="date">
            <text:p>12/30/99 06:21 AM</text:p>
          </table:table-cell>
          <table:table-cell table:formula="of:=MOD([.E346]-[.$E$2];[.$H$2])+1+[.$E$2]" office:value-type="float" office:value="175" calcext:value-type="float">
            <text:p>175</text:p>
          </table:table-cell>
          <table:table-cell table:formula="of:=MOD([.F346]+1/[.$H$2];5)" office:value-type="float" office:value="3.59999999999999" calcext:value-type="float">
            <text:p>3,59999999999999</text:p>
          </table:table-cell>
          <table:table-cell table:formula="of:=IF([.F347]&lt;0.000001;[.G346]+2+1/[.$H$2];[.G346]+1/[.$H$2])" office:value-type="float" office:value="10.6000000000001" calcext:value-type="float">
            <text:p>10,6000000000001</text:p>
          </table:table-cell>
          <table:table-cell table:number-columns-repeated="4"/>
          <table:table-cell table:style-name="ce36" table:formula="of:=SUM(MOD(SUM([.L346]-[.L$2];[.T$2]);[.R$2]-[.L$2]);[.L$2])" office:value-type="time" office:time-value="PT05H00M00S" calcext:value-type="time">
            <text:p>05:00:00</text:p>
          </table:table-cell>
          <table:table-cell table:style-name="ce11" table:formula="of:=IF([.L347]&lt;[.L346];[.M346]+[.H$2];[.M346])" office:value-type="float" office:value="200" calcext:value-type="float">
            <text:p>200</text:p>
          </table:table-cell>
          <table:table-cell table:style-name="ce11" table:formula="of:=OFFSET([.C$4];[.M347];0)" office:value-type="float" office:value="43752" calcext:value-type="float">
            <text:p>43752</text:p>
          </table:table-cell>
          <table:table-cell table:style-name="ce37" table:formula="of:=[.L347]" office:value-type="float" office:value="0.20833333333333" calcext:value-type="float">
            <text:p>0.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7];0)&lt;=[.O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7T06:07:44.952885" calcext:value-type="date">
            <text:p>2019-10-17 06:07:45</text:p>
          </table:table-cell>
          <table:table-cell table:style-name="ce7" table:formula="of:=[.A348]" office:value-type="date" office:date-value="2019-10-17T06:07:44.952885" calcext:value-type="date">
            <text:p>2019-10-17 06:07:45</text:p>
          </table:table-cell>
          <table:table-cell table:formula="of:=TRUNC([.A348])" office:value-type="float" office:value="43755" calcext:value-type="float">
            <text:p>43755</text:p>
          </table:table-cell>
          <table:table-cell table:style-name="ce12" table:formula="of:=[.B348]-[.C348]" office:value-type="date" office:date-value="1899-12-30T06:07:44.95288505685" calcext:value-type="date">
            <text:p>12/30/99 06:07 AM</text:p>
          </table:table-cell>
          <table:table-cell table:formula="of:=MOD([.E347]-[.$E$2];[.$H$2])+1+[.$E$2]" office:value-type="float" office:value="176" calcext:value-type="float">
            <text:p>176</text:p>
          </table:table-cell>
          <table:table-cell table:formula="of:=MOD([.F347]+1/[.$H$2];5)" office:value-type="float" office:value="3.62499999999999" calcext:value-type="float">
            <text:p>3,62499999999999</text:p>
          </table:table-cell>
          <table:table-cell table:formula="of:=IF([.F348]&lt;0.000001;[.G347]+2+1/[.$H$2];[.G347]+1/[.$H$2])" office:value-type="float" office:value="10.6250000000001" calcext:value-type="float">
            <text:p>10,6250000000001</text:p>
          </table:table-cell>
          <table:table-cell table:number-columns-repeated="4"/>
          <table:table-cell table:style-name="ce36" table:formula="of:=SUM(MOD(SUM([.L347]-[.L$2];[.T$2]);[.R$2]-[.L$2]);[.L$2])" office:value-type="time" office:time-value="PT05H10M00S" calcext:value-type="time">
            <text:p>05:10:00</text:p>
          </table:table-cell>
          <table:table-cell table:style-name="ce11" table:formula="of:=IF([.L348]&lt;[.L347];[.M347]+[.H$2];[.M347])" office:value-type="float" office:value="200" calcext:value-type="float">
            <text:p>200</text:p>
          </table:table-cell>
          <table:table-cell table:style-name="ce11" table:formula="of:=OFFSET([.C$4];[.M348];0)" office:value-type="float" office:value="43752" calcext:value-type="float">
            <text:p>43752</text:p>
          </table:table-cell>
          <table:table-cell table:style-name="ce37" table:formula="of:=[.L348]" office:value-type="float" office:value="0.215277777777775" calcext:value-type="float">
            <text:p>0.215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8];0)&lt;=[.O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7T05:44:33.429677" calcext:value-type="date">
            <text:p>2019-10-17 05:44:33</text:p>
          </table:table-cell>
          <table:table-cell table:style-name="ce7" table:formula="of:=[.A349]" office:value-type="date" office:date-value="2019-10-17T05:44:33.429677" calcext:value-type="date">
            <text:p>2019-10-17 05:44:33</text:p>
          </table:table-cell>
          <table:table-cell table:formula="of:=TRUNC([.A349])" office:value-type="float" office:value="43755" calcext:value-type="float">
            <text:p>43755</text:p>
          </table:table-cell>
          <table:table-cell table:style-name="ce12" table:formula="of:=[.B349]-[.C349]" office:value-type="date" office:date-value="1899-12-30T05:44:33.42967749573" calcext:value-type="date">
            <text:p>12/30/99 05:44 AM</text:p>
          </table:table-cell>
          <table:table-cell table:formula="of:=MOD([.E348]-[.$E$2];[.$H$2])+1+[.$E$2]" office:value-type="float" office:value="177" calcext:value-type="float">
            <text:p>177</text:p>
          </table:table-cell>
          <table:table-cell table:formula="of:=MOD([.F348]+1/[.$H$2];5)" office:value-type="float" office:value="3.64999999999999" calcext:value-type="float">
            <text:p>3,64999999999999</text:p>
          </table:table-cell>
          <table:table-cell table:formula="of:=IF([.F349]&lt;0.000001;[.G348]+2+1/[.$H$2];[.G348]+1/[.$H$2])" office:value-type="float" office:value="10.6500000000001" calcext:value-type="float">
            <text:p>10,6500000000001</text:p>
          </table:table-cell>
          <table:table-cell table:number-columns-repeated="4"/>
          <table:table-cell table:style-name="ce36" table:formula="of:=SUM(MOD(SUM([.L348]-[.L$2];[.T$2]);[.R$2]-[.L$2]);[.L$2])" office:value-type="time" office:time-value="PT05H20M00S" calcext:value-type="time">
            <text:p>05:20:00</text:p>
          </table:table-cell>
          <table:table-cell table:style-name="ce11" table:formula="of:=IF([.L349]&lt;[.L348];[.M348]+[.H$2];[.M348])" office:value-type="float" office:value="200" calcext:value-type="float">
            <text:p>200</text:p>
          </table:table-cell>
          <table:table-cell table:style-name="ce11" table:formula="of:=OFFSET([.C$4];[.M349];0)" office:value-type="float" office:value="43752" calcext:value-type="float">
            <text:p>43752</text:p>
          </table:table-cell>
          <table:table-cell table:style-name="ce37" table:formula="of:=[.L349]" office:value-type="float" office:value="0.222222222222219" calcext:value-type="float">
            <text:p>0.222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9];0)&lt;=[.O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7T05:36:47.026436" calcext:value-type="date">
            <text:p>2019-10-17 05:36:47</text:p>
          </table:table-cell>
          <table:table-cell table:style-name="ce7" table:formula="of:=[.A350]" office:value-type="date" office:date-value="2019-10-17T05:36:47.026436" calcext:value-type="date">
            <text:p>2019-10-17 05:36:47</text:p>
          </table:table-cell>
          <table:table-cell table:formula="of:=TRUNC([.A350])" office:value-type="float" office:value="43755" calcext:value-type="float">
            <text:p>43755</text:p>
          </table:table-cell>
          <table:table-cell table:style-name="ce12" table:formula="of:=[.B350]-[.C350]" office:value-type="date" office:date-value="1899-12-30T05:36:47.02643631957" calcext:value-type="date">
            <text:p>12/30/99 05:36 AM</text:p>
          </table:table-cell>
          <table:table-cell table:formula="of:=MOD([.E349]-[.$E$2];[.$H$2])+1+[.$E$2]" office:value-type="float" office:value="178" calcext:value-type="float">
            <text:p>178</text:p>
          </table:table-cell>
          <table:table-cell table:formula="of:=MOD([.F349]+1/[.$H$2];5)" office:value-type="float" office:value="3.67499999999999" calcext:value-type="float">
            <text:p>3,67499999999999</text:p>
          </table:table-cell>
          <table:table-cell table:formula="of:=IF([.F350]&lt;0.000001;[.G349]+2+1/[.$H$2];[.G349]+1/[.$H$2])" office:value-type="float" office:value="10.6750000000001" calcext:value-type="float">
            <text:p>10,6750000000001</text:p>
          </table:table-cell>
          <table:table-cell table:number-columns-repeated="4"/>
          <table:table-cell table:style-name="ce36" table:formula="of:=SUM(MOD(SUM([.L349]-[.L$2];[.T$2]);[.R$2]-[.L$2]);[.L$2])" office:value-type="time" office:time-value="PT05H30M00S" calcext:value-type="time">
            <text:p>05:30:00</text:p>
          </table:table-cell>
          <table:table-cell table:style-name="ce11" table:formula="of:=IF([.L350]&lt;[.L349];[.M349]+[.H$2];[.M349])" office:value-type="float" office:value="200" calcext:value-type="float">
            <text:p>200</text:p>
          </table:table-cell>
          <table:table-cell table:style-name="ce11" table:formula="of:=OFFSET([.C$4];[.M350];0)" office:value-type="float" office:value="43752" calcext:value-type="float">
            <text:p>43752</text:p>
          </table:table-cell>
          <table:table-cell table:style-name="ce37" table:formula="of:=[.L350]" office:value-type="float" office:value="0.229166666666664" calcext:value-type="float">
            <text:p>0.229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0];0)&lt;=[.O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7T05:50:17.256951" calcext:value-type="date">
            <text:p>2019-10-17 05:50:17</text:p>
          </table:table-cell>
          <table:table-cell table:style-name="ce7" table:formula="of:=[.A351]" office:value-type="date" office:date-value="2019-10-17T05:50:17.256951" calcext:value-type="date">
            <text:p>2019-10-17 05:50:17</text:p>
          </table:table-cell>
          <table:table-cell table:formula="of:=TRUNC([.A351])" office:value-type="float" office:value="43755" calcext:value-type="float">
            <text:p>43755</text:p>
          </table:table-cell>
          <table:table-cell table:style-name="ce12" table:formula="of:=[.B351]-[.C351]" office:value-type="date" office:date-value="1899-12-30T05:50:17.25695093628" calcext:value-type="date">
            <text:p>12/30/99 05:50 AM</text:p>
          </table:table-cell>
          <table:table-cell table:formula="of:=MOD([.E350]-[.$E$2];[.$H$2])+1+[.$E$2]" office:value-type="float" office:value="179" calcext:value-type="float">
            <text:p>179</text:p>
          </table:table-cell>
          <table:table-cell table:formula="of:=MOD([.F350]+1/[.$H$2];5)" office:value-type="float" office:value="3.69999999999999" calcext:value-type="float">
            <text:p>3,69999999999999</text:p>
          </table:table-cell>
          <table:table-cell table:formula="of:=IF([.F351]&lt;0.000001;[.G350]+2+1/[.$H$2];[.G350]+1/[.$H$2])" office:value-type="float" office:value="10.7000000000001" calcext:value-type="float">
            <text:p>10,7000000000001</text:p>
          </table:table-cell>
          <table:table-cell table:number-columns-repeated="4"/>
          <table:table-cell table:style-name="ce36" table:formula="of:=SUM(MOD(SUM([.L350]-[.L$2];[.T$2]);[.R$2]-[.L$2]);[.L$2])" office:value-type="time" office:time-value="PT05H40M00S" calcext:value-type="time">
            <text:p>05:40:00</text:p>
          </table:table-cell>
          <table:table-cell table:style-name="ce11" table:formula="of:=IF([.L351]&lt;[.L350];[.M350]+[.H$2];[.M350])" office:value-type="float" office:value="200" calcext:value-type="float">
            <text:p>200</text:p>
          </table:table-cell>
          <table:table-cell table:style-name="ce11" table:formula="of:=OFFSET([.C$4];[.M351];0)" office:value-type="float" office:value="43752" calcext:value-type="float">
            <text:p>43752</text:p>
          </table:table-cell>
          <table:table-cell table:style-name="ce37" table:formula="of:=[.L351]" office:value-type="float" office:value="0.236111111111108" calcext:value-type="float">
            <text:p>0.236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1];0)&lt;=[.O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7T05:41:23.555894" calcext:value-type="date">
            <text:p>2019-10-17 05:41:24</text:p>
          </table:table-cell>
          <table:table-cell table:style-name="ce7" table:formula="of:=[.A352]" office:value-type="date" office:date-value="2019-10-17T05:41:23.555894" calcext:value-type="date">
            <text:p>2019-10-17 05:41:24</text:p>
          </table:table-cell>
          <table:table-cell table:formula="of:=TRUNC([.A352])" office:value-type="float" office:value="43755" calcext:value-type="float">
            <text:p>43755</text:p>
          </table:table-cell>
          <table:table-cell table:style-name="ce12" table:formula="of:=[.B352]-[.C352]" office:value-type="date" office:date-value="1899-12-30T05:41:23.55589408893" calcext:value-type="date">
            <text:p>12/30/99 05:41 AM</text:p>
          </table:table-cell>
          <table:table-cell table:formula="of:=MOD([.E351]-[.$E$2];[.$H$2])+1+[.$E$2]" office:value-type="float" office:value="180" calcext:value-type="float">
            <text:p>180</text:p>
          </table:table-cell>
          <table:table-cell table:formula="of:=MOD([.F351]+1/[.$H$2];5)" office:value-type="float" office:value="3.72499999999999" calcext:value-type="float">
            <text:p>3,72499999999999</text:p>
          </table:table-cell>
          <table:table-cell table:formula="of:=IF([.F352]&lt;0.000001;[.G351]+2+1/[.$H$2];[.G351]+1/[.$H$2])" office:value-type="float" office:value="10.7250000000001" calcext:value-type="float">
            <text:p>10,7250000000001</text:p>
          </table:table-cell>
          <table:table-cell table:number-columns-repeated="4"/>
          <table:table-cell table:style-name="ce36" table:formula="of:=SUM(MOD(SUM([.L351]-[.L$2];[.T$2]);[.R$2]-[.L$2]);[.L$2])" office:value-type="time" office:time-value="PT05H50M00S" calcext:value-type="time">
            <text:p>05:50:00</text:p>
          </table:table-cell>
          <table:table-cell table:style-name="ce11" table:formula="of:=IF([.L352]&lt;[.L351];[.M351]+[.H$2];[.M351])" office:value-type="float" office:value="200" calcext:value-type="float">
            <text:p>200</text:p>
          </table:table-cell>
          <table:table-cell table:style-name="ce11" table:formula="of:=OFFSET([.C$4];[.M352];0)" office:value-type="float" office:value="43752" calcext:value-type="float">
            <text:p>43752</text:p>
          </table:table-cell>
          <table:table-cell table:style-name="ce37" table:formula="of:=[.L352]" office:value-type="float" office:value="0.243055555555553" calcext:value-type="float">
            <text:p>0.243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2];0)&lt;=[.O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7T05:55:41.851327" calcext:value-type="date">
            <text:p>2019-10-17 05:55:42</text:p>
          </table:table-cell>
          <table:table-cell table:style-name="ce7" table:formula="of:=[.A353]" office:value-type="date" office:date-value="2019-10-17T05:55:41.851327" calcext:value-type="date">
            <text:p>2019-10-17 05:55:42</text:p>
          </table:table-cell>
          <table:table-cell table:formula="of:=TRUNC([.A353])" office:value-type="float" office:value="43755" calcext:value-type="float">
            <text:p>43755</text:p>
          </table:table-cell>
          <table:table-cell table:style-name="ce12" table:formula="of:=[.B353]-[.C353]" office:value-type="date" office:date-value="1899-12-30T05:55:41.85132666025" calcext:value-type="date">
            <text:p>12/30/99 05:55 AM</text:p>
          </table:table-cell>
          <table:table-cell table:formula="of:=MOD([.E352]-[.$E$2];[.$H$2])+1+[.$E$2]" office:value-type="float" office:value="181" calcext:value-type="float">
            <text:p>181</text:p>
          </table:table-cell>
          <table:table-cell table:formula="of:=MOD([.F352]+1/[.$H$2];5)" office:value-type="float" office:value="3.74999999999999" calcext:value-type="float">
            <text:p>3,74999999999999</text:p>
          </table:table-cell>
          <table:table-cell table:formula="of:=IF([.F353]&lt;0.000001;[.G352]+2+1/[.$H$2];[.G352]+1/[.$H$2])" office:value-type="float" office:value="10.7500000000001" calcext:value-type="float">
            <text:p>10,7500000000001</text:p>
          </table:table-cell>
          <table:table-cell table:number-columns-repeated="4"/>
          <table:table-cell table:style-name="ce36" table:formula="of:=SUM(MOD(SUM([.L352]-[.L$2];[.T$2]);[.R$2]-[.L$2]);[.L$2])" office:value-type="time" office:time-value="PT06H00M00S" calcext:value-type="time">
            <text:p>06:00:00</text:p>
          </table:table-cell>
          <table:table-cell table:style-name="ce11" table:formula="of:=IF([.L353]&lt;[.L352];[.M352]+[.H$2];[.M352])" office:value-type="float" office:value="200" calcext:value-type="float">
            <text:p>200</text:p>
          </table:table-cell>
          <table:table-cell table:style-name="ce11" table:formula="of:=OFFSET([.C$4];[.M353];0)" office:value-type="float" office:value="43752" calcext:value-type="float">
            <text:p>43752</text:p>
          </table:table-cell>
          <table:table-cell table:style-name="ce37" table:formula="of:=[.L353]" office:value-type="float" office:value="0.249999999999997" calcext:value-type="float">
            <text:p>0.249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3];0)&lt;=[.O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7T06:16:48.025341" calcext:value-type="date">
            <text:p>2019-10-17 06:16:48</text:p>
          </table:table-cell>
          <table:table-cell table:style-name="ce7" table:formula="of:=[.A354]" office:value-type="date" office:date-value="2019-10-17T06:16:48.025341" calcext:value-type="date">
            <text:p>2019-10-17 06:16:48</text:p>
          </table:table-cell>
          <table:table-cell table:formula="of:=TRUNC([.A354])" office:value-type="float" office:value="43755" calcext:value-type="float">
            <text:p>43755</text:p>
          </table:table-cell>
          <table:table-cell table:style-name="ce12" table:formula="of:=[.B354]-[.C354]" office:value-type="date" office:date-value="1899-12-30T06:16:48.02534110844" calcext:value-type="date">
            <text:p>12/30/99 06:16 AM</text:p>
          </table:table-cell>
          <table:table-cell table:formula="of:=MOD([.E353]-[.$E$2];[.$H$2])+1+[.$E$2]" office:value-type="float" office:value="182" calcext:value-type="float">
            <text:p>182</text:p>
          </table:table-cell>
          <table:table-cell table:formula="of:=MOD([.F353]+1/[.$H$2];5)" office:value-type="float" office:value="3.77499999999999" calcext:value-type="float">
            <text:p>3,77499999999999</text:p>
          </table:table-cell>
          <table:table-cell table:formula="of:=IF([.F354]&lt;0.000001;[.G353]+2+1/[.$H$2];[.G353]+1/[.$H$2])" office:value-type="float" office:value="10.7750000000001" calcext:value-type="float">
            <text:p>10,7750000000001</text:p>
          </table:table-cell>
          <table:table-cell table:number-columns-repeated="4"/>
          <table:table-cell table:style-name="ce36" table:formula="of:=SUM(MOD(SUM([.L353]-[.L$2];[.T$2]);[.R$2]-[.L$2]);[.L$2])" office:value-type="time" office:time-value="PT06H10M00S" calcext:value-type="time">
            <text:p>06:10:00</text:p>
          </table:table-cell>
          <table:table-cell table:style-name="ce11" table:formula="of:=IF([.L354]&lt;[.L353];[.M353]+[.H$2];[.M353])" office:value-type="float" office:value="200" calcext:value-type="float">
            <text:p>200</text:p>
          </table:table-cell>
          <table:table-cell table:style-name="ce11" table:formula="of:=OFFSET([.C$4];[.M354];0)" office:value-type="float" office:value="43752" calcext:value-type="float">
            <text:p>43752</text:p>
          </table:table-cell>
          <table:table-cell table:style-name="ce37" table:formula="of:=[.L354]" office:value-type="float" office:value="0.256944444444441" calcext:value-type="float">
            <text:p>0.25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4];0)&lt;=[.O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7T06:04:48.733305" calcext:value-type="date">
            <text:p>2019-10-17 06:04:49</text:p>
          </table:table-cell>
          <table:table-cell table:style-name="ce7" table:formula="of:=[.A355]" office:value-type="date" office:date-value="2019-10-17T06:04:48.733305" calcext:value-type="date">
            <text:p>2019-10-17 06:04:49</text:p>
          </table:table-cell>
          <table:table-cell table:formula="of:=TRUNC([.A355])" office:value-type="float" office:value="43755" calcext:value-type="float">
            <text:p>43755</text:p>
          </table:table-cell>
          <table:table-cell table:style-name="ce12" table:formula="of:=[.B355]-[.C355]" office:value-type="date" office:date-value="1899-12-30T06:04:48.73330489732" calcext:value-type="date">
            <text:p>12/30/99 06:04 AM</text:p>
          </table:table-cell>
          <table:table-cell table:formula="of:=MOD([.E354]-[.$E$2];[.$H$2])+1+[.$E$2]" office:value-type="float" office:value="183" calcext:value-type="float">
            <text:p>183</text:p>
          </table:table-cell>
          <table:table-cell table:formula="of:=MOD([.F354]+1/[.$H$2];5)" office:value-type="float" office:value="3.79999999999999" calcext:value-type="float">
            <text:p>3,79999999999999</text:p>
          </table:table-cell>
          <table:table-cell table:formula="of:=IF([.F355]&lt;0.000001;[.G354]+2+1/[.$H$2];[.G354]+1/[.$H$2])" office:value-type="float" office:value="10.8000000000001" calcext:value-type="float">
            <text:p>10,8000000000001</text:p>
          </table:table-cell>
          <table:table-cell table:number-columns-repeated="4"/>
          <table:table-cell table:style-name="ce36" table:formula="of:=SUM(MOD(SUM([.L354]-[.L$2];[.T$2]);[.R$2]-[.L$2]);[.L$2])" office:value-type="time" office:time-value="PT06H20M00S" calcext:value-type="time">
            <text:p>06:20:00</text:p>
          </table:table-cell>
          <table:table-cell table:style-name="ce11" table:formula="of:=IF([.L355]&lt;[.L354];[.M354]+[.H$2];[.M354])" office:value-type="float" office:value="200" calcext:value-type="float">
            <text:p>200</text:p>
          </table:table-cell>
          <table:table-cell table:style-name="ce11" table:formula="of:=OFFSET([.C$4];[.M355];0)" office:value-type="float" office:value="43752" calcext:value-type="float">
            <text:p>43752</text:p>
          </table:table-cell>
          <table:table-cell table:style-name="ce37" table:formula="of:=[.L355]" office:value-type="float" office:value="0.263888888888886" calcext:value-type="float">
            <text:p>0.26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5];0)&lt;=[.O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7T05:46:26.860832" calcext:value-type="date">
            <text:p>2019-10-17 05:46:27</text:p>
          </table:table-cell>
          <table:table-cell table:style-name="ce7" table:formula="of:=[.A356]" office:value-type="date" office:date-value="2019-10-17T05:46:26.860832" calcext:value-type="date">
            <text:p>2019-10-17 05:46:27</text:p>
          </table:table-cell>
          <table:table-cell table:formula="of:=TRUNC([.A356])" office:value-type="float" office:value="43755" calcext:value-type="float">
            <text:p>43755</text:p>
          </table:table-cell>
          <table:table-cell table:style-name="ce12" table:formula="of:=[.B356]-[.C356]" office:value-type="date" office:date-value="1899-12-30T05:46:26.86083150096" calcext:value-type="date">
            <text:p>12/30/99 05:46 AM</text:p>
          </table:table-cell>
          <table:table-cell table:formula="of:=MOD([.E355]-[.$E$2];[.$H$2])+1+[.$E$2]" office:value-type="float" office:value="184" calcext:value-type="float">
            <text:p>184</text:p>
          </table:table-cell>
          <table:table-cell table:formula="of:=MOD([.F355]+1/[.$H$2];5)" office:value-type="float" office:value="3.82499999999999" calcext:value-type="float">
            <text:p>3,82499999999999</text:p>
          </table:table-cell>
          <table:table-cell table:formula="of:=IF([.F356]&lt;0.000001;[.G355]+2+1/[.$H$2];[.G355]+1/[.$H$2])" office:value-type="float" office:value="10.8250000000001" calcext:value-type="float">
            <text:p>10,8250000000001</text:p>
          </table:table-cell>
          <table:table-cell table:number-columns-repeated="4"/>
          <table:table-cell table:style-name="ce36" table:formula="of:=SUM(MOD(SUM([.L355]-[.L$2];[.T$2]);[.R$2]-[.L$2]);[.L$2])" office:value-type="time" office:time-value="PT06H30M00S" calcext:value-type="time">
            <text:p>06:30:00</text:p>
          </table:table-cell>
          <table:table-cell table:style-name="ce11" table:formula="of:=IF([.L356]&lt;[.L355];[.M355]+[.H$2];[.M355])" office:value-type="float" office:value="200" calcext:value-type="float">
            <text:p>200</text:p>
          </table:table-cell>
          <table:table-cell table:style-name="ce11" table:formula="of:=OFFSET([.C$4];[.M356];0)" office:value-type="float" office:value="43752" calcext:value-type="float">
            <text:p>43752</text:p>
          </table:table-cell>
          <table:table-cell table:style-name="ce37" table:formula="of:=[.L356]" office:value-type="float" office:value="0.27083333333333" calcext:value-type="float">
            <text:p>0.27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6];0)&lt;=[.O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7T06:07:59.706012" calcext:value-type="date">
            <text:p>2019-10-17 06:08:00</text:p>
          </table:table-cell>
          <table:table-cell table:style-name="ce7" table:formula="of:=[.A357]" office:value-type="date" office:date-value="2019-10-17T06:07:59.706012" calcext:value-type="date">
            <text:p>2019-10-17 06:08:00</text:p>
          </table:table-cell>
          <table:table-cell table:formula="of:=TRUNC([.A357])" office:value-type="float" office:value="43755" calcext:value-type="float">
            <text:p>43755</text:p>
          </table:table-cell>
          <table:table-cell table:style-name="ce12" table:formula="of:=[.B357]-[.C357]" office:value-type="date" office:date-value="1899-12-30T06:07:59.70601175912" calcext:value-type="date">
            <text:p>12/30/99 06:08 AM</text:p>
          </table:table-cell>
          <table:table-cell table:formula="of:=MOD([.E356]-[.$E$2];[.$H$2])+1+[.$E$2]" office:value-type="float" office:value="185" calcext:value-type="float">
            <text:p>185</text:p>
          </table:table-cell>
          <table:table-cell table:formula="of:=MOD([.F356]+1/[.$H$2];5)" office:value-type="float" office:value="3.84999999999999" calcext:value-type="float">
            <text:p>3,84999999999999</text:p>
          </table:table-cell>
          <table:table-cell table:formula="of:=IF([.F357]&lt;0.000001;[.G356]+2+1/[.$H$2];[.G356]+1/[.$H$2])" office:value-type="float" office:value="10.8500000000001" calcext:value-type="float">
            <text:p>10,8500000000001</text:p>
          </table:table-cell>
          <table:table-cell table:number-columns-repeated="4"/>
          <table:table-cell table:style-name="ce36" table:formula="of:=SUM(MOD(SUM([.L356]-[.L$2];[.T$2]);[.R$2]-[.L$2]);[.L$2])" office:value-type="time" office:time-value="PT06H40M00S" calcext:value-type="time">
            <text:p>06:40:00</text:p>
          </table:table-cell>
          <table:table-cell table:style-name="ce11" table:formula="of:=IF([.L357]&lt;[.L356];[.M356]+[.H$2];[.M356])" office:value-type="float" office:value="200" calcext:value-type="float">
            <text:p>200</text:p>
          </table:table-cell>
          <table:table-cell table:style-name="ce11" table:formula="of:=OFFSET([.C$4];[.M357];0)" office:value-type="float" office:value="43752" calcext:value-type="float">
            <text:p>43752</text:p>
          </table:table-cell>
          <table:table-cell table:style-name="ce37" table:formula="of:=[.L357]" office:value-type="float" office:value="0.277777777777775" calcext:value-type="float">
            <text:p>0.27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7];0)&lt;=[.O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7T06:11:22.220229" calcext:value-type="date">
            <text:p>2019-10-17 06:11:22</text:p>
          </table:table-cell>
          <table:table-cell table:style-name="ce7" table:formula="of:=[.A358]" office:value-type="date" office:date-value="2019-10-17T06:11:22.220229" calcext:value-type="date">
            <text:p>2019-10-17 06:11:22</text:p>
          </table:table-cell>
          <table:table-cell table:formula="of:=TRUNC([.A358])" office:value-type="float" office:value="43755" calcext:value-type="float">
            <text:p>43755</text:p>
          </table:table-cell>
          <table:table-cell table:style-name="ce12" table:formula="of:=[.B358]-[.C358]" office:value-type="date" office:date-value="1899-12-30T06:11:22.22022901755" calcext:value-type="date">
            <text:p>12/30/99 06:11 AM</text:p>
          </table:table-cell>
          <table:table-cell table:formula="of:=MOD([.E357]-[.$E$2];[.$H$2])+1+[.$E$2]" office:value-type="float" office:value="186" calcext:value-type="float">
            <text:p>186</text:p>
          </table:table-cell>
          <table:table-cell table:formula="of:=MOD([.F357]+1/[.$H$2];5)" office:value-type="float" office:value="3.87499999999999" calcext:value-type="float">
            <text:p>3,87499999999999</text:p>
          </table:table-cell>
          <table:table-cell table:formula="of:=IF([.F358]&lt;0.000001;[.G357]+2+1/[.$H$2];[.G357]+1/[.$H$2])" office:value-type="float" office:value="10.8750000000001" calcext:value-type="float">
            <text:p>10,8750000000001</text:p>
          </table:table-cell>
          <table:table-cell table:number-columns-repeated="4"/>
          <table:table-cell table:style-name="ce36" table:formula="of:=SUM(MOD(SUM([.L357]-[.L$2];[.T$2]);[.R$2]-[.L$2]);[.L$2])" office:value-type="time" office:time-value="PT06H50M00S" calcext:value-type="time">
            <text:p>06:50:00</text:p>
          </table:table-cell>
          <table:table-cell table:style-name="ce11" table:formula="of:=IF([.L358]&lt;[.L357];[.M357]+[.H$2];[.M357])" office:value-type="float" office:value="200" calcext:value-type="float">
            <text:p>200</text:p>
          </table:table-cell>
          <table:table-cell table:style-name="ce11" table:formula="of:=OFFSET([.C$4];[.M358];0)" office:value-type="float" office:value="43752" calcext:value-type="float">
            <text:p>43752</text:p>
          </table:table-cell>
          <table:table-cell table:style-name="ce37" table:formula="of:=[.L358]" office:value-type="float" office:value="0.284722222222219" calcext:value-type="float">
            <text:p>0.284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8];0)&lt;=[.O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7T06:02:51.073696" calcext:value-type="date">
            <text:p>2019-10-17 06:02:51</text:p>
          </table:table-cell>
          <table:table-cell table:style-name="ce7" table:formula="of:=[.A359]" office:value-type="date" office:date-value="2019-10-17T06:02:51.073696" calcext:value-type="date">
            <text:p>2019-10-17 06:02:51</text:p>
          </table:table-cell>
          <table:table-cell table:formula="of:=TRUNC([.A359])" office:value-type="float" office:value="43755" calcext:value-type="float">
            <text:p>43755</text:p>
          </table:table-cell>
          <table:table-cell table:style-name="ce12" table:formula="of:=[.B359]-[.C359]" office:value-type="date" office:date-value="1899-12-30T06:02:51.07369615696" calcext:value-type="date">
            <text:p>12/30/99 06:02 AM</text:p>
          </table:table-cell>
          <table:table-cell table:formula="of:=MOD([.E358]-[.$E$2];[.$H$2])+1+[.$E$2]" office:value-type="float" office:value="187" calcext:value-type="float">
            <text:p>187</text:p>
          </table:table-cell>
          <table:table-cell table:formula="of:=MOD([.F358]+1/[.$H$2];5)" office:value-type="float" office:value="3.89999999999999" calcext:value-type="float">
            <text:p>3,89999999999999</text:p>
          </table:table-cell>
          <table:table-cell table:formula="of:=IF([.F359]&lt;0.000001;[.G358]+2+1/[.$H$2];[.G358]+1/[.$H$2])" office:value-type="float" office:value="10.9000000000001" calcext:value-type="float">
            <text:p>10,9000000000001</text:p>
          </table:table-cell>
          <table:table-cell table:number-columns-repeated="4"/>
          <table:table-cell table:style-name="ce36" table:formula="of:=SUM(MOD(SUM([.L358]-[.L$2];[.T$2]);[.R$2]-[.L$2]);[.L$2])" office:value-type="time" office:time-value="PT07H00M00S" calcext:value-type="time">
            <text:p>07:00:00</text:p>
          </table:table-cell>
          <table:table-cell table:style-name="ce11" table:formula="of:=IF([.L359]&lt;[.L358];[.M358]+[.H$2];[.M358])" office:value-type="float" office:value="200" calcext:value-type="float">
            <text:p>200</text:p>
          </table:table-cell>
          <table:table-cell table:style-name="ce11" table:formula="of:=OFFSET([.C$4];[.M359];0)" office:value-type="float" office:value="43752" calcext:value-type="float">
            <text:p>43752</text:p>
          </table:table-cell>
          <table:table-cell table:style-name="ce37" table:formula="of:=[.L359]" office:value-type="float" office:value="0.291666666666663" calcext:value-type="float">
            <text:p>0.291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9];0)&lt;=[.O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7T06:02:43.684274" calcext:value-type="date">
            <text:p>2019-10-17 06:02:44</text:p>
          </table:table-cell>
          <table:table-cell table:style-name="ce7" table:formula="of:=[.A360]" office:value-type="date" office:date-value="2019-10-17T06:02:43.684274" calcext:value-type="date">
            <text:p>2019-10-17 06:02:44</text:p>
          </table:table-cell>
          <table:table-cell table:formula="of:=TRUNC([.A360])" office:value-type="float" office:value="43755" calcext:value-type="float">
            <text:p>43755</text:p>
          </table:table-cell>
          <table:table-cell table:style-name="ce12" table:formula="of:=[.B360]-[.C360]" office:value-type="date" office:date-value="1899-12-30T06:02:43.68427423295" calcext:value-type="date">
            <text:p>12/30/99 06:02 AM</text:p>
          </table:table-cell>
          <table:table-cell table:formula="of:=MOD([.E359]-[.$E$2];[.$H$2])+1+[.$E$2]" office:value-type="float" office:value="188" calcext:value-type="float">
            <text:p>188</text:p>
          </table:table-cell>
          <table:table-cell table:formula="of:=MOD([.F359]+1/[.$H$2];5)" office:value-type="float" office:value="3.92499999999999" calcext:value-type="float">
            <text:p>3,92499999999999</text:p>
          </table:table-cell>
          <table:table-cell table:formula="of:=IF([.F360]&lt;0.000001;[.G359]+2+1/[.$H$2];[.G359]+1/[.$H$2])" office:value-type="float" office:value="10.9250000000001" calcext:value-type="float">
            <text:p>10,9250000000001</text:p>
          </table:table-cell>
          <table:table-cell table:number-columns-repeated="4"/>
          <table:table-cell table:style-name="ce36" table:formula="of:=SUM(MOD(SUM([.L359]-[.L$2];[.T$2]);[.R$2]-[.L$2]);[.L$2])" office:value-type="time" office:time-value="PT07H10M00S" calcext:value-type="time">
            <text:p>07:10:00</text:p>
          </table:table-cell>
          <table:table-cell table:style-name="ce11" table:formula="of:=IF([.L360]&lt;[.L359];[.M359]+[.H$2];[.M359])" office:value-type="float" office:value="200" calcext:value-type="float">
            <text:p>200</text:p>
          </table:table-cell>
          <table:table-cell table:style-name="ce11" table:formula="of:=OFFSET([.C$4];[.M360];0)" office:value-type="float" office:value="43752" calcext:value-type="float">
            <text:p>43752</text:p>
          </table:table-cell>
          <table:table-cell table:style-name="ce37" table:formula="of:=[.L360]" office:value-type="float" office:value="0.298611111111108" calcext:value-type="float">
            <text:p>0.298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0];0)&lt;=[.O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7T06:19:12.53738" calcext:value-type="date">
            <text:p>2019-10-17 06:19:13</text:p>
          </table:table-cell>
          <table:table-cell table:style-name="ce7" table:formula="of:=[.A361]" office:value-type="date" office:date-value="2019-10-17T06:19:12.53738" calcext:value-type="date">
            <text:p>2019-10-17 06:19:13</text:p>
          </table:table-cell>
          <table:table-cell table:formula="of:=TRUNC([.A361])" office:value-type="float" office:value="43755" calcext:value-type="float">
            <text:p>43755</text:p>
          </table:table-cell>
          <table:table-cell table:style-name="ce12" table:formula="of:=[.B361]-[.C361]" office:value-type="date" office:date-value="1899-12-30T06:19:12.53737976309" calcext:value-type="date">
            <text:p>12/30/99 06:19 AM</text:p>
          </table:table-cell>
          <table:table-cell table:formula="of:=MOD([.E360]-[.$E$2];[.$H$2])+1+[.$E$2]" office:value-type="float" office:value="189" calcext:value-type="float">
            <text:p>189</text:p>
          </table:table-cell>
          <table:table-cell table:formula="of:=MOD([.F360]+1/[.$H$2];5)" office:value-type="float" office:value="3.94999999999999" calcext:value-type="float">
            <text:p>3,94999999999999</text:p>
          </table:table-cell>
          <table:table-cell table:formula="of:=IF([.F361]&lt;0.000001;[.G360]+2+1/[.$H$2];[.G360]+1/[.$H$2])" office:value-type="float" office:value="10.9500000000001" calcext:value-type="float">
            <text:p>10,9500000000001</text:p>
          </table:table-cell>
          <table:table-cell table:number-columns-repeated="4"/>
          <table:table-cell table:style-name="ce36" table:formula="of:=SUM(MOD(SUM([.L360]-[.L$2];[.T$2]);[.R$2]-[.L$2]);[.L$2])" office:value-type="time" office:time-value="PT07H20M00S" calcext:value-type="time">
            <text:p>07:20:00</text:p>
          </table:table-cell>
          <table:table-cell table:style-name="ce11" table:formula="of:=IF([.L361]&lt;[.L360];[.M360]+[.H$2];[.M360])" office:value-type="float" office:value="200" calcext:value-type="float">
            <text:p>200</text:p>
          </table:table-cell>
          <table:table-cell table:style-name="ce11" table:formula="of:=OFFSET([.C$4];[.M361];0)" office:value-type="float" office:value="43752" calcext:value-type="float">
            <text:p>43752</text:p>
          </table:table-cell>
          <table:table-cell table:style-name="ce37" table:formula="of:=[.L361]" office:value-type="float" office:value="0.305555555555552" calcext:value-type="float">
            <text:p>0.305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1];0)&lt;=[.O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7T05:50:34.698867" calcext:value-type="date">
            <text:p>2019-10-17 05:50:35</text:p>
          </table:table-cell>
          <table:table-cell table:style-name="ce7" table:formula="of:=[.A362]" office:value-type="date" office:date-value="2019-10-17T05:50:34.698867" calcext:value-type="date">
            <text:p>2019-10-17 05:50:35</text:p>
          </table:table-cell>
          <table:table-cell table:formula="of:=TRUNC([.A362])" office:value-type="float" office:value="43755" calcext:value-type="float">
            <text:p>43755</text:p>
          </table:table-cell>
          <table:table-cell table:style-name="ce12" table:formula="of:=[.B362]-[.C362]" office:value-type="date" office:date-value="1899-12-30T05:50:34.69886749517" calcext:value-type="date">
            <text:p>12/30/99 05:50 AM</text:p>
          </table:table-cell>
          <table:table-cell table:formula="of:=MOD([.E361]-[.$E$2];[.$H$2])+1+[.$E$2]" office:value-type="float" office:value="190" calcext:value-type="float">
            <text:p>190</text:p>
          </table:table-cell>
          <table:table-cell table:formula="of:=MOD([.F361]+1/[.$H$2];5)" office:value-type="float" office:value="3.97499999999999" calcext:value-type="float">
            <text:p>3,97499999999999</text:p>
          </table:table-cell>
          <table:table-cell table:formula="of:=IF([.F362]&lt;0.000001;[.G361]+2+1/[.$H$2];[.G361]+1/[.$H$2])" office:value-type="float" office:value="10.9750000000001" calcext:value-type="float">
            <text:p>10,9750000000001</text:p>
          </table:table-cell>
          <table:table-cell table:number-columns-repeated="4"/>
          <table:table-cell table:style-name="ce36" table:formula="of:=SUM(MOD(SUM([.L361]-[.L$2];[.T$2]);[.R$2]-[.L$2]);[.L$2])" office:value-type="time" office:time-value="PT07H30M00S" calcext:value-type="time">
            <text:p>07:30:00</text:p>
          </table:table-cell>
          <table:table-cell table:style-name="ce11" table:formula="of:=IF([.L362]&lt;[.L361];[.M361]+[.H$2];[.M361])" office:value-type="float" office:value="200" calcext:value-type="float">
            <text:p>200</text:p>
          </table:table-cell>
          <table:table-cell table:style-name="ce11" table:formula="of:=OFFSET([.C$4];[.M362];0)" office:value-type="float" office:value="43752" calcext:value-type="float">
            <text:p>43752</text:p>
          </table:table-cell>
          <table:table-cell table:style-name="ce37" table:formula="of:=[.L362]" office:value-type="float" office:value="0.312499999999997" calcext:value-type="float">
            <text:p>0.312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2];0)&lt;=[.O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8T05:55:49.541835" calcext:value-type="date">
            <text:p>2019-10-18 05:55:50</text:p>
          </table:table-cell>
          <table:table-cell table:style-name="ce7" table:formula="of:=[.A363]" office:value-type="date" office:date-value="2019-10-18T05:55:49.541835" calcext:value-type="date">
            <text:p>2019-10-18 05:55:50</text:p>
          </table:table-cell>
          <table:table-cell table:formula="of:=TRUNC([.A363])" office:value-type="float" office:value="43756" calcext:value-type="float">
            <text:p>43756</text:p>
          </table:table-cell>
          <table:table-cell table:style-name="ce12" table:formula="of:=[.B363]-[.C363]" office:value-type="date" office:date-value="1899-12-30T05:55:49.541834509" calcext:value-type="date">
            <text:p>12/30/99 05:55 AM</text:p>
          </table:table-cell>
          <table:table-cell table:formula="of:=MOD([.E362]-[.$E$2];[.$H$2])+1+[.$E$2]" office:value-type="float" office:value="151" calcext:value-type="float">
            <text:p>151</text:p>
          </table:table-cell>
          <table:table-cell table:formula="of:=MOD([.F362]+1/[.$H$2];5)" office:value-type="float" office:value="3.99999999999999" calcext:value-type="float">
            <text:p>3,99999999999999</text:p>
          </table:table-cell>
          <table:table-cell table:formula="of:=IF([.F363]&lt;0.000001;[.G362]+2+1/[.$H$2];[.G362]+1/[.$H$2])" office:value-type="float" office:value="11.0000000000001" calcext:value-type="float">
            <text:p>11,0000000000001</text:p>
          </table:table-cell>
          <table:table-cell table:number-columns-repeated="4"/>
          <table:table-cell table:style-name="ce36" table:formula="of:=SUM(MOD(SUM([.L362]-[.L$2];[.T$2]);[.R$2]-[.L$2]);[.L$2])" office:value-type="time" office:time-value="PT07H40M00S" calcext:value-type="time">
            <text:p>07:40:00</text:p>
          </table:table-cell>
          <table:table-cell table:style-name="ce11" table:formula="of:=IF([.L363]&lt;[.L362];[.M362]+[.H$2];[.M362])" office:value-type="float" office:value="200" calcext:value-type="float">
            <text:p>200</text:p>
          </table:table-cell>
          <table:table-cell table:style-name="ce11" table:formula="of:=OFFSET([.C$4];[.M363];0)" office:value-type="float" office:value="43752" calcext:value-type="float">
            <text:p>43752</text:p>
          </table:table-cell>
          <table:table-cell table:style-name="ce37" table:formula="of:=[.L363]" office:value-type="float" office:value="0.319444444444441" calcext:value-type="float">
            <text:p>0.31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3];0)&lt;=[.O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8T05:55:31.41778" calcext:value-type="date">
            <text:p>2019-10-18 05:55:31</text:p>
          </table:table-cell>
          <table:table-cell table:style-name="ce7" table:formula="of:=[.A364]" office:value-type="date" office:date-value="2019-10-18T05:55:31.41778" calcext:value-type="date">
            <text:p>2019-10-18 05:55:31</text:p>
          </table:table-cell>
          <table:table-cell table:formula="of:=TRUNC([.A364])" office:value-type="float" office:value="43756" calcext:value-type="float">
            <text:p>43756</text:p>
          </table:table-cell>
          <table:table-cell table:style-name="ce12" table:formula="of:=[.B364]-[.C364]" office:value-type="date" office:date-value="1899-12-30T05:55:31.41777960118" calcext:value-type="date">
            <text:p>12/30/99 05:55 AM</text:p>
          </table:table-cell>
          <table:table-cell table:formula="of:=MOD([.E363]-[.$E$2];[.$H$2])+1+[.$E$2]" office:value-type="float" office:value="152" calcext:value-type="float">
            <text:p>152</text:p>
          </table:table-cell>
          <table:table-cell table:formula="of:=MOD([.F363]+1/[.$H$2];5)" office:value-type="float" office:value="4.02499999999999" calcext:value-type="float">
            <text:p>4,02499999999999</text:p>
          </table:table-cell>
          <table:table-cell table:formula="of:=IF([.F364]&lt;0.000001;[.G363]+2+1/[.$H$2];[.G363]+1/[.$H$2])" office:value-type="float" office:value="11.0250000000001" calcext:value-type="float">
            <text:p>11,0250000000001</text:p>
          </table:table-cell>
          <table:table-cell table:number-columns-repeated="4"/>
          <table:table-cell table:style-name="ce36" table:formula="of:=SUM(MOD(SUM([.L363]-[.L$2];[.T$2]);[.R$2]-[.L$2]);[.L$2])" office:value-type="time" office:time-value="PT07H50M00S" calcext:value-type="time">
            <text:p>07:50:00</text:p>
          </table:table-cell>
          <table:table-cell table:style-name="ce11" table:formula="of:=IF([.L364]&lt;[.L363];[.M363]+[.H$2];[.M363])" office:value-type="float" office:value="200" calcext:value-type="float">
            <text:p>200</text:p>
          </table:table-cell>
          <table:table-cell table:style-name="ce11" table:formula="of:=OFFSET([.C$4];[.M364];0)" office:value-type="float" office:value="43752" calcext:value-type="float">
            <text:p>43752</text:p>
          </table:table-cell>
          <table:table-cell table:style-name="ce37" table:formula="of:=[.L364]" office:value-type="float" office:value="0.326388888888886" calcext:value-type="float">
            <text:p>0.32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4];0)&lt;=[.O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8T06:00:12.656785" calcext:value-type="date">
            <text:p>2019-10-18 06:00:13</text:p>
          </table:table-cell>
          <table:table-cell table:style-name="ce7" table:formula="of:=[.A365]" office:value-type="date" office:date-value="2019-10-18T06:00:12.656785" calcext:value-type="date">
            <text:p>2019-10-18 06:00:13</text:p>
          </table:table-cell>
          <table:table-cell table:formula="of:=TRUNC([.A365])" office:value-type="float" office:value="43756" calcext:value-type="float">
            <text:p>43756</text:p>
          </table:table-cell>
          <table:table-cell table:style-name="ce12" table:formula="of:=[.B365]-[.C365]" office:value-type="date" office:date-value="1899-12-30T06:00:12.65678484924" calcext:value-type="date">
            <text:p>12/30/99 06:00 AM</text:p>
          </table:table-cell>
          <table:table-cell table:formula="of:=MOD([.E364]-[.$E$2];[.$H$2])+1+[.$E$2]" office:value-type="float" office:value="153" calcext:value-type="float">
            <text:p>153</text:p>
          </table:table-cell>
          <table:table-cell table:formula="of:=MOD([.F364]+1/[.$H$2];5)" office:value-type="float" office:value="4.04999999999999" calcext:value-type="float">
            <text:p>4,04999999999999</text:p>
          </table:table-cell>
          <table:table-cell table:formula="of:=IF([.F365]&lt;0.000001;[.G364]+2+1/[.$H$2];[.G364]+1/[.$H$2])" office:value-type="float" office:value="11.0500000000001" calcext:value-type="float">
            <text:p>11,0500000000001</text:p>
          </table:table-cell>
          <table:table-cell table:number-columns-repeated="4"/>
          <table:table-cell table:style-name="ce36" table:formula="of:=SUM(MOD(SUM([.L364]-[.L$2];[.T$2]);[.R$2]-[.L$2]);[.L$2])" office:value-type="time" office:time-value="PT08H00M00S" calcext:value-type="time">
            <text:p>08:00:00</text:p>
          </table:table-cell>
          <table:table-cell table:style-name="ce11" table:formula="of:=IF([.L365]&lt;[.L364];[.M364]+[.H$2];[.M364])" office:value-type="float" office:value="200" calcext:value-type="float">
            <text:p>200</text:p>
          </table:table-cell>
          <table:table-cell table:style-name="ce11" table:formula="of:=OFFSET([.C$4];[.M365];0)" office:value-type="float" office:value="43752" calcext:value-type="float">
            <text:p>43752</text:p>
          </table:table-cell>
          <table:table-cell table:style-name="ce37" table:formula="of:=[.L365]" office:value-type="float" office:value="0.33333333333333" calcext:value-type="float">
            <text:p>0.3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5];0)&lt;=[.O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8T06:00:02.638151" calcext:value-type="date">
            <text:p>2019-10-18 06:00:03</text:p>
          </table:table-cell>
          <table:table-cell table:style-name="ce7" table:formula="of:=[.A366]" office:value-type="date" office:date-value="2019-10-18T06:00:02.638151" calcext:value-type="date">
            <text:p>2019-10-18 06:00:03</text:p>
          </table:table-cell>
          <table:table-cell table:formula="of:=TRUNC([.A366])" office:value-type="float" office:value="43756" calcext:value-type="float">
            <text:p>43756</text:p>
          </table:table-cell>
          <table:table-cell table:style-name="ce12" table:formula="of:=[.B366]-[.C366]" office:value-type="date" office:date-value="1899-12-30T06:00:02.6381514268" calcext:value-type="date">
            <text:p>12/30/99 06:00 AM</text:p>
          </table:table-cell>
          <table:table-cell table:formula="of:=MOD([.E365]-[.$E$2];[.$H$2])+1+[.$E$2]" office:value-type="float" office:value="154" calcext:value-type="float">
            <text:p>154</text:p>
          </table:table-cell>
          <table:table-cell table:formula="of:=MOD([.F365]+1/[.$H$2];5)" office:value-type="float" office:value="4.07499999999999" calcext:value-type="float">
            <text:p>4,07499999999999</text:p>
          </table:table-cell>
          <table:table-cell table:formula="of:=IF([.F366]&lt;0.000001;[.G365]+2+1/[.$H$2];[.G365]+1/[.$H$2])" office:value-type="float" office:value="11.0750000000001" calcext:value-type="float">
            <text:p>11,0750000000001</text:p>
          </table:table-cell>
          <table:table-cell table:number-columns-repeated="4"/>
          <table:table-cell table:style-name="ce36" table:formula="of:=SUM(MOD(SUM([.L365]-[.L$2];[.T$2]);[.R$2]-[.L$2]);[.L$2])" office:value-type="time" office:time-value="PT08H10M00S" calcext:value-type="time">
            <text:p>08:10:00</text:p>
          </table:table-cell>
          <table:table-cell table:style-name="ce11" table:formula="of:=IF([.L366]&lt;[.L365];[.M365]+[.H$2];[.M365])" office:value-type="float" office:value="200" calcext:value-type="float">
            <text:p>200</text:p>
          </table:table-cell>
          <table:table-cell table:style-name="ce11" table:formula="of:=OFFSET([.C$4];[.M366];0)" office:value-type="float" office:value="43752" calcext:value-type="float">
            <text:p>43752</text:p>
          </table:table-cell>
          <table:table-cell table:style-name="ce37" table:formula="of:=[.L366]" office:value-type="float" office:value="0.340277777777774" calcext:value-type="float">
            <text:p>0.34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6];0)&lt;=[.O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8T05:49:35.397392" calcext:value-type="date">
            <text:p>2019-10-18 05:49:35</text:p>
          </table:table-cell>
          <table:table-cell table:style-name="ce7" table:formula="of:=[.A367]" office:value-type="date" office:date-value="2019-10-18T05:49:35.397392" calcext:value-type="date">
            <text:p>2019-10-18 05:49:35</text:p>
          </table:table-cell>
          <table:table-cell table:formula="of:=TRUNC([.A367])" office:value-type="float" office:value="43756" calcext:value-type="float">
            <text:p>43756</text:p>
          </table:table-cell>
          <table:table-cell table:style-name="ce12" table:formula="of:=[.B367]-[.C367]" office:value-type="date" office:date-value="1899-12-30T05:49:35.39739247877" calcext:value-type="date">
            <text:p>12/30/99 05:49 AM</text:p>
          </table:table-cell>
          <table:table-cell table:formula="of:=MOD([.E366]-[.$E$2];[.$H$2])+1+[.$E$2]" office:value-type="float" office:value="155" calcext:value-type="float">
            <text:p>155</text:p>
          </table:table-cell>
          <table:table-cell table:formula="of:=MOD([.F366]+1/[.$H$2];5)" office:value-type="float" office:value="4.09999999999999" calcext:value-type="float">
            <text:p>4,09999999999999</text:p>
          </table:table-cell>
          <table:table-cell table:formula="of:=IF([.F367]&lt;0.000001;[.G366]+2+1/[.$H$2];[.G366]+1/[.$H$2])" office:value-type="float" office:value="11.1000000000001" calcext:value-type="float">
            <text:p>11,1000000000001</text:p>
          </table:table-cell>
          <table:table-cell table:number-columns-repeated="4"/>
          <table:table-cell table:style-name="ce36" table:formula="of:=SUM(MOD(SUM([.L366]-[.L$2];[.T$2]);[.R$2]-[.L$2]);[.L$2])" office:value-type="time" office:time-value="PT08H20M00S" calcext:value-type="time">
            <text:p>08:20:00</text:p>
          </table:table-cell>
          <table:table-cell table:style-name="ce11" table:formula="of:=IF([.L367]&lt;[.L366];[.M366]+[.H$2];[.M366])" office:value-type="float" office:value="200" calcext:value-type="float">
            <text:p>200</text:p>
          </table:table-cell>
          <table:table-cell table:style-name="ce11" table:formula="of:=OFFSET([.C$4];[.M367];0)" office:value-type="float" office:value="43752" calcext:value-type="float">
            <text:p>43752</text:p>
          </table:table-cell>
          <table:table-cell table:style-name="ce37" table:formula="of:=[.L367]" office:value-type="float" office:value="0.347222222222219" calcext:value-type="float">
            <text:p>0.34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7];0)&lt;=[.O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8T06:06:22.80416" calcext:value-type="date">
            <text:p>2019-10-18 06:06:23</text:p>
          </table:table-cell>
          <table:table-cell table:style-name="ce7" table:formula="of:=[.A368]" office:value-type="date" office:date-value="2019-10-18T06:06:22.80416" calcext:value-type="date">
            <text:p>2019-10-18 06:06:23</text:p>
          </table:table-cell>
          <table:table-cell table:formula="of:=TRUNC([.A368])" office:value-type="float" office:value="43756" calcext:value-type="float">
            <text:p>43756</text:p>
          </table:table-cell>
          <table:table-cell table:style-name="ce12" table:formula="of:=[.B368]-[.C368]" office:value-type="date" office:date-value="1899-12-30T06:06:22.80416044872" calcext:value-type="date">
            <text:p>12/30/99 06:06 AM</text:p>
          </table:table-cell>
          <table:table-cell table:formula="of:=MOD([.E367]-[.$E$2];[.$H$2])+1+[.$E$2]" office:value-type="float" office:value="156" calcext:value-type="float">
            <text:p>156</text:p>
          </table:table-cell>
          <table:table-cell table:formula="of:=MOD([.F367]+1/[.$H$2];5)" office:value-type="float" office:value="4.12499999999999" calcext:value-type="float">
            <text:p>4,12499999999999</text:p>
          </table:table-cell>
          <table:table-cell table:formula="of:=IF([.F368]&lt;0.000001;[.G367]+2+1/[.$H$2];[.G367]+1/[.$H$2])" office:value-type="float" office:value="11.1250000000001" calcext:value-type="float">
            <text:p>11,1250000000001</text:p>
          </table:table-cell>
          <table:table-cell table:number-columns-repeated="4"/>
          <table:table-cell table:style-name="ce36" table:formula="of:=SUM(MOD(SUM([.L367]-[.L$2];[.T$2]);[.R$2]-[.L$2]);[.L$2])" office:value-type="time" office:time-value="PT08H30M00S" calcext:value-type="time">
            <text:p>08:30:00</text:p>
          </table:table-cell>
          <table:table-cell table:style-name="ce11" table:formula="of:=IF([.L368]&lt;[.L367];[.M367]+[.H$2];[.M367])" office:value-type="float" office:value="200" calcext:value-type="float">
            <text:p>200</text:p>
          </table:table-cell>
          <table:table-cell table:style-name="ce11" table:formula="of:=OFFSET([.C$4];[.M368];0)" office:value-type="float" office:value="43752" calcext:value-type="float">
            <text:p>43752</text:p>
          </table:table-cell>
          <table:table-cell table:style-name="ce37" table:formula="of:=[.L368]" office:value-type="float" office:value="0.354166666666663" calcext:value-type="float">
            <text:p>0.354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8];0)&lt;=[.O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8T06:07:33.586616" calcext:value-type="date">
            <text:p>2019-10-18 06:07:34</text:p>
          </table:table-cell>
          <table:table-cell table:style-name="ce7" table:formula="of:=[.A369]" office:value-type="date" office:date-value="2019-10-18T06:07:33.586616" calcext:value-type="date">
            <text:p>2019-10-18 06:07:34</text:p>
          </table:table-cell>
          <table:table-cell table:formula="of:=TRUNC([.A369])" office:value-type="float" office:value="43756" calcext:value-type="float">
            <text:p>43756</text:p>
          </table:table-cell>
          <table:table-cell table:style-name="ce12" table:formula="of:=[.B369]-[.C369]" office:value-type="date" office:date-value="1899-12-30T06:07:33.58661573846" calcext:value-type="date">
            <text:p>12/30/99 06:07 AM</text:p>
          </table:table-cell>
          <table:table-cell table:formula="of:=MOD([.E368]-[.$E$2];[.$H$2])+1+[.$E$2]" office:value-type="float" office:value="157" calcext:value-type="float">
            <text:p>157</text:p>
          </table:table-cell>
          <table:table-cell table:formula="of:=MOD([.F368]+1/[.$H$2];5)" office:value-type="float" office:value="4.14999999999999" calcext:value-type="float">
            <text:p>4,14999999999999</text:p>
          </table:table-cell>
          <table:table-cell table:formula="of:=IF([.F369]&lt;0.000001;[.G368]+2+1/[.$H$2];[.G368]+1/[.$H$2])" office:value-type="float" office:value="11.1500000000001" calcext:value-type="float">
            <text:p>11,1500000000001</text:p>
          </table:table-cell>
          <table:table-cell table:number-columns-repeated="4"/>
          <table:table-cell table:style-name="ce36" table:formula="of:=SUM(MOD(SUM([.L368]-[.L$2];[.T$2]);[.R$2]-[.L$2]);[.L$2])" office:value-type="time" office:time-value="PT08H40M00S" calcext:value-type="time">
            <text:p>08:40:00</text:p>
          </table:table-cell>
          <table:table-cell table:style-name="ce11" table:formula="of:=IF([.L369]&lt;[.L368];[.M368]+[.H$2];[.M368])" office:value-type="float" office:value="200" calcext:value-type="float">
            <text:p>200</text:p>
          </table:table-cell>
          <table:table-cell table:style-name="ce11" table:formula="of:=OFFSET([.C$4];[.M369];0)" office:value-type="float" office:value="43752" calcext:value-type="float">
            <text:p>43752</text:p>
          </table:table-cell>
          <table:table-cell table:style-name="ce37" table:formula="of:=[.L369]" office:value-type="float" office:value="0.361111111111108" calcext:value-type="float">
            <text:p>0.361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9];0)&lt;=[.O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8T06:09:18.815883" calcext:value-type="date">
            <text:p>2019-10-18 06:09:19</text:p>
          </table:table-cell>
          <table:table-cell table:style-name="ce7" table:formula="of:=[.A370]" office:value-type="date" office:date-value="2019-10-18T06:09:18.815883" calcext:value-type="date">
            <text:p>2019-10-18 06:09:19</text:p>
          </table:table-cell>
          <table:table-cell table:formula="of:=TRUNC([.A370])" office:value-type="float" office:value="43756" calcext:value-type="float">
            <text:p>43756</text:p>
          </table:table-cell>
          <table:table-cell table:style-name="ce12" table:formula="of:=[.B370]-[.C370]" office:value-type="date" office:date-value="1899-12-30T06:09:18.81588303018" calcext:value-type="date">
            <text:p>12/30/99 06:09 AM</text:p>
          </table:table-cell>
          <table:table-cell table:formula="of:=MOD([.E369]-[.$E$2];[.$H$2])+1+[.$E$2]" office:value-type="float" office:value="158" calcext:value-type="float">
            <text:p>158</text:p>
          </table:table-cell>
          <table:table-cell table:formula="of:=MOD([.F369]+1/[.$H$2];5)" office:value-type="float" office:value="4.17499999999999" calcext:value-type="float">
            <text:p>4,17499999999999</text:p>
          </table:table-cell>
          <table:table-cell table:formula="of:=IF([.F370]&lt;0.000001;[.G369]+2+1/[.$H$2];[.G369]+1/[.$H$2])" office:value-type="float" office:value="11.1750000000001" calcext:value-type="float">
            <text:p>11,1750000000001</text:p>
          </table:table-cell>
          <table:table-cell table:number-columns-repeated="4"/>
          <table:table-cell table:style-name="ce36" table:formula="of:=SUM(MOD(SUM([.L369]-[.L$2];[.T$2]);[.R$2]-[.L$2]);[.L$2])" office:value-type="time" office:time-value="PT08H50M00S" calcext:value-type="time">
            <text:p>08:50:00</text:p>
          </table:table-cell>
          <table:table-cell table:style-name="ce11" table:formula="of:=IF([.L370]&lt;[.L369];[.M369]+[.H$2];[.M369])" office:value-type="float" office:value="200" calcext:value-type="float">
            <text:p>200</text:p>
          </table:table-cell>
          <table:table-cell table:style-name="ce11" table:formula="of:=OFFSET([.C$4];[.M370];0)" office:value-type="float" office:value="43752" calcext:value-type="float">
            <text:p>43752</text:p>
          </table:table-cell>
          <table:table-cell table:style-name="ce37" table:formula="of:=[.L370]" office:value-type="float" office:value="0.368055555555552" calcext:value-type="float">
            <text:p>0.3680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0];0)&lt;=[.O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8T05:37:24.620512" calcext:value-type="date">
            <text:p>2019-10-18 05:37:25</text:p>
          </table:table-cell>
          <table:table-cell table:style-name="ce7" table:formula="of:=[.A371]" office:value-type="date" office:date-value="2019-10-18T05:37:24.620512" calcext:value-type="date">
            <text:p>2019-10-18 05:37:25</text:p>
          </table:table-cell>
          <table:table-cell table:formula="of:=TRUNC([.A371])" office:value-type="float" office:value="43756" calcext:value-type="float">
            <text:p>43756</text:p>
          </table:table-cell>
          <table:table-cell table:style-name="ce12" table:formula="of:=[.B371]-[.C371]" office:value-type="date" office:date-value="1899-12-30T05:37:24.62051172741" calcext:value-type="date">
            <text:p>12/30/99 05:37 AM</text:p>
          </table:table-cell>
          <table:table-cell table:formula="of:=MOD([.E370]-[.$E$2];[.$H$2])+1+[.$E$2]" office:value-type="float" office:value="159" calcext:value-type="float">
            <text:p>159</text:p>
          </table:table-cell>
          <table:table-cell table:formula="of:=MOD([.F370]+1/[.$H$2];5)" office:value-type="float" office:value="4.19999999999999" calcext:value-type="float">
            <text:p>4,19999999999999</text:p>
          </table:table-cell>
          <table:table-cell table:formula="of:=IF([.F371]&lt;0.000001;[.G370]+2+1/[.$H$2];[.G370]+1/[.$H$2])" office:value-type="float" office:value="11.2000000000001" calcext:value-type="float">
            <text:p>11,2000000000001</text:p>
          </table:table-cell>
          <table:table-cell table:number-columns-repeated="4"/>
          <table:table-cell table:style-name="ce36" table:formula="of:=SUM(MOD(SUM([.L370]-[.L$2];[.T$2]);[.R$2]-[.L$2]);[.L$2])" office:value-type="time" office:time-value="PT09H00M00S" calcext:value-type="time">
            <text:p>09:00:00</text:p>
          </table:table-cell>
          <table:table-cell table:style-name="ce11" table:formula="of:=IF([.L371]&lt;[.L370];[.M370]+[.H$2];[.M370])" office:value-type="float" office:value="200" calcext:value-type="float">
            <text:p>200</text:p>
          </table:table-cell>
          <table:table-cell table:style-name="ce11" table:formula="of:=OFFSET([.C$4];[.M371];0)" office:value-type="float" office:value="43752" calcext:value-type="float">
            <text:p>43752</text:p>
          </table:table-cell>
          <table:table-cell table:style-name="ce37" table:formula="of:=[.L371]" office:value-type="float" office:value="0.374999999999997" calcext:value-type="float">
            <text:p>0.374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1];0)&lt;=[.O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8T06:30:35.314418" calcext:value-type="date">
            <text:p>2019-10-18 06:30:35</text:p>
          </table:table-cell>
          <table:table-cell table:style-name="ce7" table:formula="of:=[.A372]" office:value-type="date" office:date-value="2019-10-18T06:30:35.314418" calcext:value-type="date">
            <text:p>2019-10-18 06:30:35</text:p>
          </table:table-cell>
          <table:table-cell table:formula="of:=TRUNC([.A372])" office:value-type="float" office:value="43756" calcext:value-type="float">
            <text:p>43756</text:p>
          </table:table-cell>
          <table:table-cell table:style-name="ce12" table:formula="of:=[.B372]-[.C372]" office:value-type="date" office:date-value="1899-12-30T06:30:35.31441777013" calcext:value-type="date">
            <text:p>12/30/99 06:30 AM</text:p>
          </table:table-cell>
          <table:table-cell table:formula="of:=MOD([.E371]-[.$E$2];[.$H$2])+1+[.$E$2]" office:value-type="float" office:value="160" calcext:value-type="float">
            <text:p>160</text:p>
          </table:table-cell>
          <table:table-cell table:formula="of:=MOD([.F371]+1/[.$H$2];5)" office:value-type="float" office:value="4.22499999999999" calcext:value-type="float">
            <text:p>4,22499999999999</text:p>
          </table:table-cell>
          <table:table-cell table:formula="of:=IF([.F372]&lt;0.000001;[.G371]+2+1/[.$H$2];[.G371]+1/[.$H$2])" office:value-type="float" office:value="11.2250000000001" calcext:value-type="float">
            <text:p>11,2250000000001</text:p>
          </table:table-cell>
          <table:table-cell table:number-columns-repeated="4"/>
          <table:table-cell table:style-name="ce36" table:formula="of:=SUM(MOD(SUM([.L371]-[.L$2];[.T$2]);[.R$2]-[.L$2]);[.L$2])" office:value-type="time" office:time-value="PT09H10M00S" calcext:value-type="time">
            <text:p>09:10:00</text:p>
          </table:table-cell>
          <table:table-cell table:style-name="ce11" table:formula="of:=IF([.L372]&lt;[.L371];[.M371]+[.H$2];[.M371])" office:value-type="float" office:value="200" calcext:value-type="float">
            <text:p>200</text:p>
          </table:table-cell>
          <table:table-cell table:style-name="ce11" table:formula="of:=OFFSET([.C$4];[.M372];0)" office:value-type="float" office:value="43752" calcext:value-type="float">
            <text:p>43752</text:p>
          </table:table-cell>
          <table:table-cell table:style-name="ce37" table:formula="of:=[.L372]" office:value-type="float" office:value="0.381944444444441" calcext:value-type="float">
            <text:p>0.381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2];0)&lt;=[.O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8T06:03:18.040112" calcext:value-type="date">
            <text:p>2019-10-18 06:03:18</text:p>
          </table:table-cell>
          <table:table-cell table:style-name="ce7" table:formula="of:=[.A373]" office:value-type="date" office:date-value="2019-10-18T06:03:18.040112" calcext:value-type="date">
            <text:p>2019-10-18 06:03:18</text:p>
          </table:table-cell>
          <table:table-cell table:formula="of:=TRUNC([.A373])" office:value-type="float" office:value="43756" calcext:value-type="float">
            <text:p>43756</text:p>
          </table:table-cell>
          <table:table-cell table:style-name="ce12" table:formula="of:=[.B373]-[.C373]" office:value-type="date" office:date-value="1899-12-30T06:03:18.04011157248" calcext:value-type="date">
            <text:p>12/30/99 06:03 AM</text:p>
          </table:table-cell>
          <table:table-cell table:formula="of:=MOD([.E372]-[.$E$2];[.$H$2])+1+[.$E$2]" office:value-type="float" office:value="161" calcext:value-type="float">
            <text:p>161</text:p>
          </table:table-cell>
          <table:table-cell table:formula="of:=MOD([.F372]+1/[.$H$2];5)" office:value-type="float" office:value="4.24999999999999" calcext:value-type="float">
            <text:p>4,24999999999999</text:p>
          </table:table-cell>
          <table:table-cell table:formula="of:=IF([.F373]&lt;0.000001;[.G372]+2+1/[.$H$2];[.G372]+1/[.$H$2])" office:value-type="float" office:value="11.2500000000001" calcext:value-type="float">
            <text:p>11,2500000000001</text:p>
          </table:table-cell>
          <table:table-cell table:number-columns-repeated="4"/>
          <table:table-cell table:style-name="ce36" table:formula="of:=SUM(MOD(SUM([.L372]-[.L$2];[.T$2]);[.R$2]-[.L$2]);[.L$2])" office:value-type="time" office:time-value="PT09H20M00S" calcext:value-type="time">
            <text:p>09:20:00</text:p>
          </table:table-cell>
          <table:table-cell table:style-name="ce11" table:formula="of:=IF([.L373]&lt;[.L372];[.M372]+[.H$2];[.M372])" office:value-type="float" office:value="200" calcext:value-type="float">
            <text:p>200</text:p>
          </table:table-cell>
          <table:table-cell table:style-name="ce11" table:formula="of:=OFFSET([.C$4];[.M373];0)" office:value-type="float" office:value="43752" calcext:value-type="float">
            <text:p>43752</text:p>
          </table:table-cell>
          <table:table-cell table:style-name="ce37" table:formula="of:=[.L373]" office:value-type="float" office:value="0.388888888888885" calcext:value-type="float">
            <text:p>0.38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3];0)&lt;=[.O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8T05:47:34.877159" calcext:value-type="date">
            <text:p>2019-10-18 05:47:35</text:p>
          </table:table-cell>
          <table:table-cell table:style-name="ce7" table:formula="of:=[.A374]" office:value-type="date" office:date-value="2019-10-18T05:47:34.877159" calcext:value-type="date">
            <text:p>2019-10-18 05:47:35</text:p>
          </table:table-cell>
          <table:table-cell table:formula="of:=TRUNC([.A374])" office:value-type="float" office:value="43756" calcext:value-type="float">
            <text:p>43756</text:p>
          </table:table-cell>
          <table:table-cell table:style-name="ce12" table:formula="of:=[.B374]-[.C374]" office:value-type="date" office:date-value="1899-12-30T05:47:34.87715941854" calcext:value-type="date">
            <text:p>12/30/99 05:47 AM</text:p>
          </table:table-cell>
          <table:table-cell table:formula="of:=MOD([.E373]-[.$E$2];[.$H$2])+1+[.$E$2]" office:value-type="float" office:value="162" calcext:value-type="float">
            <text:p>162</text:p>
          </table:table-cell>
          <table:table-cell table:formula="of:=MOD([.F373]+1/[.$H$2];5)" office:value-type="float" office:value="4.27499999999999" calcext:value-type="float">
            <text:p>4,27499999999999</text:p>
          </table:table-cell>
          <table:table-cell table:formula="of:=IF([.F374]&lt;0.000001;[.G373]+2+1/[.$H$2];[.G373]+1/[.$H$2])" office:value-type="float" office:value="11.2750000000001" calcext:value-type="float">
            <text:p>11,2750000000001</text:p>
          </table:table-cell>
          <table:table-cell table:number-columns-repeated="4"/>
          <table:table-cell table:style-name="ce36" table:formula="of:=SUM(MOD(SUM([.L373]-[.L$2];[.T$2]);[.R$2]-[.L$2]);[.L$2])" office:value-type="time" office:time-value="PT09H30M00S" calcext:value-type="time">
            <text:p>09:30:00</text:p>
          </table:table-cell>
          <table:table-cell table:style-name="ce11" table:formula="of:=IF([.L374]&lt;[.L373];[.M373]+[.H$2];[.M373])" office:value-type="float" office:value="200" calcext:value-type="float">
            <text:p>200</text:p>
          </table:table-cell>
          <table:table-cell table:style-name="ce11" table:formula="of:=OFFSET([.C$4];[.M374];0)" office:value-type="float" office:value="43752" calcext:value-type="float">
            <text:p>43752</text:p>
          </table:table-cell>
          <table:table-cell table:style-name="ce37" table:formula="of:=[.L374]" office:value-type="float" office:value="0.39583333333333" calcext:value-type="float">
            <text:p>0.39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4];0)&lt;=[.O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8T06:18:11.081205" calcext:value-type="date">
            <text:p>2019-10-18 06:18:11</text:p>
          </table:table-cell>
          <table:table-cell table:style-name="ce7" table:formula="of:=[.A375]" office:value-type="date" office:date-value="2019-10-18T06:18:11.081205" calcext:value-type="date">
            <text:p>2019-10-18 06:18:11</text:p>
          </table:table-cell>
          <table:table-cell table:formula="of:=TRUNC([.A375])" office:value-type="float" office:value="43756" calcext:value-type="float">
            <text:p>43756</text:p>
          </table:table-cell>
          <table:table-cell table:style-name="ce12" table:formula="of:=[.B375]-[.C375]" office:value-type="date" office:date-value="1899-12-30T06:18:11.08120473102" calcext:value-type="date">
            <text:p>12/30/99 06:18 AM</text:p>
          </table:table-cell>
          <table:table-cell table:formula="of:=MOD([.E374]-[.$E$2];[.$H$2])+1+[.$E$2]" office:value-type="float" office:value="163" calcext:value-type="float">
            <text:p>163</text:p>
          </table:table-cell>
          <table:table-cell table:formula="of:=MOD([.F374]+1/[.$H$2];5)" office:value-type="float" office:value="4.29999999999999" calcext:value-type="float">
            <text:p>4,29999999999999</text:p>
          </table:table-cell>
          <table:table-cell table:formula="of:=IF([.F375]&lt;0.000001;[.G374]+2+1/[.$H$2];[.G374]+1/[.$H$2])" office:value-type="float" office:value="11.3000000000001" calcext:value-type="float">
            <text:p>11,3000000000001</text:p>
          </table:table-cell>
          <table:table-cell table:number-columns-repeated="4"/>
          <table:table-cell table:style-name="ce36" table:formula="of:=SUM(MOD(SUM([.L374]-[.L$2];[.T$2]);[.R$2]-[.L$2]);[.L$2])" office:value-type="time" office:time-value="PT09H40M00S" calcext:value-type="time">
            <text:p>09:40:00</text:p>
          </table:table-cell>
          <table:table-cell table:style-name="ce11" table:formula="of:=IF([.L375]&lt;[.L374];[.M374]+[.H$2];[.M374])" office:value-type="float" office:value="200" calcext:value-type="float">
            <text:p>200</text:p>
          </table:table-cell>
          <table:table-cell table:style-name="ce11" table:formula="of:=OFFSET([.C$4];[.M375];0)" office:value-type="float" office:value="43752" calcext:value-type="float">
            <text:p>43752</text:p>
          </table:table-cell>
          <table:table-cell table:style-name="ce37" table:formula="of:=[.L375]" office:value-type="float" office:value="0.402777777777774" calcext:value-type="float">
            <text:p>0.40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5];0)&lt;=[.O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8T06:00:54.393797" calcext:value-type="date">
            <text:p>2019-10-18 06:00:54</text:p>
          </table:table-cell>
          <table:table-cell table:style-name="ce7" table:formula="of:=[.A376]" office:value-type="date" office:date-value="2019-10-18T06:00:54.393797" calcext:value-type="date">
            <text:p>2019-10-18 06:00:54</text:p>
          </table:table-cell>
          <table:table-cell table:formula="of:=TRUNC([.A376])" office:value-type="float" office:value="43756" calcext:value-type="float">
            <text:p>43756</text:p>
          </table:table-cell>
          <table:table-cell table:style-name="ce12" table:formula="of:=[.B376]-[.C376]" office:value-type="date" office:date-value="1899-12-30T06:00:54.39379694872" calcext:value-type="date">
            <text:p>12/30/99 06:00 AM</text:p>
          </table:table-cell>
          <table:table-cell table:formula="of:=MOD([.E375]-[.$E$2];[.$H$2])+1+[.$E$2]" office:value-type="float" office:value="164" calcext:value-type="float">
            <text:p>164</text:p>
          </table:table-cell>
          <table:table-cell table:formula="of:=MOD([.F375]+1/[.$H$2];5)" office:value-type="float" office:value="4.32499999999999" calcext:value-type="float">
            <text:p>4,32499999999999</text:p>
          </table:table-cell>
          <table:table-cell table:formula="of:=IF([.F376]&lt;0.000001;[.G375]+2+1/[.$H$2];[.G375]+1/[.$H$2])" office:value-type="float" office:value="11.3250000000001" calcext:value-type="float">
            <text:p>11,3250000000001</text:p>
          </table:table-cell>
          <table:table-cell table:number-columns-repeated="4"/>
          <table:table-cell table:style-name="ce36" table:formula="of:=SUM(MOD(SUM([.L375]-[.L$2];[.T$2]);[.R$2]-[.L$2]);[.L$2])" office:value-type="time" office:time-value="PT09H50M00S" calcext:value-type="time">
            <text:p>09:50:00</text:p>
          </table:table-cell>
          <table:table-cell table:style-name="ce11" table:formula="of:=IF([.L376]&lt;[.L375];[.M375]+[.H$2];[.M375])" office:value-type="float" office:value="200" calcext:value-type="float">
            <text:p>200</text:p>
          </table:table-cell>
          <table:table-cell table:style-name="ce11" table:formula="of:=OFFSET([.C$4];[.M376];0)" office:value-type="float" office:value="43752" calcext:value-type="float">
            <text:p>43752</text:p>
          </table:table-cell>
          <table:table-cell table:style-name="ce37" table:formula="of:=[.L376]" office:value-type="float" office:value="0.409722222222219" calcext:value-type="float">
            <text:p>0.40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6];0)&lt;=[.O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8T06:28:12.833314" calcext:value-type="date">
            <text:p>2019-10-18 06:28:13</text:p>
          </table:table-cell>
          <table:table-cell table:style-name="ce7" table:formula="of:=[.A377]" office:value-type="date" office:date-value="2019-10-18T06:28:12.833314" calcext:value-type="date">
            <text:p>2019-10-18 06:28:13</text:p>
          </table:table-cell>
          <table:table-cell table:formula="of:=TRUNC([.A377])" office:value-type="float" office:value="43756" calcext:value-type="float">
            <text:p>43756</text:p>
          </table:table-cell>
          <table:table-cell table:style-name="ce12" table:formula="of:=[.B377]-[.C377]" office:value-type="date" office:date-value="1899-12-30T06:28:12.8333144635" calcext:value-type="date">
            <text:p>12/30/99 06:28 AM</text:p>
          </table:table-cell>
          <table:table-cell table:formula="of:=MOD([.E376]-[.$E$2];[.$H$2])+1+[.$E$2]" office:value-type="float" office:value="165" calcext:value-type="float">
            <text:p>165</text:p>
          </table:table-cell>
          <table:table-cell table:formula="of:=MOD([.F376]+1/[.$H$2];5)" office:value-type="float" office:value="4.34999999999999" calcext:value-type="float">
            <text:p>4,34999999999999</text:p>
          </table:table-cell>
          <table:table-cell table:formula="of:=IF([.F377]&lt;0.000001;[.G376]+2+1/[.$H$2];[.G376]+1/[.$H$2])" office:value-type="float" office:value="11.3500000000001" calcext:value-type="float">
            <text:p>11,3500000000001</text:p>
          </table:table-cell>
          <table:table-cell table:number-columns-repeated="4"/>
          <table:table-cell table:style-name="ce36" table:formula="of:=SUM(MOD(SUM([.L376]-[.L$2];[.T$2]);[.R$2]-[.L$2]);[.L$2])" office:value-type="time" office:time-value="PT10H00M00S" calcext:value-type="time">
            <text:p>10:00:00</text:p>
          </table:table-cell>
          <table:table-cell table:style-name="ce11" table:formula="of:=IF([.L377]&lt;[.L376];[.M376]+[.H$2];[.M376])" office:value-type="float" office:value="200" calcext:value-type="float">
            <text:p>200</text:p>
          </table:table-cell>
          <table:table-cell table:style-name="ce11" table:formula="of:=OFFSET([.C$4];[.M377];0)" office:value-type="float" office:value="43752" calcext:value-type="float">
            <text:p>43752</text:p>
          </table:table-cell>
          <table:table-cell table:style-name="ce37" table:formula="of:=[.L377]" office:value-type="float" office:value="0.416666666666663" calcext:value-type="float">
            <text:p>0.416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7];0)&lt;=[.O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8T06:04:20.814312" calcext:value-type="date">
            <text:p>2019-10-18 06:04:21</text:p>
          </table:table-cell>
          <table:table-cell table:style-name="ce7" table:formula="of:=[.A378]" office:value-type="date" office:date-value="2019-10-18T06:04:20.814312" calcext:value-type="date">
            <text:p>2019-10-18 06:04:21</text:p>
          </table:table-cell>
          <table:table-cell table:formula="of:=TRUNC([.A378])" office:value-type="float" office:value="43756" calcext:value-type="float">
            <text:p>43756</text:p>
          </table:table-cell>
          <table:table-cell table:style-name="ce12" table:formula="of:=[.B378]-[.C378]" office:value-type="date" office:date-value="1899-12-30T06:04:20.81431154162" calcext:value-type="date">
            <text:p>12/30/99 06:04 AM</text:p>
          </table:table-cell>
          <table:table-cell table:formula="of:=MOD([.E377]-[.$E$2];[.$H$2])+1+[.$E$2]" office:value-type="float" office:value="166" calcext:value-type="float">
            <text:p>166</text:p>
          </table:table-cell>
          <table:table-cell table:formula="of:=MOD([.F377]+1/[.$H$2];5)" office:value-type="float" office:value="4.375" calcext:value-type="float">
            <text:p>4,375</text:p>
          </table:table-cell>
          <table:table-cell table:formula="of:=IF([.F378]&lt;0.000001;[.G377]+2+1/[.$H$2];[.G377]+1/[.$H$2])" office:value-type="float" office:value="11.3750000000001" calcext:value-type="float">
            <text:p>11,3750000000001</text:p>
          </table:table-cell>
          <table:table-cell table:number-columns-repeated="4"/>
          <table:table-cell table:style-name="ce36" table:formula="of:=SUM(MOD(SUM([.L377]-[.L$2];[.T$2]);[.R$2]-[.L$2]);[.L$2])" office:value-type="time" office:time-value="PT10H10M00S" calcext:value-type="time">
            <text:p>10:10:00</text:p>
          </table:table-cell>
          <table:table-cell table:style-name="ce11" table:formula="of:=IF([.L378]&lt;[.L377];[.M377]+[.H$2];[.M377])" office:value-type="float" office:value="200" calcext:value-type="float">
            <text:p>200</text:p>
          </table:table-cell>
          <table:table-cell table:style-name="ce11" table:formula="of:=OFFSET([.C$4];[.M378];0)" office:value-type="float" office:value="43752" calcext:value-type="float">
            <text:p>43752</text:p>
          </table:table-cell>
          <table:table-cell table:style-name="ce37" table:formula="of:=[.L378]" office:value-type="float" office:value="0.423611111111107" calcext:value-type="float">
            <text:p>0.42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8];0)&lt;=[.O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8T05:43:57.501068" calcext:value-type="date">
            <text:p>2019-10-18 05:43:58</text:p>
          </table:table-cell>
          <table:table-cell table:style-name="ce7" table:formula="of:=[.A379]" office:value-type="date" office:date-value="2019-10-18T05:43:57.501068" calcext:value-type="date">
            <text:p>2019-10-18 05:43:58</text:p>
          </table:table-cell>
          <table:table-cell table:formula="of:=TRUNC([.A379])" office:value-type="float" office:value="43756" calcext:value-type="float">
            <text:p>43756</text:p>
          </table:table-cell>
          <table:table-cell table:style-name="ce12" table:formula="of:=[.B379]-[.C379]" office:value-type="date" office:date-value="1899-12-30T05:43:57.50106843654" calcext:value-type="date">
            <text:p>12/30/99 05:43 AM</text:p>
          </table:table-cell>
          <table:table-cell table:formula="of:=MOD([.E378]-[.$E$2];[.$H$2])+1+[.$E$2]" office:value-type="float" office:value="167" calcext:value-type="float">
            <text:p>167</text:p>
          </table:table-cell>
          <table:table-cell table:formula="of:=MOD([.F378]+1/[.$H$2];5)" office:value-type="float" office:value="4.4" calcext:value-type="float">
            <text:p>4,4</text:p>
          </table:table-cell>
          <table:table-cell table:formula="of:=IF([.F379]&lt;0.000001;[.G378]+2+1/[.$H$2];[.G378]+1/[.$H$2])" office:value-type="float" office:value="11.4000000000001" calcext:value-type="float">
            <text:p>11,4000000000001</text:p>
          </table:table-cell>
          <table:table-cell table:number-columns-repeated="4"/>
          <table:table-cell table:style-name="ce36" table:formula="of:=SUM(MOD(SUM([.L378]-[.L$2];[.T$2]);[.R$2]-[.L$2]);[.L$2])" office:value-type="time" office:time-value="PT10H20M00S" calcext:value-type="time">
            <text:p>10:20:00</text:p>
          </table:table-cell>
          <table:table-cell table:style-name="ce11" table:formula="of:=IF([.L379]&lt;[.L378];[.M378]+[.H$2];[.M378])" office:value-type="float" office:value="200" calcext:value-type="float">
            <text:p>200</text:p>
          </table:table-cell>
          <table:table-cell table:style-name="ce11" table:formula="of:=OFFSET([.C$4];[.M379];0)" office:value-type="float" office:value="43752" calcext:value-type="float">
            <text:p>43752</text:p>
          </table:table-cell>
          <table:table-cell table:style-name="ce37" table:formula="of:=[.L379]" office:value-type="float" office:value="0.430555555555552" calcext:value-type="float">
            <text:p>0.430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9];0)&lt;=[.O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8T06:07:54.792746" calcext:value-type="date">
            <text:p>2019-10-18 06:07:55</text:p>
          </table:table-cell>
          <table:table-cell table:style-name="ce7" table:formula="of:=[.A380]" office:value-type="date" office:date-value="2019-10-18T06:07:54.792746" calcext:value-type="date">
            <text:p>2019-10-18 06:07:55</text:p>
          </table:table-cell>
          <table:table-cell table:formula="of:=TRUNC([.A380])" office:value-type="float" office:value="43756" calcext:value-type="float">
            <text:p>43756</text:p>
          </table:table-cell>
          <table:table-cell table:style-name="ce12" table:formula="of:=[.B380]-[.C380]" office:value-type="date" office:date-value="1899-12-30T06:07:54.79274568614" calcext:value-type="date">
            <text:p>12/30/99 06:07 AM</text:p>
          </table:table-cell>
          <table:table-cell table:formula="of:=MOD([.E379]-[.$E$2];[.$H$2])+1+[.$E$2]" office:value-type="float" office:value="168" calcext:value-type="float">
            <text:p>168</text:p>
          </table:table-cell>
          <table:table-cell table:formula="of:=MOD([.F379]+1/[.$H$2];5)" office:value-type="float" office:value="4.425" calcext:value-type="float">
            <text:p>4,425</text:p>
          </table:table-cell>
          <table:table-cell table:formula="of:=IF([.F380]&lt;0.000001;[.G379]+2+1/[.$H$2];[.G379]+1/[.$H$2])" office:value-type="float" office:value="11.4250000000001" calcext:value-type="float">
            <text:p>11,4250000000001</text:p>
          </table:table-cell>
          <table:table-cell table:number-columns-repeated="4"/>
          <table:table-cell table:style-name="ce36" table:formula="of:=SUM(MOD(SUM([.L379]-[.L$2];[.T$2]);[.R$2]-[.L$2]);[.L$2])" office:value-type="time" office:time-value="PT10H30M00S" calcext:value-type="time">
            <text:p>10:30:00</text:p>
          </table:table-cell>
          <table:table-cell table:style-name="ce11" table:formula="of:=IF([.L380]&lt;[.L379];[.M379]+[.H$2];[.M379])" office:value-type="float" office:value="200" calcext:value-type="float">
            <text:p>200</text:p>
          </table:table-cell>
          <table:table-cell table:style-name="ce11" table:formula="of:=OFFSET([.C$4];[.M380];0)" office:value-type="float" office:value="43752" calcext:value-type="float">
            <text:p>43752</text:p>
          </table:table-cell>
          <table:table-cell table:style-name="ce37" table:formula="of:=[.L380]" office:value-type="float" office:value="0.437499999999996" calcext:value-type="float">
            <text:p>0.43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0];0)&lt;=[.O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8T06:02:31.484838" calcext:value-type="date">
            <text:p>2019-10-18 06:02:31</text:p>
          </table:table-cell>
          <table:table-cell table:style-name="ce7" table:formula="of:=[.A381]" office:value-type="date" office:date-value="2019-10-18T06:02:31.484838" calcext:value-type="date">
            <text:p>2019-10-18 06:02:31</text:p>
          </table:table-cell>
          <table:table-cell table:formula="of:=TRUNC([.A381])" office:value-type="float" office:value="43756" calcext:value-type="float">
            <text:p>43756</text:p>
          </table:table-cell>
          <table:table-cell table:style-name="ce12" table:formula="of:=[.B381]-[.C381]" office:value-type="date" office:date-value="1899-12-30T06:02:31.48483829107" calcext:value-type="date">
            <text:p>12/30/99 06:02 AM</text:p>
          </table:table-cell>
          <table:table-cell table:formula="of:=MOD([.E380]-[.$E$2];[.$H$2])+1+[.$E$2]" office:value-type="float" office:value="169" calcext:value-type="float">
            <text:p>169</text:p>
          </table:table-cell>
          <table:table-cell table:formula="of:=MOD([.F380]+1/[.$H$2];5)" office:value-type="float" office:value="4.45" calcext:value-type="float">
            <text:p>4,45</text:p>
          </table:table-cell>
          <table:table-cell table:formula="of:=IF([.F381]&lt;0.000001;[.G380]+2+1/[.$H$2];[.G380]+1/[.$H$2])" office:value-type="float" office:value="11.4500000000001" calcext:value-type="float">
            <text:p>11,4500000000001</text:p>
          </table:table-cell>
          <table:table-cell table:number-columns-repeated="4"/>
          <table:table-cell table:style-name="ce36" table:formula="of:=SUM(MOD(SUM([.L380]-[.L$2];[.T$2]);[.R$2]-[.L$2]);[.L$2])" office:value-type="time" office:time-value="PT00H10M00S" calcext:value-type="time">
            <text:p>00:10:00</text:p>
          </table:table-cell>
          <table:table-cell table:style-name="ce11" table:formula="of:=IF([.L381]&lt;[.L380];[.M380]+[.H$2];[.M380])" office:value-type="float" office:value="240" calcext:value-type="float">
            <text:p>240</text:p>
          </table:table-cell>
          <table:table-cell table:style-name="ce11" table:formula="of:=OFFSET([.C$4];[.M381];0)" office:value-type="float" office:value="43753" calcext:value-type="float">
            <text:p>43753</text:p>
          </table:table-cell>
          <table:table-cell table:style-name="ce37" table:formula="of:=[.L381]" office:value-type="float" office:value="0.00694444444444076" calcext:value-type="float">
            <text:p>0.00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1];0)&lt;=[.O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8T05:46:45.987769" calcext:value-type="date">
            <text:p>2019-10-18 05:46:46</text:p>
          </table:table-cell>
          <table:table-cell table:style-name="ce7" table:formula="of:=[.A382]" office:value-type="date" office:date-value="2019-10-18T05:46:45.987769" calcext:value-type="date">
            <text:p>2019-10-18 05:46:46</text:p>
          </table:table-cell>
          <table:table-cell table:formula="of:=TRUNC([.A382])" office:value-type="float" office:value="43756" calcext:value-type="float">
            <text:p>43756</text:p>
          </table:table-cell>
          <table:table-cell table:style-name="ce12" table:formula="of:=[.B382]-[.C382]" office:value-type="date" office:date-value="1899-12-30T05:46:45.9877689695" calcext:value-type="date">
            <text:p>12/30/99 05:46 AM</text:p>
          </table:table-cell>
          <table:table-cell table:formula="of:=MOD([.E381]-[.$E$2];[.$H$2])+1+[.$E$2]" office:value-type="float" office:value="170" calcext:value-type="float">
            <text:p>170</text:p>
          </table:table-cell>
          <table:table-cell table:formula="of:=MOD([.F381]+1/[.$H$2];5)" office:value-type="float" office:value="4.475" calcext:value-type="float">
            <text:p>4,475</text:p>
          </table:table-cell>
          <table:table-cell table:formula="of:=IF([.F382]&lt;0.000001;[.G381]+2+1/[.$H$2];[.G381]+1/[.$H$2])" office:value-type="float" office:value="11.4750000000001" calcext:value-type="float">
            <text:p>11,4750000000001</text:p>
          </table:table-cell>
          <table:table-cell table:number-columns-repeated="4"/>
          <table:table-cell table:style-name="ce36" table:formula="of:=SUM(MOD(SUM([.L381]-[.L$2];[.T$2]);[.R$2]-[.L$2]);[.L$2])" office:value-type="time" office:time-value="PT00H20M00S" calcext:value-type="time">
            <text:p>00:20:00</text:p>
          </table:table-cell>
          <table:table-cell table:style-name="ce11" table:formula="of:=IF([.L382]&lt;[.L381];[.M381]+[.H$2];[.M381])" office:value-type="float" office:value="240" calcext:value-type="float">
            <text:p>240</text:p>
          </table:table-cell>
          <table:table-cell table:style-name="ce11" table:formula="of:=OFFSET([.C$4];[.M382];0)" office:value-type="float" office:value="43753" calcext:value-type="float">
            <text:p>43753</text:p>
          </table:table-cell>
          <table:table-cell table:style-name="ce37" table:formula="of:=[.L382]" office:value-type="float" office:value="0.0138888888888852" calcext:value-type="float">
            <text:p>0.01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2];0)&lt;=[.O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8T06:21:25.078527" calcext:value-type="date">
            <text:p>2019-10-18 06:21:25</text:p>
          </table:table-cell>
          <table:table-cell table:style-name="ce7" table:formula="of:=[.A383]" office:value-type="date" office:date-value="2019-10-18T06:21:25.078527" calcext:value-type="date">
            <text:p>2019-10-18 06:21:25</text:p>
          </table:table-cell>
          <table:table-cell table:formula="of:=TRUNC([.A383])" office:value-type="float" office:value="43756" calcext:value-type="float">
            <text:p>43756</text:p>
          </table:table-cell>
          <table:table-cell table:style-name="ce12" table:formula="of:=[.B383]-[.C383]" office:value-type="date" office:date-value="1899-12-30T06:21:25.0785268005" calcext:value-type="date">
            <text:p>12/30/99 06:21 AM</text:p>
          </table:table-cell>
          <table:table-cell table:formula="of:=MOD([.E382]-[.$E$2];[.$H$2])+1+[.$E$2]" office:value-type="float" office:value="171" calcext:value-type="float">
            <text:p>171</text:p>
          </table:table-cell>
          <table:table-cell table:formula="of:=MOD([.F382]+1/[.$H$2];5)" office:value-type="float" office:value="4.5" calcext:value-type="float">
            <text:p>4,5</text:p>
          </table:table-cell>
          <table:table-cell table:formula="of:=IF([.F383]&lt;0.000001;[.G382]+2+1/[.$H$2];[.G382]+1/[.$H$2])" office:value-type="float" office:value="11.5000000000001" calcext:value-type="float">
            <text:p>11,5000000000001</text:p>
          </table:table-cell>
          <table:table-cell table:number-columns-repeated="4"/>
          <table:table-cell table:style-name="ce36" table:formula="of:=SUM(MOD(SUM([.L382]-[.L$2];[.T$2]);[.R$2]-[.L$2]);[.L$2])" office:value-type="time" office:time-value="PT00H30M00S" calcext:value-type="time">
            <text:p>00:30:00</text:p>
          </table:table-cell>
          <table:table-cell table:style-name="ce11" table:formula="of:=IF([.L383]&lt;[.L382];[.M382]+[.H$2];[.M382])" office:value-type="float" office:value="240" calcext:value-type="float">
            <text:p>240</text:p>
          </table:table-cell>
          <table:table-cell table:style-name="ce11" table:formula="of:=OFFSET([.C$4];[.M383];0)" office:value-type="float" office:value="43753" calcext:value-type="float">
            <text:p>43753</text:p>
          </table:table-cell>
          <table:table-cell table:style-name="ce37" table:formula="of:=[.L383]" office:value-type="float" office:value="0.0208333333333296" calcext:value-type="float">
            <text:p>0.02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3];0)&lt;=[.O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8T06:34:56.80704" calcext:value-type="date">
            <text:p>2019-10-18 06:34:57</text:p>
          </table:table-cell>
          <table:table-cell table:style-name="ce7" table:formula="of:=[.A384]" office:value-type="date" office:date-value="2019-10-18T06:34:56.80704" calcext:value-type="date">
            <text:p>2019-10-18 06:34:57</text:p>
          </table:table-cell>
          <table:table-cell table:formula="of:=TRUNC([.A384])" office:value-type="float" office:value="43756" calcext:value-type="float">
            <text:p>43756</text:p>
          </table:table-cell>
          <table:table-cell table:style-name="ce12" table:formula="of:=[.B384]-[.C384]" office:value-type="date" office:date-value="1899-12-30T06:34:56.80704048369" calcext:value-type="date">
            <text:p>12/30/99 06:34 AM</text:p>
          </table:table-cell>
          <table:table-cell table:formula="of:=MOD([.E383]-[.$E$2];[.$H$2])+1+[.$E$2]" office:value-type="float" office:value="172" calcext:value-type="float">
            <text:p>172</text:p>
          </table:table-cell>
          <table:table-cell table:formula="of:=MOD([.F383]+1/[.$H$2];5)" office:value-type="float" office:value="4.525" calcext:value-type="float">
            <text:p>4,525</text:p>
          </table:table-cell>
          <table:table-cell table:formula="of:=IF([.F384]&lt;0.000001;[.G383]+2+1/[.$H$2];[.G383]+1/[.$H$2])" office:value-type="float" office:value="11.5250000000001" calcext:value-type="float">
            <text:p>11,5250000000001</text:p>
          </table:table-cell>
          <table:table-cell table:number-columns-repeated="4"/>
          <table:table-cell table:style-name="ce36" table:formula="of:=SUM(MOD(SUM([.L383]-[.L$2];[.T$2]);[.R$2]-[.L$2]);[.L$2])" office:value-type="time" office:time-value="PT00H40M00S" calcext:value-type="time">
            <text:p>00:40:00</text:p>
          </table:table-cell>
          <table:table-cell table:style-name="ce11" table:formula="of:=IF([.L384]&lt;[.L383];[.M383]+[.H$2];[.M383])" office:value-type="float" office:value="240" calcext:value-type="float">
            <text:p>240</text:p>
          </table:table-cell>
          <table:table-cell table:style-name="ce11" table:formula="of:=OFFSET([.C$4];[.M384];0)" office:value-type="float" office:value="43753" calcext:value-type="float">
            <text:p>43753</text:p>
          </table:table-cell>
          <table:table-cell table:style-name="ce37" table:formula="of:=[.L384]" office:value-type="float" office:value="0.0277777777777741" calcext:value-type="float">
            <text:p>0.027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4];0)&lt;=[.O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8T06:11:08.850231" calcext:value-type="date">
            <text:p>2019-10-18 06:11:09</text:p>
          </table:table-cell>
          <table:table-cell table:style-name="ce7" table:formula="of:=[.A385]" office:value-type="date" office:date-value="2019-10-18T06:11:08.850231" calcext:value-type="date">
            <text:p>2019-10-18 06:11:09</text:p>
          </table:table-cell>
          <table:table-cell table:formula="of:=TRUNC([.A385])" office:value-type="float" office:value="43756" calcext:value-type="float">
            <text:p>43756</text:p>
          </table:table-cell>
          <table:table-cell table:style-name="ce12" table:formula="of:=[.B385]-[.C385]" office:value-type="date" office:date-value="1899-12-30T06:11:08.85023075156" calcext:value-type="date">
            <text:p>12/30/99 06:11 AM</text:p>
          </table:table-cell>
          <table:table-cell table:formula="of:=MOD([.E384]-[.$E$2];[.$H$2])+1+[.$E$2]" office:value-type="float" office:value="173" calcext:value-type="float">
            <text:p>173</text:p>
          </table:table-cell>
          <table:table-cell table:formula="of:=MOD([.F384]+1/[.$H$2];5)" office:value-type="float" office:value="4.55" calcext:value-type="float">
            <text:p>4,55</text:p>
          </table:table-cell>
          <table:table-cell table:formula="of:=IF([.F385]&lt;0.000001;[.G384]+2+1/[.$H$2];[.G384]+1/[.$H$2])" office:value-type="float" office:value="11.5500000000001" calcext:value-type="float">
            <text:p>11,5500000000001</text:p>
          </table:table-cell>
          <table:table-cell table:number-columns-repeated="4"/>
          <table:table-cell table:style-name="ce36" table:formula="of:=SUM(MOD(SUM([.L384]-[.L$2];[.T$2]);[.R$2]-[.L$2]);[.L$2])" office:value-type="time" office:time-value="PT00H50M00S" calcext:value-type="time">
            <text:p>00:50:00</text:p>
          </table:table-cell>
          <table:table-cell table:style-name="ce11" table:formula="of:=IF([.L385]&lt;[.L384];[.M384]+[.H$2];[.M384])" office:value-type="float" office:value="240" calcext:value-type="float">
            <text:p>240</text:p>
          </table:table-cell>
          <table:table-cell table:style-name="ce11" table:formula="of:=OFFSET([.C$4];[.M385];0)" office:value-type="float" office:value="43753" calcext:value-type="float">
            <text:p>43753</text:p>
          </table:table-cell>
          <table:table-cell table:style-name="ce37" table:formula="of:=[.L385]" office:value-type="float" office:value="0.0347222222222185" calcext:value-type="float">
            <text:p>0.034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5];0)&lt;=[.O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8T06:29:35.188368" calcext:value-type="date">
            <text:p>2019-10-18 06:29:35</text:p>
          </table:table-cell>
          <table:table-cell table:style-name="ce7" table:formula="of:=[.A386]" office:value-type="date" office:date-value="2019-10-18T06:29:35.188368" calcext:value-type="date">
            <text:p>2019-10-18 06:29:35</text:p>
          </table:table-cell>
          <table:table-cell table:formula="of:=TRUNC([.A386])" office:value-type="float" office:value="43756" calcext:value-type="float">
            <text:p>43756</text:p>
          </table:table-cell>
          <table:table-cell table:style-name="ce12" table:formula="of:=[.B386]-[.C386]" office:value-type="date" office:date-value="1899-12-30T06:29:35.18836779054" calcext:value-type="date">
            <text:p>12/30/99 06:29 AM</text:p>
          </table:table-cell>
          <table:table-cell table:formula="of:=MOD([.E385]-[.$E$2];[.$H$2])+1+[.$E$2]" office:value-type="float" office:value="174" calcext:value-type="float">
            <text:p>174</text:p>
          </table:table-cell>
          <table:table-cell table:formula="of:=MOD([.F385]+1/[.$H$2];5)" office:value-type="float" office:value="4.575" calcext:value-type="float">
            <text:p>4,575</text:p>
          </table:table-cell>
          <table:table-cell table:formula="of:=IF([.F386]&lt;0.000001;[.G385]+2+1/[.$H$2];[.G385]+1/[.$H$2])" office:value-type="float" office:value="11.5750000000001" calcext:value-type="float">
            <text:p>11,5750000000001</text:p>
          </table:table-cell>
          <table:table-cell table:number-columns-repeated="4"/>
          <table:table-cell table:style-name="ce36" table:formula="of:=SUM(MOD(SUM([.L385]-[.L$2];[.T$2]);[.R$2]-[.L$2]);[.L$2])" office:value-type="time" office:time-value="PT01H00M00S" calcext:value-type="time">
            <text:p>01:00:00</text:p>
          </table:table-cell>
          <table:table-cell table:style-name="ce11" table:formula="of:=IF([.L386]&lt;[.L385];[.M385]+[.H$2];[.M385])" office:value-type="float" office:value="240" calcext:value-type="float">
            <text:p>240</text:p>
          </table:table-cell>
          <table:table-cell table:style-name="ce11" table:formula="of:=OFFSET([.C$4];[.M386];0)" office:value-type="float" office:value="43753" calcext:value-type="float">
            <text:p>43753</text:p>
          </table:table-cell>
          <table:table-cell table:style-name="ce37" table:formula="of:=[.L386]" office:value-type="float" office:value="0.041666666666663" calcext:value-type="float">
            <text:p>0.041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6];0)&lt;=[.O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8T06:17:32.778018" calcext:value-type="date">
            <text:p>2019-10-18 06:17:33</text:p>
          </table:table-cell>
          <table:table-cell table:style-name="ce7" table:formula="of:=[.A387]" office:value-type="date" office:date-value="2019-10-18T06:17:32.778018" calcext:value-type="date">
            <text:p>2019-10-18 06:17:33</text:p>
          </table:table-cell>
          <table:table-cell table:formula="of:=TRUNC([.A387])" office:value-type="float" office:value="43756" calcext:value-type="float">
            <text:p>43756</text:p>
          </table:table-cell>
          <table:table-cell table:style-name="ce12" table:formula="of:=[.B387]-[.C387]" office:value-type="date" office:date-value="1899-12-30T06:17:32.7780178003" calcext:value-type="date">
            <text:p>12/30/99 06:17 AM</text:p>
          </table:table-cell>
          <table:table-cell table:formula="of:=MOD([.E386]-[.$E$2];[.$H$2])+1+[.$E$2]" office:value-type="float" office:value="175" calcext:value-type="float">
            <text:p>175</text:p>
          </table:table-cell>
          <table:table-cell table:formula="of:=MOD([.F386]+1/[.$H$2];5)" office:value-type="float" office:value="4.6" calcext:value-type="float">
            <text:p>4,6</text:p>
          </table:table-cell>
          <table:table-cell table:formula="of:=IF([.F387]&lt;0.000001;[.G386]+2+1/[.$H$2];[.G386]+1/[.$H$2])" office:value-type="float" office:value="11.6000000000001" calcext:value-type="float">
            <text:p>11,6000000000001</text:p>
          </table:table-cell>
          <table:table-cell table:number-columns-repeated="4"/>
          <table:table-cell table:style-name="ce36" table:formula="of:=SUM(MOD(SUM([.L386]-[.L$2];[.T$2]);[.R$2]-[.L$2]);[.L$2])" office:value-type="time" office:time-value="PT01H10M00S" calcext:value-type="time">
            <text:p>01:10:00</text:p>
          </table:table-cell>
          <table:table-cell table:style-name="ce11" table:formula="of:=IF([.L387]&lt;[.L386];[.M386]+[.H$2];[.M386])" office:value-type="float" office:value="240" calcext:value-type="float">
            <text:p>240</text:p>
          </table:table-cell>
          <table:table-cell table:style-name="ce11" table:formula="of:=OFFSET([.C$4];[.M387];0)" office:value-type="float" office:value="43753" calcext:value-type="float">
            <text:p>43753</text:p>
          </table:table-cell>
          <table:table-cell table:style-name="ce37" table:formula="of:=[.L387]" office:value-type="float" office:value="0.0486111111111074" calcext:value-type="float">
            <text:p>0.04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7];0)&lt;=[.O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8T06:05:03.545481" calcext:value-type="date">
            <text:p>2019-10-18 06:05:04</text:p>
          </table:table-cell>
          <table:table-cell table:style-name="ce7" table:formula="of:=[.A388]" office:value-type="date" office:date-value="2019-10-18T06:05:03.545481" calcext:value-type="date">
            <text:p>2019-10-18 06:05:04</text:p>
          </table:table-cell>
          <table:table-cell table:formula="of:=TRUNC([.A388])" office:value-type="float" office:value="43756" calcext:value-type="float">
            <text:p>43756</text:p>
          </table:table-cell>
          <table:table-cell table:style-name="ce12" table:formula="of:=[.B388]-[.C388]" office:value-type="date" office:date-value="1899-12-30T06:05:03.54548064061" calcext:value-type="date">
            <text:p>12/30/99 06:05 AM</text:p>
          </table:table-cell>
          <table:table-cell table:formula="of:=MOD([.E387]-[.$E$2];[.$H$2])+1+[.$E$2]" office:value-type="float" office:value="176" calcext:value-type="float">
            <text:p>176</text:p>
          </table:table-cell>
          <table:table-cell table:formula="of:=MOD([.F387]+1/[.$H$2];5)" office:value-type="float" office:value="4.625" calcext:value-type="float">
            <text:p>4,625</text:p>
          </table:table-cell>
          <table:table-cell table:formula="of:=IF([.F388]&lt;0.000001;[.G387]+2+1/[.$H$2];[.G387]+1/[.$H$2])" office:value-type="float" office:value="11.6250000000001" calcext:value-type="float">
            <text:p>11,6250000000001</text:p>
          </table:table-cell>
          <table:table-cell table:number-columns-repeated="4"/>
          <table:table-cell table:style-name="ce36" table:formula="of:=SUM(MOD(SUM([.L387]-[.L$2];[.T$2]);[.R$2]-[.L$2]);[.L$2])" office:value-type="time" office:time-value="PT01H20M00S" calcext:value-type="time">
            <text:p>01:20:00</text:p>
          </table:table-cell>
          <table:table-cell table:style-name="ce11" table:formula="of:=IF([.L388]&lt;[.L387];[.M387]+[.H$2];[.M387])" office:value-type="float" office:value="240" calcext:value-type="float">
            <text:p>240</text:p>
          </table:table-cell>
          <table:table-cell table:style-name="ce11" table:formula="of:=OFFSET([.C$4];[.M388];0)" office:value-type="float" office:value="43753" calcext:value-type="float">
            <text:p>43753</text:p>
          </table:table-cell>
          <table:table-cell table:style-name="ce37" table:formula="of:=[.L388]" office:value-type="float" office:value="0.0555555555555519" calcext:value-type="float">
            <text:p>0.055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8];0)&lt;=[.O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8T06:02:39.187353" calcext:value-type="date">
            <text:p>2019-10-18 06:02:39</text:p>
          </table:table-cell>
          <table:table-cell table:style-name="ce7" table:formula="of:=[.A389]" office:value-type="date" office:date-value="2019-10-18T06:02:39.187353" calcext:value-type="date">
            <text:p>2019-10-18 06:02:39</text:p>
          </table:table-cell>
          <table:table-cell table:formula="of:=TRUNC([.A389])" office:value-type="float" office:value="43756" calcext:value-type="float">
            <text:p>43756</text:p>
          </table:table-cell>
          <table:table-cell table:style-name="ce12" table:formula="of:=[.B389]-[.C389]" office:value-type="date" office:date-value="1899-12-30T06:02:39.18735258747" calcext:value-type="date">
            <text:p>12/30/99 06:02 AM</text:p>
          </table:table-cell>
          <table:table-cell table:formula="of:=MOD([.E388]-[.$E$2];[.$H$2])+1+[.$E$2]" office:value-type="float" office:value="177" calcext:value-type="float">
            <text:p>177</text:p>
          </table:table-cell>
          <table:table-cell table:formula="of:=MOD([.F388]+1/[.$H$2];5)" office:value-type="float" office:value="4.65" calcext:value-type="float">
            <text:p>4,65</text:p>
          </table:table-cell>
          <table:table-cell table:formula="of:=IF([.F389]&lt;0.000001;[.G388]+2+1/[.$H$2];[.G388]+1/[.$H$2])" office:value-type="float" office:value="11.6500000000001" calcext:value-type="float">
            <text:p>11,6500000000001</text:p>
          </table:table-cell>
          <table:table-cell table:number-columns-repeated="4"/>
          <table:table-cell table:style-name="ce36" table:formula="of:=SUM(MOD(SUM([.L388]-[.L$2];[.T$2]);[.R$2]-[.L$2]);[.L$2])" office:value-type="time" office:time-value="PT01H30M00S" calcext:value-type="time">
            <text:p>01:30:00</text:p>
          </table:table-cell>
          <table:table-cell table:style-name="ce11" table:formula="of:=IF([.L389]&lt;[.L388];[.M388]+[.H$2];[.M388])" office:value-type="float" office:value="240" calcext:value-type="float">
            <text:p>240</text:p>
          </table:table-cell>
          <table:table-cell table:style-name="ce11" table:formula="of:=OFFSET([.C$4];[.M389];0)" office:value-type="float" office:value="43753" calcext:value-type="float">
            <text:p>43753</text:p>
          </table:table-cell>
          <table:table-cell table:style-name="ce37" table:formula="of:=[.L389]" office:value-type="float" office:value="0.0624999999999963" calcext:value-type="float">
            <text:p>0.06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9];0)&lt;=[.O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8T06:13:15.241724" calcext:value-type="date">
            <text:p>2019-10-18 06:13:15</text:p>
          </table:table-cell>
          <table:table-cell table:style-name="ce7" table:formula="of:=[.A390]" office:value-type="date" office:date-value="2019-10-18T06:13:15.241724" calcext:value-type="date">
            <text:p>2019-10-18 06:13:15</text:p>
          </table:table-cell>
          <table:table-cell table:formula="of:=TRUNC([.A390])" office:value-type="float" office:value="43756" calcext:value-type="float">
            <text:p>43756</text:p>
          </table:table-cell>
          <table:table-cell table:style-name="ce12" table:formula="of:=[.B390]-[.C390]" office:value-type="date" office:date-value="1899-12-30T06:13:15.24172421079" calcext:value-type="date">
            <text:p>12/30/99 06:13 AM</text:p>
          </table:table-cell>
          <table:table-cell table:formula="of:=MOD([.E389]-[.$E$2];[.$H$2])+1+[.$E$2]" office:value-type="float" office:value="178" calcext:value-type="float">
            <text:p>178</text:p>
          </table:table-cell>
          <table:table-cell table:formula="of:=MOD([.F389]+1/[.$H$2];5)" office:value-type="float" office:value="4.675" calcext:value-type="float">
            <text:p>4,675</text:p>
          </table:table-cell>
          <table:table-cell table:formula="of:=IF([.F390]&lt;0.000001;[.G389]+2+1/[.$H$2];[.G389]+1/[.$H$2])" office:value-type="float" office:value="11.6750000000001" calcext:value-type="float">
            <text:p>11,6750000000001</text:p>
          </table:table-cell>
          <table:table-cell table:number-columns-repeated="4"/>
          <table:table-cell table:style-name="ce36" table:formula="of:=SUM(MOD(SUM([.L389]-[.L$2];[.T$2]);[.R$2]-[.L$2]);[.L$2])" office:value-type="time" office:time-value="PT01H40M00S" calcext:value-type="time">
            <text:p>01:40:00</text:p>
          </table:table-cell>
          <table:table-cell table:style-name="ce11" table:formula="of:=IF([.L390]&lt;[.L389];[.M389]+[.H$2];[.M389])" office:value-type="float" office:value="240" calcext:value-type="float">
            <text:p>240</text:p>
          </table:table-cell>
          <table:table-cell table:style-name="ce11" table:formula="of:=OFFSET([.C$4];[.M390];0)" office:value-type="float" office:value="43753" calcext:value-type="float">
            <text:p>43753</text:p>
          </table:table-cell>
          <table:table-cell table:style-name="ce37" table:formula="of:=[.L390]" office:value-type="float" office:value="0.0694444444444408" calcext:value-type="float">
            <text:p>0.06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0];0)&lt;=[.O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8T05:36:45.794992" calcext:value-type="date">
            <text:p>2019-10-18 05:36:46</text:p>
          </table:table-cell>
          <table:table-cell table:style-name="ce7" table:formula="of:=[.A391]" office:value-type="date" office:date-value="2019-10-18T05:36:45.794992" calcext:value-type="date">
            <text:p>2019-10-18 05:36:46</text:p>
          </table:table-cell>
          <table:table-cell table:formula="of:=TRUNC([.A391])" office:value-type="float" office:value="43756" calcext:value-type="float">
            <text:p>43756</text:p>
          </table:table-cell>
          <table:table-cell table:style-name="ce12" table:formula="of:=[.B391]-[.C391]" office:value-type="date" office:date-value="1899-12-30T05:36:45.79499246087" calcext:value-type="date">
            <text:p>12/30/99 05:36 AM</text:p>
          </table:table-cell>
          <table:table-cell table:formula="of:=MOD([.E390]-[.$E$2];[.$H$2])+1+[.$E$2]" office:value-type="float" office:value="179" calcext:value-type="float">
            <text:p>179</text:p>
          </table:table-cell>
          <table:table-cell table:formula="of:=MOD([.F390]+1/[.$H$2];5)" office:value-type="float" office:value="4.7" calcext:value-type="float">
            <text:p>4,7</text:p>
          </table:table-cell>
          <table:table-cell table:formula="of:=IF([.F391]&lt;0.000001;[.G390]+2+1/[.$H$2];[.G390]+1/[.$H$2])" office:value-type="float" office:value="11.7000000000001" calcext:value-type="float">
            <text:p>11,7000000000001</text:p>
          </table:table-cell>
          <table:table-cell table:number-columns-repeated="4"/>
          <table:table-cell table:style-name="ce36" table:formula="of:=SUM(MOD(SUM([.L390]-[.L$2];[.T$2]);[.R$2]-[.L$2]);[.L$2])" office:value-type="time" office:time-value="PT01H50M00S" calcext:value-type="time">
            <text:p>01:50:00</text:p>
          </table:table-cell>
          <table:table-cell table:style-name="ce11" table:formula="of:=IF([.L391]&lt;[.L390];[.M390]+[.H$2];[.M390])" office:value-type="float" office:value="240" calcext:value-type="float">
            <text:p>240</text:p>
          </table:table-cell>
          <table:table-cell table:style-name="ce11" table:formula="of:=OFFSET([.C$4];[.M391];0)" office:value-type="float" office:value="43753" calcext:value-type="float">
            <text:p>43753</text:p>
          </table:table-cell>
          <table:table-cell table:style-name="ce37" table:formula="of:=[.L391]" office:value-type="float" office:value="0.0763888888888852" calcext:value-type="float">
            <text:p>0.076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1];0)&lt;=[.O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8T05:33:37.47524" calcext:value-type="date">
            <text:p>2019-10-18 05:33:37</text:p>
          </table:table-cell>
          <table:table-cell table:style-name="ce7" table:formula="of:=[.A392]" office:value-type="date" office:date-value="2019-10-18T05:33:37.47524" calcext:value-type="date">
            <text:p>2019-10-18 05:33:37</text:p>
          </table:table-cell>
          <table:table-cell table:formula="of:=TRUNC([.A392])" office:value-type="float" office:value="43756" calcext:value-type="float">
            <text:p>43756</text:p>
          </table:table-cell>
          <table:table-cell table:style-name="ce12" table:formula="of:=[.B392]-[.C392]" office:value-type="date" office:date-value="1899-12-30T05:33:37.47524030507" calcext:value-type="date">
            <text:p>12/30/99 05:33 AM</text:p>
          </table:table-cell>
          <table:table-cell table:formula="of:=MOD([.E391]-[.$E$2];[.$H$2])+1+[.$E$2]" office:value-type="float" office:value="180" calcext:value-type="float">
            <text:p>180</text:p>
          </table:table-cell>
          <table:table-cell table:formula="of:=MOD([.F391]+1/[.$H$2];5)" office:value-type="float" office:value="4.725" calcext:value-type="float">
            <text:p>4,725</text:p>
          </table:table-cell>
          <table:table-cell table:formula="of:=IF([.F392]&lt;0.000001;[.G391]+2+1/[.$H$2];[.G391]+1/[.$H$2])" office:value-type="float" office:value="11.7250000000001" calcext:value-type="float">
            <text:p>11,7250000000001</text:p>
          </table:table-cell>
          <table:table-cell table:number-columns-repeated="4"/>
          <table:table-cell table:style-name="ce36" table:formula="of:=SUM(MOD(SUM([.L391]-[.L$2];[.T$2]);[.R$2]-[.L$2]);[.L$2])" office:value-type="time" office:time-value="PT02H00M00S" calcext:value-type="time">
            <text:p>02:00:00</text:p>
          </table:table-cell>
          <table:table-cell table:style-name="ce11" table:formula="of:=IF([.L392]&lt;[.L391];[.M391]+[.H$2];[.M391])" office:value-type="float" office:value="240" calcext:value-type="float">
            <text:p>240</text:p>
          </table:table-cell>
          <table:table-cell table:style-name="ce11" table:formula="of:=OFFSET([.C$4];[.M392];0)" office:value-type="float" office:value="43753" calcext:value-type="float">
            <text:p>43753</text:p>
          </table:table-cell>
          <table:table-cell table:style-name="ce37" table:formula="of:=[.L392]" office:value-type="float" office:value="0.0833333333333297" calcext:value-type="float">
            <text:p>0.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2];0)&lt;=[.O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8T05:51:04.55843" calcext:value-type="date">
            <text:p>2019-10-18 05:51:05</text:p>
          </table:table-cell>
          <table:table-cell table:style-name="ce7" table:formula="of:=[.A393]" office:value-type="date" office:date-value="2019-10-18T05:51:04.55843" calcext:value-type="date">
            <text:p>2019-10-18 05:51:05</text:p>
          </table:table-cell>
          <table:table-cell table:formula="of:=TRUNC([.A393])" office:value-type="float" office:value="43756" calcext:value-type="float">
            <text:p>43756</text:p>
          </table:table-cell>
          <table:table-cell table:style-name="ce12" table:formula="of:=[.B393]-[.C393]" office:value-type="date" office:date-value="1899-12-30T05:51:04.55843006261" calcext:value-type="date">
            <text:p>12/30/99 05:51 AM</text:p>
          </table:table-cell>
          <table:table-cell table:formula="of:=MOD([.E392]-[.$E$2];[.$H$2])+1+[.$E$2]" office:value-type="float" office:value="181" calcext:value-type="float">
            <text:p>181</text:p>
          </table:table-cell>
          <table:table-cell table:formula="of:=MOD([.F392]+1/[.$H$2];5)" office:value-type="float" office:value="4.75" calcext:value-type="float">
            <text:p>4,75</text:p>
          </table:table-cell>
          <table:table-cell table:formula="of:=IF([.F393]&lt;0.000001;[.G392]+2+1/[.$H$2];[.G392]+1/[.$H$2])" office:value-type="float" office:value="11.7500000000001" calcext:value-type="float">
            <text:p>11,7500000000001</text:p>
          </table:table-cell>
          <table:table-cell table:number-columns-repeated="4"/>
          <table:table-cell table:style-name="ce36" table:formula="of:=SUM(MOD(SUM([.L392]-[.L$2];[.T$2]);[.R$2]-[.L$2]);[.L$2])" office:value-type="time" office:time-value="PT02H10M00S" calcext:value-type="time">
            <text:p>02:10:00</text:p>
          </table:table-cell>
          <table:table-cell table:style-name="ce11" table:formula="of:=IF([.L393]&lt;[.L392];[.M392]+[.H$2];[.M392])" office:value-type="float" office:value="240" calcext:value-type="float">
            <text:p>240</text:p>
          </table:table-cell>
          <table:table-cell table:style-name="ce11" table:formula="of:=OFFSET([.C$4];[.M393];0)" office:value-type="float" office:value="43753" calcext:value-type="float">
            <text:p>43753</text:p>
          </table:table-cell>
          <table:table-cell table:style-name="ce37" table:formula="of:=[.L393]" office:value-type="float" office:value="0.0902777777777741" calcext:value-type="float">
            <text:p>0.09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3];0)&lt;=[.O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8T06:05:39.852006" calcext:value-type="date">
            <text:p>2019-10-18 06:05:40</text:p>
          </table:table-cell>
          <table:table-cell table:style-name="ce7" table:formula="of:=[.A394]" office:value-type="date" office:date-value="2019-10-18T06:05:39.852006" calcext:value-type="date">
            <text:p>2019-10-18 06:05:40</text:p>
          </table:table-cell>
          <table:table-cell table:formula="of:=TRUNC([.A394])" office:value-type="float" office:value="43756" calcext:value-type="float">
            <text:p>43756</text:p>
          </table:table-cell>
          <table:table-cell table:style-name="ce12" table:formula="of:=[.B394]-[.C394]" office:value-type="date" office:date-value="1899-12-30T06:05:39.85200645402" calcext:value-type="date">
            <text:p>12/30/99 06:05 AM</text:p>
          </table:table-cell>
          <table:table-cell table:formula="of:=MOD([.E393]-[.$E$2];[.$H$2])+1+[.$E$2]" office:value-type="float" office:value="182" calcext:value-type="float">
            <text:p>182</text:p>
          </table:table-cell>
          <table:table-cell table:formula="of:=MOD([.F393]+1/[.$H$2];5)" office:value-type="float" office:value="4.775" calcext:value-type="float">
            <text:p>4,775</text:p>
          </table:table-cell>
          <table:table-cell table:formula="of:=IF([.F394]&lt;0.000001;[.G393]+2+1/[.$H$2];[.G393]+1/[.$H$2])" office:value-type="float" office:value="11.7750000000001" calcext:value-type="float">
            <text:p>11,7750000000001</text:p>
          </table:table-cell>
          <table:table-cell table:number-columns-repeated="4"/>
          <table:table-cell table:style-name="ce36" table:formula="of:=SUM(MOD(SUM([.L393]-[.L$2];[.T$2]);[.R$2]-[.L$2]);[.L$2])" office:value-type="time" office:time-value="PT02H20M00S" calcext:value-type="time">
            <text:p>02:20:00</text:p>
          </table:table-cell>
          <table:table-cell table:style-name="ce11" table:formula="of:=IF([.L394]&lt;[.L393];[.M393]+[.H$2];[.M393])" office:value-type="float" office:value="240" calcext:value-type="float">
            <text:p>240</text:p>
          </table:table-cell>
          <table:table-cell table:style-name="ce11" table:formula="of:=OFFSET([.C$4];[.M394];0)" office:value-type="float" office:value="43753" calcext:value-type="float">
            <text:p>43753</text:p>
          </table:table-cell>
          <table:table-cell table:style-name="ce37" table:formula="of:=[.L394]" office:value-type="float" office:value="0.0972222222222186" calcext:value-type="float">
            <text:p>0.09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4];0)&lt;=[.O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8T05:27:12.347699" calcext:value-type="date">
            <text:p>2019-10-18 05:27:12</text:p>
          </table:table-cell>
          <table:table-cell table:style-name="ce7" table:formula="of:=[.A395]" office:value-type="date" office:date-value="2019-10-18T05:27:12.347699" calcext:value-type="date">
            <text:p>2019-10-18 05:27:12</text:p>
          </table:table-cell>
          <table:table-cell table:formula="of:=TRUNC([.A395])" office:value-type="float" office:value="43756" calcext:value-type="float">
            <text:p>43756</text:p>
          </table:table-cell>
          <table:table-cell table:style-name="ce12" table:formula="of:=[.B395]-[.C395]" office:value-type="date" office:date-value="1899-12-30T05:27:12.34769927803" calcext:value-type="date">
            <text:p>12/30/99 05:27 AM</text:p>
          </table:table-cell>
          <table:table-cell table:formula="of:=MOD([.E394]-[.$E$2];[.$H$2])+1+[.$E$2]" office:value-type="float" office:value="183" calcext:value-type="float">
            <text:p>183</text:p>
          </table:table-cell>
          <table:table-cell table:formula="of:=MOD([.F394]+1/[.$H$2];5)" office:value-type="float" office:value="4.8" calcext:value-type="float">
            <text:p>4,8</text:p>
          </table:table-cell>
          <table:table-cell table:formula="of:=IF([.F395]&lt;0.000001;[.G394]+2+1/[.$H$2];[.G394]+1/[.$H$2])" office:value-type="float" office:value="11.8000000000001" calcext:value-type="float">
            <text:p>11,8000000000001</text:p>
          </table:table-cell>
          <table:table-cell table:number-columns-repeated="4"/>
          <table:table-cell table:style-name="ce36" table:formula="of:=SUM(MOD(SUM([.L394]-[.L$2];[.T$2]);[.R$2]-[.L$2]);[.L$2])" office:value-type="time" office:time-value="PT02H30M00S" calcext:value-type="time">
            <text:p>02:30:00</text:p>
          </table:table-cell>
          <table:table-cell table:style-name="ce11" table:formula="of:=IF([.L395]&lt;[.L394];[.M394]+[.H$2];[.M394])" office:value-type="float" office:value="240" calcext:value-type="float">
            <text:p>240</text:p>
          </table:table-cell>
          <table:table-cell table:style-name="ce11" table:formula="of:=OFFSET([.C$4];[.M395];0)" office:value-type="float" office:value="43753" calcext:value-type="float">
            <text:p>43753</text:p>
          </table:table-cell>
          <table:table-cell table:style-name="ce37" table:formula="of:=[.L395]" office:value-type="float" office:value="0.104166666666663" calcext:value-type="float">
            <text:p>0.104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5];0)&lt;=[.O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8T06:04:42.798637" calcext:value-type="date">
            <text:p>2019-10-18 06:04:43</text:p>
          </table:table-cell>
          <table:table-cell table:style-name="ce7" table:formula="of:=[.A396]" office:value-type="date" office:date-value="2019-10-18T06:04:42.798637" calcext:value-type="date">
            <text:p>2019-10-18 06:04:43</text:p>
          </table:table-cell>
          <table:table-cell table:formula="of:=TRUNC([.A396])" office:value-type="float" office:value="43756" calcext:value-type="float">
            <text:p>43756</text:p>
          </table:table-cell>
          <table:table-cell table:style-name="ce12" table:formula="of:=[.B396]-[.C396]" office:value-type="date" office:date-value="1899-12-30T06:04:42.79863707721" calcext:value-type="date">
            <text:p>12/30/99 06:04 AM</text:p>
          </table:table-cell>
          <table:table-cell table:formula="of:=MOD([.E395]-[.$E$2];[.$H$2])+1+[.$E$2]" office:value-type="float" office:value="184" calcext:value-type="float">
            <text:p>184</text:p>
          </table:table-cell>
          <table:table-cell table:formula="of:=MOD([.F395]+1/[.$H$2];5)" office:value-type="float" office:value="4.825" calcext:value-type="float">
            <text:p>4,825</text:p>
          </table:table-cell>
          <table:table-cell table:formula="of:=IF([.F396]&lt;0.000001;[.G395]+2+1/[.$H$2];[.G395]+1/[.$H$2])" office:value-type="float" office:value="11.8250000000001" calcext:value-type="float">
            <text:p>11,8250000000001</text:p>
          </table:table-cell>
          <table:table-cell table:number-columns-repeated="4"/>
          <table:table-cell table:style-name="ce36" table:formula="of:=SUM(MOD(SUM([.L395]-[.L$2];[.T$2]);[.R$2]-[.L$2]);[.L$2])" office:value-type="time" office:time-value="PT02H40M00S" calcext:value-type="time">
            <text:p>02:40:00</text:p>
          </table:table-cell>
          <table:table-cell table:style-name="ce11" table:formula="of:=IF([.L396]&lt;[.L395];[.M395]+[.H$2];[.M395])" office:value-type="float" office:value="240" calcext:value-type="float">
            <text:p>240</text:p>
          </table:table-cell>
          <table:table-cell table:style-name="ce11" table:formula="of:=OFFSET([.C$4];[.M396];0)" office:value-type="float" office:value="43753" calcext:value-type="float">
            <text:p>43753</text:p>
          </table:table-cell>
          <table:table-cell table:style-name="ce37" table:formula="of:=[.L396]" office:value-type="float" office:value="0.111111111111107" calcext:value-type="float">
            <text:p>0.111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6];0)&lt;=[.O3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8T06:22:56.395268" calcext:value-type="date">
            <text:p>2019-10-18 06:22:56</text:p>
          </table:table-cell>
          <table:table-cell table:style-name="ce7" table:formula="of:=[.A397]" office:value-type="date" office:date-value="2019-10-18T06:22:56.395268" calcext:value-type="date">
            <text:p>2019-10-18 06:22:56</text:p>
          </table:table-cell>
          <table:table-cell table:formula="of:=TRUNC([.A397])" office:value-type="float" office:value="43756" calcext:value-type="float">
            <text:p>43756</text:p>
          </table:table-cell>
          <table:table-cell table:style-name="ce12" table:formula="of:=[.B397]-[.C397]" office:value-type="date" office:date-value="1899-12-30T06:22:56.39526771381" calcext:value-type="date">
            <text:p>12/30/99 06:22 AM</text:p>
          </table:table-cell>
          <table:table-cell table:formula="of:=MOD([.E396]-[.$E$2];[.$H$2])+1+[.$E$2]" office:value-type="float" office:value="185" calcext:value-type="float">
            <text:p>185</text:p>
          </table:table-cell>
          <table:table-cell table:formula="of:=MOD([.F396]+1/[.$H$2];5)" office:value-type="float" office:value="4.85" calcext:value-type="float">
            <text:p>4,85</text:p>
          </table:table-cell>
          <table:table-cell table:formula="of:=IF([.F397]&lt;0.000001;[.G396]+2+1/[.$H$2];[.G396]+1/[.$H$2])" office:value-type="float" office:value="11.8500000000001" calcext:value-type="float">
            <text:p>11,8500000000001</text:p>
          </table:table-cell>
          <table:table-cell table:number-columns-repeated="4"/>
          <table:table-cell table:style-name="ce36" table:formula="of:=SUM(MOD(SUM([.L396]-[.L$2];[.T$2]);[.R$2]-[.L$2]);[.L$2])" office:value-type="time" office:time-value="PT02H50M00S" calcext:value-type="time">
            <text:p>02:50:00</text:p>
          </table:table-cell>
          <table:table-cell table:style-name="ce11" table:formula="of:=IF([.L397]&lt;[.L396];[.M396]+[.H$2];[.M396])" office:value-type="float" office:value="240" calcext:value-type="float">
            <text:p>240</text:p>
          </table:table-cell>
          <table:table-cell table:style-name="ce11" table:formula="of:=OFFSET([.C$4];[.M397];0)" office:value-type="float" office:value="43753" calcext:value-type="float">
            <text:p>43753</text:p>
          </table:table-cell>
          <table:table-cell table:style-name="ce37" table:formula="of:=[.L397]" office:value-type="float" office:value="0.118055555555552" calcext:value-type="float">
            <text:p>0.1180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7];0)&lt;=[.O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8T05:59:40.098138" calcext:value-type="date">
            <text:p>2019-10-18 05:59:40</text:p>
          </table:table-cell>
          <table:table-cell table:style-name="ce7" table:formula="of:=[.A398]" office:value-type="date" office:date-value="2019-10-18T05:59:40.098138" calcext:value-type="date">
            <text:p>2019-10-18 05:59:40</text:p>
          </table:table-cell>
          <table:table-cell table:formula="of:=TRUNC([.A398])" office:value-type="float" office:value="43756" calcext:value-type="float">
            <text:p>43756</text:p>
          </table:table-cell>
          <table:table-cell table:style-name="ce12" table:formula="of:=[.B398]-[.C398]" office:value-type="date" office:date-value="1899-12-30T05:59:40.09813777171" calcext:value-type="date">
            <text:p>12/30/99 05:59 AM</text:p>
          </table:table-cell>
          <table:table-cell table:formula="of:=MOD([.E397]-[.$E$2];[.$H$2])+1+[.$E$2]" office:value-type="float" office:value="186" calcext:value-type="float">
            <text:p>186</text:p>
          </table:table-cell>
          <table:table-cell table:formula="of:=MOD([.F397]+1/[.$H$2];5)" office:value-type="float" office:value="4.875" calcext:value-type="float">
            <text:p>4,875</text:p>
          </table:table-cell>
          <table:table-cell table:formula="of:=IF([.F398]&lt;0.000001;[.G397]+2+1/[.$H$2];[.G397]+1/[.$H$2])" office:value-type="float" office:value="11.8750000000001" calcext:value-type="float">
            <text:p>11,8750000000001</text:p>
          </table:table-cell>
          <table:table-cell table:number-columns-repeated="4"/>
          <table:table-cell table:style-name="ce36" table:formula="of:=SUM(MOD(SUM([.L397]-[.L$2];[.T$2]);[.R$2]-[.L$2]);[.L$2])" office:value-type="time" office:time-value="PT03H00M00S" calcext:value-type="time">
            <text:p>03:00:00</text:p>
          </table:table-cell>
          <table:table-cell table:style-name="ce11" table:formula="of:=IF([.L398]&lt;[.L397];[.M397]+[.H$2];[.M397])" office:value-type="float" office:value="240" calcext:value-type="float">
            <text:p>240</text:p>
          </table:table-cell>
          <table:table-cell table:style-name="ce11" table:formula="of:=OFFSET([.C$4];[.M398];0)" office:value-type="float" office:value="43753" calcext:value-type="float">
            <text:p>43753</text:p>
          </table:table-cell>
          <table:table-cell table:style-name="ce37" table:formula="of:=[.L398]" office:value-type="float" office:value="0.124999999999996" calcext:value-type="float">
            <text:p>0.124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8];0)&lt;=[.O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8T05:49:46.737637" calcext:value-type="date">
            <text:p>2019-10-18 05:49:47</text:p>
          </table:table-cell>
          <table:table-cell table:style-name="ce7" table:formula="of:=[.A399]" office:value-type="date" office:date-value="2019-10-18T05:49:46.737637" calcext:value-type="date">
            <text:p>2019-10-18 05:49:47</text:p>
          </table:table-cell>
          <table:table-cell table:formula="of:=TRUNC([.A399])" office:value-type="float" office:value="43756" calcext:value-type="float">
            <text:p>43756</text:p>
          </table:table-cell>
          <table:table-cell table:style-name="ce12" table:formula="of:=[.B399]-[.C399]" office:value-type="date" office:date-value="1899-12-30T05:49:46.7376372451" calcext:value-type="date">
            <text:p>12/30/99 05:49 AM</text:p>
          </table:table-cell>
          <table:table-cell table:formula="of:=MOD([.E398]-[.$E$2];[.$H$2])+1+[.$E$2]" office:value-type="float" office:value="187" calcext:value-type="float">
            <text:p>187</text:p>
          </table:table-cell>
          <table:table-cell table:formula="of:=MOD([.F398]+1/[.$H$2];5)" office:value-type="float" office:value="4.9" calcext:value-type="float">
            <text:p>4,9</text:p>
          </table:table-cell>
          <table:table-cell table:formula="of:=IF([.F399]&lt;0.000001;[.G398]+2+1/[.$H$2];[.G398]+1/[.$H$2])" office:value-type="float" office:value="11.9000000000001" calcext:value-type="float">
            <text:p>11,9000000000001</text:p>
          </table:table-cell>
          <table:table-cell table:number-columns-repeated="4"/>
          <table:table-cell table:style-name="ce36" table:formula="of:=SUM(MOD(SUM([.L398]-[.L$2];[.T$2]);[.R$2]-[.L$2]);[.L$2])" office:value-type="time" office:time-value="PT03H10M00S" calcext:value-type="time">
            <text:p>03:10:00</text:p>
          </table:table-cell>
          <table:table-cell table:style-name="ce11" table:formula="of:=IF([.L399]&lt;[.L398];[.M398]+[.H$2];[.M398])" office:value-type="float" office:value="240" calcext:value-type="float">
            <text:p>240</text:p>
          </table:table-cell>
          <table:table-cell table:style-name="ce11" table:formula="of:=OFFSET([.C$4];[.M399];0)" office:value-type="float" office:value="43753" calcext:value-type="float">
            <text:p>43753</text:p>
          </table:table-cell>
          <table:table-cell table:style-name="ce37" table:formula="of:=[.L399]" office:value-type="float" office:value="0.131944444444441" calcext:value-type="float">
            <text:p>0.131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9];0)&lt;=[.O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8T05:56:33.064409" calcext:value-type="date">
            <text:p>2019-10-18 05:56:33</text:p>
          </table:table-cell>
          <table:table-cell table:style-name="ce7" table:formula="of:=[.A400]" office:value-type="date" office:date-value="2019-10-18T05:56:33.064409" calcext:value-type="date">
            <text:p>2019-10-18 05:56:33</text:p>
          </table:table-cell>
          <table:table-cell table:formula="of:=TRUNC([.A400])" office:value-type="float" office:value="43756" calcext:value-type="float">
            <text:p>43756</text:p>
          </table:table-cell>
          <table:table-cell table:style-name="ce12" table:formula="of:=[.B400]-[.C400]" office:value-type="date" office:date-value="1899-12-30T05:56:33.0644094944" calcext:value-type="date">
            <text:p>12/30/99 05:56 AM</text:p>
          </table:table-cell>
          <table:table-cell table:formula="of:=MOD([.E399]-[.$E$2];[.$H$2])+1+[.$E$2]" office:value-type="float" office:value="188" calcext:value-type="float">
            <text:p>188</text:p>
          </table:table-cell>
          <table:table-cell table:formula="of:=MOD([.F399]+1/[.$H$2];5)" office:value-type="float" office:value="4.925" calcext:value-type="float">
            <text:p>4,925</text:p>
          </table:table-cell>
          <table:table-cell table:formula="of:=IF([.F400]&lt;0.000001;[.G399]+2+1/[.$H$2];[.G399]+1/[.$H$2])" office:value-type="float" office:value="11.9250000000001" calcext:value-type="float">
            <text:p>11,9250000000001</text:p>
          </table:table-cell>
          <table:table-cell table:number-columns-repeated="4"/>
          <table:table-cell table:style-name="ce36" table:formula="of:=SUM(MOD(SUM([.L399]-[.L$2];[.T$2]);[.R$2]-[.L$2]);[.L$2])" office:value-type="time" office:time-value="PT03H20M00S" calcext:value-type="time">
            <text:p>03:20:00</text:p>
          </table:table-cell>
          <table:table-cell table:style-name="ce11" table:formula="of:=IF([.L400]&lt;[.L399];[.M399]+[.H$2];[.M399])" office:value-type="float" office:value="240" calcext:value-type="float">
            <text:p>240</text:p>
          </table:table-cell>
          <table:table-cell table:style-name="ce11" table:formula="of:=OFFSET([.C$4];[.M400];0)" office:value-type="float" office:value="43753" calcext:value-type="float">
            <text:p>43753</text:p>
          </table:table-cell>
          <table:table-cell table:style-name="ce37" table:formula="of:=[.L400]" office:value-type="float" office:value="0.138888888888885" calcext:value-type="float">
            <text:p>0.13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0];0)&lt;=[.O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8T06:06:03.244404" calcext:value-type="date">
            <text:p>2019-10-18 06:06:03</text:p>
          </table:table-cell>
          <table:table-cell table:style-name="ce7" table:formula="of:=[.A401]" office:value-type="date" office:date-value="2019-10-18T06:06:03.244404" calcext:value-type="date">
            <text:p>2019-10-18 06:06:03</text:p>
          </table:table-cell>
          <table:table-cell table:formula="of:=TRUNC([.A401])" office:value-type="float" office:value="43756" calcext:value-type="float">
            <text:p>43756</text:p>
          </table:table-cell>
          <table:table-cell table:style-name="ce12" table:formula="of:=[.B401]-[.C401]" office:value-type="date" office:date-value="1899-12-30T06:06:03.24440371245" calcext:value-type="date">
            <text:p>12/30/99 06:06 AM</text:p>
          </table:table-cell>
          <table:table-cell table:formula="of:=MOD([.E400]-[.$E$2];[.$H$2])+1+[.$E$2]" office:value-type="float" office:value="189" calcext:value-type="float">
            <text:p>189</text:p>
          </table:table-cell>
          <table:table-cell table:formula="of:=MOD([.F400]+1/[.$H$2];5)" office:value-type="float" office:value="4.95" calcext:value-type="float">
            <text:p>4,95</text:p>
          </table:table-cell>
          <table:table-cell table:formula="of:=IF([.F401]&lt;0.000001;[.G400]+2+1/[.$H$2];[.G400]+1/[.$H$2])" office:value-type="float" office:value="11.9500000000001" calcext:value-type="float">
            <text:p>11,9500000000001</text:p>
          </table:table-cell>
          <table:table-cell table:number-columns-repeated="4"/>
          <table:table-cell table:style-name="ce36" table:formula="of:=SUM(MOD(SUM([.L400]-[.L$2];[.T$2]);[.R$2]-[.L$2]);[.L$2])" office:value-type="time" office:time-value="PT03H30M00S" calcext:value-type="time">
            <text:p>03:30:00</text:p>
          </table:table-cell>
          <table:table-cell table:style-name="ce11" table:formula="of:=IF([.L401]&lt;[.L400];[.M400]+[.H$2];[.M400])" office:value-type="float" office:value="240" calcext:value-type="float">
            <text:p>240</text:p>
          </table:table-cell>
          <table:table-cell table:style-name="ce11" table:formula="of:=OFFSET([.C$4];[.M401];0)" office:value-type="float" office:value="43753" calcext:value-type="float">
            <text:p>43753</text:p>
          </table:table-cell>
          <table:table-cell table:style-name="ce37" table:formula="of:=[.L401]" office:value-type="float" office:value="0.14583333333333" calcext:value-type="float">
            <text:p>0.14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1];0)&lt;=[.O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8T06:07:39.724105" calcext:value-type="date">
            <text:p>2019-10-18 06:07:40</text:p>
          </table:table-cell>
          <table:table-cell table:style-name="ce7" table:formula="of:=[.A402]" office:value-type="date" office:date-value="2019-10-18T06:07:39.724105" calcext:value-type="date">
            <text:p>2019-10-18 06:07:40</text:p>
          </table:table-cell>
          <table:table-cell table:formula="of:=TRUNC([.A402])" office:value-type="float" office:value="43756" calcext:value-type="float">
            <text:p>43756</text:p>
          </table:table-cell>
          <table:table-cell table:style-name="ce12" table:formula="of:=[.B402]-[.C402]" office:value-type="date" office:date-value="1899-12-30T06:07:39.72410507966" calcext:value-type="date">
            <text:p>12/30/99 06:07 AM</text:p>
          </table:table-cell>
          <table:table-cell table:formula="of:=MOD([.E401]-[.$E$2];[.$H$2])+1+[.$E$2]" office:value-type="float" office:value="190" calcext:value-type="float">
            <text:p>190</text:p>
          </table:table-cell>
          <table:table-cell table:formula="of:=MOD([.F401]+1/[.$H$2];5)" office:value-type="float" office:value="4.975" calcext:value-type="float">
            <text:p>4,975</text:p>
          </table:table-cell>
          <table:table-cell table:formula="of:=IF([.F402]&lt;0.000001;[.G401]+2+1/[.$H$2];[.G401]+1/[.$H$2])" office:value-type="float" office:value="11.9750000000001" calcext:value-type="float">
            <text:p>11,9750000000001</text:p>
          </table:table-cell>
          <table:table-cell table:number-columns-repeated="4"/>
          <table:table-cell table:style-name="ce36" table:formula="of:=SUM(MOD(SUM([.L401]-[.L$2];[.T$2]);[.R$2]-[.L$2]);[.L$2])" office:value-type="time" office:time-value="PT03H40M00S" calcext:value-type="time">
            <text:p>03:40:00</text:p>
          </table:table-cell>
          <table:table-cell table:style-name="ce11" table:formula="of:=IF([.L402]&lt;[.L401];[.M401]+[.H$2];[.M401])" office:value-type="float" office:value="240" calcext:value-type="float">
            <text:p>240</text:p>
          </table:table-cell>
          <table:table-cell table:style-name="ce11" table:formula="of:=OFFSET([.C$4];[.M402];0)" office:value-type="float" office:value="43753" calcext:value-type="float">
            <text:p>43753</text:p>
          </table:table-cell>
          <table:table-cell table:style-name="ce37" table:formula="of:=[.L402]" office:value-type="float" office:value="0.152777777777774" calcext:value-type="float">
            <text:p>0.15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2];0)&lt;=[.O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1T05:29:08.737606" calcext:value-type="date">
            <text:p>2019-10-21 05:29:09</text:p>
          </table:table-cell>
          <table:table-cell table:style-name="ce7" table:formula="of:=[.A403]" office:value-type="date" office:date-value="2019-10-21T05:29:08.737606" calcext:value-type="date">
            <text:p>2019-10-21 05:29:09</text:p>
          </table:table-cell>
          <table:table-cell table:formula="of:=TRUNC([.A403])" office:value-type="float" office:value="43759" calcext:value-type="float">
            <text:p>43759</text:p>
          </table:table-cell>
          <table:table-cell table:style-name="ce12" table:formula="of:=[.B403]-[.C403]" office:value-type="date" office:date-value="1899-12-30T05:29:08.73760621995" calcext:value-type="date">
            <text:p>12/30/99 05:29 AM</text:p>
          </table:table-cell>
          <table:table-cell table:formula="of:=MOD([.E402]-[.$E$2];[.$H$2])+1+[.$E$2]" office:value-type="float" office:value="151" calcext:value-type="float">
            <text:p>151</text:p>
          </table:table-cell>
          <table:table-cell table:formula="of:=MOD([.F402]+1/[.$H$2];5)" office:value-type="float" office:value="0" calcext:value-type="float">
            <text:p>0</text:p>
          </table:table-cell>
          <table:table-cell table:formula="of:=IF([.F403]&lt;0.000001;[.G402]+2+1/[.$H$2];[.G402]+1/[.$H$2])" office:value-type="float" office:value="14.0000000000001" calcext:value-type="float">
            <text:p>14,0000000000001</text:p>
          </table:table-cell>
          <table:table-cell table:number-columns-repeated="4"/>
          <table:table-cell table:style-name="ce36" table:formula="of:=SUM(MOD(SUM([.L402]-[.L$2];[.T$2]);[.R$2]-[.L$2]);[.L$2])" office:value-type="time" office:time-value="PT03H50M00S" calcext:value-type="time">
            <text:p>03:50:00</text:p>
          </table:table-cell>
          <table:table-cell table:style-name="ce11" table:formula="of:=IF([.L403]&lt;[.L402];[.M402]+[.H$2];[.M402])" office:value-type="float" office:value="240" calcext:value-type="float">
            <text:p>240</text:p>
          </table:table-cell>
          <table:table-cell table:style-name="ce11" table:formula="of:=OFFSET([.C$4];[.M403];0)" office:value-type="float" office:value="43753" calcext:value-type="float">
            <text:p>43753</text:p>
          </table:table-cell>
          <table:table-cell table:style-name="ce37" table:formula="of:=[.L403]" office:value-type="float" office:value="0.159722222222219" calcext:value-type="float">
            <text:p>0.15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3];0)&lt;=[.O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1T06:08:15.126902" calcext:value-type="date">
            <text:p>2019-10-21 06:08:15</text:p>
          </table:table-cell>
          <table:table-cell table:style-name="ce7" table:formula="of:=[.A404]" office:value-type="date" office:date-value="2019-10-21T06:08:15.126902" calcext:value-type="date">
            <text:p>2019-10-21 06:08:15</text:p>
          </table:table-cell>
          <table:table-cell table:formula="of:=TRUNC([.A404])" office:value-type="float" office:value="43759" calcext:value-type="float">
            <text:p>43759</text:p>
          </table:table-cell>
          <table:table-cell table:style-name="ce12" table:formula="of:=[.B404]-[.C404]" office:value-type="date" office:date-value="1899-12-30T06:08:15.12690226547" calcext:value-type="date">
            <text:p>12/30/99 06:08 AM</text:p>
          </table:table-cell>
          <table:table-cell table:formula="of:=MOD([.E403]-[.$E$2];[.$H$2])+1+[.$E$2]" office:value-type="float" office:value="152" calcext:value-type="float">
            <text:p>152</text:p>
          </table:table-cell>
          <table:table-cell table:formula="of:=MOD([.F403]+1/[.$H$2];5)" office:value-type="float" office:value="0.025" calcext:value-type="float">
            <text:p>0,025</text:p>
          </table:table-cell>
          <table:table-cell table:formula="of:=IF([.F404]&lt;0.000001;[.G403]+2+1/[.$H$2];[.G403]+1/[.$H$2])" office:value-type="float" office:value="14.0250000000001" calcext:value-type="float">
            <text:p>14,0250000000001</text:p>
          </table:table-cell>
          <table:table-cell table:number-columns-repeated="4"/>
          <table:table-cell table:style-name="ce36" table:formula="of:=SUM(MOD(SUM([.L403]-[.L$2];[.T$2]);[.R$2]-[.L$2]);[.L$2])" office:value-type="time" office:time-value="PT04H00M00S" calcext:value-type="time">
            <text:p>04:00:00</text:p>
          </table:table-cell>
          <table:table-cell table:style-name="ce11" table:formula="of:=IF([.L404]&lt;[.L403];[.M403]+[.H$2];[.M403])" office:value-type="float" office:value="240" calcext:value-type="float">
            <text:p>240</text:p>
          </table:table-cell>
          <table:table-cell table:style-name="ce11" table:formula="of:=OFFSET([.C$4];[.M404];0)" office:value-type="float" office:value="43753" calcext:value-type="float">
            <text:p>43753</text:p>
          </table:table-cell>
          <table:table-cell table:style-name="ce37" table:formula="of:=[.L404]" office:value-type="float" office:value="0.166666666666663" calcext:value-type="float">
            <text:p>0.166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4];0)&lt;=[.O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1T05:52:14.930634" calcext:value-type="date">
            <text:p>2019-10-21 05:52:15</text:p>
          </table:table-cell>
          <table:table-cell table:style-name="ce7" table:formula="of:=[.A405]" office:value-type="date" office:date-value="2019-10-21T05:52:14.930634" calcext:value-type="date">
            <text:p>2019-10-21 05:52:15</text:p>
          </table:table-cell>
          <table:table-cell table:formula="of:=TRUNC([.A405])" office:value-type="float" office:value="43759" calcext:value-type="float">
            <text:p>43759</text:p>
          </table:table-cell>
          <table:table-cell table:style-name="ce12" table:formula="of:=[.B405]-[.C405]" office:value-type="date" office:date-value="1899-12-30T05:52:14.9306343589" calcext:value-type="date">
            <text:p>12/30/99 05:52 AM</text:p>
          </table:table-cell>
          <table:table-cell table:formula="of:=MOD([.E404]-[.$E$2];[.$H$2])+1+[.$E$2]" office:value-type="float" office:value="153" calcext:value-type="float">
            <text:p>153</text:p>
          </table:table-cell>
          <table:table-cell table:formula="of:=MOD([.F404]+1/[.$H$2];5)" office:value-type="float" office:value="0.05" calcext:value-type="float">
            <text:p>0,05</text:p>
          </table:table-cell>
          <table:table-cell table:formula="of:=IF([.F405]&lt;0.000001;[.G404]+2+1/[.$H$2];[.G404]+1/[.$H$2])" office:value-type="float" office:value="14.0500000000001" calcext:value-type="float">
            <text:p>14,0500000000001</text:p>
          </table:table-cell>
          <table:table-cell table:number-columns-repeated="4"/>
          <table:table-cell table:style-name="ce36" table:formula="of:=SUM(MOD(SUM([.L404]-[.L$2];[.T$2]);[.R$2]-[.L$2]);[.L$2])" office:value-type="time" office:time-value="PT04H10M00S" calcext:value-type="time">
            <text:p>04:10:00</text:p>
          </table:table-cell>
          <table:table-cell table:style-name="ce11" table:formula="of:=IF([.L405]&lt;[.L404];[.M404]+[.H$2];[.M404])" office:value-type="float" office:value="240" calcext:value-type="float">
            <text:p>240</text:p>
          </table:table-cell>
          <table:table-cell table:style-name="ce11" table:formula="of:=OFFSET([.C$4];[.M405];0)" office:value-type="float" office:value="43753" calcext:value-type="float">
            <text:p>43753</text:p>
          </table:table-cell>
          <table:table-cell table:style-name="ce37" table:formula="of:=[.L405]" office:value-type="float" office:value="0.173611111111107" calcext:value-type="float">
            <text:p>0.17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5];0)&lt;=[.O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1T05:31:28.302409" calcext:value-type="date">
            <text:p>2019-10-21 05:31:28</text:p>
          </table:table-cell>
          <table:table-cell table:style-name="ce7" table:formula="of:=[.A406]" office:value-type="date" office:date-value="2019-10-21T05:31:28.302409" calcext:value-type="date">
            <text:p>2019-10-21 05:31:28</text:p>
          </table:table-cell>
          <table:table-cell table:formula="of:=TRUNC([.A406])" office:value-type="float" office:value="43759" calcext:value-type="float">
            <text:p>43759</text:p>
          </table:table-cell>
          <table:table-cell table:style-name="ce12" table:formula="of:=[.B406]-[.C406]" office:value-type="date" office:date-value="1899-12-30T05:31:28.30240883399" calcext:value-type="date">
            <text:p>12/30/99 05:31 AM</text:p>
          </table:table-cell>
          <table:table-cell table:formula="of:=MOD([.E405]-[.$E$2];[.$H$2])+1+[.$E$2]" office:value-type="float" office:value="154" calcext:value-type="float">
            <text:p>154</text:p>
          </table:table-cell>
          <table:table-cell table:formula="of:=MOD([.F405]+1/[.$H$2];5)" office:value-type="float" office:value="0.075" calcext:value-type="float">
            <text:p>0,075</text:p>
          </table:table-cell>
          <table:table-cell table:formula="of:=IF([.F406]&lt;0.000001;[.G405]+2+1/[.$H$2];[.G405]+1/[.$H$2])" office:value-type="float" office:value="14.0750000000001" calcext:value-type="float">
            <text:p>14,0750000000001</text:p>
          </table:table-cell>
          <table:table-cell table:number-columns-repeated="4"/>
          <table:table-cell table:style-name="ce36" table:formula="of:=SUM(MOD(SUM([.L405]-[.L$2];[.T$2]);[.R$2]-[.L$2]);[.L$2])" office:value-type="time" office:time-value="PT04H20M00S" calcext:value-type="time">
            <text:p>04:20:00</text:p>
          </table:table-cell>
          <table:table-cell table:style-name="ce11" table:formula="of:=IF([.L406]&lt;[.L405];[.M405]+[.H$2];[.M405])" office:value-type="float" office:value="240" calcext:value-type="float">
            <text:p>240</text:p>
          </table:table-cell>
          <table:table-cell table:style-name="ce11" table:formula="of:=OFFSET([.C$4];[.M406];0)" office:value-type="float" office:value="43753" calcext:value-type="float">
            <text:p>43753</text:p>
          </table:table-cell>
          <table:table-cell table:style-name="ce37" table:formula="of:=[.L406]" office:value-type="float" office:value="0.180555555555552" calcext:value-type="float">
            <text:p>0.180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6];0)&lt;=[.O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1T05:45:56.118179" calcext:value-type="date">
            <text:p>2019-10-21 05:45:56</text:p>
          </table:table-cell>
          <table:table-cell table:style-name="ce7" table:formula="of:=[.A407]" office:value-type="date" office:date-value="2019-10-21T05:45:56.118179" calcext:value-type="date">
            <text:p>2019-10-21 05:45:56</text:p>
          </table:table-cell>
          <table:table-cell table:formula="of:=TRUNC([.A407])" office:value-type="float" office:value="43759" calcext:value-type="float">
            <text:p>43759</text:p>
          </table:table-cell>
          <table:table-cell table:style-name="ce12" table:formula="of:=[.B407]-[.C407]" office:value-type="date" office:date-value="1899-12-30T05:45:56.11817864701" calcext:value-type="date">
            <text:p>12/30/99 05:45 AM</text:p>
          </table:table-cell>
          <table:table-cell table:formula="of:=MOD([.E406]-[.$E$2];[.$H$2])+1+[.$E$2]" office:value-type="float" office:value="155" calcext:value-type="float">
            <text:p>155</text:p>
          </table:table-cell>
          <table:table-cell table:formula="of:=MOD([.F406]+1/[.$H$2];5)" office:value-type="float" office:value="0.1" calcext:value-type="float">
            <text:p>0,1</text:p>
          </table:table-cell>
          <table:table-cell table:formula="of:=IF([.F407]&lt;0.000001;[.G406]+2+1/[.$H$2];[.G406]+1/[.$H$2])" office:value-type="float" office:value="14.1000000000001" calcext:value-type="float">
            <text:p>14,1000000000001</text:p>
          </table:table-cell>
          <table:table-cell table:number-columns-repeated="4"/>
          <table:table-cell table:style-name="ce36" table:formula="of:=SUM(MOD(SUM([.L406]-[.L$2];[.T$2]);[.R$2]-[.L$2]);[.L$2])" office:value-type="time" office:time-value="PT04H30M00S" calcext:value-type="time">
            <text:p>04:30:00</text:p>
          </table:table-cell>
          <table:table-cell table:style-name="ce11" table:formula="of:=IF([.L407]&lt;[.L406];[.M406]+[.H$2];[.M406])" office:value-type="float" office:value="240" calcext:value-type="float">
            <text:p>240</text:p>
          </table:table-cell>
          <table:table-cell table:style-name="ce11" table:formula="of:=OFFSET([.C$4];[.M407];0)" office:value-type="float" office:value="43753" calcext:value-type="float">
            <text:p>43753</text:p>
          </table:table-cell>
          <table:table-cell table:style-name="ce37" table:formula="of:=[.L407]" office:value-type="float" office:value="0.187499999999996" calcext:value-type="float">
            <text:p>0.18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7];0)&lt;=[.O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1T05:51:27.029329" calcext:value-type="date">
            <text:p>2019-10-21 05:51:27</text:p>
          </table:table-cell>
          <table:table-cell table:style-name="ce7" table:formula="of:=[.A408]" office:value-type="date" office:date-value="2019-10-21T05:51:27.029329" calcext:value-type="date">
            <text:p>2019-10-21 05:51:27</text:p>
          </table:table-cell>
          <table:table-cell table:formula="of:=TRUNC([.A408])" office:value-type="float" office:value="43759" calcext:value-type="float">
            <text:p>43759</text:p>
          </table:table-cell>
          <table:table-cell table:style-name="ce12" table:formula="of:=[.B408]-[.C408]" office:value-type="date" office:date-value="1899-12-30T05:51:27.02932884917" calcext:value-type="date">
            <text:p>12/30/99 05:51 AM</text:p>
          </table:table-cell>
          <table:table-cell table:formula="of:=MOD([.E407]-[.$E$2];[.$H$2])+1+[.$E$2]" office:value-type="float" office:value="156" calcext:value-type="float">
            <text:p>156</text:p>
          </table:table-cell>
          <table:table-cell table:formula="of:=MOD([.F407]+1/[.$H$2];5)" office:value-type="float" office:value="0.125" calcext:value-type="float">
            <text:p>0,125</text:p>
          </table:table-cell>
          <table:table-cell table:formula="of:=IF([.F408]&lt;0.000001;[.G407]+2+1/[.$H$2];[.G407]+1/[.$H$2])" office:value-type="float" office:value="14.1250000000001" calcext:value-type="float">
            <text:p>14,1250000000001</text:p>
          </table:table-cell>
          <table:table-cell table:number-columns-repeated="4"/>
          <table:table-cell table:style-name="ce36" table:formula="of:=SUM(MOD(SUM([.L407]-[.L$2];[.T$2]);[.R$2]-[.L$2]);[.L$2])" office:value-type="time" office:time-value="PT04H40M00S" calcext:value-type="time">
            <text:p>04:40:00</text:p>
          </table:table-cell>
          <table:table-cell table:style-name="ce11" table:formula="of:=IF([.L408]&lt;[.L407];[.M407]+[.H$2];[.M407])" office:value-type="float" office:value="240" calcext:value-type="float">
            <text:p>240</text:p>
          </table:table-cell>
          <table:table-cell table:style-name="ce11" table:formula="of:=OFFSET([.C$4];[.M408];0)" office:value-type="float" office:value="43753" calcext:value-type="float">
            <text:p>43753</text:p>
          </table:table-cell>
          <table:table-cell table:style-name="ce37" table:formula="of:=[.L408]" office:value-type="float" office:value="0.194444444444441" calcext:value-type="float">
            <text:p>0.194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8];0)&lt;=[.O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1T05:54:09.936395" calcext:value-type="date">
            <text:p>2019-10-21 05:54:10</text:p>
          </table:table-cell>
          <table:table-cell table:style-name="ce7" table:formula="of:=[.A409]" office:value-type="date" office:date-value="2019-10-21T05:54:09.936395" calcext:value-type="date">
            <text:p>2019-10-21 05:54:10</text:p>
          </table:table-cell>
          <table:table-cell table:formula="of:=TRUNC([.A409])" office:value-type="float" office:value="43759" calcext:value-type="float">
            <text:p>43759</text:p>
          </table:table-cell>
          <table:table-cell table:style-name="ce12" table:formula="of:=[.B409]-[.C409]" office:value-type="date" office:date-value="1899-12-30T05:54:09.93639509194" calcext:value-type="date">
            <text:p>12/30/99 05:54 AM</text:p>
          </table:table-cell>
          <table:table-cell table:formula="of:=MOD([.E408]-[.$E$2];[.$H$2])+1+[.$E$2]" office:value-type="float" office:value="157" calcext:value-type="float">
            <text:p>157</text:p>
          </table:table-cell>
          <table:table-cell table:formula="of:=MOD([.F408]+1/[.$H$2];5)" office:value-type="float" office:value="0.15" calcext:value-type="float">
            <text:p>0,15</text:p>
          </table:table-cell>
          <table:table-cell table:formula="of:=IF([.F409]&lt;0.000001;[.G408]+2+1/[.$H$2];[.G408]+1/[.$H$2])" office:value-type="float" office:value="14.1500000000001" calcext:value-type="float">
            <text:p>14,1500000000001</text:p>
          </table:table-cell>
          <table:table-cell table:number-columns-repeated="4"/>
          <table:table-cell table:style-name="ce36" table:formula="of:=SUM(MOD(SUM([.L408]-[.L$2];[.T$2]);[.R$2]-[.L$2]);[.L$2])" office:value-type="time" office:time-value="PT04H50M00S" calcext:value-type="time">
            <text:p>04:50:00</text:p>
          </table:table-cell>
          <table:table-cell table:style-name="ce11" table:formula="of:=IF([.L409]&lt;[.L408];[.M408]+[.H$2];[.M408])" office:value-type="float" office:value="240" calcext:value-type="float">
            <text:p>240</text:p>
          </table:table-cell>
          <table:table-cell table:style-name="ce11" table:formula="of:=OFFSET([.C$4];[.M409];0)" office:value-type="float" office:value="43753" calcext:value-type="float">
            <text:p>43753</text:p>
          </table:table-cell>
          <table:table-cell table:style-name="ce37" table:formula="of:=[.L409]" office:value-type="float" office:value="0.201388888888885" calcext:value-type="float">
            <text:p>0.201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9];0)&lt;=[.O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1T06:01:45.39955" calcext:value-type="date">
            <text:p>2019-10-21 06:01:45</text:p>
          </table:table-cell>
          <table:table-cell table:style-name="ce7" table:formula="of:=[.A410]" office:value-type="date" office:date-value="2019-10-21T06:01:45.39955" calcext:value-type="date">
            <text:p>2019-10-21 06:01:45</text:p>
          </table:table-cell>
          <table:table-cell table:formula="of:=TRUNC([.A410])" office:value-type="float" office:value="43759" calcext:value-type="float">
            <text:p>43759</text:p>
          </table:table-cell>
          <table:table-cell table:style-name="ce12" table:formula="of:=[.B410]-[.C410]" office:value-type="date" office:date-value="1899-12-30T06:01:45.3995502647" calcext:value-type="date">
            <text:p>12/30/99 06:01 AM</text:p>
          </table:table-cell>
          <table:table-cell table:formula="of:=MOD([.E409]-[.$E$2];[.$H$2])+1+[.$E$2]" office:value-type="float" office:value="158" calcext:value-type="float">
            <text:p>158</text:p>
          </table:table-cell>
          <table:table-cell table:formula="of:=MOD([.F409]+1/[.$H$2];5)" office:value-type="float" office:value="0.175" calcext:value-type="float">
            <text:p>0,175</text:p>
          </table:table-cell>
          <table:table-cell table:formula="of:=IF([.F410]&lt;0.000001;[.G409]+2+1/[.$H$2];[.G409]+1/[.$H$2])" office:value-type="float" office:value="14.1750000000001" calcext:value-type="float">
            <text:p>14,1750000000001</text:p>
          </table:table-cell>
          <table:table-cell table:number-columns-repeated="4"/>
          <table:table-cell table:style-name="ce36" table:formula="of:=SUM(MOD(SUM([.L409]-[.L$2];[.T$2]);[.R$2]-[.L$2]);[.L$2])" office:value-type="time" office:time-value="PT05H00M00S" calcext:value-type="time">
            <text:p>05:00:00</text:p>
          </table:table-cell>
          <table:table-cell table:style-name="ce11" table:formula="of:=IF([.L410]&lt;[.L409];[.M409]+[.H$2];[.M409])" office:value-type="float" office:value="240" calcext:value-type="float">
            <text:p>240</text:p>
          </table:table-cell>
          <table:table-cell table:style-name="ce11" table:formula="of:=OFFSET([.C$4];[.M410];0)" office:value-type="float" office:value="43753" calcext:value-type="float">
            <text:p>43753</text:p>
          </table:table-cell>
          <table:table-cell table:style-name="ce37" table:formula="of:=[.L410]" office:value-type="float" office:value="0.20833333333333" calcext:value-type="float">
            <text:p>0.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0];0)&lt;=[.O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1T06:15:34.349742" calcext:value-type="date">
            <text:p>2019-10-21 06:15:34</text:p>
          </table:table-cell>
          <table:table-cell table:style-name="ce7" table:formula="of:=[.A411]" office:value-type="date" office:date-value="2019-10-21T06:15:34.349742" calcext:value-type="date">
            <text:p>2019-10-21 06:15:34</text:p>
          </table:table-cell>
          <table:table-cell table:formula="of:=TRUNC([.A411])" office:value-type="float" office:value="43759" calcext:value-type="float">
            <text:p>43759</text:p>
          </table:table-cell>
          <table:table-cell table:style-name="ce12" table:formula="of:=[.B411]-[.C411]" office:value-type="date" office:date-value="1899-12-30T06:15:34.34974243864" calcext:value-type="date">
            <text:p>12/30/99 06:15 AM</text:p>
          </table:table-cell>
          <table:table-cell table:formula="of:=MOD([.E410]-[.$E$2];[.$H$2])+1+[.$E$2]" office:value-type="float" office:value="159" calcext:value-type="float">
            <text:p>159</text:p>
          </table:table-cell>
          <table:table-cell table:formula="of:=MOD([.F410]+1/[.$H$2];5)" office:value-type="float" office:value="0.2" calcext:value-type="float">
            <text:p>0,2</text:p>
          </table:table-cell>
          <table:table-cell table:formula="of:=IF([.F411]&lt;0.000001;[.G410]+2+1/[.$H$2];[.G410]+1/[.$H$2])" office:value-type="float" office:value="14.2000000000001" calcext:value-type="float">
            <text:p>14,2000000000001</text:p>
          </table:table-cell>
          <table:table-cell table:number-columns-repeated="4"/>
          <table:table-cell table:style-name="ce36" table:formula="of:=SUM(MOD(SUM([.L410]-[.L$2];[.T$2]);[.R$2]-[.L$2]);[.L$2])" office:value-type="time" office:time-value="PT05H10M00S" calcext:value-type="time">
            <text:p>05:10:00</text:p>
          </table:table-cell>
          <table:table-cell table:style-name="ce11" table:formula="of:=IF([.L411]&lt;[.L410];[.M410]+[.H$2];[.M410])" office:value-type="float" office:value="240" calcext:value-type="float">
            <text:p>240</text:p>
          </table:table-cell>
          <table:table-cell table:style-name="ce11" table:formula="of:=OFFSET([.C$4];[.M411];0)" office:value-type="float" office:value="43753" calcext:value-type="float">
            <text:p>43753</text:p>
          </table:table-cell>
          <table:table-cell table:style-name="ce37" table:formula="of:=[.L411]" office:value-type="float" office:value="0.215277777777774" calcext:value-type="float">
            <text:p>0.215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1];0)&lt;=[.O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1T06:19:25.674539" calcext:value-type="date">
            <text:p>2019-10-21 06:19:26</text:p>
          </table:table-cell>
          <table:table-cell table:style-name="ce7" table:formula="of:=[.A412]" office:value-type="date" office:date-value="2019-10-21T06:19:25.674539" calcext:value-type="date">
            <text:p>2019-10-21 06:19:26</text:p>
          </table:table-cell>
          <table:table-cell table:formula="of:=TRUNC([.A412])" office:value-type="float" office:value="43759" calcext:value-type="float">
            <text:p>43759</text:p>
          </table:table-cell>
          <table:table-cell table:style-name="ce12" table:formula="of:=[.B412]-[.C412]" office:value-type="date" office:date-value="1899-12-30T06:19:25.67453881726" calcext:value-type="date">
            <text:p>12/30/99 06:19 AM</text:p>
          </table:table-cell>
          <table:table-cell table:formula="of:=MOD([.E411]-[.$E$2];[.$H$2])+1+[.$E$2]" office:value-type="float" office:value="160" calcext:value-type="float">
            <text:p>160</text:p>
          </table:table-cell>
          <table:table-cell table:formula="of:=MOD([.F411]+1/[.$H$2];5)" office:value-type="float" office:value="0.225" calcext:value-type="float">
            <text:p>0,225</text:p>
          </table:table-cell>
          <table:table-cell table:formula="of:=IF([.F412]&lt;0.000001;[.G411]+2+1/[.$H$2];[.G411]+1/[.$H$2])" office:value-type="float" office:value="14.2250000000001" calcext:value-type="float">
            <text:p>14,2250000000001</text:p>
          </table:table-cell>
          <table:table-cell table:number-columns-repeated="4"/>
          <table:table-cell table:style-name="ce36" table:formula="of:=SUM(MOD(SUM([.L411]-[.L$2];[.T$2]);[.R$2]-[.L$2]);[.L$2])" office:value-type="time" office:time-value="PT05H20M00S" calcext:value-type="time">
            <text:p>05:20:00</text:p>
          </table:table-cell>
          <table:table-cell table:style-name="ce11" table:formula="of:=IF([.L412]&lt;[.L411];[.M411]+[.H$2];[.M411])" office:value-type="float" office:value="240" calcext:value-type="float">
            <text:p>240</text:p>
          </table:table-cell>
          <table:table-cell table:style-name="ce11" table:formula="of:=OFFSET([.C$4];[.M412];0)" office:value-type="float" office:value="43753" calcext:value-type="float">
            <text:p>43753</text:p>
          </table:table-cell>
          <table:table-cell table:style-name="ce37" table:formula="of:=[.L412]" office:value-type="float" office:value="0.222222222222219" calcext:value-type="float">
            <text:p>0.222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2];0)&lt;=[.O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1T06:07:37.822292" calcext:value-type="date">
            <text:p>2019-10-21 06:07:38</text:p>
          </table:table-cell>
          <table:table-cell table:style-name="ce7" table:formula="of:=[.A413]" office:value-type="date" office:date-value="2019-10-21T06:07:37.822292" calcext:value-type="date">
            <text:p>2019-10-21 06:07:38</text:p>
          </table:table-cell>
          <table:table-cell table:formula="of:=TRUNC([.A413])" office:value-type="float" office:value="43759" calcext:value-type="float">
            <text:p>43759</text:p>
          </table:table-cell>
          <table:table-cell table:style-name="ce12" table:formula="of:=[.B413]-[.C413]" office:value-type="date" office:date-value="1899-12-30T06:07:37.82229169272" calcext:value-type="date">
            <text:p>12/30/99 06:07 AM</text:p>
          </table:table-cell>
          <table:table-cell table:formula="of:=MOD([.E412]-[.$E$2];[.$H$2])+1+[.$E$2]" office:value-type="float" office:value="161" calcext:value-type="float">
            <text:p>161</text:p>
          </table:table-cell>
          <table:table-cell table:formula="of:=MOD([.F412]+1/[.$H$2];5)" office:value-type="float" office:value="0.25" calcext:value-type="float">
            <text:p>0,25</text:p>
          </table:table-cell>
          <table:table-cell table:formula="of:=IF([.F413]&lt;0.000001;[.G412]+2+1/[.$H$2];[.G412]+1/[.$H$2])" office:value-type="float" office:value="14.2500000000001" calcext:value-type="float">
            <text:p>14,2500000000001</text:p>
          </table:table-cell>
          <table:table-cell table:number-columns-repeated="4"/>
          <table:table-cell table:style-name="ce36" table:formula="of:=SUM(MOD(SUM([.L412]-[.L$2];[.T$2]);[.R$2]-[.L$2]);[.L$2])" office:value-type="time" office:time-value="PT05H30M00S" calcext:value-type="time">
            <text:p>05:30:00</text:p>
          </table:table-cell>
          <table:table-cell table:style-name="ce11" table:formula="of:=IF([.L413]&lt;[.L412];[.M412]+[.H$2];[.M412])" office:value-type="float" office:value="240" calcext:value-type="float">
            <text:p>240</text:p>
          </table:table-cell>
          <table:table-cell table:style-name="ce11" table:formula="of:=OFFSET([.C$4];[.M413];0)" office:value-type="float" office:value="43753" calcext:value-type="float">
            <text:p>43753</text:p>
          </table:table-cell>
          <table:table-cell table:style-name="ce37" table:formula="of:=[.L413]" office:value-type="float" office:value="0.229166666666663" calcext:value-type="float">
            <text:p>0.229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3];0)&lt;=[.O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1T05:54:32.29396" calcext:value-type="date">
            <text:p>2019-10-21 05:54:32</text:p>
          </table:table-cell>
          <table:table-cell table:style-name="ce7" table:formula="of:=[.A414]" office:value-type="date" office:date-value="2019-10-21T05:54:32.29396" calcext:value-type="date">
            <text:p>2019-10-21 05:54:32</text:p>
          </table:table-cell>
          <table:table-cell table:formula="of:=TRUNC([.A414])" office:value-type="float" office:value="43759" calcext:value-type="float">
            <text:p>43759</text:p>
          </table:table-cell>
          <table:table-cell table:style-name="ce12" table:formula="of:=[.B414]-[.C414]" office:value-type="date" office:date-value="1899-12-30T05:54:32.29396027979" calcext:value-type="date">
            <text:p>12/30/99 05:54 AM</text:p>
          </table:table-cell>
          <table:table-cell table:formula="of:=MOD([.E413]-[.$E$2];[.$H$2])+1+[.$E$2]" office:value-type="float" office:value="162" calcext:value-type="float">
            <text:p>162</text:p>
          </table:table-cell>
          <table:table-cell table:formula="of:=MOD([.F413]+1/[.$H$2];5)" office:value-type="float" office:value="0.275" calcext:value-type="float">
            <text:p>0,275</text:p>
          </table:table-cell>
          <table:table-cell table:formula="of:=IF([.F414]&lt;0.000001;[.G413]+2+1/[.$H$2];[.G413]+1/[.$H$2])" office:value-type="float" office:value="14.2750000000001" calcext:value-type="float">
            <text:p>14,2750000000001</text:p>
          </table:table-cell>
          <table:table-cell table:number-columns-repeated="4"/>
          <table:table-cell table:style-name="ce36" table:formula="of:=SUM(MOD(SUM([.L413]-[.L$2];[.T$2]);[.R$2]-[.L$2]);[.L$2])" office:value-type="time" office:time-value="PT05H40M00S" calcext:value-type="time">
            <text:p>05:40:00</text:p>
          </table:table-cell>
          <table:table-cell table:style-name="ce11" table:formula="of:=IF([.L414]&lt;[.L413];[.M413]+[.H$2];[.M413])" office:value-type="float" office:value="240" calcext:value-type="float">
            <text:p>240</text:p>
          </table:table-cell>
          <table:table-cell table:style-name="ce11" table:formula="of:=OFFSET([.C$4];[.M414];0)" office:value-type="float" office:value="43753" calcext:value-type="float">
            <text:p>43753</text:p>
          </table:table-cell>
          <table:table-cell table:style-name="ce37" table:formula="of:=[.L414]" office:value-type="float" office:value="0.236111111111107" calcext:value-type="float">
            <text:p>0.236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4];0)&lt;=[.O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1T05:57:30.2224" calcext:value-type="date">
            <text:p>2019-10-21 05:57:30</text:p>
          </table:table-cell>
          <table:table-cell table:style-name="ce7" table:formula="of:=[.A415]" office:value-type="date" office:date-value="2019-10-21T05:57:30.2224" calcext:value-type="date">
            <text:p>2019-10-21 05:57:30</text:p>
          </table:table-cell>
          <table:table-cell table:formula="of:=TRUNC([.A415])" office:value-type="float" office:value="43759" calcext:value-type="float">
            <text:p>43759</text:p>
          </table:table-cell>
          <table:table-cell table:style-name="ce12" table:formula="of:=[.B415]-[.C415]" office:value-type="date" office:date-value="1899-12-30T05:57:30.22240011021" calcext:value-type="date">
            <text:p>12/30/99 05:57 AM</text:p>
          </table:table-cell>
          <table:table-cell table:formula="of:=MOD([.E414]-[.$E$2];[.$H$2])+1+[.$E$2]" office:value-type="float" office:value="163" calcext:value-type="float">
            <text:p>163</text:p>
          </table:table-cell>
          <table:table-cell table:formula="of:=MOD([.F414]+1/[.$H$2];5)" office:value-type="float" office:value="0.3" calcext:value-type="float">
            <text:p>0,3</text:p>
          </table:table-cell>
          <table:table-cell table:formula="of:=IF([.F415]&lt;0.000001;[.G414]+2+1/[.$H$2];[.G414]+1/[.$H$2])" office:value-type="float" office:value="14.3000000000001" calcext:value-type="float">
            <text:p>14,3000000000001</text:p>
          </table:table-cell>
          <table:table-cell table:number-columns-repeated="4"/>
          <table:table-cell table:style-name="ce36" table:formula="of:=SUM(MOD(SUM([.L414]-[.L$2];[.T$2]);[.R$2]-[.L$2]);[.L$2])" office:value-type="time" office:time-value="PT05H50M00S" calcext:value-type="time">
            <text:p>05:50:00</text:p>
          </table:table-cell>
          <table:table-cell table:style-name="ce11" table:formula="of:=IF([.L415]&lt;[.L414];[.M414]+[.H$2];[.M414])" office:value-type="float" office:value="240" calcext:value-type="float">
            <text:p>240</text:p>
          </table:table-cell>
          <table:table-cell table:style-name="ce11" table:formula="of:=OFFSET([.C$4];[.M415];0)" office:value-type="float" office:value="43753" calcext:value-type="float">
            <text:p>43753</text:p>
          </table:table-cell>
          <table:table-cell table:style-name="ce37" table:formula="of:=[.L415]" office:value-type="float" office:value="0.243055555555552" calcext:value-type="float">
            <text:p>0.2430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5];0)&lt;=[.O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1T06:17:41.986055" calcext:value-type="date">
            <text:p>2019-10-21 06:17:42</text:p>
          </table:table-cell>
          <table:table-cell table:style-name="ce7" table:formula="of:=[.A416]" office:value-type="date" office:date-value="2019-10-21T06:17:41.986055" calcext:value-type="date">
            <text:p>2019-10-21 06:17:42</text:p>
          </table:table-cell>
          <table:table-cell table:formula="of:=TRUNC([.A416])" office:value-type="float" office:value="43759" calcext:value-type="float">
            <text:p>43759</text:p>
          </table:table-cell>
          <table:table-cell table:style-name="ce12" table:formula="of:=[.B416]-[.C416]" office:value-type="date" office:date-value="1899-12-30T06:17:41.98605538812" calcext:value-type="date">
            <text:p>12/30/99 06:17 AM</text:p>
          </table:table-cell>
          <table:table-cell table:formula="of:=MOD([.E415]-[.$E$2];[.$H$2])+1+[.$E$2]" office:value-type="float" office:value="164" calcext:value-type="float">
            <text:p>164</text:p>
          </table:table-cell>
          <table:table-cell table:formula="of:=MOD([.F415]+1/[.$H$2];5)" office:value-type="float" office:value="0.325" calcext:value-type="float">
            <text:p>0,325</text:p>
          </table:table-cell>
          <table:table-cell table:formula="of:=IF([.F416]&lt;0.000001;[.G415]+2+1/[.$H$2];[.G415]+1/[.$H$2])" office:value-type="float" office:value="14.3250000000001" calcext:value-type="float">
            <text:p>14,3250000000001</text:p>
          </table:table-cell>
          <table:table-cell table:number-columns-repeated="4"/>
          <table:table-cell table:style-name="ce36" table:formula="of:=SUM(MOD(SUM([.L415]-[.L$2];[.T$2]);[.R$2]-[.L$2]);[.L$2])" office:value-type="time" office:time-value="PT06H00M00S" calcext:value-type="time">
            <text:p>06:00:00</text:p>
          </table:table-cell>
          <table:table-cell table:style-name="ce11" table:formula="of:=IF([.L416]&lt;[.L415];[.M415]+[.H$2];[.M415])" office:value-type="float" office:value="240" calcext:value-type="float">
            <text:p>240</text:p>
          </table:table-cell>
          <table:table-cell table:style-name="ce11" table:formula="of:=OFFSET([.C$4];[.M416];0)" office:value-type="float" office:value="43753" calcext:value-type="float">
            <text:p>43753</text:p>
          </table:table-cell>
          <table:table-cell table:style-name="ce37" table:formula="of:=[.L416]" office:value-type="float" office:value="0.249999999999996" calcext:value-type="float">
            <text:p>0.249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6];0)&lt;=[.O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1T06:05:12.316442" calcext:value-type="date">
            <text:p>2019-10-21 06:05:12</text:p>
          </table:table-cell>
          <table:table-cell table:style-name="ce7" table:formula="of:=[.A417]" office:value-type="date" office:date-value="2019-10-21T06:05:12.316442" calcext:value-type="date">
            <text:p>2019-10-21 06:05:12</text:p>
          </table:table-cell>
          <table:table-cell table:formula="of:=TRUNC([.A417])" office:value-type="float" office:value="43759" calcext:value-type="float">
            <text:p>43759</text:p>
          </table:table-cell>
          <table:table-cell table:style-name="ce12" table:formula="of:=[.B417]-[.C417]" office:value-type="date" office:date-value="1899-12-30T06:05:12.31644242071" calcext:value-type="date">
            <text:p>12/30/99 06:05 AM</text:p>
          </table:table-cell>
          <table:table-cell table:formula="of:=MOD([.E416]-[.$E$2];[.$H$2])+1+[.$E$2]" office:value-type="float" office:value="165" calcext:value-type="float">
            <text:p>165</text:p>
          </table:table-cell>
          <table:table-cell table:formula="of:=MOD([.F416]+1/[.$H$2];5)" office:value-type="float" office:value="0.35" calcext:value-type="float">
            <text:p>0,35</text:p>
          </table:table-cell>
          <table:table-cell table:formula="of:=IF([.F417]&lt;0.000001;[.G416]+2+1/[.$H$2];[.G416]+1/[.$H$2])" office:value-type="float" office:value="14.3500000000001" calcext:value-type="float">
            <text:p>14,3500000000001</text:p>
          </table:table-cell>
          <table:table-cell table:number-columns-repeated="4"/>
          <table:table-cell table:style-name="ce36" table:formula="of:=SUM(MOD(SUM([.L416]-[.L$2];[.T$2]);[.R$2]-[.L$2]);[.L$2])" office:value-type="time" office:time-value="PT06H10M00S" calcext:value-type="time">
            <text:p>06:10:00</text:p>
          </table:table-cell>
          <table:table-cell table:style-name="ce11" table:formula="of:=IF([.L417]&lt;[.L416];[.M416]+[.H$2];[.M416])" office:value-type="float" office:value="240" calcext:value-type="float">
            <text:p>240</text:p>
          </table:table-cell>
          <table:table-cell table:style-name="ce11" table:formula="of:=OFFSET([.C$4];[.M417];0)" office:value-type="float" office:value="43753" calcext:value-type="float">
            <text:p>43753</text:p>
          </table:table-cell>
          <table:table-cell table:style-name="ce37" table:formula="of:=[.L417]" office:value-type="float" office:value="0.256944444444441" calcext:value-type="float">
            <text:p>0.25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7];0)&lt;=[.O4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1T06:02:50.965954" calcext:value-type="date">
            <text:p>2019-10-21 06:02:51</text:p>
          </table:table-cell>
          <table:table-cell table:style-name="ce7" table:formula="of:=[.A418]" office:value-type="date" office:date-value="2019-10-21T06:02:50.965954" calcext:value-type="date">
            <text:p>2019-10-21 06:02:51</text:p>
          </table:table-cell>
          <table:table-cell table:formula="of:=TRUNC([.A418])" office:value-type="float" office:value="43759" calcext:value-type="float">
            <text:p>43759</text:p>
          </table:table-cell>
          <table:table-cell table:style-name="ce12" table:formula="of:=[.B418]-[.C418]" office:value-type="date" office:date-value="1899-12-30T06:02:50.96595370676" calcext:value-type="date">
            <text:p>12/30/99 06:02 AM</text:p>
          </table:table-cell>
          <table:table-cell table:formula="of:=MOD([.E417]-[.$E$2];[.$H$2])+1+[.$E$2]" office:value-type="float" office:value="166" calcext:value-type="float">
            <text:p>166</text:p>
          </table:table-cell>
          <table:table-cell table:formula="of:=MOD([.F417]+1/[.$H$2];5)" office:value-type="float" office:value="0.375" calcext:value-type="float">
            <text:p>0,375</text:p>
          </table:table-cell>
          <table:table-cell table:formula="of:=IF([.F418]&lt;0.000001;[.G417]+2+1/[.$H$2];[.G417]+1/[.$H$2])" office:value-type="float" office:value="14.3750000000001" calcext:value-type="float">
            <text:p>14,3750000000001</text:p>
          </table:table-cell>
          <table:table-cell table:number-columns-repeated="4"/>
          <table:table-cell table:style-name="ce36" table:formula="of:=SUM(MOD(SUM([.L417]-[.L$2];[.T$2]);[.R$2]-[.L$2]);[.L$2])" office:value-type="time" office:time-value="PT06H20M00S" calcext:value-type="time">
            <text:p>06:20:00</text:p>
          </table:table-cell>
          <table:table-cell table:style-name="ce11" table:formula="of:=IF([.L418]&lt;[.L417];[.M417]+[.H$2];[.M417])" office:value-type="float" office:value="240" calcext:value-type="float">
            <text:p>240</text:p>
          </table:table-cell>
          <table:table-cell table:style-name="ce11" table:formula="of:=OFFSET([.C$4];[.M418];0)" office:value-type="float" office:value="43753" calcext:value-type="float">
            <text:p>43753</text:p>
          </table:table-cell>
          <table:table-cell table:style-name="ce37" table:formula="of:=[.L418]" office:value-type="float" office:value="0.263888888888885" calcext:value-type="float">
            <text:p>0.26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8];0)&lt;=[.O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1T05:37:19.068354" calcext:value-type="date">
            <text:p>2019-10-21 05:37:19</text:p>
          </table:table-cell>
          <table:table-cell table:style-name="ce7" table:formula="of:=[.A419]" office:value-type="date" office:date-value="2019-10-21T05:37:19.068354" calcext:value-type="date">
            <text:p>2019-10-21 05:37:19</text:p>
          </table:table-cell>
          <table:table-cell table:formula="of:=TRUNC([.A419])" office:value-type="float" office:value="43759" calcext:value-type="float">
            <text:p>43759</text:p>
          </table:table-cell>
          <table:table-cell table:style-name="ce12" table:formula="of:=[.B419]-[.C419]" office:value-type="date" office:date-value="1899-12-30T05:37:19.06835415401" calcext:value-type="date">
            <text:p>12/30/99 05:37 AM</text:p>
          </table:table-cell>
          <table:table-cell table:formula="of:=MOD([.E418]-[.$E$2];[.$H$2])+1+[.$E$2]" office:value-type="float" office:value="167" calcext:value-type="float">
            <text:p>167</text:p>
          </table:table-cell>
          <table:table-cell table:formula="of:=MOD([.F418]+1/[.$H$2];5)" office:value-type="float" office:value="0.4" calcext:value-type="float">
            <text:p>0,4</text:p>
          </table:table-cell>
          <table:table-cell table:formula="of:=IF([.F419]&lt;0.000001;[.G418]+2+1/[.$H$2];[.G418]+1/[.$H$2])" office:value-type="float" office:value="14.4000000000001" calcext:value-type="float">
            <text:p>14,4000000000001</text:p>
          </table:table-cell>
          <table:table-cell table:number-columns-repeated="4"/>
          <table:table-cell table:style-name="ce36" table:formula="of:=SUM(MOD(SUM([.L418]-[.L$2];[.T$2]);[.R$2]-[.L$2]);[.L$2])" office:value-type="time" office:time-value="PT06H30M00S" calcext:value-type="time">
            <text:p>06:30:00</text:p>
          </table:table-cell>
          <table:table-cell table:style-name="ce11" table:formula="of:=IF([.L419]&lt;[.L418];[.M418]+[.H$2];[.M418])" office:value-type="float" office:value="240" calcext:value-type="float">
            <text:p>240</text:p>
          </table:table-cell>
          <table:table-cell table:style-name="ce11" table:formula="of:=OFFSET([.C$4];[.M419];0)" office:value-type="float" office:value="43753" calcext:value-type="float">
            <text:p>43753</text:p>
          </table:table-cell>
          <table:table-cell table:style-name="ce37" table:formula="of:=[.L419]" office:value-type="float" office:value="0.27083333333333" calcext:value-type="float">
            <text:p>0.27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9];0)&lt;=[.O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1T05:48:00.036613" calcext:value-type="date">
            <text:p>2019-10-21 05:48:00</text:p>
          </table:table-cell>
          <table:table-cell table:style-name="ce7" table:formula="of:=[.A420]" office:value-type="date" office:date-value="2019-10-21T05:48:00.036613" calcext:value-type="date">
            <text:p>2019-10-21 05:48:00</text:p>
          </table:table-cell>
          <table:table-cell table:formula="of:=TRUNC([.A420])" office:value-type="float" office:value="43759" calcext:value-type="float">
            <text:p>43759</text:p>
          </table:table-cell>
          <table:table-cell table:style-name="ce12" table:formula="of:=[.B420]-[.C420]" office:value-type="date" office:date-value="1899-12-30T05:48:00.03661294933" calcext:value-type="date">
            <text:p>12/30/99 05:48 AM</text:p>
          </table:table-cell>
          <table:table-cell table:formula="of:=MOD([.E419]-[.$E$2];[.$H$2])+1+[.$E$2]" office:value-type="float" office:value="168" calcext:value-type="float">
            <text:p>168</text:p>
          </table:table-cell>
          <table:table-cell table:formula="of:=MOD([.F419]+1/[.$H$2];5)" office:value-type="float" office:value="0.425" calcext:value-type="float">
            <text:p>0,425</text:p>
          </table:table-cell>
          <table:table-cell table:formula="of:=IF([.F420]&lt;0.000001;[.G419]+2+1/[.$H$2];[.G419]+1/[.$H$2])" office:value-type="float" office:value="14.4250000000001" calcext:value-type="float">
            <text:p>14,4250000000001</text:p>
          </table:table-cell>
          <table:table-cell table:number-columns-repeated="4"/>
          <table:table-cell table:style-name="ce36" table:formula="of:=SUM(MOD(SUM([.L419]-[.L$2];[.T$2]);[.R$2]-[.L$2]);[.L$2])" office:value-type="time" office:time-value="PT06H40M00S" calcext:value-type="time">
            <text:p>06:40:00</text:p>
          </table:table-cell>
          <table:table-cell table:style-name="ce11" table:formula="of:=IF([.L420]&lt;[.L419];[.M419]+[.H$2];[.M419])" office:value-type="float" office:value="240" calcext:value-type="float">
            <text:p>240</text:p>
          </table:table-cell>
          <table:table-cell table:style-name="ce11" table:formula="of:=OFFSET([.C$4];[.M420];0)" office:value-type="float" office:value="43753" calcext:value-type="float">
            <text:p>43753</text:p>
          </table:table-cell>
          <table:table-cell table:style-name="ce37" table:formula="of:=[.L420]" office:value-type="float" office:value="0.277777777777774" calcext:value-type="float">
            <text:p>0.277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0];0)&lt;=[.O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1T05:53:31.309176" calcext:value-type="date">
            <text:p>2019-10-21 05:53:31</text:p>
          </table:table-cell>
          <table:table-cell table:style-name="ce7" table:formula="of:=[.A421]" office:value-type="date" office:date-value="2019-10-21T05:53:31.309176" calcext:value-type="date">
            <text:p>2019-10-21 05:53:31</text:p>
          </table:table-cell>
          <table:table-cell table:formula="of:=TRUNC([.A421])" office:value-type="float" office:value="43759" calcext:value-type="float">
            <text:p>43759</text:p>
          </table:table-cell>
          <table:table-cell table:style-name="ce12" table:formula="of:=[.B421]-[.C421]" office:value-type="date" office:date-value="1899-12-30T05:53:31.30917614792" calcext:value-type="date">
            <text:p>12/30/99 05:53 AM</text:p>
          </table:table-cell>
          <table:table-cell table:formula="of:=MOD([.E420]-[.$E$2];[.$H$2])+1+[.$E$2]" office:value-type="float" office:value="169" calcext:value-type="float">
            <text:p>169</text:p>
          </table:table-cell>
          <table:table-cell table:formula="of:=MOD([.F420]+1/[.$H$2];5)" office:value-type="float" office:value="0.45" calcext:value-type="float">
            <text:p>0,45</text:p>
          </table:table-cell>
          <table:table-cell table:formula="of:=IF([.F421]&lt;0.000001;[.G420]+2+1/[.$H$2];[.G420]+1/[.$H$2])" office:value-type="float" office:value="14.4500000000001" calcext:value-type="float">
            <text:p>14,4500000000001</text:p>
          </table:table-cell>
          <table:table-cell table:number-columns-repeated="4"/>
          <table:table-cell table:style-name="ce36" table:formula="of:=SUM(MOD(SUM([.L420]-[.L$2];[.T$2]);[.R$2]-[.L$2]);[.L$2])" office:value-type="time" office:time-value="PT06H50M00S" calcext:value-type="time">
            <text:p>06:50:00</text:p>
          </table:table-cell>
          <table:table-cell table:style-name="ce11" table:formula="of:=IF([.L421]&lt;[.L420];[.M420]+[.H$2];[.M420])" office:value-type="float" office:value="240" calcext:value-type="float">
            <text:p>240</text:p>
          </table:table-cell>
          <table:table-cell table:style-name="ce11" table:formula="of:=OFFSET([.C$4];[.M421];0)" office:value-type="float" office:value="43753" calcext:value-type="float">
            <text:p>43753</text:p>
          </table:table-cell>
          <table:table-cell table:style-name="ce37" table:formula="of:=[.L421]" office:value-type="float" office:value="0.284722222222218" calcext:value-type="float">
            <text:p>0.284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1];0)&lt;=[.O4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1T05:44:40.379794" calcext:value-type="date">
            <text:p>2019-10-21 05:44:40</text:p>
          </table:table-cell>
          <table:table-cell table:style-name="ce7" table:formula="of:=[.A422]" office:value-type="date" office:date-value="2019-10-21T05:44:40.379794" calcext:value-type="date">
            <text:p>2019-10-21 05:44:40</text:p>
          </table:table-cell>
          <table:table-cell table:formula="of:=TRUNC([.A422])" office:value-type="float" office:value="43759" calcext:value-type="float">
            <text:p>43759</text:p>
          </table:table-cell>
          <table:table-cell table:style-name="ce12" table:formula="of:=[.B422]-[.C422]" office:value-type="date" office:date-value="1899-12-30T05:44:40.37979444489" calcext:value-type="date">
            <text:p>12/30/99 05:44 AM</text:p>
          </table:table-cell>
          <table:table-cell table:formula="of:=MOD([.E421]-[.$E$2];[.$H$2])+1+[.$E$2]" office:value-type="float" office:value="170" calcext:value-type="float">
            <text:p>170</text:p>
          </table:table-cell>
          <table:table-cell table:formula="of:=MOD([.F421]+1/[.$H$2];5)" office:value-type="float" office:value="0.475" calcext:value-type="float">
            <text:p>0,475</text:p>
          </table:table-cell>
          <table:table-cell table:formula="of:=IF([.F422]&lt;0.000001;[.G421]+2+1/[.$H$2];[.G421]+1/[.$H$2])" office:value-type="float" office:value="14.4750000000001" calcext:value-type="float">
            <text:p>14,4750000000001</text:p>
          </table:table-cell>
          <table:table-cell table:number-columns-repeated="4"/>
          <table:table-cell table:style-name="ce36" table:formula="of:=SUM(MOD(SUM([.L421]-[.L$2];[.T$2]);[.R$2]-[.L$2]);[.L$2])" office:value-type="time" office:time-value="PT07H00M00S" calcext:value-type="time">
            <text:p>07:00:00</text:p>
          </table:table-cell>
          <table:table-cell table:style-name="ce11" table:formula="of:=IF([.L422]&lt;[.L421];[.M421]+[.H$2];[.M421])" office:value-type="float" office:value="240" calcext:value-type="float">
            <text:p>240</text:p>
          </table:table-cell>
          <table:table-cell table:style-name="ce11" table:formula="of:=OFFSET([.C$4];[.M422];0)" office:value-type="float" office:value="43753" calcext:value-type="float">
            <text:p>43753</text:p>
          </table:table-cell>
          <table:table-cell table:style-name="ce37" table:formula="of:=[.L422]" office:value-type="float" office:value="0.291666666666663" calcext:value-type="float">
            <text:p>0.291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2];0)&lt;=[.O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1T05:38:47.555825" calcext:value-type="date">
            <text:p>2019-10-21 05:38:48</text:p>
          </table:table-cell>
          <table:table-cell table:style-name="ce7" table:formula="of:=[.A423]" office:value-type="date" office:date-value="2019-10-21T05:38:47.555825" calcext:value-type="date">
            <text:p>2019-10-21 05:38:48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05:38:47.55582493264" calcext:value-type="date">
            <text:p>12/30/99 05:38 AM</text:p>
          </table:table-cell>
          <table:table-cell table:formula="of:=MOD([.E422]-[.$E$2];[.$H$2])+1+[.$E$2]" office:value-type="float" office:value="171" calcext:value-type="float">
            <text:p>171</text:p>
          </table:table-cell>
          <table:table-cell table:formula="of:=MOD([.F422]+1/[.$H$2];5)" office:value-type="float" office:value="0.5" calcext:value-type="float">
            <text:p>0,5</text:p>
          </table:table-cell>
          <table:table-cell table:formula="of:=IF([.F423]&lt;0.000001;[.G422]+2+1/[.$H$2];[.G422]+1/[.$H$2])" office:value-type="float" office:value="14.5000000000001" calcext:value-type="float">
            <text:p>14,5000000000001</text:p>
          </table:table-cell>
          <table:table-cell table:number-columns-repeated="4"/>
          <table:table-cell table:style-name="ce36" table:formula="of:=SUM(MOD(SUM([.L422]-[.L$2];[.T$2]);[.R$2]-[.L$2]);[.L$2])" office:value-type="time" office:time-value="PT07H10M00S" calcext:value-type="time">
            <text:p>07:10:00</text:p>
          </table:table-cell>
          <table:table-cell table:style-name="ce11" table:formula="of:=IF([.L423]&lt;[.L422];[.M422]+[.H$2];[.M422])" office:value-type="float" office:value="240" calcext:value-type="float">
            <text:p>240</text:p>
          </table:table-cell>
          <table:table-cell table:style-name="ce11" table:formula="of:=OFFSET([.C$4];[.M423];0)" office:value-type="float" office:value="43753" calcext:value-type="float">
            <text:p>43753</text:p>
          </table:table-cell>
          <table:table-cell table:style-name="ce37" table:formula="of:=[.L423]" office:value-type="float" office:value="0.298611111111107" calcext:value-type="float">
            <text:p>0.29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3];0)&lt;=[.O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1T05:46:10.683596" calcext:value-type="date">
            <text:p>2019-10-21 05:46:11</text:p>
          </table:table-cell>
          <table:table-cell table:style-name="ce7" table:formula="of:=[.A424]" office:value-type="date" office:date-value="2019-10-21T05:46:10.683596" calcext:value-type="date">
            <text:p>2019-10-21 05:46:11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05:46:10.68359639961" calcext:value-type="date">
            <text:p>12/30/99 05:46 AM</text:p>
          </table:table-cell>
          <table:table-cell table:formula="of:=MOD([.E423]-[.$E$2];[.$H$2])+1+[.$E$2]" office:value-type="float" office:value="172" calcext:value-type="float">
            <text:p>172</text:p>
          </table:table-cell>
          <table:table-cell table:formula="of:=MOD([.F423]+1/[.$H$2];5)" office:value-type="float" office:value="0.525" calcext:value-type="float">
            <text:p>0,525</text:p>
          </table:table-cell>
          <table:table-cell table:formula="of:=IF([.F424]&lt;0.000001;[.G423]+2+1/[.$H$2];[.G423]+1/[.$H$2])" office:value-type="float" office:value="14.5250000000001" calcext:value-type="float">
            <text:p>14,5250000000001</text:p>
          </table:table-cell>
          <table:table-cell table:number-columns-repeated="4"/>
          <table:table-cell table:style-name="ce36" table:formula="of:=SUM(MOD(SUM([.L423]-[.L$2];[.T$2]);[.R$2]-[.L$2]);[.L$2])" office:value-type="time" office:time-value="PT07H20M00S" calcext:value-type="time">
            <text:p>07:20:00</text:p>
          </table:table-cell>
          <table:table-cell table:style-name="ce11" table:formula="of:=IF([.L424]&lt;[.L423];[.M423]+[.H$2];[.M423])" office:value-type="float" office:value="240" calcext:value-type="float">
            <text:p>240</text:p>
          </table:table-cell>
          <table:table-cell table:style-name="ce11" table:formula="of:=OFFSET([.C$4];[.M424];0)" office:value-type="float" office:value="43753" calcext:value-type="float">
            <text:p>43753</text:p>
          </table:table-cell>
          <table:table-cell table:style-name="ce37" table:formula="of:=[.L424]" office:value-type="float" office:value="0.305555555555552" calcext:value-type="float">
            <text:p>0.305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4];0)&lt;=[.O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1T05:46:57.065301" calcext:value-type="date">
            <text:p>2019-10-21 05:46:57</text:p>
          </table:table-cell>
          <table:table-cell table:style-name="ce7" table:formula="of:=[.A425]" office:value-type="date" office:date-value="2019-10-21T05:46:57.065301" calcext:value-type="date">
            <text:p>2019-10-21 05:46:57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05:46:57.06530079246" calcext:value-type="date">
            <text:p>12/30/99 05:46 AM</text:p>
          </table:table-cell>
          <table:table-cell table:formula="of:=MOD([.E424]-[.$E$2];[.$H$2])+1+[.$E$2]" office:value-type="float" office:value="173" calcext:value-type="float">
            <text:p>173</text:p>
          </table:table-cell>
          <table:table-cell table:formula="of:=MOD([.F424]+1/[.$H$2];5)" office:value-type="float" office:value="0.55" calcext:value-type="float">
            <text:p>0,55</text:p>
          </table:table-cell>
          <table:table-cell table:formula="of:=IF([.F425]&lt;0.000001;[.G424]+2+1/[.$H$2];[.G424]+1/[.$H$2])" office:value-type="float" office:value="14.5500000000001" calcext:value-type="float">
            <text:p>14,5500000000001</text:p>
          </table:table-cell>
          <table:table-cell table:number-columns-repeated="4"/>
          <table:table-cell table:style-name="ce36" table:formula="of:=SUM(MOD(SUM([.L424]-[.L$2];[.T$2]);[.R$2]-[.L$2]);[.L$2])" office:value-type="time" office:time-value="PT07H30M00S" calcext:value-type="time">
            <text:p>07:30:00</text:p>
          </table:table-cell>
          <table:table-cell table:style-name="ce11" table:formula="of:=IF([.L425]&lt;[.L424];[.M424]+[.H$2];[.M424])" office:value-type="float" office:value="240" calcext:value-type="float">
            <text:p>240</text:p>
          </table:table-cell>
          <table:table-cell table:style-name="ce11" table:formula="of:=OFFSET([.C$4];[.M425];0)" office:value-type="float" office:value="43753" calcext:value-type="float">
            <text:p>43753</text:p>
          </table:table-cell>
          <table:table-cell table:style-name="ce37" table:formula="of:=[.L425]" office:value-type="float" office:value="0.312499999999996" calcext:value-type="float">
            <text:p>0.31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5];0)&lt;=[.O4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1T05:43:22.700517" calcext:value-type="date">
            <text:p>2019-10-21 05:43:23</text:p>
          </table:table-cell>
          <table:table-cell table:style-name="ce7" table:formula="of:=[.A426]" office:value-type="date" office:date-value="2019-10-21T05:43:22.700517" calcext:value-type="date">
            <text:p>2019-10-21 05:43:23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05:43:22.70051728003" calcext:value-type="date">
            <text:p>12/30/99 05:43 AM</text:p>
          </table:table-cell>
          <table:table-cell table:formula="of:=MOD([.E425]-[.$E$2];[.$H$2])+1+[.$E$2]" office:value-type="float" office:value="174" calcext:value-type="float">
            <text:p>174</text:p>
          </table:table-cell>
          <table:table-cell table:formula="of:=MOD([.F425]+1/[.$H$2];5)" office:value-type="float" office:value="0.575" calcext:value-type="float">
            <text:p>0,575</text:p>
          </table:table-cell>
          <table:table-cell table:formula="of:=IF([.F426]&lt;0.000001;[.G425]+2+1/[.$H$2];[.G425]+1/[.$H$2])" office:value-type="float" office:value="14.5750000000001" calcext:value-type="float">
            <text:p>14,5750000000001</text:p>
          </table:table-cell>
          <table:table-cell table:number-columns-repeated="4"/>
          <table:table-cell table:style-name="ce36" table:formula="of:=SUM(MOD(SUM([.L425]-[.L$2];[.T$2]);[.R$2]-[.L$2]);[.L$2])" office:value-type="time" office:time-value="PT07H40M00S" calcext:value-type="time">
            <text:p>07:40:00</text:p>
          </table:table-cell>
          <table:table-cell table:style-name="ce11" table:formula="of:=IF([.L426]&lt;[.L425];[.M425]+[.H$2];[.M425])" office:value-type="float" office:value="240" calcext:value-type="float">
            <text:p>240</text:p>
          </table:table-cell>
          <table:table-cell table:style-name="ce11" table:formula="of:=OFFSET([.C$4];[.M426];0)" office:value-type="float" office:value="43753" calcext:value-type="float">
            <text:p>43753</text:p>
          </table:table-cell>
          <table:table-cell table:style-name="ce37" table:formula="of:=[.L426]" office:value-type="float" office:value="0.319444444444441" calcext:value-type="float">
            <text:p>0.31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6];0)&lt;=[.O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1T06:21:12.484924" calcext:value-type="date">
            <text:p>2019-10-21 06:21:12</text:p>
          </table:table-cell>
          <table:table-cell table:style-name="ce7" table:formula="of:=[.A427]" office:value-type="date" office:date-value="2019-10-21T06:21:12.484924" calcext:value-type="date">
            <text:p>2019-10-21 06:21:12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06:21:12.48492431827" calcext:value-type="date">
            <text:p>12/30/99 06:21 AM</text:p>
          </table:table-cell>
          <table:table-cell table:formula="of:=MOD([.E426]-[.$E$2];[.$H$2])+1+[.$E$2]" office:value-type="float" office:value="175" calcext:value-type="float">
            <text:p>175</text:p>
          </table:table-cell>
          <table:table-cell table:formula="of:=MOD([.F426]+1/[.$H$2];5)" office:value-type="float" office:value="0.6" calcext:value-type="float">
            <text:p>0,6</text:p>
          </table:table-cell>
          <table:table-cell table:formula="of:=IF([.F427]&lt;0.000001;[.G426]+2+1/[.$H$2];[.G426]+1/[.$H$2])" office:value-type="float" office:value="14.6000000000001" calcext:value-type="float">
            <text:p>14,6000000000001</text:p>
          </table:table-cell>
          <table:table-cell table:number-columns-repeated="4"/>
          <table:table-cell table:style-name="ce36" table:formula="of:=SUM(MOD(SUM([.L426]-[.L$2];[.T$2]);[.R$2]-[.L$2]);[.L$2])" office:value-type="time" office:time-value="PT07H50M00S" calcext:value-type="time">
            <text:p>07:50:00</text:p>
          </table:table-cell>
          <table:table-cell table:style-name="ce11" table:formula="of:=IF([.L427]&lt;[.L426];[.M426]+[.H$2];[.M426])" office:value-type="float" office:value="240" calcext:value-type="float">
            <text:p>240</text:p>
          </table:table-cell>
          <table:table-cell table:style-name="ce11" table:formula="of:=OFFSET([.C$4];[.M427];0)" office:value-type="float" office:value="43753" calcext:value-type="float">
            <text:p>43753</text:p>
          </table:table-cell>
          <table:table-cell table:style-name="ce37" table:formula="of:=[.L427]" office:value-type="float" office:value="0.326388888888885" calcext:value-type="float">
            <text:p>0.326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7];0)&lt;=[.O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1T06:05:07.447187" calcext:value-type="date">
            <text:p>2019-10-21 06:05:07</text:p>
          </table:table-cell>
          <table:table-cell table:style-name="ce7" table:formula="of:=[.A428]" office:value-type="date" office:date-value="2019-10-21T06:05:07.447187" calcext:value-type="date">
            <text:p>2019-10-21 06:05:07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06:05:07.44718699716" calcext:value-type="date">
            <text:p>12/30/99 06:05 AM</text:p>
          </table:table-cell>
          <table:table-cell table:formula="of:=MOD([.E427]-[.$E$2];[.$H$2])+1+[.$E$2]" office:value-type="float" office:value="176" calcext:value-type="float">
            <text:p>176</text:p>
          </table:table-cell>
          <table:table-cell table:formula="of:=MOD([.F427]+1/[.$H$2];5)" office:value-type="float" office:value="0.625" calcext:value-type="float">
            <text:p>0,625</text:p>
          </table:table-cell>
          <table:table-cell table:formula="of:=IF([.F428]&lt;0.000001;[.G427]+2+1/[.$H$2];[.G427]+1/[.$H$2])" office:value-type="float" office:value="14.6250000000001" calcext:value-type="float">
            <text:p>14,6250000000001</text:p>
          </table:table-cell>
          <table:table-cell table:number-columns-repeated="4"/>
          <table:table-cell table:style-name="ce36" table:formula="of:=SUM(MOD(SUM([.L427]-[.L$2];[.T$2]);[.R$2]-[.L$2]);[.L$2])" office:value-type="time" office:time-value="PT08H00M00S" calcext:value-type="time">
            <text:p>08:00:00</text:p>
          </table:table-cell>
          <table:table-cell table:style-name="ce11" table:formula="of:=IF([.L428]&lt;[.L427];[.M427]+[.H$2];[.M427])" office:value-type="float" office:value="240" calcext:value-type="float">
            <text:p>240</text:p>
          </table:table-cell>
          <table:table-cell table:style-name="ce11" table:formula="of:=OFFSET([.C$4];[.M428];0)" office:value-type="float" office:value="43753" calcext:value-type="float">
            <text:p>43753</text:p>
          </table:table-cell>
          <table:table-cell table:style-name="ce37" table:formula="of:=[.L428]" office:value-type="float" office:value="0.333333333333329" calcext:value-type="float">
            <text:p>0.333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8];0)&lt;=[.O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1T06:03:36.496347" calcext:value-type="date">
            <text:p>2019-10-21 06:03:36</text:p>
          </table:table-cell>
          <table:table-cell table:style-name="ce7" table:formula="of:=[.A429]" office:value-type="date" office:date-value="2019-10-21T06:03:36.496347" calcext:value-type="date">
            <text:p>2019-10-21 06:03:36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06:03:36.49634696078" calcext:value-type="date">
            <text:p>12/30/99 06:03 AM</text:p>
          </table:table-cell>
          <table:table-cell table:formula="of:=MOD([.E428]-[.$E$2];[.$H$2])+1+[.$E$2]" office:value-type="float" office:value="177" calcext:value-type="float">
            <text:p>177</text:p>
          </table:table-cell>
          <table:table-cell table:formula="of:=MOD([.F428]+1/[.$H$2];5)" office:value-type="float" office:value="0.65" calcext:value-type="float">
            <text:p>0,65</text:p>
          </table:table-cell>
          <table:table-cell table:formula="of:=IF([.F429]&lt;0.000001;[.G428]+2+1/[.$H$2];[.G428]+1/[.$H$2])" office:value-type="float" office:value="14.6500000000001" calcext:value-type="float">
            <text:p>14,6500000000001</text:p>
          </table:table-cell>
          <table:table-cell table:number-columns-repeated="4"/>
          <table:table-cell table:style-name="ce36" table:formula="of:=SUM(MOD(SUM([.L428]-[.L$2];[.T$2]);[.R$2]-[.L$2]);[.L$2])" office:value-type="time" office:time-value="PT08H10M00S" calcext:value-type="time">
            <text:p>08:10:00</text:p>
          </table:table-cell>
          <table:table-cell table:style-name="ce11" table:formula="of:=IF([.L429]&lt;[.L428];[.M428]+[.H$2];[.M428])" office:value-type="float" office:value="240" calcext:value-type="float">
            <text:p>240</text:p>
          </table:table-cell>
          <table:table-cell table:style-name="ce11" table:formula="of:=OFFSET([.C$4];[.M429];0)" office:value-type="float" office:value="43753" calcext:value-type="float">
            <text:p>43753</text:p>
          </table:table-cell>
          <table:table-cell table:style-name="ce37" table:formula="of:=[.L429]" office:value-type="float" office:value="0.340277777777774" calcext:value-type="float">
            <text:p>0.34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9];0)&lt;=[.O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1T05:54:51.502161" calcext:value-type="date">
            <text:p>2019-10-21 05:54:52</text:p>
          </table:table-cell>
          <table:table-cell table:style-name="ce7" table:formula="of:=[.A430]" office:value-type="date" office:date-value="2019-10-21T05:54:51.502161" calcext:value-type="date">
            <text:p>2019-10-21 05:54:52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05:54:51.50216050912" calcext:value-type="date">
            <text:p>12/30/99 05:54 AM</text:p>
          </table:table-cell>
          <table:table-cell table:formula="of:=MOD([.E429]-[.$E$2];[.$H$2])+1+[.$E$2]" office:value-type="float" office:value="178" calcext:value-type="float">
            <text:p>178</text:p>
          </table:table-cell>
          <table:table-cell table:formula="of:=MOD([.F429]+1/[.$H$2];5)" office:value-type="float" office:value="0.675" calcext:value-type="float">
            <text:p>0,675</text:p>
          </table:table-cell>
          <table:table-cell table:formula="of:=IF([.F430]&lt;0.000001;[.G429]+2+1/[.$H$2];[.G429]+1/[.$H$2])" office:value-type="float" office:value="14.6750000000001" calcext:value-type="float">
            <text:p>14,6750000000001</text:p>
          </table:table-cell>
          <table:table-cell table:number-columns-repeated="4"/>
          <table:table-cell table:style-name="ce36" table:formula="of:=SUM(MOD(SUM([.L429]-[.L$2];[.T$2]);[.R$2]-[.L$2]);[.L$2])" office:value-type="time" office:time-value="PT08H20M00S" calcext:value-type="time">
            <text:p>08:20:00</text:p>
          </table:table-cell>
          <table:table-cell table:style-name="ce11" table:formula="of:=IF([.L430]&lt;[.L429];[.M429]+[.H$2];[.M429])" office:value-type="float" office:value="240" calcext:value-type="float">
            <text:p>240</text:p>
          </table:table-cell>
          <table:table-cell table:style-name="ce11" table:formula="of:=OFFSET([.C$4];[.M430];0)" office:value-type="float" office:value="43753" calcext:value-type="float">
            <text:p>43753</text:p>
          </table:table-cell>
          <table:table-cell table:style-name="ce37" table:formula="of:=[.L430]" office:value-type="float" office:value="0.347222222222218" calcext:value-type="float">
            <text:p>0.347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0];0)&lt;=[.O4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1T05:50:22.462968" calcext:value-type="date">
            <text:p>2019-10-21 05:50:22</text:p>
          </table:table-cell>
          <table:table-cell table:style-name="ce7" table:formula="of:=[.A431]" office:value-type="date" office:date-value="2019-10-21T05:50:22.462968" calcext:value-type="date">
            <text:p>2019-10-21 05:50:22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05:50:22.46296838857" calcext:value-type="date">
            <text:p>12/30/99 05:50 AM</text:p>
          </table:table-cell>
          <table:table-cell table:formula="of:=MOD([.E430]-[.$E$2];[.$H$2])+1+[.$E$2]" office:value-type="float" office:value="179" calcext:value-type="float">
            <text:p>179</text:p>
          </table:table-cell>
          <table:table-cell table:formula="of:=MOD([.F430]+1/[.$H$2];5)" office:value-type="float" office:value="0.7" calcext:value-type="float">
            <text:p>0,7</text:p>
          </table:table-cell>
          <table:table-cell table:formula="of:=IF([.F431]&lt;0.000001;[.G430]+2+1/[.$H$2];[.G430]+1/[.$H$2])" office:value-type="float" office:value="14.7000000000001" calcext:value-type="float">
            <text:p>14,7000000000001</text:p>
          </table:table-cell>
          <table:table-cell table:number-columns-repeated="4"/>
          <table:table-cell table:style-name="ce36" table:formula="of:=SUM(MOD(SUM([.L430]-[.L$2];[.T$2]);[.R$2]-[.L$2]);[.L$2])" office:value-type="time" office:time-value="PT08H30M00S" calcext:value-type="time">
            <text:p>08:30:00</text:p>
          </table:table-cell>
          <table:table-cell table:style-name="ce11" table:formula="of:=IF([.L431]&lt;[.L430];[.M430]+[.H$2];[.M430])" office:value-type="float" office:value="240" calcext:value-type="float">
            <text:p>240</text:p>
          </table:table-cell>
          <table:table-cell table:style-name="ce11" table:formula="of:=OFFSET([.C$4];[.M431];0)" office:value-type="float" office:value="43753" calcext:value-type="float">
            <text:p>43753</text:p>
          </table:table-cell>
          <table:table-cell table:style-name="ce37" table:formula="of:=[.L431]" office:value-type="float" office:value="0.354166666666663" calcext:value-type="float">
            <text:p>0.354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1];0)&lt;=[.O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1T05:48:48.615218" calcext:value-type="date">
            <text:p>2019-10-21 05:48:49</text:p>
          </table:table-cell>
          <table:table-cell table:style-name="ce7" table:formula="of:=[.A432]" office:value-type="date" office:date-value="2019-10-21T05:48:48.615218" calcext:value-type="date">
            <text:p>2019-10-21 05:48:49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05:48:48.6152175162" calcext:value-type="date">
            <text:p>12/30/99 05:48 AM</text:p>
          </table:table-cell>
          <table:table-cell table:formula="of:=MOD([.E431]-[.$E$2];[.$H$2])+1+[.$E$2]" office:value-type="float" office:value="180" calcext:value-type="float">
            <text:p>180</text:p>
          </table:table-cell>
          <table:table-cell table:formula="of:=MOD([.F431]+1/[.$H$2];5)" office:value-type="float" office:value="0.725" calcext:value-type="float">
            <text:p>0,725</text:p>
          </table:table-cell>
          <table:table-cell table:formula="of:=IF([.F432]&lt;0.000001;[.G431]+2+1/[.$H$2];[.G431]+1/[.$H$2])" office:value-type="float" office:value="14.7250000000001" calcext:value-type="float">
            <text:p>14,7250000000001</text:p>
          </table:table-cell>
          <table:table-cell table:number-columns-repeated="4"/>
          <table:table-cell table:style-name="ce36" table:formula="of:=SUM(MOD(SUM([.L431]-[.L$2];[.T$2]);[.R$2]-[.L$2]);[.L$2])" office:value-type="time" office:time-value="PT08H40M00S" calcext:value-type="time">
            <text:p>08:40:00</text:p>
          </table:table-cell>
          <table:table-cell table:style-name="ce11" table:formula="of:=IF([.L432]&lt;[.L431];[.M431]+[.H$2];[.M431])" office:value-type="float" office:value="240" calcext:value-type="float">
            <text:p>240</text:p>
          </table:table-cell>
          <table:table-cell table:style-name="ce11" table:formula="of:=OFFSET([.C$4];[.M432];0)" office:value-type="float" office:value="43753" calcext:value-type="float">
            <text:p>43753</text:p>
          </table:table-cell>
          <table:table-cell table:style-name="ce37" table:formula="of:=[.L432]" office:value-type="float" office:value="0.361111111111107" calcext:value-type="float">
            <text:p>0.361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2];0)&lt;=[.O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1T05:49:46.60734" calcext:value-type="date">
            <text:p>2019-10-21 05:49:47</text:p>
          </table:table-cell>
          <table:table-cell table:style-name="ce7" table:formula="of:=[.A433]" office:value-type="date" office:date-value="2019-10-21T05:49:46.60734" calcext:value-type="date">
            <text:p>2019-10-21 05:49:47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05:49:46.60734035075" calcext:value-type="date">
            <text:p>12/30/99 05:49 AM</text:p>
          </table:table-cell>
          <table:table-cell table:formula="of:=MOD([.E432]-[.$E$2];[.$H$2])+1+[.$E$2]" office:value-type="float" office:value="181" calcext:value-type="float">
            <text:p>181</text:p>
          </table:table-cell>
          <table:table-cell table:formula="of:=MOD([.F432]+1/[.$H$2];5)" office:value-type="float" office:value="0.75" calcext:value-type="float">
            <text:p>0,75</text:p>
          </table:table-cell>
          <table:table-cell table:formula="of:=IF([.F433]&lt;0.000001;[.G432]+2+1/[.$H$2];[.G432]+1/[.$H$2])" office:value-type="float" office:value="14.7500000000001" calcext:value-type="float">
            <text:p>14,7500000000001</text:p>
          </table:table-cell>
          <table:table-cell table:number-columns-repeated="4"/>
          <table:table-cell table:style-name="ce36" table:formula="of:=SUM(MOD(SUM([.L432]-[.L$2];[.T$2]);[.R$2]-[.L$2]);[.L$2])" office:value-type="time" office:time-value="PT08H50M00S" calcext:value-type="time">
            <text:p>08:50:00</text:p>
          </table:table-cell>
          <table:table-cell table:style-name="ce11" table:formula="of:=IF([.L433]&lt;[.L432];[.M432]+[.H$2];[.M432])" office:value-type="float" office:value="240" calcext:value-type="float">
            <text:p>240</text:p>
          </table:table-cell>
          <table:table-cell table:style-name="ce11" table:formula="of:=OFFSET([.C$4];[.M433];0)" office:value-type="float" office:value="43753" calcext:value-type="float">
            <text:p>43753</text:p>
          </table:table-cell>
          <table:table-cell table:style-name="ce37" table:formula="of:=[.L433]" office:value-type="float" office:value="0.368055555555551" calcext:value-type="float">
            <text:p>0.36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3];0)&lt;=[.O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1T05:58:07.377125" calcext:value-type="date">
            <text:p>2019-10-21 05:58:07</text:p>
          </table:table-cell>
          <table:table-cell table:style-name="ce7" table:formula="of:=[.A434]" office:value-type="date" office:date-value="2019-10-21T05:58:07.377125" calcext:value-type="date">
            <text:p>2019-10-21 05:58:07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05:58:07.37712465227" calcext:value-type="date">
            <text:p>12/30/99 05:58 AM</text:p>
          </table:table-cell>
          <table:table-cell table:formula="of:=MOD([.E433]-[.$E$2];[.$H$2])+1+[.$E$2]" office:value-type="float" office:value="182" calcext:value-type="float">
            <text:p>182</text:p>
          </table:table-cell>
          <table:table-cell table:formula="of:=MOD([.F433]+1/[.$H$2];5)" office:value-type="float" office:value="0.775" calcext:value-type="float">
            <text:p>0,775</text:p>
          </table:table-cell>
          <table:table-cell table:formula="of:=IF([.F434]&lt;0.000001;[.G433]+2+1/[.$H$2];[.G433]+1/[.$H$2])" office:value-type="float" office:value="14.7750000000001" calcext:value-type="float">
            <text:p>14,7750000000001</text:p>
          </table:table-cell>
          <table:table-cell table:number-columns-repeated="4"/>
          <table:table-cell table:style-name="ce36" table:formula="of:=SUM(MOD(SUM([.L433]-[.L$2];[.T$2]);[.R$2]-[.L$2]);[.L$2])" office:value-type="time" office:time-value="PT09H00M00S" calcext:value-type="time">
            <text:p>09:00:00</text:p>
          </table:table-cell>
          <table:table-cell table:style-name="ce11" table:formula="of:=IF([.L434]&lt;[.L433];[.M433]+[.H$2];[.M433])" office:value-type="float" office:value="240" calcext:value-type="float">
            <text:p>240</text:p>
          </table:table-cell>
          <table:table-cell table:style-name="ce11" table:formula="of:=OFFSET([.C$4];[.M434];0)" office:value-type="float" office:value="43753" calcext:value-type="float">
            <text:p>43753</text:p>
          </table:table-cell>
          <table:table-cell table:style-name="ce37" table:formula="of:=[.L434]" office:value-type="float" office:value="0.374999999999996" calcext:value-type="float">
            <text:p>0.374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4];0)&lt;=[.O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1T06:18:24.601915" calcext:value-type="date">
            <text:p>2019-10-21 06:18:25</text:p>
          </table:table-cell>
          <table:table-cell table:style-name="ce7" table:formula="of:=[.A435]" office:value-type="date" office:date-value="2019-10-21T06:18:24.601915" calcext:value-type="date">
            <text:p>2019-10-21 06:18:25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06:18:24.60191506427" calcext:value-type="date">
            <text:p>12/30/99 06:18 AM</text:p>
          </table:table-cell>
          <table:table-cell table:formula="of:=MOD([.E434]-[.$E$2];[.$H$2])+1+[.$E$2]" office:value-type="float" office:value="183" calcext:value-type="float">
            <text:p>183</text:p>
          </table:table-cell>
          <table:table-cell table:formula="of:=MOD([.F434]+1/[.$H$2];5)" office:value-type="float" office:value="0.8" calcext:value-type="float">
            <text:p>0,8</text:p>
          </table:table-cell>
          <table:table-cell table:formula="of:=IF([.F435]&lt;0.000001;[.G434]+2+1/[.$H$2];[.G434]+1/[.$H$2])" office:value-type="float" office:value="14.8000000000001" calcext:value-type="float">
            <text:p>14,8000000000001</text:p>
          </table:table-cell>
          <table:table-cell table:number-columns-repeated="4"/>
          <table:table-cell table:style-name="ce36" table:formula="of:=SUM(MOD(SUM([.L434]-[.L$2];[.T$2]);[.R$2]-[.L$2]);[.L$2])" office:value-type="time" office:time-value="PT09H10M00S" calcext:value-type="time">
            <text:p>09:10:00</text:p>
          </table:table-cell>
          <table:table-cell table:style-name="ce11" table:formula="of:=IF([.L435]&lt;[.L434];[.M434]+[.H$2];[.M434])" office:value-type="float" office:value="240" calcext:value-type="float">
            <text:p>240</text:p>
          </table:table-cell>
          <table:table-cell table:style-name="ce11" table:formula="of:=OFFSET([.C$4];[.M435];0)" office:value-type="float" office:value="43753" calcext:value-type="float">
            <text:p>43753</text:p>
          </table:table-cell>
          <table:table-cell table:style-name="ce37" table:formula="of:=[.L435]" office:value-type="float" office:value="0.38194444444444" calcext:value-type="float">
            <text:p>0.38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5];0)&lt;=[.O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1T06:08:38.467626" calcext:value-type="date">
            <text:p>2019-10-21 06:08:38</text:p>
          </table:table-cell>
          <table:table-cell table:style-name="ce7" table:formula="of:=[.A436]" office:value-type="date" office:date-value="2019-10-21T06:08:38.467626" calcext:value-type="date">
            <text:p>2019-10-21 06:08:38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06:08:38.4676257195" calcext:value-type="date">
            <text:p>12/30/99 06:08 AM</text:p>
          </table:table-cell>
          <table:table-cell table:formula="of:=MOD([.E435]-[.$E$2];[.$H$2])+1+[.$E$2]" office:value-type="float" office:value="184" calcext:value-type="float">
            <text:p>184</text:p>
          </table:table-cell>
          <table:table-cell table:formula="of:=MOD([.F435]+1/[.$H$2];5)" office:value-type="float" office:value="0.825" calcext:value-type="float">
            <text:p>0,825</text:p>
          </table:table-cell>
          <table:table-cell table:formula="of:=IF([.F436]&lt;0.000001;[.G435]+2+1/[.$H$2];[.G435]+1/[.$H$2])" office:value-type="float" office:value="14.8250000000001" calcext:value-type="float">
            <text:p>14,8250000000001</text:p>
          </table:table-cell>
          <table:table-cell table:number-columns-repeated="4"/>
          <table:table-cell table:style-name="ce36" table:formula="of:=SUM(MOD(SUM([.L435]-[.L$2];[.T$2]);[.R$2]-[.L$2]);[.L$2])" office:value-type="time" office:time-value="PT09H20M00S" calcext:value-type="time">
            <text:p>09:20:00</text:p>
          </table:table-cell>
          <table:table-cell table:style-name="ce11" table:formula="of:=IF([.L436]&lt;[.L435];[.M435]+[.H$2];[.M435])" office:value-type="float" office:value="240" calcext:value-type="float">
            <text:p>240</text:p>
          </table:table-cell>
          <table:table-cell table:style-name="ce11" table:formula="of:=OFFSET([.C$4];[.M436];0)" office:value-type="float" office:value="43753" calcext:value-type="float">
            <text:p>43753</text:p>
          </table:table-cell>
          <table:table-cell table:style-name="ce37" table:formula="of:=[.L436]" office:value-type="float" office:value="0.388888888888885" calcext:value-type="float">
            <text:p>0.38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6];0)&lt;=[.O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1T06:11:00.837696" calcext:value-type="date">
            <text:p>2019-10-21 06:11:01</text:p>
          </table:table-cell>
          <table:table-cell table:style-name="ce7" table:formula="of:=[.A437]" office:value-type="date" office:date-value="2019-10-21T06:11:00.837696" calcext:value-type="date">
            <text:p>2019-10-21 06:11:01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06:11:00.83769625984" calcext:value-type="date">
            <text:p>12/30/99 06:11 AM</text:p>
          </table:table-cell>
          <table:table-cell table:formula="of:=MOD([.E436]-[.$E$2];[.$H$2])+1+[.$E$2]" office:value-type="float" office:value="185" calcext:value-type="float">
            <text:p>185</text:p>
          </table:table-cell>
          <table:table-cell table:formula="of:=MOD([.F436]+1/[.$H$2];5)" office:value-type="float" office:value="0.85" calcext:value-type="float">
            <text:p>0,85</text:p>
          </table:table-cell>
          <table:table-cell table:formula="of:=IF([.F437]&lt;0.000001;[.G436]+2+1/[.$H$2];[.G436]+1/[.$H$2])" office:value-type="float" office:value="14.8500000000001" calcext:value-type="float">
            <text:p>14,8500000000001</text:p>
          </table:table-cell>
          <table:table-cell table:number-columns-repeated="4"/>
          <table:table-cell table:style-name="ce36" table:formula="of:=SUM(MOD(SUM([.L436]-[.L$2];[.T$2]);[.R$2]-[.L$2]);[.L$2])" office:value-type="time" office:time-value="PT09H30M00S" calcext:value-type="time">
            <text:p>09:30:00</text:p>
          </table:table-cell>
          <table:table-cell table:style-name="ce11" table:formula="of:=IF([.L437]&lt;[.L436];[.M436]+[.H$2];[.M436])" office:value-type="float" office:value="240" calcext:value-type="float">
            <text:p>240</text:p>
          </table:table-cell>
          <table:table-cell table:style-name="ce11" table:formula="of:=OFFSET([.C$4];[.M437];0)" office:value-type="float" office:value="43753" calcext:value-type="float">
            <text:p>43753</text:p>
          </table:table-cell>
          <table:table-cell table:style-name="ce37" table:formula="of:=[.L437]" office:value-type="float" office:value="0.395833333333329" calcext:value-type="float">
            <text:p>0.395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7];0)&lt;=[.O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1T06:17:52.361391" calcext:value-type="date">
            <text:p>2019-10-21 06:17:52</text:p>
          </table:table-cell>
          <table:table-cell table:style-name="ce7" table:formula="of:=[.A438]" office:value-type="date" office:date-value="2019-10-21T06:17:52.361391" calcext:value-type="date">
            <text:p>2019-10-21 06:17:52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06:17:52.36139075831" calcext:value-type="date">
            <text:p>12/30/99 06:17 AM</text:p>
          </table:table-cell>
          <table:table-cell table:formula="of:=MOD([.E437]-[.$E$2];[.$H$2])+1+[.$E$2]" office:value-type="float" office:value="186" calcext:value-type="float">
            <text:p>186</text:p>
          </table:table-cell>
          <table:table-cell table:formula="of:=MOD([.F437]+1/[.$H$2];5)" office:value-type="float" office:value="0.875" calcext:value-type="float">
            <text:p>0,875</text:p>
          </table:table-cell>
          <table:table-cell table:formula="of:=IF([.F438]&lt;0.000001;[.G437]+2+1/[.$H$2];[.G437]+1/[.$H$2])" office:value-type="float" office:value="14.8750000000001" calcext:value-type="float">
            <text:p>14,8750000000001</text:p>
          </table:table-cell>
          <table:table-cell table:number-columns-repeated="4"/>
          <table:table-cell table:style-name="ce36" table:formula="of:=SUM(MOD(SUM([.L437]-[.L$2];[.T$2]);[.R$2]-[.L$2]);[.L$2])" office:value-type="time" office:time-value="PT09H40M00S" calcext:value-type="time">
            <text:p>09:40:00</text:p>
          </table:table-cell>
          <table:table-cell table:style-name="ce11" table:formula="of:=IF([.L438]&lt;[.L437];[.M437]+[.H$2];[.M437])" office:value-type="float" office:value="240" calcext:value-type="float">
            <text:p>240</text:p>
          </table:table-cell>
          <table:table-cell table:style-name="ce11" table:formula="of:=OFFSET([.C$4];[.M438];0)" office:value-type="float" office:value="43753" calcext:value-type="float">
            <text:p>43753</text:p>
          </table:table-cell>
          <table:table-cell table:style-name="ce37" table:formula="of:=[.L438]" office:value-type="float" office:value="0.402777777777774" calcext:value-type="float">
            <text:p>0.40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8];0)&lt;=[.O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1T06:05:30.970827" calcext:value-type="date">
            <text:p>2019-10-21 06:05:31</text:p>
          </table:table-cell>
          <table:table-cell table:style-name="ce7" table:formula="of:=[.A439]" office:value-type="date" office:date-value="2019-10-21T06:05:30.970827" calcext:value-type="date">
            <text:p>2019-10-21 06:05:31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06:05:30.97082662862" calcext:value-type="date">
            <text:p>12/30/99 06:05 AM</text:p>
          </table:table-cell>
          <table:table-cell table:formula="of:=MOD([.E438]-[.$E$2];[.$H$2])+1+[.$E$2]" office:value-type="float" office:value="187" calcext:value-type="float">
            <text:p>187</text:p>
          </table:table-cell>
          <table:table-cell table:formula="of:=MOD([.F438]+1/[.$H$2];5)" office:value-type="float" office:value="0.9" calcext:value-type="float">
            <text:p>0,9</text:p>
          </table:table-cell>
          <table:table-cell table:formula="of:=IF([.F439]&lt;0.000001;[.G438]+2+1/[.$H$2];[.G438]+1/[.$H$2])" office:value-type="float" office:value="14.9000000000001" calcext:value-type="float">
            <text:p>14,9000000000001</text:p>
          </table:table-cell>
          <table:table-cell table:number-columns-repeated="4"/>
          <table:table-cell table:style-name="ce36" table:formula="of:=SUM(MOD(SUM([.L438]-[.L$2];[.T$2]);[.R$2]-[.L$2]);[.L$2])" office:value-type="time" office:time-value="PT09H50M00S" calcext:value-type="time">
            <text:p>09:50:00</text:p>
          </table:table-cell>
          <table:table-cell table:style-name="ce11" table:formula="of:=IF([.L439]&lt;[.L438];[.M438]+[.H$2];[.M438])" office:value-type="float" office:value="240" calcext:value-type="float">
            <text:p>240</text:p>
          </table:table-cell>
          <table:table-cell table:style-name="ce11" table:formula="of:=OFFSET([.C$4];[.M439];0)" office:value-type="float" office:value="43753" calcext:value-type="float">
            <text:p>43753</text:p>
          </table:table-cell>
          <table:table-cell table:style-name="ce37" table:formula="of:=[.L439]" office:value-type="float" office:value="0.409722222222218" calcext:value-type="float">
            <text:p>0.409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9];0)&lt;=[.O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1T05:43:53.588685" calcext:value-type="date">
            <text:p>2019-10-21 05:43:54</text:p>
          </table:table-cell>
          <table:table-cell table:style-name="ce7" table:formula="of:=[.A440]" office:value-type="date" office:date-value="2019-10-21T05:43:53.588685" calcext:value-type="date">
            <text:p>2019-10-21 05:43:54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05:43:53.58868458308" calcext:value-type="date">
            <text:p>12/30/99 05:43 AM</text:p>
          </table:table-cell>
          <table:table-cell table:formula="of:=MOD([.E439]-[.$E$2];[.$H$2])+1+[.$E$2]" office:value-type="float" office:value="188" calcext:value-type="float">
            <text:p>188</text:p>
          </table:table-cell>
          <table:table-cell table:formula="of:=MOD([.F439]+1/[.$H$2];5)" office:value-type="float" office:value="0.925" calcext:value-type="float">
            <text:p>0,925</text:p>
          </table:table-cell>
          <table:table-cell table:formula="of:=IF([.F440]&lt;0.000001;[.G439]+2+1/[.$H$2];[.G439]+1/[.$H$2])" office:value-type="float" office:value="14.9250000000001" calcext:value-type="float">
            <text:p>14,9250000000001</text:p>
          </table:table-cell>
          <table:table-cell table:number-columns-repeated="4"/>
          <table:table-cell table:style-name="ce36" table:formula="of:=SUM(MOD(SUM([.L439]-[.L$2];[.T$2]);[.R$2]-[.L$2]);[.L$2])" office:value-type="time" office:time-value="PT10H00M00S" calcext:value-type="time">
            <text:p>10:00:00</text:p>
          </table:table-cell>
          <table:table-cell table:style-name="ce11" table:formula="of:=IF([.L440]&lt;[.L439];[.M439]+[.H$2];[.M439])" office:value-type="float" office:value="240" calcext:value-type="float">
            <text:p>240</text:p>
          </table:table-cell>
          <table:table-cell table:style-name="ce11" table:formula="of:=OFFSET([.C$4];[.M440];0)" office:value-type="float" office:value="43753" calcext:value-type="float">
            <text:p>43753</text:p>
          </table:table-cell>
          <table:table-cell table:style-name="ce37" table:formula="of:=[.L440]" office:value-type="float" office:value="0.416666666666662" calcext:value-type="float">
            <text:p>0.41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0];0)&lt;=[.O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1T05:45:56.477015" calcext:value-type="date">
            <text:p>2019-10-21 05:45:56</text:p>
          </table:table-cell>
          <table:table-cell table:style-name="ce7" table:formula="of:=[.A441]" office:value-type="date" office:date-value="2019-10-21T05:45:56.477015" calcext:value-type="date">
            <text:p>2019-10-21 05:45:56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05:45:56.4770154655" calcext:value-type="date">
            <text:p>12/30/99 05:45 AM</text:p>
          </table:table-cell>
          <table:table-cell table:formula="of:=MOD([.E440]-[.$E$2];[.$H$2])+1+[.$E$2]" office:value-type="float" office:value="189" calcext:value-type="float">
            <text:p>189</text:p>
          </table:table-cell>
          <table:table-cell table:formula="of:=MOD([.F440]+1/[.$H$2];5)" office:value-type="float" office:value="0.950000000000001" calcext:value-type="float">
            <text:p>0,950000000000001</text:p>
          </table:table-cell>
          <table:table-cell table:formula="of:=IF([.F441]&lt;0.000001;[.G440]+2+1/[.$H$2];[.G440]+1/[.$H$2])" office:value-type="float" office:value="14.9500000000001" calcext:value-type="float">
            <text:p>14,9500000000001</text:p>
          </table:table-cell>
          <table:table-cell table:number-columns-repeated="4"/>
          <table:table-cell table:style-name="ce36" table:formula="of:=SUM(MOD(SUM([.L440]-[.L$2];[.T$2]);[.R$2]-[.L$2]);[.L$2])" office:value-type="time" office:time-value="PT10H10M00S" calcext:value-type="time">
            <text:p>10:10:00</text:p>
          </table:table-cell>
          <table:table-cell table:style-name="ce11" table:formula="of:=IF([.L441]&lt;[.L440];[.M440]+[.H$2];[.M440])" office:value-type="float" office:value="240" calcext:value-type="float">
            <text:p>240</text:p>
          </table:table-cell>
          <table:table-cell table:style-name="ce11" table:formula="of:=OFFSET([.C$4];[.M441];0)" office:value-type="float" office:value="43753" calcext:value-type="float">
            <text:p>43753</text:p>
          </table:table-cell>
          <table:table-cell table:style-name="ce37" table:formula="of:=[.L441]" office:value-type="float" office:value="0.423611111111107" calcext:value-type="float">
            <text:p>0.42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1];0)&lt;=[.O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1T06:06:10.418534" calcext:value-type="date">
            <text:p>2019-10-21 06:06:10</text:p>
          </table:table-cell>
          <table:table-cell table:style-name="ce7" table:formula="of:=[.A442]" office:value-type="date" office:date-value="2019-10-21T06:06:10.418534" calcext:value-type="date">
            <text:p>2019-10-21 06:06:10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06:06:10.41853435803" calcext:value-type="date">
            <text:p>12/30/99 06:06 AM</text:p>
          </table:table-cell>
          <table:table-cell table:formula="of:=MOD([.E441]-[.$E$2];[.$H$2])+1+[.$E$2]" office:value-type="float" office:value="190" calcext:value-type="float">
            <text:p>190</text:p>
          </table:table-cell>
          <table:table-cell table:formula="of:=MOD([.F441]+1/[.$H$2];5)" office:value-type="float" office:value="0.975000000000001" calcext:value-type="float">
            <text:p>0,975000000000001</text:p>
          </table:table-cell>
          <table:table-cell table:formula="of:=IF([.F442]&lt;0.000001;[.G441]+2+1/[.$H$2];[.G441]+1/[.$H$2])" office:value-type="float" office:value="14.9750000000001" calcext:value-type="float">
            <text:p>14,9750000000001</text:p>
          </table:table-cell>
          <table:table-cell table:number-columns-repeated="4"/>
          <table:table-cell table:style-name="ce36" table:formula="of:=SUM(MOD(SUM([.L441]-[.L$2];[.T$2]);[.R$2]-[.L$2]);[.L$2])" office:value-type="time" office:time-value="PT10H20M00S" calcext:value-type="time">
            <text:p>10:20:00</text:p>
          </table:table-cell>
          <table:table-cell table:style-name="ce11" table:formula="of:=IF([.L442]&lt;[.L441];[.M441]+[.H$2];[.M441])" office:value-type="float" office:value="240" calcext:value-type="float">
            <text:p>240</text:p>
          </table:table-cell>
          <table:table-cell table:style-name="ce11" table:formula="of:=OFFSET([.C$4];[.M442];0)" office:value-type="float" office:value="43753" calcext:value-type="float">
            <text:p>43753</text:p>
          </table:table-cell>
          <table:table-cell table:style-name="ce37" table:formula="of:=[.L442]" office:value-type="float" office:value="0.430555555555551" calcext:value-type="float">
            <text:p>0.43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2];0)&lt;=[.O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22T06:14:04.154641" calcext:value-type="date">
            <text:p>2019-10-22 06:14:04</text:p>
          </table:table-cell>
          <table:table-cell table:style-name="ce7" table:formula="of:=[.A443]" office:value-type="date" office:date-value="2019-10-22T06:14:04.154641" calcext:value-type="date">
            <text:p>2019-10-22 06:14:04</text:p>
          </table:table-cell>
          <table:table-cell table:formula="of:=TRUNC([.A443])" office:value-type="float" office:value="43760" calcext:value-type="float">
            <text:p>43760</text:p>
          </table:table-cell>
          <table:table-cell table:style-name="ce12" table:formula="of:=[.B443]-[.C443]" office:value-type="date" office:date-value="1899-12-30T06:14:04.15464098565" calcext:value-type="date">
            <text:p>12/30/99 06:14 AM</text:p>
          </table:table-cell>
          <table:table-cell table:formula="of:=MOD([.E442]-[.$E$2];[.$H$2])+1+[.$E$2]" office:value-type="float" office:value="151" calcext:value-type="float">
            <text:p>151</text:p>
          </table:table-cell>
          <table:table-cell table:formula="of:=MOD([.F442]+1/[.$H$2];5)" office:value-type="float" office:value="1" calcext:value-type="float">
            <text:p>1</text:p>
          </table:table-cell>
          <table:table-cell table:formula="of:=IF([.F443]&lt;0.000001;[.G442]+2+1/[.$H$2];[.G442]+1/[.$H$2])" office:value-type="float" office:value="15.0000000000001" calcext:value-type="float">
            <text:p>15,0000000000001</text:p>
          </table:table-cell>
          <table:table-cell table:number-columns-repeated="4"/>
          <table:table-cell table:style-name="ce36" table:formula="of:=SUM(MOD(SUM([.L442]-[.L$2];[.T$2]);[.R$2]-[.L$2]);[.L$2])" office:value-type="time" office:time-value="PT10H30M00S" calcext:value-type="time">
            <text:p>10:30:00</text:p>
          </table:table-cell>
          <table:table-cell table:style-name="ce11" table:formula="of:=IF([.L443]&lt;[.L442];[.M442]+[.H$2];[.M442])" office:value-type="float" office:value="240" calcext:value-type="float">
            <text:p>240</text:p>
          </table:table-cell>
          <table:table-cell table:style-name="ce11" table:formula="of:=OFFSET([.C$4];[.M443];0)" office:value-type="float" office:value="43753" calcext:value-type="float">
            <text:p>43753</text:p>
          </table:table-cell>
          <table:table-cell table:style-name="ce37" table:formula="of:=[.L443]" office:value-type="float" office:value="0.437499999999996" calcext:value-type="float">
            <text:p>0.43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3];0)&lt;=[.O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22T06:01:11.870081" calcext:value-type="date">
            <text:p>2019-10-22 06:01:12</text:p>
          </table:table-cell>
          <table:table-cell table:style-name="ce7" table:formula="of:=[.A444]" office:value-type="date" office:date-value="2019-10-22T06:01:11.870081" calcext:value-type="date">
            <text:p>2019-10-22 06:01:12</text:p>
          </table:table-cell>
          <table:table-cell table:formula="of:=TRUNC([.A444])" office:value-type="float" office:value="43760" calcext:value-type="float">
            <text:p>43760</text:p>
          </table:table-cell>
          <table:table-cell table:style-name="ce12" table:formula="of:=[.B444]-[.C444]" office:value-type="date" office:date-value="1899-12-30T06:01:11.87008077744" calcext:value-type="date">
            <text:p>12/30/99 06:01 AM</text:p>
          </table:table-cell>
          <table:table-cell table:formula="of:=MOD([.E443]-[.$E$2];[.$H$2])+1+[.$E$2]" office:value-type="float" office:value="152" calcext:value-type="float">
            <text:p>152</text:p>
          </table:table-cell>
          <table:table-cell table:formula="of:=MOD([.F443]+1/[.$H$2];5)" office:value-type="float" office:value="1.025" calcext:value-type="float">
            <text:p>1,025</text:p>
          </table:table-cell>
          <table:table-cell table:formula="of:=IF([.F444]&lt;0.000001;[.G443]+2+1/[.$H$2];[.G443]+1/[.$H$2])" office:value-type="float" office:value="15.0250000000001" calcext:value-type="float">
            <text:p>15,0250000000001</text:p>
          </table:table-cell>
          <table:table-cell table:number-columns-repeated="4"/>
          <table:table-cell table:style-name="ce36" table:formula="of:=SUM(MOD(SUM([.L443]-[.L$2];[.T$2]);[.R$2]-[.L$2]);[.L$2])" office:value-type="time" office:time-value="PT00H10M00S" calcext:value-type="time">
            <text:p>00:10:00</text:p>
          </table:table-cell>
          <table:table-cell table:style-name="ce11" table:formula="of:=IF([.L444]&lt;[.L443];[.M443]+[.H$2];[.M443])" office:value-type="float" office:value="280" calcext:value-type="float">
            <text:p>280</text:p>
          </table:table-cell>
          <table:table-cell table:style-name="ce11" table:formula="of:=OFFSET([.C$4];[.M444];0)" office:value-type="float" office:value="43754" calcext:value-type="float">
            <text:p>43754</text:p>
          </table:table-cell>
          <table:table-cell table:style-name="ce37" table:formula="of:=[.L444]" office:value-type="float" office:value="0.00694444444444015" calcext:value-type="float">
            <text:p>0.00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4];0)&lt;=[.O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22T05:45:49.063156" calcext:value-type="date">
            <text:p>2019-10-22 05:45:49</text:p>
          </table:table-cell>
          <table:table-cell table:style-name="ce7" table:formula="of:=[.A445]" office:value-type="date" office:date-value="2019-10-22T05:45:49.063156" calcext:value-type="date">
            <text:p>2019-10-22 05:45:49</text:p>
          </table:table-cell>
          <table:table-cell table:formula="of:=TRUNC([.A445])" office:value-type="float" office:value="43760" calcext:value-type="float">
            <text:p>43760</text:p>
          </table:table-cell>
          <table:table-cell table:style-name="ce12" table:formula="of:=[.B445]-[.C445]" office:value-type="date" office:date-value="1899-12-30T05:45:49.06315631233" calcext:value-type="date">
            <text:p>12/30/99 05:45 AM</text:p>
          </table:table-cell>
          <table:table-cell table:formula="of:=MOD([.E444]-[.$E$2];[.$H$2])+1+[.$E$2]" office:value-type="float" office:value="153" calcext:value-type="float">
            <text:p>153</text:p>
          </table:table-cell>
          <table:table-cell table:formula="of:=MOD([.F444]+1/[.$H$2];5)" office:value-type="float" office:value="1.05" calcext:value-type="float">
            <text:p>1,05</text:p>
          </table:table-cell>
          <table:table-cell table:formula="of:=IF([.F445]&lt;0.000001;[.G444]+2+1/[.$H$2];[.G444]+1/[.$H$2])" office:value-type="float" office:value="15.0500000000001" calcext:value-type="float">
            <text:p>15,0500000000001</text:p>
          </table:table-cell>
          <table:table-cell table:number-columns-repeated="4"/>
          <table:table-cell table:style-name="ce36" table:formula="of:=SUM(MOD(SUM([.L444]-[.L$2];[.T$2]);[.R$2]-[.L$2]);[.L$2])" office:value-type="time" office:time-value="PT00H20M00S" calcext:value-type="time">
            <text:p>00:20:00</text:p>
          </table:table-cell>
          <table:table-cell table:style-name="ce11" table:formula="of:=IF([.L445]&lt;[.L444];[.M444]+[.H$2];[.M444])" office:value-type="float" office:value="280" calcext:value-type="float">
            <text:p>280</text:p>
          </table:table-cell>
          <table:table-cell table:style-name="ce11" table:formula="of:=OFFSET([.C$4];[.M445];0)" office:value-type="float" office:value="43754" calcext:value-type="float">
            <text:p>43754</text:p>
          </table:table-cell>
          <table:table-cell table:style-name="ce37" table:formula="of:=[.L445]" office:value-type="float" office:value="0.0138888888888846" calcext:value-type="float">
            <text:p>0.01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5];0)&lt;=[.O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22T05:54:47.454655" calcext:value-type="date">
            <text:p>2019-10-22 05:54:47</text:p>
          </table:table-cell>
          <table:table-cell table:style-name="ce7" table:formula="of:=[.A446]" office:value-type="date" office:date-value="2019-10-22T05:54:47.454655" calcext:value-type="date">
            <text:p>2019-10-22 05:54:47</text:p>
          </table:table-cell>
          <table:table-cell table:formula="of:=TRUNC([.A446])" office:value-type="float" office:value="43760" calcext:value-type="float">
            <text:p>43760</text:p>
          </table:table-cell>
          <table:table-cell table:style-name="ce12" table:formula="of:=[.B446]-[.C446]" office:value-type="date" office:date-value="1899-12-30T05:54:47.4546549283" calcext:value-type="date">
            <text:p>12/30/99 05:54 AM</text:p>
          </table:table-cell>
          <table:table-cell table:formula="of:=MOD([.E445]-[.$E$2];[.$H$2])+1+[.$E$2]" office:value-type="float" office:value="154" calcext:value-type="float">
            <text:p>154</text:p>
          </table:table-cell>
          <table:table-cell table:formula="of:=MOD([.F445]+1/[.$H$2];5)" office:value-type="float" office:value="1.075" calcext:value-type="float">
            <text:p>1,075</text:p>
          </table:table-cell>
          <table:table-cell table:formula="of:=IF([.F446]&lt;0.000001;[.G445]+2+1/[.$H$2];[.G445]+1/[.$H$2])" office:value-type="float" office:value="15.0750000000001" calcext:value-type="float">
            <text:p>15,0750000000001</text:p>
          </table:table-cell>
          <table:table-cell table:number-columns-repeated="4"/>
          <table:table-cell table:style-name="ce36" table:formula="of:=SUM(MOD(SUM([.L445]-[.L$2];[.T$2]);[.R$2]-[.L$2]);[.L$2])" office:value-type="time" office:time-value="PT00H30M00S" calcext:value-type="time">
            <text:p>00:30:00</text:p>
          </table:table-cell>
          <table:table-cell table:style-name="ce11" table:formula="of:=IF([.L446]&lt;[.L445];[.M445]+[.H$2];[.M445])" office:value-type="float" office:value="280" calcext:value-type="float">
            <text:p>280</text:p>
          </table:table-cell>
          <table:table-cell table:style-name="ce11" table:formula="of:=OFFSET([.C$4];[.M446];0)" office:value-type="float" office:value="43754" calcext:value-type="float">
            <text:p>43754</text:p>
          </table:table-cell>
          <table:table-cell table:style-name="ce37" table:formula="of:=[.L446]" office:value-type="float" office:value="0.020833333333329" calcext:value-type="float">
            <text:p>0.020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6];0)&lt;=[.O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22T05:48:36.500013" calcext:value-type="date">
            <text:p>2019-10-22 05:48:37</text:p>
          </table:table-cell>
          <table:table-cell table:style-name="ce7" table:formula="of:=[.A447]" office:value-type="date" office:date-value="2019-10-22T05:48:36.500013" calcext:value-type="date">
            <text:p>2019-10-22 05:48:37</text:p>
          </table:table-cell>
          <table:table-cell table:formula="of:=TRUNC([.A447])" office:value-type="float" office:value="43760" calcext:value-type="float">
            <text:p>43760</text:p>
          </table:table-cell>
          <table:table-cell table:style-name="ce12" table:formula="of:=[.B447]-[.C447]" office:value-type="date" office:date-value="1899-12-30T05:48:36.50001278613" calcext:value-type="date">
            <text:p>12/30/99 05:48 AM</text:p>
          </table:table-cell>
          <table:table-cell table:formula="of:=MOD([.E446]-[.$E$2];[.$H$2])+1+[.$E$2]" office:value-type="float" office:value="155" calcext:value-type="float">
            <text:p>155</text:p>
          </table:table-cell>
          <table:table-cell table:formula="of:=MOD([.F446]+1/[.$H$2];5)" office:value-type="float" office:value="1.1" calcext:value-type="float">
            <text:p>1,1</text:p>
          </table:table-cell>
          <table:table-cell table:formula="of:=IF([.F447]&lt;0.000001;[.G446]+2+1/[.$H$2];[.G446]+1/[.$H$2])" office:value-type="float" office:value="15.1000000000001" calcext:value-type="float">
            <text:p>15,1000000000001</text:p>
          </table:table-cell>
          <table:table-cell table:number-columns-repeated="4"/>
          <table:table-cell table:style-name="ce36" table:formula="of:=SUM(MOD(SUM([.L446]-[.L$2];[.T$2]);[.R$2]-[.L$2]);[.L$2])" office:value-type="time" office:time-value="PT00H40M00S" calcext:value-type="time">
            <text:p>00:40:00</text:p>
          </table:table-cell>
          <table:table-cell table:style-name="ce11" table:formula="of:=IF([.L447]&lt;[.L446];[.M446]+[.H$2];[.M446])" office:value-type="float" office:value="280" calcext:value-type="float">
            <text:p>280</text:p>
          </table:table-cell>
          <table:table-cell table:style-name="ce11" table:formula="of:=OFFSET([.C$4];[.M447];0)" office:value-type="float" office:value="43754" calcext:value-type="float">
            <text:p>43754</text:p>
          </table:table-cell>
          <table:table-cell table:style-name="ce37" table:formula="of:=[.L447]" office:value-type="float" office:value="0.0277777777777735" calcext:value-type="float">
            <text:p>0.027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7];0)&lt;=[.O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22T05:58:02.525153" calcext:value-type="date">
            <text:p>2019-10-22 05:58:03</text:p>
          </table:table-cell>
          <table:table-cell table:style-name="ce7" table:formula="of:=[.A448]" office:value-type="date" office:date-value="2019-10-22T05:58:02.525153" calcext:value-type="date">
            <text:p>2019-10-22 05:58:03</text:p>
          </table:table-cell>
          <table:table-cell table:formula="of:=TRUNC([.A448])" office:value-type="float" office:value="43760" calcext:value-type="float">
            <text:p>43760</text:p>
          </table:table-cell>
          <table:table-cell table:style-name="ce12" table:formula="of:=[.B448]-[.C448]" office:value-type="date" office:date-value="1899-12-30T05:58:02.52515313216" calcext:value-type="date">
            <text:p>12/30/99 05:58 AM</text:p>
          </table:table-cell>
          <table:table-cell table:formula="of:=MOD([.E447]-[.$E$2];[.$H$2])+1+[.$E$2]" office:value-type="float" office:value="156" calcext:value-type="float">
            <text:p>156</text:p>
          </table:table-cell>
          <table:table-cell table:formula="of:=MOD([.F447]+1/[.$H$2];5)" office:value-type="float" office:value="1.125" calcext:value-type="float">
            <text:p>1,125</text:p>
          </table:table-cell>
          <table:table-cell table:formula="of:=IF([.F448]&lt;0.000001;[.G447]+2+1/[.$H$2];[.G447]+1/[.$H$2])" office:value-type="float" office:value="15.1250000000001" calcext:value-type="float">
            <text:p>15,1250000000001</text:p>
          </table:table-cell>
          <table:table-cell table:number-columns-repeated="4"/>
          <table:table-cell table:style-name="ce36" table:formula="of:=SUM(MOD(SUM([.L447]-[.L$2];[.T$2]);[.R$2]-[.L$2]);[.L$2])" office:value-type="time" office:time-value="PT00H50M00S" calcext:value-type="time">
            <text:p>00:50:00</text:p>
          </table:table-cell>
          <table:table-cell table:style-name="ce11" table:formula="of:=IF([.L448]&lt;[.L447];[.M447]+[.H$2];[.M447])" office:value-type="float" office:value="280" calcext:value-type="float">
            <text:p>280</text:p>
          </table:table-cell>
          <table:table-cell table:style-name="ce11" table:formula="of:=OFFSET([.C$4];[.M448];0)" office:value-type="float" office:value="43754" calcext:value-type="float">
            <text:p>43754</text:p>
          </table:table-cell>
          <table:table-cell table:style-name="ce37" table:formula="of:=[.L448]" office:value-type="float" office:value="0.0347222222222179" calcext:value-type="float">
            <text:p>0.034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8];0)&lt;=[.O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22T06:10:43.943915" calcext:value-type="date">
            <text:p>2019-10-22 06:10:44</text:p>
          </table:table-cell>
          <table:table-cell table:style-name="ce7" table:formula="of:=[.A449]" office:value-type="date" office:date-value="2019-10-22T06:10:43.943915" calcext:value-type="date">
            <text:p>2019-10-22 06:10:44</text:p>
          </table:table-cell>
          <table:table-cell table:formula="of:=TRUNC([.A449])" office:value-type="float" office:value="43760" calcext:value-type="float">
            <text:p>43760</text:p>
          </table:table-cell>
          <table:table-cell table:style-name="ce12" table:formula="of:=[.B449]-[.C449]" office:value-type="date" office:date-value="1899-12-30T06:10:43.94391530659" calcext:value-type="date">
            <text:p>12/30/99 06:10 AM</text:p>
          </table:table-cell>
          <table:table-cell table:formula="of:=MOD([.E448]-[.$E$2];[.$H$2])+1+[.$E$2]" office:value-type="float" office:value="157" calcext:value-type="float">
            <text:p>157</text:p>
          </table:table-cell>
          <table:table-cell table:formula="of:=MOD([.F448]+1/[.$H$2];5)" office:value-type="float" office:value="1.15" calcext:value-type="float">
            <text:p>1,15</text:p>
          </table:table-cell>
          <table:table-cell table:formula="of:=IF([.F449]&lt;0.000001;[.G448]+2+1/[.$H$2];[.G448]+1/[.$H$2])" office:value-type="float" office:value="15.1500000000001" calcext:value-type="float">
            <text:p>15,1500000000001</text:p>
          </table:table-cell>
          <table:table-cell table:number-columns-repeated="4"/>
          <table:table-cell table:style-name="ce36" table:formula="of:=SUM(MOD(SUM([.L448]-[.L$2];[.T$2]);[.R$2]-[.L$2]);[.L$2])" office:value-type="time" office:time-value="PT01H00M00S" calcext:value-type="time">
            <text:p>01:00:00</text:p>
          </table:table-cell>
          <table:table-cell table:style-name="ce11" table:formula="of:=IF([.L449]&lt;[.L448];[.M448]+[.H$2];[.M448])" office:value-type="float" office:value="280" calcext:value-type="float">
            <text:p>280</text:p>
          </table:table-cell>
          <table:table-cell table:style-name="ce11" table:formula="of:=OFFSET([.C$4];[.M449];0)" office:value-type="float" office:value="43754" calcext:value-type="float">
            <text:p>43754</text:p>
          </table:table-cell>
          <table:table-cell table:style-name="ce37" table:formula="of:=[.L449]" office:value-type="float" office:value="0.0416666666666624" calcext:value-type="float">
            <text:p>0.04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9];0)&lt;=[.O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22T06:15:13.360467" calcext:value-type="date">
            <text:p>2019-10-22 06:15:13</text:p>
          </table:table-cell>
          <table:table-cell table:style-name="ce7" table:formula="of:=[.A450]" office:value-type="date" office:date-value="2019-10-22T06:15:13.360467" calcext:value-type="date">
            <text:p>2019-10-22 06:15:13</text:p>
          </table:table-cell>
          <table:table-cell table:formula="of:=TRUNC([.A450])" office:value-type="float" office:value="43760" calcext:value-type="float">
            <text:p>43760</text:p>
          </table:table-cell>
          <table:table-cell table:style-name="ce12" table:formula="of:=[.B450]-[.C450]" office:value-type="date" office:date-value="1899-12-30T06:15:13.36046720389" calcext:value-type="date">
            <text:p>12/30/99 06:15 AM</text:p>
          </table:table-cell>
          <table:table-cell table:formula="of:=MOD([.E449]-[.$E$2];[.$H$2])+1+[.$E$2]" office:value-type="float" office:value="158" calcext:value-type="float">
            <text:p>158</text:p>
          </table:table-cell>
          <table:table-cell table:formula="of:=MOD([.F449]+1/[.$H$2];5)" office:value-type="float" office:value="1.175" calcext:value-type="float">
            <text:p>1,175</text:p>
          </table:table-cell>
          <table:table-cell table:formula="of:=IF([.F450]&lt;0.000001;[.G449]+2+1/[.$H$2];[.G449]+1/[.$H$2])" office:value-type="float" office:value="15.1750000000001" calcext:value-type="float">
            <text:p>15,1750000000001</text:p>
          </table:table-cell>
          <table:table-cell table:number-columns-repeated="4"/>
          <table:table-cell table:style-name="ce36" table:formula="of:=SUM(MOD(SUM([.L449]-[.L$2];[.T$2]);[.R$2]-[.L$2]);[.L$2])" office:value-type="time" office:time-value="PT01H10M00S" calcext:value-type="time">
            <text:p>01:10:00</text:p>
          </table:table-cell>
          <table:table-cell table:style-name="ce11" table:formula="of:=IF([.L450]&lt;[.L449];[.M449]+[.H$2];[.M449])" office:value-type="float" office:value="280" calcext:value-type="float">
            <text:p>280</text:p>
          </table:table-cell>
          <table:table-cell table:style-name="ce11" table:formula="of:=OFFSET([.C$4];[.M450];0)" office:value-type="float" office:value="43754" calcext:value-type="float">
            <text:p>43754</text:p>
          </table:table-cell>
          <table:table-cell table:style-name="ce37" table:formula="of:=[.L450]" office:value-type="float" office:value="0.0486111111111068" calcext:value-type="float">
            <text:p>0.04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0];0)&lt;=[.O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22T06:00:46.315454" calcext:value-type="date">
            <text:p>2019-10-22 06:00:46</text:p>
          </table:table-cell>
          <table:table-cell table:style-name="ce7" table:formula="of:=[.A451]" office:value-type="date" office:date-value="2019-10-22T06:00:46.315454" calcext:value-type="date">
            <text:p>2019-10-22 06:00:46</text:p>
          </table:table-cell>
          <table:table-cell table:formula="of:=TRUNC([.A451])" office:value-type="float" office:value="43760" calcext:value-type="float">
            <text:p>43760</text:p>
          </table:table-cell>
          <table:table-cell table:style-name="ce12" table:formula="of:=[.B451]-[.C451]" office:value-type="date" office:date-value="1899-12-30T06:00:46.31545362063" calcext:value-type="date">
            <text:p>12/30/99 06:00 AM</text:p>
          </table:table-cell>
          <table:table-cell table:formula="of:=MOD([.E450]-[.$E$2];[.$H$2])+1+[.$E$2]" office:value-type="float" office:value="159" calcext:value-type="float">
            <text:p>159</text:p>
          </table:table-cell>
          <table:table-cell table:formula="of:=MOD([.F450]+1/[.$H$2];5)" office:value-type="float" office:value="1.2" calcext:value-type="float">
            <text:p>1,2</text:p>
          </table:table-cell>
          <table:table-cell table:formula="of:=IF([.F451]&lt;0.000001;[.G450]+2+1/[.$H$2];[.G450]+1/[.$H$2])" office:value-type="float" office:value="15.2000000000001" calcext:value-type="float">
            <text:p>15,2000000000001</text:p>
          </table:table-cell>
          <table:table-cell table:number-columns-repeated="4"/>
          <table:table-cell table:style-name="ce36" table:formula="of:=SUM(MOD(SUM([.L450]-[.L$2];[.T$2]);[.R$2]-[.L$2]);[.L$2])" office:value-type="time" office:time-value="PT01H20M00S" calcext:value-type="time">
            <text:p>01:20:00</text:p>
          </table:table-cell>
          <table:table-cell table:style-name="ce11" table:formula="of:=IF([.L451]&lt;[.L450];[.M450]+[.H$2];[.M450])" office:value-type="float" office:value="280" calcext:value-type="float">
            <text:p>280</text:p>
          </table:table-cell>
          <table:table-cell table:style-name="ce11" table:formula="of:=OFFSET([.C$4];[.M451];0)" office:value-type="float" office:value="43754" calcext:value-type="float">
            <text:p>43754</text:p>
          </table:table-cell>
          <table:table-cell table:style-name="ce37" table:formula="of:=[.L451]" office:value-type="float" office:value="0.0555555555555513" calcext:value-type="float">
            <text:p>0.05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1];0)&lt;=[.O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22T05:44:06.518282" calcext:value-type="date">
            <text:p>2019-10-22 05:44:07</text:p>
          </table:table-cell>
          <table:table-cell table:style-name="ce7" table:formula="of:=[.A452]" office:value-type="date" office:date-value="2019-10-22T05:44:06.518282" calcext:value-type="date">
            <text:p>2019-10-22 05:44:07</text:p>
          </table:table-cell>
          <table:table-cell table:formula="of:=TRUNC([.A452])" office:value-type="float" office:value="43760" calcext:value-type="float">
            <text:p>43760</text:p>
          </table:table-cell>
          <table:table-cell table:style-name="ce12" table:formula="of:=[.B452]-[.C452]" office:value-type="date" office:date-value="1899-12-30T05:44:06.51828152128" calcext:value-type="date">
            <text:p>12/30/99 05:44 AM</text:p>
          </table:table-cell>
          <table:table-cell table:formula="of:=MOD([.E451]-[.$E$2];[.$H$2])+1+[.$E$2]" office:value-type="float" office:value="160" calcext:value-type="float">
            <text:p>160</text:p>
          </table:table-cell>
          <table:table-cell table:formula="of:=MOD([.F451]+1/[.$H$2];5)" office:value-type="float" office:value="1.225" calcext:value-type="float">
            <text:p>1,225</text:p>
          </table:table-cell>
          <table:table-cell table:formula="of:=IF([.F452]&lt;0.000001;[.G451]+2+1/[.$H$2];[.G451]+1/[.$H$2])" office:value-type="float" office:value="15.2250000000001" calcext:value-type="float">
            <text:p>15,2250000000001</text:p>
          </table:table-cell>
          <table:table-cell table:number-columns-repeated="4"/>
          <table:table-cell table:style-name="ce36" table:formula="of:=SUM(MOD(SUM([.L451]-[.L$2];[.T$2]);[.R$2]-[.L$2]);[.L$2])" office:value-type="time" office:time-value="PT01H30M00S" calcext:value-type="time">
            <text:p>01:30:00</text:p>
          </table:table-cell>
          <table:table-cell table:style-name="ce11" table:formula="of:=IF([.L452]&lt;[.L451];[.M451]+[.H$2];[.M451])" office:value-type="float" office:value="280" calcext:value-type="float">
            <text:p>280</text:p>
          </table:table-cell>
          <table:table-cell table:style-name="ce11" table:formula="of:=OFFSET([.C$4];[.M452];0)" office:value-type="float" office:value="43754" calcext:value-type="float">
            <text:p>43754</text:p>
          </table:table-cell>
          <table:table-cell table:style-name="ce37" table:formula="of:=[.L452]" office:value-type="float" office:value="0.0624999999999957" calcext:value-type="float">
            <text:p>0.06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2];0)&lt;=[.O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22T06:17:03.308867" calcext:value-type="date">
            <text:p>2019-10-22 06:17:03</text:p>
          </table:table-cell>
          <table:table-cell table:style-name="ce7" table:formula="of:=[.A453]" office:value-type="date" office:date-value="2019-10-22T06:17:03.308867" calcext:value-type="date">
            <text:p>2019-10-22 06:17:03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06:17:03.30886689015" calcext:value-type="date">
            <text:p>12/30/99 06:17 AM</text:p>
          </table:table-cell>
          <table:table-cell table:formula="of:=MOD([.E452]-[.$E$2];[.$H$2])+1+[.$E$2]" office:value-type="float" office:value="161" calcext:value-type="float">
            <text:p>161</text:p>
          </table:table-cell>
          <table:table-cell table:formula="of:=MOD([.F452]+1/[.$H$2];5)" office:value-type="float" office:value="1.25" calcext:value-type="float">
            <text:p>1,25</text:p>
          </table:table-cell>
          <table:table-cell table:formula="of:=IF([.F453]&lt;0.000001;[.G452]+2+1/[.$H$2];[.G452]+1/[.$H$2])" office:value-type="float" office:value="15.2500000000001" calcext:value-type="float">
            <text:p>15,2500000000001</text:p>
          </table:table-cell>
          <table:table-cell table:number-columns-repeated="4"/>
          <table:table-cell table:style-name="ce36" table:formula="of:=SUM(MOD(SUM([.L452]-[.L$2];[.T$2]);[.R$2]-[.L$2]);[.L$2])" office:value-type="time" office:time-value="PT01H40M00S" calcext:value-type="time">
            <text:p>01:40:00</text:p>
          </table:table-cell>
          <table:table-cell table:style-name="ce11" table:formula="of:=IF([.L453]&lt;[.L452];[.M452]+[.H$2];[.M452])" office:value-type="float" office:value="280" calcext:value-type="float">
            <text:p>280</text:p>
          </table:table-cell>
          <table:table-cell table:style-name="ce11" table:formula="of:=OFFSET([.C$4];[.M453];0)" office:value-type="float" office:value="43754" calcext:value-type="float">
            <text:p>43754</text:p>
          </table:table-cell>
          <table:table-cell table:style-name="ce37" table:formula="of:=[.L453]" office:value-type="float" office:value="0.0694444444444402" calcext:value-type="float">
            <text:p>0.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3];0)&lt;=[.O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22T06:03:35.679428" calcext:value-type="date">
            <text:p>2019-10-22 06:03:36</text:p>
          </table:table-cell>
          <table:table-cell table:style-name="ce7" table:formula="of:=[.A454]" office:value-type="date" office:date-value="2019-10-22T06:03:35.679428" calcext:value-type="date">
            <text:p>2019-10-22 06:03:36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06:03:35.67942760885" calcext:value-type="date">
            <text:p>12/30/99 06:03 AM</text:p>
          </table:table-cell>
          <table:table-cell table:formula="of:=MOD([.E453]-[.$E$2];[.$H$2])+1+[.$E$2]" office:value-type="float" office:value="162" calcext:value-type="float">
            <text:p>162</text:p>
          </table:table-cell>
          <table:table-cell table:formula="of:=MOD([.F453]+1/[.$H$2];5)" office:value-type="float" office:value="1.275" calcext:value-type="float">
            <text:p>1,275</text:p>
          </table:table-cell>
          <table:table-cell table:formula="of:=IF([.F454]&lt;0.000001;[.G453]+2+1/[.$H$2];[.G453]+1/[.$H$2])" office:value-type="float" office:value="15.2750000000001" calcext:value-type="float">
            <text:p>15,2750000000001</text:p>
          </table:table-cell>
          <table:table-cell table:number-columns-repeated="4"/>
          <table:table-cell table:style-name="ce36" table:formula="of:=SUM(MOD(SUM([.L453]-[.L$2];[.T$2]);[.R$2]-[.L$2]);[.L$2])" office:value-type="time" office:time-value="PT01H50M00S" calcext:value-type="time">
            <text:p>01:50:00</text:p>
          </table:table-cell>
          <table:table-cell table:style-name="ce11" table:formula="of:=IF([.L454]&lt;[.L453];[.M453]+[.H$2];[.M453])" office:value-type="float" office:value="280" calcext:value-type="float">
            <text:p>280</text:p>
          </table:table-cell>
          <table:table-cell table:style-name="ce11" table:formula="of:=OFFSET([.C$4];[.M454];0)" office:value-type="float" office:value="43754" calcext:value-type="float">
            <text:p>43754</text:p>
          </table:table-cell>
          <table:table-cell table:style-name="ce37" table:formula="of:=[.L454]" office:value-type="float" office:value="0.0763888888888846" calcext:value-type="float">
            <text:p>0.076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4];0)&lt;=[.O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22T05:53:00.619245" calcext:value-type="date">
            <text:p>2019-10-22 05:53:01</text:p>
          </table:table-cell>
          <table:table-cell table:style-name="ce7" table:formula="of:=[.A455]" office:value-type="date" office:date-value="2019-10-22T05:53:00.619245" calcext:value-type="date">
            <text:p>2019-10-22 05:53:01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05:53:00.61924504582" calcext:value-type="date">
            <text:p>12/30/99 05:53 AM</text:p>
          </table:table-cell>
          <table:table-cell table:formula="of:=MOD([.E454]-[.$E$2];[.$H$2])+1+[.$E$2]" office:value-type="float" office:value="163" calcext:value-type="float">
            <text:p>163</text:p>
          </table:table-cell>
          <table:table-cell table:formula="of:=MOD([.F454]+1/[.$H$2];5)" office:value-type="float" office:value="1.3" calcext:value-type="float">
            <text:p>1,3</text:p>
          </table:table-cell>
          <table:table-cell table:formula="of:=IF([.F455]&lt;0.000001;[.G454]+2+1/[.$H$2];[.G454]+1/[.$H$2])" office:value-type="float" office:value="15.3000000000001" calcext:value-type="float">
            <text:p>15,3000000000001</text:p>
          </table:table-cell>
          <table:table-cell table:number-columns-repeated="4"/>
          <table:table-cell table:style-name="ce36" table:formula="of:=SUM(MOD(SUM([.L454]-[.L$2];[.T$2]);[.R$2]-[.L$2]);[.L$2])" office:value-type="time" office:time-value="PT02H00M00S" calcext:value-type="time">
            <text:p>02:00:00</text:p>
          </table:table-cell>
          <table:table-cell table:style-name="ce11" table:formula="of:=IF([.L455]&lt;[.L454];[.M454]+[.H$2];[.M454])" office:value-type="float" office:value="280" calcext:value-type="float">
            <text:p>280</text:p>
          </table:table-cell>
          <table:table-cell table:style-name="ce11" table:formula="of:=OFFSET([.C$4];[.M455];0)" office:value-type="float" office:value="43754" calcext:value-type="float">
            <text:p>43754</text:p>
          </table:table-cell>
          <table:table-cell table:style-name="ce37" table:formula="of:=[.L455]" office:value-type="float" office:value="0.0833333333333291" calcext:value-type="float">
            <text:p>0.083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5];0)&lt;=[.O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22T06:08:04.567447" calcext:value-type="date">
            <text:p>2019-10-22 06:08:05</text:p>
          </table:table-cell>
          <table:table-cell table:style-name="ce7" table:formula="of:=[.A456]" office:value-type="date" office:date-value="2019-10-22T06:08:04.567447" calcext:value-type="date">
            <text:p>2019-10-22 06:08:05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06:08:04.56744749565" calcext:value-type="date">
            <text:p>12/30/99 06:08 AM</text:p>
          </table:table-cell>
          <table:table-cell table:formula="of:=MOD([.E455]-[.$E$2];[.$H$2])+1+[.$E$2]" office:value-type="float" office:value="164" calcext:value-type="float">
            <text:p>164</text:p>
          </table:table-cell>
          <table:table-cell table:formula="of:=MOD([.F455]+1/[.$H$2];5)" office:value-type="float" office:value="1.325" calcext:value-type="float">
            <text:p>1,325</text:p>
          </table:table-cell>
          <table:table-cell table:formula="of:=IF([.F456]&lt;0.000001;[.G455]+2+1/[.$H$2];[.G455]+1/[.$H$2])" office:value-type="float" office:value="15.3250000000001" calcext:value-type="float">
            <text:p>15,3250000000001</text:p>
          </table:table-cell>
          <table:table-cell table:number-columns-repeated="4"/>
          <table:table-cell table:style-name="ce36" table:formula="of:=SUM(MOD(SUM([.L455]-[.L$2];[.T$2]);[.R$2]-[.L$2]);[.L$2])" office:value-type="time" office:time-value="PT02H10M00S" calcext:value-type="time">
            <text:p>02:10:00</text:p>
          </table:table-cell>
          <table:table-cell table:style-name="ce11" table:formula="of:=IF([.L456]&lt;[.L455];[.M455]+[.H$2];[.M455])" office:value-type="float" office:value="280" calcext:value-type="float">
            <text:p>280</text:p>
          </table:table-cell>
          <table:table-cell table:style-name="ce11" table:formula="of:=OFFSET([.C$4];[.M456];0)" office:value-type="float" office:value="43754" calcext:value-type="float">
            <text:p>43754</text:p>
          </table:table-cell>
          <table:table-cell table:style-name="ce37" table:formula="of:=[.L456]" office:value-type="float" office:value="0.0902777777777735" calcext:value-type="float">
            <text:p>0.09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6];0)&lt;=[.O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22T06:00:53.685861" calcext:value-type="date">
            <text:p>2019-10-22 06:00:54</text:p>
          </table:table-cell>
          <table:table-cell table:style-name="ce7" table:formula="of:=[.A457]" office:value-type="date" office:date-value="2019-10-22T06:00:53.685861" calcext:value-type="date">
            <text:p>2019-10-22 06:00:54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06:00:53.68586098775" calcext:value-type="date">
            <text:p>12/30/99 06:00 AM</text:p>
          </table:table-cell>
          <table:table-cell table:formula="of:=MOD([.E456]-[.$E$2];[.$H$2])+1+[.$E$2]" office:value-type="float" office:value="165" calcext:value-type="float">
            <text:p>165</text:p>
          </table:table-cell>
          <table:table-cell table:formula="of:=MOD([.F456]+1/[.$H$2];5)" office:value-type="float" office:value="1.35" calcext:value-type="float">
            <text:p>1,35</text:p>
          </table:table-cell>
          <table:table-cell table:formula="of:=IF([.F457]&lt;0.000001;[.G456]+2+1/[.$H$2];[.G456]+1/[.$H$2])" office:value-type="float" office:value="15.3500000000001" calcext:value-type="float">
            <text:p>15,3500000000001</text:p>
          </table:table-cell>
          <table:table-cell table:number-columns-repeated="4"/>
          <table:table-cell table:style-name="ce36" table:formula="of:=SUM(MOD(SUM([.L456]-[.L$2];[.T$2]);[.R$2]-[.L$2]);[.L$2])" office:value-type="time" office:time-value="PT02H20M00S" calcext:value-type="time">
            <text:p>02:20:00</text:p>
          </table:table-cell>
          <table:table-cell table:style-name="ce11" table:formula="of:=IF([.L457]&lt;[.L456];[.M456]+[.H$2];[.M456])" office:value-type="float" office:value="280" calcext:value-type="float">
            <text:p>280</text:p>
          </table:table-cell>
          <table:table-cell table:style-name="ce11" table:formula="of:=OFFSET([.C$4];[.M457];0)" office:value-type="float" office:value="43754" calcext:value-type="float">
            <text:p>43754</text:p>
          </table:table-cell>
          <table:table-cell table:style-name="ce37" table:formula="of:=[.L457]" office:value-type="float" office:value="0.097222222222218" calcext:value-type="float">
            <text:p>0.097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7];0)&lt;=[.O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22T06:03:52.900838" calcext:value-type="date">
            <text:p>2019-10-22 06:03:53</text:p>
          </table:table-cell>
          <table:table-cell table:style-name="ce7" table:formula="of:=[.A458]" office:value-type="date" office:date-value="2019-10-22T06:03:52.900838" calcext:value-type="date">
            <text:p>2019-10-22 06:03:53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06:03:52.90083829779" calcext:value-type="date">
            <text:p>12/30/99 06:03 AM</text:p>
          </table:table-cell>
          <table:table-cell table:formula="of:=MOD([.E457]-[.$E$2];[.$H$2])+1+[.$E$2]" office:value-type="float" office:value="166" calcext:value-type="float">
            <text:p>166</text:p>
          </table:table-cell>
          <table:table-cell table:formula="of:=MOD([.F457]+1/[.$H$2];5)" office:value-type="float" office:value="1.375" calcext:value-type="float">
            <text:p>1,375</text:p>
          </table:table-cell>
          <table:table-cell table:formula="of:=IF([.F458]&lt;0.000001;[.G457]+2+1/[.$H$2];[.G457]+1/[.$H$2])" office:value-type="float" office:value="15.3750000000001" calcext:value-type="float">
            <text:p>15,3750000000001</text:p>
          </table:table-cell>
          <table:table-cell table:number-columns-repeated="4"/>
          <table:table-cell table:style-name="ce36" table:formula="of:=SUM(MOD(SUM([.L457]-[.L$2];[.T$2]);[.R$2]-[.L$2]);[.L$2])" office:value-type="time" office:time-value="PT02H30M00S" calcext:value-type="time">
            <text:p>02:30:00</text:p>
          </table:table-cell>
          <table:table-cell table:style-name="ce11" table:formula="of:=IF([.L458]&lt;[.L457];[.M457]+[.H$2];[.M457])" office:value-type="float" office:value="280" calcext:value-type="float">
            <text:p>280</text:p>
          </table:table-cell>
          <table:table-cell table:style-name="ce11" table:formula="of:=OFFSET([.C$4];[.M458];0)" office:value-type="float" office:value="43754" calcext:value-type="float">
            <text:p>43754</text:p>
          </table:table-cell>
          <table:table-cell table:style-name="ce37" table:formula="of:=[.L458]" office:value-type="float" office:value="0.104166666666662" calcext:value-type="float">
            <text:p>0.104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8];0)&lt;=[.O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22T05:51:11.585811" calcext:value-type="date">
            <text:p>2019-10-22 05:51:12</text:p>
          </table:table-cell>
          <table:table-cell table:style-name="ce7" table:formula="of:=[.A459]" office:value-type="date" office:date-value="2019-10-22T05:51:11.585811" calcext:value-type="date">
            <text:p>2019-10-22 05:51:12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05:51:11.5858109761" calcext:value-type="date">
            <text:p>12/30/99 05:51 AM</text:p>
          </table:table-cell>
          <table:table-cell table:formula="of:=MOD([.E458]-[.$E$2];[.$H$2])+1+[.$E$2]" office:value-type="float" office:value="167" calcext:value-type="float">
            <text:p>167</text:p>
          </table:table-cell>
          <table:table-cell table:formula="of:=MOD([.F458]+1/[.$H$2];5)" office:value-type="float" office:value="1.4" calcext:value-type="float">
            <text:p>1,4</text:p>
          </table:table-cell>
          <table:table-cell table:formula="of:=IF([.F459]&lt;0.000001;[.G458]+2+1/[.$H$2];[.G458]+1/[.$H$2])" office:value-type="float" office:value="15.4000000000001" calcext:value-type="float">
            <text:p>15,4000000000001</text:p>
          </table:table-cell>
          <table:table-cell table:number-columns-repeated="4"/>
          <table:table-cell table:style-name="ce36" table:formula="of:=SUM(MOD(SUM([.L458]-[.L$2];[.T$2]);[.R$2]-[.L$2]);[.L$2])" office:value-type="time" office:time-value="PT02H40M00S" calcext:value-type="time">
            <text:p>02:40:00</text:p>
          </table:table-cell>
          <table:table-cell table:style-name="ce11" table:formula="of:=IF([.L459]&lt;[.L458];[.M458]+[.H$2];[.M458])" office:value-type="float" office:value="280" calcext:value-type="float">
            <text:p>280</text:p>
          </table:table-cell>
          <table:table-cell table:style-name="ce11" table:formula="of:=OFFSET([.C$4];[.M459];0)" office:value-type="float" office:value="43754" calcext:value-type="float">
            <text:p>43754</text:p>
          </table:table-cell>
          <table:table-cell table:style-name="ce37" table:formula="of:=[.L459]" office:value-type="float" office:value="0.111111111111107" calcext:value-type="float">
            <text:p>0.111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9];0)&lt;=[.O4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22T06:00:24.895439" calcext:value-type="date">
            <text:p>2019-10-22 06:00:25</text:p>
          </table:table-cell>
          <table:table-cell table:style-name="ce7" table:formula="of:=[.A460]" office:value-type="date" office:date-value="2019-10-22T06:00:24.895439" calcext:value-type="date">
            <text:p>2019-10-22 06:00:25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06:00:24.89543866832" calcext:value-type="date">
            <text:p>12/30/99 06:00 AM</text:p>
          </table:table-cell>
          <table:table-cell table:formula="of:=MOD([.E459]-[.$E$2];[.$H$2])+1+[.$E$2]" office:value-type="float" office:value="168" calcext:value-type="float">
            <text:p>168</text:p>
          </table:table-cell>
          <table:table-cell table:formula="of:=MOD([.F459]+1/[.$H$2];5)" office:value-type="float" office:value="1.425" calcext:value-type="float">
            <text:p>1,425</text:p>
          </table:table-cell>
          <table:table-cell table:formula="of:=IF([.F460]&lt;0.000001;[.G459]+2+1/[.$H$2];[.G459]+1/[.$H$2])" office:value-type="float" office:value="15.4250000000001" calcext:value-type="float">
            <text:p>15,4250000000001</text:p>
          </table:table-cell>
          <table:table-cell table:number-columns-repeated="4"/>
          <table:table-cell table:style-name="ce36" table:formula="of:=SUM(MOD(SUM([.L459]-[.L$2];[.T$2]);[.R$2]-[.L$2]);[.L$2])" office:value-type="time" office:time-value="PT02H50M00S" calcext:value-type="time">
            <text:p>02:50:00</text:p>
          </table:table-cell>
          <table:table-cell table:style-name="ce11" table:formula="of:=IF([.L460]&lt;[.L459];[.M459]+[.H$2];[.M459])" office:value-type="float" office:value="280" calcext:value-type="float">
            <text:p>280</text:p>
          </table:table-cell>
          <table:table-cell table:style-name="ce11" table:formula="of:=OFFSET([.C$4];[.M460];0)" office:value-type="float" office:value="43754" calcext:value-type="float">
            <text:p>43754</text:p>
          </table:table-cell>
          <table:table-cell table:style-name="ce37" table:formula="of:=[.L460]" office:value-type="float" office:value="0.118055555555551" calcext:value-type="float">
            <text:p>0.11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0];0)&lt;=[.O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22T06:02:45.68804" calcext:value-type="date">
            <text:p>2019-10-22 06:02:46</text:p>
          </table:table-cell>
          <table:table-cell table:style-name="ce7" table:formula="of:=[.A461]" office:value-type="date" office:date-value="2019-10-22T06:02:45.68804" calcext:value-type="date">
            <text:p>2019-10-22 06:02:46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06:02:45.68803964183" calcext:value-type="date">
            <text:p>12/30/99 06:02 AM</text:p>
          </table:table-cell>
          <table:table-cell table:formula="of:=MOD([.E460]-[.$E$2];[.$H$2])+1+[.$E$2]" office:value-type="float" office:value="169" calcext:value-type="float">
            <text:p>169</text:p>
          </table:table-cell>
          <table:table-cell table:formula="of:=MOD([.F460]+1/[.$H$2];5)" office:value-type="float" office:value="1.45" calcext:value-type="float">
            <text:p>1,45</text:p>
          </table:table-cell>
          <table:table-cell table:formula="of:=IF([.F461]&lt;0.000001;[.G460]+2+1/[.$H$2];[.G460]+1/[.$H$2])" office:value-type="float" office:value="15.4500000000001" calcext:value-type="float">
            <text:p>15,4500000000001</text:p>
          </table:table-cell>
          <table:table-cell table:number-columns-repeated="4"/>
          <table:table-cell table:style-name="ce36" table:formula="of:=SUM(MOD(SUM([.L460]-[.L$2];[.T$2]);[.R$2]-[.L$2]);[.L$2])" office:value-type="time" office:time-value="PT03H00M00S" calcext:value-type="time">
            <text:p>03:00:00</text:p>
          </table:table-cell>
          <table:table-cell table:style-name="ce11" table:formula="of:=IF([.L461]&lt;[.L460];[.M460]+[.H$2];[.M460])" office:value-type="float" office:value="280" calcext:value-type="float">
            <text:p>280</text:p>
          </table:table-cell>
          <table:table-cell table:style-name="ce11" table:formula="of:=OFFSET([.C$4];[.M461];0)" office:value-type="float" office:value="43754" calcext:value-type="float">
            <text:p>43754</text:p>
          </table:table-cell>
          <table:table-cell table:style-name="ce37" table:formula="of:=[.L461]" office:value-type="float" office:value="0.124999999999996" calcext:value-type="float">
            <text:p>0.124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1];0)&lt;=[.O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22T05:46:27.921021" calcext:value-type="date">
            <text:p>2019-10-22 05:46:28</text:p>
          </table:table-cell>
          <table:table-cell table:style-name="ce7" table:formula="of:=[.A462]" office:value-type="date" office:date-value="2019-10-22T05:46:27.921021" calcext:value-type="date">
            <text:p>2019-10-22 05:46:28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05:46:27.92102050502" calcext:value-type="date">
            <text:p>12/30/99 05:46 AM</text:p>
          </table:table-cell>
          <table:table-cell table:formula="of:=MOD([.E461]-[.$E$2];[.$H$2])+1+[.$E$2]" office:value-type="float" office:value="170" calcext:value-type="float">
            <text:p>170</text:p>
          </table:table-cell>
          <table:table-cell table:formula="of:=MOD([.F461]+1/[.$H$2];5)" office:value-type="float" office:value="1.475" calcext:value-type="float">
            <text:p>1,475</text:p>
          </table:table-cell>
          <table:table-cell table:formula="of:=IF([.F462]&lt;0.000001;[.G461]+2+1/[.$H$2];[.G461]+1/[.$H$2])" office:value-type="float" office:value="15.4750000000001" calcext:value-type="float">
            <text:p>15,4750000000001</text:p>
          </table:table-cell>
          <table:table-cell table:number-columns-repeated="4"/>
          <table:table-cell table:style-name="ce36" table:formula="of:=SUM(MOD(SUM([.L461]-[.L$2];[.T$2]);[.R$2]-[.L$2]);[.L$2])" office:value-type="time" office:time-value="PT03H10M00S" calcext:value-type="time">
            <text:p>03:10:00</text:p>
          </table:table-cell>
          <table:table-cell table:style-name="ce11" table:formula="of:=IF([.L462]&lt;[.L461];[.M461]+[.H$2];[.M461])" office:value-type="float" office:value="280" calcext:value-type="float">
            <text:p>280</text:p>
          </table:table-cell>
          <table:table-cell table:style-name="ce11" table:formula="of:=OFFSET([.C$4];[.M462];0)" office:value-type="float" office:value="43754" calcext:value-type="float">
            <text:p>43754</text:p>
          </table:table-cell>
          <table:table-cell table:style-name="ce37" table:formula="of:=[.L462]" office:value-type="float" office:value="0.13194444444444" calcext:value-type="float">
            <text:p>0.13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2];0)&lt;=[.O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22T05:27:02.787534" calcext:value-type="date">
            <text:p>2019-10-22 05:27:03</text:p>
          </table:table-cell>
          <table:table-cell table:style-name="ce7" table:formula="of:=[.A463]" office:value-type="date" office:date-value="2019-10-22T05:27:02.787534" calcext:value-type="date">
            <text:p>2019-10-22 05:27:03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05:27:02.78753374703" calcext:value-type="date">
            <text:p>12/30/99 05:27 AM</text:p>
          </table:table-cell>
          <table:table-cell table:formula="of:=MOD([.E462]-[.$E$2];[.$H$2])+1+[.$E$2]" office:value-type="float" office:value="171" calcext:value-type="float">
            <text:p>171</text:p>
          </table:table-cell>
          <table:table-cell table:formula="of:=MOD([.F462]+1/[.$H$2];5)" office:value-type="float" office:value="1.5" calcext:value-type="float">
            <text:p>1,5</text:p>
          </table:table-cell>
          <table:table-cell table:formula="of:=IF([.F463]&lt;0.000001;[.G462]+2+1/[.$H$2];[.G462]+1/[.$H$2])" office:value-type="float" office:value="15.5000000000001" calcext:value-type="float">
            <text:p>15,5000000000001</text:p>
          </table:table-cell>
          <table:table-cell table:number-columns-repeated="4"/>
          <table:table-cell table:style-name="ce36" table:formula="of:=SUM(MOD(SUM([.L462]-[.L$2];[.T$2]);[.R$2]-[.L$2]);[.L$2])" office:value-type="time" office:time-value="PT03H20M00S" calcext:value-type="time">
            <text:p>03:20:00</text:p>
          </table:table-cell>
          <table:table-cell table:style-name="ce11" table:formula="of:=IF([.L463]&lt;[.L462];[.M462]+[.H$2];[.M462])" office:value-type="float" office:value="280" calcext:value-type="float">
            <text:p>280</text:p>
          </table:table-cell>
          <table:table-cell table:style-name="ce11" table:formula="of:=OFFSET([.C$4];[.M463];0)" office:value-type="float" office:value="43754" calcext:value-type="float">
            <text:p>43754</text:p>
          </table:table-cell>
          <table:table-cell table:style-name="ce37" table:formula="of:=[.L463]" office:value-type="float" office:value="0.138888888888885" calcext:value-type="float">
            <text:p>0.13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3];0)&lt;=[.O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22T05:49:36.989972" calcext:value-type="date">
            <text:p>2019-10-22 05:49:37</text:p>
          </table:table-cell>
          <table:table-cell table:style-name="ce7" table:formula="of:=[.A464]" office:value-type="date" office:date-value="2019-10-22T05:49:36.989972" calcext:value-type="date">
            <text:p>2019-10-22 05:49:37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05:49:36.98997210246" calcext:value-type="date">
            <text:p>12/30/99 05:49 AM</text:p>
          </table:table-cell>
          <table:table-cell table:formula="of:=MOD([.E463]-[.$E$2];[.$H$2])+1+[.$E$2]" office:value-type="float" office:value="172" calcext:value-type="float">
            <text:p>172</text:p>
          </table:table-cell>
          <table:table-cell table:formula="of:=MOD([.F463]+1/[.$H$2];5)" office:value-type="float" office:value="1.525" calcext:value-type="float">
            <text:p>1,525</text:p>
          </table:table-cell>
          <table:table-cell table:formula="of:=IF([.F464]&lt;0.000001;[.G463]+2+1/[.$H$2];[.G463]+1/[.$H$2])" office:value-type="float" office:value="15.5250000000001" calcext:value-type="float">
            <text:p>15,5250000000001</text:p>
          </table:table-cell>
          <table:table-cell table:number-columns-repeated="4"/>
          <table:table-cell table:style-name="ce36" table:formula="of:=SUM(MOD(SUM([.L463]-[.L$2];[.T$2]);[.R$2]-[.L$2]);[.L$2])" office:value-type="time" office:time-value="PT03H30M00S" calcext:value-type="time">
            <text:p>03:30:00</text:p>
          </table:table-cell>
          <table:table-cell table:style-name="ce11" table:formula="of:=IF([.L464]&lt;[.L463];[.M463]+[.H$2];[.M463])" office:value-type="float" office:value="280" calcext:value-type="float">
            <text:p>280</text:p>
          </table:table-cell>
          <table:table-cell table:style-name="ce11" table:formula="of:=OFFSET([.C$4];[.M464];0)" office:value-type="float" office:value="43754" calcext:value-type="float">
            <text:p>43754</text:p>
          </table:table-cell>
          <table:table-cell table:style-name="ce37" table:formula="of:=[.L464]" office:value-type="float" office:value="0.145833333333329" calcext:value-type="float">
            <text:p>0.145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4];0)&lt;=[.O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22T05:48:05.493753" calcext:value-type="date">
            <text:p>2019-10-22 05:48:05</text:p>
          </table:table-cell>
          <table:table-cell table:style-name="ce7" table:formula="of:=[.A465]" office:value-type="date" office:date-value="2019-10-22T05:48:05.493753" calcext:value-type="date">
            <text:p>2019-10-22 05:48:05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05:48:05.49375305884" calcext:value-type="date">
            <text:p>12/30/99 05:48 AM</text:p>
          </table:table-cell>
          <table:table-cell table:formula="of:=MOD([.E464]-[.$E$2];[.$H$2])+1+[.$E$2]" office:value-type="float" office:value="173" calcext:value-type="float">
            <text:p>173</text:p>
          </table:table-cell>
          <table:table-cell table:formula="of:=MOD([.F464]+1/[.$H$2];5)" office:value-type="float" office:value="1.55" calcext:value-type="float">
            <text:p>1,55</text:p>
          </table:table-cell>
          <table:table-cell table:formula="of:=IF([.F465]&lt;0.000001;[.G464]+2+1/[.$H$2];[.G464]+1/[.$H$2])" office:value-type="float" office:value="15.5500000000001" calcext:value-type="float">
            <text:p>15,5500000000001</text:p>
          </table:table-cell>
          <table:table-cell table:number-columns-repeated="4"/>
          <table:table-cell table:style-name="ce36" table:formula="of:=SUM(MOD(SUM([.L464]-[.L$2];[.T$2]);[.R$2]-[.L$2]);[.L$2])" office:value-type="time" office:time-value="PT03H40M00S" calcext:value-type="time">
            <text:p>03:40:00</text:p>
          </table:table-cell>
          <table:table-cell table:style-name="ce11" table:formula="of:=IF([.L465]&lt;[.L464];[.M464]+[.H$2];[.M464])" office:value-type="float" office:value="280" calcext:value-type="float">
            <text:p>280</text:p>
          </table:table-cell>
          <table:table-cell table:style-name="ce11" table:formula="of:=OFFSET([.C$4];[.M465];0)" office:value-type="float" office:value="43754" calcext:value-type="float">
            <text:p>43754</text:p>
          </table:table-cell>
          <table:table-cell table:style-name="ce37" table:formula="of:=[.L465]" office:value-type="float" office:value="0.152777777777774" calcext:value-type="float">
            <text:p>0.15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5];0)&lt;=[.O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22T06:07:22.984638" calcext:value-type="date">
            <text:p>2019-10-22 06:07:23</text:p>
          </table:table-cell>
          <table:table-cell table:style-name="ce7" table:formula="of:=[.A466]" office:value-type="date" office:date-value="2019-10-22T06:07:22.984638" calcext:value-type="date">
            <text:p>2019-10-22 06:07:23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06:07:22.98463768791" calcext:value-type="date">
            <text:p>12/30/99 06:07 AM</text:p>
          </table:table-cell>
          <table:table-cell table:formula="of:=MOD([.E465]-[.$E$2];[.$H$2])+1+[.$E$2]" office:value-type="float" office:value="174" calcext:value-type="float">
            <text:p>174</text:p>
          </table:table-cell>
          <table:table-cell table:formula="of:=MOD([.F465]+1/[.$H$2];5)" office:value-type="float" office:value="1.575" calcext:value-type="float">
            <text:p>1,575</text:p>
          </table:table-cell>
          <table:table-cell table:formula="of:=IF([.F466]&lt;0.000001;[.G465]+2+1/[.$H$2];[.G465]+1/[.$H$2])" office:value-type="float" office:value="15.5750000000001" calcext:value-type="float">
            <text:p>15,5750000000001</text:p>
          </table:table-cell>
          <table:table-cell table:number-columns-repeated="4"/>
          <table:table-cell table:style-name="ce36" table:formula="of:=SUM(MOD(SUM([.L465]-[.L$2];[.T$2]);[.R$2]-[.L$2]);[.L$2])" office:value-type="time" office:time-value="PT03H50M00S" calcext:value-type="time">
            <text:p>03:50:00</text:p>
          </table:table-cell>
          <table:table-cell table:style-name="ce11" table:formula="of:=IF([.L466]&lt;[.L465];[.M465]+[.H$2];[.M465])" office:value-type="float" office:value="280" calcext:value-type="float">
            <text:p>280</text:p>
          </table:table-cell>
          <table:table-cell table:style-name="ce11" table:formula="of:=OFFSET([.C$4];[.M466];0)" office:value-type="float" office:value="43754" calcext:value-type="float">
            <text:p>43754</text:p>
          </table:table-cell>
          <table:table-cell table:style-name="ce37" table:formula="of:=[.L466]" office:value-type="float" office:value="0.159722222222218" calcext:value-type="float">
            <text:p>0.159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6];0)&lt;=[.O4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22T05:38:04.027556" calcext:value-type="date">
            <text:p>2019-10-22 05:38:04</text:p>
          </table:table-cell>
          <table:table-cell table:style-name="ce7" table:formula="of:=[.A467]" office:value-type="date" office:date-value="2019-10-22T05:38:04.027556" calcext:value-type="date">
            <text:p>2019-10-22 05:38:04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05:38:04.02755632997" calcext:value-type="date">
            <text:p>12/30/99 05:38 AM</text:p>
          </table:table-cell>
          <table:table-cell table:formula="of:=MOD([.E466]-[.$E$2];[.$H$2])+1+[.$E$2]" office:value-type="float" office:value="175" calcext:value-type="float">
            <text:p>175</text:p>
          </table:table-cell>
          <table:table-cell table:formula="of:=MOD([.F466]+1/[.$H$2];5)" office:value-type="float" office:value="1.6" calcext:value-type="float">
            <text:p>1,6</text:p>
          </table:table-cell>
          <table:table-cell table:formula="of:=IF([.F467]&lt;0.000001;[.G466]+2+1/[.$H$2];[.G466]+1/[.$H$2])" office:value-type="float" office:value="15.6000000000001" calcext:value-type="float">
            <text:p>15,6000000000001</text:p>
          </table:table-cell>
          <table:table-cell table:number-columns-repeated="4"/>
          <table:table-cell table:style-name="ce36" table:formula="of:=SUM(MOD(SUM([.L466]-[.L$2];[.T$2]);[.R$2]-[.L$2]);[.L$2])" office:value-type="time" office:time-value="PT04H00M00S" calcext:value-type="time">
            <text:p>04:00:00</text:p>
          </table:table-cell>
          <table:table-cell table:style-name="ce11" table:formula="of:=IF([.L467]&lt;[.L466];[.M466]+[.H$2];[.M466])" office:value-type="float" office:value="280" calcext:value-type="float">
            <text:p>280</text:p>
          </table:table-cell>
          <table:table-cell table:style-name="ce11" table:formula="of:=OFFSET([.C$4];[.M467];0)" office:value-type="float" office:value="43754" calcext:value-type="float">
            <text:p>43754</text:p>
          </table:table-cell>
          <table:table-cell table:style-name="ce37" table:formula="of:=[.L467]" office:value-type="float" office:value="0.166666666666662" calcext:value-type="float">
            <text:p>0.16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7];0)&lt;=[.O4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22T05:54:36.88994" calcext:value-type="date">
            <text:p>2019-10-22 05:54:37</text:p>
          </table:table-cell>
          <table:table-cell table:style-name="ce7" table:formula="of:=[.A468]" office:value-type="date" office:date-value="2019-10-22T05:54:36.88994" calcext:value-type="date">
            <text:p>2019-10-22 05:54:37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05:54:36.88993967604" calcext:value-type="date">
            <text:p>12/30/99 05:54 AM</text:p>
          </table:table-cell>
          <table:table-cell table:formula="of:=MOD([.E467]-[.$E$2];[.$H$2])+1+[.$E$2]" office:value-type="float" office:value="176" calcext:value-type="float">
            <text:p>176</text:p>
          </table:table-cell>
          <table:table-cell table:formula="of:=MOD([.F467]+1/[.$H$2];5)" office:value-type="float" office:value="1.625" calcext:value-type="float">
            <text:p>1,625</text:p>
          </table:table-cell>
          <table:table-cell table:formula="of:=IF([.F468]&lt;0.000001;[.G467]+2+1/[.$H$2];[.G467]+1/[.$H$2])" office:value-type="float" office:value="15.6250000000001" calcext:value-type="float">
            <text:p>15,6250000000001</text:p>
          </table:table-cell>
          <table:table-cell table:number-columns-repeated="4"/>
          <table:table-cell table:style-name="ce36" table:formula="of:=SUM(MOD(SUM([.L467]-[.L$2];[.T$2]);[.R$2]-[.L$2]);[.L$2])" office:value-type="time" office:time-value="PT04H10M00S" calcext:value-type="time">
            <text:p>04:10:00</text:p>
          </table:table-cell>
          <table:table-cell table:style-name="ce11" table:formula="of:=IF([.L468]&lt;[.L467];[.M467]+[.H$2];[.M467])" office:value-type="float" office:value="280" calcext:value-type="float">
            <text:p>280</text:p>
          </table:table-cell>
          <table:table-cell table:style-name="ce11" table:formula="of:=OFFSET([.C$4];[.M468];0)" office:value-type="float" office:value="43754" calcext:value-type="float">
            <text:p>43754</text:p>
          </table:table-cell>
          <table:table-cell table:style-name="ce37" table:formula="of:=[.L468]" office:value-type="float" office:value="0.173611111111107" calcext:value-type="float">
            <text:p>0.17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8];0)&lt;=[.O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22T06:12:54.191671" calcext:value-type="date">
            <text:p>2019-10-22 06:12:54</text:p>
          </table:table-cell>
          <table:table-cell table:style-name="ce7" table:formula="of:=[.A469]" office:value-type="date" office:date-value="2019-10-22T06:12:54.191671" calcext:value-type="date">
            <text:p>2019-10-22 06:12:54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06:12:54.1916711675" calcext:value-type="date">
            <text:p>12/30/99 06:12 AM</text:p>
          </table:table-cell>
          <table:table-cell table:formula="of:=MOD([.E468]-[.$E$2];[.$H$2])+1+[.$E$2]" office:value-type="float" office:value="177" calcext:value-type="float">
            <text:p>177</text:p>
          </table:table-cell>
          <table:table-cell table:formula="of:=MOD([.F468]+1/[.$H$2];5)" office:value-type="float" office:value="1.65" calcext:value-type="float">
            <text:p>1,65</text:p>
          </table:table-cell>
          <table:table-cell table:formula="of:=IF([.F469]&lt;0.000001;[.G468]+2+1/[.$H$2];[.G468]+1/[.$H$2])" office:value-type="float" office:value="15.6500000000001" calcext:value-type="float">
            <text:p>15,6500000000001</text:p>
          </table:table-cell>
          <table:table-cell table:number-columns-repeated="4"/>
          <table:table-cell table:style-name="ce36" table:formula="of:=SUM(MOD(SUM([.L468]-[.L$2];[.T$2]);[.R$2]-[.L$2]);[.L$2])" office:value-type="time" office:time-value="PT04H20M00S" calcext:value-type="time">
            <text:p>04:20:00</text:p>
          </table:table-cell>
          <table:table-cell table:style-name="ce11" table:formula="of:=IF([.L469]&lt;[.L468];[.M468]+[.H$2];[.M468])" office:value-type="float" office:value="280" calcext:value-type="float">
            <text:p>280</text:p>
          </table:table-cell>
          <table:table-cell table:style-name="ce11" table:formula="of:=OFFSET([.C$4];[.M469];0)" office:value-type="float" office:value="43754" calcext:value-type="float">
            <text:p>43754</text:p>
          </table:table-cell>
          <table:table-cell table:style-name="ce37" table:formula="of:=[.L469]" office:value-type="float" office:value="0.180555555555551" calcext:value-type="float">
            <text:p>0.18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9];0)&lt;=[.O4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22T05:50:21.562713" calcext:value-type="date">
            <text:p>2019-10-22 05:50:22</text:p>
          </table:table-cell>
          <table:table-cell table:style-name="ce7" table:formula="of:=[.A470]" office:value-type="date" office:date-value="2019-10-22T05:50:21.562713" calcext:value-type="date">
            <text:p>2019-10-22 05:50:22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05:50:21.5627130121" calcext:value-type="date">
            <text:p>12/30/99 05:50 AM</text:p>
          </table:table-cell>
          <table:table-cell table:formula="of:=MOD([.E469]-[.$E$2];[.$H$2])+1+[.$E$2]" office:value-type="float" office:value="178" calcext:value-type="float">
            <text:p>178</text:p>
          </table:table-cell>
          <table:table-cell table:formula="of:=MOD([.F469]+1/[.$H$2];5)" office:value-type="float" office:value="1.675" calcext:value-type="float">
            <text:p>1,675</text:p>
          </table:table-cell>
          <table:table-cell table:formula="of:=IF([.F470]&lt;0.000001;[.G469]+2+1/[.$H$2];[.G469]+1/[.$H$2])" office:value-type="float" office:value="15.6750000000001" calcext:value-type="float">
            <text:p>15,6750000000001</text:p>
          </table:table-cell>
          <table:table-cell table:number-columns-repeated="4"/>
          <table:table-cell table:style-name="ce36" table:formula="of:=SUM(MOD(SUM([.L469]-[.L$2];[.T$2]);[.R$2]-[.L$2]);[.L$2])" office:value-type="time" office:time-value="PT04H30M00S" calcext:value-type="time">
            <text:p>04:30:00</text:p>
          </table:table-cell>
          <table:table-cell table:style-name="ce11" table:formula="of:=IF([.L470]&lt;[.L469];[.M469]+[.H$2];[.M469])" office:value-type="float" office:value="280" calcext:value-type="float">
            <text:p>280</text:p>
          </table:table-cell>
          <table:table-cell table:style-name="ce11" table:formula="of:=OFFSET([.C$4];[.M470];0)" office:value-type="float" office:value="43754" calcext:value-type="float">
            <text:p>43754</text:p>
          </table:table-cell>
          <table:table-cell table:style-name="ce37" table:formula="of:=[.L470]" office:value-type="float" office:value="0.187499999999996" calcext:value-type="float">
            <text:p>0.18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0];0)&lt;=[.O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22T05:37:19.26365" calcext:value-type="date">
            <text:p>2019-10-22 05:37:19</text:p>
          </table:table-cell>
          <table:table-cell table:style-name="ce7" table:formula="of:=[.A471]" office:value-type="date" office:date-value="2019-10-22T05:37:19.26365" calcext:value-type="date">
            <text:p>2019-10-22 05:37:19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05:37:19.26365019288" calcext:value-type="date">
            <text:p>12/30/99 05:37 AM</text:p>
          </table:table-cell>
          <table:table-cell table:formula="of:=MOD([.E470]-[.$E$2];[.$H$2])+1+[.$E$2]" office:value-type="float" office:value="179" calcext:value-type="float">
            <text:p>179</text:p>
          </table:table-cell>
          <table:table-cell table:formula="of:=MOD([.F470]+1/[.$H$2];5)" office:value-type="float" office:value="1.7" calcext:value-type="float">
            <text:p>1,7</text:p>
          </table:table-cell>
          <table:table-cell table:formula="of:=IF([.F471]&lt;0.000001;[.G470]+2+1/[.$H$2];[.G470]+1/[.$H$2])" office:value-type="float" office:value="15.7000000000001" calcext:value-type="float">
            <text:p>15,7000000000001</text:p>
          </table:table-cell>
          <table:table-cell table:number-columns-repeated="4"/>
          <table:table-cell table:style-name="ce36" table:formula="of:=SUM(MOD(SUM([.L470]-[.L$2];[.T$2]);[.R$2]-[.L$2]);[.L$2])" office:value-type="time" office:time-value="PT04H40M00S" calcext:value-type="time">
            <text:p>04:40:00</text:p>
          </table:table-cell>
          <table:table-cell table:style-name="ce11" table:formula="of:=IF([.L471]&lt;[.L470];[.M470]+[.H$2];[.M470])" office:value-type="float" office:value="280" calcext:value-type="float">
            <text:p>280</text:p>
          </table:table-cell>
          <table:table-cell table:style-name="ce11" table:formula="of:=OFFSET([.C$4];[.M471];0)" office:value-type="float" office:value="43754" calcext:value-type="float">
            <text:p>43754</text:p>
          </table:table-cell>
          <table:table-cell table:style-name="ce37" table:formula="of:=[.L471]" office:value-type="float" office:value="0.19444444444444" calcext:value-type="float">
            <text:p>0.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1];0)&lt;=[.O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22T06:07:01.734788" calcext:value-type="date">
            <text:p>2019-10-22 06:07:02</text:p>
          </table:table-cell>
          <table:table-cell table:style-name="ce7" table:formula="of:=[.A472]" office:value-type="date" office:date-value="2019-10-22T06:07:01.734788" calcext:value-type="date">
            <text:p>2019-10-22 06:07:02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06:07:01.73478815239" calcext:value-type="date">
            <text:p>12/30/99 06:07 AM</text:p>
          </table:table-cell>
          <table:table-cell table:formula="of:=MOD([.E471]-[.$E$2];[.$H$2])+1+[.$E$2]" office:value-type="float" office:value="180" calcext:value-type="float">
            <text:p>180</text:p>
          </table:table-cell>
          <table:table-cell table:formula="of:=MOD([.F471]+1/[.$H$2];5)" office:value-type="float" office:value="1.725" calcext:value-type="float">
            <text:p>1,725</text:p>
          </table:table-cell>
          <table:table-cell table:formula="of:=IF([.F472]&lt;0.000001;[.G471]+2+1/[.$H$2];[.G471]+1/[.$H$2])" office:value-type="float" office:value="15.7250000000001" calcext:value-type="float">
            <text:p>15,7250000000001</text:p>
          </table:table-cell>
          <table:table-cell table:number-columns-repeated="4"/>
          <table:table-cell table:style-name="ce36" table:formula="of:=SUM(MOD(SUM([.L471]-[.L$2];[.T$2]);[.R$2]-[.L$2]);[.L$2])" office:value-type="time" office:time-value="PT04H50M00S" calcext:value-type="time">
            <text:p>04:50:00</text:p>
          </table:table-cell>
          <table:table-cell table:style-name="ce11" table:formula="of:=IF([.L472]&lt;[.L471];[.M471]+[.H$2];[.M471])" office:value-type="float" office:value="280" calcext:value-type="float">
            <text:p>280</text:p>
          </table:table-cell>
          <table:table-cell table:style-name="ce11" table:formula="of:=OFFSET([.C$4];[.M472];0)" office:value-type="float" office:value="43754" calcext:value-type="float">
            <text:p>43754</text:p>
          </table:table-cell>
          <table:table-cell table:style-name="ce37" table:formula="of:=[.L472]" office:value-type="float" office:value="0.201388888888885" calcext:value-type="float">
            <text:p>0.201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2];0)&lt;=[.O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22T05:45:07.957489" calcext:value-type="date">
            <text:p>2019-10-22 05:45:08</text:p>
          </table:table-cell>
          <table:table-cell table:style-name="ce7" table:formula="of:=[.A473]" office:value-type="date" office:date-value="2019-10-22T05:45:07.957489" calcext:value-type="date">
            <text:p>2019-10-22 05:45:08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05:45:07.95748885721" calcext:value-type="date">
            <text:p>12/30/99 05:45 AM</text:p>
          </table:table-cell>
          <table:table-cell table:formula="of:=MOD([.E472]-[.$E$2];[.$H$2])+1+[.$E$2]" office:value-type="float" office:value="181" calcext:value-type="float">
            <text:p>181</text:p>
          </table:table-cell>
          <table:table-cell table:formula="of:=MOD([.F472]+1/[.$H$2];5)" office:value-type="float" office:value="1.75" calcext:value-type="float">
            <text:p>1,75</text:p>
          </table:table-cell>
          <table:table-cell table:formula="of:=IF([.F473]&lt;0.000001;[.G472]+2+1/[.$H$2];[.G472]+1/[.$H$2])" office:value-type="float" office:value="15.7500000000001" calcext:value-type="float">
            <text:p>15,7500000000001</text:p>
          </table:table-cell>
          <table:table-cell table:number-columns-repeated="4"/>
          <table:table-cell table:style-name="ce36" table:formula="of:=SUM(MOD(SUM([.L472]-[.L$2];[.T$2]);[.R$2]-[.L$2]);[.L$2])" office:value-type="time" office:time-value="PT05H00M00S" calcext:value-type="time">
            <text:p>05:00:00</text:p>
          </table:table-cell>
          <table:table-cell table:style-name="ce11" table:formula="of:=IF([.L473]&lt;[.L472];[.M472]+[.H$2];[.M472])" office:value-type="float" office:value="280" calcext:value-type="float">
            <text:p>280</text:p>
          </table:table-cell>
          <table:table-cell table:style-name="ce11" table:formula="of:=OFFSET([.C$4];[.M473];0)" office:value-type="float" office:value="43754" calcext:value-type="float">
            <text:p>43754</text:p>
          </table:table-cell>
          <table:table-cell table:style-name="ce37" table:formula="of:=[.L473]" office:value-type="float" office:value="0.208333333333329" calcext:value-type="float">
            <text:p>0.208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3];0)&lt;=[.O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22T05:48:41.811584" calcext:value-type="date">
            <text:p>2019-10-22 05:48:42</text:p>
          </table:table-cell>
          <table:table-cell table:style-name="ce7" table:formula="of:=[.A474]" office:value-type="date" office:date-value="2019-10-22T05:48:41.811584" calcext:value-type="date">
            <text:p>2019-10-22 05:48:42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05:48:41.81158375461" calcext:value-type="date">
            <text:p>12/30/99 05:48 AM</text:p>
          </table:table-cell>
          <table:table-cell table:formula="of:=MOD([.E473]-[.$E$2];[.$H$2])+1+[.$E$2]" office:value-type="float" office:value="182" calcext:value-type="float">
            <text:p>182</text:p>
          </table:table-cell>
          <table:table-cell table:formula="of:=MOD([.F473]+1/[.$H$2];5)" office:value-type="float" office:value="1.775" calcext:value-type="float">
            <text:p>1,775</text:p>
          </table:table-cell>
          <table:table-cell table:formula="of:=IF([.F474]&lt;0.000001;[.G473]+2+1/[.$H$2];[.G473]+1/[.$H$2])" office:value-type="float" office:value="15.7750000000001" calcext:value-type="float">
            <text:p>15,7750000000001</text:p>
          </table:table-cell>
          <table:table-cell table:number-columns-repeated="4"/>
          <table:table-cell table:style-name="ce36" table:formula="of:=SUM(MOD(SUM([.L473]-[.L$2];[.T$2]);[.R$2]-[.L$2]);[.L$2])" office:value-type="time" office:time-value="PT05H10M00S" calcext:value-type="time">
            <text:p>05:10:00</text:p>
          </table:table-cell>
          <table:table-cell table:style-name="ce11" table:formula="of:=IF([.L474]&lt;[.L473];[.M473]+[.H$2];[.M473])" office:value-type="float" office:value="280" calcext:value-type="float">
            <text:p>280</text:p>
          </table:table-cell>
          <table:table-cell table:style-name="ce11" table:formula="of:=OFFSET([.C$4];[.M474];0)" office:value-type="float" office:value="43754" calcext:value-type="float">
            <text:p>43754</text:p>
          </table:table-cell>
          <table:table-cell table:style-name="ce37" table:formula="of:=[.L474]" office:value-type="float" office:value="0.215277777777774" calcext:value-type="float">
            <text:p>0.215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4];0)&lt;=[.O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22T06:00:03.28412" calcext:value-type="date">
            <text:p>2019-10-22 06:00:03</text:p>
          </table:table-cell>
          <table:table-cell table:style-name="ce7" table:formula="of:=[.A475]" office:value-type="date" office:date-value="2019-10-22T06:00:03.28412" calcext:value-type="date">
            <text:p>2019-10-22 06:00:03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06:00:03.28412018716" calcext:value-type="date">
            <text:p>12/30/99 06:00 AM</text:p>
          </table:table-cell>
          <table:table-cell table:formula="of:=MOD([.E474]-[.$E$2];[.$H$2])+1+[.$E$2]" office:value-type="float" office:value="183" calcext:value-type="float">
            <text:p>183</text:p>
          </table:table-cell>
          <table:table-cell table:formula="of:=MOD([.F474]+1/[.$H$2];5)" office:value-type="float" office:value="1.8" calcext:value-type="float">
            <text:p>1,8</text:p>
          </table:table-cell>
          <table:table-cell table:formula="of:=IF([.F475]&lt;0.000001;[.G474]+2+1/[.$H$2];[.G474]+1/[.$H$2])" office:value-type="float" office:value="15.8000000000001" calcext:value-type="float">
            <text:p>15,8000000000001</text:p>
          </table:table-cell>
          <table:table-cell table:number-columns-repeated="4"/>
          <table:table-cell table:style-name="ce36" table:formula="of:=SUM(MOD(SUM([.L474]-[.L$2];[.T$2]);[.R$2]-[.L$2]);[.L$2])" office:value-type="time" office:time-value="PT05H20M00S" calcext:value-type="time">
            <text:p>05:20:00</text:p>
          </table:table-cell>
          <table:table-cell table:style-name="ce11" table:formula="of:=IF([.L475]&lt;[.L474];[.M474]+[.H$2];[.M474])" office:value-type="float" office:value="280" calcext:value-type="float">
            <text:p>280</text:p>
          </table:table-cell>
          <table:table-cell table:style-name="ce11" table:formula="of:=OFFSET([.C$4];[.M475];0)" office:value-type="float" office:value="43754" calcext:value-type="float">
            <text:p>43754</text:p>
          </table:table-cell>
          <table:table-cell table:style-name="ce37" table:formula="of:=[.L475]" office:value-type="float" office:value="0.222222222222218" calcext:value-type="float">
            <text:p>0.222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5];0)&lt;=[.O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22T06:17:28.680551" calcext:value-type="date">
            <text:p>2019-10-22 06:17:29</text:p>
          </table:table-cell>
          <table:table-cell table:style-name="ce7" table:formula="of:=[.A476]" office:value-type="date" office:date-value="2019-10-22T06:17:28.680551" calcext:value-type="date">
            <text:p>2019-10-22 06:17:29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06:17:28.68055146653" calcext:value-type="date">
            <text:p>12/30/99 06:17 AM</text:p>
          </table:table-cell>
          <table:table-cell table:formula="of:=MOD([.E475]-[.$E$2];[.$H$2])+1+[.$E$2]" office:value-type="float" office:value="184" calcext:value-type="float">
            <text:p>184</text:p>
          </table:table-cell>
          <table:table-cell table:formula="of:=MOD([.F475]+1/[.$H$2];5)" office:value-type="float" office:value="1.825" calcext:value-type="float">
            <text:p>1,825</text:p>
          </table:table-cell>
          <table:table-cell table:formula="of:=IF([.F476]&lt;0.000001;[.G475]+2+1/[.$H$2];[.G475]+1/[.$H$2])" office:value-type="float" office:value="15.8250000000001" calcext:value-type="float">
            <text:p>15,8250000000001</text:p>
          </table:table-cell>
          <table:table-cell table:number-columns-repeated="4"/>
          <table:table-cell table:style-name="ce36" table:formula="of:=SUM(MOD(SUM([.L475]-[.L$2];[.T$2]);[.R$2]-[.L$2]);[.L$2])" office:value-type="time" office:time-value="PT05H30M00S" calcext:value-type="time">
            <text:p>05:30:00</text:p>
          </table:table-cell>
          <table:table-cell table:style-name="ce11" table:formula="of:=IF([.L476]&lt;[.L475];[.M475]+[.H$2];[.M475])" office:value-type="float" office:value="280" calcext:value-type="float">
            <text:p>280</text:p>
          </table:table-cell>
          <table:table-cell table:style-name="ce11" table:formula="of:=OFFSET([.C$4];[.M476];0)" office:value-type="float" office:value="43754" calcext:value-type="float">
            <text:p>43754</text:p>
          </table:table-cell>
          <table:table-cell table:style-name="ce37" table:formula="of:=[.L476]" office:value-type="float" office:value="0.229166666666662" calcext:value-type="float">
            <text:p>0.229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6];0)&lt;=[.O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22T06:15:00.061457" calcext:value-type="date">
            <text:p>2019-10-22 06:15:00</text:p>
          </table:table-cell>
          <table:table-cell table:style-name="ce7" table:formula="of:=[.A477]" office:value-type="date" office:date-value="2019-10-22T06:15:00.061457" calcext:value-type="date">
            <text:p>2019-10-22 06:15:00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06:15:00.06145653315" calcext:value-type="date">
            <text:p>12/30/99 06:15 AM</text:p>
          </table:table-cell>
          <table:table-cell table:formula="of:=MOD([.E476]-[.$E$2];[.$H$2])+1+[.$E$2]" office:value-type="float" office:value="185" calcext:value-type="float">
            <text:p>185</text:p>
          </table:table-cell>
          <table:table-cell table:formula="of:=MOD([.F476]+1/[.$H$2];5)" office:value-type="float" office:value="1.85" calcext:value-type="float">
            <text:p>1,85</text:p>
          </table:table-cell>
          <table:table-cell table:formula="of:=IF([.F477]&lt;0.000001;[.G476]+2+1/[.$H$2];[.G476]+1/[.$H$2])" office:value-type="float" office:value="15.8500000000001" calcext:value-type="float">
            <text:p>15,8500000000001</text:p>
          </table:table-cell>
          <table:table-cell table:number-columns-repeated="4"/>
          <table:table-cell table:style-name="ce36" table:formula="of:=SUM(MOD(SUM([.L476]-[.L$2];[.T$2]);[.R$2]-[.L$2]);[.L$2])" office:value-type="time" office:time-value="PT05H40M00S" calcext:value-type="time">
            <text:p>05:40:00</text:p>
          </table:table-cell>
          <table:table-cell table:style-name="ce11" table:formula="of:=IF([.L477]&lt;[.L476];[.M476]+[.H$2];[.M476])" office:value-type="float" office:value="280" calcext:value-type="float">
            <text:p>280</text:p>
          </table:table-cell>
          <table:table-cell table:style-name="ce11" table:formula="of:=OFFSET([.C$4];[.M477];0)" office:value-type="float" office:value="43754" calcext:value-type="float">
            <text:p>43754</text:p>
          </table:table-cell>
          <table:table-cell table:style-name="ce37" table:formula="of:=[.L477]" office:value-type="float" office:value="0.236111111111107" calcext:value-type="float">
            <text:p>0.236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7];0)&lt;=[.O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22T06:02:18.801429" calcext:value-type="date">
            <text:p>2019-10-22 06:02:19</text:p>
          </table:table-cell>
          <table:table-cell table:style-name="ce7" table:formula="of:=[.A478]" office:value-type="date" office:date-value="2019-10-22T06:02:18.801429" calcext:value-type="date">
            <text:p>2019-10-22 06:02:19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06:02:18.80142853595" calcext:value-type="date">
            <text:p>12/30/99 06:02 AM</text:p>
          </table:table-cell>
          <table:table-cell table:formula="of:=MOD([.E477]-[.$E$2];[.$H$2])+1+[.$E$2]" office:value-type="float" office:value="186" calcext:value-type="float">
            <text:p>186</text:p>
          </table:table-cell>
          <table:table-cell table:formula="of:=MOD([.F477]+1/[.$H$2];5)" office:value-type="float" office:value="1.875" calcext:value-type="float">
            <text:p>1,875</text:p>
          </table:table-cell>
          <table:table-cell table:formula="of:=IF([.F478]&lt;0.000001;[.G477]+2+1/[.$H$2];[.G477]+1/[.$H$2])" office:value-type="float" office:value="15.8750000000001" calcext:value-type="float">
            <text:p>15,8750000000001</text:p>
          </table:table-cell>
          <table:table-cell table:number-columns-repeated="4"/>
          <table:table-cell table:style-name="ce36" table:formula="of:=SUM(MOD(SUM([.L477]-[.L$2];[.T$2]);[.R$2]-[.L$2]);[.L$2])" office:value-type="time" office:time-value="PT05H50M00S" calcext:value-type="time">
            <text:p>05:50:00</text:p>
          </table:table-cell>
          <table:table-cell table:style-name="ce11" table:formula="of:=IF([.L478]&lt;[.L477];[.M477]+[.H$2];[.M477])" office:value-type="float" office:value="280" calcext:value-type="float">
            <text:p>280</text:p>
          </table:table-cell>
          <table:table-cell table:style-name="ce11" table:formula="of:=OFFSET([.C$4];[.M478];0)" office:value-type="float" office:value="43754" calcext:value-type="float">
            <text:p>43754</text:p>
          </table:table-cell>
          <table:table-cell table:style-name="ce37" table:formula="of:=[.L478]" office:value-type="float" office:value="0.243055555555551" calcext:value-type="float">
            <text:p>0.243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8];0)&lt;=[.O4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22T05:56:29.197802" calcext:value-type="date">
            <text:p>2019-10-22 05:56:29</text:p>
          </table:table-cell>
          <table:table-cell table:style-name="ce7" table:formula="of:=[.A479]" office:value-type="date" office:date-value="2019-10-22T05:56:29.197802" calcext:value-type="date">
            <text:p>2019-10-22 05:56:29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05:56:29.19780214783" calcext:value-type="date">
            <text:p>12/30/99 05:56 AM</text:p>
          </table:table-cell>
          <table:table-cell table:formula="of:=MOD([.E478]-[.$E$2];[.$H$2])+1+[.$E$2]" office:value-type="float" office:value="187" calcext:value-type="float">
            <text:p>187</text:p>
          </table:table-cell>
          <table:table-cell table:formula="of:=MOD([.F478]+1/[.$H$2];5)" office:value-type="float" office:value="1.9" calcext:value-type="float">
            <text:p>1,9</text:p>
          </table:table-cell>
          <table:table-cell table:formula="of:=IF([.F479]&lt;0.000001;[.G478]+2+1/[.$H$2];[.G478]+1/[.$H$2])" office:value-type="float" office:value="15.9000000000001" calcext:value-type="float">
            <text:p>15,9000000000001</text:p>
          </table:table-cell>
          <table:table-cell table:number-columns-repeated="4"/>
          <table:table-cell table:style-name="ce36" table:formula="of:=SUM(MOD(SUM([.L478]-[.L$2];[.T$2]);[.R$2]-[.L$2]);[.L$2])" office:value-type="time" office:time-value="PT06H00M00S" calcext:value-type="time">
            <text:p>06:00:00</text:p>
          </table:table-cell>
          <table:table-cell table:style-name="ce11" table:formula="of:=IF([.L479]&lt;[.L478];[.M478]+[.H$2];[.M478])" office:value-type="float" office:value="280" calcext:value-type="float">
            <text:p>280</text:p>
          </table:table-cell>
          <table:table-cell table:style-name="ce11" table:formula="of:=OFFSET([.C$4];[.M479];0)" office:value-type="float" office:value="43754" calcext:value-type="float">
            <text:p>43754</text:p>
          </table:table-cell>
          <table:table-cell table:style-name="ce37" table:formula="of:=[.L479]" office:value-type="float" office:value="0.249999999999996" calcext:value-type="float">
            <text:p>0.249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9];0)&lt;=[.O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22T05:59:45.533568" calcext:value-type="date">
            <text:p>2019-10-22 05:59:46</text:p>
          </table:table-cell>
          <table:table-cell table:style-name="ce7" table:formula="of:=[.A480]" office:value-type="date" office:date-value="2019-10-22T05:59:45.533568" calcext:value-type="date">
            <text:p>2019-10-22 05:59:46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05:59:45.5335683329" calcext:value-type="date">
            <text:p>12/30/99 05:59 AM</text:p>
          </table:table-cell>
          <table:table-cell table:formula="of:=MOD([.E479]-[.$E$2];[.$H$2])+1+[.$E$2]" office:value-type="float" office:value="188" calcext:value-type="float">
            <text:p>188</text:p>
          </table:table-cell>
          <table:table-cell table:formula="of:=MOD([.F479]+1/[.$H$2];5)" office:value-type="float" office:value="1.925" calcext:value-type="float">
            <text:p>1,925</text:p>
          </table:table-cell>
          <table:table-cell table:formula="of:=IF([.F480]&lt;0.000001;[.G479]+2+1/[.$H$2];[.G479]+1/[.$H$2])" office:value-type="float" office:value="15.9250000000001" calcext:value-type="float">
            <text:p>15,9250000000001</text:p>
          </table:table-cell>
          <table:table-cell table:number-columns-repeated="4"/>
          <table:table-cell table:style-name="ce36" table:formula="of:=SUM(MOD(SUM([.L479]-[.L$2];[.T$2]);[.R$2]-[.L$2]);[.L$2])" office:value-type="time" office:time-value="PT06H10M00S" calcext:value-type="time">
            <text:p>06:10:00</text:p>
          </table:table-cell>
          <table:table-cell table:style-name="ce11" table:formula="of:=IF([.L480]&lt;[.L479];[.M479]+[.H$2];[.M479])" office:value-type="float" office:value="280" calcext:value-type="float">
            <text:p>280</text:p>
          </table:table-cell>
          <table:table-cell table:style-name="ce11" table:formula="of:=OFFSET([.C$4];[.M480];0)" office:value-type="float" office:value="43754" calcext:value-type="float">
            <text:p>43754</text:p>
          </table:table-cell>
          <table:table-cell table:style-name="ce37" table:formula="of:=[.L480]" office:value-type="float" office:value="0.25694444444444" calcext:value-type="float">
            <text:p>0.25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0];0)&lt;=[.O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22T06:06:22.855809" calcext:value-type="date">
            <text:p>2019-10-22 06:06:23</text:p>
          </table:table-cell>
          <table:table-cell table:style-name="ce7" table:formula="of:=[.A481]" office:value-type="date" office:date-value="2019-10-22T06:06:22.855809" calcext:value-type="date">
            <text:p>2019-10-22 06:06:23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06:06:22.85580910742" calcext:value-type="date">
            <text:p>12/30/99 06:06 AM</text:p>
          </table:table-cell>
          <table:table-cell table:formula="of:=MOD([.E480]-[.$E$2];[.$H$2])+1+[.$E$2]" office:value-type="float" office:value="189" calcext:value-type="float">
            <text:p>189</text:p>
          </table:table-cell>
          <table:table-cell table:formula="of:=MOD([.F480]+1/[.$H$2];5)" office:value-type="float" office:value="1.95" calcext:value-type="float">
            <text:p>1,95</text:p>
          </table:table-cell>
          <table:table-cell table:formula="of:=IF([.F481]&lt;0.000001;[.G480]+2+1/[.$H$2];[.G480]+1/[.$H$2])" office:value-type="float" office:value="15.9500000000001" calcext:value-type="float">
            <text:p>15,9500000000001</text:p>
          </table:table-cell>
          <table:table-cell table:number-columns-repeated="4"/>
          <table:table-cell table:style-name="ce36" table:formula="of:=SUM(MOD(SUM([.L480]-[.L$2];[.T$2]);[.R$2]-[.L$2]);[.L$2])" office:value-type="time" office:time-value="PT06H20M00S" calcext:value-type="time">
            <text:p>06:20:00</text:p>
          </table:table-cell>
          <table:table-cell table:style-name="ce11" table:formula="of:=IF([.L481]&lt;[.L480];[.M480]+[.H$2];[.M480])" office:value-type="float" office:value="280" calcext:value-type="float">
            <text:p>280</text:p>
          </table:table-cell>
          <table:table-cell table:style-name="ce11" table:formula="of:=OFFSET([.C$4];[.M481];0)" office:value-type="float" office:value="43754" calcext:value-type="float">
            <text:p>43754</text:p>
          </table:table-cell>
          <table:table-cell table:style-name="ce37" table:formula="of:=[.L481]" office:value-type="float" office:value="0.263888888888885" calcext:value-type="float">
            <text:p>0.26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1];0)&lt;=[.O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22T05:45:33.433793" calcext:value-type="date">
            <text:p>2019-10-22 05:45:33</text:p>
          </table:table-cell>
          <table:table-cell table:style-name="ce7" table:formula="of:=[.A482]" office:value-type="date" office:date-value="2019-10-22T05:45:33.433793" calcext:value-type="date">
            <text:p>2019-10-22 05:45:33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05:45:33.43379341532" calcext:value-type="date">
            <text:p>12/30/99 05:45 AM</text:p>
          </table:table-cell>
          <table:table-cell table:formula="of:=MOD([.E481]-[.$E$2];[.$H$2])+1+[.$E$2]" office:value-type="float" office:value="190" calcext:value-type="float">
            <text:p>190</text:p>
          </table:table-cell>
          <table:table-cell table:formula="of:=MOD([.F481]+1/[.$H$2];5)" office:value-type="float" office:value="1.975" calcext:value-type="float">
            <text:p>1,975</text:p>
          </table:table-cell>
          <table:table-cell table:formula="of:=IF([.F482]&lt;0.000001;[.G481]+2+1/[.$H$2];[.G481]+1/[.$H$2])" office:value-type="float" office:value="15.9750000000001" calcext:value-type="float">
            <text:p>15,9750000000001</text:p>
          </table:table-cell>
          <table:table-cell table:number-columns-repeated="4"/>
          <table:table-cell table:style-name="ce36" table:formula="of:=SUM(MOD(SUM([.L481]-[.L$2];[.T$2]);[.R$2]-[.L$2]);[.L$2])" office:value-type="time" office:time-value="PT06H30M00S" calcext:value-type="time">
            <text:p>06:30:00</text:p>
          </table:table-cell>
          <table:table-cell table:style-name="ce11" table:formula="of:=IF([.L482]&lt;[.L481];[.M481]+[.H$2];[.M481])" office:value-type="float" office:value="280" calcext:value-type="float">
            <text:p>280</text:p>
          </table:table-cell>
          <table:table-cell table:style-name="ce11" table:formula="of:=OFFSET([.C$4];[.M482];0)" office:value-type="float" office:value="43754" calcext:value-type="float">
            <text:p>43754</text:p>
          </table:table-cell>
          <table:table-cell table:style-name="ce37" table:formula="of:=[.L482]" office:value-type="float" office:value="0.270833333333329" calcext:value-type="float">
            <text:p>0.270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2];0)&lt;=[.O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23T06:07:34.648332" calcext:value-type="date">
            <text:p>2019-10-23 06:07:35</text:p>
          </table:table-cell>
          <table:table-cell table:style-name="ce7" table:formula="of:=[.A483]" office:value-type="date" office:date-value="2019-10-23T06:07:34.648332" calcext:value-type="date">
            <text:p>2019-10-23 06:07:35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06:07:34.64833234437" calcext:value-type="date">
            <text:p>12/30/99 06:07 AM</text:p>
          </table:table-cell>
          <table:table-cell table:formula="of:=MOD([.E482]-[.$E$2];[.$H$2])+1+[.$E$2]" office:value-type="float" office:value="151" calcext:value-type="float">
            <text:p>151</text:p>
          </table:table-cell>
          <table:table-cell table:formula="of:=MOD([.F482]+1/[.$H$2];5)" office:value-type="float" office:value="2" calcext:value-type="float">
            <text:p>2</text:p>
          </table:table-cell>
          <table:table-cell table:formula="of:=IF([.F483]&lt;0.000001;[.G482]+2+1/[.$H$2];[.G482]+1/[.$H$2])" office:value-type="float" office:value="16.0000000000001" calcext:value-type="float">
            <text:p>16,0000000000001</text:p>
          </table:table-cell>
          <table:table-cell table:number-columns-repeated="4"/>
          <table:table-cell table:style-name="ce36" table:formula="of:=SUM(MOD(SUM([.L482]-[.L$2];[.T$2]);[.R$2]-[.L$2]);[.L$2])" office:value-type="time" office:time-value="PT06H40M00S" calcext:value-type="time">
            <text:p>06:40:00</text:p>
          </table:table-cell>
          <table:table-cell table:style-name="ce11" table:formula="of:=IF([.L483]&lt;[.L482];[.M482]+[.H$2];[.M482])" office:value-type="float" office:value="280" calcext:value-type="float">
            <text:p>280</text:p>
          </table:table-cell>
          <table:table-cell table:style-name="ce11" table:formula="of:=OFFSET([.C$4];[.M483];0)" office:value-type="float" office:value="43754" calcext:value-type="float">
            <text:p>43754</text:p>
          </table:table-cell>
          <table:table-cell table:style-name="ce37" table:formula="of:=[.L483]" office:value-type="float" office:value="0.277777777777773" calcext:value-type="float">
            <text:p>0.277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3];0)&lt;=[.O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23T05:56:58.820689" calcext:value-type="date">
            <text:p>2019-10-23 05:56:59</text:p>
          </table:table-cell>
          <table:table-cell table:style-name="ce7" table:formula="of:=[.A484]" office:value-type="date" office:date-value="2019-10-23T05:56:58.820689" calcext:value-type="date">
            <text:p>2019-10-23 05:56:59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05:56:58.82068889681" calcext:value-type="date">
            <text:p>12/30/99 05:56 AM</text:p>
          </table:table-cell>
          <table:table-cell table:formula="of:=MOD([.E483]-[.$E$2];[.$H$2])+1+[.$E$2]" office:value-type="float" office:value="152" calcext:value-type="float">
            <text:p>152</text:p>
          </table:table-cell>
          <table:table-cell table:formula="of:=MOD([.F483]+1/[.$H$2];5)" office:value-type="float" office:value="2.025" calcext:value-type="float">
            <text:p>2,025</text:p>
          </table:table-cell>
          <table:table-cell table:formula="of:=IF([.F484]&lt;0.000001;[.G483]+2+1/[.$H$2];[.G483]+1/[.$H$2])" office:value-type="float" office:value="16.0250000000001" calcext:value-type="float">
            <text:p>16,0250000000001</text:p>
          </table:table-cell>
          <table:table-cell table:number-columns-repeated="4"/>
          <table:table-cell table:style-name="ce36" table:formula="of:=SUM(MOD(SUM([.L483]-[.L$2];[.T$2]);[.R$2]-[.L$2]);[.L$2])" office:value-type="time" office:time-value="PT06H50M00S" calcext:value-type="time">
            <text:p>06:50:00</text:p>
          </table:table-cell>
          <table:table-cell table:style-name="ce11" table:formula="of:=IF([.L484]&lt;[.L483];[.M483]+[.H$2];[.M483])" office:value-type="float" office:value="280" calcext:value-type="float">
            <text:p>280</text:p>
          </table:table-cell>
          <table:table-cell table:style-name="ce11" table:formula="of:=OFFSET([.C$4];[.M484];0)" office:value-type="float" office:value="43754" calcext:value-type="float">
            <text:p>43754</text:p>
          </table:table-cell>
          <table:table-cell table:style-name="ce37" table:formula="of:=[.L484]" office:value-type="float" office:value="0.284722222222218" calcext:value-type="float">
            <text:p>0.284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4];0)&lt;=[.O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23T05:53:13.368098" calcext:value-type="date">
            <text:p>2019-10-23 05:53:13</text:p>
          </table:table-cell>
          <table:table-cell table:style-name="ce7" table:formula="of:=[.A485]" office:value-type="date" office:date-value="2019-10-23T05:53:13.368098" calcext:value-type="date">
            <text:p>2019-10-23 05:53:13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05:53:13.36809839588" calcext:value-type="date">
            <text:p>12/30/99 05:53 AM</text:p>
          </table:table-cell>
          <table:table-cell table:formula="of:=MOD([.E484]-[.$E$2];[.$H$2])+1+[.$E$2]" office:value-type="float" office:value="153" calcext:value-type="float">
            <text:p>153</text:p>
          </table:table-cell>
          <table:table-cell table:formula="of:=MOD([.F484]+1/[.$H$2];5)" office:value-type="float" office:value="2.05" calcext:value-type="float">
            <text:p>2,05</text:p>
          </table:table-cell>
          <table:table-cell table:formula="of:=IF([.F485]&lt;0.000001;[.G484]+2+1/[.$H$2];[.G484]+1/[.$H$2])" office:value-type="float" office:value="16.0500000000001" calcext:value-type="float">
            <text:p>16,0500000000001</text:p>
          </table:table-cell>
          <table:table-cell table:number-columns-repeated="4"/>
          <table:table-cell table:style-name="ce36" table:formula="of:=SUM(MOD(SUM([.L484]-[.L$2];[.T$2]);[.R$2]-[.L$2]);[.L$2])" office:value-type="time" office:time-value="PT07H00M00S" calcext:value-type="time">
            <text:p>07:00:00</text:p>
          </table:table-cell>
          <table:table-cell table:style-name="ce11" table:formula="of:=IF([.L485]&lt;[.L484];[.M484]+[.H$2];[.M484])" office:value-type="float" office:value="280" calcext:value-type="float">
            <text:p>280</text:p>
          </table:table-cell>
          <table:table-cell table:style-name="ce11" table:formula="of:=OFFSET([.C$4];[.M485];0)" office:value-type="float" office:value="43754" calcext:value-type="float">
            <text:p>43754</text:p>
          </table:table-cell>
          <table:table-cell table:style-name="ce37" table:formula="of:=[.L485]" office:value-type="float" office:value="0.291666666666662" calcext:value-type="float">
            <text:p>0.29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5];0)&lt;=[.O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23T05:51:45.903365" calcext:value-type="date">
            <text:p>2019-10-23 05:51:46</text:p>
          </table:table-cell>
          <table:table-cell table:style-name="ce7" table:formula="of:=[.A486]" office:value-type="date" office:date-value="2019-10-23T05:51:45.903365" calcext:value-type="date">
            <text:p>2019-10-23 05:51:46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05:51:45.90336523019" calcext:value-type="date">
            <text:p>12/30/99 05:51 AM</text:p>
          </table:table-cell>
          <table:table-cell table:formula="of:=MOD([.E485]-[.$E$2];[.$H$2])+1+[.$E$2]" office:value-type="float" office:value="154" calcext:value-type="float">
            <text:p>154</text:p>
          </table:table-cell>
          <table:table-cell table:formula="of:=MOD([.F485]+1/[.$H$2];5)" office:value-type="float" office:value="2.075" calcext:value-type="float">
            <text:p>2,075</text:p>
          </table:table-cell>
          <table:table-cell table:formula="of:=IF([.F486]&lt;0.000001;[.G485]+2+1/[.$H$2];[.G485]+1/[.$H$2])" office:value-type="float" office:value="16.0750000000001" calcext:value-type="float">
            <text:p>16,0750000000001</text:p>
          </table:table-cell>
          <table:table-cell table:number-columns-repeated="4"/>
          <table:table-cell table:style-name="ce36" table:formula="of:=SUM(MOD(SUM([.L485]-[.L$2];[.T$2]);[.R$2]-[.L$2]);[.L$2])" office:value-type="time" office:time-value="PT07H10M00S" calcext:value-type="time">
            <text:p>07:10:00</text:p>
          </table:table-cell>
          <table:table-cell table:style-name="ce11" table:formula="of:=IF([.L486]&lt;[.L485];[.M485]+[.H$2];[.M485])" office:value-type="float" office:value="280" calcext:value-type="float">
            <text:p>280</text:p>
          </table:table-cell>
          <table:table-cell table:style-name="ce11" table:formula="of:=OFFSET([.C$4];[.M486];0)" office:value-type="float" office:value="43754" calcext:value-type="float">
            <text:p>43754</text:p>
          </table:table-cell>
          <table:table-cell table:style-name="ce37" table:formula="of:=[.L486]" office:value-type="float" office:value="0.298611111111107" calcext:value-type="float">
            <text:p>0.29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6];0)&lt;=[.O4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23T05:56:28.105801" calcext:value-type="date">
            <text:p>2019-10-23 05:56:28</text:p>
          </table:table-cell>
          <table:table-cell table:style-name="ce7" table:formula="of:=[.A487]" office:value-type="date" office:date-value="2019-10-23T05:56:28.105801" calcext:value-type="date">
            <text:p>2019-10-23 05:56:28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05:56:28.10580130666" calcext:value-type="date">
            <text:p>12/30/99 05:56 AM</text:p>
          </table:table-cell>
          <table:table-cell table:formula="of:=MOD([.E486]-[.$E$2];[.$H$2])+1+[.$E$2]" office:value-type="float" office:value="155" calcext:value-type="float">
            <text:p>155</text:p>
          </table:table-cell>
          <table:table-cell table:formula="of:=MOD([.F486]+1/[.$H$2];5)" office:value-type="float" office:value="2.1" calcext:value-type="float">
            <text:p>2,1</text:p>
          </table:table-cell>
          <table:table-cell table:formula="of:=IF([.F487]&lt;0.000001;[.G486]+2+1/[.$H$2];[.G486]+1/[.$H$2])" office:value-type="float" office:value="16.1000000000001" calcext:value-type="float">
            <text:p>16,1000000000001</text:p>
          </table:table-cell>
          <table:table-cell table:number-columns-repeated="4"/>
          <table:table-cell table:style-name="ce36" table:formula="of:=SUM(MOD(SUM([.L486]-[.L$2];[.T$2]);[.R$2]-[.L$2]);[.L$2])" office:value-type="time" office:time-value="PT07H20M00S" calcext:value-type="time">
            <text:p>07:20:00</text:p>
          </table:table-cell>
          <table:table-cell table:style-name="ce11" table:formula="of:=IF([.L487]&lt;[.L486];[.M486]+[.H$2];[.M486])" office:value-type="float" office:value="280" calcext:value-type="float">
            <text:p>280</text:p>
          </table:table-cell>
          <table:table-cell table:style-name="ce11" table:formula="of:=OFFSET([.C$4];[.M487];0)" office:value-type="float" office:value="43754" calcext:value-type="float">
            <text:p>43754</text:p>
          </table:table-cell>
          <table:table-cell table:style-name="ce37" table:formula="of:=[.L487]" office:value-type="float" office:value="0.305555555555551" calcext:value-type="float">
            <text:p>0.30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7];0)&lt;=[.O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23T06:10:28.315006" calcext:value-type="date">
            <text:p>2019-10-23 06:10:28</text:p>
          </table:table-cell>
          <table:table-cell table:style-name="ce7" table:formula="of:=[.A488]" office:value-type="date" office:date-value="2019-10-23T06:10:28.315006" calcext:value-type="date">
            <text:p>2019-10-23 06:10:28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06:10:28.31500628963" calcext:value-type="date">
            <text:p>12/30/99 06:10 AM</text:p>
          </table:table-cell>
          <table:table-cell table:formula="of:=MOD([.E487]-[.$E$2];[.$H$2])+1+[.$E$2]" office:value-type="float" office:value="156" calcext:value-type="float">
            <text:p>156</text:p>
          </table:table-cell>
          <table:table-cell table:formula="of:=MOD([.F487]+1/[.$H$2];5)" office:value-type="float" office:value="2.125" calcext:value-type="float">
            <text:p>2,125</text:p>
          </table:table-cell>
          <table:table-cell table:formula="of:=IF([.F488]&lt;0.000001;[.G487]+2+1/[.$H$2];[.G487]+1/[.$H$2])" office:value-type="float" office:value="16.1250000000001" calcext:value-type="float">
            <text:p>16,1250000000001</text:p>
          </table:table-cell>
          <table:table-cell table:number-columns-repeated="4"/>
          <table:table-cell table:style-name="ce36" table:formula="of:=SUM(MOD(SUM([.L487]-[.L$2];[.T$2]);[.R$2]-[.L$2]);[.L$2])" office:value-type="time" office:time-value="PT07H30M00S" calcext:value-type="time">
            <text:p>07:30:00</text:p>
          </table:table-cell>
          <table:table-cell table:style-name="ce11" table:formula="of:=IF([.L488]&lt;[.L487];[.M487]+[.H$2];[.M487])" office:value-type="float" office:value="280" calcext:value-type="float">
            <text:p>280</text:p>
          </table:table-cell>
          <table:table-cell table:style-name="ce11" table:formula="of:=OFFSET([.C$4];[.M488];0)" office:value-type="float" office:value="43754" calcext:value-type="float">
            <text:p>43754</text:p>
          </table:table-cell>
          <table:table-cell table:style-name="ce37" table:formula="of:=[.L488]" office:value-type="float" office:value="0.312499999999996" calcext:value-type="float">
            <text:p>0.31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8];0)&lt;=[.O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23T06:01:49.105436" calcext:value-type="date">
            <text:p>2019-10-23 06:01:49</text:p>
          </table:table-cell>
          <table:table-cell table:style-name="ce7" table:formula="of:=[.A489]" office:value-type="date" office:date-value="2019-10-23T06:01:49.105436" calcext:value-type="date">
            <text:p>2019-10-23 06:01:49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06:01:49.1054356657" calcext:value-type="date">
            <text:p>12/30/99 06:01 AM</text:p>
          </table:table-cell>
          <table:table-cell table:formula="of:=MOD([.E488]-[.$E$2];[.$H$2])+1+[.$E$2]" office:value-type="float" office:value="157" calcext:value-type="float">
            <text:p>157</text:p>
          </table:table-cell>
          <table:table-cell table:formula="of:=MOD([.F488]+1/[.$H$2];5)" office:value-type="float" office:value="2.15" calcext:value-type="float">
            <text:p>2,15</text:p>
          </table:table-cell>
          <table:table-cell table:formula="of:=IF([.F489]&lt;0.000001;[.G488]+2+1/[.$H$2];[.G488]+1/[.$H$2])" office:value-type="float" office:value="16.1500000000001" calcext:value-type="float">
            <text:p>16,1500000000001</text:p>
          </table:table-cell>
          <table:table-cell table:number-columns-repeated="4"/>
          <table:table-cell table:style-name="ce36" table:formula="of:=SUM(MOD(SUM([.L488]-[.L$2];[.T$2]);[.R$2]-[.L$2]);[.L$2])" office:value-type="time" office:time-value="PT07H40M00S" calcext:value-type="time">
            <text:p>07:40:00</text:p>
          </table:table-cell>
          <table:table-cell table:style-name="ce11" table:formula="of:=IF([.L489]&lt;[.L488];[.M488]+[.H$2];[.M488])" office:value-type="float" office:value="280" calcext:value-type="float">
            <text:p>280</text:p>
          </table:table-cell>
          <table:table-cell table:style-name="ce11" table:formula="of:=OFFSET([.C$4];[.M489];0)" office:value-type="float" office:value="43754" calcext:value-type="float">
            <text:p>43754</text:p>
          </table:table-cell>
          <table:table-cell table:style-name="ce37" table:formula="of:=[.L489]" office:value-type="float" office:value="0.31944444444444" calcext:value-type="float">
            <text:p>0.3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9];0)&lt;=[.O4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23T05:47:10.546812" calcext:value-type="date">
            <text:p>2019-10-23 05:47:11</text:p>
          </table:table-cell>
          <table:table-cell table:style-name="ce7" table:formula="of:=[.A490]" office:value-type="date" office:date-value="2019-10-23T05:47:10.546812" calcext:value-type="date">
            <text:p>2019-10-23 05:47:11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05:47:10.54681210779" calcext:value-type="date">
            <text:p>12/30/99 05:47 AM</text:p>
          </table:table-cell>
          <table:table-cell table:formula="of:=MOD([.E489]-[.$E$2];[.$H$2])+1+[.$E$2]" office:value-type="float" office:value="158" calcext:value-type="float">
            <text:p>158</text:p>
          </table:table-cell>
          <table:table-cell table:formula="of:=MOD([.F489]+1/[.$H$2];5)" office:value-type="float" office:value="2.175" calcext:value-type="float">
            <text:p>2,175</text:p>
          </table:table-cell>
          <table:table-cell table:formula="of:=IF([.F490]&lt;0.000001;[.G489]+2+1/[.$H$2];[.G489]+1/[.$H$2])" office:value-type="float" office:value="16.1750000000001" calcext:value-type="float">
            <text:p>16,1750000000001</text:p>
          </table:table-cell>
          <table:table-cell table:number-columns-repeated="4"/>
          <table:table-cell table:style-name="ce36" table:formula="of:=SUM(MOD(SUM([.L489]-[.L$2];[.T$2]);[.R$2]-[.L$2]);[.L$2])" office:value-type="time" office:time-value="PT07H50M00S" calcext:value-type="time">
            <text:p>07:50:00</text:p>
          </table:table-cell>
          <table:table-cell table:style-name="ce11" table:formula="of:=IF([.L490]&lt;[.L489];[.M489]+[.H$2];[.M489])" office:value-type="float" office:value="280" calcext:value-type="float">
            <text:p>280</text:p>
          </table:table-cell>
          <table:table-cell table:style-name="ce11" table:formula="of:=OFFSET([.C$4];[.M490];0)" office:value-type="float" office:value="43754" calcext:value-type="float">
            <text:p>43754</text:p>
          </table:table-cell>
          <table:table-cell table:style-name="ce37" table:formula="of:=[.L490]" office:value-type="float" office:value="0.326388888888884" calcext:value-type="float">
            <text:p>0.326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0];0)&lt;=[.O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23T06:04:40.632786" calcext:value-type="date">
            <text:p>2019-10-23 06:04:41</text:p>
          </table:table-cell>
          <table:table-cell table:style-name="ce7" table:formula="of:=[.A491]" office:value-type="date" office:date-value="2019-10-23T06:04:40.632786" calcext:value-type="date">
            <text:p>2019-10-23 06:04:41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06:04:40.63278556801" calcext:value-type="date">
            <text:p>12/30/99 06:04 AM</text:p>
          </table:table-cell>
          <table:table-cell table:formula="of:=MOD([.E490]-[.$E$2];[.$H$2])+1+[.$E$2]" office:value-type="float" office:value="159" calcext:value-type="float">
            <text:p>159</text:p>
          </table:table-cell>
          <table:table-cell table:formula="of:=MOD([.F490]+1/[.$H$2];5)" office:value-type="float" office:value="2.2" calcext:value-type="float">
            <text:p>2,2</text:p>
          </table:table-cell>
          <table:table-cell table:formula="of:=IF([.F491]&lt;0.000001;[.G490]+2+1/[.$H$2];[.G490]+1/[.$H$2])" office:value-type="float" office:value="16.2000000000001" calcext:value-type="float">
            <text:p>16,2000000000001</text:p>
          </table:table-cell>
          <table:table-cell table:number-columns-repeated="4"/>
          <table:table-cell table:style-name="ce36" table:formula="of:=SUM(MOD(SUM([.L490]-[.L$2];[.T$2]);[.R$2]-[.L$2]);[.L$2])" office:value-type="time" office:time-value="PT08H00M00S" calcext:value-type="time">
            <text:p>08:00:00</text:p>
          </table:table-cell>
          <table:table-cell table:style-name="ce11" table:formula="of:=IF([.L491]&lt;[.L490];[.M490]+[.H$2];[.M490])" office:value-type="float" office:value="280" calcext:value-type="float">
            <text:p>280</text:p>
          </table:table-cell>
          <table:table-cell table:style-name="ce11" table:formula="of:=OFFSET([.C$4];[.M491];0)" office:value-type="float" office:value="43754" calcext:value-type="float">
            <text:p>43754</text:p>
          </table:table-cell>
          <table:table-cell table:style-name="ce37" table:formula="of:=[.L491]" office:value-type="float" office:value="0.333333333333329" calcext:value-type="float">
            <text:p>0.333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1];0)&lt;=[.O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23T06:04:09.35251" calcext:value-type="date">
            <text:p>2019-10-23 06:04:09</text:p>
          </table:table-cell>
          <table:table-cell table:style-name="ce7" table:formula="of:=[.A492]" office:value-type="date" office:date-value="2019-10-23T06:04:09.35251" calcext:value-type="date">
            <text:p>2019-10-23 06:04:09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06:04:09.35250990093" calcext:value-type="date">
            <text:p>12/30/99 06:04 AM</text:p>
          </table:table-cell>
          <table:table-cell table:formula="of:=MOD([.E491]-[.$E$2];[.$H$2])+1+[.$E$2]" office:value-type="float" office:value="160" calcext:value-type="float">
            <text:p>160</text:p>
          </table:table-cell>
          <table:table-cell table:formula="of:=MOD([.F491]+1/[.$H$2];5)" office:value-type="float" office:value="2.225" calcext:value-type="float">
            <text:p>2,225</text:p>
          </table:table-cell>
          <table:table-cell table:formula="of:=IF([.F492]&lt;0.000001;[.G491]+2+1/[.$H$2];[.G491]+1/[.$H$2])" office:value-type="float" office:value="16.2250000000001" calcext:value-type="float">
            <text:p>16,2250000000001</text:p>
          </table:table-cell>
          <table:table-cell table:number-columns-repeated="4"/>
          <table:table-cell table:style-name="ce36" table:formula="of:=SUM(MOD(SUM([.L491]-[.L$2];[.T$2]);[.R$2]-[.L$2]);[.L$2])" office:value-type="time" office:time-value="PT08H10M00S" calcext:value-type="time">
            <text:p>08:10:00</text:p>
          </table:table-cell>
          <table:table-cell table:style-name="ce11" table:formula="of:=IF([.L492]&lt;[.L491];[.M491]+[.H$2];[.M491])" office:value-type="float" office:value="280" calcext:value-type="float">
            <text:p>280</text:p>
          </table:table-cell>
          <table:table-cell table:style-name="ce11" table:formula="of:=OFFSET([.C$4];[.M492];0)" office:value-type="float" office:value="43754" calcext:value-type="float">
            <text:p>43754</text:p>
          </table:table-cell>
          <table:table-cell table:style-name="ce37" table:formula="of:=[.L492]" office:value-type="float" office:value="0.340277777777773" calcext:value-type="float">
            <text:p>0.340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2];0)&lt;=[.O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23T05:42:34.10153" calcext:value-type="date">
            <text:p>2019-10-23 05:42:34</text:p>
          </table:table-cell>
          <table:table-cell table:style-name="ce7" table:formula="of:=[.A493]" office:value-type="date" office:date-value="2019-10-23T05:42:34.10153" calcext:value-type="date">
            <text:p>2019-10-23 05:42:34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05:42:34.10152960103" calcext:value-type="date">
            <text:p>12/30/99 05:42 AM</text:p>
          </table:table-cell>
          <table:table-cell table:formula="of:=MOD([.E492]-[.$E$2];[.$H$2])+1+[.$E$2]" office:value-type="float" office:value="161" calcext:value-type="float">
            <text:p>161</text:p>
          </table:table-cell>
          <table:table-cell table:formula="of:=MOD([.F492]+1/[.$H$2];5)" office:value-type="float" office:value="2.25" calcext:value-type="float">
            <text:p>2,25</text:p>
          </table:table-cell>
          <table:table-cell table:formula="of:=IF([.F493]&lt;0.000001;[.G492]+2+1/[.$H$2];[.G492]+1/[.$H$2])" office:value-type="float" office:value="16.2500000000001" calcext:value-type="float">
            <text:p>16,2500000000001</text:p>
          </table:table-cell>
          <table:table-cell table:number-columns-repeated="4"/>
          <table:table-cell table:style-name="ce36" table:formula="of:=SUM(MOD(SUM([.L492]-[.L$2];[.T$2]);[.R$2]-[.L$2]);[.L$2])" office:value-type="time" office:time-value="PT08H20M00S" calcext:value-type="time">
            <text:p>08:20:00</text:p>
          </table:table-cell>
          <table:table-cell table:style-name="ce11" table:formula="of:=IF([.L493]&lt;[.L492];[.M492]+[.H$2];[.M492])" office:value-type="float" office:value="280" calcext:value-type="float">
            <text:p>280</text:p>
          </table:table-cell>
          <table:table-cell table:style-name="ce11" table:formula="of:=OFFSET([.C$4];[.M493];0)" office:value-type="float" office:value="43754" calcext:value-type="float">
            <text:p>43754</text:p>
          </table:table-cell>
          <table:table-cell table:style-name="ce37" table:formula="of:=[.L493]" office:value-type="float" office:value="0.347222222222218" calcext:value-type="float">
            <text:p>0.347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3];0)&lt;=[.O4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23T06:03:01.589485" calcext:value-type="date">
            <text:p>2019-10-23 06:03:02</text:p>
          </table:table-cell>
          <table:table-cell table:style-name="ce7" table:formula="of:=[.A494]" office:value-type="date" office:date-value="2019-10-23T06:03:01.589485" calcext:value-type="date">
            <text:p>2019-10-23 06:03:02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06:03:01.58948477358" calcext:value-type="date">
            <text:p>12/30/99 06:03 AM</text:p>
          </table:table-cell>
          <table:table-cell table:formula="of:=MOD([.E493]-[.$E$2];[.$H$2])+1+[.$E$2]" office:value-type="float" office:value="162" calcext:value-type="float">
            <text:p>162</text:p>
          </table:table-cell>
          <table:table-cell table:formula="of:=MOD([.F493]+1/[.$H$2];5)" office:value-type="float" office:value="2.275" calcext:value-type="float">
            <text:p>2,275</text:p>
          </table:table-cell>
          <table:table-cell table:formula="of:=IF([.F494]&lt;0.000001;[.G493]+2+1/[.$H$2];[.G493]+1/[.$H$2])" office:value-type="float" office:value="16.2750000000001" calcext:value-type="float">
            <text:p>16,2750000000001</text:p>
          </table:table-cell>
          <table:table-cell table:number-columns-repeated="4"/>
          <table:table-cell table:style-name="ce36" table:formula="of:=SUM(MOD(SUM([.L493]-[.L$2];[.T$2]);[.R$2]-[.L$2]);[.L$2])" office:value-type="time" office:time-value="PT08H30M00S" calcext:value-type="time">
            <text:p>08:30:00</text:p>
          </table:table-cell>
          <table:table-cell table:style-name="ce11" table:formula="of:=IF([.L494]&lt;[.L493];[.M493]+[.H$2];[.M493])" office:value-type="float" office:value="280" calcext:value-type="float">
            <text:p>280</text:p>
          </table:table-cell>
          <table:table-cell table:style-name="ce11" table:formula="of:=OFFSET([.C$4];[.M494];0)" office:value-type="float" office:value="43754" calcext:value-type="float">
            <text:p>43754</text:p>
          </table:table-cell>
          <table:table-cell table:style-name="ce37" table:formula="of:=[.L494]" office:value-type="float" office:value="0.354166666666662" calcext:value-type="float">
            <text:p>0.354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4];0)&lt;=[.O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23T05:54:56.007989" calcext:value-type="date">
            <text:p>2019-10-23 05:54:56</text:p>
          </table:table-cell>
          <table:table-cell table:style-name="ce7" table:formula="of:=[.A495]" office:value-type="date" office:date-value="2019-10-23T05:54:56.007989" calcext:value-type="date">
            <text:p>2019-10-23 05:54:56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05:54:56.00798939355" calcext:value-type="date">
            <text:p>12/30/99 05:54 AM</text:p>
          </table:table-cell>
          <table:table-cell table:formula="of:=MOD([.E494]-[.$E$2];[.$H$2])+1+[.$E$2]" office:value-type="float" office:value="163" calcext:value-type="float">
            <text:p>163</text:p>
          </table:table-cell>
          <table:table-cell table:formula="of:=MOD([.F494]+1/[.$H$2];5)" office:value-type="float" office:value="2.3" calcext:value-type="float">
            <text:p>2,3</text:p>
          </table:table-cell>
          <table:table-cell table:formula="of:=IF([.F495]&lt;0.000001;[.G494]+2+1/[.$H$2];[.G494]+1/[.$H$2])" office:value-type="float" office:value="16.3000000000001" calcext:value-type="float">
            <text:p>16,3000000000001</text:p>
          </table:table-cell>
          <table:table-cell table:number-columns-repeated="4"/>
          <table:table-cell table:style-name="ce36" table:formula="of:=SUM(MOD(SUM([.L494]-[.L$2];[.T$2]);[.R$2]-[.L$2]);[.L$2])" office:value-type="time" office:time-value="PT08H40M00S" calcext:value-type="time">
            <text:p>08:40:00</text:p>
          </table:table-cell>
          <table:table-cell table:style-name="ce11" table:formula="of:=IF([.L495]&lt;[.L494];[.M494]+[.H$2];[.M494])" office:value-type="float" office:value="280" calcext:value-type="float">
            <text:p>280</text:p>
          </table:table-cell>
          <table:table-cell table:style-name="ce11" table:formula="of:=OFFSET([.C$4];[.M495];0)" office:value-type="float" office:value="43754" calcext:value-type="float">
            <text:p>43754</text:p>
          </table:table-cell>
          <table:table-cell table:style-name="ce37" table:formula="of:=[.L495]" office:value-type="float" office:value="0.361111111111106" calcext:value-type="float">
            <text:p>0.36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5];0)&lt;=[.O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23T06:27:07.653104" calcext:value-type="date">
            <text:p>2019-10-23 06:27:08</text:p>
          </table:table-cell>
          <table:table-cell table:style-name="ce7" table:formula="of:=[.A496]" office:value-type="date" office:date-value="2019-10-23T06:27:07.653104" calcext:value-type="date">
            <text:p>2019-10-23 06:27:08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06:27:07.65310448594" calcext:value-type="date">
            <text:p>12/30/99 06:27 AM</text:p>
          </table:table-cell>
          <table:table-cell table:formula="of:=MOD([.E495]-[.$E$2];[.$H$2])+1+[.$E$2]" office:value-type="float" office:value="164" calcext:value-type="float">
            <text:p>164</text:p>
          </table:table-cell>
          <table:table-cell table:formula="of:=MOD([.F495]+1/[.$H$2];5)" office:value-type="float" office:value="2.325" calcext:value-type="float">
            <text:p>2,325</text:p>
          </table:table-cell>
          <table:table-cell table:formula="of:=IF([.F496]&lt;0.000001;[.G495]+2+1/[.$H$2];[.G495]+1/[.$H$2])" office:value-type="float" office:value="16.3250000000001" calcext:value-type="float">
            <text:p>16,3250000000001</text:p>
          </table:table-cell>
          <table:table-cell table:number-columns-repeated="4"/>
          <table:table-cell table:style-name="ce36" table:formula="of:=SUM(MOD(SUM([.L495]-[.L$2];[.T$2]);[.R$2]-[.L$2]);[.L$2])" office:value-type="time" office:time-value="PT08H50M00S" calcext:value-type="time">
            <text:p>08:50:00</text:p>
          </table:table-cell>
          <table:table-cell table:style-name="ce11" table:formula="of:=IF([.L496]&lt;[.L495];[.M495]+[.H$2];[.M495])" office:value-type="float" office:value="280" calcext:value-type="float">
            <text:p>280</text:p>
          </table:table-cell>
          <table:table-cell table:style-name="ce11" table:formula="of:=OFFSET([.C$4];[.M496];0)" office:value-type="float" office:value="43754" calcext:value-type="float">
            <text:p>43754</text:p>
          </table:table-cell>
          <table:table-cell table:style-name="ce37" table:formula="of:=[.L496]" office:value-type="float" office:value="0.368055555555551" calcext:value-type="float">
            <text:p>0.36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6];0)&lt;=[.O4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23T05:58:56.708089" calcext:value-type="date">
            <text:p>2019-10-23 05:58:57</text:p>
          </table:table-cell>
          <table:table-cell table:style-name="ce7" table:formula="of:=[.A497]" office:value-type="date" office:date-value="2019-10-23T05:58:56.708089" calcext:value-type="date">
            <text:p>2019-10-23 05:58:57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05:58:56.70808884781" calcext:value-type="date">
            <text:p>12/30/99 05:58 AM</text:p>
          </table:table-cell>
          <table:table-cell table:formula="of:=MOD([.E496]-[.$E$2];[.$H$2])+1+[.$E$2]" office:value-type="float" office:value="165" calcext:value-type="float">
            <text:p>165</text:p>
          </table:table-cell>
          <table:table-cell table:formula="of:=MOD([.F496]+1/[.$H$2];5)" office:value-type="float" office:value="2.35" calcext:value-type="float">
            <text:p>2,35</text:p>
          </table:table-cell>
          <table:table-cell table:formula="of:=IF([.F497]&lt;0.000001;[.G496]+2+1/[.$H$2];[.G496]+1/[.$H$2])" office:value-type="float" office:value="16.3500000000001" calcext:value-type="float">
            <text:p>16,3500000000001</text:p>
          </table:table-cell>
          <table:table-cell table:number-columns-repeated="4"/>
          <table:table-cell table:style-name="ce36" table:formula="of:=SUM(MOD(SUM([.L496]-[.L$2];[.T$2]);[.R$2]-[.L$2]);[.L$2])" office:value-type="time" office:time-value="PT09H00M00S" calcext:value-type="time">
            <text:p>09:00:00</text:p>
          </table:table-cell>
          <table:table-cell table:style-name="ce11" table:formula="of:=IF([.L497]&lt;[.L496];[.M496]+[.H$2];[.M496])" office:value-type="float" office:value="280" calcext:value-type="float">
            <text:p>280</text:p>
          </table:table-cell>
          <table:table-cell table:style-name="ce11" table:formula="of:=OFFSET([.C$4];[.M497];0)" office:value-type="float" office:value="43754" calcext:value-type="float">
            <text:p>43754</text:p>
          </table:table-cell>
          <table:table-cell table:style-name="ce37" table:formula="of:=[.L497]" office:value-type="float" office:value="0.374999999999995" calcext:value-type="float">
            <text:p>0.37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7];0)&lt;=[.O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23T06:12:07.140656" calcext:value-type="date">
            <text:p>2019-10-23 06:12:07</text:p>
          </table:table-cell>
          <table:table-cell table:style-name="ce7" table:formula="of:=[.A498]" office:value-type="date" office:date-value="2019-10-23T06:12:07.140656" calcext:value-type="date">
            <text:p>2019-10-23 06:12:07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06:12:07.14065588079" calcext:value-type="date">
            <text:p>12/30/99 06:12 AM</text:p>
          </table:table-cell>
          <table:table-cell table:formula="of:=MOD([.E497]-[.$E$2];[.$H$2])+1+[.$E$2]" office:value-type="float" office:value="166" calcext:value-type="float">
            <text:p>166</text:p>
          </table:table-cell>
          <table:table-cell table:formula="of:=MOD([.F497]+1/[.$H$2];5)" office:value-type="float" office:value="2.375" calcext:value-type="float">
            <text:p>2,375</text:p>
          </table:table-cell>
          <table:table-cell table:formula="of:=IF([.F498]&lt;0.000001;[.G497]+2+1/[.$H$2];[.G497]+1/[.$H$2])" office:value-type="float" office:value="16.3750000000001" calcext:value-type="float">
            <text:p>16,3750000000001</text:p>
          </table:table-cell>
          <table:table-cell table:number-columns-repeated="4"/>
          <table:table-cell table:style-name="ce36" table:formula="of:=SUM(MOD(SUM([.L497]-[.L$2];[.T$2]);[.R$2]-[.L$2]);[.L$2])" office:value-type="time" office:time-value="PT09H10M00S" calcext:value-type="time">
            <text:p>09:10:00</text:p>
          </table:table-cell>
          <table:table-cell table:style-name="ce11" table:formula="of:=IF([.L498]&lt;[.L497];[.M497]+[.H$2];[.M497])" office:value-type="float" office:value="280" calcext:value-type="float">
            <text:p>280</text:p>
          </table:table-cell>
          <table:table-cell table:style-name="ce11" table:formula="of:=OFFSET([.C$4];[.M498];0)" office:value-type="float" office:value="43754" calcext:value-type="float">
            <text:p>43754</text:p>
          </table:table-cell>
          <table:table-cell table:style-name="ce37" table:formula="of:=[.L498]" office:value-type="float" office:value="0.38194444444444" calcext:value-type="float">
            <text:p>0.38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8];0)&lt;=[.O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23T05:52:13.995744" calcext:value-type="date">
            <text:p>2019-10-23 05:52:14</text:p>
          </table:table-cell>
          <table:table-cell table:style-name="ce7" table:formula="of:=[.A499]" office:value-type="date" office:date-value="2019-10-23T05:52:13.995744" calcext:value-type="date">
            <text:p>2019-10-23 05:52:14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05:52:13.99574391078" calcext:value-type="date">
            <text:p>12/30/99 05:52 AM</text:p>
          </table:table-cell>
          <table:table-cell table:formula="of:=MOD([.E498]-[.$E$2];[.$H$2])+1+[.$E$2]" office:value-type="float" office:value="167" calcext:value-type="float">
            <text:p>167</text:p>
          </table:table-cell>
          <table:table-cell table:formula="of:=MOD([.F498]+1/[.$H$2];5)" office:value-type="float" office:value="2.4" calcext:value-type="float">
            <text:p>2,4</text:p>
          </table:table-cell>
          <table:table-cell table:formula="of:=IF([.F499]&lt;0.000001;[.G498]+2+1/[.$H$2];[.G498]+1/[.$H$2])" office:value-type="float" office:value="16.4000000000001" calcext:value-type="float">
            <text:p>16,4000000000001</text:p>
          </table:table-cell>
          <table:table-cell table:number-columns-repeated="4"/>
          <table:table-cell table:style-name="ce36" table:formula="of:=SUM(MOD(SUM([.L498]-[.L$2];[.T$2]);[.R$2]-[.L$2]);[.L$2])" office:value-type="time" office:time-value="PT09H20M00S" calcext:value-type="time">
            <text:p>09:20:00</text:p>
          </table:table-cell>
          <table:table-cell table:style-name="ce11" table:formula="of:=IF([.L499]&lt;[.L498];[.M498]+[.H$2];[.M498])" office:value-type="float" office:value="280" calcext:value-type="float">
            <text:p>280</text:p>
          </table:table-cell>
          <table:table-cell table:style-name="ce11" table:formula="of:=OFFSET([.C$4];[.M499];0)" office:value-type="float" office:value="43754" calcext:value-type="float">
            <text:p>43754</text:p>
          </table:table-cell>
          <table:table-cell table:style-name="ce37" table:formula="of:=[.L499]" office:value-type="float" office:value="0.388888888888884" calcext:value-type="float">
            <text:p>0.388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9];0)&lt;=[.O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23T06:16:21.324539" calcext:value-type="date">
            <text:p>2019-10-23 06:16:21</text:p>
          </table:table-cell>
          <table:table-cell table:style-name="ce7" table:formula="of:=[.A500]" office:value-type="date" office:date-value="2019-10-23T06:16:21.324539" calcext:value-type="date">
            <text:p>2019-10-23 06:16:21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06:16:21.32453856524" calcext:value-type="date">
            <text:p>12/30/99 06:16 AM</text:p>
          </table:table-cell>
          <table:table-cell table:formula="of:=MOD([.E499]-[.$E$2];[.$H$2])+1+[.$E$2]" office:value-type="float" office:value="168" calcext:value-type="float">
            <text:p>168</text:p>
          </table:table-cell>
          <table:table-cell table:formula="of:=MOD([.F499]+1/[.$H$2];5)" office:value-type="float" office:value="2.425" calcext:value-type="float">
            <text:p>2,425</text:p>
          </table:table-cell>
          <table:table-cell table:formula="of:=IF([.F500]&lt;0.000001;[.G499]+2+1/[.$H$2];[.G499]+1/[.$H$2])" office:value-type="float" office:value="16.4250000000001" calcext:value-type="float">
            <text:p>16,4250000000001</text:p>
          </table:table-cell>
          <table:table-cell table:number-columns-repeated="4"/>
          <table:table-cell table:style-name="ce36" table:formula="of:=SUM(MOD(SUM([.L499]-[.L$2];[.T$2]);[.R$2]-[.L$2]);[.L$2])" office:value-type="time" office:time-value="PT09H30M00S" calcext:value-type="time">
            <text:p>09:30:00</text:p>
          </table:table-cell>
          <table:table-cell table:style-name="ce11" table:formula="of:=IF([.L500]&lt;[.L499];[.M499]+[.H$2];[.M499])" office:value-type="float" office:value="280" calcext:value-type="float">
            <text:p>280</text:p>
          </table:table-cell>
          <table:table-cell table:style-name="ce11" table:formula="of:=OFFSET([.C$4];[.M500];0)" office:value-type="float" office:value="43754" calcext:value-type="float">
            <text:p>43754</text:p>
          </table:table-cell>
          <table:table-cell table:style-name="ce37" table:formula="of:=[.L500]" office:value-type="float" office:value="0.395833333333329" calcext:value-type="float">
            <text:p>0.395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0];0)&lt;=[.O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23T05:45:55.643389" calcext:value-type="date">
            <text:p>2019-10-23 05:45:56</text:p>
          </table:table-cell>
          <table:table-cell table:style-name="ce7" table:formula="of:=[.A501]" office:value-type="date" office:date-value="2019-10-23T05:45:55.643389" calcext:value-type="date">
            <text:p>2019-10-23 05:45:56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05:45:55.64338867553" calcext:value-type="date">
            <text:p>12/30/99 05:45 AM</text:p>
          </table:table-cell>
          <table:table-cell table:formula="of:=MOD([.E500]-[.$E$2];[.$H$2])+1+[.$E$2]" office:value-type="float" office:value="169" calcext:value-type="float">
            <text:p>169</text:p>
          </table:table-cell>
          <table:table-cell table:formula="of:=MOD([.F500]+1/[.$H$2];5)" office:value-type="float" office:value="2.45" calcext:value-type="float">
            <text:p>2,45</text:p>
          </table:table-cell>
          <table:table-cell table:formula="of:=IF([.F501]&lt;0.000001;[.G500]+2+1/[.$H$2];[.G500]+1/[.$H$2])" office:value-type="float" office:value="16.4500000000001" calcext:value-type="float">
            <text:p>16,4500000000001</text:p>
          </table:table-cell>
          <table:table-cell table:number-columns-repeated="4"/>
          <table:table-cell table:style-name="ce36" table:formula="of:=SUM(MOD(SUM([.L500]-[.L$2];[.T$2]);[.R$2]-[.L$2]);[.L$2])" office:value-type="time" office:time-value="PT09H40M00S" calcext:value-type="time">
            <text:p>09:40:00</text:p>
          </table:table-cell>
          <table:table-cell table:style-name="ce11" table:formula="of:=IF([.L501]&lt;[.L500];[.M500]+[.H$2];[.M500])" office:value-type="float" office:value="280" calcext:value-type="float">
            <text:p>280</text:p>
          </table:table-cell>
          <table:table-cell table:style-name="ce11" table:formula="of:=OFFSET([.C$4];[.M501];0)" office:value-type="float" office:value="43754" calcext:value-type="float">
            <text:p>43754</text:p>
          </table:table-cell>
          <table:table-cell table:style-name="ce37" table:formula="of:=[.L501]" office:value-type="float" office:value="0.402777777777773" calcext:value-type="float">
            <text:p>0.402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1];0)&lt;=[.O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23T06:18:40.451725" calcext:value-type="date">
            <text:p>2019-10-23 06:18:40</text:p>
          </table:table-cell>
          <table:table-cell table:style-name="ce7" table:formula="of:=[.A502]" office:value-type="date" office:date-value="2019-10-23T06:18:40.451725" calcext:value-type="date">
            <text:p>2019-10-23 06:18:40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06:18:40.45172536746" calcext:value-type="date">
            <text:p>12/30/99 06:18 AM</text:p>
          </table:table-cell>
          <table:table-cell table:formula="of:=MOD([.E501]-[.$E$2];[.$H$2])+1+[.$E$2]" office:value-type="float" office:value="170" calcext:value-type="float">
            <text:p>170</text:p>
          </table:table-cell>
          <table:table-cell table:formula="of:=MOD([.F501]+1/[.$H$2];5)" office:value-type="float" office:value="2.475" calcext:value-type="float">
            <text:p>2,475</text:p>
          </table:table-cell>
          <table:table-cell table:formula="of:=IF([.F502]&lt;0.000001;[.G501]+2+1/[.$H$2];[.G501]+1/[.$H$2])" office:value-type="float" office:value="16.4750000000001" calcext:value-type="float">
            <text:p>16,4750000000001</text:p>
          </table:table-cell>
          <table:table-cell table:number-columns-repeated="4"/>
          <table:table-cell table:style-name="ce36" table:formula="of:=SUM(MOD(SUM([.L501]-[.L$2];[.T$2]);[.R$2]-[.L$2]);[.L$2])" office:value-type="time" office:time-value="PT09H50M00S" calcext:value-type="time">
            <text:p>09:50:00</text:p>
          </table:table-cell>
          <table:table-cell table:style-name="ce11" table:formula="of:=IF([.L502]&lt;[.L501];[.M501]+[.H$2];[.M501])" office:value-type="float" office:value="280" calcext:value-type="float">
            <text:p>280</text:p>
          </table:table-cell>
          <table:table-cell table:style-name="ce11" table:formula="of:=OFFSET([.C$4];[.M502];0)" office:value-type="float" office:value="43754" calcext:value-type="float">
            <text:p>43754</text:p>
          </table:table-cell>
          <table:table-cell table:style-name="ce37" table:formula="of:=[.L502]" office:value-type="float" office:value="0.409722222222217" calcext:value-type="float">
            <text:p>0.40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2];0)&lt;=[.O5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23T05:53:36.059668" calcext:value-type="date">
            <text:p>2019-10-23 05:53:36</text:p>
          </table:table-cell>
          <table:table-cell table:style-name="ce7" table:formula="of:=[.A503]" office:value-type="date" office:date-value="2019-10-23T05:53:36.059668" calcext:value-type="date">
            <text:p>2019-10-23 05:53:36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05:53:36.05966775678" calcext:value-type="date">
            <text:p>12/30/99 05:53 AM</text:p>
          </table:table-cell>
          <table:table-cell table:formula="of:=MOD([.E502]-[.$E$2];[.$H$2])+1+[.$E$2]" office:value-type="float" office:value="171" calcext:value-type="float">
            <text:p>171</text:p>
          </table:table-cell>
          <table:table-cell table:formula="of:=MOD([.F502]+1/[.$H$2];5)" office:value-type="float" office:value="2.5" calcext:value-type="float">
            <text:p>2,5</text:p>
          </table:table-cell>
          <table:table-cell table:formula="of:=IF([.F503]&lt;0.000001;[.G502]+2+1/[.$H$2];[.G502]+1/[.$H$2])" office:value-type="float" office:value="16.5000000000001" calcext:value-type="float">
            <text:p>16,5000000000001</text:p>
          </table:table-cell>
          <table:table-cell table:number-columns-repeated="4"/>
          <table:table-cell table:style-name="ce36" table:formula="of:=SUM(MOD(SUM([.L502]-[.L$2];[.T$2]);[.R$2]-[.L$2]);[.L$2])" office:value-type="time" office:time-value="PT10H00M00S" calcext:value-type="time">
            <text:p>10:00:00</text:p>
          </table:table-cell>
          <table:table-cell table:style-name="ce11" table:formula="of:=IF([.L503]&lt;[.L502];[.M502]+[.H$2];[.M502])" office:value-type="float" office:value="280" calcext:value-type="float">
            <text:p>280</text:p>
          </table:table-cell>
          <table:table-cell table:style-name="ce11" table:formula="of:=OFFSET([.C$4];[.M503];0)" office:value-type="float" office:value="43754" calcext:value-type="float">
            <text:p>43754</text:p>
          </table:table-cell>
          <table:table-cell table:style-name="ce37" table:formula="of:=[.L503]" office:value-type="float" office:value="0.416666666666662" calcext:value-type="float">
            <text:p>0.41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3];0)&lt;=[.O5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23T05:45:16.597992" calcext:value-type="date">
            <text:p>2019-10-23 05:45:17</text:p>
          </table:table-cell>
          <table:table-cell table:style-name="ce7" table:formula="of:=[.A504]" office:value-type="date" office:date-value="2019-10-23T05:45:16.597992" calcext:value-type="date">
            <text:p>2019-10-23 05:45:17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05:45:16.59799218178" calcext:value-type="date">
            <text:p>12/30/99 05:45 AM</text:p>
          </table:table-cell>
          <table:table-cell table:formula="of:=MOD([.E503]-[.$E$2];[.$H$2])+1+[.$E$2]" office:value-type="float" office:value="172" calcext:value-type="float">
            <text:p>172</text:p>
          </table:table-cell>
          <table:table-cell table:formula="of:=MOD([.F503]+1/[.$H$2];5)" office:value-type="float" office:value="2.52499999999999" calcext:value-type="float">
            <text:p>2,52499999999999</text:p>
          </table:table-cell>
          <table:table-cell table:formula="of:=IF([.F504]&lt;0.000001;[.G503]+2+1/[.$H$2];[.G503]+1/[.$H$2])" office:value-type="float" office:value="16.5250000000001" calcext:value-type="float">
            <text:p>16,5250000000001</text:p>
          </table:table-cell>
          <table:table-cell table:number-columns-repeated="4"/>
          <table:table-cell table:style-name="ce36" table:formula="of:=SUM(MOD(SUM([.L503]-[.L$2];[.T$2]);[.R$2]-[.L$2]);[.L$2])" office:value-type="time" office:time-value="PT10H10M00S" calcext:value-type="time">
            <text:p>10:10:00</text:p>
          </table:table-cell>
          <table:table-cell table:style-name="ce11" table:formula="of:=IF([.L504]&lt;[.L503];[.M503]+[.H$2];[.M503])" office:value-type="float" office:value="280" calcext:value-type="float">
            <text:p>280</text:p>
          </table:table-cell>
          <table:table-cell table:style-name="ce11" table:formula="of:=OFFSET([.C$4];[.M504];0)" office:value-type="float" office:value="43754" calcext:value-type="float">
            <text:p>43754</text:p>
          </table:table-cell>
          <table:table-cell table:style-name="ce37" table:formula="of:=[.L504]" office:value-type="float" office:value="0.423611111111106" calcext:value-type="float">
            <text:p>0.42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4];0)&lt;=[.O5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23T05:40:56.351906" calcext:value-type="date">
            <text:p>2019-10-23 05:40:56</text:p>
          </table:table-cell>
          <table:table-cell table:style-name="ce7" table:formula="of:=[.A505]" office:value-type="date" office:date-value="2019-10-23T05:40:56.351906" calcext:value-type="date">
            <text:p>2019-10-23 05:40:56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05:40:56.35190641042" calcext:value-type="date">
            <text:p>12/30/99 05:40 AM</text:p>
          </table:table-cell>
          <table:table-cell table:formula="of:=MOD([.E504]-[.$E$2];[.$H$2])+1+[.$E$2]" office:value-type="float" office:value="173" calcext:value-type="float">
            <text:p>173</text:p>
          </table:table-cell>
          <table:table-cell table:formula="of:=MOD([.F504]+1/[.$H$2];5)" office:value-type="float" office:value="2.54999999999999" calcext:value-type="float">
            <text:p>2,54999999999999</text:p>
          </table:table-cell>
          <table:table-cell table:formula="of:=IF([.F505]&lt;0.000001;[.G504]+2+1/[.$H$2];[.G504]+1/[.$H$2])" office:value-type="float" office:value="16.5500000000001" calcext:value-type="float">
            <text:p>16,5500000000001</text:p>
          </table:table-cell>
          <table:table-cell table:number-columns-repeated="4"/>
          <table:table-cell table:style-name="ce36" table:formula="of:=SUM(MOD(SUM([.L504]-[.L$2];[.T$2]);[.R$2]-[.L$2]);[.L$2])" office:value-type="time" office:time-value="PT10H20M00S" calcext:value-type="time">
            <text:p>10:20:00</text:p>
          </table:table-cell>
          <table:table-cell table:style-name="ce11" table:formula="of:=IF([.L505]&lt;[.L504];[.M504]+[.H$2];[.M504])" office:value-type="float" office:value="280" calcext:value-type="float">
            <text:p>280</text:p>
          </table:table-cell>
          <table:table-cell table:style-name="ce11" table:formula="of:=OFFSET([.C$4];[.M505];0)" office:value-type="float" office:value="43754" calcext:value-type="float">
            <text:p>43754</text:p>
          </table:table-cell>
          <table:table-cell table:style-name="ce37" table:formula="of:=[.L505]" office:value-type="float" office:value="0.430555555555551" calcext:value-type="float">
            <text:p>0.43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5];0)&lt;=[.O5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23T05:49:30.295296" calcext:value-type="date">
            <text:p>2019-10-23 05:49:30</text:p>
          </table:table-cell>
          <table:table-cell table:style-name="ce7" table:formula="of:=[.A506]" office:value-type="date" office:date-value="2019-10-23T05:49:30.295296" calcext:value-type="date">
            <text:p>2019-10-23 05:49:30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05:49:30.29529595748" calcext:value-type="date">
            <text:p>12/30/99 05:49 AM</text:p>
          </table:table-cell>
          <table:table-cell table:formula="of:=MOD([.E505]-[.$E$2];[.$H$2])+1+[.$E$2]" office:value-type="float" office:value="174" calcext:value-type="float">
            <text:p>174</text:p>
          </table:table-cell>
          <table:table-cell table:formula="of:=MOD([.F505]+1/[.$H$2];5)" office:value-type="float" office:value="2.57499999999999" calcext:value-type="float">
            <text:p>2,57499999999999</text:p>
          </table:table-cell>
          <table:table-cell table:formula="of:=IF([.F506]&lt;0.000001;[.G505]+2+1/[.$H$2];[.G505]+1/[.$H$2])" office:value-type="float" office:value="16.5750000000001" calcext:value-type="float">
            <text:p>16,5750000000001</text:p>
          </table:table-cell>
          <table:table-cell table:number-columns-repeated="4"/>
          <table:table-cell table:style-name="ce36" table:formula="of:=SUM(MOD(SUM([.L505]-[.L$2];[.T$2]);[.R$2]-[.L$2]);[.L$2])" office:value-type="time" office:time-value="PT10H30M00S" calcext:value-type="time">
            <text:p>10:30:00</text:p>
          </table:table-cell>
          <table:table-cell table:style-name="ce11" table:formula="of:=IF([.L506]&lt;[.L505];[.M505]+[.H$2];[.M505])" office:value-type="float" office:value="280" calcext:value-type="float">
            <text:p>280</text:p>
          </table:table-cell>
          <table:table-cell table:style-name="ce11" table:formula="of:=OFFSET([.C$4];[.M506];0)" office:value-type="float" office:value="43754" calcext:value-type="float">
            <text:p>43754</text:p>
          </table:table-cell>
          <table:table-cell table:style-name="ce37" table:formula="of:=[.L506]" office:value-type="float" office:value="0.437499999999995" calcext:value-type="float">
            <text:p>0.43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6];0)&lt;=[.O5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23T06:18:43.041137" calcext:value-type="date">
            <text:p>2019-10-23 06:18:43</text:p>
          </table:table-cell>
          <table:table-cell table:style-name="ce7" table:formula="of:=[.A507]" office:value-type="date" office:date-value="2019-10-23T06:18:43.041137" calcext:value-type="date">
            <text:p>2019-10-23 06:18:43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06:18:43.0411368655" calcext:value-type="date">
            <text:p>12/30/99 06:18 AM</text:p>
          </table:table-cell>
          <table:table-cell table:formula="of:=MOD([.E506]-[.$E$2];[.$H$2])+1+[.$E$2]" office:value-type="float" office:value="175" calcext:value-type="float">
            <text:p>175</text:p>
          </table:table-cell>
          <table:table-cell table:formula="of:=MOD([.F506]+1/[.$H$2];5)" office:value-type="float" office:value="2.59999999999999" calcext:value-type="float">
            <text:p>2,59999999999999</text:p>
          </table:table-cell>
          <table:table-cell table:formula="of:=IF([.F507]&lt;0.000001;[.G506]+2+1/[.$H$2];[.G506]+1/[.$H$2])" office:value-type="float" office:value="16.6000000000001" calcext:value-type="float">
            <text:p>16,6000000000001</text:p>
          </table:table-cell>
          <table:table-cell table:number-columns-repeated="4"/>
          <table:table-cell table:style-name="ce36" table:formula="of:=SUM(MOD(SUM([.L506]-[.L$2];[.T$2]);[.R$2]-[.L$2]);[.L$2])" office:value-type="time" office:time-value="PT00H10M00S" calcext:value-type="time">
            <text:p>00:10:00</text:p>
          </table:table-cell>
          <table:table-cell table:style-name="ce11" table:formula="of:=IF([.L507]&lt;[.L506];[.M506]+[.H$2];[.M506])" office:value-type="float" office:value="320" calcext:value-type="float">
            <text:p>320</text:p>
          </table:table-cell>
          <table:table-cell table:style-name="ce11" table:formula="of:=OFFSET([.C$4];[.M507];0)" office:value-type="float" office:value="43755" calcext:value-type="float">
            <text:p>43755</text:p>
          </table:table-cell>
          <table:table-cell table:style-name="ce37" table:formula="of:=[.L507]" office:value-type="float" office:value="0.00694444444443954" calcext:value-type="float">
            <text:p>0.00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7];0)&lt;=[.O5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23T05:42:35.875127" calcext:value-type="date">
            <text:p>2019-10-23 05:42:36</text:p>
          </table:table-cell>
          <table:table-cell table:style-name="ce7" table:formula="of:=[.A508]" office:value-type="date" office:date-value="2019-10-23T05:42:35.875127" calcext:value-type="date">
            <text:p>2019-10-23 05:42:36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05:42:35.87512690108" calcext:value-type="date">
            <text:p>12/30/99 05:42 AM</text:p>
          </table:table-cell>
          <table:table-cell table:formula="of:=MOD([.E507]-[.$E$2];[.$H$2])+1+[.$E$2]" office:value-type="float" office:value="176" calcext:value-type="float">
            <text:p>176</text:p>
          </table:table-cell>
          <table:table-cell table:formula="of:=MOD([.F507]+1/[.$H$2];5)" office:value-type="float" office:value="2.62499999999999" calcext:value-type="float">
            <text:p>2,62499999999999</text:p>
          </table:table-cell>
          <table:table-cell table:formula="of:=IF([.F508]&lt;0.000001;[.G507]+2+1/[.$H$2];[.G507]+1/[.$H$2])" office:value-type="float" office:value="16.6250000000001" calcext:value-type="float">
            <text:p>16,6250000000001</text:p>
          </table:table-cell>
          <table:table-cell table:number-columns-repeated="4"/>
          <table:table-cell table:style-name="ce36" table:formula="of:=SUM(MOD(SUM([.L507]-[.L$2];[.T$2]);[.R$2]-[.L$2]);[.L$2])" office:value-type="time" office:time-value="PT00H20M00S" calcext:value-type="time">
            <text:p>00:20:00</text:p>
          </table:table-cell>
          <table:table-cell table:style-name="ce11" table:formula="of:=IF([.L508]&lt;[.L507];[.M507]+[.H$2];[.M507])" office:value-type="float" office:value="320" calcext:value-type="float">
            <text:p>320</text:p>
          </table:table-cell>
          <table:table-cell table:style-name="ce11" table:formula="of:=OFFSET([.C$4];[.M508];0)" office:value-type="float" office:value="43755" calcext:value-type="float">
            <text:p>43755</text:p>
          </table:table-cell>
          <table:table-cell table:style-name="ce37" table:formula="of:=[.L508]" office:value-type="float" office:value="0.013888888888884" calcext:value-type="float">
            <text:p>0.013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8];0)&lt;=[.O5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23T05:54:04.148481" calcext:value-type="date">
            <text:p>2019-10-23 05:54:04</text:p>
          </table:table-cell>
          <table:table-cell table:style-name="ce7" table:formula="of:=[.A509]" office:value-type="date" office:date-value="2019-10-23T05:54:04.148481" calcext:value-type="date">
            <text:p>2019-10-23 05:54:04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05:54:04.14848140441" calcext:value-type="date">
            <text:p>12/30/99 05:54 AM</text:p>
          </table:table-cell>
          <table:table-cell table:formula="of:=MOD([.E508]-[.$E$2];[.$H$2])+1+[.$E$2]" office:value-type="float" office:value="177" calcext:value-type="float">
            <text:p>177</text:p>
          </table:table-cell>
          <table:table-cell table:formula="of:=MOD([.F508]+1/[.$H$2];5)" office:value-type="float" office:value="2.64999999999999" calcext:value-type="float">
            <text:p>2,64999999999999</text:p>
          </table:table-cell>
          <table:table-cell table:formula="of:=IF([.F509]&lt;0.000001;[.G508]+2+1/[.$H$2];[.G508]+1/[.$H$2])" office:value-type="float" office:value="16.6500000000001" calcext:value-type="float">
            <text:p>16,6500000000001</text:p>
          </table:table-cell>
          <table:table-cell table:number-columns-repeated="4"/>
          <table:table-cell table:style-name="ce36" table:formula="of:=SUM(MOD(SUM([.L508]-[.L$2];[.T$2]);[.R$2]-[.L$2]);[.L$2])" office:value-type="time" office:time-value="PT00H30M00S" calcext:value-type="time">
            <text:p>00:30:00</text:p>
          </table:table-cell>
          <table:table-cell table:style-name="ce11" table:formula="of:=IF([.L509]&lt;[.L508];[.M508]+[.H$2];[.M508])" office:value-type="float" office:value="320" calcext:value-type="float">
            <text:p>320</text:p>
          </table:table-cell>
          <table:table-cell table:style-name="ce11" table:formula="of:=OFFSET([.C$4];[.M509];0)" office:value-type="float" office:value="43755" calcext:value-type="float">
            <text:p>43755</text:p>
          </table:table-cell>
          <table:table-cell table:style-name="ce37" table:formula="of:=[.L509]" office:value-type="float" office:value="0.0208333333333284" calcext:value-type="float">
            <text:p>0.02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9];0)&lt;=[.O5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23T06:34:18.435721" calcext:value-type="date">
            <text:p>2019-10-23 06:34:18</text:p>
          </table:table-cell>
          <table:table-cell table:style-name="ce7" table:formula="of:=[.A510]" office:value-type="date" office:date-value="2019-10-23T06:34:18.435721" calcext:value-type="date">
            <text:p>2019-10-23 06:34:18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06:34:18.43572125304" calcext:value-type="date">
            <text:p>12/30/99 06:34 AM</text:p>
          </table:table-cell>
          <table:table-cell table:formula="of:=MOD([.E509]-[.$E$2];[.$H$2])+1+[.$E$2]" office:value-type="float" office:value="178" calcext:value-type="float">
            <text:p>178</text:p>
          </table:table-cell>
          <table:table-cell table:formula="of:=MOD([.F509]+1/[.$H$2];5)" office:value-type="float" office:value="2.67499999999999" calcext:value-type="float">
            <text:p>2,67499999999999</text:p>
          </table:table-cell>
          <table:table-cell table:formula="of:=IF([.F510]&lt;0.000001;[.G509]+2+1/[.$H$2];[.G509]+1/[.$H$2])" office:value-type="float" office:value="16.6750000000001" calcext:value-type="float">
            <text:p>16,6750000000001</text:p>
          </table:table-cell>
          <table:table-cell table:number-columns-repeated="4"/>
          <table:table-cell table:style-name="ce36" table:formula="of:=SUM(MOD(SUM([.L509]-[.L$2];[.T$2]);[.R$2]-[.L$2]);[.L$2])" office:value-type="time" office:time-value="PT00H40M00S" calcext:value-type="time">
            <text:p>00:40:00</text:p>
          </table:table-cell>
          <table:table-cell table:style-name="ce11" table:formula="of:=IF([.L510]&lt;[.L509];[.M509]+[.H$2];[.M509])" office:value-type="float" office:value="320" calcext:value-type="float">
            <text:p>320</text:p>
          </table:table-cell>
          <table:table-cell table:style-name="ce11" table:formula="of:=OFFSET([.C$4];[.M510];0)" office:value-type="float" office:value="43755" calcext:value-type="float">
            <text:p>43755</text:p>
          </table:table-cell>
          <table:table-cell table:style-name="ce37" table:formula="of:=[.L510]" office:value-type="float" office:value="0.0277777777777729" calcext:value-type="float">
            <text:p>0.027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0];0)&lt;=[.O5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23T06:03:45.51315" calcext:value-type="date">
            <text:p>2019-10-23 06:03:46</text:p>
          </table:table-cell>
          <table:table-cell table:style-name="ce7" table:formula="of:=[.A511]" office:value-type="date" office:date-value="2019-10-23T06:03:45.51315" calcext:value-type="date">
            <text:p>2019-10-23 06:03:46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06:03:45.51315017045" calcext:value-type="date">
            <text:p>12/30/99 06:03 AM</text:p>
          </table:table-cell>
          <table:table-cell table:formula="of:=MOD([.E510]-[.$E$2];[.$H$2])+1+[.$E$2]" office:value-type="float" office:value="179" calcext:value-type="float">
            <text:p>179</text:p>
          </table:table-cell>
          <table:table-cell table:formula="of:=MOD([.F510]+1/[.$H$2];5)" office:value-type="float" office:value="2.69999999999999" calcext:value-type="float">
            <text:p>2,69999999999999</text:p>
          </table:table-cell>
          <table:table-cell table:formula="of:=IF([.F511]&lt;0.000001;[.G510]+2+1/[.$H$2];[.G510]+1/[.$H$2])" office:value-type="float" office:value="16.7000000000001" calcext:value-type="float">
            <text:p>16,7000000000001</text:p>
          </table:table-cell>
          <table:table-cell table:number-columns-repeated="4"/>
          <table:table-cell table:style-name="ce36" table:formula="of:=SUM(MOD(SUM([.L510]-[.L$2];[.T$2]);[.R$2]-[.L$2]);[.L$2])" office:value-type="time" office:time-value="PT00H50M00S" calcext:value-type="time">
            <text:p>00:50:00</text:p>
          </table:table-cell>
          <table:table-cell table:style-name="ce11" table:formula="of:=IF([.L511]&lt;[.L510];[.M510]+[.H$2];[.M510])" office:value-type="float" office:value="320" calcext:value-type="float">
            <text:p>320</text:p>
          </table:table-cell>
          <table:table-cell table:style-name="ce11" table:formula="of:=OFFSET([.C$4];[.M511];0)" office:value-type="float" office:value="43755" calcext:value-type="float">
            <text:p>43755</text:p>
          </table:table-cell>
          <table:table-cell table:style-name="ce37" table:formula="of:=[.L511]" office:value-type="float" office:value="0.0347222222222173" calcext:value-type="float">
            <text:p>0.03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1];0)&lt;=[.O5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23T05:54:59.780585" calcext:value-type="date">
            <text:p>2019-10-23 05:55:00</text:p>
          </table:table-cell>
          <table:table-cell table:style-name="ce7" table:formula="of:=[.A512]" office:value-type="date" office:date-value="2019-10-23T05:54:59.780585" calcext:value-type="date">
            <text:p>2019-10-23 05:55:00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05:54:59.7805851046" calcext:value-type="date">
            <text:p>12/30/99 05:55 AM</text:p>
          </table:table-cell>
          <table:table-cell table:formula="of:=MOD([.E511]-[.$E$2];[.$H$2])+1+[.$E$2]" office:value-type="float" office:value="180" calcext:value-type="float">
            <text:p>180</text:p>
          </table:table-cell>
          <table:table-cell table:formula="of:=MOD([.F511]+1/[.$H$2];5)" office:value-type="float" office:value="2.72499999999999" calcext:value-type="float">
            <text:p>2,72499999999999</text:p>
          </table:table-cell>
          <table:table-cell table:formula="of:=IF([.F512]&lt;0.000001;[.G511]+2+1/[.$H$2];[.G511]+1/[.$H$2])" office:value-type="float" office:value="16.7250000000001" calcext:value-type="float">
            <text:p>16,7250000000001</text:p>
          </table:table-cell>
          <table:table-cell table:number-columns-repeated="4"/>
          <table:table-cell table:style-name="ce36" table:formula="of:=SUM(MOD(SUM([.L511]-[.L$2];[.T$2]);[.R$2]-[.L$2]);[.L$2])" office:value-type="time" office:time-value="PT01H00M00S" calcext:value-type="time">
            <text:p>01:00:00</text:p>
          </table:table-cell>
          <table:table-cell table:style-name="ce11" table:formula="of:=IF([.L512]&lt;[.L511];[.M511]+[.H$2];[.M511])" office:value-type="float" office:value="320" calcext:value-type="float">
            <text:p>320</text:p>
          </table:table-cell>
          <table:table-cell table:style-name="ce11" table:formula="of:=OFFSET([.C$4];[.M512];0)" office:value-type="float" office:value="43755" calcext:value-type="float">
            <text:p>43755</text:p>
          </table:table-cell>
          <table:table-cell table:style-name="ce37" table:formula="of:=[.L512]" office:value-type="float" office:value="0.0416666666666618" calcext:value-type="float">
            <text:p>0.04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2];0)&lt;=[.O5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23T05:25:28.777384" calcext:value-type="date">
            <text:p>2019-10-23 05:25:29</text:p>
          </table:table-cell>
          <table:table-cell table:style-name="ce7" table:formula="of:=[.A513]" office:value-type="date" office:date-value="2019-10-23T05:25:28.777384" calcext:value-type="date">
            <text:p>2019-10-23 05:25:29</text:p>
          </table:table-cell>
          <table:table-cell table:formula="of:=TRUNC([.A513])" office:value-type="float" office:value="43761" calcext:value-type="float">
            <text:p>43761</text:p>
          </table:table-cell>
          <table:table-cell table:style-name="ce12" table:formula="of:=[.B513]-[.C513]" office:value-type="date" office:date-value="1899-12-30T05:25:28.77738371026" calcext:value-type="date">
            <text:p>12/30/99 05:25 AM</text:p>
          </table:table-cell>
          <table:table-cell table:formula="of:=MOD([.E512]-[.$E$2];[.$H$2])+1+[.$E$2]" office:value-type="float" office:value="181" calcext:value-type="float">
            <text:p>181</text:p>
          </table:table-cell>
          <table:table-cell table:formula="of:=MOD([.F512]+1/[.$H$2];5)" office:value-type="float" office:value="2.74999999999999" calcext:value-type="float">
            <text:p>2,74999999999999</text:p>
          </table:table-cell>
          <table:table-cell table:formula="of:=IF([.F513]&lt;0.000001;[.G512]+2+1/[.$H$2];[.G512]+1/[.$H$2])" office:value-type="float" office:value="16.7500000000001" calcext:value-type="float">
            <text:p>16,7500000000001</text:p>
          </table:table-cell>
          <table:table-cell table:number-columns-repeated="4"/>
          <table:table-cell table:style-name="ce36" table:formula="of:=SUM(MOD(SUM([.L512]-[.L$2];[.T$2]);[.R$2]-[.L$2]);[.L$2])" office:value-type="time" office:time-value="PT01H10M00S" calcext:value-type="time">
            <text:p>01:10:00</text:p>
          </table:table-cell>
          <table:table-cell table:style-name="ce11" table:formula="of:=IF([.L513]&lt;[.L512];[.M512]+[.H$2];[.M512])" office:value-type="float" office:value="320" calcext:value-type="float">
            <text:p>320</text:p>
          </table:table-cell>
          <table:table-cell table:style-name="ce11" table:formula="of:=OFFSET([.C$4];[.M513];0)" office:value-type="float" office:value="43755" calcext:value-type="float">
            <text:p>43755</text:p>
          </table:table-cell>
          <table:table-cell table:style-name="ce37" table:formula="of:=[.L513]" office:value-type="float" office:value="0.0486111111111062" calcext:value-type="float">
            <text:p>0.048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3];0)&lt;=[.O5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23T05:46:05.48633" calcext:value-type="date">
            <text:p>2019-10-23 05:46:05</text:p>
          </table:table-cell>
          <table:table-cell table:style-name="ce7" table:formula="of:=[.A514]" office:value-type="date" office:date-value="2019-10-23T05:46:05.48633" calcext:value-type="date">
            <text:p>2019-10-23 05:46:05</text:p>
          </table:table-cell>
          <table:table-cell table:formula="of:=TRUNC([.A514])" office:value-type="float" office:value="43761" calcext:value-type="float">
            <text:p>43761</text:p>
          </table:table-cell>
          <table:table-cell table:style-name="ce12" table:formula="of:=[.B514]-[.C514]" office:value-type="date" office:date-value="1899-12-30T05:46:05.48633028287" calcext:value-type="date">
            <text:p>12/30/99 05:46 AM</text:p>
          </table:table-cell>
          <table:table-cell table:formula="of:=MOD([.E513]-[.$E$2];[.$H$2])+1+[.$E$2]" office:value-type="float" office:value="182" calcext:value-type="float">
            <text:p>182</text:p>
          </table:table-cell>
          <table:table-cell table:formula="of:=MOD([.F513]+1/[.$H$2];5)" office:value-type="float" office:value="2.77499999999999" calcext:value-type="float">
            <text:p>2,77499999999999</text:p>
          </table:table-cell>
          <table:table-cell table:formula="of:=IF([.F514]&lt;0.000001;[.G513]+2+1/[.$H$2];[.G513]+1/[.$H$2])" office:value-type="float" office:value="16.7750000000001" calcext:value-type="float">
            <text:p>16,7750000000001</text:p>
          </table:table-cell>
          <table:table-cell table:number-columns-repeated="4"/>
          <table:table-cell table:style-name="ce36" table:formula="of:=SUM(MOD(SUM([.L513]-[.L$2];[.T$2]);[.R$2]-[.L$2]);[.L$2])" office:value-type="time" office:time-value="PT01H20M00S" calcext:value-type="time">
            <text:p>01:20:00</text:p>
          </table:table-cell>
          <table:table-cell table:style-name="ce11" table:formula="of:=IF([.L514]&lt;[.L513];[.M513]+[.H$2];[.M513])" office:value-type="float" office:value="320" calcext:value-type="float">
            <text:p>320</text:p>
          </table:table-cell>
          <table:table-cell table:style-name="ce11" table:formula="of:=OFFSET([.C$4];[.M514];0)" office:value-type="float" office:value="43755" calcext:value-type="float">
            <text:p>43755</text:p>
          </table:table-cell>
          <table:table-cell table:style-name="ce37" table:formula="of:=[.L514]" office:value-type="float" office:value="0.0555555555555507" calcext:value-type="float">
            <text:p>0.05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4];0)&lt;=[.O5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23T05:55:37.826936" calcext:value-type="date">
            <text:p>2019-10-23 05:55:38</text:p>
          </table:table-cell>
          <table:table-cell table:style-name="ce7" table:formula="of:=[.A515]" office:value-type="date" office:date-value="2019-10-23T05:55:37.826936" calcext:value-type="date">
            <text:p>2019-10-23 05:55:38</text:p>
          </table:table-cell>
          <table:table-cell table:formula="of:=TRUNC([.A515])" office:value-type="float" office:value="43761" calcext:value-type="float">
            <text:p>43761</text:p>
          </table:table-cell>
          <table:table-cell table:style-name="ce12" table:formula="of:=[.B515]-[.C515]" office:value-type="date" office:date-value="1899-12-30T05:55:37.8269362729" calcext:value-type="date">
            <text:p>12/30/99 05:55 AM</text:p>
          </table:table-cell>
          <table:table-cell table:formula="of:=MOD([.E514]-[.$E$2];[.$H$2])+1+[.$E$2]" office:value-type="float" office:value="183" calcext:value-type="float">
            <text:p>183</text:p>
          </table:table-cell>
          <table:table-cell table:formula="of:=MOD([.F514]+1/[.$H$2];5)" office:value-type="float" office:value="2.79999999999999" calcext:value-type="float">
            <text:p>2,79999999999999</text:p>
          </table:table-cell>
          <table:table-cell table:formula="of:=IF([.F515]&lt;0.000001;[.G514]+2+1/[.$H$2];[.G514]+1/[.$H$2])" office:value-type="float" office:value="16.8000000000001" calcext:value-type="float">
            <text:p>16,8000000000001</text:p>
          </table:table-cell>
          <table:table-cell table:number-columns-repeated="4"/>
          <table:table-cell table:style-name="ce36" table:formula="of:=SUM(MOD(SUM([.L514]-[.L$2];[.T$2]);[.R$2]-[.L$2]);[.L$2])" office:value-type="time" office:time-value="PT01H30M00S" calcext:value-type="time">
            <text:p>01:30:00</text:p>
          </table:table-cell>
          <table:table-cell table:style-name="ce11" table:formula="of:=IF([.L515]&lt;[.L514];[.M514]+[.H$2];[.M514])" office:value-type="float" office:value="320" calcext:value-type="float">
            <text:p>320</text:p>
          </table:table-cell>
          <table:table-cell table:style-name="ce11" table:formula="of:=OFFSET([.C$4];[.M515];0)" office:value-type="float" office:value="43755" calcext:value-type="float">
            <text:p>43755</text:p>
          </table:table-cell>
          <table:table-cell table:style-name="ce37" table:formula="of:=[.L515]" office:value-type="float" office:value="0.0624999999999951" calcext:value-type="float">
            <text:p>0.062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5];0)&lt;=[.O5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23T06:11:59.761433" calcext:value-type="date">
            <text:p>2019-10-23 06:12:00</text:p>
          </table:table-cell>
          <table:table-cell table:style-name="ce7" table:formula="of:=[.A516]" office:value-type="date" office:date-value="2019-10-23T06:11:59.761433" calcext:value-type="date">
            <text:p>2019-10-23 06:12:00</text:p>
          </table:table-cell>
          <table:table-cell table:formula="of:=TRUNC([.A516])" office:value-type="float" office:value="43761" calcext:value-type="float">
            <text:p>43761</text:p>
          </table:table-cell>
          <table:table-cell table:style-name="ce12" table:formula="of:=[.B516]-[.C516]" office:value-type="date" office:date-value="1899-12-30T06:11:59.76143305656" calcext:value-type="date">
            <text:p>12/30/99 06:12 AM</text:p>
          </table:table-cell>
          <table:table-cell table:formula="of:=MOD([.E515]-[.$E$2];[.$H$2])+1+[.$E$2]" office:value-type="float" office:value="184" calcext:value-type="float">
            <text:p>184</text:p>
          </table:table-cell>
          <table:table-cell table:formula="of:=MOD([.F515]+1/[.$H$2];5)" office:value-type="float" office:value="2.82499999999999" calcext:value-type="float">
            <text:p>2,82499999999999</text:p>
          </table:table-cell>
          <table:table-cell table:formula="of:=IF([.F516]&lt;0.000001;[.G515]+2+1/[.$H$2];[.G515]+1/[.$H$2])" office:value-type="float" office:value="16.8250000000001" calcext:value-type="float">
            <text:p>16,8250000000001</text:p>
          </table:table-cell>
          <table:table-cell table:number-columns-repeated="4"/>
          <table:table-cell table:style-name="ce36" table:formula="of:=SUM(MOD(SUM([.L515]-[.L$2];[.T$2]);[.R$2]-[.L$2]);[.L$2])" office:value-type="time" office:time-value="PT01H40M00S" calcext:value-type="time">
            <text:p>01:40:00</text:p>
          </table:table-cell>
          <table:table-cell table:style-name="ce11" table:formula="of:=IF([.L516]&lt;[.L515];[.M515]+[.H$2];[.M515])" office:value-type="float" office:value="320" calcext:value-type="float">
            <text:p>320</text:p>
          </table:table-cell>
          <table:table-cell table:style-name="ce11" table:formula="of:=OFFSET([.C$4];[.M516];0)" office:value-type="float" office:value="43755" calcext:value-type="float">
            <text:p>43755</text:p>
          </table:table-cell>
          <table:table-cell table:style-name="ce37" table:formula="of:=[.L516]" office:value-type="float" office:value="0.0694444444444395" calcext:value-type="float">
            <text:p>0.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6];0)&lt;=[.O5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23T06:03:38.608553" calcext:value-type="date">
            <text:p>2019-10-23 06:03:39</text:p>
          </table:table-cell>
          <table:table-cell table:style-name="ce7" table:formula="of:=[.A517]" office:value-type="date" office:date-value="2019-10-23T06:03:38.608553" calcext:value-type="date">
            <text:p>2019-10-23 06:03:39</text:p>
          </table:table-cell>
          <table:table-cell table:formula="of:=TRUNC([.A517])" office:value-type="float" office:value="43761" calcext:value-type="float">
            <text:p>43761</text:p>
          </table:table-cell>
          <table:table-cell table:style-name="ce12" table:formula="of:=[.B517]-[.C517]" office:value-type="date" office:date-value="1899-12-30T06:03:38.60855324194" calcext:value-type="date">
            <text:p>12/30/99 06:03 AM</text:p>
          </table:table-cell>
          <table:table-cell table:formula="of:=MOD([.E516]-[.$E$2];[.$H$2])+1+[.$E$2]" office:value-type="float" office:value="185" calcext:value-type="float">
            <text:p>185</text:p>
          </table:table-cell>
          <table:table-cell table:formula="of:=MOD([.F516]+1/[.$H$2];5)" office:value-type="float" office:value="2.84999999999999" calcext:value-type="float">
            <text:p>2,84999999999999</text:p>
          </table:table-cell>
          <table:table-cell table:formula="of:=IF([.F517]&lt;0.000001;[.G516]+2+1/[.$H$2];[.G516]+1/[.$H$2])" office:value-type="float" office:value="16.8500000000001" calcext:value-type="float">
            <text:p>16,8500000000001</text:p>
          </table:table-cell>
          <table:table-cell table:number-columns-repeated="4"/>
          <table:table-cell table:style-name="ce36" table:formula="of:=SUM(MOD(SUM([.L516]-[.L$2];[.T$2]);[.R$2]-[.L$2]);[.L$2])" office:value-type="time" office:time-value="PT01H50M00S" calcext:value-type="time">
            <text:p>01:50:00</text:p>
          </table:table-cell>
          <table:table-cell table:style-name="ce11" table:formula="of:=IF([.L517]&lt;[.L516];[.M516]+[.H$2];[.M516])" office:value-type="float" office:value="320" calcext:value-type="float">
            <text:p>320</text:p>
          </table:table-cell>
          <table:table-cell table:style-name="ce11" table:formula="of:=OFFSET([.C$4];[.M517];0)" office:value-type="float" office:value="43755" calcext:value-type="float">
            <text:p>43755</text:p>
          </table:table-cell>
          <table:table-cell table:style-name="ce37" table:formula="of:=[.L517]" office:value-type="float" office:value="0.076388888888884" calcext:value-type="float">
            <text:p>0.076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7];0)&lt;=[.O5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23T06:10:49.544983" calcext:value-type="date">
            <text:p>2019-10-23 06:10:50</text:p>
          </table:table-cell>
          <table:table-cell table:style-name="ce7" table:formula="of:=[.A518]" office:value-type="date" office:date-value="2019-10-23T06:10:49.544983" calcext:value-type="date">
            <text:p>2019-10-23 06:10:50</text:p>
          </table:table-cell>
          <table:table-cell table:formula="of:=TRUNC([.A518])" office:value-type="float" office:value="43761" calcext:value-type="float">
            <text:p>43761</text:p>
          </table:table-cell>
          <table:table-cell table:style-name="ce12" table:formula="of:=[.B518]-[.C518]" office:value-type="date" office:date-value="1899-12-30T06:10:49.54498317093" calcext:value-type="date">
            <text:p>12/30/99 06:10 AM</text:p>
          </table:table-cell>
          <table:table-cell table:formula="of:=MOD([.E517]-[.$E$2];[.$H$2])+1+[.$E$2]" office:value-type="float" office:value="186" calcext:value-type="float">
            <text:p>186</text:p>
          </table:table-cell>
          <table:table-cell table:formula="of:=MOD([.F517]+1/[.$H$2];5)" office:value-type="float" office:value="2.87499999999999" calcext:value-type="float">
            <text:p>2,87499999999999</text:p>
          </table:table-cell>
          <table:table-cell table:formula="of:=IF([.F518]&lt;0.000001;[.G517]+2+1/[.$H$2];[.G517]+1/[.$H$2])" office:value-type="float" office:value="16.8750000000001" calcext:value-type="float">
            <text:p>16,8750000000001</text:p>
          </table:table-cell>
          <table:table-cell table:number-columns-repeated="4"/>
          <table:table-cell table:style-name="ce36" table:formula="of:=SUM(MOD(SUM([.L517]-[.L$2];[.T$2]);[.R$2]-[.L$2]);[.L$2])" office:value-type="time" office:time-value="PT02H00M00S" calcext:value-type="time">
            <text:p>02:00:00</text:p>
          </table:table-cell>
          <table:table-cell table:style-name="ce11" table:formula="of:=IF([.L518]&lt;[.L517];[.M517]+[.H$2];[.M517])" office:value-type="float" office:value="320" calcext:value-type="float">
            <text:p>320</text:p>
          </table:table-cell>
          <table:table-cell table:style-name="ce11" table:formula="of:=OFFSET([.C$4];[.M518];0)" office:value-type="float" office:value="43755" calcext:value-type="float">
            <text:p>43755</text:p>
          </table:table-cell>
          <table:table-cell table:style-name="ce37" table:formula="of:=[.L518]" office:value-type="float" office:value="0.0833333333333284" calcext:value-type="float">
            <text:p>0.08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8];0)&lt;=[.O5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23T06:17:33.432362" calcext:value-type="date">
            <text:p>2019-10-23 06:17:33</text:p>
          </table:table-cell>
          <table:table-cell table:style-name="ce7" table:formula="of:=[.A519]" office:value-type="date" office:date-value="2019-10-23T06:17:33.432362" calcext:value-type="date">
            <text:p>2019-10-23 06:17:33</text:p>
          </table:table-cell>
          <table:table-cell table:formula="of:=TRUNC([.A519])" office:value-type="float" office:value="43761" calcext:value-type="float">
            <text:p>43761</text:p>
          </table:table-cell>
          <table:table-cell table:style-name="ce12" table:formula="of:=[.B519]-[.C519]" office:value-type="date" office:date-value="1899-12-30T06:17:33.43236196786" calcext:value-type="date">
            <text:p>12/30/99 06:17 AM</text:p>
          </table:table-cell>
          <table:table-cell table:formula="of:=MOD([.E518]-[.$E$2];[.$H$2])+1+[.$E$2]" office:value-type="float" office:value="187" calcext:value-type="float">
            <text:p>187</text:p>
          </table:table-cell>
          <table:table-cell table:formula="of:=MOD([.F518]+1/[.$H$2];5)" office:value-type="float" office:value="2.89999999999999" calcext:value-type="float">
            <text:p>2,89999999999999</text:p>
          </table:table-cell>
          <table:table-cell table:formula="of:=IF([.F519]&lt;0.000001;[.G518]+2+1/[.$H$2];[.G518]+1/[.$H$2])" office:value-type="float" office:value="16.9000000000001" calcext:value-type="float">
            <text:p>16,9000000000001</text:p>
          </table:table-cell>
          <table:table-cell table:number-columns-repeated="4"/>
          <table:table-cell table:style-name="ce36" table:formula="of:=SUM(MOD(SUM([.L518]-[.L$2];[.T$2]);[.R$2]-[.L$2]);[.L$2])" office:value-type="time" office:time-value="PT02H10M00S" calcext:value-type="time">
            <text:p>02:10:00</text:p>
          </table:table-cell>
          <table:table-cell table:style-name="ce11" table:formula="of:=IF([.L519]&lt;[.L518];[.M518]+[.H$2];[.M518])" office:value-type="float" office:value="320" calcext:value-type="float">
            <text:p>320</text:p>
          </table:table-cell>
          <table:table-cell table:style-name="ce11" table:formula="of:=OFFSET([.C$4];[.M519];0)" office:value-type="float" office:value="43755" calcext:value-type="float">
            <text:p>43755</text:p>
          </table:table-cell>
          <table:table-cell table:style-name="ce37" table:formula="of:=[.L519]" office:value-type="float" office:value="0.0902777777777729" calcext:value-type="float">
            <text:p>0.090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9];0)&lt;=[.O5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23T05:42:45.962978" calcext:value-type="date">
            <text:p>2019-10-23 05:42:46</text:p>
          </table:table-cell>
          <table:table-cell table:style-name="ce7" table:formula="of:=[.A520]" office:value-type="date" office:date-value="2019-10-23T05:42:45.962978" calcext:value-type="date">
            <text:p>2019-10-23 05:42:46</text:p>
          </table:table-cell>
          <table:table-cell table:formula="of:=TRUNC([.A520])" office:value-type="float" office:value="43761" calcext:value-type="float">
            <text:p>43761</text:p>
          </table:table-cell>
          <table:table-cell table:style-name="ce12" table:formula="of:=[.B520]-[.C520]" office:value-type="date" office:date-value="1899-12-30T05:42:45.96297766082" calcext:value-type="date">
            <text:p>12/30/99 05:42 AM</text:p>
          </table:table-cell>
          <table:table-cell table:formula="of:=MOD([.E519]-[.$E$2];[.$H$2])+1+[.$E$2]" office:value-type="float" office:value="188" calcext:value-type="float">
            <text:p>188</text:p>
          </table:table-cell>
          <table:table-cell table:formula="of:=MOD([.F519]+1/[.$H$2];5)" office:value-type="float" office:value="2.92499999999999" calcext:value-type="float">
            <text:p>2,92499999999999</text:p>
          </table:table-cell>
          <table:table-cell table:formula="of:=IF([.F520]&lt;0.000001;[.G519]+2+1/[.$H$2];[.G519]+1/[.$H$2])" office:value-type="float" office:value="16.9250000000001" calcext:value-type="float">
            <text:p>16,9250000000001</text:p>
          </table:table-cell>
          <table:table-cell table:number-columns-repeated="4"/>
          <table:table-cell table:style-name="ce36" table:formula="of:=SUM(MOD(SUM([.L519]-[.L$2];[.T$2]);[.R$2]-[.L$2]);[.L$2])" office:value-type="time" office:time-value="PT02H20M00S" calcext:value-type="time">
            <text:p>02:20:00</text:p>
          </table:table-cell>
          <table:table-cell table:style-name="ce11" table:formula="of:=IF([.L520]&lt;[.L519];[.M519]+[.H$2];[.M519])" office:value-type="float" office:value="320" calcext:value-type="float">
            <text:p>320</text:p>
          </table:table-cell>
          <table:table-cell table:style-name="ce11" table:formula="of:=OFFSET([.C$4];[.M520];0)" office:value-type="float" office:value="43755" calcext:value-type="float">
            <text:p>43755</text:p>
          </table:table-cell>
          <table:table-cell table:style-name="ce37" table:formula="of:=[.L520]" office:value-type="float" office:value="0.0972222222222173" calcext:value-type="float">
            <text:p>0.097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0];0)&lt;=[.O5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23T06:13:37.658591" calcext:value-type="date">
            <text:p>2019-10-23 06:13:38</text:p>
          </table:table-cell>
          <table:table-cell table:style-name="ce7" table:formula="of:=[.A521]" office:value-type="date" office:date-value="2019-10-23T06:13:37.658591" calcext:value-type="date">
            <text:p>2019-10-23 06:13:38</text:p>
          </table:table-cell>
          <table:table-cell table:formula="of:=TRUNC([.A521])" office:value-type="float" office:value="43761" calcext:value-type="float">
            <text:p>43761</text:p>
          </table:table-cell>
          <table:table-cell table:style-name="ce12" table:formula="of:=[.B521]-[.C521]" office:value-type="date" office:date-value="1899-12-30T06:13:37.65859115403" calcext:value-type="date">
            <text:p>12/30/99 06:13 AM</text:p>
          </table:table-cell>
          <table:table-cell table:formula="of:=MOD([.E520]-[.$E$2];[.$H$2])+1+[.$E$2]" office:value-type="float" office:value="189" calcext:value-type="float">
            <text:p>189</text:p>
          </table:table-cell>
          <table:table-cell table:formula="of:=MOD([.F520]+1/[.$H$2];5)" office:value-type="float" office:value="2.94999999999999" calcext:value-type="float">
            <text:p>2,94999999999999</text:p>
          </table:table-cell>
          <table:table-cell table:formula="of:=IF([.F521]&lt;0.000001;[.G520]+2+1/[.$H$2];[.G520]+1/[.$H$2])" office:value-type="float" office:value="16.9500000000001" calcext:value-type="float">
            <text:p>16,9500000000001</text:p>
          </table:table-cell>
          <table:table-cell table:number-columns-repeated="4"/>
          <table:table-cell table:style-name="ce36" table:formula="of:=SUM(MOD(SUM([.L520]-[.L$2];[.T$2]);[.R$2]-[.L$2]);[.L$2])" office:value-type="time" office:time-value="PT02H30M00S" calcext:value-type="time">
            <text:p>02:30:00</text:p>
          </table:table-cell>
          <table:table-cell table:style-name="ce11" table:formula="of:=IF([.L521]&lt;[.L520];[.M520]+[.H$2];[.M520])" office:value-type="float" office:value="320" calcext:value-type="float">
            <text:p>320</text:p>
          </table:table-cell>
          <table:table-cell table:style-name="ce11" table:formula="of:=OFFSET([.C$4];[.M521];0)" office:value-type="float" office:value="43755" calcext:value-type="float">
            <text:p>43755</text:p>
          </table:table-cell>
          <table:table-cell table:style-name="ce37" table:formula="of:=[.L521]" office:value-type="float" office:value="0.104166666666662" calcext:value-type="float">
            <text:p>0.104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1];0)&lt;=[.O5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23T06:19:37.314428" calcext:value-type="date">
            <text:p>2019-10-23 06:19:37</text:p>
          </table:table-cell>
          <table:table-cell table:style-name="ce7" table:formula="of:=[.A522]" office:value-type="date" office:date-value="2019-10-23T06:19:37.314428" calcext:value-type="date">
            <text:p>2019-10-23 06:19:37</text:p>
          </table:table-cell>
          <table:table-cell table:formula="of:=TRUNC([.A522])" office:value-type="float" office:value="43761" calcext:value-type="float">
            <text:p>43761</text:p>
          </table:table-cell>
          <table:table-cell table:style-name="ce12" table:formula="of:=[.B522]-[.C522]" office:value-type="date" office:date-value="1899-12-30T06:19:37.31442803051" calcext:value-type="date">
            <text:p>12/30/99 06:19 AM</text:p>
          </table:table-cell>
          <table:table-cell table:formula="of:=MOD([.E521]-[.$E$2];[.$H$2])+1+[.$E$2]" office:value-type="float" office:value="190" calcext:value-type="float">
            <text:p>190</text:p>
          </table:table-cell>
          <table:table-cell table:formula="of:=MOD([.F521]+1/[.$H$2];5)" office:value-type="float" office:value="2.97499999999999" calcext:value-type="float">
            <text:p>2,97499999999999</text:p>
          </table:table-cell>
          <table:table-cell table:formula="of:=IF([.F522]&lt;0.000001;[.G521]+2+1/[.$H$2];[.G521]+1/[.$H$2])" office:value-type="float" office:value="16.975" calcext:value-type="float">
            <text:p>16,975</text:p>
          </table:table-cell>
          <table:table-cell table:number-columns-repeated="4"/>
          <table:table-cell table:style-name="ce36" table:formula="of:=SUM(MOD(SUM([.L521]-[.L$2];[.T$2]);[.R$2]-[.L$2]);[.L$2])" office:value-type="time" office:time-value="PT02H40M00S" calcext:value-type="time">
            <text:p>02:40:00</text:p>
          </table:table-cell>
          <table:table-cell table:style-name="ce11" table:formula="of:=IF([.L522]&lt;[.L521];[.M521]+[.H$2];[.M521])" office:value-type="float" office:value="320" calcext:value-type="float">
            <text:p>320</text:p>
          </table:table-cell>
          <table:table-cell table:style-name="ce11" table:formula="of:=OFFSET([.C$4];[.M522];0)" office:value-type="float" office:value="43755" calcext:value-type="float">
            <text:p>43755</text:p>
          </table:table-cell>
          <table:table-cell table:style-name="ce37" table:formula="of:=[.L522]" office:value-type="float" office:value="0.111111111111106" calcext:value-type="float">
            <text:p>0.11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2];0)&lt;=[.O5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24T05:55:35.082753" calcext:value-type="date">
            <text:p>2019-10-24 05:55:35</text:p>
          </table:table-cell>
          <table:table-cell table:style-name="ce7" table:formula="of:=[.A523]" office:value-type="date" office:date-value="2019-10-24T05:55:35.082753" calcext:value-type="date">
            <text:p>2019-10-24 05:55:35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05:55:35.08275293279" calcext:value-type="date">
            <text:p>12/30/99 05:55 AM</text:p>
          </table:table-cell>
          <table:table-cell table:formula="of:=MOD([.E522]-[.$E$2];[.$H$2])+1+[.$E$2]" office:value-type="float" office:value="151" calcext:value-type="float">
            <text:p>151</text:p>
          </table:table-cell>
          <table:table-cell table:formula="of:=MOD([.F522]+1/[.$H$2];5)" office:value-type="float" office:value="2.99999999999999" calcext:value-type="float">
            <text:p>2,99999999999999</text:p>
          </table:table-cell>
          <table:table-cell table:formula="of:=IF([.F523]&lt;0.000001;[.G522]+2+1/[.$H$2];[.G522]+1/[.$H$2])" office:value-type="float" office:value="17" calcext:value-type="float">
            <text:p>17</text:p>
          </table:table-cell>
          <table:table-cell table:number-columns-repeated="4"/>
          <table:table-cell table:style-name="ce36" table:formula="of:=SUM(MOD(SUM([.L522]-[.L$2];[.T$2]);[.R$2]-[.L$2]);[.L$2])" office:value-type="time" office:time-value="PT02H50M00S" calcext:value-type="time">
            <text:p>02:50:00</text:p>
          </table:table-cell>
          <table:table-cell table:style-name="ce11" table:formula="of:=IF([.L523]&lt;[.L522];[.M522]+[.H$2];[.M522])" office:value-type="float" office:value="320" calcext:value-type="float">
            <text:p>320</text:p>
          </table:table-cell>
          <table:table-cell table:style-name="ce11" table:formula="of:=OFFSET([.C$4];[.M523];0)" office:value-type="float" office:value="43755" calcext:value-type="float">
            <text:p>43755</text:p>
          </table:table-cell>
          <table:table-cell table:style-name="ce37" table:formula="of:=[.L523]" office:value-type="float" office:value="0.118055555555551" calcext:value-type="float">
            <text:p>0.11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3];0)&lt;=[.O5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24T06:30:58.345773" calcext:value-type="date">
            <text:p>2019-10-24 06:30:58</text:p>
          </table:table-cell>
          <table:table-cell table:style-name="ce7" table:formula="of:=[.A524]" office:value-type="date" office:date-value="2019-10-24T06:30:58.345773" calcext:value-type="date">
            <text:p>2019-10-24 06:30:58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06:30:58.34577293135" calcext:value-type="date">
            <text:p>12/30/99 06:30 AM</text:p>
          </table:table-cell>
          <table:table-cell table:formula="of:=MOD([.E523]-[.$E$2];[.$H$2])+1+[.$E$2]" office:value-type="float" office:value="152" calcext:value-type="float">
            <text:p>152</text:p>
          </table:table-cell>
          <table:table-cell table:formula="of:=MOD([.F523]+1/[.$H$2];5)" office:value-type="float" office:value="3.02499999999999" calcext:value-type="float">
            <text:p>3,02499999999999</text:p>
          </table:table-cell>
          <table:table-cell table:formula="of:=IF([.F524]&lt;0.000001;[.G523]+2+1/[.$H$2];[.G523]+1/[.$H$2])" office:value-type="float" office:value="17.025" calcext:value-type="float">
            <text:p>17,025</text:p>
          </table:table-cell>
          <table:table-cell table:number-columns-repeated="4"/>
          <table:table-cell table:style-name="ce36" table:formula="of:=SUM(MOD(SUM([.L523]-[.L$2];[.T$2]);[.R$2]-[.L$2]);[.L$2])" office:value-type="time" office:time-value="PT03H00M00S" calcext:value-type="time">
            <text:p>03:00:00</text:p>
          </table:table-cell>
          <table:table-cell table:style-name="ce11" table:formula="of:=IF([.L524]&lt;[.L523];[.M523]+[.H$2];[.M523])" office:value-type="float" office:value="320" calcext:value-type="float">
            <text:p>320</text:p>
          </table:table-cell>
          <table:table-cell table:style-name="ce11" table:formula="of:=OFFSET([.C$4];[.M524];0)" office:value-type="float" office:value="43755" calcext:value-type="float">
            <text:p>43755</text:p>
          </table:table-cell>
          <table:table-cell table:style-name="ce37" table:formula="of:=[.L524]" office:value-type="float" office:value="0.124999999999995" calcext:value-type="float">
            <text:p>0.12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4];0)&lt;=[.O5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24T05:46:20.269717" calcext:value-type="date">
            <text:p>2019-10-24 05:46:20</text:p>
          </table:table-cell>
          <table:table-cell table:style-name="ce7" table:formula="of:=[.A525]" office:value-type="date" office:date-value="2019-10-24T05:46:20.269717" calcext:value-type="date">
            <text:p>2019-10-24 05:46:20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05:46:20.26971733198" calcext:value-type="date">
            <text:p>12/30/99 05:46 AM</text:p>
          </table:table-cell>
          <table:table-cell table:formula="of:=MOD([.E524]-[.$E$2];[.$H$2])+1+[.$E$2]" office:value-type="float" office:value="153" calcext:value-type="float">
            <text:p>153</text:p>
          </table:table-cell>
          <table:table-cell table:formula="of:=MOD([.F524]+1/[.$H$2];5)" office:value-type="float" office:value="3.04999999999999" calcext:value-type="float">
            <text:p>3,04999999999999</text:p>
          </table:table-cell>
          <table:table-cell table:formula="of:=IF([.F525]&lt;0.000001;[.G524]+2+1/[.$H$2];[.G524]+1/[.$H$2])" office:value-type="float" office:value="17.05" calcext:value-type="float">
            <text:p>17,05</text:p>
          </table:table-cell>
          <table:table-cell table:number-columns-repeated="4"/>
          <table:table-cell table:style-name="ce36" table:formula="of:=SUM(MOD(SUM([.L524]-[.L$2];[.T$2]);[.R$2]-[.L$2]);[.L$2])" office:value-type="time" office:time-value="PT03H10M00S" calcext:value-type="time">
            <text:p>03:10:00</text:p>
          </table:table-cell>
          <table:table-cell table:style-name="ce11" table:formula="of:=IF([.L525]&lt;[.L524];[.M524]+[.H$2];[.M524])" office:value-type="float" office:value="320" calcext:value-type="float">
            <text:p>320</text:p>
          </table:table-cell>
          <table:table-cell table:style-name="ce11" table:formula="of:=OFFSET([.C$4];[.M525];0)" office:value-type="float" office:value="43755" calcext:value-type="float">
            <text:p>43755</text:p>
          </table:table-cell>
          <table:table-cell table:style-name="ce37" table:formula="of:=[.L525]" office:value-type="float" office:value="0.13194444444444" calcext:value-type="float">
            <text:p>0.13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5];0)&lt;=[.O5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24T05:46:53.710332" calcext:value-type="date">
            <text:p>2019-10-24 05:46:54</text:p>
          </table:table-cell>
          <table:table-cell table:style-name="ce7" table:formula="of:=[.A526]" office:value-type="date" office:date-value="2019-10-24T05:46:53.710332" calcext:value-type="date">
            <text:p>2019-10-24 05:46:54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05:46:53.71033194009" calcext:value-type="date">
            <text:p>12/30/99 05:46 AM</text:p>
          </table:table-cell>
          <table:table-cell table:formula="of:=MOD([.E525]-[.$E$2];[.$H$2])+1+[.$E$2]" office:value-type="float" office:value="154" calcext:value-type="float">
            <text:p>154</text:p>
          </table:table-cell>
          <table:table-cell table:formula="of:=MOD([.F525]+1/[.$H$2];5)" office:value-type="float" office:value="3.07499999999999" calcext:value-type="float">
            <text:p>3,07499999999999</text:p>
          </table:table-cell>
          <table:table-cell table:formula="of:=IF([.F526]&lt;0.000001;[.G525]+2+1/[.$H$2];[.G525]+1/[.$H$2])" office:value-type="float" office:value="17.075" calcext:value-type="float">
            <text:p>17,075</text:p>
          </table:table-cell>
          <table:table-cell table:number-columns-repeated="4"/>
          <table:table-cell table:style-name="ce36" table:formula="of:=SUM(MOD(SUM([.L525]-[.L$2];[.T$2]);[.R$2]-[.L$2]);[.L$2])" office:value-type="time" office:time-value="PT03H20M00S" calcext:value-type="time">
            <text:p>03:20:00</text:p>
          </table:table-cell>
          <table:table-cell table:style-name="ce11" table:formula="of:=IF([.L526]&lt;[.L525];[.M525]+[.H$2];[.M525])" office:value-type="float" office:value="320" calcext:value-type="float">
            <text:p>320</text:p>
          </table:table-cell>
          <table:table-cell table:style-name="ce11" table:formula="of:=OFFSET([.C$4];[.M526];0)" office:value-type="float" office:value="43755" calcext:value-type="float">
            <text:p>43755</text:p>
          </table:table-cell>
          <table:table-cell table:style-name="ce37" table:formula="of:=[.L526]" office:value-type="float" office:value="0.138888888888884" calcext:value-type="float">
            <text:p>0.138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6];0)&lt;=[.O5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24T06:18:12.643992" calcext:value-type="date">
            <text:p>2019-10-24 06:18:13</text:p>
          </table:table-cell>
          <table:table-cell table:style-name="ce7" table:formula="of:=[.A527]" office:value-type="date" office:date-value="2019-10-24T06:18:12.643992" calcext:value-type="date">
            <text:p>2019-10-24 06:18:13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06:18:12.64399234671" calcext:value-type="date">
            <text:p>12/30/99 06:18 AM</text:p>
          </table:table-cell>
          <table:table-cell table:formula="of:=MOD([.E526]-[.$E$2];[.$H$2])+1+[.$E$2]" office:value-type="float" office:value="155" calcext:value-type="float">
            <text:p>155</text:p>
          </table:table-cell>
          <table:table-cell table:formula="of:=MOD([.F526]+1/[.$H$2];5)" office:value-type="float" office:value="3.09999999999999" calcext:value-type="float">
            <text:p>3,09999999999999</text:p>
          </table:table-cell>
          <table:table-cell table:formula="of:=IF([.F527]&lt;0.000001;[.G526]+2+1/[.$H$2];[.G526]+1/[.$H$2])" office:value-type="float" office:value="17.1" calcext:value-type="float">
            <text:p>17,1</text:p>
          </table:table-cell>
          <table:table-cell table:number-columns-repeated="4"/>
          <table:table-cell table:style-name="ce36" table:formula="of:=SUM(MOD(SUM([.L526]-[.L$2];[.T$2]);[.R$2]-[.L$2]);[.L$2])" office:value-type="time" office:time-value="PT03H30M00S" calcext:value-type="time">
            <text:p>03:30:00</text:p>
          </table:table-cell>
          <table:table-cell table:style-name="ce11" table:formula="of:=IF([.L527]&lt;[.L526];[.M526]+[.H$2];[.M526])" office:value-type="float" office:value="320" calcext:value-type="float">
            <text:p>320</text:p>
          </table:table-cell>
          <table:table-cell table:style-name="ce11" table:formula="of:=OFFSET([.C$4];[.M527];0)" office:value-type="float" office:value="43755" calcext:value-type="float">
            <text:p>43755</text:p>
          </table:table-cell>
          <table:table-cell table:style-name="ce37" table:formula="of:=[.L527]" office:value-type="float" office:value="0.145833333333328" calcext:value-type="float">
            <text:p>0.145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7];0)&lt;=[.O5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24T06:01:30.543976" calcext:value-type="date">
            <text:p>2019-10-24 06:01:31</text:p>
          </table:table-cell>
          <table:table-cell table:style-name="ce7" table:formula="of:=[.A528]" office:value-type="date" office:date-value="2019-10-24T06:01:30.543976" calcext:value-type="date">
            <text:p>2019-10-24 06:01:31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06:01:30.54397554137" calcext:value-type="date">
            <text:p>12/30/99 06:01 AM</text:p>
          </table:table-cell>
          <table:table-cell table:formula="of:=MOD([.E527]-[.$E$2];[.$H$2])+1+[.$E$2]" office:value-type="float" office:value="156" calcext:value-type="float">
            <text:p>156</text:p>
          </table:table-cell>
          <table:table-cell table:formula="of:=MOD([.F527]+1/[.$H$2];5)" office:value-type="float" office:value="3.12499999999999" calcext:value-type="float">
            <text:p>3,12499999999999</text:p>
          </table:table-cell>
          <table:table-cell table:formula="of:=IF([.F528]&lt;0.000001;[.G527]+2+1/[.$H$2];[.G527]+1/[.$H$2])" office:value-type="float" office:value="17.125" calcext:value-type="float">
            <text:p>17,125</text:p>
          </table:table-cell>
          <table:table-cell table:number-columns-repeated="4"/>
          <table:table-cell table:style-name="ce36" table:formula="of:=SUM(MOD(SUM([.L527]-[.L$2];[.T$2]);[.R$2]-[.L$2]);[.L$2])" office:value-type="time" office:time-value="PT03H40M00S" calcext:value-type="time">
            <text:p>03:40:00</text:p>
          </table:table-cell>
          <table:table-cell table:style-name="ce11" table:formula="of:=IF([.L528]&lt;[.L527];[.M527]+[.H$2];[.M527])" office:value-type="float" office:value="320" calcext:value-type="float">
            <text:p>320</text:p>
          </table:table-cell>
          <table:table-cell table:style-name="ce11" table:formula="of:=OFFSET([.C$4];[.M528];0)" office:value-type="float" office:value="43755" calcext:value-type="float">
            <text:p>43755</text:p>
          </table:table-cell>
          <table:table-cell table:style-name="ce37" table:formula="of:=[.L528]" office:value-type="float" office:value="0.152777777777773" calcext:value-type="float">
            <text:p>0.152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8];0)&lt;=[.O5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24T06:18:23.430184" calcext:value-type="date">
            <text:p>2019-10-24 06:18:23</text:p>
          </table:table-cell>
          <table:table-cell table:style-name="ce7" table:formula="of:=[.A529]" office:value-type="date" office:date-value="2019-10-24T06:18:23.430184" calcext:value-type="date">
            <text:p>2019-10-24 06:18:23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06:18:23.4301840933" calcext:value-type="date">
            <text:p>12/30/99 06:18 AM</text:p>
          </table:table-cell>
          <table:table-cell table:formula="of:=MOD([.E528]-[.$E$2];[.$H$2])+1+[.$E$2]" office:value-type="float" office:value="157" calcext:value-type="float">
            <text:p>157</text:p>
          </table:table-cell>
          <table:table-cell table:formula="of:=MOD([.F528]+1/[.$H$2];5)" office:value-type="float" office:value="3.14999999999999" calcext:value-type="float">
            <text:p>3,14999999999999</text:p>
          </table:table-cell>
          <table:table-cell table:formula="of:=IF([.F529]&lt;0.000001;[.G528]+2+1/[.$H$2];[.G528]+1/[.$H$2])" office:value-type="float" office:value="17.15" calcext:value-type="float">
            <text:p>17,15</text:p>
          </table:table-cell>
          <table:table-cell table:number-columns-repeated="4"/>
          <table:table-cell table:style-name="ce36" table:formula="of:=SUM(MOD(SUM([.L528]-[.L$2];[.T$2]);[.R$2]-[.L$2]);[.L$2])" office:value-type="time" office:time-value="PT03H50M00S" calcext:value-type="time">
            <text:p>03:50:00</text:p>
          </table:table-cell>
          <table:table-cell table:style-name="ce11" table:formula="of:=IF([.L529]&lt;[.L528];[.M528]+[.H$2];[.M528])" office:value-type="float" office:value="320" calcext:value-type="float">
            <text:p>320</text:p>
          </table:table-cell>
          <table:table-cell table:style-name="ce11" table:formula="of:=OFFSET([.C$4];[.M529];0)" office:value-type="float" office:value="43755" calcext:value-type="float">
            <text:p>43755</text:p>
          </table:table-cell>
          <table:table-cell table:style-name="ce37" table:formula="of:=[.L529]" office:value-type="float" office:value="0.159722222222217" calcext:value-type="float">
            <text:p>0.15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9];0)&lt;=[.O5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24T05:44:07.339583" calcext:value-type="date">
            <text:p>2019-10-24 05:44:07</text:p>
          </table:table-cell>
          <table:table-cell table:style-name="ce7" table:formula="of:=[.A530]" office:value-type="date" office:date-value="2019-10-24T05:44:07.339583" calcext:value-type="date">
            <text:p>2019-10-24 05:44:07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05:44:07.33958251309" calcext:value-type="date">
            <text:p>12/30/99 05:44 AM</text:p>
          </table:table-cell>
          <table:table-cell table:formula="of:=MOD([.E529]-[.$E$2];[.$H$2])+1+[.$E$2]" office:value-type="float" office:value="158" calcext:value-type="float">
            <text:p>158</text:p>
          </table:table-cell>
          <table:table-cell table:formula="of:=MOD([.F529]+1/[.$H$2];5)" office:value-type="float" office:value="3.17499999999999" calcext:value-type="float">
            <text:p>3,17499999999999</text:p>
          </table:table-cell>
          <table:table-cell table:formula="of:=IF([.F530]&lt;0.000001;[.G529]+2+1/[.$H$2];[.G529]+1/[.$H$2])" office:value-type="float" office:value="17.175" calcext:value-type="float">
            <text:p>17,175</text:p>
          </table:table-cell>
          <table:table-cell table:number-columns-repeated="4"/>
          <table:table-cell table:style-name="ce36" table:formula="of:=SUM(MOD(SUM([.L529]-[.L$2];[.T$2]);[.R$2]-[.L$2]);[.L$2])" office:value-type="time" office:time-value="PT04H00M00S" calcext:value-type="time">
            <text:p>04:00:00</text:p>
          </table:table-cell>
          <table:table-cell table:style-name="ce11" table:formula="of:=IF([.L530]&lt;[.L529];[.M529]+[.H$2];[.M529])" office:value-type="float" office:value="320" calcext:value-type="float">
            <text:p>320</text:p>
          </table:table-cell>
          <table:table-cell table:style-name="ce11" table:formula="of:=OFFSET([.C$4];[.M530];0)" office:value-type="float" office:value="43755" calcext:value-type="float">
            <text:p>43755</text:p>
          </table:table-cell>
          <table:table-cell table:style-name="ce37" table:formula="of:=[.L530]" office:value-type="float" office:value="0.166666666666662" calcext:value-type="float">
            <text:p>0.16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0];0)&lt;=[.O5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24T06:04:32.597214" calcext:value-type="date">
            <text:p>2019-10-24 06:04:33</text:p>
          </table:table-cell>
          <table:table-cell table:style-name="ce7" table:formula="of:=[.A531]" office:value-type="date" office:date-value="2019-10-24T06:04:32.597214" calcext:value-type="date">
            <text:p>2019-10-24 06:04:33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06:04:32.59721446317" calcext:value-type="date">
            <text:p>12/30/99 06:04 AM</text:p>
          </table:table-cell>
          <table:table-cell table:formula="of:=MOD([.E530]-[.$E$2];[.$H$2])+1+[.$E$2]" office:value-type="float" office:value="159" calcext:value-type="float">
            <text:p>159</text:p>
          </table:table-cell>
          <table:table-cell table:formula="of:=MOD([.F530]+1/[.$H$2];5)" office:value-type="float" office:value="3.19999999999999" calcext:value-type="float">
            <text:p>3,19999999999999</text:p>
          </table:table-cell>
          <table:table-cell table:formula="of:=IF([.F531]&lt;0.000001;[.G530]+2+1/[.$H$2];[.G530]+1/[.$H$2])" office:value-type="float" office:value="17.2" calcext:value-type="float">
            <text:p>17,2</text:p>
          </table:table-cell>
          <table:table-cell table:number-columns-repeated="4"/>
          <table:table-cell table:style-name="ce36" table:formula="of:=SUM(MOD(SUM([.L530]-[.L$2];[.T$2]);[.R$2]-[.L$2]);[.L$2])" office:value-type="time" office:time-value="PT04H10M00S" calcext:value-type="time">
            <text:p>04:10:00</text:p>
          </table:table-cell>
          <table:table-cell table:style-name="ce11" table:formula="of:=IF([.L531]&lt;[.L530];[.M530]+[.H$2];[.M530])" office:value-type="float" office:value="320" calcext:value-type="float">
            <text:p>320</text:p>
          </table:table-cell>
          <table:table-cell table:style-name="ce11" table:formula="of:=OFFSET([.C$4];[.M531];0)" office:value-type="float" office:value="43755" calcext:value-type="float">
            <text:p>43755</text:p>
          </table:table-cell>
          <table:table-cell table:style-name="ce37" table:formula="of:=[.L531]" office:value-type="float" office:value="0.173611111111106" calcext:value-type="float">
            <text:p>0.17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1];0)&lt;=[.O5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24T06:08:39.67321" calcext:value-type="date">
            <text:p>2019-10-24 06:08:40</text:p>
          </table:table-cell>
          <table:table-cell table:style-name="ce7" table:formula="of:=[.A532]" office:value-type="date" office:date-value="2019-10-24T06:08:39.67321" calcext:value-type="date">
            <text:p>2019-10-24 06:08:40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06:08:39.67320973054" calcext:value-type="date">
            <text:p>12/30/99 06:08 AM</text:p>
          </table:table-cell>
          <table:table-cell table:formula="of:=MOD([.E531]-[.$E$2];[.$H$2])+1+[.$E$2]" office:value-type="float" office:value="160" calcext:value-type="float">
            <text:p>160</text:p>
          </table:table-cell>
          <table:table-cell table:formula="of:=MOD([.F531]+1/[.$H$2];5)" office:value-type="float" office:value="3.22499999999999" calcext:value-type="float">
            <text:p>3,22499999999999</text:p>
          </table:table-cell>
          <table:table-cell table:formula="of:=IF([.F532]&lt;0.000001;[.G531]+2+1/[.$H$2];[.G531]+1/[.$H$2])" office:value-type="float" office:value="17.225" calcext:value-type="float">
            <text:p>17,225</text:p>
          </table:table-cell>
          <table:table-cell table:number-columns-repeated="4"/>
          <table:table-cell table:style-name="ce36" table:formula="of:=SUM(MOD(SUM([.L531]-[.L$2];[.T$2]);[.R$2]-[.L$2]);[.L$2])" office:value-type="time" office:time-value="PT04H20M00S" calcext:value-type="time">
            <text:p>04:20:00</text:p>
          </table:table-cell>
          <table:table-cell table:style-name="ce11" table:formula="of:=IF([.L532]&lt;[.L531];[.M531]+[.H$2];[.M531])" office:value-type="float" office:value="320" calcext:value-type="float">
            <text:p>320</text:p>
          </table:table-cell>
          <table:table-cell table:style-name="ce11" table:formula="of:=OFFSET([.C$4];[.M532];0)" office:value-type="float" office:value="43755" calcext:value-type="float">
            <text:p>43755</text:p>
          </table:table-cell>
          <table:table-cell table:style-name="ce37" table:formula="of:=[.L532]" office:value-type="float" office:value="0.180555555555551" calcext:value-type="float">
            <text:p>0.18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2];0)&lt;=[.O5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24T06:05:35.387803" calcext:value-type="date">
            <text:p>2019-10-24 06:05:35</text:p>
          </table:table-cell>
          <table:table-cell table:style-name="ce7" table:formula="of:=[.A533]" office:value-type="date" office:date-value="2019-10-24T06:05:35.387803" calcext:value-type="date">
            <text:p>2019-10-24 06:05:35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06:05:35.38780251984" calcext:value-type="date">
            <text:p>12/30/99 06:05 AM</text:p>
          </table:table-cell>
          <table:table-cell table:formula="of:=MOD([.E532]-[.$E$2];[.$H$2])+1+[.$E$2]" office:value-type="float" office:value="161" calcext:value-type="float">
            <text:p>161</text:p>
          </table:table-cell>
          <table:table-cell table:formula="of:=MOD([.F532]+1/[.$H$2];5)" office:value-type="float" office:value="3.24999999999999" calcext:value-type="float">
            <text:p>3,24999999999999</text:p>
          </table:table-cell>
          <table:table-cell table:formula="of:=IF([.F533]&lt;0.000001;[.G532]+2+1/[.$H$2];[.G532]+1/[.$H$2])" office:value-type="float" office:value="17.25" calcext:value-type="float">
            <text:p>17,25</text:p>
          </table:table-cell>
          <table:table-cell table:number-columns-repeated="4"/>
          <table:table-cell table:style-name="ce36" table:formula="of:=SUM(MOD(SUM([.L532]-[.L$2];[.T$2]);[.R$2]-[.L$2]);[.L$2])" office:value-type="time" office:time-value="PT04H30M00S" calcext:value-type="time">
            <text:p>04:30:00</text:p>
          </table:table-cell>
          <table:table-cell table:style-name="ce11" table:formula="of:=IF([.L533]&lt;[.L532];[.M532]+[.H$2];[.M532])" office:value-type="float" office:value="320" calcext:value-type="float">
            <text:p>320</text:p>
          </table:table-cell>
          <table:table-cell table:style-name="ce11" table:formula="of:=OFFSET([.C$4];[.M533];0)" office:value-type="float" office:value="43755" calcext:value-type="float">
            <text:p>43755</text:p>
          </table:table-cell>
          <table:table-cell table:style-name="ce37" table:formula="of:=[.L533]" office:value-type="float" office:value="0.187499999999995" calcext:value-type="float">
            <text:p>0.18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3];0)&lt;=[.O5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24T05:54:05.70187" calcext:value-type="date">
            <text:p>2019-10-24 05:54:06</text:p>
          </table:table-cell>
          <table:table-cell table:style-name="ce7" table:formula="of:=[.A534]" office:value-type="date" office:date-value="2019-10-24T05:54:05.70187" calcext:value-type="date">
            <text:p>2019-10-24 05:54:06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05:54:05.70186955389" calcext:value-type="date">
            <text:p>12/30/99 05:54 AM</text:p>
          </table:table-cell>
          <table:table-cell table:formula="of:=MOD([.E533]-[.$E$2];[.$H$2])+1+[.$E$2]" office:value-type="float" office:value="162" calcext:value-type="float">
            <text:p>162</text:p>
          </table:table-cell>
          <table:table-cell table:formula="of:=MOD([.F533]+1/[.$H$2];5)" office:value-type="float" office:value="3.27499999999999" calcext:value-type="float">
            <text:p>3,27499999999999</text:p>
          </table:table-cell>
          <table:table-cell table:formula="of:=IF([.F534]&lt;0.000001;[.G533]+2+1/[.$H$2];[.G533]+1/[.$H$2])" office:value-type="float" office:value="17.275" calcext:value-type="float">
            <text:p>17,275</text:p>
          </table:table-cell>
          <table:table-cell table:number-columns-repeated="4"/>
          <table:table-cell table:style-name="ce36" table:formula="of:=SUM(MOD(SUM([.L533]-[.L$2];[.T$2]);[.R$2]-[.L$2]);[.L$2])" office:value-type="time" office:time-value="PT04H40M00S" calcext:value-type="time">
            <text:p>04:40:00</text:p>
          </table:table-cell>
          <table:table-cell table:style-name="ce11" table:formula="of:=IF([.L534]&lt;[.L533];[.M533]+[.H$2];[.M533])" office:value-type="float" office:value="320" calcext:value-type="float">
            <text:p>320</text:p>
          </table:table-cell>
          <table:table-cell table:style-name="ce11" table:formula="of:=OFFSET([.C$4];[.M534];0)" office:value-type="float" office:value="43755" calcext:value-type="float">
            <text:p>43755</text:p>
          </table:table-cell>
          <table:table-cell table:style-name="ce37" table:formula="of:=[.L534]" office:value-type="float" office:value="0.19444444444444" calcext:value-type="float">
            <text:p>0.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4];0)&lt;=[.O5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24T06:09:52.340565" calcext:value-type="date">
            <text:p>2019-10-24 06:09:52</text:p>
          </table:table-cell>
          <table:table-cell table:style-name="ce7" table:formula="of:=[.A535]" office:value-type="date" office:date-value="2019-10-24T06:09:52.340565" calcext:value-type="date">
            <text:p>2019-10-24 06:09:52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06:09:52.34056477435" calcext:value-type="date">
            <text:p>12/30/99 06:09 AM</text:p>
          </table:table-cell>
          <table:table-cell table:formula="of:=MOD([.E534]-[.$E$2];[.$H$2])+1+[.$E$2]" office:value-type="float" office:value="163" calcext:value-type="float">
            <text:p>163</text:p>
          </table:table-cell>
          <table:table-cell table:formula="of:=MOD([.F534]+1/[.$H$2];5)" office:value-type="float" office:value="3.29999999999999" calcext:value-type="float">
            <text:p>3,29999999999999</text:p>
          </table:table-cell>
          <table:table-cell table:formula="of:=IF([.F535]&lt;0.000001;[.G534]+2+1/[.$H$2];[.G534]+1/[.$H$2])" office:value-type="float" office:value="17.3" calcext:value-type="float">
            <text:p>17,3</text:p>
          </table:table-cell>
          <table:table-cell table:number-columns-repeated="4"/>
          <table:table-cell table:style-name="ce36" table:formula="of:=SUM(MOD(SUM([.L534]-[.L$2];[.T$2]);[.R$2]-[.L$2]);[.L$2])" office:value-type="time" office:time-value="PT04H50M00S" calcext:value-type="time">
            <text:p>04:50:00</text:p>
          </table:table-cell>
          <table:table-cell table:style-name="ce11" table:formula="of:=IF([.L535]&lt;[.L534];[.M534]+[.H$2];[.M534])" office:value-type="float" office:value="320" calcext:value-type="float">
            <text:p>320</text:p>
          </table:table-cell>
          <table:table-cell table:style-name="ce11" table:formula="of:=OFFSET([.C$4];[.M535];0)" office:value-type="float" office:value="43755" calcext:value-type="float">
            <text:p>43755</text:p>
          </table:table-cell>
          <table:table-cell table:style-name="ce37" table:formula="of:=[.L535]" office:value-type="float" office:value="0.201388888888884" calcext:value-type="float">
            <text:p>0.201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5];0)&lt;=[.O5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24T05:51:23.572998" calcext:value-type="date">
            <text:p>2019-10-24 05:51:24</text:p>
          </table:table-cell>
          <table:table-cell table:style-name="ce7" table:formula="of:=[.A536]" office:value-type="date" office:date-value="2019-10-24T05:51:23.572998" calcext:value-type="date">
            <text:p>2019-10-24 05:51:24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05:51:23.57299764175" calcext:value-type="date">
            <text:p>12/30/99 05:51 AM</text:p>
          </table:table-cell>
          <table:table-cell table:formula="of:=MOD([.E535]-[.$E$2];[.$H$2])+1+[.$E$2]" office:value-type="float" office:value="164" calcext:value-type="float">
            <text:p>164</text:p>
          </table:table-cell>
          <table:table-cell table:formula="of:=MOD([.F535]+1/[.$H$2];5)" office:value-type="float" office:value="3.32499999999999" calcext:value-type="float">
            <text:p>3,32499999999999</text:p>
          </table:table-cell>
          <table:table-cell table:formula="of:=IF([.F536]&lt;0.000001;[.G535]+2+1/[.$H$2];[.G535]+1/[.$H$2])" office:value-type="float" office:value="17.325" calcext:value-type="float">
            <text:p>17,325</text:p>
          </table:table-cell>
          <table:table-cell table:number-columns-repeated="4"/>
          <table:table-cell table:style-name="ce36" table:formula="of:=SUM(MOD(SUM([.L535]-[.L$2];[.T$2]);[.R$2]-[.L$2]);[.L$2])" office:value-type="time" office:time-value="PT05H00M00S" calcext:value-type="time">
            <text:p>05:00:00</text:p>
          </table:table-cell>
          <table:table-cell table:style-name="ce11" table:formula="of:=IF([.L536]&lt;[.L535];[.M535]+[.H$2];[.M535])" office:value-type="float" office:value="320" calcext:value-type="float">
            <text:p>320</text:p>
          </table:table-cell>
          <table:table-cell table:style-name="ce11" table:formula="of:=OFFSET([.C$4];[.M536];0)" office:value-type="float" office:value="43755" calcext:value-type="float">
            <text:p>43755</text:p>
          </table:table-cell>
          <table:table-cell table:style-name="ce37" table:formula="of:=[.L536]" office:value-type="float" office:value="0.208333333333328" calcext:value-type="float">
            <text:p>0.208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6];0)&lt;=[.O5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24T06:10:35.00224" calcext:value-type="date">
            <text:p>2019-10-24 06:10:35</text:p>
          </table:table-cell>
          <table:table-cell table:style-name="ce7" table:formula="of:=[.A537]" office:value-type="date" office:date-value="2019-10-24T06:10:35.00224" calcext:value-type="date">
            <text:p>2019-10-24 06:10:35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06:10:35.00223993324" calcext:value-type="date">
            <text:p>12/30/99 06:10 AM</text:p>
          </table:table-cell>
          <table:table-cell table:formula="of:=MOD([.E536]-[.$E$2];[.$H$2])+1+[.$E$2]" office:value-type="float" office:value="165" calcext:value-type="float">
            <text:p>165</text:p>
          </table:table-cell>
          <table:table-cell table:formula="of:=MOD([.F536]+1/[.$H$2];5)" office:value-type="float" office:value="3.34999999999999" calcext:value-type="float">
            <text:p>3,34999999999999</text:p>
          </table:table-cell>
          <table:table-cell table:formula="of:=IF([.F537]&lt;0.000001;[.G536]+2+1/[.$H$2];[.G536]+1/[.$H$2])" office:value-type="float" office:value="17.35" calcext:value-type="float">
            <text:p>17,35</text:p>
          </table:table-cell>
          <table:table-cell table:number-columns-repeated="4"/>
          <table:table-cell table:style-name="ce36" table:formula="of:=SUM(MOD(SUM([.L536]-[.L$2];[.T$2]);[.R$2]-[.L$2]);[.L$2])" office:value-type="time" office:time-value="PT05H10M00S" calcext:value-type="time">
            <text:p>05:10:00</text:p>
          </table:table-cell>
          <table:table-cell table:style-name="ce11" table:formula="of:=IF([.L537]&lt;[.L536];[.M536]+[.H$2];[.M536])" office:value-type="float" office:value="320" calcext:value-type="float">
            <text:p>320</text:p>
          </table:table-cell>
          <table:table-cell table:style-name="ce11" table:formula="of:=OFFSET([.C$4];[.M537];0)" office:value-type="float" office:value="43755" calcext:value-type="float">
            <text:p>43755</text:p>
          </table:table-cell>
          <table:table-cell table:style-name="ce37" table:formula="of:=[.L537]" office:value-type="float" office:value="0.215277777777773" calcext:value-type="float">
            <text:p>0.215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7];0)&lt;=[.O5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24T06:27:19.207749" calcext:value-type="date">
            <text:p>2019-10-24 06:27:19</text:p>
          </table:table-cell>
          <table:table-cell table:style-name="ce7" table:formula="of:=[.A538]" office:value-type="date" office:date-value="2019-10-24T06:27:19.207749" calcext:value-type="date">
            <text:p>2019-10-24 06:27:19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06:27:19.2077491153" calcext:value-type="date">
            <text:p>12/30/99 06:27 AM</text:p>
          </table:table-cell>
          <table:table-cell table:formula="of:=MOD([.E537]-[.$E$2];[.$H$2])+1+[.$E$2]" office:value-type="float" office:value="166" calcext:value-type="float">
            <text:p>166</text:p>
          </table:table-cell>
          <table:table-cell table:formula="of:=MOD([.F537]+1/[.$H$2];5)" office:value-type="float" office:value="3.37499999999999" calcext:value-type="float">
            <text:p>3,37499999999999</text:p>
          </table:table-cell>
          <table:table-cell table:formula="of:=IF([.F538]&lt;0.000001;[.G537]+2+1/[.$H$2];[.G537]+1/[.$H$2])" office:value-type="float" office:value="17.375" calcext:value-type="float">
            <text:p>17,375</text:p>
          </table:table-cell>
          <table:table-cell table:number-columns-repeated="4"/>
          <table:table-cell table:style-name="ce36" table:formula="of:=SUM(MOD(SUM([.L537]-[.L$2];[.T$2]);[.R$2]-[.L$2]);[.L$2])" office:value-type="time" office:time-value="PT05H20M00S" calcext:value-type="time">
            <text:p>05:20:00</text:p>
          </table:table-cell>
          <table:table-cell table:style-name="ce11" table:formula="of:=IF([.L538]&lt;[.L537];[.M537]+[.H$2];[.M537])" office:value-type="float" office:value="320" calcext:value-type="float">
            <text:p>320</text:p>
          </table:table-cell>
          <table:table-cell table:style-name="ce11" table:formula="of:=OFFSET([.C$4];[.M538];0)" office:value-type="float" office:value="43755" calcext:value-type="float">
            <text:p>43755</text:p>
          </table:table-cell>
          <table:table-cell table:style-name="ce37" table:formula="of:=[.L538]" office:value-type="float" office:value="0.222222222222217" calcext:value-type="float">
            <text:p>0.222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8];0)&lt;=[.O5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24T05:59:56.69648" calcext:value-type="date">
            <text:p>2019-10-24 05:59:57</text:p>
          </table:table-cell>
          <table:table-cell table:style-name="ce7" table:formula="of:=[.A539]" office:value-type="date" office:date-value="2019-10-24T05:59:56.69648" calcext:value-type="date">
            <text:p>2019-10-24 05:59:57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05:59:56.69647989795" calcext:value-type="date">
            <text:p>12/30/99 05:59 AM</text:p>
          </table:table-cell>
          <table:table-cell table:formula="of:=MOD([.E538]-[.$E$2];[.$H$2])+1+[.$E$2]" office:value-type="float" office:value="167" calcext:value-type="float">
            <text:p>167</text:p>
          </table:table-cell>
          <table:table-cell table:formula="of:=MOD([.F538]+1/[.$H$2];5)" office:value-type="float" office:value="3.39999999999999" calcext:value-type="float">
            <text:p>3,39999999999999</text:p>
          </table:table-cell>
          <table:table-cell table:formula="of:=IF([.F539]&lt;0.000001;[.G538]+2+1/[.$H$2];[.G538]+1/[.$H$2])" office:value-type="float" office:value="17.4" calcext:value-type="float">
            <text:p>17,4</text:p>
          </table:table-cell>
          <table:table-cell table:number-columns-repeated="4"/>
          <table:table-cell table:style-name="ce36" table:formula="of:=SUM(MOD(SUM([.L538]-[.L$2];[.T$2]);[.R$2]-[.L$2]);[.L$2])" office:value-type="time" office:time-value="PT05H30M00S" calcext:value-type="time">
            <text:p>05:30:00</text:p>
          </table:table-cell>
          <table:table-cell table:style-name="ce11" table:formula="of:=IF([.L539]&lt;[.L538];[.M538]+[.H$2];[.M538])" office:value-type="float" office:value="320" calcext:value-type="float">
            <text:p>320</text:p>
          </table:table-cell>
          <table:table-cell table:style-name="ce11" table:formula="of:=OFFSET([.C$4];[.M539];0)" office:value-type="float" office:value="43755" calcext:value-type="float">
            <text:p>43755</text:p>
          </table:table-cell>
          <table:table-cell table:style-name="ce37" table:formula="of:=[.L539]" office:value-type="float" office:value="0.229166666666662" calcext:value-type="float">
            <text:p>0.229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9];0)&lt;=[.O5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24T05:42:04.962241" calcext:value-type="date">
            <text:p>2019-10-24 05:42:05</text:p>
          </table:table-cell>
          <table:table-cell table:style-name="ce7" table:formula="of:=[.A540]" office:value-type="date" office:date-value="2019-10-24T05:42:04.962241" calcext:value-type="date">
            <text:p>2019-10-24 05:42:05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05:42:04.96224073693" calcext:value-type="date">
            <text:p>12/30/99 05:42 AM</text:p>
          </table:table-cell>
          <table:table-cell table:formula="of:=MOD([.E539]-[.$E$2];[.$H$2])+1+[.$E$2]" office:value-type="float" office:value="168" calcext:value-type="float">
            <text:p>168</text:p>
          </table:table-cell>
          <table:table-cell table:formula="of:=MOD([.F539]+1/[.$H$2];5)" office:value-type="float" office:value="3.42499999999999" calcext:value-type="float">
            <text:p>3,42499999999999</text:p>
          </table:table-cell>
          <table:table-cell table:formula="of:=IF([.F540]&lt;0.000001;[.G539]+2+1/[.$H$2];[.G539]+1/[.$H$2])" office:value-type="float" office:value="17.425" calcext:value-type="float">
            <text:p>17,425</text:p>
          </table:table-cell>
          <table:table-cell table:number-columns-repeated="4"/>
          <table:table-cell table:style-name="ce36" table:formula="of:=SUM(MOD(SUM([.L539]-[.L$2];[.T$2]);[.R$2]-[.L$2]);[.L$2])" office:value-type="time" office:time-value="PT05H40M00S" calcext:value-type="time">
            <text:p>05:40:00</text:p>
          </table:table-cell>
          <table:table-cell table:style-name="ce11" table:formula="of:=IF([.L540]&lt;[.L539];[.M539]+[.H$2];[.M539])" office:value-type="float" office:value="320" calcext:value-type="float">
            <text:p>320</text:p>
          </table:table-cell>
          <table:table-cell table:style-name="ce11" table:formula="of:=OFFSET([.C$4];[.M540];0)" office:value-type="float" office:value="43755" calcext:value-type="float">
            <text:p>43755</text:p>
          </table:table-cell>
          <table:table-cell table:style-name="ce37" table:formula="of:=[.L540]" office:value-type="float" office:value="0.236111111111106" calcext:value-type="float">
            <text:p>0.236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0];0)&lt;=[.O5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24T06:17:19.845954" calcext:value-type="date">
            <text:p>2019-10-24 06:17:20</text:p>
          </table:table-cell>
          <table:table-cell table:style-name="ce7" table:formula="of:=[.A541]" office:value-type="date" office:date-value="2019-10-24T06:17:19.845954" calcext:value-type="date">
            <text:p>2019-10-24 06:17:20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06:17:19.84595406801" calcext:value-type="date">
            <text:p>12/30/99 06:17 AM</text:p>
          </table:table-cell>
          <table:table-cell table:formula="of:=MOD([.E540]-[.$E$2];[.$H$2])+1+[.$E$2]" office:value-type="float" office:value="169" calcext:value-type="float">
            <text:p>169</text:p>
          </table:table-cell>
          <table:table-cell table:formula="of:=MOD([.F540]+1/[.$H$2];5)" office:value-type="float" office:value="3.44999999999999" calcext:value-type="float">
            <text:p>3,44999999999999</text:p>
          </table:table-cell>
          <table:table-cell table:formula="of:=IF([.F541]&lt;0.000001;[.G540]+2+1/[.$H$2];[.G540]+1/[.$H$2])" office:value-type="float" office:value="17.45" calcext:value-type="float">
            <text:p>17,45</text:p>
          </table:table-cell>
          <table:table-cell table:number-columns-repeated="4"/>
          <table:table-cell table:style-name="ce36" table:formula="of:=SUM(MOD(SUM([.L540]-[.L$2];[.T$2]);[.R$2]-[.L$2]);[.L$2])" office:value-type="time" office:time-value="PT05H50M00S" calcext:value-type="time">
            <text:p>05:50:00</text:p>
          </table:table-cell>
          <table:table-cell table:style-name="ce11" table:formula="of:=IF([.L541]&lt;[.L540];[.M540]+[.H$2];[.M540])" office:value-type="float" office:value="320" calcext:value-type="float">
            <text:p>320</text:p>
          </table:table-cell>
          <table:table-cell table:style-name="ce11" table:formula="of:=OFFSET([.C$4];[.M541];0)" office:value-type="float" office:value="43755" calcext:value-type="float">
            <text:p>43755</text:p>
          </table:table-cell>
          <table:table-cell table:style-name="ce37" table:formula="of:=[.L541]" office:value-type="float" office:value="0.243055555555551" calcext:value-type="float">
            <text:p>0.243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1];0)&lt;=[.O5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24T06:05:26.598272" calcext:value-type="date">
            <text:p>2019-10-24 06:05:27</text:p>
          </table:table-cell>
          <table:table-cell table:style-name="ce7" table:formula="of:=[.A542]" office:value-type="date" office:date-value="2019-10-24T06:05:26.598272" calcext:value-type="date">
            <text:p>2019-10-24 06:05:27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06:05:26.59827189054" calcext:value-type="date">
            <text:p>12/30/99 06:05 AM</text:p>
          </table:table-cell>
          <table:table-cell table:formula="of:=MOD([.E541]-[.$E$2];[.$H$2])+1+[.$E$2]" office:value-type="float" office:value="170" calcext:value-type="float">
            <text:p>170</text:p>
          </table:table-cell>
          <table:table-cell table:formula="of:=MOD([.F541]+1/[.$H$2];5)" office:value-type="float" office:value="3.47499999999999" calcext:value-type="float">
            <text:p>3,47499999999999</text:p>
          </table:table-cell>
          <table:table-cell table:formula="of:=IF([.F542]&lt;0.000001;[.G541]+2+1/[.$H$2];[.G541]+1/[.$H$2])" office:value-type="float" office:value="17.475" calcext:value-type="float">
            <text:p>17,475</text:p>
          </table:table-cell>
          <table:table-cell table:number-columns-repeated="4"/>
          <table:table-cell table:style-name="ce36" table:formula="of:=SUM(MOD(SUM([.L541]-[.L$2];[.T$2]);[.R$2]-[.L$2]);[.L$2])" office:value-type="time" office:time-value="PT06H00M00S" calcext:value-type="time">
            <text:p>06:00:00</text:p>
          </table:table-cell>
          <table:table-cell table:style-name="ce11" table:formula="of:=IF([.L542]&lt;[.L541];[.M541]+[.H$2];[.M541])" office:value-type="float" office:value="320" calcext:value-type="float">
            <text:p>320</text:p>
          </table:table-cell>
          <table:table-cell table:style-name="ce11" table:formula="of:=OFFSET([.C$4];[.M542];0)" office:value-type="float" office:value="43755" calcext:value-type="float">
            <text:p>43755</text:p>
          </table:table-cell>
          <table:table-cell table:style-name="ce37" table:formula="of:=[.L542]" office:value-type="float" office:value="0.249999999999995" calcext:value-type="float">
            <text:p>0.249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2];0)&lt;=[.O5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24T05:42:47.639914" calcext:value-type="date">
            <text:p>2019-10-24 05:42:48</text:p>
          </table:table-cell>
          <table:table-cell table:style-name="ce7" table:formula="of:=[.A543]" office:value-type="date" office:date-value="2019-10-24T05:42:47.639914" calcext:value-type="date">
            <text:p>2019-10-24 05:42:48</text:p>
          </table:table-cell>
          <table:table-cell table:formula="of:=TRUNC([.A543])" office:value-type="float" office:value="43762" calcext:value-type="float">
            <text:p>43762</text:p>
          </table:table-cell>
          <table:table-cell table:style-name="ce12" table:formula="of:=[.B543]-[.C543]" office:value-type="date" office:date-value="1899-12-30T05:42:47.63991359621" calcext:value-type="date">
            <text:p>12/30/99 05:42 AM</text:p>
          </table:table-cell>
          <table:table-cell table:formula="of:=MOD([.E542]-[.$E$2];[.$H$2])+1+[.$E$2]" office:value-type="float" office:value="171" calcext:value-type="float">
            <text:p>171</text:p>
          </table:table-cell>
          <table:table-cell table:formula="of:=MOD([.F542]+1/[.$H$2];5)" office:value-type="float" office:value="3.49999999999999" calcext:value-type="float">
            <text:p>3,49999999999999</text:p>
          </table:table-cell>
          <table:table-cell table:formula="of:=IF([.F543]&lt;0.000001;[.G542]+2+1/[.$H$2];[.G542]+1/[.$H$2])" office:value-type="float" office:value="17.5" calcext:value-type="float">
            <text:p>17,5</text:p>
          </table:table-cell>
          <table:table-cell table:number-columns-repeated="4"/>
          <table:table-cell table:style-name="ce36" table:formula="of:=SUM(MOD(SUM([.L542]-[.L$2];[.T$2]);[.R$2]-[.L$2]);[.L$2])" office:value-type="time" office:time-value="PT06H10M00S" calcext:value-type="time">
            <text:p>06:10:00</text:p>
          </table:table-cell>
          <table:table-cell table:style-name="ce11" table:formula="of:=IF([.L543]&lt;[.L542];[.M542]+[.H$2];[.M542])" office:value-type="float" office:value="320" calcext:value-type="float">
            <text:p>320</text:p>
          </table:table-cell>
          <table:table-cell table:style-name="ce11" table:formula="of:=OFFSET([.C$4];[.M543];0)" office:value-type="float" office:value="43755" calcext:value-type="float">
            <text:p>43755</text:p>
          </table:table-cell>
          <table:table-cell table:style-name="ce37" table:formula="of:=[.L543]" office:value-type="float" office:value="0.25694444444444" calcext:value-type="float">
            <text:p>0.25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3];0)&lt;=[.O5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24T06:18:13.491693" calcext:value-type="date">
            <text:p>2019-10-24 06:18:13</text:p>
          </table:table-cell>
          <table:table-cell table:style-name="ce7" table:formula="of:=[.A544]" office:value-type="date" office:date-value="2019-10-24T06:18:13.491693" calcext:value-type="date">
            <text:p>2019-10-24 06:18:13</text:p>
          </table:table-cell>
          <table:table-cell table:formula="of:=TRUNC([.A544])" office:value-type="float" office:value="43762" calcext:value-type="float">
            <text:p>43762</text:p>
          </table:table-cell>
          <table:table-cell table:style-name="ce12" table:formula="of:=[.B544]-[.C544]" office:value-type="date" office:date-value="1899-12-30T06:18:13.49169256166" calcext:value-type="date">
            <text:p>12/30/99 06:18 AM</text:p>
          </table:table-cell>
          <table:table-cell table:formula="of:=MOD([.E543]-[.$E$2];[.$H$2])+1+[.$E$2]" office:value-type="float" office:value="172" calcext:value-type="float">
            <text:p>172</text:p>
          </table:table-cell>
          <table:table-cell table:formula="of:=MOD([.F543]+1/[.$H$2];5)" office:value-type="float" office:value="3.52499999999999" calcext:value-type="float">
            <text:p>3,52499999999999</text:p>
          </table:table-cell>
          <table:table-cell table:formula="of:=IF([.F544]&lt;0.000001;[.G543]+2+1/[.$H$2];[.G543]+1/[.$H$2])" office:value-type="float" office:value="17.525" calcext:value-type="float">
            <text:p>17,525</text:p>
          </table:table-cell>
          <table:table-cell table:number-columns-repeated="4"/>
          <table:table-cell table:style-name="ce36" table:formula="of:=SUM(MOD(SUM([.L543]-[.L$2];[.T$2]);[.R$2]-[.L$2]);[.L$2])" office:value-type="time" office:time-value="PT06H20M00S" calcext:value-type="time">
            <text:p>06:20:00</text:p>
          </table:table-cell>
          <table:table-cell table:style-name="ce11" table:formula="of:=IF([.L544]&lt;[.L543];[.M543]+[.H$2];[.M543])" office:value-type="float" office:value="320" calcext:value-type="float">
            <text:p>320</text:p>
          </table:table-cell>
          <table:table-cell table:style-name="ce11" table:formula="of:=OFFSET([.C$4];[.M544];0)" office:value-type="float" office:value="43755" calcext:value-type="float">
            <text:p>43755</text:p>
          </table:table-cell>
          <table:table-cell table:style-name="ce37" table:formula="of:=[.L544]" office:value-type="float" office:value="0.263888888888884" calcext:value-type="float">
            <text:p>0.263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4];0)&lt;=[.O5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24T06:20:24.243405" calcext:value-type="date">
            <text:p>2019-10-24 06:20:24</text:p>
          </table:table-cell>
          <table:table-cell table:style-name="ce7" table:formula="of:=[.A545]" office:value-type="date" office:date-value="2019-10-24T06:20:24.243405" calcext:value-type="date">
            <text:p>2019-10-24 06:20:24</text:p>
          </table:table-cell>
          <table:table-cell table:formula="of:=TRUNC([.A545])" office:value-type="float" office:value="43762" calcext:value-type="float">
            <text:p>43762</text:p>
          </table:table-cell>
          <table:table-cell table:style-name="ce12" table:formula="of:=[.B545]-[.C545]" office:value-type="date" office:date-value="1899-12-30T06:20:24.24340490252" calcext:value-type="date">
            <text:p>12/30/99 06:20 AM</text:p>
          </table:table-cell>
          <table:table-cell table:formula="of:=MOD([.E544]-[.$E$2];[.$H$2])+1+[.$E$2]" office:value-type="float" office:value="173" calcext:value-type="float">
            <text:p>173</text:p>
          </table:table-cell>
          <table:table-cell table:formula="of:=MOD([.F544]+1/[.$H$2];5)" office:value-type="float" office:value="3.54999999999999" calcext:value-type="float">
            <text:p>3,54999999999999</text:p>
          </table:table-cell>
          <table:table-cell table:formula="of:=IF([.F545]&lt;0.000001;[.G544]+2+1/[.$H$2];[.G544]+1/[.$H$2])" office:value-type="float" office:value="17.55" calcext:value-type="float">
            <text:p>17,55</text:p>
          </table:table-cell>
          <table:table-cell table:number-columns-repeated="4"/>
          <table:table-cell table:style-name="ce36" table:formula="of:=SUM(MOD(SUM([.L544]-[.L$2];[.T$2]);[.R$2]-[.L$2]);[.L$2])" office:value-type="time" office:time-value="PT06H30M00S" calcext:value-type="time">
            <text:p>06:30:00</text:p>
          </table:table-cell>
          <table:table-cell table:style-name="ce11" table:formula="of:=IF([.L545]&lt;[.L544];[.M544]+[.H$2];[.M544])" office:value-type="float" office:value="320" calcext:value-type="float">
            <text:p>320</text:p>
          </table:table-cell>
          <table:table-cell table:style-name="ce11" table:formula="of:=OFFSET([.C$4];[.M545];0)" office:value-type="float" office:value="43755" calcext:value-type="float">
            <text:p>43755</text:p>
          </table:table-cell>
          <table:table-cell table:style-name="ce37" table:formula="of:=[.L545]" office:value-type="float" office:value="0.270833333333328" calcext:value-type="float">
            <text:p>0.27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5];0)&lt;=[.O5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24T05:52:45.229309" calcext:value-type="date">
            <text:p>2019-10-24 05:52:45</text:p>
          </table:table-cell>
          <table:table-cell table:style-name="ce7" table:formula="of:=[.A546]" office:value-type="date" office:date-value="2019-10-24T05:52:45.229309" calcext:value-type="date">
            <text:p>2019-10-24 05:52:45</text:p>
          </table:table-cell>
          <table:table-cell table:formula="of:=TRUNC([.A546])" office:value-type="float" office:value="43762" calcext:value-type="float">
            <text:p>43762</text:p>
          </table:table-cell>
          <table:table-cell table:style-name="ce12" table:formula="of:=[.B546]-[.C546]" office:value-type="date" office:date-value="1899-12-30T05:52:45.22930890787" calcext:value-type="date">
            <text:p>12/30/99 05:52 AM</text:p>
          </table:table-cell>
          <table:table-cell table:formula="of:=MOD([.E545]-[.$E$2];[.$H$2])+1+[.$E$2]" office:value-type="float" office:value="174" calcext:value-type="float">
            <text:p>174</text:p>
          </table:table-cell>
          <table:table-cell table:formula="of:=MOD([.F545]+1/[.$H$2];5)" office:value-type="float" office:value="3.57499999999999" calcext:value-type="float">
            <text:p>3,57499999999999</text:p>
          </table:table-cell>
          <table:table-cell table:formula="of:=IF([.F546]&lt;0.000001;[.G545]+2+1/[.$H$2];[.G545]+1/[.$H$2])" office:value-type="float" office:value="17.575" calcext:value-type="float">
            <text:p>17,575</text:p>
          </table:table-cell>
          <table:table-cell table:number-columns-repeated="4"/>
          <table:table-cell table:style-name="ce36" table:formula="of:=SUM(MOD(SUM([.L545]-[.L$2];[.T$2]);[.R$2]-[.L$2]);[.L$2])" office:value-type="time" office:time-value="PT06H40M00S" calcext:value-type="time">
            <text:p>06:40:00</text:p>
          </table:table-cell>
          <table:table-cell table:style-name="ce11" table:formula="of:=IF([.L546]&lt;[.L545];[.M545]+[.H$2];[.M545])" office:value-type="float" office:value="320" calcext:value-type="float">
            <text:p>320</text:p>
          </table:table-cell>
          <table:table-cell table:style-name="ce11" table:formula="of:=OFFSET([.C$4];[.M546];0)" office:value-type="float" office:value="43755" calcext:value-type="float">
            <text:p>43755</text:p>
          </table:table-cell>
          <table:table-cell table:style-name="ce37" table:formula="of:=[.L546]" office:value-type="float" office:value="0.277777777777773" calcext:value-type="float">
            <text:p>0.277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6];0)&lt;=[.O5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24T05:52:20.990192" calcext:value-type="date">
            <text:p>2019-10-24 05:52:21</text:p>
          </table:table-cell>
          <table:table-cell table:style-name="ce7" table:formula="of:=[.A547]" office:value-type="date" office:date-value="2019-10-24T05:52:20.990192" calcext:value-type="date">
            <text:p>2019-10-24 05:52:21</text:p>
          </table:table-cell>
          <table:table-cell table:formula="of:=TRUNC([.A547])" office:value-type="float" office:value="43762" calcext:value-type="float">
            <text:p>43762</text:p>
          </table:table-cell>
          <table:table-cell table:style-name="ce12" table:formula="of:=[.B547]-[.C547]" office:value-type="date" office:date-value="1899-12-30T05:52:20.99019211717" calcext:value-type="date">
            <text:p>12/30/99 05:52 AM</text:p>
          </table:table-cell>
          <table:table-cell table:formula="of:=MOD([.E546]-[.$E$2];[.$H$2])+1+[.$E$2]" office:value-type="float" office:value="175" calcext:value-type="float">
            <text:p>175</text:p>
          </table:table-cell>
          <table:table-cell table:formula="of:=MOD([.F546]+1/[.$H$2];5)" office:value-type="float" office:value="3.59999999999999" calcext:value-type="float">
            <text:p>3,59999999999999</text:p>
          </table:table-cell>
          <table:table-cell table:formula="of:=IF([.F547]&lt;0.000001;[.G546]+2+1/[.$H$2];[.G546]+1/[.$H$2])" office:value-type="float" office:value="17.6" calcext:value-type="float">
            <text:p>17,6</text:p>
          </table:table-cell>
          <table:table-cell table:number-columns-repeated="4"/>
          <table:table-cell table:style-name="ce36" table:formula="of:=SUM(MOD(SUM([.L546]-[.L$2];[.T$2]);[.R$2]-[.L$2]);[.L$2])" office:value-type="time" office:time-value="PT06H50M00S" calcext:value-type="time">
            <text:p>06:50:00</text:p>
          </table:table-cell>
          <table:table-cell table:style-name="ce11" table:formula="of:=IF([.L547]&lt;[.L546];[.M546]+[.H$2];[.M546])" office:value-type="float" office:value="320" calcext:value-type="float">
            <text:p>320</text:p>
          </table:table-cell>
          <table:table-cell table:style-name="ce11" table:formula="of:=OFFSET([.C$4];[.M547];0)" office:value-type="float" office:value="43755" calcext:value-type="float">
            <text:p>43755</text:p>
          </table:table-cell>
          <table:table-cell table:style-name="ce37" table:formula="of:=[.L547]" office:value-type="float" office:value="0.284722222222217" calcext:value-type="float">
            <text:p>0.28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7];0)&lt;=[.O5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24T06:01:05.113771" calcext:value-type="date">
            <text:p>2019-10-24 06:01:05</text:p>
          </table:table-cell>
          <table:table-cell table:style-name="ce7" table:formula="of:=[.A548]" office:value-type="date" office:date-value="2019-10-24T06:01:05.113771" calcext:value-type="date">
            <text:p>2019-10-24 06:01:05</text:p>
          </table:table-cell>
          <table:table-cell table:formula="of:=TRUNC([.A548])" office:value-type="float" office:value="43762" calcext:value-type="float">
            <text:p>43762</text:p>
          </table:table-cell>
          <table:table-cell table:style-name="ce12" table:formula="of:=[.B548]-[.C548]" office:value-type="date" office:date-value="1899-12-30T06:01:05.11377124116" calcext:value-type="date">
            <text:p>12/30/99 06:01 AM</text:p>
          </table:table-cell>
          <table:table-cell table:formula="of:=MOD([.E547]-[.$E$2];[.$H$2])+1+[.$E$2]" office:value-type="float" office:value="176" calcext:value-type="float">
            <text:p>176</text:p>
          </table:table-cell>
          <table:table-cell table:formula="of:=MOD([.F547]+1/[.$H$2];5)" office:value-type="float" office:value="3.62499999999999" calcext:value-type="float">
            <text:p>3,62499999999999</text:p>
          </table:table-cell>
          <table:table-cell table:formula="of:=IF([.F548]&lt;0.000001;[.G547]+2+1/[.$H$2];[.G547]+1/[.$H$2])" office:value-type="float" office:value="17.625" calcext:value-type="float">
            <text:p>17,625</text:p>
          </table:table-cell>
          <table:table-cell table:number-columns-repeated="4"/>
          <table:table-cell table:style-name="ce36" table:formula="of:=SUM(MOD(SUM([.L547]-[.L$2];[.T$2]);[.R$2]-[.L$2]);[.L$2])" office:value-type="time" office:time-value="PT07H00M00S" calcext:value-type="time">
            <text:p>07:00:00</text:p>
          </table:table-cell>
          <table:table-cell table:style-name="ce11" table:formula="of:=IF([.L548]&lt;[.L547];[.M547]+[.H$2];[.M547])" office:value-type="float" office:value="320" calcext:value-type="float">
            <text:p>320</text:p>
          </table:table-cell>
          <table:table-cell table:style-name="ce11" table:formula="of:=OFFSET([.C$4];[.M548];0)" office:value-type="float" office:value="43755" calcext:value-type="float">
            <text:p>43755</text:p>
          </table:table-cell>
          <table:table-cell table:style-name="ce37" table:formula="of:=[.L548]" office:value-type="float" office:value="0.291666666666662" calcext:value-type="float">
            <text:p>0.29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8];0)&lt;=[.O5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24T06:00:41.622729" calcext:value-type="date">
            <text:p>2019-10-24 06:00:42</text:p>
          </table:table-cell>
          <table:table-cell table:style-name="ce7" table:formula="of:=[.A549]" office:value-type="date" office:date-value="2019-10-24T06:00:41.622729" calcext:value-type="date">
            <text:p>2019-10-24 06:00:42</text:p>
          </table:table-cell>
          <table:table-cell table:formula="of:=TRUNC([.A549])" office:value-type="float" office:value="43762" calcext:value-type="float">
            <text:p>43762</text:p>
          </table:table-cell>
          <table:table-cell table:style-name="ce12" table:formula="of:=[.B549]-[.C549]" office:value-type="date" office:date-value="1899-12-30T06:00:41.62272925023" calcext:value-type="date">
            <text:p>12/30/99 06:00 AM</text:p>
          </table:table-cell>
          <table:table-cell table:formula="of:=MOD([.E548]-[.$E$2];[.$H$2])+1+[.$E$2]" office:value-type="float" office:value="177" calcext:value-type="float">
            <text:p>177</text:p>
          </table:table-cell>
          <table:table-cell table:formula="of:=MOD([.F548]+1/[.$H$2];5)" office:value-type="float" office:value="3.64999999999999" calcext:value-type="float">
            <text:p>3,64999999999999</text:p>
          </table:table-cell>
          <table:table-cell table:formula="of:=IF([.F549]&lt;0.000001;[.G548]+2+1/[.$H$2];[.G548]+1/[.$H$2])" office:value-type="float" office:value="17.65" calcext:value-type="float">
            <text:p>17,65</text:p>
          </table:table-cell>
          <table:table-cell table:number-columns-repeated="4"/>
          <table:table-cell table:style-name="ce36" table:formula="of:=SUM(MOD(SUM([.L548]-[.L$2];[.T$2]);[.R$2]-[.L$2]);[.L$2])" office:value-type="time" office:time-value="PT07H10M00S" calcext:value-type="time">
            <text:p>07:10:00</text:p>
          </table:table-cell>
          <table:table-cell table:style-name="ce11" table:formula="of:=IF([.L549]&lt;[.L548];[.M548]+[.H$2];[.M548])" office:value-type="float" office:value="320" calcext:value-type="float">
            <text:p>320</text:p>
          </table:table-cell>
          <table:table-cell table:style-name="ce11" table:formula="of:=OFFSET([.C$4];[.M549];0)" office:value-type="float" office:value="43755" calcext:value-type="float">
            <text:p>43755</text:p>
          </table:table-cell>
          <table:table-cell table:style-name="ce37" table:formula="of:=[.L549]" office:value-type="float" office:value="0.298611111111106" calcext:value-type="float">
            <text:p>0.298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9];0)&lt;=[.O5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24T06:13:28.46112" calcext:value-type="date">
            <text:p>2019-10-24 06:13:28</text:p>
          </table:table-cell>
          <table:table-cell table:style-name="ce7" table:formula="of:=[.A550]" office:value-type="date" office:date-value="2019-10-24T06:13:28.46112" calcext:value-type="date">
            <text:p>2019-10-24 06:13:28</text:p>
          </table:table-cell>
          <table:table-cell table:formula="of:=TRUNC([.A550])" office:value-type="float" office:value="43762" calcext:value-type="float">
            <text:p>43762</text:p>
          </table:table-cell>
          <table:table-cell table:style-name="ce12" table:formula="of:=[.B550]-[.C550]" office:value-type="date" office:date-value="1899-12-30T06:13:28.461120422" calcext:value-type="date">
            <text:p>12/30/99 06:13 AM</text:p>
          </table:table-cell>
          <table:table-cell table:formula="of:=MOD([.E549]-[.$E$2];[.$H$2])+1+[.$E$2]" office:value-type="float" office:value="178" calcext:value-type="float">
            <text:p>178</text:p>
          </table:table-cell>
          <table:table-cell table:formula="of:=MOD([.F549]+1/[.$H$2];5)" office:value-type="float" office:value="3.67499999999999" calcext:value-type="float">
            <text:p>3,67499999999999</text:p>
          </table:table-cell>
          <table:table-cell table:formula="of:=IF([.F550]&lt;0.000001;[.G549]+2+1/[.$H$2];[.G549]+1/[.$H$2])" office:value-type="float" office:value="17.675" calcext:value-type="float">
            <text:p>17,675</text:p>
          </table:table-cell>
          <table:table-cell table:number-columns-repeated="4"/>
          <table:table-cell table:style-name="ce36" table:formula="of:=SUM(MOD(SUM([.L549]-[.L$2];[.T$2]);[.R$2]-[.L$2]);[.L$2])" office:value-type="time" office:time-value="PT07H20M00S" calcext:value-type="time">
            <text:p>07:20:00</text:p>
          </table:table-cell>
          <table:table-cell table:style-name="ce11" table:formula="of:=IF([.L550]&lt;[.L549];[.M549]+[.H$2];[.M549])" office:value-type="float" office:value="320" calcext:value-type="float">
            <text:p>320</text:p>
          </table:table-cell>
          <table:table-cell table:style-name="ce11" table:formula="of:=OFFSET([.C$4];[.M550];0)" office:value-type="float" office:value="43755" calcext:value-type="float">
            <text:p>43755</text:p>
          </table:table-cell>
          <table:table-cell table:style-name="ce37" table:formula="of:=[.L550]" office:value-type="float" office:value="0.305555555555551" calcext:value-type="float">
            <text:p>0.30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0];0)&lt;=[.O5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24T05:56:29.59829" calcext:value-type="date">
            <text:p>2019-10-24 05:56:30</text:p>
          </table:table-cell>
          <table:table-cell table:style-name="ce7" table:formula="of:=[.A551]" office:value-type="date" office:date-value="2019-10-24T05:56:29.59829" calcext:value-type="date">
            <text:p>2019-10-24 05:56:30</text:p>
          </table:table-cell>
          <table:table-cell table:formula="of:=TRUNC([.A551])" office:value-type="float" office:value="43762" calcext:value-type="float">
            <text:p>43762</text:p>
          </table:table-cell>
          <table:table-cell table:style-name="ce12" table:formula="of:=[.B551]-[.C551]" office:value-type="date" office:date-value="1899-12-30T05:56:29.59829031955" calcext:value-type="date">
            <text:p>12/30/99 05:56 AM</text:p>
          </table:table-cell>
          <table:table-cell table:formula="of:=MOD([.E550]-[.$E$2];[.$H$2])+1+[.$E$2]" office:value-type="float" office:value="179" calcext:value-type="float">
            <text:p>179</text:p>
          </table:table-cell>
          <table:table-cell table:formula="of:=MOD([.F550]+1/[.$H$2];5)" office:value-type="float" office:value="3.69999999999999" calcext:value-type="float">
            <text:p>3,69999999999999</text:p>
          </table:table-cell>
          <table:table-cell table:formula="of:=IF([.F551]&lt;0.000001;[.G550]+2+1/[.$H$2];[.G550]+1/[.$H$2])" office:value-type="float" office:value="17.7" calcext:value-type="float">
            <text:p>17,7</text:p>
          </table:table-cell>
          <table:table-cell table:number-columns-repeated="4"/>
          <table:table-cell table:style-name="ce36" table:formula="of:=SUM(MOD(SUM([.L550]-[.L$2];[.T$2]);[.R$2]-[.L$2]);[.L$2])" office:value-type="time" office:time-value="PT07H30M00S" calcext:value-type="time">
            <text:p>07:30:00</text:p>
          </table:table-cell>
          <table:table-cell table:style-name="ce11" table:formula="of:=IF([.L551]&lt;[.L550];[.M550]+[.H$2];[.M550])" office:value-type="float" office:value="320" calcext:value-type="float">
            <text:p>320</text:p>
          </table:table-cell>
          <table:table-cell table:style-name="ce11" table:formula="of:=OFFSET([.C$4];[.M551];0)" office:value-type="float" office:value="43755" calcext:value-type="float">
            <text:p>43755</text:p>
          </table:table-cell>
          <table:table-cell table:style-name="ce37" table:formula="of:=[.L551]" office:value-type="float" office:value="0.312499999999995" calcext:value-type="float">
            <text:p>0.312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1];0)&lt;=[.O5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24T05:56:13.415379" calcext:value-type="date">
            <text:p>2019-10-24 05:56:13</text:p>
          </table:table-cell>
          <table:table-cell table:style-name="ce7" table:formula="of:=[.A552]" office:value-type="date" office:date-value="2019-10-24T05:56:13.415379" calcext:value-type="date">
            <text:p>2019-10-24 05:56:13</text:p>
          </table:table-cell>
          <table:table-cell table:formula="of:=TRUNC([.A552])" office:value-type="float" office:value="43762" calcext:value-type="float">
            <text:p>43762</text:p>
          </table:table-cell>
          <table:table-cell table:style-name="ce12" table:formula="of:=[.B552]-[.C552]" office:value-type="date" office:date-value="1899-12-30T05:56:13.41537920292" calcext:value-type="date">
            <text:p>12/30/99 05:56 AM</text:p>
          </table:table-cell>
          <table:table-cell table:formula="of:=MOD([.E551]-[.$E$2];[.$H$2])+1+[.$E$2]" office:value-type="float" office:value="180" calcext:value-type="float">
            <text:p>180</text:p>
          </table:table-cell>
          <table:table-cell table:formula="of:=MOD([.F551]+1/[.$H$2];5)" office:value-type="float" office:value="3.72499999999999" calcext:value-type="float">
            <text:p>3,72499999999999</text:p>
          </table:table-cell>
          <table:table-cell table:formula="of:=IF([.F552]&lt;0.000001;[.G551]+2+1/[.$H$2];[.G551]+1/[.$H$2])" office:value-type="float" office:value="17.725" calcext:value-type="float">
            <text:p>17,725</text:p>
          </table:table-cell>
          <table:table-cell table:number-columns-repeated="4"/>
          <table:table-cell table:style-name="ce36" table:formula="of:=SUM(MOD(SUM([.L551]-[.L$2];[.T$2]);[.R$2]-[.L$2]);[.L$2])" office:value-type="time" office:time-value="PT07H40M00S" calcext:value-type="time">
            <text:p>07:40:00</text:p>
          </table:table-cell>
          <table:table-cell table:style-name="ce11" table:formula="of:=IF([.L552]&lt;[.L551];[.M551]+[.H$2];[.M551])" office:value-type="float" office:value="320" calcext:value-type="float">
            <text:p>320</text:p>
          </table:table-cell>
          <table:table-cell table:style-name="ce11" table:formula="of:=OFFSET([.C$4];[.M552];0)" office:value-type="float" office:value="43755" calcext:value-type="float">
            <text:p>43755</text:p>
          </table:table-cell>
          <table:table-cell table:style-name="ce37" table:formula="of:=[.L552]" office:value-type="float" office:value="0.319444444444439" calcext:value-type="float">
            <text:p>0.319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2];0)&lt;=[.O5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24T06:11:57.193947" calcext:value-type="date">
            <text:p>2019-10-24 06:11:57</text:p>
          </table:table-cell>
          <table:table-cell table:style-name="ce7" table:formula="of:=[.A553]" office:value-type="date" office:date-value="2019-10-24T06:11:57.193947" calcext:value-type="date">
            <text:p>2019-10-24 06:11:57</text:p>
          </table:table-cell>
          <table:table-cell table:formula="of:=TRUNC([.A553])" office:value-type="float" office:value="43762" calcext:value-type="float">
            <text:p>43762</text:p>
          </table:table-cell>
          <table:table-cell table:style-name="ce12" table:formula="of:=[.B553]-[.C553]" office:value-type="date" office:date-value="1899-12-30T06:11:57.19394673128" calcext:value-type="date">
            <text:p>12/30/99 06:11 AM</text:p>
          </table:table-cell>
          <table:table-cell table:formula="of:=MOD([.E552]-[.$E$2];[.$H$2])+1+[.$E$2]" office:value-type="float" office:value="181" calcext:value-type="float">
            <text:p>181</text:p>
          </table:table-cell>
          <table:table-cell table:formula="of:=MOD([.F552]+1/[.$H$2];5)" office:value-type="float" office:value="3.74999999999999" calcext:value-type="float">
            <text:p>3,74999999999999</text:p>
          </table:table-cell>
          <table:table-cell table:formula="of:=IF([.F553]&lt;0.000001;[.G552]+2+1/[.$H$2];[.G552]+1/[.$H$2])" office:value-type="float" office:value="17.75" calcext:value-type="float">
            <text:p>17,75</text:p>
          </table:table-cell>
          <table:table-cell table:number-columns-repeated="4"/>
          <table:table-cell table:style-name="ce36" table:formula="of:=SUM(MOD(SUM([.L552]-[.L$2];[.T$2]);[.R$2]-[.L$2]);[.L$2])" office:value-type="time" office:time-value="PT07H50M00S" calcext:value-type="time">
            <text:p>07:50:00</text:p>
          </table:table-cell>
          <table:table-cell table:style-name="ce11" table:formula="of:=IF([.L553]&lt;[.L552];[.M552]+[.H$2];[.M552])" office:value-type="float" office:value="320" calcext:value-type="float">
            <text:p>320</text:p>
          </table:table-cell>
          <table:table-cell table:style-name="ce11" table:formula="of:=OFFSET([.C$4];[.M553];0)" office:value-type="float" office:value="43755" calcext:value-type="float">
            <text:p>43755</text:p>
          </table:table-cell>
          <table:table-cell table:style-name="ce37" table:formula="of:=[.L553]" office:value-type="float" office:value="0.326388888888884" calcext:value-type="float">
            <text:p>0.326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3];0)&lt;=[.O5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24T05:59:57.564534" calcext:value-type="date">
            <text:p>2019-10-24 05:59:58</text:p>
          </table:table-cell>
          <table:table-cell table:style-name="ce7" table:formula="of:=[.A554]" office:value-type="date" office:date-value="2019-10-24T05:59:57.564534" calcext:value-type="date">
            <text:p>2019-10-24 05:59:58</text:p>
          </table:table-cell>
          <table:table-cell table:formula="of:=TRUNC([.A554])" office:value-type="float" office:value="43762" calcext:value-type="float">
            <text:p>43762</text:p>
          </table:table-cell>
          <table:table-cell table:style-name="ce12" table:formula="of:=[.B554]-[.C554]" office:value-type="date" office:date-value="1899-12-30T05:59:57.56453367881" calcext:value-type="date">
            <text:p>12/30/99 05:59 AM</text:p>
          </table:table-cell>
          <table:table-cell table:formula="of:=MOD([.E553]-[.$E$2];[.$H$2])+1+[.$E$2]" office:value-type="float" office:value="182" calcext:value-type="float">
            <text:p>182</text:p>
          </table:table-cell>
          <table:table-cell table:formula="of:=MOD([.F553]+1/[.$H$2];5)" office:value-type="float" office:value="3.77499999999999" calcext:value-type="float">
            <text:p>3,77499999999999</text:p>
          </table:table-cell>
          <table:table-cell table:formula="of:=IF([.F554]&lt;0.000001;[.G553]+2+1/[.$H$2];[.G553]+1/[.$H$2])" office:value-type="float" office:value="17.775" calcext:value-type="float">
            <text:p>17,775</text:p>
          </table:table-cell>
          <table:table-cell table:number-columns-repeated="4"/>
          <table:table-cell table:style-name="ce36" table:formula="of:=SUM(MOD(SUM([.L553]-[.L$2];[.T$2]);[.R$2]-[.L$2]);[.L$2])" office:value-type="time" office:time-value="PT08H00M00S" calcext:value-type="time">
            <text:p>08:00:00</text:p>
          </table:table-cell>
          <table:table-cell table:style-name="ce11" table:formula="of:=IF([.L554]&lt;[.L553];[.M553]+[.H$2];[.M553])" office:value-type="float" office:value="320" calcext:value-type="float">
            <text:p>320</text:p>
          </table:table-cell>
          <table:table-cell table:style-name="ce11" table:formula="of:=OFFSET([.C$4];[.M554];0)" office:value-type="float" office:value="43755" calcext:value-type="float">
            <text:p>43755</text:p>
          </table:table-cell>
          <table:table-cell table:style-name="ce37" table:formula="of:=[.L554]" office:value-type="float" office:value="0.333333333333328" calcext:value-type="float">
            <text:p>0.33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4];0)&lt;=[.O5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24T06:10:06.160375" calcext:value-type="date">
            <text:p>2019-10-24 06:10:06</text:p>
          </table:table-cell>
          <table:table-cell table:style-name="ce7" table:formula="of:=[.A555]" office:value-type="date" office:date-value="2019-10-24T06:10:06.160375" calcext:value-type="date">
            <text:p>2019-10-24 06:10:06</text:p>
          </table:table-cell>
          <table:table-cell table:formula="of:=TRUNC([.A555])" office:value-type="float" office:value="43762" calcext:value-type="float">
            <text:p>43762</text:p>
          </table:table-cell>
          <table:table-cell table:style-name="ce12" table:formula="of:=[.B555]-[.C555]" office:value-type="date" office:date-value="1899-12-30T06:10:06.16037452128" calcext:value-type="date">
            <text:p>12/30/99 06:10 AM</text:p>
          </table:table-cell>
          <table:table-cell table:formula="of:=MOD([.E554]-[.$E$2];[.$H$2])+1+[.$E$2]" office:value-type="float" office:value="183" calcext:value-type="float">
            <text:p>183</text:p>
          </table:table-cell>
          <table:table-cell table:formula="of:=MOD([.F554]+1/[.$H$2];5)" office:value-type="float" office:value="3.79999999999999" calcext:value-type="float">
            <text:p>3,79999999999999</text:p>
          </table:table-cell>
          <table:table-cell table:formula="of:=IF([.F555]&lt;0.000001;[.G554]+2+1/[.$H$2];[.G554]+1/[.$H$2])" office:value-type="float" office:value="17.8" calcext:value-type="float">
            <text:p>17,8</text:p>
          </table:table-cell>
          <table:table-cell table:number-columns-repeated="4"/>
          <table:table-cell table:style-name="ce36" table:formula="of:=SUM(MOD(SUM([.L554]-[.L$2];[.T$2]);[.R$2]-[.L$2]);[.L$2])" office:value-type="time" office:time-value="PT08H10M00S" calcext:value-type="time">
            <text:p>08:10:00</text:p>
          </table:table-cell>
          <table:table-cell table:style-name="ce11" table:formula="of:=IF([.L555]&lt;[.L554];[.M554]+[.H$2];[.M554])" office:value-type="float" office:value="320" calcext:value-type="float">
            <text:p>320</text:p>
          </table:table-cell>
          <table:table-cell table:style-name="ce11" table:formula="of:=OFFSET([.C$4];[.M555];0)" office:value-type="float" office:value="43755" calcext:value-type="float">
            <text:p>43755</text:p>
          </table:table-cell>
          <table:table-cell table:style-name="ce37" table:formula="of:=[.L555]" office:value-type="float" office:value="0.340277777777773" calcext:value-type="float">
            <text:p>0.340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5];0)&lt;=[.O5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24T06:21:23.481225" calcext:value-type="date">
            <text:p>2019-10-24 06:21:23</text:p>
          </table:table-cell>
          <table:table-cell table:style-name="ce7" table:formula="of:=[.A556]" office:value-type="date" office:date-value="2019-10-24T06:21:23.481225" calcext:value-type="date">
            <text:p>2019-10-24 06:21:23</text:p>
          </table:table-cell>
          <table:table-cell table:formula="of:=TRUNC([.A556])" office:value-type="float" office:value="43762" calcext:value-type="float">
            <text:p>43762</text:p>
          </table:table-cell>
          <table:table-cell table:style-name="ce12" table:formula="of:=[.B556]-[.C556]" office:value-type="date" office:date-value="1899-12-30T06:21:23.48122544121" calcext:value-type="date">
            <text:p>12/30/99 06:21 AM</text:p>
          </table:table-cell>
          <table:table-cell table:formula="of:=MOD([.E555]-[.$E$2];[.$H$2])+1+[.$E$2]" office:value-type="float" office:value="184" calcext:value-type="float">
            <text:p>184</text:p>
          </table:table-cell>
          <table:table-cell table:formula="of:=MOD([.F555]+1/[.$H$2];5)" office:value-type="float" office:value="3.82499999999999" calcext:value-type="float">
            <text:p>3,82499999999999</text:p>
          </table:table-cell>
          <table:table-cell table:formula="of:=IF([.F556]&lt;0.000001;[.G555]+2+1/[.$H$2];[.G555]+1/[.$H$2])" office:value-type="float" office:value="17.825" calcext:value-type="float">
            <text:p>17,825</text:p>
          </table:table-cell>
          <table:table-cell table:number-columns-repeated="4"/>
          <table:table-cell table:style-name="ce36" table:formula="of:=SUM(MOD(SUM([.L555]-[.L$2];[.T$2]);[.R$2]-[.L$2]);[.L$2])" office:value-type="time" office:time-value="PT08H20M00S" calcext:value-type="time">
            <text:p>08:20:00</text:p>
          </table:table-cell>
          <table:table-cell table:style-name="ce11" table:formula="of:=IF([.L556]&lt;[.L555];[.M555]+[.H$2];[.M555])" office:value-type="float" office:value="320" calcext:value-type="float">
            <text:p>320</text:p>
          </table:table-cell>
          <table:table-cell table:style-name="ce11" table:formula="of:=OFFSET([.C$4];[.M556];0)" office:value-type="float" office:value="43755" calcext:value-type="float">
            <text:p>43755</text:p>
          </table:table-cell>
          <table:table-cell table:style-name="ce37" table:formula="of:=[.L556]" office:value-type="float" office:value="0.347222222222217" calcext:value-type="float">
            <text:p>0.347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6];0)&lt;=[.O5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24T06:01:51.588603" calcext:value-type="date">
            <text:p>2019-10-24 06:01:52</text:p>
          </table:table-cell>
          <table:table-cell table:style-name="ce7" table:formula="of:=[.A557]" office:value-type="date" office:date-value="2019-10-24T06:01:51.588603" calcext:value-type="date">
            <text:p>2019-10-24 06:01:52</text:p>
          </table:table-cell>
          <table:table-cell table:formula="of:=TRUNC([.A557])" office:value-type="float" office:value="43762" calcext:value-type="float">
            <text:p>43762</text:p>
          </table:table-cell>
          <table:table-cell table:style-name="ce12" table:formula="of:=[.B557]-[.C557]" office:value-type="date" office:date-value="1899-12-30T06:01:51.58860339783" calcext:value-type="date">
            <text:p>12/30/99 06:01 AM</text:p>
          </table:table-cell>
          <table:table-cell table:formula="of:=MOD([.E556]-[.$E$2];[.$H$2])+1+[.$E$2]" office:value-type="float" office:value="185" calcext:value-type="float">
            <text:p>185</text:p>
          </table:table-cell>
          <table:table-cell table:formula="of:=MOD([.F556]+1/[.$H$2];5)" office:value-type="float" office:value="3.84999999999999" calcext:value-type="float">
            <text:p>3,84999999999999</text:p>
          </table:table-cell>
          <table:table-cell table:formula="of:=IF([.F557]&lt;0.000001;[.G556]+2+1/[.$H$2];[.G556]+1/[.$H$2])" office:value-type="float" office:value="17.85" calcext:value-type="float">
            <text:p>17,85</text:p>
          </table:table-cell>
          <table:table-cell table:number-columns-repeated="4"/>
          <table:table-cell table:style-name="ce36" table:formula="of:=SUM(MOD(SUM([.L556]-[.L$2];[.T$2]);[.R$2]-[.L$2]);[.L$2])" office:value-type="time" office:time-value="PT08H30M00S" calcext:value-type="time">
            <text:p>08:30:00</text:p>
          </table:table-cell>
          <table:table-cell table:style-name="ce11" table:formula="of:=IF([.L557]&lt;[.L556];[.M556]+[.H$2];[.M556])" office:value-type="float" office:value="320" calcext:value-type="float">
            <text:p>320</text:p>
          </table:table-cell>
          <table:table-cell table:style-name="ce11" table:formula="of:=OFFSET([.C$4];[.M557];0)" office:value-type="float" office:value="43755" calcext:value-type="float">
            <text:p>43755</text:p>
          </table:table-cell>
          <table:table-cell table:style-name="ce37" table:formula="of:=[.L557]" office:value-type="float" office:value="0.354166666666661" calcext:value-type="float">
            <text:p>0.35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7];0)&lt;=[.O5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24T05:54:13.169005" calcext:value-type="date">
            <text:p>2019-10-24 05:54:13</text:p>
          </table:table-cell>
          <table:table-cell table:style-name="ce7" table:formula="of:=[.A558]" office:value-type="date" office:date-value="2019-10-24T05:54:13.169005" calcext:value-type="date">
            <text:p>2019-10-24 05:54:13</text:p>
          </table:table-cell>
          <table:table-cell table:formula="of:=TRUNC([.A558])" office:value-type="float" office:value="43762" calcext:value-type="float">
            <text:p>43762</text:p>
          </table:table-cell>
          <table:table-cell table:style-name="ce12" table:formula="of:=[.B558]-[.C558]" office:value-type="date" office:date-value="1899-12-30T05:54:13.1690049218" calcext:value-type="date">
            <text:p>12/30/99 05:54 AM</text:p>
          </table:table-cell>
          <table:table-cell table:formula="of:=MOD([.E557]-[.$E$2];[.$H$2])+1+[.$E$2]" office:value-type="float" office:value="186" calcext:value-type="float">
            <text:p>186</text:p>
          </table:table-cell>
          <table:table-cell table:formula="of:=MOD([.F557]+1/[.$H$2];5)" office:value-type="float" office:value="3.87499999999999" calcext:value-type="float">
            <text:p>3,87499999999999</text:p>
          </table:table-cell>
          <table:table-cell table:formula="of:=IF([.F558]&lt;0.000001;[.G557]+2+1/[.$H$2];[.G557]+1/[.$H$2])" office:value-type="float" office:value="17.875" calcext:value-type="float">
            <text:p>17,875</text:p>
          </table:table-cell>
          <table:table-cell table:number-columns-repeated="4"/>
          <table:table-cell table:style-name="ce36" table:formula="of:=SUM(MOD(SUM([.L557]-[.L$2];[.T$2]);[.R$2]-[.L$2]);[.L$2])" office:value-type="time" office:time-value="PT08H40M00S" calcext:value-type="time">
            <text:p>08:40:00</text:p>
          </table:table-cell>
          <table:table-cell table:style-name="ce11" table:formula="of:=IF([.L558]&lt;[.L557];[.M557]+[.H$2];[.M557])" office:value-type="float" office:value="320" calcext:value-type="float">
            <text:p>320</text:p>
          </table:table-cell>
          <table:table-cell table:style-name="ce11" table:formula="of:=OFFSET([.C$4];[.M558];0)" office:value-type="float" office:value="43755" calcext:value-type="float">
            <text:p>43755</text:p>
          </table:table-cell>
          <table:table-cell table:style-name="ce37" table:formula="of:=[.L558]" office:value-type="float" office:value="0.361111111111106" calcext:value-type="float">
            <text:p>0.36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8];0)&lt;=[.O5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24T06:10:16.163329" calcext:value-type="date">
            <text:p>2019-10-24 06:10:16</text:p>
          </table:table-cell>
          <table:table-cell table:style-name="ce7" table:formula="of:=[.A559]" office:value-type="date" office:date-value="2019-10-24T06:10:16.163329" calcext:value-type="date">
            <text:p>2019-10-24 06:10:16</text:p>
          </table:table-cell>
          <table:table-cell table:formula="of:=TRUNC([.A559])" office:value-type="float" office:value="43762" calcext:value-type="float">
            <text:p>43762</text:p>
          </table:table-cell>
          <table:table-cell table:style-name="ce12" table:formula="of:=[.B559]-[.C559]" office:value-type="date" office:date-value="1899-12-30T06:10:16.16332896519" calcext:value-type="date">
            <text:p>12/30/99 06:10 AM</text:p>
          </table:table-cell>
          <table:table-cell table:formula="of:=MOD([.E558]-[.$E$2];[.$H$2])+1+[.$E$2]" office:value-type="float" office:value="187" calcext:value-type="float">
            <text:p>187</text:p>
          </table:table-cell>
          <table:table-cell table:formula="of:=MOD([.F558]+1/[.$H$2];5)" office:value-type="float" office:value="3.89999999999999" calcext:value-type="float">
            <text:p>3,89999999999999</text:p>
          </table:table-cell>
          <table:table-cell table:formula="of:=IF([.F559]&lt;0.000001;[.G558]+2+1/[.$H$2];[.G558]+1/[.$H$2])" office:value-type="float" office:value="17.9" calcext:value-type="float">
            <text:p>17,9</text:p>
          </table:table-cell>
          <table:table-cell table:number-columns-repeated="4"/>
          <table:table-cell table:style-name="ce36" table:formula="of:=SUM(MOD(SUM([.L558]-[.L$2];[.T$2]);[.R$2]-[.L$2]);[.L$2])" office:value-type="time" office:time-value="PT08H50M00S" calcext:value-type="time">
            <text:p>08:50:00</text:p>
          </table:table-cell>
          <table:table-cell table:style-name="ce11" table:formula="of:=IF([.L559]&lt;[.L558];[.M558]+[.H$2];[.M558])" office:value-type="float" office:value="320" calcext:value-type="float">
            <text:p>320</text:p>
          </table:table-cell>
          <table:table-cell table:style-name="ce11" table:formula="of:=OFFSET([.C$4];[.M559];0)" office:value-type="float" office:value="43755" calcext:value-type="float">
            <text:p>43755</text:p>
          </table:table-cell>
          <table:table-cell table:style-name="ce37" table:formula="of:=[.L559]" office:value-type="float" office:value="0.36805555555555" calcext:value-type="float">
            <text:p>0.368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9];0)&lt;=[.O5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24T06:02:20.298065" calcext:value-type="date">
            <text:p>2019-10-24 06:02:20</text:p>
          </table:table-cell>
          <table:table-cell table:style-name="ce7" table:formula="of:=[.A560]" office:value-type="date" office:date-value="2019-10-24T06:02:20.298065" calcext:value-type="date">
            <text:p>2019-10-24 06:02:20</text:p>
          </table:table-cell>
          <table:table-cell table:formula="of:=TRUNC([.A560])" office:value-type="float" office:value="43762" calcext:value-type="float">
            <text:p>43762</text:p>
          </table:table-cell>
          <table:table-cell table:style-name="ce12" table:formula="of:=[.B560]-[.C560]" office:value-type="date" office:date-value="1899-12-30T06:02:20.29806533363" calcext:value-type="date">
            <text:p>12/30/99 06:02 AM</text:p>
          </table:table-cell>
          <table:table-cell table:formula="of:=MOD([.E559]-[.$E$2];[.$H$2])+1+[.$E$2]" office:value-type="float" office:value="188" calcext:value-type="float">
            <text:p>188</text:p>
          </table:table-cell>
          <table:table-cell table:formula="of:=MOD([.F559]+1/[.$H$2];5)" office:value-type="float" office:value="3.92499999999999" calcext:value-type="float">
            <text:p>3,92499999999999</text:p>
          </table:table-cell>
          <table:table-cell table:formula="of:=IF([.F560]&lt;0.000001;[.G559]+2+1/[.$H$2];[.G559]+1/[.$H$2])" office:value-type="float" office:value="17.925" calcext:value-type="float">
            <text:p>17,925</text:p>
          </table:table-cell>
          <table:table-cell table:number-columns-repeated="4"/>
          <table:table-cell table:style-name="ce36" table:formula="of:=SUM(MOD(SUM([.L559]-[.L$2];[.T$2]);[.R$2]-[.L$2]);[.L$2])" office:value-type="time" office:time-value="PT09H00M00S" calcext:value-type="time">
            <text:p>09:00:00</text:p>
          </table:table-cell>
          <table:table-cell table:style-name="ce11" table:formula="of:=IF([.L560]&lt;[.L559];[.M559]+[.H$2];[.M559])" office:value-type="float" office:value="320" calcext:value-type="float">
            <text:p>320</text:p>
          </table:table-cell>
          <table:table-cell table:style-name="ce11" table:formula="of:=OFFSET([.C$4];[.M560];0)" office:value-type="float" office:value="43755" calcext:value-type="float">
            <text:p>43755</text:p>
          </table:table-cell>
          <table:table-cell table:style-name="ce37" table:formula="of:=[.L560]" office:value-type="float" office:value="0.374999999999995" calcext:value-type="float">
            <text:p>0.37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0];0)&lt;=[.O5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24T06:02:54.25818" calcext:value-type="date">
            <text:p>2019-10-24 06:02:54</text:p>
          </table:table-cell>
          <table:table-cell table:style-name="ce7" table:formula="of:=[.A561]" office:value-type="date" office:date-value="2019-10-24T06:02:54.25818" calcext:value-type="date">
            <text:p>2019-10-24 06:02:54</text:p>
          </table:table-cell>
          <table:table-cell table:formula="of:=TRUNC([.A561])" office:value-type="float" office:value="43762" calcext:value-type="float">
            <text:p>43762</text:p>
          </table:table-cell>
          <table:table-cell table:style-name="ce12" table:formula="of:=[.B561]-[.C561]" office:value-type="date" office:date-value="1899-12-30T06:02:54.25817961339" calcext:value-type="date">
            <text:p>12/30/99 06:02 AM</text:p>
          </table:table-cell>
          <table:table-cell table:formula="of:=MOD([.E560]-[.$E$2];[.$H$2])+1+[.$E$2]" office:value-type="float" office:value="189" calcext:value-type="float">
            <text:p>189</text:p>
          </table:table-cell>
          <table:table-cell table:formula="of:=MOD([.F560]+1/[.$H$2];5)" office:value-type="float" office:value="3.94999999999999" calcext:value-type="float">
            <text:p>3,94999999999999</text:p>
          </table:table-cell>
          <table:table-cell table:formula="of:=IF([.F561]&lt;0.000001;[.G560]+2+1/[.$H$2];[.G560]+1/[.$H$2])" office:value-type="float" office:value="17.95" calcext:value-type="float">
            <text:p>17,95</text:p>
          </table:table-cell>
          <table:table-cell table:number-columns-repeated="4"/>
          <table:table-cell table:style-name="ce36" table:formula="of:=SUM(MOD(SUM([.L560]-[.L$2];[.T$2]);[.R$2]-[.L$2]);[.L$2])" office:value-type="time" office:time-value="PT09H10M00S" calcext:value-type="time">
            <text:p>09:10:00</text:p>
          </table:table-cell>
          <table:table-cell table:style-name="ce11" table:formula="of:=IF([.L561]&lt;[.L560];[.M560]+[.H$2];[.M560])" office:value-type="float" office:value="320" calcext:value-type="float">
            <text:p>320</text:p>
          </table:table-cell>
          <table:table-cell table:style-name="ce11" table:formula="of:=OFFSET([.C$4];[.M561];0)" office:value-type="float" office:value="43755" calcext:value-type="float">
            <text:p>43755</text:p>
          </table:table-cell>
          <table:table-cell table:style-name="ce37" table:formula="of:=[.L561]" office:value-type="float" office:value="0.381944444444439" calcext:value-type="float">
            <text:p>0.381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1];0)&lt;=[.O5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24T06:05:35.468712" calcext:value-type="date">
            <text:p>2019-10-24 06:05:35</text:p>
          </table:table-cell>
          <table:table-cell table:style-name="ce7" table:formula="of:=[.A562]" office:value-type="date" office:date-value="2019-10-24T06:05:35.468712" calcext:value-type="date">
            <text:p>2019-10-24 06:05:35</text:p>
          </table:table-cell>
          <table:table-cell table:formula="of:=TRUNC([.A562])" office:value-type="float" office:value="43762" calcext:value-type="float">
            <text:p>43762</text:p>
          </table:table-cell>
          <table:table-cell table:style-name="ce12" table:formula="of:=[.B562]-[.C562]" office:value-type="date" office:date-value="1899-12-30T06:05:35.46871198341" calcext:value-type="date">
            <text:p>12/30/99 06:05 AM</text:p>
          </table:table-cell>
          <table:table-cell table:formula="of:=MOD([.E561]-[.$E$2];[.$H$2])+1+[.$E$2]" office:value-type="float" office:value="190" calcext:value-type="float">
            <text:p>190</text:p>
          </table:table-cell>
          <table:table-cell table:formula="of:=MOD([.F561]+1/[.$H$2];5)" office:value-type="float" office:value="3.97499999999999" calcext:value-type="float">
            <text:p>3,97499999999999</text:p>
          </table:table-cell>
          <table:table-cell table:formula="of:=IF([.F562]&lt;0.000001;[.G561]+2+1/[.$H$2];[.G561]+1/[.$H$2])" office:value-type="float" office:value="17.975" calcext:value-type="float">
            <text:p>17,975</text:p>
          </table:table-cell>
          <table:table-cell table:number-columns-repeated="4"/>
          <table:table-cell table:style-name="ce36" table:formula="of:=SUM(MOD(SUM([.L561]-[.L$2];[.T$2]);[.R$2]-[.L$2]);[.L$2])" office:value-type="time" office:time-value="PT09H20M00S" calcext:value-type="time">
            <text:p>09:20:00</text:p>
          </table:table-cell>
          <table:table-cell table:style-name="ce11" table:formula="of:=IF([.L562]&lt;[.L561];[.M561]+[.H$2];[.M561])" office:value-type="float" office:value="320" calcext:value-type="float">
            <text:p>320</text:p>
          </table:table-cell>
          <table:table-cell table:style-name="ce11" table:formula="of:=OFFSET([.C$4];[.M562];0)" office:value-type="float" office:value="43755" calcext:value-type="float">
            <text:p>43755</text:p>
          </table:table-cell>
          <table:table-cell table:style-name="ce37" table:formula="of:=[.L562]" office:value-type="float" office:value="0.388888888888884" calcext:value-type="float">
            <text:p>0.388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2];0)&lt;=[.O5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25T05:56:16.189073" calcext:value-type="date">
            <text:p>2019-10-25 05:56:16</text:p>
          </table:table-cell>
          <table:table-cell table:style-name="ce7" table:formula="of:=[.A563]" office:value-type="date" office:date-value="2019-10-25T05:56:16.189073" calcext:value-type="date">
            <text:p>2019-10-25 05:56:16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05:56:16.18907291908" calcext:value-type="date">
            <text:p>12/30/99 05:56 AM</text:p>
          </table:table-cell>
          <table:table-cell table:formula="of:=MOD([.E562]-[.$E$2];[.$H$2])+1+[.$E$2]" office:value-type="float" office:value="151" calcext:value-type="float">
            <text:p>151</text:p>
          </table:table-cell>
          <table:table-cell table:formula="of:=MOD([.F562]+1/[.$H$2];5)" office:value-type="float" office:value="3.99999999999999" calcext:value-type="float">
            <text:p>3,99999999999999</text:p>
          </table:table-cell>
          <table:table-cell table:formula="of:=IF([.F563]&lt;0.000001;[.G562]+2+1/[.$H$2];[.G562]+1/[.$H$2])" office:value-type="float" office:value="18" calcext:value-type="float">
            <text:p>18</text:p>
          </table:table-cell>
          <table:table-cell table:number-columns-repeated="4"/>
          <table:table-cell table:style-name="ce36" table:formula="of:=SUM(MOD(SUM([.L562]-[.L$2];[.T$2]);[.R$2]-[.L$2]);[.L$2])" office:value-type="time" office:time-value="PT09H30M00S" calcext:value-type="time">
            <text:p>09:30:00</text:p>
          </table:table-cell>
          <table:table-cell table:style-name="ce11" table:formula="of:=IF([.L563]&lt;[.L562];[.M562]+[.H$2];[.M562])" office:value-type="float" office:value="320" calcext:value-type="float">
            <text:p>320</text:p>
          </table:table-cell>
          <table:table-cell table:style-name="ce11" table:formula="of:=OFFSET([.C$4];[.M563];0)" office:value-type="float" office:value="43755" calcext:value-type="float">
            <text:p>43755</text:p>
          </table:table-cell>
          <table:table-cell table:style-name="ce37" table:formula="of:=[.L563]" office:value-type="float" office:value="0.395833333333328" calcext:value-type="float">
            <text:p>0.395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3];0)&lt;=[.O5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25T05:59:21.784466" calcext:value-type="date">
            <text:p>2019-10-25 05:59:22</text:p>
          </table:table-cell>
          <table:table-cell table:style-name="ce7" table:formula="of:=[.A564]" office:value-type="date" office:date-value="2019-10-25T05:59:21.784466" calcext:value-type="date">
            <text:p>2019-10-25 05:59:22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05:59:21.78446598351" calcext:value-type="date">
            <text:p>12/30/99 05:59 AM</text:p>
          </table:table-cell>
          <table:table-cell table:formula="of:=MOD([.E563]-[.$E$2];[.$H$2])+1+[.$E$2]" office:value-type="float" office:value="152" calcext:value-type="float">
            <text:p>152</text:p>
          </table:table-cell>
          <table:table-cell table:formula="of:=MOD([.F563]+1/[.$H$2];5)" office:value-type="float" office:value="4.02499999999999" calcext:value-type="float">
            <text:p>4,02499999999999</text:p>
          </table:table-cell>
          <table:table-cell table:formula="of:=IF([.F564]&lt;0.000001;[.G563]+2+1/[.$H$2];[.G563]+1/[.$H$2])" office:value-type="float" office:value="18.025" calcext:value-type="float">
            <text:p>18,025</text:p>
          </table:table-cell>
          <table:table-cell table:number-columns-repeated="4"/>
          <table:table-cell table:style-name="ce36" table:formula="of:=SUM(MOD(SUM([.L563]-[.L$2];[.T$2]);[.R$2]-[.L$2]);[.L$2])" office:value-type="time" office:time-value="PT09H40M00S" calcext:value-type="time">
            <text:p>09:40:00</text:p>
          </table:table-cell>
          <table:table-cell table:style-name="ce11" table:formula="of:=IF([.L564]&lt;[.L563];[.M563]+[.H$2];[.M563])" office:value-type="float" office:value="320" calcext:value-type="float">
            <text:p>320</text:p>
          </table:table-cell>
          <table:table-cell table:style-name="ce11" table:formula="of:=OFFSET([.C$4];[.M564];0)" office:value-type="float" office:value="43755" calcext:value-type="float">
            <text:p>43755</text:p>
          </table:table-cell>
          <table:table-cell table:style-name="ce37" table:formula="of:=[.L564]" office:value-type="float" office:value="0.402777777777772" calcext:value-type="float">
            <text:p>0.40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4];0)&lt;=[.O5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25T06:10:11.274093" calcext:value-type="date">
            <text:p>2019-10-25 06:10:11</text:p>
          </table:table-cell>
          <table:table-cell table:style-name="ce7" table:formula="of:=[.A565]" office:value-type="date" office:date-value="2019-10-25T06:10:11.274093" calcext:value-type="date">
            <text:p>2019-10-25 06:10:11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06:10:11.27409338951" calcext:value-type="date">
            <text:p>12/30/99 06:10 AM</text:p>
          </table:table-cell>
          <table:table-cell table:formula="of:=MOD([.E564]-[.$E$2];[.$H$2])+1+[.$E$2]" office:value-type="float" office:value="153" calcext:value-type="float">
            <text:p>153</text:p>
          </table:table-cell>
          <table:table-cell table:formula="of:=MOD([.F564]+1/[.$H$2];5)" office:value-type="float" office:value="4.04999999999999" calcext:value-type="float">
            <text:p>4,04999999999999</text:p>
          </table:table-cell>
          <table:table-cell table:formula="of:=IF([.F565]&lt;0.000001;[.G564]+2+1/[.$H$2];[.G564]+1/[.$H$2])" office:value-type="float" office:value="18.05" calcext:value-type="float">
            <text:p>18,05</text:p>
          </table:table-cell>
          <table:table-cell table:number-columns-repeated="4"/>
          <table:table-cell table:style-name="ce36" table:formula="of:=SUM(MOD(SUM([.L564]-[.L$2];[.T$2]);[.R$2]-[.L$2]);[.L$2])" office:value-type="time" office:time-value="PT09H50M00S" calcext:value-type="time">
            <text:p>09:50:00</text:p>
          </table:table-cell>
          <table:table-cell table:style-name="ce11" table:formula="of:=IF([.L565]&lt;[.L564];[.M564]+[.H$2];[.M564])" office:value-type="float" office:value="320" calcext:value-type="float">
            <text:p>320</text:p>
          </table:table-cell>
          <table:table-cell table:style-name="ce11" table:formula="of:=OFFSET([.C$4];[.M565];0)" office:value-type="float" office:value="43755" calcext:value-type="float">
            <text:p>43755</text:p>
          </table:table-cell>
          <table:table-cell table:style-name="ce37" table:formula="of:=[.L565]" office:value-type="float" office:value="0.409722222222217" calcext:value-type="float">
            <text:p>0.40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5];0)&lt;=[.O5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25T05:58:40.164149" calcext:value-type="date">
            <text:p>2019-10-25 05:58:40</text:p>
          </table:table-cell>
          <table:table-cell table:style-name="ce7" table:formula="of:=[.A566]" office:value-type="date" office:date-value="2019-10-25T05:58:40.164149" calcext:value-type="date">
            <text:p>2019-10-25 05:58:40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05:58:40.16414883547" calcext:value-type="date">
            <text:p>12/30/99 05:58 AM</text:p>
          </table:table-cell>
          <table:table-cell table:formula="of:=MOD([.E565]-[.$E$2];[.$H$2])+1+[.$E$2]" office:value-type="float" office:value="154" calcext:value-type="float">
            <text:p>154</text:p>
          </table:table-cell>
          <table:table-cell table:formula="of:=MOD([.F565]+1/[.$H$2];5)" office:value-type="float" office:value="4.07499999999999" calcext:value-type="float">
            <text:p>4,07499999999999</text:p>
          </table:table-cell>
          <table:table-cell table:formula="of:=IF([.F566]&lt;0.000001;[.G565]+2+1/[.$H$2];[.G565]+1/[.$H$2])" office:value-type="float" office:value="18.075" calcext:value-type="float">
            <text:p>18,075</text:p>
          </table:table-cell>
          <table:table-cell table:number-columns-repeated="4"/>
          <table:table-cell table:style-name="ce36" table:formula="of:=SUM(MOD(SUM([.L565]-[.L$2];[.T$2]);[.R$2]-[.L$2]);[.L$2])" office:value-type="time" office:time-value="PT10H00M00S" calcext:value-type="time">
            <text:p>10:00:00</text:p>
          </table:table-cell>
          <table:table-cell table:style-name="ce11" table:formula="of:=IF([.L566]&lt;[.L565];[.M565]+[.H$2];[.M565])" office:value-type="float" office:value="320" calcext:value-type="float">
            <text:p>320</text:p>
          </table:table-cell>
          <table:table-cell table:style-name="ce11" table:formula="of:=OFFSET([.C$4];[.M566];0)" office:value-type="float" office:value="43755" calcext:value-type="float">
            <text:p>43755</text:p>
          </table:table-cell>
          <table:table-cell table:style-name="ce37" table:formula="of:=[.L566]" office:value-type="float" office:value="0.416666666666661" calcext:value-type="float">
            <text:p>0.41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6];0)&lt;=[.O5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25T05:32:25.320327" calcext:value-type="date">
            <text:p>2019-10-25 05:32:25</text:p>
          </table:table-cell>
          <table:table-cell table:style-name="ce7" table:formula="of:=[.A567]" office:value-type="date" office:date-value="2019-10-25T05:32:25.320327" calcext:value-type="date">
            <text:p>2019-10-25 05:32:25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05:32:25.32032716088" calcext:value-type="date">
            <text:p>12/30/99 05:32 AM</text:p>
          </table:table-cell>
          <table:table-cell table:formula="of:=MOD([.E566]-[.$E$2];[.$H$2])+1+[.$E$2]" office:value-type="float" office:value="155" calcext:value-type="float">
            <text:p>155</text:p>
          </table:table-cell>
          <table:table-cell table:formula="of:=MOD([.F566]+1/[.$H$2];5)" office:value-type="float" office:value="4.09999999999999" calcext:value-type="float">
            <text:p>4,09999999999999</text:p>
          </table:table-cell>
          <table:table-cell table:formula="of:=IF([.F567]&lt;0.000001;[.G566]+2+1/[.$H$2];[.G566]+1/[.$H$2])" office:value-type="float" office:value="18.1" calcext:value-type="float">
            <text:p>18,1</text:p>
          </table:table-cell>
          <table:table-cell table:number-columns-repeated="4"/>
          <table:table-cell table:style-name="ce36" table:formula="of:=SUM(MOD(SUM([.L566]-[.L$2];[.T$2]);[.R$2]-[.L$2]);[.L$2])" office:value-type="time" office:time-value="PT10H10M00S" calcext:value-type="time">
            <text:p>10:10:00</text:p>
          </table:table-cell>
          <table:table-cell table:style-name="ce11" table:formula="of:=IF([.L567]&lt;[.L566];[.M566]+[.H$2];[.M566])" office:value-type="float" office:value="320" calcext:value-type="float">
            <text:p>320</text:p>
          </table:table-cell>
          <table:table-cell table:style-name="ce11" table:formula="of:=OFFSET([.C$4];[.M567];0)" office:value-type="float" office:value="43755" calcext:value-type="float">
            <text:p>43755</text:p>
          </table:table-cell>
          <table:table-cell table:style-name="ce37" table:formula="of:=[.L567]" office:value-type="float" office:value="0.423611111111106" calcext:value-type="float">
            <text:p>0.42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7];0)&lt;=[.O5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25T05:46:51.88543" calcext:value-type="date">
            <text:p>2019-10-25 05:46:52</text:p>
          </table:table-cell>
          <table:table-cell table:style-name="ce7" table:formula="of:=[.A568]" office:value-type="date" office:date-value="2019-10-25T05:46:51.88543" calcext:value-type="date">
            <text:p>2019-10-25 05:46:52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05:46:51.88543047756" calcext:value-type="date">
            <text:p>12/30/99 05:46 AM</text:p>
          </table:table-cell>
          <table:table-cell table:formula="of:=MOD([.E567]-[.$E$2];[.$H$2])+1+[.$E$2]" office:value-type="float" office:value="156" calcext:value-type="float">
            <text:p>156</text:p>
          </table:table-cell>
          <table:table-cell table:formula="of:=MOD([.F567]+1/[.$H$2];5)" office:value-type="float" office:value="4.12499999999999" calcext:value-type="float">
            <text:p>4,12499999999999</text:p>
          </table:table-cell>
          <table:table-cell table:formula="of:=IF([.F568]&lt;0.000001;[.G567]+2+1/[.$H$2];[.G567]+1/[.$H$2])" office:value-type="float" office:value="18.125" calcext:value-type="float">
            <text:p>18,125</text:p>
          </table:table-cell>
          <table:table-cell table:number-columns-repeated="4"/>
          <table:table-cell table:style-name="ce36" table:formula="of:=SUM(MOD(SUM([.L567]-[.L$2];[.T$2]);[.R$2]-[.L$2]);[.L$2])" office:value-type="time" office:time-value="PT10H20M00S" calcext:value-type="time">
            <text:p>10:20:00</text:p>
          </table:table-cell>
          <table:table-cell table:style-name="ce11" table:formula="of:=IF([.L568]&lt;[.L567];[.M567]+[.H$2];[.M567])" office:value-type="float" office:value="320" calcext:value-type="float">
            <text:p>320</text:p>
          </table:table-cell>
          <table:table-cell table:style-name="ce11" table:formula="of:=OFFSET([.C$4];[.M568];0)" office:value-type="float" office:value="43755" calcext:value-type="float">
            <text:p>43755</text:p>
          </table:table-cell>
          <table:table-cell table:style-name="ce37" table:formula="of:=[.L568]" office:value-type="float" office:value="0.43055555555555" calcext:value-type="float">
            <text:p>0.43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8];0)&lt;=[.O5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25T06:07:21.028979" calcext:value-type="date">
            <text:p>2019-10-25 06:07:21</text:p>
          </table:table-cell>
          <table:table-cell table:style-name="ce7" table:formula="of:=[.A569]" office:value-type="date" office:date-value="2019-10-25T06:07:21.028979" calcext:value-type="date">
            <text:p>2019-10-25 06:07:21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06:07:21.02897853591" calcext:value-type="date">
            <text:p>12/30/99 06:07 AM</text:p>
          </table:table-cell>
          <table:table-cell table:formula="of:=MOD([.E568]-[.$E$2];[.$H$2])+1+[.$E$2]" office:value-type="float" office:value="157" calcext:value-type="float">
            <text:p>157</text:p>
          </table:table-cell>
          <table:table-cell table:formula="of:=MOD([.F568]+1/[.$H$2];5)" office:value-type="float" office:value="4.14999999999999" calcext:value-type="float">
            <text:p>4,14999999999999</text:p>
          </table:table-cell>
          <table:table-cell table:formula="of:=IF([.F569]&lt;0.000001;[.G568]+2+1/[.$H$2];[.G568]+1/[.$H$2])" office:value-type="float" office:value="18.15" calcext:value-type="float">
            <text:p>18,15</text:p>
          </table:table-cell>
          <table:table-cell table:number-columns-repeated="4"/>
          <table:table-cell table:style-name="ce36" table:formula="of:=SUM(MOD(SUM([.L568]-[.L$2];[.T$2]);[.R$2]-[.L$2]);[.L$2])" office:value-type="time" office:time-value="PT10H30M00S" calcext:value-type="time">
            <text:p>10:30:00</text:p>
          </table:table-cell>
          <table:table-cell table:style-name="ce11" table:formula="of:=IF([.L569]&lt;[.L568];[.M568]+[.H$2];[.M568])" office:value-type="float" office:value="320" calcext:value-type="float">
            <text:p>320</text:p>
          </table:table-cell>
          <table:table-cell table:style-name="ce11" table:formula="of:=OFFSET([.C$4];[.M569];0)" office:value-type="float" office:value="43755" calcext:value-type="float">
            <text:p>43755</text:p>
          </table:table-cell>
          <table:table-cell table:style-name="ce37" table:formula="of:=[.L569]" office:value-type="float" office:value="0.437499999999995" calcext:value-type="float">
            <text:p>0.43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9];0)&lt;=[.O5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25T05:54:14.544878" calcext:value-type="date">
            <text:p>2019-10-25 05:54:15</text:p>
          </table:table-cell>
          <table:table-cell table:style-name="ce7" table:formula="of:=[.A570]" office:value-type="date" office:date-value="2019-10-25T05:54:14.544878" calcext:value-type="date">
            <text:p>2019-10-25 05:54:15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05:54:14.54487819225" calcext:value-type="date">
            <text:p>12/30/99 05:54 AM</text:p>
          </table:table-cell>
          <table:table-cell table:formula="of:=MOD([.E569]-[.$E$2];[.$H$2])+1+[.$E$2]" office:value-type="float" office:value="158" calcext:value-type="float">
            <text:p>158</text:p>
          </table:table-cell>
          <table:table-cell table:formula="of:=MOD([.F569]+1/[.$H$2];5)" office:value-type="float" office:value="4.17499999999999" calcext:value-type="float">
            <text:p>4,17499999999999</text:p>
          </table:table-cell>
          <table:table-cell table:formula="of:=IF([.F570]&lt;0.000001;[.G569]+2+1/[.$H$2];[.G569]+1/[.$H$2])" office:value-type="float" office:value="18.175" calcext:value-type="float">
            <text:p>18,175</text:p>
          </table:table-cell>
          <table:table-cell table:number-columns-repeated="4"/>
          <table:table-cell table:style-name="ce36" table:formula="of:=SUM(MOD(SUM([.L569]-[.L$2];[.T$2]);[.R$2]-[.L$2]);[.L$2])" office:value-type="time" office:time-value="PT00H10M00S" calcext:value-type="time">
            <text:p>00:10:00</text:p>
          </table:table-cell>
          <table:table-cell table:style-name="ce11" table:formula="of:=IF([.L570]&lt;[.L569];[.M569]+[.H$2];[.M569])" office:value-type="float" office:value="360" calcext:value-type="float">
            <text:p>360</text:p>
          </table:table-cell>
          <table:table-cell table:style-name="ce11" table:formula="of:=OFFSET([.C$4];[.M570];0)" office:value-type="float" office:value="43756" calcext:value-type="float">
            <text:p>43756</text:p>
          </table:table-cell>
          <table:table-cell table:style-name="ce37" table:formula="of:=[.L570]" office:value-type="float" office:value="0.00694444444443892" calcext:value-type="float">
            <text:p>0.006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0];0)&lt;=[.O5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25T05:44:14.843671" calcext:value-type="date">
            <text:p>2019-10-25 05:44:15</text:p>
          </table:table-cell>
          <table:table-cell table:style-name="ce7" table:formula="of:=[.A571]" office:value-type="date" office:date-value="2019-10-25T05:44:14.843671" calcext:value-type="date">
            <text:p>2019-10-25 05:44:15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05:44:14.84367138706" calcext:value-type="date">
            <text:p>12/30/99 05:44 AM</text:p>
          </table:table-cell>
          <table:table-cell table:formula="of:=MOD([.E570]-[.$E$2];[.$H$2])+1+[.$E$2]" office:value-type="float" office:value="159" calcext:value-type="float">
            <text:p>159</text:p>
          </table:table-cell>
          <table:table-cell table:formula="of:=MOD([.F570]+1/[.$H$2];5)" office:value-type="float" office:value="4.19999999999999" calcext:value-type="float">
            <text:p>4,19999999999999</text:p>
          </table:table-cell>
          <table:table-cell table:formula="of:=IF([.F571]&lt;0.000001;[.G570]+2+1/[.$H$2];[.G570]+1/[.$H$2])" office:value-type="float" office:value="18.2" calcext:value-type="float">
            <text:p>18,2</text:p>
          </table:table-cell>
          <table:table-cell table:number-columns-repeated="4"/>
          <table:table-cell table:style-name="ce36" table:formula="of:=SUM(MOD(SUM([.L570]-[.L$2];[.T$2]);[.R$2]-[.L$2]);[.L$2])" office:value-type="time" office:time-value="PT00H20M00S" calcext:value-type="time">
            <text:p>00:20:00</text:p>
          </table:table-cell>
          <table:table-cell table:style-name="ce11" table:formula="of:=IF([.L571]&lt;[.L570];[.M570]+[.H$2];[.M570])" office:value-type="float" office:value="360" calcext:value-type="float">
            <text:p>360</text:p>
          </table:table-cell>
          <table:table-cell table:style-name="ce11" table:formula="of:=OFFSET([.C$4];[.M571];0)" office:value-type="float" office:value="43756" calcext:value-type="float">
            <text:p>43756</text:p>
          </table:table-cell>
          <table:table-cell table:style-name="ce37" table:formula="of:=[.L571]" office:value-type="float" office:value="0.0138888888888834" calcext:value-type="float">
            <text:p>0.01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1];0)&lt;=[.O5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25T06:15:12.582533" calcext:value-type="date">
            <text:p>2019-10-25 06:15:13</text:p>
          </table:table-cell>
          <table:table-cell table:style-name="ce7" table:formula="of:=[.A572]" office:value-type="date" office:date-value="2019-10-25T06:15:12.582533" calcext:value-type="date">
            <text:p>2019-10-25 06:15:13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06:15:12.58253250271" calcext:value-type="date">
            <text:p>12/30/99 06:15 AM</text:p>
          </table:table-cell>
          <table:table-cell table:formula="of:=MOD([.E571]-[.$E$2];[.$H$2])+1+[.$E$2]" office:value-type="float" office:value="160" calcext:value-type="float">
            <text:p>160</text:p>
          </table:table-cell>
          <table:table-cell table:formula="of:=MOD([.F571]+1/[.$H$2];5)" office:value-type="float" office:value="4.22499999999999" calcext:value-type="float">
            <text:p>4,22499999999999</text:p>
          </table:table-cell>
          <table:table-cell table:formula="of:=IF([.F572]&lt;0.000001;[.G571]+2+1/[.$H$2];[.G571]+1/[.$H$2])" office:value-type="float" office:value="18.225" calcext:value-type="float">
            <text:p>18,225</text:p>
          </table:table-cell>
          <table:table-cell table:number-columns-repeated="4"/>
          <table:table-cell table:style-name="ce36" table:formula="of:=SUM(MOD(SUM([.L571]-[.L$2];[.T$2]);[.R$2]-[.L$2]);[.L$2])" office:value-type="time" office:time-value="PT00H30M00S" calcext:value-type="time">
            <text:p>00:30:00</text:p>
          </table:table-cell>
          <table:table-cell table:style-name="ce11" table:formula="of:=IF([.L572]&lt;[.L571];[.M571]+[.H$2];[.M571])" office:value-type="float" office:value="360" calcext:value-type="float">
            <text:p>360</text:p>
          </table:table-cell>
          <table:table-cell table:style-name="ce11" table:formula="of:=OFFSET([.C$4];[.M572];0)" office:value-type="float" office:value="43756" calcext:value-type="float">
            <text:p>43756</text:p>
          </table:table-cell>
          <table:table-cell table:style-name="ce37" table:formula="of:=[.L572]" office:value-type="float" office:value="0.0208333333333278" calcext:value-type="float">
            <text:p>0.02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2];0)&lt;=[.O5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25T05:39:20.938829" calcext:value-type="date">
            <text:p>2019-10-25 05:39:21</text:p>
          </table:table-cell>
          <table:table-cell table:style-name="ce7" table:formula="of:=[.A573]" office:value-type="date" office:date-value="2019-10-25T05:39:20.938829" calcext:value-type="date">
            <text:p>2019-10-25 05:39:21</text:p>
          </table:table-cell>
          <table:table-cell table:formula="of:=TRUNC([.A573])" office:value-type="float" office:value="43763" calcext:value-type="float">
            <text:p>43763</text:p>
          </table:table-cell>
          <table:table-cell table:style-name="ce12" table:formula="of:=[.B573]-[.C573]" office:value-type="date" office:date-value="1899-12-30T05:39:20.93882883433" calcext:value-type="date">
            <text:p>12/30/99 05:39 AM</text:p>
          </table:table-cell>
          <table:table-cell table:formula="of:=MOD([.E572]-[.$E$2];[.$H$2])+1+[.$E$2]" office:value-type="float" office:value="161" calcext:value-type="float">
            <text:p>161</text:p>
          </table:table-cell>
          <table:table-cell table:formula="of:=MOD([.F572]+1/[.$H$2];5)" office:value-type="float" office:value="4.24999999999999" calcext:value-type="float">
            <text:p>4,24999999999999</text:p>
          </table:table-cell>
          <table:table-cell table:formula="of:=IF([.F573]&lt;0.000001;[.G572]+2+1/[.$H$2];[.G572]+1/[.$H$2])" office:value-type="float" office:value="18.25" calcext:value-type="float">
            <text:p>18,25</text:p>
          </table:table-cell>
          <table:table-cell table:number-columns-repeated="4"/>
          <table:table-cell table:style-name="ce36" table:formula="of:=SUM(MOD(SUM([.L572]-[.L$2];[.T$2]);[.R$2]-[.L$2]);[.L$2])" office:value-type="time" office:time-value="PT00H40M00S" calcext:value-type="time">
            <text:p>00:40:00</text:p>
          </table:table-cell>
          <table:table-cell table:style-name="ce11" table:formula="of:=IF([.L573]&lt;[.L572];[.M572]+[.H$2];[.M572])" office:value-type="float" office:value="360" calcext:value-type="float">
            <text:p>360</text:p>
          </table:table-cell>
          <table:table-cell table:style-name="ce11" table:formula="of:=OFFSET([.C$4];[.M573];0)" office:value-type="float" office:value="43756" calcext:value-type="float">
            <text:p>43756</text:p>
          </table:table-cell>
          <table:table-cell table:style-name="ce37" table:formula="of:=[.L573]" office:value-type="float" office:value="0.0277777777777723" calcext:value-type="float">
            <text:p>0.02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3];0)&lt;=[.O5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25T05:47:08.298717" calcext:value-type="date">
            <text:p>2019-10-25 05:47:08</text:p>
          </table:table-cell>
          <table:table-cell table:style-name="ce7" table:formula="of:=[.A574]" office:value-type="date" office:date-value="2019-10-25T05:47:08.298717" calcext:value-type="date">
            <text:p>2019-10-25 05:47:08</text:p>
          </table:table-cell>
          <table:table-cell table:formula="of:=TRUNC([.A574])" office:value-type="float" office:value="43763" calcext:value-type="float">
            <text:p>43763</text:p>
          </table:table-cell>
          <table:table-cell table:style-name="ce12" table:formula="of:=[.B574]-[.C574]" office:value-type="date" office:date-value="1899-12-30T05:47:08.29871715512" calcext:value-type="date">
            <text:p>12/30/99 05:47 AM</text:p>
          </table:table-cell>
          <table:table-cell table:formula="of:=MOD([.E573]-[.$E$2];[.$H$2])+1+[.$E$2]" office:value-type="float" office:value="162" calcext:value-type="float">
            <text:p>162</text:p>
          </table:table-cell>
          <table:table-cell table:formula="of:=MOD([.F573]+1/[.$H$2];5)" office:value-type="float" office:value="4.27499999999999" calcext:value-type="float">
            <text:p>4,27499999999999</text:p>
          </table:table-cell>
          <table:table-cell table:formula="of:=IF([.F574]&lt;0.000001;[.G573]+2+1/[.$H$2];[.G573]+1/[.$H$2])" office:value-type="float" office:value="18.275" calcext:value-type="float">
            <text:p>18,275</text:p>
          </table:table-cell>
          <table:table-cell table:number-columns-repeated="4"/>
          <table:table-cell table:style-name="ce36" table:formula="of:=SUM(MOD(SUM([.L573]-[.L$2];[.T$2]);[.R$2]-[.L$2]);[.L$2])" office:value-type="time" office:time-value="PT00H50M00S" calcext:value-type="time">
            <text:p>00:50:00</text:p>
          </table:table-cell>
          <table:table-cell table:style-name="ce11" table:formula="of:=IF([.L574]&lt;[.L573];[.M573]+[.H$2];[.M573])" office:value-type="float" office:value="360" calcext:value-type="float">
            <text:p>360</text:p>
          </table:table-cell>
          <table:table-cell table:style-name="ce11" table:formula="of:=OFFSET([.C$4];[.M574];0)" office:value-type="float" office:value="43756" calcext:value-type="float">
            <text:p>43756</text:p>
          </table:table-cell>
          <table:table-cell table:style-name="ce37" table:formula="of:=[.L574]" office:value-type="float" office:value="0.0347222222222167" calcext:value-type="float">
            <text:p>0.03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4];0)&lt;=[.O5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25T05:47:00.630238" calcext:value-type="date">
            <text:p>2019-10-25 05:47:01</text:p>
          </table:table-cell>
          <table:table-cell table:style-name="ce7" table:formula="of:=[.A575]" office:value-type="date" office:date-value="2019-10-25T05:47:00.630238" calcext:value-type="date">
            <text:p>2019-10-25 05:47:01</text:p>
          </table:table-cell>
          <table:table-cell table:formula="of:=TRUNC([.A575])" office:value-type="float" office:value="43763" calcext:value-type="float">
            <text:p>43763</text:p>
          </table:table-cell>
          <table:table-cell table:style-name="ce12" table:formula="of:=[.B575]-[.C575]" office:value-type="date" office:date-value="1899-12-30T05:47:00.63023820519" calcext:value-type="date">
            <text:p>12/30/99 05:47 AM</text:p>
          </table:table-cell>
          <table:table-cell table:formula="of:=MOD([.E574]-[.$E$2];[.$H$2])+1+[.$E$2]" office:value-type="float" office:value="163" calcext:value-type="float">
            <text:p>163</text:p>
          </table:table-cell>
          <table:table-cell table:formula="of:=MOD([.F574]+1/[.$H$2];5)" office:value-type="float" office:value="4.29999999999999" calcext:value-type="float">
            <text:p>4,29999999999999</text:p>
          </table:table-cell>
          <table:table-cell table:formula="of:=IF([.F575]&lt;0.000001;[.G574]+2+1/[.$H$2];[.G574]+1/[.$H$2])" office:value-type="float" office:value="18.3" calcext:value-type="float">
            <text:p>18,3</text:p>
          </table:table-cell>
          <table:table-cell table:number-columns-repeated="4"/>
          <table:table-cell table:style-name="ce36" table:formula="of:=SUM(MOD(SUM([.L574]-[.L$2];[.T$2]);[.R$2]-[.L$2]);[.L$2])" office:value-type="time" office:time-value="PT01H00M00S" calcext:value-type="time">
            <text:p>01:00:00</text:p>
          </table:table-cell>
          <table:table-cell table:style-name="ce11" table:formula="of:=IF([.L575]&lt;[.L574];[.M574]+[.H$2];[.M574])" office:value-type="float" office:value="360" calcext:value-type="float">
            <text:p>360</text:p>
          </table:table-cell>
          <table:table-cell table:style-name="ce11" table:formula="of:=OFFSET([.C$4];[.M575];0)" office:value-type="float" office:value="43756" calcext:value-type="float">
            <text:p>43756</text:p>
          </table:table-cell>
          <table:table-cell table:style-name="ce37" table:formula="of:=[.L575]" office:value-type="float" office:value="0.0416666666666611" calcext:value-type="float">
            <text:p>0.041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5];0)&lt;=[.O5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25T05:57:36.148869" calcext:value-type="date">
            <text:p>2019-10-25 05:57:36</text:p>
          </table:table-cell>
          <table:table-cell table:style-name="ce7" table:formula="of:=[.A576]" office:value-type="date" office:date-value="2019-10-25T05:57:36.148869" calcext:value-type="date">
            <text:p>2019-10-25 05:57:36</text:p>
          </table:table-cell>
          <table:table-cell table:formula="of:=TRUNC([.A576])" office:value-type="float" office:value="43763" calcext:value-type="float">
            <text:p>43763</text:p>
          </table:table-cell>
          <table:table-cell table:style-name="ce12" table:formula="of:=[.B576]-[.C576]" office:value-type="date" office:date-value="1899-12-30T05:57:36.1488685431" calcext:value-type="date">
            <text:p>12/30/99 05:57 AM</text:p>
          </table:table-cell>
          <table:table-cell table:formula="of:=MOD([.E575]-[.$E$2];[.$H$2])+1+[.$E$2]" office:value-type="float" office:value="164" calcext:value-type="float">
            <text:p>164</text:p>
          </table:table-cell>
          <table:table-cell table:formula="of:=MOD([.F575]+1/[.$H$2];5)" office:value-type="float" office:value="4.32499999999999" calcext:value-type="float">
            <text:p>4,32499999999999</text:p>
          </table:table-cell>
          <table:table-cell table:formula="of:=IF([.F576]&lt;0.000001;[.G575]+2+1/[.$H$2];[.G575]+1/[.$H$2])" office:value-type="float" office:value="18.325" calcext:value-type="float">
            <text:p>18,325</text:p>
          </table:table-cell>
          <table:table-cell table:number-columns-repeated="4"/>
          <table:table-cell table:style-name="ce36" table:formula="of:=SUM(MOD(SUM([.L575]-[.L$2];[.T$2]);[.R$2]-[.L$2]);[.L$2])" office:value-type="time" office:time-value="PT01H10M00S" calcext:value-type="time">
            <text:p>01:10:00</text:p>
          </table:table-cell>
          <table:table-cell table:style-name="ce11" table:formula="of:=IF([.L576]&lt;[.L575];[.M575]+[.H$2];[.M575])" office:value-type="float" office:value="360" calcext:value-type="float">
            <text:p>360</text:p>
          </table:table-cell>
          <table:table-cell table:style-name="ce11" table:formula="of:=OFFSET([.C$4];[.M576];0)" office:value-type="float" office:value="43756" calcext:value-type="float">
            <text:p>43756</text:p>
          </table:table-cell>
          <table:table-cell table:style-name="ce37" table:formula="of:=[.L576]" office:value-type="float" office:value="0.0486111111111056" calcext:value-type="float">
            <text:p>0.048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6];0)&lt;=[.O5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25T05:54:54.546619" calcext:value-type="date">
            <text:p>2019-10-25 05:54:55</text:p>
          </table:table-cell>
          <table:table-cell table:style-name="ce7" table:formula="of:=[.A577]" office:value-type="date" office:date-value="2019-10-25T05:54:54.546619" calcext:value-type="date">
            <text:p>2019-10-25 05:54:55</text:p>
          </table:table-cell>
          <table:table-cell table:formula="of:=TRUNC([.A577])" office:value-type="float" office:value="43763" calcext:value-type="float">
            <text:p>43763</text:p>
          </table:table-cell>
          <table:table-cell table:style-name="ce12" table:formula="of:=[.B577]-[.C577]" office:value-type="date" office:date-value="1899-12-30T05:54:54.54661945347" calcext:value-type="date">
            <text:p>12/30/99 05:54 AM</text:p>
          </table:table-cell>
          <table:table-cell table:formula="of:=MOD([.E576]-[.$E$2];[.$H$2])+1+[.$E$2]" office:value-type="float" office:value="165" calcext:value-type="float">
            <text:p>165</text:p>
          </table:table-cell>
          <table:table-cell table:formula="of:=MOD([.F576]+1/[.$H$2];5)" office:value-type="float" office:value="4.34999999999999" calcext:value-type="float">
            <text:p>4,34999999999999</text:p>
          </table:table-cell>
          <table:table-cell table:formula="of:=IF([.F577]&lt;0.000001;[.G576]+2+1/[.$H$2];[.G576]+1/[.$H$2])" office:value-type="float" office:value="18.35" calcext:value-type="float">
            <text:p>18,35</text:p>
          </table:table-cell>
          <table:table-cell table:number-columns-repeated="4"/>
          <table:table-cell table:style-name="ce36" table:formula="of:=SUM(MOD(SUM([.L576]-[.L$2];[.T$2]);[.R$2]-[.L$2]);[.L$2])" office:value-type="time" office:time-value="PT01H20M00S" calcext:value-type="time">
            <text:p>01:20:00</text:p>
          </table:table-cell>
          <table:table-cell table:style-name="ce11" table:formula="of:=IF([.L577]&lt;[.L576];[.M576]+[.H$2];[.M576])" office:value-type="float" office:value="360" calcext:value-type="float">
            <text:p>360</text:p>
          </table:table-cell>
          <table:table-cell table:style-name="ce11" table:formula="of:=OFFSET([.C$4];[.M577];0)" office:value-type="float" office:value="43756" calcext:value-type="float">
            <text:p>43756</text:p>
          </table:table-cell>
          <table:table-cell table:style-name="ce37" table:formula="of:=[.L577]" office:value-type="float" office:value="0.05555555555555" calcext:value-type="float">
            <text:p>0.0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7];0)&lt;=[.O5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25T06:23:44.294006" calcext:value-type="date">
            <text:p>2019-10-25 06:23:44</text:p>
          </table:table-cell>
          <table:table-cell table:style-name="ce7" table:formula="of:=[.A578]" office:value-type="date" office:date-value="2019-10-25T06:23:44.294006" calcext:value-type="date">
            <text:p>2019-10-25 06:23:44</text:p>
          </table:table-cell>
          <table:table-cell table:formula="of:=TRUNC([.A578])" office:value-type="float" office:value="43763" calcext:value-type="float">
            <text:p>43763</text:p>
          </table:table-cell>
          <table:table-cell table:style-name="ce12" table:formula="of:=[.B578]-[.C578]" office:value-type="date" office:date-value="1899-12-30T06:23:44.29400647525" calcext:value-type="date">
            <text:p>12/30/99 06:23 AM</text:p>
          </table:table-cell>
          <table:table-cell table:formula="of:=MOD([.E577]-[.$E$2];[.$H$2])+1+[.$E$2]" office:value-type="float" office:value="166" calcext:value-type="float">
            <text:p>166</text:p>
          </table:table-cell>
          <table:table-cell table:formula="of:=MOD([.F577]+1/[.$H$2];5)" office:value-type="float" office:value="4.375" calcext:value-type="float">
            <text:p>4,375</text:p>
          </table:table-cell>
          <table:table-cell table:formula="of:=IF([.F578]&lt;0.000001;[.G577]+2+1/[.$H$2];[.G577]+1/[.$H$2])" office:value-type="float" office:value="18.375" calcext:value-type="float">
            <text:p>18,375</text:p>
          </table:table-cell>
          <table:table-cell table:number-columns-repeated="4"/>
          <table:table-cell table:style-name="ce36" table:formula="of:=SUM(MOD(SUM([.L577]-[.L$2];[.T$2]);[.R$2]-[.L$2]);[.L$2])" office:value-type="time" office:time-value="PT01H30M00S" calcext:value-type="time">
            <text:p>01:30:00</text:p>
          </table:table-cell>
          <table:table-cell table:style-name="ce11" table:formula="of:=IF([.L578]&lt;[.L577];[.M577]+[.H$2];[.M577])" office:value-type="float" office:value="360" calcext:value-type="float">
            <text:p>360</text:p>
          </table:table-cell>
          <table:table-cell table:style-name="ce11" table:formula="of:=OFFSET([.C$4];[.M578];0)" office:value-type="float" office:value="43756" calcext:value-type="float">
            <text:p>43756</text:p>
          </table:table-cell>
          <table:table-cell table:style-name="ce37" table:formula="of:=[.L578]" office:value-type="float" office:value="0.0624999999999945" calcext:value-type="float">
            <text:p>0.062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8];0)&lt;=[.O5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25T05:52:12.329454" calcext:value-type="date">
            <text:p>2019-10-25 05:52:12</text:p>
          </table:table-cell>
          <table:table-cell table:style-name="ce7" table:formula="of:=[.A579]" office:value-type="date" office:date-value="2019-10-25T05:52:12.329454" calcext:value-type="date">
            <text:p>2019-10-25 05:52:12</text:p>
          </table:table-cell>
          <table:table-cell table:formula="of:=TRUNC([.A579])" office:value-type="float" office:value="43763" calcext:value-type="float">
            <text:p>43763</text:p>
          </table:table-cell>
          <table:table-cell table:style-name="ce12" table:formula="of:=[.B579]-[.C579]" office:value-type="date" office:date-value="1899-12-30T05:52:12.32945404015" calcext:value-type="date">
            <text:p>12/30/99 05:52 AM</text:p>
          </table:table-cell>
          <table:table-cell table:formula="of:=MOD([.E578]-[.$E$2];[.$H$2])+1+[.$E$2]" office:value-type="float" office:value="167" calcext:value-type="float">
            <text:p>167</text:p>
          </table:table-cell>
          <table:table-cell table:formula="of:=MOD([.F578]+1/[.$H$2];5)" office:value-type="float" office:value="4.4" calcext:value-type="float">
            <text:p>4,4</text:p>
          </table:table-cell>
          <table:table-cell table:formula="of:=IF([.F579]&lt;0.000001;[.G578]+2+1/[.$H$2];[.G578]+1/[.$H$2])" office:value-type="float" office:value="18.4" calcext:value-type="float">
            <text:p>18,4</text:p>
          </table:table-cell>
          <table:table-cell table:number-columns-repeated="4"/>
          <table:table-cell table:style-name="ce36" table:formula="of:=SUM(MOD(SUM([.L578]-[.L$2];[.T$2]);[.R$2]-[.L$2]);[.L$2])" office:value-type="time" office:time-value="PT01H40M00S" calcext:value-type="time">
            <text:p>01:40:00</text:p>
          </table:table-cell>
          <table:table-cell table:style-name="ce11" table:formula="of:=IF([.L579]&lt;[.L578];[.M578]+[.H$2];[.M578])" office:value-type="float" office:value="360" calcext:value-type="float">
            <text:p>360</text:p>
          </table:table-cell>
          <table:table-cell table:style-name="ce11" table:formula="of:=OFFSET([.C$4];[.M579];0)" office:value-type="float" office:value="43756" calcext:value-type="float">
            <text:p>43756</text:p>
          </table:table-cell>
          <table:table-cell table:style-name="ce37" table:formula="of:=[.L579]" office:value-type="float" office:value="0.0694444444444389" calcext:value-type="float">
            <text:p>0.069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9];0)&lt;=[.O5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25T06:35:39.971801" calcext:value-type="date">
            <text:p>2019-10-25 06:35:40</text:p>
          </table:table-cell>
          <table:table-cell table:style-name="ce7" table:formula="of:=[.A580]" office:value-type="date" office:date-value="2019-10-25T06:35:39.971801" calcext:value-type="date">
            <text:p>2019-10-25 06:35:40</text:p>
          </table:table-cell>
          <table:table-cell table:formula="of:=TRUNC([.A580])" office:value-type="float" office:value="43763" calcext:value-type="float">
            <text:p>43763</text:p>
          </table:table-cell>
          <table:table-cell table:style-name="ce12" table:formula="of:=[.B580]-[.C580]" office:value-type="date" office:date-value="1899-12-30T06:35:39.9718008237" calcext:value-type="date">
            <text:p>12/30/99 06:35 AM</text:p>
          </table:table-cell>
          <table:table-cell table:formula="of:=MOD([.E579]-[.$E$2];[.$H$2])+1+[.$E$2]" office:value-type="float" office:value="168" calcext:value-type="float">
            <text:p>168</text:p>
          </table:table-cell>
          <table:table-cell table:formula="of:=MOD([.F579]+1/[.$H$2];5)" office:value-type="float" office:value="4.425" calcext:value-type="float">
            <text:p>4,425</text:p>
          </table:table-cell>
          <table:table-cell table:formula="of:=IF([.F580]&lt;0.000001;[.G579]+2+1/[.$H$2];[.G579]+1/[.$H$2])" office:value-type="float" office:value="18.425" calcext:value-type="float">
            <text:p>18,425</text:p>
          </table:table-cell>
          <table:table-cell table:number-columns-repeated="4"/>
          <table:table-cell table:style-name="ce36" table:formula="of:=SUM(MOD(SUM([.L579]-[.L$2];[.T$2]);[.R$2]-[.L$2]);[.L$2])" office:value-type="time" office:time-value="PT01H50M00S" calcext:value-type="time">
            <text:p>01:50:00</text:p>
          </table:table-cell>
          <table:table-cell table:style-name="ce11" table:formula="of:=IF([.L580]&lt;[.L579];[.M579]+[.H$2];[.M579])" office:value-type="float" office:value="360" calcext:value-type="float">
            <text:p>360</text:p>
          </table:table-cell>
          <table:table-cell table:style-name="ce11" table:formula="of:=OFFSET([.C$4];[.M580];0)" office:value-type="float" office:value="43756" calcext:value-type="float">
            <text:p>43756</text:p>
          </table:table-cell>
          <table:table-cell table:style-name="ce37" table:formula="of:=[.L580]" office:value-type="float" office:value="0.0763888888888834" calcext:value-type="float">
            <text:p>0.07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0];0)&lt;=[.O5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25T05:52:57.65639" calcext:value-type="date">
            <text:p>2019-10-25 05:52:58</text:p>
          </table:table-cell>
          <table:table-cell table:style-name="ce7" table:formula="of:=[.A581]" office:value-type="date" office:date-value="2019-10-25T05:52:57.65639" calcext:value-type="date">
            <text:p>2019-10-25 05:52:58</text:p>
          </table:table-cell>
          <table:table-cell table:formula="of:=TRUNC([.A581])" office:value-type="float" office:value="43763" calcext:value-type="float">
            <text:p>43763</text:p>
          </table:table-cell>
          <table:table-cell table:style-name="ce12" table:formula="of:=[.B581]-[.C581]" office:value-type="date" office:date-value="1899-12-30T05:52:57.65638958663" calcext:value-type="date">
            <text:p>12/30/99 05:52 AM</text:p>
          </table:table-cell>
          <table:table-cell table:formula="of:=MOD([.E580]-[.$E$2];[.$H$2])+1+[.$E$2]" office:value-type="float" office:value="169" calcext:value-type="float">
            <text:p>169</text:p>
          </table:table-cell>
          <table:table-cell table:formula="of:=MOD([.F580]+1/[.$H$2];5)" office:value-type="float" office:value="4.45" calcext:value-type="float">
            <text:p>4,45</text:p>
          </table:table-cell>
          <table:table-cell table:formula="of:=IF([.F581]&lt;0.000001;[.G580]+2+1/[.$H$2];[.G580]+1/[.$H$2])" office:value-type="float" office:value="18.45" calcext:value-type="float">
            <text:p>18,45</text:p>
          </table:table-cell>
          <table:table-cell table:number-columns-repeated="4"/>
          <table:table-cell table:style-name="ce36" table:formula="of:=SUM(MOD(SUM([.L580]-[.L$2];[.T$2]);[.R$2]-[.L$2]);[.L$2])" office:value-type="time" office:time-value="PT02H00M00S" calcext:value-type="time">
            <text:p>02:00:00</text:p>
          </table:table-cell>
          <table:table-cell table:style-name="ce11" table:formula="of:=IF([.L581]&lt;[.L580];[.M580]+[.H$2];[.M580])" office:value-type="float" office:value="360" calcext:value-type="float">
            <text:p>360</text:p>
          </table:table-cell>
          <table:table-cell table:style-name="ce11" table:formula="of:=OFFSET([.C$4];[.M581];0)" office:value-type="float" office:value="43756" calcext:value-type="float">
            <text:p>43756</text:p>
          </table:table-cell>
          <table:table-cell table:style-name="ce37" table:formula="of:=[.L581]" office:value-type="float" office:value="0.0833333333333278" calcext:value-type="float">
            <text:p>0.08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1];0)&lt;=[.O5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25T05:32:44.596987" calcext:value-type="date">
            <text:p>2019-10-25 05:32:45</text:p>
          </table:table-cell>
          <table:table-cell table:style-name="ce7" table:formula="of:=[.A582]" office:value-type="date" office:date-value="2019-10-25T05:32:44.596987" calcext:value-type="date">
            <text:p>2019-10-25 05:32:45</text:p>
          </table:table-cell>
          <table:table-cell table:formula="of:=TRUNC([.A582])" office:value-type="float" office:value="43763" calcext:value-type="float">
            <text:p>43763</text:p>
          </table:table-cell>
          <table:table-cell table:style-name="ce12" table:formula="of:=[.B582]-[.C582]" office:value-type="date" office:date-value="1899-12-30T05:32:44.59698658437" calcext:value-type="date">
            <text:p>12/30/99 05:32 AM</text:p>
          </table:table-cell>
          <table:table-cell table:formula="of:=MOD([.E581]-[.$E$2];[.$H$2])+1+[.$E$2]" office:value-type="float" office:value="170" calcext:value-type="float">
            <text:p>170</text:p>
          </table:table-cell>
          <table:table-cell table:formula="of:=MOD([.F581]+1/[.$H$2];5)" office:value-type="float" office:value="4.475" calcext:value-type="float">
            <text:p>4,475</text:p>
          </table:table-cell>
          <table:table-cell table:formula="of:=IF([.F582]&lt;0.000001;[.G581]+2+1/[.$H$2];[.G581]+1/[.$H$2])" office:value-type="float" office:value="18.475" calcext:value-type="float">
            <text:p>18,475</text:p>
          </table:table-cell>
          <table:table-cell table:number-columns-repeated="4"/>
          <table:table-cell table:style-name="ce36" table:formula="of:=SUM(MOD(SUM([.L581]-[.L$2];[.T$2]);[.R$2]-[.L$2]);[.L$2])" office:value-type="time" office:time-value="PT02H10M00S" calcext:value-type="time">
            <text:p>02:10:00</text:p>
          </table:table-cell>
          <table:table-cell table:style-name="ce11" table:formula="of:=IF([.L582]&lt;[.L581];[.M581]+[.H$2];[.M581])" office:value-type="float" office:value="360" calcext:value-type="float">
            <text:p>360</text:p>
          </table:table-cell>
          <table:table-cell table:style-name="ce11" table:formula="of:=OFFSET([.C$4];[.M582];0)" office:value-type="float" office:value="43756" calcext:value-type="float">
            <text:p>43756</text:p>
          </table:table-cell>
          <table:table-cell table:style-name="ce37" table:formula="of:=[.L582]" office:value-type="float" office:value="0.0902777777777723" calcext:value-type="float">
            <text:p>0.090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2];0)&lt;=[.O5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25T05:53:23.305887" calcext:value-type="date">
            <text:p>2019-10-25 05:53:23</text:p>
          </table:table-cell>
          <table:table-cell table:style-name="ce7" table:formula="of:=[.A583]" office:value-type="date" office:date-value="2019-10-25T05:53:23.305887" calcext:value-type="date">
            <text:p>2019-10-25 05:53:23</text:p>
          </table:table-cell>
          <table:table-cell table:formula="of:=TRUNC([.A583])" office:value-type="float" office:value="43763" calcext:value-type="float">
            <text:p>43763</text:p>
          </table:table-cell>
          <table:table-cell table:style-name="ce12" table:formula="of:=[.B583]-[.C583]" office:value-type="date" office:date-value="1899-12-30T05:53:23.30588710494" calcext:value-type="date">
            <text:p>12/30/99 05:53 AM</text:p>
          </table:table-cell>
          <table:table-cell table:formula="of:=MOD([.E582]-[.$E$2];[.$H$2])+1+[.$E$2]" office:value-type="float" office:value="171" calcext:value-type="float">
            <text:p>171</text:p>
          </table:table-cell>
          <table:table-cell table:formula="of:=MOD([.F582]+1/[.$H$2];5)" office:value-type="float" office:value="4.5" calcext:value-type="float">
            <text:p>4,5</text:p>
          </table:table-cell>
          <table:table-cell table:formula="of:=IF([.F583]&lt;0.000001;[.G582]+2+1/[.$H$2];[.G582]+1/[.$H$2])" office:value-type="float" office:value="18.5" calcext:value-type="float">
            <text:p>18,5</text:p>
          </table:table-cell>
          <table:table-cell table:number-columns-repeated="4"/>
          <table:table-cell table:style-name="ce36" table:formula="of:=SUM(MOD(SUM([.L582]-[.L$2];[.T$2]);[.R$2]-[.L$2]);[.L$2])" office:value-type="time" office:time-value="PT02H20M00S" calcext:value-type="time">
            <text:p>02:20:00</text:p>
          </table:table-cell>
          <table:table-cell table:style-name="ce11" table:formula="of:=IF([.L583]&lt;[.L582];[.M582]+[.H$2];[.M582])" office:value-type="float" office:value="360" calcext:value-type="float">
            <text:p>360</text:p>
          </table:table-cell>
          <table:table-cell table:style-name="ce11" table:formula="of:=OFFSET([.C$4];[.M583];0)" office:value-type="float" office:value="43756" calcext:value-type="float">
            <text:p>43756</text:p>
          </table:table-cell>
          <table:table-cell table:style-name="ce37" table:formula="of:=[.L583]" office:value-type="float" office:value="0.0972222222222167" calcext:value-type="float">
            <text:p>0.097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3];0)&lt;=[.O5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25T05:48:54.229262" calcext:value-type="date">
            <text:p>2019-10-25 05:48:54</text:p>
          </table:table-cell>
          <table:table-cell table:style-name="ce7" table:formula="of:=[.A584]" office:value-type="date" office:date-value="2019-10-25T05:48:54.229262" calcext:value-type="date">
            <text:p>2019-10-25 05:48:54</text:p>
          </table:table-cell>
          <table:table-cell table:formula="of:=TRUNC([.A584])" office:value-type="float" office:value="43763" calcext:value-type="float">
            <text:p>43763</text:p>
          </table:table-cell>
          <table:table-cell table:style-name="ce12" table:formula="of:=[.B584]-[.C584]" office:value-type="date" office:date-value="1899-12-30T05:48:54.22926245257" calcext:value-type="date">
            <text:p>12/30/99 05:48 AM</text:p>
          </table:table-cell>
          <table:table-cell table:formula="of:=MOD([.E583]-[.$E$2];[.$H$2])+1+[.$E$2]" office:value-type="float" office:value="172" calcext:value-type="float">
            <text:p>172</text:p>
          </table:table-cell>
          <table:table-cell table:formula="of:=MOD([.F583]+1/[.$H$2];5)" office:value-type="float" office:value="4.525" calcext:value-type="float">
            <text:p>4,525</text:p>
          </table:table-cell>
          <table:table-cell table:formula="of:=IF([.F584]&lt;0.000001;[.G583]+2+1/[.$H$2];[.G583]+1/[.$H$2])" office:value-type="float" office:value="18.525" calcext:value-type="float">
            <text:p>18,525</text:p>
          </table:table-cell>
          <table:table-cell table:number-columns-repeated="4"/>
          <table:table-cell table:style-name="ce36" table:formula="of:=SUM(MOD(SUM([.L583]-[.L$2];[.T$2]);[.R$2]-[.L$2]);[.L$2])" office:value-type="time" office:time-value="PT02H30M00S" calcext:value-type="time">
            <text:p>02:30:00</text:p>
          </table:table-cell>
          <table:table-cell table:style-name="ce11" table:formula="of:=IF([.L584]&lt;[.L583];[.M583]+[.H$2];[.M583])" office:value-type="float" office:value="360" calcext:value-type="float">
            <text:p>360</text:p>
          </table:table-cell>
          <table:table-cell table:style-name="ce11" table:formula="of:=OFFSET([.C$4];[.M584];0)" office:value-type="float" office:value="43756" calcext:value-type="float">
            <text:p>43756</text:p>
          </table:table-cell>
          <table:table-cell table:style-name="ce37" table:formula="of:=[.L584]" office:value-type="float" office:value="0.104166666666661" calcext:value-type="float">
            <text:p>0.10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4];0)&lt;=[.O5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25T05:45:48.0432" calcext:value-type="date">
            <text:p>2019-10-25 05:45:48</text:p>
          </table:table-cell>
          <table:table-cell table:style-name="ce7" table:formula="of:=[.A585]" office:value-type="date" office:date-value="2019-10-25T05:45:48.0432" calcext:value-type="date">
            <text:p>2019-10-25 05:45:48</text:p>
          </table:table-cell>
          <table:table-cell table:formula="of:=TRUNC([.A585])" office:value-type="float" office:value="43763" calcext:value-type="float">
            <text:p>43763</text:p>
          </table:table-cell>
          <table:table-cell table:style-name="ce12" table:formula="of:=[.B585]-[.C585]" office:value-type="date" office:date-value="1899-12-30T05:45:48.0432004435" calcext:value-type="date">
            <text:p>12/30/99 05:45 AM</text:p>
          </table:table-cell>
          <table:table-cell table:formula="of:=MOD([.E584]-[.$E$2];[.$H$2])+1+[.$E$2]" office:value-type="float" office:value="173" calcext:value-type="float">
            <text:p>173</text:p>
          </table:table-cell>
          <table:table-cell table:formula="of:=MOD([.F584]+1/[.$H$2];5)" office:value-type="float" office:value="4.55" calcext:value-type="float">
            <text:p>4,55</text:p>
          </table:table-cell>
          <table:table-cell table:formula="of:=IF([.F585]&lt;0.000001;[.G584]+2+1/[.$H$2];[.G584]+1/[.$H$2])" office:value-type="float" office:value="18.55" calcext:value-type="float">
            <text:p>18,55</text:p>
          </table:table-cell>
          <table:table-cell table:number-columns-repeated="4"/>
          <table:table-cell table:style-name="ce36" table:formula="of:=SUM(MOD(SUM([.L584]-[.L$2];[.T$2]);[.R$2]-[.L$2]);[.L$2])" office:value-type="time" office:time-value="PT02H40M00S" calcext:value-type="time">
            <text:p>02:40:00</text:p>
          </table:table-cell>
          <table:table-cell table:style-name="ce11" table:formula="of:=IF([.L585]&lt;[.L584];[.M584]+[.H$2];[.M584])" office:value-type="float" office:value="360" calcext:value-type="float">
            <text:p>360</text:p>
          </table:table-cell>
          <table:table-cell table:style-name="ce11" table:formula="of:=OFFSET([.C$4];[.M585];0)" office:value-type="float" office:value="43756" calcext:value-type="float">
            <text:p>43756</text:p>
          </table:table-cell>
          <table:table-cell table:style-name="ce37" table:formula="of:=[.L585]" office:value-type="float" office:value="0.111111111111106" calcext:value-type="float">
            <text:p>0.11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5];0)&lt;=[.O5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25T05:48:47.402227" calcext:value-type="date">
            <text:p>2019-10-25 05:48:47</text:p>
          </table:table-cell>
          <table:table-cell table:style-name="ce7" table:formula="of:=[.A586]" office:value-type="date" office:date-value="2019-10-25T05:48:47.402227" calcext:value-type="date">
            <text:p>2019-10-25 05:48:47</text:p>
          </table:table-cell>
          <table:table-cell table:formula="of:=TRUNC([.A586])" office:value-type="float" office:value="43763" calcext:value-type="float">
            <text:p>43763</text:p>
          </table:table-cell>
          <table:table-cell table:style-name="ce12" table:formula="of:=[.B586]-[.C586]" office:value-type="date" office:date-value="1899-12-30T05:48:47.40222746506" calcext:value-type="date">
            <text:p>12/30/99 05:48 AM</text:p>
          </table:table-cell>
          <table:table-cell table:formula="of:=MOD([.E585]-[.$E$2];[.$H$2])+1+[.$E$2]" office:value-type="float" office:value="174" calcext:value-type="float">
            <text:p>174</text:p>
          </table:table-cell>
          <table:table-cell table:formula="of:=MOD([.F585]+1/[.$H$2];5)" office:value-type="float" office:value="4.575" calcext:value-type="float">
            <text:p>4,575</text:p>
          </table:table-cell>
          <table:table-cell table:formula="of:=IF([.F586]&lt;0.000001;[.G585]+2+1/[.$H$2];[.G585]+1/[.$H$2])" office:value-type="float" office:value="18.575" calcext:value-type="float">
            <text:p>18,575</text:p>
          </table:table-cell>
          <table:table-cell table:number-columns-repeated="4"/>
          <table:table-cell table:style-name="ce36" table:formula="of:=SUM(MOD(SUM([.L585]-[.L$2];[.T$2]);[.R$2]-[.L$2]);[.L$2])" office:value-type="time" office:time-value="PT02H50M00S" calcext:value-type="time">
            <text:p>02:50:00</text:p>
          </table:table-cell>
          <table:table-cell table:style-name="ce11" table:formula="of:=IF([.L586]&lt;[.L585];[.M585]+[.H$2];[.M585])" office:value-type="float" office:value="360" calcext:value-type="float">
            <text:p>360</text:p>
          </table:table-cell>
          <table:table-cell table:style-name="ce11" table:formula="of:=OFFSET([.C$4];[.M586];0)" office:value-type="float" office:value="43756" calcext:value-type="float">
            <text:p>43756</text:p>
          </table:table-cell>
          <table:table-cell table:style-name="ce37" table:formula="of:=[.L586]" office:value-type="float" office:value="0.11805555555555" calcext:value-type="float">
            <text:p>0.118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6];0)&lt;=[.O5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25T05:56:30.591934" calcext:value-type="date">
            <text:p>2019-10-25 05:56:31</text:p>
          </table:table-cell>
          <table:table-cell table:style-name="ce7" table:formula="of:=[.A587]" office:value-type="date" office:date-value="2019-10-25T05:56:30.591934" calcext:value-type="date">
            <text:p>2019-10-25 05:56:31</text:p>
          </table:table-cell>
          <table:table-cell table:formula="of:=TRUNC([.A587])" office:value-type="float" office:value="43763" calcext:value-type="float">
            <text:p>43763</text:p>
          </table:table-cell>
          <table:table-cell table:style-name="ce12" table:formula="of:=[.B587]-[.C587]" office:value-type="date" office:date-value="1899-12-30T05:56:30.59193371795" calcext:value-type="date">
            <text:p>12/30/99 05:56 AM</text:p>
          </table:table-cell>
          <table:table-cell table:formula="of:=MOD([.E586]-[.$E$2];[.$H$2])+1+[.$E$2]" office:value-type="float" office:value="175" calcext:value-type="float">
            <text:p>175</text:p>
          </table:table-cell>
          <table:table-cell table:formula="of:=MOD([.F586]+1/[.$H$2];5)" office:value-type="float" office:value="4.6" calcext:value-type="float">
            <text:p>4,6</text:p>
          </table:table-cell>
          <table:table-cell table:formula="of:=IF([.F587]&lt;0.000001;[.G586]+2+1/[.$H$2];[.G586]+1/[.$H$2])" office:value-type="float" office:value="18.6" calcext:value-type="float">
            <text:p>18,6</text:p>
          </table:table-cell>
          <table:table-cell table:number-columns-repeated="4"/>
          <table:table-cell table:style-name="ce36" table:formula="of:=SUM(MOD(SUM([.L586]-[.L$2];[.T$2]);[.R$2]-[.L$2]);[.L$2])" office:value-type="time" office:time-value="PT03H00M00S" calcext:value-type="time">
            <text:p>03:00:00</text:p>
          </table:table-cell>
          <table:table-cell table:style-name="ce11" table:formula="of:=IF([.L587]&lt;[.L586];[.M586]+[.H$2];[.M586])" office:value-type="float" office:value="360" calcext:value-type="float">
            <text:p>360</text:p>
          </table:table-cell>
          <table:table-cell table:style-name="ce11" table:formula="of:=OFFSET([.C$4];[.M587];0)" office:value-type="float" office:value="43756" calcext:value-type="float">
            <text:p>43756</text:p>
          </table:table-cell>
          <table:table-cell table:style-name="ce37" table:formula="of:=[.L587]" office:value-type="float" office:value="0.124999999999995" calcext:value-type="float">
            <text:p>0.12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7];0)&lt;=[.O5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25T06:08:48.947553" calcext:value-type="date">
            <text:p>2019-10-25 06:08:49</text:p>
          </table:table-cell>
          <table:table-cell table:style-name="ce7" table:formula="of:=[.A588]" office:value-type="date" office:date-value="2019-10-25T06:08:48.947553" calcext:value-type="date">
            <text:p>2019-10-25 06:08:49</text:p>
          </table:table-cell>
          <table:table-cell table:formula="of:=TRUNC([.A588])" office:value-type="float" office:value="43763" calcext:value-type="float">
            <text:p>43763</text:p>
          </table:table-cell>
          <table:table-cell table:style-name="ce12" table:formula="of:=[.B588]-[.C588]" office:value-type="date" office:date-value="1899-12-30T06:08:48.94755278248" calcext:value-type="date">
            <text:p>12/30/99 06:08 AM</text:p>
          </table:table-cell>
          <table:table-cell table:formula="of:=MOD([.E587]-[.$E$2];[.$H$2])+1+[.$E$2]" office:value-type="float" office:value="176" calcext:value-type="float">
            <text:p>176</text:p>
          </table:table-cell>
          <table:table-cell table:formula="of:=MOD([.F587]+1/[.$H$2];5)" office:value-type="float" office:value="4.625" calcext:value-type="float">
            <text:p>4,625</text:p>
          </table:table-cell>
          <table:table-cell table:formula="of:=IF([.F588]&lt;0.000001;[.G587]+2+1/[.$H$2];[.G587]+1/[.$H$2])" office:value-type="float" office:value="18.625" calcext:value-type="float">
            <text:p>18,625</text:p>
          </table:table-cell>
          <table:table-cell table:number-columns-repeated="4"/>
          <table:table-cell table:style-name="ce36" table:formula="of:=SUM(MOD(SUM([.L587]-[.L$2];[.T$2]);[.R$2]-[.L$2]);[.L$2])" office:value-type="time" office:time-value="PT03H10M00S" calcext:value-type="time">
            <text:p>03:10:00</text:p>
          </table:table-cell>
          <table:table-cell table:style-name="ce11" table:formula="of:=IF([.L588]&lt;[.L587];[.M587]+[.H$2];[.M587])" office:value-type="float" office:value="360" calcext:value-type="float">
            <text:p>360</text:p>
          </table:table-cell>
          <table:table-cell table:style-name="ce11" table:formula="of:=OFFSET([.C$4];[.M588];0)" office:value-type="float" office:value="43756" calcext:value-type="float">
            <text:p>43756</text:p>
          </table:table-cell>
          <table:table-cell table:style-name="ce37" table:formula="of:=[.L588]" office:value-type="float" office:value="0.131944444444439" calcext:value-type="float">
            <text:p>0.131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8];0)&lt;=[.O5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25T06:16:50.872314" calcext:value-type="date">
            <text:p>2019-10-25 06:16:51</text:p>
          </table:table-cell>
          <table:table-cell table:style-name="ce7" table:formula="of:=[.A589]" office:value-type="date" office:date-value="2019-10-25T06:16:50.872314" calcext:value-type="date">
            <text:p>2019-10-25 06:16:51</text:p>
          </table:table-cell>
          <table:table-cell table:formula="of:=TRUNC([.A589])" office:value-type="float" office:value="43763" calcext:value-type="float">
            <text:p>43763</text:p>
          </table:table-cell>
          <table:table-cell table:style-name="ce12" table:formula="of:=[.B589]-[.C589]" office:value-type="date" office:date-value="1899-12-30T06:16:50.87231445126" calcext:value-type="date">
            <text:p>12/30/99 06:16 AM</text:p>
          </table:table-cell>
          <table:table-cell table:formula="of:=MOD([.E588]-[.$E$2];[.$H$2])+1+[.$E$2]" office:value-type="float" office:value="177" calcext:value-type="float">
            <text:p>177</text:p>
          </table:table-cell>
          <table:table-cell table:formula="of:=MOD([.F588]+1/[.$H$2];5)" office:value-type="float" office:value="4.65" calcext:value-type="float">
            <text:p>4,65</text:p>
          </table:table-cell>
          <table:table-cell table:formula="of:=IF([.F589]&lt;0.000001;[.G588]+2+1/[.$H$2];[.G588]+1/[.$H$2])" office:value-type="float" office:value="18.65" calcext:value-type="float">
            <text:p>18,65</text:p>
          </table:table-cell>
          <table:table-cell table:number-columns-repeated="4"/>
          <table:table-cell table:style-name="ce36" table:formula="of:=SUM(MOD(SUM([.L588]-[.L$2];[.T$2]);[.R$2]-[.L$2]);[.L$2])" office:value-type="time" office:time-value="PT03H20M00S" calcext:value-type="time">
            <text:p>03:20:00</text:p>
          </table:table-cell>
          <table:table-cell table:style-name="ce11" table:formula="of:=IF([.L589]&lt;[.L588];[.M588]+[.H$2];[.M588])" office:value-type="float" office:value="360" calcext:value-type="float">
            <text:p>360</text:p>
          </table:table-cell>
          <table:table-cell table:style-name="ce11" table:formula="of:=OFFSET([.C$4];[.M589];0)" office:value-type="float" office:value="43756" calcext:value-type="float">
            <text:p>43756</text:p>
          </table:table-cell>
          <table:table-cell table:style-name="ce37" table:formula="of:=[.L589]" office:value-type="float" office:value="0.138888888888883" calcext:value-type="float">
            <text:p>0.138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9];0)&lt;=[.O5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25T06:20:23.097616" calcext:value-type="date">
            <text:p>2019-10-25 06:20:23</text:p>
          </table:table-cell>
          <table:table-cell table:style-name="ce7" table:formula="of:=[.A590]" office:value-type="date" office:date-value="2019-10-25T06:20:23.097616" calcext:value-type="date">
            <text:p>2019-10-25 06:20:23</text:p>
          </table:table-cell>
          <table:table-cell table:formula="of:=TRUNC([.A590])" office:value-type="float" office:value="43763" calcext:value-type="float">
            <text:p>43763</text:p>
          </table:table-cell>
          <table:table-cell table:style-name="ce12" table:formula="of:=[.B590]-[.C590]" office:value-type="date" office:date-value="1899-12-30T06:20:23.09761550277" calcext:value-type="date">
            <text:p>12/30/99 06:20 AM</text:p>
          </table:table-cell>
          <table:table-cell table:formula="of:=MOD([.E589]-[.$E$2];[.$H$2])+1+[.$E$2]" office:value-type="float" office:value="178" calcext:value-type="float">
            <text:p>178</text:p>
          </table:table-cell>
          <table:table-cell table:formula="of:=MOD([.F589]+1/[.$H$2];5)" office:value-type="float" office:value="4.675" calcext:value-type="float">
            <text:p>4,675</text:p>
          </table:table-cell>
          <table:table-cell table:formula="of:=IF([.F590]&lt;0.000001;[.G589]+2+1/[.$H$2];[.G589]+1/[.$H$2])" office:value-type="float" office:value="18.675" calcext:value-type="float">
            <text:p>18,675</text:p>
          </table:table-cell>
          <table:table-cell table:number-columns-repeated="4"/>
          <table:table-cell table:style-name="ce36" table:formula="of:=SUM(MOD(SUM([.L589]-[.L$2];[.T$2]);[.R$2]-[.L$2]);[.L$2])" office:value-type="time" office:time-value="PT03H30M00S" calcext:value-type="time">
            <text:p>03:30:00</text:p>
          </table:table-cell>
          <table:table-cell table:style-name="ce11" table:formula="of:=IF([.L590]&lt;[.L589];[.M589]+[.H$2];[.M589])" office:value-type="float" office:value="360" calcext:value-type="float">
            <text:p>360</text:p>
          </table:table-cell>
          <table:table-cell table:style-name="ce11" table:formula="of:=OFFSET([.C$4];[.M590];0)" office:value-type="float" office:value="43756" calcext:value-type="float">
            <text:p>43756</text:p>
          </table:table-cell>
          <table:table-cell table:style-name="ce37" table:formula="of:=[.L590]" office:value-type="float" office:value="0.145833333333328" calcext:value-type="float">
            <text:p>0.145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0];0)&lt;=[.O5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25T05:30:20.559838" calcext:value-type="date">
            <text:p>2019-10-25 05:30:21</text:p>
          </table:table-cell>
          <table:table-cell table:style-name="ce7" table:formula="of:=[.A591]" office:value-type="date" office:date-value="2019-10-25T05:30:20.559838" calcext:value-type="date">
            <text:p>2019-10-25 05:30:21</text:p>
          </table:table-cell>
          <table:table-cell table:formula="of:=TRUNC([.A591])" office:value-type="float" office:value="43763" calcext:value-type="float">
            <text:p>43763</text:p>
          </table:table-cell>
          <table:table-cell table:style-name="ce12" table:formula="of:=[.B591]-[.C591]" office:value-type="date" office:date-value="1899-12-30T05:30:20.55983848404" calcext:value-type="date">
            <text:p>12/30/99 05:30 AM</text:p>
          </table:table-cell>
          <table:table-cell table:formula="of:=MOD([.E590]-[.$E$2];[.$H$2])+1+[.$E$2]" office:value-type="float" office:value="179" calcext:value-type="float">
            <text:p>179</text:p>
          </table:table-cell>
          <table:table-cell table:formula="of:=MOD([.F590]+1/[.$H$2];5)" office:value-type="float" office:value="4.7" calcext:value-type="float">
            <text:p>4,7</text:p>
          </table:table-cell>
          <table:table-cell table:formula="of:=IF([.F591]&lt;0.000001;[.G590]+2+1/[.$H$2];[.G590]+1/[.$H$2])" office:value-type="float" office:value="18.7" calcext:value-type="float">
            <text:p>18,7</text:p>
          </table:table-cell>
          <table:table-cell table:number-columns-repeated="4"/>
          <table:table-cell table:style-name="ce36" table:formula="of:=SUM(MOD(SUM([.L590]-[.L$2];[.T$2]);[.R$2]-[.L$2]);[.L$2])" office:value-type="time" office:time-value="PT03H40M00S" calcext:value-type="time">
            <text:p>03:40:00</text:p>
          </table:table-cell>
          <table:table-cell table:style-name="ce11" table:formula="of:=IF([.L591]&lt;[.L590];[.M590]+[.H$2];[.M590])" office:value-type="float" office:value="360" calcext:value-type="float">
            <text:p>360</text:p>
          </table:table-cell>
          <table:table-cell table:style-name="ce11" table:formula="of:=OFFSET([.C$4];[.M591];0)" office:value-type="float" office:value="43756" calcext:value-type="float">
            <text:p>43756</text:p>
          </table:table-cell>
          <table:table-cell table:style-name="ce37" table:formula="of:=[.L591]" office:value-type="float" office:value="0.152777777777772" calcext:value-type="float">
            <text:p>0.15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1];0)&lt;=[.O5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25T05:57:11.656054" calcext:value-type="date">
            <text:p>2019-10-25 05:57:12</text:p>
          </table:table-cell>
          <table:table-cell table:style-name="ce7" table:formula="of:=[.A592]" office:value-type="date" office:date-value="2019-10-25T05:57:11.656054" calcext:value-type="date">
            <text:p>2019-10-25 05:57:12</text:p>
          </table:table-cell>
          <table:table-cell table:formula="of:=TRUNC([.A592])" office:value-type="float" office:value="43763" calcext:value-type="float">
            <text:p>43763</text:p>
          </table:table-cell>
          <table:table-cell table:style-name="ce12" table:formula="of:=[.B592]-[.C592]" office:value-type="date" office:date-value="1899-12-30T05:57:11.65605354588" calcext:value-type="date">
            <text:p>12/30/99 05:57 AM</text:p>
          </table:table-cell>
          <table:table-cell table:formula="of:=MOD([.E591]-[.$E$2];[.$H$2])+1+[.$E$2]" office:value-type="float" office:value="180" calcext:value-type="float">
            <text:p>180</text:p>
          </table:table-cell>
          <table:table-cell table:formula="of:=MOD([.F591]+1/[.$H$2];5)" office:value-type="float" office:value="4.725" calcext:value-type="float">
            <text:p>4,725</text:p>
          </table:table-cell>
          <table:table-cell table:formula="of:=IF([.F592]&lt;0.000001;[.G591]+2+1/[.$H$2];[.G591]+1/[.$H$2])" office:value-type="float" office:value="18.7249999999999" calcext:value-type="float">
            <text:p>18,7249999999999</text:p>
          </table:table-cell>
          <table:table-cell table:number-columns-repeated="4"/>
          <table:table-cell table:style-name="ce36" table:formula="of:=SUM(MOD(SUM([.L591]-[.L$2];[.T$2]);[.R$2]-[.L$2]);[.L$2])" office:value-type="time" office:time-value="PT03H50M00S" calcext:value-type="time">
            <text:p>03:50:00</text:p>
          </table:table-cell>
          <table:table-cell table:style-name="ce11" table:formula="of:=IF([.L592]&lt;[.L591];[.M591]+[.H$2];[.M591])" office:value-type="float" office:value="360" calcext:value-type="float">
            <text:p>360</text:p>
          </table:table-cell>
          <table:table-cell table:style-name="ce11" table:formula="of:=OFFSET([.C$4];[.M592];0)" office:value-type="float" office:value="43756" calcext:value-type="float">
            <text:p>43756</text:p>
          </table:table-cell>
          <table:table-cell table:style-name="ce37" table:formula="of:=[.L592]" office:value-type="float" office:value="0.159722222222217" calcext:value-type="float">
            <text:p>0.15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2];0)&lt;=[.O5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25T05:40:33.808718" calcext:value-type="date">
            <text:p>2019-10-25 05:40:34</text:p>
          </table:table-cell>
          <table:table-cell table:style-name="ce7" table:formula="of:=[.A593]" office:value-type="date" office:date-value="2019-10-25T05:40:33.808718" calcext:value-type="date">
            <text:p>2019-10-25 05:40:34</text:p>
          </table:table-cell>
          <table:table-cell table:formula="of:=TRUNC([.A593])" office:value-type="float" office:value="43763" calcext:value-type="float">
            <text:p>43763</text:p>
          </table:table-cell>
          <table:table-cell table:style-name="ce12" table:formula="of:=[.B593]-[.C593]" office:value-type="date" office:date-value="1899-12-30T05:40:33.8087181095" calcext:value-type="date">
            <text:p>12/30/99 05:40 AM</text:p>
          </table:table-cell>
          <table:table-cell table:formula="of:=MOD([.E592]-[.$E$2];[.$H$2])+1+[.$E$2]" office:value-type="float" office:value="181" calcext:value-type="float">
            <text:p>181</text:p>
          </table:table-cell>
          <table:table-cell table:formula="of:=MOD([.F592]+1/[.$H$2];5)" office:value-type="float" office:value="4.75" calcext:value-type="float">
            <text:p>4,75</text:p>
          </table:table-cell>
          <table:table-cell table:formula="of:=IF([.F593]&lt;0.000001;[.G592]+2+1/[.$H$2];[.G592]+1/[.$H$2])" office:value-type="float" office:value="18.7499999999999" calcext:value-type="float">
            <text:p>18,7499999999999</text:p>
          </table:table-cell>
          <table:table-cell table:number-columns-repeated="4"/>
          <table:table-cell table:style-name="ce36" table:formula="of:=SUM(MOD(SUM([.L592]-[.L$2];[.T$2]);[.R$2]-[.L$2]);[.L$2])" office:value-type="time" office:time-value="PT04H00M00S" calcext:value-type="time">
            <text:p>04:00:00</text:p>
          </table:table-cell>
          <table:table-cell table:style-name="ce11" table:formula="of:=IF([.L593]&lt;[.L592];[.M592]+[.H$2];[.M592])" office:value-type="float" office:value="360" calcext:value-type="float">
            <text:p>360</text:p>
          </table:table-cell>
          <table:table-cell table:style-name="ce11" table:formula="of:=OFFSET([.C$4];[.M593];0)" office:value-type="float" office:value="43756" calcext:value-type="float">
            <text:p>43756</text:p>
          </table:table-cell>
          <table:table-cell table:style-name="ce37" table:formula="of:=[.L593]" office:value-type="float" office:value="0.166666666666661" calcext:value-type="float">
            <text:p>0.16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3];0)&lt;=[.O5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25T06:17:32.314849" calcext:value-type="date">
            <text:p>2019-10-25 06:17:32</text:p>
          </table:table-cell>
          <table:table-cell table:style-name="ce7" table:formula="of:=[.A594]" office:value-type="date" office:date-value="2019-10-25T06:17:32.314849" calcext:value-type="date">
            <text:p>2019-10-25 06:17:32</text:p>
          </table:table-cell>
          <table:table-cell table:formula="of:=TRUNC([.A594])" office:value-type="float" office:value="43763" calcext:value-type="float">
            <text:p>43763</text:p>
          </table:table-cell>
          <table:table-cell table:style-name="ce12" table:formula="of:=[.B594]-[.C594]" office:value-type="date" office:date-value="1899-12-30T06:17:32.31484891847" calcext:value-type="date">
            <text:p>12/30/99 06:17 AM</text:p>
          </table:table-cell>
          <table:table-cell table:formula="of:=MOD([.E593]-[.$E$2];[.$H$2])+1+[.$E$2]" office:value-type="float" office:value="182" calcext:value-type="float">
            <text:p>182</text:p>
          </table:table-cell>
          <table:table-cell table:formula="of:=MOD([.F593]+1/[.$H$2];5)" office:value-type="float" office:value="4.775" calcext:value-type="float">
            <text:p>4,775</text:p>
          </table:table-cell>
          <table:table-cell table:formula="of:=IF([.F594]&lt;0.000001;[.G593]+2+1/[.$H$2];[.G593]+1/[.$H$2])" office:value-type="float" office:value="18.7749999999999" calcext:value-type="float">
            <text:p>18,7749999999999</text:p>
          </table:table-cell>
          <table:table-cell table:number-columns-repeated="4"/>
          <table:table-cell table:style-name="ce36" table:formula="of:=SUM(MOD(SUM([.L593]-[.L$2];[.T$2]);[.R$2]-[.L$2]);[.L$2])" office:value-type="time" office:time-value="PT04H10M00S" calcext:value-type="time">
            <text:p>04:10:00</text:p>
          </table:table-cell>
          <table:table-cell table:style-name="ce11" table:formula="of:=IF([.L594]&lt;[.L593];[.M593]+[.H$2];[.M593])" office:value-type="float" office:value="360" calcext:value-type="float">
            <text:p>360</text:p>
          </table:table-cell>
          <table:table-cell table:style-name="ce11" table:formula="of:=OFFSET([.C$4];[.M594];0)" office:value-type="float" office:value="43756" calcext:value-type="float">
            <text:p>43756</text:p>
          </table:table-cell>
          <table:table-cell table:style-name="ce37" table:formula="of:=[.L594]" office:value-type="float" office:value="0.173611111111106" calcext:value-type="float">
            <text:p>0.17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4];0)&lt;=[.O5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25T05:50:50.26139" calcext:value-type="date">
            <text:p>2019-10-25 05:50:50</text:p>
          </table:table-cell>
          <table:table-cell table:style-name="ce7" table:formula="of:=[.A595]" office:value-type="date" office:date-value="2019-10-25T05:50:50.26139" calcext:value-type="date">
            <text:p>2019-10-25 05:50:50</text:p>
          </table:table-cell>
          <table:table-cell table:formula="of:=TRUNC([.A595])" office:value-type="float" office:value="43763" calcext:value-type="float">
            <text:p>43763</text:p>
          </table:table-cell>
          <table:table-cell table:style-name="ce12" table:formula="of:=[.B595]-[.C595]" office:value-type="date" office:date-value="1899-12-30T05:50:50.26138995308" calcext:value-type="date">
            <text:p>12/30/99 05:50 AM</text:p>
          </table:table-cell>
          <table:table-cell table:formula="of:=MOD([.E594]-[.$E$2];[.$H$2])+1+[.$E$2]" office:value-type="float" office:value="183" calcext:value-type="float">
            <text:p>183</text:p>
          </table:table-cell>
          <table:table-cell table:formula="of:=MOD([.F594]+1/[.$H$2];5)" office:value-type="float" office:value="4.8" calcext:value-type="float">
            <text:p>4,8</text:p>
          </table:table-cell>
          <table:table-cell table:formula="of:=IF([.F595]&lt;0.000001;[.G594]+2+1/[.$H$2];[.G594]+1/[.$H$2])" office:value-type="float" office:value="18.7999999999999" calcext:value-type="float">
            <text:p>18,7999999999999</text:p>
          </table:table-cell>
          <table:table-cell table:number-columns-repeated="4"/>
          <table:table-cell table:style-name="ce36" table:formula="of:=SUM(MOD(SUM([.L594]-[.L$2];[.T$2]);[.R$2]-[.L$2]);[.L$2])" office:value-type="time" office:time-value="PT04H20M00S" calcext:value-type="time">
            <text:p>04:20:00</text:p>
          </table:table-cell>
          <table:table-cell table:style-name="ce11" table:formula="of:=IF([.L595]&lt;[.L594];[.M594]+[.H$2];[.M594])" office:value-type="float" office:value="360" calcext:value-type="float">
            <text:p>360</text:p>
          </table:table-cell>
          <table:table-cell table:style-name="ce11" table:formula="of:=OFFSET([.C$4];[.M595];0)" office:value-type="float" office:value="43756" calcext:value-type="float">
            <text:p>43756</text:p>
          </table:table-cell>
          <table:table-cell table:style-name="ce37" table:formula="of:=[.L595]" office:value-type="float" office:value="0.18055555555555" calcext:value-type="float">
            <text:p>0.1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5];0)&lt;=[.O5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25T05:45:16.491051" calcext:value-type="date">
            <text:p>2019-10-25 05:45:16</text:p>
          </table:table-cell>
          <table:table-cell table:style-name="ce7" table:formula="of:=[.A596]" office:value-type="date" office:date-value="2019-10-25T05:45:16.491051" calcext:value-type="date">
            <text:p>2019-10-25 05:45:16</text:p>
          </table:table-cell>
          <table:table-cell table:formula="of:=TRUNC([.A596])" office:value-type="float" office:value="43763" calcext:value-type="float">
            <text:p>43763</text:p>
          </table:table-cell>
          <table:table-cell table:style-name="ce12" table:formula="of:=[.B596]-[.C596]" office:value-type="date" office:date-value="1899-12-30T05:45:16.49105125107" calcext:value-type="date">
            <text:p>12/30/99 05:45 AM</text:p>
          </table:table-cell>
          <table:table-cell table:formula="of:=MOD([.E595]-[.$E$2];[.$H$2])+1+[.$E$2]" office:value-type="float" office:value="184" calcext:value-type="float">
            <text:p>184</text:p>
          </table:table-cell>
          <table:table-cell table:formula="of:=MOD([.F595]+1/[.$H$2];5)" office:value-type="float" office:value="4.825" calcext:value-type="float">
            <text:p>4,825</text:p>
          </table:table-cell>
          <table:table-cell table:formula="of:=IF([.F596]&lt;0.000001;[.G595]+2+1/[.$H$2];[.G595]+1/[.$H$2])" office:value-type="float" office:value="18.8249999999999" calcext:value-type="float">
            <text:p>18,8249999999999</text:p>
          </table:table-cell>
          <table:table-cell table:number-columns-repeated="4"/>
          <table:table-cell table:style-name="ce36" table:formula="of:=SUM(MOD(SUM([.L595]-[.L$2];[.T$2]);[.R$2]-[.L$2]);[.L$2])" office:value-type="time" office:time-value="PT04H30M00S" calcext:value-type="time">
            <text:p>04:30:00</text:p>
          </table:table-cell>
          <table:table-cell table:style-name="ce11" table:formula="of:=IF([.L596]&lt;[.L595];[.M595]+[.H$2];[.M595])" office:value-type="float" office:value="360" calcext:value-type="float">
            <text:p>360</text:p>
          </table:table-cell>
          <table:table-cell table:style-name="ce11" table:formula="of:=OFFSET([.C$4];[.M596];0)" office:value-type="float" office:value="43756" calcext:value-type="float">
            <text:p>43756</text:p>
          </table:table-cell>
          <table:table-cell table:style-name="ce37" table:formula="of:=[.L596]" office:value-type="float" office:value="0.187499999999995" calcext:value-type="float">
            <text:p>0.18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6];0)&lt;=[.O5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25T05:58:33.697891" calcext:value-type="date">
            <text:p>2019-10-25 05:58:34</text:p>
          </table:table-cell>
          <table:table-cell table:style-name="ce7" table:formula="of:=[.A597]" office:value-type="date" office:date-value="2019-10-25T05:58:33.697891" calcext:value-type="date">
            <text:p>2019-10-25 05:58:34</text:p>
          </table:table-cell>
          <table:table-cell table:formula="of:=TRUNC([.A597])" office:value-type="float" office:value="43763" calcext:value-type="float">
            <text:p>43763</text:p>
          </table:table-cell>
          <table:table-cell table:style-name="ce12" table:formula="of:=[.B597]-[.C597]" office:value-type="date" office:date-value="1899-12-30T05:58:33.69789128657" calcext:value-type="date">
            <text:p>12/30/99 05:58 AM</text:p>
          </table:table-cell>
          <table:table-cell table:formula="of:=MOD([.E596]-[.$E$2];[.$H$2])+1+[.$E$2]" office:value-type="float" office:value="185" calcext:value-type="float">
            <text:p>185</text:p>
          </table:table-cell>
          <table:table-cell table:formula="of:=MOD([.F596]+1/[.$H$2];5)" office:value-type="float" office:value="4.85" calcext:value-type="float">
            <text:p>4,85</text:p>
          </table:table-cell>
          <table:table-cell table:formula="of:=IF([.F597]&lt;0.000001;[.G596]+2+1/[.$H$2];[.G596]+1/[.$H$2])" office:value-type="float" office:value="18.8499999999999" calcext:value-type="float">
            <text:p>18,8499999999999</text:p>
          </table:table-cell>
          <table:table-cell table:number-columns-repeated="4"/>
          <table:table-cell table:style-name="ce36" table:formula="of:=SUM(MOD(SUM([.L596]-[.L$2];[.T$2]);[.R$2]-[.L$2]);[.L$2])" office:value-type="time" office:time-value="PT04H40M00S" calcext:value-type="time">
            <text:p>04:40:00</text:p>
          </table:table-cell>
          <table:table-cell table:style-name="ce11" table:formula="of:=IF([.L597]&lt;[.L596];[.M596]+[.H$2];[.M596])" office:value-type="float" office:value="360" calcext:value-type="float">
            <text:p>360</text:p>
          </table:table-cell>
          <table:table-cell table:style-name="ce11" table:formula="of:=OFFSET([.C$4];[.M597];0)" office:value-type="float" office:value="43756" calcext:value-type="float">
            <text:p>43756</text:p>
          </table:table-cell>
          <table:table-cell table:style-name="ce37" table:formula="of:=[.L597]" office:value-type="float" office:value="0.194444444444439" calcext:value-type="float">
            <text:p>0.194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7];0)&lt;=[.O5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25T05:53:45.482937" calcext:value-type="date">
            <text:p>2019-10-25 05:53:45</text:p>
          </table:table-cell>
          <table:table-cell table:style-name="ce7" table:formula="of:=[.A598]" office:value-type="date" office:date-value="2019-10-25T05:53:45.482937" calcext:value-type="date">
            <text:p>2019-10-25 05:53:45</text:p>
          </table:table-cell>
          <table:table-cell table:formula="of:=TRUNC([.A598])" office:value-type="float" office:value="43763" calcext:value-type="float">
            <text:p>43763</text:p>
          </table:table-cell>
          <table:table-cell table:style-name="ce12" table:formula="of:=[.B598]-[.C598]" office:value-type="date" office:date-value="1899-12-30T05:53:45.48293690197" calcext:value-type="date">
            <text:p>12/30/99 05:53 AM</text:p>
          </table:table-cell>
          <table:table-cell table:formula="of:=MOD([.E597]-[.$E$2];[.$H$2])+1+[.$E$2]" office:value-type="float" office:value="186" calcext:value-type="float">
            <text:p>186</text:p>
          </table:table-cell>
          <table:table-cell table:formula="of:=MOD([.F597]+1/[.$H$2];5)" office:value-type="float" office:value="4.875" calcext:value-type="float">
            <text:p>4,875</text:p>
          </table:table-cell>
          <table:table-cell table:formula="of:=IF([.F598]&lt;0.000001;[.G597]+2+1/[.$H$2];[.G597]+1/[.$H$2])" office:value-type="float" office:value="18.8749999999999" calcext:value-type="float">
            <text:p>18,8749999999999</text:p>
          </table:table-cell>
          <table:table-cell table:number-columns-repeated="4"/>
          <table:table-cell table:style-name="ce36" table:formula="of:=SUM(MOD(SUM([.L597]-[.L$2];[.T$2]);[.R$2]-[.L$2]);[.L$2])" office:value-type="time" office:time-value="PT04H50M00S" calcext:value-type="time">
            <text:p>04:50:00</text:p>
          </table:table-cell>
          <table:table-cell table:style-name="ce11" table:formula="of:=IF([.L598]&lt;[.L597];[.M597]+[.H$2];[.M597])" office:value-type="float" office:value="360" calcext:value-type="float">
            <text:p>360</text:p>
          </table:table-cell>
          <table:table-cell table:style-name="ce11" table:formula="of:=OFFSET([.C$4];[.M598];0)" office:value-type="float" office:value="43756" calcext:value-type="float">
            <text:p>43756</text:p>
          </table:table-cell>
          <table:table-cell table:style-name="ce37" table:formula="of:=[.L598]" office:value-type="float" office:value="0.201388888888883" calcext:value-type="float">
            <text:p>0.201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8];0)&lt;=[.O5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25T05:59:51.420136" calcext:value-type="date">
            <text:p>2019-10-25 05:59:51</text:p>
          </table:table-cell>
          <table:table-cell table:style-name="ce7" table:formula="of:=[.A599]" office:value-type="date" office:date-value="2019-10-25T05:59:51.420136" calcext:value-type="date">
            <text:p>2019-10-25 05:59:51</text:p>
          </table:table-cell>
          <table:table-cell table:formula="of:=TRUNC([.A599])" office:value-type="float" office:value="43763" calcext:value-type="float">
            <text:p>43763</text:p>
          </table:table-cell>
          <table:table-cell table:style-name="ce12" table:formula="of:=[.B599]-[.C599]" office:value-type="date" office:date-value="1899-12-30T05:59:51.42013618257" calcext:value-type="date">
            <text:p>12/30/99 05:59 AM</text:p>
          </table:table-cell>
          <table:table-cell table:formula="of:=MOD([.E598]-[.$E$2];[.$H$2])+1+[.$E$2]" office:value-type="float" office:value="187" calcext:value-type="float">
            <text:p>187</text:p>
          </table:table-cell>
          <table:table-cell table:formula="of:=MOD([.F598]+1/[.$H$2];5)" office:value-type="float" office:value="4.9" calcext:value-type="float">
            <text:p>4,9</text:p>
          </table:table-cell>
          <table:table-cell table:formula="of:=IF([.F599]&lt;0.000001;[.G598]+2+1/[.$H$2];[.G598]+1/[.$H$2])" office:value-type="float" office:value="18.8999999999999" calcext:value-type="float">
            <text:p>18,8999999999999</text:p>
          </table:table-cell>
          <table:table-cell table:number-columns-repeated="4"/>
          <table:table-cell table:style-name="ce36" table:formula="of:=SUM(MOD(SUM([.L598]-[.L$2];[.T$2]);[.R$2]-[.L$2]);[.L$2])" office:value-type="time" office:time-value="PT05H00M00S" calcext:value-type="time">
            <text:p>05:00:00</text:p>
          </table:table-cell>
          <table:table-cell table:style-name="ce11" table:formula="of:=IF([.L599]&lt;[.L598];[.M598]+[.H$2];[.M598])" office:value-type="float" office:value="360" calcext:value-type="float">
            <text:p>360</text:p>
          </table:table-cell>
          <table:table-cell table:style-name="ce11" table:formula="of:=OFFSET([.C$4];[.M599];0)" office:value-type="float" office:value="43756" calcext:value-type="float">
            <text:p>43756</text:p>
          </table:table-cell>
          <table:table-cell table:style-name="ce37" table:formula="of:=[.L599]" office:value-type="float" office:value="0.208333333333328" calcext:value-type="float">
            <text:p>0.208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9];0)&lt;=[.O5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25T05:50:10.99918" calcext:value-type="date">
            <text:p>2019-10-25 05:50:11</text:p>
          </table:table-cell>
          <table:table-cell table:style-name="ce7" table:formula="of:=[.A600]" office:value-type="date" office:date-value="2019-10-25T05:50:10.99918" calcext:value-type="date">
            <text:p>2019-10-25 05:50:11</text:p>
          </table:table-cell>
          <table:table-cell table:formula="of:=TRUNC([.A600])" office:value-type="float" office:value="43763" calcext:value-type="float">
            <text:p>43763</text:p>
          </table:table-cell>
          <table:table-cell table:style-name="ce12" table:formula="of:=[.B600]-[.C600]" office:value-type="date" office:date-value="1899-12-30T05:50:10.99917960819" calcext:value-type="date">
            <text:p>12/30/99 05:50 AM</text:p>
          </table:table-cell>
          <table:table-cell table:formula="of:=MOD([.E599]-[.$E$2];[.$H$2])+1+[.$E$2]" office:value-type="float" office:value="188" calcext:value-type="float">
            <text:p>188</text:p>
          </table:table-cell>
          <table:table-cell table:formula="of:=MOD([.F599]+1/[.$H$2];5)" office:value-type="float" office:value="4.925" calcext:value-type="float">
            <text:p>4,925</text:p>
          </table:table-cell>
          <table:table-cell table:formula="of:=IF([.F600]&lt;0.000001;[.G599]+2+1/[.$H$2];[.G599]+1/[.$H$2])" office:value-type="float" office:value="18.9249999999999" calcext:value-type="float">
            <text:p>18,9249999999999</text:p>
          </table:table-cell>
          <table:table-cell table:number-columns-repeated="4"/>
          <table:table-cell table:style-name="ce36" table:formula="of:=SUM(MOD(SUM([.L599]-[.L$2];[.T$2]);[.R$2]-[.L$2]);[.L$2])" office:value-type="time" office:time-value="PT05H10M00S" calcext:value-type="time">
            <text:p>05:10:00</text:p>
          </table:table-cell>
          <table:table-cell table:style-name="ce11" table:formula="of:=IF([.L600]&lt;[.L599];[.M599]+[.H$2];[.M599])" office:value-type="float" office:value="360" calcext:value-type="float">
            <text:p>360</text:p>
          </table:table-cell>
          <table:table-cell table:style-name="ce11" table:formula="of:=OFFSET([.C$4];[.M600];0)" office:value-type="float" office:value="43756" calcext:value-type="float">
            <text:p>43756</text:p>
          </table:table-cell>
          <table:table-cell table:style-name="ce37" table:formula="of:=[.L600]" office:value-type="float" office:value="0.215277777777772" calcext:value-type="float">
            <text:p>0.215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0];0)&lt;=[.O6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25T05:54:15.832423" calcext:value-type="date">
            <text:p>2019-10-25 05:54:16</text:p>
          </table:table-cell>
          <table:table-cell table:style-name="ce7" table:formula="of:=[.A601]" office:value-type="date" office:date-value="2019-10-25T05:54:15.832423" calcext:value-type="date">
            <text:p>2019-10-25 05:54:16</text:p>
          </table:table-cell>
          <table:table-cell table:formula="of:=TRUNC([.A601])" office:value-type="float" office:value="43763" calcext:value-type="float">
            <text:p>43763</text:p>
          </table:table-cell>
          <table:table-cell table:style-name="ce12" table:formula="of:=[.B601]-[.C601]" office:value-type="date" office:date-value="1899-12-30T05:54:15.83242275752" calcext:value-type="date">
            <text:p>12/30/99 05:54 AM</text:p>
          </table:table-cell>
          <table:table-cell table:formula="of:=MOD([.E600]-[.$E$2];[.$H$2])+1+[.$E$2]" office:value-type="float" office:value="189" calcext:value-type="float">
            <text:p>189</text:p>
          </table:table-cell>
          <table:table-cell table:formula="of:=MOD([.F600]+1/[.$H$2];5)" office:value-type="float" office:value="4.95" calcext:value-type="float">
            <text:p>4,95</text:p>
          </table:table-cell>
          <table:table-cell table:formula="of:=IF([.F601]&lt;0.000001;[.G600]+2+1/[.$H$2];[.G600]+1/[.$H$2])" office:value-type="float" office:value="18.9499999999999" calcext:value-type="float">
            <text:p>18,9499999999999</text:p>
          </table:table-cell>
          <table:table-cell table:number-columns-repeated="4"/>
          <table:table-cell table:style-name="ce36" table:formula="of:=SUM(MOD(SUM([.L600]-[.L$2];[.T$2]);[.R$2]-[.L$2]);[.L$2])" office:value-type="time" office:time-value="PT05H20M00S" calcext:value-type="time">
            <text:p>05:20:00</text:p>
          </table:table-cell>
          <table:table-cell table:style-name="ce11" table:formula="of:=IF([.L601]&lt;[.L600];[.M600]+[.H$2];[.M600])" office:value-type="float" office:value="360" calcext:value-type="float">
            <text:p>360</text:p>
          </table:table-cell>
          <table:table-cell table:style-name="ce11" table:formula="of:=OFFSET([.C$4];[.M601];0)" office:value-type="float" office:value="43756" calcext:value-type="float">
            <text:p>43756</text:p>
          </table:table-cell>
          <table:table-cell table:style-name="ce37" table:formula="of:=[.L601]" office:value-type="float" office:value="0.222222222222217" calcext:value-type="float">
            <text:p>0.222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1];0)&lt;=[.O6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25T06:10:14.622416" calcext:value-type="date">
            <text:p>2019-10-25 06:10:15</text:p>
          </table:table-cell>
          <table:table-cell table:style-name="ce7" table:formula="of:=[.A602]" office:value-type="date" office:date-value="2019-10-25T06:10:14.622416" calcext:value-type="date">
            <text:p>2019-10-25 06:10:15</text:p>
          </table:table-cell>
          <table:table-cell table:formula="of:=TRUNC([.A602])" office:value-type="float" office:value="43763" calcext:value-type="float">
            <text:p>43763</text:p>
          </table:table-cell>
          <table:table-cell table:style-name="ce12" table:formula="of:=[.B602]-[.C602]" office:value-type="date" office:date-value="1899-12-30T06:10:14.62241623085" calcext:value-type="date">
            <text:p>12/30/99 06:10 AM</text:p>
          </table:table-cell>
          <table:table-cell table:formula="of:=MOD([.E601]-[.$E$2];[.$H$2])+1+[.$E$2]" office:value-type="float" office:value="190" calcext:value-type="float">
            <text:p>190</text:p>
          </table:table-cell>
          <table:table-cell table:formula="of:=MOD([.F601]+1/[.$H$2];5)" office:value-type="float" office:value="4.975" calcext:value-type="float">
            <text:p>4,975</text:p>
          </table:table-cell>
          <table:table-cell table:formula="of:=IF([.F602]&lt;0.000001;[.G601]+2+1/[.$H$2];[.G601]+1/[.$H$2])" office:value-type="float" office:value="18.9749999999999" calcext:value-type="float">
            <text:p>18,9749999999999</text:p>
          </table:table-cell>
          <table:table-cell table:number-columns-repeated="4"/>
          <table:table-cell table:style-name="ce36" table:formula="of:=SUM(MOD(SUM([.L601]-[.L$2];[.T$2]);[.R$2]-[.L$2]);[.L$2])" office:value-type="time" office:time-value="PT05H30M00S" calcext:value-type="time">
            <text:p>05:30:00</text:p>
          </table:table-cell>
          <table:table-cell table:style-name="ce11" table:formula="of:=IF([.L602]&lt;[.L601];[.M601]+[.H$2];[.M601])" office:value-type="float" office:value="360" calcext:value-type="float">
            <text:p>360</text:p>
          </table:table-cell>
          <table:table-cell table:style-name="ce11" table:formula="of:=OFFSET([.C$4];[.M602];0)" office:value-type="float" office:value="43756" calcext:value-type="float">
            <text:p>43756</text:p>
          </table:table-cell>
          <table:table-cell table:style-name="ce37" table:formula="of:=[.L602]" office:value-type="float" office:value="0.229166666666661" calcext:value-type="float">
            <text:p>0.229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2];0)&lt;=[.O6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27T06:26:15.263351" calcext:value-type="date">
            <text:p>2019-10-27 06:26:15</text:p>
          </table:table-cell>
          <table:table-cell table:style-name="ce7" table:formula="of:=[.A603]" office:value-type="date" office:date-value="2019-10-27T06:26:15.263351" calcext:value-type="date">
            <text:p>2019-10-27 06:26:15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06:26:15.26335143484" calcext:value-type="date">
            <text:p>12/30/99 06:26 AM</text:p>
          </table:table-cell>
          <table:table-cell table:formula="of:=MOD([.E602]-[.$E$2];[.$H$2])+1+[.$E$2]" office:value-type="float" office:value="151" calcext:value-type="float">
            <text:p>151</text:p>
          </table:table-cell>
          <table:table-cell table:formula="of:=MOD([.F602]+1/[.$H$2];5)" office:value-type="float" office:value="0" calcext:value-type="float">
            <text:p>0</text:p>
          </table:table-cell>
          <table:table-cell table:formula="of:=IF([.F603]&lt;0.000001;[.G602]+2+1/[.$H$2];[.G602]+1/[.$H$2])" office:value-type="float" office:value="20.9999999999999" calcext:value-type="float">
            <text:p>20,9999999999999</text:p>
          </table:table-cell>
          <table:table-cell table:number-columns-repeated="4"/>
          <table:table-cell table:style-name="ce36" table:formula="of:=SUM(MOD(SUM([.L602]-[.L$2];[.T$2]);[.R$2]-[.L$2]);[.L$2])" office:value-type="time" office:time-value="PT05H40M00S" calcext:value-type="time">
            <text:p>05:40:00</text:p>
          </table:table-cell>
          <table:table-cell table:style-name="ce11" table:formula="of:=IF([.L603]&lt;[.L602];[.M602]+[.H$2];[.M602])" office:value-type="float" office:value="360" calcext:value-type="float">
            <text:p>360</text:p>
          </table:table-cell>
          <table:table-cell table:style-name="ce11" table:formula="of:=OFFSET([.C$4];[.M603];0)" office:value-type="float" office:value="43756" calcext:value-type="float">
            <text:p>43756</text:p>
          </table:table-cell>
          <table:table-cell table:style-name="ce37" table:formula="of:=[.L603]" office:value-type="float" office:value="0.236111111111106" calcext:value-type="float">
            <text:p>0.236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3];0)&lt;=[.O6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28T06:05:14.940977" calcext:value-type="date">
            <text:p>2019-10-28 06:05:15</text:p>
          </table:table-cell>
          <table:table-cell table:style-name="ce7" table:formula="of:=[.A604]" office:value-type="date" office:date-value="2019-10-28T06:05:14.940977" calcext:value-type="date">
            <text:p>2019-10-28 06:05:15</text:p>
          </table:table-cell>
          <table:table-cell table:formula="of:=TRUNC([.A604])" office:value-type="float" office:value="43766" calcext:value-type="float">
            <text:p>43766</text:p>
          </table:table-cell>
          <table:table-cell table:style-name="ce12" table:formula="of:=[.B604]-[.C604]" office:value-type="date" office:date-value="1899-12-30T06:05:14.94097681716" calcext:value-type="date">
            <text:p>12/30/99 06:05 AM</text:p>
          </table:table-cell>
          <table:table-cell table:formula="of:=MOD([.E603]-[.$E$2];[.$H$2])+1+[.$E$2]" office:value-type="float" office:value="152" calcext:value-type="float">
            <text:p>152</text:p>
          </table:table-cell>
          <table:table-cell table:formula="of:=MOD([.F603]+1/[.$H$2];5)" office:value-type="float" office:value="0.025" calcext:value-type="float">
            <text:p>0,025</text:p>
          </table:table-cell>
          <table:table-cell table:formula="of:=IF([.F604]&lt;0.000001;[.G603]+2+1/[.$H$2];[.G603]+1/[.$H$2])" office:value-type="float" office:value="21.0249999999999" calcext:value-type="float">
            <text:p>21,0249999999999</text:p>
          </table:table-cell>
          <table:table-cell table:number-columns-repeated="4"/>
          <table:table-cell table:style-name="ce36" table:formula="of:=SUM(MOD(SUM([.L603]-[.L$2];[.T$2]);[.R$2]-[.L$2]);[.L$2])" office:value-type="time" office:time-value="PT05H50M00S" calcext:value-type="time">
            <text:p>05:50:00</text:p>
          </table:table-cell>
          <table:table-cell table:style-name="ce11" table:formula="of:=IF([.L604]&lt;[.L603];[.M603]+[.H$2];[.M603])" office:value-type="float" office:value="360" calcext:value-type="float">
            <text:p>360</text:p>
          </table:table-cell>
          <table:table-cell table:style-name="ce11" table:formula="of:=OFFSET([.C$4];[.M604];0)" office:value-type="float" office:value="43756" calcext:value-type="float">
            <text:p>43756</text:p>
          </table:table-cell>
          <table:table-cell table:style-name="ce37" table:formula="of:=[.L604]" office:value-type="float" office:value="0.24305555555555" calcext:value-type="float">
            <text:p>0.243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4];0)&lt;=[.O6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28T05:38:56.827567" calcext:value-type="date">
            <text:p>2019-10-28 05:38:57</text:p>
          </table:table-cell>
          <table:table-cell table:style-name="ce7" table:formula="of:=[.A605]" office:value-type="date" office:date-value="2019-10-28T05:38:56.827567" calcext:value-type="date">
            <text:p>2019-10-28 05:38:57</text:p>
          </table:table-cell>
          <table:table-cell table:formula="of:=TRUNC([.A605])" office:value-type="float" office:value="43766" calcext:value-type="float">
            <text:p>43766</text:p>
          </table:table-cell>
          <table:table-cell table:style-name="ce12" table:formula="of:=[.B605]-[.C605]" office:value-type="date" office:date-value="1899-12-30T05:38:56.82756666094" calcext:value-type="date">
            <text:p>12/30/99 05:38 AM</text:p>
          </table:table-cell>
          <table:table-cell table:formula="of:=MOD([.E604]-[.$E$2];[.$H$2])+1+[.$E$2]" office:value-type="float" office:value="153" calcext:value-type="float">
            <text:p>153</text:p>
          </table:table-cell>
          <table:table-cell table:formula="of:=MOD([.F604]+1/[.$H$2];5)" office:value-type="float" office:value="0.05" calcext:value-type="float">
            <text:p>0,05</text:p>
          </table:table-cell>
          <table:table-cell table:formula="of:=IF([.F605]&lt;0.000001;[.G604]+2+1/[.$H$2];[.G604]+1/[.$H$2])" office:value-type="float" office:value="21.0499999999999" calcext:value-type="float">
            <text:p>21,0499999999999</text:p>
          </table:table-cell>
          <table:table-cell table:number-columns-repeated="4"/>
          <table:table-cell table:style-name="ce36" table:formula="of:=SUM(MOD(SUM([.L604]-[.L$2];[.T$2]);[.R$2]-[.L$2]);[.L$2])" office:value-type="time" office:time-value="PT06H00M00S" calcext:value-type="time">
            <text:p>06:00:00</text:p>
          </table:table-cell>
          <table:table-cell table:style-name="ce11" table:formula="of:=IF([.L605]&lt;[.L604];[.M604]+[.H$2];[.M604])" office:value-type="float" office:value="360" calcext:value-type="float">
            <text:p>360</text:p>
          </table:table-cell>
          <table:table-cell table:style-name="ce11" table:formula="of:=OFFSET([.C$4];[.M605];0)" office:value-type="float" office:value="43756" calcext:value-type="float">
            <text:p>43756</text:p>
          </table:table-cell>
          <table:table-cell table:style-name="ce37" table:formula="of:=[.L605]" office:value-type="float" office:value="0.249999999999995" calcext:value-type="float">
            <text:p>0.249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5];0)&lt;=[.O6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28T06:08:16.260186" calcext:value-type="date">
            <text:p>2019-10-28 06:08:16</text:p>
          </table:table-cell>
          <table:table-cell table:style-name="ce7" table:formula="of:=[.A606]" office:value-type="date" office:date-value="2019-10-28T06:08:16.260186" calcext:value-type="date">
            <text:p>2019-10-28 06:08:16</text:p>
          </table:table-cell>
          <table:table-cell table:formula="of:=TRUNC([.A606])" office:value-type="float" office:value="43766" calcext:value-type="float">
            <text:p>43766</text:p>
          </table:table-cell>
          <table:table-cell table:style-name="ce12" table:formula="of:=[.B606]-[.C606]" office:value-type="date" office:date-value="1899-12-30T06:08:16.26018607523" calcext:value-type="date">
            <text:p>12/30/99 06:08 AM</text:p>
          </table:table-cell>
          <table:table-cell table:formula="of:=MOD([.E605]-[.$E$2];[.$H$2])+1+[.$E$2]" office:value-type="float" office:value="154" calcext:value-type="float">
            <text:p>154</text:p>
          </table:table-cell>
          <table:table-cell table:formula="of:=MOD([.F605]+1/[.$H$2];5)" office:value-type="float" office:value="0.075" calcext:value-type="float">
            <text:p>0,075</text:p>
          </table:table-cell>
          <table:table-cell table:formula="of:=IF([.F606]&lt;0.000001;[.G605]+2+1/[.$H$2];[.G605]+1/[.$H$2])" office:value-type="float" office:value="21.0749999999999" calcext:value-type="float">
            <text:p>21,0749999999999</text:p>
          </table:table-cell>
          <table:table-cell table:number-columns-repeated="4"/>
          <table:table-cell table:style-name="ce36" table:formula="of:=SUM(MOD(SUM([.L605]-[.L$2];[.T$2]);[.R$2]-[.L$2]);[.L$2])" office:value-type="time" office:time-value="PT06H10M00S" calcext:value-type="time">
            <text:p>06:10:00</text:p>
          </table:table-cell>
          <table:table-cell table:style-name="ce11" table:formula="of:=IF([.L606]&lt;[.L605];[.M605]+[.H$2];[.M605])" office:value-type="float" office:value="360" calcext:value-type="float">
            <text:p>360</text:p>
          </table:table-cell>
          <table:table-cell table:style-name="ce11" table:formula="of:=OFFSET([.C$4];[.M606];0)" office:value-type="float" office:value="43756" calcext:value-type="float">
            <text:p>43756</text:p>
          </table:table-cell>
          <table:table-cell table:style-name="ce37" table:formula="of:=[.L606]" office:value-type="float" office:value="0.256944444444439" calcext:value-type="float">
            <text:p>0.256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6];0)&lt;=[.O6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28T06:20:37.671889" calcext:value-type="date">
            <text:p>2019-10-28 06:20:38</text:p>
          </table:table-cell>
          <table:table-cell table:style-name="ce7" table:formula="of:=[.A607]" office:value-type="date" office:date-value="2019-10-28T06:20:37.671889" calcext:value-type="date">
            <text:p>2019-10-28 06:20:38</text:p>
          </table:table-cell>
          <table:table-cell table:formula="of:=TRUNC([.A607])" office:value-type="float" office:value="43766" calcext:value-type="float">
            <text:p>43766</text:p>
          </table:table-cell>
          <table:table-cell table:style-name="ce12" table:formula="of:=[.B607]-[.C607]" office:value-type="date" office:date-value="1899-12-30T06:20:37.67188894562" calcext:value-type="date">
            <text:p>12/30/99 06:20 AM</text:p>
          </table:table-cell>
          <table:table-cell table:formula="of:=MOD([.E606]-[.$E$2];[.$H$2])+1+[.$E$2]" office:value-type="float" office:value="155" calcext:value-type="float">
            <text:p>155</text:p>
          </table:table-cell>
          <table:table-cell table:formula="of:=MOD([.F606]+1/[.$H$2];5)" office:value-type="float" office:value="0.1" calcext:value-type="float">
            <text:p>0,1</text:p>
          </table:table-cell>
          <table:table-cell table:formula="of:=IF([.F607]&lt;0.000001;[.G606]+2+1/[.$H$2];[.G606]+1/[.$H$2])" office:value-type="float" office:value="21.0999999999999" calcext:value-type="float">
            <text:p>21,0999999999999</text:p>
          </table:table-cell>
          <table:table-cell table:number-columns-repeated="4"/>
          <table:table-cell table:style-name="ce36" table:formula="of:=SUM(MOD(SUM([.L606]-[.L$2];[.T$2]);[.R$2]-[.L$2]);[.L$2])" office:value-type="time" office:time-value="PT06H20M00S" calcext:value-type="time">
            <text:p>06:20:00</text:p>
          </table:table-cell>
          <table:table-cell table:style-name="ce11" table:formula="of:=IF([.L607]&lt;[.L606];[.M606]+[.H$2];[.M606])" office:value-type="float" office:value="360" calcext:value-type="float">
            <text:p>360</text:p>
          </table:table-cell>
          <table:table-cell table:style-name="ce11" table:formula="of:=OFFSET([.C$4];[.M607];0)" office:value-type="float" office:value="43756" calcext:value-type="float">
            <text:p>43756</text:p>
          </table:table-cell>
          <table:table-cell table:style-name="ce37" table:formula="of:=[.L607]" office:value-type="float" office:value="0.263888888888883" calcext:value-type="float">
            <text:p>0.26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7];0)&lt;=[.O6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28T06:04:11.687804" calcext:value-type="date">
            <text:p>2019-10-28 06:04:12</text:p>
          </table:table-cell>
          <table:table-cell table:style-name="ce7" table:formula="of:=[.A608]" office:value-type="date" office:date-value="2019-10-28T06:04:11.687804" calcext:value-type="date">
            <text:p>2019-10-28 06:04:12</text:p>
          </table:table-cell>
          <table:table-cell table:formula="of:=TRUNC([.A608])" office:value-type="float" office:value="43766" calcext:value-type="float">
            <text:p>43766</text:p>
          </table:table-cell>
          <table:table-cell table:style-name="ce12" table:formula="of:=[.B608]-[.C608]" office:value-type="date" office:date-value="1899-12-30T06:04:11.68780388776" calcext:value-type="date">
            <text:p>12/30/99 06:04 AM</text:p>
          </table:table-cell>
          <table:table-cell table:formula="of:=MOD([.E607]-[.$E$2];[.$H$2])+1+[.$E$2]" office:value-type="float" office:value="156" calcext:value-type="float">
            <text:p>156</text:p>
          </table:table-cell>
          <table:table-cell table:formula="of:=MOD([.F607]+1/[.$H$2];5)" office:value-type="float" office:value="0.125" calcext:value-type="float">
            <text:p>0,125</text:p>
          </table:table-cell>
          <table:table-cell table:formula="of:=IF([.F608]&lt;0.000001;[.G607]+2+1/[.$H$2];[.G607]+1/[.$H$2])" office:value-type="float" office:value="21.1249999999999" calcext:value-type="float">
            <text:p>21,1249999999999</text:p>
          </table:table-cell>
          <table:table-cell table:number-columns-repeated="4"/>
          <table:table-cell table:style-name="ce36" table:formula="of:=SUM(MOD(SUM([.L607]-[.L$2];[.T$2]);[.R$2]-[.L$2]);[.L$2])" office:value-type="time" office:time-value="PT06H30M00S" calcext:value-type="time">
            <text:p>06:30:00</text:p>
          </table:table-cell>
          <table:table-cell table:style-name="ce11" table:formula="of:=IF([.L608]&lt;[.L607];[.M607]+[.H$2];[.M607])" office:value-type="float" office:value="360" calcext:value-type="float">
            <text:p>360</text:p>
          </table:table-cell>
          <table:table-cell table:style-name="ce11" table:formula="of:=OFFSET([.C$4];[.M608];0)" office:value-type="float" office:value="43756" calcext:value-type="float">
            <text:p>43756</text:p>
          </table:table-cell>
          <table:table-cell table:style-name="ce37" table:formula="of:=[.L608]" office:value-type="float" office:value="0.270833333333328" calcext:value-type="float">
            <text:p>0.27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8];0)&lt;=[.O6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28T06:23:05.334201" calcext:value-type="date">
            <text:p>2019-10-28 06:23:05</text:p>
          </table:table-cell>
          <table:table-cell table:style-name="ce7" table:formula="of:=[.A609]" office:value-type="date" office:date-value="2019-10-28T06:23:05.334201" calcext:value-type="date">
            <text:p>2019-10-28 06:23:05</text:p>
          </table:table-cell>
          <table:table-cell table:formula="of:=TRUNC([.A609])" office:value-type="float" office:value="43766" calcext:value-type="float">
            <text:p>43766</text:p>
          </table:table-cell>
          <table:table-cell table:style-name="ce12" table:formula="of:=[.B609]-[.C609]" office:value-type="date" office:date-value="1899-12-30T06:23:05.33420094755" calcext:value-type="date">
            <text:p>12/30/99 06:23 AM</text:p>
          </table:table-cell>
          <table:table-cell table:formula="of:=MOD([.E608]-[.$E$2];[.$H$2])+1+[.$E$2]" office:value-type="float" office:value="157" calcext:value-type="float">
            <text:p>157</text:p>
          </table:table-cell>
          <table:table-cell table:formula="of:=MOD([.F608]+1/[.$H$2];5)" office:value-type="float" office:value="0.15" calcext:value-type="float">
            <text:p>0,15</text:p>
          </table:table-cell>
          <table:table-cell table:formula="of:=IF([.F609]&lt;0.000001;[.G608]+2+1/[.$H$2];[.G608]+1/[.$H$2])" office:value-type="float" office:value="21.1499999999999" calcext:value-type="float">
            <text:p>21,1499999999999</text:p>
          </table:table-cell>
          <table:table-cell table:number-columns-repeated="4"/>
          <table:table-cell table:style-name="ce36" table:formula="of:=SUM(MOD(SUM([.L608]-[.L$2];[.T$2]);[.R$2]-[.L$2]);[.L$2])" office:value-type="time" office:time-value="PT06H40M00S" calcext:value-type="time">
            <text:p>06:40:00</text:p>
          </table:table-cell>
          <table:table-cell table:style-name="ce11" table:formula="of:=IF([.L609]&lt;[.L608];[.M608]+[.H$2];[.M608])" office:value-type="float" office:value="360" calcext:value-type="float">
            <text:p>360</text:p>
          </table:table-cell>
          <table:table-cell table:style-name="ce11" table:formula="of:=OFFSET([.C$4];[.M609];0)" office:value-type="float" office:value="43756" calcext:value-type="float">
            <text:p>43756</text:p>
          </table:table-cell>
          <table:table-cell table:style-name="ce37" table:formula="of:=[.L609]" office:value-type="float" office:value="0.277777777777772" calcext:value-type="float">
            <text:p>0.27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9];0)&lt;=[.O6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28T05:34:51.260227" calcext:value-type="date">
            <text:p>2019-10-28 05:34:51</text:p>
          </table:table-cell>
          <table:table-cell table:style-name="ce7" table:formula="of:=[.A610]" office:value-type="date" office:date-value="2019-10-28T05:34:51.260227" calcext:value-type="date">
            <text:p>2019-10-28 05:34:51</text:p>
          </table:table-cell>
          <table:table-cell table:formula="of:=TRUNC([.A610])" office:value-type="float" office:value="43766" calcext:value-type="float">
            <text:p>43766</text:p>
          </table:table-cell>
          <table:table-cell table:style-name="ce12" table:formula="of:=[.B610]-[.C610]" office:value-type="date" office:date-value="1899-12-30T05:34:51.26022658311" calcext:value-type="date">
            <text:p>12/30/99 05:34 AM</text:p>
          </table:table-cell>
          <table:table-cell table:formula="of:=MOD([.E609]-[.$E$2];[.$H$2])+1+[.$E$2]" office:value-type="float" office:value="158" calcext:value-type="float">
            <text:p>158</text:p>
          </table:table-cell>
          <table:table-cell table:formula="of:=MOD([.F609]+1/[.$H$2];5)" office:value-type="float" office:value="0.175" calcext:value-type="float">
            <text:p>0,175</text:p>
          </table:table-cell>
          <table:table-cell table:formula="of:=IF([.F610]&lt;0.000001;[.G609]+2+1/[.$H$2];[.G609]+1/[.$H$2])" office:value-type="float" office:value="21.1749999999999" calcext:value-type="float">
            <text:p>21,1749999999999</text:p>
          </table:table-cell>
          <table:table-cell table:number-columns-repeated="4"/>
          <table:table-cell table:style-name="ce36" table:formula="of:=SUM(MOD(SUM([.L609]-[.L$2];[.T$2]);[.R$2]-[.L$2]);[.L$2])" office:value-type="time" office:time-value="PT06H50M00S" calcext:value-type="time">
            <text:p>06:50:00</text:p>
          </table:table-cell>
          <table:table-cell table:style-name="ce11" table:formula="of:=IF([.L610]&lt;[.L609];[.M609]+[.H$2];[.M609])" office:value-type="float" office:value="360" calcext:value-type="float">
            <text:p>360</text:p>
          </table:table-cell>
          <table:table-cell table:style-name="ce11" table:formula="of:=OFFSET([.C$4];[.M610];0)" office:value-type="float" office:value="43756" calcext:value-type="float">
            <text:p>43756</text:p>
          </table:table-cell>
          <table:table-cell table:style-name="ce37" table:formula="of:=[.L610]" office:value-type="float" office:value="0.284722222222217" calcext:value-type="float">
            <text:p>0.28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0];0)&lt;=[.O6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28T06:32:00.385481" calcext:value-type="date">
            <text:p>2019-10-28 06:32:00</text:p>
          </table:table-cell>
          <table:table-cell table:style-name="ce7" table:formula="of:=[.A611]" office:value-type="date" office:date-value="2019-10-28T06:32:00.385481" calcext:value-type="date">
            <text:p>2019-10-28 06:32:00</text:p>
          </table:table-cell>
          <table:table-cell table:formula="of:=TRUNC([.A611])" office:value-type="float" office:value="43766" calcext:value-type="float">
            <text:p>43766</text:p>
          </table:table-cell>
          <table:table-cell table:style-name="ce12" table:formula="of:=[.B611]-[.C611]" office:value-type="date" office:date-value="1899-12-30T06:32:00.38548055571" calcext:value-type="date">
            <text:p>12/30/99 06:32 AM</text:p>
          </table:table-cell>
          <table:table-cell table:formula="of:=MOD([.E610]-[.$E$2];[.$H$2])+1+[.$E$2]" office:value-type="float" office:value="159" calcext:value-type="float">
            <text:p>159</text:p>
          </table:table-cell>
          <table:table-cell table:formula="of:=MOD([.F610]+1/[.$H$2];5)" office:value-type="float" office:value="0.2" calcext:value-type="float">
            <text:p>0,2</text:p>
          </table:table-cell>
          <table:table-cell table:formula="of:=IF([.F611]&lt;0.000001;[.G610]+2+1/[.$H$2];[.G610]+1/[.$H$2])" office:value-type="float" office:value="21.1999999999999" calcext:value-type="float">
            <text:p>21,1999999999999</text:p>
          </table:table-cell>
          <table:table-cell table:number-columns-repeated="4"/>
          <table:table-cell table:style-name="ce36" table:formula="of:=SUM(MOD(SUM([.L610]-[.L$2];[.T$2]);[.R$2]-[.L$2]);[.L$2])" office:value-type="time" office:time-value="PT07H00M00S" calcext:value-type="time">
            <text:p>07:00:00</text:p>
          </table:table-cell>
          <table:table-cell table:style-name="ce11" table:formula="of:=IF([.L611]&lt;[.L610];[.M610]+[.H$2];[.M610])" office:value-type="float" office:value="360" calcext:value-type="float">
            <text:p>360</text:p>
          </table:table-cell>
          <table:table-cell table:style-name="ce11" table:formula="of:=OFFSET([.C$4];[.M611];0)" office:value-type="float" office:value="43756" calcext:value-type="float">
            <text:p>43756</text:p>
          </table:table-cell>
          <table:table-cell table:style-name="ce37" table:formula="of:=[.L611]" office:value-type="float" office:value="0.291666666666661" calcext:value-type="float">
            <text:p>0.291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1];0)&lt;=[.O6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28T05:39:30.274603" calcext:value-type="date">
            <text:p>2019-10-28 05:39:30</text:p>
          </table:table-cell>
          <table:table-cell table:style-name="ce7" table:formula="of:=[.A612]" office:value-type="date" office:date-value="2019-10-28T05:39:30.274603" calcext:value-type="date">
            <text:p>2019-10-28 05:39:30</text:p>
          </table:table-cell>
          <table:table-cell table:formula="of:=TRUNC([.A612])" office:value-type="float" office:value="43766" calcext:value-type="float">
            <text:p>43766</text:p>
          </table:table-cell>
          <table:table-cell table:style-name="ce12" table:formula="of:=[.B612]-[.C612]" office:value-type="date" office:date-value="1899-12-30T05:39:30.27460285462" calcext:value-type="date">
            <text:p>12/30/99 05:39 AM</text:p>
          </table:table-cell>
          <table:table-cell table:formula="of:=MOD([.E611]-[.$E$2];[.$H$2])+1+[.$E$2]" office:value-type="float" office:value="160" calcext:value-type="float">
            <text:p>160</text:p>
          </table:table-cell>
          <table:table-cell table:formula="of:=MOD([.F611]+1/[.$H$2];5)" office:value-type="float" office:value="0.225" calcext:value-type="float">
            <text:p>0,225</text:p>
          </table:table-cell>
          <table:table-cell table:formula="of:=IF([.F612]&lt;0.000001;[.G611]+2+1/[.$H$2];[.G611]+1/[.$H$2])" office:value-type="float" office:value="21.2249999999999" calcext:value-type="float">
            <text:p>21,2249999999999</text:p>
          </table:table-cell>
          <table:table-cell table:number-columns-repeated="4"/>
          <table:table-cell table:style-name="ce36" table:formula="of:=SUM(MOD(SUM([.L611]-[.L$2];[.T$2]);[.R$2]-[.L$2]);[.L$2])" office:value-type="time" office:time-value="PT07H10M00S" calcext:value-type="time">
            <text:p>07:10:00</text:p>
          </table:table-cell>
          <table:table-cell table:style-name="ce11" table:formula="of:=IF([.L612]&lt;[.L611];[.M611]+[.H$2];[.M611])" office:value-type="float" office:value="360" calcext:value-type="float">
            <text:p>360</text:p>
          </table:table-cell>
          <table:table-cell table:style-name="ce11" table:formula="of:=OFFSET([.C$4];[.M612];0)" office:value-type="float" office:value="43756" calcext:value-type="float">
            <text:p>43756</text:p>
          </table:table-cell>
          <table:table-cell table:style-name="ce37" table:formula="of:=[.L612]" office:value-type="float" office:value="0.298611111111105" calcext:value-type="float">
            <text:p>0.298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2];0)&lt;=[.O6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28T06:02:19.777868" calcext:value-type="date">
            <text:p>2019-10-28 06:02:20</text:p>
          </table:table-cell>
          <table:table-cell table:style-name="ce7" table:formula="of:=[.A613]" office:value-type="date" office:date-value="2019-10-28T06:02:19.777868" calcext:value-type="date">
            <text:p>2019-10-28 06:02:20</text:p>
          </table:table-cell>
          <table:table-cell table:formula="of:=TRUNC([.A613])" office:value-type="float" office:value="43766" calcext:value-type="float">
            <text:p>43766</text:p>
          </table:table-cell>
          <table:table-cell table:style-name="ce12" table:formula="of:=[.B613]-[.C613]" office:value-type="date" office:date-value="1899-12-30T06:02:19.77786786854" calcext:value-type="date">
            <text:p>12/30/99 06:02 AM</text:p>
          </table:table-cell>
          <table:table-cell table:formula="of:=MOD([.E612]-[.$E$2];[.$H$2])+1+[.$E$2]" office:value-type="float" office:value="161" calcext:value-type="float">
            <text:p>161</text:p>
          </table:table-cell>
          <table:table-cell table:formula="of:=MOD([.F612]+1/[.$H$2];5)" office:value-type="float" office:value="0.25" calcext:value-type="float">
            <text:p>0,25</text:p>
          </table:table-cell>
          <table:table-cell table:formula="of:=IF([.F613]&lt;0.000001;[.G612]+2+1/[.$H$2];[.G612]+1/[.$H$2])" office:value-type="float" office:value="21.2499999999999" calcext:value-type="float">
            <text:p>21,2499999999999</text:p>
          </table:table-cell>
          <table:table-cell table:number-columns-repeated="4"/>
          <table:table-cell table:style-name="ce36" table:formula="of:=SUM(MOD(SUM([.L612]-[.L$2];[.T$2]);[.R$2]-[.L$2]);[.L$2])" office:value-type="time" office:time-value="PT07H20M00S" calcext:value-type="time">
            <text:p>07:20:00</text:p>
          </table:table-cell>
          <table:table-cell table:style-name="ce11" table:formula="of:=IF([.L613]&lt;[.L612];[.M612]+[.H$2];[.M612])" office:value-type="float" office:value="360" calcext:value-type="float">
            <text:p>360</text:p>
          </table:table-cell>
          <table:table-cell table:style-name="ce11" table:formula="of:=OFFSET([.C$4];[.M613];0)" office:value-type="float" office:value="43756" calcext:value-type="float">
            <text:p>43756</text:p>
          </table:table-cell>
          <table:table-cell table:style-name="ce37" table:formula="of:=[.L613]" office:value-type="float" office:value="0.30555555555555" calcext:value-type="float">
            <text:p>0.30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3];0)&lt;=[.O6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28T06:09:33.780638" calcext:value-type="date">
            <text:p>2019-10-28 06:09:34</text:p>
          </table:table-cell>
          <table:table-cell table:style-name="ce7" table:formula="of:=[.A614]" office:value-type="date" office:date-value="2019-10-28T06:09:33.780638" calcext:value-type="date">
            <text:p>2019-10-28 06:09:34</text:p>
          </table:table-cell>
          <table:table-cell table:formula="of:=TRUNC([.A614])" office:value-type="float" office:value="43766" calcext:value-type="float">
            <text:p>43766</text:p>
          </table:table-cell>
          <table:table-cell table:style-name="ce12" table:formula="of:=[.B614]-[.C614]" office:value-type="date" office:date-value="1899-12-30T06:09:33.78063790966" calcext:value-type="date">
            <text:p>12/30/99 06:09 AM</text:p>
          </table:table-cell>
          <table:table-cell table:formula="of:=MOD([.E613]-[.$E$2];[.$H$2])+1+[.$E$2]" office:value-type="float" office:value="162" calcext:value-type="float">
            <text:p>162</text:p>
          </table:table-cell>
          <table:table-cell table:formula="of:=MOD([.F613]+1/[.$H$2];5)" office:value-type="float" office:value="0.275" calcext:value-type="float">
            <text:p>0,275</text:p>
          </table:table-cell>
          <table:table-cell table:formula="of:=IF([.F614]&lt;0.000001;[.G613]+2+1/[.$H$2];[.G613]+1/[.$H$2])" office:value-type="float" office:value="21.2749999999999" calcext:value-type="float">
            <text:p>21,2749999999999</text:p>
          </table:table-cell>
          <table:table-cell table:number-columns-repeated="4"/>
          <table:table-cell table:style-name="ce36" table:formula="of:=SUM(MOD(SUM([.L613]-[.L$2];[.T$2]);[.R$2]-[.L$2]);[.L$2])" office:value-type="time" office:time-value="PT07H30M00S" calcext:value-type="time">
            <text:p>07:30:00</text:p>
          </table:table-cell>
          <table:table-cell table:style-name="ce11" table:formula="of:=IF([.L614]&lt;[.L613];[.M613]+[.H$2];[.M613])" office:value-type="float" office:value="360" calcext:value-type="float">
            <text:p>360</text:p>
          </table:table-cell>
          <table:table-cell table:style-name="ce11" table:formula="of:=OFFSET([.C$4];[.M614];0)" office:value-type="float" office:value="43756" calcext:value-type="float">
            <text:p>43756</text:p>
          </table:table-cell>
          <table:table-cell table:style-name="ce37" table:formula="of:=[.L614]" office:value-type="float" office:value="0.312499999999994" calcext:value-type="float">
            <text:p>0.312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4];0)&lt;=[.O6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28T06:09:53.100552" calcext:value-type="date">
            <text:p>2019-10-28 06:09:53</text:p>
          </table:table-cell>
          <table:table-cell table:style-name="ce7" table:formula="of:=[.A615]" office:value-type="date" office:date-value="2019-10-28T06:09:53.100552" calcext:value-type="date">
            <text:p>2019-10-28 06:09:53</text:p>
          </table:table-cell>
          <table:table-cell table:formula="of:=TRUNC([.A615])" office:value-type="float" office:value="43766" calcext:value-type="float">
            <text:p>43766</text:p>
          </table:table-cell>
          <table:table-cell table:style-name="ce12" table:formula="of:=[.B615]-[.C615]" office:value-type="date" office:date-value="1899-12-30T06:09:53.10055235401" calcext:value-type="date">
            <text:p>12/30/99 06:09 AM</text:p>
          </table:table-cell>
          <table:table-cell table:formula="of:=MOD([.E614]-[.$E$2];[.$H$2])+1+[.$E$2]" office:value-type="float" office:value="163" calcext:value-type="float">
            <text:p>163</text:p>
          </table:table-cell>
          <table:table-cell table:formula="of:=MOD([.F614]+1/[.$H$2];5)" office:value-type="float" office:value="0.3" calcext:value-type="float">
            <text:p>0,3</text:p>
          </table:table-cell>
          <table:table-cell table:formula="of:=IF([.F615]&lt;0.000001;[.G614]+2+1/[.$H$2];[.G614]+1/[.$H$2])" office:value-type="float" office:value="21.2999999999999" calcext:value-type="float">
            <text:p>21,2999999999999</text:p>
          </table:table-cell>
          <table:table-cell table:number-columns-repeated="4"/>
          <table:table-cell table:style-name="ce36" table:formula="of:=SUM(MOD(SUM([.L614]-[.L$2];[.T$2]);[.R$2]-[.L$2]);[.L$2])" office:value-type="time" office:time-value="PT07H40M00S" calcext:value-type="time">
            <text:p>07:40:00</text:p>
          </table:table-cell>
          <table:table-cell table:style-name="ce11" table:formula="of:=IF([.L615]&lt;[.L614];[.M614]+[.H$2];[.M614])" office:value-type="float" office:value="360" calcext:value-type="float">
            <text:p>360</text:p>
          </table:table-cell>
          <table:table-cell table:style-name="ce11" table:formula="of:=OFFSET([.C$4];[.M615];0)" office:value-type="float" office:value="43756" calcext:value-type="float">
            <text:p>43756</text:p>
          </table:table-cell>
          <table:table-cell table:style-name="ce37" table:formula="of:=[.L615]" office:value-type="float" office:value="0.319444444444439" calcext:value-type="float">
            <text:p>0.319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5];0)&lt;=[.O6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28T06:01:21.577149" calcext:value-type="date">
            <text:p>2019-10-28 06:01:22</text:p>
          </table:table-cell>
          <table:table-cell table:style-name="ce7" table:formula="of:=[.A616]" office:value-type="date" office:date-value="2019-10-28T06:01:21.577149" calcext:value-type="date">
            <text:p>2019-10-28 06:01:22</text:p>
          </table:table-cell>
          <table:table-cell table:formula="of:=TRUNC([.A616])" office:value-type="float" office:value="43766" calcext:value-type="float">
            <text:p>43766</text:p>
          </table:table-cell>
          <table:table-cell table:style-name="ce12" table:formula="of:=[.B616]-[.C616]" office:value-type="date" office:date-value="1899-12-30T06:01:21.57714942936" calcext:value-type="date">
            <text:p>12/30/99 06:01 AM</text:p>
          </table:table-cell>
          <table:table-cell table:formula="of:=MOD([.E615]-[.$E$2];[.$H$2])+1+[.$E$2]" office:value-type="float" office:value="164" calcext:value-type="float">
            <text:p>164</text:p>
          </table:table-cell>
          <table:table-cell table:formula="of:=MOD([.F615]+1/[.$H$2];5)" office:value-type="float" office:value="0.325" calcext:value-type="float">
            <text:p>0,325</text:p>
          </table:table-cell>
          <table:table-cell table:formula="of:=IF([.F616]&lt;0.000001;[.G615]+2+1/[.$H$2];[.G615]+1/[.$H$2])" office:value-type="float" office:value="21.3249999999999" calcext:value-type="float">
            <text:p>21,3249999999999</text:p>
          </table:table-cell>
          <table:table-cell table:number-columns-repeated="4"/>
          <table:table-cell table:style-name="ce36" table:formula="of:=SUM(MOD(SUM([.L615]-[.L$2];[.T$2]);[.R$2]-[.L$2]);[.L$2])" office:value-type="time" office:time-value="PT07H50M00S" calcext:value-type="time">
            <text:p>07:50:00</text:p>
          </table:table-cell>
          <table:table-cell table:style-name="ce11" table:formula="of:=IF([.L616]&lt;[.L615];[.M615]+[.H$2];[.M615])" office:value-type="float" office:value="360" calcext:value-type="float">
            <text:p>360</text:p>
          </table:table-cell>
          <table:table-cell table:style-name="ce11" table:formula="of:=OFFSET([.C$4];[.M616];0)" office:value-type="float" office:value="43756" calcext:value-type="float">
            <text:p>43756</text:p>
          </table:table-cell>
          <table:table-cell table:style-name="ce37" table:formula="of:=[.L616]" office:value-type="float" office:value="0.326388888888883" calcext:value-type="float">
            <text:p>0.32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6];0)&lt;=[.O6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28T06:10:44.583804" calcext:value-type="date">
            <text:p>2019-10-28 06:10:45</text:p>
          </table:table-cell>
          <table:table-cell table:style-name="ce7" table:formula="of:=[.A617]" office:value-type="date" office:date-value="2019-10-28T06:10:44.583804" calcext:value-type="date">
            <text:p>2019-10-28 06:10:45</text:p>
          </table:table-cell>
          <table:table-cell table:formula="of:=TRUNC([.A617])" office:value-type="float" office:value="43766" calcext:value-type="float">
            <text:p>43766</text:p>
          </table:table-cell>
          <table:table-cell table:style-name="ce12" table:formula="of:=[.B617]-[.C617]" office:value-type="date" office:date-value="1899-12-30T06:10:44.58380446304" calcext:value-type="date">
            <text:p>12/30/99 06:10 AM</text:p>
          </table:table-cell>
          <table:table-cell table:formula="of:=MOD([.E616]-[.$E$2];[.$H$2])+1+[.$E$2]" office:value-type="float" office:value="165" calcext:value-type="float">
            <text:p>165</text:p>
          </table:table-cell>
          <table:table-cell table:formula="of:=MOD([.F616]+1/[.$H$2];5)" office:value-type="float" office:value="0.35" calcext:value-type="float">
            <text:p>0,35</text:p>
          </table:table-cell>
          <table:table-cell table:formula="of:=IF([.F617]&lt;0.000001;[.G616]+2+1/[.$H$2];[.G616]+1/[.$H$2])" office:value-type="float" office:value="21.3499999999999" calcext:value-type="float">
            <text:p>21,3499999999999</text:p>
          </table:table-cell>
          <table:table-cell table:number-columns-repeated="4"/>
          <table:table-cell table:style-name="ce36" table:formula="of:=SUM(MOD(SUM([.L616]-[.L$2];[.T$2]);[.R$2]-[.L$2]);[.L$2])" office:value-type="time" office:time-value="PT08H00M00S" calcext:value-type="time">
            <text:p>08:00:00</text:p>
          </table:table-cell>
          <table:table-cell table:style-name="ce11" table:formula="of:=IF([.L617]&lt;[.L616];[.M616]+[.H$2];[.M616])" office:value-type="float" office:value="360" calcext:value-type="float">
            <text:p>360</text:p>
          </table:table-cell>
          <table:table-cell table:style-name="ce11" table:formula="of:=OFFSET([.C$4];[.M617];0)" office:value-type="float" office:value="43756" calcext:value-type="float">
            <text:p>43756</text:p>
          </table:table-cell>
          <table:table-cell table:style-name="ce37" table:formula="of:=[.L617]" office:value-type="float" office:value="0.333333333333328" calcext:value-type="float">
            <text:p>0.33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7];0)&lt;=[.O6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28T05:48:34.769055" calcext:value-type="date">
            <text:p>2019-10-28 05:48:35</text:p>
          </table:table-cell>
          <table:table-cell table:style-name="ce7" table:formula="of:=[.A618]" office:value-type="date" office:date-value="2019-10-28T05:48:34.769055" calcext:value-type="date">
            <text:p>2019-10-28 05:48:35</text:p>
          </table:table-cell>
          <table:table-cell table:formula="of:=TRUNC([.A618])" office:value-type="float" office:value="43766" calcext:value-type="float">
            <text:p>43766</text:p>
          </table:table-cell>
          <table:table-cell table:style-name="ce12" table:formula="of:=[.B618]-[.C618]" office:value-type="date" office:date-value="1899-12-30T05:48:34.7690550657" calcext:value-type="date">
            <text:p>12/30/99 05:48 AM</text:p>
          </table:table-cell>
          <table:table-cell table:formula="of:=MOD([.E617]-[.$E$2];[.$H$2])+1+[.$E$2]" office:value-type="float" office:value="166" calcext:value-type="float">
            <text:p>166</text:p>
          </table:table-cell>
          <table:table-cell table:formula="of:=MOD([.F617]+1/[.$H$2];5)" office:value-type="float" office:value="0.375" calcext:value-type="float">
            <text:p>0,375</text:p>
          </table:table-cell>
          <table:table-cell table:formula="of:=IF([.F618]&lt;0.000001;[.G617]+2+1/[.$H$2];[.G617]+1/[.$H$2])" office:value-type="float" office:value="21.3749999999999" calcext:value-type="float">
            <text:p>21,3749999999999</text:p>
          </table:table-cell>
          <table:table-cell table:number-columns-repeated="4"/>
          <table:table-cell table:style-name="ce36" table:formula="of:=SUM(MOD(SUM([.L617]-[.L$2];[.T$2]);[.R$2]-[.L$2]);[.L$2])" office:value-type="time" office:time-value="PT08H10M00S" calcext:value-type="time">
            <text:p>08:10:00</text:p>
          </table:table-cell>
          <table:table-cell table:style-name="ce11" table:formula="of:=IF([.L618]&lt;[.L617];[.M617]+[.H$2];[.M617])" office:value-type="float" office:value="360" calcext:value-type="float">
            <text:p>360</text:p>
          </table:table-cell>
          <table:table-cell table:style-name="ce11" table:formula="of:=OFFSET([.C$4];[.M618];0)" office:value-type="float" office:value="43756" calcext:value-type="float">
            <text:p>43756</text:p>
          </table:table-cell>
          <table:table-cell table:style-name="ce37" table:formula="of:=[.L618]" office:value-type="float" office:value="0.340277777777772" calcext:value-type="float">
            <text:p>0.340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8];0)&lt;=[.O6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28T06:20:32.630529" calcext:value-type="date">
            <text:p>2019-10-28 06:20:33</text:p>
          </table:table-cell>
          <table:table-cell table:style-name="ce7" table:formula="of:=[.A619]" office:value-type="date" office:date-value="2019-10-28T06:20:32.630529" calcext:value-type="date">
            <text:p>2019-10-28 06:20:33</text:p>
          </table:table-cell>
          <table:table-cell table:formula="of:=TRUNC([.A619])" office:value-type="float" office:value="43766" calcext:value-type="float">
            <text:p>43766</text:p>
          </table:table-cell>
          <table:table-cell table:style-name="ce12" table:formula="of:=[.B619]-[.C619]" office:value-type="date" office:date-value="1899-12-30T06:20:32.63052937109" calcext:value-type="date">
            <text:p>12/30/99 06:20 AM</text:p>
          </table:table-cell>
          <table:table-cell table:formula="of:=MOD([.E618]-[.$E$2];[.$H$2])+1+[.$E$2]" office:value-type="float" office:value="167" calcext:value-type="float">
            <text:p>167</text:p>
          </table:table-cell>
          <table:table-cell table:formula="of:=MOD([.F618]+1/[.$H$2];5)" office:value-type="float" office:value="0.4" calcext:value-type="float">
            <text:p>0,4</text:p>
          </table:table-cell>
          <table:table-cell table:formula="of:=IF([.F619]&lt;0.000001;[.G618]+2+1/[.$H$2];[.G618]+1/[.$H$2])" office:value-type="float" office:value="21.3999999999999" calcext:value-type="float">
            <text:p>21,3999999999999</text:p>
          </table:table-cell>
          <table:table-cell table:number-columns-repeated="4"/>
          <table:table-cell table:style-name="ce36" table:formula="of:=SUM(MOD(SUM([.L618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619]&lt;[.L618];[.M618]+[.H$2];[.M618])" office:value-type="float" office:value="360" calcext:value-type="float">
            <text:p>360</text:p>
          </table:table-cell>
          <table:table-cell table:style-name="ce11" table:formula="of:=OFFSET([.C$4];[.M619];0)" office:value-type="float" office:value="43756" calcext:value-type="float">
            <text:p>43756</text:p>
          </table:table-cell>
          <table:table-cell table:style-name="ce37" table:formula="of:=[.L619]" office:value-type="float" office:value="0.347222222222216" calcext:value-type="float">
            <text:p>0.34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9];0)&lt;=[.O6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28T05:30:51.903055" calcext:value-type="date">
            <text:p>2019-10-28 05:30:52</text:p>
          </table:table-cell>
          <table:table-cell table:style-name="ce7" table:formula="of:=[.A620]" office:value-type="date" office:date-value="2019-10-28T05:30:51.903055" calcext:value-type="date">
            <text:p>2019-10-28 05:30:52</text:p>
          </table:table-cell>
          <table:table-cell table:formula="of:=TRUNC([.A620])" office:value-type="float" office:value="43766" calcext:value-type="float">
            <text:p>43766</text:p>
          </table:table-cell>
          <table:table-cell table:style-name="ce12" table:formula="of:=[.B620]-[.C620]" office:value-type="date" office:date-value="1899-12-30T05:30:51.90305511933" calcext:value-type="date">
            <text:p>12/30/99 05:30 AM</text:p>
          </table:table-cell>
          <table:table-cell table:formula="of:=MOD([.E619]-[.$E$2];[.$H$2])+1+[.$E$2]" office:value-type="float" office:value="168" calcext:value-type="float">
            <text:p>168</text:p>
          </table:table-cell>
          <table:table-cell table:formula="of:=MOD([.F619]+1/[.$H$2];5)" office:value-type="float" office:value="0.425" calcext:value-type="float">
            <text:p>0,425</text:p>
          </table:table-cell>
          <table:table-cell table:formula="of:=IF([.F620]&lt;0.000001;[.G619]+2+1/[.$H$2];[.G619]+1/[.$H$2])" office:value-type="float" office:value="21.4249999999999" calcext:value-type="float">
            <text:p>21,4249999999999</text:p>
          </table:table-cell>
          <table:table-cell table:number-columns-repeated="4"/>
          <table:table-cell table:style-name="ce36" table:formula="of:=SUM(MOD(SUM([.L619]-[.L$2];[.T$2]);[.R$2]-[.L$2]);[.L$2])" office:value-type="time" office:time-value="PT08H30M00S" calcext:value-type="time">
            <text:p>08:30:00</text:p>
          </table:table-cell>
          <table:table-cell table:style-name="ce11" table:formula="of:=IF([.L620]&lt;[.L619];[.M619]+[.H$2];[.M619])" office:value-type="float" office:value="360" calcext:value-type="float">
            <text:p>360</text:p>
          </table:table-cell>
          <table:table-cell table:style-name="ce11" table:formula="of:=OFFSET([.C$4];[.M620];0)" office:value-type="float" office:value="43756" calcext:value-type="float">
            <text:p>43756</text:p>
          </table:table-cell>
          <table:table-cell table:style-name="ce37" table:formula="of:=[.L620]" office:value-type="float" office:value="0.354166666666661" calcext:value-type="float">
            <text:p>0.35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0];0)&lt;=[.O6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28T05:50:48.815008" calcext:value-type="date">
            <text:p>2019-10-28 05:50:49</text:p>
          </table:table-cell>
          <table:table-cell table:style-name="ce7" table:formula="of:=[.A621]" office:value-type="date" office:date-value="2019-10-28T05:50:48.815008" calcext:value-type="date">
            <text:p>2019-10-28 05:50:49</text:p>
          </table:table-cell>
          <table:table-cell table:formula="of:=TRUNC([.A621])" office:value-type="float" office:value="43766" calcext:value-type="float">
            <text:p>43766</text:p>
          </table:table-cell>
          <table:table-cell table:style-name="ce12" table:formula="of:=[.B621]-[.C621]" office:value-type="date" office:date-value="1899-12-30T05:50:48.81500811316" calcext:value-type="date">
            <text:p>12/30/99 05:50 AM</text:p>
          </table:table-cell>
          <table:table-cell table:formula="of:=MOD([.E620]-[.$E$2];[.$H$2])+1+[.$E$2]" office:value-type="float" office:value="169" calcext:value-type="float">
            <text:p>169</text:p>
          </table:table-cell>
          <table:table-cell table:formula="of:=MOD([.F620]+1/[.$H$2];5)" office:value-type="float" office:value="0.45" calcext:value-type="float">
            <text:p>0,45</text:p>
          </table:table-cell>
          <table:table-cell table:formula="of:=IF([.F621]&lt;0.000001;[.G620]+2+1/[.$H$2];[.G620]+1/[.$H$2])" office:value-type="float" office:value="21.4499999999999" calcext:value-type="float">
            <text:p>21,4499999999999</text:p>
          </table:table-cell>
          <table:table-cell table:number-columns-repeated="4"/>
          <table:table-cell table:style-name="ce36" table:formula="of:=SUM(MOD(SUM([.L620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621]&lt;[.L620];[.M620]+[.H$2];[.M620])" office:value-type="float" office:value="360" calcext:value-type="float">
            <text:p>360</text:p>
          </table:table-cell>
          <table:table-cell table:style-name="ce11" table:formula="of:=OFFSET([.C$4];[.M621];0)" office:value-type="float" office:value="43756" calcext:value-type="float">
            <text:p>43756</text:p>
          </table:table-cell>
          <table:table-cell table:style-name="ce37" table:formula="of:=[.L621]" office:value-type="float" office:value="0.361111111111105" calcext:value-type="float">
            <text:p>0.361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1];0)&lt;=[.O6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28T06:14:43.821724" calcext:value-type="date">
            <text:p>2019-10-28 06:14:44</text:p>
          </table:table-cell>
          <table:table-cell table:style-name="ce7" table:formula="of:=[.A622]" office:value-type="date" office:date-value="2019-10-28T06:14:43.821724" calcext:value-type="date">
            <text:p>2019-10-28 06:14:44</text:p>
          </table:table-cell>
          <table:table-cell table:formula="of:=TRUNC([.A622])" office:value-type="float" office:value="43766" calcext:value-type="float">
            <text:p>43766</text:p>
          </table:table-cell>
          <table:table-cell table:style-name="ce12" table:formula="of:=[.B622]-[.C622]" office:value-type="date" office:date-value="1899-12-30T06:14:43.82172365673" calcext:value-type="date">
            <text:p>12/30/99 06:14 AM</text:p>
          </table:table-cell>
          <table:table-cell table:formula="of:=MOD([.E621]-[.$E$2];[.$H$2])+1+[.$E$2]" office:value-type="float" office:value="170" calcext:value-type="float">
            <text:p>170</text:p>
          </table:table-cell>
          <table:table-cell table:formula="of:=MOD([.F621]+1/[.$H$2];5)" office:value-type="float" office:value="0.475" calcext:value-type="float">
            <text:p>0,475</text:p>
          </table:table-cell>
          <table:table-cell table:formula="of:=IF([.F622]&lt;0.000001;[.G621]+2+1/[.$H$2];[.G621]+1/[.$H$2])" office:value-type="float" office:value="21.4749999999999" calcext:value-type="float">
            <text:p>21,4749999999999</text:p>
          </table:table-cell>
          <table:table-cell table:number-columns-repeated="4"/>
          <table:table-cell table:style-name="ce36" table:formula="of:=SUM(MOD(SUM([.L621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622]&lt;[.L621];[.M621]+[.H$2];[.M621])" office:value-type="float" office:value="360" calcext:value-type="float">
            <text:p>360</text:p>
          </table:table-cell>
          <table:table-cell table:style-name="ce11" table:formula="of:=OFFSET([.C$4];[.M622];0)" office:value-type="float" office:value="43756" calcext:value-type="float">
            <text:p>43756</text:p>
          </table:table-cell>
          <table:table-cell table:style-name="ce37" table:formula="of:=[.L622]" office:value-type="float" office:value="0.36805555555555" calcext:value-type="float">
            <text:p>0.368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2];0)&lt;=[.O6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28T06:07:57.904473" calcext:value-type="date">
            <text:p>2019-10-28 06:07:58</text:p>
          </table:table-cell>
          <table:table-cell table:style-name="ce7" table:formula="of:=[.A623]" office:value-type="date" office:date-value="2019-10-28T06:07:57.904473" calcext:value-type="date">
            <text:p>2019-10-28 06:07:58</text:p>
          </table:table-cell>
          <table:table-cell table:formula="of:=TRUNC([.A623])" office:value-type="float" office:value="43766" calcext:value-type="float">
            <text:p>43766</text:p>
          </table:table-cell>
          <table:table-cell table:style-name="ce12" table:formula="of:=[.B623]-[.C623]" office:value-type="date" office:date-value="1899-12-30T06:07:57.90447254665" calcext:value-type="date">
            <text:p>12/30/99 06:07 AM</text:p>
          </table:table-cell>
          <table:table-cell table:formula="of:=MOD([.E622]-[.$E$2];[.$H$2])+1+[.$E$2]" office:value-type="float" office:value="171" calcext:value-type="float">
            <text:p>171</text:p>
          </table:table-cell>
          <table:table-cell table:formula="of:=MOD([.F622]+1/[.$H$2];5)" office:value-type="float" office:value="0.5" calcext:value-type="float">
            <text:p>0,5</text:p>
          </table:table-cell>
          <table:table-cell table:formula="of:=IF([.F623]&lt;0.000001;[.G622]+2+1/[.$H$2];[.G622]+1/[.$H$2])" office:value-type="float" office:value="21.4999999999999" calcext:value-type="float">
            <text:p>21,4999999999999</text:p>
          </table:table-cell>
          <table:table-cell table:number-columns-repeated="4"/>
          <table:table-cell table:style-name="ce36" table:formula="of:=SUM(MOD(SUM([.L622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623]&lt;[.L622];[.M622]+[.H$2];[.M622])" office:value-type="float" office:value="360" calcext:value-type="float">
            <text:p>360</text:p>
          </table:table-cell>
          <table:table-cell table:style-name="ce11" table:formula="of:=OFFSET([.C$4];[.M623];0)" office:value-type="float" office:value="43756" calcext:value-type="float">
            <text:p>43756</text:p>
          </table:table-cell>
          <table:table-cell table:style-name="ce37" table:formula="of:=[.L623]" office:value-type="float" office:value="0.374999999999994" calcext:value-type="float">
            <text:p>0.3749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3];0)&lt;=[.O6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28T05:48:14.102934" calcext:value-type="date">
            <text:p>2019-10-28 05:48:14</text:p>
          </table:table-cell>
          <table:table-cell table:style-name="ce7" table:formula="of:=[.A624]" office:value-type="date" office:date-value="2019-10-28T05:48:14.102934" calcext:value-type="date">
            <text:p>2019-10-28 05:48:14</text:p>
          </table:table-cell>
          <table:table-cell table:formula="of:=TRUNC([.A624])" office:value-type="float" office:value="43766" calcext:value-type="float">
            <text:p>43766</text:p>
          </table:table-cell>
          <table:table-cell table:style-name="ce12" table:formula="of:=[.B624]-[.C624]" office:value-type="date" office:date-value="1899-12-30T05:48:14.10293363035" calcext:value-type="date">
            <text:p>12/30/99 05:48 AM</text:p>
          </table:table-cell>
          <table:table-cell table:formula="of:=MOD([.E623]-[.$E$2];[.$H$2])+1+[.$E$2]" office:value-type="float" office:value="172" calcext:value-type="float">
            <text:p>172</text:p>
          </table:table-cell>
          <table:table-cell table:formula="of:=MOD([.F623]+1/[.$H$2];5)" office:value-type="float" office:value="0.525" calcext:value-type="float">
            <text:p>0,525</text:p>
          </table:table-cell>
          <table:table-cell table:formula="of:=IF([.F624]&lt;0.000001;[.G623]+2+1/[.$H$2];[.G623]+1/[.$H$2])" office:value-type="float" office:value="21.5249999999999" calcext:value-type="float">
            <text:p>21,5249999999999</text:p>
          </table:table-cell>
          <table:table-cell table:number-columns-repeated="4"/>
          <table:table-cell table:style-name="ce36" table:formula="of:=SUM(MOD(SUM([.L623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624]&lt;[.L623];[.M623]+[.H$2];[.M623])" office:value-type="float" office:value="360" calcext:value-type="float">
            <text:p>360</text:p>
          </table:table-cell>
          <table:table-cell table:style-name="ce11" table:formula="of:=OFFSET([.C$4];[.M624];0)" office:value-type="float" office:value="43756" calcext:value-type="float">
            <text:p>43756</text:p>
          </table:table-cell>
          <table:table-cell table:style-name="ce37" table:formula="of:=[.L624]" office:value-type="float" office:value="0.381944444444438" calcext:value-type="float">
            <text:p>0.38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4];0)&lt;=[.O6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28T06:11:16.846062" calcext:value-type="date">
            <text:p>2019-10-28 06:11:17</text:p>
          </table:table-cell>
          <table:table-cell table:style-name="ce7" table:formula="of:=[.A625]" office:value-type="date" office:date-value="2019-10-28T06:11:16.846062" calcext:value-type="date">
            <text:p>2019-10-28 06:11:17</text:p>
          </table:table-cell>
          <table:table-cell table:formula="of:=TRUNC([.A625])" office:value-type="float" office:value="43766" calcext:value-type="float">
            <text:p>43766</text:p>
          </table:table-cell>
          <table:table-cell table:style-name="ce12" table:formula="of:=[.B625]-[.C625]" office:value-type="date" office:date-value="1899-12-30T06:11:16.84606157709" calcext:value-type="date">
            <text:p>12/30/99 06:11 AM</text:p>
          </table:table-cell>
          <table:table-cell table:formula="of:=MOD([.E624]-[.$E$2];[.$H$2])+1+[.$E$2]" office:value-type="float" office:value="173" calcext:value-type="float">
            <text:p>173</text:p>
          </table:table-cell>
          <table:table-cell table:formula="of:=MOD([.F624]+1/[.$H$2];5)" office:value-type="float" office:value="0.55" calcext:value-type="float">
            <text:p>0,55</text:p>
          </table:table-cell>
          <table:table-cell table:formula="of:=IF([.F625]&lt;0.000001;[.G624]+2+1/[.$H$2];[.G624]+1/[.$H$2])" office:value-type="float" office:value="21.5499999999999" calcext:value-type="float">
            <text:p>21,5499999999999</text:p>
          </table:table-cell>
          <table:table-cell table:number-columns-repeated="4"/>
          <table:table-cell table:style-name="ce36" table:formula="of:=SUM(MOD(SUM([.L624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625]&lt;[.L624];[.M624]+[.H$2];[.M624])" office:value-type="float" office:value="360" calcext:value-type="float">
            <text:p>360</text:p>
          </table:table-cell>
          <table:table-cell table:style-name="ce11" table:formula="of:=OFFSET([.C$4];[.M625];0)" office:value-type="float" office:value="43756" calcext:value-type="float">
            <text:p>43756</text:p>
          </table:table-cell>
          <table:table-cell table:style-name="ce37" table:formula="of:=[.L625]" office:value-type="float" office:value="0.388888888888883" calcext:value-type="float">
            <text:p>0.388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5];0)&lt;=[.O6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28T05:50:38.692923" calcext:value-type="date">
            <text:p>2019-10-28 05:50:39</text:p>
          </table:table-cell>
          <table:table-cell table:style-name="ce7" table:formula="of:=[.A626]" office:value-type="date" office:date-value="2019-10-28T05:50:38.692923" calcext:value-type="date">
            <text:p>2019-10-28 05:50:39</text:p>
          </table:table-cell>
          <table:table-cell table:formula="of:=TRUNC([.A626])" office:value-type="float" office:value="43766" calcext:value-type="float">
            <text:p>43766</text:p>
          </table:table-cell>
          <table:table-cell table:style-name="ce12" table:formula="of:=[.B626]-[.C626]" office:value-type="date" office:date-value="1899-12-30T05:50:38.69292335585" calcext:value-type="date">
            <text:p>12/30/99 05:50 AM</text:p>
          </table:table-cell>
          <table:table-cell table:formula="of:=MOD([.E625]-[.$E$2];[.$H$2])+1+[.$E$2]" office:value-type="float" office:value="174" calcext:value-type="float">
            <text:p>174</text:p>
          </table:table-cell>
          <table:table-cell table:formula="of:=MOD([.F625]+1/[.$H$2];5)" office:value-type="float" office:value="0.575" calcext:value-type="float">
            <text:p>0,575</text:p>
          </table:table-cell>
          <table:table-cell table:formula="of:=IF([.F626]&lt;0.000001;[.G625]+2+1/[.$H$2];[.G625]+1/[.$H$2])" office:value-type="float" office:value="21.5749999999999" calcext:value-type="float">
            <text:p>21,5749999999999</text:p>
          </table:table-cell>
          <table:table-cell table:number-columns-repeated="4"/>
          <table:table-cell table:style-name="ce36" table:formula="of:=SUM(MOD(SUM([.L625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626]&lt;[.L625];[.M625]+[.H$2];[.M625])" office:value-type="float" office:value="360" calcext:value-type="float">
            <text:p>360</text:p>
          </table:table-cell>
          <table:table-cell table:style-name="ce11" table:formula="of:=OFFSET([.C$4];[.M626];0)" office:value-type="float" office:value="43756" calcext:value-type="float">
            <text:p>43756</text:p>
          </table:table-cell>
          <table:table-cell table:style-name="ce37" table:formula="of:=[.L626]" office:value-type="float" office:value="0.395833333333327" calcext:value-type="float">
            <text:p>0.39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6];0)&lt;=[.O6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28T05:36:12.204963" calcext:value-type="date">
            <text:p>2019-10-28 05:36:12</text:p>
          </table:table-cell>
          <table:table-cell table:style-name="ce7" table:formula="of:=[.A627]" office:value-type="date" office:date-value="2019-10-28T05:36:12.204963" calcext:value-type="date">
            <text:p>2019-10-28 05:36:12</text:p>
          </table:table-cell>
          <table:table-cell table:formula="of:=TRUNC([.A627])" office:value-type="float" office:value="43766" calcext:value-type="float">
            <text:p>43766</text:p>
          </table:table-cell>
          <table:table-cell table:style-name="ce12" table:formula="of:=[.B627]-[.C627]" office:value-type="date" office:date-value="1899-12-30T05:36:12.2049633041" calcext:value-type="date">
            <text:p>12/30/99 05:36 AM</text:p>
          </table:table-cell>
          <table:table-cell table:formula="of:=MOD([.E626]-[.$E$2];[.$H$2])+1+[.$E$2]" office:value-type="float" office:value="175" calcext:value-type="float">
            <text:p>175</text:p>
          </table:table-cell>
          <table:table-cell table:formula="of:=MOD([.F626]+1/[.$H$2];5)" office:value-type="float" office:value="0.6" calcext:value-type="float">
            <text:p>0,6</text:p>
          </table:table-cell>
          <table:table-cell table:formula="of:=IF([.F627]&lt;0.000001;[.G626]+2+1/[.$H$2];[.G626]+1/[.$H$2])" office:value-type="float" office:value="21.5999999999999" calcext:value-type="float">
            <text:p>21,5999999999999</text:p>
          </table:table-cell>
          <table:table-cell table:number-columns-repeated="4"/>
          <table:table-cell table:style-name="ce36" table:formula="of:=SUM(MOD(SUM([.L626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627]&lt;[.L626];[.M626]+[.H$2];[.M626])" office:value-type="float" office:value="360" calcext:value-type="float">
            <text:p>360</text:p>
          </table:table-cell>
          <table:table-cell table:style-name="ce11" table:formula="of:=OFFSET([.C$4];[.M627];0)" office:value-type="float" office:value="43756" calcext:value-type="float">
            <text:p>43756</text:p>
          </table:table-cell>
          <table:table-cell table:style-name="ce37" table:formula="of:=[.L627]" office:value-type="float" office:value="0.402777777777772" calcext:value-type="float">
            <text:p>0.40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7];0)&lt;=[.O6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28T05:58:41.182279" calcext:value-type="date">
            <text:p>2019-10-28 05:58:41</text:p>
          </table:table-cell>
          <table:table-cell table:style-name="ce7" table:formula="of:=[.A628]" office:value-type="date" office:date-value="2019-10-28T05:58:41.182279" calcext:value-type="date">
            <text:p>2019-10-28 05:58:41</text:p>
          </table:table-cell>
          <table:table-cell table:formula="of:=TRUNC([.A628])" office:value-type="float" office:value="43766" calcext:value-type="float">
            <text:p>43766</text:p>
          </table:table-cell>
          <table:table-cell table:style-name="ce12" table:formula="of:=[.B628]-[.C628]" office:value-type="date" office:date-value="1899-12-30T05:58:41.18227912579" calcext:value-type="date">
            <text:p>12/30/99 05:58 AM</text:p>
          </table:table-cell>
          <table:table-cell table:formula="of:=MOD([.E627]-[.$E$2];[.$H$2])+1+[.$E$2]" office:value-type="float" office:value="176" calcext:value-type="float">
            <text:p>176</text:p>
          </table:table-cell>
          <table:table-cell table:formula="of:=MOD([.F627]+1/[.$H$2];5)" office:value-type="float" office:value="0.625" calcext:value-type="float">
            <text:p>0,625</text:p>
          </table:table-cell>
          <table:table-cell table:formula="of:=IF([.F628]&lt;0.000001;[.G627]+2+1/[.$H$2];[.G627]+1/[.$H$2])" office:value-type="float" office:value="21.6249999999999" calcext:value-type="float">
            <text:p>21,6249999999999</text:p>
          </table:table-cell>
          <table:table-cell table:number-columns-repeated="4"/>
          <table:table-cell table:style-name="ce36" table:formula="of:=SUM(MOD(SUM([.L627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628]&lt;[.L627];[.M627]+[.H$2];[.M627])" office:value-type="float" office:value="360" calcext:value-type="float">
            <text:p>360</text:p>
          </table:table-cell>
          <table:table-cell table:style-name="ce11" table:formula="of:=OFFSET([.C$4];[.M628];0)" office:value-type="float" office:value="43756" calcext:value-type="float">
            <text:p>43756</text:p>
          </table:table-cell>
          <table:table-cell table:style-name="ce37" table:formula="of:=[.L628]" office:value-type="float" office:value="0.409722222222216" calcext:value-type="float">
            <text:p>0.40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8];0)&lt;=[.O6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28T05:48:21.813516" calcext:value-type="date">
            <text:p>2019-10-28 05:48:22</text:p>
          </table:table-cell>
          <table:table-cell table:style-name="ce7" table:formula="of:=[.A629]" office:value-type="date" office:date-value="2019-10-28T05:48:21.813516" calcext:value-type="date">
            <text:p>2019-10-28 05:48:22</text:p>
          </table:table-cell>
          <table:table-cell table:formula="of:=TRUNC([.A629])" office:value-type="float" office:value="43766" calcext:value-type="float">
            <text:p>43766</text:p>
          </table:table-cell>
          <table:table-cell table:style-name="ce12" table:formula="of:=[.B629]-[.C629]" office:value-type="date" office:date-value="1899-12-30T05:48:21.81351592764" calcext:value-type="date">
            <text:p>12/30/99 05:48 AM</text:p>
          </table:table-cell>
          <table:table-cell table:formula="of:=MOD([.E628]-[.$E$2];[.$H$2])+1+[.$E$2]" office:value-type="float" office:value="177" calcext:value-type="float">
            <text:p>177</text:p>
          </table:table-cell>
          <table:table-cell table:formula="of:=MOD([.F628]+1/[.$H$2];5)" office:value-type="float" office:value="0.65" calcext:value-type="float">
            <text:p>0,65</text:p>
          </table:table-cell>
          <table:table-cell table:formula="of:=IF([.F629]&lt;0.000001;[.G628]+2+1/[.$H$2];[.G628]+1/[.$H$2])" office:value-type="float" office:value="21.6499999999999" calcext:value-type="float">
            <text:p>21,6499999999999</text:p>
          </table:table-cell>
          <table:table-cell table:number-columns-repeated="4"/>
          <table:table-cell table:style-name="ce36" table:formula="of:=SUM(MOD(SUM([.L628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629]&lt;[.L628];[.M628]+[.H$2];[.M628])" office:value-type="float" office:value="360" calcext:value-type="float">
            <text:p>360</text:p>
          </table:table-cell>
          <table:table-cell table:style-name="ce11" table:formula="of:=OFFSET([.C$4];[.M629];0)" office:value-type="float" office:value="43756" calcext:value-type="float">
            <text:p>43756</text:p>
          </table:table-cell>
          <table:table-cell table:style-name="ce37" table:formula="of:=[.L629]" office:value-type="float" office:value="0.416666666666661" calcext:value-type="float">
            <text:p>0.41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9];0)&lt;=[.O6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28T05:42:43.342452" calcext:value-type="date">
            <text:p>2019-10-28 05:42:43</text:p>
          </table:table-cell>
          <table:table-cell table:style-name="ce7" table:formula="of:=[.A630]" office:value-type="date" office:date-value="2019-10-28T05:42:43.342452" calcext:value-type="date">
            <text:p>2019-10-28 05:42:43</text:p>
          </table:table-cell>
          <table:table-cell table:formula="of:=TRUNC([.A630])" office:value-type="float" office:value="43766" calcext:value-type="float">
            <text:p>43766</text:p>
          </table:table-cell>
          <table:table-cell table:style-name="ce12" table:formula="of:=[.B630]-[.C630]" office:value-type="date" office:date-value="1899-12-30T05:42:43.3424521191" calcext:value-type="date">
            <text:p>12/30/99 05:42 AM</text:p>
          </table:table-cell>
          <table:table-cell table:formula="of:=MOD([.E629]-[.$E$2];[.$H$2])+1+[.$E$2]" office:value-type="float" office:value="178" calcext:value-type="float">
            <text:p>178</text:p>
          </table:table-cell>
          <table:table-cell table:formula="of:=MOD([.F629]+1/[.$H$2];5)" office:value-type="float" office:value="0.675" calcext:value-type="float">
            <text:p>0,675</text:p>
          </table:table-cell>
          <table:table-cell table:formula="of:=IF([.F630]&lt;0.000001;[.G629]+2+1/[.$H$2];[.G629]+1/[.$H$2])" office:value-type="float" office:value="21.6749999999999" calcext:value-type="float">
            <text:p>21,6749999999999</text:p>
          </table:table-cell>
          <table:table-cell table:number-columns-repeated="4"/>
          <table:table-cell table:style-name="ce36" table:formula="of:=SUM(MOD(SUM([.L629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630]&lt;[.L629];[.M629]+[.H$2];[.M629])" office:value-type="float" office:value="360" calcext:value-type="float">
            <text:p>360</text:p>
          </table:table-cell>
          <table:table-cell table:style-name="ce11" table:formula="of:=OFFSET([.C$4];[.M630];0)" office:value-type="float" office:value="43756" calcext:value-type="float">
            <text:p>43756</text:p>
          </table:table-cell>
          <table:table-cell table:style-name="ce37" table:formula="of:=[.L630]" office:value-type="float" office:value="0.423611111111105" calcext:value-type="float">
            <text:p>0.423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0];0)&lt;=[.O6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28T05:59:36.06652" calcext:value-type="date">
            <text:p>2019-10-28 05:59:36</text:p>
          </table:table-cell>
          <table:table-cell table:style-name="ce7" table:formula="of:=[.A631]" office:value-type="date" office:date-value="2019-10-28T05:59:36.06652" calcext:value-type="date">
            <text:p>2019-10-28 05:59:36</text:p>
          </table:table-cell>
          <table:table-cell table:formula="of:=TRUNC([.A631])" office:value-type="float" office:value="43766" calcext:value-type="float">
            <text:p>43766</text:p>
          </table:table-cell>
          <table:table-cell table:style-name="ce12" table:formula="of:=[.B631]-[.C631]" office:value-type="date" office:date-value="1899-12-30T05:59:36.0665198788" calcext:value-type="date">
            <text:p>12/30/99 05:59 AM</text:p>
          </table:table-cell>
          <table:table-cell table:formula="of:=MOD([.E630]-[.$E$2];[.$H$2])+1+[.$E$2]" office:value-type="float" office:value="179" calcext:value-type="float">
            <text:p>179</text:p>
          </table:table-cell>
          <table:table-cell table:formula="of:=MOD([.F630]+1/[.$H$2];5)" office:value-type="float" office:value="0.7" calcext:value-type="float">
            <text:p>0,7</text:p>
          </table:table-cell>
          <table:table-cell table:formula="of:=IF([.F631]&lt;0.000001;[.G630]+2+1/[.$H$2];[.G630]+1/[.$H$2])" office:value-type="float" office:value="21.6999999999999" calcext:value-type="float">
            <text:p>21,6999999999999</text:p>
          </table:table-cell>
          <table:table-cell table:number-columns-repeated="4"/>
          <table:table-cell table:style-name="ce36" table:formula="of:=SUM(MOD(SUM([.L630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631]&lt;[.L630];[.M630]+[.H$2];[.M630])" office:value-type="float" office:value="360" calcext:value-type="float">
            <text:p>360</text:p>
          </table:table-cell>
          <table:table-cell table:style-name="ce11" table:formula="of:=OFFSET([.C$4];[.M631];0)" office:value-type="float" office:value="43756" calcext:value-type="float">
            <text:p>43756</text:p>
          </table:table-cell>
          <table:table-cell table:style-name="ce37" table:formula="of:=[.L631]" office:value-type="float" office:value="0.430555555555549" calcext:value-type="float">
            <text:p>0.43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1];0)&lt;=[.O6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28T06:00:53.918436" calcext:value-type="date">
            <text:p>2019-10-28 06:00:54</text:p>
          </table:table-cell>
          <table:table-cell table:style-name="ce7" table:formula="of:=[.A632]" office:value-type="date" office:date-value="2019-10-28T06:00:53.918436" calcext:value-type="date">
            <text:p>2019-10-28 06:00:54</text:p>
          </table:table-cell>
          <table:table-cell table:formula="of:=TRUNC([.A632])" office:value-type="float" office:value="43766" calcext:value-type="float">
            <text:p>43766</text:p>
          </table:table-cell>
          <table:table-cell table:style-name="ce12" table:formula="of:=[.B632]-[.C632]" office:value-type="date" office:date-value="1899-12-30T06:00:53.91843554098" calcext:value-type="date">
            <text:p>12/30/99 06:00 AM</text:p>
          </table:table-cell>
          <table:table-cell table:formula="of:=MOD([.E631]-[.$E$2];[.$H$2])+1+[.$E$2]" office:value-type="float" office:value="180" calcext:value-type="float">
            <text:p>180</text:p>
          </table:table-cell>
          <table:table-cell table:formula="of:=MOD([.F631]+1/[.$H$2];5)" office:value-type="float" office:value="0.725" calcext:value-type="float">
            <text:p>0,725</text:p>
          </table:table-cell>
          <table:table-cell table:formula="of:=IF([.F632]&lt;0.000001;[.G631]+2+1/[.$H$2];[.G631]+1/[.$H$2])" office:value-type="float" office:value="21.7249999999999" calcext:value-type="float">
            <text:p>21,7249999999999</text:p>
          </table:table-cell>
          <table:table-cell table:number-columns-repeated="4"/>
          <table:table-cell table:style-name="ce36" table:formula="of:=SUM(MOD(SUM([.L631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632]&lt;[.L631];[.M631]+[.H$2];[.M631])" office:value-type="float" office:value="360" calcext:value-type="float">
            <text:p>360</text:p>
          </table:table-cell>
          <table:table-cell table:style-name="ce11" table:formula="of:=OFFSET([.C$4];[.M632];0)" office:value-type="float" office:value="43756" calcext:value-type="float">
            <text:p>43756</text:p>
          </table:table-cell>
          <table:table-cell table:style-name="ce37" table:formula="of:=[.L632]" office:value-type="float" office:value="0.437499999999994" calcext:value-type="float">
            <text:p>0.437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2];0)&lt;=[.O6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28T06:04:33.786102" calcext:value-type="date">
            <text:p>2019-10-28 06:04:34</text:p>
          </table:table-cell>
          <table:table-cell table:style-name="ce7" table:formula="of:=[.A633]" office:value-type="date" office:date-value="2019-10-28T06:04:33.786102" calcext:value-type="date">
            <text:p>2019-10-28 06:04:34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06:04:33.78610235173" calcext:value-type="date">
            <text:p>12/30/99 06:04 AM</text:p>
          </table:table-cell>
          <table:table-cell table:formula="of:=MOD([.E632]-[.$E$2];[.$H$2])+1+[.$E$2]" office:value-type="float" office:value="181" calcext:value-type="float">
            <text:p>181</text:p>
          </table:table-cell>
          <table:table-cell table:formula="of:=MOD([.F632]+1/[.$H$2];5)" office:value-type="float" office:value="0.75" calcext:value-type="float">
            <text:p>0,75</text:p>
          </table:table-cell>
          <table:table-cell table:formula="of:=IF([.F633]&lt;0.000001;[.G632]+2+1/[.$H$2];[.G632]+1/[.$H$2])" office:value-type="float" office:value="21.7499999999999" calcext:value-type="float">
            <text:p>21,7499999999999</text:p>
          </table:table-cell>
          <table:table-cell table:number-columns-repeated="4"/>
          <table:table-cell table:style-name="ce36" table:formula="of:=SUM(MOD(SUM([.L632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633]&lt;[.L632];[.M632]+[.H$2];[.M632])" office:value-type="float" office:value="400" calcext:value-type="float">
            <text:p>400</text:p>
          </table:table-cell>
          <table:table-cell table:style-name="ce11" table:formula="of:=OFFSET([.C$4];[.M633];0)" office:value-type="float" office:value="43759" calcext:value-type="float">
            <text:p>43759</text:p>
          </table:table-cell>
          <table:table-cell table:style-name="ce37" table:formula="of:=[.L633]" office:value-type="float" office:value="0.00694444444443831" calcext:value-type="float">
            <text:p>0.00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3];0)&lt;=[.O6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28T06:07:29.610853" calcext:value-type="date">
            <text:p>2019-10-28 06:07:30</text:p>
          </table:table-cell>
          <table:table-cell table:style-name="ce7" table:formula="of:=[.A634]" office:value-type="date" office:date-value="2019-10-28T06:07:29.610853" calcext:value-type="date">
            <text:p>2019-10-28 06:07:30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06:07:29.61085338145" calcext:value-type="date">
            <text:p>12/30/99 06:07 AM</text:p>
          </table:table-cell>
          <table:table-cell table:formula="of:=MOD([.E633]-[.$E$2];[.$H$2])+1+[.$E$2]" office:value-type="float" office:value="182" calcext:value-type="float">
            <text:p>182</text:p>
          </table:table-cell>
          <table:table-cell table:formula="of:=MOD([.F633]+1/[.$H$2];5)" office:value-type="float" office:value="0.775" calcext:value-type="float">
            <text:p>0,775</text:p>
          </table:table-cell>
          <table:table-cell table:formula="of:=IF([.F634]&lt;0.000001;[.G633]+2+1/[.$H$2];[.G633]+1/[.$H$2])" office:value-type="float" office:value="21.7749999999999" calcext:value-type="float">
            <text:p>21,7749999999999</text:p>
          </table:table-cell>
          <table:table-cell table:number-columns-repeated="4"/>
          <table:table-cell table:style-name="ce36" table:formula="of:=SUM(MOD(SUM([.L633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634]&lt;[.L633];[.M633]+[.H$2];[.M633])" office:value-type="float" office:value="400" calcext:value-type="float">
            <text:p>400</text:p>
          </table:table-cell>
          <table:table-cell table:style-name="ce11" table:formula="of:=OFFSET([.C$4];[.M634];0)" office:value-type="float" office:value="43759" calcext:value-type="float">
            <text:p>43759</text:p>
          </table:table-cell>
          <table:table-cell table:style-name="ce37" table:formula="of:=[.L634]" office:value-type="float" office:value="0.0138888888888828" calcext:value-type="float">
            <text:p>0.01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4];0)&lt;=[.O6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28T06:23:22.541947" calcext:value-type="date">
            <text:p>2019-10-28 06:23:23</text:p>
          </table:table-cell>
          <table:table-cell table:style-name="ce7" table:formula="of:=[.A635]" office:value-type="date" office:date-value="2019-10-28T06:23:22.541947" calcext:value-type="date">
            <text:p>2019-10-28 06:23:23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06:23:22.5419468293" calcext:value-type="date">
            <text:p>12/30/99 06:23 AM</text:p>
          </table:table-cell>
          <table:table-cell table:formula="of:=MOD([.E634]-[.$E$2];[.$H$2])+1+[.$E$2]" office:value-type="float" office:value="183" calcext:value-type="float">
            <text:p>183</text:p>
          </table:table-cell>
          <table:table-cell table:formula="of:=MOD([.F634]+1/[.$H$2];5)" office:value-type="float" office:value="0.8" calcext:value-type="float">
            <text:p>0,8</text:p>
          </table:table-cell>
          <table:table-cell table:formula="of:=IF([.F635]&lt;0.000001;[.G634]+2+1/[.$H$2];[.G634]+1/[.$H$2])" office:value-type="float" office:value="21.7999999999999" calcext:value-type="float">
            <text:p>21,7999999999999</text:p>
          </table:table-cell>
          <table:table-cell table:number-columns-repeated="4"/>
          <table:table-cell table:style-name="ce36" table:formula="of:=SUM(MOD(SUM([.L634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635]&lt;[.L634];[.M634]+[.H$2];[.M634])" office:value-type="float" office:value="400" calcext:value-type="float">
            <text:p>400</text:p>
          </table:table-cell>
          <table:table-cell table:style-name="ce11" table:formula="of:=OFFSET([.C$4];[.M635];0)" office:value-type="float" office:value="43759" calcext:value-type="float">
            <text:p>43759</text:p>
          </table:table-cell>
          <table:table-cell table:style-name="ce37" table:formula="of:=[.L635]" office:value-type="float" office:value="0.0208333333333272" calcext:value-type="float">
            <text:p>0.02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5];0)&lt;=[.O6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28T05:50:32.625569" calcext:value-type="date">
            <text:p>2019-10-28 05:50:33</text:p>
          </table:table-cell>
          <table:table-cell table:style-name="ce7" table:formula="of:=[.A636]" office:value-type="date" office:date-value="2019-10-28T05:50:32.625569" calcext:value-type="date">
            <text:p>2019-10-28 05:50:33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05:50:32.6255685417" calcext:value-type="date">
            <text:p>12/30/99 05:50 AM</text:p>
          </table:table-cell>
          <table:table-cell table:formula="of:=MOD([.E635]-[.$E$2];[.$H$2])+1+[.$E$2]" office:value-type="float" office:value="184" calcext:value-type="float">
            <text:p>184</text:p>
          </table:table-cell>
          <table:table-cell table:formula="of:=MOD([.F635]+1/[.$H$2];5)" office:value-type="float" office:value="0.825" calcext:value-type="float">
            <text:p>0,825</text:p>
          </table:table-cell>
          <table:table-cell table:formula="of:=IF([.F636]&lt;0.000001;[.G635]+2+1/[.$H$2];[.G635]+1/[.$H$2])" office:value-type="float" office:value="21.8249999999999" calcext:value-type="float">
            <text:p>21,8249999999999</text:p>
          </table:table-cell>
          <table:table-cell table:number-columns-repeated="4"/>
          <table:table-cell table:style-name="ce36" table:formula="of:=SUM(MOD(SUM([.L635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636]&lt;[.L635];[.M635]+[.H$2];[.M635])" office:value-type="float" office:value="400" calcext:value-type="float">
            <text:p>400</text:p>
          </table:table-cell>
          <table:table-cell table:style-name="ce11" table:formula="of:=OFFSET([.C$4];[.M636];0)" office:value-type="float" office:value="43759" calcext:value-type="float">
            <text:p>43759</text:p>
          </table:table-cell>
          <table:table-cell table:style-name="ce37" table:formula="of:=[.L636]" office:value-type="float" office:value="0.0277777777777716" calcext:value-type="float">
            <text:p>0.02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6];0)&lt;=[.O6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28T05:55:22.948882" calcext:value-type="date">
            <text:p>2019-10-28 05:55:23</text:p>
          </table:table-cell>
          <table:table-cell table:style-name="ce7" table:formula="of:=[.A637]" office:value-type="date" office:date-value="2019-10-28T05:55:22.948882" calcext:value-type="date">
            <text:p>2019-10-28 05:55:23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05:55:22.94888191391" calcext:value-type="date">
            <text:p>12/30/99 05:55 AM</text:p>
          </table:table-cell>
          <table:table-cell table:formula="of:=MOD([.E636]-[.$E$2];[.$H$2])+1+[.$E$2]" office:value-type="float" office:value="185" calcext:value-type="float">
            <text:p>185</text:p>
          </table:table-cell>
          <table:table-cell table:formula="of:=MOD([.F636]+1/[.$H$2];5)" office:value-type="float" office:value="0.85" calcext:value-type="float">
            <text:p>0,85</text:p>
          </table:table-cell>
          <table:table-cell table:formula="of:=IF([.F637]&lt;0.000001;[.G636]+2+1/[.$H$2];[.G636]+1/[.$H$2])" office:value-type="float" office:value="21.8499999999999" calcext:value-type="float">
            <text:p>21,8499999999999</text:p>
          </table:table-cell>
          <table:table-cell table:number-columns-repeated="4"/>
          <table:table-cell table:style-name="ce36" table:formula="of:=SUM(MOD(SUM([.L636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637]&lt;[.L636];[.M636]+[.H$2];[.M636])" office:value-type="float" office:value="400" calcext:value-type="float">
            <text:p>400</text:p>
          </table:table-cell>
          <table:table-cell table:style-name="ce11" table:formula="of:=OFFSET([.C$4];[.M637];0)" office:value-type="float" office:value="43759" calcext:value-type="float">
            <text:p>43759</text:p>
          </table:table-cell>
          <table:table-cell table:style-name="ce37" table:formula="of:=[.L637]" office:value-type="float" office:value="0.0347222222222161" calcext:value-type="float">
            <text:p>0.034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7];0)&lt;=[.O6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28T05:53:59.477264" calcext:value-type="date">
            <text:p>2019-10-28 05:53:59</text:p>
          </table:table-cell>
          <table:table-cell table:style-name="ce7" table:formula="of:=[.A638]" office:value-type="date" office:date-value="2019-10-28T05:53:59.477264" calcext:value-type="date">
            <text:p>2019-10-28 05:53:59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05:53:59.47726353072" calcext:value-type="date">
            <text:p>12/30/99 05:53 AM</text:p>
          </table:table-cell>
          <table:table-cell table:formula="of:=MOD([.E637]-[.$E$2];[.$H$2])+1+[.$E$2]" office:value-type="float" office:value="186" calcext:value-type="float">
            <text:p>186</text:p>
          </table:table-cell>
          <table:table-cell table:formula="of:=MOD([.F637]+1/[.$H$2];5)" office:value-type="float" office:value="0.875" calcext:value-type="float">
            <text:p>0,875</text:p>
          </table:table-cell>
          <table:table-cell table:formula="of:=IF([.F638]&lt;0.000001;[.G637]+2+1/[.$H$2];[.G637]+1/[.$H$2])" office:value-type="float" office:value="21.8749999999999" calcext:value-type="float">
            <text:p>21,8749999999999</text:p>
          </table:table-cell>
          <table:table-cell table:number-columns-repeated="4"/>
          <table:table-cell table:style-name="ce36" table:formula="of:=SUM(MOD(SUM([.L637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638]&lt;[.L637];[.M637]+[.H$2];[.M637])" office:value-type="float" office:value="400" calcext:value-type="float">
            <text:p>400</text:p>
          </table:table-cell>
          <table:table-cell table:style-name="ce11" table:formula="of:=OFFSET([.C$4];[.M638];0)" office:value-type="float" office:value="43759" calcext:value-type="float">
            <text:p>43759</text:p>
          </table:table-cell>
          <table:table-cell table:style-name="ce37" table:formula="of:=[.L638]" office:value-type="float" office:value="0.0416666666666605" calcext:value-type="float">
            <text:p>0.041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8];0)&lt;=[.O6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28T05:45:53.309746" calcext:value-type="date">
            <text:p>2019-10-28 05:45:53</text:p>
          </table:table-cell>
          <table:table-cell table:style-name="ce7" table:formula="of:=[.A639]" office:value-type="date" office:date-value="2019-10-28T05:45:53.309746" calcext:value-type="date">
            <text:p>2019-10-28 05:45:53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05:45:53.30974550452" calcext:value-type="date">
            <text:p>12/30/99 05:45 AM</text:p>
          </table:table-cell>
          <table:table-cell table:formula="of:=MOD([.E638]-[.$E$2];[.$H$2])+1+[.$E$2]" office:value-type="float" office:value="187" calcext:value-type="float">
            <text:p>187</text:p>
          </table:table-cell>
          <table:table-cell table:formula="of:=MOD([.F638]+1/[.$H$2];5)" office:value-type="float" office:value="0.9" calcext:value-type="float">
            <text:p>0,9</text:p>
          </table:table-cell>
          <table:table-cell table:formula="of:=IF([.F639]&lt;0.000001;[.G638]+2+1/[.$H$2];[.G638]+1/[.$H$2])" office:value-type="float" office:value="21.8999999999999" calcext:value-type="float">
            <text:p>21,8999999999999</text:p>
          </table:table-cell>
          <table:table-cell table:number-columns-repeated="4"/>
          <table:table-cell table:style-name="ce36" table:formula="of:=SUM(MOD(SUM([.L638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639]&lt;[.L638];[.M638]+[.H$2];[.M638])" office:value-type="float" office:value="400" calcext:value-type="float">
            <text:p>400</text:p>
          </table:table-cell>
          <table:table-cell table:style-name="ce11" table:formula="of:=OFFSET([.C$4];[.M639];0)" office:value-type="float" office:value="43759" calcext:value-type="float">
            <text:p>43759</text:p>
          </table:table-cell>
          <table:table-cell table:style-name="ce37" table:formula="of:=[.L639]" office:value-type="float" office:value="0.048611111111105" calcext:value-type="float">
            <text:p>0.048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9];0)&lt;=[.O6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28T05:52:44.558332" calcext:value-type="date">
            <text:p>2019-10-28 05:52:45</text:p>
          </table:table-cell>
          <table:table-cell table:style-name="ce7" table:formula="of:=[.A640]" office:value-type="date" office:date-value="2019-10-28T05:52:44.558332" calcext:value-type="date">
            <text:p>2019-10-28 05:52:45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05:52:44.55833211076" calcext:value-type="date">
            <text:p>12/30/99 05:52 AM</text:p>
          </table:table-cell>
          <table:table-cell table:formula="of:=MOD([.E639]-[.$E$2];[.$H$2])+1+[.$E$2]" office:value-type="float" office:value="188" calcext:value-type="float">
            <text:p>188</text:p>
          </table:table-cell>
          <table:table-cell table:formula="of:=MOD([.F639]+1/[.$H$2];5)" office:value-type="float" office:value="0.925" calcext:value-type="float">
            <text:p>0,925</text:p>
          </table:table-cell>
          <table:table-cell table:formula="of:=IF([.F640]&lt;0.000001;[.G639]+2+1/[.$H$2];[.G639]+1/[.$H$2])" office:value-type="float" office:value="21.9249999999999" calcext:value-type="float">
            <text:p>21,9249999999999</text:p>
          </table:table-cell>
          <table:table-cell table:number-columns-repeated="4"/>
          <table:table-cell table:style-name="ce36" table:formula="of:=SUM(MOD(SUM([.L639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640]&lt;[.L639];[.M639]+[.H$2];[.M639])" office:value-type="float" office:value="400" calcext:value-type="float">
            <text:p>400</text:p>
          </table:table-cell>
          <table:table-cell table:style-name="ce11" table:formula="of:=OFFSET([.C$4];[.M640];0)" office:value-type="float" office:value="43759" calcext:value-type="float">
            <text:p>43759</text:p>
          </table:table-cell>
          <table:table-cell table:style-name="ce37" table:formula="of:=[.L640]" office:value-type="float" office:value="0.0555555555555494" calcext:value-type="float">
            <text:p>0.05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0];0)&lt;=[.O6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28T06:10:59.623212" calcext:value-type="date">
            <text:p>2019-10-28 06:11:00</text:p>
          </table:table-cell>
          <table:table-cell table:style-name="ce7" table:formula="of:=[.A641]" office:value-type="date" office:date-value="2019-10-28T06:10:59.623212" calcext:value-type="date">
            <text:p>2019-10-28 06:11:00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06:10:59.62321192492" calcext:value-type="date">
            <text:p>12/30/99 06:11 AM</text:p>
          </table:table-cell>
          <table:table-cell table:formula="of:=MOD([.E640]-[.$E$2];[.$H$2])+1+[.$E$2]" office:value-type="float" office:value="189" calcext:value-type="float">
            <text:p>189</text:p>
          </table:table-cell>
          <table:table-cell table:formula="of:=MOD([.F640]+1/[.$H$2];5)" office:value-type="float" office:value="0.950000000000001" calcext:value-type="float">
            <text:p>0,950000000000001</text:p>
          </table:table-cell>
          <table:table-cell table:formula="of:=IF([.F641]&lt;0.000001;[.G640]+2+1/[.$H$2];[.G640]+1/[.$H$2])" office:value-type="float" office:value="21.9499999999999" calcext:value-type="float">
            <text:p>21,9499999999999</text:p>
          </table:table-cell>
          <table:table-cell table:number-columns-repeated="4"/>
          <table:table-cell table:style-name="ce36" table:formula="of:=SUM(MOD(SUM([.L640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641]&lt;[.L640];[.M640]+[.H$2];[.M640])" office:value-type="float" office:value="400" calcext:value-type="float">
            <text:p>400</text:p>
          </table:table-cell>
          <table:table-cell table:style-name="ce11" table:formula="of:=OFFSET([.C$4];[.M641];0)" office:value-type="float" office:value="43759" calcext:value-type="float">
            <text:p>43759</text:p>
          </table:table-cell>
          <table:table-cell table:style-name="ce37" table:formula="of:=[.L641]" office:value-type="float" office:value="0.0624999999999939" calcext:value-type="float">
            <text:p>0.062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1];0)&lt;=[.O6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28T05:59:10.088602" calcext:value-type="date">
            <text:p>2019-10-28 05:59:10</text:p>
          </table:table-cell>
          <table:table-cell table:style-name="ce7" table:formula="of:=[.A642]" office:value-type="date" office:date-value="2019-10-28T05:59:10.088602" calcext:value-type="date">
            <text:p>2019-10-28 05:59:10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05:59:10.08860179223" calcext:value-type="date">
            <text:p>12/30/99 05:59 AM</text:p>
          </table:table-cell>
          <table:table-cell table:formula="of:=MOD([.E641]-[.$E$2];[.$H$2])+1+[.$E$2]" office:value-type="float" office:value="190" calcext:value-type="float">
            <text:p>190</text:p>
          </table:table-cell>
          <table:table-cell table:formula="of:=MOD([.F641]+1/[.$H$2];5)" office:value-type="float" office:value="0.975000000000001" calcext:value-type="float">
            <text:p>0,975000000000001</text:p>
          </table:table-cell>
          <table:table-cell table:formula="of:=IF([.F642]&lt;0.000001;[.G641]+2+1/[.$H$2];[.G641]+1/[.$H$2])" office:value-type="float" office:value="21.9749999999999" calcext:value-type="float">
            <text:p>21,9749999999999</text:p>
          </table:table-cell>
          <table:table-cell table:number-columns-repeated="4"/>
          <table:table-cell table:style-name="ce36" table:formula="of:=SUM(MOD(SUM([.L641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642]&lt;[.L641];[.M641]+[.H$2];[.M641])" office:value-type="float" office:value="400" calcext:value-type="float">
            <text:p>400</text:p>
          </table:table-cell>
          <table:table-cell table:style-name="ce11" table:formula="of:=OFFSET([.C$4];[.M642];0)" office:value-type="float" office:value="43759" calcext:value-type="float">
            <text:p>43759</text:p>
          </table:table-cell>
          <table:table-cell table:style-name="ce37" table:formula="of:=[.L642]" office:value-type="float" office:value="0.0694444444444383" calcext:value-type="float">
            <text:p>0.06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2];0)&lt;=[.O6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28T05:58:45.256537" calcext:value-type="date">
            <text:p>2019-10-28 05:58:45</text:p>
          </table:table-cell>
          <table:table-cell table:style-name="ce7" table:formula="of:=[.A643]" office:value-type="date" office:date-value="2019-10-28T05:58:45.256537" calcext:value-type="date">
            <text:p>2019-10-28 05:58:45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05:58:45.25653659832" calcext:value-type="date">
            <text:p>12/30/99 05:58 AM</text:p>
          </table:table-cell>
          <table:table-cell table:formula="of:=MOD([.E642]-[.$E$2];[.$H$2])+1+[.$E$2]" office:value-type="float" office:value="151" calcext:value-type="float">
            <text:p>151</text:p>
          </table:table-cell>
          <table:table-cell table:formula="of:=MOD([.F642]+1/[.$H$2];5)" office:value-type="float" office:value="1" calcext:value-type="float">
            <text:p>1</text:p>
          </table:table-cell>
          <table:table-cell table:formula="of:=IF([.F643]&lt;0.000001;[.G642]+2+1/[.$H$2];[.G642]+1/[.$H$2])" office:value-type="float" office:value="21.9999999999999" calcext:value-type="float">
            <text:p>21,9999999999999</text:p>
          </table:table-cell>
          <table:table-cell table:number-columns-repeated="4"/>
          <table:table-cell table:style-name="ce36" table:formula="of:=SUM(MOD(SUM([.L642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643]&lt;[.L642];[.M642]+[.H$2];[.M642])" office:value-type="float" office:value="400" calcext:value-type="float">
            <text:p>400</text:p>
          </table:table-cell>
          <table:table-cell table:style-name="ce11" table:formula="of:=OFFSET([.C$4];[.M643];0)" office:value-type="float" office:value="43759" calcext:value-type="float">
            <text:p>43759</text:p>
          </table:table-cell>
          <table:table-cell table:style-name="ce37" table:formula="of:=[.L643]" office:value-type="float" office:value="0.0763888888888828" calcext:value-type="float">
            <text:p>0.07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3];0)&lt;=[.O6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29T06:15:51.403891" calcext:value-type="date">
            <text:p>2019-10-29 06:15:51</text:p>
          </table:table-cell>
          <table:table-cell table:style-name="ce7" table:formula="of:=[.A644]" office:value-type="date" office:date-value="2019-10-29T06:15:51.403891" calcext:value-type="date">
            <text:p>2019-10-29 06:15:51</text:p>
          </table:table-cell>
          <table:table-cell table:formula="of:=TRUNC([.A644])" office:value-type="float" office:value="43767" calcext:value-type="float">
            <text:p>43767</text:p>
          </table:table-cell>
          <table:table-cell table:style-name="ce12" table:formula="of:=[.B644]-[.C644]" office:value-type="date" office:date-value="1899-12-30T06:15:51.40389078297" calcext:value-type="date">
            <text:p>12/30/99 06:15 AM</text:p>
          </table:table-cell>
          <table:table-cell table:formula="of:=MOD([.E643]-[.$E$2];[.$H$2])+1+[.$E$2]" office:value-type="float" office:value="152" calcext:value-type="float">
            <text:p>152</text:p>
          </table:table-cell>
          <table:table-cell table:formula="of:=MOD([.F643]+1/[.$H$2];5)" office:value-type="float" office:value="1.025" calcext:value-type="float">
            <text:p>1,025</text:p>
          </table:table-cell>
          <table:table-cell table:formula="of:=IF([.F644]&lt;0.000001;[.G643]+2+1/[.$H$2];[.G643]+1/[.$H$2])" office:value-type="float" office:value="22.0249999999999" calcext:value-type="float">
            <text:p>22,0249999999999</text:p>
          </table:table-cell>
          <table:table-cell table:number-columns-repeated="4"/>
          <table:table-cell table:style-name="ce36" table:formula="of:=SUM(MOD(SUM([.L643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644]&lt;[.L643];[.M643]+[.H$2];[.M643])" office:value-type="float" office:value="400" calcext:value-type="float">
            <text:p>400</text:p>
          </table:table-cell>
          <table:table-cell table:style-name="ce11" table:formula="of:=OFFSET([.C$4];[.M644];0)" office:value-type="float" office:value="43759" calcext:value-type="float">
            <text:p>43759</text:p>
          </table:table-cell>
          <table:table-cell table:style-name="ce37" table:formula="of:=[.L644]" office:value-type="float" office:value="0.0833333333333272" calcext:value-type="float">
            <text:p>0.083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4];0)&lt;=[.O6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29T05:46:03.639333" calcext:value-type="date">
            <text:p>2019-10-29 05:46:04</text:p>
          </table:table-cell>
          <table:table-cell table:style-name="ce7" table:formula="of:=[.A645]" office:value-type="date" office:date-value="2019-10-29T05:46:03.639333" calcext:value-type="date">
            <text:p>2019-10-29 05:46:04</text:p>
          </table:table-cell>
          <table:table-cell table:formula="of:=TRUNC([.A645])" office:value-type="float" office:value="43767" calcext:value-type="float">
            <text:p>43767</text:p>
          </table:table-cell>
          <table:table-cell table:style-name="ce12" table:formula="of:=[.B645]-[.C645]" office:value-type="date" office:date-value="1899-12-30T05:46:03.63933265675" calcext:value-type="date">
            <text:p>12/30/99 05:46 AM</text:p>
          </table:table-cell>
          <table:table-cell table:formula="of:=MOD([.E644]-[.$E$2];[.$H$2])+1+[.$E$2]" office:value-type="float" office:value="153" calcext:value-type="float">
            <text:p>153</text:p>
          </table:table-cell>
          <table:table-cell table:formula="of:=MOD([.F644]+1/[.$H$2];5)" office:value-type="float" office:value="1.05" calcext:value-type="float">
            <text:p>1,05</text:p>
          </table:table-cell>
          <table:table-cell table:formula="of:=IF([.F645]&lt;0.000001;[.G644]+2+1/[.$H$2];[.G644]+1/[.$H$2])" office:value-type="float" office:value="22.0499999999999" calcext:value-type="float">
            <text:p>22,0499999999999</text:p>
          </table:table-cell>
          <table:table-cell table:number-columns-repeated="4"/>
          <table:table-cell table:style-name="ce36" table:formula="of:=SUM(MOD(SUM([.L644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645]&lt;[.L644];[.M644]+[.H$2];[.M644])" office:value-type="float" office:value="400" calcext:value-type="float">
            <text:p>400</text:p>
          </table:table-cell>
          <table:table-cell table:style-name="ce11" table:formula="of:=OFFSET([.C$4];[.M645];0)" office:value-type="float" office:value="43759" calcext:value-type="float">
            <text:p>43759</text:p>
          </table:table-cell>
          <table:table-cell table:style-name="ce37" table:formula="of:=[.L645]" office:value-type="float" office:value="0.0902777777777717" calcext:value-type="float">
            <text:p>0.090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5];0)&lt;=[.O6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29T05:45:40.28293" calcext:value-type="date">
            <text:p>2019-10-29 05:45:40</text:p>
          </table:table-cell>
          <table:table-cell table:style-name="ce7" table:formula="of:=[.A646]" office:value-type="date" office:date-value="2019-10-29T05:45:40.28293" calcext:value-type="date">
            <text:p>2019-10-29 05:45:40</text:p>
          </table:table-cell>
          <table:table-cell table:formula="of:=TRUNC([.A646])" office:value-type="float" office:value="43767" calcext:value-type="float">
            <text:p>43767</text:p>
          </table:table-cell>
          <table:table-cell table:style-name="ce12" table:formula="of:=[.B646]-[.C646]" office:value-type="date" office:date-value="1899-12-30T05:45:40.28292959556" calcext:value-type="date">
            <text:p>12/30/99 05:45 AM</text:p>
          </table:table-cell>
          <table:table-cell table:formula="of:=MOD([.E645]-[.$E$2];[.$H$2])+1+[.$E$2]" office:value-type="float" office:value="154" calcext:value-type="float">
            <text:p>154</text:p>
          </table:table-cell>
          <table:table-cell table:formula="of:=MOD([.F645]+1/[.$H$2];5)" office:value-type="float" office:value="1.075" calcext:value-type="float">
            <text:p>1,075</text:p>
          </table:table-cell>
          <table:table-cell table:formula="of:=IF([.F646]&lt;0.000001;[.G645]+2+1/[.$H$2];[.G645]+1/[.$H$2])" office:value-type="float" office:value="22.0749999999999" calcext:value-type="float">
            <text:p>22,0749999999999</text:p>
          </table:table-cell>
          <table:table-cell table:number-columns-repeated="4"/>
          <table:table-cell table:style-name="ce36" table:formula="of:=SUM(MOD(SUM([.L645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646]&lt;[.L645];[.M645]+[.H$2];[.M645])" office:value-type="float" office:value="400" calcext:value-type="float">
            <text:p>400</text:p>
          </table:table-cell>
          <table:table-cell table:style-name="ce11" table:formula="of:=OFFSET([.C$4];[.M646];0)" office:value-type="float" office:value="43759" calcext:value-type="float">
            <text:p>43759</text:p>
          </table:table-cell>
          <table:table-cell table:style-name="ce37" table:formula="of:=[.L646]" office:value-type="float" office:value="0.0972222222222161" calcext:value-type="float">
            <text:p>0.09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6];0)&lt;=[.O6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29T06:08:01.657354" calcext:value-type="date">
            <text:p>2019-10-29 06:08:02</text:p>
          </table:table-cell>
          <table:table-cell table:style-name="ce7" table:formula="of:=[.A647]" office:value-type="date" office:date-value="2019-10-29T06:08:01.657354" calcext:value-type="date">
            <text:p>2019-10-29 06:08:02</text:p>
          </table:table-cell>
          <table:table-cell table:formula="of:=TRUNC([.A647])" office:value-type="float" office:value="43767" calcext:value-type="float">
            <text:p>43767</text:p>
          </table:table-cell>
          <table:table-cell table:style-name="ce12" table:formula="of:=[.B647]-[.C647]" office:value-type="date" office:date-value="1899-12-30T06:08:01.65735402144" calcext:value-type="date">
            <text:p>12/30/99 06:08 AM</text:p>
          </table:table-cell>
          <table:table-cell table:formula="of:=MOD([.E646]-[.$E$2];[.$H$2])+1+[.$E$2]" office:value-type="float" office:value="155" calcext:value-type="float">
            <text:p>155</text:p>
          </table:table-cell>
          <table:table-cell table:formula="of:=MOD([.F646]+1/[.$H$2];5)" office:value-type="float" office:value="1.1" calcext:value-type="float">
            <text:p>1,1</text:p>
          </table:table-cell>
          <table:table-cell table:formula="of:=IF([.F647]&lt;0.000001;[.G646]+2+1/[.$H$2];[.G646]+1/[.$H$2])" office:value-type="float" office:value="22.0999999999999" calcext:value-type="float">
            <text:p>22,0999999999999</text:p>
          </table:table-cell>
          <table:table-cell table:number-columns-repeated="4"/>
          <table:table-cell table:style-name="ce36" table:formula="of:=SUM(MOD(SUM([.L646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647]&lt;[.L646];[.M646]+[.H$2];[.M646])" office:value-type="float" office:value="400" calcext:value-type="float">
            <text:p>400</text:p>
          </table:table-cell>
          <table:table-cell table:style-name="ce11" table:formula="of:=OFFSET([.C$4];[.M647];0)" office:value-type="float" office:value="43759" calcext:value-type="float">
            <text:p>43759</text:p>
          </table:table-cell>
          <table:table-cell table:style-name="ce37" table:formula="of:=[.L647]" office:value-type="float" office:value="0.104166666666661" calcext:value-type="float">
            <text:p>0.10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7];0)&lt;=[.O6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29T06:07:10.530078" calcext:value-type="date">
            <text:p>2019-10-29 06:07:11</text:p>
          </table:table-cell>
          <table:table-cell table:style-name="ce7" table:formula="of:=[.A648]" office:value-type="date" office:date-value="2019-10-29T06:07:10.530078" calcext:value-type="date">
            <text:p>2019-10-29 06:07:11</text:p>
          </table:table-cell>
          <table:table-cell table:formula="of:=TRUNC([.A648])" office:value-type="float" office:value="43767" calcext:value-type="float">
            <text:p>43767</text:p>
          </table:table-cell>
          <table:table-cell table:style-name="ce12" table:formula="of:=[.B648]-[.C648]" office:value-type="date" office:date-value="1899-12-30T06:07:10.53007840645" calcext:value-type="date">
            <text:p>12/30/99 06:07 AM</text:p>
          </table:table-cell>
          <table:table-cell table:formula="of:=MOD([.E647]-[.$E$2];[.$H$2])+1+[.$E$2]" office:value-type="float" office:value="156" calcext:value-type="float">
            <text:p>156</text:p>
          </table:table-cell>
          <table:table-cell table:formula="of:=MOD([.F647]+1/[.$H$2];5)" office:value-type="float" office:value="1.125" calcext:value-type="float">
            <text:p>1,125</text:p>
          </table:table-cell>
          <table:table-cell table:formula="of:=IF([.F648]&lt;0.000001;[.G647]+2+1/[.$H$2];[.G647]+1/[.$H$2])" office:value-type="float" office:value="22.1249999999999" calcext:value-type="float">
            <text:p>22,1249999999999</text:p>
          </table:table-cell>
          <table:table-cell table:number-columns-repeated="4"/>
          <table:table-cell table:style-name="ce36" table:formula="of:=SUM(MOD(SUM([.L647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648]&lt;[.L647];[.M647]+[.H$2];[.M647])" office:value-type="float" office:value="400" calcext:value-type="float">
            <text:p>400</text:p>
          </table:table-cell>
          <table:table-cell table:style-name="ce11" table:formula="of:=OFFSET([.C$4];[.M648];0)" office:value-type="float" office:value="43759" calcext:value-type="float">
            <text:p>43759</text:p>
          </table:table-cell>
          <table:table-cell table:style-name="ce37" table:formula="of:=[.L648]" office:value-type="float" office:value="0.111111111111105" calcext:value-type="float">
            <text:p>0.111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8];0)&lt;=[.O6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29T05:54:27.465936" calcext:value-type="date">
            <text:p>2019-10-29 05:54:27</text:p>
          </table:table-cell>
          <table:table-cell table:style-name="ce7" table:formula="of:=[.A649]" office:value-type="date" office:date-value="2019-10-29T05:54:27.465936" calcext:value-type="date">
            <text:p>2019-10-29 05:54:27</text:p>
          </table:table-cell>
          <table:table-cell table:formula="of:=TRUNC([.A649])" office:value-type="float" office:value="43767" calcext:value-type="float">
            <text:p>43767</text:p>
          </table:table-cell>
          <table:table-cell table:style-name="ce12" table:formula="of:=[.B649]-[.C649]" office:value-type="date" office:date-value="1899-12-30T05:54:27.46593627613" calcext:value-type="date">
            <text:p>12/30/99 05:54 AM</text:p>
          </table:table-cell>
          <table:table-cell table:formula="of:=MOD([.E648]-[.$E$2];[.$H$2])+1+[.$E$2]" office:value-type="float" office:value="157" calcext:value-type="float">
            <text:p>157</text:p>
          </table:table-cell>
          <table:table-cell table:formula="of:=MOD([.F648]+1/[.$H$2];5)" office:value-type="float" office:value="1.15" calcext:value-type="float">
            <text:p>1,15</text:p>
          </table:table-cell>
          <table:table-cell table:formula="of:=IF([.F649]&lt;0.000001;[.G648]+2+1/[.$H$2];[.G648]+1/[.$H$2])" office:value-type="float" office:value="22.1499999999999" calcext:value-type="float">
            <text:p>22,1499999999999</text:p>
          </table:table-cell>
          <table:table-cell table:number-columns-repeated="4"/>
          <table:table-cell table:style-name="ce36" table:formula="of:=SUM(MOD(SUM([.L648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649]&lt;[.L648];[.M648]+[.H$2];[.M648])" office:value-type="float" office:value="400" calcext:value-type="float">
            <text:p>400</text:p>
          </table:table-cell>
          <table:table-cell table:style-name="ce11" table:formula="of:=OFFSET([.C$4];[.M649];0)" office:value-type="float" office:value="43759" calcext:value-type="float">
            <text:p>43759</text:p>
          </table:table-cell>
          <table:table-cell table:style-name="ce37" table:formula="of:=[.L649]" office:value-type="float" office:value="0.118055555555549" calcext:value-type="float">
            <text:p>0.118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9];0)&lt;=[.O6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29T06:01:38.124629" calcext:value-type="date">
            <text:p>2019-10-29 06:01:38</text:p>
          </table:table-cell>
          <table:table-cell table:style-name="ce7" table:formula="of:=[.A650]" office:value-type="date" office:date-value="2019-10-29T06:01:38.124629" calcext:value-type="date">
            <text:p>2019-10-29 06:01:38</text:p>
          </table:table-cell>
          <table:table-cell table:formula="of:=TRUNC([.A650])" office:value-type="float" office:value="43767" calcext:value-type="float">
            <text:p>43767</text:p>
          </table:table-cell>
          <table:table-cell table:style-name="ce12" table:formula="of:=[.B650]-[.C650]" office:value-type="date" office:date-value="1899-12-30T06:01:38.12462870032" calcext:value-type="date">
            <text:p>12/30/99 06:01 AM</text:p>
          </table:table-cell>
          <table:table-cell table:formula="of:=MOD([.E649]-[.$E$2];[.$H$2])+1+[.$E$2]" office:value-type="float" office:value="158" calcext:value-type="float">
            <text:p>158</text:p>
          </table:table-cell>
          <table:table-cell table:formula="of:=MOD([.F649]+1/[.$H$2];5)" office:value-type="float" office:value="1.175" calcext:value-type="float">
            <text:p>1,175</text:p>
          </table:table-cell>
          <table:table-cell table:formula="of:=IF([.F650]&lt;0.000001;[.G649]+2+1/[.$H$2];[.G649]+1/[.$H$2])" office:value-type="float" office:value="22.1749999999999" calcext:value-type="float">
            <text:p>22,1749999999999</text:p>
          </table:table-cell>
          <table:table-cell table:number-columns-repeated="4"/>
          <table:table-cell table:style-name="ce36" table:formula="of:=SUM(MOD(SUM([.L649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650]&lt;[.L649];[.M649]+[.H$2];[.M649])" office:value-type="float" office:value="400" calcext:value-type="float">
            <text:p>400</text:p>
          </table:table-cell>
          <table:table-cell table:style-name="ce11" table:formula="of:=OFFSET([.C$4];[.M650];0)" office:value-type="float" office:value="43759" calcext:value-type="float">
            <text:p>43759</text:p>
          </table:table-cell>
          <table:table-cell table:style-name="ce37" table:formula="of:=[.L650]" office:value-type="float" office:value="0.124999999999994" calcext:value-type="float">
            <text:p>0.1249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0];0)&lt;=[.O6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29T05:52:56.50173" calcext:value-type="date">
            <text:p>2019-10-29 05:52:57</text:p>
          </table:table-cell>
          <table:table-cell table:style-name="ce7" table:formula="of:=[.A651]" office:value-type="date" office:date-value="2019-10-29T05:52:56.50173" calcext:value-type="date">
            <text:p>2019-10-29 05:52:57</text:p>
          </table:table-cell>
          <table:table-cell table:formula="of:=TRUNC([.A651])" office:value-type="float" office:value="43767" calcext:value-type="float">
            <text:p>43767</text:p>
          </table:table-cell>
          <table:table-cell table:style-name="ce12" table:formula="of:=[.B651]-[.C651]" office:value-type="date" office:date-value="1899-12-30T05:52:56.50173003785" calcext:value-type="date">
            <text:p>12/30/99 05:52 AM</text:p>
          </table:table-cell>
          <table:table-cell table:formula="of:=MOD([.E650]-[.$E$2];[.$H$2])+1+[.$E$2]" office:value-type="float" office:value="159" calcext:value-type="float">
            <text:p>159</text:p>
          </table:table-cell>
          <table:table-cell table:formula="of:=MOD([.F650]+1/[.$H$2];5)" office:value-type="float" office:value="1.2" calcext:value-type="float">
            <text:p>1,2</text:p>
          </table:table-cell>
          <table:table-cell table:formula="of:=IF([.F651]&lt;0.000001;[.G650]+2+1/[.$H$2];[.G650]+1/[.$H$2])" office:value-type="float" office:value="22.1999999999999" calcext:value-type="float">
            <text:p>22,1999999999999</text:p>
          </table:table-cell>
          <table:table-cell table:number-columns-repeated="4"/>
          <table:table-cell table:style-name="ce36" table:formula="of:=SUM(MOD(SUM([.L650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651]&lt;[.L650];[.M650]+[.H$2];[.M650])" office:value-type="float" office:value="400" calcext:value-type="float">
            <text:p>400</text:p>
          </table:table-cell>
          <table:table-cell table:style-name="ce11" table:formula="of:=OFFSET([.C$4];[.M651];0)" office:value-type="float" office:value="43759" calcext:value-type="float">
            <text:p>43759</text:p>
          </table:table-cell>
          <table:table-cell table:style-name="ce37" table:formula="of:=[.L651]" office:value-type="float" office:value="0.131944444444438" calcext:value-type="float">
            <text:p>0.13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1];0)&lt;=[.O6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29T05:56:33.135083" calcext:value-type="date">
            <text:p>2019-10-29 05:56:33</text:p>
          </table:table-cell>
          <table:table-cell table:style-name="ce7" table:formula="of:=[.A652]" office:value-type="date" office:date-value="2019-10-29T05:56:33.135083" calcext:value-type="date">
            <text:p>2019-10-29 05:56:33</text:p>
          </table:table-cell>
          <table:table-cell table:formula="of:=TRUNC([.A652])" office:value-type="float" office:value="43767" calcext:value-type="float">
            <text:p>43767</text:p>
          </table:table-cell>
          <table:table-cell table:style-name="ce12" table:formula="of:=[.B652]-[.C652]" office:value-type="date" office:date-value="1899-12-30T05:56:33.13508339692" calcext:value-type="date">
            <text:p>12/30/99 05:56 AM</text:p>
          </table:table-cell>
          <table:table-cell table:formula="of:=MOD([.E651]-[.$E$2];[.$H$2])+1+[.$E$2]" office:value-type="float" office:value="160" calcext:value-type="float">
            <text:p>160</text:p>
          </table:table-cell>
          <table:table-cell table:formula="of:=MOD([.F651]+1/[.$H$2];5)" office:value-type="float" office:value="1.225" calcext:value-type="float">
            <text:p>1,225</text:p>
          </table:table-cell>
          <table:table-cell table:formula="of:=IF([.F652]&lt;0.000001;[.G651]+2+1/[.$H$2];[.G651]+1/[.$H$2])" office:value-type="float" office:value="22.2249999999999" calcext:value-type="float">
            <text:p>22,2249999999999</text:p>
          </table:table-cell>
          <table:table-cell table:number-columns-repeated="4"/>
          <table:table-cell table:style-name="ce36" table:formula="of:=SUM(MOD(SUM([.L651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652]&lt;[.L651];[.M651]+[.H$2];[.M651])" office:value-type="float" office:value="400" calcext:value-type="float">
            <text:p>400</text:p>
          </table:table-cell>
          <table:table-cell table:style-name="ce11" table:formula="of:=OFFSET([.C$4];[.M652];0)" office:value-type="float" office:value="43759" calcext:value-type="float">
            <text:p>43759</text:p>
          </table:table-cell>
          <table:table-cell table:style-name="ce37" table:formula="of:=[.L652]" office:value-type="float" office:value="0.138888888888883" calcext:value-type="float">
            <text:p>0.138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2];0)&lt;=[.O6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29T05:50:53.43282" calcext:value-type="date">
            <text:p>2019-10-29 05:50:53</text:p>
          </table:table-cell>
          <table:table-cell table:style-name="ce7" table:formula="of:=[.A653]" office:value-type="date" office:date-value="2019-10-29T05:50:53.43282" calcext:value-type="date">
            <text:p>2019-10-29 05:50:53</text:p>
          </table:table-cell>
          <table:table-cell table:formula="of:=TRUNC([.A653])" office:value-type="float" office:value="43767" calcext:value-type="float">
            <text:p>43767</text:p>
          </table:table-cell>
          <table:table-cell table:style-name="ce12" table:formula="of:=[.B653]-[.C653]" office:value-type="date" office:date-value="1899-12-30T05:50:53.43281964306" calcext:value-type="date">
            <text:p>12/30/99 05:50 AM</text:p>
          </table:table-cell>
          <table:table-cell table:formula="of:=MOD([.E652]-[.$E$2];[.$H$2])+1+[.$E$2]" office:value-type="float" office:value="161" calcext:value-type="float">
            <text:p>161</text:p>
          </table:table-cell>
          <table:table-cell table:formula="of:=MOD([.F652]+1/[.$H$2];5)" office:value-type="float" office:value="1.25" calcext:value-type="float">
            <text:p>1,25</text:p>
          </table:table-cell>
          <table:table-cell table:formula="of:=IF([.F653]&lt;0.000001;[.G652]+2+1/[.$H$2];[.G652]+1/[.$H$2])" office:value-type="float" office:value="22.2499999999999" calcext:value-type="float">
            <text:p>22,2499999999999</text:p>
          </table:table-cell>
          <table:table-cell table:number-columns-repeated="4"/>
          <table:table-cell table:style-name="ce36" table:formula="of:=SUM(MOD(SUM([.L652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653]&lt;[.L652];[.M652]+[.H$2];[.M652])" office:value-type="float" office:value="400" calcext:value-type="float">
            <text:p>400</text:p>
          </table:table-cell>
          <table:table-cell table:style-name="ce11" table:formula="of:=OFFSET([.C$4];[.M653];0)" office:value-type="float" office:value="43759" calcext:value-type="float">
            <text:p>43759</text:p>
          </table:table-cell>
          <table:table-cell table:style-name="ce37" table:formula="of:=[.L653]" office:value-type="float" office:value="0.145833333333327" calcext:value-type="float">
            <text:p>0.14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3];0)&lt;=[.O6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29T05:43:48.242231" calcext:value-type="date">
            <text:p>2019-10-29 05:43:48</text:p>
          </table:table-cell>
          <table:table-cell table:style-name="ce7" table:formula="of:=[.A654]" office:value-type="date" office:date-value="2019-10-29T05:43:48.242231" calcext:value-type="date">
            <text:p>2019-10-29 05:43:48</text:p>
          </table:table-cell>
          <table:table-cell table:formula="of:=TRUNC([.A654])" office:value-type="float" office:value="43767" calcext:value-type="float">
            <text:p>43767</text:p>
          </table:table-cell>
          <table:table-cell table:style-name="ce12" table:formula="of:=[.B654]-[.C654]" office:value-type="date" office:date-value="1899-12-30T05:43:48.24223085772" calcext:value-type="date">
            <text:p>12/30/99 05:43 AM</text:p>
          </table:table-cell>
          <table:table-cell table:formula="of:=MOD([.E653]-[.$E$2];[.$H$2])+1+[.$E$2]" office:value-type="float" office:value="162" calcext:value-type="float">
            <text:p>162</text:p>
          </table:table-cell>
          <table:table-cell table:formula="of:=MOD([.F653]+1/[.$H$2];5)" office:value-type="float" office:value="1.275" calcext:value-type="float">
            <text:p>1,275</text:p>
          </table:table-cell>
          <table:table-cell table:formula="of:=IF([.F654]&lt;0.000001;[.G653]+2+1/[.$H$2];[.G653]+1/[.$H$2])" office:value-type="float" office:value="22.2749999999999" calcext:value-type="float">
            <text:p>22,2749999999999</text:p>
          </table:table-cell>
          <table:table-cell table:number-columns-repeated="4"/>
          <table:table-cell table:style-name="ce36" table:formula="of:=SUM(MOD(SUM([.L653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654]&lt;[.L653];[.M653]+[.H$2];[.M653])" office:value-type="float" office:value="400" calcext:value-type="float">
            <text:p>400</text:p>
          </table:table-cell>
          <table:table-cell table:style-name="ce11" table:formula="of:=OFFSET([.C$4];[.M654];0)" office:value-type="float" office:value="43759" calcext:value-type="float">
            <text:p>43759</text:p>
          </table:table-cell>
          <table:table-cell table:style-name="ce37" table:formula="of:=[.L654]" office:value-type="float" office:value="0.152777777777772" calcext:value-type="float">
            <text:p>0.15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4];0)&lt;=[.O6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29T05:52:49.357906" calcext:value-type="date">
            <text:p>2019-10-29 05:52:49</text:p>
          </table:table-cell>
          <table:table-cell table:style-name="ce7" table:formula="of:=[.A655]" office:value-type="date" office:date-value="2019-10-29T05:52:49.357906" calcext:value-type="date">
            <text:p>2019-10-29 05:52:49</text:p>
          </table:table-cell>
          <table:table-cell table:formula="of:=TRUNC([.A655])" office:value-type="float" office:value="43767" calcext:value-type="float">
            <text:p>43767</text:p>
          </table:table-cell>
          <table:table-cell table:style-name="ce12" table:formula="of:=[.B655]-[.C655]" office:value-type="date" office:date-value="1899-12-30T05:52:49.35790625867" calcext:value-type="date">
            <text:p>12/30/99 05:52 AM</text:p>
          </table:table-cell>
          <table:table-cell table:formula="of:=MOD([.E654]-[.$E$2];[.$H$2])+1+[.$E$2]" office:value-type="float" office:value="163" calcext:value-type="float">
            <text:p>163</text:p>
          </table:table-cell>
          <table:table-cell table:formula="of:=MOD([.F654]+1/[.$H$2];5)" office:value-type="float" office:value="1.3" calcext:value-type="float">
            <text:p>1,3</text:p>
          </table:table-cell>
          <table:table-cell table:formula="of:=IF([.F655]&lt;0.000001;[.G654]+2+1/[.$H$2];[.G654]+1/[.$H$2])" office:value-type="float" office:value="22.2999999999999" calcext:value-type="float">
            <text:p>22,2999999999999</text:p>
          </table:table-cell>
          <table:table-cell table:number-columns-repeated="4"/>
          <table:table-cell table:style-name="ce36" table:formula="of:=SUM(MOD(SUM([.L654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655]&lt;[.L654];[.M654]+[.H$2];[.M654])" office:value-type="float" office:value="400" calcext:value-type="float">
            <text:p>400</text:p>
          </table:table-cell>
          <table:table-cell table:style-name="ce11" table:formula="of:=OFFSET([.C$4];[.M655];0)" office:value-type="float" office:value="43759" calcext:value-type="float">
            <text:p>43759</text:p>
          </table:table-cell>
          <table:table-cell table:style-name="ce37" table:formula="of:=[.L655]" office:value-type="float" office:value="0.159722222222216" calcext:value-type="float">
            <text:p>0.15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5];0)&lt;=[.O6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29T05:58:14.124631" calcext:value-type="date">
            <text:p>2019-10-29 05:58:14</text:p>
          </table:table-cell>
          <table:table-cell table:style-name="ce7" table:formula="of:=[.A656]" office:value-type="date" office:date-value="2019-10-29T05:58:14.124631" calcext:value-type="date">
            <text:p>2019-10-29 05:58:14</text:p>
          </table:table-cell>
          <table:table-cell table:formula="of:=TRUNC([.A656])" office:value-type="float" office:value="43767" calcext:value-type="float">
            <text:p>43767</text:p>
          </table:table-cell>
          <table:table-cell table:style-name="ce12" table:formula="of:=[.B656]-[.C656]" office:value-type="date" office:date-value="1899-12-30T05:58:14.12463130429" calcext:value-type="date">
            <text:p>12/30/99 05:58 AM</text:p>
          </table:table-cell>
          <table:table-cell table:formula="of:=MOD([.E655]-[.$E$2];[.$H$2])+1+[.$E$2]" office:value-type="float" office:value="164" calcext:value-type="float">
            <text:p>164</text:p>
          </table:table-cell>
          <table:table-cell table:formula="of:=MOD([.F655]+1/[.$H$2];5)" office:value-type="float" office:value="1.325" calcext:value-type="float">
            <text:p>1,325</text:p>
          </table:table-cell>
          <table:table-cell table:formula="of:=IF([.F656]&lt;0.000001;[.G655]+2+1/[.$H$2];[.G655]+1/[.$H$2])" office:value-type="float" office:value="22.3249999999999" calcext:value-type="float">
            <text:p>22,3249999999999</text:p>
          </table:table-cell>
          <table:table-cell table:number-columns-repeated="4"/>
          <table:table-cell table:style-name="ce36" table:formula="of:=SUM(MOD(SUM([.L655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656]&lt;[.L655];[.M655]+[.H$2];[.M655])" office:value-type="float" office:value="400" calcext:value-type="float">
            <text:p>400</text:p>
          </table:table-cell>
          <table:table-cell table:style-name="ce11" table:formula="of:=OFFSET([.C$4];[.M656];0)" office:value-type="float" office:value="43759" calcext:value-type="float">
            <text:p>43759</text:p>
          </table:table-cell>
          <table:table-cell table:style-name="ce37" table:formula="of:=[.L656]" office:value-type="float" office:value="0.166666666666661" calcext:value-type="float">
            <text:p>0.16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6];0)&lt;=[.O6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29T05:40:44.111736" calcext:value-type="date">
            <text:p>2019-10-29 05:40:44</text:p>
          </table:table-cell>
          <table:table-cell table:style-name="ce7" table:formula="of:=[.A657]" office:value-type="date" office:date-value="2019-10-29T05:40:44.111736" calcext:value-type="date">
            <text:p>2019-10-29 05:40:44</text:p>
          </table:table-cell>
          <table:table-cell table:formula="of:=TRUNC([.A657])" office:value-type="float" office:value="43767" calcext:value-type="float">
            <text:p>43767</text:p>
          </table:table-cell>
          <table:table-cell table:style-name="ce12" table:formula="of:=[.B657]-[.C657]" office:value-type="date" office:date-value="1899-12-30T05:40:44.11173567642" calcext:value-type="date">
            <text:p>12/30/99 05:40 AM</text:p>
          </table:table-cell>
          <table:table-cell table:formula="of:=MOD([.E656]-[.$E$2];[.$H$2])+1+[.$E$2]" office:value-type="float" office:value="165" calcext:value-type="float">
            <text:p>165</text:p>
          </table:table-cell>
          <table:table-cell table:formula="of:=MOD([.F656]+1/[.$H$2];5)" office:value-type="float" office:value="1.35" calcext:value-type="float">
            <text:p>1,35</text:p>
          </table:table-cell>
          <table:table-cell table:formula="of:=IF([.F657]&lt;0.000001;[.G656]+2+1/[.$H$2];[.G656]+1/[.$H$2])" office:value-type="float" office:value="22.3499999999999" calcext:value-type="float">
            <text:p>22,3499999999999</text:p>
          </table:table-cell>
          <table:table-cell table:number-columns-repeated="4"/>
          <table:table-cell table:style-name="ce36" table:formula="of:=SUM(MOD(SUM([.L656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657]&lt;[.L656];[.M656]+[.H$2];[.M656])" office:value-type="float" office:value="400" calcext:value-type="float">
            <text:p>400</text:p>
          </table:table-cell>
          <table:table-cell table:style-name="ce11" table:formula="of:=OFFSET([.C$4];[.M657];0)" office:value-type="float" office:value="43759" calcext:value-type="float">
            <text:p>43759</text:p>
          </table:table-cell>
          <table:table-cell table:style-name="ce37" table:formula="of:=[.L657]" office:value-type="float" office:value="0.173611111111105" calcext:value-type="float">
            <text:p>0.173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7];0)&lt;=[.O6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29T05:48:20.791335" calcext:value-type="date">
            <text:p>2019-10-29 05:48:21</text:p>
          </table:table-cell>
          <table:table-cell table:style-name="ce7" table:formula="of:=[.A658]" office:value-type="date" office:date-value="2019-10-29T05:48:20.791335" calcext:value-type="date">
            <text:p>2019-10-29 05:48:21</text:p>
          </table:table-cell>
          <table:table-cell table:formula="of:=TRUNC([.A658])" office:value-type="float" office:value="43767" calcext:value-type="float">
            <text:p>43767</text:p>
          </table:table-cell>
          <table:table-cell table:style-name="ce12" table:formula="of:=[.B658]-[.C658]" office:value-type="date" office:date-value="1899-12-30T05:48:20.79133529216" calcext:value-type="date">
            <text:p>12/30/99 05:48 AM</text:p>
          </table:table-cell>
          <table:table-cell table:formula="of:=MOD([.E657]-[.$E$2];[.$H$2])+1+[.$E$2]" office:value-type="float" office:value="166" calcext:value-type="float">
            <text:p>166</text:p>
          </table:table-cell>
          <table:table-cell table:formula="of:=MOD([.F657]+1/[.$H$2];5)" office:value-type="float" office:value="1.375" calcext:value-type="float">
            <text:p>1,375</text:p>
          </table:table-cell>
          <table:table-cell table:formula="of:=IF([.F658]&lt;0.000001;[.G657]+2+1/[.$H$2];[.G657]+1/[.$H$2])" office:value-type="float" office:value="22.3749999999999" calcext:value-type="float">
            <text:p>22,3749999999999</text:p>
          </table:table-cell>
          <table:table-cell table:number-columns-repeated="4"/>
          <table:table-cell table:style-name="ce36" table:formula="of:=SUM(MOD(SUM([.L657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658]&lt;[.L657];[.M657]+[.H$2];[.M657])" office:value-type="float" office:value="400" calcext:value-type="float">
            <text:p>400</text:p>
          </table:table-cell>
          <table:table-cell table:style-name="ce11" table:formula="of:=OFFSET([.C$4];[.M658];0)" office:value-type="float" office:value="43759" calcext:value-type="float">
            <text:p>43759</text:p>
          </table:table-cell>
          <table:table-cell table:style-name="ce37" table:formula="of:=[.L658]" office:value-type="float" office:value="0.180555555555549" calcext:value-type="float">
            <text:p>0.18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8];0)&lt;=[.O6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29T06:03:16.288199" calcext:value-type="date">
            <text:p>2019-10-29 06:03:16</text:p>
          </table:table-cell>
          <table:table-cell table:style-name="ce7" table:formula="of:=[.A659]" office:value-type="date" office:date-value="2019-10-29T06:03:16.288199" calcext:value-type="date">
            <text:p>2019-10-29 06:03:16</text:p>
          </table:table-cell>
          <table:table-cell table:formula="of:=TRUNC([.A659])" office:value-type="float" office:value="43767" calcext:value-type="float">
            <text:p>43767</text:p>
          </table:table-cell>
          <table:table-cell table:style-name="ce12" table:formula="of:=[.B659]-[.C659]" office:value-type="date" office:date-value="1899-12-30T06:03:16.28819867503" calcext:value-type="date">
            <text:p>12/30/99 06:03 AM</text:p>
          </table:table-cell>
          <table:table-cell table:formula="of:=MOD([.E658]-[.$E$2];[.$H$2])+1+[.$E$2]" office:value-type="float" office:value="167" calcext:value-type="float">
            <text:p>167</text:p>
          </table:table-cell>
          <table:table-cell table:formula="of:=MOD([.F658]+1/[.$H$2];5)" office:value-type="float" office:value="1.4" calcext:value-type="float">
            <text:p>1,4</text:p>
          </table:table-cell>
          <table:table-cell table:formula="of:=IF([.F659]&lt;0.000001;[.G658]+2+1/[.$H$2];[.G658]+1/[.$H$2])" office:value-type="float" office:value="22.3999999999998" calcext:value-type="float">
            <text:p>22,3999999999998</text:p>
          </table:table-cell>
          <table:table-cell table:number-columns-repeated="4"/>
          <table:table-cell table:style-name="ce36" table:formula="of:=SUM(MOD(SUM([.L658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659]&lt;[.L658];[.M658]+[.H$2];[.M658])" office:value-type="float" office:value="400" calcext:value-type="float">
            <text:p>400</text:p>
          </table:table-cell>
          <table:table-cell table:style-name="ce11" table:formula="of:=OFFSET([.C$4];[.M659];0)" office:value-type="float" office:value="43759" calcext:value-type="float">
            <text:p>43759</text:p>
          </table:table-cell>
          <table:table-cell table:style-name="ce37" table:formula="of:=[.L659]" office:value-type="float" office:value="0.187499999999994" calcext:value-type="float">
            <text:p>0.187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9];0)&lt;=[.O6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29T06:04:28.055907" calcext:value-type="date">
            <text:p>2019-10-29 06:04:28</text:p>
          </table:table-cell>
          <table:table-cell table:style-name="ce7" table:formula="of:=[.A660]" office:value-type="date" office:date-value="2019-10-29T06:04:28.055907" calcext:value-type="date">
            <text:p>2019-10-29 06:04:28</text:p>
          </table:table-cell>
          <table:table-cell table:formula="of:=TRUNC([.A660])" office:value-type="float" office:value="43767" calcext:value-type="float">
            <text:p>43767</text:p>
          </table:table-cell>
          <table:table-cell table:style-name="ce12" table:formula="of:=[.B660]-[.C660]" office:value-type="date" office:date-value="1899-12-30T06:04:28.05590686854" calcext:value-type="date">
            <text:p>12/30/99 06:04 AM</text:p>
          </table:table-cell>
          <table:table-cell table:formula="of:=MOD([.E659]-[.$E$2];[.$H$2])+1+[.$E$2]" office:value-type="float" office:value="168" calcext:value-type="float">
            <text:p>168</text:p>
          </table:table-cell>
          <table:table-cell table:formula="of:=MOD([.F659]+1/[.$H$2];5)" office:value-type="float" office:value="1.425" calcext:value-type="float">
            <text:p>1,425</text:p>
          </table:table-cell>
          <table:table-cell table:formula="of:=IF([.F660]&lt;0.000001;[.G659]+2+1/[.$H$2];[.G659]+1/[.$H$2])" office:value-type="float" office:value="22.4249999999998" calcext:value-type="float">
            <text:p>22,4249999999998</text:p>
          </table:table-cell>
          <table:table-cell table:number-columns-repeated="4"/>
          <table:table-cell table:style-name="ce36" table:formula="of:=SUM(MOD(SUM([.L659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660]&lt;[.L659];[.M659]+[.H$2];[.M659])" office:value-type="float" office:value="400" calcext:value-type="float">
            <text:p>400</text:p>
          </table:table-cell>
          <table:table-cell table:style-name="ce11" table:formula="of:=OFFSET([.C$4];[.M660];0)" office:value-type="float" office:value="43759" calcext:value-type="float">
            <text:p>43759</text:p>
          </table:table-cell>
          <table:table-cell table:style-name="ce37" table:formula="of:=[.L660]" office:value-type="float" office:value="0.194444444444438" calcext:value-type="float">
            <text:p>0.194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0];0)&lt;=[.O6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29T06:12:52.066121" calcext:value-type="date">
            <text:p>2019-10-29 06:12:52</text:p>
          </table:table-cell>
          <table:table-cell table:style-name="ce7" table:formula="of:=[.A661]" office:value-type="date" office:date-value="2019-10-29T06:12:52.066121" calcext:value-type="date">
            <text:p>2019-10-29 06:12:52</text:p>
          </table:table-cell>
          <table:table-cell table:formula="of:=TRUNC([.A661])" office:value-type="float" office:value="43767" calcext:value-type="float">
            <text:p>43767</text:p>
          </table:table-cell>
          <table:table-cell table:style-name="ce12" table:formula="of:=[.B661]-[.C661]" office:value-type="date" office:date-value="1899-12-30T06:12:52.06612131558" calcext:value-type="date">
            <text:p>12/30/99 06:12 AM</text:p>
          </table:table-cell>
          <table:table-cell table:formula="of:=MOD([.E660]-[.$E$2];[.$H$2])+1+[.$E$2]" office:value-type="float" office:value="169" calcext:value-type="float">
            <text:p>169</text:p>
          </table:table-cell>
          <table:table-cell table:formula="of:=MOD([.F660]+1/[.$H$2];5)" office:value-type="float" office:value="1.45" calcext:value-type="float">
            <text:p>1,45</text:p>
          </table:table-cell>
          <table:table-cell table:formula="of:=IF([.F661]&lt;0.000001;[.G660]+2+1/[.$H$2];[.G660]+1/[.$H$2])" office:value-type="float" office:value="22.4499999999998" calcext:value-type="float">
            <text:p>22,4499999999998</text:p>
          </table:table-cell>
          <table:table-cell table:number-columns-repeated="4"/>
          <table:table-cell table:style-name="ce36" table:formula="of:=SUM(MOD(SUM([.L660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661]&lt;[.L660];[.M660]+[.H$2];[.M660])" office:value-type="float" office:value="400" calcext:value-type="float">
            <text:p>400</text:p>
          </table:table-cell>
          <table:table-cell table:style-name="ce11" table:formula="of:=OFFSET([.C$4];[.M661];0)" office:value-type="float" office:value="43759" calcext:value-type="float">
            <text:p>43759</text:p>
          </table:table-cell>
          <table:table-cell table:style-name="ce37" table:formula="of:=[.L661]" office:value-type="float" office:value="0.201388888888883" calcext:value-type="float">
            <text:p>0.201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1];0)&lt;=[.O6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29T05:49:54.330793" calcext:value-type="date">
            <text:p>2019-10-29 05:49:54</text:p>
          </table:table-cell>
          <table:table-cell table:style-name="ce7" table:formula="of:=[.A662]" office:value-type="date" office:date-value="2019-10-29T05:49:54.330793" calcext:value-type="date">
            <text:p>2019-10-29 05:49:54</text:p>
          </table:table-cell>
          <table:table-cell table:formula="of:=TRUNC([.A662])" office:value-type="float" office:value="43767" calcext:value-type="float">
            <text:p>43767</text:p>
          </table:table-cell>
          <table:table-cell table:style-name="ce12" table:formula="of:=[.B662]-[.C662]" office:value-type="date" office:date-value="1899-12-30T05:49:54.33079285081" calcext:value-type="date">
            <text:p>12/30/99 05:49 AM</text:p>
          </table:table-cell>
          <table:table-cell table:formula="of:=MOD([.E661]-[.$E$2];[.$H$2])+1+[.$E$2]" office:value-type="float" office:value="170" calcext:value-type="float">
            <text:p>170</text:p>
          </table:table-cell>
          <table:table-cell table:formula="of:=MOD([.F661]+1/[.$H$2];5)" office:value-type="float" office:value="1.475" calcext:value-type="float">
            <text:p>1,475</text:p>
          </table:table-cell>
          <table:table-cell table:formula="of:=IF([.F662]&lt;0.000001;[.G661]+2+1/[.$H$2];[.G661]+1/[.$H$2])" office:value-type="float" office:value="22.4749999999998" calcext:value-type="float">
            <text:p>22,4749999999998</text:p>
          </table:table-cell>
          <table:table-cell table:number-columns-repeated="4"/>
          <table:table-cell table:style-name="ce36" table:formula="of:=SUM(MOD(SUM([.L661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662]&lt;[.L661];[.M661]+[.H$2];[.M661])" office:value-type="float" office:value="400" calcext:value-type="float">
            <text:p>400</text:p>
          </table:table-cell>
          <table:table-cell table:style-name="ce11" table:formula="of:=OFFSET([.C$4];[.M662];0)" office:value-type="float" office:value="43759" calcext:value-type="float">
            <text:p>43759</text:p>
          </table:table-cell>
          <table:table-cell table:style-name="ce37" table:formula="of:=[.L662]" office:value-type="float" office:value="0.208333333333327" calcext:value-type="float">
            <text:p>0.208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2];0)&lt;=[.O6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3]))" office:value-type="date" office:date-value="2019-10-29T05:26:05.182321" calcext:value-type="date">
            <text:p>2019-10-29 05:26:05</text:p>
          </table:table-cell>
          <table:table-cell table:style-name="ce7" table:formula="of:=[.A663]" office:value-type="date" office:date-value="2019-10-29T05:26:05.182321" calcext:value-type="date">
            <text:p>2019-10-29 05:26:05</text:p>
          </table:table-cell>
          <table:table-cell table:formula="of:=TRUNC([.A663])" office:value-type="float" office:value="43767" calcext:value-type="float">
            <text:p>43767</text:p>
          </table:table-cell>
          <table:table-cell table:style-name="ce12" table:formula="of:=[.B663]-[.C663]" office:value-type="date" office:date-value="1899-12-30T05:26:05.18232102972" calcext:value-type="date">
            <text:p>12/30/99 05:26 AM</text:p>
          </table:table-cell>
          <table:table-cell table:formula="of:=MOD([.E662]-[.$E$2];[.$H$2])+1+[.$E$2]" office:value-type="float" office:value="171" calcext:value-type="float">
            <text:p>171</text:p>
          </table:table-cell>
          <table:table-cell table:formula="of:=MOD([.F662]+1/[.$H$2];5)" office:value-type="float" office:value="1.5" calcext:value-type="float">
            <text:p>1,5</text:p>
          </table:table-cell>
          <table:table-cell table:formula="of:=IF([.F663]&lt;0.000001;[.G662]+2+1/[.$H$2];[.G662]+1/[.$H$2])" office:value-type="float" office:value="22.4999999999998" calcext:value-type="float">
            <text:p>22,4999999999998</text:p>
          </table:table-cell>
          <table:table-cell table:number-columns-repeated="4"/>
          <table:table-cell table:style-name="ce36" table:formula="of:=SUM(MOD(SUM([.L662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663]&lt;[.L662];[.M662]+[.H$2];[.M662])" office:value-type="float" office:value="400" calcext:value-type="float">
            <text:p>400</text:p>
          </table:table-cell>
          <table:table-cell table:style-name="ce11" table:formula="of:=OFFSET([.C$4];[.M663];0)" office:value-type="float" office:value="43759" calcext:value-type="float">
            <text:p>43759</text:p>
          </table:table-cell>
          <table:table-cell table:style-name="ce37" table:formula="of:=[.L663]" office:value-type="float" office:value="0.215277777777772" calcext:value-type="float">
            <text:p>0.215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3];0)&lt;=[.O6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4]))" office:value-type="date" office:date-value="2019-10-29T06:13:49.503141" calcext:value-type="date">
            <text:p>2019-10-29 06:13:50</text:p>
          </table:table-cell>
          <table:table-cell table:style-name="ce7" table:formula="of:=[.A664]" office:value-type="date" office:date-value="2019-10-29T06:13:49.503141" calcext:value-type="date">
            <text:p>2019-10-29 06:13:50</text:p>
          </table:table-cell>
          <table:table-cell table:formula="of:=TRUNC([.A664])" office:value-type="float" office:value="43767" calcext:value-type="float">
            <text:p>43767</text:p>
          </table:table-cell>
          <table:table-cell table:style-name="ce12" table:formula="of:=[.B664]-[.C664]" office:value-type="date" office:date-value="1899-12-30T06:13:49.50314129703" calcext:value-type="date">
            <text:p>12/30/99 06:13 AM</text:p>
          </table:table-cell>
          <table:table-cell table:formula="of:=MOD([.E663]-[.$E$2];[.$H$2])+1+[.$E$2]" office:value-type="float" office:value="172" calcext:value-type="float">
            <text:p>172</text:p>
          </table:table-cell>
          <table:table-cell table:formula="of:=MOD([.F663]+1/[.$H$2];5)" office:value-type="float" office:value="1.525" calcext:value-type="float">
            <text:p>1,525</text:p>
          </table:table-cell>
          <table:table-cell table:formula="of:=IF([.F664]&lt;0.000001;[.G663]+2+1/[.$H$2];[.G663]+1/[.$H$2])" office:value-type="float" office:value="22.5249999999998" calcext:value-type="float">
            <text:p>22,5249999999998</text:p>
          </table:table-cell>
          <table:table-cell table:number-columns-repeated="4"/>
          <table:table-cell table:style-name="ce36" table:formula="of:=SUM(MOD(SUM([.L663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664]&lt;[.L663];[.M663]+[.H$2];[.M663])" office:value-type="float" office:value="400" calcext:value-type="float">
            <text:p>400</text:p>
          </table:table-cell>
          <table:table-cell table:style-name="ce11" table:formula="of:=OFFSET([.C$4];[.M664];0)" office:value-type="float" office:value="43759" calcext:value-type="float">
            <text:p>43759</text:p>
          </table:table-cell>
          <table:table-cell table:style-name="ce37" table:formula="of:=[.L664]" office:value-type="float" office:value="0.222222222222216" calcext:value-type="float">
            <text:p>0.222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4];0)&lt;=[.O6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5]))" office:value-type="date" office:date-value="2019-10-29T06:23:16.385105" calcext:value-type="date">
            <text:p>2019-10-29 06:23:16</text:p>
          </table:table-cell>
          <table:table-cell table:style-name="ce7" table:formula="of:=[.A665]" office:value-type="date" office:date-value="2019-10-29T06:23:16.385105" calcext:value-type="date">
            <text:p>2019-10-29 06:23:16</text:p>
          </table:table-cell>
          <table:table-cell table:formula="of:=TRUNC([.A665])" office:value-type="float" office:value="43767" calcext:value-type="float">
            <text:p>43767</text:p>
          </table:table-cell>
          <table:table-cell table:style-name="ce12" table:formula="of:=[.B665]-[.C665]" office:value-type="date" office:date-value="1899-12-30T06:23:16.38510535005" calcext:value-type="date">
            <text:p>12/30/99 06:23 AM</text:p>
          </table:table-cell>
          <table:table-cell table:formula="of:=MOD([.E664]-[.$E$2];[.$H$2])+1+[.$E$2]" office:value-type="float" office:value="173" calcext:value-type="float">
            <text:p>173</text:p>
          </table:table-cell>
          <table:table-cell table:formula="of:=MOD([.F664]+1/[.$H$2];5)" office:value-type="float" office:value="1.55" calcext:value-type="float">
            <text:p>1,55</text:p>
          </table:table-cell>
          <table:table-cell table:formula="of:=IF([.F665]&lt;0.000001;[.G664]+2+1/[.$H$2];[.G664]+1/[.$H$2])" office:value-type="float" office:value="22.5499999999998" calcext:value-type="float">
            <text:p>22,5499999999998</text:p>
          </table:table-cell>
          <table:table-cell table:number-columns-repeated="4"/>
          <table:table-cell table:style-name="ce36" table:formula="of:=SUM(MOD(SUM([.L664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665]&lt;[.L664];[.M664]+[.H$2];[.M664])" office:value-type="float" office:value="400" calcext:value-type="float">
            <text:p>400</text:p>
          </table:table-cell>
          <table:table-cell table:style-name="ce11" table:formula="of:=OFFSET([.C$4];[.M665];0)" office:value-type="float" office:value="43759" calcext:value-type="float">
            <text:p>43759</text:p>
          </table:table-cell>
          <table:table-cell table:style-name="ce37" table:formula="of:=[.L665]" office:value-type="float" office:value="0.229166666666661" calcext:value-type="float">
            <text:p>0.229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5];0)&lt;=[.O6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6]))" office:value-type="date" office:date-value="2019-10-29T05:48:44.24052" calcext:value-type="date">
            <text:p>2019-10-29 05:48:44</text:p>
          </table:table-cell>
          <table:table-cell table:style-name="ce7" table:formula="of:=[.A666]" office:value-type="date" office:date-value="2019-10-29T05:48:44.24052" calcext:value-type="date">
            <text:p>2019-10-29 05:48:44</text:p>
          </table:table-cell>
          <table:table-cell table:formula="of:=TRUNC([.A666])" office:value-type="float" office:value="43767" calcext:value-type="float">
            <text:p>43767</text:p>
          </table:table-cell>
          <table:table-cell table:style-name="ce12" table:formula="of:=[.B666]-[.C666]" office:value-type="date" office:date-value="1899-12-30T05:48:44.24051973503" calcext:value-type="date">
            <text:p>12/30/99 05:48 AM</text:p>
          </table:table-cell>
          <table:table-cell table:formula="of:=MOD([.E665]-[.$E$2];[.$H$2])+1+[.$E$2]" office:value-type="float" office:value="174" calcext:value-type="float">
            <text:p>174</text:p>
          </table:table-cell>
          <table:table-cell table:formula="of:=MOD([.F665]+1/[.$H$2];5)" office:value-type="float" office:value="1.575" calcext:value-type="float">
            <text:p>1,575</text:p>
          </table:table-cell>
          <table:table-cell table:formula="of:=IF([.F666]&lt;0.000001;[.G665]+2+1/[.$H$2];[.G665]+1/[.$H$2])" office:value-type="float" office:value="22.5749999999998" calcext:value-type="float">
            <text:p>22,5749999999998</text:p>
          </table:table-cell>
          <table:table-cell table:number-columns-repeated="4"/>
          <table:table-cell table:style-name="ce36" table:formula="of:=SUM(MOD(SUM([.L665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666]&lt;[.L665];[.M665]+[.H$2];[.M665])" office:value-type="float" office:value="400" calcext:value-type="float">
            <text:p>400</text:p>
          </table:table-cell>
          <table:table-cell table:style-name="ce11" table:formula="of:=OFFSET([.C$4];[.M666];0)" office:value-type="float" office:value="43759" calcext:value-type="float">
            <text:p>43759</text:p>
          </table:table-cell>
          <table:table-cell table:style-name="ce37" table:formula="of:=[.L666]" office:value-type="float" office:value="0.236111111111105" calcext:value-type="float">
            <text:p>0.236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6];0)&lt;=[.O6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7]))" office:value-type="date" office:date-value="2019-10-29T06:11:28.567237" calcext:value-type="date">
            <text:p>2019-10-29 06:11:29</text:p>
          </table:table-cell>
          <table:table-cell table:style-name="ce7" table:formula="of:=[.A667]" office:value-type="date" office:date-value="2019-10-29T06:11:28.567237" calcext:value-type="date">
            <text:p>2019-10-29 06:11:29</text:p>
          </table:table-cell>
          <table:table-cell table:formula="of:=TRUNC([.A667])" office:value-type="float" office:value="43767" calcext:value-type="float">
            <text:p>43767</text:p>
          </table:table-cell>
          <table:table-cell table:style-name="ce12" table:formula="of:=[.B667]-[.C667]" office:value-type="date" office:date-value="1899-12-30T06:11:28.56723743957" calcext:value-type="date">
            <text:p>12/30/99 06:11 AM</text:p>
          </table:table-cell>
          <table:table-cell table:formula="of:=MOD([.E666]-[.$E$2];[.$H$2])+1+[.$E$2]" office:value-type="float" office:value="175" calcext:value-type="float">
            <text:p>175</text:p>
          </table:table-cell>
          <table:table-cell table:formula="of:=MOD([.F666]+1/[.$H$2];5)" office:value-type="float" office:value="1.6" calcext:value-type="float">
            <text:p>1,6</text:p>
          </table:table-cell>
          <table:table-cell table:formula="of:=IF([.F667]&lt;0.000001;[.G666]+2+1/[.$H$2];[.G666]+1/[.$H$2])" office:value-type="float" office:value="22.5999999999998" calcext:value-type="float">
            <text:p>22,5999999999998</text:p>
          </table:table-cell>
          <table:table-cell table:number-columns-repeated="4"/>
          <table:table-cell table:style-name="ce36" table:formula="of:=SUM(MOD(SUM([.L666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667]&lt;[.L666];[.M666]+[.H$2];[.M666])" office:value-type="float" office:value="400" calcext:value-type="float">
            <text:p>400</text:p>
          </table:table-cell>
          <table:table-cell table:style-name="ce11" table:formula="of:=OFFSET([.C$4];[.M667];0)" office:value-type="float" office:value="43759" calcext:value-type="float">
            <text:p>43759</text:p>
          </table:table-cell>
          <table:table-cell table:style-name="ce37" table:formula="of:=[.L667]" office:value-type="float" office:value="0.243055555555549" calcext:value-type="float">
            <text:p>0.243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7];0)&lt;=[.O6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8]))" office:value-type="date" office:date-value="2019-10-29T05:58:30.20327" calcext:value-type="date">
            <text:p>2019-10-29 05:58:30</text:p>
          </table:table-cell>
          <table:table-cell table:style-name="ce7" table:formula="of:=[.A668]" office:value-type="date" office:date-value="2019-10-29T05:58:30.20327" calcext:value-type="date">
            <text:p>2019-10-29 05:58:30</text:p>
          </table:table-cell>
          <table:table-cell table:formula="of:=TRUNC([.A668])" office:value-type="float" office:value="43767" calcext:value-type="float">
            <text:p>43767</text:p>
          </table:table-cell>
          <table:table-cell table:style-name="ce12" table:formula="of:=[.B668]-[.C668]" office:value-type="date" office:date-value="1899-12-30T05:58:30.20327007864" calcext:value-type="date">
            <text:p>12/30/99 05:58 AM</text:p>
          </table:table-cell>
          <table:table-cell table:formula="of:=MOD([.E667]-[.$E$2];[.$H$2])+1+[.$E$2]" office:value-type="float" office:value="176" calcext:value-type="float">
            <text:p>176</text:p>
          </table:table-cell>
          <table:table-cell table:formula="of:=MOD([.F667]+1/[.$H$2];5)" office:value-type="float" office:value="1.625" calcext:value-type="float">
            <text:p>1,625</text:p>
          </table:table-cell>
          <table:table-cell table:formula="of:=IF([.F668]&lt;0.000001;[.G667]+2+1/[.$H$2];[.G667]+1/[.$H$2])" office:value-type="float" office:value="22.6249999999998" calcext:value-type="float">
            <text:p>22,6249999999998</text:p>
          </table:table-cell>
          <table:table-cell table:number-columns-repeated="4"/>
          <table:table-cell table:style-name="ce36" table:formula="of:=SUM(MOD(SUM([.L667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668]&lt;[.L667];[.M667]+[.H$2];[.M667])" office:value-type="float" office:value="400" calcext:value-type="float">
            <text:p>400</text:p>
          </table:table-cell>
          <table:table-cell table:style-name="ce11" table:formula="of:=OFFSET([.C$4];[.M668];0)" office:value-type="float" office:value="43759" calcext:value-type="float">
            <text:p>43759</text:p>
          </table:table-cell>
          <table:table-cell table:style-name="ce37" table:formula="of:=[.L668]" office:value-type="float" office:value="0.249999999999994" calcext:value-type="float">
            <text:p>0.2499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8];0)&lt;=[.O6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9]))" office:value-type="date" office:date-value="2019-10-29T06:30:08.455393" calcext:value-type="date">
            <text:p>2019-10-29 06:30:08</text:p>
          </table:table-cell>
          <table:table-cell table:style-name="ce7" table:formula="of:=[.A669]" office:value-type="date" office:date-value="2019-10-29T06:30:08.455393" calcext:value-type="date">
            <text:p>2019-10-29 06:30:08</text:p>
          </table:table-cell>
          <table:table-cell table:formula="of:=TRUNC([.A669])" office:value-type="float" office:value="43767" calcext:value-type="float">
            <text:p>43767</text:p>
          </table:table-cell>
          <table:table-cell table:style-name="ce12" table:formula="of:=[.B669]-[.C669]" office:value-type="date" office:date-value="1899-12-30T06:30:08.45539276488" calcext:value-type="date">
            <text:p>12/30/99 06:30 AM</text:p>
          </table:table-cell>
          <table:table-cell table:formula="of:=MOD([.E668]-[.$E$2];[.$H$2])+1+[.$E$2]" office:value-type="float" office:value="177" calcext:value-type="float">
            <text:p>177</text:p>
          </table:table-cell>
          <table:table-cell table:formula="of:=MOD([.F668]+1/[.$H$2];5)" office:value-type="float" office:value="1.65" calcext:value-type="float">
            <text:p>1,65</text:p>
          </table:table-cell>
          <table:table-cell table:formula="of:=IF([.F669]&lt;0.000001;[.G668]+2+1/[.$H$2];[.G668]+1/[.$H$2])" office:value-type="float" office:value="22.6499999999998" calcext:value-type="float">
            <text:p>22,6499999999998</text:p>
          </table:table-cell>
          <table:table-cell table:number-columns-repeated="4"/>
          <table:table-cell table:style-name="ce36" table:formula="of:=SUM(MOD(SUM([.L668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669]&lt;[.L668];[.M668]+[.H$2];[.M668])" office:value-type="float" office:value="400" calcext:value-type="float">
            <text:p>400</text:p>
          </table:table-cell>
          <table:table-cell table:style-name="ce11" table:formula="of:=OFFSET([.C$4];[.M669];0)" office:value-type="float" office:value="43759" calcext:value-type="float">
            <text:p>43759</text:p>
          </table:table-cell>
          <table:table-cell table:style-name="ce37" table:formula="of:=[.L669]" office:value-type="float" office:value="0.256944444444438" calcext:value-type="float">
            <text:p>0.25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9];0)&lt;=[.O6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0]))" office:value-type="date" office:date-value="2019-10-29T06:07:17.943601" calcext:value-type="date">
            <text:p>2019-10-29 06:07:18</text:p>
          </table:table-cell>
          <table:table-cell table:style-name="ce7" table:formula="of:=[.A670]" office:value-type="date" office:date-value="2019-10-29T06:07:17.943601" calcext:value-type="date">
            <text:p>2019-10-29 06:07:18</text:p>
          </table:table-cell>
          <table:table-cell table:formula="of:=TRUNC([.A670])" office:value-type="float" office:value="43767" calcext:value-type="float">
            <text:p>43767</text:p>
          </table:table-cell>
          <table:table-cell table:style-name="ce12" table:formula="of:=[.B670]-[.C670]" office:value-type="date" office:date-value="1899-12-30T06:07:17.94360123575" calcext:value-type="date">
            <text:p>12/30/99 06:07 AM</text:p>
          </table:table-cell>
          <table:table-cell table:formula="of:=MOD([.E669]-[.$E$2];[.$H$2])+1+[.$E$2]" office:value-type="float" office:value="178" calcext:value-type="float">
            <text:p>178</text:p>
          </table:table-cell>
          <table:table-cell table:formula="of:=MOD([.F669]+1/[.$H$2];5)" office:value-type="float" office:value="1.675" calcext:value-type="float">
            <text:p>1,675</text:p>
          </table:table-cell>
          <table:table-cell table:formula="of:=IF([.F670]&lt;0.000001;[.G669]+2+1/[.$H$2];[.G669]+1/[.$H$2])" office:value-type="float" office:value="22.6749999999998" calcext:value-type="float">
            <text:p>22,6749999999998</text:p>
          </table:table-cell>
          <table:table-cell table:number-columns-repeated="4"/>
          <table:table-cell table:style-name="ce36" table:formula="of:=SUM(MOD(SUM([.L669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670]&lt;[.L669];[.M669]+[.H$2];[.M669])" office:value-type="float" office:value="400" calcext:value-type="float">
            <text:p>400</text:p>
          </table:table-cell>
          <table:table-cell table:style-name="ce11" table:formula="of:=OFFSET([.C$4];[.M670];0)" office:value-type="float" office:value="43759" calcext:value-type="float">
            <text:p>43759</text:p>
          </table:table-cell>
          <table:table-cell table:style-name="ce37" table:formula="of:=[.L670]" office:value-type="float" office:value="0.263888888888883" calcext:value-type="float">
            <text:p>0.26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0];0)&lt;=[.O6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1]))" office:value-type="date" office:date-value="2019-10-29T05:57:52.46252" calcext:value-type="date">
            <text:p>2019-10-29 05:57:52</text:p>
          </table:table-cell>
          <table:table-cell table:style-name="ce7" table:formula="of:=[.A671]" office:value-type="date" office:date-value="2019-10-29T05:57:52.46252" calcext:value-type="date">
            <text:p>2019-10-29 05:57:52</text:p>
          </table:table-cell>
          <table:table-cell table:formula="of:=TRUNC([.A671])" office:value-type="float" office:value="43767" calcext:value-type="float">
            <text:p>43767</text:p>
          </table:table-cell>
          <table:table-cell table:style-name="ce12" table:formula="of:=[.B671]-[.C671]" office:value-type="date" office:date-value="1899-12-30T05:57:52.46251974721" calcext:value-type="date">
            <text:p>12/30/99 05:57 AM</text:p>
          </table:table-cell>
          <table:table-cell table:formula="of:=MOD([.E670]-[.$E$2];[.$H$2])+1+[.$E$2]" office:value-type="float" office:value="179" calcext:value-type="float">
            <text:p>179</text:p>
          </table:table-cell>
          <table:table-cell table:formula="of:=MOD([.F670]+1/[.$H$2];5)" office:value-type="float" office:value="1.7" calcext:value-type="float">
            <text:p>1,7</text:p>
          </table:table-cell>
          <table:table-cell table:formula="of:=IF([.F671]&lt;0.000001;[.G670]+2+1/[.$H$2];[.G670]+1/[.$H$2])" office:value-type="float" office:value="22.6999999999998" calcext:value-type="float">
            <text:p>22,6999999999998</text:p>
          </table:table-cell>
          <table:table-cell table:number-columns-repeated="4"/>
          <table:table-cell table:style-name="ce36" table:formula="of:=SUM(MOD(SUM([.L670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671]&lt;[.L670];[.M670]+[.H$2];[.M670])" office:value-type="float" office:value="400" calcext:value-type="float">
            <text:p>400</text:p>
          </table:table-cell>
          <table:table-cell table:style-name="ce11" table:formula="of:=OFFSET([.C$4];[.M671];0)" office:value-type="float" office:value="43759" calcext:value-type="float">
            <text:p>43759</text:p>
          </table:table-cell>
          <table:table-cell table:style-name="ce37" table:formula="of:=[.L671]" office:value-type="float" office:value="0.270833333333327" calcext:value-type="float">
            <text:p>0.27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1];0)&lt;=[.O6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2]))" office:value-type="date" office:date-value="2019-10-29T06:06:36.767597" calcext:value-type="date">
            <text:p>2019-10-29 06:06:37</text:p>
          </table:table-cell>
          <table:table-cell table:style-name="ce7" table:formula="of:=[.A672]" office:value-type="date" office:date-value="2019-10-29T06:06:36.767597" calcext:value-type="date">
            <text:p>2019-10-29 06:06:37</text:p>
          </table:table-cell>
          <table:table-cell table:formula="of:=TRUNC([.A672])" office:value-type="float" office:value="43767" calcext:value-type="float">
            <text:p>43767</text:p>
          </table:table-cell>
          <table:table-cell table:style-name="ce12" table:formula="of:=[.B672]-[.C672]" office:value-type="date" office:date-value="1899-12-30T06:06:36.76759745926" calcext:value-type="date">
            <text:p>12/30/99 06:06 AM</text:p>
          </table:table-cell>
          <table:table-cell table:formula="of:=MOD([.E671]-[.$E$2];[.$H$2])+1+[.$E$2]" office:value-type="float" office:value="180" calcext:value-type="float">
            <text:p>180</text:p>
          </table:table-cell>
          <table:table-cell table:formula="of:=MOD([.F671]+1/[.$H$2];5)" office:value-type="float" office:value="1.725" calcext:value-type="float">
            <text:p>1,725</text:p>
          </table:table-cell>
          <table:table-cell table:formula="of:=IF([.F672]&lt;0.000001;[.G671]+2+1/[.$H$2];[.G671]+1/[.$H$2])" office:value-type="float" office:value="22.7249999999998" calcext:value-type="float">
            <text:p>22,7249999999998</text:p>
          </table:table-cell>
          <table:table-cell table:number-columns-repeated="4"/>
          <table:table-cell table:style-name="ce36" table:formula="of:=SUM(MOD(SUM([.L671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672]&lt;[.L671];[.M671]+[.H$2];[.M671])" office:value-type="float" office:value="400" calcext:value-type="float">
            <text:p>400</text:p>
          </table:table-cell>
          <table:table-cell table:style-name="ce11" table:formula="of:=OFFSET([.C$4];[.M672];0)" office:value-type="float" office:value="43759" calcext:value-type="float">
            <text:p>43759</text:p>
          </table:table-cell>
          <table:table-cell table:style-name="ce37" table:formula="of:=[.L672]" office:value-type="float" office:value="0.277777777777772" calcext:value-type="float">
            <text:p>0.27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2];0)&lt;=[.O6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3]))" office:value-type="date" office:date-value="2019-10-29T05:39:25.255434" calcext:value-type="date">
            <text:p>2019-10-29 05:39:25</text:p>
          </table:table-cell>
          <table:table-cell table:style-name="ce7" table:formula="of:=[.A673]" office:value-type="date" office:date-value="2019-10-29T05:39:25.255434" calcext:value-type="date">
            <text:p>2019-10-29 05:39:25</text:p>
          </table:table-cell>
          <table:table-cell table:formula="of:=TRUNC([.A673])" office:value-type="float" office:value="43767" calcext:value-type="float">
            <text:p>43767</text:p>
          </table:table-cell>
          <table:table-cell table:style-name="ce12" table:formula="of:=[.B673]-[.C673]" office:value-type="date" office:date-value="1899-12-30T05:39:25.25543436874" calcext:value-type="date">
            <text:p>12/30/99 05:39 AM</text:p>
          </table:table-cell>
          <table:table-cell table:formula="of:=MOD([.E672]-[.$E$2];[.$H$2])+1+[.$E$2]" office:value-type="float" office:value="181" calcext:value-type="float">
            <text:p>181</text:p>
          </table:table-cell>
          <table:table-cell table:formula="of:=MOD([.F672]+1/[.$H$2];5)" office:value-type="float" office:value="1.75" calcext:value-type="float">
            <text:p>1,75</text:p>
          </table:table-cell>
          <table:table-cell table:formula="of:=IF([.F673]&lt;0.000001;[.G672]+2+1/[.$H$2];[.G672]+1/[.$H$2])" office:value-type="float" office:value="22.7499999999998" calcext:value-type="float">
            <text:p>22,7499999999998</text:p>
          </table:table-cell>
          <table:table-cell table:number-columns-repeated="4"/>
          <table:table-cell table:style-name="ce36" table:formula="of:=SUM(MOD(SUM([.L672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673]&lt;[.L672];[.M672]+[.H$2];[.M672])" office:value-type="float" office:value="400" calcext:value-type="float">
            <text:p>400</text:p>
          </table:table-cell>
          <table:table-cell table:style-name="ce11" table:formula="of:=OFFSET([.C$4];[.M673];0)" office:value-type="float" office:value="43759" calcext:value-type="float">
            <text:p>43759</text:p>
          </table:table-cell>
          <table:table-cell table:style-name="ce37" table:formula="of:=[.L673]" office:value-type="float" office:value="0.284722222222216" calcext:value-type="float">
            <text:p>0.284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3];0)&lt;=[.O6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4]))" office:value-type="date" office:date-value="2019-10-29T05:44:39.707453" calcext:value-type="date">
            <text:p>2019-10-29 05:44:40</text:p>
          </table:table-cell>
          <table:table-cell table:style-name="ce7" table:formula="of:=[.A674]" office:value-type="date" office:date-value="2019-10-29T05:44:39.707453" calcext:value-type="date">
            <text:p>2019-10-29 05:44:40</text:p>
          </table:table-cell>
          <table:table-cell table:formula="of:=TRUNC([.A674])" office:value-type="float" office:value="43767" calcext:value-type="float">
            <text:p>43767</text:p>
          </table:table-cell>
          <table:table-cell table:style-name="ce12" table:formula="of:=[.B674]-[.C674]" office:value-type="date" office:date-value="1899-12-30T05:44:39.70745286439" calcext:value-type="date">
            <text:p>12/30/99 05:44 AM</text:p>
          </table:table-cell>
          <table:table-cell table:formula="of:=MOD([.E673]-[.$E$2];[.$H$2])+1+[.$E$2]" office:value-type="float" office:value="182" calcext:value-type="float">
            <text:p>182</text:p>
          </table:table-cell>
          <table:table-cell table:formula="of:=MOD([.F673]+1/[.$H$2];5)" office:value-type="float" office:value="1.775" calcext:value-type="float">
            <text:p>1,775</text:p>
          </table:table-cell>
          <table:table-cell table:formula="of:=IF([.F674]&lt;0.000001;[.G673]+2+1/[.$H$2];[.G673]+1/[.$H$2])" office:value-type="float" office:value="22.7749999999998" calcext:value-type="float">
            <text:p>22,7749999999998</text:p>
          </table:table-cell>
          <table:table-cell table:number-columns-repeated="4"/>
          <table:table-cell table:style-name="ce36" table:formula="of:=SUM(MOD(SUM([.L673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674]&lt;[.L673];[.M673]+[.H$2];[.M673])" office:value-type="float" office:value="400" calcext:value-type="float">
            <text:p>400</text:p>
          </table:table-cell>
          <table:table-cell table:style-name="ce11" table:formula="of:=OFFSET([.C$4];[.M674];0)" office:value-type="float" office:value="43759" calcext:value-type="float">
            <text:p>43759</text:p>
          </table:table-cell>
          <table:table-cell table:style-name="ce37" table:formula="of:=[.L674]" office:value-type="float" office:value="0.29166666666666" calcext:value-type="float">
            <text:p>0.29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4];0)&lt;=[.O6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5]))" office:value-type="date" office:date-value="2019-10-29T05:55:48.933135" calcext:value-type="date">
            <text:p>2019-10-29 05:55:49</text:p>
          </table:table-cell>
          <table:table-cell table:style-name="ce7" table:formula="of:=[.A675]" office:value-type="date" office:date-value="2019-10-29T05:55:48.933135" calcext:value-type="date">
            <text:p>2019-10-29 05:55:49</text:p>
          </table:table-cell>
          <table:table-cell table:formula="of:=TRUNC([.A675])" office:value-type="float" office:value="43767" calcext:value-type="float">
            <text:p>43767</text:p>
          </table:table-cell>
          <table:table-cell table:style-name="ce12" table:formula="of:=[.B675]-[.C675]" office:value-type="date" office:date-value="1899-12-30T05:55:48.93313546199" calcext:value-type="date">
            <text:p>12/30/99 05:55 AM</text:p>
          </table:table-cell>
          <table:table-cell table:formula="of:=MOD([.E674]-[.$E$2];[.$H$2])+1+[.$E$2]" office:value-type="float" office:value="183" calcext:value-type="float">
            <text:p>183</text:p>
          </table:table-cell>
          <table:table-cell table:formula="of:=MOD([.F674]+1/[.$H$2];5)" office:value-type="float" office:value="1.8" calcext:value-type="float">
            <text:p>1,8</text:p>
          </table:table-cell>
          <table:table-cell table:formula="of:=IF([.F675]&lt;0.000001;[.G674]+2+1/[.$H$2];[.G674]+1/[.$H$2])" office:value-type="float" office:value="22.7999999999998" calcext:value-type="float">
            <text:p>22,7999999999998</text:p>
          </table:table-cell>
          <table:table-cell table:number-columns-repeated="4"/>
          <table:table-cell table:style-name="ce36" table:formula="of:=SUM(MOD(SUM([.L674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675]&lt;[.L674];[.M674]+[.H$2];[.M674])" office:value-type="float" office:value="400" calcext:value-type="float">
            <text:p>400</text:p>
          </table:table-cell>
          <table:table-cell table:style-name="ce11" table:formula="of:=OFFSET([.C$4];[.M675];0)" office:value-type="float" office:value="43759" calcext:value-type="float">
            <text:p>43759</text:p>
          </table:table-cell>
          <table:table-cell table:style-name="ce37" table:formula="of:=[.L675]" office:value-type="float" office:value="0.298611111111105" calcext:value-type="float">
            <text:p>0.298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5];0)&lt;=[.O6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6]))" office:value-type="date" office:date-value="2019-10-29T05:40:43.122168" calcext:value-type="date">
            <text:p>2019-10-29 05:40:43</text:p>
          </table:table-cell>
          <table:table-cell table:style-name="ce7" table:formula="of:=[.A676]" office:value-type="date" office:date-value="2019-10-29T05:40:43.122168" calcext:value-type="date">
            <text:p>2019-10-29 05:40:43</text:p>
          </table:table-cell>
          <table:table-cell table:formula="of:=TRUNC([.A676])" office:value-type="float" office:value="43767" calcext:value-type="float">
            <text:p>43767</text:p>
          </table:table-cell>
          <table:table-cell table:style-name="ce12" table:formula="of:=[.B676]-[.C676]" office:value-type="date" office:date-value="1899-12-30T05:40:43.12216839753" calcext:value-type="date">
            <text:p>12/30/99 05:40 AM</text:p>
          </table:table-cell>
          <table:table-cell table:formula="of:=MOD([.E675]-[.$E$2];[.$H$2])+1+[.$E$2]" office:value-type="float" office:value="184" calcext:value-type="float">
            <text:p>184</text:p>
          </table:table-cell>
          <table:table-cell table:formula="of:=MOD([.F675]+1/[.$H$2];5)" office:value-type="float" office:value="1.825" calcext:value-type="float">
            <text:p>1,825</text:p>
          </table:table-cell>
          <table:table-cell table:formula="of:=IF([.F676]&lt;0.000001;[.G675]+2+1/[.$H$2];[.G675]+1/[.$H$2])" office:value-type="float" office:value="22.8249999999998" calcext:value-type="float">
            <text:p>22,8249999999998</text:p>
          </table:table-cell>
          <table:table-cell table:number-columns-repeated="4"/>
          <table:table-cell table:style-name="ce36" table:formula="of:=SUM(MOD(SUM([.L675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676]&lt;[.L675];[.M675]+[.H$2];[.M675])" office:value-type="float" office:value="400" calcext:value-type="float">
            <text:p>400</text:p>
          </table:table-cell>
          <table:table-cell table:style-name="ce11" table:formula="of:=OFFSET([.C$4];[.M676];0)" office:value-type="float" office:value="43759" calcext:value-type="float">
            <text:p>43759</text:p>
          </table:table-cell>
          <table:table-cell table:style-name="ce37" table:formula="of:=[.L676]" office:value-type="float" office:value="0.305555555555549" calcext:value-type="float">
            <text:p>0.30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6];0)&lt;=[.O6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7]))" office:value-type="date" office:date-value="2019-10-29T05:22:37.158476" calcext:value-type="date">
            <text:p>2019-10-29 05:22:37</text:p>
          </table:table-cell>
          <table:table-cell table:style-name="ce7" table:formula="of:=[.A677]" office:value-type="date" office:date-value="2019-10-29T05:22:37.158476" calcext:value-type="date">
            <text:p>2019-10-29 05:22:37</text:p>
          </table:table-cell>
          <table:table-cell table:formula="of:=TRUNC([.A677])" office:value-type="float" office:value="43767" calcext:value-type="float">
            <text:p>43767</text:p>
          </table:table-cell>
          <table:table-cell table:style-name="ce12" table:formula="of:=[.B677]-[.C677]" office:value-type="date" office:date-value="1899-12-30T05:22:37.15847639367" calcext:value-type="date">
            <text:p>12/30/99 05:22 AM</text:p>
          </table:table-cell>
          <table:table-cell table:formula="of:=MOD([.E676]-[.$E$2];[.$H$2])+1+[.$E$2]" office:value-type="float" office:value="185" calcext:value-type="float">
            <text:p>185</text:p>
          </table:table-cell>
          <table:table-cell table:formula="of:=MOD([.F676]+1/[.$H$2];5)" office:value-type="float" office:value="1.85" calcext:value-type="float">
            <text:p>1,85</text:p>
          </table:table-cell>
          <table:table-cell table:formula="of:=IF([.F677]&lt;0.000001;[.G676]+2+1/[.$H$2];[.G676]+1/[.$H$2])" office:value-type="float" office:value="22.8499999999998" calcext:value-type="float">
            <text:p>22,8499999999998</text:p>
          </table:table-cell>
          <table:table-cell table:number-columns-repeated="4"/>
          <table:table-cell table:style-name="ce36" table:formula="of:=SUM(MOD(SUM([.L676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677]&lt;[.L676];[.M676]+[.H$2];[.M676])" office:value-type="float" office:value="400" calcext:value-type="float">
            <text:p>400</text:p>
          </table:table-cell>
          <table:table-cell table:style-name="ce11" table:formula="of:=OFFSET([.C$4];[.M677];0)" office:value-type="float" office:value="43759" calcext:value-type="float">
            <text:p>43759</text:p>
          </table:table-cell>
          <table:table-cell table:style-name="ce37" table:formula="of:=[.L677]" office:value-type="float" office:value="0.312499999999994" calcext:value-type="float">
            <text:p>0.312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7];0)&lt;=[.O6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8]))" office:value-type="date" office:date-value="2019-10-29T06:21:18.117382" calcext:value-type="date">
            <text:p>2019-10-29 06:21:18</text:p>
          </table:table-cell>
          <table:table-cell table:style-name="ce7" table:formula="of:=[.A678]" office:value-type="date" office:date-value="2019-10-29T06:21:18.117382" calcext:value-type="date">
            <text:p>2019-10-29 06:21:18</text:p>
          </table:table-cell>
          <table:table-cell table:formula="of:=TRUNC([.A678])" office:value-type="float" office:value="43767" calcext:value-type="float">
            <text:p>43767</text:p>
          </table:table-cell>
          <table:table-cell table:style-name="ce12" table:formula="of:=[.B678]-[.C678]" office:value-type="date" office:date-value="1899-12-30T06:21:18.11738157179" calcext:value-type="date">
            <text:p>12/30/99 06:21 AM</text:p>
          </table:table-cell>
          <table:table-cell table:formula="of:=MOD([.E677]-[.$E$2];[.$H$2])+1+[.$E$2]" office:value-type="float" office:value="186" calcext:value-type="float">
            <text:p>186</text:p>
          </table:table-cell>
          <table:table-cell table:formula="of:=MOD([.F677]+1/[.$H$2];5)" office:value-type="float" office:value="1.875" calcext:value-type="float">
            <text:p>1,875</text:p>
          </table:table-cell>
          <table:table-cell table:formula="of:=IF([.F678]&lt;0.000001;[.G677]+2+1/[.$H$2];[.G677]+1/[.$H$2])" office:value-type="float" office:value="22.8749999999998" calcext:value-type="float">
            <text:p>22,8749999999998</text:p>
          </table:table-cell>
          <table:table-cell table:number-columns-repeated="4"/>
          <table:table-cell table:style-name="ce36" table:formula="of:=SUM(MOD(SUM([.L677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678]&lt;[.L677];[.M677]+[.H$2];[.M677])" office:value-type="float" office:value="400" calcext:value-type="float">
            <text:p>400</text:p>
          </table:table-cell>
          <table:table-cell table:style-name="ce11" table:formula="of:=OFFSET([.C$4];[.M678];0)" office:value-type="float" office:value="43759" calcext:value-type="float">
            <text:p>43759</text:p>
          </table:table-cell>
          <table:table-cell table:style-name="ce37" table:formula="of:=[.L678]" office:value-type="float" office:value="0.319444444444438" calcext:value-type="float">
            <text:p>0.31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8];0)&lt;=[.O6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9]))" office:value-type="date" office:date-value="2019-10-29T05:54:55.093693" calcext:value-type="date">
            <text:p>2019-10-29 05:54:55</text:p>
          </table:table-cell>
          <table:table-cell table:style-name="ce7" table:formula="of:=[.A679]" office:value-type="date" office:date-value="2019-10-29T05:54:55.093693" calcext:value-type="date">
            <text:p>2019-10-29 05:54:55</text:p>
          </table:table-cell>
          <table:table-cell table:formula="of:=TRUNC([.A679])" office:value-type="float" office:value="43767" calcext:value-type="float">
            <text:p>43767</text:p>
          </table:table-cell>
          <table:table-cell table:style-name="ce12" table:formula="of:=[.B679]-[.C679]" office:value-type="date" office:date-value="1899-12-30T05:54:55.09369328152" calcext:value-type="date">
            <text:p>12/30/99 05:54 AM</text:p>
          </table:table-cell>
          <table:table-cell table:formula="of:=MOD([.E678]-[.$E$2];[.$H$2])+1+[.$E$2]" office:value-type="float" office:value="187" calcext:value-type="float">
            <text:p>187</text:p>
          </table:table-cell>
          <table:table-cell table:formula="of:=MOD([.F678]+1/[.$H$2];5)" office:value-type="float" office:value="1.9" calcext:value-type="float">
            <text:p>1,9</text:p>
          </table:table-cell>
          <table:table-cell table:formula="of:=IF([.F679]&lt;0.000001;[.G678]+2+1/[.$H$2];[.G678]+1/[.$H$2])" office:value-type="float" office:value="22.8999999999998" calcext:value-type="float">
            <text:p>22,8999999999998</text:p>
          </table:table-cell>
          <table:table-cell table:number-columns-repeated="4"/>
          <table:table-cell table:style-name="ce36" table:formula="of:=SUM(MOD(SUM([.L678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679]&lt;[.L678];[.M678]+[.H$2];[.M678])" office:value-type="float" office:value="400" calcext:value-type="float">
            <text:p>400</text:p>
          </table:table-cell>
          <table:table-cell table:style-name="ce11" table:formula="of:=OFFSET([.C$4];[.M679];0)" office:value-type="float" office:value="43759" calcext:value-type="float">
            <text:p>43759</text:p>
          </table:table-cell>
          <table:table-cell table:style-name="ce37" table:formula="of:=[.L679]" office:value-type="float" office:value="0.326388888888883" calcext:value-type="float">
            <text:p>0.32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9];0)&lt;=[.O6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0]))" office:value-type="date" office:date-value="2019-10-29T05:43:13.849213" calcext:value-type="date">
            <text:p>2019-10-29 05:43:14</text:p>
          </table:table-cell>
          <table:table-cell table:style-name="ce7" table:formula="of:=[.A680]" office:value-type="date" office:date-value="2019-10-29T05:43:13.849213" calcext:value-type="date">
            <text:p>2019-10-29 05:43:14</text:p>
          </table:table-cell>
          <table:table-cell table:formula="of:=TRUNC([.A680])" office:value-type="float" office:value="43767" calcext:value-type="float">
            <text:p>43767</text:p>
          </table:table-cell>
          <table:table-cell table:style-name="ce12" table:formula="of:=[.B680]-[.C680]" office:value-type="date" office:date-value="1899-12-30T05:43:13.8492130721" calcext:value-type="date">
            <text:p>12/30/99 05:43 AM</text:p>
          </table:table-cell>
          <table:table-cell table:formula="of:=MOD([.E679]-[.$E$2];[.$H$2])+1+[.$E$2]" office:value-type="float" office:value="188" calcext:value-type="float">
            <text:p>188</text:p>
          </table:table-cell>
          <table:table-cell table:formula="of:=MOD([.F679]+1/[.$H$2];5)" office:value-type="float" office:value="1.925" calcext:value-type="float">
            <text:p>1,925</text:p>
          </table:table-cell>
          <table:table-cell table:formula="of:=IF([.F680]&lt;0.000001;[.G679]+2+1/[.$H$2];[.G679]+1/[.$H$2])" office:value-type="float" office:value="22.9249999999998" calcext:value-type="float">
            <text:p>22,9249999999998</text:p>
          </table:table-cell>
          <table:table-cell table:number-columns-repeated="4"/>
          <table:table-cell table:style-name="ce36" table:formula="of:=SUM(MOD(SUM([.L679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680]&lt;[.L679];[.M679]+[.H$2];[.M679])" office:value-type="float" office:value="400" calcext:value-type="float">
            <text:p>400</text:p>
          </table:table-cell>
          <table:table-cell table:style-name="ce11" table:formula="of:=OFFSET([.C$4];[.M680];0)" office:value-type="float" office:value="43759" calcext:value-type="float">
            <text:p>43759</text:p>
          </table:table-cell>
          <table:table-cell table:style-name="ce37" table:formula="of:=[.L680]" office:value-type="float" office:value="0.333333333333327" calcext:value-type="float">
            <text:p>0.333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0];0)&lt;=[.O6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1]))" office:value-type="date" office:date-value="2019-10-29T05:50:26.183517" calcext:value-type="date">
            <text:p>2019-10-29 05:50:26</text:p>
          </table:table-cell>
          <table:table-cell table:style-name="ce7" table:formula="of:=[.A681]" office:value-type="date" office:date-value="2019-10-29T05:50:26.183517" calcext:value-type="date">
            <text:p>2019-10-29 05:50:26</text:p>
          </table:table-cell>
          <table:table-cell table:formula="of:=TRUNC([.A681])" office:value-type="float" office:value="43767" calcext:value-type="float">
            <text:p>43767</text:p>
          </table:table-cell>
          <table:table-cell table:style-name="ce12" table:formula="of:=[.B681]-[.C681]" office:value-type="date" office:date-value="1899-12-30T05:50:26.18351688143" calcext:value-type="date">
            <text:p>12/30/99 05:50 AM</text:p>
          </table:table-cell>
          <table:table-cell table:formula="of:=MOD([.E680]-[.$E$2];[.$H$2])+1+[.$E$2]" office:value-type="float" office:value="189" calcext:value-type="float">
            <text:p>189</text:p>
          </table:table-cell>
          <table:table-cell table:formula="of:=MOD([.F680]+1/[.$H$2];5)" office:value-type="float" office:value="1.95" calcext:value-type="float">
            <text:p>1,95</text:p>
          </table:table-cell>
          <table:table-cell table:formula="of:=IF([.F681]&lt;0.000001;[.G680]+2+1/[.$H$2];[.G680]+1/[.$H$2])" office:value-type="float" office:value="22.9499999999998" calcext:value-type="float">
            <text:p>22,9499999999998</text:p>
          </table:table-cell>
          <table:table-cell table:number-columns-repeated="4"/>
          <table:table-cell table:style-name="ce36" table:formula="of:=SUM(MOD(SUM([.L680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681]&lt;[.L680];[.M680]+[.H$2];[.M680])" office:value-type="float" office:value="400" calcext:value-type="float">
            <text:p>400</text:p>
          </table:table-cell>
          <table:table-cell table:style-name="ce11" table:formula="of:=OFFSET([.C$4];[.M681];0)" office:value-type="float" office:value="43759" calcext:value-type="float">
            <text:p>43759</text:p>
          </table:table-cell>
          <table:table-cell table:style-name="ce37" table:formula="of:=[.L681]" office:value-type="float" office:value="0.340277777777771" calcext:value-type="float">
            <text:p>0.34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1];0)&lt;=[.O6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2]))" office:value-type="date" office:date-value="2019-10-29T05:51:03.07795" calcext:value-type="date">
            <text:p>2019-10-29 05:51:03</text:p>
          </table:table-cell>
          <table:table-cell table:style-name="ce7" table:formula="of:=[.A682]" office:value-type="date" office:date-value="2019-10-29T05:51:03.07795" calcext:value-type="date">
            <text:p>2019-10-29 05:51:03</text:p>
          </table:table-cell>
          <table:table-cell table:formula="of:=TRUNC([.A682])" office:value-type="float" office:value="43767" calcext:value-type="float">
            <text:p>43767</text:p>
          </table:table-cell>
          <table:table-cell table:style-name="ce12" table:formula="of:=[.B682]-[.C682]" office:value-type="date" office:date-value="1899-12-30T05:51:03.07795001194" calcext:value-type="date">
            <text:p>12/30/99 05:51 AM</text:p>
          </table:table-cell>
          <table:table-cell table:formula="of:=MOD([.E681]-[.$E$2];[.$H$2])+1+[.$E$2]" office:value-type="float" office:value="190" calcext:value-type="float">
            <text:p>190</text:p>
          </table:table-cell>
          <table:table-cell table:formula="of:=MOD([.F681]+1/[.$H$2];5)" office:value-type="float" office:value="1.975" calcext:value-type="float">
            <text:p>1,975</text:p>
          </table:table-cell>
          <table:table-cell table:formula="of:=IF([.F682]&lt;0.000001;[.G681]+2+1/[.$H$2];[.G681]+1/[.$H$2])" office:value-type="float" office:value="22.9749999999998" calcext:value-type="float">
            <text:p>22,9749999999998</text:p>
          </table:table-cell>
          <table:table-cell table:number-columns-repeated="4"/>
          <table:table-cell table:style-name="ce36" table:formula="of:=SUM(MOD(SUM([.L681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682]&lt;[.L681];[.M681]+[.H$2];[.M681])" office:value-type="float" office:value="400" calcext:value-type="float">
            <text:p>400</text:p>
          </table:table-cell>
          <table:table-cell table:style-name="ce11" table:formula="of:=OFFSET([.C$4];[.M682];0)" office:value-type="float" office:value="43759" calcext:value-type="float">
            <text:p>43759</text:p>
          </table:table-cell>
          <table:table-cell table:style-name="ce37" table:formula="of:=[.L682]" office:value-type="float" office:value="0.347222222222216" calcext:value-type="float">
            <text:p>0.34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2];0)&lt;=[.O6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3]))" office:value-type="date" office:date-value="2019-10-29T05:53:25.987129" calcext:value-type="date">
            <text:p>2019-10-29 05:53:26</text:p>
          </table:table-cell>
          <table:table-cell table:style-name="ce7" table:formula="of:=[.A683]" office:value-type="date" office:date-value="2019-10-29T05:53:25.987129" calcext:value-type="date">
            <text:p>2019-10-29 05:53:26</text:p>
          </table:table-cell>
          <table:table-cell table:formula="of:=TRUNC([.A683])" office:value-type="float" office:value="43767" calcext:value-type="float">
            <text:p>43767</text:p>
          </table:table-cell>
          <table:table-cell table:style-name="ce12" table:formula="of:=[.B683]-[.C683]" office:value-type="date" office:date-value="1899-12-30T05:53:25.98712947685" calcext:value-type="date">
            <text:p>12/30/99 05:53 AM</text:p>
          </table:table-cell>
          <table:table-cell table:formula="of:=MOD([.E682]-[.$E$2];[.$H$2])+1+[.$E$2]" office:value-type="float" office:value="151" calcext:value-type="float">
            <text:p>151</text:p>
          </table:table-cell>
          <table:table-cell table:formula="of:=MOD([.F682]+1/[.$H$2];5)" office:value-type="float" office:value="2" calcext:value-type="float">
            <text:p>2</text:p>
          </table:table-cell>
          <table:table-cell table:formula="of:=IF([.F683]&lt;0.000001;[.G682]+2+1/[.$H$2];[.G682]+1/[.$H$2])" office:value-type="float" office:value="22.9999999999998" calcext:value-type="float">
            <text:p>22,9999999999998</text:p>
          </table:table-cell>
          <table:table-cell table:number-columns-repeated="4"/>
          <table:table-cell table:style-name="ce36" table:formula="of:=SUM(MOD(SUM([.L682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683]&lt;[.L682];[.M682]+[.H$2];[.M682])" office:value-type="float" office:value="400" calcext:value-type="float">
            <text:p>400</text:p>
          </table:table-cell>
          <table:table-cell table:style-name="ce11" table:formula="of:=OFFSET([.C$4];[.M683];0)" office:value-type="float" office:value="43759" calcext:value-type="float">
            <text:p>43759</text:p>
          </table:table-cell>
          <table:table-cell table:style-name="ce37" table:formula="of:=[.L683]" office:value-type="float" office:value="0.35416666666666" calcext:value-type="float">
            <text:p>0.354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3];0)&lt;=[.O6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4]))" office:value-type="date" office:date-value="2019-10-30T05:41:02.023092" calcext:value-type="date">
            <text:p>2019-10-30 05:41:02</text:p>
          </table:table-cell>
          <table:table-cell table:style-name="ce7" table:formula="of:=[.A684]" office:value-type="date" office:date-value="2019-10-30T05:41:02.023092" calcext:value-type="date">
            <text:p>2019-10-30 05:41:02</text:p>
          </table:table-cell>
          <table:table-cell table:formula="of:=TRUNC([.A684])" office:value-type="float" office:value="43768" calcext:value-type="float">
            <text:p>43768</text:p>
          </table:table-cell>
          <table:table-cell table:style-name="ce12" table:formula="of:=[.B684]-[.C684]" office:value-type="date" office:date-value="1899-12-30T05:41:02.02309245709" calcext:value-type="date">
            <text:p>12/30/99 05:41 AM</text:p>
          </table:table-cell>
          <table:table-cell table:formula="of:=MOD([.E683]-[.$E$2];[.$H$2])+1+[.$E$2]" office:value-type="float" office:value="152" calcext:value-type="float">
            <text:p>152</text:p>
          </table:table-cell>
          <table:table-cell table:formula="of:=MOD([.F683]+1/[.$H$2];5)" office:value-type="float" office:value="2.025" calcext:value-type="float">
            <text:p>2,025</text:p>
          </table:table-cell>
          <table:table-cell table:formula="of:=IF([.F684]&lt;0.000001;[.G683]+2+1/[.$H$2];[.G683]+1/[.$H$2])" office:value-type="float" office:value="23.0249999999998" calcext:value-type="float">
            <text:p>23,0249999999998</text:p>
          </table:table-cell>
          <table:table-cell table:number-columns-repeated="4"/>
          <table:table-cell table:style-name="ce36" table:formula="of:=SUM(MOD(SUM([.L683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684]&lt;[.L683];[.M683]+[.H$2];[.M683])" office:value-type="float" office:value="400" calcext:value-type="float">
            <text:p>400</text:p>
          </table:table-cell>
          <table:table-cell table:style-name="ce11" table:formula="of:=OFFSET([.C$4];[.M684];0)" office:value-type="float" office:value="43759" calcext:value-type="float">
            <text:p>43759</text:p>
          </table:table-cell>
          <table:table-cell table:style-name="ce37" table:formula="of:=[.L684]" office:value-type="float" office:value="0.361111111111105" calcext:value-type="float">
            <text:p>0.361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4];0)&lt;=[.O6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5]))" office:value-type="date" office:date-value="2019-10-30T06:00:15.66879" calcext:value-type="date">
            <text:p>2019-10-30 06:00:16</text:p>
          </table:table-cell>
          <table:table-cell table:style-name="ce7" table:formula="of:=[.A685]" office:value-type="date" office:date-value="2019-10-30T06:00:15.66879" calcext:value-type="date">
            <text:p>2019-10-30 06:00:16</text:p>
          </table:table-cell>
          <table:table-cell table:formula="of:=TRUNC([.A685])" office:value-type="float" office:value="43768" calcext:value-type="float">
            <text:p>43768</text:p>
          </table:table-cell>
          <table:table-cell table:style-name="ce12" table:formula="of:=[.B685]-[.C685]" office:value-type="date" office:date-value="1899-12-30T06:00:15.66879011225" calcext:value-type="date">
            <text:p>12/30/99 06:00 AM</text:p>
          </table:table-cell>
          <table:table-cell table:formula="of:=MOD([.E684]-[.$E$2];[.$H$2])+1+[.$E$2]" office:value-type="float" office:value="153" calcext:value-type="float">
            <text:p>153</text:p>
          </table:table-cell>
          <table:table-cell table:formula="of:=MOD([.F684]+1/[.$H$2];5)" office:value-type="float" office:value="2.05" calcext:value-type="float">
            <text:p>2,05</text:p>
          </table:table-cell>
          <table:table-cell table:formula="of:=IF([.F685]&lt;0.000001;[.G684]+2+1/[.$H$2];[.G684]+1/[.$H$2])" office:value-type="float" office:value="23.0499999999998" calcext:value-type="float">
            <text:p>23,0499999999998</text:p>
          </table:table-cell>
          <table:table-cell table:number-columns-repeated="4"/>
          <table:table-cell table:style-name="ce36" table:formula="of:=SUM(MOD(SUM([.L684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685]&lt;[.L684];[.M684]+[.H$2];[.M684])" office:value-type="float" office:value="400" calcext:value-type="float">
            <text:p>400</text:p>
          </table:table-cell>
          <table:table-cell table:style-name="ce11" table:formula="of:=OFFSET([.C$4];[.M685];0)" office:value-type="float" office:value="43759" calcext:value-type="float">
            <text:p>43759</text:p>
          </table:table-cell>
          <table:table-cell table:style-name="ce37" table:formula="of:=[.L685]" office:value-type="float" office:value="0.368055555555549" calcext:value-type="float">
            <text:p>0.368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5];0)&lt;=[.O6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6]))" office:value-type="date" office:date-value="2019-10-30T06:15:56.311569" calcext:value-type="date">
            <text:p>2019-10-30 06:15:56</text:p>
          </table:table-cell>
          <table:table-cell table:style-name="ce7" table:formula="of:=[.A686]" office:value-type="date" office:date-value="2019-10-30T06:15:56.311569" calcext:value-type="date">
            <text:p>2019-10-30 06:15:56</text:p>
          </table:table-cell>
          <table:table-cell table:formula="of:=TRUNC([.A686])" office:value-type="float" office:value="43768" calcext:value-type="float">
            <text:p>43768</text:p>
          </table:table-cell>
          <table:table-cell table:style-name="ce12" table:formula="of:=[.B686]-[.C686]" office:value-type="date" office:date-value="1899-12-30T06:15:56.31156885065" calcext:value-type="date">
            <text:p>12/30/99 06:15 AM</text:p>
          </table:table-cell>
          <table:table-cell table:formula="of:=MOD([.E685]-[.$E$2];[.$H$2])+1+[.$E$2]" office:value-type="float" office:value="154" calcext:value-type="float">
            <text:p>154</text:p>
          </table:table-cell>
          <table:table-cell table:formula="of:=MOD([.F685]+1/[.$H$2];5)" office:value-type="float" office:value="2.075" calcext:value-type="float">
            <text:p>2,075</text:p>
          </table:table-cell>
          <table:table-cell table:formula="of:=IF([.F686]&lt;0.000001;[.G685]+2+1/[.$H$2];[.G685]+1/[.$H$2])" office:value-type="float" office:value="23.0749999999998" calcext:value-type="float">
            <text:p>23,0749999999998</text:p>
          </table:table-cell>
          <table:table-cell table:number-columns-repeated="4"/>
          <table:table-cell table:style-name="ce36" table:formula="of:=SUM(MOD(SUM([.L685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686]&lt;[.L685];[.M685]+[.H$2];[.M685])" office:value-type="float" office:value="400" calcext:value-type="float">
            <text:p>400</text:p>
          </table:table-cell>
          <table:table-cell table:style-name="ce11" table:formula="of:=OFFSET([.C$4];[.M686];0)" office:value-type="float" office:value="43759" calcext:value-type="float">
            <text:p>43759</text:p>
          </table:table-cell>
          <table:table-cell table:style-name="ce37" table:formula="of:=[.L686]" office:value-type="float" office:value="0.374999999999993" calcext:value-type="float">
            <text:p>0.37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6];0)&lt;=[.O6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7]))" office:value-type="date" office:date-value="2019-10-30T06:03:44.202479" calcext:value-type="date">
            <text:p>2019-10-30 06:03:44</text:p>
          </table:table-cell>
          <table:table-cell table:style-name="ce7" table:formula="of:=[.A687]" office:value-type="date" office:date-value="2019-10-30T06:03:44.202479" calcext:value-type="date">
            <text:p>2019-10-30 06:03:44</text:p>
          </table:table-cell>
          <table:table-cell table:formula="of:=TRUNC([.A687])" office:value-type="float" office:value="43768" calcext:value-type="float">
            <text:p>43768</text:p>
          </table:table-cell>
          <table:table-cell table:style-name="ce12" table:formula="of:=[.B687]-[.C687]" office:value-type="date" office:date-value="1899-12-30T06:03:44.20247909613" calcext:value-type="date">
            <text:p>12/30/99 06:03 AM</text:p>
          </table:table-cell>
          <table:table-cell table:formula="of:=MOD([.E686]-[.$E$2];[.$H$2])+1+[.$E$2]" office:value-type="float" office:value="155" calcext:value-type="float">
            <text:p>155</text:p>
          </table:table-cell>
          <table:table-cell table:formula="of:=MOD([.F686]+1/[.$H$2];5)" office:value-type="float" office:value="2.1" calcext:value-type="float">
            <text:p>2,1</text:p>
          </table:table-cell>
          <table:table-cell table:formula="of:=IF([.F687]&lt;0.000001;[.G686]+2+1/[.$H$2];[.G686]+1/[.$H$2])" office:value-type="float" office:value="23.0999999999998" calcext:value-type="float">
            <text:p>23,0999999999998</text:p>
          </table:table-cell>
          <table:table-cell table:number-columns-repeated="4"/>
          <table:table-cell table:style-name="ce36" table:formula="of:=SUM(MOD(SUM([.L686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687]&lt;[.L686];[.M686]+[.H$2];[.M686])" office:value-type="float" office:value="400" calcext:value-type="float">
            <text:p>400</text:p>
          </table:table-cell>
          <table:table-cell table:style-name="ce11" table:formula="of:=OFFSET([.C$4];[.M687];0)" office:value-type="float" office:value="43759" calcext:value-type="float">
            <text:p>43759</text:p>
          </table:table-cell>
          <table:table-cell table:style-name="ce37" table:formula="of:=[.L687]" office:value-type="float" office:value="0.381944444444438" calcext:value-type="float">
            <text:p>0.38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7];0)&lt;=[.O6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8]))" office:value-type="date" office:date-value="2019-10-30T06:00:54.446803" calcext:value-type="date">
            <text:p>2019-10-30 06:00:54</text:p>
          </table:table-cell>
          <table:table-cell table:style-name="ce7" table:formula="of:=[.A688]" office:value-type="date" office:date-value="2019-10-30T06:00:54.446803" calcext:value-type="date">
            <text:p>2019-10-30 06:00:54</text:p>
          </table:table-cell>
          <table:table-cell table:formula="of:=TRUNC([.A688])" office:value-type="float" office:value="43768" calcext:value-type="float">
            <text:p>43768</text:p>
          </table:table-cell>
          <table:table-cell table:style-name="ce12" table:formula="of:=[.B688]-[.C688]" office:value-type="date" office:date-value="1899-12-30T06:00:54.44680284709" calcext:value-type="date">
            <text:p>12/30/99 06:00 AM</text:p>
          </table:table-cell>
          <table:table-cell table:formula="of:=MOD([.E687]-[.$E$2];[.$H$2])+1+[.$E$2]" office:value-type="float" office:value="156" calcext:value-type="float">
            <text:p>156</text:p>
          </table:table-cell>
          <table:table-cell table:formula="of:=MOD([.F687]+1/[.$H$2];5)" office:value-type="float" office:value="2.125" calcext:value-type="float">
            <text:p>2,125</text:p>
          </table:table-cell>
          <table:table-cell table:formula="of:=IF([.F688]&lt;0.000001;[.G687]+2+1/[.$H$2];[.G687]+1/[.$H$2])" office:value-type="float" office:value="23.1249999999998" calcext:value-type="float">
            <text:p>23,1249999999998</text:p>
          </table:table-cell>
          <table:table-cell table:number-columns-repeated="4"/>
          <table:table-cell table:style-name="ce36" table:formula="of:=SUM(MOD(SUM([.L687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688]&lt;[.L687];[.M687]+[.H$2];[.M687])" office:value-type="float" office:value="400" calcext:value-type="float">
            <text:p>400</text:p>
          </table:table-cell>
          <table:table-cell table:style-name="ce11" table:formula="of:=OFFSET([.C$4];[.M688];0)" office:value-type="float" office:value="43759" calcext:value-type="float">
            <text:p>43759</text:p>
          </table:table-cell>
          <table:table-cell table:style-name="ce37" table:formula="of:=[.L688]" office:value-type="float" office:value="0.388888888888882" calcext:value-type="float">
            <text:p>0.38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8];0)&lt;=[.O6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9]))" office:value-type="date" office:date-value="2019-10-30T06:02:03.247189" calcext:value-type="date">
            <text:p>2019-10-30 06:02:03</text:p>
          </table:table-cell>
          <table:table-cell table:style-name="ce7" table:formula="of:=[.A689]" office:value-type="date" office:date-value="2019-10-30T06:02:03.247189" calcext:value-type="date">
            <text:p>2019-10-30 06:02:03</text:p>
          </table:table-cell>
          <table:table-cell table:formula="of:=TRUNC([.A689])" office:value-type="float" office:value="43768" calcext:value-type="float">
            <text:p>43768</text:p>
          </table:table-cell>
          <table:table-cell table:style-name="ce12" table:formula="of:=[.B689]-[.C689]" office:value-type="date" office:date-value="1899-12-30T06:02:03.24718907475" calcext:value-type="date">
            <text:p>12/30/99 06:02 AM</text:p>
          </table:table-cell>
          <table:table-cell table:formula="of:=MOD([.E688]-[.$E$2];[.$H$2])+1+[.$E$2]" office:value-type="float" office:value="157" calcext:value-type="float">
            <text:p>157</text:p>
          </table:table-cell>
          <table:table-cell table:formula="of:=MOD([.F688]+1/[.$H$2];5)" office:value-type="float" office:value="2.15" calcext:value-type="float">
            <text:p>2,15</text:p>
          </table:table-cell>
          <table:table-cell table:formula="of:=IF([.F689]&lt;0.000001;[.G688]+2+1/[.$H$2];[.G688]+1/[.$H$2])" office:value-type="float" office:value="23.1499999999998" calcext:value-type="float">
            <text:p>23,1499999999998</text:p>
          </table:table-cell>
          <table:table-cell table:number-columns-repeated="4"/>
          <table:table-cell table:style-name="ce36" table:formula="of:=SUM(MOD(SUM([.L688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689]&lt;[.L688];[.M688]+[.H$2];[.M688])" office:value-type="float" office:value="400" calcext:value-type="float">
            <text:p>400</text:p>
          </table:table-cell>
          <table:table-cell table:style-name="ce11" table:formula="of:=OFFSET([.C$4];[.M689];0)" office:value-type="float" office:value="43759" calcext:value-type="float">
            <text:p>43759</text:p>
          </table:table-cell>
          <table:table-cell table:style-name="ce37" table:formula="of:=[.L689]" office:value-type="float" office:value="0.395833333333327" calcext:value-type="float">
            <text:p>0.39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9];0)&lt;=[.O6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0]))" office:value-type="date" office:date-value="2019-10-30T06:32:32.865273" calcext:value-type="date">
            <text:p>2019-10-30 06:32:33</text:p>
          </table:table-cell>
          <table:table-cell table:style-name="ce7" table:formula="of:=[.A690]" office:value-type="date" office:date-value="2019-10-30T06:32:32.865273" calcext:value-type="date">
            <text:p>2019-10-30 06:32:33</text:p>
          </table:table-cell>
          <table:table-cell table:formula="of:=TRUNC([.A690])" office:value-type="float" office:value="43768" calcext:value-type="float">
            <text:p>43768</text:p>
          </table:table-cell>
          <table:table-cell table:style-name="ce12" table:formula="of:=[.B690]-[.C690]" office:value-type="date" office:date-value="1899-12-30T06:32:32.86527257413" calcext:value-type="date">
            <text:p>12/30/99 06:32 AM</text:p>
          </table:table-cell>
          <table:table-cell table:formula="of:=MOD([.E689]-[.$E$2];[.$H$2])+1+[.$E$2]" office:value-type="float" office:value="158" calcext:value-type="float">
            <text:p>158</text:p>
          </table:table-cell>
          <table:table-cell table:formula="of:=MOD([.F689]+1/[.$H$2];5)" office:value-type="float" office:value="2.175" calcext:value-type="float">
            <text:p>2,175</text:p>
          </table:table-cell>
          <table:table-cell table:formula="of:=IF([.F690]&lt;0.000001;[.G689]+2+1/[.$H$2];[.G689]+1/[.$H$2])" office:value-type="float" office:value="23.1749999999998" calcext:value-type="float">
            <text:p>23,1749999999998</text:p>
          </table:table-cell>
          <table:table-cell table:number-columns-repeated="4"/>
          <table:table-cell table:style-name="ce36" table:formula="of:=SUM(MOD(SUM([.L689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690]&lt;[.L689];[.M689]+[.H$2];[.M689])" office:value-type="float" office:value="400" calcext:value-type="float">
            <text:p>400</text:p>
          </table:table-cell>
          <table:table-cell table:style-name="ce11" table:formula="of:=OFFSET([.C$4];[.M690];0)" office:value-type="float" office:value="43759" calcext:value-type="float">
            <text:p>43759</text:p>
          </table:table-cell>
          <table:table-cell table:style-name="ce37" table:formula="of:=[.L690]" office:value-type="float" office:value="0.402777777777771" calcext:value-type="float">
            <text:p>0.402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0];0)&lt;=[.O6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1]))" office:value-type="date" office:date-value="2019-10-30T06:08:34.339702" calcext:value-type="date">
            <text:p>2019-10-30 06:08:34</text:p>
          </table:table-cell>
          <table:table-cell table:style-name="ce7" table:formula="of:=[.A691]" office:value-type="date" office:date-value="2019-10-30T06:08:34.339702" calcext:value-type="date">
            <text:p>2019-10-30 06:08:34</text:p>
          </table:table-cell>
          <table:table-cell table:formula="of:=TRUNC([.A691])" office:value-type="float" office:value="43768" calcext:value-type="float">
            <text:p>43768</text:p>
          </table:table-cell>
          <table:table-cell table:style-name="ce12" table:formula="of:=[.B691]-[.C691]" office:value-type="date" office:date-value="1899-12-30T06:08:34.33970227372" calcext:value-type="date">
            <text:p>12/30/99 06:08 AM</text:p>
          </table:table-cell>
          <table:table-cell table:formula="of:=MOD([.E690]-[.$E$2];[.$H$2])+1+[.$E$2]" office:value-type="float" office:value="159" calcext:value-type="float">
            <text:p>159</text:p>
          </table:table-cell>
          <table:table-cell table:formula="of:=MOD([.F690]+1/[.$H$2];5)" office:value-type="float" office:value="2.2" calcext:value-type="float">
            <text:p>2,2</text:p>
          </table:table-cell>
          <table:table-cell table:formula="of:=IF([.F691]&lt;0.000001;[.G690]+2+1/[.$H$2];[.G690]+1/[.$H$2])" office:value-type="float" office:value="23.1999999999998" calcext:value-type="float">
            <text:p>23,1999999999998</text:p>
          </table:table-cell>
          <table:table-cell table:number-columns-repeated="4"/>
          <table:table-cell table:style-name="ce36" table:formula="of:=SUM(MOD(SUM([.L690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691]&lt;[.L690];[.M690]+[.H$2];[.M690])" office:value-type="float" office:value="400" calcext:value-type="float">
            <text:p>400</text:p>
          </table:table-cell>
          <table:table-cell table:style-name="ce11" table:formula="of:=OFFSET([.C$4];[.M691];0)" office:value-type="float" office:value="43759" calcext:value-type="float">
            <text:p>43759</text:p>
          </table:table-cell>
          <table:table-cell table:style-name="ce37" table:formula="of:=[.L691]" office:value-type="float" office:value="0.409722222222216" calcext:value-type="float">
            <text:p>0.40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1];0)&lt;=[.O6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2]))" office:value-type="date" office:date-value="2019-10-30T06:19:30.502045" calcext:value-type="date">
            <text:p>2019-10-30 06:19:31</text:p>
          </table:table-cell>
          <table:table-cell table:style-name="ce7" table:formula="of:=[.A692]" office:value-type="date" office:date-value="2019-10-30T06:19:30.502045" calcext:value-type="date">
            <text:p>2019-10-30 06:19:31</text:p>
          </table:table-cell>
          <table:table-cell table:formula="of:=TRUNC([.A692])" office:value-type="float" office:value="43768" calcext:value-type="float">
            <text:p>43768</text:p>
          </table:table-cell>
          <table:table-cell table:style-name="ce12" table:formula="of:=[.B692]-[.C692]" office:value-type="date" office:date-value="1899-12-30T06:19:30.5020448193" calcext:value-type="date">
            <text:p>12/30/99 06:19 AM</text:p>
          </table:table-cell>
          <table:table-cell table:formula="of:=MOD([.E691]-[.$E$2];[.$H$2])+1+[.$E$2]" office:value-type="float" office:value="160" calcext:value-type="float">
            <text:p>160</text:p>
          </table:table-cell>
          <table:table-cell table:formula="of:=MOD([.F691]+1/[.$H$2];5)" office:value-type="float" office:value="2.225" calcext:value-type="float">
            <text:p>2,225</text:p>
          </table:table-cell>
          <table:table-cell table:formula="of:=IF([.F692]&lt;0.000001;[.G691]+2+1/[.$H$2];[.G691]+1/[.$H$2])" office:value-type="float" office:value="23.2249999999998" calcext:value-type="float">
            <text:p>23,2249999999998</text:p>
          </table:table-cell>
          <table:table-cell table:number-columns-repeated="4"/>
          <table:table-cell table:style-name="ce36" table:formula="of:=SUM(MOD(SUM([.L691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692]&lt;[.L691];[.M691]+[.H$2];[.M691])" office:value-type="float" office:value="400" calcext:value-type="float">
            <text:p>400</text:p>
          </table:table-cell>
          <table:table-cell table:style-name="ce11" table:formula="of:=OFFSET([.C$4];[.M692];0)" office:value-type="float" office:value="43759" calcext:value-type="float">
            <text:p>43759</text:p>
          </table:table-cell>
          <table:table-cell table:style-name="ce37" table:formula="of:=[.L692]" office:value-type="float" office:value="0.41666666666666" calcext:value-type="float">
            <text:p>0.41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2];0)&lt;=[.O6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3]))" office:value-type="date" office:date-value="2019-10-30T05:33:29.296298" calcext:value-type="date">
            <text:p>2019-10-30 05:33:29</text:p>
          </table:table-cell>
          <table:table-cell table:style-name="ce7" table:formula="of:=[.A693]" office:value-type="date" office:date-value="2019-10-30T05:33:29.296298" calcext:value-type="date">
            <text:p>2019-10-30 05:33:29</text:p>
          </table:table-cell>
          <table:table-cell table:formula="of:=TRUNC([.A693])" office:value-type="float" office:value="43768" calcext:value-type="float">
            <text:p>43768</text:p>
          </table:table-cell>
          <table:table-cell table:style-name="ce12" table:formula="of:=[.B693]-[.C693]" office:value-type="date" office:date-value="1899-12-30T05:33:29.29629779421" calcext:value-type="date">
            <text:p>12/30/99 05:33 AM</text:p>
          </table:table-cell>
          <table:table-cell table:formula="of:=MOD([.E692]-[.$E$2];[.$H$2])+1+[.$E$2]" office:value-type="float" office:value="161" calcext:value-type="float">
            <text:p>161</text:p>
          </table:table-cell>
          <table:table-cell table:formula="of:=MOD([.F692]+1/[.$H$2];5)" office:value-type="float" office:value="2.25" calcext:value-type="float">
            <text:p>2,25</text:p>
          </table:table-cell>
          <table:table-cell table:formula="of:=IF([.F693]&lt;0.000001;[.G692]+2+1/[.$H$2];[.G692]+1/[.$H$2])" office:value-type="float" office:value="23.2499999999998" calcext:value-type="float">
            <text:p>23,2499999999998</text:p>
          </table:table-cell>
          <table:table-cell table:number-columns-repeated="4"/>
          <table:table-cell table:style-name="ce36" table:formula="of:=SUM(MOD(SUM([.L692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693]&lt;[.L692];[.M692]+[.H$2];[.M692])" office:value-type="float" office:value="400" calcext:value-type="float">
            <text:p>400</text:p>
          </table:table-cell>
          <table:table-cell table:style-name="ce11" table:formula="of:=OFFSET([.C$4];[.M693];0)" office:value-type="float" office:value="43759" calcext:value-type="float">
            <text:p>43759</text:p>
          </table:table-cell>
          <table:table-cell table:style-name="ce37" table:formula="of:=[.L693]" office:value-type="float" office:value="0.423611111111104" calcext:value-type="float">
            <text:p>0.42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3];0)&lt;=[.O6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4]))" office:value-type="date" office:date-value="2019-10-30T06:17:12.529531" calcext:value-type="date">
            <text:p>2019-10-30 06:17:13</text:p>
          </table:table-cell>
          <table:table-cell table:style-name="ce7" table:formula="of:=[.A694]" office:value-type="date" office:date-value="2019-10-30T06:17:12.529531" calcext:value-type="date">
            <text:p>2019-10-30 06:17:13</text:p>
          </table:table-cell>
          <table:table-cell table:formula="of:=TRUNC([.A694])" office:value-type="float" office:value="43768" calcext:value-type="float">
            <text:p>43768</text:p>
          </table:table-cell>
          <table:table-cell table:style-name="ce12" table:formula="of:=[.B694]-[.C694]" office:value-type="date" office:date-value="1899-12-30T06:17:12.52953139599" calcext:value-type="date">
            <text:p>12/30/99 06:17 AM</text:p>
          </table:table-cell>
          <table:table-cell table:formula="of:=MOD([.E693]-[.$E$2];[.$H$2])+1+[.$E$2]" office:value-type="float" office:value="162" calcext:value-type="float">
            <text:p>162</text:p>
          </table:table-cell>
          <table:table-cell table:formula="of:=MOD([.F693]+1/[.$H$2];5)" office:value-type="float" office:value="2.275" calcext:value-type="float">
            <text:p>2,275</text:p>
          </table:table-cell>
          <table:table-cell table:formula="of:=IF([.F694]&lt;0.000001;[.G693]+2+1/[.$H$2];[.G693]+1/[.$H$2])" office:value-type="float" office:value="23.2749999999998" calcext:value-type="float">
            <text:p>23,2749999999998</text:p>
          </table:table-cell>
          <table:table-cell table:number-columns-repeated="4"/>
          <table:table-cell table:style-name="ce36" table:formula="of:=SUM(MOD(SUM([.L693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694]&lt;[.L693];[.M693]+[.H$2];[.M693])" office:value-type="float" office:value="400" calcext:value-type="float">
            <text:p>400</text:p>
          </table:table-cell>
          <table:table-cell table:style-name="ce11" table:formula="of:=OFFSET([.C$4];[.M694];0)" office:value-type="float" office:value="43759" calcext:value-type="float">
            <text:p>43759</text:p>
          </table:table-cell>
          <table:table-cell table:style-name="ce37" table:formula="of:=[.L694]" office:value-type="float" office:value="0.430555555555549" calcext:value-type="float">
            <text:p>0.43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4];0)&lt;=[.O6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5]))" office:value-type="date" office:date-value="2019-10-30T06:06:20.61135" calcext:value-type="date">
            <text:p>2019-10-30 06:06:21</text:p>
          </table:table-cell>
          <table:table-cell table:style-name="ce7" table:formula="of:=[.A695]" office:value-type="date" office:date-value="2019-10-30T06:06:20.61135" calcext:value-type="date">
            <text:p>2019-10-30 06:06:21</text:p>
          </table:table-cell>
          <table:table-cell table:formula="of:=TRUNC([.A695])" office:value-type="float" office:value="43768" calcext:value-type="float">
            <text:p>43768</text:p>
          </table:table-cell>
          <table:table-cell table:style-name="ce12" table:formula="of:=[.B695]-[.C695]" office:value-type="date" office:date-value="1899-12-30T06:06:20.61134959571" calcext:value-type="date">
            <text:p>12/30/99 06:06 AM</text:p>
          </table:table-cell>
          <table:table-cell table:formula="of:=MOD([.E694]-[.$E$2];[.$H$2])+1+[.$E$2]" office:value-type="float" office:value="163" calcext:value-type="float">
            <text:p>163</text:p>
          </table:table-cell>
          <table:table-cell table:formula="of:=MOD([.F694]+1/[.$H$2];5)" office:value-type="float" office:value="2.3" calcext:value-type="float">
            <text:p>2,3</text:p>
          </table:table-cell>
          <table:table-cell table:formula="of:=IF([.F695]&lt;0.000001;[.G694]+2+1/[.$H$2];[.G694]+1/[.$H$2])" office:value-type="float" office:value="23.2999999999998" calcext:value-type="float">
            <text:p>23,2999999999998</text:p>
          </table:table-cell>
          <table:table-cell table:number-columns-repeated="4"/>
          <table:table-cell table:style-name="ce36" table:formula="of:=SUM(MOD(SUM([.L694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695]&lt;[.L694];[.M694]+[.H$2];[.M694])" office:value-type="float" office:value="400" calcext:value-type="float">
            <text:p>400</text:p>
          </table:table-cell>
          <table:table-cell table:style-name="ce11" table:formula="of:=OFFSET([.C$4];[.M695];0)" office:value-type="float" office:value="43759" calcext:value-type="float">
            <text:p>43759</text:p>
          </table:table-cell>
          <table:table-cell table:style-name="ce37" table:formula="of:=[.L695]" office:value-type="float" office:value="0.437499999999993" calcext:value-type="float">
            <text:p>0.43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5];0)&lt;=[.O6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6]))" office:value-type="date" office:date-value="2019-10-30T05:51:27.757682" calcext:value-type="date">
            <text:p>2019-10-30 05:51:28</text:p>
          </table:table-cell>
          <table:table-cell table:style-name="ce7" table:formula="of:=[.A696]" office:value-type="date" office:date-value="2019-10-30T05:51:27.757682" calcext:value-type="date">
            <text:p>2019-10-30 05:51:28</text:p>
          </table:table-cell>
          <table:table-cell table:formula="of:=TRUNC([.A696])" office:value-type="float" office:value="43768" calcext:value-type="float">
            <text:p>43768</text:p>
          </table:table-cell>
          <table:table-cell table:style-name="ce12" table:formula="of:=[.B696]-[.C696]" office:value-type="date" office:date-value="1899-12-30T05:51:27.75768249761" calcext:value-type="date">
            <text:p>12/30/99 05:51 AM</text:p>
          </table:table-cell>
          <table:table-cell table:formula="of:=MOD([.E695]-[.$E$2];[.$H$2])+1+[.$E$2]" office:value-type="float" office:value="164" calcext:value-type="float">
            <text:p>164</text:p>
          </table:table-cell>
          <table:table-cell table:formula="of:=MOD([.F695]+1/[.$H$2];5)" office:value-type="float" office:value="2.325" calcext:value-type="float">
            <text:p>2,325</text:p>
          </table:table-cell>
          <table:table-cell table:formula="of:=IF([.F696]&lt;0.000001;[.G695]+2+1/[.$H$2];[.G695]+1/[.$H$2])" office:value-type="float" office:value="23.3249999999998" calcext:value-type="float">
            <text:p>23,3249999999998</text:p>
          </table:table-cell>
          <table:table-cell table:number-columns-repeated="4"/>
          <table:table-cell table:style-name="ce36" table:formula="of:=SUM(MOD(SUM([.L695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696]&lt;[.L695];[.M695]+[.H$2];[.M695])" office:value-type="float" office:value="440" calcext:value-type="float">
            <text:p>440</text:p>
          </table:table-cell>
          <table:table-cell table:style-name="ce11" table:formula="of:=OFFSET([.C$4];[.M696];0)" office:value-type="float" office:value="43760" calcext:value-type="float">
            <text:p>43760</text:p>
          </table:table-cell>
          <table:table-cell table:style-name="ce37" table:formula="of:=[.L696]" office:value-type="float" office:value="0.0069444444444377" calcext:value-type="float">
            <text:p>0.00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6];0)&lt;=[.O6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7]))" office:value-type="date" office:date-value="2019-10-30T05:54:59.318035" calcext:value-type="date">
            <text:p>2019-10-30 05:54:59</text:p>
          </table:table-cell>
          <table:table-cell table:style-name="ce7" table:formula="of:=[.A697]" office:value-type="date" office:date-value="2019-10-30T05:54:59.318035" calcext:value-type="date">
            <text:p>2019-10-30 05:54:59</text:p>
          </table:table-cell>
          <table:table-cell table:formula="of:=TRUNC([.A697])" office:value-type="float" office:value="43768" calcext:value-type="float">
            <text:p>43768</text:p>
          </table:table-cell>
          <table:table-cell table:style-name="ce12" table:formula="of:=[.B697]-[.C697]" office:value-type="date" office:date-value="1899-12-30T05:54:59.31803480722" calcext:value-type="date">
            <text:p>12/30/99 05:54 AM</text:p>
          </table:table-cell>
          <table:table-cell table:formula="of:=MOD([.E696]-[.$E$2];[.$H$2])+1+[.$E$2]" office:value-type="float" office:value="165" calcext:value-type="float">
            <text:p>165</text:p>
          </table:table-cell>
          <table:table-cell table:formula="of:=MOD([.F696]+1/[.$H$2];5)" office:value-type="float" office:value="2.35" calcext:value-type="float">
            <text:p>2,35</text:p>
          </table:table-cell>
          <table:table-cell table:formula="of:=IF([.F697]&lt;0.000001;[.G696]+2+1/[.$H$2];[.G696]+1/[.$H$2])" office:value-type="float" office:value="23.3499999999998" calcext:value-type="float">
            <text:p>23,3499999999998</text:p>
          </table:table-cell>
          <table:table-cell table:number-columns-repeated="4"/>
          <table:table-cell table:style-name="ce36" table:formula="of:=SUM(MOD(SUM([.L696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697]&lt;[.L696];[.M696]+[.H$2];[.M696])" office:value-type="float" office:value="440" calcext:value-type="float">
            <text:p>440</text:p>
          </table:table-cell>
          <table:table-cell table:style-name="ce11" table:formula="of:=OFFSET([.C$4];[.M697];0)" office:value-type="float" office:value="43760" calcext:value-type="float">
            <text:p>43760</text:p>
          </table:table-cell>
          <table:table-cell table:style-name="ce37" table:formula="of:=[.L697]" office:value-type="float" office:value="0.0138888888888821" calcext:value-type="float">
            <text:p>0.01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7];0)&lt;=[.O6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8]))" office:value-type="date" office:date-value="2019-10-30T05:38:01.995195" calcext:value-type="date">
            <text:p>2019-10-30 05:38:02</text:p>
          </table:table-cell>
          <table:table-cell table:style-name="ce7" table:formula="of:=[.A698]" office:value-type="date" office:date-value="2019-10-30T05:38:01.995195" calcext:value-type="date">
            <text:p>2019-10-30 05:38:02</text:p>
          </table:table-cell>
          <table:table-cell table:formula="of:=TRUNC([.A698])" office:value-type="float" office:value="43768" calcext:value-type="float">
            <text:p>43768</text:p>
          </table:table-cell>
          <table:table-cell table:style-name="ce12" table:formula="of:=[.B698]-[.C698]" office:value-type="date" office:date-value="1899-12-30T05:38:01.99519522022" calcext:value-type="date">
            <text:p>12/30/99 05:38 AM</text:p>
          </table:table-cell>
          <table:table-cell table:formula="of:=MOD([.E697]-[.$E$2];[.$H$2])+1+[.$E$2]" office:value-type="float" office:value="166" calcext:value-type="float">
            <text:p>166</text:p>
          </table:table-cell>
          <table:table-cell table:formula="of:=MOD([.F697]+1/[.$H$2];5)" office:value-type="float" office:value="2.375" calcext:value-type="float">
            <text:p>2,375</text:p>
          </table:table-cell>
          <table:table-cell table:formula="of:=IF([.F698]&lt;0.000001;[.G697]+2+1/[.$H$2];[.G697]+1/[.$H$2])" office:value-type="float" office:value="23.3749999999998" calcext:value-type="float">
            <text:p>23,3749999999998</text:p>
          </table:table-cell>
          <table:table-cell table:number-columns-repeated="4"/>
          <table:table-cell table:style-name="ce36" table:formula="of:=SUM(MOD(SUM([.L697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698]&lt;[.L697];[.M697]+[.H$2];[.M697])" office:value-type="float" office:value="440" calcext:value-type="float">
            <text:p>440</text:p>
          </table:table-cell>
          <table:table-cell table:style-name="ce11" table:formula="of:=OFFSET([.C$4];[.M698];0)" office:value-type="float" office:value="43760" calcext:value-type="float">
            <text:p>43760</text:p>
          </table:table-cell>
          <table:table-cell table:style-name="ce37" table:formula="of:=[.L698]" office:value-type="float" office:value="0.0208333333333266" calcext:value-type="float">
            <text:p>0.02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8];0)&lt;=[.O6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9]))" office:value-type="date" office:date-value="2019-10-30T06:01:50.354496" calcext:value-type="date">
            <text:p>2019-10-30 06:01:50</text:p>
          </table:table-cell>
          <table:table-cell table:style-name="ce7" table:formula="of:=[.A699]" office:value-type="date" office:date-value="2019-10-30T06:01:50.354496" calcext:value-type="date">
            <text:p>2019-10-30 06:01:50</text:p>
          </table:table-cell>
          <table:table-cell table:formula="of:=TRUNC([.A699])" office:value-type="float" office:value="43768" calcext:value-type="float">
            <text:p>43768</text:p>
          </table:table-cell>
          <table:table-cell table:style-name="ce12" table:formula="of:=[.B699]-[.C699]" office:value-type="date" office:date-value="1899-12-30T06:01:50.35449597985" calcext:value-type="date">
            <text:p>12/30/99 06:01 AM</text:p>
          </table:table-cell>
          <table:table-cell table:formula="of:=MOD([.E698]-[.$E$2];[.$H$2])+1+[.$E$2]" office:value-type="float" office:value="167" calcext:value-type="float">
            <text:p>167</text:p>
          </table:table-cell>
          <table:table-cell table:formula="of:=MOD([.F698]+1/[.$H$2];5)" office:value-type="float" office:value="2.4" calcext:value-type="float">
            <text:p>2,4</text:p>
          </table:table-cell>
          <table:table-cell table:formula="of:=IF([.F699]&lt;0.000001;[.G698]+2+1/[.$H$2];[.G698]+1/[.$H$2])" office:value-type="float" office:value="23.3999999999998" calcext:value-type="float">
            <text:p>23,3999999999998</text:p>
          </table:table-cell>
          <table:table-cell table:number-columns-repeated="4"/>
          <table:table-cell table:style-name="ce36" table:formula="of:=SUM(MOD(SUM([.L698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699]&lt;[.L698];[.M698]+[.H$2];[.M698])" office:value-type="float" office:value="440" calcext:value-type="float">
            <text:p>440</text:p>
          </table:table-cell>
          <table:table-cell table:style-name="ce11" table:formula="of:=OFFSET([.C$4];[.M699];0)" office:value-type="float" office:value="43760" calcext:value-type="float">
            <text:p>43760</text:p>
          </table:table-cell>
          <table:table-cell table:style-name="ce37" table:formula="of:=[.L699]" office:value-type="float" office:value="0.027777777777771" calcext:value-type="float">
            <text:p>0.027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9];0)&lt;=[.O6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0]))" office:value-type="date" office:date-value="2019-10-30T05:53:23.817356" calcext:value-type="date">
            <text:p>2019-10-30 05:53:24</text:p>
          </table:table-cell>
          <table:table-cell table:style-name="ce7" table:formula="of:=[.A700]" office:value-type="date" office:date-value="2019-10-30T05:53:23.817356" calcext:value-type="date">
            <text:p>2019-10-30 05:53:24</text:p>
          </table:table-cell>
          <table:table-cell table:formula="of:=TRUNC([.A700])" office:value-type="float" office:value="43768" calcext:value-type="float">
            <text:p>43768</text:p>
          </table:table-cell>
          <table:table-cell table:style-name="ce12" table:formula="of:=[.B700]-[.C700]" office:value-type="date" office:date-value="1899-12-30T05:53:23.81735649426" calcext:value-type="date">
            <text:p>12/30/99 05:53 AM</text:p>
          </table:table-cell>
          <table:table-cell table:formula="of:=MOD([.E699]-[.$E$2];[.$H$2])+1+[.$E$2]" office:value-type="float" office:value="168" calcext:value-type="float">
            <text:p>168</text:p>
          </table:table-cell>
          <table:table-cell table:formula="of:=MOD([.F699]+1/[.$H$2];5)" office:value-type="float" office:value="2.425" calcext:value-type="float">
            <text:p>2,425</text:p>
          </table:table-cell>
          <table:table-cell table:formula="of:=IF([.F700]&lt;0.000001;[.G699]+2+1/[.$H$2];[.G699]+1/[.$H$2])" office:value-type="float" office:value="23.4249999999998" calcext:value-type="float">
            <text:p>23,4249999999998</text:p>
          </table:table-cell>
          <table:table-cell table:number-columns-repeated="4"/>
          <table:table-cell table:style-name="ce36" table:formula="of:=SUM(MOD(SUM([.L699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700]&lt;[.L699];[.M699]+[.H$2];[.M699])" office:value-type="float" office:value="440" calcext:value-type="float">
            <text:p>440</text:p>
          </table:table-cell>
          <table:table-cell table:style-name="ce11" table:formula="of:=OFFSET([.C$4];[.M700];0)" office:value-type="float" office:value="43760" calcext:value-type="float">
            <text:p>43760</text:p>
          </table:table-cell>
          <table:table-cell table:style-name="ce37" table:formula="of:=[.L700]" office:value-type="float" office:value="0.0347222222222155" calcext:value-type="float">
            <text:p>0.034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0];0)&lt;=[.O7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1]))" office:value-type="date" office:date-value="2019-10-30T05:59:26.810834" calcext:value-type="date">
            <text:p>2019-10-30 05:59:27</text:p>
          </table:table-cell>
          <table:table-cell table:style-name="ce7" table:formula="of:=[.A701]" office:value-type="date" office:date-value="2019-10-30T05:59:26.810834" calcext:value-type="date">
            <text:p>2019-10-30 05:59:27</text:p>
          </table:table-cell>
          <table:table-cell table:formula="of:=TRUNC([.A701])" office:value-type="float" office:value="43768" calcext:value-type="float">
            <text:p>43768</text:p>
          </table:table-cell>
          <table:table-cell table:style-name="ce12" table:formula="of:=[.B701]-[.C701]" office:value-type="date" office:date-value="1899-12-30T05:59:26.81083431467" calcext:value-type="date">
            <text:p>12/30/99 05:59 AM</text:p>
          </table:table-cell>
          <table:table-cell table:formula="of:=MOD([.E700]-[.$E$2];[.$H$2])+1+[.$E$2]" office:value-type="float" office:value="169" calcext:value-type="float">
            <text:p>169</text:p>
          </table:table-cell>
          <table:table-cell table:formula="of:=MOD([.F700]+1/[.$H$2];5)" office:value-type="float" office:value="2.45" calcext:value-type="float">
            <text:p>2,45</text:p>
          </table:table-cell>
          <table:table-cell table:formula="of:=IF([.F701]&lt;0.000001;[.G700]+2+1/[.$H$2];[.G700]+1/[.$H$2])" office:value-type="float" office:value="23.4499999999998" calcext:value-type="float">
            <text:p>23,4499999999998</text:p>
          </table:table-cell>
          <table:table-cell table:number-columns-repeated="4"/>
          <table:table-cell table:style-name="ce36" table:formula="of:=SUM(MOD(SUM([.L700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701]&lt;[.L700];[.M700]+[.H$2];[.M700])" office:value-type="float" office:value="440" calcext:value-type="float">
            <text:p>440</text:p>
          </table:table-cell>
          <table:table-cell table:style-name="ce11" table:formula="of:=OFFSET([.C$4];[.M701];0)" office:value-type="float" office:value="43760" calcext:value-type="float">
            <text:p>43760</text:p>
          </table:table-cell>
          <table:table-cell table:style-name="ce37" table:formula="of:=[.L701]" office:value-type="float" office:value="0.0416666666666599" calcext:value-type="float">
            <text:p>0.0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1];0)&lt;=[.O7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2]))" office:value-type="date" office:date-value="2019-10-30T05:24:22.721083" calcext:value-type="date">
            <text:p>2019-10-30 05:24:23</text:p>
          </table:table-cell>
          <table:table-cell table:style-name="ce7" table:formula="of:=[.A702]" office:value-type="date" office:date-value="2019-10-30T05:24:22.721083" calcext:value-type="date">
            <text:p>2019-10-30 05:24:23</text:p>
          </table:table-cell>
          <table:table-cell table:formula="of:=TRUNC([.A702])" office:value-type="float" office:value="43768" calcext:value-type="float">
            <text:p>43768</text:p>
          </table:table-cell>
          <table:table-cell table:style-name="ce12" table:formula="of:=[.B702]-[.C702]" office:value-type="date" office:date-value="1899-12-30T05:24:22.72108275443" calcext:value-type="date">
            <text:p>12/30/99 05:24 AM</text:p>
          </table:table-cell>
          <table:table-cell table:formula="of:=MOD([.E701]-[.$E$2];[.$H$2])+1+[.$E$2]" office:value-type="float" office:value="170" calcext:value-type="float">
            <text:p>170</text:p>
          </table:table-cell>
          <table:table-cell table:formula="of:=MOD([.F701]+1/[.$H$2];5)" office:value-type="float" office:value="2.475" calcext:value-type="float">
            <text:p>2,475</text:p>
          </table:table-cell>
          <table:table-cell table:formula="of:=IF([.F702]&lt;0.000001;[.G701]+2+1/[.$H$2];[.G701]+1/[.$H$2])" office:value-type="float" office:value="23.4749999999998" calcext:value-type="float">
            <text:p>23,4749999999998</text:p>
          </table:table-cell>
          <table:table-cell table:number-columns-repeated="4"/>
          <table:table-cell table:style-name="ce36" table:formula="of:=SUM(MOD(SUM([.L701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702]&lt;[.L701];[.M701]+[.H$2];[.M701])" office:value-type="float" office:value="440" calcext:value-type="float">
            <text:p>440</text:p>
          </table:table-cell>
          <table:table-cell table:style-name="ce11" table:formula="of:=OFFSET([.C$4];[.M702];0)" office:value-type="float" office:value="43760" calcext:value-type="float">
            <text:p>43760</text:p>
          </table:table-cell>
          <table:table-cell table:style-name="ce37" table:formula="of:=[.L702]" office:value-type="float" office:value="0.0486111111111044" calcext:value-type="float">
            <text:p>0.04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2];0)&lt;=[.O7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3]))" office:value-type="date" office:date-value="2019-10-30T05:44:40.514924" calcext:value-type="date">
            <text:p>2019-10-30 05:44:41</text:p>
          </table:table-cell>
          <table:table-cell table:style-name="ce7" table:formula="of:=[.A703]" office:value-type="date" office:date-value="2019-10-30T05:44:40.514924" calcext:value-type="date">
            <text:p>2019-10-30 05:44:41</text:p>
          </table:table-cell>
          <table:table-cell table:formula="of:=TRUNC([.A703])" office:value-type="float" office:value="43768" calcext:value-type="float">
            <text:p>43768</text:p>
          </table:table-cell>
          <table:table-cell table:style-name="ce12" table:formula="of:=[.B703]-[.C703]" office:value-type="date" office:date-value="1899-12-30T05:44:40.51492434461" calcext:value-type="date">
            <text:p>12/30/99 05:44 AM</text:p>
          </table:table-cell>
          <table:table-cell table:formula="of:=MOD([.E702]-[.$E$2];[.$H$2])+1+[.$E$2]" office:value-type="float" office:value="171" calcext:value-type="float">
            <text:p>171</text:p>
          </table:table-cell>
          <table:table-cell table:formula="of:=MOD([.F702]+1/[.$H$2];5)" office:value-type="float" office:value="2.5" calcext:value-type="float">
            <text:p>2,5</text:p>
          </table:table-cell>
          <table:table-cell table:formula="of:=IF([.F703]&lt;0.000001;[.G702]+2+1/[.$H$2];[.G702]+1/[.$H$2])" office:value-type="float" office:value="23.4999999999998" calcext:value-type="float">
            <text:p>23,4999999999998</text:p>
          </table:table-cell>
          <table:table-cell table:number-columns-repeated="4"/>
          <table:table-cell table:style-name="ce36" table:formula="of:=SUM(MOD(SUM([.L702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703]&lt;[.L702];[.M702]+[.H$2];[.M702])" office:value-type="float" office:value="440" calcext:value-type="float">
            <text:p>440</text:p>
          </table:table-cell>
          <table:table-cell table:style-name="ce11" table:formula="of:=OFFSET([.C$4];[.M703];0)" office:value-type="float" office:value="43760" calcext:value-type="float">
            <text:p>43760</text:p>
          </table:table-cell>
          <table:table-cell table:style-name="ce37" table:formula="of:=[.L703]" office:value-type="float" office:value="0.0555555555555488" calcext:value-type="float">
            <text:p>0.05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3];0)&lt;=[.O7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4]))" office:value-type="date" office:date-value="2019-10-30T05:49:23.295643" calcext:value-type="date">
            <text:p>2019-10-30 05:49:23</text:p>
          </table:table-cell>
          <table:table-cell table:style-name="ce7" table:formula="of:=[.A704]" office:value-type="date" office:date-value="2019-10-30T05:49:23.295643" calcext:value-type="date">
            <text:p>2019-10-30 05:49:23</text:p>
          </table:table-cell>
          <table:table-cell table:formula="of:=TRUNC([.A704])" office:value-type="float" office:value="43768" calcext:value-type="float">
            <text:p>43768</text:p>
          </table:table-cell>
          <table:table-cell table:style-name="ce12" table:formula="of:=[.B704]-[.C704]" office:value-type="date" office:date-value="1899-12-30T05:49:23.29564321786" calcext:value-type="date">
            <text:p>12/30/99 05:49 AM</text:p>
          </table:table-cell>
          <table:table-cell table:formula="of:=MOD([.E703]-[.$E$2];[.$H$2])+1+[.$E$2]" office:value-type="float" office:value="172" calcext:value-type="float">
            <text:p>172</text:p>
          </table:table-cell>
          <table:table-cell table:formula="of:=MOD([.F703]+1/[.$H$2];5)" office:value-type="float" office:value="2.52499999999999" calcext:value-type="float">
            <text:p>2,52499999999999</text:p>
          </table:table-cell>
          <table:table-cell table:formula="of:=IF([.F704]&lt;0.000001;[.G703]+2+1/[.$H$2];[.G703]+1/[.$H$2])" office:value-type="float" office:value="23.5249999999998" calcext:value-type="float">
            <text:p>23,5249999999998</text:p>
          </table:table-cell>
          <table:table-cell table:number-columns-repeated="4"/>
          <table:table-cell table:style-name="ce36" table:formula="of:=SUM(MOD(SUM([.L703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704]&lt;[.L703];[.M703]+[.H$2];[.M703])" office:value-type="float" office:value="440" calcext:value-type="float">
            <text:p>440</text:p>
          </table:table-cell>
          <table:table-cell table:style-name="ce11" table:formula="of:=OFFSET([.C$4];[.M704];0)" office:value-type="float" office:value="43760" calcext:value-type="float">
            <text:p>43760</text:p>
          </table:table-cell>
          <table:table-cell table:style-name="ce37" table:formula="of:=[.L704]" office:value-type="float" office:value="0.0624999999999933" calcext:value-type="float">
            <text:p>0.062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4];0)&lt;=[.O7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5]))" office:value-type="date" office:date-value="2019-10-30T05:55:11.512182" calcext:value-type="date">
            <text:p>2019-10-30 05:55:12</text:p>
          </table:table-cell>
          <table:table-cell table:style-name="ce7" table:formula="of:=[.A705]" office:value-type="date" office:date-value="2019-10-30T05:55:11.512182" calcext:value-type="date">
            <text:p>2019-10-30 05:55:12</text:p>
          </table:table-cell>
          <table:table-cell table:formula="of:=TRUNC([.A705])" office:value-type="float" office:value="43768" calcext:value-type="float">
            <text:p>43768</text:p>
          </table:table-cell>
          <table:table-cell table:style-name="ce12" table:formula="of:=[.B705]-[.C705]" office:value-type="date" office:date-value="1899-12-30T05:55:11.51218197774" calcext:value-type="date">
            <text:p>12/30/99 05:55 AM</text:p>
          </table:table-cell>
          <table:table-cell table:formula="of:=MOD([.E704]-[.$E$2];[.$H$2])+1+[.$E$2]" office:value-type="float" office:value="173" calcext:value-type="float">
            <text:p>173</text:p>
          </table:table-cell>
          <table:table-cell table:formula="of:=MOD([.F704]+1/[.$H$2];5)" office:value-type="float" office:value="2.54999999999999" calcext:value-type="float">
            <text:p>2,54999999999999</text:p>
          </table:table-cell>
          <table:table-cell table:formula="of:=IF([.F705]&lt;0.000001;[.G704]+2+1/[.$H$2];[.G704]+1/[.$H$2])" office:value-type="float" office:value="23.5499999999998" calcext:value-type="float">
            <text:p>23,5499999999998</text:p>
          </table:table-cell>
          <table:table-cell table:number-columns-repeated="4"/>
          <table:table-cell table:style-name="ce36" table:formula="of:=SUM(MOD(SUM([.L704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705]&lt;[.L704];[.M704]+[.H$2];[.M704])" office:value-type="float" office:value="440" calcext:value-type="float">
            <text:p>440</text:p>
          </table:table-cell>
          <table:table-cell table:style-name="ce11" table:formula="of:=OFFSET([.C$4];[.M705];0)" office:value-type="float" office:value="43760" calcext:value-type="float">
            <text:p>43760</text:p>
          </table:table-cell>
          <table:table-cell table:style-name="ce37" table:formula="of:=[.L705]" office:value-type="float" office:value="0.0694444444444377" calcext:value-type="float">
            <text:p>0.06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5];0)&lt;=[.O7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6]))" office:value-type="date" office:date-value="2019-10-30T05:56:44.301127" calcext:value-type="date">
            <text:p>2019-10-30 05:56:44</text:p>
          </table:table-cell>
          <table:table-cell table:style-name="ce7" table:formula="of:=[.A706]" office:value-type="date" office:date-value="2019-10-30T05:56:44.301127" calcext:value-type="date">
            <text:p>2019-10-30 05:56:44</text:p>
          </table:table-cell>
          <table:table-cell table:formula="of:=TRUNC([.A706])" office:value-type="float" office:value="43768" calcext:value-type="float">
            <text:p>43768</text:p>
          </table:table-cell>
          <table:table-cell table:style-name="ce12" table:formula="of:=[.B706]-[.C706]" office:value-type="date" office:date-value="1899-12-30T05:56:44.30112748872" calcext:value-type="date">
            <text:p>12/30/99 05:56 AM</text:p>
          </table:table-cell>
          <table:table-cell table:formula="of:=MOD([.E705]-[.$E$2];[.$H$2])+1+[.$E$2]" office:value-type="float" office:value="174" calcext:value-type="float">
            <text:p>174</text:p>
          </table:table-cell>
          <table:table-cell table:formula="of:=MOD([.F705]+1/[.$H$2];5)" office:value-type="float" office:value="2.57499999999999" calcext:value-type="float">
            <text:p>2,57499999999999</text:p>
          </table:table-cell>
          <table:table-cell table:formula="of:=IF([.F706]&lt;0.000001;[.G705]+2+1/[.$H$2];[.G705]+1/[.$H$2])" office:value-type="float" office:value="23.5749999999998" calcext:value-type="float">
            <text:p>23,5749999999998</text:p>
          </table:table-cell>
          <table:table-cell table:number-columns-repeated="4"/>
          <table:table-cell table:style-name="ce36" table:formula="of:=SUM(MOD(SUM([.L705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706]&lt;[.L705];[.M705]+[.H$2];[.M705])" office:value-type="float" office:value="440" calcext:value-type="float">
            <text:p>440</text:p>
          </table:table-cell>
          <table:table-cell table:style-name="ce11" table:formula="of:=OFFSET([.C$4];[.M706];0)" office:value-type="float" office:value="43760" calcext:value-type="float">
            <text:p>43760</text:p>
          </table:table-cell>
          <table:table-cell table:style-name="ce37" table:formula="of:=[.L706]" office:value-type="float" office:value="0.0763888888888822" calcext:value-type="float">
            <text:p>0.076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6];0)&lt;=[.O7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7]))" office:value-type="date" office:date-value="2019-10-30T06:18:23.569534" calcext:value-type="date">
            <text:p>2019-10-30 06:18:24</text:p>
          </table:table-cell>
          <table:table-cell table:style-name="ce7" table:formula="of:=[.A707]" office:value-type="date" office:date-value="2019-10-30T06:18:23.569534" calcext:value-type="date">
            <text:p>2019-10-30 06:18:24</text:p>
          </table:table-cell>
          <table:table-cell table:formula="of:=TRUNC([.A707])" office:value-type="float" office:value="43768" calcext:value-type="float">
            <text:p>43768</text:p>
          </table:table-cell>
          <table:table-cell table:style-name="ce12" table:formula="of:=[.B707]-[.C707]" office:value-type="date" office:date-value="1899-12-30T06:18:23.56953407172" calcext:value-type="date">
            <text:p>12/30/99 06:18 AM</text:p>
          </table:table-cell>
          <table:table-cell table:formula="of:=MOD([.E706]-[.$E$2];[.$H$2])+1+[.$E$2]" office:value-type="float" office:value="175" calcext:value-type="float">
            <text:p>175</text:p>
          </table:table-cell>
          <table:table-cell table:formula="of:=MOD([.F706]+1/[.$H$2];5)" office:value-type="float" office:value="2.59999999999999" calcext:value-type="float">
            <text:p>2,59999999999999</text:p>
          </table:table-cell>
          <table:table-cell table:formula="of:=IF([.F707]&lt;0.000001;[.G706]+2+1/[.$H$2];[.G706]+1/[.$H$2])" office:value-type="float" office:value="23.5999999999998" calcext:value-type="float">
            <text:p>23,5999999999998</text:p>
          </table:table-cell>
          <table:table-cell table:number-columns-repeated="4"/>
          <table:table-cell table:style-name="ce36" table:formula="of:=SUM(MOD(SUM([.L706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707]&lt;[.L706];[.M706]+[.H$2];[.M706])" office:value-type="float" office:value="440" calcext:value-type="float">
            <text:p>440</text:p>
          </table:table-cell>
          <table:table-cell table:style-name="ce11" table:formula="of:=OFFSET([.C$4];[.M707];0)" office:value-type="float" office:value="43760" calcext:value-type="float">
            <text:p>43760</text:p>
          </table:table-cell>
          <table:table-cell table:style-name="ce37" table:formula="of:=[.L707]" office:value-type="float" office:value="0.0833333333333266" calcext:value-type="float">
            <text:p>0.083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7];0)&lt;=[.O7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8]))" office:value-type="date" office:date-value="2019-10-30T06:07:25.967526" calcext:value-type="date">
            <text:p>2019-10-30 06:07:26</text:p>
          </table:table-cell>
          <table:table-cell table:style-name="ce7" table:formula="of:=[.A708]" office:value-type="date" office:date-value="2019-10-30T06:07:25.967526" calcext:value-type="date">
            <text:p>2019-10-30 06:07:26</text:p>
          </table:table-cell>
          <table:table-cell table:formula="of:=TRUNC([.A708])" office:value-type="float" office:value="43768" calcext:value-type="float">
            <text:p>43768</text:p>
          </table:table-cell>
          <table:table-cell table:style-name="ce12" table:formula="of:=[.B708]-[.C708]" office:value-type="date" office:date-value="1899-12-30T06:07:25.96752610523" calcext:value-type="date">
            <text:p>12/30/99 06:07 AM</text:p>
          </table:table-cell>
          <table:table-cell table:formula="of:=MOD([.E707]-[.$E$2];[.$H$2])+1+[.$E$2]" office:value-type="float" office:value="176" calcext:value-type="float">
            <text:p>176</text:p>
          </table:table-cell>
          <table:table-cell table:formula="of:=MOD([.F707]+1/[.$H$2];5)" office:value-type="float" office:value="2.62499999999999" calcext:value-type="float">
            <text:p>2,62499999999999</text:p>
          </table:table-cell>
          <table:table-cell table:formula="of:=IF([.F708]&lt;0.000001;[.G707]+2+1/[.$H$2];[.G707]+1/[.$H$2])" office:value-type="float" office:value="23.6249999999998" calcext:value-type="float">
            <text:p>23,6249999999998</text:p>
          </table:table-cell>
          <table:table-cell table:number-columns-repeated="4"/>
          <table:table-cell table:style-name="ce36" table:formula="of:=SUM(MOD(SUM([.L707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708]&lt;[.L707];[.M707]+[.H$2];[.M707])" office:value-type="float" office:value="440" calcext:value-type="float">
            <text:p>440</text:p>
          </table:table-cell>
          <table:table-cell table:style-name="ce11" table:formula="of:=OFFSET([.C$4];[.M708];0)" office:value-type="float" office:value="43760" calcext:value-type="float">
            <text:p>43760</text:p>
          </table:table-cell>
          <table:table-cell table:style-name="ce37" table:formula="of:=[.L708]" office:value-type="float" office:value="0.0902777777777711" calcext:value-type="float">
            <text:p>0.09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8];0)&lt;=[.O7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9]))" office:value-type="date" office:date-value="2019-10-30T06:11:32.883795" calcext:value-type="date">
            <text:p>2019-10-30 06:11:33</text:p>
          </table:table-cell>
          <table:table-cell table:style-name="ce7" table:formula="of:=[.A709]" office:value-type="date" office:date-value="2019-10-30T06:11:32.883795" calcext:value-type="date">
            <text:p>2019-10-30 06:11:33</text:p>
          </table:table-cell>
          <table:table-cell table:formula="of:=TRUNC([.A709])" office:value-type="float" office:value="43768" calcext:value-type="float">
            <text:p>43768</text:p>
          </table:table-cell>
          <table:table-cell table:style-name="ce12" table:formula="of:=[.B709]-[.C709]" office:value-type="date" office:date-value="1899-12-30T06:11:32.88379456848" calcext:value-type="date">
            <text:p>12/30/99 06:11 AM</text:p>
          </table:table-cell>
          <table:table-cell table:formula="of:=MOD([.E708]-[.$E$2];[.$H$2])+1+[.$E$2]" office:value-type="float" office:value="177" calcext:value-type="float">
            <text:p>177</text:p>
          </table:table-cell>
          <table:table-cell table:formula="of:=MOD([.F708]+1/[.$H$2];5)" office:value-type="float" office:value="2.64999999999999" calcext:value-type="float">
            <text:p>2,64999999999999</text:p>
          </table:table-cell>
          <table:table-cell table:formula="of:=IF([.F709]&lt;0.000001;[.G708]+2+1/[.$H$2];[.G708]+1/[.$H$2])" office:value-type="float" office:value="23.6499999999998" calcext:value-type="float">
            <text:p>23,6499999999998</text:p>
          </table:table-cell>
          <table:table-cell table:number-columns-repeated="4"/>
          <table:table-cell table:style-name="ce36" table:formula="of:=SUM(MOD(SUM([.L708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709]&lt;[.L708];[.M708]+[.H$2];[.M708])" office:value-type="float" office:value="440" calcext:value-type="float">
            <text:p>440</text:p>
          </table:table-cell>
          <table:table-cell table:style-name="ce11" table:formula="of:=OFFSET([.C$4];[.M709];0)" office:value-type="float" office:value="43760" calcext:value-type="float">
            <text:p>43760</text:p>
          </table:table-cell>
          <table:table-cell table:style-name="ce37" table:formula="of:=[.L709]" office:value-type="float" office:value="0.0972222222222155" calcext:value-type="float">
            <text:p>0.09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9];0)&lt;=[.O7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0]))" office:value-type="date" office:date-value="2019-10-30T06:19:20.863845" calcext:value-type="date">
            <text:p>2019-10-30 06:19:21</text:p>
          </table:table-cell>
          <table:table-cell table:style-name="ce7" table:formula="of:=[.A710]" office:value-type="date" office:date-value="2019-10-30T06:19:20.863845" calcext:value-type="date">
            <text:p>2019-10-30 06:19:21</text:p>
          </table:table-cell>
          <table:table-cell table:formula="of:=TRUNC([.A710])" office:value-type="float" office:value="43768" calcext:value-type="float">
            <text:p>43768</text:p>
          </table:table-cell>
          <table:table-cell table:style-name="ce12" table:formula="of:=[.B710]-[.C710]" office:value-type="date" office:date-value="1899-12-30T06:19:20.8638452366" calcext:value-type="date">
            <text:p>12/30/99 06:19 AM</text:p>
          </table:table-cell>
          <table:table-cell table:formula="of:=MOD([.E709]-[.$E$2];[.$H$2])+1+[.$E$2]" office:value-type="float" office:value="178" calcext:value-type="float">
            <text:p>178</text:p>
          </table:table-cell>
          <table:table-cell table:formula="of:=MOD([.F709]+1/[.$H$2];5)" office:value-type="float" office:value="2.67499999999999" calcext:value-type="float">
            <text:p>2,67499999999999</text:p>
          </table:table-cell>
          <table:table-cell table:formula="of:=IF([.F710]&lt;0.000001;[.G709]+2+1/[.$H$2];[.G709]+1/[.$H$2])" office:value-type="float" office:value="23.6749999999998" calcext:value-type="float">
            <text:p>23,6749999999998</text:p>
          </table:table-cell>
          <table:table-cell table:number-columns-repeated="4"/>
          <table:table-cell table:style-name="ce36" table:formula="of:=SUM(MOD(SUM([.L709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710]&lt;[.L709];[.M709]+[.H$2];[.M709])" office:value-type="float" office:value="440" calcext:value-type="float">
            <text:p>440</text:p>
          </table:table-cell>
          <table:table-cell table:style-name="ce11" table:formula="of:=OFFSET([.C$4];[.M710];0)" office:value-type="float" office:value="43760" calcext:value-type="float">
            <text:p>43760</text:p>
          </table:table-cell>
          <table:table-cell table:style-name="ce37" table:formula="of:=[.L710]" office:value-type="float" office:value="0.10416666666666" calcext:value-type="float">
            <text:p>0.104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0];0)&lt;=[.O7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1]))" office:value-type="date" office:date-value="2019-10-30T05:58:02.532901" calcext:value-type="date">
            <text:p>2019-10-30 05:58:03</text:p>
          </table:table-cell>
          <table:table-cell table:style-name="ce7" table:formula="of:=[.A711]" office:value-type="date" office:date-value="2019-10-30T05:58:02.532901" calcext:value-type="date">
            <text:p>2019-10-30 05:58:03</text:p>
          </table:table-cell>
          <table:table-cell table:formula="of:=TRUNC([.A711])" office:value-type="float" office:value="43768" calcext:value-type="float">
            <text:p>43768</text:p>
          </table:table-cell>
          <table:table-cell table:style-name="ce12" table:formula="of:=[.B711]-[.C711]" office:value-type="date" office:date-value="1899-12-30T05:58:02.53290052526" calcext:value-type="date">
            <text:p>12/30/99 05:58 AM</text:p>
          </table:table-cell>
          <table:table-cell table:formula="of:=MOD([.E710]-[.$E$2];[.$H$2])+1+[.$E$2]" office:value-type="float" office:value="179" calcext:value-type="float">
            <text:p>179</text:p>
          </table:table-cell>
          <table:table-cell table:formula="of:=MOD([.F710]+1/[.$H$2];5)" office:value-type="float" office:value="2.69999999999999" calcext:value-type="float">
            <text:p>2,69999999999999</text:p>
          </table:table-cell>
          <table:table-cell table:formula="of:=IF([.F711]&lt;0.000001;[.G710]+2+1/[.$H$2];[.G710]+1/[.$H$2])" office:value-type="float" office:value="23.6999999999998" calcext:value-type="float">
            <text:p>23,6999999999998</text:p>
          </table:table-cell>
          <table:table-cell table:number-columns-repeated="4"/>
          <table:table-cell table:style-name="ce36" table:formula="of:=SUM(MOD(SUM([.L710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711]&lt;[.L710];[.M710]+[.H$2];[.M710])" office:value-type="float" office:value="440" calcext:value-type="float">
            <text:p>440</text:p>
          </table:table-cell>
          <table:table-cell table:style-name="ce11" table:formula="of:=OFFSET([.C$4];[.M711];0)" office:value-type="float" office:value="43760" calcext:value-type="float">
            <text:p>43760</text:p>
          </table:table-cell>
          <table:table-cell table:style-name="ce37" table:formula="of:=[.L711]" office:value-type="float" office:value="0.111111111111104" calcext:value-type="float">
            <text:p>0.111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1];0)&lt;=[.O7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2]))" office:value-type="date" office:date-value="2019-10-30T06:17:22.50686" calcext:value-type="date">
            <text:p>2019-10-30 06:17:23</text:p>
          </table:table-cell>
          <table:table-cell table:style-name="ce7" table:formula="of:=[.A712]" office:value-type="date" office:date-value="2019-10-30T06:17:22.50686" calcext:value-type="date">
            <text:p>2019-10-30 06:17:23</text:p>
          </table:table-cell>
          <table:table-cell table:formula="of:=TRUNC([.A712])" office:value-type="float" office:value="43768" calcext:value-type="float">
            <text:p>43768</text:p>
          </table:table-cell>
          <table:table-cell table:style-name="ce12" table:formula="of:=[.B712]-[.C712]" office:value-type="date" office:date-value="1899-12-30T06:17:22.50685984734" calcext:value-type="date">
            <text:p>12/30/99 06:17 AM</text:p>
          </table:table-cell>
          <table:table-cell table:formula="of:=MOD([.E711]-[.$E$2];[.$H$2])+1+[.$E$2]" office:value-type="float" office:value="180" calcext:value-type="float">
            <text:p>180</text:p>
          </table:table-cell>
          <table:table-cell table:formula="of:=MOD([.F711]+1/[.$H$2];5)" office:value-type="float" office:value="2.72499999999999" calcext:value-type="float">
            <text:p>2,72499999999999</text:p>
          </table:table-cell>
          <table:table-cell table:formula="of:=IF([.F712]&lt;0.000001;[.G711]+2+1/[.$H$2];[.G711]+1/[.$H$2])" office:value-type="float" office:value="23.7249999999998" calcext:value-type="float">
            <text:p>23,7249999999998</text:p>
          </table:table-cell>
          <table:table-cell table:number-columns-repeated="4"/>
          <table:table-cell table:style-name="ce36" table:formula="of:=SUM(MOD(SUM([.L711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712]&lt;[.L711];[.M711]+[.H$2];[.M711])" office:value-type="float" office:value="440" calcext:value-type="float">
            <text:p>440</text:p>
          </table:table-cell>
          <table:table-cell table:style-name="ce11" table:formula="of:=OFFSET([.C$4];[.M712];0)" office:value-type="float" office:value="43760" calcext:value-type="float">
            <text:p>43760</text:p>
          </table:table-cell>
          <table:table-cell table:style-name="ce37" table:formula="of:=[.L712]" office:value-type="float" office:value="0.118055555555549" calcext:value-type="float">
            <text:p>0.118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2];0)&lt;=[.O7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3]))" office:value-type="date" office:date-value="2019-10-30T05:59:06.49652" calcext:value-type="date">
            <text:p>2019-10-30 05:59:06</text:p>
          </table:table-cell>
          <table:table-cell table:style-name="ce7" table:formula="of:=[.A713]" office:value-type="date" office:date-value="2019-10-30T05:59:06.49652" calcext:value-type="date">
            <text:p>2019-10-30 05:59:06</text:p>
          </table:table-cell>
          <table:table-cell table:formula="of:=TRUNC([.A713])" office:value-type="float" office:value="43768" calcext:value-type="float">
            <text:p>43768</text:p>
          </table:table-cell>
          <table:table-cell table:style-name="ce12" table:formula="of:=[.B713]-[.C713]" office:value-type="date" office:date-value="1899-12-30T05:59:06.49652021471" calcext:value-type="date">
            <text:p>12/30/99 05:59 AM</text:p>
          </table:table-cell>
          <table:table-cell table:formula="of:=MOD([.E712]-[.$E$2];[.$H$2])+1+[.$E$2]" office:value-type="float" office:value="181" calcext:value-type="float">
            <text:p>181</text:p>
          </table:table-cell>
          <table:table-cell table:formula="of:=MOD([.F712]+1/[.$H$2];5)" office:value-type="float" office:value="2.74999999999999" calcext:value-type="float">
            <text:p>2,74999999999999</text:p>
          </table:table-cell>
          <table:table-cell table:formula="of:=IF([.F713]&lt;0.000001;[.G712]+2+1/[.$H$2];[.G712]+1/[.$H$2])" office:value-type="float" office:value="23.7499999999998" calcext:value-type="float">
            <text:p>23,7499999999998</text:p>
          </table:table-cell>
          <table:table-cell table:number-columns-repeated="4"/>
          <table:table-cell table:style-name="ce36" table:formula="of:=SUM(MOD(SUM([.L712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713]&lt;[.L712];[.M712]+[.H$2];[.M712])" office:value-type="float" office:value="440" calcext:value-type="float">
            <text:p>440</text:p>
          </table:table-cell>
          <table:table-cell table:style-name="ce11" table:formula="of:=OFFSET([.C$4];[.M713];0)" office:value-type="float" office:value="43760" calcext:value-type="float">
            <text:p>43760</text:p>
          </table:table-cell>
          <table:table-cell table:style-name="ce37" table:formula="of:=[.L713]" office:value-type="float" office:value="0.124999999999993" calcext:value-type="float">
            <text:p>0.12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3];0)&lt;=[.O7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4]))" office:value-type="date" office:date-value="2019-10-30T05:55:29.227571" calcext:value-type="date">
            <text:p>2019-10-30 05:55:29</text:p>
          </table:table-cell>
          <table:table-cell table:style-name="ce7" table:formula="of:=[.A714]" office:value-type="date" office:date-value="2019-10-30T05:55:29.227571" calcext:value-type="date">
            <text:p>2019-10-30 05:55:29</text:p>
          </table:table-cell>
          <table:table-cell table:formula="of:=TRUNC([.A714])" office:value-type="float" office:value="43768" calcext:value-type="float">
            <text:p>43768</text:p>
          </table:table-cell>
          <table:table-cell table:style-name="ce12" table:formula="of:=[.B714]-[.C714]" office:value-type="date" office:date-value="1899-12-30T05:55:29.2275713291" calcext:value-type="date">
            <text:p>12/30/99 05:55 AM</text:p>
          </table:table-cell>
          <table:table-cell table:formula="of:=MOD([.E713]-[.$E$2];[.$H$2])+1+[.$E$2]" office:value-type="float" office:value="182" calcext:value-type="float">
            <text:p>182</text:p>
          </table:table-cell>
          <table:table-cell table:formula="of:=MOD([.F713]+1/[.$H$2];5)" office:value-type="float" office:value="2.77499999999999" calcext:value-type="float">
            <text:p>2,77499999999999</text:p>
          </table:table-cell>
          <table:table-cell table:formula="of:=IF([.F714]&lt;0.000001;[.G713]+2+1/[.$H$2];[.G713]+1/[.$H$2])" office:value-type="float" office:value="23.7749999999998" calcext:value-type="float">
            <text:p>23,7749999999998</text:p>
          </table:table-cell>
          <table:table-cell table:number-columns-repeated="4"/>
          <table:table-cell table:style-name="ce36" table:formula="of:=SUM(MOD(SUM([.L713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714]&lt;[.L713];[.M713]+[.H$2];[.M713])" office:value-type="float" office:value="440" calcext:value-type="float">
            <text:p>440</text:p>
          </table:table-cell>
          <table:table-cell table:style-name="ce11" table:formula="of:=OFFSET([.C$4];[.M714];0)" office:value-type="float" office:value="43760" calcext:value-type="float">
            <text:p>43760</text:p>
          </table:table-cell>
          <table:table-cell table:style-name="ce37" table:formula="of:=[.L714]" office:value-type="float" office:value="0.131944444444438" calcext:value-type="float">
            <text:p>0.13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4];0)&lt;=[.O7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5]))" office:value-type="date" office:date-value="2019-10-30T06:01:02.975403" calcext:value-type="date">
            <text:p>2019-10-30 06:01:03</text:p>
          </table:table-cell>
          <table:table-cell table:style-name="ce7" table:formula="of:=[.A715]" office:value-type="date" office:date-value="2019-10-30T06:01:02.975403" calcext:value-type="date">
            <text:p>2019-10-30 06:01:03</text:p>
          </table:table-cell>
          <table:table-cell table:formula="of:=TRUNC([.A715])" office:value-type="float" office:value="43768" calcext:value-type="float">
            <text:p>43768</text:p>
          </table:table-cell>
          <table:table-cell table:style-name="ce12" table:formula="of:=[.B715]-[.C715]" office:value-type="date" office:date-value="1899-12-30T06:01:02.97540273517" calcext:value-type="date">
            <text:p>12/30/99 06:01 AM</text:p>
          </table:table-cell>
          <table:table-cell table:formula="of:=MOD([.E714]-[.$E$2];[.$H$2])+1+[.$E$2]" office:value-type="float" office:value="183" calcext:value-type="float">
            <text:p>183</text:p>
          </table:table-cell>
          <table:table-cell table:formula="of:=MOD([.F714]+1/[.$H$2];5)" office:value-type="float" office:value="2.79999999999999" calcext:value-type="float">
            <text:p>2,79999999999999</text:p>
          </table:table-cell>
          <table:table-cell table:formula="of:=IF([.F715]&lt;0.000001;[.G714]+2+1/[.$H$2];[.G714]+1/[.$H$2])" office:value-type="float" office:value="23.7999999999998" calcext:value-type="float">
            <text:p>23,7999999999998</text:p>
          </table:table-cell>
          <table:table-cell table:number-columns-repeated="4"/>
          <table:table-cell table:style-name="ce36" table:formula="of:=SUM(MOD(SUM([.L714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715]&lt;[.L714];[.M714]+[.H$2];[.M714])" office:value-type="float" office:value="440" calcext:value-type="float">
            <text:p>440</text:p>
          </table:table-cell>
          <table:table-cell table:style-name="ce11" table:formula="of:=OFFSET([.C$4];[.M715];0)" office:value-type="float" office:value="43760" calcext:value-type="float">
            <text:p>43760</text:p>
          </table:table-cell>
          <table:table-cell table:style-name="ce37" table:formula="of:=[.L715]" office:value-type="float" office:value="0.138888888888882" calcext:value-type="float">
            <text:p>0.13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5];0)&lt;=[.O7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6]))" office:value-type="date" office:date-value="2019-10-30T05:53:09.507852" calcext:value-type="date">
            <text:p>2019-10-30 05:53:10</text:p>
          </table:table-cell>
          <table:table-cell table:style-name="ce7" table:formula="of:=[.A716]" office:value-type="date" office:date-value="2019-10-30T05:53:09.507852" calcext:value-type="date">
            <text:p>2019-10-30 05:53:10</text:p>
          </table:table-cell>
          <table:table-cell table:formula="of:=TRUNC([.A716])" office:value-type="float" office:value="43768" calcext:value-type="float">
            <text:p>43768</text:p>
          </table:table-cell>
          <table:table-cell table:style-name="ce12" table:formula="of:=[.B716]-[.C716]" office:value-type="date" office:date-value="1899-12-30T05:53:09.50785165653" calcext:value-type="date">
            <text:p>12/30/99 05:53 AM</text:p>
          </table:table-cell>
          <table:table-cell table:formula="of:=MOD([.E715]-[.$E$2];[.$H$2])+1+[.$E$2]" office:value-type="float" office:value="184" calcext:value-type="float">
            <text:p>184</text:p>
          </table:table-cell>
          <table:table-cell table:formula="of:=MOD([.F715]+1/[.$H$2];5)" office:value-type="float" office:value="2.82499999999999" calcext:value-type="float">
            <text:p>2,82499999999999</text:p>
          </table:table-cell>
          <table:table-cell table:formula="of:=IF([.F716]&lt;0.000001;[.G715]+2+1/[.$H$2];[.G715]+1/[.$H$2])" office:value-type="float" office:value="23.8249999999998" calcext:value-type="float">
            <text:p>23,8249999999998</text:p>
          </table:table-cell>
          <table:table-cell table:number-columns-repeated="4"/>
          <table:table-cell table:style-name="ce36" table:formula="of:=SUM(MOD(SUM([.L715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716]&lt;[.L715];[.M715]+[.H$2];[.M715])" office:value-type="float" office:value="440" calcext:value-type="float">
            <text:p>440</text:p>
          </table:table-cell>
          <table:table-cell table:style-name="ce11" table:formula="of:=OFFSET([.C$4];[.M716];0)" office:value-type="float" office:value="43760" calcext:value-type="float">
            <text:p>43760</text:p>
          </table:table-cell>
          <table:table-cell table:style-name="ce37" table:formula="of:=[.L716]" office:value-type="float" office:value="0.145833333333327" calcext:value-type="float">
            <text:p>0.14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6];0)&lt;=[.O7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7]))" office:value-type="date" office:date-value="2019-10-30T05:56:09.318422" calcext:value-type="date">
            <text:p>2019-10-30 05:56:09</text:p>
          </table:table-cell>
          <table:table-cell table:style-name="ce7" table:formula="of:=[.A717]" office:value-type="date" office:date-value="2019-10-30T05:56:09.318422" calcext:value-type="date">
            <text:p>2019-10-30 05:56:09</text:p>
          </table:table-cell>
          <table:table-cell table:formula="of:=TRUNC([.A717])" office:value-type="float" office:value="43768" calcext:value-type="float">
            <text:p>43768</text:p>
          </table:table-cell>
          <table:table-cell table:style-name="ce12" table:formula="of:=[.B717]-[.C717]" office:value-type="date" office:date-value="1899-12-30T05:56:09.31842206977" calcext:value-type="date">
            <text:p>12/30/99 05:56 AM</text:p>
          </table:table-cell>
          <table:table-cell table:formula="of:=MOD([.E716]-[.$E$2];[.$H$2])+1+[.$E$2]" office:value-type="float" office:value="185" calcext:value-type="float">
            <text:p>185</text:p>
          </table:table-cell>
          <table:table-cell table:formula="of:=MOD([.F716]+1/[.$H$2];5)" office:value-type="float" office:value="2.84999999999999" calcext:value-type="float">
            <text:p>2,84999999999999</text:p>
          </table:table-cell>
          <table:table-cell table:formula="of:=IF([.F717]&lt;0.000001;[.G716]+2+1/[.$H$2];[.G716]+1/[.$H$2])" office:value-type="float" office:value="23.8499999999998" calcext:value-type="float">
            <text:p>23,8499999999998</text:p>
          </table:table-cell>
          <table:table-cell table:number-columns-repeated="4"/>
          <table:table-cell table:style-name="ce36" table:formula="of:=SUM(MOD(SUM([.L716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717]&lt;[.L716];[.M716]+[.H$2];[.M716])" office:value-type="float" office:value="440" calcext:value-type="float">
            <text:p>440</text:p>
          </table:table-cell>
          <table:table-cell table:style-name="ce11" table:formula="of:=OFFSET([.C$4];[.M717];0)" office:value-type="float" office:value="43760" calcext:value-type="float">
            <text:p>43760</text:p>
          </table:table-cell>
          <table:table-cell table:style-name="ce37" table:formula="of:=[.L717]" office:value-type="float" office:value="0.152777777777771" calcext:value-type="float">
            <text:p>0.152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7];0)&lt;=[.O7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8]))" office:value-type="date" office:date-value="2019-10-30T05:36:18.153552" calcext:value-type="date">
            <text:p>2019-10-30 05:36:18</text:p>
          </table:table-cell>
          <table:table-cell table:style-name="ce7" table:formula="of:=[.A718]" office:value-type="date" office:date-value="2019-10-30T05:36:18.153552" calcext:value-type="date">
            <text:p>2019-10-30 05:36:18</text:p>
          </table:table-cell>
          <table:table-cell table:formula="of:=TRUNC([.A718])" office:value-type="float" office:value="43768" calcext:value-type="float">
            <text:p>43768</text:p>
          </table:table-cell>
          <table:table-cell table:style-name="ce12" table:formula="of:=[.B718]-[.C718]" office:value-type="date" office:date-value="1899-12-30T05:36:18.15355241764" calcext:value-type="date">
            <text:p>12/30/99 05:36 AM</text:p>
          </table:table-cell>
          <table:table-cell table:formula="of:=MOD([.E717]-[.$E$2];[.$H$2])+1+[.$E$2]" office:value-type="float" office:value="186" calcext:value-type="float">
            <text:p>186</text:p>
          </table:table-cell>
          <table:table-cell table:formula="of:=MOD([.F717]+1/[.$H$2];5)" office:value-type="float" office:value="2.87499999999999" calcext:value-type="float">
            <text:p>2,87499999999999</text:p>
          </table:table-cell>
          <table:table-cell table:formula="of:=IF([.F718]&lt;0.000001;[.G717]+2+1/[.$H$2];[.G717]+1/[.$H$2])" office:value-type="float" office:value="23.8749999999998" calcext:value-type="float">
            <text:p>23,8749999999998</text:p>
          </table:table-cell>
          <table:table-cell table:number-columns-repeated="4"/>
          <table:table-cell table:style-name="ce36" table:formula="of:=SUM(MOD(SUM([.L717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718]&lt;[.L717];[.M717]+[.H$2];[.M717])" office:value-type="float" office:value="440" calcext:value-type="float">
            <text:p>440</text:p>
          </table:table-cell>
          <table:table-cell table:style-name="ce11" table:formula="of:=OFFSET([.C$4];[.M718];0)" office:value-type="float" office:value="43760" calcext:value-type="float">
            <text:p>43760</text:p>
          </table:table-cell>
          <table:table-cell table:style-name="ce37" table:formula="of:=[.L718]" office:value-type="float" office:value="0.159722222222216" calcext:value-type="float">
            <text:p>0.15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8];0)&lt;=[.O7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9]))" office:value-type="date" office:date-value="2019-10-30T06:02:02.734201" calcext:value-type="date">
            <text:p>2019-10-30 06:02:03</text:p>
          </table:table-cell>
          <table:table-cell table:style-name="ce7" table:formula="of:=[.A719]" office:value-type="date" office:date-value="2019-10-30T06:02:02.734201" calcext:value-type="date">
            <text:p>2019-10-30 06:02:03</text:p>
          </table:table-cell>
          <table:table-cell table:formula="of:=TRUNC([.A719])" office:value-type="float" office:value="43768" calcext:value-type="float">
            <text:p>43768</text:p>
          </table:table-cell>
          <table:table-cell table:style-name="ce12" table:formula="of:=[.B719]-[.C719]" office:value-type="date" office:date-value="1899-12-30T06:02:02.73420088459" calcext:value-type="date">
            <text:p>12/30/99 06:02 AM</text:p>
          </table:table-cell>
          <table:table-cell table:formula="of:=MOD([.E718]-[.$E$2];[.$H$2])+1+[.$E$2]" office:value-type="float" office:value="187" calcext:value-type="float">
            <text:p>187</text:p>
          </table:table-cell>
          <table:table-cell table:formula="of:=MOD([.F718]+1/[.$H$2];5)" office:value-type="float" office:value="2.89999999999999" calcext:value-type="float">
            <text:p>2,89999999999999</text:p>
          </table:table-cell>
          <table:table-cell table:formula="of:=IF([.F719]&lt;0.000001;[.G718]+2+1/[.$H$2];[.G718]+1/[.$H$2])" office:value-type="float" office:value="23.8999999999998" calcext:value-type="float">
            <text:p>23,8999999999998</text:p>
          </table:table-cell>
          <table:table-cell table:number-columns-repeated="4"/>
          <table:table-cell table:style-name="ce36" table:formula="of:=SUM(MOD(SUM([.L718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719]&lt;[.L718];[.M718]+[.H$2];[.M718])" office:value-type="float" office:value="440" calcext:value-type="float">
            <text:p>440</text:p>
          </table:table-cell>
          <table:table-cell table:style-name="ce11" table:formula="of:=OFFSET([.C$4];[.M719];0)" office:value-type="float" office:value="43760" calcext:value-type="float">
            <text:p>43760</text:p>
          </table:table-cell>
          <table:table-cell table:style-name="ce37" table:formula="of:=[.L719]" office:value-type="float" office:value="0.16666666666666" calcext:value-type="float">
            <text:p>0.16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9];0)&lt;=[.O7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0]))" office:value-type="date" office:date-value="2019-10-30T05:49:39.95643" calcext:value-type="date">
            <text:p>2019-10-30 05:49:40</text:p>
          </table:table-cell>
          <table:table-cell table:style-name="ce7" table:formula="of:=[.A720]" office:value-type="date" office:date-value="2019-10-30T05:49:39.95643" calcext:value-type="date">
            <text:p>2019-10-30 05:49:40</text:p>
          </table:table-cell>
          <table:table-cell table:formula="of:=TRUNC([.A720])" office:value-type="float" office:value="43768" calcext:value-type="float">
            <text:p>43768</text:p>
          </table:table-cell>
          <table:table-cell table:style-name="ce12" table:formula="of:=[.B720]-[.C720]" office:value-type="date" office:date-value="1899-12-30T05:49:39.95643031318" calcext:value-type="date">
            <text:p>12/30/99 05:49 AM</text:p>
          </table:table-cell>
          <table:table-cell table:formula="of:=MOD([.E719]-[.$E$2];[.$H$2])+1+[.$E$2]" office:value-type="float" office:value="188" calcext:value-type="float">
            <text:p>188</text:p>
          </table:table-cell>
          <table:table-cell table:formula="of:=MOD([.F719]+1/[.$H$2];5)" office:value-type="float" office:value="2.92499999999999" calcext:value-type="float">
            <text:p>2,92499999999999</text:p>
          </table:table-cell>
          <table:table-cell table:formula="of:=IF([.F720]&lt;0.000001;[.G719]+2+1/[.$H$2];[.G719]+1/[.$H$2])" office:value-type="float" office:value="23.9249999999998" calcext:value-type="float">
            <text:p>23,9249999999998</text:p>
          </table:table-cell>
          <table:table-cell table:number-columns-repeated="4"/>
          <table:table-cell table:style-name="ce36" table:formula="of:=SUM(MOD(SUM([.L719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720]&lt;[.L719];[.M719]+[.H$2];[.M719])" office:value-type="float" office:value="440" calcext:value-type="float">
            <text:p>440</text:p>
          </table:table-cell>
          <table:table-cell table:style-name="ce11" table:formula="of:=OFFSET([.C$4];[.M720];0)" office:value-type="float" office:value="43760" calcext:value-type="float">
            <text:p>43760</text:p>
          </table:table-cell>
          <table:table-cell table:style-name="ce37" table:formula="of:=[.L720]" office:value-type="float" office:value="0.173611111111104" calcext:value-type="float">
            <text:p>0.17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0];0)&lt;=[.O7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1]))" office:value-type="date" office:date-value="2019-10-30T06:14:47.035277" calcext:value-type="date">
            <text:p>2019-10-30 06:14:47</text:p>
          </table:table-cell>
          <table:table-cell table:style-name="ce7" table:formula="of:=[.A721]" office:value-type="date" office:date-value="2019-10-30T06:14:47.035277" calcext:value-type="date">
            <text:p>2019-10-30 06:14:47</text:p>
          </table:table-cell>
          <table:table-cell table:formula="of:=TRUNC([.A721])" office:value-type="float" office:value="43768" calcext:value-type="float">
            <text:p>43768</text:p>
          </table:table-cell>
          <table:table-cell table:style-name="ce12" table:formula="of:=[.B721]-[.C721]" office:value-type="date" office:date-value="1899-12-30T06:14:47.03527743928" calcext:value-type="date">
            <text:p>12/30/99 06:14 AM</text:p>
          </table:table-cell>
          <table:table-cell table:formula="of:=MOD([.E720]-[.$E$2];[.$H$2])+1+[.$E$2]" office:value-type="float" office:value="189" calcext:value-type="float">
            <text:p>189</text:p>
          </table:table-cell>
          <table:table-cell table:formula="of:=MOD([.F720]+1/[.$H$2];5)" office:value-type="float" office:value="2.94999999999999" calcext:value-type="float">
            <text:p>2,94999999999999</text:p>
          </table:table-cell>
          <table:table-cell table:formula="of:=IF([.F721]&lt;0.000001;[.G720]+2+1/[.$H$2];[.G720]+1/[.$H$2])" office:value-type="float" office:value="23.9499999999998" calcext:value-type="float">
            <text:p>23,9499999999998</text:p>
          </table:table-cell>
          <table:table-cell table:number-columns-repeated="4"/>
          <table:table-cell table:style-name="ce36" table:formula="of:=SUM(MOD(SUM([.L720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721]&lt;[.L720];[.M720]+[.H$2];[.M720])" office:value-type="float" office:value="440" calcext:value-type="float">
            <text:p>440</text:p>
          </table:table-cell>
          <table:table-cell table:style-name="ce11" table:formula="of:=OFFSET([.C$4];[.M721];0)" office:value-type="float" office:value="43760" calcext:value-type="float">
            <text:p>43760</text:p>
          </table:table-cell>
          <table:table-cell table:style-name="ce37" table:formula="of:=[.L721]" office:value-type="float" office:value="0.180555555555549" calcext:value-type="float">
            <text:p>0.18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1];0)&lt;=[.O7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2]))" office:value-type="date" office:date-value="2019-10-30T06:12:51.481912" calcext:value-type="date">
            <text:p>2019-10-30 06:12:51</text:p>
          </table:table-cell>
          <table:table-cell table:style-name="ce7" table:formula="of:=[.A722]" office:value-type="date" office:date-value="2019-10-30T06:12:51.481912" calcext:value-type="date">
            <text:p>2019-10-30 06:12:51</text:p>
          </table:table-cell>
          <table:table-cell table:formula="of:=TRUNC([.A722])" office:value-type="float" office:value="43768" calcext:value-type="float">
            <text:p>43768</text:p>
          </table:table-cell>
          <table:table-cell table:style-name="ce12" table:formula="of:=[.B722]-[.C722]" office:value-type="date" office:date-value="1899-12-30T06:12:51.48191230372" calcext:value-type="date">
            <text:p>12/30/99 06:12 AM</text:p>
          </table:table-cell>
          <table:table-cell table:formula="of:=MOD([.E721]-[.$E$2];[.$H$2])+1+[.$E$2]" office:value-type="float" office:value="190" calcext:value-type="float">
            <text:p>190</text:p>
          </table:table-cell>
          <table:table-cell table:formula="of:=MOD([.F721]+1/[.$H$2];5)" office:value-type="float" office:value="2.97499999999999" calcext:value-type="float">
            <text:p>2,97499999999999</text:p>
          </table:table-cell>
          <table:table-cell table:formula="of:=IF([.F722]&lt;0.000001;[.G721]+2+1/[.$H$2];[.G721]+1/[.$H$2])" office:value-type="float" office:value="23.9749999999998" calcext:value-type="float">
            <text:p>23,9749999999998</text:p>
          </table:table-cell>
          <table:table-cell table:number-columns-repeated="4"/>
          <table:table-cell table:style-name="ce36" table:formula="of:=SUM(MOD(SUM([.L721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722]&lt;[.L721];[.M721]+[.H$2];[.M721])" office:value-type="float" office:value="440" calcext:value-type="float">
            <text:p>440</text:p>
          </table:table-cell>
          <table:table-cell table:style-name="ce11" table:formula="of:=OFFSET([.C$4];[.M722];0)" office:value-type="float" office:value="43760" calcext:value-type="float">
            <text:p>43760</text:p>
          </table:table-cell>
          <table:table-cell table:style-name="ce37" table:formula="of:=[.L722]" office:value-type="float" office:value="0.187499999999993" calcext:value-type="float">
            <text:p>0.18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2];0)&lt;=[.O7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3]))" office:value-type="date" office:date-value="2019-10-30T05:57:13.600514" calcext:value-type="date">
            <text:p>2019-10-30 05:57:14</text:p>
          </table:table-cell>
          <table:table-cell table:style-name="ce7" table:formula="of:=[.A723]" office:value-type="date" office:date-value="2019-10-30T05:57:13.600514" calcext:value-type="date">
            <text:p>2019-10-30 05:57:14</text:p>
          </table:table-cell>
          <table:table-cell table:formula="of:=TRUNC([.A723])" office:value-type="float" office:value="43768" calcext:value-type="float">
            <text:p>43768</text:p>
          </table:table-cell>
          <table:table-cell table:style-name="ce12" table:formula="of:=[.B723]-[.C723]" office:value-type="date" office:date-value="1899-12-30T05:57:13.60051405616" calcext:value-type="date">
            <text:p>12/30/99 05:57 AM</text:p>
          </table:table-cell>
          <table:table-cell table:formula="of:=MOD([.E722]-[.$E$2];[.$H$2])+1+[.$E$2]" office:value-type="float" office:value="151" calcext:value-type="float">
            <text:p>151</text:p>
          </table:table-cell>
          <table:table-cell table:formula="of:=MOD([.F722]+1/[.$H$2];5)" office:value-type="float" office:value="2.99999999999999" calcext:value-type="float">
            <text:p>2,99999999999999</text:p>
          </table:table-cell>
          <table:table-cell table:formula="of:=IF([.F723]&lt;0.000001;[.G722]+2+1/[.$H$2];[.G722]+1/[.$H$2])" office:value-type="float" office:value="23.9999999999998" calcext:value-type="float">
            <text:p>23,9999999999998</text:p>
          </table:table-cell>
          <table:table-cell table:number-columns-repeated="4"/>
          <table:table-cell table:style-name="ce36" table:formula="of:=SUM(MOD(SUM([.L722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723]&lt;[.L722];[.M722]+[.H$2];[.M722])" office:value-type="float" office:value="440" calcext:value-type="float">
            <text:p>440</text:p>
          </table:table-cell>
          <table:table-cell table:style-name="ce11" table:formula="of:=OFFSET([.C$4];[.M723];0)" office:value-type="float" office:value="43760" calcext:value-type="float">
            <text:p>43760</text:p>
          </table:table-cell>
          <table:table-cell table:style-name="ce37" table:formula="of:=[.L723]" office:value-type="float" office:value="0.194444444444438" calcext:value-type="float">
            <text:p>0.194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3];0)&lt;=[.O7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4]))" office:value-type="date" office:date-value="2019-10-31T05:42:05.090515" calcext:value-type="date">
            <text:p>2019-10-31 05:42:05</text:p>
          </table:table-cell>
          <table:table-cell table:style-name="ce7" table:formula="of:=[.A724]" office:value-type="date" office:date-value="2019-10-31T05:42:05.090515" calcext:value-type="date">
            <text:p>2019-10-31 05:42:05</text:p>
          </table:table-cell>
          <table:table-cell table:formula="of:=TRUNC([.A724])" office:value-type="float" office:value="43769" calcext:value-type="float">
            <text:p>43769</text:p>
          </table:table-cell>
          <table:table-cell table:style-name="ce12" table:formula="of:=[.B724]-[.C724]" office:value-type="date" office:date-value="1899-12-30T05:42:05.09051465895" calcext:value-type="date">
            <text:p>12/30/99 05:42 AM</text:p>
          </table:table-cell>
          <table:table-cell table:formula="of:=MOD([.E723]-[.$E$2];[.$H$2])+1+[.$E$2]" office:value-type="float" office:value="152" calcext:value-type="float">
            <text:p>152</text:p>
          </table:table-cell>
          <table:table-cell table:formula="of:=MOD([.F723]+1/[.$H$2];5)" office:value-type="float" office:value="3.02499999999999" calcext:value-type="float">
            <text:p>3,02499999999999</text:p>
          </table:table-cell>
          <table:table-cell table:formula="of:=IF([.F724]&lt;0.000001;[.G723]+2+1/[.$H$2];[.G723]+1/[.$H$2])" office:value-type="float" office:value="24.0249999999998" calcext:value-type="float">
            <text:p>24,0249999999998</text:p>
          </table:table-cell>
          <table:table-cell table:number-columns-repeated="4"/>
          <table:table-cell table:style-name="ce36" table:formula="of:=SUM(MOD(SUM([.L723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724]&lt;[.L723];[.M723]+[.H$2];[.M723])" office:value-type="float" office:value="440" calcext:value-type="float">
            <text:p>440</text:p>
          </table:table-cell>
          <table:table-cell table:style-name="ce11" table:formula="of:=OFFSET([.C$4];[.M724];0)" office:value-type="float" office:value="43760" calcext:value-type="float">
            <text:p>43760</text:p>
          </table:table-cell>
          <table:table-cell table:style-name="ce37" table:formula="of:=[.L724]" office:value-type="float" office:value="0.201388888888882" calcext:value-type="float">
            <text:p>0.201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4];0)&lt;=[.O7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5]))" office:value-type="date" office:date-value="2019-10-31T06:08:51.090799" calcext:value-type="date">
            <text:p>2019-10-31 06:08:51</text:p>
          </table:table-cell>
          <table:table-cell table:style-name="ce7" table:formula="of:=[.A725]" office:value-type="date" office:date-value="2019-10-31T06:08:51.090799" calcext:value-type="date">
            <text:p>2019-10-31 06:08:51</text:p>
          </table:table-cell>
          <table:table-cell table:formula="of:=TRUNC([.A725])" office:value-type="float" office:value="43769" calcext:value-type="float">
            <text:p>43769</text:p>
          </table:table-cell>
          <table:table-cell table:style-name="ce12" table:formula="of:=[.B725]-[.C725]" office:value-type="date" office:date-value="1899-12-30T06:08:51.09079892747" calcext:value-type="date">
            <text:p>12/30/99 06:08 AM</text:p>
          </table:table-cell>
          <table:table-cell table:formula="of:=MOD([.E724]-[.$E$2];[.$H$2])+1+[.$E$2]" office:value-type="float" office:value="153" calcext:value-type="float">
            <text:p>153</text:p>
          </table:table-cell>
          <table:table-cell table:formula="of:=MOD([.F724]+1/[.$H$2];5)" office:value-type="float" office:value="3.04999999999999" calcext:value-type="float">
            <text:p>3,04999999999999</text:p>
          </table:table-cell>
          <table:table-cell table:formula="of:=IF([.F725]&lt;0.000001;[.G724]+2+1/[.$H$2];[.G724]+1/[.$H$2])" office:value-type="float" office:value="24.0499999999998" calcext:value-type="float">
            <text:p>24,0499999999998</text:p>
          </table:table-cell>
          <table:table-cell table:number-columns-repeated="4"/>
          <table:table-cell table:style-name="ce36" table:formula="of:=SUM(MOD(SUM([.L724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725]&lt;[.L724];[.M724]+[.H$2];[.M724])" office:value-type="float" office:value="440" calcext:value-type="float">
            <text:p>440</text:p>
          </table:table-cell>
          <table:table-cell table:style-name="ce11" table:formula="of:=OFFSET([.C$4];[.M725];0)" office:value-type="float" office:value="43760" calcext:value-type="float">
            <text:p>43760</text:p>
          </table:table-cell>
          <table:table-cell table:style-name="ce37" table:formula="of:=[.L725]" office:value-type="float" office:value="0.208333333333327" calcext:value-type="float">
            <text:p>0.208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5];0)&lt;=[.O7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6]))" office:value-type="date" office:date-value="2019-10-31T06:12:08.383258" calcext:value-type="date">
            <text:p>2019-10-31 06:12:08</text:p>
          </table:table-cell>
          <table:table-cell table:style-name="ce7" table:formula="of:=[.A726]" office:value-type="date" office:date-value="2019-10-31T06:12:08.383258" calcext:value-type="date">
            <text:p>2019-10-31 06:12:08</text:p>
          </table:table-cell>
          <table:table-cell table:formula="of:=TRUNC([.A726])" office:value-type="float" office:value="43769" calcext:value-type="float">
            <text:p>43769</text:p>
          </table:table-cell>
          <table:table-cell table:style-name="ce12" table:formula="of:=[.B726]-[.C726]" office:value-type="date" office:date-value="1899-12-30T06:12:08.3832581481" calcext:value-type="date">
            <text:p>12/30/99 06:12 AM</text:p>
          </table:table-cell>
          <table:table-cell table:formula="of:=MOD([.E725]-[.$E$2];[.$H$2])+1+[.$E$2]" office:value-type="float" office:value="154" calcext:value-type="float">
            <text:p>154</text:p>
          </table:table-cell>
          <table:table-cell table:formula="of:=MOD([.F725]+1/[.$H$2];5)" office:value-type="float" office:value="3.07499999999999" calcext:value-type="float">
            <text:p>3,07499999999999</text:p>
          </table:table-cell>
          <table:table-cell table:formula="of:=IF([.F726]&lt;0.000001;[.G725]+2+1/[.$H$2];[.G725]+1/[.$H$2])" office:value-type="float" office:value="24.0749999999998" calcext:value-type="float">
            <text:p>24,0749999999998</text:p>
          </table:table-cell>
          <table:table-cell table:number-columns-repeated="4"/>
          <table:table-cell table:style-name="ce36" table:formula="of:=SUM(MOD(SUM([.L725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726]&lt;[.L725];[.M725]+[.H$2];[.M725])" office:value-type="float" office:value="440" calcext:value-type="float">
            <text:p>440</text:p>
          </table:table-cell>
          <table:table-cell table:style-name="ce11" table:formula="of:=OFFSET([.C$4];[.M726];0)" office:value-type="float" office:value="43760" calcext:value-type="float">
            <text:p>43760</text:p>
          </table:table-cell>
          <table:table-cell table:style-name="ce37" table:formula="of:=[.L726]" office:value-type="float" office:value="0.215277777777771" calcext:value-type="float">
            <text:p>0.215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6];0)&lt;=[.O7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7]))" office:value-type="date" office:date-value="2019-10-31T05:52:33.050116" calcext:value-type="date">
            <text:p>2019-10-31 05:52:33</text:p>
          </table:table-cell>
          <table:table-cell table:style-name="ce7" table:formula="of:=[.A727]" office:value-type="date" office:date-value="2019-10-31T05:52:33.050116" calcext:value-type="date">
            <text:p>2019-10-31 05:52:33</text:p>
          </table:table-cell>
          <table:table-cell table:formula="of:=TRUNC([.A727])" office:value-type="float" office:value="43769" calcext:value-type="float">
            <text:p>43769</text:p>
          </table:table-cell>
          <table:table-cell table:style-name="ce12" table:formula="of:=[.B727]-[.C727]" office:value-type="date" office:date-value="1899-12-30T05:52:33.0501158908" calcext:value-type="date">
            <text:p>12/30/99 05:52 AM</text:p>
          </table:table-cell>
          <table:table-cell table:formula="of:=MOD([.E726]-[.$E$2];[.$H$2])+1+[.$E$2]" office:value-type="float" office:value="155" calcext:value-type="float">
            <text:p>155</text:p>
          </table:table-cell>
          <table:table-cell table:formula="of:=MOD([.F726]+1/[.$H$2];5)" office:value-type="float" office:value="3.09999999999999" calcext:value-type="float">
            <text:p>3,09999999999999</text:p>
          </table:table-cell>
          <table:table-cell table:formula="of:=IF([.F727]&lt;0.000001;[.G726]+2+1/[.$H$2];[.G726]+1/[.$H$2])" office:value-type="float" office:value="24.0999999999998" calcext:value-type="float">
            <text:p>24,0999999999998</text:p>
          </table:table-cell>
          <table:table-cell table:number-columns-repeated="4"/>
          <table:table-cell table:style-name="ce36" table:formula="of:=SUM(MOD(SUM([.L726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727]&lt;[.L726];[.M726]+[.H$2];[.M726])" office:value-type="float" office:value="440" calcext:value-type="float">
            <text:p>440</text:p>
          </table:table-cell>
          <table:table-cell table:style-name="ce11" table:formula="of:=OFFSET([.C$4];[.M727];0)" office:value-type="float" office:value="43760" calcext:value-type="float">
            <text:p>43760</text:p>
          </table:table-cell>
          <table:table-cell table:style-name="ce37" table:formula="of:=[.L727]" office:value-type="float" office:value="0.222222222222216" calcext:value-type="float">
            <text:p>0.222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7];0)&lt;=[.O7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8]))" office:value-type="date" office:date-value="2019-10-31T05:43:44.285138" calcext:value-type="date">
            <text:p>2019-10-31 05:43:44</text:p>
          </table:table-cell>
          <table:table-cell table:style-name="ce7" table:formula="of:=[.A728]" office:value-type="date" office:date-value="2019-10-31T05:43:44.285138" calcext:value-type="date">
            <text:p>2019-10-31 05:43:44</text:p>
          </table:table-cell>
          <table:table-cell table:formula="of:=TRUNC([.A728])" office:value-type="float" office:value="43769" calcext:value-type="float">
            <text:p>43769</text:p>
          </table:table-cell>
          <table:table-cell table:style-name="ce12" table:formula="of:=[.B728]-[.C728]" office:value-type="date" office:date-value="1899-12-30T05:43:44.28513793275" calcext:value-type="date">
            <text:p>12/30/99 05:43 AM</text:p>
          </table:table-cell>
          <table:table-cell table:formula="of:=MOD([.E727]-[.$E$2];[.$H$2])+1+[.$E$2]" office:value-type="float" office:value="156" calcext:value-type="float">
            <text:p>156</text:p>
          </table:table-cell>
          <table:table-cell table:formula="of:=MOD([.F727]+1/[.$H$2];5)" office:value-type="float" office:value="3.12499999999999" calcext:value-type="float">
            <text:p>3,12499999999999</text:p>
          </table:table-cell>
          <table:table-cell table:formula="of:=IF([.F728]&lt;0.000001;[.G727]+2+1/[.$H$2];[.G727]+1/[.$H$2])" office:value-type="float" office:value="24.1249999999998" calcext:value-type="float">
            <text:p>24,1249999999998</text:p>
          </table:table-cell>
          <table:table-cell table:number-columns-repeated="4"/>
          <table:table-cell table:style-name="ce36" table:formula="of:=SUM(MOD(SUM([.L727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728]&lt;[.L727];[.M727]+[.H$2];[.M727])" office:value-type="float" office:value="440" calcext:value-type="float">
            <text:p>440</text:p>
          </table:table-cell>
          <table:table-cell table:style-name="ce11" table:formula="of:=OFFSET([.C$4];[.M728];0)" office:value-type="float" office:value="43760" calcext:value-type="float">
            <text:p>43760</text:p>
          </table:table-cell>
          <table:table-cell table:style-name="ce37" table:formula="of:=[.L728]" office:value-type="float" office:value="0.22916666666666" calcext:value-type="float">
            <text:p>0.229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8];0)&lt;=[.O7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9]))" office:value-type="date" office:date-value="2019-10-31T05:47:40.246661" calcext:value-type="date">
            <text:p>2019-10-31 05:47:40</text:p>
          </table:table-cell>
          <table:table-cell table:style-name="ce7" table:formula="of:=[.A729]" office:value-type="date" office:date-value="2019-10-31T05:47:40.246661" calcext:value-type="date">
            <text:p>2019-10-31 05:47:40</text:p>
          </table:table-cell>
          <table:table-cell table:formula="of:=TRUNC([.A729])" office:value-type="float" office:value="43769" calcext:value-type="float">
            <text:p>43769</text:p>
          </table:table-cell>
          <table:table-cell table:style-name="ce12" table:formula="of:=[.B729]-[.C729]" office:value-type="date" office:date-value="1899-12-30T05:47:40.2466610726" calcext:value-type="date">
            <text:p>12/30/99 05:47 AM</text:p>
          </table:table-cell>
          <table:table-cell table:formula="of:=MOD([.E728]-[.$E$2];[.$H$2])+1+[.$E$2]" office:value-type="float" office:value="157" calcext:value-type="float">
            <text:p>157</text:p>
          </table:table-cell>
          <table:table-cell table:formula="of:=MOD([.F728]+1/[.$H$2];5)" office:value-type="float" office:value="3.14999999999999" calcext:value-type="float">
            <text:p>3,14999999999999</text:p>
          </table:table-cell>
          <table:table-cell table:formula="of:=IF([.F729]&lt;0.000001;[.G728]+2+1/[.$H$2];[.G728]+1/[.$H$2])" office:value-type="float" office:value="24.1499999999998" calcext:value-type="float">
            <text:p>24,1499999999998</text:p>
          </table:table-cell>
          <table:table-cell table:number-columns-repeated="4"/>
          <table:table-cell table:style-name="ce36" table:formula="of:=SUM(MOD(SUM([.L728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729]&lt;[.L728];[.M728]+[.H$2];[.M728])" office:value-type="float" office:value="440" calcext:value-type="float">
            <text:p>440</text:p>
          </table:table-cell>
          <table:table-cell table:style-name="ce11" table:formula="of:=OFFSET([.C$4];[.M729];0)" office:value-type="float" office:value="43760" calcext:value-type="float">
            <text:p>43760</text:p>
          </table:table-cell>
          <table:table-cell table:style-name="ce37" table:formula="of:=[.L729]" office:value-type="float" office:value="0.236111111111104" calcext:value-type="float">
            <text:p>0.236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9];0)&lt;=[.O7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0]))" office:value-type="date" office:date-value="2019-10-31T06:07:28.519" calcext:value-type="date">
            <text:p>2019-10-31 06:07:29</text:p>
          </table:table-cell>
          <table:table-cell table:style-name="ce7" table:formula="of:=[.A730]" office:value-type="date" office:date-value="2019-10-31T06:07:28.519" calcext:value-type="date">
            <text:p>2019-10-31 06:07:29</text:p>
          </table:table-cell>
          <table:table-cell table:formula="of:=TRUNC([.A730])" office:value-type="float" office:value="43769" calcext:value-type="float">
            <text:p>43769</text:p>
          </table:table-cell>
          <table:table-cell table:style-name="ce12" table:formula="of:=[.B730]-[.C730]" office:value-type="date" office:date-value="1899-12-30T06:07:28.51899964269" calcext:value-type="date">
            <text:p>12/30/99 06:07 AM</text:p>
          </table:table-cell>
          <table:table-cell table:formula="of:=MOD([.E729]-[.$E$2];[.$H$2])+1+[.$E$2]" office:value-type="float" office:value="158" calcext:value-type="float">
            <text:p>158</text:p>
          </table:table-cell>
          <table:table-cell table:formula="of:=MOD([.F729]+1/[.$H$2];5)" office:value-type="float" office:value="3.17499999999999" calcext:value-type="float">
            <text:p>3,17499999999999</text:p>
          </table:table-cell>
          <table:table-cell table:formula="of:=IF([.F730]&lt;0.000001;[.G729]+2+1/[.$H$2];[.G729]+1/[.$H$2])" office:value-type="float" office:value="24.1749999999997" calcext:value-type="float">
            <text:p>24,1749999999997</text:p>
          </table:table-cell>
          <table:table-cell table:number-columns-repeated="4"/>
          <table:table-cell table:style-name="ce36" table:formula="of:=SUM(MOD(SUM([.L729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730]&lt;[.L729];[.M729]+[.H$2];[.M729])" office:value-type="float" office:value="440" calcext:value-type="float">
            <text:p>440</text:p>
          </table:table-cell>
          <table:table-cell table:style-name="ce11" table:formula="of:=OFFSET([.C$4];[.M730];0)" office:value-type="float" office:value="43760" calcext:value-type="float">
            <text:p>43760</text:p>
          </table:table-cell>
          <table:table-cell table:style-name="ce37" table:formula="of:=[.L730]" office:value-type="float" office:value="0.243055555555549" calcext:value-type="float">
            <text:p>0.243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0];0)&lt;=[.O7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1]))" office:value-type="date" office:date-value="2019-10-31T05:44:43.179777" calcext:value-type="date">
            <text:p>2019-10-31 05:44:43</text:p>
          </table:table-cell>
          <table:table-cell table:style-name="ce7" table:formula="of:=[.A731]" office:value-type="date" office:date-value="2019-10-31T05:44:43.179777" calcext:value-type="date">
            <text:p>2019-10-31 05:44:43</text:p>
          </table:table-cell>
          <table:table-cell table:formula="of:=TRUNC([.A731])" office:value-type="float" office:value="43769" calcext:value-type="float">
            <text:p>43769</text:p>
          </table:table-cell>
          <table:table-cell table:style-name="ce12" table:formula="of:=[.B731]-[.C731]" office:value-type="date" office:date-value="1899-12-30T05:44:43.17977674305" calcext:value-type="date">
            <text:p>12/30/99 05:44 AM</text:p>
          </table:table-cell>
          <table:table-cell table:formula="of:=MOD([.E730]-[.$E$2];[.$H$2])+1+[.$E$2]" office:value-type="float" office:value="159" calcext:value-type="float">
            <text:p>159</text:p>
          </table:table-cell>
          <table:table-cell table:formula="of:=MOD([.F730]+1/[.$H$2];5)" office:value-type="float" office:value="3.19999999999999" calcext:value-type="float">
            <text:p>3,19999999999999</text:p>
          </table:table-cell>
          <table:table-cell table:formula="of:=IF([.F731]&lt;0.000001;[.G730]+2+1/[.$H$2];[.G730]+1/[.$H$2])" office:value-type="float" office:value="24.1999999999997" calcext:value-type="float">
            <text:p>24,1999999999997</text:p>
          </table:table-cell>
          <table:table-cell table:number-columns-repeated="4"/>
          <table:table-cell table:style-name="ce36" table:formula="of:=SUM(MOD(SUM([.L730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731]&lt;[.L730];[.M730]+[.H$2];[.M730])" office:value-type="float" office:value="440" calcext:value-type="float">
            <text:p>440</text:p>
          </table:table-cell>
          <table:table-cell table:style-name="ce11" table:formula="of:=OFFSET([.C$4];[.M731];0)" office:value-type="float" office:value="43760" calcext:value-type="float">
            <text:p>43760</text:p>
          </table:table-cell>
          <table:table-cell table:style-name="ce37" table:formula="of:=[.L731]" office:value-type="float" office:value="0.249999999999993" calcext:value-type="float">
            <text:p>0.249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1];0)&lt;=[.O7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2]))" office:value-type="date" office:date-value="2019-10-31T05:57:34.823" calcext:value-type="date">
            <text:p>2019-10-31 05:57:35</text:p>
          </table:table-cell>
          <table:table-cell table:style-name="ce7" table:formula="of:=[.A732]" office:value-type="date" office:date-value="2019-10-31T05:57:34.823" calcext:value-type="date">
            <text:p>2019-10-31 05:57:35</text:p>
          </table:table-cell>
          <table:table-cell table:formula="of:=TRUNC([.A732])" office:value-type="float" office:value="43769" calcext:value-type="float">
            <text:p>43769</text:p>
          </table:table-cell>
          <table:table-cell table:style-name="ce12" table:formula="of:=[.B732]-[.C732]" office:value-type="date" office:date-value="1899-12-30T05:57:34.82300003059" calcext:value-type="date">
            <text:p>12/30/99 05:57 AM</text:p>
          </table:table-cell>
          <table:table-cell table:formula="of:=MOD([.E731]-[.$E$2];[.$H$2])+1+[.$E$2]" office:value-type="float" office:value="160" calcext:value-type="float">
            <text:p>160</text:p>
          </table:table-cell>
          <table:table-cell table:formula="of:=MOD([.F731]+1/[.$H$2];5)" office:value-type="float" office:value="3.22499999999999" calcext:value-type="float">
            <text:p>3,22499999999999</text:p>
          </table:table-cell>
          <table:table-cell table:formula="of:=IF([.F732]&lt;0.000001;[.G731]+2+1/[.$H$2];[.G731]+1/[.$H$2])" office:value-type="float" office:value="24.2249999999997" calcext:value-type="float">
            <text:p>24,2249999999997</text:p>
          </table:table-cell>
          <table:table-cell table:number-columns-repeated="4"/>
          <table:table-cell table:style-name="ce36" table:formula="of:=SUM(MOD(SUM([.L731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732]&lt;[.L731];[.M731]+[.H$2];[.M731])" office:value-type="float" office:value="440" calcext:value-type="float">
            <text:p>440</text:p>
          </table:table-cell>
          <table:table-cell table:style-name="ce11" table:formula="of:=OFFSET([.C$4];[.M732];0)" office:value-type="float" office:value="43760" calcext:value-type="float">
            <text:p>43760</text:p>
          </table:table-cell>
          <table:table-cell table:style-name="ce37" table:formula="of:=[.L732]" office:value-type="float" office:value="0.256944444444438" calcext:value-type="float">
            <text:p>0.25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2];0)&lt;=[.O7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3]))" office:value-type="date" office:date-value="2019-10-31T06:16:45.566313" calcext:value-type="date">
            <text:p>2019-10-31 06:16:46</text:p>
          </table:table-cell>
          <table:table-cell table:style-name="ce7" table:formula="of:=[.A733]" office:value-type="date" office:date-value="2019-10-31T06:16:45.566313" calcext:value-type="date">
            <text:p>2019-10-31 06:16:46</text:p>
          </table:table-cell>
          <table:table-cell table:formula="of:=TRUNC([.A733])" office:value-type="float" office:value="43769" calcext:value-type="float">
            <text:p>43769</text:p>
          </table:table-cell>
          <table:table-cell table:style-name="ce12" table:formula="of:=[.B733]-[.C733]" office:value-type="date" office:date-value="1899-12-30T06:16:45.5663126288" calcext:value-type="date">
            <text:p>12/30/99 06:16 AM</text:p>
          </table:table-cell>
          <table:table-cell table:formula="of:=MOD([.E732]-[.$E$2];[.$H$2])+1+[.$E$2]" office:value-type="float" office:value="161" calcext:value-type="float">
            <text:p>161</text:p>
          </table:table-cell>
          <table:table-cell table:formula="of:=MOD([.F732]+1/[.$H$2];5)" office:value-type="float" office:value="3.24999999999999" calcext:value-type="float">
            <text:p>3,24999999999999</text:p>
          </table:table-cell>
          <table:table-cell table:formula="of:=IF([.F733]&lt;0.000001;[.G732]+2+1/[.$H$2];[.G732]+1/[.$H$2])" office:value-type="float" office:value="24.2499999999997" calcext:value-type="float">
            <text:p>24,2499999999997</text:p>
          </table:table-cell>
          <table:table-cell table:number-columns-repeated="4"/>
          <table:table-cell table:style-name="ce36" table:formula="of:=SUM(MOD(SUM([.L732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733]&lt;[.L732];[.M732]+[.H$2];[.M732])" office:value-type="float" office:value="440" calcext:value-type="float">
            <text:p>440</text:p>
          </table:table-cell>
          <table:table-cell table:style-name="ce11" table:formula="of:=OFFSET([.C$4];[.M733];0)" office:value-type="float" office:value="43760" calcext:value-type="float">
            <text:p>43760</text:p>
          </table:table-cell>
          <table:table-cell table:style-name="ce37" table:formula="of:=[.L733]" office:value-type="float" office:value="0.263888888888882" calcext:value-type="float">
            <text:p>0.26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3];0)&lt;=[.O7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4]))" office:value-type="date" office:date-value="2019-10-31T05:42:57.192889" calcext:value-type="date">
            <text:p>2019-10-31 05:42:57</text:p>
          </table:table-cell>
          <table:table-cell table:style-name="ce7" table:formula="of:=[.A734]" office:value-type="date" office:date-value="2019-10-31T05:42:57.192889" calcext:value-type="date">
            <text:p>2019-10-31 05:42:57</text:p>
          </table:table-cell>
          <table:table-cell table:formula="of:=TRUNC([.A734])" office:value-type="float" office:value="43769" calcext:value-type="float">
            <text:p>43769</text:p>
          </table:table-cell>
          <table:table-cell table:style-name="ce12" table:formula="of:=[.B734]-[.C734]" office:value-type="date" office:date-value="1899-12-30T05:42:57.19288934022" calcext:value-type="date">
            <text:p>12/30/99 05:42 AM</text:p>
          </table:table-cell>
          <table:table-cell table:formula="of:=MOD([.E733]-[.$E$2];[.$H$2])+1+[.$E$2]" office:value-type="float" office:value="162" calcext:value-type="float">
            <text:p>162</text:p>
          </table:table-cell>
          <table:table-cell table:formula="of:=MOD([.F733]+1/[.$H$2];5)" office:value-type="float" office:value="3.27499999999999" calcext:value-type="float">
            <text:p>3,27499999999999</text:p>
          </table:table-cell>
          <table:table-cell table:formula="of:=IF([.F734]&lt;0.000001;[.G733]+2+1/[.$H$2];[.G733]+1/[.$H$2])" office:value-type="float" office:value="24.2749999999997" calcext:value-type="float">
            <text:p>24,2749999999997</text:p>
          </table:table-cell>
          <table:table-cell table:number-columns-repeated="4"/>
          <table:table-cell table:style-name="ce36" table:formula="of:=SUM(MOD(SUM([.L733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734]&lt;[.L733];[.M733]+[.H$2];[.M733])" office:value-type="float" office:value="440" calcext:value-type="float">
            <text:p>440</text:p>
          </table:table-cell>
          <table:table-cell table:style-name="ce11" table:formula="of:=OFFSET([.C$4];[.M734];0)" office:value-type="float" office:value="43760" calcext:value-type="float">
            <text:p>43760</text:p>
          </table:table-cell>
          <table:table-cell table:style-name="ce37" table:formula="of:=[.L734]" office:value-type="float" office:value="0.270833333333327" calcext:value-type="float">
            <text:p>0.27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4];0)&lt;=[.O7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5]))" office:value-type="date" office:date-value="2019-10-31T06:07:48.323396" calcext:value-type="date">
            <text:p>2019-10-31 06:07:48</text:p>
          </table:table-cell>
          <table:table-cell table:style-name="ce7" table:formula="of:=[.A735]" office:value-type="date" office:date-value="2019-10-31T06:07:48.323396" calcext:value-type="date">
            <text:p>2019-10-31 06:07:48</text:p>
          </table:table-cell>
          <table:table-cell table:formula="of:=TRUNC([.A735])" office:value-type="float" office:value="43769" calcext:value-type="float">
            <text:p>43769</text:p>
          </table:table-cell>
          <table:table-cell table:style-name="ce12" table:formula="of:=[.B735]-[.C735]" office:value-type="date" office:date-value="1899-12-30T06:07:48.32339584362" calcext:value-type="date">
            <text:p>12/30/99 06:07 AM</text:p>
          </table:table-cell>
          <table:table-cell table:formula="of:=MOD([.E734]-[.$E$2];[.$H$2])+1+[.$E$2]" office:value-type="float" office:value="163" calcext:value-type="float">
            <text:p>163</text:p>
          </table:table-cell>
          <table:table-cell table:formula="of:=MOD([.F734]+1/[.$H$2];5)" office:value-type="float" office:value="3.29999999999999" calcext:value-type="float">
            <text:p>3,29999999999999</text:p>
          </table:table-cell>
          <table:table-cell table:formula="of:=IF([.F735]&lt;0.000001;[.G734]+2+1/[.$H$2];[.G734]+1/[.$H$2])" office:value-type="float" office:value="24.2999999999997" calcext:value-type="float">
            <text:p>24,2999999999997</text:p>
          </table:table-cell>
          <table:table-cell table:number-columns-repeated="4"/>
          <table:table-cell table:style-name="ce36" table:formula="of:=SUM(MOD(SUM([.L734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735]&lt;[.L734];[.M734]+[.H$2];[.M734])" office:value-type="float" office:value="440" calcext:value-type="float">
            <text:p>440</text:p>
          </table:table-cell>
          <table:table-cell table:style-name="ce11" table:formula="of:=OFFSET([.C$4];[.M735];0)" office:value-type="float" office:value="43760" calcext:value-type="float">
            <text:p>43760</text:p>
          </table:table-cell>
          <table:table-cell table:style-name="ce37" table:formula="of:=[.L735]" office:value-type="float" office:value="0.277777777777771" calcext:value-type="float">
            <text:p>0.277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5];0)&lt;=[.O7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6]))" office:value-type="date" office:date-value="2019-10-31T05:51:42.451104" calcext:value-type="date">
            <text:p>2019-10-31 05:51:42</text:p>
          </table:table-cell>
          <table:table-cell table:style-name="ce7" table:formula="of:=[.A736]" office:value-type="date" office:date-value="2019-10-31T05:51:42.451104" calcext:value-type="date">
            <text:p>2019-10-31 05:51:42</text:p>
          </table:table-cell>
          <table:table-cell table:formula="of:=TRUNC([.A736])" office:value-type="float" office:value="43769" calcext:value-type="float">
            <text:p>43769</text:p>
          </table:table-cell>
          <table:table-cell table:style-name="ce12" table:formula="of:=[.B736]-[.C736]" office:value-type="date" office:date-value="1899-12-30T05:51:42.4511044845" calcext:value-type="date">
            <text:p>12/30/99 05:51 AM</text:p>
          </table:table-cell>
          <table:table-cell table:formula="of:=MOD([.E735]-[.$E$2];[.$H$2])+1+[.$E$2]" office:value-type="float" office:value="164" calcext:value-type="float">
            <text:p>164</text:p>
          </table:table-cell>
          <table:table-cell table:formula="of:=MOD([.F735]+1/[.$H$2];5)" office:value-type="float" office:value="3.32499999999999" calcext:value-type="float">
            <text:p>3,32499999999999</text:p>
          </table:table-cell>
          <table:table-cell table:formula="of:=IF([.F736]&lt;0.000001;[.G735]+2+1/[.$H$2];[.G735]+1/[.$H$2])" office:value-type="float" office:value="24.3249999999997" calcext:value-type="float">
            <text:p>24,3249999999997</text:p>
          </table:table-cell>
          <table:table-cell table:number-columns-repeated="4"/>
          <table:table-cell table:style-name="ce36" table:formula="of:=SUM(MOD(SUM([.L735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736]&lt;[.L735];[.M735]+[.H$2];[.M735])" office:value-type="float" office:value="440" calcext:value-type="float">
            <text:p>440</text:p>
          </table:table-cell>
          <table:table-cell table:style-name="ce11" table:formula="of:=OFFSET([.C$4];[.M736];0)" office:value-type="float" office:value="43760" calcext:value-type="float">
            <text:p>43760</text:p>
          </table:table-cell>
          <table:table-cell table:style-name="ce37" table:formula="of:=[.L736]" office:value-type="float" office:value="0.284722222222215" calcext:value-type="float">
            <text:p>0.284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6];0)&lt;=[.O7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7]))" office:value-type="date" office:date-value="2019-10-31T05:43:07.730091" calcext:value-type="date">
            <text:p>2019-10-31 05:43:08</text:p>
          </table:table-cell>
          <table:table-cell table:style-name="ce7" table:formula="of:=[.A737]" office:value-type="date" office:date-value="2019-10-31T05:43:07.730091" calcext:value-type="date">
            <text:p>2019-10-31 05:43:08</text:p>
          </table:table-cell>
          <table:table-cell table:formula="of:=TRUNC([.A737])" office:value-type="float" office:value="43769" calcext:value-type="float">
            <text:p>43769</text:p>
          </table:table-cell>
          <table:table-cell table:style-name="ce12" table:formula="of:=[.B737]-[.C737]" office:value-type="date" office:date-value="1899-12-30T05:43:07.73009141441" calcext:value-type="date">
            <text:p>12/30/99 05:43 AM</text:p>
          </table:table-cell>
          <table:table-cell table:formula="of:=MOD([.E736]-[.$E$2];[.$H$2])+1+[.$E$2]" office:value-type="float" office:value="165" calcext:value-type="float">
            <text:p>165</text:p>
          </table:table-cell>
          <table:table-cell table:formula="of:=MOD([.F736]+1/[.$H$2];5)" office:value-type="float" office:value="3.34999999999999" calcext:value-type="float">
            <text:p>3,34999999999999</text:p>
          </table:table-cell>
          <table:table-cell table:formula="of:=IF([.F737]&lt;0.000001;[.G736]+2+1/[.$H$2];[.G736]+1/[.$H$2])" office:value-type="float" office:value="24.3499999999997" calcext:value-type="float">
            <text:p>24,3499999999997</text:p>
          </table:table-cell>
          <table:table-cell table:number-columns-repeated="4"/>
          <table:table-cell table:style-name="ce36" table:formula="of:=SUM(MOD(SUM([.L736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737]&lt;[.L736];[.M736]+[.H$2];[.M736])" office:value-type="float" office:value="440" calcext:value-type="float">
            <text:p>440</text:p>
          </table:table-cell>
          <table:table-cell table:style-name="ce11" table:formula="of:=OFFSET([.C$4];[.M737];0)" office:value-type="float" office:value="43760" calcext:value-type="float">
            <text:p>43760</text:p>
          </table:table-cell>
          <table:table-cell table:style-name="ce37" table:formula="of:=[.L737]" office:value-type="float" office:value="0.29166666666666" calcext:value-type="float">
            <text:p>0.29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7];0)&lt;=[.O7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8]))" office:value-type="date" office:date-value="2019-10-31T05:58:14.939988" calcext:value-type="date">
            <text:p>2019-10-31 05:58:15</text:p>
          </table:table-cell>
          <table:table-cell table:style-name="ce7" table:formula="of:=[.A738]" office:value-type="date" office:date-value="2019-10-31T05:58:14.939988" calcext:value-type="date">
            <text:p>2019-10-31 05:58:15</text:p>
          </table:table-cell>
          <table:table-cell table:formula="of:=TRUNC([.A738])" office:value-type="float" office:value="43769" calcext:value-type="float">
            <text:p>43769</text:p>
          </table:table-cell>
          <table:table-cell table:style-name="ce12" table:formula="of:=[.B738]-[.C738]" office:value-type="date" office:date-value="1899-12-30T05:58:14.93998785038" calcext:value-type="date">
            <text:p>12/30/99 05:58 AM</text:p>
          </table:table-cell>
          <table:table-cell table:formula="of:=MOD([.E737]-[.$E$2];[.$H$2])+1+[.$E$2]" office:value-type="float" office:value="166" calcext:value-type="float">
            <text:p>166</text:p>
          </table:table-cell>
          <table:table-cell table:formula="of:=MOD([.F737]+1/[.$H$2];5)" office:value-type="float" office:value="3.37499999999999" calcext:value-type="float">
            <text:p>3,37499999999999</text:p>
          </table:table-cell>
          <table:table-cell table:formula="of:=IF([.F738]&lt;0.000001;[.G737]+2+1/[.$H$2];[.G737]+1/[.$H$2])" office:value-type="float" office:value="24.3749999999997" calcext:value-type="float">
            <text:p>24,3749999999997</text:p>
          </table:table-cell>
          <table:table-cell table:number-columns-repeated="4"/>
          <table:table-cell table:style-name="ce36" table:formula="of:=SUM(MOD(SUM([.L737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738]&lt;[.L737];[.M737]+[.H$2];[.M737])" office:value-type="float" office:value="440" calcext:value-type="float">
            <text:p>440</text:p>
          </table:table-cell>
          <table:table-cell table:style-name="ce11" table:formula="of:=OFFSET([.C$4];[.M738];0)" office:value-type="float" office:value="43760" calcext:value-type="float">
            <text:p>43760</text:p>
          </table:table-cell>
          <table:table-cell table:style-name="ce37" table:formula="of:=[.L738]" office:value-type="float" office:value="0.298611111111104" calcext:value-type="float">
            <text:p>0.29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8];0)&lt;=[.O7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9]))" office:value-type="date" office:date-value="2019-10-31T05:41:33.927292" calcext:value-type="date">
            <text:p>2019-10-31 05:41:34</text:p>
          </table:table-cell>
          <table:table-cell table:style-name="ce7" table:formula="of:=[.A739]" office:value-type="date" office:date-value="2019-10-31T05:41:33.927292" calcext:value-type="date">
            <text:p>2019-10-31 05:41:34</text:p>
          </table:table-cell>
          <table:table-cell table:formula="of:=TRUNC([.A739])" office:value-type="float" office:value="43769" calcext:value-type="float">
            <text:p>43769</text:p>
          </table:table-cell>
          <table:table-cell table:style-name="ce12" table:formula="of:=[.B739]-[.C739]" office:value-type="date" office:date-value="1899-12-30T05:41:33.92729164101" calcext:value-type="date">
            <text:p>12/30/99 05:41 AM</text:p>
          </table:table-cell>
          <table:table-cell table:formula="of:=MOD([.E738]-[.$E$2];[.$H$2])+1+[.$E$2]" office:value-type="float" office:value="167" calcext:value-type="float">
            <text:p>167</text:p>
          </table:table-cell>
          <table:table-cell table:formula="of:=MOD([.F738]+1/[.$H$2];5)" office:value-type="float" office:value="3.39999999999999" calcext:value-type="float">
            <text:p>3,39999999999999</text:p>
          </table:table-cell>
          <table:table-cell table:formula="of:=IF([.F739]&lt;0.000001;[.G738]+2+1/[.$H$2];[.G738]+1/[.$H$2])" office:value-type="float" office:value="24.3999999999997" calcext:value-type="float">
            <text:p>24,3999999999997</text:p>
          </table:table-cell>
          <table:table-cell table:number-columns-repeated="4"/>
          <table:table-cell table:style-name="ce36" table:formula="of:=SUM(MOD(SUM([.L738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739]&lt;[.L738];[.M738]+[.H$2];[.M738])" office:value-type="float" office:value="440" calcext:value-type="float">
            <text:p>440</text:p>
          </table:table-cell>
          <table:table-cell table:style-name="ce11" table:formula="of:=OFFSET([.C$4];[.M739];0)" office:value-type="float" office:value="43760" calcext:value-type="float">
            <text:p>43760</text:p>
          </table:table-cell>
          <table:table-cell table:style-name="ce37" table:formula="of:=[.L739]" office:value-type="float" office:value="0.305555555555549" calcext:value-type="float">
            <text:p>0.30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9];0)&lt;=[.O7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0]))" office:value-type="date" office:date-value="2019-10-31T06:08:29.326325" calcext:value-type="date">
            <text:p>2019-10-31 06:08:29</text:p>
          </table:table-cell>
          <table:table-cell table:style-name="ce7" table:formula="of:=[.A740]" office:value-type="date" office:date-value="2019-10-31T06:08:29.326325" calcext:value-type="date">
            <text:p>2019-10-31 06:08:29</text:p>
          </table:table-cell>
          <table:table-cell table:formula="of:=TRUNC([.A740])" office:value-type="float" office:value="43769" calcext:value-type="float">
            <text:p>43769</text:p>
          </table:table-cell>
          <table:table-cell table:style-name="ce12" table:formula="of:=[.B740]-[.C740]" office:value-type="date" office:date-value="1899-12-30T06:08:29.32632484473" calcext:value-type="date">
            <text:p>12/30/99 06:08 AM</text:p>
          </table:table-cell>
          <table:table-cell table:formula="of:=MOD([.E739]-[.$E$2];[.$H$2])+1+[.$E$2]" office:value-type="float" office:value="168" calcext:value-type="float">
            <text:p>168</text:p>
          </table:table-cell>
          <table:table-cell table:formula="of:=MOD([.F739]+1/[.$H$2];5)" office:value-type="float" office:value="3.42499999999999" calcext:value-type="float">
            <text:p>3,42499999999999</text:p>
          </table:table-cell>
          <table:table-cell table:formula="of:=IF([.F740]&lt;0.000001;[.G739]+2+1/[.$H$2];[.G739]+1/[.$H$2])" office:value-type="float" office:value="24.4249999999997" calcext:value-type="float">
            <text:p>24,4249999999997</text:p>
          </table:table-cell>
          <table:table-cell table:number-columns-repeated="4"/>
          <table:table-cell table:style-name="ce36" table:formula="of:=SUM(MOD(SUM([.L739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740]&lt;[.L739];[.M739]+[.H$2];[.M739])" office:value-type="float" office:value="440" calcext:value-type="float">
            <text:p>440</text:p>
          </table:table-cell>
          <table:table-cell table:style-name="ce11" table:formula="of:=OFFSET([.C$4];[.M740];0)" office:value-type="float" office:value="43760" calcext:value-type="float">
            <text:p>43760</text:p>
          </table:table-cell>
          <table:table-cell table:style-name="ce37" table:formula="of:=[.L740]" office:value-type="float" office:value="0.312499999999993" calcext:value-type="float">
            <text:p>0.312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0];0)&lt;=[.O7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1]))" office:value-type="date" office:date-value="2019-10-31T06:15:40.894771" calcext:value-type="date">
            <text:p>2019-10-31 06:15:41</text:p>
          </table:table-cell>
          <table:table-cell table:style-name="ce7" table:formula="of:=[.A741]" office:value-type="date" office:date-value="2019-10-31T06:15:40.894771" calcext:value-type="date">
            <text:p>2019-10-31 06:15:41</text:p>
          </table:table-cell>
          <table:table-cell table:formula="of:=TRUNC([.A741])" office:value-type="float" office:value="43769" calcext:value-type="float">
            <text:p>43769</text:p>
          </table:table-cell>
          <table:table-cell table:style-name="ce12" table:formula="of:=[.B741]-[.C741]" office:value-type="date" office:date-value="1899-12-30T06:15:40.89477080852" calcext:value-type="date">
            <text:p>12/30/99 06:15 AM</text:p>
          </table:table-cell>
          <table:table-cell table:formula="of:=MOD([.E740]-[.$E$2];[.$H$2])+1+[.$E$2]" office:value-type="float" office:value="169" calcext:value-type="float">
            <text:p>169</text:p>
          </table:table-cell>
          <table:table-cell table:formula="of:=MOD([.F740]+1/[.$H$2];5)" office:value-type="float" office:value="3.44999999999999" calcext:value-type="float">
            <text:p>3,44999999999999</text:p>
          </table:table-cell>
          <table:table-cell table:formula="of:=IF([.F741]&lt;0.000001;[.G740]+2+1/[.$H$2];[.G740]+1/[.$H$2])" office:value-type="float" office:value="24.4499999999997" calcext:value-type="float">
            <text:p>24,4499999999997</text:p>
          </table:table-cell>
          <table:table-cell table:number-columns-repeated="4"/>
          <table:table-cell table:style-name="ce36" table:formula="of:=SUM(MOD(SUM([.L740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741]&lt;[.L740];[.M740]+[.H$2];[.M740])" office:value-type="float" office:value="440" calcext:value-type="float">
            <text:p>440</text:p>
          </table:table-cell>
          <table:table-cell table:style-name="ce11" table:formula="of:=OFFSET([.C$4];[.M741];0)" office:value-type="float" office:value="43760" calcext:value-type="float">
            <text:p>43760</text:p>
          </table:table-cell>
          <table:table-cell table:style-name="ce37" table:formula="of:=[.L741]" office:value-type="float" office:value="0.319444444444438" calcext:value-type="float">
            <text:p>0.31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1];0)&lt;=[.O7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2]))" office:value-type="date" office:date-value="2019-10-31T06:08:30.473864" calcext:value-type="date">
            <text:p>2019-10-31 06:08:30</text:p>
          </table:table-cell>
          <table:table-cell table:style-name="ce7" table:formula="of:=[.A742]" office:value-type="date" office:date-value="2019-10-31T06:08:30.473864" calcext:value-type="date">
            <text:p>2019-10-31 06:08:30</text:p>
          </table:table-cell>
          <table:table-cell table:formula="of:=TRUNC([.A742])" office:value-type="float" office:value="43769" calcext:value-type="float">
            <text:p>43769</text:p>
          </table:table-cell>
          <table:table-cell table:style-name="ce12" table:formula="of:=[.B742]-[.C742]" office:value-type="date" office:date-value="1899-12-30T06:08:30.47386375722" calcext:value-type="date">
            <text:p>12/30/99 06:08 AM</text:p>
          </table:table-cell>
          <table:table-cell table:formula="of:=MOD([.E741]-[.$E$2];[.$H$2])+1+[.$E$2]" office:value-type="float" office:value="170" calcext:value-type="float">
            <text:p>170</text:p>
          </table:table-cell>
          <table:table-cell table:formula="of:=MOD([.F741]+1/[.$H$2];5)" office:value-type="float" office:value="3.47499999999999" calcext:value-type="float">
            <text:p>3,47499999999999</text:p>
          </table:table-cell>
          <table:table-cell table:formula="of:=IF([.F742]&lt;0.000001;[.G741]+2+1/[.$H$2];[.G741]+1/[.$H$2])" office:value-type="float" office:value="24.4749999999997" calcext:value-type="float">
            <text:p>24,4749999999997</text:p>
          </table:table-cell>
          <table:table-cell table:number-columns-repeated="4"/>
          <table:table-cell table:style-name="ce36" table:formula="of:=SUM(MOD(SUM([.L741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742]&lt;[.L741];[.M741]+[.H$2];[.M741])" office:value-type="float" office:value="440" calcext:value-type="float">
            <text:p>440</text:p>
          </table:table-cell>
          <table:table-cell table:style-name="ce11" table:formula="of:=OFFSET([.C$4];[.M742];0)" office:value-type="float" office:value="43760" calcext:value-type="float">
            <text:p>43760</text:p>
          </table:table-cell>
          <table:table-cell table:style-name="ce37" table:formula="of:=[.L742]" office:value-type="float" office:value="0.326388888888882" calcext:value-type="float">
            <text:p>0.326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2];0)&lt;=[.O7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3]))" office:value-type="date" office:date-value="2019-10-31T06:01:34.128241" calcext:value-type="date">
            <text:p>2019-10-31 06:01:34</text:p>
          </table:table-cell>
          <table:table-cell table:style-name="ce7" table:formula="of:=[.A743]" office:value-type="date" office:date-value="2019-10-31T06:01:34.128241" calcext:value-type="date">
            <text:p>2019-10-31 06:01:34</text:p>
          </table:table-cell>
          <table:table-cell table:formula="of:=TRUNC([.A743])" office:value-type="float" office:value="43769" calcext:value-type="float">
            <text:p>43769</text:p>
          </table:table-cell>
          <table:table-cell table:style-name="ce12" table:formula="of:=[.B743]-[.C743]" office:value-type="date" office:date-value="1899-12-30T06:01:34.12824057508" calcext:value-type="date">
            <text:p>12/30/99 06:01 AM</text:p>
          </table:table-cell>
          <table:table-cell table:formula="of:=MOD([.E742]-[.$E$2];[.$H$2])+1+[.$E$2]" office:value-type="float" office:value="171" calcext:value-type="float">
            <text:p>171</text:p>
          </table:table-cell>
          <table:table-cell table:formula="of:=MOD([.F742]+1/[.$H$2];5)" office:value-type="float" office:value="3.49999999999999" calcext:value-type="float">
            <text:p>3,49999999999999</text:p>
          </table:table-cell>
          <table:table-cell table:formula="of:=IF([.F743]&lt;0.000001;[.G742]+2+1/[.$H$2];[.G742]+1/[.$H$2])" office:value-type="float" office:value="24.4999999999997" calcext:value-type="float">
            <text:p>24,4999999999997</text:p>
          </table:table-cell>
          <table:table-cell table:number-columns-repeated="4"/>
          <table:table-cell table:style-name="ce36" table:formula="of:=SUM(MOD(SUM([.L742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743]&lt;[.L742];[.M742]+[.H$2];[.M742])" office:value-type="float" office:value="440" calcext:value-type="float">
            <text:p>440</text:p>
          </table:table-cell>
          <table:table-cell table:style-name="ce11" table:formula="of:=OFFSET([.C$4];[.M743];0)" office:value-type="float" office:value="43760" calcext:value-type="float">
            <text:p>43760</text:p>
          </table:table-cell>
          <table:table-cell table:style-name="ce37" table:formula="of:=[.L743]" office:value-type="float" office:value="0.333333333333326" calcext:value-type="float">
            <text:p>0.333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3];0)&lt;=[.O7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4]))" office:value-type="date" office:date-value="2019-10-31T06:06:28.934461" calcext:value-type="date">
            <text:p>2019-10-31 06:06:29</text:p>
          </table:table-cell>
          <table:table-cell table:style-name="ce7" table:formula="of:=[.A744]" office:value-type="date" office:date-value="2019-10-31T06:06:28.934461" calcext:value-type="date">
            <text:p>2019-10-31 06:06:29</text:p>
          </table:table-cell>
          <table:table-cell table:formula="of:=TRUNC([.A744])" office:value-type="float" office:value="43769" calcext:value-type="float">
            <text:p>43769</text:p>
          </table:table-cell>
          <table:table-cell table:style-name="ce12" table:formula="of:=[.B744]-[.C744]" office:value-type="date" office:date-value="1899-12-30T06:06:28.93446126021" calcext:value-type="date">
            <text:p>12/30/99 06:06 AM</text:p>
          </table:table-cell>
          <table:table-cell table:formula="of:=MOD([.E743]-[.$E$2];[.$H$2])+1+[.$E$2]" office:value-type="float" office:value="172" calcext:value-type="float">
            <text:p>172</text:p>
          </table:table-cell>
          <table:table-cell table:formula="of:=MOD([.F743]+1/[.$H$2];5)" office:value-type="float" office:value="3.52499999999999" calcext:value-type="float">
            <text:p>3,52499999999999</text:p>
          </table:table-cell>
          <table:table-cell table:formula="of:=IF([.F744]&lt;0.000001;[.G743]+2+1/[.$H$2];[.G743]+1/[.$H$2])" office:value-type="float" office:value="24.5249999999997" calcext:value-type="float">
            <text:p>24,5249999999997</text:p>
          </table:table-cell>
          <table:table-cell table:number-columns-repeated="4"/>
          <table:table-cell table:style-name="ce36" table:formula="of:=SUM(MOD(SUM([.L743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744]&lt;[.L743];[.M743]+[.H$2];[.M743])" office:value-type="float" office:value="440" calcext:value-type="float">
            <text:p>440</text:p>
          </table:table-cell>
          <table:table-cell table:style-name="ce11" table:formula="of:=OFFSET([.C$4];[.M744];0)" office:value-type="float" office:value="43760" calcext:value-type="float">
            <text:p>43760</text:p>
          </table:table-cell>
          <table:table-cell table:style-name="ce37" table:formula="of:=[.L744]" office:value-type="float" office:value="0.340277777777771" calcext:value-type="float">
            <text:p>0.34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4];0)&lt;=[.O7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5]))" office:value-type="date" office:date-value="2019-10-31T05:56:19.995073" calcext:value-type="date">
            <text:p>2019-10-31 05:56:20</text:p>
          </table:table-cell>
          <table:table-cell table:style-name="ce7" table:formula="of:=[.A745]" office:value-type="date" office:date-value="2019-10-31T05:56:19.995073" calcext:value-type="date">
            <text:p>2019-10-31 05:56:20</text:p>
          </table:table-cell>
          <table:table-cell table:formula="of:=TRUNC([.A745])" office:value-type="float" office:value="43769" calcext:value-type="float">
            <text:p>43769</text:p>
          </table:table-cell>
          <table:table-cell table:style-name="ce12" table:formula="of:=[.B745]-[.C745]" office:value-type="date" office:date-value="1899-12-30T05:56:19.99507281929" calcext:value-type="date">
            <text:p>12/30/99 05:56 AM</text:p>
          </table:table-cell>
          <table:table-cell table:formula="of:=MOD([.E744]-[.$E$2];[.$H$2])+1+[.$E$2]" office:value-type="float" office:value="173" calcext:value-type="float">
            <text:p>173</text:p>
          </table:table-cell>
          <table:table-cell table:formula="of:=MOD([.F744]+1/[.$H$2];5)" office:value-type="float" office:value="3.54999999999999" calcext:value-type="float">
            <text:p>3,54999999999999</text:p>
          </table:table-cell>
          <table:table-cell table:formula="of:=IF([.F745]&lt;0.000001;[.G744]+2+1/[.$H$2];[.G744]+1/[.$H$2])" office:value-type="float" office:value="24.5499999999997" calcext:value-type="float">
            <text:p>24,5499999999997</text:p>
          </table:table-cell>
          <table:table-cell table:number-columns-repeated="4"/>
          <table:table-cell table:style-name="ce36" table:formula="of:=SUM(MOD(SUM([.L744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745]&lt;[.L744];[.M744]+[.H$2];[.M744])" office:value-type="float" office:value="440" calcext:value-type="float">
            <text:p>440</text:p>
          </table:table-cell>
          <table:table-cell table:style-name="ce11" table:formula="of:=OFFSET([.C$4];[.M745];0)" office:value-type="float" office:value="43760" calcext:value-type="float">
            <text:p>43760</text:p>
          </table:table-cell>
          <table:table-cell table:style-name="ce37" table:formula="of:=[.L745]" office:value-type="float" office:value="0.347222222222215" calcext:value-type="float">
            <text:p>0.347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5];0)&lt;=[.O7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6]))" office:value-type="date" office:date-value="2019-10-31T05:59:14.878929" calcext:value-type="date">
            <text:p>2019-10-31 05:59:15</text:p>
          </table:table-cell>
          <table:table-cell table:style-name="ce7" table:formula="of:=[.A746]" office:value-type="date" office:date-value="2019-10-31T05:59:14.878929" calcext:value-type="date">
            <text:p>2019-10-31 05:59:15</text:p>
          </table:table-cell>
          <table:table-cell table:formula="of:=TRUNC([.A746])" office:value-type="float" office:value="43769" calcext:value-type="float">
            <text:p>43769</text:p>
          </table:table-cell>
          <table:table-cell table:style-name="ce12" table:formula="of:=[.B746]-[.C746]" office:value-type="date" office:date-value="1899-12-30T05:59:14.87892923411" calcext:value-type="date">
            <text:p>12/30/99 05:59 AM</text:p>
          </table:table-cell>
          <table:table-cell table:formula="of:=MOD([.E745]-[.$E$2];[.$H$2])+1+[.$E$2]" office:value-type="float" office:value="174" calcext:value-type="float">
            <text:p>174</text:p>
          </table:table-cell>
          <table:table-cell table:formula="of:=MOD([.F745]+1/[.$H$2];5)" office:value-type="float" office:value="3.57499999999999" calcext:value-type="float">
            <text:p>3,57499999999999</text:p>
          </table:table-cell>
          <table:table-cell table:formula="of:=IF([.F746]&lt;0.000001;[.G745]+2+1/[.$H$2];[.G745]+1/[.$H$2])" office:value-type="float" office:value="24.5749999999997" calcext:value-type="float">
            <text:p>24,5749999999997</text:p>
          </table:table-cell>
          <table:table-cell table:number-columns-repeated="4"/>
          <table:table-cell table:style-name="ce36" table:formula="of:=SUM(MOD(SUM([.L745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746]&lt;[.L745];[.M745]+[.H$2];[.M745])" office:value-type="float" office:value="440" calcext:value-type="float">
            <text:p>440</text:p>
          </table:table-cell>
          <table:table-cell table:style-name="ce11" table:formula="of:=OFFSET([.C$4];[.M746];0)" office:value-type="float" office:value="43760" calcext:value-type="float">
            <text:p>43760</text:p>
          </table:table-cell>
          <table:table-cell table:style-name="ce37" table:formula="of:=[.L746]" office:value-type="float" office:value="0.35416666666666" calcext:value-type="float">
            <text:p>0.354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6];0)&lt;=[.O7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7]))" office:value-type="date" office:date-value="2019-10-31T05:56:13.785095" calcext:value-type="date">
            <text:p>2019-10-31 05:56:14</text:p>
          </table:table-cell>
          <table:table-cell table:style-name="ce7" table:formula="of:=[.A747]" office:value-type="date" office:date-value="2019-10-31T05:56:13.785095" calcext:value-type="date">
            <text:p>2019-10-31 05:56:14</text:p>
          </table:table-cell>
          <table:table-cell table:formula="of:=TRUNC([.A747])" office:value-type="float" office:value="43769" calcext:value-type="float">
            <text:p>43769</text:p>
          </table:table-cell>
          <table:table-cell table:style-name="ce12" table:formula="of:=[.B747]-[.C747]" office:value-type="date" office:date-value="1899-12-30T05:56:13.78509531263" calcext:value-type="date">
            <text:p>12/30/99 05:56 AM</text:p>
          </table:table-cell>
          <table:table-cell table:formula="of:=MOD([.E746]-[.$E$2];[.$H$2])+1+[.$E$2]" office:value-type="float" office:value="175" calcext:value-type="float">
            <text:p>175</text:p>
          </table:table-cell>
          <table:table-cell table:formula="of:=MOD([.F746]+1/[.$H$2];5)" office:value-type="float" office:value="3.59999999999999" calcext:value-type="float">
            <text:p>3,59999999999999</text:p>
          </table:table-cell>
          <table:table-cell table:formula="of:=IF([.F747]&lt;0.000001;[.G746]+2+1/[.$H$2];[.G746]+1/[.$H$2])" office:value-type="float" office:value="24.5999999999997" calcext:value-type="float">
            <text:p>24,5999999999997</text:p>
          </table:table-cell>
          <table:table-cell table:number-columns-repeated="4"/>
          <table:table-cell table:style-name="ce36" table:formula="of:=SUM(MOD(SUM([.L746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747]&lt;[.L746];[.M746]+[.H$2];[.M746])" office:value-type="float" office:value="440" calcext:value-type="float">
            <text:p>440</text:p>
          </table:table-cell>
          <table:table-cell table:style-name="ce11" table:formula="of:=OFFSET([.C$4];[.M747];0)" office:value-type="float" office:value="43760" calcext:value-type="float">
            <text:p>43760</text:p>
          </table:table-cell>
          <table:table-cell table:style-name="ce37" table:formula="of:=[.L747]" office:value-type="float" office:value="0.361111111111104" calcext:value-type="float">
            <text:p>0.361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7];0)&lt;=[.O7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8]))" office:value-type="date" office:date-value="2019-10-31T06:05:25.843968" calcext:value-type="date">
            <text:p>2019-10-31 06:05:26</text:p>
          </table:table-cell>
          <table:table-cell table:style-name="ce7" table:formula="of:=[.A748]" office:value-type="date" office:date-value="2019-10-31T06:05:25.843968" calcext:value-type="date">
            <text:p>2019-10-31 06:05:26</text:p>
          </table:table-cell>
          <table:table-cell table:formula="of:=TRUNC([.A748])" office:value-type="float" office:value="43769" calcext:value-type="float">
            <text:p>43769</text:p>
          </table:table-cell>
          <table:table-cell table:style-name="ce12" table:formula="of:=[.B748]-[.C748]" office:value-type="date" office:date-value="1899-12-30T06:05:25.84396786988" calcext:value-type="date">
            <text:p>12/30/99 06:05 AM</text:p>
          </table:table-cell>
          <table:table-cell table:formula="of:=MOD([.E747]-[.$E$2];[.$H$2])+1+[.$E$2]" office:value-type="float" office:value="176" calcext:value-type="float">
            <text:p>176</text:p>
          </table:table-cell>
          <table:table-cell table:formula="of:=MOD([.F747]+1/[.$H$2];5)" office:value-type="float" office:value="3.62499999999999" calcext:value-type="float">
            <text:p>3,62499999999999</text:p>
          </table:table-cell>
          <table:table-cell table:formula="of:=IF([.F748]&lt;0.000001;[.G747]+2+1/[.$H$2];[.G747]+1/[.$H$2])" office:value-type="float" office:value="24.6249999999997" calcext:value-type="float">
            <text:p>24,6249999999997</text:p>
          </table:table-cell>
          <table:table-cell table:number-columns-repeated="4"/>
          <table:table-cell table:style-name="ce36" table:formula="of:=SUM(MOD(SUM([.L747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748]&lt;[.L747];[.M747]+[.H$2];[.M747])" office:value-type="float" office:value="440" calcext:value-type="float">
            <text:p>440</text:p>
          </table:table-cell>
          <table:table-cell table:style-name="ce11" table:formula="of:=OFFSET([.C$4];[.M748];0)" office:value-type="float" office:value="43760" calcext:value-type="float">
            <text:p>43760</text:p>
          </table:table-cell>
          <table:table-cell table:style-name="ce37" table:formula="of:=[.L748]" office:value-type="float" office:value="0.368055555555548" calcext:value-type="float">
            <text:p>0.36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8];0)&lt;=[.O7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9]))" office:value-type="date" office:date-value="2019-10-31T05:47:25.833071" calcext:value-type="date">
            <text:p>2019-10-31 05:47:26</text:p>
          </table:table-cell>
          <table:table-cell table:style-name="ce7" table:formula="of:=[.A749]" office:value-type="date" office:date-value="2019-10-31T05:47:25.833071" calcext:value-type="date">
            <text:p>2019-10-31 05:47:26</text:p>
          </table:table-cell>
          <table:table-cell table:formula="of:=TRUNC([.A749])" office:value-type="float" office:value="43769" calcext:value-type="float">
            <text:p>43769</text:p>
          </table:table-cell>
          <table:table-cell table:style-name="ce12" table:formula="of:=[.B749]-[.C749]" office:value-type="date" office:date-value="1899-12-30T05:47:25.83307122812" calcext:value-type="date">
            <text:p>12/30/99 05:47 AM</text:p>
          </table:table-cell>
          <table:table-cell table:formula="of:=MOD([.E748]-[.$E$2];[.$H$2])+1+[.$E$2]" office:value-type="float" office:value="177" calcext:value-type="float">
            <text:p>177</text:p>
          </table:table-cell>
          <table:table-cell table:formula="of:=MOD([.F748]+1/[.$H$2];5)" office:value-type="float" office:value="3.64999999999999" calcext:value-type="float">
            <text:p>3,64999999999999</text:p>
          </table:table-cell>
          <table:table-cell table:formula="of:=IF([.F749]&lt;0.000001;[.G748]+2+1/[.$H$2];[.G748]+1/[.$H$2])" office:value-type="float" office:value="24.6499999999997" calcext:value-type="float">
            <text:p>24,6499999999997</text:p>
          </table:table-cell>
          <table:table-cell table:number-columns-repeated="4"/>
          <table:table-cell table:style-name="ce36" table:formula="of:=SUM(MOD(SUM([.L748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749]&lt;[.L748];[.M748]+[.H$2];[.M748])" office:value-type="float" office:value="440" calcext:value-type="float">
            <text:p>440</text:p>
          </table:table-cell>
          <table:table-cell table:style-name="ce11" table:formula="of:=OFFSET([.C$4];[.M749];0)" office:value-type="float" office:value="43760" calcext:value-type="float">
            <text:p>43760</text:p>
          </table:table-cell>
          <table:table-cell table:style-name="ce37" table:formula="of:=[.L749]" office:value-type="float" office:value="0.374999999999993" calcext:value-type="float">
            <text:p>0.37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9];0)&lt;=[.O7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0]))" office:value-type="date" office:date-value="2019-10-31T06:14:34.965763" calcext:value-type="date">
            <text:p>2019-10-31 06:14:35</text:p>
          </table:table-cell>
          <table:table-cell table:style-name="ce7" table:formula="of:=[.A750]" office:value-type="date" office:date-value="2019-10-31T06:14:34.965763" calcext:value-type="date">
            <text:p>2019-10-31 06:14:35</text:p>
          </table:table-cell>
          <table:table-cell table:formula="of:=TRUNC([.A750])" office:value-type="float" office:value="43769" calcext:value-type="float">
            <text:p>43769</text:p>
          </table:table-cell>
          <table:table-cell table:style-name="ce12" table:formula="of:=[.B750]-[.C750]" office:value-type="date" office:date-value="1899-12-30T06:14:34.96576309204" calcext:value-type="date">
            <text:p>12/30/99 06:14 AM</text:p>
          </table:table-cell>
          <table:table-cell table:formula="of:=MOD([.E749]-[.$E$2];[.$H$2])+1+[.$E$2]" office:value-type="float" office:value="178" calcext:value-type="float">
            <text:p>178</text:p>
          </table:table-cell>
          <table:table-cell table:formula="of:=MOD([.F749]+1/[.$H$2];5)" office:value-type="float" office:value="3.67499999999999" calcext:value-type="float">
            <text:p>3,67499999999999</text:p>
          </table:table-cell>
          <table:table-cell table:formula="of:=IF([.F750]&lt;0.000001;[.G749]+2+1/[.$H$2];[.G749]+1/[.$H$2])" office:value-type="float" office:value="24.6749999999997" calcext:value-type="float">
            <text:p>24,6749999999997</text:p>
          </table:table-cell>
          <table:table-cell table:number-columns-repeated="4"/>
          <table:table-cell table:style-name="ce36" table:formula="of:=SUM(MOD(SUM([.L749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750]&lt;[.L749];[.M749]+[.H$2];[.M749])" office:value-type="float" office:value="440" calcext:value-type="float">
            <text:p>440</text:p>
          </table:table-cell>
          <table:table-cell table:style-name="ce11" table:formula="of:=OFFSET([.C$4];[.M750];0)" office:value-type="float" office:value="43760" calcext:value-type="float">
            <text:p>43760</text:p>
          </table:table-cell>
          <table:table-cell table:style-name="ce37" table:formula="of:=[.L750]" office:value-type="float" office:value="0.381944444444437" calcext:value-type="float">
            <text:p>0.38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0];0)&lt;=[.O7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1]))" office:value-type="date" office:date-value="2019-10-31T05:51:02.707419" calcext:value-type="date">
            <text:p>2019-10-31 05:51:03</text:p>
          </table:table-cell>
          <table:table-cell table:style-name="ce7" table:formula="of:=[.A751]" office:value-type="date" office:date-value="2019-10-31T05:51:02.707419" calcext:value-type="date">
            <text:p>2019-10-31 05:51:03</text:p>
          </table:table-cell>
          <table:table-cell table:formula="of:=TRUNC([.A751])" office:value-type="float" office:value="43769" calcext:value-type="float">
            <text:p>43769</text:p>
          </table:table-cell>
          <table:table-cell table:style-name="ce12" table:formula="of:=[.B751]-[.C751]" office:value-type="date" office:date-value="1899-12-30T05:51:02.70741918124" calcext:value-type="date">
            <text:p>12/30/99 05:51 AM</text:p>
          </table:table-cell>
          <table:table-cell table:formula="of:=MOD([.E750]-[.$E$2];[.$H$2])+1+[.$E$2]" office:value-type="float" office:value="179" calcext:value-type="float">
            <text:p>179</text:p>
          </table:table-cell>
          <table:table-cell table:formula="of:=MOD([.F750]+1/[.$H$2];5)" office:value-type="float" office:value="3.69999999999999" calcext:value-type="float">
            <text:p>3,69999999999999</text:p>
          </table:table-cell>
          <table:table-cell table:formula="of:=IF([.F751]&lt;0.000001;[.G750]+2+1/[.$H$2];[.G750]+1/[.$H$2])" office:value-type="float" office:value="24.6999999999997" calcext:value-type="float">
            <text:p>24,6999999999997</text:p>
          </table:table-cell>
          <table:table-cell table:number-columns-repeated="4"/>
          <table:table-cell table:style-name="ce36" table:formula="of:=SUM(MOD(SUM([.L750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751]&lt;[.L750];[.M750]+[.H$2];[.M750])" office:value-type="float" office:value="440" calcext:value-type="float">
            <text:p>440</text:p>
          </table:table-cell>
          <table:table-cell table:style-name="ce11" table:formula="of:=OFFSET([.C$4];[.M751];0)" office:value-type="float" office:value="43760" calcext:value-type="float">
            <text:p>43760</text:p>
          </table:table-cell>
          <table:table-cell table:style-name="ce37" table:formula="of:=[.L751]" office:value-type="float" office:value="0.388888888888882" calcext:value-type="float">
            <text:p>0.38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1];0)&lt;=[.O7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2]))" office:value-type="date" office:date-value="2019-10-31T05:48:23.656847" calcext:value-type="date">
            <text:p>2019-10-31 05:48:24</text:p>
          </table:table-cell>
          <table:table-cell table:style-name="ce7" table:formula="of:=[.A752]" office:value-type="date" office:date-value="2019-10-31T05:48:23.656847" calcext:value-type="date">
            <text:p>2019-10-31 05:48:24</text:p>
          </table:table-cell>
          <table:table-cell table:formula="of:=TRUNC([.A752])" office:value-type="float" office:value="43769" calcext:value-type="float">
            <text:p>43769</text:p>
          </table:table-cell>
          <table:table-cell table:style-name="ce12" table:formula="of:=[.B752]-[.C752]" office:value-type="date" office:date-value="1899-12-30T05:48:23.65684730932" calcext:value-type="date">
            <text:p>12/30/99 05:48 AM</text:p>
          </table:table-cell>
          <table:table-cell table:formula="of:=MOD([.E751]-[.$E$2];[.$H$2])+1+[.$E$2]" office:value-type="float" office:value="180" calcext:value-type="float">
            <text:p>180</text:p>
          </table:table-cell>
          <table:table-cell table:formula="of:=MOD([.F751]+1/[.$H$2];5)" office:value-type="float" office:value="3.72499999999999" calcext:value-type="float">
            <text:p>3,72499999999999</text:p>
          </table:table-cell>
          <table:table-cell table:formula="of:=IF([.F752]&lt;0.000001;[.G751]+2+1/[.$H$2];[.G751]+1/[.$H$2])" office:value-type="float" office:value="24.7249999999997" calcext:value-type="float">
            <text:p>24,7249999999997</text:p>
          </table:table-cell>
          <table:table-cell table:number-columns-repeated="4"/>
          <table:table-cell table:style-name="ce36" table:formula="of:=SUM(MOD(SUM([.L751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752]&lt;[.L751];[.M751]+[.H$2];[.M751])" office:value-type="float" office:value="440" calcext:value-type="float">
            <text:p>440</text:p>
          </table:table-cell>
          <table:table-cell table:style-name="ce11" table:formula="of:=OFFSET([.C$4];[.M752];0)" office:value-type="float" office:value="43760" calcext:value-type="float">
            <text:p>43760</text:p>
          </table:table-cell>
          <table:table-cell table:style-name="ce37" table:formula="of:=[.L752]" office:value-type="float" office:value="0.395833333333326" calcext:value-type="float">
            <text:p>0.395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2];0)&lt;=[.O7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3]))" office:value-type="date" office:date-value="2019-10-31T06:10:10.797888" calcext:value-type="date">
            <text:p>2019-10-31 06:10:11</text:p>
          </table:table-cell>
          <table:table-cell table:style-name="ce7" table:formula="of:=[.A753]" office:value-type="date" office:date-value="2019-10-31T06:10:10.797888" calcext:value-type="date">
            <text:p>2019-10-31 06:10:11</text:p>
          </table:table-cell>
          <table:table-cell table:formula="of:=TRUNC([.A753])" office:value-type="float" office:value="43769" calcext:value-type="float">
            <text:p>43769</text:p>
          </table:table-cell>
          <table:table-cell table:style-name="ce12" table:formula="of:=[.B753]-[.C753]" office:value-type="date" office:date-value="1899-12-30T06:10:10.79788771458" calcext:value-type="date">
            <text:p>12/30/99 06:10 AM</text:p>
          </table:table-cell>
          <table:table-cell table:formula="of:=MOD([.E752]-[.$E$2];[.$H$2])+1+[.$E$2]" office:value-type="float" office:value="181" calcext:value-type="float">
            <text:p>181</text:p>
          </table:table-cell>
          <table:table-cell table:formula="of:=MOD([.F752]+1/[.$H$2];5)" office:value-type="float" office:value="3.74999999999999" calcext:value-type="float">
            <text:p>3,74999999999999</text:p>
          </table:table-cell>
          <table:table-cell table:formula="of:=IF([.F753]&lt;0.000001;[.G752]+2+1/[.$H$2];[.G752]+1/[.$H$2])" office:value-type="float" office:value="24.7499999999997" calcext:value-type="float">
            <text:p>24,7499999999997</text:p>
          </table:table-cell>
          <table:table-cell table:number-columns-repeated="4"/>
          <table:table-cell table:style-name="ce36" table:formula="of:=SUM(MOD(SUM([.L752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753]&lt;[.L752];[.M752]+[.H$2];[.M752])" office:value-type="float" office:value="440" calcext:value-type="float">
            <text:p>440</text:p>
          </table:table-cell>
          <table:table-cell table:style-name="ce11" table:formula="of:=OFFSET([.C$4];[.M753];0)" office:value-type="float" office:value="43760" calcext:value-type="float">
            <text:p>43760</text:p>
          </table:table-cell>
          <table:table-cell table:style-name="ce37" table:formula="of:=[.L753]" office:value-type="float" office:value="0.402777777777771" calcext:value-type="float">
            <text:p>0.402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3];0)&lt;=[.O7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4]))" office:value-type="date" office:date-value="2019-10-31T06:14:13.450247" calcext:value-type="date">
            <text:p>2019-10-31 06:14:13</text:p>
          </table:table-cell>
          <table:table-cell table:style-name="ce7" table:formula="of:=[.A754]" office:value-type="date" office:date-value="2019-10-31T06:14:13.450247" calcext:value-type="date">
            <text:p>2019-10-31 06:14:13</text:p>
          </table:table-cell>
          <table:table-cell table:formula="of:=TRUNC([.A754])" office:value-type="float" office:value="43769" calcext:value-type="float">
            <text:p>43769</text:p>
          </table:table-cell>
          <table:table-cell table:style-name="ce12" table:formula="of:=[.B754]-[.C754]" office:value-type="date" office:date-value="1899-12-30T06:14:13.45024662092" calcext:value-type="date">
            <text:p>12/30/99 06:14 AM</text:p>
          </table:table-cell>
          <table:table-cell table:formula="of:=MOD([.E753]-[.$E$2];[.$H$2])+1+[.$E$2]" office:value-type="float" office:value="182" calcext:value-type="float">
            <text:p>182</text:p>
          </table:table-cell>
          <table:table-cell table:formula="of:=MOD([.F753]+1/[.$H$2];5)" office:value-type="float" office:value="3.77499999999999" calcext:value-type="float">
            <text:p>3,77499999999999</text:p>
          </table:table-cell>
          <table:table-cell table:formula="of:=IF([.F754]&lt;0.000001;[.G753]+2+1/[.$H$2];[.G753]+1/[.$H$2])" office:value-type="float" office:value="24.7749999999997" calcext:value-type="float">
            <text:p>24,7749999999997</text:p>
          </table:table-cell>
          <table:table-cell table:number-columns-repeated="4"/>
          <table:table-cell table:style-name="ce36" table:formula="of:=SUM(MOD(SUM([.L753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754]&lt;[.L753];[.M753]+[.H$2];[.M753])" office:value-type="float" office:value="440" calcext:value-type="float">
            <text:p>440</text:p>
          </table:table-cell>
          <table:table-cell table:style-name="ce11" table:formula="of:=OFFSET([.C$4];[.M754];0)" office:value-type="float" office:value="43760" calcext:value-type="float">
            <text:p>43760</text:p>
          </table:table-cell>
          <table:table-cell table:style-name="ce37" table:formula="of:=[.L754]" office:value-type="float" office:value="0.409722222222215" calcext:value-type="float">
            <text:p>0.409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4];0)&lt;=[.O7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5]))" office:value-type="date" office:date-value="2019-10-31T05:50:15.738266" calcext:value-type="date">
            <text:p>2019-10-31 05:50:16</text:p>
          </table:table-cell>
          <table:table-cell table:style-name="ce7" table:formula="of:=[.A755]" office:value-type="date" office:date-value="2019-10-31T05:50:15.738266" calcext:value-type="date">
            <text:p>2019-10-31 05:50:16</text:p>
          </table:table-cell>
          <table:table-cell table:formula="of:=TRUNC([.A755])" office:value-type="float" office:value="43769" calcext:value-type="float">
            <text:p>43769</text:p>
          </table:table-cell>
          <table:table-cell table:style-name="ce12" table:formula="of:=[.B755]-[.C755]" office:value-type="date" office:date-value="1899-12-30T05:50:15.7382663805" calcext:value-type="date">
            <text:p>12/30/99 05:50 AM</text:p>
          </table:table-cell>
          <table:table-cell table:formula="of:=MOD([.E754]-[.$E$2];[.$H$2])+1+[.$E$2]" office:value-type="float" office:value="183" calcext:value-type="float">
            <text:p>183</text:p>
          </table:table-cell>
          <table:table-cell table:formula="of:=MOD([.F754]+1/[.$H$2];5)" office:value-type="float" office:value="3.79999999999999" calcext:value-type="float">
            <text:p>3,79999999999999</text:p>
          </table:table-cell>
          <table:table-cell table:formula="of:=IF([.F755]&lt;0.000001;[.G754]+2+1/[.$H$2];[.G754]+1/[.$H$2])" office:value-type="float" office:value="24.7999999999997" calcext:value-type="float">
            <text:p>24,7999999999997</text:p>
          </table:table-cell>
          <table:table-cell table:number-columns-repeated="4"/>
          <table:table-cell table:style-name="ce36" table:formula="of:=SUM(MOD(SUM([.L754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755]&lt;[.L754];[.M754]+[.H$2];[.M754])" office:value-type="float" office:value="440" calcext:value-type="float">
            <text:p>440</text:p>
          </table:table-cell>
          <table:table-cell table:style-name="ce11" table:formula="of:=OFFSET([.C$4];[.M755];0)" office:value-type="float" office:value="43760" calcext:value-type="float">
            <text:p>43760</text:p>
          </table:table-cell>
          <table:table-cell table:style-name="ce37" table:formula="of:=[.L755]" office:value-type="float" office:value="0.416666666666659" calcext:value-type="float">
            <text:p>0.41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5];0)&lt;=[.O7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6]))" office:value-type="date" office:date-value="2019-10-31T06:21:15.39628" calcext:value-type="date">
            <text:p>2019-10-31 06:21:15</text:p>
          </table:table-cell>
          <table:table-cell table:style-name="ce7" table:formula="of:=[.A756]" office:value-type="date" office:date-value="2019-10-31T06:21:15.39628" calcext:value-type="date">
            <text:p>2019-10-31 06:21:15</text:p>
          </table:table-cell>
          <table:table-cell table:formula="of:=TRUNC([.A756])" office:value-type="float" office:value="43769" calcext:value-type="float">
            <text:p>43769</text:p>
          </table:table-cell>
          <table:table-cell table:style-name="ce12" table:formula="of:=[.B756]-[.C756]" office:value-type="date" office:date-value="1899-12-30T06:21:15.39628010709" calcext:value-type="date">
            <text:p>12/30/99 06:21 AM</text:p>
          </table:table-cell>
          <table:table-cell table:formula="of:=MOD([.E755]-[.$E$2];[.$H$2])+1+[.$E$2]" office:value-type="float" office:value="184" calcext:value-type="float">
            <text:p>184</text:p>
          </table:table-cell>
          <table:table-cell table:formula="of:=MOD([.F755]+1/[.$H$2];5)" office:value-type="float" office:value="3.82499999999999" calcext:value-type="float">
            <text:p>3,82499999999999</text:p>
          </table:table-cell>
          <table:table-cell table:formula="of:=IF([.F756]&lt;0.000001;[.G755]+2+1/[.$H$2];[.G755]+1/[.$H$2])" office:value-type="float" office:value="24.8249999999997" calcext:value-type="float">
            <text:p>24,8249999999997</text:p>
          </table:table-cell>
          <table:table-cell table:number-columns-repeated="4"/>
          <table:table-cell table:style-name="ce36" table:formula="of:=SUM(MOD(SUM([.L755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756]&lt;[.L755];[.M755]+[.H$2];[.M755])" office:value-type="float" office:value="440" calcext:value-type="float">
            <text:p>440</text:p>
          </table:table-cell>
          <table:table-cell table:style-name="ce11" table:formula="of:=OFFSET([.C$4];[.M756];0)" office:value-type="float" office:value="43760" calcext:value-type="float">
            <text:p>43760</text:p>
          </table:table-cell>
          <table:table-cell table:style-name="ce37" table:formula="of:=[.L756]" office:value-type="float" office:value="0.423611111111104" calcext:value-type="float">
            <text:p>0.42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6];0)&lt;=[.O7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7]))" office:value-type="date" office:date-value="2019-10-31T06:02:13.121015" calcext:value-type="date">
            <text:p>2019-10-31 06:02:13</text:p>
          </table:table-cell>
          <table:table-cell table:style-name="ce7" table:formula="of:=[.A757]" office:value-type="date" office:date-value="2019-10-31T06:02:13.121015" calcext:value-type="date">
            <text:p>2019-10-31 06:02:13</text:p>
          </table:table-cell>
          <table:table-cell table:formula="of:=TRUNC([.A757])" office:value-type="float" office:value="43769" calcext:value-type="float">
            <text:p>43769</text:p>
          </table:table-cell>
          <table:table-cell table:style-name="ce12" table:formula="of:=[.B757]-[.C757]" office:value-type="date" office:date-value="1899-12-30T06:02:13.12101464253" calcext:value-type="date">
            <text:p>12/30/99 06:02 AM</text:p>
          </table:table-cell>
          <table:table-cell table:formula="of:=MOD([.E756]-[.$E$2];[.$H$2])+1+[.$E$2]" office:value-type="float" office:value="185" calcext:value-type="float">
            <text:p>185</text:p>
          </table:table-cell>
          <table:table-cell table:formula="of:=MOD([.F756]+1/[.$H$2];5)" office:value-type="float" office:value="3.84999999999999" calcext:value-type="float">
            <text:p>3,84999999999999</text:p>
          </table:table-cell>
          <table:table-cell table:formula="of:=IF([.F757]&lt;0.000001;[.G756]+2+1/[.$H$2];[.G756]+1/[.$H$2])" office:value-type="float" office:value="24.8499999999997" calcext:value-type="float">
            <text:p>24,8499999999997</text:p>
          </table:table-cell>
          <table:table-cell table:number-columns-repeated="4"/>
          <table:table-cell table:style-name="ce36" table:formula="of:=SUM(MOD(SUM([.L756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757]&lt;[.L756];[.M756]+[.H$2];[.M756])" office:value-type="float" office:value="440" calcext:value-type="float">
            <text:p>440</text:p>
          </table:table-cell>
          <table:table-cell table:style-name="ce11" table:formula="of:=OFFSET([.C$4];[.M757];0)" office:value-type="float" office:value="43760" calcext:value-type="float">
            <text:p>43760</text:p>
          </table:table-cell>
          <table:table-cell table:style-name="ce37" table:formula="of:=[.L757]" office:value-type="float" office:value="0.430555555555548" calcext:value-type="float">
            <text:p>0.43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7];0)&lt;=[.O7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8]))" office:value-type="date" office:date-value="2019-10-31T05:41:48.421063" calcext:value-type="date">
            <text:p>2019-10-31 05:41:48</text:p>
          </table:table-cell>
          <table:table-cell table:style-name="ce7" table:formula="of:=[.A758]" office:value-type="date" office:date-value="2019-10-31T05:41:48.421063" calcext:value-type="date">
            <text:p>2019-10-31 05:41:48</text:p>
          </table:table-cell>
          <table:table-cell table:formula="of:=TRUNC([.A758])" office:value-type="float" office:value="43769" calcext:value-type="float">
            <text:p>43769</text:p>
          </table:table-cell>
          <table:table-cell table:style-name="ce12" table:formula="of:=[.B758]-[.C758]" office:value-type="date" office:date-value="1899-12-30T05:41:48.42106298078" calcext:value-type="date">
            <text:p>12/30/99 05:41 AM</text:p>
          </table:table-cell>
          <table:table-cell table:formula="of:=MOD([.E757]-[.$E$2];[.$H$2])+1+[.$E$2]" office:value-type="float" office:value="186" calcext:value-type="float">
            <text:p>186</text:p>
          </table:table-cell>
          <table:table-cell table:formula="of:=MOD([.F757]+1/[.$H$2];5)" office:value-type="float" office:value="3.87499999999999" calcext:value-type="float">
            <text:p>3,87499999999999</text:p>
          </table:table-cell>
          <table:table-cell table:formula="of:=IF([.F758]&lt;0.000001;[.G757]+2+1/[.$H$2];[.G757]+1/[.$H$2])" office:value-type="float" office:value="24.8749999999997" calcext:value-type="float">
            <text:p>24,8749999999997</text:p>
          </table:table-cell>
          <table:table-cell table:number-columns-repeated="4"/>
          <table:table-cell table:style-name="ce36" table:formula="of:=SUM(MOD(SUM([.L757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758]&lt;[.L757];[.M757]+[.H$2];[.M757])" office:value-type="float" office:value="440" calcext:value-type="float">
            <text:p>440</text:p>
          </table:table-cell>
          <table:table-cell table:style-name="ce11" table:formula="of:=OFFSET([.C$4];[.M758];0)" office:value-type="float" office:value="43760" calcext:value-type="float">
            <text:p>43760</text:p>
          </table:table-cell>
          <table:table-cell table:style-name="ce37" table:formula="of:=[.L758]" office:value-type="float" office:value="0.437499999999993" calcext:value-type="float">
            <text:p>0.43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8];0)&lt;=[.O7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9]))" office:value-type="date" office:date-value="2019-10-31T05:40:08.872588" calcext:value-type="date">
            <text:p>2019-10-31 05:40:09</text:p>
          </table:table-cell>
          <table:table-cell table:style-name="ce7" table:formula="of:=[.A759]" office:value-type="date" office:date-value="2019-10-31T05:40:08.872588" calcext:value-type="date">
            <text:p>2019-10-31 05:40:09</text:p>
          </table:table-cell>
          <table:table-cell table:formula="of:=TRUNC([.A759])" office:value-type="float" office:value="43769" calcext:value-type="float">
            <text:p>43769</text:p>
          </table:table-cell>
          <table:table-cell table:style-name="ce12" table:formula="of:=[.B759]-[.C759]" office:value-type="date" office:date-value="1899-12-30T05:40:08.87258802541" calcext:value-type="date">
            <text:p>12/30/99 05:40 AM</text:p>
          </table:table-cell>
          <table:table-cell table:formula="of:=MOD([.E758]-[.$E$2];[.$H$2])+1+[.$E$2]" office:value-type="float" office:value="187" calcext:value-type="float">
            <text:p>187</text:p>
          </table:table-cell>
          <table:table-cell table:formula="of:=MOD([.F758]+1/[.$H$2];5)" office:value-type="float" office:value="3.89999999999999" calcext:value-type="float">
            <text:p>3,89999999999999</text:p>
          </table:table-cell>
          <table:table-cell table:formula="of:=IF([.F759]&lt;0.000001;[.G758]+2+1/[.$H$2];[.G758]+1/[.$H$2])" office:value-type="float" office:value="24.8999999999997" calcext:value-type="float">
            <text:p>24,8999999999997</text:p>
          </table:table-cell>
          <table:table-cell table:number-columns-repeated="4"/>
          <table:table-cell table:style-name="ce36" table:formula="of:=SUM(MOD(SUM([.L758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759]&lt;[.L758];[.M758]+[.H$2];[.M758])" office:value-type="float" office:value="480" calcext:value-type="float">
            <text:p>480</text:p>
          </table:table-cell>
          <table:table-cell table:style-name="ce11" table:formula="of:=OFFSET([.C$4];[.M759];0)" office:value-type="float" office:value="43761" calcext:value-type="float">
            <text:p>43761</text:p>
          </table:table-cell>
          <table:table-cell table:style-name="ce37" table:formula="of:=[.L759]" office:value-type="float" office:value="0.00694444444443709" calcext:value-type="float">
            <text:p>0.006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9];0)&lt;=[.O7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0]))" office:value-type="date" office:date-value="2019-10-31T05:45:10.070643" calcext:value-type="date">
            <text:p>2019-10-31 05:45:10</text:p>
          </table:table-cell>
          <table:table-cell table:style-name="ce7" table:formula="of:=[.A760]" office:value-type="date" office:date-value="2019-10-31T05:45:10.070643" calcext:value-type="date">
            <text:p>2019-10-31 05:45:10</text:p>
          </table:table-cell>
          <table:table-cell table:formula="of:=TRUNC([.A760])" office:value-type="float" office:value="43769" calcext:value-type="float">
            <text:p>43769</text:p>
          </table:table-cell>
          <table:table-cell table:style-name="ce12" table:formula="of:=[.B760]-[.C760]" office:value-type="date" office:date-value="1899-12-30T05:45:10.07064250298" calcext:value-type="date">
            <text:p>12/30/99 05:45 AM</text:p>
          </table:table-cell>
          <table:table-cell table:formula="of:=MOD([.E759]-[.$E$2];[.$H$2])+1+[.$E$2]" office:value-type="float" office:value="188" calcext:value-type="float">
            <text:p>188</text:p>
          </table:table-cell>
          <table:table-cell table:formula="of:=MOD([.F759]+1/[.$H$2];5)" office:value-type="float" office:value="3.92499999999999" calcext:value-type="float">
            <text:p>3,92499999999999</text:p>
          </table:table-cell>
          <table:table-cell table:formula="of:=IF([.F760]&lt;0.000001;[.G759]+2+1/[.$H$2];[.G759]+1/[.$H$2])" office:value-type="float" office:value="24.9249999999997" calcext:value-type="float">
            <text:p>24,9249999999997</text:p>
          </table:table-cell>
          <table:table-cell table:number-columns-repeated="4"/>
          <table:table-cell table:style-name="ce36" table:formula="of:=SUM(MOD(SUM([.L759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760]&lt;[.L759];[.M759]+[.H$2];[.M759])" office:value-type="float" office:value="480" calcext:value-type="float">
            <text:p>480</text:p>
          </table:table-cell>
          <table:table-cell table:style-name="ce11" table:formula="of:=OFFSET([.C$4];[.M760];0)" office:value-type="float" office:value="43761" calcext:value-type="float">
            <text:p>43761</text:p>
          </table:table-cell>
          <table:table-cell table:style-name="ce37" table:formula="of:=[.L760]" office:value-type="float" office:value="0.0138888888888815" calcext:value-type="float">
            <text:p>0.01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0];0)&lt;=[.O7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1]))" office:value-type="date" office:date-value="2019-10-31T06:07:07.432346" calcext:value-type="date">
            <text:p>2019-10-31 06:07:07</text:p>
          </table:table-cell>
          <table:table-cell table:style-name="ce7" table:formula="of:=[.A761]" office:value-type="date" office:date-value="2019-10-31T06:07:07.432346" calcext:value-type="date">
            <text:p>2019-10-31 06:07:07</text:p>
          </table:table-cell>
          <table:table-cell table:formula="of:=TRUNC([.A761])" office:value-type="float" office:value="43769" calcext:value-type="float">
            <text:p>43769</text:p>
          </table:table-cell>
          <table:table-cell table:style-name="ce12" table:formula="of:=[.B761]-[.C761]" office:value-type="date" office:date-value="1899-12-30T06:07:07.43234639056" calcext:value-type="date">
            <text:p>12/30/99 06:07 AM</text:p>
          </table:table-cell>
          <table:table-cell table:formula="of:=MOD([.E760]-[.$E$2];[.$H$2])+1+[.$E$2]" office:value-type="float" office:value="189" calcext:value-type="float">
            <text:p>189</text:p>
          </table:table-cell>
          <table:table-cell table:formula="of:=MOD([.F760]+1/[.$H$2];5)" office:value-type="float" office:value="3.94999999999999" calcext:value-type="float">
            <text:p>3,94999999999999</text:p>
          </table:table-cell>
          <table:table-cell table:formula="of:=IF([.F761]&lt;0.000001;[.G760]+2+1/[.$H$2];[.G760]+1/[.$H$2])" office:value-type="float" office:value="24.9499999999997" calcext:value-type="float">
            <text:p>24,9499999999997</text:p>
          </table:table-cell>
          <table:table-cell table:number-columns-repeated="4"/>
          <table:table-cell table:style-name="ce36" table:formula="of:=SUM(MOD(SUM([.L760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761]&lt;[.L760];[.M760]+[.H$2];[.M760])" office:value-type="float" office:value="480" calcext:value-type="float">
            <text:p>480</text:p>
          </table:table-cell>
          <table:table-cell table:style-name="ce11" table:formula="of:=OFFSET([.C$4];[.M761];0)" office:value-type="float" office:value="43761" calcext:value-type="float">
            <text:p>43761</text:p>
          </table:table-cell>
          <table:table-cell table:style-name="ce37" table:formula="of:=[.L761]" office:value-type="float" office:value="0.020833333333326" calcext:value-type="float">
            <text:p>0.020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1];0)&lt;=[.O7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2]))" office:value-type="date" office:date-value="2019-10-31T05:57:18.817474" calcext:value-type="date">
            <text:p>2019-10-31 05:57:19</text:p>
          </table:table-cell>
          <table:table-cell table:style-name="ce7" table:formula="of:=[.A762]" office:value-type="date" office:date-value="2019-10-31T05:57:18.817474" calcext:value-type="date">
            <text:p>2019-10-31 05:57:19</text:p>
          </table:table-cell>
          <table:table-cell table:formula="of:=TRUNC([.A762])" office:value-type="float" office:value="43769" calcext:value-type="float">
            <text:p>43769</text:p>
          </table:table-cell>
          <table:table-cell table:style-name="ce12" table:formula="of:=[.B762]-[.C762]" office:value-type="date" office:date-value="1899-12-30T05:57:18.81747429259" calcext:value-type="date">
            <text:p>12/30/99 05:57 AM</text:p>
          </table:table-cell>
          <table:table-cell table:formula="of:=MOD([.E761]-[.$E$2];[.$H$2])+1+[.$E$2]" office:value-type="float" office:value="190" calcext:value-type="float">
            <text:p>190</text:p>
          </table:table-cell>
          <table:table-cell table:formula="of:=MOD([.F761]+1/[.$H$2];5)" office:value-type="float" office:value="3.97499999999999" calcext:value-type="float">
            <text:p>3,97499999999999</text:p>
          </table:table-cell>
          <table:table-cell table:formula="of:=IF([.F762]&lt;0.000001;[.G761]+2+1/[.$H$2];[.G761]+1/[.$H$2])" office:value-type="float" office:value="24.9749999999997" calcext:value-type="float">
            <text:p>24,9749999999997</text:p>
          </table:table-cell>
          <table:table-cell table:number-columns-repeated="4"/>
          <table:table-cell table:style-name="ce36" table:formula="of:=SUM(MOD(SUM([.L761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762]&lt;[.L761];[.M761]+[.H$2];[.M761])" office:value-type="float" office:value="480" calcext:value-type="float">
            <text:p>480</text:p>
          </table:table-cell>
          <table:table-cell table:style-name="ce11" table:formula="of:=OFFSET([.C$4];[.M762];0)" office:value-type="float" office:value="43761" calcext:value-type="float">
            <text:p>43761</text:p>
          </table:table-cell>
          <table:table-cell table:style-name="ce37" table:formula="of:=[.L762]" office:value-type="float" office:value="0.0277777777777704" calcext:value-type="float">
            <text:p>0.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2];0)&lt;=[.O7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3]))" office:value-type="date" office:date-value="2019-10-31T05:46:55.405814" calcext:value-type="date">
            <text:p>2019-10-31 05:46:55</text:p>
          </table:table-cell>
          <table:table-cell table:style-name="ce7" table:formula="of:=[.A763]" office:value-type="date" office:date-value="2019-10-31T05:46:55.405814" calcext:value-type="date">
            <text:p>2019-10-31 05:46:55</text:p>
          </table:table-cell>
          <table:table-cell table:formula="of:=TRUNC([.A763])" office:value-type="float" office:value="43769" calcext:value-type="float">
            <text:p>43769</text:p>
          </table:table-cell>
          <table:table-cell table:style-name="ce12" table:formula="of:=[.B763]-[.C763]" office:value-type="date" office:date-value="1899-12-30T05:46:55.40581409354" calcext:value-type="date">
            <text:p>12/30/99 05:46 AM</text:p>
          </table:table-cell>
          <table:table-cell table:formula="of:=MOD([.E762]-[.$E$2];[.$H$2])+1+[.$E$2]" office:value-type="float" office:value="151" calcext:value-type="float">
            <text:p>151</text:p>
          </table:table-cell>
          <table:table-cell table:formula="of:=MOD([.F762]+1/[.$H$2];5)" office:value-type="float" office:value="3.99999999999999" calcext:value-type="float">
            <text:p>3,99999999999999</text:p>
          </table:table-cell>
          <table:table-cell table:formula="of:=IF([.F763]&lt;0.000001;[.G762]+2+1/[.$H$2];[.G762]+1/[.$H$2])" office:value-type="float" office:value="24.9999999999997" calcext:value-type="float">
            <text:p>24,9999999999997</text:p>
          </table:table-cell>
          <table:table-cell table:number-columns-repeated="4"/>
          <table:table-cell table:style-name="ce36" table:formula="of:=SUM(MOD(SUM([.L762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763]&lt;[.L762];[.M762]+[.H$2];[.M762])" office:value-type="float" office:value="480" calcext:value-type="float">
            <text:p>480</text:p>
          </table:table-cell>
          <table:table-cell table:style-name="ce11" table:formula="of:=OFFSET([.C$4];[.M763];0)" office:value-type="float" office:value="43761" calcext:value-type="float">
            <text:p>43761</text:p>
          </table:table-cell>
          <table:table-cell table:style-name="ce37" table:formula="of:=[.L763]" office:value-type="float" office:value="0.0347222222222149" calcext:value-type="float">
            <text:p>0.034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3];0)&lt;=[.O7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4]))" office:value-type="date" office:date-value="2019-11-01T05:56:04.030453" calcext:value-type="date">
            <text:p>2019-11-01 05:56:04</text:p>
          </table:table-cell>
          <table:table-cell table:style-name="ce7" table:formula="of:=[.A764]" office:value-type="date" office:date-value="2019-11-01T05:56:04.030453" calcext:value-type="date">
            <text:p>2019-11-01 05:56:04</text:p>
          </table:table-cell>
          <table:table-cell table:formula="of:=TRUNC([.A764])" office:value-type="float" office:value="43770" calcext:value-type="float">
            <text:p>43770</text:p>
          </table:table-cell>
          <table:table-cell table:style-name="ce12" table:formula="of:=[.B764]-[.C764]" office:value-type="date" office:date-value="1899-12-30T05:56:04.03045286424" calcext:value-type="date">
            <text:p>12/30/99 05:56 AM</text:p>
          </table:table-cell>
          <table:table-cell table:formula="of:=MOD([.E763]-[.$E$2];[.$H$2])+1+[.$E$2]" office:value-type="float" office:value="152" calcext:value-type="float">
            <text:p>152</text:p>
          </table:table-cell>
          <table:table-cell table:formula="of:=MOD([.F763]+1/[.$H$2];5)" office:value-type="float" office:value="4.02499999999999" calcext:value-type="float">
            <text:p>4,02499999999999</text:p>
          </table:table-cell>
          <table:table-cell table:formula="of:=IF([.F764]&lt;0.000001;[.G763]+2+1/[.$H$2];[.G763]+1/[.$H$2])" office:value-type="float" office:value="25.0249999999997" calcext:value-type="float">
            <text:p>25,0249999999997</text:p>
          </table:table-cell>
          <table:table-cell table:number-columns-repeated="4"/>
          <table:table-cell table:style-name="ce36" table:formula="of:=SUM(MOD(SUM([.L763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764]&lt;[.L763];[.M763]+[.H$2];[.M763])" office:value-type="float" office:value="480" calcext:value-type="float">
            <text:p>480</text:p>
          </table:table-cell>
          <table:table-cell table:style-name="ce11" table:formula="of:=OFFSET([.C$4];[.M764];0)" office:value-type="float" office:value="43761" calcext:value-type="float">
            <text:p>43761</text:p>
          </table:table-cell>
          <table:table-cell table:style-name="ce37" table:formula="of:=[.L764]" office:value-type="float" office:value="0.0416666666666593" calcext:value-type="float">
            <text:p>0.04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4];0)&lt;=[.O7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5]))" office:value-type="date" office:date-value="2019-11-01T05:29:52.465511" calcext:value-type="date">
            <text:p>2019-11-01 05:29:52</text:p>
          </table:table-cell>
          <table:table-cell table:style-name="ce7" table:formula="of:=[.A765]" office:value-type="date" office:date-value="2019-11-01T05:29:52.465511" calcext:value-type="date">
            <text:p>2019-11-01 05:29:52</text:p>
          </table:table-cell>
          <table:table-cell table:formula="of:=TRUNC([.A765])" office:value-type="float" office:value="43770" calcext:value-type="float">
            <text:p>43770</text:p>
          </table:table-cell>
          <table:table-cell table:style-name="ce12" table:formula="of:=[.B765]-[.C765]" office:value-type="date" office:date-value="1899-12-30T05:29:52.46551101096" calcext:value-type="date">
            <text:p>12/30/99 05:29 AM</text:p>
          </table:table-cell>
          <table:table-cell table:formula="of:=MOD([.E764]-[.$E$2];[.$H$2])+1+[.$E$2]" office:value-type="float" office:value="153" calcext:value-type="float">
            <text:p>153</text:p>
          </table:table-cell>
          <table:table-cell table:formula="of:=MOD([.F764]+1/[.$H$2];5)" office:value-type="float" office:value="4.04999999999999" calcext:value-type="float">
            <text:p>4,04999999999999</text:p>
          </table:table-cell>
          <table:table-cell table:formula="of:=IF([.F765]&lt;0.000001;[.G764]+2+1/[.$H$2];[.G764]+1/[.$H$2])" office:value-type="float" office:value="25.0499999999997" calcext:value-type="float">
            <text:p>25,0499999999997</text:p>
          </table:table-cell>
          <table:table-cell table:number-columns-repeated="4"/>
          <table:table-cell table:style-name="ce36" table:formula="of:=SUM(MOD(SUM([.L764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765]&lt;[.L764];[.M764]+[.H$2];[.M764])" office:value-type="float" office:value="480" calcext:value-type="float">
            <text:p>480</text:p>
          </table:table-cell>
          <table:table-cell table:style-name="ce11" table:formula="of:=OFFSET([.C$4];[.M765];0)" office:value-type="float" office:value="43761" calcext:value-type="float">
            <text:p>43761</text:p>
          </table:table-cell>
          <table:table-cell table:style-name="ce37" table:formula="of:=[.L765]" office:value-type="float" office:value="0.0486111111111038" calcext:value-type="float">
            <text:p>0.04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5];0)&lt;=[.O7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6]))" office:value-type="date" office:date-value="2019-11-01T06:06:55.852738" calcext:value-type="date">
            <text:p>2019-11-01 06:06:56</text:p>
          </table:table-cell>
          <table:table-cell table:style-name="ce7" table:formula="of:=[.A766]" office:value-type="date" office:date-value="2019-11-01T06:06:55.852738" calcext:value-type="date">
            <text:p>2019-11-01 06:06:56</text:p>
          </table:table-cell>
          <table:table-cell table:formula="of:=TRUNC([.A766])" office:value-type="float" office:value="43770" calcext:value-type="float">
            <text:p>43770</text:p>
          </table:table-cell>
          <table:table-cell table:style-name="ce12" table:formula="of:=[.B766]-[.C766]" office:value-type="date" office:date-value="1899-12-30T06:06:55.85273835808" calcext:value-type="date">
            <text:p>12/30/99 06:06 AM</text:p>
          </table:table-cell>
          <table:table-cell table:formula="of:=MOD([.E765]-[.$E$2];[.$H$2])+1+[.$E$2]" office:value-type="float" office:value="154" calcext:value-type="float">
            <text:p>154</text:p>
          </table:table-cell>
          <table:table-cell table:formula="of:=MOD([.F765]+1/[.$H$2];5)" office:value-type="float" office:value="4.07499999999999" calcext:value-type="float">
            <text:p>4,07499999999999</text:p>
          </table:table-cell>
          <table:table-cell table:formula="of:=IF([.F766]&lt;0.000001;[.G765]+2+1/[.$H$2];[.G765]+1/[.$H$2])" office:value-type="float" office:value="25.0749999999997" calcext:value-type="float">
            <text:p>25,0749999999997</text:p>
          </table:table-cell>
          <table:table-cell table:number-columns-repeated="4"/>
          <table:table-cell table:style-name="ce36" table:formula="of:=SUM(MOD(SUM([.L765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766]&lt;[.L765];[.M765]+[.H$2];[.M765])" office:value-type="float" office:value="480" calcext:value-type="float">
            <text:p>480</text:p>
          </table:table-cell>
          <table:table-cell table:style-name="ce11" table:formula="of:=OFFSET([.C$4];[.M766];0)" office:value-type="float" office:value="43761" calcext:value-type="float">
            <text:p>43761</text:p>
          </table:table-cell>
          <table:table-cell table:style-name="ce37" table:formula="of:=[.L766]" office:value-type="float" office:value="0.0555555555555482" calcext:value-type="float">
            <text:p>0.055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6];0)&lt;=[.O7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7]))" office:value-type="date" office:date-value="2019-11-01T06:12:29.729409" calcext:value-type="date">
            <text:p>2019-11-01 06:12:30</text:p>
          </table:table-cell>
          <table:table-cell table:style-name="ce7" table:formula="of:=[.A767]" office:value-type="date" office:date-value="2019-11-01T06:12:29.729409" calcext:value-type="date">
            <text:p>2019-11-01 06:12:30</text:p>
          </table:table-cell>
          <table:table-cell table:formula="of:=TRUNC([.A767])" office:value-type="float" office:value="43770" calcext:value-type="float">
            <text:p>43770</text:p>
          </table:table-cell>
          <table:table-cell table:style-name="ce12" table:formula="of:=[.B767]-[.C767]" office:value-type="date" office:date-value="1899-12-30T06:12:29.72940946463" calcext:value-type="date">
            <text:p>12/30/99 06:12 AM</text:p>
          </table:table-cell>
          <table:table-cell table:formula="of:=MOD([.E766]-[.$E$2];[.$H$2])+1+[.$E$2]" office:value-type="float" office:value="155" calcext:value-type="float">
            <text:p>155</text:p>
          </table:table-cell>
          <table:table-cell table:formula="of:=MOD([.F766]+1/[.$H$2];5)" office:value-type="float" office:value="4.09999999999999" calcext:value-type="float">
            <text:p>4,09999999999999</text:p>
          </table:table-cell>
          <table:table-cell table:formula="of:=IF([.F767]&lt;0.000001;[.G766]+2+1/[.$H$2];[.G766]+1/[.$H$2])" office:value-type="float" office:value="25.0999999999997" calcext:value-type="float">
            <text:p>25,0999999999997</text:p>
          </table:table-cell>
          <table:table-cell table:number-columns-repeated="4"/>
          <table:table-cell table:style-name="ce36" table:formula="of:=SUM(MOD(SUM([.L766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767]&lt;[.L766];[.M766]+[.H$2];[.M766])" office:value-type="float" office:value="480" calcext:value-type="float">
            <text:p>480</text:p>
          </table:table-cell>
          <table:table-cell table:style-name="ce11" table:formula="of:=OFFSET([.C$4];[.M767];0)" office:value-type="float" office:value="43761" calcext:value-type="float">
            <text:p>43761</text:p>
          </table:table-cell>
          <table:table-cell table:style-name="ce37" table:formula="of:=[.L767]" office:value-type="float" office:value="0.0624999999999927" calcext:value-type="float">
            <text:p>0.062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7];0)&lt;=[.O7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8]))" office:value-type="date" office:date-value="2019-11-01T05:41:57.213655" calcext:value-type="date">
            <text:p>2019-11-01 05:41:57</text:p>
          </table:table-cell>
          <table:table-cell table:style-name="ce7" table:formula="of:=[.A768]" office:value-type="date" office:date-value="2019-11-01T05:41:57.213655" calcext:value-type="date">
            <text:p>2019-11-01 05:41:57</text:p>
          </table:table-cell>
          <table:table-cell table:formula="of:=TRUNC([.A768])" office:value-type="float" office:value="43770" calcext:value-type="float">
            <text:p>43770</text:p>
          </table:table-cell>
          <table:table-cell table:style-name="ce12" table:formula="of:=[.B768]-[.C768]" office:value-type="date" office:date-value="1899-12-30T05:41:57.2136551002" calcext:value-type="date">
            <text:p>12/30/99 05:41 AM</text:p>
          </table:table-cell>
          <table:table-cell table:formula="of:=MOD([.E767]-[.$E$2];[.$H$2])+1+[.$E$2]" office:value-type="float" office:value="156" calcext:value-type="float">
            <text:p>156</text:p>
          </table:table-cell>
          <table:table-cell table:formula="of:=MOD([.F767]+1/[.$H$2];5)" office:value-type="float" office:value="4.12499999999999" calcext:value-type="float">
            <text:p>4,12499999999999</text:p>
          </table:table-cell>
          <table:table-cell table:formula="of:=IF([.F768]&lt;0.000001;[.G767]+2+1/[.$H$2];[.G767]+1/[.$H$2])" office:value-type="float" office:value="25.1249999999997" calcext:value-type="float">
            <text:p>25,1249999999997</text:p>
          </table:table-cell>
          <table:table-cell table:number-columns-repeated="4"/>
          <table:table-cell table:style-name="ce36" table:formula="of:=SUM(MOD(SUM([.L767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768]&lt;[.L767];[.M767]+[.H$2];[.M767])" office:value-type="float" office:value="480" calcext:value-type="float">
            <text:p>480</text:p>
          </table:table-cell>
          <table:table-cell table:style-name="ce11" table:formula="of:=OFFSET([.C$4];[.M768];0)" office:value-type="float" office:value="43761" calcext:value-type="float">
            <text:p>43761</text:p>
          </table:table-cell>
          <table:table-cell table:style-name="ce37" table:formula="of:=[.L768]" office:value-type="float" office:value="0.0694444444444371" calcext:value-type="float">
            <text:p>0.069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8];0)&lt;=[.O7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9]))" office:value-type="date" office:date-value="2019-11-01T05:57:03.269905" calcext:value-type="date">
            <text:p>2019-11-01 05:57:03</text:p>
          </table:table-cell>
          <table:table-cell table:style-name="ce7" table:formula="of:=[.A769]" office:value-type="date" office:date-value="2019-11-01T05:57:03.269905" calcext:value-type="date">
            <text:p>2019-11-01 05:57:03</text:p>
          </table:table-cell>
          <table:table-cell table:formula="of:=TRUNC([.A769])" office:value-type="float" office:value="43770" calcext:value-type="float">
            <text:p>43770</text:p>
          </table:table-cell>
          <table:table-cell table:style-name="ce12" table:formula="of:=[.B769]-[.C769]" office:value-type="date" office:date-value="1899-12-30T05:57:03.26990535948" calcext:value-type="date">
            <text:p>12/30/99 05:57 AM</text:p>
          </table:table-cell>
          <table:table-cell table:formula="of:=MOD([.E768]-[.$E$2];[.$H$2])+1+[.$E$2]" office:value-type="float" office:value="157" calcext:value-type="float">
            <text:p>157</text:p>
          </table:table-cell>
          <table:table-cell table:formula="of:=MOD([.F768]+1/[.$H$2];5)" office:value-type="float" office:value="4.14999999999999" calcext:value-type="float">
            <text:p>4,14999999999999</text:p>
          </table:table-cell>
          <table:table-cell table:formula="of:=IF([.F769]&lt;0.000001;[.G768]+2+1/[.$H$2];[.G768]+1/[.$H$2])" office:value-type="float" office:value="25.1499999999997" calcext:value-type="float">
            <text:p>25,1499999999997</text:p>
          </table:table-cell>
          <table:table-cell table:number-columns-repeated="4"/>
          <table:table-cell table:style-name="ce36" table:formula="of:=SUM(MOD(SUM([.L768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769]&lt;[.L768];[.M768]+[.H$2];[.M768])" office:value-type="float" office:value="480" calcext:value-type="float">
            <text:p>480</text:p>
          </table:table-cell>
          <table:table-cell table:style-name="ce11" table:formula="of:=OFFSET([.C$4];[.M769];0)" office:value-type="float" office:value="43761" calcext:value-type="float">
            <text:p>43761</text:p>
          </table:table-cell>
          <table:table-cell table:style-name="ce37" table:formula="of:=[.L769]" office:value-type="float" office:value="0.0763888888888816" calcext:value-type="float">
            <text:p>0.076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9];0)&lt;=[.O7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0]))" office:value-type="date" office:date-value="2019-11-01T06:15:40.743052" calcext:value-type="date">
            <text:p>2019-11-01 06:15:41</text:p>
          </table:table-cell>
          <table:table-cell table:style-name="ce7" table:formula="of:=[.A770]" office:value-type="date" office:date-value="2019-11-01T06:15:40.743052" calcext:value-type="date">
            <text:p>2019-11-01 06:15:41</text:p>
          </table:table-cell>
          <table:table-cell table:formula="of:=TRUNC([.A770])" office:value-type="float" office:value="43770" calcext:value-type="float">
            <text:p>43770</text:p>
          </table:table-cell>
          <table:table-cell table:style-name="ce12" table:formula="of:=[.B770]-[.C770]" office:value-type="date" office:date-value="1899-12-30T06:15:40.74305228423" calcext:value-type="date">
            <text:p>12/30/99 06:15 AM</text:p>
          </table:table-cell>
          <table:table-cell table:formula="of:=MOD([.E769]-[.$E$2];[.$H$2])+1+[.$E$2]" office:value-type="float" office:value="158" calcext:value-type="float">
            <text:p>158</text:p>
          </table:table-cell>
          <table:table-cell table:formula="of:=MOD([.F769]+1/[.$H$2];5)" office:value-type="float" office:value="4.17499999999999" calcext:value-type="float">
            <text:p>4,17499999999999</text:p>
          </table:table-cell>
          <table:table-cell table:formula="of:=IF([.F770]&lt;0.000001;[.G769]+2+1/[.$H$2];[.G769]+1/[.$H$2])" office:value-type="float" office:value="25.1749999999997" calcext:value-type="float">
            <text:p>25,1749999999997</text:p>
          </table:table-cell>
          <table:table-cell table:number-columns-repeated="4"/>
          <table:table-cell table:style-name="ce36" table:formula="of:=SUM(MOD(SUM([.L769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770]&lt;[.L769];[.M769]+[.H$2];[.M769])" office:value-type="float" office:value="480" calcext:value-type="float">
            <text:p>480</text:p>
          </table:table-cell>
          <table:table-cell table:style-name="ce11" table:formula="of:=OFFSET([.C$4];[.M770];0)" office:value-type="float" office:value="43761" calcext:value-type="float">
            <text:p>43761</text:p>
          </table:table-cell>
          <table:table-cell table:style-name="ce37" table:formula="of:=[.L770]" office:value-type="float" office:value="0.083333333333326" calcext:value-type="float">
            <text:p>0.083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0];0)&lt;=[.O7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1]))" office:value-type="date" office:date-value="2019-11-01T05:52:00.634381" calcext:value-type="date">
            <text:p>2019-11-01 05:52:01</text:p>
          </table:table-cell>
          <table:table-cell table:style-name="ce7" table:formula="of:=[.A771]" office:value-type="date" office:date-value="2019-11-01T05:52:00.634381" calcext:value-type="date">
            <text:p>2019-11-01 05:52:01</text:p>
          </table:table-cell>
          <table:table-cell table:formula="of:=TRUNC([.A771])" office:value-type="float" office:value="43770" calcext:value-type="float">
            <text:p>43770</text:p>
          </table:table-cell>
          <table:table-cell table:style-name="ce12" table:formula="of:=[.B771]-[.C771]" office:value-type="date" office:date-value="1899-12-30T05:52:00.63438131008" calcext:value-type="date">
            <text:p>12/30/99 05:52 AM</text:p>
          </table:table-cell>
          <table:table-cell table:formula="of:=MOD([.E770]-[.$E$2];[.$H$2])+1+[.$E$2]" office:value-type="float" office:value="159" calcext:value-type="float">
            <text:p>159</text:p>
          </table:table-cell>
          <table:table-cell table:formula="of:=MOD([.F770]+1/[.$H$2];5)" office:value-type="float" office:value="4.19999999999999" calcext:value-type="float">
            <text:p>4,19999999999999</text:p>
          </table:table-cell>
          <table:table-cell table:formula="of:=IF([.F771]&lt;0.000001;[.G770]+2+1/[.$H$2];[.G770]+1/[.$H$2])" office:value-type="float" office:value="25.1999999999997" calcext:value-type="float">
            <text:p>25,1999999999997</text:p>
          </table:table-cell>
          <table:table-cell table:number-columns-repeated="4"/>
          <table:table-cell table:style-name="ce36" table:formula="of:=SUM(MOD(SUM([.L770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771]&lt;[.L770];[.M770]+[.H$2];[.M770])" office:value-type="float" office:value="480" calcext:value-type="float">
            <text:p>480</text:p>
          </table:table-cell>
          <table:table-cell table:style-name="ce11" table:formula="of:=OFFSET([.C$4];[.M771];0)" office:value-type="float" office:value="43761" calcext:value-type="float">
            <text:p>43761</text:p>
          </table:table-cell>
          <table:table-cell table:style-name="ce37" table:formula="of:=[.L771]" office:value-type="float" office:value="0.0902777777777705" calcext:value-type="float">
            <text:p>0.09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1];0)&lt;=[.O7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2]))" office:value-type="date" office:date-value="2019-11-01T05:41:58.126578" calcext:value-type="date">
            <text:p>2019-11-01 05:41:58</text:p>
          </table:table-cell>
          <table:table-cell table:style-name="ce7" table:formula="of:=[.A772]" office:value-type="date" office:date-value="2019-11-01T05:41:58.126578" calcext:value-type="date">
            <text:p>2019-11-01 05:41:58</text:p>
          </table:table-cell>
          <table:table-cell table:formula="of:=TRUNC([.A772])" office:value-type="float" office:value="43770" calcext:value-type="float">
            <text:p>43770</text:p>
          </table:table-cell>
          <table:table-cell table:style-name="ce12" table:formula="of:=[.B772]-[.C772]" office:value-type="date" office:date-value="1899-12-30T05:41:58.12657762785" calcext:value-type="date">
            <text:p>12/30/99 05:41 AM</text:p>
          </table:table-cell>
          <table:table-cell table:formula="of:=MOD([.E771]-[.$E$2];[.$H$2])+1+[.$E$2]" office:value-type="float" office:value="160" calcext:value-type="float">
            <text:p>160</text:p>
          </table:table-cell>
          <table:table-cell table:formula="of:=MOD([.F771]+1/[.$H$2];5)" office:value-type="float" office:value="4.22499999999999" calcext:value-type="float">
            <text:p>4,22499999999999</text:p>
          </table:table-cell>
          <table:table-cell table:formula="of:=IF([.F772]&lt;0.000001;[.G771]+2+1/[.$H$2];[.G771]+1/[.$H$2])" office:value-type="float" office:value="25.2249999999997" calcext:value-type="float">
            <text:p>25,2249999999997</text:p>
          </table:table-cell>
          <table:table-cell table:number-columns-repeated="4"/>
          <table:table-cell table:style-name="ce36" table:formula="of:=SUM(MOD(SUM([.L771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772]&lt;[.L771];[.M771]+[.H$2];[.M771])" office:value-type="float" office:value="480" calcext:value-type="float">
            <text:p>480</text:p>
          </table:table-cell>
          <table:table-cell table:style-name="ce11" table:formula="of:=OFFSET([.C$4];[.M772];0)" office:value-type="float" office:value="43761" calcext:value-type="float">
            <text:p>43761</text:p>
          </table:table-cell>
          <table:table-cell table:style-name="ce37" table:formula="of:=[.L772]" office:value-type="float" office:value="0.0972222222222149" calcext:value-type="float">
            <text:p>0.097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2];0)&lt;=[.O7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3]))" office:value-type="date" office:date-value="2019-11-01T05:57:08.649633" calcext:value-type="date">
            <text:p>2019-11-01 05:57:09</text:p>
          </table:table-cell>
          <table:table-cell table:style-name="ce7" table:formula="of:=[.A773]" office:value-type="date" office:date-value="2019-11-01T05:57:08.649633" calcext:value-type="date">
            <text:p>2019-11-01 05:57:09</text:p>
          </table:table-cell>
          <table:table-cell table:formula="of:=TRUNC([.A773])" office:value-type="float" office:value="43770" calcext:value-type="float">
            <text:p>43770</text:p>
          </table:table-cell>
          <table:table-cell table:style-name="ce12" table:formula="of:=[.B773]-[.C773]" office:value-type="date" office:date-value="1899-12-30T05:57:08.64963251632" calcext:value-type="date">
            <text:p>12/30/99 05:57 AM</text:p>
          </table:table-cell>
          <table:table-cell table:formula="of:=MOD([.E772]-[.$E$2];[.$H$2])+1+[.$E$2]" office:value-type="float" office:value="161" calcext:value-type="float">
            <text:p>161</text:p>
          </table:table-cell>
          <table:table-cell table:formula="of:=MOD([.F772]+1/[.$H$2];5)" office:value-type="float" office:value="4.24999999999999" calcext:value-type="float">
            <text:p>4,24999999999999</text:p>
          </table:table-cell>
          <table:table-cell table:formula="of:=IF([.F773]&lt;0.000001;[.G772]+2+1/[.$H$2];[.G772]+1/[.$H$2])" office:value-type="float" office:value="25.2499999999997" calcext:value-type="float">
            <text:p>25,2499999999997</text:p>
          </table:table-cell>
          <table:table-cell table:number-columns-repeated="4"/>
          <table:table-cell table:style-name="ce36" table:formula="of:=SUM(MOD(SUM([.L772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773]&lt;[.L772];[.M772]+[.H$2];[.M772])" office:value-type="float" office:value="480" calcext:value-type="float">
            <text:p>480</text:p>
          </table:table-cell>
          <table:table-cell table:style-name="ce11" table:formula="of:=OFFSET([.C$4];[.M773];0)" office:value-type="float" office:value="43761" calcext:value-type="float">
            <text:p>43761</text:p>
          </table:table-cell>
          <table:table-cell table:style-name="ce37" table:formula="of:=[.L773]" office:value-type="float" office:value="0.104166666666659" calcext:value-type="float">
            <text:p>0.104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3];0)&lt;=[.O7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4]))" office:value-type="date" office:date-value="2019-11-01T05:58:54.391973" calcext:value-type="date">
            <text:p>2019-11-01 05:58:54</text:p>
          </table:table-cell>
          <table:table-cell table:style-name="ce7" table:formula="of:=[.A774]" office:value-type="date" office:date-value="2019-11-01T05:58:54.391973" calcext:value-type="date">
            <text:p>2019-11-01 05:58:54</text:p>
          </table:table-cell>
          <table:table-cell table:formula="of:=TRUNC([.A774])" office:value-type="float" office:value="43770" calcext:value-type="float">
            <text:p>43770</text:p>
          </table:table-cell>
          <table:table-cell table:style-name="ce12" table:formula="of:=[.B774]-[.C774]" office:value-type="date" office:date-value="1899-12-30T05:58:54.39197286498" calcext:value-type="date">
            <text:p>12/30/99 05:58 AM</text:p>
          </table:table-cell>
          <table:table-cell table:formula="of:=MOD([.E773]-[.$E$2];[.$H$2])+1+[.$E$2]" office:value-type="float" office:value="162" calcext:value-type="float">
            <text:p>162</text:p>
          </table:table-cell>
          <table:table-cell table:formula="of:=MOD([.F773]+1/[.$H$2];5)" office:value-type="float" office:value="4.27499999999999" calcext:value-type="float">
            <text:p>4,27499999999999</text:p>
          </table:table-cell>
          <table:table-cell table:formula="of:=IF([.F774]&lt;0.000001;[.G773]+2+1/[.$H$2];[.G773]+1/[.$H$2])" office:value-type="float" office:value="25.2749999999997" calcext:value-type="float">
            <text:p>25,2749999999997</text:p>
          </table:table-cell>
          <table:table-cell table:number-columns-repeated="4"/>
          <table:table-cell table:style-name="ce36" table:formula="of:=SUM(MOD(SUM([.L773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774]&lt;[.L773];[.M773]+[.H$2];[.M773])" office:value-type="float" office:value="480" calcext:value-type="float">
            <text:p>480</text:p>
          </table:table-cell>
          <table:table-cell table:style-name="ce11" table:formula="of:=OFFSET([.C$4];[.M774];0)" office:value-type="float" office:value="43761" calcext:value-type="float">
            <text:p>43761</text:p>
          </table:table-cell>
          <table:table-cell table:style-name="ce37" table:formula="of:=[.L774]" office:value-type="float" office:value="0.111111111111104" calcext:value-type="float">
            <text:p>0.111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4];0)&lt;=[.O7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5]))" office:value-type="date" office:date-value="2019-11-01T05:57:58.056225" calcext:value-type="date">
            <text:p>2019-11-01 05:57:58</text:p>
          </table:table-cell>
          <table:table-cell table:style-name="ce7" table:formula="of:=[.A775]" office:value-type="date" office:date-value="2019-11-01T05:57:58.056225" calcext:value-type="date">
            <text:p>2019-11-01 05:57:58</text:p>
          </table:table-cell>
          <table:table-cell table:formula="of:=TRUNC([.A775])" office:value-type="float" office:value="43770" calcext:value-type="float">
            <text:p>43770</text:p>
          </table:table-cell>
          <table:table-cell table:style-name="ce12" table:formula="of:=[.B775]-[.C775]" office:value-type="date" office:date-value="1899-12-30T05:57:58.0562249478" calcext:value-type="date">
            <text:p>12/30/99 05:57 AM</text:p>
          </table:table-cell>
          <table:table-cell table:formula="of:=MOD([.E774]-[.$E$2];[.$H$2])+1+[.$E$2]" office:value-type="float" office:value="163" calcext:value-type="float">
            <text:p>163</text:p>
          </table:table-cell>
          <table:table-cell table:formula="of:=MOD([.F774]+1/[.$H$2];5)" office:value-type="float" office:value="4.29999999999999" calcext:value-type="float">
            <text:p>4,29999999999999</text:p>
          </table:table-cell>
          <table:table-cell table:formula="of:=IF([.F775]&lt;0.000001;[.G774]+2+1/[.$H$2];[.G774]+1/[.$H$2])" office:value-type="float" office:value="25.2999999999997" calcext:value-type="float">
            <text:p>25,2999999999997</text:p>
          </table:table-cell>
          <table:table-cell table:number-columns-repeated="4"/>
          <table:table-cell table:style-name="ce36" table:formula="of:=SUM(MOD(SUM([.L774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775]&lt;[.L774];[.M774]+[.H$2];[.M774])" office:value-type="float" office:value="480" calcext:value-type="float">
            <text:p>480</text:p>
          </table:table-cell>
          <table:table-cell table:style-name="ce11" table:formula="of:=OFFSET([.C$4];[.M775];0)" office:value-type="float" office:value="43761" calcext:value-type="float">
            <text:p>43761</text:p>
          </table:table-cell>
          <table:table-cell table:style-name="ce37" table:formula="of:=[.L775]" office:value-type="float" office:value="0.118055555555548" calcext:value-type="float">
            <text:p>0.11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5];0)&lt;=[.O7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6]))" office:value-type="date" office:date-value="2019-11-01T06:11:04.827258" calcext:value-type="date">
            <text:p>2019-11-01 06:11:05</text:p>
          </table:table-cell>
          <table:table-cell table:style-name="ce7" table:formula="of:=[.A776]" office:value-type="date" office:date-value="2019-11-01T06:11:04.827258" calcext:value-type="date">
            <text:p>2019-11-01 06:11:05</text:p>
          </table:table-cell>
          <table:table-cell table:formula="of:=TRUNC([.A776])" office:value-type="float" office:value="43770" calcext:value-type="float">
            <text:p>43770</text:p>
          </table:table-cell>
          <table:table-cell table:style-name="ce12" table:formula="of:=[.B776]-[.C776]" office:value-type="date" office:date-value="1899-12-30T06:11:04.82725795358" calcext:value-type="date">
            <text:p>12/30/99 06:11 AM</text:p>
          </table:table-cell>
          <table:table-cell table:formula="of:=MOD([.E775]-[.$E$2];[.$H$2])+1+[.$E$2]" office:value-type="float" office:value="164" calcext:value-type="float">
            <text:p>164</text:p>
          </table:table-cell>
          <table:table-cell table:formula="of:=MOD([.F775]+1/[.$H$2];5)" office:value-type="float" office:value="4.32499999999999" calcext:value-type="float">
            <text:p>4,32499999999999</text:p>
          </table:table-cell>
          <table:table-cell table:formula="of:=IF([.F776]&lt;0.000001;[.G775]+2+1/[.$H$2];[.G775]+1/[.$H$2])" office:value-type="float" office:value="25.3249999999997" calcext:value-type="float">
            <text:p>25,3249999999997</text:p>
          </table:table-cell>
          <table:table-cell table:number-columns-repeated="4"/>
          <table:table-cell table:style-name="ce36" table:formula="of:=SUM(MOD(SUM([.L775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776]&lt;[.L775];[.M775]+[.H$2];[.M775])" office:value-type="float" office:value="480" calcext:value-type="float">
            <text:p>480</text:p>
          </table:table-cell>
          <table:table-cell table:style-name="ce11" table:formula="of:=OFFSET([.C$4];[.M776];0)" office:value-type="float" office:value="43761" calcext:value-type="float">
            <text:p>43761</text:p>
          </table:table-cell>
          <table:table-cell table:style-name="ce37" table:formula="of:=[.L776]" office:value-type="float" office:value="0.124999999999993" calcext:value-type="float">
            <text:p>0.12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6];0)&lt;=[.O7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7]))" office:value-type="date" office:date-value="2019-11-01T06:07:40.859599" calcext:value-type="date">
            <text:p>2019-11-01 06:07:41</text:p>
          </table:table-cell>
          <table:table-cell table:style-name="ce7" table:formula="of:=[.A777]" office:value-type="date" office:date-value="2019-11-01T06:07:40.859599" calcext:value-type="date">
            <text:p>2019-11-01 06:07:41</text:p>
          </table:table-cell>
          <table:table-cell table:formula="of:=TRUNC([.A777])" office:value-type="float" office:value="43770" calcext:value-type="float">
            <text:p>43770</text:p>
          </table:table-cell>
          <table:table-cell table:style-name="ce12" table:formula="of:=[.B777]-[.C777]" office:value-type="date" office:date-value="1899-12-30T06:07:40.85959919728" calcext:value-type="date">
            <text:p>12/30/99 06:07 AM</text:p>
          </table:table-cell>
          <table:table-cell table:formula="of:=MOD([.E776]-[.$E$2];[.$H$2])+1+[.$E$2]" office:value-type="float" office:value="165" calcext:value-type="float">
            <text:p>165</text:p>
          </table:table-cell>
          <table:table-cell table:formula="of:=MOD([.F776]+1/[.$H$2];5)" office:value-type="float" office:value="4.34999999999999" calcext:value-type="float">
            <text:p>4,34999999999999</text:p>
          </table:table-cell>
          <table:table-cell table:formula="of:=IF([.F777]&lt;0.000001;[.G776]+2+1/[.$H$2];[.G776]+1/[.$H$2])" office:value-type="float" office:value="25.3499999999997" calcext:value-type="float">
            <text:p>25,3499999999997</text:p>
          </table:table-cell>
          <table:table-cell table:number-columns-repeated="4"/>
          <table:table-cell table:style-name="ce36" table:formula="of:=SUM(MOD(SUM([.L776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777]&lt;[.L776];[.M776]+[.H$2];[.M776])" office:value-type="float" office:value="480" calcext:value-type="float">
            <text:p>480</text:p>
          </table:table-cell>
          <table:table-cell table:style-name="ce11" table:formula="of:=OFFSET([.C$4];[.M777];0)" office:value-type="float" office:value="43761" calcext:value-type="float">
            <text:p>43761</text:p>
          </table:table-cell>
          <table:table-cell table:style-name="ce37" table:formula="of:=[.L777]" office:value-type="float" office:value="0.131944444444437" calcext:value-type="float">
            <text:p>0.13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7];0)&lt;=[.O7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8]))" office:value-type="date" office:date-value="2019-11-01T05:34:51.931711" calcext:value-type="date">
            <text:p>2019-11-01 05:34:52</text:p>
          </table:table-cell>
          <table:table-cell table:style-name="ce7" table:formula="of:=[.A778]" office:value-type="date" office:date-value="2019-11-01T05:34:51.931711" calcext:value-type="date">
            <text:p>2019-11-01 05:34:52</text:p>
          </table:table-cell>
          <table:table-cell table:formula="of:=TRUNC([.A778])" office:value-type="float" office:value="43770" calcext:value-type="float">
            <text:p>43770</text:p>
          </table:table-cell>
          <table:table-cell table:style-name="ce12" table:formula="of:=[.B778]-[.C778]" office:value-type="date" office:date-value="1899-12-30T05:34:51.93171069492" calcext:value-type="date">
            <text:p>12/30/99 05:34 AM</text:p>
          </table:table-cell>
          <table:table-cell table:formula="of:=MOD([.E777]-[.$E$2];[.$H$2])+1+[.$E$2]" office:value-type="float" office:value="166" calcext:value-type="float">
            <text:p>166</text:p>
          </table:table-cell>
          <table:table-cell table:formula="of:=MOD([.F777]+1/[.$H$2];5)" office:value-type="float" office:value="4.375" calcext:value-type="float">
            <text:p>4,375</text:p>
          </table:table-cell>
          <table:table-cell table:formula="of:=IF([.F778]&lt;0.000001;[.G777]+2+1/[.$H$2];[.G777]+1/[.$H$2])" office:value-type="float" office:value="25.3749999999997" calcext:value-type="float">
            <text:p>25,3749999999997</text:p>
          </table:table-cell>
          <table:table-cell table:number-columns-repeated="4"/>
          <table:table-cell table:style-name="ce36" table:formula="of:=SUM(MOD(SUM([.L777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778]&lt;[.L777];[.M777]+[.H$2];[.M777])" office:value-type="float" office:value="480" calcext:value-type="float">
            <text:p>480</text:p>
          </table:table-cell>
          <table:table-cell table:style-name="ce11" table:formula="of:=OFFSET([.C$4];[.M778];0)" office:value-type="float" office:value="43761" calcext:value-type="float">
            <text:p>43761</text:p>
          </table:table-cell>
          <table:table-cell table:style-name="ce37" table:formula="of:=[.L778]" office:value-type="float" office:value="0.138888888888882" calcext:value-type="float">
            <text:p>0.13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8];0)&lt;=[.O7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9]))" office:value-type="date" office:date-value="2019-11-01T05:51:49.41205" calcext:value-type="date">
            <text:p>2019-11-01 05:51:49</text:p>
          </table:table-cell>
          <table:table-cell table:style-name="ce7" table:formula="of:=[.A779]" office:value-type="date" office:date-value="2019-11-01T05:51:49.41205" calcext:value-type="date">
            <text:p>2019-11-01 05:51:49</text:p>
          </table:table-cell>
          <table:table-cell table:formula="of:=TRUNC([.A779])" office:value-type="float" office:value="43770" calcext:value-type="float">
            <text:p>43770</text:p>
          </table:table-cell>
          <table:table-cell table:style-name="ce12" table:formula="of:=[.B779]-[.C779]" office:value-type="date" office:date-value="1899-12-30T05:51:49.41205043346" calcext:value-type="date">
            <text:p>12/30/99 05:51 AM</text:p>
          </table:table-cell>
          <table:table-cell table:formula="of:=MOD([.E778]-[.$E$2];[.$H$2])+1+[.$E$2]" office:value-type="float" office:value="167" calcext:value-type="float">
            <text:p>167</text:p>
          </table:table-cell>
          <table:table-cell table:formula="of:=MOD([.F778]+1/[.$H$2];5)" office:value-type="float" office:value="4.4" calcext:value-type="float">
            <text:p>4,4</text:p>
          </table:table-cell>
          <table:table-cell table:formula="of:=IF([.F779]&lt;0.000001;[.G778]+2+1/[.$H$2];[.G778]+1/[.$H$2])" office:value-type="float" office:value="25.3999999999997" calcext:value-type="float">
            <text:p>25,3999999999997</text:p>
          </table:table-cell>
          <table:table-cell table:number-columns-repeated="4"/>
          <table:table-cell table:style-name="ce36" table:formula="of:=SUM(MOD(SUM([.L778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779]&lt;[.L778];[.M778]+[.H$2];[.M778])" office:value-type="float" office:value="480" calcext:value-type="float">
            <text:p>480</text:p>
          </table:table-cell>
          <table:table-cell table:style-name="ce11" table:formula="of:=OFFSET([.C$4];[.M779];0)" office:value-type="float" office:value="43761" calcext:value-type="float">
            <text:p>43761</text:p>
          </table:table-cell>
          <table:table-cell table:style-name="ce37" table:formula="of:=[.L779]" office:value-type="float" office:value="0.145833333333326" calcext:value-type="float">
            <text:p>0.145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9];0)&lt;=[.O7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0]))" office:value-type="date" office:date-value="2019-11-01T06:07:03.679073" calcext:value-type="date">
            <text:p>2019-11-01 06:07:04</text:p>
          </table:table-cell>
          <table:table-cell table:style-name="ce7" table:formula="of:=[.A780]" office:value-type="date" office:date-value="2019-11-01T06:07:03.679073" calcext:value-type="date">
            <text:p>2019-11-01 06:07:04</text:p>
          </table:table-cell>
          <table:table-cell table:formula="of:=TRUNC([.A780])" office:value-type="float" office:value="43770" calcext:value-type="float">
            <text:p>43770</text:p>
          </table:table-cell>
          <table:table-cell table:style-name="ce12" table:formula="of:=[.B780]-[.C780]" office:value-type="date" office:date-value="1899-12-30T06:07:03.6790726427" calcext:value-type="date">
            <text:p>12/30/99 06:07 AM</text:p>
          </table:table-cell>
          <table:table-cell table:formula="of:=MOD([.E779]-[.$E$2];[.$H$2])+1+[.$E$2]" office:value-type="float" office:value="168" calcext:value-type="float">
            <text:p>168</text:p>
          </table:table-cell>
          <table:table-cell table:formula="of:=MOD([.F779]+1/[.$H$2];5)" office:value-type="float" office:value="4.425" calcext:value-type="float">
            <text:p>4,425</text:p>
          </table:table-cell>
          <table:table-cell table:formula="of:=IF([.F780]&lt;0.000001;[.G779]+2+1/[.$H$2];[.G779]+1/[.$H$2])" office:value-type="float" office:value="25.4249999999997" calcext:value-type="float">
            <text:p>25,4249999999997</text:p>
          </table:table-cell>
          <table:table-cell table:number-columns-repeated="4"/>
          <table:table-cell table:style-name="ce36" table:formula="of:=SUM(MOD(SUM([.L779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780]&lt;[.L779];[.M779]+[.H$2];[.M779])" office:value-type="float" office:value="480" calcext:value-type="float">
            <text:p>480</text:p>
          </table:table-cell>
          <table:table-cell table:style-name="ce11" table:formula="of:=OFFSET([.C$4];[.M780];0)" office:value-type="float" office:value="43761" calcext:value-type="float">
            <text:p>43761</text:p>
          </table:table-cell>
          <table:table-cell table:style-name="ce37" table:formula="of:=[.L780]" office:value-type="float" office:value="0.15277777777777" calcext:value-type="float">
            <text:p>0.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0];0)&lt;=[.O7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1]))" office:value-type="date" office:date-value="2019-11-01T05:49:56.911016" calcext:value-type="date">
            <text:p>2019-11-01 05:49:57</text:p>
          </table:table-cell>
          <table:table-cell table:style-name="ce7" table:formula="of:=[.A781]" office:value-type="date" office:date-value="2019-11-01T05:49:56.911016" calcext:value-type="date">
            <text:p>2019-11-01 05:49:57</text:p>
          </table:table-cell>
          <table:table-cell table:formula="of:=TRUNC([.A781])" office:value-type="float" office:value="43770" calcext:value-type="float">
            <text:p>43770</text:p>
          </table:table-cell>
          <table:table-cell table:style-name="ce12" table:formula="of:=[.B781]-[.C781]" office:value-type="date" office:date-value="1899-12-30T05:49:56.91101610661" calcext:value-type="date">
            <text:p>12/30/99 05:49 AM</text:p>
          </table:table-cell>
          <table:table-cell table:formula="of:=MOD([.E780]-[.$E$2];[.$H$2])+1+[.$E$2]" office:value-type="float" office:value="169" calcext:value-type="float">
            <text:p>169</text:p>
          </table:table-cell>
          <table:table-cell table:formula="of:=MOD([.F780]+1/[.$H$2];5)" office:value-type="float" office:value="4.45" calcext:value-type="float">
            <text:p>4,45</text:p>
          </table:table-cell>
          <table:table-cell table:formula="of:=IF([.F781]&lt;0.000001;[.G780]+2+1/[.$H$2];[.G780]+1/[.$H$2])" office:value-type="float" office:value="25.4499999999997" calcext:value-type="float">
            <text:p>25,4499999999997</text:p>
          </table:table-cell>
          <table:table-cell table:number-columns-repeated="4"/>
          <table:table-cell table:style-name="ce36" table:formula="of:=SUM(MOD(SUM([.L780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781]&lt;[.L780];[.M780]+[.H$2];[.M780])" office:value-type="float" office:value="480" calcext:value-type="float">
            <text:p>480</text:p>
          </table:table-cell>
          <table:table-cell table:style-name="ce11" table:formula="of:=OFFSET([.C$4];[.M781];0)" office:value-type="float" office:value="43761" calcext:value-type="float">
            <text:p>43761</text:p>
          </table:table-cell>
          <table:table-cell table:style-name="ce37" table:formula="of:=[.L781]" office:value-type="float" office:value="0.159722222222215" calcext:value-type="float">
            <text:p>0.159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1];0)&lt;=[.O7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2]))" office:value-type="date" office:date-value="2019-11-01T06:06:44.828024" calcext:value-type="date">
            <text:p>2019-11-01 06:06:45</text:p>
          </table:table-cell>
          <table:table-cell table:style-name="ce7" table:formula="of:=[.A782]" office:value-type="date" office:date-value="2019-11-01T06:06:44.828024" calcext:value-type="date">
            <text:p>2019-11-01 06:06:45</text:p>
          </table:table-cell>
          <table:table-cell table:formula="of:=TRUNC([.A782])" office:value-type="float" office:value="43770" calcext:value-type="float">
            <text:p>43770</text:p>
          </table:table-cell>
          <table:table-cell table:style-name="ce12" table:formula="of:=[.B782]-[.C782]" office:value-type="date" office:date-value="1899-12-30T06:06:44.82802446932" calcext:value-type="date">
            <text:p>12/30/99 06:06 AM</text:p>
          </table:table-cell>
          <table:table-cell table:formula="of:=MOD([.E781]-[.$E$2];[.$H$2])+1+[.$E$2]" office:value-type="float" office:value="170" calcext:value-type="float">
            <text:p>170</text:p>
          </table:table-cell>
          <table:table-cell table:formula="of:=MOD([.F781]+1/[.$H$2];5)" office:value-type="float" office:value="4.475" calcext:value-type="float">
            <text:p>4,475</text:p>
          </table:table-cell>
          <table:table-cell table:formula="of:=IF([.F782]&lt;0.000001;[.G781]+2+1/[.$H$2];[.G781]+1/[.$H$2])" office:value-type="float" office:value="25.4749999999997" calcext:value-type="float">
            <text:p>25,4749999999997</text:p>
          </table:table-cell>
          <table:table-cell table:number-columns-repeated="4"/>
          <table:table-cell table:style-name="ce36" table:formula="of:=SUM(MOD(SUM([.L781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782]&lt;[.L781];[.M781]+[.H$2];[.M781])" office:value-type="float" office:value="480" calcext:value-type="float">
            <text:p>480</text:p>
          </table:table-cell>
          <table:table-cell table:style-name="ce11" table:formula="of:=OFFSET([.C$4];[.M782];0)" office:value-type="float" office:value="43761" calcext:value-type="float">
            <text:p>43761</text:p>
          </table:table-cell>
          <table:table-cell table:style-name="ce37" table:formula="of:=[.L782]" office:value-type="float" office:value="0.166666666666659" calcext:value-type="float">
            <text:p>0.16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2];0)&lt;=[.O7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3]))" office:value-type="date" office:date-value="2019-11-01T06:10:38.364761" calcext:value-type="date">
            <text:p>2019-11-01 06:10:38</text:p>
          </table:table-cell>
          <table:table-cell table:style-name="ce7" table:formula="of:=[.A783]" office:value-type="date" office:date-value="2019-11-01T06:10:38.364761" calcext:value-type="date">
            <text:p>2019-11-01 06:10:38</text:p>
          </table:table-cell>
          <table:table-cell table:formula="of:=TRUNC([.A783])" office:value-type="float" office:value="43770" calcext:value-type="float">
            <text:p>43770</text:p>
          </table:table-cell>
          <table:table-cell table:style-name="ce12" table:formula="of:=[.B783]-[.C783]" office:value-type="date" office:date-value="1899-12-30T06:10:38.36476129945" calcext:value-type="date">
            <text:p>12/30/99 06:10 AM</text:p>
          </table:table-cell>
          <table:table-cell table:formula="of:=MOD([.E782]-[.$E$2];[.$H$2])+1+[.$E$2]" office:value-type="float" office:value="171" calcext:value-type="float">
            <text:p>171</text:p>
          </table:table-cell>
          <table:table-cell table:formula="of:=MOD([.F782]+1/[.$H$2];5)" office:value-type="float" office:value="4.5" calcext:value-type="float">
            <text:p>4,5</text:p>
          </table:table-cell>
          <table:table-cell table:formula="of:=IF([.F783]&lt;0.000001;[.G782]+2+1/[.$H$2];[.G782]+1/[.$H$2])" office:value-type="float" office:value="25.4999999999997" calcext:value-type="float">
            <text:p>25,4999999999997</text:p>
          </table:table-cell>
          <table:table-cell table:number-columns-repeated="4"/>
          <table:table-cell table:style-name="ce36" table:formula="of:=SUM(MOD(SUM([.L782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783]&lt;[.L782];[.M782]+[.H$2];[.M782])" office:value-type="float" office:value="480" calcext:value-type="float">
            <text:p>480</text:p>
          </table:table-cell>
          <table:table-cell table:style-name="ce11" table:formula="of:=OFFSET([.C$4];[.M783];0)" office:value-type="float" office:value="43761" calcext:value-type="float">
            <text:p>43761</text:p>
          </table:table-cell>
          <table:table-cell table:style-name="ce37" table:formula="of:=[.L783]" office:value-type="float" office:value="0.173611111111104" calcext:value-type="float">
            <text:p>0.17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3];0)&lt;=[.O7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4]))" office:value-type="date" office:date-value="2019-11-01T06:07:09.029408" calcext:value-type="date">
            <text:p>2019-11-01 06:07:09</text:p>
          </table:table-cell>
          <table:table-cell table:style-name="ce7" table:formula="of:=[.A784]" office:value-type="date" office:date-value="2019-11-01T06:07:09.029408" calcext:value-type="date">
            <text:p>2019-11-01 06:07:09</text:p>
          </table:table-cell>
          <table:table-cell table:formula="of:=TRUNC([.A784])" office:value-type="float" office:value="43770" calcext:value-type="float">
            <text:p>43770</text:p>
          </table:table-cell>
          <table:table-cell table:style-name="ce12" table:formula="of:=[.B784]-[.C784]" office:value-type="date" office:date-value="1899-12-30T06:07:09.02940760832" calcext:value-type="date">
            <text:p>12/30/99 06:07 AM</text:p>
          </table:table-cell>
          <table:table-cell table:formula="of:=MOD([.E783]-[.$E$2];[.$H$2])+1+[.$E$2]" office:value-type="float" office:value="172" calcext:value-type="float">
            <text:p>172</text:p>
          </table:table-cell>
          <table:table-cell table:formula="of:=MOD([.F783]+1/[.$H$2];5)" office:value-type="float" office:value="4.525" calcext:value-type="float">
            <text:p>4,525</text:p>
          </table:table-cell>
          <table:table-cell table:formula="of:=IF([.F784]&lt;0.000001;[.G783]+2+1/[.$H$2];[.G783]+1/[.$H$2])" office:value-type="float" office:value="25.5249999999997" calcext:value-type="float">
            <text:p>25,5249999999997</text:p>
          </table:table-cell>
          <table:table-cell table:number-columns-repeated="4"/>
          <table:table-cell table:style-name="ce36" table:formula="of:=SUM(MOD(SUM([.L783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784]&lt;[.L783];[.M783]+[.H$2];[.M783])" office:value-type="float" office:value="480" calcext:value-type="float">
            <text:p>480</text:p>
          </table:table-cell>
          <table:table-cell table:style-name="ce11" table:formula="of:=OFFSET([.C$4];[.M784];0)" office:value-type="float" office:value="43761" calcext:value-type="float">
            <text:p>43761</text:p>
          </table:table-cell>
          <table:table-cell table:style-name="ce37" table:formula="of:=[.L784]" office:value-type="float" office:value="0.180555555555548" calcext:value-type="float">
            <text:p>0.18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4];0)&lt;=[.O7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5]))" office:value-type="date" office:date-value="2019-11-01T05:58:13.627215" calcext:value-type="date">
            <text:p>2019-11-01 05:58:14</text:p>
          </table:table-cell>
          <table:table-cell table:style-name="ce7" table:formula="of:=[.A785]" office:value-type="date" office:date-value="2019-11-01T05:58:13.627215" calcext:value-type="date">
            <text:p>2019-11-01 05:58:14</text:p>
          </table:table-cell>
          <table:table-cell table:formula="of:=TRUNC([.A785])" office:value-type="float" office:value="43770" calcext:value-type="float">
            <text:p>43770</text:p>
          </table:table-cell>
          <table:table-cell table:style-name="ce12" table:formula="of:=[.B785]-[.C785]" office:value-type="date" office:date-value="1899-12-30T05:58:13.62721459474" calcext:value-type="date">
            <text:p>12/30/99 05:58 AM</text:p>
          </table:table-cell>
          <table:table-cell table:formula="of:=MOD([.E784]-[.$E$2];[.$H$2])+1+[.$E$2]" office:value-type="float" office:value="173" calcext:value-type="float">
            <text:p>173</text:p>
          </table:table-cell>
          <table:table-cell table:formula="of:=MOD([.F784]+1/[.$H$2];5)" office:value-type="float" office:value="4.55" calcext:value-type="float">
            <text:p>4,55</text:p>
          </table:table-cell>
          <table:table-cell table:formula="of:=IF([.F785]&lt;0.000001;[.G784]+2+1/[.$H$2];[.G784]+1/[.$H$2])" office:value-type="float" office:value="25.5499999999997" calcext:value-type="float">
            <text:p>25,5499999999997</text:p>
          </table:table-cell>
          <table:table-cell table:number-columns-repeated="4"/>
          <table:table-cell table:style-name="ce36" table:formula="of:=SUM(MOD(SUM([.L784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785]&lt;[.L784];[.M784]+[.H$2];[.M784])" office:value-type="float" office:value="480" calcext:value-type="float">
            <text:p>480</text:p>
          </table:table-cell>
          <table:table-cell table:style-name="ce11" table:formula="of:=OFFSET([.C$4];[.M785];0)" office:value-type="float" office:value="43761" calcext:value-type="float">
            <text:p>43761</text:p>
          </table:table-cell>
          <table:table-cell table:style-name="ce37" table:formula="of:=[.L785]" office:value-type="float" office:value="0.187499999999993" calcext:value-type="float">
            <text:p>0.18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5];0)&lt;=[.O7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6]))" office:value-type="date" office:date-value="2019-11-01T06:06:13.481209" calcext:value-type="date">
            <text:p>2019-11-01 06:06:13</text:p>
          </table:table-cell>
          <table:table-cell table:style-name="ce7" table:formula="of:=[.A786]" office:value-type="date" office:date-value="2019-11-01T06:06:13.481209" calcext:value-type="date">
            <text:p>2019-11-01 06:06:13</text:p>
          </table:table-cell>
          <table:table-cell table:formula="of:=TRUNC([.A786])" office:value-type="float" office:value="43770" calcext:value-type="float">
            <text:p>43770</text:p>
          </table:table-cell>
          <table:table-cell table:style-name="ce12" table:formula="of:=[.B786]-[.C786]" office:value-type="date" office:date-value="1899-12-30T06:06:13.481209483" calcext:value-type="date">
            <text:p>12/30/99 06:06 AM</text:p>
          </table:table-cell>
          <table:table-cell table:formula="of:=MOD([.E785]-[.$E$2];[.$H$2])+1+[.$E$2]" office:value-type="float" office:value="174" calcext:value-type="float">
            <text:p>174</text:p>
          </table:table-cell>
          <table:table-cell table:formula="of:=MOD([.F785]+1/[.$H$2];5)" office:value-type="float" office:value="4.575" calcext:value-type="float">
            <text:p>4,575</text:p>
          </table:table-cell>
          <table:table-cell table:formula="of:=IF([.F786]&lt;0.000001;[.G785]+2+1/[.$H$2];[.G785]+1/[.$H$2])" office:value-type="float" office:value="25.5749999999997" calcext:value-type="float">
            <text:p>25,5749999999997</text:p>
          </table:table-cell>
          <table:table-cell table:number-columns-repeated="4"/>
          <table:table-cell table:style-name="ce36" table:formula="of:=SUM(MOD(SUM([.L785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786]&lt;[.L785];[.M785]+[.H$2];[.M785])" office:value-type="float" office:value="480" calcext:value-type="float">
            <text:p>480</text:p>
          </table:table-cell>
          <table:table-cell table:style-name="ce11" table:formula="of:=OFFSET([.C$4];[.M786];0)" office:value-type="float" office:value="43761" calcext:value-type="float">
            <text:p>43761</text:p>
          </table:table-cell>
          <table:table-cell table:style-name="ce37" table:formula="of:=[.L786]" office:value-type="float" office:value="0.194444444444437" calcext:value-type="float">
            <text:p>0.194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6];0)&lt;=[.O7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7]))" office:value-type="date" office:date-value="2019-11-01T05:36:38.139527" calcext:value-type="date">
            <text:p>2019-11-01 05:36:38</text:p>
          </table:table-cell>
          <table:table-cell table:style-name="ce7" table:formula="of:=[.A787]" office:value-type="date" office:date-value="2019-11-01T05:36:38.139527" calcext:value-type="date">
            <text:p>2019-11-01 05:36:38</text:p>
          </table:table-cell>
          <table:table-cell table:formula="of:=TRUNC([.A787])" office:value-type="float" office:value="43770" calcext:value-type="float">
            <text:p>43770</text:p>
          </table:table-cell>
          <table:table-cell table:style-name="ce12" table:formula="of:=[.B787]-[.C787]" office:value-type="date" office:date-value="1899-12-30T05:36:38.13952704426" calcext:value-type="date">
            <text:p>12/30/99 05:36 AM</text:p>
          </table:table-cell>
          <table:table-cell table:formula="of:=MOD([.E786]-[.$E$2];[.$H$2])+1+[.$E$2]" office:value-type="float" office:value="175" calcext:value-type="float">
            <text:p>175</text:p>
          </table:table-cell>
          <table:table-cell table:formula="of:=MOD([.F786]+1/[.$H$2];5)" office:value-type="float" office:value="4.6" calcext:value-type="float">
            <text:p>4,6</text:p>
          </table:table-cell>
          <table:table-cell table:formula="of:=IF([.F787]&lt;0.000001;[.G786]+2+1/[.$H$2];[.G786]+1/[.$H$2])" office:value-type="float" office:value="25.5999999999997" calcext:value-type="float">
            <text:p>25,5999999999997</text:p>
          </table:table-cell>
          <table:table-cell table:number-columns-repeated="4"/>
          <table:table-cell table:style-name="ce36" table:formula="of:=SUM(MOD(SUM([.L786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787]&lt;[.L786];[.M786]+[.H$2];[.M786])" office:value-type="float" office:value="480" calcext:value-type="float">
            <text:p>480</text:p>
          </table:table-cell>
          <table:table-cell table:style-name="ce11" table:formula="of:=OFFSET([.C$4];[.M787];0)" office:value-type="float" office:value="43761" calcext:value-type="float">
            <text:p>43761</text:p>
          </table:table-cell>
          <table:table-cell table:style-name="ce37" table:formula="of:=[.L787]" office:value-type="float" office:value="0.201388888888882" calcext:value-type="float">
            <text:p>0.201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7];0)&lt;=[.O7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8]))" office:value-type="date" office:date-value="2019-11-01T05:43:48.781263" calcext:value-type="date">
            <text:p>2019-11-01 05:43:49</text:p>
          </table:table-cell>
          <table:table-cell table:style-name="ce7" table:formula="of:=[.A788]" office:value-type="date" office:date-value="2019-11-01T05:43:48.781263" calcext:value-type="date">
            <text:p>2019-11-01 05:43:49</text:p>
          </table:table-cell>
          <table:table-cell table:formula="of:=TRUNC([.A788])" office:value-type="float" office:value="43770" calcext:value-type="float">
            <text:p>43770</text:p>
          </table:table-cell>
          <table:table-cell table:style-name="ce12" table:formula="of:=[.B788]-[.C788]" office:value-type="date" office:date-value="1899-12-30T05:43:48.78126308788" calcext:value-type="date">
            <text:p>12/30/99 05:43 AM</text:p>
          </table:table-cell>
          <table:table-cell table:formula="of:=MOD([.E787]-[.$E$2];[.$H$2])+1+[.$E$2]" office:value-type="float" office:value="176" calcext:value-type="float">
            <text:p>176</text:p>
          </table:table-cell>
          <table:table-cell table:formula="of:=MOD([.F787]+1/[.$H$2];5)" office:value-type="float" office:value="4.625" calcext:value-type="float">
            <text:p>4,625</text:p>
          </table:table-cell>
          <table:table-cell table:formula="of:=IF([.F788]&lt;0.000001;[.G787]+2+1/[.$H$2];[.G787]+1/[.$H$2])" office:value-type="float" office:value="25.6249999999997" calcext:value-type="float">
            <text:p>25,6249999999997</text:p>
          </table:table-cell>
          <table:table-cell table:number-columns-repeated="4"/>
          <table:table-cell table:style-name="ce36" table:formula="of:=SUM(MOD(SUM([.L787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788]&lt;[.L787];[.M787]+[.H$2];[.M787])" office:value-type="float" office:value="480" calcext:value-type="float">
            <text:p>480</text:p>
          </table:table-cell>
          <table:table-cell table:style-name="ce11" table:formula="of:=OFFSET([.C$4];[.M788];0)" office:value-type="float" office:value="43761" calcext:value-type="float">
            <text:p>43761</text:p>
          </table:table-cell>
          <table:table-cell table:style-name="ce37" table:formula="of:=[.L788]" office:value-type="float" office:value="0.208333333333326" calcext:value-type="float">
            <text:p>0.208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8];0)&lt;=[.O7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9]))" office:value-type="date" office:date-value="2019-11-01T06:01:04.094618" calcext:value-type="date">
            <text:p>2019-11-01 06:01:04</text:p>
          </table:table-cell>
          <table:table-cell table:style-name="ce7" table:formula="of:=[.A789]" office:value-type="date" office:date-value="2019-11-01T06:01:04.094618" calcext:value-type="date">
            <text:p>2019-11-01 06:01:04</text:p>
          </table:table-cell>
          <table:table-cell table:formula="of:=TRUNC([.A789])" office:value-type="float" office:value="43770" calcext:value-type="float">
            <text:p>43770</text:p>
          </table:table-cell>
          <table:table-cell table:style-name="ce12" table:formula="of:=[.B789]-[.C789]" office:value-type="date" office:date-value="1899-12-30T06:01:04.0946181491" calcext:value-type="date">
            <text:p>12/30/99 06:01 AM</text:p>
          </table:table-cell>
          <table:table-cell table:formula="of:=MOD([.E788]-[.$E$2];[.$H$2])+1+[.$E$2]" office:value-type="float" office:value="177" calcext:value-type="float">
            <text:p>177</text:p>
          </table:table-cell>
          <table:table-cell table:formula="of:=MOD([.F788]+1/[.$H$2];5)" office:value-type="float" office:value="4.65" calcext:value-type="float">
            <text:p>4,65</text:p>
          </table:table-cell>
          <table:table-cell table:formula="of:=IF([.F789]&lt;0.000001;[.G788]+2+1/[.$H$2];[.G788]+1/[.$H$2])" office:value-type="float" office:value="25.6499999999997" calcext:value-type="float">
            <text:p>25,6499999999997</text:p>
          </table:table-cell>
          <table:table-cell table:number-columns-repeated="4"/>
          <table:table-cell table:style-name="ce36" table:formula="of:=SUM(MOD(SUM([.L788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789]&lt;[.L788];[.M788]+[.H$2];[.M788])" office:value-type="float" office:value="480" calcext:value-type="float">
            <text:p>480</text:p>
          </table:table-cell>
          <table:table-cell table:style-name="ce11" table:formula="of:=OFFSET([.C$4];[.M789];0)" office:value-type="float" office:value="43761" calcext:value-type="float">
            <text:p>43761</text:p>
          </table:table-cell>
          <table:table-cell table:style-name="ce37" table:formula="of:=[.L789]" office:value-type="float" office:value="0.21527777777777" calcext:value-type="float">
            <text:p>0.215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9];0)&lt;=[.O7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0]))" office:value-type="date" office:date-value="2019-11-01T05:58:52.431386" calcext:value-type="date">
            <text:p>2019-11-01 05:58:52</text:p>
          </table:table-cell>
          <table:table-cell table:style-name="ce7" table:formula="of:=[.A790]" office:value-type="date" office:date-value="2019-11-01T05:58:52.431386" calcext:value-type="date">
            <text:p>2019-11-01 05:58:52</text:p>
          </table:table-cell>
          <table:table-cell table:formula="of:=TRUNC([.A790])" office:value-type="float" office:value="43770" calcext:value-type="float">
            <text:p>43770</text:p>
          </table:table-cell>
          <table:table-cell table:style-name="ce12" table:formula="of:=[.B790]-[.C790]" office:value-type="date" office:date-value="1899-12-30T05:58:52.43138641119" calcext:value-type="date">
            <text:p>12/30/99 05:58 AM</text:p>
          </table:table-cell>
          <table:table-cell table:formula="of:=MOD([.E789]-[.$E$2];[.$H$2])+1+[.$E$2]" office:value-type="float" office:value="178" calcext:value-type="float">
            <text:p>178</text:p>
          </table:table-cell>
          <table:table-cell table:formula="of:=MOD([.F789]+1/[.$H$2];5)" office:value-type="float" office:value="4.675" calcext:value-type="float">
            <text:p>4,675</text:p>
          </table:table-cell>
          <table:table-cell table:formula="of:=IF([.F790]&lt;0.000001;[.G789]+2+1/[.$H$2];[.G789]+1/[.$H$2])" office:value-type="float" office:value="25.6749999999997" calcext:value-type="float">
            <text:p>25,6749999999997</text:p>
          </table:table-cell>
          <table:table-cell table:number-columns-repeated="4"/>
          <table:table-cell table:style-name="ce36" table:formula="of:=SUM(MOD(SUM([.L789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790]&lt;[.L789];[.M789]+[.H$2];[.M789])" office:value-type="float" office:value="480" calcext:value-type="float">
            <text:p>480</text:p>
          </table:table-cell>
          <table:table-cell table:style-name="ce11" table:formula="of:=OFFSET([.C$4];[.M790];0)" office:value-type="float" office:value="43761" calcext:value-type="float">
            <text:p>43761</text:p>
          </table:table-cell>
          <table:table-cell table:style-name="ce37" table:formula="of:=[.L790]" office:value-type="float" office:value="0.222222222222215" calcext:value-type="float">
            <text:p>0.222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0];0)&lt;=[.O7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1]))" office:value-type="date" office:date-value="2019-11-01T05:53:54.36001" calcext:value-type="date">
            <text:p>2019-11-01 05:53:54</text:p>
          </table:table-cell>
          <table:table-cell table:style-name="ce7" table:formula="of:=[.A791]" office:value-type="date" office:date-value="2019-11-01T05:53:54.36001" calcext:value-type="date">
            <text:p>2019-11-01 05:53:54</text:p>
          </table:table-cell>
          <table:table-cell table:formula="of:=TRUNC([.A791])" office:value-type="float" office:value="43770" calcext:value-type="float">
            <text:p>43770</text:p>
          </table:table-cell>
          <table:table-cell table:style-name="ce12" table:formula="of:=[.B791]-[.C791]" office:value-type="date" office:date-value="1899-12-30T05:53:54.36001043301" calcext:value-type="date">
            <text:p>12/30/99 05:53 AM</text:p>
          </table:table-cell>
          <table:table-cell table:formula="of:=MOD([.E790]-[.$E$2];[.$H$2])+1+[.$E$2]" office:value-type="float" office:value="179" calcext:value-type="float">
            <text:p>179</text:p>
          </table:table-cell>
          <table:table-cell table:formula="of:=MOD([.F790]+1/[.$H$2];5)" office:value-type="float" office:value="4.7" calcext:value-type="float">
            <text:p>4,7</text:p>
          </table:table-cell>
          <table:table-cell table:formula="of:=IF([.F791]&lt;0.000001;[.G790]+2+1/[.$H$2];[.G790]+1/[.$H$2])" office:value-type="float" office:value="25.6999999999997" calcext:value-type="float">
            <text:p>25,6999999999997</text:p>
          </table:table-cell>
          <table:table-cell table:number-columns-repeated="4"/>
          <table:table-cell table:style-name="ce36" table:formula="of:=SUM(MOD(SUM([.L790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791]&lt;[.L790];[.M790]+[.H$2];[.M790])" office:value-type="float" office:value="480" calcext:value-type="float">
            <text:p>480</text:p>
          </table:table-cell>
          <table:table-cell table:style-name="ce11" table:formula="of:=OFFSET([.C$4];[.M791];0)" office:value-type="float" office:value="43761" calcext:value-type="float">
            <text:p>43761</text:p>
          </table:table-cell>
          <table:table-cell table:style-name="ce37" table:formula="of:=[.L791]" office:value-type="float" office:value="0.229166666666659" calcext:value-type="float">
            <text:p>0.229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1];0)&lt;=[.O7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2]))" office:value-type="date" office:date-value="2019-11-01T06:19:33.990907" calcext:value-type="date">
            <text:p>2019-11-01 06:19:34</text:p>
          </table:table-cell>
          <table:table-cell table:style-name="ce7" table:formula="of:=[.A792]" office:value-type="date" office:date-value="2019-11-01T06:19:33.990907" calcext:value-type="date">
            <text:p>2019-11-01 06:19:34</text:p>
          </table:table-cell>
          <table:table-cell table:formula="of:=TRUNC([.A792])" office:value-type="float" office:value="43770" calcext:value-type="float">
            <text:p>43770</text:p>
          </table:table-cell>
          <table:table-cell table:style-name="ce12" table:formula="of:=[.B792]-[.C792]" office:value-type="date" office:date-value="1899-12-30T06:19:33.99090703111" calcext:value-type="date">
            <text:p>12/30/99 06:19 AM</text:p>
          </table:table-cell>
          <table:table-cell table:formula="of:=MOD([.E791]-[.$E$2];[.$H$2])+1+[.$E$2]" office:value-type="float" office:value="180" calcext:value-type="float">
            <text:p>180</text:p>
          </table:table-cell>
          <table:table-cell table:formula="of:=MOD([.F791]+1/[.$H$2];5)" office:value-type="float" office:value="4.725" calcext:value-type="float">
            <text:p>4,725</text:p>
          </table:table-cell>
          <table:table-cell table:formula="of:=IF([.F792]&lt;0.000001;[.G791]+2+1/[.$H$2];[.G791]+1/[.$H$2])" office:value-type="float" office:value="25.7249999999997" calcext:value-type="float">
            <text:p>25,7249999999997</text:p>
          </table:table-cell>
          <table:table-cell table:number-columns-repeated="4"/>
          <table:table-cell table:style-name="ce36" table:formula="of:=SUM(MOD(SUM([.L791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792]&lt;[.L791];[.M791]+[.H$2];[.M791])" office:value-type="float" office:value="480" calcext:value-type="float">
            <text:p>480</text:p>
          </table:table-cell>
          <table:table-cell table:style-name="ce11" table:formula="of:=OFFSET([.C$4];[.M792];0)" office:value-type="float" office:value="43761" calcext:value-type="float">
            <text:p>43761</text:p>
          </table:table-cell>
          <table:table-cell table:style-name="ce37" table:formula="of:=[.L792]" office:value-type="float" office:value="0.236111111111104" calcext:value-type="float">
            <text:p>0.236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2];0)&lt;=[.O7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3]))" office:value-type="date" office:date-value="2019-11-01T05:49:42.297081" calcext:value-type="date">
            <text:p>2019-11-01 05:49:42</text:p>
          </table:table-cell>
          <table:table-cell table:style-name="ce7" table:formula="of:=[.A793]" office:value-type="date" office:date-value="2019-11-01T05:49:42.297081" calcext:value-type="date">
            <text:p>2019-11-01 05:49:42</text:p>
          </table:table-cell>
          <table:table-cell table:formula="of:=TRUNC([.A793])" office:value-type="float" office:value="43770" calcext:value-type="float">
            <text:p>43770</text:p>
          </table:table-cell>
          <table:table-cell table:style-name="ce12" table:formula="of:=[.B793]-[.C793]" office:value-type="date" office:date-value="1899-12-30T05:49:42.29708096478" calcext:value-type="date">
            <text:p>12/30/99 05:49 AM</text:p>
          </table:table-cell>
          <table:table-cell table:formula="of:=MOD([.E792]-[.$E$2];[.$H$2])+1+[.$E$2]" office:value-type="float" office:value="181" calcext:value-type="float">
            <text:p>181</text:p>
          </table:table-cell>
          <table:table-cell table:formula="of:=MOD([.F792]+1/[.$H$2];5)" office:value-type="float" office:value="4.75" calcext:value-type="float">
            <text:p>4,75</text:p>
          </table:table-cell>
          <table:table-cell table:formula="of:=IF([.F793]&lt;0.000001;[.G792]+2+1/[.$H$2];[.G792]+1/[.$H$2])" office:value-type="float" office:value="25.7499999999997" calcext:value-type="float">
            <text:p>25,7499999999997</text:p>
          </table:table-cell>
          <table:table-cell table:number-columns-repeated="4"/>
          <table:table-cell table:style-name="ce36" table:formula="of:=SUM(MOD(SUM([.L792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793]&lt;[.L792];[.M792]+[.H$2];[.M792])" office:value-type="float" office:value="480" calcext:value-type="float">
            <text:p>480</text:p>
          </table:table-cell>
          <table:table-cell table:style-name="ce11" table:formula="of:=OFFSET([.C$4];[.M793];0)" office:value-type="float" office:value="43761" calcext:value-type="float">
            <text:p>43761</text:p>
          </table:table-cell>
          <table:table-cell table:style-name="ce37" table:formula="of:=[.L793]" office:value-type="float" office:value="0.243055555555548" calcext:value-type="float">
            <text:p>0.243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3];0)&lt;=[.O7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4]))" office:value-type="date" office:date-value="2019-11-01T06:04:37.076959" calcext:value-type="date">
            <text:p>2019-11-01 06:04:37</text:p>
          </table:table-cell>
          <table:table-cell table:style-name="ce7" table:formula="of:=[.A794]" office:value-type="date" office:date-value="2019-11-01T06:04:37.076959" calcext:value-type="date">
            <text:p>2019-11-01 06:04:37</text:p>
          </table:table-cell>
          <table:table-cell table:formula="of:=TRUNC([.A794])" office:value-type="float" office:value="43770" calcext:value-type="float">
            <text:p>43770</text:p>
          </table:table-cell>
          <table:table-cell table:style-name="ce12" table:formula="of:=[.B794]-[.C794]" office:value-type="date" office:date-value="1899-12-30T06:04:37.07695907447" calcext:value-type="date">
            <text:p>12/30/99 06:04 AM</text:p>
          </table:table-cell>
          <table:table-cell table:formula="of:=MOD([.E793]-[.$E$2];[.$H$2])+1+[.$E$2]" office:value-type="float" office:value="182" calcext:value-type="float">
            <text:p>182</text:p>
          </table:table-cell>
          <table:table-cell table:formula="of:=MOD([.F793]+1/[.$H$2];5)" office:value-type="float" office:value="4.775" calcext:value-type="float">
            <text:p>4,775</text:p>
          </table:table-cell>
          <table:table-cell table:formula="of:=IF([.F794]&lt;0.000001;[.G793]+2+1/[.$H$2];[.G793]+1/[.$H$2])" office:value-type="float" office:value="25.7749999999997" calcext:value-type="float">
            <text:p>25,7749999999997</text:p>
          </table:table-cell>
          <table:table-cell table:number-columns-repeated="4"/>
          <table:table-cell table:style-name="ce36" table:formula="of:=SUM(MOD(SUM([.L793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794]&lt;[.L793];[.M793]+[.H$2];[.M793])" office:value-type="float" office:value="480" calcext:value-type="float">
            <text:p>480</text:p>
          </table:table-cell>
          <table:table-cell table:style-name="ce11" table:formula="of:=OFFSET([.C$4];[.M794];0)" office:value-type="float" office:value="43761" calcext:value-type="float">
            <text:p>43761</text:p>
          </table:table-cell>
          <table:table-cell table:style-name="ce37" table:formula="of:=[.L794]" office:value-type="float" office:value="0.249999999999993" calcext:value-type="float">
            <text:p>0.249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4];0)&lt;=[.O7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5]))" office:value-type="date" office:date-value="2019-11-01T06:03:19.140499" calcext:value-type="date">
            <text:p>2019-11-01 06:03:19</text:p>
          </table:table-cell>
          <table:table-cell table:style-name="ce7" table:formula="of:=[.A795]" office:value-type="date" office:date-value="2019-11-01T06:03:19.140499" calcext:value-type="date">
            <text:p>2019-11-01 06:03:19</text:p>
          </table:table-cell>
          <table:table-cell table:formula="of:=TRUNC([.A795])" office:value-type="float" office:value="43770" calcext:value-type="float">
            <text:p>43770</text:p>
          </table:table-cell>
          <table:table-cell table:style-name="ce12" table:formula="of:=[.B795]-[.C795]" office:value-type="date" office:date-value="1899-12-30T06:03:19.14049850777" calcext:value-type="date">
            <text:p>12/30/99 06:03 AM</text:p>
          </table:table-cell>
          <table:table-cell table:formula="of:=MOD([.E794]-[.$E$2];[.$H$2])+1+[.$E$2]" office:value-type="float" office:value="183" calcext:value-type="float">
            <text:p>183</text:p>
          </table:table-cell>
          <table:table-cell table:formula="of:=MOD([.F794]+1/[.$H$2];5)" office:value-type="float" office:value="4.8" calcext:value-type="float">
            <text:p>4,8</text:p>
          </table:table-cell>
          <table:table-cell table:formula="of:=IF([.F795]&lt;0.000001;[.G794]+2+1/[.$H$2];[.G794]+1/[.$H$2])" office:value-type="float" office:value="25.7999999999997" calcext:value-type="float">
            <text:p>25,7999999999997</text:p>
          </table:table-cell>
          <table:table-cell table:number-columns-repeated="4"/>
          <table:table-cell table:style-name="ce36" table:formula="of:=SUM(MOD(SUM([.L794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795]&lt;[.L794];[.M794]+[.H$2];[.M794])" office:value-type="float" office:value="480" calcext:value-type="float">
            <text:p>480</text:p>
          </table:table-cell>
          <table:table-cell table:style-name="ce11" table:formula="of:=OFFSET([.C$4];[.M795];0)" office:value-type="float" office:value="43761" calcext:value-type="float">
            <text:p>43761</text:p>
          </table:table-cell>
          <table:table-cell table:style-name="ce37" table:formula="of:=[.L795]" office:value-type="float" office:value="0.256944444444437" calcext:value-type="float">
            <text:p>0.256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5];0)&lt;=[.O7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6]))" office:value-type="date" office:date-value="2019-11-01T06:05:45.309236" calcext:value-type="date">
            <text:p>2019-11-01 06:05:45</text:p>
          </table:table-cell>
          <table:table-cell table:style-name="ce7" table:formula="of:=[.A796]" office:value-type="date" office:date-value="2019-11-01T06:05:45.309236" calcext:value-type="date">
            <text:p>2019-11-01 06:05:45</text:p>
          </table:table-cell>
          <table:table-cell table:formula="of:=TRUNC([.A796])" office:value-type="float" office:value="43770" calcext:value-type="float">
            <text:p>43770</text:p>
          </table:table-cell>
          <table:table-cell table:style-name="ce12" table:formula="of:=[.B796]-[.C796]" office:value-type="date" office:date-value="1899-12-30T06:05:45.30923645943" calcext:value-type="date">
            <text:p>12/30/99 06:05 AM</text:p>
          </table:table-cell>
          <table:table-cell table:formula="of:=MOD([.E795]-[.$E$2];[.$H$2])+1+[.$E$2]" office:value-type="float" office:value="184" calcext:value-type="float">
            <text:p>184</text:p>
          </table:table-cell>
          <table:table-cell table:formula="of:=MOD([.F795]+1/[.$H$2];5)" office:value-type="float" office:value="4.825" calcext:value-type="float">
            <text:p>4,825</text:p>
          </table:table-cell>
          <table:table-cell table:formula="of:=IF([.F796]&lt;0.000001;[.G795]+2+1/[.$H$2];[.G795]+1/[.$H$2])" office:value-type="float" office:value="25.8249999999997" calcext:value-type="float">
            <text:p>25,8249999999997</text:p>
          </table:table-cell>
          <table:table-cell table:number-columns-repeated="4"/>
          <table:table-cell table:style-name="ce36" table:formula="of:=SUM(MOD(SUM([.L795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796]&lt;[.L795];[.M795]+[.H$2];[.M795])" office:value-type="float" office:value="480" calcext:value-type="float">
            <text:p>480</text:p>
          </table:table-cell>
          <table:table-cell table:style-name="ce11" table:formula="of:=OFFSET([.C$4];[.M796];0)" office:value-type="float" office:value="43761" calcext:value-type="float">
            <text:p>43761</text:p>
          </table:table-cell>
          <table:table-cell table:style-name="ce37" table:formula="of:=[.L796]" office:value-type="float" office:value="0.263888888888882" calcext:value-type="float">
            <text:p>0.26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6];0)&lt;=[.O7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7]))" office:value-type="date" office:date-value="2019-11-01T06:00:11.433" calcext:value-type="date">
            <text:p>2019-11-01 06:00:11</text:p>
          </table:table-cell>
          <table:table-cell table:style-name="ce7" table:formula="of:=[.A797]" office:value-type="date" office:date-value="2019-11-01T06:00:11.433" calcext:value-type="date">
            <text:p>2019-11-01 06:00:11</text:p>
          </table:table-cell>
          <table:table-cell table:formula="of:=TRUNC([.A797])" office:value-type="float" office:value="43770" calcext:value-type="float">
            <text:p>43770</text:p>
          </table:table-cell>
          <table:table-cell table:style-name="ce12" table:formula="of:=[.B797]-[.C797]" office:value-type="date" office:date-value="1899-12-30T06:00:11.43300037365" calcext:value-type="date">
            <text:p>12/30/99 06:00 AM</text:p>
          </table:table-cell>
          <table:table-cell table:formula="of:=MOD([.E796]-[.$E$2];[.$H$2])+1+[.$E$2]" office:value-type="float" office:value="185" calcext:value-type="float">
            <text:p>185</text:p>
          </table:table-cell>
          <table:table-cell table:formula="of:=MOD([.F796]+1/[.$H$2];5)" office:value-type="float" office:value="4.85" calcext:value-type="float">
            <text:p>4,85</text:p>
          </table:table-cell>
          <table:table-cell table:formula="of:=IF([.F797]&lt;0.000001;[.G796]+2+1/[.$H$2];[.G796]+1/[.$H$2])" office:value-type="float" office:value="25.8499999999997" calcext:value-type="float">
            <text:p>25,8499999999997</text:p>
          </table:table-cell>
          <table:table-cell table:number-columns-repeated="4"/>
          <table:table-cell table:style-name="ce36" table:formula="of:=SUM(MOD(SUM([.L796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797]&lt;[.L796];[.M796]+[.H$2];[.M796])" office:value-type="float" office:value="480" calcext:value-type="float">
            <text:p>480</text:p>
          </table:table-cell>
          <table:table-cell table:style-name="ce11" table:formula="of:=OFFSET([.C$4];[.M797];0)" office:value-type="float" office:value="43761" calcext:value-type="float">
            <text:p>43761</text:p>
          </table:table-cell>
          <table:table-cell table:style-name="ce37" table:formula="of:=[.L797]" office:value-type="float" office:value="0.270833333333326" calcext:value-type="float">
            <text:p>0.270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7];0)&lt;=[.O7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8]))" office:value-type="date" office:date-value="2019-11-01T05:44:38.593634" calcext:value-type="date">
            <text:p>2019-11-01 05:44:39</text:p>
          </table:table-cell>
          <table:table-cell table:style-name="ce7" table:formula="of:=[.A798]" office:value-type="date" office:date-value="2019-11-01T05:44:38.593634" calcext:value-type="date">
            <text:p>2019-11-01 05:44:39</text:p>
          </table:table-cell>
          <table:table-cell table:formula="of:=TRUNC([.A798])" office:value-type="float" office:value="43770" calcext:value-type="float">
            <text:p>43770</text:p>
          </table:table-cell>
          <table:table-cell table:style-name="ce12" table:formula="of:=[.B798]-[.C798]" office:value-type="date" office:date-value="1899-12-30T05:44:38.59363371972" calcext:value-type="date">
            <text:p>12/30/99 05:44 AM</text:p>
          </table:table-cell>
          <table:table-cell table:formula="of:=MOD([.E797]-[.$E$2];[.$H$2])+1+[.$E$2]" office:value-type="float" office:value="186" calcext:value-type="float">
            <text:p>186</text:p>
          </table:table-cell>
          <table:table-cell table:formula="of:=MOD([.F797]+1/[.$H$2];5)" office:value-type="float" office:value="4.875" calcext:value-type="float">
            <text:p>4,875</text:p>
          </table:table-cell>
          <table:table-cell table:formula="of:=IF([.F798]&lt;0.000001;[.G797]+2+1/[.$H$2];[.G797]+1/[.$H$2])" office:value-type="float" office:value="25.8749999999997" calcext:value-type="float">
            <text:p>25,8749999999997</text:p>
          </table:table-cell>
          <table:table-cell table:number-columns-repeated="4"/>
          <table:table-cell table:style-name="ce36" table:formula="of:=SUM(MOD(SUM([.L797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798]&lt;[.L797];[.M797]+[.H$2];[.M797])" office:value-type="float" office:value="480" calcext:value-type="float">
            <text:p>480</text:p>
          </table:table-cell>
          <table:table-cell table:style-name="ce11" table:formula="of:=OFFSET([.C$4];[.M798];0)" office:value-type="float" office:value="43761" calcext:value-type="float">
            <text:p>43761</text:p>
          </table:table-cell>
          <table:table-cell table:style-name="ce37" table:formula="of:=[.L798]" office:value-type="float" office:value="0.27777777777777" calcext:value-type="float">
            <text:p>0.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8];0)&lt;=[.O7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9]))" office:value-type="date" office:date-value="2019-11-01T05:54:09.945463" calcext:value-type="date">
            <text:p>2019-11-01 05:54:10</text:p>
          </table:table-cell>
          <table:table-cell table:style-name="ce7" table:formula="of:=[.A799]" office:value-type="date" office:date-value="2019-11-01T05:54:09.945463" calcext:value-type="date">
            <text:p>2019-11-01 05:54:10</text:p>
          </table:table-cell>
          <table:table-cell table:formula="of:=TRUNC([.A799])" office:value-type="float" office:value="43770" calcext:value-type="float">
            <text:p>43770</text:p>
          </table:table-cell>
          <table:table-cell table:style-name="ce12" table:formula="of:=[.B799]-[.C799]" office:value-type="date" office:date-value="1899-12-30T05:54:09.94546326343" calcext:value-type="date">
            <text:p>12/30/99 05:54 AM</text:p>
          </table:table-cell>
          <table:table-cell table:formula="of:=MOD([.E798]-[.$E$2];[.$H$2])+1+[.$E$2]" office:value-type="float" office:value="187" calcext:value-type="float">
            <text:p>187</text:p>
          </table:table-cell>
          <table:table-cell table:formula="of:=MOD([.F798]+1/[.$H$2];5)" office:value-type="float" office:value="4.9" calcext:value-type="float">
            <text:p>4,9</text:p>
          </table:table-cell>
          <table:table-cell table:formula="of:=IF([.F799]&lt;0.000001;[.G798]+2+1/[.$H$2];[.G798]+1/[.$H$2])" office:value-type="float" office:value="25.8999999999997" calcext:value-type="float">
            <text:p>25,8999999999997</text:p>
          </table:table-cell>
          <table:table-cell table:number-columns-repeated="4"/>
          <table:table-cell table:style-name="ce36" table:formula="of:=SUM(MOD(SUM([.L798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799]&lt;[.L798];[.M798]+[.H$2];[.M798])" office:value-type="float" office:value="480" calcext:value-type="float">
            <text:p>480</text:p>
          </table:table-cell>
          <table:table-cell table:style-name="ce11" table:formula="of:=OFFSET([.C$4];[.M799];0)" office:value-type="float" office:value="43761" calcext:value-type="float">
            <text:p>43761</text:p>
          </table:table-cell>
          <table:table-cell table:style-name="ce37" table:formula="of:=[.L799]" office:value-type="float" office:value="0.284722222222215" calcext:value-type="float">
            <text:p>0.284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9];0)&lt;=[.O7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0]))" office:value-type="date" office:date-value="2019-11-01T06:31:19.131522" calcext:value-type="date">
            <text:p>2019-11-01 06:31:19</text:p>
          </table:table-cell>
          <table:table-cell table:style-name="ce7" table:formula="of:=[.A800]" office:value-type="date" office:date-value="2019-11-01T06:31:19.131522" calcext:value-type="date">
            <text:p>2019-11-01 06:31:19</text:p>
          </table:table-cell>
          <table:table-cell table:formula="of:=TRUNC([.A800])" office:value-type="float" office:value="43770" calcext:value-type="float">
            <text:p>43770</text:p>
          </table:table-cell>
          <table:table-cell table:style-name="ce12" table:formula="of:=[.B800]-[.C800]" office:value-type="date" office:date-value="1899-12-30T06:31:19.13152193651" calcext:value-type="date">
            <text:p>12/30/99 06:31 AM</text:p>
          </table:table-cell>
          <table:table-cell table:formula="of:=MOD([.E799]-[.$E$2];[.$H$2])+1+[.$E$2]" office:value-type="float" office:value="188" calcext:value-type="float">
            <text:p>188</text:p>
          </table:table-cell>
          <table:table-cell table:formula="of:=MOD([.F799]+1/[.$H$2];5)" office:value-type="float" office:value="4.925" calcext:value-type="float">
            <text:p>4,925</text:p>
          </table:table-cell>
          <table:table-cell table:formula="of:=IF([.F800]&lt;0.000001;[.G799]+2+1/[.$H$2];[.G799]+1/[.$H$2])" office:value-type="float" office:value="25.9249999999997" calcext:value-type="float">
            <text:p>25,9249999999997</text:p>
          </table:table-cell>
          <table:table-cell table:number-columns-repeated="4"/>
          <table:table-cell table:style-name="ce36" table:formula="of:=SUM(MOD(SUM([.L799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800]&lt;[.L799];[.M799]+[.H$2];[.M799])" office:value-type="float" office:value="480" calcext:value-type="float">
            <text:p>480</text:p>
          </table:table-cell>
          <table:table-cell table:style-name="ce11" table:formula="of:=OFFSET([.C$4];[.M800];0)" office:value-type="float" office:value="43761" calcext:value-type="float">
            <text:p>43761</text:p>
          </table:table-cell>
          <table:table-cell table:style-name="ce37" table:formula="of:=[.L800]" office:value-type="float" office:value="0.291666666666659" calcext:value-type="float">
            <text:p>0.29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0];0)&lt;=[.O8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1]))" office:value-type="date" office:date-value="2019-11-01T06:18:56.212442" calcext:value-type="date">
            <text:p>2019-11-01 06:18:56</text:p>
          </table:table-cell>
          <table:table-cell table:style-name="ce7" table:formula="of:=[.A801]" office:value-type="date" office:date-value="2019-11-01T06:18:56.212442" calcext:value-type="date">
            <text:p>2019-11-01 06:18:56</text:p>
          </table:table-cell>
          <table:table-cell table:formula="of:=TRUNC([.A801])" office:value-type="float" office:value="43770" calcext:value-type="float">
            <text:p>43770</text:p>
          </table:table-cell>
          <table:table-cell table:style-name="ce12" table:formula="of:=[.B801]-[.C801]" office:value-type="date" office:date-value="1899-12-30T06:18:56.21244190726" calcext:value-type="date">
            <text:p>12/30/99 06:18 AM</text:p>
          </table:table-cell>
          <table:table-cell table:formula="of:=MOD([.E800]-[.$E$2];[.$H$2])+1+[.$E$2]" office:value-type="float" office:value="189" calcext:value-type="float">
            <text:p>189</text:p>
          </table:table-cell>
          <table:table-cell table:formula="of:=MOD([.F800]+1/[.$H$2];5)" office:value-type="float" office:value="4.95" calcext:value-type="float">
            <text:p>4,95</text:p>
          </table:table-cell>
          <table:table-cell table:formula="of:=IF([.F801]&lt;0.000001;[.G800]+2+1/[.$H$2];[.G800]+1/[.$H$2])" office:value-type="float" office:value="25.9499999999996" calcext:value-type="float">
            <text:p>25,9499999999996</text:p>
          </table:table-cell>
          <table:table-cell table:number-columns-repeated="4"/>
          <table:table-cell table:style-name="ce36" table:formula="of:=SUM(MOD(SUM([.L800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801]&lt;[.L800];[.M800]+[.H$2];[.M800])" office:value-type="float" office:value="480" calcext:value-type="float">
            <text:p>480</text:p>
          </table:table-cell>
          <table:table-cell table:style-name="ce11" table:formula="of:=OFFSET([.C$4];[.M801];0)" office:value-type="float" office:value="43761" calcext:value-type="float">
            <text:p>43761</text:p>
          </table:table-cell>
          <table:table-cell table:style-name="ce37" table:formula="of:=[.L801]" office:value-type="float" office:value="0.298611111111104" calcext:value-type="float">
            <text:p>0.29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1];0)&lt;=[.O8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2]))" office:value-type="date" office:date-value="2019-11-01T05:50:27.739699" calcext:value-type="date">
            <text:p>2019-11-01 05:50:28</text:p>
          </table:table-cell>
          <table:table-cell table:style-name="ce7" table:formula="of:=[.A802]" office:value-type="date" office:date-value="2019-11-01T05:50:27.739699" calcext:value-type="date">
            <text:p>2019-11-01 05:50:28</text:p>
          </table:table-cell>
          <table:table-cell table:formula="of:=TRUNC([.A802])" office:value-type="float" office:value="43770" calcext:value-type="float">
            <text:p>43770</text:p>
          </table:table-cell>
          <table:table-cell table:style-name="ce12" table:formula="of:=[.B802]-[.C802]" office:value-type="date" office:date-value="1899-12-30T05:50:27.73969871923" calcext:value-type="date">
            <text:p>12/30/99 05:50 AM</text:p>
          </table:table-cell>
          <table:table-cell table:formula="of:=MOD([.E801]-[.$E$2];[.$H$2])+1+[.$E$2]" office:value-type="float" office:value="190" calcext:value-type="float">
            <text:p>190</text:p>
          </table:table-cell>
          <table:table-cell table:formula="of:=MOD([.F801]+1/[.$H$2];5)" office:value-type="float" office:value="4.975" calcext:value-type="float">
            <text:p>4,975</text:p>
          </table:table-cell>
          <table:table-cell table:formula="of:=IF([.F802]&lt;0.000001;[.G801]+2+1/[.$H$2];[.G801]+1/[.$H$2])" office:value-type="float" office:value="25.9749999999996" calcext:value-type="float">
            <text:p>25,9749999999996</text:p>
          </table:table-cell>
          <table:table-cell table:number-columns-repeated="4"/>
          <table:table-cell table:style-name="ce36" table:formula="of:=SUM(MOD(SUM([.L801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802]&lt;[.L801];[.M801]+[.H$2];[.M801])" office:value-type="float" office:value="480" calcext:value-type="float">
            <text:p>480</text:p>
          </table:table-cell>
          <table:table-cell table:style-name="ce11" table:formula="of:=OFFSET([.C$4];[.M802];0)" office:value-type="float" office:value="43761" calcext:value-type="float">
            <text:p>43761</text:p>
          </table:table-cell>
          <table:table-cell table:style-name="ce37" table:formula="of:=[.L802]" office:value-type="float" office:value="0.305555555555548" calcext:value-type="float">
            <text:p>0.305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2];0)&lt;=[.O8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3]))" office:value-type="date" office:date-value="2019-11-03T05:44:21.798763" calcext:value-type="date">
            <text:p>2019-11-03 05:44:22</text:p>
          </table:table-cell>
          <table:table-cell table:style-name="ce7" table:formula="of:=[.A803]" office:value-type="date" office:date-value="2019-11-03T05:44:21.798763" calcext:value-type="date">
            <text:p>2019-11-03 05:44:22</text:p>
          </table:table-cell>
          <table:table-cell table:formula="of:=TRUNC([.A803])" office:value-type="float" office:value="43772" calcext:value-type="float">
            <text:p>43772</text:p>
          </table:table-cell>
          <table:table-cell table:style-name="ce12" table:formula="of:=[.B803]-[.C803]" office:value-type="date" office:date-value="1899-12-30T05:44:21.7987627862" calcext:value-type="date">
            <text:p>12/30/99 05:44 AM</text:p>
          </table:table-cell>
          <table:table-cell table:formula="of:=MOD([.E802]-[.$E$2];[.$H$2])+1+[.$E$2]" office:value-type="float" office:value="151" calcext:value-type="float">
            <text:p>151</text:p>
          </table:table-cell>
          <table:table-cell table:formula="of:=MOD([.F802]+1/[.$H$2];5)" office:value-type="float" office:value="0" calcext:value-type="float">
            <text:p>0</text:p>
          </table:table-cell>
          <table:table-cell table:formula="of:=IF([.F803]&lt;0.000001;[.G802]+2+1/[.$H$2];[.G802]+1/[.$H$2])" office:value-type="float" office:value="27.9999999999996" calcext:value-type="float">
            <text:p>27,9999999999996</text:p>
          </table:table-cell>
          <table:table-cell table:number-columns-repeated="4"/>
          <table:table-cell table:style-name="ce36" table:formula="of:=SUM(MOD(SUM([.L802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803]&lt;[.L802];[.M802]+[.H$2];[.M802])" office:value-type="float" office:value="480" calcext:value-type="float">
            <text:p>480</text:p>
          </table:table-cell>
          <table:table-cell table:style-name="ce11" table:formula="of:=OFFSET([.C$4];[.M803];0)" office:value-type="float" office:value="43761" calcext:value-type="float">
            <text:p>43761</text:p>
          </table:table-cell>
          <table:table-cell table:style-name="ce37" table:formula="of:=[.L803]" office:value-type="float" office:value="0.312499999999992" calcext:value-type="float">
            <text:p>0.312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3];0)&lt;=[.O8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4]))" office:value-type="date" office:date-value="2019-11-04T05:35:41.53175" calcext:value-type="date">
            <text:p>2019-11-04 05:35:42</text:p>
          </table:table-cell>
          <table:table-cell table:style-name="ce7" table:formula="of:=[.A804]" office:value-type="date" office:date-value="2019-11-04T05:35:41.53175" calcext:value-type="date">
            <text:p>2019-11-04 05:35:42</text:p>
          </table:table-cell>
          <table:table-cell table:formula="of:=TRUNC([.A804])" office:value-type="float" office:value="43773" calcext:value-type="float">
            <text:p>43773</text:p>
          </table:table-cell>
          <table:table-cell table:style-name="ce12" table:formula="of:=[.B804]-[.C804]" office:value-type="date" office:date-value="1899-12-30T05:35:41.53174969833" calcext:value-type="date">
            <text:p>12/30/99 05:35 AM</text:p>
          </table:table-cell>
          <table:table-cell table:formula="of:=MOD([.E803]-[.$E$2];[.$H$2])+1+[.$E$2]" office:value-type="float" office:value="152" calcext:value-type="float">
            <text:p>152</text:p>
          </table:table-cell>
          <table:table-cell table:formula="of:=MOD([.F803]+1/[.$H$2];5)" office:value-type="float" office:value="0.025" calcext:value-type="float">
            <text:p>0,025</text:p>
          </table:table-cell>
          <table:table-cell table:formula="of:=IF([.F804]&lt;0.000001;[.G803]+2+1/[.$H$2];[.G803]+1/[.$H$2])" office:value-type="float" office:value="28.0249999999996" calcext:value-type="float">
            <text:p>28,0249999999996</text:p>
          </table:table-cell>
          <table:table-cell table:number-columns-repeated="4"/>
          <table:table-cell table:style-name="ce36" table:formula="of:=SUM(MOD(SUM([.L803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804]&lt;[.L803];[.M803]+[.H$2];[.M803])" office:value-type="float" office:value="480" calcext:value-type="float">
            <text:p>480</text:p>
          </table:table-cell>
          <table:table-cell table:style-name="ce11" table:formula="of:=OFFSET([.C$4];[.M804];0)" office:value-type="float" office:value="43761" calcext:value-type="float">
            <text:p>43761</text:p>
          </table:table-cell>
          <table:table-cell table:style-name="ce37" table:formula="of:=[.L804]" office:value-type="float" office:value="0.319444444444437" calcext:value-type="float">
            <text:p>0.319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4];0)&lt;=[.O8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5]))" office:value-type="date" office:date-value="2019-11-04T06:08:09.165875" calcext:value-type="date">
            <text:p>2019-11-04 06:08:09</text:p>
          </table:table-cell>
          <table:table-cell table:style-name="ce7" table:formula="of:=[.A805]" office:value-type="date" office:date-value="2019-11-04T06:08:09.165875" calcext:value-type="date">
            <text:p>2019-11-04 06:08:09</text:p>
          </table:table-cell>
          <table:table-cell table:formula="of:=TRUNC([.A805])" office:value-type="float" office:value="43773" calcext:value-type="float">
            <text:p>43773</text:p>
          </table:table-cell>
          <table:table-cell table:style-name="ce12" table:formula="of:=[.B805]-[.C805]" office:value-type="date" office:date-value="1899-12-30T06:08:09.16587545536" calcext:value-type="date">
            <text:p>12/30/99 06:08 AM</text:p>
          </table:table-cell>
          <table:table-cell table:formula="of:=MOD([.E804]-[.$E$2];[.$H$2])+1+[.$E$2]" office:value-type="float" office:value="153" calcext:value-type="float">
            <text:p>153</text:p>
          </table:table-cell>
          <table:table-cell table:formula="of:=MOD([.F804]+1/[.$H$2];5)" office:value-type="float" office:value="0.05" calcext:value-type="float">
            <text:p>0,05</text:p>
          </table:table-cell>
          <table:table-cell table:formula="of:=IF([.F805]&lt;0.000001;[.G804]+2+1/[.$H$2];[.G804]+1/[.$H$2])" office:value-type="float" office:value="28.0499999999996" calcext:value-type="float">
            <text:p>28,0499999999996</text:p>
          </table:table-cell>
          <table:table-cell table:number-columns-repeated="4"/>
          <table:table-cell table:style-name="ce36" table:formula="of:=SUM(MOD(SUM([.L804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805]&lt;[.L804];[.M804]+[.H$2];[.M804])" office:value-type="float" office:value="480" calcext:value-type="float">
            <text:p>480</text:p>
          </table:table-cell>
          <table:table-cell table:style-name="ce11" table:formula="of:=OFFSET([.C$4];[.M805];0)" office:value-type="float" office:value="43761" calcext:value-type="float">
            <text:p>43761</text:p>
          </table:table-cell>
          <table:table-cell table:style-name="ce37" table:formula="of:=[.L805]" office:value-type="float" office:value="0.326388888888881" calcext:value-type="float">
            <text:p>0.326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5];0)&lt;=[.O8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6]))" office:value-type="date" office:date-value="2019-11-04T05:46:29.051938" calcext:value-type="date">
            <text:p>2019-11-04 05:46:29</text:p>
          </table:table-cell>
          <table:table-cell table:style-name="ce7" table:formula="of:=[.A806]" office:value-type="date" office:date-value="2019-11-04T05:46:29.051938" calcext:value-type="date">
            <text:p>2019-11-04 05:46:29</text:p>
          </table:table-cell>
          <table:table-cell table:formula="of:=TRUNC([.A806])" office:value-type="float" office:value="43773" calcext:value-type="float">
            <text:p>43773</text:p>
          </table:table-cell>
          <table:table-cell table:style-name="ce12" table:formula="of:=[.B806]-[.C806]" office:value-type="date" office:date-value="1899-12-30T05:46:29.05193810351" calcext:value-type="date">
            <text:p>12/30/99 05:46 AM</text:p>
          </table:table-cell>
          <table:table-cell table:formula="of:=MOD([.E805]-[.$E$2];[.$H$2])+1+[.$E$2]" office:value-type="float" office:value="154" calcext:value-type="float">
            <text:p>154</text:p>
          </table:table-cell>
          <table:table-cell table:formula="of:=MOD([.F805]+1/[.$H$2];5)" office:value-type="float" office:value="0.075" calcext:value-type="float">
            <text:p>0,075</text:p>
          </table:table-cell>
          <table:table-cell table:formula="of:=IF([.F806]&lt;0.000001;[.G805]+2+1/[.$H$2];[.G805]+1/[.$H$2])" office:value-type="float" office:value="28.0749999999996" calcext:value-type="float">
            <text:p>28,0749999999996</text:p>
          </table:table-cell>
          <table:table-cell table:number-columns-repeated="4"/>
          <table:table-cell table:style-name="ce36" table:formula="of:=SUM(MOD(SUM([.L805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806]&lt;[.L805];[.M805]+[.H$2];[.M805])" office:value-type="float" office:value="480" calcext:value-type="float">
            <text:p>480</text:p>
          </table:table-cell>
          <table:table-cell table:style-name="ce11" table:formula="of:=OFFSET([.C$4];[.M806];0)" office:value-type="float" office:value="43761" calcext:value-type="float">
            <text:p>43761</text:p>
          </table:table-cell>
          <table:table-cell table:style-name="ce37" table:formula="of:=[.L806]" office:value-type="float" office:value="0.333333333333326" calcext:value-type="float">
            <text:p>0.333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6];0)&lt;=[.O8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7]))" office:value-type="date" office:date-value="2019-11-04T05:48:03.967398" calcext:value-type="date">
            <text:p>2019-11-04 05:48:04</text:p>
          </table:table-cell>
          <table:table-cell table:style-name="ce7" table:formula="of:=[.A807]" office:value-type="date" office:date-value="2019-11-04T05:48:03.967398" calcext:value-type="date">
            <text:p>2019-11-04 05:48:04</text:p>
          </table:table-cell>
          <table:table-cell table:formula="of:=TRUNC([.A807])" office:value-type="float" office:value="43773" calcext:value-type="float">
            <text:p>43773</text:p>
          </table:table-cell>
          <table:table-cell table:style-name="ce12" table:formula="of:=[.B807]-[.C807]" office:value-type="date" office:date-value="1899-12-30T05:48:03.96739780437" calcext:value-type="date">
            <text:p>12/30/99 05:48 AM</text:p>
          </table:table-cell>
          <table:table-cell table:formula="of:=MOD([.E806]-[.$E$2];[.$H$2])+1+[.$E$2]" office:value-type="float" office:value="155" calcext:value-type="float">
            <text:p>155</text:p>
          </table:table-cell>
          <table:table-cell table:formula="of:=MOD([.F806]+1/[.$H$2];5)" office:value-type="float" office:value="0.1" calcext:value-type="float">
            <text:p>0,1</text:p>
          </table:table-cell>
          <table:table-cell table:formula="of:=IF([.F807]&lt;0.000001;[.G806]+2+1/[.$H$2];[.G806]+1/[.$H$2])" office:value-type="float" office:value="28.0999999999996" calcext:value-type="float">
            <text:p>28,0999999999996</text:p>
          </table:table-cell>
          <table:table-cell table:number-columns-repeated="4"/>
          <table:table-cell table:style-name="ce36" table:formula="of:=SUM(MOD(SUM([.L806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807]&lt;[.L806];[.M806]+[.H$2];[.M806])" office:value-type="float" office:value="480" calcext:value-type="float">
            <text:p>480</text:p>
          </table:table-cell>
          <table:table-cell table:style-name="ce11" table:formula="of:=OFFSET([.C$4];[.M807];0)" office:value-type="float" office:value="43761" calcext:value-type="float">
            <text:p>43761</text:p>
          </table:table-cell>
          <table:table-cell table:style-name="ce37" table:formula="of:=[.L807]" office:value-type="float" office:value="0.34027777777777" calcext:value-type="float">
            <text:p>0.340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7];0)&lt;=[.O8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8]))" office:value-type="date" office:date-value="2019-11-04T05:30:31.661081" calcext:value-type="date">
            <text:p>2019-11-04 05:30:32</text:p>
          </table:table-cell>
          <table:table-cell table:style-name="ce7" table:formula="of:=[.A808]" office:value-type="date" office:date-value="2019-11-04T05:30:31.661081" calcext:value-type="date">
            <text:p>2019-11-04 05:30:32</text:p>
          </table:table-cell>
          <table:table-cell table:formula="of:=TRUNC([.A808])" office:value-type="float" office:value="43773" calcext:value-type="float">
            <text:p>43773</text:p>
          </table:table-cell>
          <table:table-cell table:style-name="ce12" table:formula="of:=[.B808]-[.C808]" office:value-type="date" office:date-value="1899-12-30T05:30:31.66108082514" calcext:value-type="date">
            <text:p>12/30/99 05:30 AM</text:p>
          </table:table-cell>
          <table:table-cell table:formula="of:=MOD([.E807]-[.$E$2];[.$H$2])+1+[.$E$2]" office:value-type="float" office:value="156" calcext:value-type="float">
            <text:p>156</text:p>
          </table:table-cell>
          <table:table-cell table:formula="of:=MOD([.F807]+1/[.$H$2];5)" office:value-type="float" office:value="0.125" calcext:value-type="float">
            <text:p>0,125</text:p>
          </table:table-cell>
          <table:table-cell table:formula="of:=IF([.F808]&lt;0.000001;[.G807]+2+1/[.$H$2];[.G807]+1/[.$H$2])" office:value-type="float" office:value="28.1249999999996" calcext:value-type="float">
            <text:p>28,1249999999996</text:p>
          </table:table-cell>
          <table:table-cell table:number-columns-repeated="4"/>
          <table:table-cell table:style-name="ce36" table:formula="of:=SUM(MOD(SUM([.L807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808]&lt;[.L807];[.M807]+[.H$2];[.M807])" office:value-type="float" office:value="480" calcext:value-type="float">
            <text:p>480</text:p>
          </table:table-cell>
          <table:table-cell table:style-name="ce11" table:formula="of:=OFFSET([.C$4];[.M808];0)" office:value-type="float" office:value="43761" calcext:value-type="float">
            <text:p>43761</text:p>
          </table:table-cell>
          <table:table-cell table:style-name="ce37" table:formula="of:=[.L808]" office:value-type="float" office:value="0.347222222222215" calcext:value-type="float">
            <text:p>0.347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8];0)&lt;=[.O8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9]))" office:value-type="date" office:date-value="2019-11-04T05:53:47.261143" calcext:value-type="date">
            <text:p>2019-11-04 05:53:47</text:p>
          </table:table-cell>
          <table:table-cell table:style-name="ce7" table:formula="of:=[.A809]" office:value-type="date" office:date-value="2019-11-04T05:53:47.261143" calcext:value-type="date">
            <text:p>2019-11-04 05:53:47</text:p>
          </table:table-cell>
          <table:table-cell table:formula="of:=TRUNC([.A809])" office:value-type="float" office:value="43773" calcext:value-type="float">
            <text:p>43773</text:p>
          </table:table-cell>
          <table:table-cell table:style-name="ce12" table:formula="of:=[.B809]-[.C809]" office:value-type="date" office:date-value="1899-12-30T05:53:47.26114278194" calcext:value-type="date">
            <text:p>12/30/99 05:53 AM</text:p>
          </table:table-cell>
          <table:table-cell table:formula="of:=MOD([.E808]-[.$E$2];[.$H$2])+1+[.$E$2]" office:value-type="float" office:value="157" calcext:value-type="float">
            <text:p>157</text:p>
          </table:table-cell>
          <table:table-cell table:formula="of:=MOD([.F808]+1/[.$H$2];5)" office:value-type="float" office:value="0.15" calcext:value-type="float">
            <text:p>0,15</text:p>
          </table:table-cell>
          <table:table-cell table:formula="of:=IF([.F809]&lt;0.000001;[.G808]+2+1/[.$H$2];[.G808]+1/[.$H$2])" office:value-type="float" office:value="28.1499999999996" calcext:value-type="float">
            <text:p>28,1499999999996</text:p>
          </table:table-cell>
          <table:table-cell table:number-columns-repeated="4"/>
          <table:table-cell table:style-name="ce36" table:formula="of:=SUM(MOD(SUM([.L808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809]&lt;[.L808];[.M808]+[.H$2];[.M808])" office:value-type="float" office:value="480" calcext:value-type="float">
            <text:p>480</text:p>
          </table:table-cell>
          <table:table-cell table:style-name="ce11" table:formula="of:=OFFSET([.C$4];[.M809];0)" office:value-type="float" office:value="43761" calcext:value-type="float">
            <text:p>43761</text:p>
          </table:table-cell>
          <table:table-cell table:style-name="ce37" table:formula="of:=[.L809]" office:value-type="float" office:value="0.354166666666659" calcext:value-type="float">
            <text:p>0.354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9];0)&lt;=[.O8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0]))" office:value-type="date" office:date-value="2019-11-04T05:47:09.314774" calcext:value-type="date">
            <text:p>2019-11-04 05:47:09</text:p>
          </table:table-cell>
          <table:table-cell table:style-name="ce7" table:formula="of:=[.A810]" office:value-type="date" office:date-value="2019-11-04T05:47:09.314774" calcext:value-type="date">
            <text:p>2019-11-04 05:47:09</text:p>
          </table:table-cell>
          <table:table-cell table:formula="of:=TRUNC([.A810])" office:value-type="float" office:value="43773" calcext:value-type="float">
            <text:p>43773</text:p>
          </table:table-cell>
          <table:table-cell table:style-name="ce12" table:formula="of:=[.B810]-[.C810]" office:value-type="date" office:date-value="1899-12-30T05:47:09.31477418169" calcext:value-type="date">
            <text:p>12/30/99 05:47 AM</text:p>
          </table:table-cell>
          <table:table-cell table:formula="of:=MOD([.E809]-[.$E$2];[.$H$2])+1+[.$E$2]" office:value-type="float" office:value="158" calcext:value-type="float">
            <text:p>158</text:p>
          </table:table-cell>
          <table:table-cell table:formula="of:=MOD([.F809]+1/[.$H$2];5)" office:value-type="float" office:value="0.175" calcext:value-type="float">
            <text:p>0,175</text:p>
          </table:table-cell>
          <table:table-cell table:formula="of:=IF([.F810]&lt;0.000001;[.G809]+2+1/[.$H$2];[.G809]+1/[.$H$2])" office:value-type="float" office:value="28.1749999999996" calcext:value-type="float">
            <text:p>28,1749999999996</text:p>
          </table:table-cell>
          <table:table-cell table:number-columns-repeated="4"/>
          <table:table-cell table:style-name="ce36" table:formula="of:=SUM(MOD(SUM([.L809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810]&lt;[.L809];[.M809]+[.H$2];[.M809])" office:value-type="float" office:value="480" calcext:value-type="float">
            <text:p>480</text:p>
          </table:table-cell>
          <table:table-cell table:style-name="ce11" table:formula="of:=OFFSET([.C$4];[.M810];0)" office:value-type="float" office:value="43761" calcext:value-type="float">
            <text:p>43761</text:p>
          </table:table-cell>
          <table:table-cell table:style-name="ce37" table:formula="of:=[.L810]" office:value-type="float" office:value="0.361111111111103" calcext:value-type="float">
            <text:p>0.36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0];0)&lt;=[.O8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1]))" office:value-type="date" office:date-value="2019-11-04T05:44:04.100183" calcext:value-type="date">
            <text:p>2019-11-04 05:44:04</text:p>
          </table:table-cell>
          <table:table-cell table:style-name="ce7" table:formula="of:=[.A811]" office:value-type="date" office:date-value="2019-11-04T05:44:04.100183" calcext:value-type="date">
            <text:p>2019-11-04 05:44:04</text:p>
          </table:table-cell>
          <table:table-cell table:formula="of:=TRUNC([.A811])" office:value-type="float" office:value="43773" calcext:value-type="float">
            <text:p>43773</text:p>
          </table:table-cell>
          <table:table-cell table:style-name="ce12" table:formula="of:=[.B811]-[.C811]" office:value-type="date" office:date-value="1899-12-30T05:44:04.10018271301" calcext:value-type="date">
            <text:p>12/30/99 05:44 AM</text:p>
          </table:table-cell>
          <table:table-cell table:formula="of:=MOD([.E810]-[.$E$2];[.$H$2])+1+[.$E$2]" office:value-type="float" office:value="159" calcext:value-type="float">
            <text:p>159</text:p>
          </table:table-cell>
          <table:table-cell table:formula="of:=MOD([.F810]+1/[.$H$2];5)" office:value-type="float" office:value="0.2" calcext:value-type="float">
            <text:p>0,2</text:p>
          </table:table-cell>
          <table:table-cell table:formula="of:=IF([.F811]&lt;0.000001;[.G810]+2+1/[.$H$2];[.G810]+1/[.$H$2])" office:value-type="float" office:value="28.1999999999996" calcext:value-type="float">
            <text:p>28,1999999999996</text:p>
          </table:table-cell>
          <table:table-cell table:number-columns-repeated="4"/>
          <table:table-cell table:style-name="ce36" table:formula="of:=SUM(MOD(SUM([.L810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811]&lt;[.L810];[.M810]+[.H$2];[.M810])" office:value-type="float" office:value="480" calcext:value-type="float">
            <text:p>480</text:p>
          </table:table-cell>
          <table:table-cell table:style-name="ce11" table:formula="of:=OFFSET([.C$4];[.M811];0)" office:value-type="float" office:value="43761" calcext:value-type="float">
            <text:p>43761</text:p>
          </table:table-cell>
          <table:table-cell table:style-name="ce37" table:formula="of:=[.L811]" office:value-type="float" office:value="0.368055555555548" calcext:value-type="float">
            <text:p>0.36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1];0)&lt;=[.O8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2]))" office:value-type="date" office:date-value="2019-11-04T06:13:11.333994" calcext:value-type="date">
            <text:p>2019-11-04 06:13:11</text:p>
          </table:table-cell>
          <table:table-cell table:style-name="ce7" table:formula="of:=[.A812]" office:value-type="date" office:date-value="2019-11-04T06:13:11.333994" calcext:value-type="date">
            <text:p>2019-11-04 06:13:11</text:p>
          </table:table-cell>
          <table:table-cell table:formula="of:=TRUNC([.A812])" office:value-type="float" office:value="43773" calcext:value-type="float">
            <text:p>43773</text:p>
          </table:table-cell>
          <table:table-cell table:style-name="ce12" table:formula="of:=[.B812]-[.C812]" office:value-type="date" office:date-value="1899-12-30T06:13:11.33399419952" calcext:value-type="date">
            <text:p>12/30/99 06:13 AM</text:p>
          </table:table-cell>
          <table:table-cell table:formula="of:=MOD([.E811]-[.$E$2];[.$H$2])+1+[.$E$2]" office:value-type="float" office:value="160" calcext:value-type="float">
            <text:p>160</text:p>
          </table:table-cell>
          <table:table-cell table:formula="of:=MOD([.F811]+1/[.$H$2];5)" office:value-type="float" office:value="0.225" calcext:value-type="float">
            <text:p>0,225</text:p>
          </table:table-cell>
          <table:table-cell table:formula="of:=IF([.F812]&lt;0.000001;[.G811]+2+1/[.$H$2];[.G811]+1/[.$H$2])" office:value-type="float" office:value="28.2249999999996" calcext:value-type="float">
            <text:p>28,2249999999996</text:p>
          </table:table-cell>
          <table:table-cell table:number-columns-repeated="4"/>
          <table:table-cell table:style-name="ce36" table:formula="of:=SUM(MOD(SUM([.L811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812]&lt;[.L811];[.M811]+[.H$2];[.M811])" office:value-type="float" office:value="480" calcext:value-type="float">
            <text:p>480</text:p>
          </table:table-cell>
          <table:table-cell table:style-name="ce11" table:formula="of:=OFFSET([.C$4];[.M812];0)" office:value-type="float" office:value="43761" calcext:value-type="float">
            <text:p>43761</text:p>
          </table:table-cell>
          <table:table-cell table:style-name="ce37" table:formula="of:=[.L812]" office:value-type="float" office:value="0.374999999999992" calcext:value-type="float">
            <text:p>0.374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2];0)&lt;=[.O8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3]))" office:value-type="date" office:date-value="2019-11-04T05:54:44.092794" calcext:value-type="date">
            <text:p>2019-11-04 05:54:44</text:p>
          </table:table-cell>
          <table:table-cell table:style-name="ce7" table:formula="of:=[.A813]" office:value-type="date" office:date-value="2019-11-04T05:54:44.092794" calcext:value-type="date">
            <text:p>2019-11-04 05:54:44</text:p>
          </table:table-cell>
          <table:table-cell table:formula="of:=TRUNC([.A813])" office:value-type="float" office:value="43773" calcext:value-type="float">
            <text:p>43773</text:p>
          </table:table-cell>
          <table:table-cell table:style-name="ce12" table:formula="of:=[.B813]-[.C813]" office:value-type="date" office:date-value="1899-12-30T05:54:44.0927942656" calcext:value-type="date">
            <text:p>12/30/99 05:54 AM</text:p>
          </table:table-cell>
          <table:table-cell table:formula="of:=MOD([.E812]-[.$E$2];[.$H$2])+1+[.$E$2]" office:value-type="float" office:value="161" calcext:value-type="float">
            <text:p>161</text:p>
          </table:table-cell>
          <table:table-cell table:formula="of:=MOD([.F812]+1/[.$H$2];5)" office:value-type="float" office:value="0.25" calcext:value-type="float">
            <text:p>0,25</text:p>
          </table:table-cell>
          <table:table-cell table:formula="of:=IF([.F813]&lt;0.000001;[.G812]+2+1/[.$H$2];[.G812]+1/[.$H$2])" office:value-type="float" office:value="28.2499999999996" calcext:value-type="float">
            <text:p>28,2499999999996</text:p>
          </table:table-cell>
          <table:table-cell table:number-columns-repeated="4"/>
          <table:table-cell table:style-name="ce36" table:formula="of:=SUM(MOD(SUM([.L812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813]&lt;[.L812];[.M812]+[.H$2];[.M812])" office:value-type="float" office:value="480" calcext:value-type="float">
            <text:p>480</text:p>
          </table:table-cell>
          <table:table-cell table:style-name="ce11" table:formula="of:=OFFSET([.C$4];[.M813];0)" office:value-type="float" office:value="43761" calcext:value-type="float">
            <text:p>43761</text:p>
          </table:table-cell>
          <table:table-cell table:style-name="ce37" table:formula="of:=[.L813]" office:value-type="float" office:value="0.381944444444437" calcext:value-type="float">
            <text:p>0.38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3];0)&lt;=[.O8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4]))" office:value-type="date" office:date-value="2019-11-04T05:46:52.582448" calcext:value-type="date">
            <text:p>2019-11-04 05:46:53</text:p>
          </table:table-cell>
          <table:table-cell table:style-name="ce7" table:formula="of:=[.A814]" office:value-type="date" office:date-value="2019-11-04T05:46:52.582448" calcext:value-type="date">
            <text:p>2019-11-04 05:46:53</text:p>
          </table:table-cell>
          <table:table-cell table:formula="of:=TRUNC([.A814])" office:value-type="float" office:value="43773" calcext:value-type="float">
            <text:p>43773</text:p>
          </table:table-cell>
          <table:table-cell table:style-name="ce12" table:formula="of:=[.B814]-[.C814]" office:value-type="date" office:date-value="1899-12-30T05:46:52.58244754281" calcext:value-type="date">
            <text:p>12/30/99 05:46 AM</text:p>
          </table:table-cell>
          <table:table-cell table:formula="of:=MOD([.E813]-[.$E$2];[.$H$2])+1+[.$E$2]" office:value-type="float" office:value="162" calcext:value-type="float">
            <text:p>162</text:p>
          </table:table-cell>
          <table:table-cell table:formula="of:=MOD([.F813]+1/[.$H$2];5)" office:value-type="float" office:value="0.275" calcext:value-type="float">
            <text:p>0,275</text:p>
          </table:table-cell>
          <table:table-cell table:formula="of:=IF([.F814]&lt;0.000001;[.G813]+2+1/[.$H$2];[.G813]+1/[.$H$2])" office:value-type="float" office:value="28.2749999999996" calcext:value-type="float">
            <text:p>28,2749999999996</text:p>
          </table:table-cell>
          <table:table-cell table:number-columns-repeated="4"/>
          <table:table-cell table:style-name="ce36" table:formula="of:=SUM(MOD(SUM([.L813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814]&lt;[.L813];[.M813]+[.H$2];[.M813])" office:value-type="float" office:value="480" calcext:value-type="float">
            <text:p>480</text:p>
          </table:table-cell>
          <table:table-cell table:style-name="ce11" table:formula="of:=OFFSET([.C$4];[.M814];0)" office:value-type="float" office:value="43761" calcext:value-type="float">
            <text:p>43761</text:p>
          </table:table-cell>
          <table:table-cell table:style-name="ce37" table:formula="of:=[.L814]" office:value-type="float" office:value="0.388888888888881" calcext:value-type="float">
            <text:p>0.388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4];0)&lt;=[.O8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5]))" office:value-type="date" office:date-value="2019-11-04T05:59:40.158928" calcext:value-type="date">
            <text:p>2019-11-04 05:59:40</text:p>
          </table:table-cell>
          <table:table-cell table:style-name="ce7" table:formula="of:=[.A815]" office:value-type="date" office:date-value="2019-11-04T05:59:40.158928" calcext:value-type="date">
            <text:p>2019-11-04 05:59:40</text:p>
          </table:table-cell>
          <table:table-cell table:formula="of:=TRUNC([.A815])" office:value-type="float" office:value="43773" calcext:value-type="float">
            <text:p>43773</text:p>
          </table:table-cell>
          <table:table-cell table:style-name="ce12" table:formula="of:=[.B815]-[.C815]" office:value-type="date" office:date-value="1899-12-30T05:59:40.15892752446" calcext:value-type="date">
            <text:p>12/30/99 05:59 AM</text:p>
          </table:table-cell>
          <table:table-cell table:formula="of:=MOD([.E814]-[.$E$2];[.$H$2])+1+[.$E$2]" office:value-type="float" office:value="163" calcext:value-type="float">
            <text:p>163</text:p>
          </table:table-cell>
          <table:table-cell table:formula="of:=MOD([.F814]+1/[.$H$2];5)" office:value-type="float" office:value="0.3" calcext:value-type="float">
            <text:p>0,3</text:p>
          </table:table-cell>
          <table:table-cell table:formula="of:=IF([.F815]&lt;0.000001;[.G814]+2+1/[.$H$2];[.G814]+1/[.$H$2])" office:value-type="float" office:value="28.2999999999996" calcext:value-type="float">
            <text:p>28,2999999999996</text:p>
          </table:table-cell>
          <table:table-cell table:number-columns-repeated="4"/>
          <table:table-cell table:style-name="ce36" table:formula="of:=SUM(MOD(SUM([.L814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815]&lt;[.L814];[.M814]+[.H$2];[.M814])" office:value-type="float" office:value="480" calcext:value-type="float">
            <text:p>480</text:p>
          </table:table-cell>
          <table:table-cell table:style-name="ce11" table:formula="of:=OFFSET([.C$4];[.M815];0)" office:value-type="float" office:value="43761" calcext:value-type="float">
            <text:p>43761</text:p>
          </table:table-cell>
          <table:table-cell table:style-name="ce37" table:formula="of:=[.L815]" office:value-type="float" office:value="0.395833333333326" calcext:value-type="float">
            <text:p>0.395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5];0)&lt;=[.O8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6]))" office:value-type="date" office:date-value="2019-11-04T05:39:37.425135" calcext:value-type="date">
            <text:p>2019-11-04 05:39:37</text:p>
          </table:table-cell>
          <table:table-cell table:style-name="ce7" table:formula="of:=[.A816]" office:value-type="date" office:date-value="2019-11-04T05:39:37.425135" calcext:value-type="date">
            <text:p>2019-11-04 05:39:37</text:p>
          </table:table-cell>
          <table:table-cell table:formula="of:=TRUNC([.A816])" office:value-type="float" office:value="43773" calcext:value-type="float">
            <text:p>43773</text:p>
          </table:table-cell>
          <table:table-cell table:style-name="ce12" table:formula="of:=[.B816]-[.C816]" office:value-type="date" office:date-value="1899-12-30T05:39:37.42513488047" calcext:value-type="date">
            <text:p>12/30/99 05:39 AM</text:p>
          </table:table-cell>
          <table:table-cell table:formula="of:=MOD([.E815]-[.$E$2];[.$H$2])+1+[.$E$2]" office:value-type="float" office:value="164" calcext:value-type="float">
            <text:p>164</text:p>
          </table:table-cell>
          <table:table-cell table:formula="of:=MOD([.F815]+1/[.$H$2];5)" office:value-type="float" office:value="0.325" calcext:value-type="float">
            <text:p>0,325</text:p>
          </table:table-cell>
          <table:table-cell table:formula="of:=IF([.F816]&lt;0.000001;[.G815]+2+1/[.$H$2];[.G815]+1/[.$H$2])" office:value-type="float" office:value="28.3249999999996" calcext:value-type="float">
            <text:p>28,3249999999996</text:p>
          </table:table-cell>
          <table:table-cell table:number-columns-repeated="4"/>
          <table:table-cell table:style-name="ce36" table:formula="of:=SUM(MOD(SUM([.L815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816]&lt;[.L815];[.M815]+[.H$2];[.M815])" office:value-type="float" office:value="480" calcext:value-type="float">
            <text:p>480</text:p>
          </table:table-cell>
          <table:table-cell table:style-name="ce11" table:formula="of:=OFFSET([.C$4];[.M816];0)" office:value-type="float" office:value="43761" calcext:value-type="float">
            <text:p>43761</text:p>
          </table:table-cell>
          <table:table-cell table:style-name="ce37" table:formula="of:=[.L816]" office:value-type="float" office:value="0.40277777777777" calcext:value-type="float">
            <text:p>0.4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6];0)&lt;=[.O8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7]))" office:value-type="date" office:date-value="2019-11-04T05:57:39.154682" calcext:value-type="date">
            <text:p>2019-11-04 05:57:39</text:p>
          </table:table-cell>
          <table:table-cell table:style-name="ce7" table:formula="of:=[.A817]" office:value-type="date" office:date-value="2019-11-04T05:57:39.154682" calcext:value-type="date">
            <text:p>2019-11-04 05:57:39</text:p>
          </table:table-cell>
          <table:table-cell table:formula="of:=TRUNC([.A817])" office:value-type="float" office:value="43773" calcext:value-type="float">
            <text:p>43773</text:p>
          </table:table-cell>
          <table:table-cell table:style-name="ce12" table:formula="of:=[.B817]-[.C817]" office:value-type="date" office:date-value="1899-12-30T05:57:39.15468230378" calcext:value-type="date">
            <text:p>12/30/99 05:57 AM</text:p>
          </table:table-cell>
          <table:table-cell table:formula="of:=MOD([.E816]-[.$E$2];[.$H$2])+1+[.$E$2]" office:value-type="float" office:value="165" calcext:value-type="float">
            <text:p>165</text:p>
          </table:table-cell>
          <table:table-cell table:formula="of:=MOD([.F816]+1/[.$H$2];5)" office:value-type="float" office:value="0.35" calcext:value-type="float">
            <text:p>0,35</text:p>
          </table:table-cell>
          <table:table-cell table:formula="of:=IF([.F817]&lt;0.000001;[.G816]+2+1/[.$H$2];[.G816]+1/[.$H$2])" office:value-type="float" office:value="28.3499999999996" calcext:value-type="float">
            <text:p>28,3499999999996</text:p>
          </table:table-cell>
          <table:table-cell table:number-columns-repeated="4"/>
          <table:table-cell table:style-name="ce36" table:formula="of:=SUM(MOD(SUM([.L816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817]&lt;[.L816];[.M816]+[.H$2];[.M816])" office:value-type="float" office:value="480" calcext:value-type="float">
            <text:p>480</text:p>
          </table:table-cell>
          <table:table-cell table:style-name="ce11" table:formula="of:=OFFSET([.C$4];[.M817];0)" office:value-type="float" office:value="43761" calcext:value-type="float">
            <text:p>43761</text:p>
          </table:table-cell>
          <table:table-cell table:style-name="ce37" table:formula="of:=[.L817]" office:value-type="float" office:value="0.409722222222214" calcext:value-type="float">
            <text:p>0.40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7];0)&lt;=[.O8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8]))" office:value-type="date" office:date-value="2019-11-04T05:50:52.931537" calcext:value-type="date">
            <text:p>2019-11-04 05:50:53</text:p>
          </table:table-cell>
          <table:table-cell table:style-name="ce7" table:formula="of:=[.A818]" office:value-type="date" office:date-value="2019-11-04T05:50:52.931537" calcext:value-type="date">
            <text:p>2019-11-04 05:50:53</text:p>
          </table:table-cell>
          <table:table-cell table:formula="of:=TRUNC([.A818])" office:value-type="float" office:value="43773" calcext:value-type="float">
            <text:p>43773</text:p>
          </table:table-cell>
          <table:table-cell table:style-name="ce12" table:formula="of:=[.B818]-[.C818]" office:value-type="date" office:date-value="1899-12-30T05:50:52.93153740931" calcext:value-type="date">
            <text:p>12/30/99 05:50 AM</text:p>
          </table:table-cell>
          <table:table-cell table:formula="of:=MOD([.E817]-[.$E$2];[.$H$2])+1+[.$E$2]" office:value-type="float" office:value="166" calcext:value-type="float">
            <text:p>166</text:p>
          </table:table-cell>
          <table:table-cell table:formula="of:=MOD([.F817]+1/[.$H$2];5)" office:value-type="float" office:value="0.375" calcext:value-type="float">
            <text:p>0,375</text:p>
          </table:table-cell>
          <table:table-cell table:formula="of:=IF([.F818]&lt;0.000001;[.G817]+2+1/[.$H$2];[.G817]+1/[.$H$2])" office:value-type="float" office:value="28.3749999999996" calcext:value-type="float">
            <text:p>28,3749999999996</text:p>
          </table:table-cell>
          <table:table-cell table:number-columns-repeated="4"/>
          <table:table-cell table:style-name="ce36" table:formula="of:=SUM(MOD(SUM([.L817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818]&lt;[.L817];[.M817]+[.H$2];[.M817])" office:value-type="float" office:value="480" calcext:value-type="float">
            <text:p>480</text:p>
          </table:table-cell>
          <table:table-cell table:style-name="ce11" table:formula="of:=OFFSET([.C$4];[.M818];0)" office:value-type="float" office:value="43761" calcext:value-type="float">
            <text:p>43761</text:p>
          </table:table-cell>
          <table:table-cell table:style-name="ce37" table:formula="of:=[.L818]" office:value-type="float" office:value="0.416666666666659" calcext:value-type="float">
            <text:p>0.41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8];0)&lt;=[.O8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9]))" office:value-type="date" office:date-value="2019-11-04T06:33:25.014079" calcext:value-type="date">
            <text:p>2019-11-04 06:33:25</text:p>
          </table:table-cell>
          <table:table-cell table:style-name="ce7" table:formula="of:=[.A819]" office:value-type="date" office:date-value="2019-11-04T06:33:25.014079" calcext:value-type="date">
            <text:p>2019-11-04 06:33:25</text:p>
          </table:table-cell>
          <table:table-cell table:formula="of:=TRUNC([.A819])" office:value-type="float" office:value="43773" calcext:value-type="float">
            <text:p>43773</text:p>
          </table:table-cell>
          <table:table-cell table:style-name="ce12" table:formula="of:=[.B819]-[.C819]" office:value-type="date" office:date-value="1899-12-30T06:33:25.01407943666" calcext:value-type="date">
            <text:p>12/30/99 06:33 AM</text:p>
          </table:table-cell>
          <table:table-cell table:formula="of:=MOD([.E818]-[.$E$2];[.$H$2])+1+[.$E$2]" office:value-type="float" office:value="167" calcext:value-type="float">
            <text:p>167</text:p>
          </table:table-cell>
          <table:table-cell table:formula="of:=MOD([.F818]+1/[.$H$2];5)" office:value-type="float" office:value="0.4" calcext:value-type="float">
            <text:p>0,4</text:p>
          </table:table-cell>
          <table:table-cell table:formula="of:=IF([.F819]&lt;0.000001;[.G818]+2+1/[.$H$2];[.G818]+1/[.$H$2])" office:value-type="float" office:value="28.3999999999996" calcext:value-type="float">
            <text:p>28,3999999999996</text:p>
          </table:table-cell>
          <table:table-cell table:number-columns-repeated="4"/>
          <table:table-cell table:style-name="ce36" table:formula="of:=SUM(MOD(SUM([.L818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819]&lt;[.L818];[.M818]+[.H$2];[.M818])" office:value-type="float" office:value="480" calcext:value-type="float">
            <text:p>480</text:p>
          </table:table-cell>
          <table:table-cell table:style-name="ce11" table:formula="of:=OFFSET([.C$4];[.M819];0)" office:value-type="float" office:value="43761" calcext:value-type="float">
            <text:p>43761</text:p>
          </table:table-cell>
          <table:table-cell table:style-name="ce37" table:formula="of:=[.L819]" office:value-type="float" office:value="0.423611111111103" calcext:value-type="float">
            <text:p>0.42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9];0)&lt;=[.O8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0]))" office:value-type="date" office:date-value="2019-11-04T06:04:35.67579" calcext:value-type="date">
            <text:p>2019-11-04 06:04:36</text:p>
          </table:table-cell>
          <table:table-cell table:style-name="ce7" table:formula="of:=[.A820]" office:value-type="date" office:date-value="2019-11-04T06:04:35.67579" calcext:value-type="date">
            <text:p>2019-11-04 06:04:36</text:p>
          </table:table-cell>
          <table:table-cell table:formula="of:=TRUNC([.A820])" office:value-type="float" office:value="43773" calcext:value-type="float">
            <text:p>43773</text:p>
          </table:table-cell>
          <table:table-cell table:style-name="ce12" table:formula="of:=[.B820]-[.C820]" office:value-type="date" office:date-value="1899-12-30T06:04:35.6757898489" calcext:value-type="date">
            <text:p>12/30/99 06:04 AM</text:p>
          </table:table-cell>
          <table:table-cell table:formula="of:=MOD([.E819]-[.$E$2];[.$H$2])+1+[.$E$2]" office:value-type="float" office:value="168" calcext:value-type="float">
            <text:p>168</text:p>
          </table:table-cell>
          <table:table-cell table:formula="of:=MOD([.F819]+1/[.$H$2];5)" office:value-type="float" office:value="0.425" calcext:value-type="float">
            <text:p>0,425</text:p>
          </table:table-cell>
          <table:table-cell table:formula="of:=IF([.F820]&lt;0.000001;[.G819]+2+1/[.$H$2];[.G819]+1/[.$H$2])" office:value-type="float" office:value="28.4249999999996" calcext:value-type="float">
            <text:p>28,4249999999996</text:p>
          </table:table-cell>
          <table:table-cell table:number-columns-repeated="4"/>
          <table:table-cell table:style-name="ce36" table:formula="of:=SUM(MOD(SUM([.L819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820]&lt;[.L819];[.M819]+[.H$2];[.M819])" office:value-type="float" office:value="480" calcext:value-type="float">
            <text:p>480</text:p>
          </table:table-cell>
          <table:table-cell table:style-name="ce11" table:formula="of:=OFFSET([.C$4];[.M820];0)" office:value-type="float" office:value="43761" calcext:value-type="float">
            <text:p>43761</text:p>
          </table:table-cell>
          <table:table-cell table:style-name="ce37" table:formula="of:=[.L820]" office:value-type="float" office:value="0.430555555555548" calcext:value-type="float">
            <text:p>0.43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0];0)&lt;=[.O8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1]))" office:value-type="date" office:date-value="2019-11-04T06:04:56.712225" calcext:value-type="date">
            <text:p>2019-11-04 06:04:57</text:p>
          </table:table-cell>
          <table:table-cell table:style-name="ce7" table:formula="of:=[.A821]" office:value-type="date" office:date-value="2019-11-04T06:04:56.712225" calcext:value-type="date">
            <text:p>2019-11-04 06:04:57</text:p>
          </table:table-cell>
          <table:table-cell table:formula="of:=TRUNC([.A821])" office:value-type="float" office:value="43773" calcext:value-type="float">
            <text:p>43773</text:p>
          </table:table-cell>
          <table:table-cell table:style-name="ce12" table:formula="of:=[.B821]-[.C821]" office:value-type="date" office:date-value="1899-12-30T06:04:56.71222460456" calcext:value-type="date">
            <text:p>12/30/99 06:04 AM</text:p>
          </table:table-cell>
          <table:table-cell table:formula="of:=MOD([.E820]-[.$E$2];[.$H$2])+1+[.$E$2]" office:value-type="float" office:value="169" calcext:value-type="float">
            <text:p>169</text:p>
          </table:table-cell>
          <table:table-cell table:formula="of:=MOD([.F820]+1/[.$H$2];5)" office:value-type="float" office:value="0.45" calcext:value-type="float">
            <text:p>0,45</text:p>
          </table:table-cell>
          <table:table-cell table:formula="of:=IF([.F821]&lt;0.000001;[.G820]+2+1/[.$H$2];[.G820]+1/[.$H$2])" office:value-type="float" office:value="28.4499999999996" calcext:value-type="float">
            <text:p>28,4499999999996</text:p>
          </table:table-cell>
          <table:table-cell table:number-columns-repeated="4"/>
          <table:table-cell table:style-name="ce36" table:formula="of:=SUM(MOD(SUM([.L820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821]&lt;[.L820];[.M820]+[.H$2];[.M820])" office:value-type="float" office:value="480" calcext:value-type="float">
            <text:p>480</text:p>
          </table:table-cell>
          <table:table-cell table:style-name="ce11" table:formula="of:=OFFSET([.C$4];[.M821];0)" office:value-type="float" office:value="43761" calcext:value-type="float">
            <text:p>43761</text:p>
          </table:table-cell>
          <table:table-cell table:style-name="ce37" table:formula="of:=[.L821]" office:value-type="float" office:value="0.437499999999992" calcext:value-type="float">
            <text:p>0.437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1];0)&lt;=[.O8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2]))" office:value-type="date" office:date-value="2019-11-04T06:09:11.174561" calcext:value-type="date">
            <text:p>2019-11-04 06:09:11</text:p>
          </table:table-cell>
          <table:table-cell table:style-name="ce7" table:formula="of:=[.A822]" office:value-type="date" office:date-value="2019-11-04T06:09:11.174561" calcext:value-type="date">
            <text:p>2019-11-04 06:09:11</text:p>
          </table:table-cell>
          <table:table-cell table:formula="of:=TRUNC([.A822])" office:value-type="float" office:value="43773" calcext:value-type="float">
            <text:p>43773</text:p>
          </table:table-cell>
          <table:table-cell table:style-name="ce12" table:formula="of:=[.B822]-[.C822]" office:value-type="date" office:date-value="1899-12-30T06:09:11.17456081789" calcext:value-type="date">
            <text:p>12/30/99 06:09 AM</text:p>
          </table:table-cell>
          <table:table-cell table:formula="of:=MOD([.E821]-[.$E$2];[.$H$2])+1+[.$E$2]" office:value-type="float" office:value="170" calcext:value-type="float">
            <text:p>170</text:p>
          </table:table-cell>
          <table:table-cell table:formula="of:=MOD([.F821]+1/[.$H$2];5)" office:value-type="float" office:value="0.475" calcext:value-type="float">
            <text:p>0,475</text:p>
          </table:table-cell>
          <table:table-cell table:formula="of:=IF([.F822]&lt;0.000001;[.G821]+2+1/[.$H$2];[.G821]+1/[.$H$2])" office:value-type="float" office:value="28.4749999999996" calcext:value-type="float">
            <text:p>28,4749999999996</text:p>
          </table:table-cell>
          <table:table-cell table:number-columns-repeated="4"/>
          <table:table-cell table:style-name="ce36" table:formula="of:=SUM(MOD(SUM([.L821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822]&lt;[.L821];[.M821]+[.H$2];[.M821])" office:value-type="float" office:value="520" calcext:value-type="float">
            <text:p>520</text:p>
          </table:table-cell>
          <table:table-cell table:style-name="ce11" table:formula="of:=OFFSET([.C$4];[.M822];0)" office:value-type="float" office:value="43762" calcext:value-type="float">
            <text:p>43762</text:p>
          </table:table-cell>
          <table:table-cell table:style-name="ce37" table:formula="of:=[.L822]" office:value-type="float" office:value="0.00694444444443648" calcext:value-type="float">
            <text:p>0.006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2];0)&lt;=[.O8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3]))" office:value-type="date" office:date-value="2019-11-04T05:46:58.171173" calcext:value-type="date">
            <text:p>2019-11-04 05:46:58</text:p>
          </table:table-cell>
          <table:table-cell table:style-name="ce7" table:formula="of:=[.A823]" office:value-type="date" office:date-value="2019-11-04T05:46:58.171173" calcext:value-type="date">
            <text:p>2019-11-04 05:46:58</text:p>
          </table:table-cell>
          <table:table-cell table:formula="of:=TRUNC([.A823])" office:value-type="float" office:value="43773" calcext:value-type="float">
            <text:p>43773</text:p>
          </table:table-cell>
          <table:table-cell table:style-name="ce12" table:formula="of:=[.B823]-[.C823]" office:value-type="date" office:date-value="1899-12-30T05:46:58.17117326427" calcext:value-type="date">
            <text:p>12/30/99 05:46 AM</text:p>
          </table:table-cell>
          <table:table-cell table:formula="of:=MOD([.E822]-[.$E$2];[.$H$2])+1+[.$E$2]" office:value-type="float" office:value="171" calcext:value-type="float">
            <text:p>171</text:p>
          </table:table-cell>
          <table:table-cell table:formula="of:=MOD([.F822]+1/[.$H$2];5)" office:value-type="float" office:value="0.5" calcext:value-type="float">
            <text:p>0,5</text:p>
          </table:table-cell>
          <table:table-cell table:formula="of:=IF([.F823]&lt;0.000001;[.G822]+2+1/[.$H$2];[.G822]+1/[.$H$2])" office:value-type="float" office:value="28.4999999999996" calcext:value-type="float">
            <text:p>28,4999999999996</text:p>
          </table:table-cell>
          <table:table-cell table:number-columns-repeated="4"/>
          <table:table-cell table:style-name="ce36" table:formula="of:=SUM(MOD(SUM([.L822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823]&lt;[.L822];[.M822]+[.H$2];[.M822])" office:value-type="float" office:value="520" calcext:value-type="float">
            <text:p>520</text:p>
          </table:table-cell>
          <table:table-cell table:style-name="ce11" table:formula="of:=OFFSET([.C$4];[.M823];0)" office:value-type="float" office:value="43762" calcext:value-type="float">
            <text:p>43762</text:p>
          </table:table-cell>
          <table:table-cell table:style-name="ce37" table:formula="of:=[.L823]" office:value-type="float" office:value="0.0138888888888809" calcext:value-type="float">
            <text:p>0.013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3];0)&lt;=[.O8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4]))" office:value-type="date" office:date-value="2019-11-04T06:01:03.101899" calcext:value-type="date">
            <text:p>2019-11-04 06:01:03</text:p>
          </table:table-cell>
          <table:table-cell table:style-name="ce7" table:formula="of:=[.A824]" office:value-type="date" office:date-value="2019-11-04T06:01:03.101899" calcext:value-type="date">
            <text:p>2019-11-04 06:01:03</text:p>
          </table:table-cell>
          <table:table-cell table:formula="of:=TRUNC([.A824])" office:value-type="float" office:value="43773" calcext:value-type="float">
            <text:p>43773</text:p>
          </table:table-cell>
          <table:table-cell table:style-name="ce12" table:formula="of:=[.B824]-[.C824]" office:value-type="date" office:date-value="1899-12-30T06:01:03.10189948417" calcext:value-type="date">
            <text:p>12/30/99 06:01 AM</text:p>
          </table:table-cell>
          <table:table-cell table:formula="of:=MOD([.E823]-[.$E$2];[.$H$2])+1+[.$E$2]" office:value-type="float" office:value="172" calcext:value-type="float">
            <text:p>172</text:p>
          </table:table-cell>
          <table:table-cell table:formula="of:=MOD([.F823]+1/[.$H$2];5)" office:value-type="float" office:value="0.525" calcext:value-type="float">
            <text:p>0,525</text:p>
          </table:table-cell>
          <table:table-cell table:formula="of:=IF([.F824]&lt;0.000001;[.G823]+2+1/[.$H$2];[.G823]+1/[.$H$2])" office:value-type="float" office:value="28.5249999999996" calcext:value-type="float">
            <text:p>28,5249999999996</text:p>
          </table:table-cell>
          <table:table-cell table:number-columns-repeated="4"/>
          <table:table-cell table:style-name="ce36" table:formula="of:=SUM(MOD(SUM([.L823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824]&lt;[.L823];[.M823]+[.H$2];[.M823])" office:value-type="float" office:value="520" calcext:value-type="float">
            <text:p>520</text:p>
          </table:table-cell>
          <table:table-cell table:style-name="ce11" table:formula="of:=OFFSET([.C$4];[.M824];0)" office:value-type="float" office:value="43762" calcext:value-type="float">
            <text:p>43762</text:p>
          </table:table-cell>
          <table:table-cell table:style-name="ce37" table:formula="of:=[.L824]" office:value-type="float" office:value="0.0208333333333254" calcext:value-type="float">
            <text:p>0.02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4];0)&lt;=[.O8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5]))" office:value-type="date" office:date-value="2019-11-04T05:21:49.038164" calcext:value-type="date">
            <text:p>2019-11-04 05:21:49</text:p>
          </table:table-cell>
          <table:table-cell table:style-name="ce7" table:formula="of:=[.A825]" office:value-type="date" office:date-value="2019-11-04T05:21:49.038164" calcext:value-type="date">
            <text:p>2019-11-04 05:21:49</text:p>
          </table:table-cell>
          <table:table-cell table:formula="of:=TRUNC([.A825])" office:value-type="float" office:value="43773" calcext:value-type="float">
            <text:p>43773</text:p>
          </table:table-cell>
          <table:table-cell table:style-name="ce12" table:formula="of:=[.B825]-[.C825]" office:value-type="date" office:date-value="1899-12-30T05:21:49.03816432692" calcext:value-type="date">
            <text:p>12/30/99 05:21 AM</text:p>
          </table:table-cell>
          <table:table-cell table:formula="of:=MOD([.E824]-[.$E$2];[.$H$2])+1+[.$E$2]" office:value-type="float" office:value="173" calcext:value-type="float">
            <text:p>173</text:p>
          </table:table-cell>
          <table:table-cell table:formula="of:=MOD([.F824]+1/[.$H$2];5)" office:value-type="float" office:value="0.55" calcext:value-type="float">
            <text:p>0,55</text:p>
          </table:table-cell>
          <table:table-cell table:formula="of:=IF([.F825]&lt;0.000001;[.G824]+2+1/[.$H$2];[.G824]+1/[.$H$2])" office:value-type="float" office:value="28.5499999999996" calcext:value-type="float">
            <text:p>28,5499999999996</text:p>
          </table:table-cell>
          <table:table-cell table:number-columns-repeated="4"/>
          <table:table-cell table:style-name="ce36" table:formula="of:=SUM(MOD(SUM([.L824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825]&lt;[.L824];[.M824]+[.H$2];[.M824])" office:value-type="float" office:value="520" calcext:value-type="float">
            <text:p>520</text:p>
          </table:table-cell>
          <table:table-cell table:style-name="ce11" table:formula="of:=OFFSET([.C$4];[.M825];0)" office:value-type="float" office:value="43762" calcext:value-type="float">
            <text:p>43762</text:p>
          </table:table-cell>
          <table:table-cell table:style-name="ce37" table:formula="of:=[.L825]" office:value-type="float" office:value="0.0277777777777698" calcext:value-type="float">
            <text:p>0.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5];0)&lt;=[.O8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6]))" office:value-type="date" office:date-value="2019-11-04T05:50:43.462672" calcext:value-type="date">
            <text:p>2019-11-04 05:50:43</text:p>
          </table:table-cell>
          <table:table-cell table:style-name="ce7" table:formula="of:=[.A826]" office:value-type="date" office:date-value="2019-11-04T05:50:43.462672" calcext:value-type="date">
            <text:p>2019-11-04 05:50:43</text:p>
          </table:table-cell>
          <table:table-cell table:formula="of:=TRUNC([.A826])" office:value-type="float" office:value="43773" calcext:value-type="float">
            <text:p>43773</text:p>
          </table:table-cell>
          <table:table-cell table:style-name="ce12" table:formula="of:=[.B826]-[.C826]" office:value-type="date" office:date-value="1899-12-30T05:50:43.4626721777" calcext:value-type="date">
            <text:p>12/30/99 05:50 AM</text:p>
          </table:table-cell>
          <table:table-cell table:formula="of:=MOD([.E825]-[.$E$2];[.$H$2])+1+[.$E$2]" office:value-type="float" office:value="174" calcext:value-type="float">
            <text:p>174</text:p>
          </table:table-cell>
          <table:table-cell table:formula="of:=MOD([.F825]+1/[.$H$2];5)" office:value-type="float" office:value="0.575" calcext:value-type="float">
            <text:p>0,575</text:p>
          </table:table-cell>
          <table:table-cell table:formula="of:=IF([.F826]&lt;0.000001;[.G825]+2+1/[.$H$2];[.G825]+1/[.$H$2])" office:value-type="float" office:value="28.5749999999996" calcext:value-type="float">
            <text:p>28,5749999999996</text:p>
          </table:table-cell>
          <table:table-cell table:number-columns-repeated="4"/>
          <table:table-cell table:style-name="ce36" table:formula="of:=SUM(MOD(SUM([.L825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826]&lt;[.L825];[.M825]+[.H$2];[.M825])" office:value-type="float" office:value="520" calcext:value-type="float">
            <text:p>520</text:p>
          </table:table-cell>
          <table:table-cell table:style-name="ce11" table:formula="of:=OFFSET([.C$4];[.M826];0)" office:value-type="float" office:value="43762" calcext:value-type="float">
            <text:p>43762</text:p>
          </table:table-cell>
          <table:table-cell table:style-name="ce37" table:formula="of:=[.L826]" office:value-type="float" office:value="0.0347222222222143" calcext:value-type="float">
            <text:p>0.03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6];0)&lt;=[.O8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7]))" office:value-type="date" office:date-value="2019-11-04T06:05:06.02283" calcext:value-type="date">
            <text:p>2019-11-04 06:05:06</text:p>
          </table:table-cell>
          <table:table-cell table:style-name="ce7" table:formula="of:=[.A827]" office:value-type="date" office:date-value="2019-11-04T06:05:06.02283" calcext:value-type="date">
            <text:p>2019-11-04 06:05:06</text:p>
          </table:table-cell>
          <table:table-cell table:formula="of:=TRUNC([.A827])" office:value-type="float" office:value="43773" calcext:value-type="float">
            <text:p>43773</text:p>
          </table:table-cell>
          <table:table-cell table:style-name="ce12" table:formula="of:=[.B827]-[.C827]" office:value-type="date" office:date-value="1899-12-30T06:05:06.02282965556" calcext:value-type="date">
            <text:p>12/30/99 06:05 AM</text:p>
          </table:table-cell>
          <table:table-cell table:formula="of:=MOD([.E826]-[.$E$2];[.$H$2])+1+[.$E$2]" office:value-type="float" office:value="175" calcext:value-type="float">
            <text:p>175</text:p>
          </table:table-cell>
          <table:table-cell table:formula="of:=MOD([.F826]+1/[.$H$2];5)" office:value-type="float" office:value="0.6" calcext:value-type="float">
            <text:p>0,6</text:p>
          </table:table-cell>
          <table:table-cell table:formula="of:=IF([.F827]&lt;0.000001;[.G826]+2+1/[.$H$2];[.G826]+1/[.$H$2])" office:value-type="float" office:value="28.5999999999996" calcext:value-type="float">
            <text:p>28,5999999999996</text:p>
          </table:table-cell>
          <table:table-cell table:number-columns-repeated="4"/>
          <table:table-cell table:style-name="ce36" table:formula="of:=SUM(MOD(SUM([.L826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827]&lt;[.L826];[.M826]+[.H$2];[.M826])" office:value-type="float" office:value="520" calcext:value-type="float">
            <text:p>520</text:p>
          </table:table-cell>
          <table:table-cell table:style-name="ce11" table:formula="of:=OFFSET([.C$4];[.M827];0)" office:value-type="float" office:value="43762" calcext:value-type="float">
            <text:p>43762</text:p>
          </table:table-cell>
          <table:table-cell table:style-name="ce37" table:formula="of:=[.L827]" office:value-type="float" office:value="0.0416666666666587" calcext:value-type="float">
            <text:p>0.04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7];0)&lt;=[.O8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8]))" office:value-type="date" office:date-value="2019-11-04T05:40:46.850782" calcext:value-type="date">
            <text:p>2019-11-04 05:40:47</text:p>
          </table:table-cell>
          <table:table-cell table:style-name="ce7" table:formula="of:=[.A828]" office:value-type="date" office:date-value="2019-11-04T05:40:46.850782" calcext:value-type="date">
            <text:p>2019-11-04 05:40:47</text:p>
          </table:table-cell>
          <table:table-cell table:formula="of:=TRUNC([.A828])" office:value-type="float" office:value="43773" calcext:value-type="float">
            <text:p>43773</text:p>
          </table:table-cell>
          <table:table-cell table:style-name="ce12" table:formula="of:=[.B828]-[.C828]" office:value-type="date" office:date-value="1899-12-30T05:40:46.85078174807" calcext:value-type="date">
            <text:p>12/30/99 05:40 AM</text:p>
          </table:table-cell>
          <table:table-cell table:formula="of:=MOD([.E827]-[.$E$2];[.$H$2])+1+[.$E$2]" office:value-type="float" office:value="176" calcext:value-type="float">
            <text:p>176</text:p>
          </table:table-cell>
          <table:table-cell table:formula="of:=MOD([.F827]+1/[.$H$2];5)" office:value-type="float" office:value="0.625" calcext:value-type="float">
            <text:p>0,625</text:p>
          </table:table-cell>
          <table:table-cell table:formula="of:=IF([.F828]&lt;0.000001;[.G827]+2+1/[.$H$2];[.G827]+1/[.$H$2])" office:value-type="float" office:value="28.6249999999996" calcext:value-type="float">
            <text:p>28,6249999999996</text:p>
          </table:table-cell>
          <table:table-cell table:number-columns-repeated="4"/>
          <table:table-cell table:style-name="ce36" table:formula="of:=SUM(MOD(SUM([.L827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828]&lt;[.L827];[.M827]+[.H$2];[.M827])" office:value-type="float" office:value="520" calcext:value-type="float">
            <text:p>520</text:p>
          </table:table-cell>
          <table:table-cell table:style-name="ce11" table:formula="of:=OFFSET([.C$4];[.M828];0)" office:value-type="float" office:value="43762" calcext:value-type="float">
            <text:p>43762</text:p>
          </table:table-cell>
          <table:table-cell table:style-name="ce37" table:formula="of:=[.L828]" office:value-type="float" office:value="0.0486111111111032" calcext:value-type="float">
            <text:p>0.048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8];0)&lt;=[.O8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9]))" office:value-type="date" office:date-value="2019-11-04T05:38:59.71519" calcext:value-type="date">
            <text:p>2019-11-04 05:39:00</text:p>
          </table:table-cell>
          <table:table-cell table:style-name="ce7" table:formula="of:=[.A829]" office:value-type="date" office:date-value="2019-11-04T05:38:59.71519" calcext:value-type="date">
            <text:p>2019-11-04 05:39:00</text:p>
          </table:table-cell>
          <table:table-cell table:formula="of:=TRUNC([.A829])" office:value-type="float" office:value="43773" calcext:value-type="float">
            <text:p>43773</text:p>
          </table:table-cell>
          <table:table-cell table:style-name="ce12" table:formula="of:=[.B829]-[.C829]" office:value-type="date" office:date-value="1899-12-30T05:38:59.71518992912" calcext:value-type="date">
            <text:p>12/30/99 05:39 AM</text:p>
          </table:table-cell>
          <table:table-cell table:formula="of:=MOD([.E828]-[.$E$2];[.$H$2])+1+[.$E$2]" office:value-type="float" office:value="177" calcext:value-type="float">
            <text:p>177</text:p>
          </table:table-cell>
          <table:table-cell table:formula="of:=MOD([.F828]+1/[.$H$2];5)" office:value-type="float" office:value="0.65" calcext:value-type="float">
            <text:p>0,65</text:p>
          </table:table-cell>
          <table:table-cell table:formula="of:=IF([.F829]&lt;0.000001;[.G828]+2+1/[.$H$2];[.G828]+1/[.$H$2])" office:value-type="float" office:value="28.6499999999996" calcext:value-type="float">
            <text:p>28,6499999999996</text:p>
          </table:table-cell>
          <table:table-cell table:number-columns-repeated="4"/>
          <table:table-cell table:style-name="ce36" table:formula="of:=SUM(MOD(SUM([.L828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829]&lt;[.L828];[.M828]+[.H$2];[.M828])" office:value-type="float" office:value="520" calcext:value-type="float">
            <text:p>520</text:p>
          </table:table-cell>
          <table:table-cell table:style-name="ce11" table:formula="of:=OFFSET([.C$4];[.M829];0)" office:value-type="float" office:value="43762" calcext:value-type="float">
            <text:p>43762</text:p>
          </table:table-cell>
          <table:table-cell table:style-name="ce37" table:formula="of:=[.L829]" office:value-type="float" office:value="0.0555555555555476" calcext:value-type="float">
            <text:p>0.055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9];0)&lt;=[.O8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0]))" office:value-type="date" office:date-value="2019-11-04T05:25:16.493852" calcext:value-type="date">
            <text:p>2019-11-04 05:25:16</text:p>
          </table:table-cell>
          <table:table-cell table:style-name="ce7" table:formula="of:=[.A830]" office:value-type="date" office:date-value="2019-11-04T05:25:16.493852" calcext:value-type="date">
            <text:p>2019-11-04 05:25:16</text:p>
          </table:table-cell>
          <table:table-cell table:formula="of:=TRUNC([.A830])" office:value-type="float" office:value="43773" calcext:value-type="float">
            <text:p>43773</text:p>
          </table:table-cell>
          <table:table-cell table:style-name="ce12" table:formula="of:=[.B830]-[.C830]" office:value-type="date" office:date-value="1899-12-30T05:25:16.49385234341" calcext:value-type="date">
            <text:p>12/30/99 05:25 AM</text:p>
          </table:table-cell>
          <table:table-cell table:formula="of:=MOD([.E829]-[.$E$2];[.$H$2])+1+[.$E$2]" office:value-type="float" office:value="178" calcext:value-type="float">
            <text:p>178</text:p>
          </table:table-cell>
          <table:table-cell table:formula="of:=MOD([.F829]+1/[.$H$2];5)" office:value-type="float" office:value="0.675" calcext:value-type="float">
            <text:p>0,675</text:p>
          </table:table-cell>
          <table:table-cell table:formula="of:=IF([.F830]&lt;0.000001;[.G829]+2+1/[.$H$2];[.G829]+1/[.$H$2])" office:value-type="float" office:value="28.6749999999996" calcext:value-type="float">
            <text:p>28,6749999999996</text:p>
          </table:table-cell>
          <table:table-cell table:number-columns-repeated="4"/>
          <table:table-cell table:style-name="ce36" table:formula="of:=SUM(MOD(SUM([.L829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830]&lt;[.L829];[.M829]+[.H$2];[.M829])" office:value-type="float" office:value="520" calcext:value-type="float">
            <text:p>520</text:p>
          </table:table-cell>
          <table:table-cell table:style-name="ce11" table:formula="of:=OFFSET([.C$4];[.M830];0)" office:value-type="float" office:value="43762" calcext:value-type="float">
            <text:p>43762</text:p>
          </table:table-cell>
          <table:table-cell table:style-name="ce37" table:formula="of:=[.L830]" office:value-type="float" office:value="0.0624999999999921" calcext:value-type="float">
            <text:p>0.062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0];0)&lt;=[.O8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1]))" office:value-type="date" office:date-value="2019-11-04T05:47:58.589744" calcext:value-type="date">
            <text:p>2019-11-04 05:47:59</text:p>
          </table:table-cell>
          <table:table-cell table:style-name="ce7" table:formula="of:=[.A831]" office:value-type="date" office:date-value="2019-11-04T05:47:58.589744" calcext:value-type="date">
            <text:p>2019-11-04 05:47:59</text:p>
          </table:table-cell>
          <table:table-cell table:formula="of:=TRUNC([.A831])" office:value-type="float" office:value="43773" calcext:value-type="float">
            <text:p>43773</text:p>
          </table:table-cell>
          <table:table-cell table:style-name="ce12" table:formula="of:=[.B831]-[.C831]" office:value-type="date" office:date-value="1899-12-30T05:47:58.58974391129" calcext:value-type="date">
            <text:p>12/30/99 05:47 AM</text:p>
          </table:table-cell>
          <table:table-cell table:formula="of:=MOD([.E830]-[.$E$2];[.$H$2])+1+[.$E$2]" office:value-type="float" office:value="179" calcext:value-type="float">
            <text:p>179</text:p>
          </table:table-cell>
          <table:table-cell table:formula="of:=MOD([.F830]+1/[.$H$2];5)" office:value-type="float" office:value="0.7" calcext:value-type="float">
            <text:p>0,7</text:p>
          </table:table-cell>
          <table:table-cell table:formula="of:=IF([.F831]&lt;0.000001;[.G830]+2+1/[.$H$2];[.G830]+1/[.$H$2])" office:value-type="float" office:value="28.6999999999996" calcext:value-type="float">
            <text:p>28,6999999999996</text:p>
          </table:table-cell>
          <table:table-cell table:number-columns-repeated="4"/>
          <table:table-cell table:style-name="ce36" table:formula="of:=SUM(MOD(SUM([.L830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831]&lt;[.L830];[.M830]+[.H$2];[.M830])" office:value-type="float" office:value="520" calcext:value-type="float">
            <text:p>520</text:p>
          </table:table-cell>
          <table:table-cell table:style-name="ce11" table:formula="of:=OFFSET([.C$4];[.M831];0)" office:value-type="float" office:value="43762" calcext:value-type="float">
            <text:p>43762</text:p>
          </table:table-cell>
          <table:table-cell table:style-name="ce37" table:formula="of:=[.L831]" office:value-type="float" office:value="0.0694444444444365" calcext:value-type="float">
            <text:p>0.069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1];0)&lt;=[.O8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2]))" office:value-type="date" office:date-value="2019-11-04T06:04:07.244286" calcext:value-type="date">
            <text:p>2019-11-04 06:04:07</text:p>
          </table:table-cell>
          <table:table-cell table:style-name="ce7" table:formula="of:=[.A832]" office:value-type="date" office:date-value="2019-11-04T06:04:07.244286" calcext:value-type="date">
            <text:p>2019-11-04 06:04:07</text:p>
          </table:table-cell>
          <table:table-cell table:formula="of:=TRUNC([.A832])" office:value-type="float" office:value="43773" calcext:value-type="float">
            <text:p>43773</text:p>
          </table:table-cell>
          <table:table-cell table:style-name="ce12" table:formula="of:=[.B832]-[.C832]" office:value-type="date" office:date-value="1899-12-30T06:04:07.24428607151" calcext:value-type="date">
            <text:p>12/30/99 06:04 AM</text:p>
          </table:table-cell>
          <table:table-cell table:formula="of:=MOD([.E831]-[.$E$2];[.$H$2])+1+[.$E$2]" office:value-type="float" office:value="180" calcext:value-type="float">
            <text:p>180</text:p>
          </table:table-cell>
          <table:table-cell table:formula="of:=MOD([.F831]+1/[.$H$2];5)" office:value-type="float" office:value="0.725" calcext:value-type="float">
            <text:p>0,725</text:p>
          </table:table-cell>
          <table:table-cell table:formula="of:=IF([.F832]&lt;0.000001;[.G831]+2+1/[.$H$2];[.G831]+1/[.$H$2])" office:value-type="float" office:value="28.7249999999996" calcext:value-type="float">
            <text:p>28,7249999999996</text:p>
          </table:table-cell>
          <table:table-cell table:number-columns-repeated="4"/>
          <table:table-cell table:style-name="ce36" table:formula="of:=SUM(MOD(SUM([.L831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832]&lt;[.L831];[.M831]+[.H$2];[.M831])" office:value-type="float" office:value="520" calcext:value-type="float">
            <text:p>520</text:p>
          </table:table-cell>
          <table:table-cell table:style-name="ce11" table:formula="of:=OFFSET([.C$4];[.M832];0)" office:value-type="float" office:value="43762" calcext:value-type="float">
            <text:p>43762</text:p>
          </table:table-cell>
          <table:table-cell table:style-name="ce37" table:formula="of:=[.L832]" office:value-type="float" office:value="0.0763888888888809" calcext:value-type="float">
            <text:p>0.076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2];0)&lt;=[.O8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3]))" office:value-type="date" office:date-value="2019-11-04T06:04:27.486617" calcext:value-type="date">
            <text:p>2019-11-04 06:04:27</text:p>
          </table:table-cell>
          <table:table-cell table:style-name="ce7" table:formula="of:=[.A833]" office:value-type="date" office:date-value="2019-11-04T06:04:27.486617" calcext:value-type="date">
            <text:p>2019-11-04 06:04:27</text:p>
          </table:table-cell>
          <table:table-cell table:formula="of:=TRUNC([.A833])" office:value-type="float" office:value="43773" calcext:value-type="float">
            <text:p>43773</text:p>
          </table:table-cell>
          <table:table-cell table:style-name="ce12" table:formula="of:=[.B833]-[.C833]" office:value-type="date" office:date-value="1899-12-30T06:04:27.48661680613" calcext:value-type="date">
            <text:p>12/30/99 06:04 AM</text:p>
          </table:table-cell>
          <table:table-cell table:formula="of:=MOD([.E832]-[.$E$2];[.$H$2])+1+[.$E$2]" office:value-type="float" office:value="181" calcext:value-type="float">
            <text:p>181</text:p>
          </table:table-cell>
          <table:table-cell table:formula="of:=MOD([.F832]+1/[.$H$2];5)" office:value-type="float" office:value="0.75" calcext:value-type="float">
            <text:p>0,75</text:p>
          </table:table-cell>
          <table:table-cell table:formula="of:=IF([.F833]&lt;0.000001;[.G832]+2+1/[.$H$2];[.G832]+1/[.$H$2])" office:value-type="float" office:value="28.7499999999996" calcext:value-type="float">
            <text:p>28,7499999999996</text:p>
          </table:table-cell>
          <table:table-cell table:number-columns-repeated="4"/>
          <table:table-cell table:style-name="ce36" table:formula="of:=SUM(MOD(SUM([.L832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833]&lt;[.L832];[.M832]+[.H$2];[.M832])" office:value-type="float" office:value="520" calcext:value-type="float">
            <text:p>520</text:p>
          </table:table-cell>
          <table:table-cell table:style-name="ce11" table:formula="of:=OFFSET([.C$4];[.M833];0)" office:value-type="float" office:value="43762" calcext:value-type="float">
            <text:p>43762</text:p>
          </table:table-cell>
          <table:table-cell table:style-name="ce37" table:formula="of:=[.L833]" office:value-type="float" office:value="0.0833333333333254" calcext:value-type="float">
            <text:p>0.083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3];0)&lt;=[.O8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4]))" office:value-type="date" office:date-value="2019-11-04T05:56:32.979127" calcext:value-type="date">
            <text:p>2019-11-04 05:56:33</text:p>
          </table:table-cell>
          <table:table-cell table:style-name="ce7" table:formula="of:=[.A834]" office:value-type="date" office:date-value="2019-11-04T05:56:32.979127" calcext:value-type="date">
            <text:p>2019-11-04 05:56:33</text:p>
          </table:table-cell>
          <table:table-cell table:formula="of:=TRUNC([.A834])" office:value-type="float" office:value="43773" calcext:value-type="float">
            <text:p>43773</text:p>
          </table:table-cell>
          <table:table-cell table:style-name="ce12" table:formula="of:=[.B834]-[.C834]" office:value-type="date" office:date-value="1899-12-30T05:56:32.97912719194" calcext:value-type="date">
            <text:p>12/30/99 05:56 AM</text:p>
          </table:table-cell>
          <table:table-cell table:formula="of:=MOD([.E833]-[.$E$2];[.$H$2])+1+[.$E$2]" office:value-type="float" office:value="182" calcext:value-type="float">
            <text:p>182</text:p>
          </table:table-cell>
          <table:table-cell table:formula="of:=MOD([.F833]+1/[.$H$2];5)" office:value-type="float" office:value="0.775" calcext:value-type="float">
            <text:p>0,775</text:p>
          </table:table-cell>
          <table:table-cell table:formula="of:=IF([.F834]&lt;0.000001;[.G833]+2+1/[.$H$2];[.G833]+1/[.$H$2])" office:value-type="float" office:value="28.7749999999996" calcext:value-type="float">
            <text:p>28,7749999999996</text:p>
          </table:table-cell>
          <table:table-cell table:number-columns-repeated="4"/>
          <table:table-cell table:style-name="ce36" table:formula="of:=SUM(MOD(SUM([.L833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834]&lt;[.L833];[.M833]+[.H$2];[.M833])" office:value-type="float" office:value="520" calcext:value-type="float">
            <text:p>520</text:p>
          </table:table-cell>
          <table:table-cell table:style-name="ce11" table:formula="of:=OFFSET([.C$4];[.M834];0)" office:value-type="float" office:value="43762" calcext:value-type="float">
            <text:p>43762</text:p>
          </table:table-cell>
          <table:table-cell table:style-name="ce37" table:formula="of:=[.L834]" office:value-type="float" office:value="0.0902777777777698" calcext:value-type="float">
            <text:p>0.090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4];0)&lt;=[.O8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5]))" office:value-type="date" office:date-value="2019-11-04T06:28:05.556438" calcext:value-type="date">
            <text:p>2019-11-04 06:28:06</text:p>
          </table:table-cell>
          <table:table-cell table:style-name="ce7" table:formula="of:=[.A835]" office:value-type="date" office:date-value="2019-11-04T06:28:05.556438" calcext:value-type="date">
            <text:p>2019-11-04 06:28:06</text:p>
          </table:table-cell>
          <table:table-cell table:formula="of:=TRUNC([.A835])" office:value-type="float" office:value="43773" calcext:value-type="float">
            <text:p>43773</text:p>
          </table:table-cell>
          <table:table-cell table:style-name="ce12" table:formula="of:=[.B835]-[.C835]" office:value-type="date" office:date-value="1899-12-30T06:28:05.5564378202" calcext:value-type="date">
            <text:p>12/30/99 06:28 AM</text:p>
          </table:table-cell>
          <table:table-cell table:formula="of:=MOD([.E834]-[.$E$2];[.$H$2])+1+[.$E$2]" office:value-type="float" office:value="183" calcext:value-type="float">
            <text:p>183</text:p>
          </table:table-cell>
          <table:table-cell table:formula="of:=MOD([.F834]+1/[.$H$2];5)" office:value-type="float" office:value="0.8" calcext:value-type="float">
            <text:p>0,8</text:p>
          </table:table-cell>
          <table:table-cell table:formula="of:=IF([.F835]&lt;0.000001;[.G834]+2+1/[.$H$2];[.G834]+1/[.$H$2])" office:value-type="float" office:value="28.7999999999996" calcext:value-type="float">
            <text:p>28,7999999999996</text:p>
          </table:table-cell>
          <table:table-cell table:number-columns-repeated="4"/>
          <table:table-cell table:style-name="ce36" table:formula="of:=SUM(MOD(SUM([.L834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835]&lt;[.L834];[.M834]+[.H$2];[.M834])" office:value-type="float" office:value="520" calcext:value-type="float">
            <text:p>520</text:p>
          </table:table-cell>
          <table:table-cell table:style-name="ce11" table:formula="of:=OFFSET([.C$4];[.M835];0)" office:value-type="float" office:value="43762" calcext:value-type="float">
            <text:p>43762</text:p>
          </table:table-cell>
          <table:table-cell table:style-name="ce37" table:formula="of:=[.L835]" office:value-type="float" office:value="0.0972222222222143" calcext:value-type="float">
            <text:p>0.097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5];0)&lt;=[.O8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6]))" office:value-type="date" office:date-value="2019-11-04T06:07:20.115632" calcext:value-type="date">
            <text:p>2019-11-04 06:07:20</text:p>
          </table:table-cell>
          <table:table-cell table:style-name="ce7" table:formula="of:=[.A836]" office:value-type="date" office:date-value="2019-11-04T06:07:20.115632" calcext:value-type="date">
            <text:p>2019-11-04 06:07:20</text:p>
          </table:table-cell>
          <table:table-cell table:formula="of:=TRUNC([.A836])" office:value-type="float" office:value="43773" calcext:value-type="float">
            <text:p>43773</text:p>
          </table:table-cell>
          <table:table-cell table:style-name="ce12" table:formula="of:=[.B836]-[.C836]" office:value-type="date" office:date-value="1899-12-30T06:07:20.11563230306" calcext:value-type="date">
            <text:p>12/30/99 06:07 AM</text:p>
          </table:table-cell>
          <table:table-cell table:formula="of:=MOD([.E835]-[.$E$2];[.$H$2])+1+[.$E$2]" office:value-type="float" office:value="184" calcext:value-type="float">
            <text:p>184</text:p>
          </table:table-cell>
          <table:table-cell table:formula="of:=MOD([.F835]+1/[.$H$2];5)" office:value-type="float" office:value="0.825" calcext:value-type="float">
            <text:p>0,825</text:p>
          </table:table-cell>
          <table:table-cell table:formula="of:=IF([.F836]&lt;0.000001;[.G835]+2+1/[.$H$2];[.G835]+1/[.$H$2])" office:value-type="float" office:value="28.8249999999996" calcext:value-type="float">
            <text:p>28,8249999999996</text:p>
          </table:table-cell>
          <table:table-cell table:number-columns-repeated="4"/>
          <table:table-cell table:style-name="ce36" table:formula="of:=SUM(MOD(SUM([.L835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836]&lt;[.L835];[.M835]+[.H$2];[.M835])" office:value-type="float" office:value="520" calcext:value-type="float">
            <text:p>520</text:p>
          </table:table-cell>
          <table:table-cell table:style-name="ce11" table:formula="of:=OFFSET([.C$4];[.M836];0)" office:value-type="float" office:value="43762" calcext:value-type="float">
            <text:p>43762</text:p>
          </table:table-cell>
          <table:table-cell table:style-name="ce37" table:formula="of:=[.L836]" office:value-type="float" office:value="0.104166666666659" calcext:value-type="float">
            <text:p>0.104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6];0)&lt;=[.O8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7]))" office:value-type="date" office:date-value="2019-11-04T06:03:18.447539" calcext:value-type="date">
            <text:p>2019-11-04 06:03:18</text:p>
          </table:table-cell>
          <table:table-cell table:style-name="ce7" table:formula="of:=[.A837]" office:value-type="date" office:date-value="2019-11-04T06:03:18.447539" calcext:value-type="date">
            <text:p>2019-11-04 06:03:18</text:p>
          </table:table-cell>
          <table:table-cell table:formula="of:=TRUNC([.A837])" office:value-type="float" office:value="43773" calcext:value-type="float">
            <text:p>43773</text:p>
          </table:table-cell>
          <table:table-cell table:style-name="ce12" table:formula="of:=[.B837]-[.C837]" office:value-type="date" office:date-value="1899-12-30T06:03:18.44753870275" calcext:value-type="date">
            <text:p>12/30/99 06:03 AM</text:p>
          </table:table-cell>
          <table:table-cell table:formula="of:=MOD([.E836]-[.$E$2];[.$H$2])+1+[.$E$2]" office:value-type="float" office:value="185" calcext:value-type="float">
            <text:p>185</text:p>
          </table:table-cell>
          <table:table-cell table:formula="of:=MOD([.F836]+1/[.$H$2];5)" office:value-type="float" office:value="0.85" calcext:value-type="float">
            <text:p>0,85</text:p>
          </table:table-cell>
          <table:table-cell table:formula="of:=IF([.F837]&lt;0.000001;[.G836]+2+1/[.$H$2];[.G836]+1/[.$H$2])" office:value-type="float" office:value="28.8499999999996" calcext:value-type="float">
            <text:p>28,8499999999996</text:p>
          </table:table-cell>
          <table:table-cell table:number-columns-repeated="4"/>
          <table:table-cell table:style-name="ce36" table:formula="of:=SUM(MOD(SUM([.L836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837]&lt;[.L836];[.M836]+[.H$2];[.M836])" office:value-type="float" office:value="520" calcext:value-type="float">
            <text:p>520</text:p>
          </table:table-cell>
          <table:table-cell table:style-name="ce11" table:formula="of:=OFFSET([.C$4];[.M837];0)" office:value-type="float" office:value="43762" calcext:value-type="float">
            <text:p>43762</text:p>
          </table:table-cell>
          <table:table-cell table:style-name="ce37" table:formula="of:=[.L837]" office:value-type="float" office:value="0.111111111111103" calcext:value-type="float">
            <text:p>0.11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7];0)&lt;=[.O8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8]))" office:value-type="date" office:date-value="2019-11-04T05:47:23.283434" calcext:value-type="date">
            <text:p>2019-11-04 05:47:23</text:p>
          </table:table-cell>
          <table:table-cell table:style-name="ce7" table:formula="of:=[.A838]" office:value-type="date" office:date-value="2019-11-04T05:47:23.283434" calcext:value-type="date">
            <text:p>2019-11-04 05:47:23</text:p>
          </table:table-cell>
          <table:table-cell table:formula="of:=TRUNC([.A838])" office:value-type="float" office:value="43773" calcext:value-type="float">
            <text:p>43773</text:p>
          </table:table-cell>
          <table:table-cell table:style-name="ce12" table:formula="of:=[.B838]-[.C838]" office:value-type="date" office:date-value="1899-12-30T05:47:23.28343395609" calcext:value-type="date">
            <text:p>12/30/99 05:47 AM</text:p>
          </table:table-cell>
          <table:table-cell table:formula="of:=MOD([.E837]-[.$E$2];[.$H$2])+1+[.$E$2]" office:value-type="float" office:value="186" calcext:value-type="float">
            <text:p>186</text:p>
          </table:table-cell>
          <table:table-cell table:formula="of:=MOD([.F837]+1/[.$H$2];5)" office:value-type="float" office:value="0.875" calcext:value-type="float">
            <text:p>0,875</text:p>
          </table:table-cell>
          <table:table-cell table:formula="of:=IF([.F838]&lt;0.000001;[.G837]+2+1/[.$H$2];[.G837]+1/[.$H$2])" office:value-type="float" office:value="28.8749999999996" calcext:value-type="float">
            <text:p>28,8749999999996</text:p>
          </table:table-cell>
          <table:table-cell table:number-columns-repeated="4"/>
          <table:table-cell table:style-name="ce36" table:formula="of:=SUM(MOD(SUM([.L837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838]&lt;[.L837];[.M837]+[.H$2];[.M837])" office:value-type="float" office:value="520" calcext:value-type="float">
            <text:p>520</text:p>
          </table:table-cell>
          <table:table-cell table:style-name="ce11" table:formula="of:=OFFSET([.C$4];[.M838];0)" office:value-type="float" office:value="43762" calcext:value-type="float">
            <text:p>43762</text:p>
          </table:table-cell>
          <table:table-cell table:style-name="ce37" table:formula="of:=[.L838]" office:value-type="float" office:value="0.118055555555548" calcext:value-type="float">
            <text:p>0.11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8];0)&lt;=[.O8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9]))" office:value-type="date" office:date-value="2019-11-04T05:56:03.213498" calcext:value-type="date">
            <text:p>2019-11-04 05:56:03</text:p>
          </table:table-cell>
          <table:table-cell table:style-name="ce7" table:formula="of:=[.A839]" office:value-type="date" office:date-value="2019-11-04T05:56:03.213498" calcext:value-type="date">
            <text:p>2019-11-04 05:56:03</text:p>
          </table:table-cell>
          <table:table-cell table:formula="of:=TRUNC([.A839])" office:value-type="float" office:value="43773" calcext:value-type="float">
            <text:p>43773</text:p>
          </table:table-cell>
          <table:table-cell table:style-name="ce12" table:formula="of:=[.B839]-[.C839]" office:value-type="date" office:date-value="1899-12-30T05:56:03.21349767968" calcext:value-type="date">
            <text:p>12/30/99 05:56 AM</text:p>
          </table:table-cell>
          <table:table-cell table:formula="of:=MOD([.E838]-[.$E$2];[.$H$2])+1+[.$E$2]" office:value-type="float" office:value="187" calcext:value-type="float">
            <text:p>187</text:p>
          </table:table-cell>
          <table:table-cell table:formula="of:=MOD([.F838]+1/[.$H$2];5)" office:value-type="float" office:value="0.9" calcext:value-type="float">
            <text:p>0,9</text:p>
          </table:table-cell>
          <table:table-cell table:formula="of:=IF([.F839]&lt;0.000001;[.G838]+2+1/[.$H$2];[.G838]+1/[.$H$2])" office:value-type="float" office:value="28.8999999999996" calcext:value-type="float">
            <text:p>28,8999999999996</text:p>
          </table:table-cell>
          <table:table-cell table:number-columns-repeated="4"/>
          <table:table-cell table:style-name="ce36" table:formula="of:=SUM(MOD(SUM([.L838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839]&lt;[.L838];[.M838]+[.H$2];[.M838])" office:value-type="float" office:value="520" calcext:value-type="float">
            <text:p>520</text:p>
          </table:table-cell>
          <table:table-cell table:style-name="ce11" table:formula="of:=OFFSET([.C$4];[.M839];0)" office:value-type="float" office:value="43762" calcext:value-type="float">
            <text:p>43762</text:p>
          </table:table-cell>
          <table:table-cell table:style-name="ce37" table:formula="of:=[.L839]" office:value-type="float" office:value="0.124999999999992" calcext:value-type="float">
            <text:p>0.124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9];0)&lt;=[.O8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0]))" office:value-type="date" office:date-value="2019-11-04T05:45:38.461086" calcext:value-type="date">
            <text:p>2019-11-04 05:45:38</text:p>
          </table:table-cell>
          <table:table-cell table:style-name="ce7" table:formula="of:=[.A840]" office:value-type="date" office:date-value="2019-11-04T05:45:38.461086" calcext:value-type="date">
            <text:p>2019-11-04 05:45:38</text:p>
          </table:table-cell>
          <table:table-cell table:formula="of:=TRUNC([.A840])" office:value-type="float" office:value="43773" calcext:value-type="float">
            <text:p>43773</text:p>
          </table:table-cell>
          <table:table-cell table:style-name="ce12" table:formula="of:=[.B840]-[.C840]" office:value-type="date" office:date-value="1899-12-30T05:45:38.4610858513" calcext:value-type="date">
            <text:p>12/30/99 05:45 AM</text:p>
          </table:table-cell>
          <table:table-cell table:formula="of:=MOD([.E839]-[.$E$2];[.$H$2])+1+[.$E$2]" office:value-type="float" office:value="188" calcext:value-type="float">
            <text:p>188</text:p>
          </table:table-cell>
          <table:table-cell table:formula="of:=MOD([.F839]+1/[.$H$2];5)" office:value-type="float" office:value="0.925" calcext:value-type="float">
            <text:p>0,925</text:p>
          </table:table-cell>
          <table:table-cell table:formula="of:=IF([.F840]&lt;0.000001;[.G839]+2+1/[.$H$2];[.G839]+1/[.$H$2])" office:value-type="float" office:value="28.9249999999996" calcext:value-type="float">
            <text:p>28,9249999999996</text:p>
          </table:table-cell>
          <table:table-cell table:number-columns-repeated="4"/>
          <table:table-cell table:style-name="ce36" table:formula="of:=SUM(MOD(SUM([.L839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840]&lt;[.L839];[.M839]+[.H$2];[.M839])" office:value-type="float" office:value="520" calcext:value-type="float">
            <text:p>520</text:p>
          </table:table-cell>
          <table:table-cell table:style-name="ce11" table:formula="of:=OFFSET([.C$4];[.M840];0)" office:value-type="float" office:value="43762" calcext:value-type="float">
            <text:p>43762</text:p>
          </table:table-cell>
          <table:table-cell table:style-name="ce37" table:formula="of:=[.L840]" office:value-type="float" office:value="0.131944444444437" calcext:value-type="float">
            <text:p>0.13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0];0)&lt;=[.O8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1]))" office:value-type="date" office:date-value="2019-11-04T06:03:30.002229" calcext:value-type="date">
            <text:p>2019-11-04 06:03:30</text:p>
          </table:table-cell>
          <table:table-cell table:style-name="ce7" table:formula="of:=[.A841]" office:value-type="date" office:date-value="2019-11-04T06:03:30.002229" calcext:value-type="date">
            <text:p>2019-11-04 06:03:30</text:p>
          </table:table-cell>
          <table:table-cell table:formula="of:=TRUNC([.A841])" office:value-type="float" office:value="43773" calcext:value-type="float">
            <text:p>43773</text:p>
          </table:table-cell>
          <table:table-cell table:style-name="ce12" table:formula="of:=[.B841]-[.C841]" office:value-type="date" office:date-value="1899-12-30T06:03:30.00222859439" calcext:value-type="date">
            <text:p>12/30/99 06:03 AM</text:p>
          </table:table-cell>
          <table:table-cell table:formula="of:=MOD([.E840]-[.$E$2];[.$H$2])+1+[.$E$2]" office:value-type="float" office:value="189" calcext:value-type="float">
            <text:p>189</text:p>
          </table:table-cell>
          <table:table-cell table:formula="of:=MOD([.F840]+1/[.$H$2];5)" office:value-type="float" office:value="0.950000000000001" calcext:value-type="float">
            <text:p>0,950000000000001</text:p>
          </table:table-cell>
          <table:table-cell table:formula="of:=IF([.F841]&lt;0.000001;[.G840]+2+1/[.$H$2];[.G840]+1/[.$H$2])" office:value-type="float" office:value="28.9499999999996" calcext:value-type="float">
            <text:p>28,9499999999996</text:p>
          </table:table-cell>
          <table:table-cell table:number-columns-repeated="4"/>
          <table:table-cell table:style-name="ce36" table:formula="of:=SUM(MOD(SUM([.L840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841]&lt;[.L840];[.M840]+[.H$2];[.M840])" office:value-type="float" office:value="520" calcext:value-type="float">
            <text:p>520</text:p>
          </table:table-cell>
          <table:table-cell table:style-name="ce11" table:formula="of:=OFFSET([.C$4];[.M841];0)" office:value-type="float" office:value="43762" calcext:value-type="float">
            <text:p>43762</text:p>
          </table:table-cell>
          <table:table-cell table:style-name="ce37" table:formula="of:=[.L841]" office:value-type="float" office:value="0.138888888888881" calcext:value-type="float">
            <text:p>0.138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1];0)&lt;=[.O8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2]))" office:value-type="date" office:date-value="2019-11-04T05:53:52.025043" calcext:value-type="date">
            <text:p>2019-11-04 05:53:52</text:p>
          </table:table-cell>
          <table:table-cell table:style-name="ce7" table:formula="of:=[.A842]" office:value-type="date" office:date-value="2019-11-04T05:53:52.025043" calcext:value-type="date">
            <text:p>2019-11-04 05:53:52</text:p>
          </table:table-cell>
          <table:table-cell table:formula="of:=TRUNC([.A842])" office:value-type="float" office:value="43773" calcext:value-type="float">
            <text:p>43773</text:p>
          </table:table-cell>
          <table:table-cell table:style-name="ce12" table:formula="of:=[.B842]-[.C842]" office:value-type="date" office:date-value="1899-12-30T05:53:52.0250433404" calcext:value-type="date">
            <text:p>12/30/99 05:53 AM</text:p>
          </table:table-cell>
          <table:table-cell table:formula="of:=MOD([.E841]-[.$E$2];[.$H$2])+1+[.$E$2]" office:value-type="float" office:value="190" calcext:value-type="float">
            <text:p>190</text:p>
          </table:table-cell>
          <table:table-cell table:formula="of:=MOD([.F841]+1/[.$H$2];5)" office:value-type="float" office:value="0.975000000000001" calcext:value-type="float">
            <text:p>0,975000000000001</text:p>
          </table:table-cell>
          <table:table-cell table:formula="of:=IF([.F842]&lt;0.000001;[.G841]+2+1/[.$H$2];[.G841]+1/[.$H$2])" office:value-type="float" office:value="28.9749999999996" calcext:value-type="float">
            <text:p>28,9749999999996</text:p>
          </table:table-cell>
          <table:table-cell table:number-columns-repeated="4"/>
          <table:table-cell table:style-name="ce36" table:formula="of:=SUM(MOD(SUM([.L841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842]&lt;[.L841];[.M841]+[.H$2];[.M841])" office:value-type="float" office:value="520" calcext:value-type="float">
            <text:p>520</text:p>
          </table:table-cell>
          <table:table-cell table:style-name="ce11" table:formula="of:=OFFSET([.C$4];[.M842];0)" office:value-type="float" office:value="43762" calcext:value-type="float">
            <text:p>43762</text:p>
          </table:table-cell>
          <table:table-cell table:style-name="ce37" table:formula="of:=[.L842]" office:value-type="float" office:value="0.145833333333325" calcext:value-type="float">
            <text:p>0.145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2];0)&lt;=[.O8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3]))" office:value-type="date" office:date-value="2019-11-04T06:13:22.371899" calcext:value-type="date">
            <text:p>2019-11-04 06:13:22</text:p>
          </table:table-cell>
          <table:table-cell table:style-name="ce7" table:formula="of:=[.A843]" office:value-type="date" office:date-value="2019-11-04T06:13:22.371899" calcext:value-type="date">
            <text:p>2019-11-04 06:13:22</text:p>
          </table:table-cell>
          <table:table-cell table:formula="of:=TRUNC([.A843])" office:value-type="float" office:value="43773" calcext:value-type="float">
            <text:p>43773</text:p>
          </table:table-cell>
          <table:table-cell table:style-name="ce12" table:formula="of:=[.B843]-[.C843]" office:value-type="date" office:date-value="1899-12-30T06:13:22.37189889885" calcext:value-type="date">
            <text:p>12/30/99 06:13 AM</text:p>
          </table:table-cell>
          <table:table-cell table:formula="of:=MOD([.E842]-[.$E$2];[.$H$2])+1+[.$E$2]" office:value-type="float" office:value="151" calcext:value-type="float">
            <text:p>151</text:p>
          </table:table-cell>
          <table:table-cell table:formula="of:=MOD([.F842]+1/[.$H$2];5)" office:value-type="float" office:value="1" calcext:value-type="float">
            <text:p>1</text:p>
          </table:table-cell>
          <table:table-cell table:formula="of:=IF([.F843]&lt;0.000001;[.G842]+2+1/[.$H$2];[.G842]+1/[.$H$2])" office:value-type="float" office:value="28.9999999999996" calcext:value-type="float">
            <text:p>28,9999999999996</text:p>
          </table:table-cell>
          <table:table-cell table:number-columns-repeated="4"/>
          <table:table-cell table:style-name="ce36" table:formula="of:=SUM(MOD(SUM([.L842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843]&lt;[.L842];[.M842]+[.H$2];[.M842])" office:value-type="float" office:value="520" calcext:value-type="float">
            <text:p>520</text:p>
          </table:table-cell>
          <table:table-cell table:style-name="ce11" table:formula="of:=OFFSET([.C$4];[.M843];0)" office:value-type="float" office:value="43762" calcext:value-type="float">
            <text:p>43762</text:p>
          </table:table-cell>
          <table:table-cell table:style-name="ce37" table:formula="of:=[.L843]" office:value-type="float" office:value="0.15277777777777" calcext:value-type="float">
            <text:p>0.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3];0)&lt;=[.O8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4]))" office:value-type="date" office:date-value="2019-11-05T05:58:11.571261" calcext:value-type="date">
            <text:p>2019-11-05 05:58:12</text:p>
          </table:table-cell>
          <table:table-cell table:style-name="ce7" table:formula="of:=[.A844]" office:value-type="date" office:date-value="2019-11-05T05:58:11.571261" calcext:value-type="date">
            <text:p>2019-11-05 05:58:12</text:p>
          </table:table-cell>
          <table:table-cell table:formula="of:=TRUNC([.A844])" office:value-type="float" office:value="43774" calcext:value-type="float">
            <text:p>43774</text:p>
          </table:table-cell>
          <table:table-cell table:style-name="ce12" table:formula="of:=[.B844]-[.C844]" office:value-type="date" office:date-value="1899-12-30T05:58:11.57126052305" calcext:value-type="date">
            <text:p>12/30/99 05:58 AM</text:p>
          </table:table-cell>
          <table:table-cell table:formula="of:=MOD([.E843]-[.$E$2];[.$H$2])+1+[.$E$2]" office:value-type="float" office:value="152" calcext:value-type="float">
            <text:p>152</text:p>
          </table:table-cell>
          <table:table-cell table:formula="of:=MOD([.F843]+1/[.$H$2];5)" office:value-type="float" office:value="1.025" calcext:value-type="float">
            <text:p>1,025</text:p>
          </table:table-cell>
          <table:table-cell table:formula="of:=IF([.F844]&lt;0.000001;[.G843]+2+1/[.$H$2];[.G843]+1/[.$H$2])" office:value-type="float" office:value="29.0249999999996" calcext:value-type="float">
            <text:p>29,0249999999996</text:p>
          </table:table-cell>
          <table:table-cell table:number-columns-repeated="4"/>
          <table:table-cell table:style-name="ce36" table:formula="of:=SUM(MOD(SUM([.L843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844]&lt;[.L843];[.M843]+[.H$2];[.M843])" office:value-type="float" office:value="520" calcext:value-type="float">
            <text:p>520</text:p>
          </table:table-cell>
          <table:table-cell table:style-name="ce11" table:formula="of:=OFFSET([.C$4];[.M844];0)" office:value-type="float" office:value="43762" calcext:value-type="float">
            <text:p>43762</text:p>
          </table:table-cell>
          <table:table-cell table:style-name="ce37" table:formula="of:=[.L844]" office:value-type="float" office:value="0.159722222222214" calcext:value-type="float">
            <text:p>0.15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4];0)&lt;=[.O8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5]))" office:value-type="date" office:date-value="2019-11-05T06:11:03.171409" calcext:value-type="date">
            <text:p>2019-11-05 06:11:03</text:p>
          </table:table-cell>
          <table:table-cell table:style-name="ce7" table:formula="of:=[.A845]" office:value-type="date" office:date-value="2019-11-05T06:11:03.171409" calcext:value-type="date">
            <text:p>2019-11-05 06:11:03</text:p>
          </table:table-cell>
          <table:table-cell table:formula="of:=TRUNC([.A845])" office:value-type="float" office:value="43774" calcext:value-type="float">
            <text:p>43774</text:p>
          </table:table-cell>
          <table:table-cell table:style-name="ce12" table:formula="of:=[.B845]-[.C845]" office:value-type="date" office:date-value="1899-12-30T06:11:03.17140858155" calcext:value-type="date">
            <text:p>12/30/99 06:11 AM</text:p>
          </table:table-cell>
          <table:table-cell table:formula="of:=MOD([.E844]-[.$E$2];[.$H$2])+1+[.$E$2]" office:value-type="float" office:value="153" calcext:value-type="float">
            <text:p>153</text:p>
          </table:table-cell>
          <table:table-cell table:formula="of:=MOD([.F844]+1/[.$H$2];5)" office:value-type="float" office:value="1.05" calcext:value-type="float">
            <text:p>1,05</text:p>
          </table:table-cell>
          <table:table-cell table:formula="of:=IF([.F845]&lt;0.000001;[.G844]+2+1/[.$H$2];[.G844]+1/[.$H$2])" office:value-type="float" office:value="29.0499999999996" calcext:value-type="float">
            <text:p>29,0499999999996</text:p>
          </table:table-cell>
          <table:table-cell table:number-columns-repeated="4"/>
          <table:table-cell table:style-name="ce36" table:formula="of:=SUM(MOD(SUM([.L844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845]&lt;[.L844];[.M844]+[.H$2];[.M844])" office:value-type="float" office:value="520" calcext:value-type="float">
            <text:p>520</text:p>
          </table:table-cell>
          <table:table-cell table:style-name="ce11" table:formula="of:=OFFSET([.C$4];[.M845];0)" office:value-type="float" office:value="43762" calcext:value-type="float">
            <text:p>43762</text:p>
          </table:table-cell>
          <table:table-cell table:style-name="ce37" table:formula="of:=[.L845]" office:value-type="float" office:value="0.166666666666659" calcext:value-type="float">
            <text:p>0.16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5];0)&lt;=[.O8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6]))" office:value-type="date" office:date-value="2019-11-05T05:41:59.817548" calcext:value-type="date">
            <text:p>2019-11-05 05:42:00</text:p>
          </table:table-cell>
          <table:table-cell table:style-name="ce7" table:formula="of:=[.A846]" office:value-type="date" office:date-value="2019-11-05T05:41:59.817548" calcext:value-type="date">
            <text:p>2019-11-05 05:42:00</text:p>
          </table:table-cell>
          <table:table-cell table:formula="of:=TRUNC([.A846])" office:value-type="float" office:value="43774" calcext:value-type="float">
            <text:p>43774</text:p>
          </table:table-cell>
          <table:table-cell table:style-name="ce12" table:formula="of:=[.B846]-[.C846]" office:value-type="date" office:date-value="1899-12-30T05:41:59.81754801236" calcext:value-type="date">
            <text:p>12/30/99 05:42 AM</text:p>
          </table:table-cell>
          <table:table-cell table:formula="of:=MOD([.E845]-[.$E$2];[.$H$2])+1+[.$E$2]" office:value-type="float" office:value="154" calcext:value-type="float">
            <text:p>154</text:p>
          </table:table-cell>
          <table:table-cell table:formula="of:=MOD([.F845]+1/[.$H$2];5)" office:value-type="float" office:value="1.075" calcext:value-type="float">
            <text:p>1,075</text:p>
          </table:table-cell>
          <table:table-cell table:formula="of:=IF([.F846]&lt;0.000001;[.G845]+2+1/[.$H$2];[.G845]+1/[.$H$2])" office:value-type="float" office:value="29.0749999999996" calcext:value-type="float">
            <text:p>29,0749999999996</text:p>
          </table:table-cell>
          <table:table-cell table:number-columns-repeated="4"/>
          <table:table-cell table:style-name="ce36" table:formula="of:=SUM(MOD(SUM([.L845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846]&lt;[.L845];[.M845]+[.H$2];[.M845])" office:value-type="float" office:value="520" calcext:value-type="float">
            <text:p>520</text:p>
          </table:table-cell>
          <table:table-cell table:style-name="ce11" table:formula="of:=OFFSET([.C$4];[.M846];0)" office:value-type="float" office:value="43762" calcext:value-type="float">
            <text:p>43762</text:p>
          </table:table-cell>
          <table:table-cell table:style-name="ce37" table:formula="of:=[.L846]" office:value-type="float" office:value="0.173611111111103" calcext:value-type="float">
            <text:p>0.17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6];0)&lt;=[.O8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7]))" office:value-type="date" office:date-value="2019-11-05T05:54:42.836647" calcext:value-type="date">
            <text:p>2019-11-05 05:54:43</text:p>
          </table:table-cell>
          <table:table-cell table:style-name="ce7" table:formula="of:=[.A847]" office:value-type="date" office:date-value="2019-11-05T05:54:42.836647" calcext:value-type="date">
            <text:p>2019-11-05 05:54:43</text:p>
          </table:table-cell>
          <table:table-cell table:formula="of:=TRUNC([.A847])" office:value-type="float" office:value="43774" calcext:value-type="float">
            <text:p>43774</text:p>
          </table:table-cell>
          <table:table-cell table:style-name="ce12" table:formula="of:=[.B847]-[.C847]" office:value-type="date" office:date-value="1899-12-30T05:54:42.83664726187" calcext:value-type="date">
            <text:p>12/30/99 05:54 AM</text:p>
          </table:table-cell>
          <table:table-cell table:formula="of:=MOD([.E846]-[.$E$2];[.$H$2])+1+[.$E$2]" office:value-type="float" office:value="155" calcext:value-type="float">
            <text:p>155</text:p>
          </table:table-cell>
          <table:table-cell table:formula="of:=MOD([.F846]+1/[.$H$2];5)" office:value-type="float" office:value="1.1" calcext:value-type="float">
            <text:p>1,1</text:p>
          </table:table-cell>
          <table:table-cell table:formula="of:=IF([.F847]&lt;0.000001;[.G846]+2+1/[.$H$2];[.G846]+1/[.$H$2])" office:value-type="float" office:value="29.0999999999996" calcext:value-type="float">
            <text:p>29,0999999999996</text:p>
          </table:table-cell>
          <table:table-cell table:number-columns-repeated="4"/>
          <table:table-cell table:style-name="ce36" table:formula="of:=SUM(MOD(SUM([.L846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847]&lt;[.L846];[.M846]+[.H$2];[.M846])" office:value-type="float" office:value="520" calcext:value-type="float">
            <text:p>520</text:p>
          </table:table-cell>
          <table:table-cell table:style-name="ce11" table:formula="of:=OFFSET([.C$4];[.M847];0)" office:value-type="float" office:value="43762" calcext:value-type="float">
            <text:p>43762</text:p>
          </table:table-cell>
          <table:table-cell table:style-name="ce37" table:formula="of:=[.L847]" office:value-type="float" office:value="0.180555555555548" calcext:value-type="float">
            <text:p>0.18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7];0)&lt;=[.O8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8]))" office:value-type="date" office:date-value="2019-11-05T05:19:02.072882" calcext:value-type="date">
            <text:p>2019-11-05 05:19:02</text:p>
          </table:table-cell>
          <table:table-cell table:style-name="ce7" table:formula="of:=[.A848]" office:value-type="date" office:date-value="2019-11-05T05:19:02.072882" calcext:value-type="date">
            <text:p>2019-11-05 05:19:02</text:p>
          </table:table-cell>
          <table:table-cell table:formula="of:=TRUNC([.A848])" office:value-type="float" office:value="43774" calcext:value-type="float">
            <text:p>43774</text:p>
          </table:table-cell>
          <table:table-cell table:style-name="ce12" table:formula="of:=[.B848]-[.C848]" office:value-type="date" office:date-value="1899-12-30T05:19:02.07288168836" calcext:value-type="date">
            <text:p>12/30/99 05:19 AM</text:p>
          </table:table-cell>
          <table:table-cell table:formula="of:=MOD([.E847]-[.$E$2];[.$H$2])+1+[.$E$2]" office:value-type="float" office:value="156" calcext:value-type="float">
            <text:p>156</text:p>
          </table:table-cell>
          <table:table-cell table:formula="of:=MOD([.F847]+1/[.$H$2];5)" office:value-type="float" office:value="1.125" calcext:value-type="float">
            <text:p>1,125</text:p>
          </table:table-cell>
          <table:table-cell table:formula="of:=IF([.F848]&lt;0.000001;[.G847]+2+1/[.$H$2];[.G847]+1/[.$H$2])" office:value-type="float" office:value="29.1249999999996" calcext:value-type="float">
            <text:p>29,1249999999996</text:p>
          </table:table-cell>
          <table:table-cell table:number-columns-repeated="4"/>
          <table:table-cell table:style-name="ce36" table:formula="of:=SUM(MOD(SUM([.L847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848]&lt;[.L847];[.M847]+[.H$2];[.M847])" office:value-type="float" office:value="520" calcext:value-type="float">
            <text:p>520</text:p>
          </table:table-cell>
          <table:table-cell table:style-name="ce11" table:formula="of:=OFFSET([.C$4];[.M848];0)" office:value-type="float" office:value="43762" calcext:value-type="float">
            <text:p>43762</text:p>
          </table:table-cell>
          <table:table-cell table:style-name="ce37" table:formula="of:=[.L848]" office:value-type="float" office:value="0.187499999999992" calcext:value-type="float">
            <text:p>0.187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8];0)&lt;=[.O8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9]))" office:value-type="date" office:date-value="2019-11-05T06:05:18.435611" calcext:value-type="date">
            <text:p>2019-11-05 06:05:18</text:p>
          </table:table-cell>
          <table:table-cell table:style-name="ce7" table:formula="of:=[.A849]" office:value-type="date" office:date-value="2019-11-05T06:05:18.435611" calcext:value-type="date">
            <text:p>2019-11-05 06:05:18</text:p>
          </table:table-cell>
          <table:table-cell table:formula="of:=TRUNC([.A849])" office:value-type="float" office:value="43774" calcext:value-type="float">
            <text:p>43774</text:p>
          </table:table-cell>
          <table:table-cell table:style-name="ce12" table:formula="of:=[.B849]-[.C849]" office:value-type="date" office:date-value="1899-12-30T06:05:18.4356112266" calcext:value-type="date">
            <text:p>12/30/99 06:05 AM</text:p>
          </table:table-cell>
          <table:table-cell table:formula="of:=MOD([.E848]-[.$E$2];[.$H$2])+1+[.$E$2]" office:value-type="float" office:value="157" calcext:value-type="float">
            <text:p>157</text:p>
          </table:table-cell>
          <table:table-cell table:formula="of:=MOD([.F848]+1/[.$H$2];5)" office:value-type="float" office:value="1.15" calcext:value-type="float">
            <text:p>1,15</text:p>
          </table:table-cell>
          <table:table-cell table:formula="of:=IF([.F849]&lt;0.000001;[.G848]+2+1/[.$H$2];[.G848]+1/[.$H$2])" office:value-type="float" office:value="29.1499999999996" calcext:value-type="float">
            <text:p>29,1499999999996</text:p>
          </table:table-cell>
          <table:table-cell table:number-columns-repeated="4"/>
          <table:table-cell table:style-name="ce36" table:formula="of:=SUM(MOD(SUM([.L848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849]&lt;[.L848];[.M848]+[.H$2];[.M848])" office:value-type="float" office:value="520" calcext:value-type="float">
            <text:p>520</text:p>
          </table:table-cell>
          <table:table-cell table:style-name="ce11" table:formula="of:=OFFSET([.C$4];[.M849];0)" office:value-type="float" office:value="43762" calcext:value-type="float">
            <text:p>43762</text:p>
          </table:table-cell>
          <table:table-cell table:style-name="ce37" table:formula="of:=[.L849]" office:value-type="float" office:value="0.194444444444437" calcext:value-type="float">
            <text:p>0.194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9];0)&lt;=[.O8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0]))" office:value-type="date" office:date-value="2019-11-05T06:03:03.027023" calcext:value-type="date">
            <text:p>2019-11-05 06:03:03</text:p>
          </table:table-cell>
          <table:table-cell table:style-name="ce7" table:formula="of:=[.A850]" office:value-type="date" office:date-value="2019-11-05T06:03:03.027023" calcext:value-type="date">
            <text:p>2019-11-05 06:03:03</text:p>
          </table:table-cell>
          <table:table-cell table:formula="of:=TRUNC([.A850])" office:value-type="float" office:value="43774" calcext:value-type="float">
            <text:p>43774</text:p>
          </table:table-cell>
          <table:table-cell table:style-name="ce12" table:formula="of:=[.B850]-[.C850]" office:value-type="date" office:date-value="1899-12-30T06:03:03.02702286746" calcext:value-type="date">
            <text:p>12/30/99 06:03 AM</text:p>
          </table:table-cell>
          <table:table-cell table:formula="of:=MOD([.E849]-[.$E$2];[.$H$2])+1+[.$E$2]" office:value-type="float" office:value="158" calcext:value-type="float">
            <text:p>158</text:p>
          </table:table-cell>
          <table:table-cell table:formula="of:=MOD([.F849]+1/[.$H$2];5)" office:value-type="float" office:value="1.175" calcext:value-type="float">
            <text:p>1,175</text:p>
          </table:table-cell>
          <table:table-cell table:formula="of:=IF([.F850]&lt;0.000001;[.G849]+2+1/[.$H$2];[.G849]+1/[.$H$2])" office:value-type="float" office:value="29.1749999999996" calcext:value-type="float">
            <text:p>29,1749999999996</text:p>
          </table:table-cell>
          <table:table-cell table:number-columns-repeated="4"/>
          <table:table-cell table:style-name="ce36" table:formula="of:=SUM(MOD(SUM([.L849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850]&lt;[.L849];[.M849]+[.H$2];[.M849])" office:value-type="float" office:value="520" calcext:value-type="float">
            <text:p>520</text:p>
          </table:table-cell>
          <table:table-cell table:style-name="ce11" table:formula="of:=OFFSET([.C$4];[.M850];0)" office:value-type="float" office:value="43762" calcext:value-type="float">
            <text:p>43762</text:p>
          </table:table-cell>
          <table:table-cell table:style-name="ce37" table:formula="of:=[.L850]" office:value-type="float" office:value="0.201388888888881" calcext:value-type="float">
            <text:p>0.201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0];0)&lt;=[.O8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1]))" office:value-type="date" office:date-value="2019-11-05T05:51:03.177473" calcext:value-type="date">
            <text:p>2019-11-05 05:51:03</text:p>
          </table:table-cell>
          <table:table-cell table:style-name="ce7" table:formula="of:=[.A851]" office:value-type="date" office:date-value="2019-11-05T05:51:03.177473" calcext:value-type="date">
            <text:p>2019-11-05 05:51:03</text:p>
          </table:table-cell>
          <table:table-cell table:formula="of:=TRUNC([.A851])" office:value-type="float" office:value="43774" calcext:value-type="float">
            <text:p>43774</text:p>
          </table:table-cell>
          <table:table-cell table:style-name="ce12" table:formula="of:=[.B851]-[.C851]" office:value-type="date" office:date-value="1899-12-30T05:51:03.17747295834" calcext:value-type="date">
            <text:p>12/30/99 05:51 AM</text:p>
          </table:table-cell>
          <table:table-cell table:formula="of:=MOD([.E850]-[.$E$2];[.$H$2])+1+[.$E$2]" office:value-type="float" office:value="159" calcext:value-type="float">
            <text:p>159</text:p>
          </table:table-cell>
          <table:table-cell table:formula="of:=MOD([.F850]+1/[.$H$2];5)" office:value-type="float" office:value="1.2" calcext:value-type="float">
            <text:p>1,2</text:p>
          </table:table-cell>
          <table:table-cell table:formula="of:=IF([.F851]&lt;0.000001;[.G850]+2+1/[.$H$2];[.G850]+1/[.$H$2])" office:value-type="float" office:value="29.1999999999996" calcext:value-type="float">
            <text:p>29,1999999999996</text:p>
          </table:table-cell>
          <table:table-cell table:number-columns-repeated="4"/>
          <table:table-cell table:style-name="ce36" table:formula="of:=SUM(MOD(SUM([.L850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851]&lt;[.L850];[.M850]+[.H$2];[.M850])" office:value-type="float" office:value="520" calcext:value-type="float">
            <text:p>520</text:p>
          </table:table-cell>
          <table:table-cell table:style-name="ce11" table:formula="of:=OFFSET([.C$4];[.M851];0)" office:value-type="float" office:value="43762" calcext:value-type="float">
            <text:p>43762</text:p>
          </table:table-cell>
          <table:table-cell table:style-name="ce37" table:formula="of:=[.L851]" office:value-type="float" office:value="0.208333333333325" calcext:value-type="float">
            <text:p>0.208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1];0)&lt;=[.O8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2]))" office:value-type="date" office:date-value="2019-11-05T05:29:13.68664" calcext:value-type="date">
            <text:p>2019-11-05 05:29:14</text:p>
          </table:table-cell>
          <table:table-cell table:style-name="ce7" table:formula="of:=[.A852]" office:value-type="date" office:date-value="2019-11-05T05:29:13.68664" calcext:value-type="date">
            <text:p>2019-11-05 05:29:14</text:p>
          </table:table-cell>
          <table:table-cell table:formula="of:=TRUNC([.A852])" office:value-type="float" office:value="43774" calcext:value-type="float">
            <text:p>43774</text:p>
          </table:table-cell>
          <table:table-cell table:style-name="ce12" table:formula="of:=[.B852]-[.C852]" office:value-type="date" office:date-value="1899-12-30T05:29:13.68664017878" calcext:value-type="date">
            <text:p>12/30/99 05:29 AM</text:p>
          </table:table-cell>
          <table:table-cell table:formula="of:=MOD([.E851]-[.$E$2];[.$H$2])+1+[.$E$2]" office:value-type="float" office:value="160" calcext:value-type="float">
            <text:p>160</text:p>
          </table:table-cell>
          <table:table-cell table:formula="of:=MOD([.F851]+1/[.$H$2];5)" office:value-type="float" office:value="1.225" calcext:value-type="float">
            <text:p>1,225</text:p>
          </table:table-cell>
          <table:table-cell table:formula="of:=IF([.F852]&lt;0.000001;[.G851]+2+1/[.$H$2];[.G851]+1/[.$H$2])" office:value-type="float" office:value="29.2249999999996" calcext:value-type="float">
            <text:p>29,2249999999996</text:p>
          </table:table-cell>
          <table:table-cell table:number-columns-repeated="4"/>
          <table:table-cell table:style-name="ce36" table:formula="of:=SUM(MOD(SUM([.L851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852]&lt;[.L851];[.M851]+[.H$2];[.M851])" office:value-type="float" office:value="520" calcext:value-type="float">
            <text:p>520</text:p>
          </table:table-cell>
          <table:table-cell table:style-name="ce11" table:formula="of:=OFFSET([.C$4];[.M852];0)" office:value-type="float" office:value="43762" calcext:value-type="float">
            <text:p>43762</text:p>
          </table:table-cell>
          <table:table-cell table:style-name="ce37" table:formula="of:=[.L852]" office:value-type="float" office:value="0.21527777777777" calcext:value-type="float">
            <text:p>0.215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2];0)&lt;=[.O8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3]))" office:value-type="date" office:date-value="2019-11-05T06:11:43.874418" calcext:value-type="date">
            <text:p>2019-11-05 06:11:44</text:p>
          </table:table-cell>
          <table:table-cell table:style-name="ce7" table:formula="of:=[.A853]" office:value-type="date" office:date-value="2019-11-05T06:11:43.874418" calcext:value-type="date">
            <text:p>2019-11-05 06:11:44</text:p>
          </table:table-cell>
          <table:table-cell table:formula="of:=TRUNC([.A853])" office:value-type="float" office:value="43774" calcext:value-type="float">
            <text:p>43774</text:p>
          </table:table-cell>
          <table:table-cell table:style-name="ce12" table:formula="of:=[.B853]-[.C853]" office:value-type="date" office:date-value="1899-12-30T06:11:43.87441841885" calcext:value-type="date">
            <text:p>12/30/99 06:11 AM</text:p>
          </table:table-cell>
          <table:table-cell table:formula="of:=MOD([.E852]-[.$E$2];[.$H$2])+1+[.$E$2]" office:value-type="float" office:value="161" calcext:value-type="float">
            <text:p>161</text:p>
          </table:table-cell>
          <table:table-cell table:formula="of:=MOD([.F852]+1/[.$H$2];5)" office:value-type="float" office:value="1.25" calcext:value-type="float">
            <text:p>1,25</text:p>
          </table:table-cell>
          <table:table-cell table:formula="of:=IF([.F853]&lt;0.000001;[.G852]+2+1/[.$H$2];[.G852]+1/[.$H$2])" office:value-type="float" office:value="29.2499999999996" calcext:value-type="float">
            <text:p>29,2499999999996</text:p>
          </table:table-cell>
          <table:table-cell table:number-columns-repeated="4"/>
          <table:table-cell table:style-name="ce36" table:formula="of:=SUM(MOD(SUM([.L852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853]&lt;[.L852];[.M852]+[.H$2];[.M852])" office:value-type="float" office:value="520" calcext:value-type="float">
            <text:p>520</text:p>
          </table:table-cell>
          <table:table-cell table:style-name="ce11" table:formula="of:=OFFSET([.C$4];[.M853];0)" office:value-type="float" office:value="43762" calcext:value-type="float">
            <text:p>43762</text:p>
          </table:table-cell>
          <table:table-cell table:style-name="ce37" table:formula="of:=[.L853]" office:value-type="float" office:value="0.222222222222214" calcext:value-type="float">
            <text:p>0.222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3];0)&lt;=[.O8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4]))" office:value-type="date" office:date-value="2019-11-05T05:51:18.480267" calcext:value-type="date">
            <text:p>2019-11-05 05:51:18</text:p>
          </table:table-cell>
          <table:table-cell table:style-name="ce7" table:formula="of:=[.A854]" office:value-type="date" office:date-value="2019-11-05T05:51:18.480267" calcext:value-type="date">
            <text:p>2019-11-05 05:51:18</text:p>
          </table:table-cell>
          <table:table-cell table:formula="of:=TRUNC([.A854])" office:value-type="float" office:value="43774" calcext:value-type="float">
            <text:p>43774</text:p>
          </table:table-cell>
          <table:table-cell table:style-name="ce12" table:formula="of:=[.B854]-[.C854]" office:value-type="date" office:date-value="1899-12-30T05:51:18.48026663996" calcext:value-type="date">
            <text:p>12/30/99 05:51 AM</text:p>
          </table:table-cell>
          <table:table-cell table:formula="of:=MOD([.E853]-[.$E$2];[.$H$2])+1+[.$E$2]" office:value-type="float" office:value="162" calcext:value-type="float">
            <text:p>162</text:p>
          </table:table-cell>
          <table:table-cell table:formula="of:=MOD([.F853]+1/[.$H$2];5)" office:value-type="float" office:value="1.275" calcext:value-type="float">
            <text:p>1,275</text:p>
          </table:table-cell>
          <table:table-cell table:formula="of:=IF([.F854]&lt;0.000001;[.G853]+2+1/[.$H$2];[.G853]+1/[.$H$2])" office:value-type="float" office:value="29.2749999999996" calcext:value-type="float">
            <text:p>29,2749999999996</text:p>
          </table:table-cell>
          <table:table-cell table:number-columns-repeated="4"/>
          <table:table-cell table:style-name="ce36" table:formula="of:=SUM(MOD(SUM([.L853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854]&lt;[.L853];[.M853]+[.H$2];[.M853])" office:value-type="float" office:value="520" calcext:value-type="float">
            <text:p>520</text:p>
          </table:table-cell>
          <table:table-cell table:style-name="ce11" table:formula="of:=OFFSET([.C$4];[.M854];0)" office:value-type="float" office:value="43762" calcext:value-type="float">
            <text:p>43762</text:p>
          </table:table-cell>
          <table:table-cell table:style-name="ce37" table:formula="of:=[.L854]" office:value-type="float" office:value="0.229166666666659" calcext:value-type="float">
            <text:p>0.229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4];0)&lt;=[.O8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5]))" office:value-type="date" office:date-value="2019-11-05T05:49:22.592446" calcext:value-type="date">
            <text:p>2019-11-05 05:49:23</text:p>
          </table:table-cell>
          <table:table-cell table:style-name="ce7" table:formula="of:=[.A855]" office:value-type="date" office:date-value="2019-11-05T05:49:22.592446" calcext:value-type="date">
            <text:p>2019-11-05 05:49:23</text:p>
          </table:table-cell>
          <table:table-cell table:formula="of:=TRUNC([.A855])" office:value-type="float" office:value="43774" calcext:value-type="float">
            <text:p>43774</text:p>
          </table:table-cell>
          <table:table-cell table:style-name="ce12" table:formula="of:=[.B855]-[.C855]" office:value-type="date" office:date-value="1899-12-30T05:49:22.59244596586" calcext:value-type="date">
            <text:p>12/30/99 05:49 AM</text:p>
          </table:table-cell>
          <table:table-cell table:formula="of:=MOD([.E854]-[.$E$2];[.$H$2])+1+[.$E$2]" office:value-type="float" office:value="163" calcext:value-type="float">
            <text:p>163</text:p>
          </table:table-cell>
          <table:table-cell table:formula="of:=MOD([.F854]+1/[.$H$2];5)" office:value-type="float" office:value="1.3" calcext:value-type="float">
            <text:p>1,3</text:p>
          </table:table-cell>
          <table:table-cell table:formula="of:=IF([.F855]&lt;0.000001;[.G854]+2+1/[.$H$2];[.G854]+1/[.$H$2])" office:value-type="float" office:value="29.2999999999996" calcext:value-type="float">
            <text:p>29,2999999999996</text:p>
          </table:table-cell>
          <table:table-cell table:number-columns-repeated="4"/>
          <table:table-cell table:style-name="ce36" table:formula="of:=SUM(MOD(SUM([.L854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855]&lt;[.L854];[.M854]+[.H$2];[.M854])" office:value-type="float" office:value="520" calcext:value-type="float">
            <text:p>520</text:p>
          </table:table-cell>
          <table:table-cell table:style-name="ce11" table:formula="of:=OFFSET([.C$4];[.M855];0)" office:value-type="float" office:value="43762" calcext:value-type="float">
            <text:p>43762</text:p>
          </table:table-cell>
          <table:table-cell table:style-name="ce37" table:formula="of:=[.L855]" office:value-type="float" office:value="0.236111111111103" calcext:value-type="float">
            <text:p>0.236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5];0)&lt;=[.O8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6]))" office:value-type="date" office:date-value="2019-11-05T06:15:52.463279" calcext:value-type="date">
            <text:p>2019-11-05 06:15:52</text:p>
          </table:table-cell>
          <table:table-cell table:style-name="ce7" table:formula="of:=[.A856]" office:value-type="date" office:date-value="2019-11-05T06:15:52.463279" calcext:value-type="date">
            <text:p>2019-11-05 06:15:52</text:p>
          </table:table-cell>
          <table:table-cell table:formula="of:=TRUNC([.A856])" office:value-type="float" office:value="43774" calcext:value-type="float">
            <text:p>43774</text:p>
          </table:table-cell>
          <table:table-cell table:style-name="ce12" table:formula="of:=[.B856]-[.C856]" office:value-type="date" office:date-value="1899-12-30T06:15:52.46327889618" calcext:value-type="date">
            <text:p>12/30/99 06:15 AM</text:p>
          </table:table-cell>
          <table:table-cell table:formula="of:=MOD([.E855]-[.$E$2];[.$H$2])+1+[.$E$2]" office:value-type="float" office:value="164" calcext:value-type="float">
            <text:p>164</text:p>
          </table:table-cell>
          <table:table-cell table:formula="of:=MOD([.F855]+1/[.$H$2];5)" office:value-type="float" office:value="1.325" calcext:value-type="float">
            <text:p>1,325</text:p>
          </table:table-cell>
          <table:table-cell table:formula="of:=IF([.F856]&lt;0.000001;[.G855]+2+1/[.$H$2];[.G855]+1/[.$H$2])" office:value-type="float" office:value="29.3249999999996" calcext:value-type="float">
            <text:p>29,3249999999996</text:p>
          </table:table-cell>
          <table:table-cell table:number-columns-repeated="4"/>
          <table:table-cell table:style-name="ce36" table:formula="of:=SUM(MOD(SUM([.L855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856]&lt;[.L855];[.M855]+[.H$2];[.M855])" office:value-type="float" office:value="520" calcext:value-type="float">
            <text:p>520</text:p>
          </table:table-cell>
          <table:table-cell table:style-name="ce11" table:formula="of:=OFFSET([.C$4];[.M856];0)" office:value-type="float" office:value="43762" calcext:value-type="float">
            <text:p>43762</text:p>
          </table:table-cell>
          <table:table-cell table:style-name="ce37" table:formula="of:=[.L856]" office:value-type="float" office:value="0.243055555555548" calcext:value-type="float">
            <text:p>0.243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6];0)&lt;=[.O8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7]))" office:value-type="date" office:date-value="2019-11-05T05:42:18.222038" calcext:value-type="date">
            <text:p>2019-11-05 05:42:18</text:p>
          </table:table-cell>
          <table:table-cell table:style-name="ce7" table:formula="of:=[.A857]" office:value-type="date" office:date-value="2019-11-05T05:42:18.222038" calcext:value-type="date">
            <text:p>2019-11-05 05:42:18</text:p>
          </table:table-cell>
          <table:table-cell table:formula="of:=TRUNC([.A857])" office:value-type="float" office:value="43774" calcext:value-type="float">
            <text:p>43774</text:p>
          </table:table-cell>
          <table:table-cell table:style-name="ce12" table:formula="of:=[.B857]-[.C857]" office:value-type="date" office:date-value="1899-12-30T05:42:18.22203793097" calcext:value-type="date">
            <text:p>12/30/99 05:42 AM</text:p>
          </table:table-cell>
          <table:table-cell table:formula="of:=MOD([.E856]-[.$E$2];[.$H$2])+1+[.$E$2]" office:value-type="float" office:value="165" calcext:value-type="float">
            <text:p>165</text:p>
          </table:table-cell>
          <table:table-cell table:formula="of:=MOD([.F856]+1/[.$H$2];5)" office:value-type="float" office:value="1.35" calcext:value-type="float">
            <text:p>1,35</text:p>
          </table:table-cell>
          <table:table-cell table:formula="of:=IF([.F857]&lt;0.000001;[.G856]+2+1/[.$H$2];[.G856]+1/[.$H$2])" office:value-type="float" office:value="29.3499999999996" calcext:value-type="float">
            <text:p>29,3499999999996</text:p>
          </table:table-cell>
          <table:table-cell table:number-columns-repeated="4"/>
          <table:table-cell table:style-name="ce36" table:formula="of:=SUM(MOD(SUM([.L856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857]&lt;[.L856];[.M856]+[.H$2];[.M856])" office:value-type="float" office:value="520" calcext:value-type="float">
            <text:p>520</text:p>
          </table:table-cell>
          <table:table-cell table:style-name="ce11" table:formula="of:=OFFSET([.C$4];[.M857];0)" office:value-type="float" office:value="43762" calcext:value-type="float">
            <text:p>43762</text:p>
          </table:table-cell>
          <table:table-cell table:style-name="ce37" table:formula="of:=[.L857]" office:value-type="float" office:value="0.249999999999992" calcext:value-type="float">
            <text:p>0.249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7];0)&lt;=[.O8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8]))" office:value-type="date" office:date-value="2019-11-05T06:11:43.456908" calcext:value-type="date">
            <text:p>2019-11-05 06:11:43</text:p>
          </table:table-cell>
          <table:table-cell table:style-name="ce7" table:formula="of:=[.A858]" office:value-type="date" office:date-value="2019-11-05T06:11:43.456908" calcext:value-type="date">
            <text:p>2019-11-05 06:11:43</text:p>
          </table:table-cell>
          <table:table-cell table:formula="of:=TRUNC([.A858])" office:value-type="float" office:value="43774" calcext:value-type="float">
            <text:p>43774</text:p>
          </table:table-cell>
          <table:table-cell table:style-name="ce12" table:formula="of:=[.B858]-[.C858]" office:value-type="date" office:date-value="1899-12-30T06:11:43.45690785907" calcext:value-type="date">
            <text:p>12/30/99 06:11 AM</text:p>
          </table:table-cell>
          <table:table-cell table:formula="of:=MOD([.E857]-[.$E$2];[.$H$2])+1+[.$E$2]" office:value-type="float" office:value="166" calcext:value-type="float">
            <text:p>166</text:p>
          </table:table-cell>
          <table:table-cell table:formula="of:=MOD([.F857]+1/[.$H$2];5)" office:value-type="float" office:value="1.375" calcext:value-type="float">
            <text:p>1,375</text:p>
          </table:table-cell>
          <table:table-cell table:formula="of:=IF([.F858]&lt;0.000001;[.G857]+2+1/[.$H$2];[.G857]+1/[.$H$2])" office:value-type="float" office:value="29.3749999999996" calcext:value-type="float">
            <text:p>29,3749999999996</text:p>
          </table:table-cell>
          <table:table-cell table:number-columns-repeated="4"/>
          <table:table-cell table:style-name="ce36" table:formula="of:=SUM(MOD(SUM([.L857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858]&lt;[.L857];[.M857]+[.H$2];[.M857])" office:value-type="float" office:value="520" calcext:value-type="float">
            <text:p>520</text:p>
          </table:table-cell>
          <table:table-cell table:style-name="ce11" table:formula="of:=OFFSET([.C$4];[.M858];0)" office:value-type="float" office:value="43762" calcext:value-type="float">
            <text:p>43762</text:p>
          </table:table-cell>
          <table:table-cell table:style-name="ce37" table:formula="of:=[.L858]" office:value-type="float" office:value="0.256944444444437" calcext:value-type="float">
            <text:p>0.256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8];0)&lt;=[.O8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9]))" office:value-type="date" office:date-value="2019-11-05T05:37:08.975401" calcext:value-type="date">
            <text:p>2019-11-05 05:37:09</text:p>
          </table:table-cell>
          <table:table-cell table:style-name="ce7" table:formula="of:=[.A859]" office:value-type="date" office:date-value="2019-11-05T05:37:08.975401" calcext:value-type="date">
            <text:p>2019-11-05 05:37:09</text:p>
          </table:table-cell>
          <table:table-cell table:formula="of:=TRUNC([.A859])" office:value-type="float" office:value="43774" calcext:value-type="float">
            <text:p>43774</text:p>
          </table:table-cell>
          <table:table-cell table:style-name="ce12" table:formula="of:=[.B859]-[.C859]" office:value-type="date" office:date-value="1899-12-30T05:37:08.97540132981" calcext:value-type="date">
            <text:p>12/30/99 05:37 AM</text:p>
          </table:table-cell>
          <table:table-cell table:formula="of:=MOD([.E858]-[.$E$2];[.$H$2])+1+[.$E$2]" office:value-type="float" office:value="167" calcext:value-type="float">
            <text:p>167</text:p>
          </table:table-cell>
          <table:table-cell table:formula="of:=MOD([.F858]+1/[.$H$2];5)" office:value-type="float" office:value="1.4" calcext:value-type="float">
            <text:p>1,4</text:p>
          </table:table-cell>
          <table:table-cell table:formula="of:=IF([.F859]&lt;0.000001;[.G858]+2+1/[.$H$2];[.G858]+1/[.$H$2])" office:value-type="float" office:value="29.3999999999996" calcext:value-type="float">
            <text:p>29,3999999999996</text:p>
          </table:table-cell>
          <table:table-cell table:number-columns-repeated="4"/>
          <table:table-cell table:style-name="ce36" table:formula="of:=SUM(MOD(SUM([.L858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859]&lt;[.L858];[.M858]+[.H$2];[.M858])" office:value-type="float" office:value="520" calcext:value-type="float">
            <text:p>520</text:p>
          </table:table-cell>
          <table:table-cell table:style-name="ce11" table:formula="of:=OFFSET([.C$4];[.M859];0)" office:value-type="float" office:value="43762" calcext:value-type="float">
            <text:p>43762</text:p>
          </table:table-cell>
          <table:table-cell table:style-name="ce37" table:formula="of:=[.L859]" office:value-type="float" office:value="0.263888888888881" calcext:value-type="float">
            <text:p>0.263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9];0)&lt;=[.O8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0]))" office:value-type="date" office:date-value="2019-11-05T05:57:26.254297" calcext:value-type="date">
            <text:p>2019-11-05 05:57:26</text:p>
          </table:table-cell>
          <table:table-cell table:style-name="ce7" table:formula="of:=[.A860]" office:value-type="date" office:date-value="2019-11-05T05:57:26.254297" calcext:value-type="date">
            <text:p>2019-11-05 05:57:26</text:p>
          </table:table-cell>
          <table:table-cell table:formula="of:=TRUNC([.A860])" office:value-type="float" office:value="43774" calcext:value-type="float">
            <text:p>43774</text:p>
          </table:table-cell>
          <table:table-cell table:style-name="ce12" table:formula="of:=[.B860]-[.C860]" office:value-type="date" office:date-value="1899-12-30T05:57:26.25429713633" calcext:value-type="date">
            <text:p>12/30/99 05:57 AM</text:p>
          </table:table-cell>
          <table:table-cell table:formula="of:=MOD([.E859]-[.$E$2];[.$H$2])+1+[.$E$2]" office:value-type="float" office:value="168" calcext:value-type="float">
            <text:p>168</text:p>
          </table:table-cell>
          <table:table-cell table:formula="of:=MOD([.F859]+1/[.$H$2];5)" office:value-type="float" office:value="1.425" calcext:value-type="float">
            <text:p>1,425</text:p>
          </table:table-cell>
          <table:table-cell table:formula="of:=IF([.F860]&lt;0.000001;[.G859]+2+1/[.$H$2];[.G859]+1/[.$H$2])" office:value-type="float" office:value="29.4249999999996" calcext:value-type="float">
            <text:p>29,4249999999996</text:p>
          </table:table-cell>
          <table:table-cell table:number-columns-repeated="4"/>
          <table:table-cell table:style-name="ce36" table:formula="of:=SUM(MOD(SUM([.L859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860]&lt;[.L859];[.M859]+[.H$2];[.M859])" office:value-type="float" office:value="520" calcext:value-type="float">
            <text:p>520</text:p>
          </table:table-cell>
          <table:table-cell table:style-name="ce11" table:formula="of:=OFFSET([.C$4];[.M860];0)" office:value-type="float" office:value="43762" calcext:value-type="float">
            <text:p>43762</text:p>
          </table:table-cell>
          <table:table-cell table:style-name="ce37" table:formula="of:=[.L860]" office:value-type="float" office:value="0.270833333333325" calcext:value-type="float">
            <text:p>0.27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0];0)&lt;=[.O8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1]))" office:value-type="date" office:date-value="2019-11-05T06:13:55.682277" calcext:value-type="date">
            <text:p>2019-11-05 06:13:56</text:p>
          </table:table-cell>
          <table:table-cell table:style-name="ce7" table:formula="of:=[.A861]" office:value-type="date" office:date-value="2019-11-05T06:13:55.682277" calcext:value-type="date">
            <text:p>2019-11-05 06:13:56</text:p>
          </table:table-cell>
          <table:table-cell table:formula="of:=TRUNC([.A861])" office:value-type="float" office:value="43774" calcext:value-type="float">
            <text:p>43774</text:p>
          </table:table-cell>
          <table:table-cell table:style-name="ce12" table:formula="of:=[.B861]-[.C861]" office:value-type="date" office:date-value="1899-12-30T06:13:55.68227696232" calcext:value-type="date">
            <text:p>12/30/99 06:13 AM</text:p>
          </table:table-cell>
          <table:table-cell table:formula="of:=MOD([.E860]-[.$E$2];[.$H$2])+1+[.$E$2]" office:value-type="float" office:value="169" calcext:value-type="float">
            <text:p>169</text:p>
          </table:table-cell>
          <table:table-cell table:formula="of:=MOD([.F860]+1/[.$H$2];5)" office:value-type="float" office:value="1.45" calcext:value-type="float">
            <text:p>1,45</text:p>
          </table:table-cell>
          <table:table-cell table:formula="of:=IF([.F861]&lt;0.000001;[.G860]+2+1/[.$H$2];[.G860]+1/[.$H$2])" office:value-type="float" office:value="29.4499999999996" calcext:value-type="float">
            <text:p>29,4499999999996</text:p>
          </table:table-cell>
          <table:table-cell table:number-columns-repeated="4"/>
          <table:table-cell table:style-name="ce36" table:formula="of:=SUM(MOD(SUM([.L860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861]&lt;[.L860];[.M860]+[.H$2];[.M860])" office:value-type="float" office:value="520" calcext:value-type="float">
            <text:p>520</text:p>
          </table:table-cell>
          <table:table-cell table:style-name="ce11" table:formula="of:=OFFSET([.C$4];[.M861];0)" office:value-type="float" office:value="43762" calcext:value-type="float">
            <text:p>43762</text:p>
          </table:table-cell>
          <table:table-cell table:style-name="ce37" table:formula="of:=[.L861]" office:value-type="float" office:value="0.27777777777777" calcext:value-type="float">
            <text:p>0.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1];0)&lt;=[.O8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2]))" office:value-type="date" office:date-value="2019-11-05T06:21:47.916725" calcext:value-type="date">
            <text:p>2019-11-05 06:21:48</text:p>
          </table:table-cell>
          <table:table-cell table:style-name="ce7" table:formula="of:=[.A862]" office:value-type="date" office:date-value="2019-11-05T06:21:47.916725" calcext:value-type="date">
            <text:p>2019-11-05 06:21:48</text:p>
          </table:table-cell>
          <table:table-cell table:formula="of:=TRUNC([.A862])" office:value-type="float" office:value="43774" calcext:value-type="float">
            <text:p>43774</text:p>
          </table:table-cell>
          <table:table-cell table:style-name="ce12" table:formula="of:=[.B862]-[.C862]" office:value-type="date" office:date-value="1899-12-30T06:21:47.91672519408" calcext:value-type="date">
            <text:p>12/30/99 06:21 AM</text:p>
          </table:table-cell>
          <table:table-cell table:formula="of:=MOD([.E861]-[.$E$2];[.$H$2])+1+[.$E$2]" office:value-type="float" office:value="170" calcext:value-type="float">
            <text:p>170</text:p>
          </table:table-cell>
          <table:table-cell table:formula="of:=MOD([.F861]+1/[.$H$2];5)" office:value-type="float" office:value="1.475" calcext:value-type="float">
            <text:p>1,475</text:p>
          </table:table-cell>
          <table:table-cell table:formula="of:=IF([.F862]&lt;0.000001;[.G861]+2+1/[.$H$2];[.G861]+1/[.$H$2])" office:value-type="float" office:value="29.4749999999996" calcext:value-type="float">
            <text:p>29,4749999999996</text:p>
          </table:table-cell>
          <table:table-cell table:number-columns-repeated="4"/>
          <table:table-cell table:style-name="ce36" table:formula="of:=SUM(MOD(SUM([.L861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862]&lt;[.L861];[.M861]+[.H$2];[.M861])" office:value-type="float" office:value="520" calcext:value-type="float">
            <text:p>520</text:p>
          </table:table-cell>
          <table:table-cell table:style-name="ce11" table:formula="of:=OFFSET([.C$4];[.M862];0)" office:value-type="float" office:value="43762" calcext:value-type="float">
            <text:p>43762</text:p>
          </table:table-cell>
          <table:table-cell table:style-name="ce37" table:formula="of:=[.L862]" office:value-type="float" office:value="0.284722222222214" calcext:value-type="float">
            <text:p>0.28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2];0)&lt;=[.O8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3]))" office:value-type="date" office:date-value="2019-11-05T06:00:21.520515" calcext:value-type="date">
            <text:p>2019-11-05 06:00:22</text:p>
          </table:table-cell>
          <table:table-cell table:style-name="ce7" table:formula="of:=[.A863]" office:value-type="date" office:date-value="2019-11-05T06:00:21.520515" calcext:value-type="date">
            <text:p>2019-11-05 06:00:22</text:p>
          </table:table-cell>
          <table:table-cell table:formula="of:=TRUNC([.A863])" office:value-type="float" office:value="43774" calcext:value-type="float">
            <text:p>43774</text:p>
          </table:table-cell>
          <table:table-cell table:style-name="ce12" table:formula="of:=[.B863]-[.C863]" office:value-type="date" office:date-value="1899-12-30T06:00:21.52051480953" calcext:value-type="date">
            <text:p>12/30/99 06:00 AM</text:p>
          </table:table-cell>
          <table:table-cell table:formula="of:=MOD([.E862]-[.$E$2];[.$H$2])+1+[.$E$2]" office:value-type="float" office:value="171" calcext:value-type="float">
            <text:p>171</text:p>
          </table:table-cell>
          <table:table-cell table:formula="of:=MOD([.F862]+1/[.$H$2];5)" office:value-type="float" office:value="1.5" calcext:value-type="float">
            <text:p>1,5</text:p>
          </table:table-cell>
          <table:table-cell table:formula="of:=IF([.F863]&lt;0.000001;[.G862]+2+1/[.$H$2];[.G862]+1/[.$H$2])" office:value-type="float" office:value="29.4999999999996" calcext:value-type="float">
            <text:p>29,4999999999996</text:p>
          </table:table-cell>
          <table:table-cell table:number-columns-repeated="4"/>
          <table:table-cell table:style-name="ce36" table:formula="of:=SUM(MOD(SUM([.L862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863]&lt;[.L862];[.M862]+[.H$2];[.M862])" office:value-type="float" office:value="520" calcext:value-type="float">
            <text:p>520</text:p>
          </table:table-cell>
          <table:table-cell table:style-name="ce11" table:formula="of:=OFFSET([.C$4];[.M863];0)" office:value-type="float" office:value="43762" calcext:value-type="float">
            <text:p>43762</text:p>
          </table:table-cell>
          <table:table-cell table:style-name="ce37" table:formula="of:=[.L863]" office:value-type="float" office:value="0.291666666666659" calcext:value-type="float">
            <text:p>0.29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3];0)&lt;=[.O8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4]))" office:value-type="date" office:date-value="2019-11-05T06:29:15.180226" calcext:value-type="date">
            <text:p>2019-11-05 06:29:15</text:p>
          </table:table-cell>
          <table:table-cell table:style-name="ce7" table:formula="of:=[.A864]" office:value-type="date" office:date-value="2019-11-05T06:29:15.180226" calcext:value-type="date">
            <text:p>2019-11-05 06:29:15</text:p>
          </table:table-cell>
          <table:table-cell table:formula="of:=TRUNC([.A864])" office:value-type="float" office:value="43774" calcext:value-type="float">
            <text:p>43774</text:p>
          </table:table-cell>
          <table:table-cell table:style-name="ce12" table:formula="of:=[.B864]-[.C864]" office:value-type="date" office:date-value="1899-12-30T06:29:15.1802259637" calcext:value-type="date">
            <text:p>12/30/99 06:29 AM</text:p>
          </table:table-cell>
          <table:table-cell table:formula="of:=MOD([.E863]-[.$E$2];[.$H$2])+1+[.$E$2]" office:value-type="float" office:value="172" calcext:value-type="float">
            <text:p>172</text:p>
          </table:table-cell>
          <table:table-cell table:formula="of:=MOD([.F863]+1/[.$H$2];5)" office:value-type="float" office:value="1.525" calcext:value-type="float">
            <text:p>1,525</text:p>
          </table:table-cell>
          <table:table-cell table:formula="of:=IF([.F864]&lt;0.000001;[.G863]+2+1/[.$H$2];[.G863]+1/[.$H$2])" office:value-type="float" office:value="29.5249999999996" calcext:value-type="float">
            <text:p>29,5249999999996</text:p>
          </table:table-cell>
          <table:table-cell table:number-columns-repeated="4"/>
          <table:table-cell table:style-name="ce36" table:formula="of:=SUM(MOD(SUM([.L863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864]&lt;[.L863];[.M863]+[.H$2];[.M863])" office:value-type="float" office:value="520" calcext:value-type="float">
            <text:p>520</text:p>
          </table:table-cell>
          <table:table-cell table:style-name="ce11" table:formula="of:=OFFSET([.C$4];[.M864];0)" office:value-type="float" office:value="43762" calcext:value-type="float">
            <text:p>43762</text:p>
          </table:table-cell>
          <table:table-cell table:style-name="ce37" table:formula="of:=[.L864]" office:value-type="float" office:value="0.298611111111103" calcext:value-type="float">
            <text:p>0.298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4];0)&lt;=[.O8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5]))" office:value-type="date" office:date-value="2019-11-05T05:30:19.645219" calcext:value-type="date">
            <text:p>2019-11-05 05:30:20</text:p>
          </table:table-cell>
          <table:table-cell table:style-name="ce7" table:formula="of:=[.A865]" office:value-type="date" office:date-value="2019-11-05T05:30:19.645219" calcext:value-type="date">
            <text:p>2019-11-05 05:30:20</text:p>
          </table:table-cell>
          <table:table-cell table:formula="of:=TRUNC([.A865])" office:value-type="float" office:value="43774" calcext:value-type="float">
            <text:p>43774</text:p>
          </table:table-cell>
          <table:table-cell table:style-name="ce12" table:formula="of:=[.B865]-[.C865]" office:value-type="date" office:date-value="1899-12-30T05:30:19.64521862101" calcext:value-type="date">
            <text:p>12/30/99 05:30 AM</text:p>
          </table:table-cell>
          <table:table-cell table:formula="of:=MOD([.E864]-[.$E$2];[.$H$2])+1+[.$E$2]" office:value-type="float" office:value="173" calcext:value-type="float">
            <text:p>173</text:p>
          </table:table-cell>
          <table:table-cell table:formula="of:=MOD([.F864]+1/[.$H$2];5)" office:value-type="float" office:value="1.55" calcext:value-type="float">
            <text:p>1,55</text:p>
          </table:table-cell>
          <table:table-cell table:formula="of:=IF([.F865]&lt;0.000001;[.G864]+2+1/[.$H$2];[.G864]+1/[.$H$2])" office:value-type="float" office:value="29.5499999999996" calcext:value-type="float">
            <text:p>29,5499999999996</text:p>
          </table:table-cell>
          <table:table-cell table:number-columns-repeated="4"/>
          <table:table-cell table:style-name="ce36" table:formula="of:=SUM(MOD(SUM([.L864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865]&lt;[.L864];[.M864]+[.H$2];[.M864])" office:value-type="float" office:value="520" calcext:value-type="float">
            <text:p>520</text:p>
          </table:table-cell>
          <table:table-cell table:style-name="ce11" table:formula="of:=OFFSET([.C$4];[.M865];0)" office:value-type="float" office:value="43762" calcext:value-type="float">
            <text:p>43762</text:p>
          </table:table-cell>
          <table:table-cell table:style-name="ce37" table:formula="of:=[.L865]" office:value-type="float" office:value="0.305555555555547" calcext:value-type="float">
            <text:p>0.305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5];0)&lt;=[.O8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6]))" office:value-type="date" office:date-value="2019-11-05T06:06:34.019139" calcext:value-type="date">
            <text:p>2019-11-05 06:06:34</text:p>
          </table:table-cell>
          <table:table-cell table:style-name="ce7" table:formula="of:=[.A866]" office:value-type="date" office:date-value="2019-11-05T06:06:34.019139" calcext:value-type="date">
            <text:p>2019-11-05 06:06:34</text:p>
          </table:table-cell>
          <table:table-cell table:formula="of:=TRUNC([.A866])" office:value-type="float" office:value="43774" calcext:value-type="float">
            <text:p>43774</text:p>
          </table:table-cell>
          <table:table-cell table:style-name="ce12" table:formula="of:=[.B866]-[.C866]" office:value-type="date" office:date-value="1899-12-30T06:06:34.01913934853" calcext:value-type="date">
            <text:p>12/30/99 06:06 AM</text:p>
          </table:table-cell>
          <table:table-cell table:formula="of:=MOD([.E865]-[.$E$2];[.$H$2])+1+[.$E$2]" office:value-type="float" office:value="174" calcext:value-type="float">
            <text:p>174</text:p>
          </table:table-cell>
          <table:table-cell table:formula="of:=MOD([.F865]+1/[.$H$2];5)" office:value-type="float" office:value="1.575" calcext:value-type="float">
            <text:p>1,575</text:p>
          </table:table-cell>
          <table:table-cell table:formula="of:=IF([.F866]&lt;0.000001;[.G865]+2+1/[.$H$2];[.G865]+1/[.$H$2])" office:value-type="float" office:value="29.5749999999996" calcext:value-type="float">
            <text:p>29,5749999999996</text:p>
          </table:table-cell>
          <table:table-cell table:number-columns-repeated="4"/>
          <table:table-cell table:style-name="ce36" table:formula="of:=SUM(MOD(SUM([.L865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866]&lt;[.L865];[.M865]+[.H$2];[.M865])" office:value-type="float" office:value="520" calcext:value-type="float">
            <text:p>520</text:p>
          </table:table-cell>
          <table:table-cell table:style-name="ce11" table:formula="of:=OFFSET([.C$4];[.M866];0)" office:value-type="float" office:value="43762" calcext:value-type="float">
            <text:p>43762</text:p>
          </table:table-cell>
          <table:table-cell table:style-name="ce37" table:formula="of:=[.L866]" office:value-type="float" office:value="0.312499999999992" calcext:value-type="float">
            <text:p>0.312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6];0)&lt;=[.O8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7]))" office:value-type="date" office:date-value="2019-11-05T06:06:50.368141" calcext:value-type="date">
            <text:p>2019-11-05 06:06:50</text:p>
          </table:table-cell>
          <table:table-cell table:style-name="ce7" table:formula="of:=[.A867]" office:value-type="date" office:date-value="2019-11-05T06:06:50.368141" calcext:value-type="date">
            <text:p>2019-11-05 06:06:50</text:p>
          </table:table-cell>
          <table:table-cell table:formula="of:=TRUNC([.A867])" office:value-type="float" office:value="43774" calcext:value-type="float">
            <text:p>43774</text:p>
          </table:table-cell>
          <table:table-cell table:style-name="ce12" table:formula="of:=[.B867]-[.C867]" office:value-type="date" office:date-value="1899-12-30T06:06:50.36814101972" calcext:value-type="date">
            <text:p>12/30/99 06:06 AM</text:p>
          </table:table-cell>
          <table:table-cell table:formula="of:=MOD([.E866]-[.$E$2];[.$H$2])+1+[.$E$2]" office:value-type="float" office:value="175" calcext:value-type="float">
            <text:p>175</text:p>
          </table:table-cell>
          <table:table-cell table:formula="of:=MOD([.F866]+1/[.$H$2];5)" office:value-type="float" office:value="1.6" calcext:value-type="float">
            <text:p>1,6</text:p>
          </table:table-cell>
          <table:table-cell table:formula="of:=IF([.F867]&lt;0.000001;[.G866]+2+1/[.$H$2];[.G866]+1/[.$H$2])" office:value-type="float" office:value="29.5999999999996" calcext:value-type="float">
            <text:p>29,5999999999996</text:p>
          </table:table-cell>
          <table:table-cell table:number-columns-repeated="4"/>
          <table:table-cell table:style-name="ce36" table:formula="of:=SUM(MOD(SUM([.L866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867]&lt;[.L866];[.M866]+[.H$2];[.M866])" office:value-type="float" office:value="520" calcext:value-type="float">
            <text:p>520</text:p>
          </table:table-cell>
          <table:table-cell table:style-name="ce11" table:formula="of:=OFFSET([.C$4];[.M867];0)" office:value-type="float" office:value="43762" calcext:value-type="float">
            <text:p>43762</text:p>
          </table:table-cell>
          <table:table-cell table:style-name="ce37" table:formula="of:=[.L867]" office:value-type="float" office:value="0.319444444444436" calcext:value-type="float">
            <text:p>0.319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7];0)&lt;=[.O8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8]))" office:value-type="date" office:date-value="2019-11-05T06:07:03.632691" calcext:value-type="date">
            <text:p>2019-11-05 06:07:04</text:p>
          </table:table-cell>
          <table:table-cell table:style-name="ce7" table:formula="of:=[.A868]" office:value-type="date" office:date-value="2019-11-05T06:07:03.632691" calcext:value-type="date">
            <text:p>2019-11-05 06:07:04</text:p>
          </table:table-cell>
          <table:table-cell table:formula="of:=TRUNC([.A868])" office:value-type="float" office:value="43774" calcext:value-type="float">
            <text:p>43774</text:p>
          </table:table-cell>
          <table:table-cell table:style-name="ce12" table:formula="of:=[.B868]-[.C868]" office:value-type="date" office:date-value="1899-12-30T06:07:03.6326913815" calcext:value-type="date">
            <text:p>12/30/99 06:07 AM</text:p>
          </table:table-cell>
          <table:table-cell table:formula="of:=MOD([.E867]-[.$E$2];[.$H$2])+1+[.$E$2]" office:value-type="float" office:value="176" calcext:value-type="float">
            <text:p>176</text:p>
          </table:table-cell>
          <table:table-cell table:formula="of:=MOD([.F867]+1/[.$H$2];5)" office:value-type="float" office:value="1.625" calcext:value-type="float">
            <text:p>1,625</text:p>
          </table:table-cell>
          <table:table-cell table:formula="of:=IF([.F868]&lt;0.000001;[.G867]+2+1/[.$H$2];[.G867]+1/[.$H$2])" office:value-type="float" office:value="29.6249999999996" calcext:value-type="float">
            <text:p>29,6249999999996</text:p>
          </table:table-cell>
          <table:table-cell table:number-columns-repeated="4"/>
          <table:table-cell table:style-name="ce36" table:formula="of:=SUM(MOD(SUM([.L867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868]&lt;[.L867];[.M867]+[.H$2];[.M867])" office:value-type="float" office:value="520" calcext:value-type="float">
            <text:p>520</text:p>
          </table:table-cell>
          <table:table-cell table:style-name="ce11" table:formula="of:=OFFSET([.C$4];[.M868];0)" office:value-type="float" office:value="43762" calcext:value-type="float">
            <text:p>43762</text:p>
          </table:table-cell>
          <table:table-cell table:style-name="ce37" table:formula="of:=[.L868]" office:value-type="float" office:value="0.326388888888881" calcext:value-type="float">
            <text:p>0.326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8];0)&lt;=[.O8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9]))" office:value-type="date" office:date-value="2019-11-05T05:17:42.635909" calcext:value-type="date">
            <text:p>2019-11-05 05:17:43</text:p>
          </table:table-cell>
          <table:table-cell table:style-name="ce7" table:formula="of:=[.A869]" office:value-type="date" office:date-value="2019-11-05T05:17:42.635909" calcext:value-type="date">
            <text:p>2019-11-05 05:17:43</text:p>
          </table:table-cell>
          <table:table-cell table:formula="of:=TRUNC([.A869])" office:value-type="float" office:value="43774" calcext:value-type="float">
            <text:p>43774</text:p>
          </table:table-cell>
          <table:table-cell table:style-name="ce12" table:formula="of:=[.B869]-[.C869]" office:value-type="date" office:date-value="1899-12-30T05:17:42.6359087415" calcext:value-type="date">
            <text:p>12/30/99 05:17 AM</text:p>
          </table:table-cell>
          <table:table-cell table:formula="of:=MOD([.E868]-[.$E$2];[.$H$2])+1+[.$E$2]" office:value-type="float" office:value="177" calcext:value-type="float">
            <text:p>177</text:p>
          </table:table-cell>
          <table:table-cell table:formula="of:=MOD([.F868]+1/[.$H$2];5)" office:value-type="float" office:value="1.65" calcext:value-type="float">
            <text:p>1,65</text:p>
          </table:table-cell>
          <table:table-cell table:formula="of:=IF([.F869]&lt;0.000001;[.G868]+2+1/[.$H$2];[.G868]+1/[.$H$2])" office:value-type="float" office:value="29.6499999999996" calcext:value-type="float">
            <text:p>29,6499999999996</text:p>
          </table:table-cell>
          <table:table-cell table:number-columns-repeated="4"/>
          <table:table-cell table:style-name="ce36" table:formula="of:=SUM(MOD(SUM([.L868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869]&lt;[.L868];[.M868]+[.H$2];[.M868])" office:value-type="float" office:value="520" calcext:value-type="float">
            <text:p>520</text:p>
          </table:table-cell>
          <table:table-cell table:style-name="ce11" table:formula="of:=OFFSET([.C$4];[.M869];0)" office:value-type="float" office:value="43762" calcext:value-type="float">
            <text:p>43762</text:p>
          </table:table-cell>
          <table:table-cell table:style-name="ce37" table:formula="of:=[.L869]" office:value-type="float" office:value="0.333333333333325" calcext:value-type="float">
            <text:p>0.333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9];0)&lt;=[.O8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0]))" office:value-type="date" office:date-value="2019-11-05T05:27:48.031435" calcext:value-type="date">
            <text:p>2019-11-05 05:27:48</text:p>
          </table:table-cell>
          <table:table-cell table:style-name="ce7" table:formula="of:=[.A870]" office:value-type="date" office:date-value="2019-11-05T05:27:48.031435" calcext:value-type="date">
            <text:p>2019-11-05 05:27:48</text:p>
          </table:table-cell>
          <table:table-cell table:formula="of:=TRUNC([.A870])" office:value-type="float" office:value="43774" calcext:value-type="float">
            <text:p>43774</text:p>
          </table:table-cell>
          <table:table-cell table:style-name="ce12" table:formula="of:=[.B870]-[.C870]" office:value-type="date" office:date-value="1899-12-30T05:27:48.03143501747" calcext:value-type="date">
            <text:p>12/30/99 05:27 AM</text:p>
          </table:table-cell>
          <table:table-cell table:formula="of:=MOD([.E869]-[.$E$2];[.$H$2])+1+[.$E$2]" office:value-type="float" office:value="178" calcext:value-type="float">
            <text:p>178</text:p>
          </table:table-cell>
          <table:table-cell table:formula="of:=MOD([.F869]+1/[.$H$2];5)" office:value-type="float" office:value="1.675" calcext:value-type="float">
            <text:p>1,675</text:p>
          </table:table-cell>
          <table:table-cell table:formula="of:=IF([.F870]&lt;0.000001;[.G869]+2+1/[.$H$2];[.G869]+1/[.$H$2])" office:value-type="float" office:value="29.6749999999996" calcext:value-type="float">
            <text:p>29,6749999999996</text:p>
          </table:table-cell>
          <table:table-cell table:number-columns-repeated="4"/>
          <table:table-cell table:style-name="ce36" table:formula="of:=SUM(MOD(SUM([.L869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870]&lt;[.L869];[.M869]+[.H$2];[.M869])" office:value-type="float" office:value="520" calcext:value-type="float">
            <text:p>520</text:p>
          </table:table-cell>
          <table:table-cell table:style-name="ce11" table:formula="of:=OFFSET([.C$4];[.M870];0)" office:value-type="float" office:value="43762" calcext:value-type="float">
            <text:p>43762</text:p>
          </table:table-cell>
          <table:table-cell table:style-name="ce37" table:formula="of:=[.L870]" office:value-type="float" office:value="0.34027777777777" calcext:value-type="float">
            <text:p>0.340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0];0)&lt;=[.O8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1]))" office:value-type="date" office:date-value="2019-11-05T06:09:48.882714" calcext:value-type="date">
            <text:p>2019-11-05 06:09:49</text:p>
          </table:table-cell>
          <table:table-cell table:style-name="ce7" table:formula="of:=[.A871]" office:value-type="date" office:date-value="2019-11-05T06:09:48.882714" calcext:value-type="date">
            <text:p>2019-11-05 06:09:49</text:p>
          </table:table-cell>
          <table:table-cell table:formula="of:=TRUNC([.A871])" office:value-type="float" office:value="43774" calcext:value-type="float">
            <text:p>43774</text:p>
          </table:table-cell>
          <table:table-cell table:style-name="ce12" table:formula="of:=[.B871]-[.C871]" office:value-type="date" office:date-value="1899-12-30T06:09:48.88271350879" calcext:value-type="date">
            <text:p>12/30/99 06:09 AM</text:p>
          </table:table-cell>
          <table:table-cell table:formula="of:=MOD([.E870]-[.$E$2];[.$H$2])+1+[.$E$2]" office:value-type="float" office:value="179" calcext:value-type="float">
            <text:p>179</text:p>
          </table:table-cell>
          <table:table-cell table:formula="of:=MOD([.F870]+1/[.$H$2];5)" office:value-type="float" office:value="1.7" calcext:value-type="float">
            <text:p>1,7</text:p>
          </table:table-cell>
          <table:table-cell table:formula="of:=IF([.F871]&lt;0.000001;[.G870]+2+1/[.$H$2];[.G870]+1/[.$H$2])" office:value-type="float" office:value="29.6999999999996" calcext:value-type="float">
            <text:p>29,6999999999996</text:p>
          </table:table-cell>
          <table:table-cell table:number-columns-repeated="4"/>
          <table:table-cell table:style-name="ce36" table:formula="of:=SUM(MOD(SUM([.L870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871]&lt;[.L870];[.M870]+[.H$2];[.M870])" office:value-type="float" office:value="520" calcext:value-type="float">
            <text:p>520</text:p>
          </table:table-cell>
          <table:table-cell table:style-name="ce11" table:formula="of:=OFFSET([.C$4];[.M871];0)" office:value-type="float" office:value="43762" calcext:value-type="float">
            <text:p>43762</text:p>
          </table:table-cell>
          <table:table-cell table:style-name="ce37" table:formula="of:=[.L871]" office:value-type="float" office:value="0.347222222222214" calcext:value-type="float">
            <text:p>0.347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1];0)&lt;=[.O8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2]))" office:value-type="date" office:date-value="2019-11-05T06:18:18.888676" calcext:value-type="date">
            <text:p>2019-11-05 06:18:19</text:p>
          </table:table-cell>
          <table:table-cell table:style-name="ce7" table:formula="of:=[.A872]" office:value-type="date" office:date-value="2019-11-05T06:18:18.888676" calcext:value-type="date">
            <text:p>2019-11-05 06:18:19</text:p>
          </table:table-cell>
          <table:table-cell table:formula="of:=TRUNC([.A872])" office:value-type="float" office:value="43774" calcext:value-type="float">
            <text:p>43774</text:p>
          </table:table-cell>
          <table:table-cell table:style-name="ce12" table:formula="of:=[.B872]-[.C872]" office:value-type="date" office:date-value="1899-12-30T06:18:18.88867596164" calcext:value-type="date">
            <text:p>12/30/99 06:18 AM</text:p>
          </table:table-cell>
          <table:table-cell table:formula="of:=MOD([.E871]-[.$E$2];[.$H$2])+1+[.$E$2]" office:value-type="float" office:value="180" calcext:value-type="float">
            <text:p>180</text:p>
          </table:table-cell>
          <table:table-cell table:formula="of:=MOD([.F871]+1/[.$H$2];5)" office:value-type="float" office:value="1.725" calcext:value-type="float">
            <text:p>1,725</text:p>
          </table:table-cell>
          <table:table-cell table:formula="of:=IF([.F872]&lt;0.000001;[.G871]+2+1/[.$H$2];[.G871]+1/[.$H$2])" office:value-type="float" office:value="29.7249999999995" calcext:value-type="float">
            <text:p>29,7249999999995</text:p>
          </table:table-cell>
          <table:table-cell table:number-columns-repeated="4"/>
          <table:table-cell table:style-name="ce36" table:formula="of:=SUM(MOD(SUM([.L871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872]&lt;[.L871];[.M871]+[.H$2];[.M871])" office:value-type="float" office:value="520" calcext:value-type="float">
            <text:p>520</text:p>
          </table:table-cell>
          <table:table-cell table:style-name="ce11" table:formula="of:=OFFSET([.C$4];[.M872];0)" office:value-type="float" office:value="43762" calcext:value-type="float">
            <text:p>43762</text:p>
          </table:table-cell>
          <table:table-cell table:style-name="ce37" table:formula="of:=[.L872]" office:value-type="float" office:value="0.354166666666658" calcext:value-type="float">
            <text:p>0.35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2];0)&lt;=[.O8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3]))" office:value-type="date" office:date-value="2019-11-05T05:50:58.367378" calcext:value-type="date">
            <text:p>2019-11-05 05:50:58</text:p>
          </table:table-cell>
          <table:table-cell table:style-name="ce7" table:formula="of:=[.A873]" office:value-type="date" office:date-value="2019-11-05T05:50:58.367378" calcext:value-type="date">
            <text:p>2019-11-05 05:50:58</text:p>
          </table:table-cell>
          <table:table-cell table:formula="of:=TRUNC([.A873])" office:value-type="float" office:value="43774" calcext:value-type="float">
            <text:p>43774</text:p>
          </table:table-cell>
          <table:table-cell table:style-name="ce12" table:formula="of:=[.B873]-[.C873]" office:value-type="date" office:date-value="1899-12-30T05:50:58.36737847421" calcext:value-type="date">
            <text:p>12/30/99 05:50 AM</text:p>
          </table:table-cell>
          <table:table-cell table:formula="of:=MOD([.E872]-[.$E$2];[.$H$2])+1+[.$E$2]" office:value-type="float" office:value="181" calcext:value-type="float">
            <text:p>181</text:p>
          </table:table-cell>
          <table:table-cell table:formula="of:=MOD([.F872]+1/[.$H$2];5)" office:value-type="float" office:value="1.75" calcext:value-type="float">
            <text:p>1,75</text:p>
          </table:table-cell>
          <table:table-cell table:formula="of:=IF([.F873]&lt;0.000001;[.G872]+2+1/[.$H$2];[.G872]+1/[.$H$2])" office:value-type="float" office:value="29.7499999999995" calcext:value-type="float">
            <text:p>29,7499999999995</text:p>
          </table:table-cell>
          <table:table-cell table:number-columns-repeated="4"/>
          <table:table-cell table:style-name="ce36" table:formula="of:=SUM(MOD(SUM([.L872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873]&lt;[.L872];[.M872]+[.H$2];[.M872])" office:value-type="float" office:value="520" calcext:value-type="float">
            <text:p>520</text:p>
          </table:table-cell>
          <table:table-cell table:style-name="ce11" table:formula="of:=OFFSET([.C$4];[.M873];0)" office:value-type="float" office:value="43762" calcext:value-type="float">
            <text:p>43762</text:p>
          </table:table-cell>
          <table:table-cell table:style-name="ce37" table:formula="of:=[.L873]" office:value-type="float" office:value="0.361111111111103" calcext:value-type="float">
            <text:p>0.36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3];0)&lt;=[.O8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4]))" office:value-type="date" office:date-value="2019-11-05T05:59:41.767062" calcext:value-type="date">
            <text:p>2019-11-05 05:59:42</text:p>
          </table:table-cell>
          <table:table-cell table:style-name="ce7" table:formula="of:=[.A874]" office:value-type="date" office:date-value="2019-11-05T05:59:41.767062" calcext:value-type="date">
            <text:p>2019-11-05 05:59:42</text:p>
          </table:table-cell>
          <table:table-cell table:formula="of:=TRUNC([.A874])" office:value-type="float" office:value="43774" calcext:value-type="float">
            <text:p>43774</text:p>
          </table:table-cell>
          <table:table-cell table:style-name="ce12" table:formula="of:=[.B874]-[.C874]" office:value-type="date" office:date-value="1899-12-30T05:59:41.76706228405" calcext:value-type="date">
            <text:p>12/30/99 05:59 AM</text:p>
          </table:table-cell>
          <table:table-cell table:formula="of:=MOD([.E873]-[.$E$2];[.$H$2])+1+[.$E$2]" office:value-type="float" office:value="182" calcext:value-type="float">
            <text:p>182</text:p>
          </table:table-cell>
          <table:table-cell table:formula="of:=MOD([.F873]+1/[.$H$2];5)" office:value-type="float" office:value="1.775" calcext:value-type="float">
            <text:p>1,775</text:p>
          </table:table-cell>
          <table:table-cell table:formula="of:=IF([.F874]&lt;0.000001;[.G873]+2+1/[.$H$2];[.G873]+1/[.$H$2])" office:value-type="float" office:value="29.7749999999995" calcext:value-type="float">
            <text:p>29,7749999999995</text:p>
          </table:table-cell>
          <table:table-cell table:number-columns-repeated="4"/>
          <table:table-cell table:style-name="ce36" table:formula="of:=SUM(MOD(SUM([.L873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874]&lt;[.L873];[.M873]+[.H$2];[.M873])" office:value-type="float" office:value="520" calcext:value-type="float">
            <text:p>520</text:p>
          </table:table-cell>
          <table:table-cell table:style-name="ce11" table:formula="of:=OFFSET([.C$4];[.M874];0)" office:value-type="float" office:value="43762" calcext:value-type="float">
            <text:p>43762</text:p>
          </table:table-cell>
          <table:table-cell table:style-name="ce37" table:formula="of:=[.L874]" office:value-type="float" office:value="0.368055555555547" calcext:value-type="float">
            <text:p>0.368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4];0)&lt;=[.O8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5]))" office:value-type="date" office:date-value="2019-11-05T05:57:31.859366" calcext:value-type="date">
            <text:p>2019-11-05 05:57:32</text:p>
          </table:table-cell>
          <table:table-cell table:style-name="ce7" table:formula="of:=[.A875]" office:value-type="date" office:date-value="2019-11-05T05:57:31.859366" calcext:value-type="date">
            <text:p>2019-11-05 05:57:32</text:p>
          </table:table-cell>
          <table:table-cell table:formula="of:=TRUNC([.A875])" office:value-type="float" office:value="43774" calcext:value-type="float">
            <text:p>43774</text:p>
          </table:table-cell>
          <table:table-cell table:style-name="ce12" table:formula="of:=[.B875]-[.C875]" office:value-type="date" office:date-value="1899-12-30T05:57:31.85936568305" calcext:value-type="date">
            <text:p>12/30/99 05:57 AM</text:p>
          </table:table-cell>
          <table:table-cell table:formula="of:=MOD([.E874]-[.$E$2];[.$H$2])+1+[.$E$2]" office:value-type="float" office:value="183" calcext:value-type="float">
            <text:p>183</text:p>
          </table:table-cell>
          <table:table-cell table:formula="of:=MOD([.F874]+1/[.$H$2];5)" office:value-type="float" office:value="1.8" calcext:value-type="float">
            <text:p>1,8</text:p>
          </table:table-cell>
          <table:table-cell table:formula="of:=IF([.F875]&lt;0.000001;[.G874]+2+1/[.$H$2];[.G874]+1/[.$H$2])" office:value-type="float" office:value="29.7999999999995" calcext:value-type="float">
            <text:p>29,7999999999995</text:p>
          </table:table-cell>
          <table:table-cell table:number-columns-repeated="4"/>
          <table:table-cell table:style-name="ce36" table:formula="of:=SUM(MOD(SUM([.L874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875]&lt;[.L874];[.M874]+[.H$2];[.M874])" office:value-type="float" office:value="520" calcext:value-type="float">
            <text:p>520</text:p>
          </table:table-cell>
          <table:table-cell table:style-name="ce11" table:formula="of:=OFFSET([.C$4];[.M875];0)" office:value-type="float" office:value="43762" calcext:value-type="float">
            <text:p>43762</text:p>
          </table:table-cell>
          <table:table-cell table:style-name="ce37" table:formula="of:=[.L875]" office:value-type="float" office:value="0.374999999999992" calcext:value-type="float">
            <text:p>0.374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5];0)&lt;=[.O8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6]))" office:value-type="date" office:date-value="2019-11-05T06:08:52.112835" calcext:value-type="date">
            <text:p>2019-11-05 06:08:52</text:p>
          </table:table-cell>
          <table:table-cell table:style-name="ce7" table:formula="of:=[.A876]" office:value-type="date" office:date-value="2019-11-05T06:08:52.112835" calcext:value-type="date">
            <text:p>2019-11-05 06:08:52</text:p>
          </table:table-cell>
          <table:table-cell table:formula="of:=TRUNC([.A876])" office:value-type="float" office:value="43774" calcext:value-type="float">
            <text:p>43774</text:p>
          </table:table-cell>
          <table:table-cell table:style-name="ce12" table:formula="of:=[.B876]-[.C876]" office:value-type="date" office:date-value="1899-12-30T06:08:52.11283497512" calcext:value-type="date">
            <text:p>12/30/99 06:08 AM</text:p>
          </table:table-cell>
          <table:table-cell table:formula="of:=MOD([.E875]-[.$E$2];[.$H$2])+1+[.$E$2]" office:value-type="float" office:value="184" calcext:value-type="float">
            <text:p>184</text:p>
          </table:table-cell>
          <table:table-cell table:formula="of:=MOD([.F875]+1/[.$H$2];5)" office:value-type="float" office:value="1.825" calcext:value-type="float">
            <text:p>1,825</text:p>
          </table:table-cell>
          <table:table-cell table:formula="of:=IF([.F876]&lt;0.000001;[.G875]+2+1/[.$H$2];[.G875]+1/[.$H$2])" office:value-type="float" office:value="29.8249999999995" calcext:value-type="float">
            <text:p>29,8249999999995</text:p>
          </table:table-cell>
          <table:table-cell table:number-columns-repeated="4"/>
          <table:table-cell table:style-name="ce36" table:formula="of:=SUM(MOD(SUM([.L875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876]&lt;[.L875];[.M875]+[.H$2];[.M875])" office:value-type="float" office:value="520" calcext:value-type="float">
            <text:p>520</text:p>
          </table:table-cell>
          <table:table-cell table:style-name="ce11" table:formula="of:=OFFSET([.C$4];[.M876];0)" office:value-type="float" office:value="43762" calcext:value-type="float">
            <text:p>43762</text:p>
          </table:table-cell>
          <table:table-cell table:style-name="ce37" table:formula="of:=[.L876]" office:value-type="float" office:value="0.381944444444436" calcext:value-type="float">
            <text:p>0.381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6];0)&lt;=[.O8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7]))" office:value-type="date" office:date-value="2019-11-05T06:31:04.756949" calcext:value-type="date">
            <text:p>2019-11-05 06:31:05</text:p>
          </table:table-cell>
          <table:table-cell table:style-name="ce7" table:formula="of:=[.A877]" office:value-type="date" office:date-value="2019-11-05T06:31:04.756949" calcext:value-type="date">
            <text:p>2019-11-05 06:31:05</text:p>
          </table:table-cell>
          <table:table-cell table:formula="of:=TRUNC([.A877])" office:value-type="float" office:value="43774" calcext:value-type="float">
            <text:p>43774</text:p>
          </table:table-cell>
          <table:table-cell table:style-name="ce12" table:formula="of:=[.B877]-[.C877]" office:value-type="date" office:date-value="1899-12-30T06:31:04.75694943219" calcext:value-type="date">
            <text:p>12/30/99 06:31 AM</text:p>
          </table:table-cell>
          <table:table-cell table:formula="of:=MOD([.E876]-[.$E$2];[.$H$2])+1+[.$E$2]" office:value-type="float" office:value="185" calcext:value-type="float">
            <text:p>185</text:p>
          </table:table-cell>
          <table:table-cell table:formula="of:=MOD([.F876]+1/[.$H$2];5)" office:value-type="float" office:value="1.85" calcext:value-type="float">
            <text:p>1,85</text:p>
          </table:table-cell>
          <table:table-cell table:formula="of:=IF([.F877]&lt;0.000001;[.G876]+2+1/[.$H$2];[.G876]+1/[.$H$2])" office:value-type="float" office:value="29.8499999999995" calcext:value-type="float">
            <text:p>29,8499999999995</text:p>
          </table:table-cell>
          <table:table-cell table:number-columns-repeated="4"/>
          <table:table-cell table:style-name="ce36" table:formula="of:=SUM(MOD(SUM([.L876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877]&lt;[.L876];[.M876]+[.H$2];[.M876])" office:value-type="float" office:value="520" calcext:value-type="float">
            <text:p>520</text:p>
          </table:table-cell>
          <table:table-cell table:style-name="ce11" table:formula="of:=OFFSET([.C$4];[.M877];0)" office:value-type="float" office:value="43762" calcext:value-type="float">
            <text:p>43762</text:p>
          </table:table-cell>
          <table:table-cell table:style-name="ce37" table:formula="of:=[.L877]" office:value-type="float" office:value="0.38888888888888" calcext:value-type="float">
            <text:p>0.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7];0)&lt;=[.O8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8]))" office:value-type="date" office:date-value="2019-11-05T05:53:38.579182" calcext:value-type="date">
            <text:p>2019-11-05 05:53:39</text:p>
          </table:table-cell>
          <table:table-cell table:style-name="ce7" table:formula="of:=[.A878]" office:value-type="date" office:date-value="2019-11-05T05:53:38.579182" calcext:value-type="date">
            <text:p>2019-11-05 05:53:39</text:p>
          </table:table-cell>
          <table:table-cell table:formula="of:=TRUNC([.A878])" office:value-type="float" office:value="43774" calcext:value-type="float">
            <text:p>43774</text:p>
          </table:table-cell>
          <table:table-cell table:style-name="ce12" table:formula="of:=[.B878]-[.C878]" office:value-type="date" office:date-value="1899-12-30T05:53:38.57918235473" calcext:value-type="date">
            <text:p>12/30/99 05:53 AM</text:p>
          </table:table-cell>
          <table:table-cell table:formula="of:=MOD([.E877]-[.$E$2];[.$H$2])+1+[.$E$2]" office:value-type="float" office:value="186" calcext:value-type="float">
            <text:p>186</text:p>
          </table:table-cell>
          <table:table-cell table:formula="of:=MOD([.F877]+1/[.$H$2];5)" office:value-type="float" office:value="1.875" calcext:value-type="float">
            <text:p>1,875</text:p>
          </table:table-cell>
          <table:table-cell table:formula="of:=IF([.F878]&lt;0.000001;[.G877]+2+1/[.$H$2];[.G877]+1/[.$H$2])" office:value-type="float" office:value="29.8749999999995" calcext:value-type="float">
            <text:p>29,8749999999995</text:p>
          </table:table-cell>
          <table:table-cell table:number-columns-repeated="4"/>
          <table:table-cell table:style-name="ce36" table:formula="of:=SUM(MOD(SUM([.L877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878]&lt;[.L877];[.M877]+[.H$2];[.M877])" office:value-type="float" office:value="520" calcext:value-type="float">
            <text:p>520</text:p>
          </table:table-cell>
          <table:table-cell table:style-name="ce11" table:formula="of:=OFFSET([.C$4];[.M878];0)" office:value-type="float" office:value="43762" calcext:value-type="float">
            <text:p>43762</text:p>
          </table:table-cell>
          <table:table-cell table:style-name="ce37" table:formula="of:=[.L878]" office:value-type="float" office:value="0.395833333333325" calcext:value-type="float">
            <text:p>0.395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8];0)&lt;=[.O8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9]))" office:value-type="date" office:date-value="2019-11-05T06:10:27.746046" calcext:value-type="date">
            <text:p>2019-11-05 06:10:28</text:p>
          </table:table-cell>
          <table:table-cell table:style-name="ce7" table:formula="of:=[.A879]" office:value-type="date" office:date-value="2019-11-05T06:10:27.746046" calcext:value-type="date">
            <text:p>2019-11-05 06:10:28</text:p>
          </table:table-cell>
          <table:table-cell table:formula="of:=TRUNC([.A879])" office:value-type="float" office:value="43774" calcext:value-type="float">
            <text:p>43774</text:p>
          </table:table-cell>
          <table:table-cell table:style-name="ce12" table:formula="of:=[.B879]-[.C879]" office:value-type="date" office:date-value="1899-12-30T06:10:27.74604626466" calcext:value-type="date">
            <text:p>12/30/99 06:10 AM</text:p>
          </table:table-cell>
          <table:table-cell table:formula="of:=MOD([.E878]-[.$E$2];[.$H$2])+1+[.$E$2]" office:value-type="float" office:value="187" calcext:value-type="float">
            <text:p>187</text:p>
          </table:table-cell>
          <table:table-cell table:formula="of:=MOD([.F878]+1/[.$H$2];5)" office:value-type="float" office:value="1.9" calcext:value-type="float">
            <text:p>1,9</text:p>
          </table:table-cell>
          <table:table-cell table:formula="of:=IF([.F879]&lt;0.000001;[.G878]+2+1/[.$H$2];[.G878]+1/[.$H$2])" office:value-type="float" office:value="29.8999999999995" calcext:value-type="float">
            <text:p>29,8999999999995</text:p>
          </table:table-cell>
          <table:table-cell table:number-columns-repeated="4"/>
          <table:table-cell table:style-name="ce36" table:formula="of:=SUM(MOD(SUM([.L878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879]&lt;[.L878];[.M878]+[.H$2];[.M878])" office:value-type="float" office:value="520" calcext:value-type="float">
            <text:p>520</text:p>
          </table:table-cell>
          <table:table-cell table:style-name="ce11" table:formula="of:=OFFSET([.C$4];[.M879];0)" office:value-type="float" office:value="43762" calcext:value-type="float">
            <text:p>43762</text:p>
          </table:table-cell>
          <table:table-cell table:style-name="ce37" table:formula="of:=[.L879]" office:value-type="float" office:value="0.402777777777769" calcext:value-type="float">
            <text:p>0.40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9];0)&lt;=[.O8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0]))" office:value-type="date" office:date-value="2019-11-05T05:46:14.436507" calcext:value-type="date">
            <text:p>2019-11-05 05:46:14</text:p>
          </table:table-cell>
          <table:table-cell table:style-name="ce7" table:formula="of:=[.A880]" office:value-type="date" office:date-value="2019-11-05T05:46:14.436507" calcext:value-type="date">
            <text:p>2019-11-05 05:46:14</text:p>
          </table:table-cell>
          <table:table-cell table:formula="of:=TRUNC([.A880])" office:value-type="float" office:value="43774" calcext:value-type="float">
            <text:p>43774</text:p>
          </table:table-cell>
          <table:table-cell table:style-name="ce12" table:formula="of:=[.B880]-[.C880]" office:value-type="date" office:date-value="1899-12-30T05:46:14.43650742061" calcext:value-type="date">
            <text:p>12/30/99 05:46 AM</text:p>
          </table:table-cell>
          <table:table-cell table:formula="of:=MOD([.E879]-[.$E$2];[.$H$2])+1+[.$E$2]" office:value-type="float" office:value="188" calcext:value-type="float">
            <text:p>188</text:p>
          </table:table-cell>
          <table:table-cell table:formula="of:=MOD([.F879]+1/[.$H$2];5)" office:value-type="float" office:value="1.925" calcext:value-type="float">
            <text:p>1,925</text:p>
          </table:table-cell>
          <table:table-cell table:formula="of:=IF([.F880]&lt;0.000001;[.G879]+2+1/[.$H$2];[.G879]+1/[.$H$2])" office:value-type="float" office:value="29.9249999999995" calcext:value-type="float">
            <text:p>29,9249999999995</text:p>
          </table:table-cell>
          <table:table-cell table:number-columns-repeated="4"/>
          <table:table-cell table:style-name="ce36" table:formula="of:=SUM(MOD(SUM([.L879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880]&lt;[.L879];[.M879]+[.H$2];[.M879])" office:value-type="float" office:value="520" calcext:value-type="float">
            <text:p>520</text:p>
          </table:table-cell>
          <table:table-cell table:style-name="ce11" table:formula="of:=OFFSET([.C$4];[.M880];0)" office:value-type="float" office:value="43762" calcext:value-type="float">
            <text:p>43762</text:p>
          </table:table-cell>
          <table:table-cell table:style-name="ce37" table:formula="of:=[.L880]" office:value-type="float" office:value="0.409722222222214" calcext:value-type="float">
            <text:p>0.40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0];0)&lt;=[.O8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1]))" office:value-type="date" office:date-value="2019-11-05T06:26:15.168426" calcext:value-type="date">
            <text:p>2019-11-05 06:26:15</text:p>
          </table:table-cell>
          <table:table-cell table:style-name="ce7" table:formula="of:=[.A881]" office:value-type="date" office:date-value="2019-11-05T06:26:15.168426" calcext:value-type="date">
            <text:p>2019-11-05 06:26:15</text:p>
          </table:table-cell>
          <table:table-cell table:formula="of:=TRUNC([.A881])" office:value-type="float" office:value="43774" calcext:value-type="float">
            <text:p>43774</text:p>
          </table:table-cell>
          <table:table-cell table:style-name="ce12" table:formula="of:=[.B881]-[.C881]" office:value-type="date" office:date-value="1899-12-30T06:26:15.16842638142" calcext:value-type="date">
            <text:p>12/30/99 06:26 AM</text:p>
          </table:table-cell>
          <table:table-cell table:formula="of:=MOD([.E880]-[.$E$2];[.$H$2])+1+[.$E$2]" office:value-type="float" office:value="189" calcext:value-type="float">
            <text:p>189</text:p>
          </table:table-cell>
          <table:table-cell table:formula="of:=MOD([.F880]+1/[.$H$2];5)" office:value-type="float" office:value="1.95" calcext:value-type="float">
            <text:p>1,95</text:p>
          </table:table-cell>
          <table:table-cell table:formula="of:=IF([.F881]&lt;0.000001;[.G880]+2+1/[.$H$2];[.G880]+1/[.$H$2])" office:value-type="float" office:value="29.9499999999995" calcext:value-type="float">
            <text:p>29,9499999999995</text:p>
          </table:table-cell>
          <table:table-cell table:number-columns-repeated="4"/>
          <table:table-cell table:style-name="ce36" table:formula="of:=SUM(MOD(SUM([.L880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881]&lt;[.L880];[.M880]+[.H$2];[.M880])" office:value-type="float" office:value="520" calcext:value-type="float">
            <text:p>520</text:p>
          </table:table-cell>
          <table:table-cell table:style-name="ce11" table:formula="of:=OFFSET([.C$4];[.M881];0)" office:value-type="float" office:value="43762" calcext:value-type="float">
            <text:p>43762</text:p>
          </table:table-cell>
          <table:table-cell table:style-name="ce37" table:formula="of:=[.L881]" office:value-type="float" office:value="0.416666666666658" calcext:value-type="float">
            <text:p>0.41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1];0)&lt;=[.O8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2]))" office:value-type="date" office:date-value="2019-11-05T05:49:03.476967" calcext:value-type="date">
            <text:p>2019-11-05 05:49:03</text:p>
          </table:table-cell>
          <table:table-cell table:style-name="ce7" table:formula="of:=[.A882]" office:value-type="date" office:date-value="2019-11-05T05:49:03.476967" calcext:value-type="date">
            <text:p>2019-11-05 05:49:03</text:p>
          </table:table-cell>
          <table:table-cell table:formula="of:=TRUNC([.A882])" office:value-type="float" office:value="43774" calcext:value-type="float">
            <text:p>43774</text:p>
          </table:table-cell>
          <table:table-cell table:style-name="ce12" table:formula="of:=[.B882]-[.C882]" office:value-type="date" office:date-value="1899-12-30T05:49:03.4769667685" calcext:value-type="date">
            <text:p>12/30/99 05:49 AM</text:p>
          </table:table-cell>
          <table:table-cell table:formula="of:=MOD([.E881]-[.$E$2];[.$H$2])+1+[.$E$2]" office:value-type="float" office:value="190" calcext:value-type="float">
            <text:p>190</text:p>
          </table:table-cell>
          <table:table-cell table:formula="of:=MOD([.F881]+1/[.$H$2];5)" office:value-type="float" office:value="1.975" calcext:value-type="float">
            <text:p>1,975</text:p>
          </table:table-cell>
          <table:table-cell table:formula="of:=IF([.F882]&lt;0.000001;[.G881]+2+1/[.$H$2];[.G881]+1/[.$H$2])" office:value-type="float" office:value="29.9749999999995" calcext:value-type="float">
            <text:p>29,9749999999995</text:p>
          </table:table-cell>
          <table:table-cell table:number-columns-repeated="4"/>
          <table:table-cell table:style-name="ce36" table:formula="of:=SUM(MOD(SUM([.L881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882]&lt;[.L881];[.M881]+[.H$2];[.M881])" office:value-type="float" office:value="520" calcext:value-type="float">
            <text:p>520</text:p>
          </table:table-cell>
          <table:table-cell table:style-name="ce11" table:formula="of:=OFFSET([.C$4];[.M882];0)" office:value-type="float" office:value="43762" calcext:value-type="float">
            <text:p>43762</text:p>
          </table:table-cell>
          <table:table-cell table:style-name="ce37" table:formula="of:=[.L882]" office:value-type="float" office:value="0.423611111111103" calcext:value-type="float">
            <text:p>0.42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2];0)&lt;=[.O8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2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883]&lt;[.L882];[.M882]+[.H$2];[.M882])" office:value-type="float" office:value="520" calcext:value-type="float">
            <text:p>520</text:p>
          </table:table-cell>
          <table:table-cell table:style-name="ce11" table:formula="of:=OFFSET([.C$4];[.M883];0)" office:value-type="float" office:value="43762" calcext:value-type="float">
            <text:p>43762</text:p>
          </table:table-cell>
          <table:table-cell table:style-name="ce37" table:formula="of:=[.L883]" office:value-type="float" office:value="0.430555555555547" calcext:value-type="float">
            <text:p>0.430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3];0)&lt;=[.O8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3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884]&lt;[.L883];[.M883]+[.H$2];[.M883])" office:value-type="float" office:value="520" calcext:value-type="float">
            <text:p>520</text:p>
          </table:table-cell>
          <table:table-cell table:style-name="ce11" table:formula="of:=OFFSET([.C$4];[.M884];0)" office:value-type="float" office:value="43762" calcext:value-type="float">
            <text:p>43762</text:p>
          </table:table-cell>
          <table:table-cell table:style-name="ce37" table:formula="of:=[.L884]" office:value-type="float" office:value="0.437499999999991" calcext:value-type="float">
            <text:p>0.43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4];0)&lt;=[.O8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4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885]&lt;[.L884];[.M884]+[.H$2];[.M884])" office:value-type="float" office:value="560" calcext:value-type="float">
            <text:p>560</text:p>
          </table:table-cell>
          <table:table-cell table:style-name="ce11" table:formula="of:=OFFSET([.C$4];[.M885];0)" office:value-type="float" office:value="43763" calcext:value-type="float">
            <text:p>43763</text:p>
          </table:table-cell>
          <table:table-cell table:style-name="ce37" table:formula="of:=[.L885]" office:value-type="float" office:value="0.00694444444443587" calcext:value-type="float">
            <text:p>0.006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5];0)&lt;=[.O8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5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886]&lt;[.L885];[.M885]+[.H$2];[.M885])" office:value-type="float" office:value="560" calcext:value-type="float">
            <text:p>560</text:p>
          </table:table-cell>
          <table:table-cell table:style-name="ce11" table:formula="of:=OFFSET([.C$4];[.M886];0)" office:value-type="float" office:value="43763" calcext:value-type="float">
            <text:p>43763</text:p>
          </table:table-cell>
          <table:table-cell table:style-name="ce37" table:formula="of:=[.L886]" office:value-type="float" office:value="0.0138888888888803" calcext:value-type="float">
            <text:p>0.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6];0)&lt;=[.O8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6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887]&lt;[.L886];[.M886]+[.H$2];[.M886])" office:value-type="float" office:value="560" calcext:value-type="float">
            <text:p>560</text:p>
          </table:table-cell>
          <table:table-cell table:style-name="ce11" table:formula="of:=OFFSET([.C$4];[.M887];0)" office:value-type="float" office:value="43763" calcext:value-type="float">
            <text:p>43763</text:p>
          </table:table-cell>
          <table:table-cell table:style-name="ce37" table:formula="of:=[.L887]" office:value-type="float" office:value="0.0208333333333248" calcext:value-type="float">
            <text:p>0.02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7];0)&lt;=[.O8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7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888]&lt;[.L887];[.M887]+[.H$2];[.M887])" office:value-type="float" office:value="560" calcext:value-type="float">
            <text:p>560</text:p>
          </table:table-cell>
          <table:table-cell table:style-name="ce11" table:formula="of:=OFFSET([.C$4];[.M888];0)" office:value-type="float" office:value="43763" calcext:value-type="float">
            <text:p>43763</text:p>
          </table:table-cell>
          <table:table-cell table:style-name="ce37" table:formula="of:=[.L888]" office:value-type="float" office:value="0.0277777777777692" calcext:value-type="float">
            <text:p>0.02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8];0)&lt;=[.O8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8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889]&lt;[.L888];[.M888]+[.H$2];[.M888])" office:value-type="float" office:value="560" calcext:value-type="float">
            <text:p>560</text:p>
          </table:table-cell>
          <table:table-cell table:style-name="ce11" table:formula="of:=OFFSET([.C$4];[.M889];0)" office:value-type="float" office:value="43763" calcext:value-type="float">
            <text:p>43763</text:p>
          </table:table-cell>
          <table:table-cell table:style-name="ce37" table:formula="of:=[.L889]" office:value-type="float" office:value="0.0347222222222136" calcext:value-type="float">
            <text:p>0.03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9];0)&lt;=[.O8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9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890]&lt;[.L889];[.M889]+[.H$2];[.M889])" office:value-type="float" office:value="560" calcext:value-type="float">
            <text:p>560</text:p>
          </table:table-cell>
          <table:table-cell table:style-name="ce11" table:formula="of:=OFFSET([.C$4];[.M890];0)" office:value-type="float" office:value="43763" calcext:value-type="float">
            <text:p>43763</text:p>
          </table:table-cell>
          <table:table-cell table:style-name="ce37" table:formula="of:=[.L890]" office:value-type="float" office:value="0.0416666666666581" calcext:value-type="float">
            <text:p>0.041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0];0)&lt;=[.O8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0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891]&lt;[.L890];[.M890]+[.H$2];[.M890])" office:value-type="float" office:value="560" calcext:value-type="float">
            <text:p>560</text:p>
          </table:table-cell>
          <table:table-cell table:style-name="ce11" table:formula="of:=OFFSET([.C$4];[.M891];0)" office:value-type="float" office:value="43763" calcext:value-type="float">
            <text:p>43763</text:p>
          </table:table-cell>
          <table:table-cell table:style-name="ce37" table:formula="of:=[.L891]" office:value-type="float" office:value="0.0486111111111025" calcext:value-type="float">
            <text:p>0.048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1];0)&lt;=[.O8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1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892]&lt;[.L891];[.M891]+[.H$2];[.M891])" office:value-type="float" office:value="560" calcext:value-type="float">
            <text:p>560</text:p>
          </table:table-cell>
          <table:table-cell table:style-name="ce11" table:formula="of:=OFFSET([.C$4];[.M892];0)" office:value-type="float" office:value="43763" calcext:value-type="float">
            <text:p>43763</text:p>
          </table:table-cell>
          <table:table-cell table:style-name="ce37" table:formula="of:=[.L892]" office:value-type="float" office:value="0.055555555555547" calcext:value-type="float">
            <text:p>0.055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2];0)&lt;=[.O8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2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893]&lt;[.L892];[.M892]+[.H$2];[.M892])" office:value-type="float" office:value="560" calcext:value-type="float">
            <text:p>560</text:p>
          </table:table-cell>
          <table:table-cell table:style-name="ce11" table:formula="of:=OFFSET([.C$4];[.M893];0)" office:value-type="float" office:value="43763" calcext:value-type="float">
            <text:p>43763</text:p>
          </table:table-cell>
          <table:table-cell table:style-name="ce37" table:formula="of:=[.L893]" office:value-type="float" office:value="0.0624999999999914" calcext:value-type="float">
            <text:p>0.06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3];0)&lt;=[.O8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3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894]&lt;[.L893];[.M893]+[.H$2];[.M893])" office:value-type="float" office:value="560" calcext:value-type="float">
            <text:p>560</text:p>
          </table:table-cell>
          <table:table-cell table:style-name="ce11" table:formula="of:=OFFSET([.C$4];[.M894];0)" office:value-type="float" office:value="43763" calcext:value-type="float">
            <text:p>43763</text:p>
          </table:table-cell>
          <table:table-cell table:style-name="ce37" table:formula="of:=[.L894]" office:value-type="float" office:value="0.0694444444444359" calcext:value-type="float">
            <text:p>0.069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4];0)&lt;=[.O8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4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895]&lt;[.L894];[.M894]+[.H$2];[.M894])" office:value-type="float" office:value="560" calcext:value-type="float">
            <text:p>560</text:p>
          </table:table-cell>
          <table:table-cell table:style-name="ce11" table:formula="of:=OFFSET([.C$4];[.M895];0)" office:value-type="float" office:value="43763" calcext:value-type="float">
            <text:p>43763</text:p>
          </table:table-cell>
          <table:table-cell table:style-name="ce37" table:formula="of:=[.L895]" office:value-type="float" office:value="0.0763888888888803" calcext:value-type="float">
            <text:p>0.07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5];0)&lt;=[.O8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5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896]&lt;[.L895];[.M895]+[.H$2];[.M895])" office:value-type="float" office:value="560" calcext:value-type="float">
            <text:p>560</text:p>
          </table:table-cell>
          <table:table-cell table:style-name="ce11" table:formula="of:=OFFSET([.C$4];[.M896];0)" office:value-type="float" office:value="43763" calcext:value-type="float">
            <text:p>43763</text:p>
          </table:table-cell>
          <table:table-cell table:style-name="ce37" table:formula="of:=[.L896]" office:value-type="float" office:value="0.0833333333333248" calcext:value-type="float">
            <text:p>0.083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6];0)&lt;=[.O8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6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897]&lt;[.L896];[.M896]+[.H$2];[.M896])" office:value-type="float" office:value="560" calcext:value-type="float">
            <text:p>560</text:p>
          </table:table-cell>
          <table:table-cell table:style-name="ce11" table:formula="of:=OFFSET([.C$4];[.M897];0)" office:value-type="float" office:value="43763" calcext:value-type="float">
            <text:p>43763</text:p>
          </table:table-cell>
          <table:table-cell table:style-name="ce37" table:formula="of:=[.L897]" office:value-type="float" office:value="0.0902777777777692" calcext:value-type="float">
            <text:p>0.090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7];0)&lt;=[.O8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7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898]&lt;[.L897];[.M897]+[.H$2];[.M897])" office:value-type="float" office:value="560" calcext:value-type="float">
            <text:p>560</text:p>
          </table:table-cell>
          <table:table-cell table:style-name="ce11" table:formula="of:=OFFSET([.C$4];[.M898];0)" office:value-type="float" office:value="43763" calcext:value-type="float">
            <text:p>43763</text:p>
          </table:table-cell>
          <table:table-cell table:style-name="ce37" table:formula="of:=[.L898]" office:value-type="float" office:value="0.0972222222222137" calcext:value-type="float">
            <text:p>0.097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8];0)&lt;=[.O8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8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899]&lt;[.L898];[.M898]+[.H$2];[.M898])" office:value-type="float" office:value="560" calcext:value-type="float">
            <text:p>560</text:p>
          </table:table-cell>
          <table:table-cell table:style-name="ce11" table:formula="of:=OFFSET([.C$4];[.M899];0)" office:value-type="float" office:value="43763" calcext:value-type="float">
            <text:p>43763</text:p>
          </table:table-cell>
          <table:table-cell table:style-name="ce37" table:formula="of:=[.L899]" office:value-type="float" office:value="0.104166666666658" calcext:value-type="float">
            <text:p>0.10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9];0)&lt;=[.O8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9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900]&lt;[.L899];[.M899]+[.H$2];[.M899])" office:value-type="float" office:value="560" calcext:value-type="float">
            <text:p>560</text:p>
          </table:table-cell>
          <table:table-cell table:style-name="ce11" table:formula="of:=OFFSET([.C$4];[.M900];0)" office:value-type="float" office:value="43763" calcext:value-type="float">
            <text:p>43763</text:p>
          </table:table-cell>
          <table:table-cell table:style-name="ce37" table:formula="of:=[.L900]" office:value-type="float" office:value="0.111111111111103" calcext:value-type="float">
            <text:p>0.11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0];0)&lt;=[.O9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0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901]&lt;[.L900];[.M900]+[.H$2];[.M900])" office:value-type="float" office:value="560" calcext:value-type="float">
            <text:p>560</text:p>
          </table:table-cell>
          <table:table-cell table:style-name="ce11" table:formula="of:=OFFSET([.C$4];[.M901];0)" office:value-type="float" office:value="43763" calcext:value-type="float">
            <text:p>43763</text:p>
          </table:table-cell>
          <table:table-cell table:style-name="ce37" table:formula="of:=[.L901]" office:value-type="float" office:value="0.118055555555547" calcext:value-type="float">
            <text:p>0.118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1];0)&lt;=[.O9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1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902]&lt;[.L901];[.M901]+[.H$2];[.M901])" office:value-type="float" office:value="560" calcext:value-type="float">
            <text:p>560</text:p>
          </table:table-cell>
          <table:table-cell table:style-name="ce11" table:formula="of:=OFFSET([.C$4];[.M902];0)" office:value-type="float" office:value="43763" calcext:value-type="float">
            <text:p>43763</text:p>
          </table:table-cell>
          <table:table-cell table:style-name="ce37" table:formula="of:=[.L902]" office:value-type="float" office:value="0.124999999999991" calcext:value-type="float">
            <text:p>0.124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2];0)&lt;=[.O9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2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903]&lt;[.L902];[.M902]+[.H$2];[.M902])" office:value-type="float" office:value="560" calcext:value-type="float">
            <text:p>560</text:p>
          </table:table-cell>
          <table:table-cell table:style-name="ce11" table:formula="of:=OFFSET([.C$4];[.M903];0)" office:value-type="float" office:value="43763" calcext:value-type="float">
            <text:p>43763</text:p>
          </table:table-cell>
          <table:table-cell table:style-name="ce37" table:formula="of:=[.L903]" office:value-type="float" office:value="0.131944444444436" calcext:value-type="float">
            <text:p>0.131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3];0)&lt;=[.O9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3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904]&lt;[.L903];[.M903]+[.H$2];[.M903])" office:value-type="float" office:value="560" calcext:value-type="float">
            <text:p>560</text:p>
          </table:table-cell>
          <table:table-cell table:style-name="ce11" table:formula="of:=OFFSET([.C$4];[.M904];0)" office:value-type="float" office:value="43763" calcext:value-type="float">
            <text:p>43763</text:p>
          </table:table-cell>
          <table:table-cell table:style-name="ce37" table:formula="of:=[.L904]" office:value-type="float" office:value="0.13888888888888" calcext:value-type="float">
            <text:p>0.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4];0)&lt;=[.O9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4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905]&lt;[.L904];[.M904]+[.H$2];[.M904])" office:value-type="float" office:value="560" calcext:value-type="float">
            <text:p>560</text:p>
          </table:table-cell>
          <table:table-cell table:style-name="ce11" table:formula="of:=OFFSET([.C$4];[.M905];0)" office:value-type="float" office:value="43763" calcext:value-type="float">
            <text:p>43763</text:p>
          </table:table-cell>
          <table:table-cell table:style-name="ce37" table:formula="of:=[.L905]" office:value-type="float" office:value="0.145833333333325" calcext:value-type="float">
            <text:p>0.145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5];0)&lt;=[.O9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5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906]&lt;[.L905];[.M905]+[.H$2];[.M905])" office:value-type="float" office:value="560" calcext:value-type="float">
            <text:p>560</text:p>
          </table:table-cell>
          <table:table-cell table:style-name="ce11" table:formula="of:=OFFSET([.C$4];[.M906];0)" office:value-type="float" office:value="43763" calcext:value-type="float">
            <text:p>43763</text:p>
          </table:table-cell>
          <table:table-cell table:style-name="ce37" table:formula="of:=[.L906]" office:value-type="float" office:value="0.152777777777769" calcext:value-type="float">
            <text:p>0.15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6];0)&lt;=[.O9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6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907]&lt;[.L906];[.M906]+[.H$2];[.M906])" office:value-type="float" office:value="560" calcext:value-type="float">
            <text:p>560</text:p>
          </table:table-cell>
          <table:table-cell table:style-name="ce11" table:formula="of:=OFFSET([.C$4];[.M907];0)" office:value-type="float" office:value="43763" calcext:value-type="float">
            <text:p>43763</text:p>
          </table:table-cell>
          <table:table-cell table:style-name="ce37" table:formula="of:=[.L907]" office:value-type="float" office:value="0.159722222222214" calcext:value-type="float">
            <text:p>0.15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7];0)&lt;=[.O9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7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908]&lt;[.L907];[.M907]+[.H$2];[.M907])" office:value-type="float" office:value="560" calcext:value-type="float">
            <text:p>560</text:p>
          </table:table-cell>
          <table:table-cell table:style-name="ce11" table:formula="of:=OFFSET([.C$4];[.M908];0)" office:value-type="float" office:value="43763" calcext:value-type="float">
            <text:p>43763</text:p>
          </table:table-cell>
          <table:table-cell table:style-name="ce37" table:formula="of:=[.L908]" office:value-type="float" office:value="0.166666666666658" calcext:value-type="float">
            <text:p>0.16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8];0)&lt;=[.O9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8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909]&lt;[.L908];[.M908]+[.H$2];[.M908])" office:value-type="float" office:value="560" calcext:value-type="float">
            <text:p>560</text:p>
          </table:table-cell>
          <table:table-cell table:style-name="ce11" table:formula="of:=OFFSET([.C$4];[.M909];0)" office:value-type="float" office:value="43763" calcext:value-type="float">
            <text:p>43763</text:p>
          </table:table-cell>
          <table:table-cell table:style-name="ce37" table:formula="of:=[.L909]" office:value-type="float" office:value="0.173611111111103" calcext:value-type="float">
            <text:p>0.17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9];0)&lt;=[.O9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9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910]&lt;[.L909];[.M909]+[.H$2];[.M909])" office:value-type="float" office:value="560" calcext:value-type="float">
            <text:p>560</text:p>
          </table:table-cell>
          <table:table-cell table:style-name="ce11" table:formula="of:=OFFSET([.C$4];[.M910];0)" office:value-type="float" office:value="43763" calcext:value-type="float">
            <text:p>43763</text:p>
          </table:table-cell>
          <table:table-cell table:style-name="ce37" table:formula="of:=[.L910]" office:value-type="float" office:value="0.180555555555547" calcext:value-type="float">
            <text:p>0.180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0];0)&lt;=[.O9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0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911]&lt;[.L910];[.M910]+[.H$2];[.M910])" office:value-type="float" office:value="560" calcext:value-type="float">
            <text:p>560</text:p>
          </table:table-cell>
          <table:table-cell table:style-name="ce11" table:formula="of:=OFFSET([.C$4];[.M911];0)" office:value-type="float" office:value="43763" calcext:value-type="float">
            <text:p>43763</text:p>
          </table:table-cell>
          <table:table-cell table:style-name="ce37" table:formula="of:=[.L911]" office:value-type="float" office:value="0.187499999999991" calcext:value-type="float">
            <text:p>0.18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1];0)&lt;=[.O9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1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912]&lt;[.L911];[.M911]+[.H$2];[.M911])" office:value-type="float" office:value="560" calcext:value-type="float">
            <text:p>560</text:p>
          </table:table-cell>
          <table:table-cell table:style-name="ce11" table:formula="of:=OFFSET([.C$4];[.M912];0)" office:value-type="float" office:value="43763" calcext:value-type="float">
            <text:p>43763</text:p>
          </table:table-cell>
          <table:table-cell table:style-name="ce37" table:formula="of:=[.L912]" office:value-type="float" office:value="0.194444444444436" calcext:value-type="float">
            <text:p>0.194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2];0)&lt;=[.O9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2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913]&lt;[.L912];[.M912]+[.H$2];[.M912])" office:value-type="float" office:value="560" calcext:value-type="float">
            <text:p>560</text:p>
          </table:table-cell>
          <table:table-cell table:style-name="ce11" table:formula="of:=OFFSET([.C$4];[.M913];0)" office:value-type="float" office:value="43763" calcext:value-type="float">
            <text:p>43763</text:p>
          </table:table-cell>
          <table:table-cell table:style-name="ce37" table:formula="of:=[.L913]" office:value-type="float" office:value="0.20138888888888" calcext:value-type="float">
            <text:p>0.201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3];0)&lt;=[.O9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3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914]&lt;[.L913];[.M913]+[.H$2];[.M913])" office:value-type="float" office:value="560" calcext:value-type="float">
            <text:p>560</text:p>
          </table:table-cell>
          <table:table-cell table:style-name="ce11" table:formula="of:=OFFSET([.C$4];[.M914];0)" office:value-type="float" office:value="43763" calcext:value-type="float">
            <text:p>43763</text:p>
          </table:table-cell>
          <table:table-cell table:style-name="ce37" table:formula="of:=[.L914]" office:value-type="float" office:value="0.208333333333325" calcext:value-type="float">
            <text:p>0.208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4];0)&lt;=[.O9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4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915]&lt;[.L914];[.M914]+[.H$2];[.M914])" office:value-type="float" office:value="560" calcext:value-type="float">
            <text:p>560</text:p>
          </table:table-cell>
          <table:table-cell table:style-name="ce11" table:formula="of:=OFFSET([.C$4];[.M915];0)" office:value-type="float" office:value="43763" calcext:value-type="float">
            <text:p>43763</text:p>
          </table:table-cell>
          <table:table-cell table:style-name="ce37" table:formula="of:=[.L915]" office:value-type="float" office:value="0.215277777777769" calcext:value-type="float">
            <text:p>0.215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5];0)&lt;=[.O9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5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916]&lt;[.L915];[.M915]+[.H$2];[.M915])" office:value-type="float" office:value="560" calcext:value-type="float">
            <text:p>560</text:p>
          </table:table-cell>
          <table:table-cell table:style-name="ce11" table:formula="of:=OFFSET([.C$4];[.M916];0)" office:value-type="float" office:value="43763" calcext:value-type="float">
            <text:p>43763</text:p>
          </table:table-cell>
          <table:table-cell table:style-name="ce37" table:formula="of:=[.L916]" office:value-type="float" office:value="0.222222222222214" calcext:value-type="float">
            <text:p>0.222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6];0)&lt;=[.O9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6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917]&lt;[.L916];[.M916]+[.H$2];[.M916])" office:value-type="float" office:value="560" calcext:value-type="float">
            <text:p>560</text:p>
          </table:table-cell>
          <table:table-cell table:style-name="ce11" table:formula="of:=OFFSET([.C$4];[.M917];0)" office:value-type="float" office:value="43763" calcext:value-type="float">
            <text:p>43763</text:p>
          </table:table-cell>
          <table:table-cell table:style-name="ce37" table:formula="of:=[.L917]" office:value-type="float" office:value="0.229166666666658" calcext:value-type="float">
            <text:p>0.229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7];0)&lt;=[.O9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7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918]&lt;[.L917];[.M917]+[.H$2];[.M917])" office:value-type="float" office:value="560" calcext:value-type="float">
            <text:p>560</text:p>
          </table:table-cell>
          <table:table-cell table:style-name="ce11" table:formula="of:=OFFSET([.C$4];[.M918];0)" office:value-type="float" office:value="43763" calcext:value-type="float">
            <text:p>43763</text:p>
          </table:table-cell>
          <table:table-cell table:style-name="ce37" table:formula="of:=[.L918]" office:value-type="float" office:value="0.236111111111103" calcext:value-type="float">
            <text:p>0.236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8];0)&lt;=[.O9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8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919]&lt;[.L918];[.M918]+[.H$2];[.M918])" office:value-type="float" office:value="560" calcext:value-type="float">
            <text:p>560</text:p>
          </table:table-cell>
          <table:table-cell table:style-name="ce11" table:formula="of:=OFFSET([.C$4];[.M919];0)" office:value-type="float" office:value="43763" calcext:value-type="float">
            <text:p>43763</text:p>
          </table:table-cell>
          <table:table-cell table:style-name="ce37" table:formula="of:=[.L919]" office:value-type="float" office:value="0.243055555555547" calcext:value-type="float">
            <text:p>0.243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9];0)&lt;=[.O9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9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920]&lt;[.L919];[.M919]+[.H$2];[.M919])" office:value-type="float" office:value="560" calcext:value-type="float">
            <text:p>560</text:p>
          </table:table-cell>
          <table:table-cell table:style-name="ce11" table:formula="of:=OFFSET([.C$4];[.M920];0)" office:value-type="float" office:value="43763" calcext:value-type="float">
            <text:p>43763</text:p>
          </table:table-cell>
          <table:table-cell table:style-name="ce37" table:formula="of:=[.L920]" office:value-type="float" office:value="0.249999999999991" calcext:value-type="float">
            <text:p>0.249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0];0)&lt;=[.O9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0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921]&lt;[.L920];[.M920]+[.H$2];[.M920])" office:value-type="float" office:value="560" calcext:value-type="float">
            <text:p>560</text:p>
          </table:table-cell>
          <table:table-cell table:style-name="ce11" table:formula="of:=OFFSET([.C$4];[.M921];0)" office:value-type="float" office:value="43763" calcext:value-type="float">
            <text:p>43763</text:p>
          </table:table-cell>
          <table:table-cell table:style-name="ce37" table:formula="of:=[.L921]" office:value-type="float" office:value="0.256944444444436" calcext:value-type="float">
            <text:p>0.256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1];0)&lt;=[.O9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1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922]&lt;[.L921];[.M921]+[.H$2];[.M921])" office:value-type="float" office:value="560" calcext:value-type="float">
            <text:p>560</text:p>
          </table:table-cell>
          <table:table-cell table:style-name="ce11" table:formula="of:=OFFSET([.C$4];[.M922];0)" office:value-type="float" office:value="43763" calcext:value-type="float">
            <text:p>43763</text:p>
          </table:table-cell>
          <table:table-cell table:style-name="ce37" table:formula="of:=[.L922]" office:value-type="float" office:value="0.26388888888888" calcext:value-type="float">
            <text:p>0.2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2];0)&lt;=[.O9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2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923]&lt;[.L922];[.M922]+[.H$2];[.M922])" office:value-type="float" office:value="560" calcext:value-type="float">
            <text:p>560</text:p>
          </table:table-cell>
          <table:table-cell table:style-name="ce11" table:formula="of:=OFFSET([.C$4];[.M923];0)" office:value-type="float" office:value="43763" calcext:value-type="float">
            <text:p>43763</text:p>
          </table:table-cell>
          <table:table-cell table:style-name="ce37" table:formula="of:=[.L923]" office:value-type="float" office:value="0.270833333333325" calcext:value-type="float">
            <text:p>0.27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3];0)&lt;=[.O9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3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924]&lt;[.L923];[.M923]+[.H$2];[.M923])" office:value-type="float" office:value="560" calcext:value-type="float">
            <text:p>560</text:p>
          </table:table-cell>
          <table:table-cell table:style-name="ce11" table:formula="of:=OFFSET([.C$4];[.M924];0)" office:value-type="float" office:value="43763" calcext:value-type="float">
            <text:p>43763</text:p>
          </table:table-cell>
          <table:table-cell table:style-name="ce37" table:formula="of:=[.L924]" office:value-type="float" office:value="0.277777777777769" calcext:value-type="float">
            <text:p>0.27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4];0)&lt;=[.O9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4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925]&lt;[.L924];[.M924]+[.H$2];[.M924])" office:value-type="float" office:value="560" calcext:value-type="float">
            <text:p>560</text:p>
          </table:table-cell>
          <table:table-cell table:style-name="ce11" table:formula="of:=OFFSET([.C$4];[.M925];0)" office:value-type="float" office:value="43763" calcext:value-type="float">
            <text:p>43763</text:p>
          </table:table-cell>
          <table:table-cell table:style-name="ce37" table:formula="of:=[.L925]" office:value-type="float" office:value="0.284722222222214" calcext:value-type="float">
            <text:p>0.28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5];0)&lt;=[.O9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5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926]&lt;[.L925];[.M925]+[.H$2];[.M925])" office:value-type="float" office:value="560" calcext:value-type="float">
            <text:p>560</text:p>
          </table:table-cell>
          <table:table-cell table:style-name="ce11" table:formula="of:=OFFSET([.C$4];[.M926];0)" office:value-type="float" office:value="43763" calcext:value-type="float">
            <text:p>43763</text:p>
          </table:table-cell>
          <table:table-cell table:style-name="ce37" table:formula="of:=[.L926]" office:value-type="float" office:value="0.291666666666658" calcext:value-type="float">
            <text:p>0.291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6];0)&lt;=[.O9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6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927]&lt;[.L926];[.M926]+[.H$2];[.M926])" office:value-type="float" office:value="560" calcext:value-type="float">
            <text:p>560</text:p>
          </table:table-cell>
          <table:table-cell table:style-name="ce11" table:formula="of:=OFFSET([.C$4];[.M927];0)" office:value-type="float" office:value="43763" calcext:value-type="float">
            <text:p>43763</text:p>
          </table:table-cell>
          <table:table-cell table:style-name="ce37" table:formula="of:=[.L927]" office:value-type="float" office:value="0.298611111111102" calcext:value-type="float">
            <text:p>0.298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7];0)&lt;=[.O9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7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928]&lt;[.L927];[.M927]+[.H$2];[.M927])" office:value-type="float" office:value="560" calcext:value-type="float">
            <text:p>560</text:p>
          </table:table-cell>
          <table:table-cell table:style-name="ce11" table:formula="of:=OFFSET([.C$4];[.M928];0)" office:value-type="float" office:value="43763" calcext:value-type="float">
            <text:p>43763</text:p>
          </table:table-cell>
          <table:table-cell table:style-name="ce37" table:formula="of:=[.L928]" office:value-type="float" office:value="0.305555555555547" calcext:value-type="float">
            <text:p>0.305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8];0)&lt;=[.O9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8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929]&lt;[.L928];[.M928]+[.H$2];[.M928])" office:value-type="float" office:value="560" calcext:value-type="float">
            <text:p>560</text:p>
          </table:table-cell>
          <table:table-cell table:style-name="ce11" table:formula="of:=OFFSET([.C$4];[.M929];0)" office:value-type="float" office:value="43763" calcext:value-type="float">
            <text:p>43763</text:p>
          </table:table-cell>
          <table:table-cell table:style-name="ce37" table:formula="of:=[.L929]" office:value-type="float" office:value="0.312499999999991" calcext:value-type="float">
            <text:p>0.31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9];0)&lt;=[.O9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9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930]&lt;[.L929];[.M929]+[.H$2];[.M929])" office:value-type="float" office:value="560" calcext:value-type="float">
            <text:p>560</text:p>
          </table:table-cell>
          <table:table-cell table:style-name="ce11" table:formula="of:=OFFSET([.C$4];[.M930];0)" office:value-type="float" office:value="43763" calcext:value-type="float">
            <text:p>43763</text:p>
          </table:table-cell>
          <table:table-cell table:style-name="ce37" table:formula="of:=[.L930]" office:value-type="float" office:value="0.319444444444436" calcext:value-type="float">
            <text:p>0.319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0];0)&lt;=[.O9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0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931]&lt;[.L930];[.M930]+[.H$2];[.M930])" office:value-type="float" office:value="560" calcext:value-type="float">
            <text:p>560</text:p>
          </table:table-cell>
          <table:table-cell table:style-name="ce11" table:formula="of:=OFFSET([.C$4];[.M931];0)" office:value-type="float" office:value="43763" calcext:value-type="float">
            <text:p>43763</text:p>
          </table:table-cell>
          <table:table-cell table:style-name="ce37" table:formula="of:=[.L931]" office:value-type="float" office:value="0.32638888888888" calcext:value-type="float">
            <text:p>0.32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1];0)&lt;=[.O9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1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932]&lt;[.L931];[.M931]+[.H$2];[.M931])" office:value-type="float" office:value="560" calcext:value-type="float">
            <text:p>560</text:p>
          </table:table-cell>
          <table:table-cell table:style-name="ce11" table:formula="of:=OFFSET([.C$4];[.M932];0)" office:value-type="float" office:value="43763" calcext:value-type="float">
            <text:p>43763</text:p>
          </table:table-cell>
          <table:table-cell table:style-name="ce37" table:formula="of:=[.L932]" office:value-type="float" office:value="0.333333333333324" calcext:value-type="float">
            <text:p>0.33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2];0)&lt;=[.O9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2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933]&lt;[.L932];[.M932]+[.H$2];[.M932])" office:value-type="float" office:value="560" calcext:value-type="float">
            <text:p>560</text:p>
          </table:table-cell>
          <table:table-cell table:style-name="ce11" table:formula="of:=OFFSET([.C$4];[.M933];0)" office:value-type="float" office:value="43763" calcext:value-type="float">
            <text:p>43763</text:p>
          </table:table-cell>
          <table:table-cell table:style-name="ce37" table:formula="of:=[.L933]" office:value-type="float" office:value="0.340277777777769" calcext:value-type="float">
            <text:p>0.340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3];0)&lt;=[.O9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3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934]&lt;[.L933];[.M933]+[.H$2];[.M933])" office:value-type="float" office:value="560" calcext:value-type="float">
            <text:p>560</text:p>
          </table:table-cell>
          <table:table-cell table:style-name="ce11" table:formula="of:=OFFSET([.C$4];[.M934];0)" office:value-type="float" office:value="43763" calcext:value-type="float">
            <text:p>43763</text:p>
          </table:table-cell>
          <table:table-cell table:style-name="ce37" table:formula="of:=[.L934]" office:value-type="float" office:value="0.347222222222213" calcext:value-type="float">
            <text:p>0.347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4];0)&lt;=[.O9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4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935]&lt;[.L934];[.M934]+[.H$2];[.M934])" office:value-type="float" office:value="560" calcext:value-type="float">
            <text:p>560</text:p>
          </table:table-cell>
          <table:table-cell table:style-name="ce11" table:formula="of:=OFFSET([.C$4];[.M935];0)" office:value-type="float" office:value="43763" calcext:value-type="float">
            <text:p>43763</text:p>
          </table:table-cell>
          <table:table-cell table:style-name="ce37" table:formula="of:=[.L935]" office:value-type="float" office:value="0.354166666666658" calcext:value-type="float">
            <text:p>0.35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5];0)&lt;=[.O9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5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936]&lt;[.L935];[.M935]+[.H$2];[.M935])" office:value-type="float" office:value="560" calcext:value-type="float">
            <text:p>560</text:p>
          </table:table-cell>
          <table:table-cell table:style-name="ce11" table:formula="of:=OFFSET([.C$4];[.M936];0)" office:value-type="float" office:value="43763" calcext:value-type="float">
            <text:p>43763</text:p>
          </table:table-cell>
          <table:table-cell table:style-name="ce37" table:formula="of:=[.L936]" office:value-type="float" office:value="0.361111111111102" calcext:value-type="float">
            <text:p>0.361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6];0)&lt;=[.O9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6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937]&lt;[.L936];[.M936]+[.H$2];[.M936])" office:value-type="float" office:value="560" calcext:value-type="float">
            <text:p>560</text:p>
          </table:table-cell>
          <table:table-cell table:style-name="ce11" table:formula="of:=OFFSET([.C$4];[.M937];0)" office:value-type="float" office:value="43763" calcext:value-type="float">
            <text:p>43763</text:p>
          </table:table-cell>
          <table:table-cell table:style-name="ce37" table:formula="of:=[.L937]" office:value-type="float" office:value="0.368055555555547" calcext:value-type="float">
            <text:p>0.368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7];0)&lt;=[.O9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7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938]&lt;[.L937];[.M937]+[.H$2];[.M937])" office:value-type="float" office:value="560" calcext:value-type="float">
            <text:p>560</text:p>
          </table:table-cell>
          <table:table-cell table:style-name="ce11" table:formula="of:=OFFSET([.C$4];[.M938];0)" office:value-type="float" office:value="43763" calcext:value-type="float">
            <text:p>43763</text:p>
          </table:table-cell>
          <table:table-cell table:style-name="ce37" table:formula="of:=[.L938]" office:value-type="float" office:value="0.374999999999991" calcext:value-type="float">
            <text:p>0.374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8];0)&lt;=[.O9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8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939]&lt;[.L938];[.M938]+[.H$2];[.M938])" office:value-type="float" office:value="560" calcext:value-type="float">
            <text:p>560</text:p>
          </table:table-cell>
          <table:table-cell table:style-name="ce11" table:formula="of:=OFFSET([.C$4];[.M939];0)" office:value-type="float" office:value="43763" calcext:value-type="float">
            <text:p>43763</text:p>
          </table:table-cell>
          <table:table-cell table:style-name="ce37" table:formula="of:=[.L939]" office:value-type="float" office:value="0.381944444444435" calcext:value-type="float">
            <text:p>0.38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9];0)&lt;=[.O9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9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940]&lt;[.L939];[.M939]+[.H$2];[.M939])" office:value-type="float" office:value="560" calcext:value-type="float">
            <text:p>560</text:p>
          </table:table-cell>
          <table:table-cell table:style-name="ce11" table:formula="of:=OFFSET([.C$4];[.M940];0)" office:value-type="float" office:value="43763" calcext:value-type="float">
            <text:p>43763</text:p>
          </table:table-cell>
          <table:table-cell table:style-name="ce37" table:formula="of:=[.L940]" office:value-type="float" office:value="0.38888888888888" calcext:value-type="float">
            <text:p>0.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0];0)&lt;=[.O9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0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941]&lt;[.L940];[.M940]+[.H$2];[.M940])" office:value-type="float" office:value="560" calcext:value-type="float">
            <text:p>560</text:p>
          </table:table-cell>
          <table:table-cell table:style-name="ce11" table:formula="of:=OFFSET([.C$4];[.M941];0)" office:value-type="float" office:value="43763" calcext:value-type="float">
            <text:p>43763</text:p>
          </table:table-cell>
          <table:table-cell table:style-name="ce37" table:formula="of:=[.L941]" office:value-type="float" office:value="0.395833333333324" calcext:value-type="float">
            <text:p>0.39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1];0)&lt;=[.O9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1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942]&lt;[.L941];[.M941]+[.H$2];[.M941])" office:value-type="float" office:value="560" calcext:value-type="float">
            <text:p>560</text:p>
          </table:table-cell>
          <table:table-cell table:style-name="ce11" table:formula="of:=OFFSET([.C$4];[.M942];0)" office:value-type="float" office:value="43763" calcext:value-type="float">
            <text:p>43763</text:p>
          </table:table-cell>
          <table:table-cell table:style-name="ce37" table:formula="of:=[.L942]" office:value-type="float" office:value="0.402777777777769" calcext:value-type="float">
            <text:p>0.40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2];0)&lt;=[.O9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2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943]&lt;[.L942];[.M942]+[.H$2];[.M942])" office:value-type="float" office:value="560" calcext:value-type="float">
            <text:p>560</text:p>
          </table:table-cell>
          <table:table-cell table:style-name="ce11" table:formula="of:=OFFSET([.C$4];[.M943];0)" office:value-type="float" office:value="43763" calcext:value-type="float">
            <text:p>43763</text:p>
          </table:table-cell>
          <table:table-cell table:style-name="ce37" table:formula="of:=[.L943]" office:value-type="float" office:value="0.409722222222213" calcext:value-type="float">
            <text:p>0.409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3];0)&lt;=[.O9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3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944]&lt;[.L943];[.M943]+[.H$2];[.M943])" office:value-type="float" office:value="560" calcext:value-type="float">
            <text:p>560</text:p>
          </table:table-cell>
          <table:table-cell table:style-name="ce11" table:formula="of:=OFFSET([.C$4];[.M944];0)" office:value-type="float" office:value="43763" calcext:value-type="float">
            <text:p>43763</text:p>
          </table:table-cell>
          <table:table-cell table:style-name="ce37" table:formula="of:=[.L944]" office:value-type="float" office:value="0.416666666666658" calcext:value-type="float">
            <text:p>0.41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4];0)&lt;=[.O9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4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945]&lt;[.L944];[.M944]+[.H$2];[.M944])" office:value-type="float" office:value="560" calcext:value-type="float">
            <text:p>560</text:p>
          </table:table-cell>
          <table:table-cell table:style-name="ce11" table:formula="of:=OFFSET([.C$4];[.M945];0)" office:value-type="float" office:value="43763" calcext:value-type="float">
            <text:p>43763</text:p>
          </table:table-cell>
          <table:table-cell table:style-name="ce37" table:formula="of:=[.L945]" office:value-type="float" office:value="0.423611111111102" calcext:value-type="float">
            <text:p>0.423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5];0)&lt;=[.O9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5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946]&lt;[.L945];[.M945]+[.H$2];[.M945])" office:value-type="float" office:value="560" calcext:value-type="float">
            <text:p>560</text:p>
          </table:table-cell>
          <table:table-cell table:style-name="ce11" table:formula="of:=OFFSET([.C$4];[.M946];0)" office:value-type="float" office:value="43763" calcext:value-type="float">
            <text:p>43763</text:p>
          </table:table-cell>
          <table:table-cell table:style-name="ce37" table:formula="of:=[.L946]" office:value-type="float" office:value="0.430555555555546" calcext:value-type="float">
            <text:p>0.43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6];0)&lt;=[.O9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6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947]&lt;[.L946];[.M946]+[.H$2];[.M946])" office:value-type="float" office:value="560" calcext:value-type="float">
            <text:p>560</text:p>
          </table:table-cell>
          <table:table-cell table:style-name="ce11" table:formula="of:=OFFSET([.C$4];[.M947];0)" office:value-type="float" office:value="43763" calcext:value-type="float">
            <text:p>43763</text:p>
          </table:table-cell>
          <table:table-cell table:style-name="ce37" table:formula="of:=[.L947]" office:value-type="float" office:value="0.437499999999991" calcext:value-type="float">
            <text:p>0.43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7];0)&lt;=[.O9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7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948]&lt;[.L947];[.M947]+[.H$2];[.M947])" office:value-type="float" office:value="600" calcext:value-type="float">
            <text:p>600</text:p>
          </table:table-cell>
          <table:table-cell table:style-name="ce11" table:formula="of:=OFFSET([.C$4];[.M948];0)" office:value-type="float" office:value="43766" calcext:value-type="float">
            <text:p>43766</text:p>
          </table:table-cell>
          <table:table-cell table:style-name="ce37" table:formula="of:=[.L948]" office:value-type="float" office:value="0.00694444444443526" calcext:value-type="float">
            <text:p>0.00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8];0)&lt;=[.O9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8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949]&lt;[.L948];[.M948]+[.H$2];[.M948])" office:value-type="float" office:value="600" calcext:value-type="float">
            <text:p>600</text:p>
          </table:table-cell>
          <table:table-cell table:style-name="ce11" table:formula="of:=OFFSET([.C$4];[.M949];0)" office:value-type="float" office:value="43766" calcext:value-type="float">
            <text:p>43766</text:p>
          </table:table-cell>
          <table:table-cell table:style-name="ce37" table:formula="of:=[.L949]" office:value-type="float" office:value="0.0138888888888797" calcext:value-type="float">
            <text:p>0.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9];0)&lt;=[.O9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9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950]&lt;[.L949];[.M949]+[.H$2];[.M949])" office:value-type="float" office:value="600" calcext:value-type="float">
            <text:p>600</text:p>
          </table:table-cell>
          <table:table-cell table:style-name="ce11" table:formula="of:=OFFSET([.C$4];[.M950];0)" office:value-type="float" office:value="43766" calcext:value-type="float">
            <text:p>43766</text:p>
          </table:table-cell>
          <table:table-cell table:style-name="ce37" table:formula="of:=[.L950]" office:value-type="float" office:value="0.0208333333333241" calcext:value-type="float">
            <text:p>0.02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0];0)&lt;=[.O9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0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951]&lt;[.L950];[.M950]+[.H$2];[.M950])" office:value-type="float" office:value="600" calcext:value-type="float">
            <text:p>600</text:p>
          </table:table-cell>
          <table:table-cell table:style-name="ce11" table:formula="of:=OFFSET([.C$4];[.M951];0)" office:value-type="float" office:value="43766" calcext:value-type="float">
            <text:p>43766</text:p>
          </table:table-cell>
          <table:table-cell table:style-name="ce37" table:formula="of:=[.L951]" office:value-type="float" office:value="0.0277777777777686" calcext:value-type="float">
            <text:p>0.02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1];0)&lt;=[.O9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1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952]&lt;[.L951];[.M951]+[.H$2];[.M951])" office:value-type="float" office:value="600" calcext:value-type="float">
            <text:p>600</text:p>
          </table:table-cell>
          <table:table-cell table:style-name="ce11" table:formula="of:=OFFSET([.C$4];[.M952];0)" office:value-type="float" office:value="43766" calcext:value-type="float">
            <text:p>43766</text:p>
          </table:table-cell>
          <table:table-cell table:style-name="ce37" table:formula="of:=[.L952]" office:value-type="float" office:value="0.034722222222213" calcext:value-type="float">
            <text:p>0.034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2];0)&lt;=[.O9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2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953]&lt;[.L952];[.M952]+[.H$2];[.M952])" office:value-type="float" office:value="600" calcext:value-type="float">
            <text:p>600</text:p>
          </table:table-cell>
          <table:table-cell table:style-name="ce11" table:formula="of:=OFFSET([.C$4];[.M953];0)" office:value-type="float" office:value="43766" calcext:value-type="float">
            <text:p>43766</text:p>
          </table:table-cell>
          <table:table-cell table:style-name="ce37" table:formula="of:=[.L953]" office:value-type="float" office:value="0.0416666666666575" calcext:value-type="float">
            <text:p>0.041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3];0)&lt;=[.O9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3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954]&lt;[.L953];[.M953]+[.H$2];[.M953])" office:value-type="float" office:value="600" calcext:value-type="float">
            <text:p>600</text:p>
          </table:table-cell>
          <table:table-cell table:style-name="ce11" table:formula="of:=OFFSET([.C$4];[.M954];0)" office:value-type="float" office:value="43766" calcext:value-type="float">
            <text:p>43766</text:p>
          </table:table-cell>
          <table:table-cell table:style-name="ce37" table:formula="of:=[.L954]" office:value-type="float" office:value="0.0486111111111019" calcext:value-type="float">
            <text:p>0.048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4];0)&lt;=[.O9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4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955]&lt;[.L954];[.M954]+[.H$2];[.M954])" office:value-type="float" office:value="600" calcext:value-type="float">
            <text:p>600</text:p>
          </table:table-cell>
          <table:table-cell table:style-name="ce11" table:formula="of:=OFFSET([.C$4];[.M955];0)" office:value-type="float" office:value="43766" calcext:value-type="float">
            <text:p>43766</text:p>
          </table:table-cell>
          <table:table-cell table:style-name="ce37" table:formula="of:=[.L955]" office:value-type="float" office:value="0.0555555555555464" calcext:value-type="float">
            <text:p>0.05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5];0)&lt;=[.O9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5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956]&lt;[.L955];[.M955]+[.H$2];[.M955])" office:value-type="float" office:value="600" calcext:value-type="float">
            <text:p>600</text:p>
          </table:table-cell>
          <table:table-cell table:style-name="ce11" table:formula="of:=OFFSET([.C$4];[.M956];0)" office:value-type="float" office:value="43766" calcext:value-type="float">
            <text:p>43766</text:p>
          </table:table-cell>
          <table:table-cell table:style-name="ce37" table:formula="of:=[.L956]" office:value-type="float" office:value="0.0624999999999908" calcext:value-type="float">
            <text:p>0.06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6];0)&lt;=[.O9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6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957]&lt;[.L956];[.M956]+[.H$2];[.M956])" office:value-type="float" office:value="600" calcext:value-type="float">
            <text:p>600</text:p>
          </table:table-cell>
          <table:table-cell table:style-name="ce11" table:formula="of:=OFFSET([.C$4];[.M957];0)" office:value-type="float" office:value="43766" calcext:value-type="float">
            <text:p>43766</text:p>
          </table:table-cell>
          <table:table-cell table:style-name="ce37" table:formula="of:=[.L957]" office:value-type="float" office:value="0.0694444444444353" calcext:value-type="float">
            <text:p>0.069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7];0)&lt;=[.O9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7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958]&lt;[.L957];[.M957]+[.H$2];[.M957])" office:value-type="float" office:value="600" calcext:value-type="float">
            <text:p>600</text:p>
          </table:table-cell>
          <table:table-cell table:style-name="ce11" table:formula="of:=OFFSET([.C$4];[.M958];0)" office:value-type="float" office:value="43766" calcext:value-type="float">
            <text:p>43766</text:p>
          </table:table-cell>
          <table:table-cell table:style-name="ce37" table:formula="of:=[.L958]" office:value-type="float" office:value="0.0763888888888797" calcext:value-type="float">
            <text:p>0.07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8];0)&lt;=[.O9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8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959]&lt;[.L958];[.M958]+[.H$2];[.M958])" office:value-type="float" office:value="600" calcext:value-type="float">
            <text:p>600</text:p>
          </table:table-cell>
          <table:table-cell table:style-name="ce11" table:formula="of:=OFFSET([.C$4];[.M959];0)" office:value-type="float" office:value="43766" calcext:value-type="float">
            <text:p>43766</text:p>
          </table:table-cell>
          <table:table-cell table:style-name="ce37" table:formula="of:=[.L959]" office:value-type="float" office:value="0.0833333333333242" calcext:value-type="float">
            <text:p>0.08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9];0)&lt;=[.O9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9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960]&lt;[.L959];[.M959]+[.H$2];[.M959])" office:value-type="float" office:value="600" calcext:value-type="float">
            <text:p>600</text:p>
          </table:table-cell>
          <table:table-cell table:style-name="ce11" table:formula="of:=OFFSET([.C$4];[.M960];0)" office:value-type="float" office:value="43766" calcext:value-type="float">
            <text:p>43766</text:p>
          </table:table-cell>
          <table:table-cell table:style-name="ce37" table:formula="of:=[.L960]" office:value-type="float" office:value="0.0902777777777686" calcext:value-type="float">
            <text:p>0.090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0];0)&lt;=[.O9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0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961]&lt;[.L960];[.M960]+[.H$2];[.M960])" office:value-type="float" office:value="600" calcext:value-type="float">
            <text:p>600</text:p>
          </table:table-cell>
          <table:table-cell table:style-name="ce11" table:formula="of:=OFFSET([.C$4];[.M961];0)" office:value-type="float" office:value="43766" calcext:value-type="float">
            <text:p>43766</text:p>
          </table:table-cell>
          <table:table-cell table:style-name="ce37" table:formula="of:=[.L961]" office:value-type="float" office:value="0.0972222222222131" calcext:value-type="float">
            <text:p>0.097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1];0)&lt;=[.O9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1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962]&lt;[.L961];[.M961]+[.H$2];[.M961])" office:value-type="float" office:value="600" calcext:value-type="float">
            <text:p>600</text:p>
          </table:table-cell>
          <table:table-cell table:style-name="ce11" table:formula="of:=OFFSET([.C$4];[.M962];0)" office:value-type="float" office:value="43766" calcext:value-type="float">
            <text:p>43766</text:p>
          </table:table-cell>
          <table:table-cell table:style-name="ce37" table:formula="of:=[.L962]" office:value-type="float" office:value="0.104166666666658" calcext:value-type="float">
            <text:p>0.10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2];0)&lt;=[.O9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2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963]&lt;[.L962];[.M962]+[.H$2];[.M962])" office:value-type="float" office:value="600" calcext:value-type="float">
            <text:p>600</text:p>
          </table:table-cell>
          <table:table-cell table:style-name="ce11" table:formula="of:=OFFSET([.C$4];[.M963];0)" office:value-type="float" office:value="43766" calcext:value-type="float">
            <text:p>43766</text:p>
          </table:table-cell>
          <table:table-cell table:style-name="ce37" table:formula="of:=[.L963]" office:value-type="float" office:value="0.111111111111102" calcext:value-type="float">
            <text:p>0.111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3];0)&lt;=[.O9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3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964]&lt;[.L963];[.M963]+[.H$2];[.M963])" office:value-type="float" office:value="600" calcext:value-type="float">
            <text:p>600</text:p>
          </table:table-cell>
          <table:table-cell table:style-name="ce11" table:formula="of:=OFFSET([.C$4];[.M964];0)" office:value-type="float" office:value="43766" calcext:value-type="float">
            <text:p>43766</text:p>
          </table:table-cell>
          <table:table-cell table:style-name="ce37" table:formula="of:=[.L964]" office:value-type="float" office:value="0.118055555555546" calcext:value-type="float">
            <text:p>0.118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4];0)&lt;=[.O9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4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965]&lt;[.L964];[.M964]+[.H$2];[.M964])" office:value-type="float" office:value="600" calcext:value-type="float">
            <text:p>600</text:p>
          </table:table-cell>
          <table:table-cell table:style-name="ce11" table:formula="of:=OFFSET([.C$4];[.M965];0)" office:value-type="float" office:value="43766" calcext:value-type="float">
            <text:p>43766</text:p>
          </table:table-cell>
          <table:table-cell table:style-name="ce37" table:formula="of:=[.L965]" office:value-type="float" office:value="0.124999999999991" calcext:value-type="float">
            <text:p>0.124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5];0)&lt;=[.O9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5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966]&lt;[.L965];[.M965]+[.H$2];[.M965])" office:value-type="float" office:value="600" calcext:value-type="float">
            <text:p>600</text:p>
          </table:table-cell>
          <table:table-cell table:style-name="ce11" table:formula="of:=OFFSET([.C$4];[.M966];0)" office:value-type="float" office:value="43766" calcext:value-type="float">
            <text:p>43766</text:p>
          </table:table-cell>
          <table:table-cell table:style-name="ce37" table:formula="of:=[.L966]" office:value-type="float" office:value="0.131944444444435" calcext:value-type="float">
            <text:p>0.13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6];0)&lt;=[.O9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6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967]&lt;[.L966];[.M966]+[.H$2];[.M966])" office:value-type="float" office:value="600" calcext:value-type="float">
            <text:p>600</text:p>
          </table:table-cell>
          <table:table-cell table:style-name="ce11" table:formula="of:=OFFSET([.C$4];[.M967];0)" office:value-type="float" office:value="43766" calcext:value-type="float">
            <text:p>43766</text:p>
          </table:table-cell>
          <table:table-cell table:style-name="ce37" table:formula="of:=[.L967]" office:value-type="float" office:value="0.13888888888888" calcext:value-type="float">
            <text:p>0.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7];0)&lt;=[.O9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7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968]&lt;[.L967];[.M967]+[.H$2];[.M967])" office:value-type="float" office:value="600" calcext:value-type="float">
            <text:p>600</text:p>
          </table:table-cell>
          <table:table-cell table:style-name="ce11" table:formula="of:=OFFSET([.C$4];[.M968];0)" office:value-type="float" office:value="43766" calcext:value-type="float">
            <text:p>43766</text:p>
          </table:table-cell>
          <table:table-cell table:style-name="ce37" table:formula="of:=[.L968]" office:value-type="float" office:value="0.145833333333324" calcext:value-type="float">
            <text:p>0.14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8];0)&lt;=[.O9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8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969]&lt;[.L968];[.M968]+[.H$2];[.M968])" office:value-type="float" office:value="600" calcext:value-type="float">
            <text:p>600</text:p>
          </table:table-cell>
          <table:table-cell table:style-name="ce11" table:formula="of:=OFFSET([.C$4];[.M969];0)" office:value-type="float" office:value="43766" calcext:value-type="float">
            <text:p>43766</text:p>
          </table:table-cell>
          <table:table-cell table:style-name="ce37" table:formula="of:=[.L969]" office:value-type="float" office:value="0.152777777777769" calcext:value-type="float">
            <text:p>0.15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9];0)&lt;=[.O9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9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970]&lt;[.L969];[.M969]+[.H$2];[.M969])" office:value-type="float" office:value="600" calcext:value-type="float">
            <text:p>600</text:p>
          </table:table-cell>
          <table:table-cell table:style-name="ce11" table:formula="of:=OFFSET([.C$4];[.M970];0)" office:value-type="float" office:value="43766" calcext:value-type="float">
            <text:p>43766</text:p>
          </table:table-cell>
          <table:table-cell table:style-name="ce37" table:formula="of:=[.L970]" office:value-type="float" office:value="0.159722222222213" calcext:value-type="float">
            <text:p>0.159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0];0)&lt;=[.O9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0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971]&lt;[.L970];[.M970]+[.H$2];[.M970])" office:value-type="float" office:value="600" calcext:value-type="float">
            <text:p>600</text:p>
          </table:table-cell>
          <table:table-cell table:style-name="ce11" table:formula="of:=OFFSET([.C$4];[.M971];0)" office:value-type="float" office:value="43766" calcext:value-type="float">
            <text:p>43766</text:p>
          </table:table-cell>
          <table:table-cell table:style-name="ce37" table:formula="of:=[.L971]" office:value-type="float" office:value="0.166666666666658" calcext:value-type="float">
            <text:p>0.16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1];0)&lt;=[.O9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1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972]&lt;[.L971];[.M971]+[.H$2];[.M971])" office:value-type="float" office:value="600" calcext:value-type="float">
            <text:p>600</text:p>
          </table:table-cell>
          <table:table-cell table:style-name="ce11" table:formula="of:=OFFSET([.C$4];[.M972];0)" office:value-type="float" office:value="43766" calcext:value-type="float">
            <text:p>43766</text:p>
          </table:table-cell>
          <table:table-cell table:style-name="ce37" table:formula="of:=[.L972]" office:value-type="float" office:value="0.173611111111102" calcext:value-type="float">
            <text:p>0.173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2];0)&lt;=[.O9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2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973]&lt;[.L972];[.M972]+[.H$2];[.M972])" office:value-type="float" office:value="600" calcext:value-type="float">
            <text:p>600</text:p>
          </table:table-cell>
          <table:table-cell table:style-name="ce11" table:formula="of:=OFFSET([.C$4];[.M973];0)" office:value-type="float" office:value="43766" calcext:value-type="float">
            <text:p>43766</text:p>
          </table:table-cell>
          <table:table-cell table:style-name="ce37" table:formula="of:=[.L973]" office:value-type="float" office:value="0.180555555555546" calcext:value-type="float">
            <text:p>0.18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3];0)&lt;=[.O9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3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974]&lt;[.L973];[.M973]+[.H$2];[.M973])" office:value-type="float" office:value="600" calcext:value-type="float">
            <text:p>600</text:p>
          </table:table-cell>
          <table:table-cell table:style-name="ce11" table:formula="of:=OFFSET([.C$4];[.M974];0)" office:value-type="float" office:value="43766" calcext:value-type="float">
            <text:p>43766</text:p>
          </table:table-cell>
          <table:table-cell table:style-name="ce37" table:formula="of:=[.L974]" office:value-type="float" office:value="0.187499999999991" calcext:value-type="float">
            <text:p>0.18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4];0)&lt;=[.O9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4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975]&lt;[.L974];[.M974]+[.H$2];[.M974])" office:value-type="float" office:value="600" calcext:value-type="float">
            <text:p>600</text:p>
          </table:table-cell>
          <table:table-cell table:style-name="ce11" table:formula="of:=OFFSET([.C$4];[.M975];0)" office:value-type="float" office:value="43766" calcext:value-type="float">
            <text:p>43766</text:p>
          </table:table-cell>
          <table:table-cell table:style-name="ce37" table:formula="of:=[.L975]" office:value-type="float" office:value="0.194444444444435" calcext:value-type="float">
            <text:p>0.194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5];0)&lt;=[.O9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5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976]&lt;[.L975];[.M975]+[.H$2];[.M975])" office:value-type="float" office:value="600" calcext:value-type="float">
            <text:p>600</text:p>
          </table:table-cell>
          <table:table-cell table:style-name="ce11" table:formula="of:=OFFSET([.C$4];[.M976];0)" office:value-type="float" office:value="43766" calcext:value-type="float">
            <text:p>43766</text:p>
          </table:table-cell>
          <table:table-cell table:style-name="ce37" table:formula="of:=[.L976]" office:value-type="float" office:value="0.20138888888888" calcext:value-type="float">
            <text:p>0.201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6];0)&lt;=[.O9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6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977]&lt;[.L976];[.M976]+[.H$2];[.M976])" office:value-type="float" office:value="600" calcext:value-type="float">
            <text:p>600</text:p>
          </table:table-cell>
          <table:table-cell table:style-name="ce11" table:formula="of:=OFFSET([.C$4];[.M977];0)" office:value-type="float" office:value="43766" calcext:value-type="float">
            <text:p>43766</text:p>
          </table:table-cell>
          <table:table-cell table:style-name="ce37" table:formula="of:=[.L977]" office:value-type="float" office:value="0.208333333333324" calcext:value-type="float">
            <text:p>0.208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7];0)&lt;=[.O9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7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978]&lt;[.L977];[.M977]+[.H$2];[.M977])" office:value-type="float" office:value="600" calcext:value-type="float">
            <text:p>600</text:p>
          </table:table-cell>
          <table:table-cell table:style-name="ce11" table:formula="of:=OFFSET([.C$4];[.M978];0)" office:value-type="float" office:value="43766" calcext:value-type="float">
            <text:p>43766</text:p>
          </table:table-cell>
          <table:table-cell table:style-name="ce37" table:formula="of:=[.L978]" office:value-type="float" office:value="0.215277777777769" calcext:value-type="float">
            <text:p>0.215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8];0)&lt;=[.O9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8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979]&lt;[.L978];[.M978]+[.H$2];[.M978])" office:value-type="float" office:value="600" calcext:value-type="float">
            <text:p>600</text:p>
          </table:table-cell>
          <table:table-cell table:style-name="ce11" table:formula="of:=OFFSET([.C$4];[.M979];0)" office:value-type="float" office:value="43766" calcext:value-type="float">
            <text:p>43766</text:p>
          </table:table-cell>
          <table:table-cell table:style-name="ce37" table:formula="of:=[.L979]" office:value-type="float" office:value="0.222222222222213" calcext:value-type="float">
            <text:p>0.222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9];0)&lt;=[.O9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9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980]&lt;[.L979];[.M979]+[.H$2];[.M979])" office:value-type="float" office:value="600" calcext:value-type="float">
            <text:p>600</text:p>
          </table:table-cell>
          <table:table-cell table:style-name="ce11" table:formula="of:=OFFSET([.C$4];[.M980];0)" office:value-type="float" office:value="43766" calcext:value-type="float">
            <text:p>43766</text:p>
          </table:table-cell>
          <table:table-cell table:style-name="ce37" table:formula="of:=[.L980]" office:value-type="float" office:value="0.229166666666658" calcext:value-type="float">
            <text:p>0.229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0];0)&lt;=[.O9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0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981]&lt;[.L980];[.M980]+[.H$2];[.M980])" office:value-type="float" office:value="600" calcext:value-type="float">
            <text:p>600</text:p>
          </table:table-cell>
          <table:table-cell table:style-name="ce11" table:formula="of:=OFFSET([.C$4];[.M981];0)" office:value-type="float" office:value="43766" calcext:value-type="float">
            <text:p>43766</text:p>
          </table:table-cell>
          <table:table-cell table:style-name="ce37" table:formula="of:=[.L981]" office:value-type="float" office:value="0.236111111111102" calcext:value-type="float">
            <text:p>0.236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1];0)&lt;=[.O9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1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982]&lt;[.L981];[.M981]+[.H$2];[.M981])" office:value-type="float" office:value="600" calcext:value-type="float">
            <text:p>600</text:p>
          </table:table-cell>
          <table:table-cell table:style-name="ce11" table:formula="of:=OFFSET([.C$4];[.M982];0)" office:value-type="float" office:value="43766" calcext:value-type="float">
            <text:p>43766</text:p>
          </table:table-cell>
          <table:table-cell table:style-name="ce37" table:formula="of:=[.L982]" office:value-type="float" office:value="0.243055555555546" calcext:value-type="float">
            <text:p>0.243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2];0)&lt;=[.O9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2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983]&lt;[.L982];[.M982]+[.H$2];[.M982])" office:value-type="float" office:value="600" calcext:value-type="float">
            <text:p>600</text:p>
          </table:table-cell>
          <table:table-cell table:style-name="ce11" table:formula="of:=OFFSET([.C$4];[.M983];0)" office:value-type="float" office:value="43766" calcext:value-type="float">
            <text:p>43766</text:p>
          </table:table-cell>
          <table:table-cell table:style-name="ce37" table:formula="of:=[.L983]" office:value-type="float" office:value="0.249999999999991" calcext:value-type="float">
            <text:p>0.249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3];0)&lt;=[.O9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3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984]&lt;[.L983];[.M983]+[.H$2];[.M983])" office:value-type="float" office:value="600" calcext:value-type="float">
            <text:p>600</text:p>
          </table:table-cell>
          <table:table-cell table:style-name="ce11" table:formula="of:=OFFSET([.C$4];[.M984];0)" office:value-type="float" office:value="43766" calcext:value-type="float">
            <text:p>43766</text:p>
          </table:table-cell>
          <table:table-cell table:style-name="ce37" table:formula="of:=[.L984]" office:value-type="float" office:value="0.256944444444435" calcext:value-type="float">
            <text:p>0.25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4];0)&lt;=[.O9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4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985]&lt;[.L984];[.M984]+[.H$2];[.M984])" office:value-type="float" office:value="600" calcext:value-type="float">
            <text:p>600</text:p>
          </table:table-cell>
          <table:table-cell table:style-name="ce11" table:formula="of:=OFFSET([.C$4];[.M985];0)" office:value-type="float" office:value="43766" calcext:value-type="float">
            <text:p>43766</text:p>
          </table:table-cell>
          <table:table-cell table:style-name="ce37" table:formula="of:=[.L985]" office:value-type="float" office:value="0.26388888888888" calcext:value-type="float">
            <text:p>0.2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5];0)&lt;=[.O9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5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986]&lt;[.L985];[.M985]+[.H$2];[.M985])" office:value-type="float" office:value="600" calcext:value-type="float">
            <text:p>600</text:p>
          </table:table-cell>
          <table:table-cell table:style-name="ce11" table:formula="of:=OFFSET([.C$4];[.M986];0)" office:value-type="float" office:value="43766" calcext:value-type="float">
            <text:p>43766</text:p>
          </table:table-cell>
          <table:table-cell table:style-name="ce37" table:formula="of:=[.L986]" office:value-type="float" office:value="0.270833333333324" calcext:value-type="float">
            <text:p>0.27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6];0)&lt;=[.O9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6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987]&lt;[.L986];[.M986]+[.H$2];[.M986])" office:value-type="float" office:value="600" calcext:value-type="float">
            <text:p>600</text:p>
          </table:table-cell>
          <table:table-cell table:style-name="ce11" table:formula="of:=OFFSET([.C$4];[.M987];0)" office:value-type="float" office:value="43766" calcext:value-type="float">
            <text:p>43766</text:p>
          </table:table-cell>
          <table:table-cell table:style-name="ce37" table:formula="of:=[.L987]" office:value-type="float" office:value="0.277777777777769" calcext:value-type="float">
            <text:p>0.27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7];0)&lt;=[.O9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7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988]&lt;[.L987];[.M987]+[.H$2];[.M987])" office:value-type="float" office:value="600" calcext:value-type="float">
            <text:p>600</text:p>
          </table:table-cell>
          <table:table-cell table:style-name="ce11" table:formula="of:=OFFSET([.C$4];[.M988];0)" office:value-type="float" office:value="43766" calcext:value-type="float">
            <text:p>43766</text:p>
          </table:table-cell>
          <table:table-cell table:style-name="ce37" table:formula="of:=[.L988]" office:value-type="float" office:value="0.284722222222213" calcext:value-type="float">
            <text:p>0.284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8];0)&lt;=[.O9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8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989]&lt;[.L988];[.M988]+[.H$2];[.M988])" office:value-type="float" office:value="600" calcext:value-type="float">
            <text:p>600</text:p>
          </table:table-cell>
          <table:table-cell table:style-name="ce11" table:formula="of:=OFFSET([.C$4];[.M989];0)" office:value-type="float" office:value="43766" calcext:value-type="float">
            <text:p>43766</text:p>
          </table:table-cell>
          <table:table-cell table:style-name="ce37" table:formula="of:=[.L989]" office:value-type="float" office:value="0.291666666666657" calcext:value-type="float">
            <text:p>0.291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9];0)&lt;=[.O9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9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990]&lt;[.L989];[.M989]+[.H$2];[.M989])" office:value-type="float" office:value="600" calcext:value-type="float">
            <text:p>600</text:p>
          </table:table-cell>
          <table:table-cell table:style-name="ce11" table:formula="of:=OFFSET([.C$4];[.M990];0)" office:value-type="float" office:value="43766" calcext:value-type="float">
            <text:p>43766</text:p>
          </table:table-cell>
          <table:table-cell table:style-name="ce37" table:formula="of:=[.L990]" office:value-type="float" office:value="0.298611111111102" calcext:value-type="float">
            <text:p>0.298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0];0)&lt;=[.O9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0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991]&lt;[.L990];[.M990]+[.H$2];[.M990])" office:value-type="float" office:value="600" calcext:value-type="float">
            <text:p>600</text:p>
          </table:table-cell>
          <table:table-cell table:style-name="ce11" table:formula="of:=OFFSET([.C$4];[.M991];0)" office:value-type="float" office:value="43766" calcext:value-type="float">
            <text:p>43766</text:p>
          </table:table-cell>
          <table:table-cell table:style-name="ce37" table:formula="of:=[.L991]" office:value-type="float" office:value="0.305555555555546" calcext:value-type="float">
            <text:p>0.30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1];0)&lt;=[.O9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1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992]&lt;[.L991];[.M991]+[.H$2];[.M991])" office:value-type="float" office:value="600" calcext:value-type="float">
            <text:p>600</text:p>
          </table:table-cell>
          <table:table-cell table:style-name="ce11" table:formula="of:=OFFSET([.C$4];[.M992];0)" office:value-type="float" office:value="43766" calcext:value-type="float">
            <text:p>43766</text:p>
          </table:table-cell>
          <table:table-cell table:style-name="ce37" table:formula="of:=[.L992]" office:value-type="float" office:value="0.312499999999991" calcext:value-type="float">
            <text:p>0.31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2];0)&lt;=[.O9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2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993]&lt;[.L992];[.M992]+[.H$2];[.M992])" office:value-type="float" office:value="600" calcext:value-type="float">
            <text:p>600</text:p>
          </table:table-cell>
          <table:table-cell table:style-name="ce11" table:formula="of:=OFFSET([.C$4];[.M993];0)" office:value-type="float" office:value="43766" calcext:value-type="float">
            <text:p>43766</text:p>
          </table:table-cell>
          <table:table-cell table:style-name="ce37" table:formula="of:=[.L993]" office:value-type="float" office:value="0.319444444444435" calcext:value-type="float">
            <text:p>0.319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3];0)&lt;=[.O9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3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994]&lt;[.L993];[.M993]+[.H$2];[.M993])" office:value-type="float" office:value="600" calcext:value-type="float">
            <text:p>600</text:p>
          </table:table-cell>
          <table:table-cell table:style-name="ce11" table:formula="of:=OFFSET([.C$4];[.M994];0)" office:value-type="float" office:value="43766" calcext:value-type="float">
            <text:p>43766</text:p>
          </table:table-cell>
          <table:table-cell table:style-name="ce37" table:formula="of:=[.L994]" office:value-type="float" office:value="0.32638888888888" calcext:value-type="float">
            <text:p>0.32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4];0)&lt;=[.O9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4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995]&lt;[.L994];[.M994]+[.H$2];[.M994])" office:value-type="float" office:value="600" calcext:value-type="float">
            <text:p>600</text:p>
          </table:table-cell>
          <table:table-cell table:style-name="ce11" table:formula="of:=OFFSET([.C$4];[.M995];0)" office:value-type="float" office:value="43766" calcext:value-type="float">
            <text:p>43766</text:p>
          </table:table-cell>
          <table:table-cell table:style-name="ce37" table:formula="of:=[.L995]" office:value-type="float" office:value="0.333333333333324" calcext:value-type="float">
            <text:p>0.33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5];0)&lt;=[.O9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5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996]&lt;[.L995];[.M995]+[.H$2];[.M995])" office:value-type="float" office:value="600" calcext:value-type="float">
            <text:p>600</text:p>
          </table:table-cell>
          <table:table-cell table:style-name="ce11" table:formula="of:=OFFSET([.C$4];[.M996];0)" office:value-type="float" office:value="43766" calcext:value-type="float">
            <text:p>43766</text:p>
          </table:table-cell>
          <table:table-cell table:style-name="ce37" table:formula="of:=[.L996]" office:value-type="float" office:value="0.340277777777768" calcext:value-type="float">
            <text:p>0.340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6];0)&lt;=[.O9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6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997]&lt;[.L996];[.M996]+[.H$2];[.M996])" office:value-type="float" office:value="600" calcext:value-type="float">
            <text:p>600</text:p>
          </table:table-cell>
          <table:table-cell table:style-name="ce11" table:formula="of:=OFFSET([.C$4];[.M997];0)" office:value-type="float" office:value="43766" calcext:value-type="float">
            <text:p>43766</text:p>
          </table:table-cell>
          <table:table-cell table:style-name="ce37" table:formula="of:=[.L997]" office:value-type="float" office:value="0.347222222222213" calcext:value-type="float">
            <text:p>0.347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7];0)&lt;=[.O9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7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998]&lt;[.L997];[.M997]+[.H$2];[.M997])" office:value-type="float" office:value="600" calcext:value-type="float">
            <text:p>600</text:p>
          </table:table-cell>
          <table:table-cell table:style-name="ce11" table:formula="of:=OFFSET([.C$4];[.M998];0)" office:value-type="float" office:value="43766" calcext:value-type="float">
            <text:p>43766</text:p>
          </table:table-cell>
          <table:table-cell table:style-name="ce37" table:formula="of:=[.L998]" office:value-type="float" office:value="0.354166666666657" calcext:value-type="float">
            <text:p>0.354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8];0)&lt;=[.O9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8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999]&lt;[.L998];[.M998]+[.H$2];[.M998])" office:value-type="float" office:value="600" calcext:value-type="float">
            <text:p>600</text:p>
          </table:table-cell>
          <table:table-cell table:style-name="ce11" table:formula="of:=OFFSET([.C$4];[.M999];0)" office:value-type="float" office:value="43766" calcext:value-type="float">
            <text:p>43766</text:p>
          </table:table-cell>
          <table:table-cell table:style-name="ce37" table:formula="of:=[.L999]" office:value-type="float" office:value="0.361111111111102" calcext:value-type="float">
            <text:p>0.361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9];0)&lt;=[.O9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9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000]&lt;[.L999];[.M999]+[.H$2];[.M999])" office:value-type="float" office:value="600" calcext:value-type="float">
            <text:p>600</text:p>
          </table:table-cell>
          <table:table-cell table:style-name="ce11" table:formula="of:=OFFSET([.C$4];[.M1000];0)" office:value-type="float" office:value="43766" calcext:value-type="float">
            <text:p>43766</text:p>
          </table:table-cell>
          <table:table-cell table:style-name="ce37" table:formula="of:=[.L1000]" office:value-type="float" office:value="0.368055555555546" calcext:value-type="float">
            <text:p>0.368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0];0)&lt;=[.O10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0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001]&lt;[.L1000];[.M1000]+[.H$2];[.M1000])" office:value-type="float" office:value="600" calcext:value-type="float">
            <text:p>600</text:p>
          </table:table-cell>
          <table:table-cell table:style-name="ce11" table:formula="of:=OFFSET([.C$4];[.M1001];0)" office:value-type="float" office:value="43766" calcext:value-type="float">
            <text:p>43766</text:p>
          </table:table-cell>
          <table:table-cell table:style-name="ce37" table:formula="of:=[.L1001]" office:value-type="float" office:value="0.37499999999999" calcext:value-type="float">
            <text:p>0.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1];0)&lt;=[.O10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1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002]&lt;[.L1001];[.M1001]+[.H$2];[.M1001])" office:value-type="float" office:value="600" calcext:value-type="float">
            <text:p>600</text:p>
          </table:table-cell>
          <table:table-cell table:style-name="ce11" table:formula="of:=OFFSET([.C$4];[.M1002];0)" office:value-type="float" office:value="43766" calcext:value-type="float">
            <text:p>43766</text:p>
          </table:table-cell>
          <table:table-cell table:style-name="ce37" table:formula="of:=[.L1002]" office:value-type="float" office:value="0.381944444444435" calcext:value-type="float">
            <text:p>0.38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2];0)&lt;=[.O10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2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003]&lt;[.L1002];[.M1002]+[.H$2];[.M1002])" office:value-type="float" office:value="600" calcext:value-type="float">
            <text:p>600</text:p>
          </table:table-cell>
          <table:table-cell table:style-name="ce11" table:formula="of:=OFFSET([.C$4];[.M1003];0)" office:value-type="float" office:value="43766" calcext:value-type="float">
            <text:p>43766</text:p>
          </table:table-cell>
          <table:table-cell table:style-name="ce37" table:formula="of:=[.L1003]" office:value-type="float" office:value="0.388888888888879" calcext:value-type="float">
            <text:p>0.38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3];0)&lt;=[.O10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3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004]&lt;[.L1003];[.M1003]+[.H$2];[.M1003])" office:value-type="float" office:value="600" calcext:value-type="float">
            <text:p>600</text:p>
          </table:table-cell>
          <table:table-cell table:style-name="ce11" table:formula="of:=OFFSET([.C$4];[.M1004];0)" office:value-type="float" office:value="43766" calcext:value-type="float">
            <text:p>43766</text:p>
          </table:table-cell>
          <table:table-cell table:style-name="ce37" table:formula="of:=[.L1004]" office:value-type="float" office:value="0.395833333333324" calcext:value-type="float">
            <text:p>0.39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4];0)&lt;=[.O10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4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005]&lt;[.L1004];[.M1004]+[.H$2];[.M1004])" office:value-type="float" office:value="600" calcext:value-type="float">
            <text:p>600</text:p>
          </table:table-cell>
          <table:table-cell table:style-name="ce11" table:formula="of:=OFFSET([.C$4];[.M1005];0)" office:value-type="float" office:value="43766" calcext:value-type="float">
            <text:p>43766</text:p>
          </table:table-cell>
          <table:table-cell table:style-name="ce37" table:formula="of:=[.L1005]" office:value-type="float" office:value="0.402777777777768" calcext:value-type="float">
            <text:p>0.402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5];0)&lt;=[.O10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5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006]&lt;[.L1005];[.M1005]+[.H$2];[.M1005])" office:value-type="float" office:value="600" calcext:value-type="float">
            <text:p>600</text:p>
          </table:table-cell>
          <table:table-cell table:style-name="ce11" table:formula="of:=OFFSET([.C$4];[.M1006];0)" office:value-type="float" office:value="43766" calcext:value-type="float">
            <text:p>43766</text:p>
          </table:table-cell>
          <table:table-cell table:style-name="ce37" table:formula="of:=[.L1006]" office:value-type="float" office:value="0.409722222222213" calcext:value-type="float">
            <text:p>0.409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6];0)&lt;=[.O10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6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007]&lt;[.L1006];[.M1006]+[.H$2];[.M1006])" office:value-type="float" office:value="600" calcext:value-type="float">
            <text:p>600</text:p>
          </table:table-cell>
          <table:table-cell table:style-name="ce11" table:formula="of:=OFFSET([.C$4];[.M1007];0)" office:value-type="float" office:value="43766" calcext:value-type="float">
            <text:p>43766</text:p>
          </table:table-cell>
          <table:table-cell table:style-name="ce37" table:formula="of:=[.L1007]" office:value-type="float" office:value="0.416666666666657" calcext:value-type="float">
            <text:p>0.416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7];0)&lt;=[.O10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7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008]&lt;[.L1007];[.M1007]+[.H$2];[.M1007])" office:value-type="float" office:value="600" calcext:value-type="float">
            <text:p>600</text:p>
          </table:table-cell>
          <table:table-cell table:style-name="ce11" table:formula="of:=OFFSET([.C$4];[.M1008];0)" office:value-type="float" office:value="43766" calcext:value-type="float">
            <text:p>43766</text:p>
          </table:table-cell>
          <table:table-cell table:style-name="ce37" table:formula="of:=[.L1008]" office:value-type="float" office:value="0.423611111111101" calcext:value-type="float">
            <text:p>0.42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8];0)&lt;=[.O10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8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009]&lt;[.L1008];[.M1008]+[.H$2];[.M1008])" office:value-type="float" office:value="600" calcext:value-type="float">
            <text:p>600</text:p>
          </table:table-cell>
          <table:table-cell table:style-name="ce11" table:formula="of:=OFFSET([.C$4];[.M1009];0)" office:value-type="float" office:value="43766" calcext:value-type="float">
            <text:p>43766</text:p>
          </table:table-cell>
          <table:table-cell table:style-name="ce37" table:formula="of:=[.L1009]" office:value-type="float" office:value="0.430555555555546" calcext:value-type="float">
            <text:p>0.43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9];0)&lt;=[.O10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9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010]&lt;[.L1009];[.M1009]+[.H$2];[.M1009])" office:value-type="float" office:value="600" calcext:value-type="float">
            <text:p>600</text:p>
          </table:table-cell>
          <table:table-cell table:style-name="ce11" table:formula="of:=OFFSET([.C$4];[.M1010];0)" office:value-type="float" office:value="43766" calcext:value-type="float">
            <text:p>43766</text:p>
          </table:table-cell>
          <table:table-cell table:style-name="ce37" table:formula="of:=[.L1010]" office:value-type="float" office:value="0.43749999999999" calcext:value-type="float">
            <text:p>0.43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0];0)&lt;=[.O10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0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011]&lt;[.L1010];[.M1010]+[.H$2];[.M1010])" office:value-type="float" office:value="640" calcext:value-type="float">
            <text:p>640</text:p>
          </table:table-cell>
          <table:table-cell table:style-name="ce11" table:formula="of:=OFFSET([.C$4];[.M1011];0)" office:value-type="float" office:value="43767" calcext:value-type="float">
            <text:p>43767</text:p>
          </table:table-cell>
          <table:table-cell table:style-name="ce37" table:formula="of:=[.L1011]" office:value-type="float" office:value="0.00694444444443465" calcext:value-type="float">
            <text:p>0.00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1];0)&lt;=[.O10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1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012]&lt;[.L1011];[.M1011]+[.H$2];[.M1011])" office:value-type="float" office:value="640" calcext:value-type="float">
            <text:p>640</text:p>
          </table:table-cell>
          <table:table-cell table:style-name="ce11" table:formula="of:=OFFSET([.C$4];[.M1012];0)" office:value-type="float" office:value="43767" calcext:value-type="float">
            <text:p>43767</text:p>
          </table:table-cell>
          <table:table-cell table:style-name="ce37" table:formula="of:=[.L1012]" office:value-type="float" office:value="0.0138888888888791" calcext:value-type="float">
            <text:p>0.013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2];0)&lt;=[.O10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2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013]&lt;[.L1012];[.M1012]+[.H$2];[.M1012])" office:value-type="float" office:value="640" calcext:value-type="float">
            <text:p>640</text:p>
          </table:table-cell>
          <table:table-cell table:style-name="ce11" table:formula="of:=OFFSET([.C$4];[.M1013];0)" office:value-type="float" office:value="43767" calcext:value-type="float">
            <text:p>43767</text:p>
          </table:table-cell>
          <table:table-cell table:style-name="ce37" table:formula="of:=[.L1013]" office:value-type="float" office:value="0.0208333333333235" calcext:value-type="float">
            <text:p>0.02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3];0)&lt;=[.O10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3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014]&lt;[.L1013];[.M1013]+[.H$2];[.M1013])" office:value-type="float" office:value="640" calcext:value-type="float">
            <text:p>640</text:p>
          </table:table-cell>
          <table:table-cell table:style-name="ce11" table:formula="of:=OFFSET([.C$4];[.M1014];0)" office:value-type="float" office:value="43767" calcext:value-type="float">
            <text:p>43767</text:p>
          </table:table-cell>
          <table:table-cell table:style-name="ce37" table:formula="of:=[.L1014]" office:value-type="float" office:value="0.027777777777768" calcext:value-type="float">
            <text:p>0.027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4];0)&lt;=[.O10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4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015]&lt;[.L1014];[.M1014]+[.H$2];[.M1014])" office:value-type="float" office:value="640" calcext:value-type="float">
            <text:p>640</text:p>
          </table:table-cell>
          <table:table-cell table:style-name="ce11" table:formula="of:=OFFSET([.C$4];[.M1015];0)" office:value-type="float" office:value="43767" calcext:value-type="float">
            <text:p>43767</text:p>
          </table:table-cell>
          <table:table-cell table:style-name="ce37" table:formula="of:=[.L1015]" office:value-type="float" office:value="0.0347222222222124" calcext:value-type="float">
            <text:p>0.03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5];0)&lt;=[.O10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5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016]&lt;[.L1015];[.M1015]+[.H$2];[.M1015])" office:value-type="float" office:value="640" calcext:value-type="float">
            <text:p>640</text:p>
          </table:table-cell>
          <table:table-cell table:style-name="ce11" table:formula="of:=OFFSET([.C$4];[.M1016];0)" office:value-type="float" office:value="43767" calcext:value-type="float">
            <text:p>43767</text:p>
          </table:table-cell>
          <table:table-cell table:style-name="ce37" table:formula="of:=[.L1016]" office:value-type="float" office:value="0.0416666666666569" calcext:value-type="float">
            <text:p>0.041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6];0)&lt;=[.O10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6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017]&lt;[.L1016];[.M1016]+[.H$2];[.M1016])" office:value-type="float" office:value="640" calcext:value-type="float">
            <text:p>640</text:p>
          </table:table-cell>
          <table:table-cell table:style-name="ce11" table:formula="of:=OFFSET([.C$4];[.M1017];0)" office:value-type="float" office:value="43767" calcext:value-type="float">
            <text:p>43767</text:p>
          </table:table-cell>
          <table:table-cell table:style-name="ce37" table:formula="of:=[.L1017]" office:value-type="float" office:value="0.0486111111111013" calcext:value-type="float">
            <text:p>0.04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7];0)&lt;=[.O10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7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018]&lt;[.L1017];[.M1017]+[.H$2];[.M1017])" office:value-type="float" office:value="640" calcext:value-type="float">
            <text:p>640</text:p>
          </table:table-cell>
          <table:table-cell table:style-name="ce11" table:formula="of:=OFFSET([.C$4];[.M1018];0)" office:value-type="float" office:value="43767" calcext:value-type="float">
            <text:p>43767</text:p>
          </table:table-cell>
          <table:table-cell table:style-name="ce37" table:formula="of:=[.L1018]" office:value-type="float" office:value="0.0555555555555458" calcext:value-type="float">
            <text:p>0.05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8];0)&lt;=[.O10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8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019]&lt;[.L1018];[.M1018]+[.H$2];[.M1018])" office:value-type="float" office:value="640" calcext:value-type="float">
            <text:p>640</text:p>
          </table:table-cell>
          <table:table-cell table:style-name="ce11" table:formula="of:=OFFSET([.C$4];[.M1019];0)" office:value-type="float" office:value="43767" calcext:value-type="float">
            <text:p>43767</text:p>
          </table:table-cell>
          <table:table-cell table:style-name="ce37" table:formula="of:=[.L1019]" office:value-type="float" office:value="0.0624999999999902" calcext:value-type="float">
            <text:p>0.062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9];0)&lt;=[.O10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9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020]&lt;[.L1019];[.M1019]+[.H$2];[.M1019])" office:value-type="float" office:value="640" calcext:value-type="float">
            <text:p>640</text:p>
          </table:table-cell>
          <table:table-cell table:style-name="ce11" table:formula="of:=OFFSET([.C$4];[.M1020];0)" office:value-type="float" office:value="43767" calcext:value-type="float">
            <text:p>43767</text:p>
          </table:table-cell>
          <table:table-cell table:style-name="ce37" table:formula="of:=[.L1020]" office:value-type="float" office:value="0.0694444444444347" calcext:value-type="float">
            <text:p>0.069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0];0)&lt;=[.O10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0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021]&lt;[.L1020];[.M1020]+[.H$2];[.M1020])" office:value-type="float" office:value="640" calcext:value-type="float">
            <text:p>640</text:p>
          </table:table-cell>
          <table:table-cell table:style-name="ce11" table:formula="of:=OFFSET([.C$4];[.M1021];0)" office:value-type="float" office:value="43767" calcext:value-type="float">
            <text:p>43767</text:p>
          </table:table-cell>
          <table:table-cell table:style-name="ce37" table:formula="of:=[.L1021]" office:value-type="float" office:value="0.0763888888888791" calcext:value-type="float">
            <text:p>0.076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1];0)&lt;=[.O10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1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022]&lt;[.L1021];[.M1021]+[.H$2];[.M1021])" office:value-type="float" office:value="640" calcext:value-type="float">
            <text:p>640</text:p>
          </table:table-cell>
          <table:table-cell table:style-name="ce11" table:formula="of:=OFFSET([.C$4];[.M1022];0)" office:value-type="float" office:value="43767" calcext:value-type="float">
            <text:p>43767</text:p>
          </table:table-cell>
          <table:table-cell table:style-name="ce37" table:formula="of:=[.L1022]" office:value-type="float" office:value="0.0833333333333236" calcext:value-type="float">
            <text:p>0.08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2];0)&lt;=[.O10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2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023]&lt;[.L1022];[.M1022]+[.H$2];[.M1022])" office:value-type="float" office:value="640" calcext:value-type="float">
            <text:p>640</text:p>
          </table:table-cell>
          <table:table-cell table:style-name="ce11" table:formula="of:=OFFSET([.C$4];[.M1023];0)" office:value-type="float" office:value="43767" calcext:value-type="float">
            <text:p>43767</text:p>
          </table:table-cell>
          <table:table-cell table:style-name="ce37" table:formula="of:=[.L1023]" office:value-type="float" office:value="0.090277777777768" calcext:value-type="float">
            <text:p>0.090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3];0)&lt;=[.O10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3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024]&lt;[.L1023];[.M1023]+[.H$2];[.M1023])" office:value-type="float" office:value="640" calcext:value-type="float">
            <text:p>640</text:p>
          </table:table-cell>
          <table:table-cell table:style-name="ce11" table:formula="of:=OFFSET([.C$4];[.M1024];0)" office:value-type="float" office:value="43767" calcext:value-type="float">
            <text:p>43767</text:p>
          </table:table-cell>
          <table:table-cell table:style-name="ce37" table:formula="of:=[.L1024]" office:value-type="float" office:value="0.0972222222222124" calcext:value-type="float">
            <text:p>0.09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4];0)&lt;=[.O10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4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025]&lt;[.L1024];[.M1024]+[.H$2];[.M1024])" office:value-type="float" office:value="640" calcext:value-type="float">
            <text:p>640</text:p>
          </table:table-cell>
          <table:table-cell table:style-name="ce11" table:formula="of:=OFFSET([.C$4];[.M1025];0)" office:value-type="float" office:value="43767" calcext:value-type="float">
            <text:p>43767</text:p>
          </table:table-cell>
          <table:table-cell table:style-name="ce37" table:formula="of:=[.L1025]" office:value-type="float" office:value="0.104166666666657" calcext:value-type="float">
            <text:p>0.104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5];0)&lt;=[.O10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5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026]&lt;[.L1025];[.M1025]+[.H$2];[.M1025])" office:value-type="float" office:value="640" calcext:value-type="float">
            <text:p>640</text:p>
          </table:table-cell>
          <table:table-cell table:style-name="ce11" table:formula="of:=OFFSET([.C$4];[.M1026];0)" office:value-type="float" office:value="43767" calcext:value-type="float">
            <text:p>43767</text:p>
          </table:table-cell>
          <table:table-cell table:style-name="ce37" table:formula="of:=[.L1026]" office:value-type="float" office:value="0.111111111111101" calcext:value-type="float">
            <text:p>0.111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6];0)&lt;=[.O10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6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027]&lt;[.L1026];[.M1026]+[.H$2];[.M1026])" office:value-type="float" office:value="640" calcext:value-type="float">
            <text:p>640</text:p>
          </table:table-cell>
          <table:table-cell table:style-name="ce11" table:formula="of:=OFFSET([.C$4];[.M1027];0)" office:value-type="float" office:value="43767" calcext:value-type="float">
            <text:p>43767</text:p>
          </table:table-cell>
          <table:table-cell table:style-name="ce37" table:formula="of:=[.L1027]" office:value-type="float" office:value="0.118055555555546" calcext:value-type="float">
            <text:p>0.118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7];0)&lt;=[.O10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7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028]&lt;[.L1027];[.M1027]+[.H$2];[.M1027])" office:value-type="float" office:value="640" calcext:value-type="float">
            <text:p>640</text:p>
          </table:table-cell>
          <table:table-cell table:style-name="ce11" table:formula="of:=OFFSET([.C$4];[.M1028];0)" office:value-type="float" office:value="43767" calcext:value-type="float">
            <text:p>43767</text:p>
          </table:table-cell>
          <table:table-cell table:style-name="ce37" table:formula="of:=[.L1028]" office:value-type="float" office:value="0.12499999999999" calcext:value-type="float">
            <text:p>0.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8];0)&lt;=[.O10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8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029]&lt;[.L1028];[.M1028]+[.H$2];[.M1028])" office:value-type="float" office:value="640" calcext:value-type="float">
            <text:p>640</text:p>
          </table:table-cell>
          <table:table-cell table:style-name="ce11" table:formula="of:=OFFSET([.C$4];[.M1029];0)" office:value-type="float" office:value="43767" calcext:value-type="float">
            <text:p>43767</text:p>
          </table:table-cell>
          <table:table-cell table:style-name="ce37" table:formula="of:=[.L1029]" office:value-type="float" office:value="0.131944444444435" calcext:value-type="float">
            <text:p>0.13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9];0)&lt;=[.O10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9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030]&lt;[.L1029];[.M1029]+[.H$2];[.M1029])" office:value-type="float" office:value="640" calcext:value-type="float">
            <text:p>640</text:p>
          </table:table-cell>
          <table:table-cell table:style-name="ce11" table:formula="of:=OFFSET([.C$4];[.M1030];0)" office:value-type="float" office:value="43767" calcext:value-type="float">
            <text:p>43767</text:p>
          </table:table-cell>
          <table:table-cell table:style-name="ce37" table:formula="of:=[.L1030]" office:value-type="float" office:value="0.138888888888879" calcext:value-type="float">
            <text:p>0.13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0];0)&lt;=[.O10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0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031]&lt;[.L1030];[.M1030]+[.H$2];[.M1030])" office:value-type="float" office:value="640" calcext:value-type="float">
            <text:p>640</text:p>
          </table:table-cell>
          <table:table-cell table:style-name="ce11" table:formula="of:=OFFSET([.C$4];[.M1031];0)" office:value-type="float" office:value="43767" calcext:value-type="float">
            <text:p>43767</text:p>
          </table:table-cell>
          <table:table-cell table:style-name="ce37" table:formula="of:=[.L1031]" office:value-type="float" office:value="0.145833333333324" calcext:value-type="float">
            <text:p>0.14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1];0)&lt;=[.O10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1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032]&lt;[.L1031];[.M1031]+[.H$2];[.M1031])" office:value-type="float" office:value="640" calcext:value-type="float">
            <text:p>640</text:p>
          </table:table-cell>
          <table:table-cell table:style-name="ce11" table:formula="of:=OFFSET([.C$4];[.M1032];0)" office:value-type="float" office:value="43767" calcext:value-type="float">
            <text:p>43767</text:p>
          </table:table-cell>
          <table:table-cell table:style-name="ce37" table:formula="of:=[.L1032]" office:value-type="float" office:value="0.152777777777768" calcext:value-type="float">
            <text:p>0.152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2];0)&lt;=[.O10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2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033]&lt;[.L1032];[.M1032]+[.H$2];[.M1032])" office:value-type="float" office:value="640" calcext:value-type="float">
            <text:p>640</text:p>
          </table:table-cell>
          <table:table-cell table:style-name="ce11" table:formula="of:=OFFSET([.C$4];[.M1033];0)" office:value-type="float" office:value="43767" calcext:value-type="float">
            <text:p>43767</text:p>
          </table:table-cell>
          <table:table-cell table:style-name="ce37" table:formula="of:=[.L1033]" office:value-type="float" office:value="0.159722222222212" calcext:value-type="float">
            <text:p>0.159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3];0)&lt;=[.O10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3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034]&lt;[.L1033];[.M1033]+[.H$2];[.M1033])" office:value-type="float" office:value="640" calcext:value-type="float">
            <text:p>640</text:p>
          </table:table-cell>
          <table:table-cell table:style-name="ce11" table:formula="of:=OFFSET([.C$4];[.M1034];0)" office:value-type="float" office:value="43767" calcext:value-type="float">
            <text:p>43767</text:p>
          </table:table-cell>
          <table:table-cell table:style-name="ce37" table:formula="of:=[.L1034]" office:value-type="float" office:value="0.166666666666657" calcext:value-type="float">
            <text:p>0.166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4];0)&lt;=[.O10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4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035]&lt;[.L1034];[.M1034]+[.H$2];[.M1034])" office:value-type="float" office:value="640" calcext:value-type="float">
            <text:p>640</text:p>
          </table:table-cell>
          <table:table-cell table:style-name="ce11" table:formula="of:=OFFSET([.C$4];[.M1035];0)" office:value-type="float" office:value="43767" calcext:value-type="float">
            <text:p>43767</text:p>
          </table:table-cell>
          <table:table-cell table:style-name="ce37" table:formula="of:=[.L1035]" office:value-type="float" office:value="0.173611111111101" calcext:value-type="float">
            <text:p>0.17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5];0)&lt;=[.O10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5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036]&lt;[.L1035];[.M1035]+[.H$2];[.M1035])" office:value-type="float" office:value="640" calcext:value-type="float">
            <text:p>640</text:p>
          </table:table-cell>
          <table:table-cell table:style-name="ce11" table:formula="of:=OFFSET([.C$4];[.M1036];0)" office:value-type="float" office:value="43767" calcext:value-type="float">
            <text:p>43767</text:p>
          </table:table-cell>
          <table:table-cell table:style-name="ce37" table:formula="of:=[.L1036]" office:value-type="float" office:value="0.180555555555546" calcext:value-type="float">
            <text:p>0.18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6];0)&lt;=[.O10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6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037]&lt;[.L1036];[.M1036]+[.H$2];[.M1036])" office:value-type="float" office:value="640" calcext:value-type="float">
            <text:p>640</text:p>
          </table:table-cell>
          <table:table-cell table:style-name="ce11" table:formula="of:=OFFSET([.C$4];[.M1037];0)" office:value-type="float" office:value="43767" calcext:value-type="float">
            <text:p>43767</text:p>
          </table:table-cell>
          <table:table-cell table:style-name="ce37" table:formula="of:=[.L1037]" office:value-type="float" office:value="0.18749999999999" calcext:value-type="float">
            <text:p>0.18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7];0)&lt;=[.O10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7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038]&lt;[.L1037];[.M1037]+[.H$2];[.M1037])" office:value-type="float" office:value="640" calcext:value-type="float">
            <text:p>640</text:p>
          </table:table-cell>
          <table:table-cell table:style-name="ce11" table:formula="of:=OFFSET([.C$4];[.M1038];0)" office:value-type="float" office:value="43767" calcext:value-type="float">
            <text:p>43767</text:p>
          </table:table-cell>
          <table:table-cell table:style-name="ce37" table:formula="of:=[.L1038]" office:value-type="float" office:value="0.194444444444435" calcext:value-type="float">
            <text:p>0.194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8];0)&lt;=[.O10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8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039]&lt;[.L1038];[.M1038]+[.H$2];[.M1038])" office:value-type="float" office:value="640" calcext:value-type="float">
            <text:p>640</text:p>
          </table:table-cell>
          <table:table-cell table:style-name="ce11" table:formula="of:=OFFSET([.C$4];[.M1039];0)" office:value-type="float" office:value="43767" calcext:value-type="float">
            <text:p>43767</text:p>
          </table:table-cell>
          <table:table-cell table:style-name="ce37" table:formula="of:=[.L1039]" office:value-type="float" office:value="0.201388888888879" calcext:value-type="float">
            <text:p>0.201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9];0)&lt;=[.O10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9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040]&lt;[.L1039];[.M1039]+[.H$2];[.M1039])" office:value-type="float" office:value="640" calcext:value-type="float">
            <text:p>640</text:p>
          </table:table-cell>
          <table:table-cell table:style-name="ce11" table:formula="of:=OFFSET([.C$4];[.M1040];0)" office:value-type="float" office:value="43767" calcext:value-type="float">
            <text:p>43767</text:p>
          </table:table-cell>
          <table:table-cell table:style-name="ce37" table:formula="of:=[.L1040]" office:value-type="float" office:value="0.208333333333324" calcext:value-type="float">
            <text:p>0.208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0];0)&lt;=[.O10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0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041]&lt;[.L1040];[.M1040]+[.H$2];[.M1040])" office:value-type="float" office:value="640" calcext:value-type="float">
            <text:p>640</text:p>
          </table:table-cell>
          <table:table-cell table:style-name="ce11" table:formula="of:=OFFSET([.C$4];[.M1041];0)" office:value-type="float" office:value="43767" calcext:value-type="float">
            <text:p>43767</text:p>
          </table:table-cell>
          <table:table-cell table:style-name="ce37" table:formula="of:=[.L1041]" office:value-type="float" office:value="0.215277777777768" calcext:value-type="float">
            <text:p>0.215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1];0)&lt;=[.O10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1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042]&lt;[.L1041];[.M1041]+[.H$2];[.M1041])" office:value-type="float" office:value="640" calcext:value-type="float">
            <text:p>640</text:p>
          </table:table-cell>
          <table:table-cell table:style-name="ce11" table:formula="of:=OFFSET([.C$4];[.M1042];0)" office:value-type="float" office:value="43767" calcext:value-type="float">
            <text:p>43767</text:p>
          </table:table-cell>
          <table:table-cell table:style-name="ce37" table:formula="of:=[.L1042]" office:value-type="float" office:value="0.222222222222212" calcext:value-type="float">
            <text:p>0.222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2];0)&lt;=[.O10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2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043]&lt;[.L1042];[.M1042]+[.H$2];[.M1042])" office:value-type="float" office:value="640" calcext:value-type="float">
            <text:p>640</text:p>
          </table:table-cell>
          <table:table-cell table:style-name="ce11" table:formula="of:=OFFSET([.C$4];[.M1043];0)" office:value-type="float" office:value="43767" calcext:value-type="float">
            <text:p>43767</text:p>
          </table:table-cell>
          <table:table-cell table:style-name="ce37" table:formula="of:=[.L1043]" office:value-type="float" office:value="0.229166666666657" calcext:value-type="float">
            <text:p>0.229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3];0)&lt;=[.O10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3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044]&lt;[.L1043];[.M1043]+[.H$2];[.M1043])" office:value-type="float" office:value="640" calcext:value-type="float">
            <text:p>640</text:p>
          </table:table-cell>
          <table:table-cell table:style-name="ce11" table:formula="of:=OFFSET([.C$4];[.M1044];0)" office:value-type="float" office:value="43767" calcext:value-type="float">
            <text:p>43767</text:p>
          </table:table-cell>
          <table:table-cell table:style-name="ce37" table:formula="of:=[.L1044]" office:value-type="float" office:value="0.236111111111101" calcext:value-type="float">
            <text:p>0.236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4];0)&lt;=[.O10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4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045]&lt;[.L1044];[.M1044]+[.H$2];[.M1044])" office:value-type="float" office:value="640" calcext:value-type="float">
            <text:p>640</text:p>
          </table:table-cell>
          <table:table-cell table:style-name="ce11" table:formula="of:=OFFSET([.C$4];[.M1045];0)" office:value-type="float" office:value="43767" calcext:value-type="float">
            <text:p>43767</text:p>
          </table:table-cell>
          <table:table-cell table:style-name="ce37" table:formula="of:=[.L1045]" office:value-type="float" office:value="0.243055555555546" calcext:value-type="float">
            <text:p>0.243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5];0)&lt;=[.O10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5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046]&lt;[.L1045];[.M1045]+[.H$2];[.M1045])" office:value-type="float" office:value="640" calcext:value-type="float">
            <text:p>640</text:p>
          </table:table-cell>
          <table:table-cell table:style-name="ce11" table:formula="of:=OFFSET([.C$4];[.M1046];0)" office:value-type="float" office:value="43767" calcext:value-type="float">
            <text:p>43767</text:p>
          </table:table-cell>
          <table:table-cell table:style-name="ce37" table:formula="of:=[.L1046]" office:value-type="float" office:value="0.24999999999999" calcext:value-type="float">
            <text:p>0.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6];0)&lt;=[.O10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6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047]&lt;[.L1046];[.M1046]+[.H$2];[.M1046])" office:value-type="float" office:value="640" calcext:value-type="float">
            <text:p>640</text:p>
          </table:table-cell>
          <table:table-cell table:style-name="ce11" table:formula="of:=OFFSET([.C$4];[.M1047];0)" office:value-type="float" office:value="43767" calcext:value-type="float">
            <text:p>43767</text:p>
          </table:table-cell>
          <table:table-cell table:style-name="ce37" table:formula="of:=[.L1047]" office:value-type="float" office:value="0.256944444444435" calcext:value-type="float">
            <text:p>0.25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7];0)&lt;=[.O10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7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048]&lt;[.L1047];[.M1047]+[.H$2];[.M1047])" office:value-type="float" office:value="640" calcext:value-type="float">
            <text:p>640</text:p>
          </table:table-cell>
          <table:table-cell table:style-name="ce11" table:formula="of:=OFFSET([.C$4];[.M1048];0)" office:value-type="float" office:value="43767" calcext:value-type="float">
            <text:p>43767</text:p>
          </table:table-cell>
          <table:table-cell table:style-name="ce37" table:formula="of:=[.L1048]" office:value-type="float" office:value="0.263888888888879" calcext:value-type="float">
            <text:p>0.263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8];0)&lt;=[.O10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8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049]&lt;[.L1048];[.M1048]+[.H$2];[.M1048])" office:value-type="float" office:value="640" calcext:value-type="float">
            <text:p>640</text:p>
          </table:table-cell>
          <table:table-cell table:style-name="ce11" table:formula="of:=OFFSET([.C$4];[.M1049];0)" office:value-type="float" office:value="43767" calcext:value-type="float">
            <text:p>43767</text:p>
          </table:table-cell>
          <table:table-cell table:style-name="ce37" table:formula="of:=[.L1049]" office:value-type="float" office:value="0.270833333333324" calcext:value-type="float">
            <text:p>0.27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9];0)&lt;=[.O10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9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050]&lt;[.L1049];[.M1049]+[.H$2];[.M1049])" office:value-type="float" office:value="640" calcext:value-type="float">
            <text:p>640</text:p>
          </table:table-cell>
          <table:table-cell table:style-name="ce11" table:formula="of:=OFFSET([.C$4];[.M1050];0)" office:value-type="float" office:value="43767" calcext:value-type="float">
            <text:p>43767</text:p>
          </table:table-cell>
          <table:table-cell table:style-name="ce37" table:formula="of:=[.L1050]" office:value-type="float" office:value="0.277777777777768" calcext:value-type="float">
            <text:p>0.277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0];0)&lt;=[.O10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0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051]&lt;[.L1050];[.M1050]+[.H$2];[.M1050])" office:value-type="float" office:value="640" calcext:value-type="float">
            <text:p>640</text:p>
          </table:table-cell>
          <table:table-cell table:style-name="ce11" table:formula="of:=OFFSET([.C$4];[.M1051];0)" office:value-type="float" office:value="43767" calcext:value-type="float">
            <text:p>43767</text:p>
          </table:table-cell>
          <table:table-cell table:style-name="ce37" table:formula="of:=[.L1051]" office:value-type="float" office:value="0.284722222222212" calcext:value-type="float">
            <text:p>0.28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1];0)&lt;=[.O10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1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052]&lt;[.L1051];[.M1051]+[.H$2];[.M1051])" office:value-type="float" office:value="640" calcext:value-type="float">
            <text:p>640</text:p>
          </table:table-cell>
          <table:table-cell table:style-name="ce11" table:formula="of:=OFFSET([.C$4];[.M1052];0)" office:value-type="float" office:value="43767" calcext:value-type="float">
            <text:p>43767</text:p>
          </table:table-cell>
          <table:table-cell table:style-name="ce37" table:formula="of:=[.L1052]" office:value-type="float" office:value="0.291666666666657" calcext:value-type="float">
            <text:p>0.291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2];0)&lt;=[.O10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2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053]&lt;[.L1052];[.M1052]+[.H$2];[.M1052])" office:value-type="float" office:value="640" calcext:value-type="float">
            <text:p>640</text:p>
          </table:table-cell>
          <table:table-cell table:style-name="ce11" table:formula="of:=OFFSET([.C$4];[.M1053];0)" office:value-type="float" office:value="43767" calcext:value-type="float">
            <text:p>43767</text:p>
          </table:table-cell>
          <table:table-cell table:style-name="ce37" table:formula="of:=[.L1053]" office:value-type="float" office:value="0.298611111111101" calcext:value-type="float">
            <text:p>0.29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3];0)&lt;=[.O10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3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054]&lt;[.L1053];[.M1053]+[.H$2];[.M1053])" office:value-type="float" office:value="640" calcext:value-type="float">
            <text:p>640</text:p>
          </table:table-cell>
          <table:table-cell table:style-name="ce11" table:formula="of:=OFFSET([.C$4];[.M1054];0)" office:value-type="float" office:value="43767" calcext:value-type="float">
            <text:p>43767</text:p>
          </table:table-cell>
          <table:table-cell table:style-name="ce37" table:formula="of:=[.L1054]" office:value-type="float" office:value="0.305555555555546" calcext:value-type="float">
            <text:p>0.30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4];0)&lt;=[.O10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4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055]&lt;[.L1054];[.M1054]+[.H$2];[.M1054])" office:value-type="float" office:value="640" calcext:value-type="float">
            <text:p>640</text:p>
          </table:table-cell>
          <table:table-cell table:style-name="ce11" table:formula="of:=OFFSET([.C$4];[.M1055];0)" office:value-type="float" office:value="43767" calcext:value-type="float">
            <text:p>43767</text:p>
          </table:table-cell>
          <table:table-cell table:style-name="ce37" table:formula="of:=[.L1055]" office:value-type="float" office:value="0.31249999999999" calcext:value-type="float">
            <text:p>0.312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5];0)&lt;=[.O10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5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056]&lt;[.L1055];[.M1055]+[.H$2];[.M1055])" office:value-type="float" office:value="640" calcext:value-type="float">
            <text:p>640</text:p>
          </table:table-cell>
          <table:table-cell table:style-name="ce11" table:formula="of:=OFFSET([.C$4];[.M1056];0)" office:value-type="float" office:value="43767" calcext:value-type="float">
            <text:p>43767</text:p>
          </table:table-cell>
          <table:table-cell table:style-name="ce37" table:formula="of:=[.L1056]" office:value-type="float" office:value="0.319444444444434" calcext:value-type="float">
            <text:p>0.319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6];0)&lt;=[.O10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6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057]&lt;[.L1056];[.M1056]+[.H$2];[.M1056])" office:value-type="float" office:value="640" calcext:value-type="float">
            <text:p>640</text:p>
          </table:table-cell>
          <table:table-cell table:style-name="ce11" table:formula="of:=OFFSET([.C$4];[.M1057];0)" office:value-type="float" office:value="43767" calcext:value-type="float">
            <text:p>43767</text:p>
          </table:table-cell>
          <table:table-cell table:style-name="ce37" table:formula="of:=[.L1057]" office:value-type="float" office:value="0.326388888888879" calcext:value-type="float">
            <text:p>0.326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7];0)&lt;=[.O10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7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058]&lt;[.L1057];[.M1057]+[.H$2];[.M1057])" office:value-type="float" office:value="640" calcext:value-type="float">
            <text:p>640</text:p>
          </table:table-cell>
          <table:table-cell table:style-name="ce11" table:formula="of:=OFFSET([.C$4];[.M1058];0)" office:value-type="float" office:value="43767" calcext:value-type="float">
            <text:p>43767</text:p>
          </table:table-cell>
          <table:table-cell table:style-name="ce37" table:formula="of:=[.L1058]" office:value-type="float" office:value="0.333333333333323" calcext:value-type="float">
            <text:p>0.333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8];0)&lt;=[.O10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8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059]&lt;[.L1058];[.M1058]+[.H$2];[.M1058])" office:value-type="float" office:value="640" calcext:value-type="float">
            <text:p>640</text:p>
          </table:table-cell>
          <table:table-cell table:style-name="ce11" table:formula="of:=OFFSET([.C$4];[.M1059];0)" office:value-type="float" office:value="43767" calcext:value-type="float">
            <text:p>43767</text:p>
          </table:table-cell>
          <table:table-cell table:style-name="ce37" table:formula="of:=[.L1059]" office:value-type="float" office:value="0.340277777777768" calcext:value-type="float">
            <text:p>0.340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9];0)&lt;=[.O10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9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060]&lt;[.L1059];[.M1059]+[.H$2];[.M1059])" office:value-type="float" office:value="640" calcext:value-type="float">
            <text:p>640</text:p>
          </table:table-cell>
          <table:table-cell table:style-name="ce11" table:formula="of:=OFFSET([.C$4];[.M1060];0)" office:value-type="float" office:value="43767" calcext:value-type="float">
            <text:p>43767</text:p>
          </table:table-cell>
          <table:table-cell table:style-name="ce37" table:formula="of:=[.L1060]" office:value-type="float" office:value="0.347222222222212" calcext:value-type="float">
            <text:p>0.34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0];0)&lt;=[.O10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0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061]&lt;[.L1060];[.M1060]+[.H$2];[.M1060])" office:value-type="float" office:value="640" calcext:value-type="float">
            <text:p>640</text:p>
          </table:table-cell>
          <table:table-cell table:style-name="ce11" table:formula="of:=OFFSET([.C$4];[.M1061];0)" office:value-type="float" office:value="43767" calcext:value-type="float">
            <text:p>43767</text:p>
          </table:table-cell>
          <table:table-cell table:style-name="ce37" table:formula="of:=[.L1061]" office:value-type="float" office:value="0.354166666666657" calcext:value-type="float">
            <text:p>0.354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1];0)&lt;=[.O10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1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062]&lt;[.L1061];[.M1061]+[.H$2];[.M1061])" office:value-type="float" office:value="640" calcext:value-type="float">
            <text:p>640</text:p>
          </table:table-cell>
          <table:table-cell table:style-name="ce11" table:formula="of:=OFFSET([.C$4];[.M1062];0)" office:value-type="float" office:value="43767" calcext:value-type="float">
            <text:p>43767</text:p>
          </table:table-cell>
          <table:table-cell table:style-name="ce37" table:formula="of:=[.L1062]" office:value-type="float" office:value="0.361111111111101" calcext:value-type="float">
            <text:p>0.361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2];0)&lt;=[.O10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2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063]&lt;[.L1062];[.M1062]+[.H$2];[.M1062])" office:value-type="float" office:value="640" calcext:value-type="float">
            <text:p>640</text:p>
          </table:table-cell>
          <table:table-cell table:style-name="ce11" table:formula="of:=OFFSET([.C$4];[.M1063];0)" office:value-type="float" office:value="43767" calcext:value-type="float">
            <text:p>43767</text:p>
          </table:table-cell>
          <table:table-cell table:style-name="ce37" table:formula="of:=[.L1063]" office:value-type="float" office:value="0.368055555555545" calcext:value-type="float">
            <text:p>0.36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3];0)&lt;=[.O10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3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064]&lt;[.L1063];[.M1063]+[.H$2];[.M1063])" office:value-type="float" office:value="640" calcext:value-type="float">
            <text:p>640</text:p>
          </table:table-cell>
          <table:table-cell table:style-name="ce11" table:formula="of:=OFFSET([.C$4];[.M1064];0)" office:value-type="float" office:value="43767" calcext:value-type="float">
            <text:p>43767</text:p>
          </table:table-cell>
          <table:table-cell table:style-name="ce37" table:formula="of:=[.L1064]" office:value-type="float" office:value="0.37499999999999" calcext:value-type="float">
            <text:p>0.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4];0)&lt;=[.O10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4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065]&lt;[.L1064];[.M1064]+[.H$2];[.M1064])" office:value-type="float" office:value="640" calcext:value-type="float">
            <text:p>640</text:p>
          </table:table-cell>
          <table:table-cell table:style-name="ce11" table:formula="of:=OFFSET([.C$4];[.M1065];0)" office:value-type="float" office:value="43767" calcext:value-type="float">
            <text:p>43767</text:p>
          </table:table-cell>
          <table:table-cell table:style-name="ce37" table:formula="of:=[.L1065]" office:value-type="float" office:value="0.381944444444434" calcext:value-type="float">
            <text:p>0.381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5];0)&lt;=[.O10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5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066]&lt;[.L1065];[.M1065]+[.H$2];[.M1065])" office:value-type="float" office:value="640" calcext:value-type="float">
            <text:p>640</text:p>
          </table:table-cell>
          <table:table-cell table:style-name="ce11" table:formula="of:=OFFSET([.C$4];[.M1066];0)" office:value-type="float" office:value="43767" calcext:value-type="float">
            <text:p>43767</text:p>
          </table:table-cell>
          <table:table-cell table:style-name="ce37" table:formula="of:=[.L1066]" office:value-type="float" office:value="0.388888888888879" calcext:value-type="float">
            <text:p>0.38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6];0)&lt;=[.O10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6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067]&lt;[.L1066];[.M1066]+[.H$2];[.M1066])" office:value-type="float" office:value="640" calcext:value-type="float">
            <text:p>640</text:p>
          </table:table-cell>
          <table:table-cell table:style-name="ce11" table:formula="of:=OFFSET([.C$4];[.M1067];0)" office:value-type="float" office:value="43767" calcext:value-type="float">
            <text:p>43767</text:p>
          </table:table-cell>
          <table:table-cell table:style-name="ce37" table:formula="of:=[.L1067]" office:value-type="float" office:value="0.395833333333323" calcext:value-type="float">
            <text:p>0.395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7];0)&lt;=[.O10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7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068]&lt;[.L1067];[.M1067]+[.H$2];[.M1067])" office:value-type="float" office:value="640" calcext:value-type="float">
            <text:p>640</text:p>
          </table:table-cell>
          <table:table-cell table:style-name="ce11" table:formula="of:=OFFSET([.C$4];[.M1068];0)" office:value-type="float" office:value="43767" calcext:value-type="float">
            <text:p>43767</text:p>
          </table:table-cell>
          <table:table-cell table:style-name="ce37" table:formula="of:=[.L1068]" office:value-type="float" office:value="0.402777777777767" calcext:value-type="float">
            <text:p>0.40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8];0)&lt;=[.O10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8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069]&lt;[.L1068];[.M1068]+[.H$2];[.M1068])" office:value-type="float" office:value="640" calcext:value-type="float">
            <text:p>640</text:p>
          </table:table-cell>
          <table:table-cell table:style-name="ce11" table:formula="of:=OFFSET([.C$4];[.M1069];0)" office:value-type="float" office:value="43767" calcext:value-type="float">
            <text:p>43767</text:p>
          </table:table-cell>
          <table:table-cell table:style-name="ce37" table:formula="of:=[.L1069]" office:value-type="float" office:value="0.409722222222212" calcext:value-type="float">
            <text:p>0.409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9];0)&lt;=[.O10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9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070]&lt;[.L1069];[.M1069]+[.H$2];[.M1069])" office:value-type="float" office:value="640" calcext:value-type="float">
            <text:p>640</text:p>
          </table:table-cell>
          <table:table-cell table:style-name="ce11" table:formula="of:=OFFSET([.C$4];[.M1070];0)" office:value-type="float" office:value="43767" calcext:value-type="float">
            <text:p>43767</text:p>
          </table:table-cell>
          <table:table-cell table:style-name="ce37" table:formula="of:=[.L1070]" office:value-type="float" office:value="0.416666666666656" calcext:value-type="float">
            <text:p>0.41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0];0)&lt;=[.O10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0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071]&lt;[.L1070];[.M1070]+[.H$2];[.M1070])" office:value-type="float" office:value="640" calcext:value-type="float">
            <text:p>640</text:p>
          </table:table-cell>
          <table:table-cell table:style-name="ce11" table:formula="of:=OFFSET([.C$4];[.M1071];0)" office:value-type="float" office:value="43767" calcext:value-type="float">
            <text:p>43767</text:p>
          </table:table-cell>
          <table:table-cell table:style-name="ce37" table:formula="of:=[.L1071]" office:value-type="float" office:value="0.423611111111101" calcext:value-type="float">
            <text:p>0.42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1];0)&lt;=[.O10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1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072]&lt;[.L1071];[.M1071]+[.H$2];[.M1071])" office:value-type="float" office:value="640" calcext:value-type="float">
            <text:p>640</text:p>
          </table:table-cell>
          <table:table-cell table:style-name="ce11" table:formula="of:=OFFSET([.C$4];[.M1072];0)" office:value-type="float" office:value="43767" calcext:value-type="float">
            <text:p>43767</text:p>
          </table:table-cell>
          <table:table-cell table:style-name="ce37" table:formula="of:=[.L1072]" office:value-type="float" office:value="0.430555555555545" calcext:value-type="float">
            <text:p>0.43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2];0)&lt;=[.O10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2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073]&lt;[.L1072];[.M1072]+[.H$2];[.M1072])" office:value-type="float" office:value="640" calcext:value-type="float">
            <text:p>640</text:p>
          </table:table-cell>
          <table:table-cell table:style-name="ce11" table:formula="of:=OFFSET([.C$4];[.M1073];0)" office:value-type="float" office:value="43767" calcext:value-type="float">
            <text:p>43767</text:p>
          </table:table-cell>
          <table:table-cell table:style-name="ce37" table:formula="of:=[.L1073]" office:value-type="float" office:value="0.43749999999999" calcext:value-type="float">
            <text:p>0.43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3];0)&lt;=[.O10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3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074]&lt;[.L1073];[.M1073]+[.H$2];[.M1073])" office:value-type="float" office:value="680" calcext:value-type="float">
            <text:p>680</text:p>
          </table:table-cell>
          <table:table-cell table:style-name="ce11" table:formula="of:=OFFSET([.C$4];[.M1074];0)" office:value-type="float" office:value="43768" calcext:value-type="float">
            <text:p>43768</text:p>
          </table:table-cell>
          <table:table-cell table:style-name="ce37" table:formula="of:=[.L1074]" office:value-type="float" office:value="0.00694444444443404" calcext:value-type="float">
            <text:p>0.006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4];0)&lt;=[.O10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4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075]&lt;[.L1074];[.M1074]+[.H$2];[.M1074])" office:value-type="float" office:value="680" calcext:value-type="float">
            <text:p>680</text:p>
          </table:table-cell>
          <table:table-cell table:style-name="ce11" table:formula="of:=OFFSET([.C$4];[.M1075];0)" office:value-type="float" office:value="43768" calcext:value-type="float">
            <text:p>43768</text:p>
          </table:table-cell>
          <table:table-cell table:style-name="ce37" table:formula="of:=[.L1075]" office:value-type="float" office:value="0.0138888888888785" calcext:value-type="float">
            <text:p>0.013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5];0)&lt;=[.O10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5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076]&lt;[.L1075];[.M1075]+[.H$2];[.M1075])" office:value-type="float" office:value="680" calcext:value-type="float">
            <text:p>680</text:p>
          </table:table-cell>
          <table:table-cell table:style-name="ce11" table:formula="of:=OFFSET([.C$4];[.M1076];0)" office:value-type="float" office:value="43768" calcext:value-type="float">
            <text:p>43768</text:p>
          </table:table-cell>
          <table:table-cell table:style-name="ce37" table:formula="of:=[.L1076]" office:value-type="float" office:value="0.0208333333333229" calcext:value-type="float">
            <text:p>0.020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6];0)&lt;=[.O10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6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077]&lt;[.L1076];[.M1076]+[.H$2];[.M1076])" office:value-type="float" office:value="680" calcext:value-type="float">
            <text:p>680</text:p>
          </table:table-cell>
          <table:table-cell table:style-name="ce11" table:formula="of:=OFFSET([.C$4];[.M1077];0)" office:value-type="float" office:value="43768" calcext:value-type="float">
            <text:p>43768</text:p>
          </table:table-cell>
          <table:table-cell table:style-name="ce37" table:formula="of:=[.L1077]" office:value-type="float" office:value="0.0277777777777674" calcext:value-type="float">
            <text:p>0.02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7];0)&lt;=[.O10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7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078]&lt;[.L1077];[.M1077]+[.H$2];[.M1077])" office:value-type="float" office:value="680" calcext:value-type="float">
            <text:p>680</text:p>
          </table:table-cell>
          <table:table-cell table:style-name="ce11" table:formula="of:=OFFSET([.C$4];[.M1078];0)" office:value-type="float" office:value="43768" calcext:value-type="float">
            <text:p>43768</text:p>
          </table:table-cell>
          <table:table-cell table:style-name="ce37" table:formula="of:=[.L1078]" office:value-type="float" office:value="0.0347222222222118" calcext:value-type="float">
            <text:p>0.03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8];0)&lt;=[.O10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8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079]&lt;[.L1078];[.M1078]+[.H$2];[.M1078])" office:value-type="float" office:value="680" calcext:value-type="float">
            <text:p>680</text:p>
          </table:table-cell>
          <table:table-cell table:style-name="ce11" table:formula="of:=OFFSET([.C$4];[.M1079];0)" office:value-type="float" office:value="43768" calcext:value-type="float">
            <text:p>43768</text:p>
          </table:table-cell>
          <table:table-cell table:style-name="ce37" table:formula="of:=[.L1079]" office:value-type="float" office:value="0.0416666666666563" calcext:value-type="float">
            <text:p>0.04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9];0)&lt;=[.O10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9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080]&lt;[.L1079];[.M1079]+[.H$2];[.M1079])" office:value-type="float" office:value="680" calcext:value-type="float">
            <text:p>680</text:p>
          </table:table-cell>
          <table:table-cell table:style-name="ce11" table:formula="of:=OFFSET([.C$4];[.M1080];0)" office:value-type="float" office:value="43768" calcext:value-type="float">
            <text:p>43768</text:p>
          </table:table-cell>
          <table:table-cell table:style-name="ce37" table:formula="of:=[.L1080]" office:value-type="float" office:value="0.0486111111111007" calcext:value-type="float">
            <text:p>0.04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0];0)&lt;=[.O10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0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081]&lt;[.L1080];[.M1080]+[.H$2];[.M1080])" office:value-type="float" office:value="680" calcext:value-type="float">
            <text:p>680</text:p>
          </table:table-cell>
          <table:table-cell table:style-name="ce11" table:formula="of:=OFFSET([.C$4];[.M1081];0)" office:value-type="float" office:value="43768" calcext:value-type="float">
            <text:p>43768</text:p>
          </table:table-cell>
          <table:table-cell table:style-name="ce37" table:formula="of:=[.L1081]" office:value-type="float" office:value="0.0555555555555452" calcext:value-type="float">
            <text:p>0.055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1];0)&lt;=[.O10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1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082]&lt;[.L1081];[.M1081]+[.H$2];[.M1081])" office:value-type="float" office:value="680" calcext:value-type="float">
            <text:p>680</text:p>
          </table:table-cell>
          <table:table-cell table:style-name="ce11" table:formula="of:=OFFSET([.C$4];[.M1082];0)" office:value-type="float" office:value="43768" calcext:value-type="float">
            <text:p>43768</text:p>
          </table:table-cell>
          <table:table-cell table:style-name="ce37" table:formula="of:=[.L1082]" office:value-type="float" office:value="0.0624999999999896" calcext:value-type="float">
            <text:p>0.062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2];0)&lt;=[.O10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2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083]&lt;[.L1082];[.M1082]+[.H$2];[.M1082])" office:value-type="float" office:value="680" calcext:value-type="float">
            <text:p>680</text:p>
          </table:table-cell>
          <table:table-cell table:style-name="ce11" table:formula="of:=OFFSET([.C$4];[.M1083];0)" office:value-type="float" office:value="43768" calcext:value-type="float">
            <text:p>43768</text:p>
          </table:table-cell>
          <table:table-cell table:style-name="ce37" table:formula="of:=[.L1083]" office:value-type="float" office:value="0.0694444444444341" calcext:value-type="float">
            <text:p>0.069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3];0)&lt;=[.O10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3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084]&lt;[.L1083];[.M1083]+[.H$2];[.M1083])" office:value-type="float" office:value="680" calcext:value-type="float">
            <text:p>680</text:p>
          </table:table-cell>
          <table:table-cell table:style-name="ce11" table:formula="of:=OFFSET([.C$4];[.M1084];0)" office:value-type="float" office:value="43768" calcext:value-type="float">
            <text:p>43768</text:p>
          </table:table-cell>
          <table:table-cell table:style-name="ce37" table:formula="of:=[.L1084]" office:value-type="float" office:value="0.0763888888888785" calcext:value-type="float">
            <text:p>0.076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4];0)&lt;=[.O10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4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085]&lt;[.L1084];[.M1084]+[.H$2];[.M1084])" office:value-type="float" office:value="680" calcext:value-type="float">
            <text:p>680</text:p>
          </table:table-cell>
          <table:table-cell table:style-name="ce11" table:formula="of:=OFFSET([.C$4];[.M1085];0)" office:value-type="float" office:value="43768" calcext:value-type="float">
            <text:p>43768</text:p>
          </table:table-cell>
          <table:table-cell table:style-name="ce37" table:formula="of:=[.L1085]" office:value-type="float" office:value="0.083333333333323" calcext:value-type="float">
            <text:p>0.083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5];0)&lt;=[.O10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5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086]&lt;[.L1085];[.M1085]+[.H$2];[.M1085])" office:value-type="float" office:value="680" calcext:value-type="float">
            <text:p>680</text:p>
          </table:table-cell>
          <table:table-cell table:style-name="ce11" table:formula="of:=OFFSET([.C$4];[.M1086];0)" office:value-type="float" office:value="43768" calcext:value-type="float">
            <text:p>43768</text:p>
          </table:table-cell>
          <table:table-cell table:style-name="ce37" table:formula="of:=[.L1086]" office:value-type="float" office:value="0.0902777777777674" calcext:value-type="float">
            <text:p>0.090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6];0)&lt;=[.O10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6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087]&lt;[.L1086];[.M1086]+[.H$2];[.M1086])" office:value-type="float" office:value="680" calcext:value-type="float">
            <text:p>680</text:p>
          </table:table-cell>
          <table:table-cell table:style-name="ce11" table:formula="of:=OFFSET([.C$4];[.M1087];0)" office:value-type="float" office:value="43768" calcext:value-type="float">
            <text:p>43768</text:p>
          </table:table-cell>
          <table:table-cell table:style-name="ce37" table:formula="of:=[.L1087]" office:value-type="float" office:value="0.0972222222222118" calcext:value-type="float">
            <text:p>0.09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7];0)&lt;=[.O10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7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088]&lt;[.L1087];[.M1087]+[.H$2];[.M1087])" office:value-type="float" office:value="680" calcext:value-type="float">
            <text:p>680</text:p>
          </table:table-cell>
          <table:table-cell table:style-name="ce11" table:formula="of:=OFFSET([.C$4];[.M1088];0)" office:value-type="float" office:value="43768" calcext:value-type="float">
            <text:p>43768</text:p>
          </table:table-cell>
          <table:table-cell table:style-name="ce37" table:formula="of:=[.L1088]" office:value-type="float" office:value="0.104166666666656" calcext:value-type="float">
            <text:p>0.104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8];0)&lt;=[.O10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8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089]&lt;[.L1088];[.M1088]+[.H$2];[.M1088])" office:value-type="float" office:value="680" calcext:value-type="float">
            <text:p>680</text:p>
          </table:table-cell>
          <table:table-cell table:style-name="ce11" table:formula="of:=OFFSET([.C$4];[.M1089];0)" office:value-type="float" office:value="43768" calcext:value-type="float">
            <text:p>43768</text:p>
          </table:table-cell>
          <table:table-cell table:style-name="ce37" table:formula="of:=[.L1089]" office:value-type="float" office:value="0.111111111111101" calcext:value-type="float">
            <text:p>0.111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9];0)&lt;=[.O10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9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090]&lt;[.L1089];[.M1089]+[.H$2];[.M1089])" office:value-type="float" office:value="680" calcext:value-type="float">
            <text:p>680</text:p>
          </table:table-cell>
          <table:table-cell table:style-name="ce11" table:formula="of:=OFFSET([.C$4];[.M1090];0)" office:value-type="float" office:value="43768" calcext:value-type="float">
            <text:p>43768</text:p>
          </table:table-cell>
          <table:table-cell table:style-name="ce37" table:formula="of:=[.L1090]" office:value-type="float" office:value="0.118055555555545" calcext:value-type="float">
            <text:p>0.11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0];0)&lt;=[.O10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0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091]&lt;[.L1090];[.M1090]+[.H$2];[.M1090])" office:value-type="float" office:value="680" calcext:value-type="float">
            <text:p>680</text:p>
          </table:table-cell>
          <table:table-cell table:style-name="ce11" table:formula="of:=OFFSET([.C$4];[.M1091];0)" office:value-type="float" office:value="43768" calcext:value-type="float">
            <text:p>43768</text:p>
          </table:table-cell>
          <table:table-cell table:style-name="ce37" table:formula="of:=[.L1091]" office:value-type="float" office:value="0.12499999999999" calcext:value-type="float">
            <text:p>0.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1];0)&lt;=[.O10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1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092]&lt;[.L1091];[.M1091]+[.H$2];[.M1091])" office:value-type="float" office:value="680" calcext:value-type="float">
            <text:p>680</text:p>
          </table:table-cell>
          <table:table-cell table:style-name="ce11" table:formula="of:=OFFSET([.C$4];[.M1092];0)" office:value-type="float" office:value="43768" calcext:value-type="float">
            <text:p>43768</text:p>
          </table:table-cell>
          <table:table-cell table:style-name="ce37" table:formula="of:=[.L1092]" office:value-type="float" office:value="0.131944444444434" calcext:value-type="float">
            <text:p>0.131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2];0)&lt;=[.O10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2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093]&lt;[.L1092];[.M1092]+[.H$2];[.M1092])" office:value-type="float" office:value="680" calcext:value-type="float">
            <text:p>680</text:p>
          </table:table-cell>
          <table:table-cell table:style-name="ce11" table:formula="of:=OFFSET([.C$4];[.M1093];0)" office:value-type="float" office:value="43768" calcext:value-type="float">
            <text:p>43768</text:p>
          </table:table-cell>
          <table:table-cell table:style-name="ce37" table:formula="of:=[.L1093]" office:value-type="float" office:value="0.138888888888879" calcext:value-type="float">
            <text:p>0.13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3];0)&lt;=[.O10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3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094]&lt;[.L1093];[.M1093]+[.H$2];[.M1093])" office:value-type="float" office:value="680" calcext:value-type="float">
            <text:p>680</text:p>
          </table:table-cell>
          <table:table-cell table:style-name="ce11" table:formula="of:=OFFSET([.C$4];[.M1094];0)" office:value-type="float" office:value="43768" calcext:value-type="float">
            <text:p>43768</text:p>
          </table:table-cell>
          <table:table-cell table:style-name="ce37" table:formula="of:=[.L1094]" office:value-type="float" office:value="0.145833333333323" calcext:value-type="float">
            <text:p>0.145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4];0)&lt;=[.O10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4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095]&lt;[.L1094];[.M1094]+[.H$2];[.M1094])" office:value-type="float" office:value="680" calcext:value-type="float">
            <text:p>680</text:p>
          </table:table-cell>
          <table:table-cell table:style-name="ce11" table:formula="of:=OFFSET([.C$4];[.M1095];0)" office:value-type="float" office:value="43768" calcext:value-type="float">
            <text:p>43768</text:p>
          </table:table-cell>
          <table:table-cell table:style-name="ce37" table:formula="of:=[.L1095]" office:value-type="float" office:value="0.152777777777767" calcext:value-type="float">
            <text:p>0.15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5];0)&lt;=[.O10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5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096]&lt;[.L1095];[.M1095]+[.H$2];[.M1095])" office:value-type="float" office:value="680" calcext:value-type="float">
            <text:p>680</text:p>
          </table:table-cell>
          <table:table-cell table:style-name="ce11" table:formula="of:=OFFSET([.C$4];[.M1096];0)" office:value-type="float" office:value="43768" calcext:value-type="float">
            <text:p>43768</text:p>
          </table:table-cell>
          <table:table-cell table:style-name="ce37" table:formula="of:=[.L1096]" office:value-type="float" office:value="0.159722222222212" calcext:value-type="float">
            <text:p>0.159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6];0)&lt;=[.O10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6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097]&lt;[.L1096];[.M1096]+[.H$2];[.M1096])" office:value-type="float" office:value="680" calcext:value-type="float">
            <text:p>680</text:p>
          </table:table-cell>
          <table:table-cell table:style-name="ce11" table:formula="of:=OFFSET([.C$4];[.M1097];0)" office:value-type="float" office:value="43768" calcext:value-type="float">
            <text:p>43768</text:p>
          </table:table-cell>
          <table:table-cell table:style-name="ce37" table:formula="of:=[.L1097]" office:value-type="float" office:value="0.166666666666656" calcext:value-type="float">
            <text:p>0.16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7];0)&lt;=[.O10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7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098]&lt;[.L1097];[.M1097]+[.H$2];[.M1097])" office:value-type="float" office:value="680" calcext:value-type="float">
            <text:p>680</text:p>
          </table:table-cell>
          <table:table-cell table:style-name="ce11" table:formula="of:=OFFSET([.C$4];[.M1098];0)" office:value-type="float" office:value="43768" calcext:value-type="float">
            <text:p>43768</text:p>
          </table:table-cell>
          <table:table-cell table:style-name="ce37" table:formula="of:=[.L1098]" office:value-type="float" office:value="0.173611111111101" calcext:value-type="float">
            <text:p>0.17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8];0)&lt;=[.O10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8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099]&lt;[.L1098];[.M1098]+[.H$2];[.M1098])" office:value-type="float" office:value="680" calcext:value-type="float">
            <text:p>680</text:p>
          </table:table-cell>
          <table:table-cell table:style-name="ce11" table:formula="of:=OFFSET([.C$4];[.M1099];0)" office:value-type="float" office:value="43768" calcext:value-type="float">
            <text:p>43768</text:p>
          </table:table-cell>
          <table:table-cell table:style-name="ce37" table:formula="of:=[.L1099]" office:value-type="float" office:value="0.180555555555545" calcext:value-type="float">
            <text:p>0.18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9];0)&lt;=[.O10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9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100]&lt;[.L1099];[.M1099]+[.H$2];[.M1099])" office:value-type="float" office:value="680" calcext:value-type="float">
            <text:p>680</text:p>
          </table:table-cell>
          <table:table-cell table:style-name="ce11" table:formula="of:=OFFSET([.C$4];[.M1100];0)" office:value-type="float" office:value="43768" calcext:value-type="float">
            <text:p>43768</text:p>
          </table:table-cell>
          <table:table-cell table:style-name="ce37" table:formula="of:=[.L1100]" office:value-type="float" office:value="0.18749999999999" calcext:value-type="float">
            <text:p>0.18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0];0)&lt;=[.O1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0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101]&lt;[.L1100];[.M1100]+[.H$2];[.M1100])" office:value-type="float" office:value="680" calcext:value-type="float">
            <text:p>680</text:p>
          </table:table-cell>
          <table:table-cell table:style-name="ce11" table:formula="of:=OFFSET([.C$4];[.M1101];0)" office:value-type="float" office:value="43768" calcext:value-type="float">
            <text:p>43768</text:p>
          </table:table-cell>
          <table:table-cell table:style-name="ce37" table:formula="of:=[.L1101]" office:value-type="float" office:value="0.194444444444434" calcext:value-type="float">
            <text:p>0.194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1];0)&lt;=[.O1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1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102]&lt;[.L1101];[.M1101]+[.H$2];[.M1101])" office:value-type="float" office:value="680" calcext:value-type="float">
            <text:p>680</text:p>
          </table:table-cell>
          <table:table-cell table:style-name="ce11" table:formula="of:=OFFSET([.C$4];[.M1102];0)" office:value-type="float" office:value="43768" calcext:value-type="float">
            <text:p>43768</text:p>
          </table:table-cell>
          <table:table-cell table:style-name="ce37" table:formula="of:=[.L1102]" office:value-type="float" office:value="0.201388888888879" calcext:value-type="float">
            <text:p>0.201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2];0)&lt;=[.O1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2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103]&lt;[.L1102];[.M1102]+[.H$2];[.M1102])" office:value-type="float" office:value="680" calcext:value-type="float">
            <text:p>680</text:p>
          </table:table-cell>
          <table:table-cell table:style-name="ce11" table:formula="of:=OFFSET([.C$4];[.M1103];0)" office:value-type="float" office:value="43768" calcext:value-type="float">
            <text:p>43768</text:p>
          </table:table-cell>
          <table:table-cell table:style-name="ce37" table:formula="of:=[.L1103]" office:value-type="float" office:value="0.208333333333323" calcext:value-type="float">
            <text:p>0.208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3];0)&lt;=[.O1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3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104]&lt;[.L1103];[.M1103]+[.H$2];[.M1103])" office:value-type="float" office:value="680" calcext:value-type="float">
            <text:p>680</text:p>
          </table:table-cell>
          <table:table-cell table:style-name="ce11" table:formula="of:=OFFSET([.C$4];[.M1104];0)" office:value-type="float" office:value="43768" calcext:value-type="float">
            <text:p>43768</text:p>
          </table:table-cell>
          <table:table-cell table:style-name="ce37" table:formula="of:=[.L1104]" office:value-type="float" office:value="0.215277777777767" calcext:value-type="float">
            <text:p>0.215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4];0)&lt;=[.O1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4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105]&lt;[.L1104];[.M1104]+[.H$2];[.M1104])" office:value-type="float" office:value="680" calcext:value-type="float">
            <text:p>680</text:p>
          </table:table-cell>
          <table:table-cell table:style-name="ce11" table:formula="of:=OFFSET([.C$4];[.M1105];0)" office:value-type="float" office:value="43768" calcext:value-type="float">
            <text:p>43768</text:p>
          </table:table-cell>
          <table:table-cell table:style-name="ce37" table:formula="of:=[.L1105]" office:value-type="float" office:value="0.222222222222212" calcext:value-type="float">
            <text:p>0.222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5];0)&lt;=[.O1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5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106]&lt;[.L1105];[.M1105]+[.H$2];[.M1105])" office:value-type="float" office:value="680" calcext:value-type="float">
            <text:p>680</text:p>
          </table:table-cell>
          <table:table-cell table:style-name="ce11" table:formula="of:=OFFSET([.C$4];[.M1106];0)" office:value-type="float" office:value="43768" calcext:value-type="float">
            <text:p>43768</text:p>
          </table:table-cell>
          <table:table-cell table:style-name="ce37" table:formula="of:=[.L1106]" office:value-type="float" office:value="0.229166666666656" calcext:value-type="float">
            <text:p>0.229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6];0)&lt;=[.O1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6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107]&lt;[.L1106];[.M1106]+[.H$2];[.M1106])" office:value-type="float" office:value="680" calcext:value-type="float">
            <text:p>680</text:p>
          </table:table-cell>
          <table:table-cell table:style-name="ce11" table:formula="of:=OFFSET([.C$4];[.M1107];0)" office:value-type="float" office:value="43768" calcext:value-type="float">
            <text:p>43768</text:p>
          </table:table-cell>
          <table:table-cell table:style-name="ce37" table:formula="of:=[.L1107]" office:value-type="float" office:value="0.236111111111101" calcext:value-type="float">
            <text:p>0.236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7];0)&lt;=[.O1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7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108]&lt;[.L1107];[.M1107]+[.H$2];[.M1107])" office:value-type="float" office:value="680" calcext:value-type="float">
            <text:p>680</text:p>
          </table:table-cell>
          <table:table-cell table:style-name="ce11" table:formula="of:=OFFSET([.C$4];[.M1108];0)" office:value-type="float" office:value="43768" calcext:value-type="float">
            <text:p>43768</text:p>
          </table:table-cell>
          <table:table-cell table:style-name="ce37" table:formula="of:=[.L1108]" office:value-type="float" office:value="0.243055555555545" calcext:value-type="float">
            <text:p>0.243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8];0)&lt;=[.O1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8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109]&lt;[.L1108];[.M1108]+[.H$2];[.M1108])" office:value-type="float" office:value="680" calcext:value-type="float">
            <text:p>680</text:p>
          </table:table-cell>
          <table:table-cell table:style-name="ce11" table:formula="of:=OFFSET([.C$4];[.M1109];0)" office:value-type="float" office:value="43768" calcext:value-type="float">
            <text:p>43768</text:p>
          </table:table-cell>
          <table:table-cell table:style-name="ce37" table:formula="of:=[.L1109]" office:value-type="float" office:value="0.24999999999999" calcext:value-type="float">
            <text:p>0.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9];0)&lt;=[.O1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9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110]&lt;[.L1109];[.M1109]+[.H$2];[.M1109])" office:value-type="float" office:value="680" calcext:value-type="float">
            <text:p>680</text:p>
          </table:table-cell>
          <table:table-cell table:style-name="ce11" table:formula="of:=OFFSET([.C$4];[.M1110];0)" office:value-type="float" office:value="43768" calcext:value-type="float">
            <text:p>43768</text:p>
          </table:table-cell>
          <table:table-cell table:style-name="ce37" table:formula="of:=[.L1110]" office:value-type="float" office:value="0.256944444444434" calcext:value-type="float">
            <text:p>0.256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0];0)&lt;=[.O1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0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111]&lt;[.L1110];[.M1110]+[.H$2];[.M1110])" office:value-type="float" office:value="680" calcext:value-type="float">
            <text:p>680</text:p>
          </table:table-cell>
          <table:table-cell table:style-name="ce11" table:formula="of:=OFFSET([.C$4];[.M1111];0)" office:value-type="float" office:value="43768" calcext:value-type="float">
            <text:p>43768</text:p>
          </table:table-cell>
          <table:table-cell table:style-name="ce37" table:formula="of:=[.L1111]" office:value-type="float" office:value="0.263888888888878" calcext:value-type="float">
            <text:p>0.263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1];0)&lt;=[.O1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1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112]&lt;[.L1111];[.M1111]+[.H$2];[.M1111])" office:value-type="float" office:value="680" calcext:value-type="float">
            <text:p>680</text:p>
          </table:table-cell>
          <table:table-cell table:style-name="ce11" table:formula="of:=OFFSET([.C$4];[.M1112];0)" office:value-type="float" office:value="43768" calcext:value-type="float">
            <text:p>43768</text:p>
          </table:table-cell>
          <table:table-cell table:style-name="ce37" table:formula="of:=[.L1112]" office:value-type="float" office:value="0.270833333333323" calcext:value-type="float">
            <text:p>0.270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2];0)&lt;=[.O1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2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113]&lt;[.L1112];[.M1112]+[.H$2];[.M1112])" office:value-type="float" office:value="680" calcext:value-type="float">
            <text:p>680</text:p>
          </table:table-cell>
          <table:table-cell table:style-name="ce11" table:formula="of:=OFFSET([.C$4];[.M1113];0)" office:value-type="float" office:value="43768" calcext:value-type="float">
            <text:p>43768</text:p>
          </table:table-cell>
          <table:table-cell table:style-name="ce37" table:formula="of:=[.L1113]" office:value-type="float" office:value="0.277777777777767" calcext:value-type="float">
            <text:p>0.27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3];0)&lt;=[.O1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3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114]&lt;[.L1113];[.M1113]+[.H$2];[.M1113])" office:value-type="float" office:value="680" calcext:value-type="float">
            <text:p>680</text:p>
          </table:table-cell>
          <table:table-cell table:style-name="ce11" table:formula="of:=OFFSET([.C$4];[.M1114];0)" office:value-type="float" office:value="43768" calcext:value-type="float">
            <text:p>43768</text:p>
          </table:table-cell>
          <table:table-cell table:style-name="ce37" table:formula="of:=[.L1114]" office:value-type="float" office:value="0.284722222222212" calcext:value-type="float">
            <text:p>0.28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4];0)&lt;=[.O1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4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115]&lt;[.L1114];[.M1114]+[.H$2];[.M1114])" office:value-type="float" office:value="680" calcext:value-type="float">
            <text:p>680</text:p>
          </table:table-cell>
          <table:table-cell table:style-name="ce11" table:formula="of:=OFFSET([.C$4];[.M1115];0)" office:value-type="float" office:value="43768" calcext:value-type="float">
            <text:p>43768</text:p>
          </table:table-cell>
          <table:table-cell table:style-name="ce37" table:formula="of:=[.L1115]" office:value-type="float" office:value="0.291666666666656" calcext:value-type="float">
            <text:p>0.29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5];0)&lt;=[.O1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5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116]&lt;[.L1115];[.M1115]+[.H$2];[.M1115])" office:value-type="float" office:value="680" calcext:value-type="float">
            <text:p>680</text:p>
          </table:table-cell>
          <table:table-cell table:style-name="ce11" table:formula="of:=OFFSET([.C$4];[.M1116];0)" office:value-type="float" office:value="43768" calcext:value-type="float">
            <text:p>43768</text:p>
          </table:table-cell>
          <table:table-cell table:style-name="ce37" table:formula="of:=[.L1116]" office:value-type="float" office:value="0.298611111111101" calcext:value-type="float">
            <text:p>0.29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6];0)&lt;=[.O1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6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117]&lt;[.L1116];[.M1116]+[.H$2];[.M1116])" office:value-type="float" office:value="680" calcext:value-type="float">
            <text:p>680</text:p>
          </table:table-cell>
          <table:table-cell table:style-name="ce11" table:formula="of:=OFFSET([.C$4];[.M1117];0)" office:value-type="float" office:value="43768" calcext:value-type="float">
            <text:p>43768</text:p>
          </table:table-cell>
          <table:table-cell table:style-name="ce37" table:formula="of:=[.L1117]" office:value-type="float" office:value="0.305555555555545" calcext:value-type="float">
            <text:p>0.305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7];0)&lt;=[.O1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7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118]&lt;[.L1117];[.M1117]+[.H$2];[.M1117])" office:value-type="float" office:value="680" calcext:value-type="float">
            <text:p>680</text:p>
          </table:table-cell>
          <table:table-cell table:style-name="ce11" table:formula="of:=OFFSET([.C$4];[.M1118];0)" office:value-type="float" office:value="43768" calcext:value-type="float">
            <text:p>43768</text:p>
          </table:table-cell>
          <table:table-cell table:style-name="ce37" table:formula="of:=[.L1118]" office:value-type="float" office:value="0.312499999999989" calcext:value-type="float">
            <text:p>0.312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8];0)&lt;=[.O1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8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119]&lt;[.L1118];[.M1118]+[.H$2];[.M1118])" office:value-type="float" office:value="680" calcext:value-type="float">
            <text:p>680</text:p>
          </table:table-cell>
          <table:table-cell table:style-name="ce11" table:formula="of:=OFFSET([.C$4];[.M1119];0)" office:value-type="float" office:value="43768" calcext:value-type="float">
            <text:p>43768</text:p>
          </table:table-cell>
          <table:table-cell table:style-name="ce37" table:formula="of:=[.L1119]" office:value-type="float" office:value="0.319444444444434" calcext:value-type="float">
            <text:p>0.319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9];0)&lt;=[.O1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9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120]&lt;[.L1119];[.M1119]+[.H$2];[.M1119])" office:value-type="float" office:value="680" calcext:value-type="float">
            <text:p>680</text:p>
          </table:table-cell>
          <table:table-cell table:style-name="ce11" table:formula="of:=OFFSET([.C$4];[.M1120];0)" office:value-type="float" office:value="43768" calcext:value-type="float">
            <text:p>43768</text:p>
          </table:table-cell>
          <table:table-cell table:style-name="ce37" table:formula="of:=[.L1120]" office:value-type="float" office:value="0.326388888888878" calcext:value-type="float">
            <text:p>0.326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0];0)&lt;=[.O1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0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121]&lt;[.L1120];[.M1120]+[.H$2];[.M1120])" office:value-type="float" office:value="680" calcext:value-type="float">
            <text:p>680</text:p>
          </table:table-cell>
          <table:table-cell table:style-name="ce11" table:formula="of:=OFFSET([.C$4];[.M1121];0)" office:value-type="float" office:value="43768" calcext:value-type="float">
            <text:p>43768</text:p>
          </table:table-cell>
          <table:table-cell table:style-name="ce37" table:formula="of:=[.L1121]" office:value-type="float" office:value="0.333333333333323" calcext:value-type="float">
            <text:p>0.333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1];0)&lt;=[.O1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1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122]&lt;[.L1121];[.M1121]+[.H$2];[.M1121])" office:value-type="float" office:value="680" calcext:value-type="float">
            <text:p>680</text:p>
          </table:table-cell>
          <table:table-cell table:style-name="ce11" table:formula="of:=OFFSET([.C$4];[.M1122];0)" office:value-type="float" office:value="43768" calcext:value-type="float">
            <text:p>43768</text:p>
          </table:table-cell>
          <table:table-cell table:style-name="ce37" table:formula="of:=[.L1122]" office:value-type="float" office:value="0.340277777777767" calcext:value-type="float">
            <text:p>0.340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2];0)&lt;=[.O1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2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123]&lt;[.L1122];[.M1122]+[.H$2];[.M1122])" office:value-type="float" office:value="680" calcext:value-type="float">
            <text:p>680</text:p>
          </table:table-cell>
          <table:table-cell table:style-name="ce11" table:formula="of:=OFFSET([.C$4];[.M1123];0)" office:value-type="float" office:value="43768" calcext:value-type="float">
            <text:p>43768</text:p>
          </table:table-cell>
          <table:table-cell table:style-name="ce37" table:formula="of:=[.L1123]" office:value-type="float" office:value="0.347222222222212" calcext:value-type="float">
            <text:p>0.34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3];0)&lt;=[.O1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3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124]&lt;[.L1123];[.M1123]+[.H$2];[.M1123])" office:value-type="float" office:value="680" calcext:value-type="float">
            <text:p>680</text:p>
          </table:table-cell>
          <table:table-cell table:style-name="ce11" table:formula="of:=OFFSET([.C$4];[.M1124];0)" office:value-type="float" office:value="43768" calcext:value-type="float">
            <text:p>43768</text:p>
          </table:table-cell>
          <table:table-cell table:style-name="ce37" table:formula="of:=[.L1124]" office:value-type="float" office:value="0.354166666666656" calcext:value-type="float">
            <text:p>0.354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4];0)&lt;=[.O1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4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125]&lt;[.L1124];[.M1124]+[.H$2];[.M1124])" office:value-type="float" office:value="680" calcext:value-type="float">
            <text:p>680</text:p>
          </table:table-cell>
          <table:table-cell table:style-name="ce11" table:formula="of:=OFFSET([.C$4];[.M1125];0)" office:value-type="float" office:value="43768" calcext:value-type="float">
            <text:p>43768</text:p>
          </table:table-cell>
          <table:table-cell table:style-name="ce37" table:formula="of:=[.L1125]" office:value-type="float" office:value="0.3611111111111" calcext:value-type="float">
            <text:p>0.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5];0)&lt;=[.O1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5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126]&lt;[.L1125];[.M1125]+[.H$2];[.M1125])" office:value-type="float" office:value="680" calcext:value-type="float">
            <text:p>680</text:p>
          </table:table-cell>
          <table:table-cell table:style-name="ce11" table:formula="of:=OFFSET([.C$4];[.M1126];0)" office:value-type="float" office:value="43768" calcext:value-type="float">
            <text:p>43768</text:p>
          </table:table-cell>
          <table:table-cell table:style-name="ce37" table:formula="of:=[.L1126]" office:value-type="float" office:value="0.368055555555545" calcext:value-type="float">
            <text:p>0.36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6];0)&lt;=[.O1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6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127]&lt;[.L1126];[.M1126]+[.H$2];[.M1126])" office:value-type="float" office:value="680" calcext:value-type="float">
            <text:p>680</text:p>
          </table:table-cell>
          <table:table-cell table:style-name="ce11" table:formula="of:=OFFSET([.C$4];[.M1127];0)" office:value-type="float" office:value="43768" calcext:value-type="float">
            <text:p>43768</text:p>
          </table:table-cell>
          <table:table-cell table:style-name="ce37" table:formula="of:=[.L1127]" office:value-type="float" office:value="0.374999999999989" calcext:value-type="float">
            <text:p>0.374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7];0)&lt;=[.O1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7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128]&lt;[.L1127];[.M1127]+[.H$2];[.M1127])" office:value-type="float" office:value="680" calcext:value-type="float">
            <text:p>680</text:p>
          </table:table-cell>
          <table:table-cell table:style-name="ce11" table:formula="of:=OFFSET([.C$4];[.M1128];0)" office:value-type="float" office:value="43768" calcext:value-type="float">
            <text:p>43768</text:p>
          </table:table-cell>
          <table:table-cell table:style-name="ce37" table:formula="of:=[.L1128]" office:value-type="float" office:value="0.381944444444434" calcext:value-type="float">
            <text:p>0.381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8];0)&lt;=[.O1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8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129]&lt;[.L1128];[.M1128]+[.H$2];[.M1128])" office:value-type="float" office:value="680" calcext:value-type="float">
            <text:p>680</text:p>
          </table:table-cell>
          <table:table-cell table:style-name="ce11" table:formula="of:=OFFSET([.C$4];[.M1129];0)" office:value-type="float" office:value="43768" calcext:value-type="float">
            <text:p>43768</text:p>
          </table:table-cell>
          <table:table-cell table:style-name="ce37" table:formula="of:=[.L1129]" office:value-type="float" office:value="0.388888888888878" calcext:value-type="float">
            <text:p>0.388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9];0)&lt;=[.O1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9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130]&lt;[.L1129];[.M1129]+[.H$2];[.M1129])" office:value-type="float" office:value="680" calcext:value-type="float">
            <text:p>680</text:p>
          </table:table-cell>
          <table:table-cell table:style-name="ce11" table:formula="of:=OFFSET([.C$4];[.M1130];0)" office:value-type="float" office:value="43768" calcext:value-type="float">
            <text:p>43768</text:p>
          </table:table-cell>
          <table:table-cell table:style-name="ce37" table:formula="of:=[.L1130]" office:value-type="float" office:value="0.395833333333322" calcext:value-type="float">
            <text:p>0.39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0];0)&lt;=[.O1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0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131]&lt;[.L1130];[.M1130]+[.H$2];[.M1130])" office:value-type="float" office:value="680" calcext:value-type="float">
            <text:p>680</text:p>
          </table:table-cell>
          <table:table-cell table:style-name="ce11" table:formula="of:=OFFSET([.C$4];[.M1131];0)" office:value-type="float" office:value="43768" calcext:value-type="float">
            <text:p>43768</text:p>
          </table:table-cell>
          <table:table-cell table:style-name="ce37" table:formula="of:=[.L1131]" office:value-type="float" office:value="0.402777777777767" calcext:value-type="float">
            <text:p>0.40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1];0)&lt;=[.O1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1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132]&lt;[.L1131];[.M1131]+[.H$2];[.M1131])" office:value-type="float" office:value="680" calcext:value-type="float">
            <text:p>680</text:p>
          </table:table-cell>
          <table:table-cell table:style-name="ce11" table:formula="of:=OFFSET([.C$4];[.M1132];0)" office:value-type="float" office:value="43768" calcext:value-type="float">
            <text:p>43768</text:p>
          </table:table-cell>
          <table:table-cell table:style-name="ce37" table:formula="of:=[.L1132]" office:value-type="float" office:value="0.409722222222211" calcext:value-type="float">
            <text:p>0.40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2];0)&lt;=[.O1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2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133]&lt;[.L1132];[.M1132]+[.H$2];[.M1132])" office:value-type="float" office:value="680" calcext:value-type="float">
            <text:p>680</text:p>
          </table:table-cell>
          <table:table-cell table:style-name="ce11" table:formula="of:=OFFSET([.C$4];[.M1133];0)" office:value-type="float" office:value="43768" calcext:value-type="float">
            <text:p>43768</text:p>
          </table:table-cell>
          <table:table-cell table:style-name="ce37" table:formula="of:=[.L1133]" office:value-type="float" office:value="0.416666666666656" calcext:value-type="float">
            <text:p>0.41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3];0)&lt;=[.O1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3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134]&lt;[.L1133];[.M1133]+[.H$2];[.M1133])" office:value-type="float" office:value="680" calcext:value-type="float">
            <text:p>680</text:p>
          </table:table-cell>
          <table:table-cell table:style-name="ce11" table:formula="of:=OFFSET([.C$4];[.M1134];0)" office:value-type="float" office:value="43768" calcext:value-type="float">
            <text:p>43768</text:p>
          </table:table-cell>
          <table:table-cell table:style-name="ce37" table:formula="of:=[.L1134]" office:value-type="float" office:value="0.4236111111111" calcext:value-type="float">
            <text:p>0.42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4];0)&lt;=[.O1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4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135]&lt;[.L1134];[.M1134]+[.H$2];[.M1134])" office:value-type="float" office:value="680" calcext:value-type="float">
            <text:p>680</text:p>
          </table:table-cell>
          <table:table-cell table:style-name="ce11" table:formula="of:=OFFSET([.C$4];[.M1135];0)" office:value-type="float" office:value="43768" calcext:value-type="float">
            <text:p>43768</text:p>
          </table:table-cell>
          <table:table-cell table:style-name="ce37" table:formula="of:=[.L1135]" office:value-type="float" office:value="0.430555555555545" calcext:value-type="float">
            <text:p>0.43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5];0)&lt;=[.O1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5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136]&lt;[.L1135];[.M1135]+[.H$2];[.M1135])" office:value-type="float" office:value="680" calcext:value-type="float">
            <text:p>680</text:p>
          </table:table-cell>
          <table:table-cell table:style-name="ce11" table:formula="of:=OFFSET([.C$4];[.M1136];0)" office:value-type="float" office:value="43768" calcext:value-type="float">
            <text:p>43768</text:p>
          </table:table-cell>
          <table:table-cell table:style-name="ce37" table:formula="of:=[.L1136]" office:value-type="float" office:value="0.437499999999989" calcext:value-type="float">
            <text:p>0.437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6];0)&lt;=[.O1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6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137]&lt;[.L1136];[.M1136]+[.H$2];[.M1136])" office:value-type="float" office:value="720" calcext:value-type="float">
            <text:p>720</text:p>
          </table:table-cell>
          <table:table-cell table:style-name="ce11" table:formula="of:=OFFSET([.C$4];[.M1137];0)" office:value-type="float" office:value="43769" calcext:value-type="float">
            <text:p>43769</text:p>
          </table:table-cell>
          <table:table-cell table:style-name="ce37" table:formula="of:=[.L1137]" office:value-type="float" office:value="0.00694444444443343" calcext:value-type="float">
            <text:p>0.00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7];0)&lt;=[.O1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7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138]&lt;[.L1137];[.M1137]+[.H$2];[.M1137])" office:value-type="float" office:value="720" calcext:value-type="float">
            <text:p>720</text:p>
          </table:table-cell>
          <table:table-cell table:style-name="ce11" table:formula="of:=OFFSET([.C$4];[.M1138];0)" office:value-type="float" office:value="43769" calcext:value-type="float">
            <text:p>43769</text:p>
          </table:table-cell>
          <table:table-cell table:style-name="ce37" table:formula="of:=[.L1138]" office:value-type="float" office:value="0.0138888888888779" calcext:value-type="float">
            <text:p>0.013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8];0)&lt;=[.O1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8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139]&lt;[.L1138];[.M1138]+[.H$2];[.M1138])" office:value-type="float" office:value="720" calcext:value-type="float">
            <text:p>720</text:p>
          </table:table-cell>
          <table:table-cell table:style-name="ce11" table:formula="of:=OFFSET([.C$4];[.M1139];0)" office:value-type="float" office:value="43769" calcext:value-type="float">
            <text:p>43769</text:p>
          </table:table-cell>
          <table:table-cell table:style-name="ce37" table:formula="of:=[.L1139]" office:value-type="float" office:value="0.0208333333333223" calcext:value-type="float">
            <text:p>0.02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9];0)&lt;=[.O1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9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140]&lt;[.L1139];[.M1139]+[.H$2];[.M1139])" office:value-type="float" office:value="720" calcext:value-type="float">
            <text:p>720</text:p>
          </table:table-cell>
          <table:table-cell table:style-name="ce11" table:formula="of:=OFFSET([.C$4];[.M1140];0)" office:value-type="float" office:value="43769" calcext:value-type="float">
            <text:p>43769</text:p>
          </table:table-cell>
          <table:table-cell table:style-name="ce37" table:formula="of:=[.L1140]" office:value-type="float" office:value="0.0277777777777668" calcext:value-type="float">
            <text:p>0.02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0];0)&lt;=[.O1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0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141]&lt;[.L1140];[.M1140]+[.H$2];[.M1140])" office:value-type="float" office:value="720" calcext:value-type="float">
            <text:p>720</text:p>
          </table:table-cell>
          <table:table-cell table:style-name="ce11" table:formula="of:=OFFSET([.C$4];[.M1141];0)" office:value-type="float" office:value="43769" calcext:value-type="float">
            <text:p>43769</text:p>
          </table:table-cell>
          <table:table-cell table:style-name="ce37" table:formula="of:=[.L1141]" office:value-type="float" office:value="0.0347222222222112" calcext:value-type="float">
            <text:p>0.03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1];0)&lt;=[.O1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1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142]&lt;[.L1141];[.M1141]+[.H$2];[.M1141])" office:value-type="float" office:value="720" calcext:value-type="float">
            <text:p>720</text:p>
          </table:table-cell>
          <table:table-cell table:style-name="ce11" table:formula="of:=OFFSET([.C$4];[.M1142];0)" office:value-type="float" office:value="43769" calcext:value-type="float">
            <text:p>43769</text:p>
          </table:table-cell>
          <table:table-cell table:style-name="ce37" table:formula="of:=[.L1142]" office:value-type="float" office:value="0.0416666666666557" calcext:value-type="float">
            <text:p>0.04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2];0)&lt;=[.O1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2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143]&lt;[.L1142];[.M1142]+[.H$2];[.M1142])" office:value-type="float" office:value="720" calcext:value-type="float">
            <text:p>720</text:p>
          </table:table-cell>
          <table:table-cell table:style-name="ce11" table:formula="of:=OFFSET([.C$4];[.M1143];0)" office:value-type="float" office:value="43769" calcext:value-type="float">
            <text:p>43769</text:p>
          </table:table-cell>
          <table:table-cell table:style-name="ce37" table:formula="of:=[.L1143]" office:value-type="float" office:value="0.0486111111111001" calcext:value-type="float">
            <text:p>0.048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3];0)&lt;=[.O1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3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144]&lt;[.L1143];[.M1143]+[.H$2];[.M1143])" office:value-type="float" office:value="720" calcext:value-type="float">
            <text:p>720</text:p>
          </table:table-cell>
          <table:table-cell table:style-name="ce11" table:formula="of:=OFFSET([.C$4];[.M1144];0)" office:value-type="float" office:value="43769" calcext:value-type="float">
            <text:p>43769</text:p>
          </table:table-cell>
          <table:table-cell table:style-name="ce37" table:formula="of:=[.L1144]" office:value-type="float" office:value="0.0555555555555446" calcext:value-type="float">
            <text:p>0.055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4];0)&lt;=[.O1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4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145]&lt;[.L1144];[.M1144]+[.H$2];[.M1144])" office:value-type="float" office:value="720" calcext:value-type="float">
            <text:p>720</text:p>
          </table:table-cell>
          <table:table-cell table:style-name="ce11" table:formula="of:=OFFSET([.C$4];[.M1145];0)" office:value-type="float" office:value="43769" calcext:value-type="float">
            <text:p>43769</text:p>
          </table:table-cell>
          <table:table-cell table:style-name="ce37" table:formula="of:=[.L1145]" office:value-type="float" office:value="0.062499999999989" calcext:value-type="float">
            <text:p>0.062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5];0)&lt;=[.O1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5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146]&lt;[.L1145];[.M1145]+[.H$2];[.M1145])" office:value-type="float" office:value="720" calcext:value-type="float">
            <text:p>720</text:p>
          </table:table-cell>
          <table:table-cell table:style-name="ce11" table:formula="of:=OFFSET([.C$4];[.M1146];0)" office:value-type="float" office:value="43769" calcext:value-type="float">
            <text:p>43769</text:p>
          </table:table-cell>
          <table:table-cell table:style-name="ce37" table:formula="of:=[.L1146]" office:value-type="float" office:value="0.0694444444444334" calcext:value-type="float">
            <text:p>0.06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6];0)&lt;=[.O1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6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147]&lt;[.L1146];[.M1146]+[.H$2];[.M1146])" office:value-type="float" office:value="720" calcext:value-type="float">
            <text:p>720</text:p>
          </table:table-cell>
          <table:table-cell table:style-name="ce11" table:formula="of:=OFFSET([.C$4];[.M1147];0)" office:value-type="float" office:value="43769" calcext:value-type="float">
            <text:p>43769</text:p>
          </table:table-cell>
          <table:table-cell table:style-name="ce37" table:formula="of:=[.L1147]" office:value-type="float" office:value="0.0763888888888779" calcext:value-type="float">
            <text:p>0.076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7];0)&lt;=[.O1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7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148]&lt;[.L1147];[.M1147]+[.H$2];[.M1147])" office:value-type="float" office:value="720" calcext:value-type="float">
            <text:p>720</text:p>
          </table:table-cell>
          <table:table-cell table:style-name="ce11" table:formula="of:=OFFSET([.C$4];[.M1148];0)" office:value-type="float" office:value="43769" calcext:value-type="float">
            <text:p>43769</text:p>
          </table:table-cell>
          <table:table-cell table:style-name="ce37" table:formula="of:=[.L1148]" office:value-type="float" office:value="0.0833333333333223" calcext:value-type="float">
            <text:p>0.083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8];0)&lt;=[.O1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8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149]&lt;[.L1148];[.M1148]+[.H$2];[.M1148])" office:value-type="float" office:value="720" calcext:value-type="float">
            <text:p>720</text:p>
          </table:table-cell>
          <table:table-cell table:style-name="ce11" table:formula="of:=OFFSET([.C$4];[.M1149];0)" office:value-type="float" office:value="43769" calcext:value-type="float">
            <text:p>43769</text:p>
          </table:table-cell>
          <table:table-cell table:style-name="ce37" table:formula="of:=[.L1149]" office:value-type="float" office:value="0.0902777777777668" calcext:value-type="float">
            <text:p>0.090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9];0)&lt;=[.O1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9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150]&lt;[.L1149];[.M1149]+[.H$2];[.M1149])" office:value-type="float" office:value="720" calcext:value-type="float">
            <text:p>720</text:p>
          </table:table-cell>
          <table:table-cell table:style-name="ce11" table:formula="of:=OFFSET([.C$4];[.M1150];0)" office:value-type="float" office:value="43769" calcext:value-type="float">
            <text:p>43769</text:p>
          </table:table-cell>
          <table:table-cell table:style-name="ce37" table:formula="of:=[.L1150]" office:value-type="float" office:value="0.0972222222222112" calcext:value-type="float">
            <text:p>0.097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0];0)&lt;=[.O1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0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151]&lt;[.L1150];[.M1150]+[.H$2];[.M1150])" office:value-type="float" office:value="720" calcext:value-type="float">
            <text:p>720</text:p>
          </table:table-cell>
          <table:table-cell table:style-name="ce11" table:formula="of:=OFFSET([.C$4];[.M1151];0)" office:value-type="float" office:value="43769" calcext:value-type="float">
            <text:p>43769</text:p>
          </table:table-cell>
          <table:table-cell table:style-name="ce37" table:formula="of:=[.L1151]" office:value-type="float" office:value="0.104166666666656" calcext:value-type="float">
            <text:p>0.104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1];0)&lt;=[.O1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1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152]&lt;[.L1151];[.M1151]+[.H$2];[.M1151])" office:value-type="float" office:value="720" calcext:value-type="float">
            <text:p>720</text:p>
          </table:table-cell>
          <table:table-cell table:style-name="ce11" table:formula="of:=OFFSET([.C$4];[.M1152];0)" office:value-type="float" office:value="43769" calcext:value-type="float">
            <text:p>43769</text:p>
          </table:table-cell>
          <table:table-cell table:style-name="ce37" table:formula="of:=[.L1152]" office:value-type="float" office:value="0.1111111111111" calcext:value-type="float">
            <text:p>0.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2];0)&lt;=[.O1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2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153]&lt;[.L1152];[.M1152]+[.H$2];[.M1152])" office:value-type="float" office:value="720" calcext:value-type="float">
            <text:p>720</text:p>
          </table:table-cell>
          <table:table-cell table:style-name="ce11" table:formula="of:=OFFSET([.C$4];[.M1153];0)" office:value-type="float" office:value="43769" calcext:value-type="float">
            <text:p>43769</text:p>
          </table:table-cell>
          <table:table-cell table:style-name="ce37" table:formula="of:=[.L1153]" office:value-type="float" office:value="0.118055555555545" calcext:value-type="float">
            <text:p>0.11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3];0)&lt;=[.O1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3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154]&lt;[.L1153];[.M1153]+[.H$2];[.M1153])" office:value-type="float" office:value="720" calcext:value-type="float">
            <text:p>720</text:p>
          </table:table-cell>
          <table:table-cell table:style-name="ce11" table:formula="of:=OFFSET([.C$4];[.M1154];0)" office:value-type="float" office:value="43769" calcext:value-type="float">
            <text:p>43769</text:p>
          </table:table-cell>
          <table:table-cell table:style-name="ce37" table:formula="of:=[.L1154]" office:value-type="float" office:value="0.124999999999989" calcext:value-type="float">
            <text:p>0.124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4];0)&lt;=[.O1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4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155]&lt;[.L1154];[.M1154]+[.H$2];[.M1154])" office:value-type="float" office:value="720" calcext:value-type="float">
            <text:p>720</text:p>
          </table:table-cell>
          <table:table-cell table:style-name="ce11" table:formula="of:=OFFSET([.C$4];[.M1155];0)" office:value-type="float" office:value="43769" calcext:value-type="float">
            <text:p>43769</text:p>
          </table:table-cell>
          <table:table-cell table:style-name="ce37" table:formula="of:=[.L1155]" office:value-type="float" office:value="0.131944444444433" calcext:value-type="float">
            <text:p>0.131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5];0)&lt;=[.O1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5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156]&lt;[.L1155];[.M1155]+[.H$2];[.M1155])" office:value-type="float" office:value="720" calcext:value-type="float">
            <text:p>720</text:p>
          </table:table-cell>
          <table:table-cell table:style-name="ce11" table:formula="of:=OFFSET([.C$4];[.M1156];0)" office:value-type="float" office:value="43769" calcext:value-type="float">
            <text:p>43769</text:p>
          </table:table-cell>
          <table:table-cell table:style-name="ce37" table:formula="of:=[.L1156]" office:value-type="float" office:value="0.138888888888878" calcext:value-type="float">
            <text:p>0.138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6];0)&lt;=[.O1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6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157]&lt;[.L1156];[.M1156]+[.H$2];[.M1156])" office:value-type="float" office:value="720" calcext:value-type="float">
            <text:p>720</text:p>
          </table:table-cell>
          <table:table-cell table:style-name="ce11" table:formula="of:=OFFSET([.C$4];[.M1157];0)" office:value-type="float" office:value="43769" calcext:value-type="float">
            <text:p>43769</text:p>
          </table:table-cell>
          <table:table-cell table:style-name="ce37" table:formula="of:=[.L1157]" office:value-type="float" office:value="0.145833333333322" calcext:value-type="float">
            <text:p>0.14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7];0)&lt;=[.O1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7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158]&lt;[.L1157];[.M1157]+[.H$2];[.M1157])" office:value-type="float" office:value="720" calcext:value-type="float">
            <text:p>720</text:p>
          </table:table-cell>
          <table:table-cell table:style-name="ce11" table:formula="of:=OFFSET([.C$4];[.M1158];0)" office:value-type="float" office:value="43769" calcext:value-type="float">
            <text:p>43769</text:p>
          </table:table-cell>
          <table:table-cell table:style-name="ce37" table:formula="of:=[.L1158]" office:value-type="float" office:value="0.152777777777767" calcext:value-type="float">
            <text:p>0.15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8];0)&lt;=[.O1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8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159]&lt;[.L1158];[.M1158]+[.H$2];[.M1158])" office:value-type="float" office:value="720" calcext:value-type="float">
            <text:p>720</text:p>
          </table:table-cell>
          <table:table-cell table:style-name="ce11" table:formula="of:=OFFSET([.C$4];[.M1159];0)" office:value-type="float" office:value="43769" calcext:value-type="float">
            <text:p>43769</text:p>
          </table:table-cell>
          <table:table-cell table:style-name="ce37" table:formula="of:=[.L1159]" office:value-type="float" office:value="0.159722222222211" calcext:value-type="float">
            <text:p>0.15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9];0)&lt;=[.O1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9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160]&lt;[.L1159];[.M1159]+[.H$2];[.M1159])" office:value-type="float" office:value="720" calcext:value-type="float">
            <text:p>720</text:p>
          </table:table-cell>
          <table:table-cell table:style-name="ce11" table:formula="of:=OFFSET([.C$4];[.M1160];0)" office:value-type="float" office:value="43769" calcext:value-type="float">
            <text:p>43769</text:p>
          </table:table-cell>
          <table:table-cell table:style-name="ce37" table:formula="of:=[.L1160]" office:value-type="float" office:value="0.166666666666656" calcext:value-type="float">
            <text:p>0.16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0];0)&lt;=[.O1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0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161]&lt;[.L1160];[.M1160]+[.H$2];[.M1160])" office:value-type="float" office:value="720" calcext:value-type="float">
            <text:p>720</text:p>
          </table:table-cell>
          <table:table-cell table:style-name="ce11" table:formula="of:=OFFSET([.C$4];[.M1161];0)" office:value-type="float" office:value="43769" calcext:value-type="float">
            <text:p>43769</text:p>
          </table:table-cell>
          <table:table-cell table:style-name="ce37" table:formula="of:=[.L1161]" office:value-type="float" office:value="0.1736111111111" calcext:value-type="float">
            <text:p>0.17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1];0)&lt;=[.O1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1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162]&lt;[.L1161];[.M1161]+[.H$2];[.M1161])" office:value-type="float" office:value="720" calcext:value-type="float">
            <text:p>720</text:p>
          </table:table-cell>
          <table:table-cell table:style-name="ce11" table:formula="of:=OFFSET([.C$4];[.M1162];0)" office:value-type="float" office:value="43769" calcext:value-type="float">
            <text:p>43769</text:p>
          </table:table-cell>
          <table:table-cell table:style-name="ce37" table:formula="of:=[.L1162]" office:value-type="float" office:value="0.180555555555545" calcext:value-type="float">
            <text:p>0.18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2];0)&lt;=[.O1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2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163]&lt;[.L1162];[.M1162]+[.H$2];[.M1162])" office:value-type="float" office:value="720" calcext:value-type="float">
            <text:p>720</text:p>
          </table:table-cell>
          <table:table-cell table:style-name="ce11" table:formula="of:=OFFSET([.C$4];[.M1163];0)" office:value-type="float" office:value="43769" calcext:value-type="float">
            <text:p>43769</text:p>
          </table:table-cell>
          <table:table-cell table:style-name="ce37" table:formula="of:=[.L1163]" office:value-type="float" office:value="0.187499999999989" calcext:value-type="float">
            <text:p>0.187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3];0)&lt;=[.O1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3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164]&lt;[.L1163];[.M1163]+[.H$2];[.M1163])" office:value-type="float" office:value="720" calcext:value-type="float">
            <text:p>720</text:p>
          </table:table-cell>
          <table:table-cell table:style-name="ce11" table:formula="of:=OFFSET([.C$4];[.M1164];0)" office:value-type="float" office:value="43769" calcext:value-type="float">
            <text:p>43769</text:p>
          </table:table-cell>
          <table:table-cell table:style-name="ce37" table:formula="of:=[.L1164]" office:value-type="float" office:value="0.194444444444433" calcext:value-type="float">
            <text:p>0.194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4];0)&lt;=[.O1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4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165]&lt;[.L1164];[.M1164]+[.H$2];[.M1164])" office:value-type="float" office:value="720" calcext:value-type="float">
            <text:p>720</text:p>
          </table:table-cell>
          <table:table-cell table:style-name="ce11" table:formula="of:=OFFSET([.C$4];[.M1165];0)" office:value-type="float" office:value="43769" calcext:value-type="float">
            <text:p>43769</text:p>
          </table:table-cell>
          <table:table-cell table:style-name="ce37" table:formula="of:=[.L1165]" office:value-type="float" office:value="0.201388888888878" calcext:value-type="float">
            <text:p>0.201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5];0)&lt;=[.O1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5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166]&lt;[.L1165];[.M1165]+[.H$2];[.M1165])" office:value-type="float" office:value="720" calcext:value-type="float">
            <text:p>720</text:p>
          </table:table-cell>
          <table:table-cell table:style-name="ce11" table:formula="of:=OFFSET([.C$4];[.M1166];0)" office:value-type="float" office:value="43769" calcext:value-type="float">
            <text:p>43769</text:p>
          </table:table-cell>
          <table:table-cell table:style-name="ce37" table:formula="of:=[.L1166]" office:value-type="float" office:value="0.208333333333322" calcext:value-type="float">
            <text:p>0.208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6];0)&lt;=[.O1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6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167]&lt;[.L1166];[.M1166]+[.H$2];[.M1166])" office:value-type="float" office:value="720" calcext:value-type="float">
            <text:p>720</text:p>
          </table:table-cell>
          <table:table-cell table:style-name="ce11" table:formula="of:=OFFSET([.C$4];[.M1167];0)" office:value-type="float" office:value="43769" calcext:value-type="float">
            <text:p>43769</text:p>
          </table:table-cell>
          <table:table-cell table:style-name="ce37" table:formula="of:=[.L1167]" office:value-type="float" office:value="0.215277777777767" calcext:value-type="float">
            <text:p>0.215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7];0)&lt;=[.O1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7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168]&lt;[.L1167];[.M1167]+[.H$2];[.M1167])" office:value-type="float" office:value="720" calcext:value-type="float">
            <text:p>720</text:p>
          </table:table-cell>
          <table:table-cell table:style-name="ce11" table:formula="of:=OFFSET([.C$4];[.M1168];0)" office:value-type="float" office:value="43769" calcext:value-type="float">
            <text:p>43769</text:p>
          </table:table-cell>
          <table:table-cell table:style-name="ce37" table:formula="of:=[.L1168]" office:value-type="float" office:value="0.222222222222211" calcext:value-type="float">
            <text:p>0.222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8];0)&lt;=[.O1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8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169]&lt;[.L1168];[.M1168]+[.H$2];[.M1168])" office:value-type="float" office:value="720" calcext:value-type="float">
            <text:p>720</text:p>
          </table:table-cell>
          <table:table-cell table:style-name="ce11" table:formula="of:=OFFSET([.C$4];[.M1169];0)" office:value-type="float" office:value="43769" calcext:value-type="float">
            <text:p>43769</text:p>
          </table:table-cell>
          <table:table-cell table:style-name="ce37" table:formula="of:=[.L1169]" office:value-type="float" office:value="0.229166666666656" calcext:value-type="float">
            <text:p>0.229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9];0)&lt;=[.O1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9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170]&lt;[.L1169];[.M1169]+[.H$2];[.M1169])" office:value-type="float" office:value="720" calcext:value-type="float">
            <text:p>720</text:p>
          </table:table-cell>
          <table:table-cell table:style-name="ce11" table:formula="of:=OFFSET([.C$4];[.M1170];0)" office:value-type="float" office:value="43769" calcext:value-type="float">
            <text:p>43769</text:p>
          </table:table-cell>
          <table:table-cell table:style-name="ce37" table:formula="of:=[.L1170]" office:value-type="float" office:value="0.2361111111111" calcext:value-type="float">
            <text:p>0.2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0];0)&lt;=[.O1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0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171]&lt;[.L1170];[.M1170]+[.H$2];[.M1170])" office:value-type="float" office:value="720" calcext:value-type="float">
            <text:p>720</text:p>
          </table:table-cell>
          <table:table-cell table:style-name="ce11" table:formula="of:=OFFSET([.C$4];[.M1171];0)" office:value-type="float" office:value="43769" calcext:value-type="float">
            <text:p>43769</text:p>
          </table:table-cell>
          <table:table-cell table:style-name="ce37" table:formula="of:=[.L1171]" office:value-type="float" office:value="0.243055555555545" calcext:value-type="float">
            <text:p>0.243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1];0)&lt;=[.O1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1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172]&lt;[.L1171];[.M1171]+[.H$2];[.M1171])" office:value-type="float" office:value="720" calcext:value-type="float">
            <text:p>720</text:p>
          </table:table-cell>
          <table:table-cell table:style-name="ce11" table:formula="of:=OFFSET([.C$4];[.M1172];0)" office:value-type="float" office:value="43769" calcext:value-type="float">
            <text:p>43769</text:p>
          </table:table-cell>
          <table:table-cell table:style-name="ce37" table:formula="of:=[.L1172]" office:value-type="float" office:value="0.249999999999989" calcext:value-type="float">
            <text:p>0.249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2];0)&lt;=[.O1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2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173]&lt;[.L1172];[.M1172]+[.H$2];[.M1172])" office:value-type="float" office:value="720" calcext:value-type="float">
            <text:p>720</text:p>
          </table:table-cell>
          <table:table-cell table:style-name="ce11" table:formula="of:=OFFSET([.C$4];[.M1173];0)" office:value-type="float" office:value="43769" calcext:value-type="float">
            <text:p>43769</text:p>
          </table:table-cell>
          <table:table-cell table:style-name="ce37" table:formula="of:=[.L1173]" office:value-type="float" office:value="0.256944444444433" calcext:value-type="float">
            <text:p>0.25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3];0)&lt;=[.O1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3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174]&lt;[.L1173];[.M1173]+[.H$2];[.M1173])" office:value-type="float" office:value="720" calcext:value-type="float">
            <text:p>720</text:p>
          </table:table-cell>
          <table:table-cell table:style-name="ce11" table:formula="of:=OFFSET([.C$4];[.M1174];0)" office:value-type="float" office:value="43769" calcext:value-type="float">
            <text:p>43769</text:p>
          </table:table-cell>
          <table:table-cell table:style-name="ce37" table:formula="of:=[.L1174]" office:value-type="float" office:value="0.263888888888878" calcext:value-type="float">
            <text:p>0.263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4];0)&lt;=[.O1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4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175]&lt;[.L1174];[.M1174]+[.H$2];[.M1174])" office:value-type="float" office:value="720" calcext:value-type="float">
            <text:p>720</text:p>
          </table:table-cell>
          <table:table-cell table:style-name="ce11" table:formula="of:=OFFSET([.C$4];[.M1175];0)" office:value-type="float" office:value="43769" calcext:value-type="float">
            <text:p>43769</text:p>
          </table:table-cell>
          <table:table-cell table:style-name="ce37" table:formula="of:=[.L1175]" office:value-type="float" office:value="0.270833333333322" calcext:value-type="float">
            <text:p>0.27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5];0)&lt;=[.O11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5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176]&lt;[.L1175];[.M1175]+[.H$2];[.M1175])" office:value-type="float" office:value="720" calcext:value-type="float">
            <text:p>720</text:p>
          </table:table-cell>
          <table:table-cell table:style-name="ce11" table:formula="of:=OFFSET([.C$4];[.M1176];0)" office:value-type="float" office:value="43769" calcext:value-type="float">
            <text:p>43769</text:p>
          </table:table-cell>
          <table:table-cell table:style-name="ce37" table:formula="of:=[.L1176]" office:value-type="float" office:value="0.277777777777767" calcext:value-type="float">
            <text:p>0.27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6];0)&lt;=[.O1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6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177]&lt;[.L1176];[.M1176]+[.H$2];[.M1176])" office:value-type="float" office:value="720" calcext:value-type="float">
            <text:p>720</text:p>
          </table:table-cell>
          <table:table-cell table:style-name="ce11" table:formula="of:=OFFSET([.C$4];[.M1177];0)" office:value-type="float" office:value="43769" calcext:value-type="float">
            <text:p>43769</text:p>
          </table:table-cell>
          <table:table-cell table:style-name="ce37" table:formula="of:=[.L1177]" office:value-type="float" office:value="0.284722222222211" calcext:value-type="float">
            <text:p>0.28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7];0)&lt;=[.O1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7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178]&lt;[.L1177];[.M1177]+[.H$2];[.M1177])" office:value-type="float" office:value="720" calcext:value-type="float">
            <text:p>720</text:p>
          </table:table-cell>
          <table:table-cell table:style-name="ce11" table:formula="of:=OFFSET([.C$4];[.M1178];0)" office:value-type="float" office:value="43769" calcext:value-type="float">
            <text:p>43769</text:p>
          </table:table-cell>
          <table:table-cell table:style-name="ce37" table:formula="of:=[.L1178]" office:value-type="float" office:value="0.291666666666656" calcext:value-type="float">
            <text:p>0.29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8];0)&lt;=[.O1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8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179]&lt;[.L1178];[.M1178]+[.H$2];[.M1178])" office:value-type="float" office:value="720" calcext:value-type="float">
            <text:p>720</text:p>
          </table:table-cell>
          <table:table-cell table:style-name="ce11" table:formula="of:=OFFSET([.C$4];[.M1179];0)" office:value-type="float" office:value="43769" calcext:value-type="float">
            <text:p>43769</text:p>
          </table:table-cell>
          <table:table-cell table:style-name="ce37" table:formula="of:=[.L1179]" office:value-type="float" office:value="0.2986111111111" calcext:value-type="float">
            <text:p>0.298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9];0)&lt;=[.O1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9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180]&lt;[.L1179];[.M1179]+[.H$2];[.M1179])" office:value-type="float" office:value="720" calcext:value-type="float">
            <text:p>720</text:p>
          </table:table-cell>
          <table:table-cell table:style-name="ce11" table:formula="of:=OFFSET([.C$4];[.M1180];0)" office:value-type="float" office:value="43769" calcext:value-type="float">
            <text:p>43769</text:p>
          </table:table-cell>
          <table:table-cell table:style-name="ce37" table:formula="of:=[.L1180]" office:value-type="float" office:value="0.305555555555544" calcext:value-type="float">
            <text:p>0.305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0];0)&lt;=[.O1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0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181]&lt;[.L1180];[.M1180]+[.H$2];[.M1180])" office:value-type="float" office:value="720" calcext:value-type="float">
            <text:p>720</text:p>
          </table:table-cell>
          <table:table-cell table:style-name="ce11" table:formula="of:=OFFSET([.C$4];[.M1181];0)" office:value-type="float" office:value="43769" calcext:value-type="float">
            <text:p>43769</text:p>
          </table:table-cell>
          <table:table-cell table:style-name="ce37" table:formula="of:=[.L1181]" office:value-type="float" office:value="0.312499999999989" calcext:value-type="float">
            <text:p>0.312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1];0)&lt;=[.O1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1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182]&lt;[.L1181];[.M1181]+[.H$2];[.M1181])" office:value-type="float" office:value="720" calcext:value-type="float">
            <text:p>720</text:p>
          </table:table-cell>
          <table:table-cell table:style-name="ce11" table:formula="of:=OFFSET([.C$4];[.M1182];0)" office:value-type="float" office:value="43769" calcext:value-type="float">
            <text:p>43769</text:p>
          </table:table-cell>
          <table:table-cell table:style-name="ce37" table:formula="of:=[.L1182]" office:value-type="float" office:value="0.319444444444433" calcext:value-type="float">
            <text:p>0.31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2];0)&lt;=[.O1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2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183]&lt;[.L1182];[.M1182]+[.H$2];[.M1182])" office:value-type="float" office:value="720" calcext:value-type="float">
            <text:p>720</text:p>
          </table:table-cell>
          <table:table-cell table:style-name="ce11" table:formula="of:=OFFSET([.C$4];[.M1183];0)" office:value-type="float" office:value="43769" calcext:value-type="float">
            <text:p>43769</text:p>
          </table:table-cell>
          <table:table-cell table:style-name="ce37" table:formula="of:=[.L1183]" office:value-type="float" office:value="0.326388888888878" calcext:value-type="float">
            <text:p>0.326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3];0)&lt;=[.O1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3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184]&lt;[.L1183];[.M1183]+[.H$2];[.M1183])" office:value-type="float" office:value="720" calcext:value-type="float">
            <text:p>720</text:p>
          </table:table-cell>
          <table:table-cell table:style-name="ce11" table:formula="of:=OFFSET([.C$4];[.M1184];0)" office:value-type="float" office:value="43769" calcext:value-type="float">
            <text:p>43769</text:p>
          </table:table-cell>
          <table:table-cell table:style-name="ce37" table:formula="of:=[.L1184]" office:value-type="float" office:value="0.333333333333322" calcext:value-type="float">
            <text:p>0.333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4];0)&lt;=[.O1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4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185]&lt;[.L1184];[.M1184]+[.H$2];[.M1184])" office:value-type="float" office:value="720" calcext:value-type="float">
            <text:p>720</text:p>
          </table:table-cell>
          <table:table-cell table:style-name="ce11" table:formula="of:=OFFSET([.C$4];[.M1185];0)" office:value-type="float" office:value="43769" calcext:value-type="float">
            <text:p>43769</text:p>
          </table:table-cell>
          <table:table-cell table:style-name="ce37" table:formula="of:=[.L1185]" office:value-type="float" office:value="0.340277777777766" calcext:value-type="float">
            <text:p>0.34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5];0)&lt;=[.O1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5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186]&lt;[.L1185];[.M1185]+[.H$2];[.M1185])" office:value-type="float" office:value="720" calcext:value-type="float">
            <text:p>720</text:p>
          </table:table-cell>
          <table:table-cell table:style-name="ce11" table:formula="of:=OFFSET([.C$4];[.M1186];0)" office:value-type="float" office:value="43769" calcext:value-type="float">
            <text:p>43769</text:p>
          </table:table-cell>
          <table:table-cell table:style-name="ce37" table:formula="of:=[.L1186]" office:value-type="float" office:value="0.347222222222211" calcext:value-type="float">
            <text:p>0.347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6];0)&lt;=[.O1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6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187]&lt;[.L1186];[.M1186]+[.H$2];[.M1186])" office:value-type="float" office:value="720" calcext:value-type="float">
            <text:p>720</text:p>
          </table:table-cell>
          <table:table-cell table:style-name="ce11" table:formula="of:=OFFSET([.C$4];[.M1187];0)" office:value-type="float" office:value="43769" calcext:value-type="float">
            <text:p>43769</text:p>
          </table:table-cell>
          <table:table-cell table:style-name="ce37" table:formula="of:=[.L1187]" office:value-type="float" office:value="0.354166666666655" calcext:value-type="float">
            <text:p>0.354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7];0)&lt;=[.O1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7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188]&lt;[.L1187];[.M1187]+[.H$2];[.M1187])" office:value-type="float" office:value="720" calcext:value-type="float">
            <text:p>720</text:p>
          </table:table-cell>
          <table:table-cell table:style-name="ce11" table:formula="of:=OFFSET([.C$4];[.M1188];0)" office:value-type="float" office:value="43769" calcext:value-type="float">
            <text:p>43769</text:p>
          </table:table-cell>
          <table:table-cell table:style-name="ce37" table:formula="of:=[.L1188]" office:value-type="float" office:value="0.3611111111111" calcext:value-type="float">
            <text:p>0.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8];0)&lt;=[.O1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8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189]&lt;[.L1188];[.M1188]+[.H$2];[.M1188])" office:value-type="float" office:value="720" calcext:value-type="float">
            <text:p>720</text:p>
          </table:table-cell>
          <table:table-cell table:style-name="ce11" table:formula="of:=OFFSET([.C$4];[.M1189];0)" office:value-type="float" office:value="43769" calcext:value-type="float">
            <text:p>43769</text:p>
          </table:table-cell>
          <table:table-cell table:style-name="ce37" table:formula="of:=[.L1189]" office:value-type="float" office:value="0.368055555555544" calcext:value-type="float">
            <text:p>0.368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9];0)&lt;=[.O1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9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190]&lt;[.L1189];[.M1189]+[.H$2];[.M1189])" office:value-type="float" office:value="720" calcext:value-type="float">
            <text:p>720</text:p>
          </table:table-cell>
          <table:table-cell table:style-name="ce11" table:formula="of:=OFFSET([.C$4];[.M1190];0)" office:value-type="float" office:value="43769" calcext:value-type="float">
            <text:p>43769</text:p>
          </table:table-cell>
          <table:table-cell table:style-name="ce37" table:formula="of:=[.L1190]" office:value-type="float" office:value="0.374999999999989" calcext:value-type="float">
            <text:p>0.374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0];0)&lt;=[.O1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0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191]&lt;[.L1190];[.M1190]+[.H$2];[.M1190])" office:value-type="float" office:value="720" calcext:value-type="float">
            <text:p>720</text:p>
          </table:table-cell>
          <table:table-cell table:style-name="ce11" table:formula="of:=OFFSET([.C$4];[.M1191];0)" office:value-type="float" office:value="43769" calcext:value-type="float">
            <text:p>43769</text:p>
          </table:table-cell>
          <table:table-cell table:style-name="ce37" table:formula="of:=[.L1191]" office:value-type="float" office:value="0.381944444444433" calcext:value-type="float">
            <text:p>0.381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1];0)&lt;=[.O1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1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192]&lt;[.L1191];[.M1191]+[.H$2];[.M1191])" office:value-type="float" office:value="720" calcext:value-type="float">
            <text:p>720</text:p>
          </table:table-cell>
          <table:table-cell table:style-name="ce11" table:formula="of:=OFFSET([.C$4];[.M1192];0)" office:value-type="float" office:value="43769" calcext:value-type="float">
            <text:p>43769</text:p>
          </table:table-cell>
          <table:table-cell table:style-name="ce37" table:formula="of:=[.L1192]" office:value-type="float" office:value="0.388888888888877" calcext:value-type="float">
            <text:p>0.38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2];0)&lt;=[.O1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2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193]&lt;[.L1192];[.M1192]+[.H$2];[.M1192])" office:value-type="float" office:value="720" calcext:value-type="float">
            <text:p>720</text:p>
          </table:table-cell>
          <table:table-cell table:style-name="ce11" table:formula="of:=OFFSET([.C$4];[.M1193];0)" office:value-type="float" office:value="43769" calcext:value-type="float">
            <text:p>43769</text:p>
          </table:table-cell>
          <table:table-cell table:style-name="ce37" table:formula="of:=[.L1193]" office:value-type="float" office:value="0.395833333333322" calcext:value-type="float">
            <text:p>0.39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3];0)&lt;=[.O1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3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194]&lt;[.L1193];[.M1193]+[.H$2];[.M1193])" office:value-type="float" office:value="720" calcext:value-type="float">
            <text:p>720</text:p>
          </table:table-cell>
          <table:table-cell table:style-name="ce11" table:formula="of:=OFFSET([.C$4];[.M1194];0)" office:value-type="float" office:value="43769" calcext:value-type="float">
            <text:p>43769</text:p>
          </table:table-cell>
          <table:table-cell table:style-name="ce37" table:formula="of:=[.L1194]" office:value-type="float" office:value="0.402777777777766" calcext:value-type="float">
            <text:p>0.40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4];0)&lt;=[.O1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4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195]&lt;[.L1194];[.M1194]+[.H$2];[.M1194])" office:value-type="float" office:value="720" calcext:value-type="float">
            <text:p>720</text:p>
          </table:table-cell>
          <table:table-cell table:style-name="ce11" table:formula="of:=OFFSET([.C$4];[.M1195];0)" office:value-type="float" office:value="43769" calcext:value-type="float">
            <text:p>43769</text:p>
          </table:table-cell>
          <table:table-cell table:style-name="ce37" table:formula="of:=[.L1195]" office:value-type="float" office:value="0.409722222222211" calcext:value-type="float">
            <text:p>0.40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5];0)&lt;=[.O1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5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196]&lt;[.L1195];[.M1195]+[.H$2];[.M1195])" office:value-type="float" office:value="720" calcext:value-type="float">
            <text:p>720</text:p>
          </table:table-cell>
          <table:table-cell table:style-name="ce11" table:formula="of:=OFFSET([.C$4];[.M1196];0)" office:value-type="float" office:value="43769" calcext:value-type="float">
            <text:p>43769</text:p>
          </table:table-cell>
          <table:table-cell table:style-name="ce37" table:formula="of:=[.L1196]" office:value-type="float" office:value="0.416666666666655" calcext:value-type="float">
            <text:p>0.416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6];0)&lt;=[.O1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6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197]&lt;[.L1196];[.M1196]+[.H$2];[.M1196])" office:value-type="float" office:value="720" calcext:value-type="float">
            <text:p>720</text:p>
          </table:table-cell>
          <table:table-cell table:style-name="ce11" table:formula="of:=OFFSET([.C$4];[.M1197];0)" office:value-type="float" office:value="43769" calcext:value-type="float">
            <text:p>43769</text:p>
          </table:table-cell>
          <table:table-cell table:style-name="ce37" table:formula="of:=[.L1197]" office:value-type="float" office:value="0.4236111111111" calcext:value-type="float">
            <text:p>0.42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7];0)&lt;=[.O1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7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198]&lt;[.L1197];[.M1197]+[.H$2];[.M1197])" office:value-type="float" office:value="720" calcext:value-type="float">
            <text:p>720</text:p>
          </table:table-cell>
          <table:table-cell table:style-name="ce11" table:formula="of:=OFFSET([.C$4];[.M1198];0)" office:value-type="float" office:value="43769" calcext:value-type="float">
            <text:p>43769</text:p>
          </table:table-cell>
          <table:table-cell table:style-name="ce37" table:formula="of:=[.L1198]" office:value-type="float" office:value="0.430555555555544" calcext:value-type="float">
            <text:p>0.430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8];0)&lt;=[.O1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8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199]&lt;[.L1198];[.M1198]+[.H$2];[.M1198])" office:value-type="float" office:value="720" calcext:value-type="float">
            <text:p>720</text:p>
          </table:table-cell>
          <table:table-cell table:style-name="ce11" table:formula="of:=OFFSET([.C$4];[.M1199];0)" office:value-type="float" office:value="43769" calcext:value-type="float">
            <text:p>43769</text:p>
          </table:table-cell>
          <table:table-cell table:style-name="ce37" table:formula="of:=[.L1199]" office:value-type="float" office:value="0.437499999999988" calcext:value-type="float">
            <text:p>0.43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9];0)&lt;=[.O1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9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200]&lt;[.L1199];[.M1199]+[.H$2];[.M1199])" office:value-type="float" office:value="760" calcext:value-type="float">
            <text:p>760</text:p>
          </table:table-cell>
          <table:table-cell table:style-name="ce11" table:formula="of:=OFFSET([.C$4];[.M1200];0)" office:value-type="float" office:value="43770" calcext:value-type="float">
            <text:p>43770</text:p>
          </table:table-cell>
          <table:table-cell table:style-name="ce37" table:formula="of:=[.L1200]" office:value-type="float" office:value="0.00694444444443282" calcext:value-type="float">
            <text:p>0.00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0];0)&lt;=[.O1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0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201]&lt;[.L1200];[.M1200]+[.H$2];[.M1200])" office:value-type="float" office:value="760" calcext:value-type="float">
            <text:p>760</text:p>
          </table:table-cell>
          <table:table-cell table:style-name="ce11" table:formula="of:=OFFSET([.C$4];[.M1201];0)" office:value-type="float" office:value="43770" calcext:value-type="float">
            <text:p>43770</text:p>
          </table:table-cell>
          <table:table-cell table:style-name="ce37" table:formula="of:=[.L1201]" office:value-type="float" office:value="0.0138888888888773" calcext:value-type="float">
            <text:p>0.01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1];0)&lt;=[.O1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1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202]&lt;[.L1201];[.M1201]+[.H$2];[.M1201])" office:value-type="float" office:value="760" calcext:value-type="float">
            <text:p>760</text:p>
          </table:table-cell>
          <table:table-cell table:style-name="ce11" table:formula="of:=OFFSET([.C$4];[.M1202];0)" office:value-type="float" office:value="43770" calcext:value-type="float">
            <text:p>43770</text:p>
          </table:table-cell>
          <table:table-cell table:style-name="ce37" table:formula="of:=[.L1202]" office:value-type="float" office:value="0.0208333333333217" calcext:value-type="float">
            <text:p>0.02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2];0)&lt;=[.O1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2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203]&lt;[.L1202];[.M1202]+[.H$2];[.M1202])" office:value-type="float" office:value="760" calcext:value-type="float">
            <text:p>760</text:p>
          </table:table-cell>
          <table:table-cell table:style-name="ce11" table:formula="of:=OFFSET([.C$4];[.M1203];0)" office:value-type="float" office:value="43770" calcext:value-type="float">
            <text:p>43770</text:p>
          </table:table-cell>
          <table:table-cell table:style-name="ce37" table:formula="of:=[.L1203]" office:value-type="float" office:value="0.0277777777777661" calcext:value-type="float">
            <text:p>0.027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3];0)&lt;=[.O1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3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204]&lt;[.L1203];[.M1203]+[.H$2];[.M1203])" office:value-type="float" office:value="760" calcext:value-type="float">
            <text:p>760</text:p>
          </table:table-cell>
          <table:table-cell table:style-name="ce11" table:formula="of:=OFFSET([.C$4];[.M1204];0)" office:value-type="float" office:value="43770" calcext:value-type="float">
            <text:p>43770</text:p>
          </table:table-cell>
          <table:table-cell table:style-name="ce37" table:formula="of:=[.L1204]" office:value-type="float" office:value="0.0347222222222106" calcext:value-type="float">
            <text:p>0.03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4];0)&lt;=[.O1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4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205]&lt;[.L1204];[.M1204]+[.H$2];[.M1204])" office:value-type="float" office:value="760" calcext:value-type="float">
            <text:p>760</text:p>
          </table:table-cell>
          <table:table-cell table:style-name="ce11" table:formula="of:=OFFSET([.C$4];[.M1205];0)" office:value-type="float" office:value="43770" calcext:value-type="float">
            <text:p>43770</text:p>
          </table:table-cell>
          <table:table-cell table:style-name="ce37" table:formula="of:=[.L1205]" office:value-type="float" office:value="0.041666666666655" calcext:value-type="float">
            <text:p>0.041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5];0)&lt;=[.O1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5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206]&lt;[.L1205];[.M1205]+[.H$2];[.M1205])" office:value-type="float" office:value="760" calcext:value-type="float">
            <text:p>760</text:p>
          </table:table-cell>
          <table:table-cell table:style-name="ce11" table:formula="of:=OFFSET([.C$4];[.M1206];0)" office:value-type="float" office:value="43770" calcext:value-type="float">
            <text:p>43770</text:p>
          </table:table-cell>
          <table:table-cell table:style-name="ce37" table:formula="of:=[.L1206]" office:value-type="float" office:value="0.0486111111110995" calcext:value-type="float">
            <text:p>0.048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6];0)&lt;=[.O1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6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207]&lt;[.L1206];[.M1206]+[.H$2];[.M1206])" office:value-type="float" office:value="760" calcext:value-type="float">
            <text:p>760</text:p>
          </table:table-cell>
          <table:table-cell table:style-name="ce11" table:formula="of:=OFFSET([.C$4];[.M1207];0)" office:value-type="float" office:value="43770" calcext:value-type="float">
            <text:p>43770</text:p>
          </table:table-cell>
          <table:table-cell table:style-name="ce37" table:formula="of:=[.L1207]" office:value-type="float" office:value="0.0555555555555439" calcext:value-type="float">
            <text:p>0.055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7];0)&lt;=[.O1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7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208]&lt;[.L1207];[.M1207]+[.H$2];[.M1207])" office:value-type="float" office:value="760" calcext:value-type="float">
            <text:p>760</text:p>
          </table:table-cell>
          <table:table-cell table:style-name="ce11" table:formula="of:=OFFSET([.C$4];[.M1208];0)" office:value-type="float" office:value="43770" calcext:value-type="float">
            <text:p>43770</text:p>
          </table:table-cell>
          <table:table-cell table:style-name="ce37" table:formula="of:=[.L1208]" office:value-type="float" office:value="0.0624999999999884" calcext:value-type="float">
            <text:p>0.06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8];0)&lt;=[.O1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8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209]&lt;[.L1208];[.M1208]+[.H$2];[.M1208])" office:value-type="float" office:value="760" calcext:value-type="float">
            <text:p>760</text:p>
          </table:table-cell>
          <table:table-cell table:style-name="ce11" table:formula="of:=OFFSET([.C$4];[.M1209];0)" office:value-type="float" office:value="43770" calcext:value-type="float">
            <text:p>43770</text:p>
          </table:table-cell>
          <table:table-cell table:style-name="ce37" table:formula="of:=[.L1209]" office:value-type="float" office:value="0.0694444444444328" calcext:value-type="float">
            <text:p>0.06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9];0)&lt;=[.O1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9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210]&lt;[.L1209];[.M1209]+[.H$2];[.M1209])" office:value-type="float" office:value="760" calcext:value-type="float">
            <text:p>760</text:p>
          </table:table-cell>
          <table:table-cell table:style-name="ce11" table:formula="of:=OFFSET([.C$4];[.M1210];0)" office:value-type="float" office:value="43770" calcext:value-type="float">
            <text:p>43770</text:p>
          </table:table-cell>
          <table:table-cell table:style-name="ce37" table:formula="of:=[.L1210]" office:value-type="float" office:value="0.0763888888888773" calcext:value-type="float">
            <text:p>0.076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0];0)&lt;=[.O1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0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211]&lt;[.L1210];[.M1210]+[.H$2];[.M1210])" office:value-type="float" office:value="760" calcext:value-type="float">
            <text:p>760</text:p>
          </table:table-cell>
          <table:table-cell table:style-name="ce11" table:formula="of:=OFFSET([.C$4];[.M1211];0)" office:value-type="float" office:value="43770" calcext:value-type="float">
            <text:p>43770</text:p>
          </table:table-cell>
          <table:table-cell table:style-name="ce37" table:formula="of:=[.L1211]" office:value-type="float" office:value="0.0833333333333217" calcext:value-type="float">
            <text:p>0.083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1];0)&lt;=[.O1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1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212]&lt;[.L1211];[.M1211]+[.H$2];[.M1211])" office:value-type="float" office:value="760" calcext:value-type="float">
            <text:p>760</text:p>
          </table:table-cell>
          <table:table-cell table:style-name="ce11" table:formula="of:=OFFSET([.C$4];[.M1212];0)" office:value-type="float" office:value="43770" calcext:value-type="float">
            <text:p>43770</text:p>
          </table:table-cell>
          <table:table-cell table:style-name="ce37" table:formula="of:=[.L1212]" office:value-type="float" office:value="0.0902777777777662" calcext:value-type="float">
            <text:p>0.09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2];0)&lt;=[.O1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2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213]&lt;[.L1212];[.M1212]+[.H$2];[.M1212])" office:value-type="float" office:value="760" calcext:value-type="float">
            <text:p>760</text:p>
          </table:table-cell>
          <table:table-cell table:style-name="ce11" table:formula="of:=OFFSET([.C$4];[.M1213];0)" office:value-type="float" office:value="43770" calcext:value-type="float">
            <text:p>43770</text:p>
          </table:table-cell>
          <table:table-cell table:style-name="ce37" table:formula="of:=[.L1213]" office:value-type="float" office:value="0.0972222222222106" calcext:value-type="float">
            <text:p>0.097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3];0)&lt;=[.O1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3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214]&lt;[.L1213];[.M1213]+[.H$2];[.M1213])" office:value-type="float" office:value="760" calcext:value-type="float">
            <text:p>760</text:p>
          </table:table-cell>
          <table:table-cell table:style-name="ce11" table:formula="of:=OFFSET([.C$4];[.M1214];0)" office:value-type="float" office:value="43770" calcext:value-type="float">
            <text:p>43770</text:p>
          </table:table-cell>
          <table:table-cell table:style-name="ce37" table:formula="of:=[.L1214]" office:value-type="float" office:value="0.104166666666655" calcext:value-type="float">
            <text:p>0.104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4];0)&lt;=[.O1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4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215]&lt;[.L1214];[.M1214]+[.H$2];[.M1214])" office:value-type="float" office:value="760" calcext:value-type="float">
            <text:p>760</text:p>
          </table:table-cell>
          <table:table-cell table:style-name="ce11" table:formula="of:=OFFSET([.C$4];[.M1215];0)" office:value-type="float" office:value="43770" calcext:value-type="float">
            <text:p>43770</text:p>
          </table:table-cell>
          <table:table-cell table:style-name="ce37" table:formula="of:=[.L1215]" office:value-type="float" office:value="0.1111111111111" calcext:value-type="float">
            <text:p>0.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5];0)&lt;=[.O1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5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216]&lt;[.L1215];[.M1215]+[.H$2];[.M1215])" office:value-type="float" office:value="760" calcext:value-type="float">
            <text:p>760</text:p>
          </table:table-cell>
          <table:table-cell table:style-name="ce11" table:formula="of:=OFFSET([.C$4];[.M1216];0)" office:value-type="float" office:value="43770" calcext:value-type="float">
            <text:p>43770</text:p>
          </table:table-cell>
          <table:table-cell table:style-name="ce37" table:formula="of:=[.L1216]" office:value-type="float" office:value="0.118055555555544" calcext:value-type="float">
            <text:p>0.118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6];0)&lt;=[.O1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6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217]&lt;[.L1216];[.M1216]+[.H$2];[.M1216])" office:value-type="float" office:value="760" calcext:value-type="float">
            <text:p>760</text:p>
          </table:table-cell>
          <table:table-cell table:style-name="ce11" table:formula="of:=OFFSET([.C$4];[.M1217];0)" office:value-type="float" office:value="43770" calcext:value-type="float">
            <text:p>43770</text:p>
          </table:table-cell>
          <table:table-cell table:style-name="ce37" table:formula="of:=[.L1217]" office:value-type="float" office:value="0.124999999999988" calcext:value-type="float">
            <text:p>0.124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7];0)&lt;=[.O1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7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218]&lt;[.L1217];[.M1217]+[.H$2];[.M1217])" office:value-type="float" office:value="760" calcext:value-type="float">
            <text:p>760</text:p>
          </table:table-cell>
          <table:table-cell table:style-name="ce11" table:formula="of:=OFFSET([.C$4];[.M1218];0)" office:value-type="float" office:value="43770" calcext:value-type="float">
            <text:p>43770</text:p>
          </table:table-cell>
          <table:table-cell table:style-name="ce37" table:formula="of:=[.L1218]" office:value-type="float" office:value="0.131944444444433" calcext:value-type="float">
            <text:p>0.131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8];0)&lt;=[.O1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8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219]&lt;[.L1218];[.M1218]+[.H$2];[.M1218])" office:value-type="float" office:value="760" calcext:value-type="float">
            <text:p>760</text:p>
          </table:table-cell>
          <table:table-cell table:style-name="ce11" table:formula="of:=OFFSET([.C$4];[.M1219];0)" office:value-type="float" office:value="43770" calcext:value-type="float">
            <text:p>43770</text:p>
          </table:table-cell>
          <table:table-cell table:style-name="ce37" table:formula="of:=[.L1219]" office:value-type="float" office:value="0.138888888888877" calcext:value-type="float">
            <text:p>0.13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9];0)&lt;=[.O1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9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220]&lt;[.L1219];[.M1219]+[.H$2];[.M1219])" office:value-type="float" office:value="760" calcext:value-type="float">
            <text:p>760</text:p>
          </table:table-cell>
          <table:table-cell table:style-name="ce11" table:formula="of:=OFFSET([.C$4];[.M1220];0)" office:value-type="float" office:value="43770" calcext:value-type="float">
            <text:p>43770</text:p>
          </table:table-cell>
          <table:table-cell table:style-name="ce37" table:formula="of:=[.L1220]" office:value-type="float" office:value="0.145833333333322" calcext:value-type="float">
            <text:p>0.14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0];0)&lt;=[.O1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0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221]&lt;[.L1220];[.M1220]+[.H$2];[.M1220])" office:value-type="float" office:value="760" calcext:value-type="float">
            <text:p>760</text:p>
          </table:table-cell>
          <table:table-cell table:style-name="ce11" table:formula="of:=OFFSET([.C$4];[.M1221];0)" office:value-type="float" office:value="43770" calcext:value-type="float">
            <text:p>43770</text:p>
          </table:table-cell>
          <table:table-cell table:style-name="ce37" table:formula="of:=[.L1221]" office:value-type="float" office:value="0.152777777777766" calcext:value-type="float">
            <text:p>0.15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1];0)&lt;=[.O1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1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222]&lt;[.L1221];[.M1221]+[.H$2];[.M1221])" office:value-type="float" office:value="760" calcext:value-type="float">
            <text:p>760</text:p>
          </table:table-cell>
          <table:table-cell table:style-name="ce11" table:formula="of:=OFFSET([.C$4];[.M1222];0)" office:value-type="float" office:value="43770" calcext:value-type="float">
            <text:p>43770</text:p>
          </table:table-cell>
          <table:table-cell table:style-name="ce37" table:formula="of:=[.L1222]" office:value-type="float" office:value="0.159722222222211" calcext:value-type="float">
            <text:p>0.15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2];0)&lt;=[.O1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2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223]&lt;[.L1222];[.M1222]+[.H$2];[.M1222])" office:value-type="float" office:value="760" calcext:value-type="float">
            <text:p>760</text:p>
          </table:table-cell>
          <table:table-cell table:style-name="ce11" table:formula="of:=OFFSET([.C$4];[.M1223];0)" office:value-type="float" office:value="43770" calcext:value-type="float">
            <text:p>43770</text:p>
          </table:table-cell>
          <table:table-cell table:style-name="ce37" table:formula="of:=[.L1223]" office:value-type="float" office:value="0.166666666666655" calcext:value-type="float">
            <text:p>0.166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3];0)&lt;=[.O1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3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224]&lt;[.L1223];[.M1223]+[.H$2];[.M1223])" office:value-type="float" office:value="760" calcext:value-type="float">
            <text:p>760</text:p>
          </table:table-cell>
          <table:table-cell table:style-name="ce11" table:formula="of:=OFFSET([.C$4];[.M1224];0)" office:value-type="float" office:value="43770" calcext:value-type="float">
            <text:p>43770</text:p>
          </table:table-cell>
          <table:table-cell table:style-name="ce37" table:formula="of:=[.L1224]" office:value-type="float" office:value="0.1736111111111" calcext:value-type="float">
            <text:p>0.17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4];0)&lt;=[.O1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4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225]&lt;[.L1224];[.M1224]+[.H$2];[.M1224])" office:value-type="float" office:value="760" calcext:value-type="float">
            <text:p>760</text:p>
          </table:table-cell>
          <table:table-cell table:style-name="ce11" table:formula="of:=OFFSET([.C$4];[.M1225];0)" office:value-type="float" office:value="43770" calcext:value-type="float">
            <text:p>43770</text:p>
          </table:table-cell>
          <table:table-cell table:style-name="ce37" table:formula="of:=[.L1225]" office:value-type="float" office:value="0.180555555555544" calcext:value-type="float">
            <text:p>0.180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5];0)&lt;=[.O1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5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226]&lt;[.L1225];[.M1225]+[.H$2];[.M1225])" office:value-type="float" office:value="760" calcext:value-type="float">
            <text:p>760</text:p>
          </table:table-cell>
          <table:table-cell table:style-name="ce11" table:formula="of:=OFFSET([.C$4];[.M1226];0)" office:value-type="float" office:value="43770" calcext:value-type="float">
            <text:p>43770</text:p>
          </table:table-cell>
          <table:table-cell table:style-name="ce37" table:formula="of:=[.L1226]" office:value-type="float" office:value="0.187499999999988" calcext:value-type="float">
            <text:p>0.18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6];0)&lt;=[.O1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6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227]&lt;[.L1226];[.M1226]+[.H$2];[.M1226])" office:value-type="float" office:value="760" calcext:value-type="float">
            <text:p>760</text:p>
          </table:table-cell>
          <table:table-cell table:style-name="ce11" table:formula="of:=OFFSET([.C$4];[.M1227];0)" office:value-type="float" office:value="43770" calcext:value-type="float">
            <text:p>43770</text:p>
          </table:table-cell>
          <table:table-cell table:style-name="ce37" table:formula="of:=[.L1227]" office:value-type="float" office:value="0.194444444444433" calcext:value-type="float">
            <text:p>0.194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7];0)&lt;=[.O1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7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228]&lt;[.L1227];[.M1227]+[.H$2];[.M1227])" office:value-type="float" office:value="760" calcext:value-type="float">
            <text:p>760</text:p>
          </table:table-cell>
          <table:table-cell table:style-name="ce11" table:formula="of:=OFFSET([.C$4];[.M1228];0)" office:value-type="float" office:value="43770" calcext:value-type="float">
            <text:p>43770</text:p>
          </table:table-cell>
          <table:table-cell table:style-name="ce37" table:formula="of:=[.L1228]" office:value-type="float" office:value="0.201388888888877" calcext:value-type="float">
            <text:p>0.201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8];0)&lt;=[.O1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8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229]&lt;[.L1228];[.M1228]+[.H$2];[.M1228])" office:value-type="float" office:value="760" calcext:value-type="float">
            <text:p>760</text:p>
          </table:table-cell>
          <table:table-cell table:style-name="ce11" table:formula="of:=OFFSET([.C$4];[.M1229];0)" office:value-type="float" office:value="43770" calcext:value-type="float">
            <text:p>43770</text:p>
          </table:table-cell>
          <table:table-cell table:style-name="ce37" table:formula="of:=[.L1229]" office:value-type="float" office:value="0.208333333333322" calcext:value-type="float">
            <text:p>0.208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9];0)&lt;=[.O1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9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230]&lt;[.L1229];[.M1229]+[.H$2];[.M1229])" office:value-type="float" office:value="760" calcext:value-type="float">
            <text:p>760</text:p>
          </table:table-cell>
          <table:table-cell table:style-name="ce11" table:formula="of:=OFFSET([.C$4];[.M1230];0)" office:value-type="float" office:value="43770" calcext:value-type="float">
            <text:p>43770</text:p>
          </table:table-cell>
          <table:table-cell table:style-name="ce37" table:formula="of:=[.L1230]" office:value-type="float" office:value="0.215277777777766" calcext:value-type="float">
            <text:p>0.215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0];0)&lt;=[.O1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0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231]&lt;[.L1230];[.M1230]+[.H$2];[.M1230])" office:value-type="float" office:value="760" calcext:value-type="float">
            <text:p>760</text:p>
          </table:table-cell>
          <table:table-cell table:style-name="ce11" table:formula="of:=OFFSET([.C$4];[.M1231];0)" office:value-type="float" office:value="43770" calcext:value-type="float">
            <text:p>43770</text:p>
          </table:table-cell>
          <table:table-cell table:style-name="ce37" table:formula="of:=[.L1231]" office:value-type="float" office:value="0.222222222222211" calcext:value-type="float">
            <text:p>0.222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1];0)&lt;=[.O1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1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232]&lt;[.L1231];[.M1231]+[.H$2];[.M1231])" office:value-type="float" office:value="760" calcext:value-type="float">
            <text:p>760</text:p>
          </table:table-cell>
          <table:table-cell table:style-name="ce11" table:formula="of:=OFFSET([.C$4];[.M1232];0)" office:value-type="float" office:value="43770" calcext:value-type="float">
            <text:p>43770</text:p>
          </table:table-cell>
          <table:table-cell table:style-name="ce37" table:formula="of:=[.L1232]" office:value-type="float" office:value="0.229166666666655" calcext:value-type="float">
            <text:p>0.229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2];0)&lt;=[.O1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2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233]&lt;[.L1232];[.M1232]+[.H$2];[.M1232])" office:value-type="float" office:value="760" calcext:value-type="float">
            <text:p>760</text:p>
          </table:table-cell>
          <table:table-cell table:style-name="ce11" table:formula="of:=OFFSET([.C$4];[.M1233];0)" office:value-type="float" office:value="43770" calcext:value-type="float">
            <text:p>43770</text:p>
          </table:table-cell>
          <table:table-cell table:style-name="ce37" table:formula="of:=[.L1233]" office:value-type="float" office:value="0.2361111111111" calcext:value-type="float">
            <text:p>0.2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3];0)&lt;=[.O1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3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234]&lt;[.L1233];[.M1233]+[.H$2];[.M1233])" office:value-type="float" office:value="760" calcext:value-type="float">
            <text:p>760</text:p>
          </table:table-cell>
          <table:table-cell table:style-name="ce11" table:formula="of:=OFFSET([.C$4];[.M1234];0)" office:value-type="float" office:value="43770" calcext:value-type="float">
            <text:p>43770</text:p>
          </table:table-cell>
          <table:table-cell table:style-name="ce37" table:formula="of:=[.L1234]" office:value-type="float" office:value="0.243055555555544" calcext:value-type="float">
            <text:p>0.243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4];0)&lt;=[.O1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4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235]&lt;[.L1234];[.M1234]+[.H$2];[.M1234])" office:value-type="float" office:value="760" calcext:value-type="float">
            <text:p>760</text:p>
          </table:table-cell>
          <table:table-cell table:style-name="ce11" table:formula="of:=OFFSET([.C$4];[.M1235];0)" office:value-type="float" office:value="43770" calcext:value-type="float">
            <text:p>43770</text:p>
          </table:table-cell>
          <table:table-cell table:style-name="ce37" table:formula="of:=[.L1235]" office:value-type="float" office:value="0.249999999999988" calcext:value-type="float">
            <text:p>0.249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5];0)&lt;=[.O1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5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236]&lt;[.L1235];[.M1235]+[.H$2];[.M1235])" office:value-type="float" office:value="760" calcext:value-type="float">
            <text:p>760</text:p>
          </table:table-cell>
          <table:table-cell table:style-name="ce11" table:formula="of:=OFFSET([.C$4];[.M1236];0)" office:value-type="float" office:value="43770" calcext:value-type="float">
            <text:p>43770</text:p>
          </table:table-cell>
          <table:table-cell table:style-name="ce37" table:formula="of:=[.L1236]" office:value-type="float" office:value="0.256944444444433" calcext:value-type="float">
            <text:p>0.25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6];0)&lt;=[.O1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6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237]&lt;[.L1236];[.M1236]+[.H$2];[.M1236])" office:value-type="float" office:value="760" calcext:value-type="float">
            <text:p>760</text:p>
          </table:table-cell>
          <table:table-cell table:style-name="ce11" table:formula="of:=OFFSET([.C$4];[.M1237];0)" office:value-type="float" office:value="43770" calcext:value-type="float">
            <text:p>43770</text:p>
          </table:table-cell>
          <table:table-cell table:style-name="ce37" table:formula="of:=[.L1237]" office:value-type="float" office:value="0.263888888888877" calcext:value-type="float">
            <text:p>0.26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7];0)&lt;=[.O1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7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238]&lt;[.L1237];[.M1237]+[.H$2];[.M1237])" office:value-type="float" office:value="760" calcext:value-type="float">
            <text:p>760</text:p>
          </table:table-cell>
          <table:table-cell table:style-name="ce11" table:formula="of:=OFFSET([.C$4];[.M1238];0)" office:value-type="float" office:value="43770" calcext:value-type="float">
            <text:p>43770</text:p>
          </table:table-cell>
          <table:table-cell table:style-name="ce37" table:formula="of:=[.L1238]" office:value-type="float" office:value="0.270833333333322" calcext:value-type="float">
            <text:p>0.27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8];0)&lt;=[.O1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8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239]&lt;[.L1238];[.M1238]+[.H$2];[.M1238])" office:value-type="float" office:value="760" calcext:value-type="float">
            <text:p>760</text:p>
          </table:table-cell>
          <table:table-cell table:style-name="ce11" table:formula="of:=OFFSET([.C$4];[.M1239];0)" office:value-type="float" office:value="43770" calcext:value-type="float">
            <text:p>43770</text:p>
          </table:table-cell>
          <table:table-cell table:style-name="ce37" table:formula="of:=[.L1239]" office:value-type="float" office:value="0.277777777777766" calcext:value-type="float">
            <text:p>0.277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9];0)&lt;=[.O1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9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240]&lt;[.L1239];[.M1239]+[.H$2];[.M1239])" office:value-type="float" office:value="760" calcext:value-type="float">
            <text:p>760</text:p>
          </table:table-cell>
          <table:table-cell table:style-name="ce11" table:formula="of:=OFFSET([.C$4];[.M1240];0)" office:value-type="float" office:value="43770" calcext:value-type="float">
            <text:p>43770</text:p>
          </table:table-cell>
          <table:table-cell table:style-name="ce37" table:formula="of:=[.L1240]" office:value-type="float" office:value="0.284722222222211" calcext:value-type="float">
            <text:p>0.28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0];0)&lt;=[.O1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0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241]&lt;[.L1240];[.M1240]+[.H$2];[.M1240])" office:value-type="float" office:value="760" calcext:value-type="float">
            <text:p>760</text:p>
          </table:table-cell>
          <table:table-cell table:style-name="ce11" table:formula="of:=OFFSET([.C$4];[.M1241];0)" office:value-type="float" office:value="43770" calcext:value-type="float">
            <text:p>43770</text:p>
          </table:table-cell>
          <table:table-cell table:style-name="ce37" table:formula="of:=[.L1241]" office:value-type="float" office:value="0.291666666666655" calcext:value-type="float">
            <text:p>0.291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1];0)&lt;=[.O1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1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242]&lt;[.L1241];[.M1241]+[.H$2];[.M1241])" office:value-type="float" office:value="760" calcext:value-type="float">
            <text:p>760</text:p>
          </table:table-cell>
          <table:table-cell table:style-name="ce11" table:formula="of:=OFFSET([.C$4];[.M1242];0)" office:value-type="float" office:value="43770" calcext:value-type="float">
            <text:p>43770</text:p>
          </table:table-cell>
          <table:table-cell table:style-name="ce37" table:formula="of:=[.L1242]" office:value-type="float" office:value="0.298611111111099" calcext:value-type="float">
            <text:p>0.298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2];0)&lt;=[.O1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2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243]&lt;[.L1242];[.M1242]+[.H$2];[.M1242])" office:value-type="float" office:value="760" calcext:value-type="float">
            <text:p>760</text:p>
          </table:table-cell>
          <table:table-cell table:style-name="ce11" table:formula="of:=OFFSET([.C$4];[.M1243];0)" office:value-type="float" office:value="43770" calcext:value-type="float">
            <text:p>43770</text:p>
          </table:table-cell>
          <table:table-cell table:style-name="ce37" table:formula="of:=[.L1243]" office:value-type="float" office:value="0.305555555555544" calcext:value-type="float">
            <text:p>0.305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3];0)&lt;=[.O1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3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244]&lt;[.L1243];[.M1243]+[.H$2];[.M1243])" office:value-type="float" office:value="760" calcext:value-type="float">
            <text:p>760</text:p>
          </table:table-cell>
          <table:table-cell table:style-name="ce11" table:formula="of:=OFFSET([.C$4];[.M1244];0)" office:value-type="float" office:value="43770" calcext:value-type="float">
            <text:p>43770</text:p>
          </table:table-cell>
          <table:table-cell table:style-name="ce37" table:formula="of:=[.L1244]" office:value-type="float" office:value="0.312499999999988" calcext:value-type="float">
            <text:p>0.31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4];0)&lt;=[.O1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4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245]&lt;[.L1244];[.M1244]+[.H$2];[.M1244])" office:value-type="float" office:value="760" calcext:value-type="float">
            <text:p>760</text:p>
          </table:table-cell>
          <table:table-cell table:style-name="ce11" table:formula="of:=OFFSET([.C$4];[.M1245];0)" office:value-type="float" office:value="43770" calcext:value-type="float">
            <text:p>43770</text:p>
          </table:table-cell>
          <table:table-cell table:style-name="ce37" table:formula="of:=[.L1245]" office:value-type="float" office:value="0.319444444444433" calcext:value-type="float">
            <text:p>0.31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5];0)&lt;=[.O1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5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246]&lt;[.L1245];[.M1245]+[.H$2];[.M1245])" office:value-type="float" office:value="760" calcext:value-type="float">
            <text:p>760</text:p>
          </table:table-cell>
          <table:table-cell table:style-name="ce11" table:formula="of:=OFFSET([.C$4];[.M1246];0)" office:value-type="float" office:value="43770" calcext:value-type="float">
            <text:p>43770</text:p>
          </table:table-cell>
          <table:table-cell table:style-name="ce37" table:formula="of:=[.L1246]" office:value-type="float" office:value="0.326388888888877" calcext:value-type="float">
            <text:p>0.326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6];0)&lt;=[.O1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6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247]&lt;[.L1246];[.M1246]+[.H$2];[.M1246])" office:value-type="float" office:value="760" calcext:value-type="float">
            <text:p>760</text:p>
          </table:table-cell>
          <table:table-cell table:style-name="ce11" table:formula="of:=OFFSET([.C$4];[.M1247];0)" office:value-type="float" office:value="43770" calcext:value-type="float">
            <text:p>43770</text:p>
          </table:table-cell>
          <table:table-cell table:style-name="ce37" table:formula="of:=[.L1247]" office:value-type="float" office:value="0.333333333333321" calcext:value-type="float">
            <text:p>0.33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7];0)&lt;=[.O1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7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248]&lt;[.L1247];[.M1247]+[.H$2];[.M1247])" office:value-type="float" office:value="760" calcext:value-type="float">
            <text:p>760</text:p>
          </table:table-cell>
          <table:table-cell table:style-name="ce11" table:formula="of:=OFFSET([.C$4];[.M1248];0)" office:value-type="float" office:value="43770" calcext:value-type="float">
            <text:p>43770</text:p>
          </table:table-cell>
          <table:table-cell table:style-name="ce37" table:formula="of:=[.L1248]" office:value-type="float" office:value="0.340277777777766" calcext:value-type="float">
            <text:p>0.34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8];0)&lt;=[.O1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8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249]&lt;[.L1248];[.M1248]+[.H$2];[.M1248])" office:value-type="float" office:value="760" calcext:value-type="float">
            <text:p>760</text:p>
          </table:table-cell>
          <table:table-cell table:style-name="ce11" table:formula="of:=OFFSET([.C$4];[.M1249];0)" office:value-type="float" office:value="43770" calcext:value-type="float">
            <text:p>43770</text:p>
          </table:table-cell>
          <table:table-cell table:style-name="ce37" table:formula="of:=[.L1249]" office:value-type="float" office:value="0.34722222222221" calcext:value-type="float">
            <text:p>0.3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9];0)&lt;=[.O1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9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250]&lt;[.L1249];[.M1249]+[.H$2];[.M1249])" office:value-type="float" office:value="760" calcext:value-type="float">
            <text:p>760</text:p>
          </table:table-cell>
          <table:table-cell table:style-name="ce11" table:formula="of:=OFFSET([.C$4];[.M1250];0)" office:value-type="float" office:value="43770" calcext:value-type="float">
            <text:p>43770</text:p>
          </table:table-cell>
          <table:table-cell table:style-name="ce37" table:formula="of:=[.L1250]" office:value-type="float" office:value="0.354166666666655" calcext:value-type="float">
            <text:p>0.354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0];0)&lt;=[.O1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0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251]&lt;[.L1250];[.M1250]+[.H$2];[.M1250])" office:value-type="float" office:value="760" calcext:value-type="float">
            <text:p>760</text:p>
          </table:table-cell>
          <table:table-cell table:style-name="ce11" table:formula="of:=OFFSET([.C$4];[.M1251];0)" office:value-type="float" office:value="43770" calcext:value-type="float">
            <text:p>43770</text:p>
          </table:table-cell>
          <table:table-cell table:style-name="ce37" table:formula="of:=[.L1251]" office:value-type="float" office:value="0.361111111111099" calcext:value-type="float">
            <text:p>0.361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1];0)&lt;=[.O1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1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252]&lt;[.L1251];[.M1251]+[.H$2];[.M1251])" office:value-type="float" office:value="760" calcext:value-type="float">
            <text:p>760</text:p>
          </table:table-cell>
          <table:table-cell table:style-name="ce11" table:formula="of:=OFFSET([.C$4];[.M1252];0)" office:value-type="float" office:value="43770" calcext:value-type="float">
            <text:p>43770</text:p>
          </table:table-cell>
          <table:table-cell table:style-name="ce37" table:formula="of:=[.L1252]" office:value-type="float" office:value="0.368055555555544" calcext:value-type="float">
            <text:p>0.368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2];0)&lt;=[.O1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2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253]&lt;[.L1252];[.M1252]+[.H$2];[.M1252])" office:value-type="float" office:value="760" calcext:value-type="float">
            <text:p>760</text:p>
          </table:table-cell>
          <table:table-cell table:style-name="ce11" table:formula="of:=OFFSET([.C$4];[.M1253];0)" office:value-type="float" office:value="43770" calcext:value-type="float">
            <text:p>43770</text:p>
          </table:table-cell>
          <table:table-cell table:style-name="ce37" table:formula="of:=[.L1253]" office:value-type="float" office:value="0.374999999999988" calcext:value-type="float">
            <text:p>0.374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3];0)&lt;=[.O1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3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254]&lt;[.L1253];[.M1253]+[.H$2];[.M1253])" office:value-type="float" office:value="760" calcext:value-type="float">
            <text:p>760</text:p>
          </table:table-cell>
          <table:table-cell table:style-name="ce11" table:formula="of:=OFFSET([.C$4];[.M1254];0)" office:value-type="float" office:value="43770" calcext:value-type="float">
            <text:p>43770</text:p>
          </table:table-cell>
          <table:table-cell table:style-name="ce37" table:formula="of:=[.L1254]" office:value-type="float" office:value="0.381944444444432" calcext:value-type="float">
            <text:p>0.38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4];0)&lt;=[.O1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4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255]&lt;[.L1254];[.M1254]+[.H$2];[.M1254])" office:value-type="float" office:value="760" calcext:value-type="float">
            <text:p>760</text:p>
          </table:table-cell>
          <table:table-cell table:style-name="ce11" table:formula="of:=OFFSET([.C$4];[.M1255];0)" office:value-type="float" office:value="43770" calcext:value-type="float">
            <text:p>43770</text:p>
          </table:table-cell>
          <table:table-cell table:style-name="ce37" table:formula="of:=[.L1255]" office:value-type="float" office:value="0.388888888888877" calcext:value-type="float">
            <text:p>0.38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5];0)&lt;=[.O1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5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256]&lt;[.L1255];[.M1255]+[.H$2];[.M1255])" office:value-type="float" office:value="760" calcext:value-type="float">
            <text:p>760</text:p>
          </table:table-cell>
          <table:table-cell table:style-name="ce11" table:formula="of:=OFFSET([.C$4];[.M1256];0)" office:value-type="float" office:value="43770" calcext:value-type="float">
            <text:p>43770</text:p>
          </table:table-cell>
          <table:table-cell table:style-name="ce37" table:formula="of:=[.L1256]" office:value-type="float" office:value="0.395833333333321" calcext:value-type="float">
            <text:p>0.39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6];0)&lt;=[.O1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6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257]&lt;[.L1256];[.M1256]+[.H$2];[.M1256])" office:value-type="float" office:value="760" calcext:value-type="float">
            <text:p>760</text:p>
          </table:table-cell>
          <table:table-cell table:style-name="ce11" table:formula="of:=OFFSET([.C$4];[.M1257];0)" office:value-type="float" office:value="43770" calcext:value-type="float">
            <text:p>43770</text:p>
          </table:table-cell>
          <table:table-cell table:style-name="ce37" table:formula="of:=[.L1257]" office:value-type="float" office:value="0.402777777777766" calcext:value-type="float">
            <text:p>0.40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7];0)&lt;=[.O1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7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258]&lt;[.L1257];[.M1257]+[.H$2];[.M1257])" office:value-type="float" office:value="760" calcext:value-type="float">
            <text:p>760</text:p>
          </table:table-cell>
          <table:table-cell table:style-name="ce11" table:formula="of:=OFFSET([.C$4];[.M1258];0)" office:value-type="float" office:value="43770" calcext:value-type="float">
            <text:p>43770</text:p>
          </table:table-cell>
          <table:table-cell table:style-name="ce37" table:formula="of:=[.L1258]" office:value-type="float" office:value="0.40972222222221" calcext:value-type="float">
            <text:p>0.409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8];0)&lt;=[.O1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8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259]&lt;[.L1258];[.M1258]+[.H$2];[.M1258])" office:value-type="float" office:value="760" calcext:value-type="float">
            <text:p>760</text:p>
          </table:table-cell>
          <table:table-cell table:style-name="ce11" table:formula="of:=OFFSET([.C$4];[.M1259];0)" office:value-type="float" office:value="43770" calcext:value-type="float">
            <text:p>43770</text:p>
          </table:table-cell>
          <table:table-cell table:style-name="ce37" table:formula="of:=[.L1259]" office:value-type="float" office:value="0.416666666666655" calcext:value-type="float">
            <text:p>0.416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9];0)&lt;=[.O1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9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260]&lt;[.L1259];[.M1259]+[.H$2];[.M1259])" office:value-type="float" office:value="760" calcext:value-type="float">
            <text:p>760</text:p>
          </table:table-cell>
          <table:table-cell table:style-name="ce11" table:formula="of:=OFFSET([.C$4];[.M1260];0)" office:value-type="float" office:value="43770" calcext:value-type="float">
            <text:p>43770</text:p>
          </table:table-cell>
          <table:table-cell table:style-name="ce37" table:formula="of:=[.L1260]" office:value-type="float" office:value="0.423611111111099" calcext:value-type="float">
            <text:p>0.423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0];0)&lt;=[.O1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0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261]&lt;[.L1260];[.M1260]+[.H$2];[.M1260])" office:value-type="float" office:value="760" calcext:value-type="float">
            <text:p>760</text:p>
          </table:table-cell>
          <table:table-cell table:style-name="ce11" table:formula="of:=OFFSET([.C$4];[.M1261];0)" office:value-type="float" office:value="43770" calcext:value-type="float">
            <text:p>43770</text:p>
          </table:table-cell>
          <table:table-cell table:style-name="ce37" table:formula="of:=[.L1261]" office:value-type="float" office:value="0.430555555555543" calcext:value-type="float">
            <text:p>0.43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1];0)&lt;=[.O1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1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262]&lt;[.L1261];[.M1261]+[.H$2];[.M1261])" office:value-type="float" office:value="760" calcext:value-type="float">
            <text:p>760</text:p>
          </table:table-cell>
          <table:table-cell table:style-name="ce11" table:formula="of:=OFFSET([.C$4];[.M1262];0)" office:value-type="float" office:value="43770" calcext:value-type="float">
            <text:p>43770</text:p>
          </table:table-cell>
          <table:table-cell table:style-name="ce37" table:formula="of:=[.L1262]" office:value-type="float" office:value="0.437499999999988" calcext:value-type="float">
            <text:p>0.43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2];0)&lt;=[.O1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2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263]&lt;[.L1262];[.M1262]+[.H$2];[.M1262])" office:value-type="float" office:value="800" calcext:value-type="float">
            <text:p>800</text:p>
          </table:table-cell>
          <table:table-cell table:style-name="ce11" table:formula="of:=OFFSET([.C$4];[.M1263];0)" office:value-type="float" office:value="43773" calcext:value-type="float">
            <text:p>43773</text:p>
          </table:table-cell>
          <table:table-cell table:style-name="ce37" table:formula="of:=[.L1263]" office:value-type="float" office:value="0.00694444444443221" calcext:value-type="float">
            <text:p>0.00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3];0)&lt;=[.O1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3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264]&lt;[.L1263];[.M1263]+[.H$2];[.M1263])" office:value-type="float" office:value="800" calcext:value-type="float">
            <text:p>800</text:p>
          </table:table-cell>
          <table:table-cell table:style-name="ce11" table:formula="of:=OFFSET([.C$4];[.M1264];0)" office:value-type="float" office:value="43773" calcext:value-type="float">
            <text:p>43773</text:p>
          </table:table-cell>
          <table:table-cell table:style-name="ce37" table:formula="of:=[.L1264]" office:value-type="float" office:value="0.0138888888888767" calcext:value-type="float">
            <text:p>0.01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4];0)&lt;=[.O1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4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265]&lt;[.L1264];[.M1264]+[.H$2];[.M1264])" office:value-type="float" office:value="800" calcext:value-type="float">
            <text:p>800</text:p>
          </table:table-cell>
          <table:table-cell table:style-name="ce11" table:formula="of:=OFFSET([.C$4];[.M1265];0)" office:value-type="float" office:value="43773" calcext:value-type="float">
            <text:p>43773</text:p>
          </table:table-cell>
          <table:table-cell table:style-name="ce37" table:formula="of:=[.L1265]" office:value-type="float" office:value="0.0208333333333211" calcext:value-type="float">
            <text:p>0.020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5];0)&lt;=[.O1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5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266]&lt;[.L1265];[.M1265]+[.H$2];[.M1265])" office:value-type="float" office:value="800" calcext:value-type="float">
            <text:p>800</text:p>
          </table:table-cell>
          <table:table-cell table:style-name="ce11" table:formula="of:=OFFSET([.C$4];[.M1266];0)" office:value-type="float" office:value="43773" calcext:value-type="float">
            <text:p>43773</text:p>
          </table:table-cell>
          <table:table-cell table:style-name="ce37" table:formula="of:=[.L1266]" office:value-type="float" office:value="0.0277777777777655" calcext:value-type="float">
            <text:p>0.027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6];0)&lt;=[.O12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6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267]&lt;[.L1266];[.M1266]+[.H$2];[.M1266])" office:value-type="float" office:value="800" calcext:value-type="float">
            <text:p>800</text:p>
          </table:table-cell>
          <table:table-cell table:style-name="ce11" table:formula="of:=OFFSET([.C$4];[.M1267];0)" office:value-type="float" office:value="43773" calcext:value-type="float">
            <text:p>43773</text:p>
          </table:table-cell>
          <table:table-cell table:style-name="ce37" table:formula="of:=[.L1267]" office:value-type="float" office:value="0.03472222222221" calcext:value-type="float">
            <text:p>0.034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7];0)&lt;=[.O1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7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268]&lt;[.L1267];[.M1267]+[.H$2];[.M1267])" office:value-type="float" office:value="800" calcext:value-type="float">
            <text:p>800</text:p>
          </table:table-cell>
          <table:table-cell table:style-name="ce11" table:formula="of:=OFFSET([.C$4];[.M1268];0)" office:value-type="float" office:value="43773" calcext:value-type="float">
            <text:p>43773</text:p>
          </table:table-cell>
          <table:table-cell table:style-name="ce37" table:formula="of:=[.L1268]" office:value-type="float" office:value="0.0416666666666544" calcext:value-type="float">
            <text:p>0.04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8];0)&lt;=[.O1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8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269]&lt;[.L1268];[.M1268]+[.H$2];[.M1268])" office:value-type="float" office:value="800" calcext:value-type="float">
            <text:p>800</text:p>
          </table:table-cell>
          <table:table-cell table:style-name="ce11" table:formula="of:=OFFSET([.C$4];[.M1269];0)" office:value-type="float" office:value="43773" calcext:value-type="float">
            <text:p>43773</text:p>
          </table:table-cell>
          <table:table-cell table:style-name="ce37" table:formula="of:=[.L1269]" office:value-type="float" office:value="0.0486111111110989" calcext:value-type="float">
            <text:p>0.048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9];0)&lt;=[.O1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9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270]&lt;[.L1269];[.M1269]+[.H$2];[.M1269])" office:value-type="float" office:value="800" calcext:value-type="float">
            <text:p>800</text:p>
          </table:table-cell>
          <table:table-cell table:style-name="ce11" table:formula="of:=OFFSET([.C$4];[.M1270];0)" office:value-type="float" office:value="43773" calcext:value-type="float">
            <text:p>43773</text:p>
          </table:table-cell>
          <table:table-cell table:style-name="ce37" table:formula="of:=[.L1270]" office:value-type="float" office:value="0.0555555555555433" calcext:value-type="float">
            <text:p>0.05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0];0)&lt;=[.O1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0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271]&lt;[.L1270];[.M1270]+[.H$2];[.M1270])" office:value-type="float" office:value="800" calcext:value-type="float">
            <text:p>800</text:p>
          </table:table-cell>
          <table:table-cell table:style-name="ce11" table:formula="of:=OFFSET([.C$4];[.M1271];0)" office:value-type="float" office:value="43773" calcext:value-type="float">
            <text:p>43773</text:p>
          </table:table-cell>
          <table:table-cell table:style-name="ce37" table:formula="of:=[.L1271]" office:value-type="float" office:value="0.0624999999999878" calcext:value-type="float">
            <text:p>0.06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1];0)&lt;=[.O1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1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272]&lt;[.L1271];[.M1271]+[.H$2];[.M1271])" office:value-type="float" office:value="800" calcext:value-type="float">
            <text:p>800</text:p>
          </table:table-cell>
          <table:table-cell table:style-name="ce11" table:formula="of:=OFFSET([.C$4];[.M1272];0)" office:value-type="float" office:value="43773" calcext:value-type="float">
            <text:p>43773</text:p>
          </table:table-cell>
          <table:table-cell table:style-name="ce37" table:formula="of:=[.L1272]" office:value-type="float" office:value="0.0694444444444322" calcext:value-type="float">
            <text:p>0.069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2];0)&lt;=[.O1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2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273]&lt;[.L1272];[.M1272]+[.H$2];[.M1272])" office:value-type="float" office:value="800" calcext:value-type="float">
            <text:p>800</text:p>
          </table:table-cell>
          <table:table-cell table:style-name="ce11" table:formula="of:=OFFSET([.C$4];[.M1273];0)" office:value-type="float" office:value="43773" calcext:value-type="float">
            <text:p>43773</text:p>
          </table:table-cell>
          <table:table-cell table:style-name="ce37" table:formula="of:=[.L1273]" office:value-type="float" office:value="0.0763888888888767" calcext:value-type="float">
            <text:p>0.076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3];0)&lt;=[.O1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3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274]&lt;[.L1273];[.M1273]+[.H$2];[.M1273])" office:value-type="float" office:value="800" calcext:value-type="float">
            <text:p>800</text:p>
          </table:table-cell>
          <table:table-cell table:style-name="ce11" table:formula="of:=OFFSET([.C$4];[.M1274];0)" office:value-type="float" office:value="43773" calcext:value-type="float">
            <text:p>43773</text:p>
          </table:table-cell>
          <table:table-cell table:style-name="ce37" table:formula="of:=[.L1274]" office:value-type="float" office:value="0.0833333333333211" calcext:value-type="float">
            <text:p>0.08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4];0)&lt;=[.O1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4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275]&lt;[.L1274];[.M1274]+[.H$2];[.M1274])" office:value-type="float" office:value="800" calcext:value-type="float">
            <text:p>800</text:p>
          </table:table-cell>
          <table:table-cell table:style-name="ce11" table:formula="of:=OFFSET([.C$4];[.M1275];0)" office:value-type="float" office:value="43773" calcext:value-type="float">
            <text:p>43773</text:p>
          </table:table-cell>
          <table:table-cell table:style-name="ce37" table:formula="of:=[.L1275]" office:value-type="float" office:value="0.0902777777777656" calcext:value-type="float">
            <text:p>0.09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5];0)&lt;=[.O1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5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276]&lt;[.L1275];[.M1275]+[.H$2];[.M1275])" office:value-type="float" office:value="800" calcext:value-type="float">
            <text:p>800</text:p>
          </table:table-cell>
          <table:table-cell table:style-name="ce11" table:formula="of:=OFFSET([.C$4];[.M1276];0)" office:value-type="float" office:value="43773" calcext:value-type="float">
            <text:p>43773</text:p>
          </table:table-cell>
          <table:table-cell table:style-name="ce37" table:formula="of:=[.L1276]" office:value-type="float" office:value="0.09722222222221" calcext:value-type="float">
            <text:p>0.09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6];0)&lt;=[.O1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6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277]&lt;[.L1276];[.M1276]+[.H$2];[.M1276])" office:value-type="float" office:value="800" calcext:value-type="float">
            <text:p>800</text:p>
          </table:table-cell>
          <table:table-cell table:style-name="ce11" table:formula="of:=OFFSET([.C$4];[.M1277];0)" office:value-type="float" office:value="43773" calcext:value-type="float">
            <text:p>43773</text:p>
          </table:table-cell>
          <table:table-cell table:style-name="ce37" table:formula="of:=[.L1277]" office:value-type="float" office:value="0.104166666666654" calcext:value-type="float">
            <text:p>0.104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7];0)&lt;=[.O1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7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278]&lt;[.L1277];[.M1277]+[.H$2];[.M1277])" office:value-type="float" office:value="800" calcext:value-type="float">
            <text:p>800</text:p>
          </table:table-cell>
          <table:table-cell table:style-name="ce11" table:formula="of:=OFFSET([.C$4];[.M1278];0)" office:value-type="float" office:value="43773" calcext:value-type="float">
            <text:p>43773</text:p>
          </table:table-cell>
          <table:table-cell table:style-name="ce37" table:formula="of:=[.L1278]" office:value-type="float" office:value="0.111111111111099" calcext:value-type="float">
            <text:p>0.111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8];0)&lt;=[.O1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8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279]&lt;[.L1278];[.M1278]+[.H$2];[.M1278])" office:value-type="float" office:value="800" calcext:value-type="float">
            <text:p>800</text:p>
          </table:table-cell>
          <table:table-cell table:style-name="ce11" table:formula="of:=OFFSET([.C$4];[.M1279];0)" office:value-type="float" office:value="43773" calcext:value-type="float">
            <text:p>43773</text:p>
          </table:table-cell>
          <table:table-cell table:style-name="ce37" table:formula="of:=[.L1279]" office:value-type="float" office:value="0.118055555555543" calcext:value-type="float">
            <text:p>0.118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9];0)&lt;=[.O1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9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280]&lt;[.L1279];[.M1279]+[.H$2];[.M1279])" office:value-type="float" office:value="800" calcext:value-type="float">
            <text:p>800</text:p>
          </table:table-cell>
          <table:table-cell table:style-name="ce11" table:formula="of:=OFFSET([.C$4];[.M1280];0)" office:value-type="float" office:value="43773" calcext:value-type="float">
            <text:p>43773</text:p>
          </table:table-cell>
          <table:table-cell table:style-name="ce37" table:formula="of:=[.L1280]" office:value-type="float" office:value="0.124999999999988" calcext:value-type="float">
            <text:p>0.124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0];0)&lt;=[.O1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0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281]&lt;[.L1280];[.M1280]+[.H$2];[.M1280])" office:value-type="float" office:value="800" calcext:value-type="float">
            <text:p>800</text:p>
          </table:table-cell>
          <table:table-cell table:style-name="ce11" table:formula="of:=OFFSET([.C$4];[.M1281];0)" office:value-type="float" office:value="43773" calcext:value-type="float">
            <text:p>43773</text:p>
          </table:table-cell>
          <table:table-cell table:style-name="ce37" table:formula="of:=[.L1281]" office:value-type="float" office:value="0.131944444444432" calcext:value-type="float">
            <text:p>0.13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1];0)&lt;=[.O1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1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282]&lt;[.L1281];[.M1281]+[.H$2];[.M1281])" office:value-type="float" office:value="800" calcext:value-type="float">
            <text:p>800</text:p>
          </table:table-cell>
          <table:table-cell table:style-name="ce11" table:formula="of:=OFFSET([.C$4];[.M1282];0)" office:value-type="float" office:value="43773" calcext:value-type="float">
            <text:p>43773</text:p>
          </table:table-cell>
          <table:table-cell table:style-name="ce37" table:formula="of:=[.L1282]" office:value-type="float" office:value="0.138888888888877" calcext:value-type="float">
            <text:p>0.13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2];0)&lt;=[.O1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2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283]&lt;[.L1282];[.M1282]+[.H$2];[.M1282])" office:value-type="float" office:value="800" calcext:value-type="float">
            <text:p>800</text:p>
          </table:table-cell>
          <table:table-cell table:style-name="ce11" table:formula="of:=OFFSET([.C$4];[.M1283];0)" office:value-type="float" office:value="43773" calcext:value-type="float">
            <text:p>43773</text:p>
          </table:table-cell>
          <table:table-cell table:style-name="ce37" table:formula="of:=[.L1283]" office:value-type="float" office:value="0.145833333333321" calcext:value-type="float">
            <text:p>0.14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3];0)&lt;=[.O1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3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284]&lt;[.L1283];[.M1283]+[.H$2];[.M1283])" office:value-type="float" office:value="800" calcext:value-type="float">
            <text:p>800</text:p>
          </table:table-cell>
          <table:table-cell table:style-name="ce11" table:formula="of:=OFFSET([.C$4];[.M1284];0)" office:value-type="float" office:value="43773" calcext:value-type="float">
            <text:p>43773</text:p>
          </table:table-cell>
          <table:table-cell table:style-name="ce37" table:formula="of:=[.L1284]" office:value-type="float" office:value="0.152777777777766" calcext:value-type="float">
            <text:p>0.15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4];0)&lt;=[.O1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4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285]&lt;[.L1284];[.M1284]+[.H$2];[.M1284])" office:value-type="float" office:value="800" calcext:value-type="float">
            <text:p>800</text:p>
          </table:table-cell>
          <table:table-cell table:style-name="ce11" table:formula="of:=OFFSET([.C$4];[.M1285];0)" office:value-type="float" office:value="43773" calcext:value-type="float">
            <text:p>43773</text:p>
          </table:table-cell>
          <table:table-cell table:style-name="ce37" table:formula="of:=[.L1285]" office:value-type="float" office:value="0.15972222222221" calcext:value-type="float">
            <text:p>0.159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5];0)&lt;=[.O1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5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286]&lt;[.L1285];[.M1285]+[.H$2];[.M1285])" office:value-type="float" office:value="800" calcext:value-type="float">
            <text:p>800</text:p>
          </table:table-cell>
          <table:table-cell table:style-name="ce11" table:formula="of:=OFFSET([.C$4];[.M1286];0)" office:value-type="float" office:value="43773" calcext:value-type="float">
            <text:p>43773</text:p>
          </table:table-cell>
          <table:table-cell table:style-name="ce37" table:formula="of:=[.L1286]" office:value-type="float" office:value="0.166666666666654" calcext:value-type="float">
            <text:p>0.166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6];0)&lt;=[.O1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6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287]&lt;[.L1286];[.M1286]+[.H$2];[.M1286])" office:value-type="float" office:value="800" calcext:value-type="float">
            <text:p>800</text:p>
          </table:table-cell>
          <table:table-cell table:style-name="ce11" table:formula="of:=OFFSET([.C$4];[.M1287];0)" office:value-type="float" office:value="43773" calcext:value-type="float">
            <text:p>43773</text:p>
          </table:table-cell>
          <table:table-cell table:style-name="ce37" table:formula="of:=[.L1287]" office:value-type="float" office:value="0.173611111111099" calcext:value-type="float">
            <text:p>0.173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7];0)&lt;=[.O1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7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288]&lt;[.L1287];[.M1287]+[.H$2];[.M1287])" office:value-type="float" office:value="800" calcext:value-type="float">
            <text:p>800</text:p>
          </table:table-cell>
          <table:table-cell table:style-name="ce11" table:formula="of:=OFFSET([.C$4];[.M1288];0)" office:value-type="float" office:value="43773" calcext:value-type="float">
            <text:p>43773</text:p>
          </table:table-cell>
          <table:table-cell table:style-name="ce37" table:formula="of:=[.L1288]" office:value-type="float" office:value="0.180555555555543" calcext:value-type="float">
            <text:p>0.18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8];0)&lt;=[.O1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8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289]&lt;[.L1288];[.M1288]+[.H$2];[.M1288])" office:value-type="float" office:value="800" calcext:value-type="float">
            <text:p>800</text:p>
          </table:table-cell>
          <table:table-cell table:style-name="ce11" table:formula="of:=OFFSET([.C$4];[.M1289];0)" office:value-type="float" office:value="43773" calcext:value-type="float">
            <text:p>43773</text:p>
          </table:table-cell>
          <table:table-cell table:style-name="ce37" table:formula="of:=[.L1289]" office:value-type="float" office:value="0.187499999999988" calcext:value-type="float">
            <text:p>0.18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9];0)&lt;=[.O1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9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290]&lt;[.L1289];[.M1289]+[.H$2];[.M1289])" office:value-type="float" office:value="800" calcext:value-type="float">
            <text:p>800</text:p>
          </table:table-cell>
          <table:table-cell table:style-name="ce11" table:formula="of:=OFFSET([.C$4];[.M1290];0)" office:value-type="float" office:value="43773" calcext:value-type="float">
            <text:p>43773</text:p>
          </table:table-cell>
          <table:table-cell table:style-name="ce37" table:formula="of:=[.L1290]" office:value-type="float" office:value="0.194444444444432" calcext:value-type="float">
            <text:p>0.194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0];0)&lt;=[.O1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0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291]&lt;[.L1290];[.M1290]+[.H$2];[.M1290])" office:value-type="float" office:value="800" calcext:value-type="float">
            <text:p>800</text:p>
          </table:table-cell>
          <table:table-cell table:style-name="ce11" table:formula="of:=OFFSET([.C$4];[.M1291];0)" office:value-type="float" office:value="43773" calcext:value-type="float">
            <text:p>43773</text:p>
          </table:table-cell>
          <table:table-cell table:style-name="ce37" table:formula="of:=[.L1291]" office:value-type="float" office:value="0.201388888888877" calcext:value-type="float">
            <text:p>0.201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1];0)&lt;=[.O1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1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292]&lt;[.L1291];[.M1291]+[.H$2];[.M1291])" office:value-type="float" office:value="800" calcext:value-type="float">
            <text:p>800</text:p>
          </table:table-cell>
          <table:table-cell table:style-name="ce11" table:formula="of:=OFFSET([.C$4];[.M1292];0)" office:value-type="float" office:value="43773" calcext:value-type="float">
            <text:p>43773</text:p>
          </table:table-cell>
          <table:table-cell table:style-name="ce37" table:formula="of:=[.L1292]" office:value-type="float" office:value="0.208333333333321" calcext:value-type="float">
            <text:p>0.208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2];0)&lt;=[.O1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2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293]&lt;[.L1292];[.M1292]+[.H$2];[.M1292])" office:value-type="float" office:value="800" calcext:value-type="float">
            <text:p>800</text:p>
          </table:table-cell>
          <table:table-cell table:style-name="ce11" table:formula="of:=OFFSET([.C$4];[.M1293];0)" office:value-type="float" office:value="43773" calcext:value-type="float">
            <text:p>43773</text:p>
          </table:table-cell>
          <table:table-cell table:style-name="ce37" table:formula="of:=[.L1293]" office:value-type="float" office:value="0.215277777777766" calcext:value-type="float">
            <text:p>0.215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3];0)&lt;=[.O1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3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294]&lt;[.L1293];[.M1293]+[.H$2];[.M1293])" office:value-type="float" office:value="800" calcext:value-type="float">
            <text:p>800</text:p>
          </table:table-cell>
          <table:table-cell table:style-name="ce11" table:formula="of:=OFFSET([.C$4];[.M1294];0)" office:value-type="float" office:value="43773" calcext:value-type="float">
            <text:p>43773</text:p>
          </table:table-cell>
          <table:table-cell table:style-name="ce37" table:formula="of:=[.L1294]" office:value-type="float" office:value="0.22222222222221" calcext:value-type="float">
            <text:p>0.22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4];0)&lt;=[.O1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4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295]&lt;[.L1294];[.M1294]+[.H$2];[.M1294])" office:value-type="float" office:value="800" calcext:value-type="float">
            <text:p>800</text:p>
          </table:table-cell>
          <table:table-cell table:style-name="ce11" table:formula="of:=OFFSET([.C$4];[.M1295];0)" office:value-type="float" office:value="43773" calcext:value-type="float">
            <text:p>43773</text:p>
          </table:table-cell>
          <table:table-cell table:style-name="ce37" table:formula="of:=[.L1295]" office:value-type="float" office:value="0.229166666666654" calcext:value-type="float">
            <text:p>0.229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5];0)&lt;=[.O1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5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296]&lt;[.L1295];[.M1295]+[.H$2];[.M1295])" office:value-type="float" office:value="800" calcext:value-type="float">
            <text:p>800</text:p>
          </table:table-cell>
          <table:table-cell table:style-name="ce11" table:formula="of:=OFFSET([.C$4];[.M1296];0)" office:value-type="float" office:value="43773" calcext:value-type="float">
            <text:p>43773</text:p>
          </table:table-cell>
          <table:table-cell table:style-name="ce37" table:formula="of:=[.L1296]" office:value-type="float" office:value="0.236111111111099" calcext:value-type="float">
            <text:p>0.236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6];0)&lt;=[.O1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6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297]&lt;[.L1296];[.M1296]+[.H$2];[.M1296])" office:value-type="float" office:value="800" calcext:value-type="float">
            <text:p>800</text:p>
          </table:table-cell>
          <table:table-cell table:style-name="ce11" table:formula="of:=OFFSET([.C$4];[.M1297];0)" office:value-type="float" office:value="43773" calcext:value-type="float">
            <text:p>43773</text:p>
          </table:table-cell>
          <table:table-cell table:style-name="ce37" table:formula="of:=[.L1297]" office:value-type="float" office:value="0.243055555555543" calcext:value-type="float">
            <text:p>0.243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7];0)&lt;=[.O1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7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298]&lt;[.L1297];[.M1297]+[.H$2];[.M1297])" office:value-type="float" office:value="800" calcext:value-type="float">
            <text:p>800</text:p>
          </table:table-cell>
          <table:table-cell table:style-name="ce11" table:formula="of:=OFFSET([.C$4];[.M1298];0)" office:value-type="float" office:value="43773" calcext:value-type="float">
            <text:p>43773</text:p>
          </table:table-cell>
          <table:table-cell table:style-name="ce37" table:formula="of:=[.L1298]" office:value-type="float" office:value="0.249999999999988" calcext:value-type="float">
            <text:p>0.249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8];0)&lt;=[.O1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8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299]&lt;[.L1298];[.M1298]+[.H$2];[.M1298])" office:value-type="float" office:value="800" calcext:value-type="float">
            <text:p>800</text:p>
          </table:table-cell>
          <table:table-cell table:style-name="ce11" table:formula="of:=OFFSET([.C$4];[.M1299];0)" office:value-type="float" office:value="43773" calcext:value-type="float">
            <text:p>43773</text:p>
          </table:table-cell>
          <table:table-cell table:style-name="ce37" table:formula="of:=[.L1299]" office:value-type="float" office:value="0.256944444444432" calcext:value-type="float">
            <text:p>0.25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9];0)&lt;=[.O1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9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300]&lt;[.L1299];[.M1299]+[.H$2];[.M1299])" office:value-type="float" office:value="800" calcext:value-type="float">
            <text:p>800</text:p>
          </table:table-cell>
          <table:table-cell table:style-name="ce11" table:formula="of:=OFFSET([.C$4];[.M1300];0)" office:value-type="float" office:value="43773" calcext:value-type="float">
            <text:p>43773</text:p>
          </table:table-cell>
          <table:table-cell table:style-name="ce37" table:formula="of:=[.L1300]" office:value-type="float" office:value="0.263888888888877" calcext:value-type="float">
            <text:p>0.26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0];0)&lt;=[.O1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0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301]&lt;[.L1300];[.M1300]+[.H$2];[.M1300])" office:value-type="float" office:value="800" calcext:value-type="float">
            <text:p>800</text:p>
          </table:table-cell>
          <table:table-cell table:style-name="ce11" table:formula="of:=OFFSET([.C$4];[.M1301];0)" office:value-type="float" office:value="43773" calcext:value-type="float">
            <text:p>43773</text:p>
          </table:table-cell>
          <table:table-cell table:style-name="ce37" table:formula="of:=[.L1301]" office:value-type="float" office:value="0.270833333333321" calcext:value-type="float">
            <text:p>0.270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1];0)&lt;=[.O1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1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302]&lt;[.L1301];[.M1301]+[.H$2];[.M1301])" office:value-type="float" office:value="800" calcext:value-type="float">
            <text:p>800</text:p>
          </table:table-cell>
          <table:table-cell table:style-name="ce11" table:formula="of:=OFFSET([.C$4];[.M1302];0)" office:value-type="float" office:value="43773" calcext:value-type="float">
            <text:p>43773</text:p>
          </table:table-cell>
          <table:table-cell table:style-name="ce37" table:formula="of:=[.L1302]" office:value-type="float" office:value="0.277777777777765" calcext:value-type="float">
            <text:p>0.277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2];0)&lt;=[.O1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2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303]&lt;[.L1302];[.M1302]+[.H$2];[.M1302])" office:value-type="float" office:value="800" calcext:value-type="float">
            <text:p>800</text:p>
          </table:table-cell>
          <table:table-cell table:style-name="ce11" table:formula="of:=OFFSET([.C$4];[.M1303];0)" office:value-type="float" office:value="43773" calcext:value-type="float">
            <text:p>43773</text:p>
          </table:table-cell>
          <table:table-cell table:style-name="ce37" table:formula="of:=[.L1303]" office:value-type="float" office:value="0.28472222222221" calcext:value-type="float">
            <text:p>0.284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3];0)&lt;=[.O1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3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304]&lt;[.L1303];[.M1303]+[.H$2];[.M1303])" office:value-type="float" office:value="800" calcext:value-type="float">
            <text:p>800</text:p>
          </table:table-cell>
          <table:table-cell table:style-name="ce11" table:formula="of:=OFFSET([.C$4];[.M1304];0)" office:value-type="float" office:value="43773" calcext:value-type="float">
            <text:p>43773</text:p>
          </table:table-cell>
          <table:table-cell table:style-name="ce37" table:formula="of:=[.L1304]" office:value-type="float" office:value="0.291666666666654" calcext:value-type="float">
            <text:p>0.29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4];0)&lt;=[.O1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4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305]&lt;[.L1304];[.M1304]+[.H$2];[.M1304])" office:value-type="float" office:value="800" calcext:value-type="float">
            <text:p>800</text:p>
          </table:table-cell>
          <table:table-cell table:style-name="ce11" table:formula="of:=OFFSET([.C$4];[.M1305];0)" office:value-type="float" office:value="43773" calcext:value-type="float">
            <text:p>43773</text:p>
          </table:table-cell>
          <table:table-cell table:style-name="ce37" table:formula="of:=[.L1305]" office:value-type="float" office:value="0.298611111111099" calcext:value-type="float">
            <text:p>0.298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5];0)&lt;=[.O1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5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306]&lt;[.L1305];[.M1305]+[.H$2];[.M1305])" office:value-type="float" office:value="800" calcext:value-type="float">
            <text:p>800</text:p>
          </table:table-cell>
          <table:table-cell table:style-name="ce11" table:formula="of:=OFFSET([.C$4];[.M1306];0)" office:value-type="float" office:value="43773" calcext:value-type="float">
            <text:p>43773</text:p>
          </table:table-cell>
          <table:table-cell table:style-name="ce37" table:formula="of:=[.L1306]" office:value-type="float" office:value="0.305555555555543" calcext:value-type="float">
            <text:p>0.30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6];0)&lt;=[.O1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6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307]&lt;[.L1306];[.M1306]+[.H$2];[.M1306])" office:value-type="float" office:value="800" calcext:value-type="float">
            <text:p>800</text:p>
          </table:table-cell>
          <table:table-cell table:style-name="ce11" table:formula="of:=OFFSET([.C$4];[.M1307];0)" office:value-type="float" office:value="43773" calcext:value-type="float">
            <text:p>43773</text:p>
          </table:table-cell>
          <table:table-cell table:style-name="ce37" table:formula="of:=[.L1307]" office:value-type="float" office:value="0.312499999999988" calcext:value-type="float">
            <text:p>0.31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7];0)&lt;=[.O1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7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308]&lt;[.L1307];[.M1307]+[.H$2];[.M1307])" office:value-type="float" office:value="800" calcext:value-type="float">
            <text:p>800</text:p>
          </table:table-cell>
          <table:table-cell table:style-name="ce11" table:formula="of:=OFFSET([.C$4];[.M1308];0)" office:value-type="float" office:value="43773" calcext:value-type="float">
            <text:p>43773</text:p>
          </table:table-cell>
          <table:table-cell table:style-name="ce37" table:formula="of:=[.L1308]" office:value-type="float" office:value="0.319444444444432" calcext:value-type="float">
            <text:p>0.319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8];0)&lt;=[.O1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8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309]&lt;[.L1308];[.M1308]+[.H$2];[.M1308])" office:value-type="float" office:value="800" calcext:value-type="float">
            <text:p>800</text:p>
          </table:table-cell>
          <table:table-cell table:style-name="ce11" table:formula="of:=OFFSET([.C$4];[.M1309];0)" office:value-type="float" office:value="43773" calcext:value-type="float">
            <text:p>43773</text:p>
          </table:table-cell>
          <table:table-cell table:style-name="ce37" table:formula="of:=[.L1309]" office:value-type="float" office:value="0.326388888888876" calcext:value-type="float">
            <text:p>0.326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9];0)&lt;=[.O1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9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310]&lt;[.L1309];[.M1309]+[.H$2];[.M1309])" office:value-type="float" office:value="800" calcext:value-type="float">
            <text:p>800</text:p>
          </table:table-cell>
          <table:table-cell table:style-name="ce11" table:formula="of:=OFFSET([.C$4];[.M1310];0)" office:value-type="float" office:value="43773" calcext:value-type="float">
            <text:p>43773</text:p>
          </table:table-cell>
          <table:table-cell table:style-name="ce37" table:formula="of:=[.L1310]" office:value-type="float" office:value="0.333333333333321" calcext:value-type="float">
            <text:p>0.33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0];0)&lt;=[.O1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0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311]&lt;[.L1310];[.M1310]+[.H$2];[.M1310])" office:value-type="float" office:value="800" calcext:value-type="float">
            <text:p>800</text:p>
          </table:table-cell>
          <table:table-cell table:style-name="ce11" table:formula="of:=OFFSET([.C$4];[.M1311];0)" office:value-type="float" office:value="43773" calcext:value-type="float">
            <text:p>43773</text:p>
          </table:table-cell>
          <table:table-cell table:style-name="ce37" table:formula="of:=[.L1311]" office:value-type="float" office:value="0.340277777777765" calcext:value-type="float">
            <text:p>0.340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1];0)&lt;=[.O1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1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312]&lt;[.L1311];[.M1311]+[.H$2];[.M1311])" office:value-type="float" office:value="800" calcext:value-type="float">
            <text:p>800</text:p>
          </table:table-cell>
          <table:table-cell table:style-name="ce11" table:formula="of:=OFFSET([.C$4];[.M1312];0)" office:value-type="float" office:value="43773" calcext:value-type="float">
            <text:p>43773</text:p>
          </table:table-cell>
          <table:table-cell table:style-name="ce37" table:formula="of:=[.L1312]" office:value-type="float" office:value="0.34722222222221" calcext:value-type="float">
            <text:p>0.3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2];0)&lt;=[.O1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2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313]&lt;[.L1312];[.M1312]+[.H$2];[.M1312])" office:value-type="float" office:value="800" calcext:value-type="float">
            <text:p>800</text:p>
          </table:table-cell>
          <table:table-cell table:style-name="ce11" table:formula="of:=OFFSET([.C$4];[.M1313];0)" office:value-type="float" office:value="43773" calcext:value-type="float">
            <text:p>43773</text:p>
          </table:table-cell>
          <table:table-cell table:style-name="ce37" table:formula="of:=[.L1313]" office:value-type="float" office:value="0.354166666666654" calcext:value-type="float">
            <text:p>0.354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3];0)&lt;=[.O1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3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314]&lt;[.L1313];[.M1313]+[.H$2];[.M1313])" office:value-type="float" office:value="800" calcext:value-type="float">
            <text:p>800</text:p>
          </table:table-cell>
          <table:table-cell table:style-name="ce11" table:formula="of:=OFFSET([.C$4];[.M1314];0)" office:value-type="float" office:value="43773" calcext:value-type="float">
            <text:p>43773</text:p>
          </table:table-cell>
          <table:table-cell table:style-name="ce37" table:formula="of:=[.L1314]" office:value-type="float" office:value="0.361111111111099" calcext:value-type="float">
            <text:p>0.361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4];0)&lt;=[.O1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4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315]&lt;[.L1314];[.M1314]+[.H$2];[.M1314])" office:value-type="float" office:value="800" calcext:value-type="float">
            <text:p>800</text:p>
          </table:table-cell>
          <table:table-cell table:style-name="ce11" table:formula="of:=OFFSET([.C$4];[.M1315];0)" office:value-type="float" office:value="43773" calcext:value-type="float">
            <text:p>43773</text:p>
          </table:table-cell>
          <table:table-cell table:style-name="ce37" table:formula="of:=[.L1315]" office:value-type="float" office:value="0.368055555555543" calcext:value-type="float">
            <text:p>0.368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5];0)&lt;=[.O1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5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316]&lt;[.L1315];[.M1315]+[.H$2];[.M1315])" office:value-type="float" office:value="800" calcext:value-type="float">
            <text:p>800</text:p>
          </table:table-cell>
          <table:table-cell table:style-name="ce11" table:formula="of:=OFFSET([.C$4];[.M1316];0)" office:value-type="float" office:value="43773" calcext:value-type="float">
            <text:p>43773</text:p>
          </table:table-cell>
          <table:table-cell table:style-name="ce37" table:formula="of:=[.L1316]" office:value-type="float" office:value="0.374999999999987" calcext:value-type="float">
            <text:p>0.374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6];0)&lt;=[.O1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6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317]&lt;[.L1316];[.M1316]+[.H$2];[.M1316])" office:value-type="float" office:value="800" calcext:value-type="float">
            <text:p>800</text:p>
          </table:table-cell>
          <table:table-cell table:style-name="ce11" table:formula="of:=OFFSET([.C$4];[.M1317];0)" office:value-type="float" office:value="43773" calcext:value-type="float">
            <text:p>43773</text:p>
          </table:table-cell>
          <table:table-cell table:style-name="ce37" table:formula="of:=[.L1317]" office:value-type="float" office:value="0.381944444444432" calcext:value-type="float">
            <text:p>0.38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7];0)&lt;=[.O1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7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318]&lt;[.L1317];[.M1317]+[.H$2];[.M1317])" office:value-type="float" office:value="800" calcext:value-type="float">
            <text:p>800</text:p>
          </table:table-cell>
          <table:table-cell table:style-name="ce11" table:formula="of:=OFFSET([.C$4];[.M1318];0)" office:value-type="float" office:value="43773" calcext:value-type="float">
            <text:p>43773</text:p>
          </table:table-cell>
          <table:table-cell table:style-name="ce37" table:formula="of:=[.L1318]" office:value-type="float" office:value="0.388888888888876" calcext:value-type="float">
            <text:p>0.388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8];0)&lt;=[.O13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8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319]&lt;[.L1318];[.M1318]+[.H$2];[.M1318])" office:value-type="float" office:value="800" calcext:value-type="float">
            <text:p>800</text:p>
          </table:table-cell>
          <table:table-cell table:style-name="ce11" table:formula="of:=OFFSET([.C$4];[.M1319];0)" office:value-type="float" office:value="43773" calcext:value-type="float">
            <text:p>43773</text:p>
          </table:table-cell>
          <table:table-cell table:style-name="ce37" table:formula="of:=[.L1319]" office:value-type="float" office:value="0.395833333333321" calcext:value-type="float">
            <text:p>0.39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9];0)&lt;=[.O13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9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320]&lt;[.L1319];[.M1319]+[.H$2];[.M1319])" office:value-type="float" office:value="800" calcext:value-type="float">
            <text:p>800</text:p>
          </table:table-cell>
          <table:table-cell table:style-name="ce11" table:formula="of:=OFFSET([.C$4];[.M1320];0)" office:value-type="float" office:value="43773" calcext:value-type="float">
            <text:p>43773</text:p>
          </table:table-cell>
          <table:table-cell table:style-name="ce37" table:formula="of:=[.L1320]" office:value-type="float" office:value="0.402777777777765" calcext:value-type="float">
            <text:p>0.402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0];0)&lt;=[.O1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0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321]&lt;[.L1320];[.M1320]+[.H$2];[.M1320])" office:value-type="float" office:value="800" calcext:value-type="float">
            <text:p>800</text:p>
          </table:table-cell>
          <table:table-cell table:style-name="ce11" table:formula="of:=OFFSET([.C$4];[.M1321];0)" office:value-type="float" office:value="43773" calcext:value-type="float">
            <text:p>43773</text:p>
          </table:table-cell>
          <table:table-cell table:style-name="ce37" table:formula="of:=[.L1321]" office:value-type="float" office:value="0.409722222222209" calcext:value-type="float">
            <text:p>0.409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1];0)&lt;=[.O1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1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322]&lt;[.L1321];[.M1321]+[.H$2];[.M1321])" office:value-type="float" office:value="800" calcext:value-type="float">
            <text:p>800</text:p>
          </table:table-cell>
          <table:table-cell table:style-name="ce11" table:formula="of:=OFFSET([.C$4];[.M1322];0)" office:value-type="float" office:value="43773" calcext:value-type="float">
            <text:p>43773</text:p>
          </table:table-cell>
          <table:table-cell table:style-name="ce37" table:formula="of:=[.L1322]" office:value-type="float" office:value="0.416666666666654" calcext:value-type="float">
            <text:p>0.416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2];0)&lt;=[.O1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2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323]&lt;[.L1322];[.M1322]+[.H$2];[.M1322])" office:value-type="float" office:value="800" calcext:value-type="float">
            <text:p>800</text:p>
          </table:table-cell>
          <table:table-cell table:style-name="ce11" table:formula="of:=OFFSET([.C$4];[.M1323];0)" office:value-type="float" office:value="43773" calcext:value-type="float">
            <text:p>43773</text:p>
          </table:table-cell>
          <table:table-cell table:style-name="ce37" table:formula="of:=[.L1323]" office:value-type="float" office:value="0.423611111111098" calcext:value-type="float">
            <text:p>0.423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3];0)&lt;=[.O1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3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324]&lt;[.L1323];[.M1323]+[.H$2];[.M1323])" office:value-type="float" office:value="800" calcext:value-type="float">
            <text:p>800</text:p>
          </table:table-cell>
          <table:table-cell table:style-name="ce11" table:formula="of:=OFFSET([.C$4];[.M1324];0)" office:value-type="float" office:value="43773" calcext:value-type="float">
            <text:p>43773</text:p>
          </table:table-cell>
          <table:table-cell table:style-name="ce37" table:formula="of:=[.L1324]" office:value-type="float" office:value="0.430555555555543" calcext:value-type="float">
            <text:p>0.43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4];0)&lt;=[.O1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4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325]&lt;[.L1324];[.M1324]+[.H$2];[.M1324])" office:value-type="float" office:value="800" calcext:value-type="float">
            <text:p>800</text:p>
          </table:table-cell>
          <table:table-cell table:style-name="ce11" table:formula="of:=OFFSET([.C$4];[.M1325];0)" office:value-type="float" office:value="43773" calcext:value-type="float">
            <text:p>43773</text:p>
          </table:table-cell>
          <table:table-cell table:style-name="ce37" table:formula="of:=[.L1325]" office:value-type="float" office:value="0.437499999999987" calcext:value-type="float">
            <text:p>0.437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5];0)&lt;=[.O1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5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326]&lt;[.L1325];[.M1325]+[.H$2];[.M1325])" office:value-type="float" office:value="840" calcext:value-type="float">
            <text:p>840</text:p>
          </table:table-cell>
          <table:table-cell table:style-name="ce11" table:formula="of:=OFFSET([.C$4];[.M1326];0)" office:value-type="float" office:value="43774" calcext:value-type="float">
            <text:p>43774</text:p>
          </table:table-cell>
          <table:table-cell table:style-name="ce37" table:formula="of:=[.L1326]" office:value-type="float" office:value="0.0069444444444316" calcext:value-type="float">
            <text:p>0.00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6];0)&lt;=[.O1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6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327]&lt;[.L1326];[.M1326]+[.H$2];[.M1326])" office:value-type="float" office:value="840" calcext:value-type="float">
            <text:p>840</text:p>
          </table:table-cell>
          <table:table-cell table:style-name="ce11" table:formula="of:=OFFSET([.C$4];[.M1327];0)" office:value-type="float" office:value="43774" calcext:value-type="float">
            <text:p>43774</text:p>
          </table:table-cell>
          <table:table-cell table:style-name="ce37" table:formula="of:=[.L1327]" office:value-type="float" office:value="0.013888888888876" calcext:value-type="float">
            <text:p>0.013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7];0)&lt;=[.O1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7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328]&lt;[.L1327];[.M1327]+[.H$2];[.M1327])" office:value-type="float" office:value="840" calcext:value-type="float">
            <text:p>840</text:p>
          </table:table-cell>
          <table:table-cell table:style-name="ce11" table:formula="of:=OFFSET([.C$4];[.M1328];0)" office:value-type="float" office:value="43774" calcext:value-type="float">
            <text:p>43774</text:p>
          </table:table-cell>
          <table:table-cell table:style-name="ce37" table:formula="of:=[.L1328]" office:value-type="float" office:value="0.0208333333333205" calcext:value-type="float">
            <text:p>0.020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8];0)&lt;=[.O1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8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329]&lt;[.L1328];[.M1328]+[.H$2];[.M1328])" office:value-type="float" office:value="840" calcext:value-type="float">
            <text:p>840</text:p>
          </table:table-cell>
          <table:table-cell table:style-name="ce11" table:formula="of:=OFFSET([.C$4];[.M1329];0)" office:value-type="float" office:value="43774" calcext:value-type="float">
            <text:p>43774</text:p>
          </table:table-cell>
          <table:table-cell table:style-name="ce37" table:formula="of:=[.L1329]" office:value-type="float" office:value="0.0277777777777649" calcext:value-type="float">
            <text:p>0.027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9];0)&lt;=[.O1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9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330]&lt;[.L1329];[.M1329]+[.H$2];[.M1329])" office:value-type="float" office:value="840" calcext:value-type="float">
            <text:p>840</text:p>
          </table:table-cell>
          <table:table-cell table:style-name="ce11" table:formula="of:=OFFSET([.C$4];[.M1330];0)" office:value-type="float" office:value="43774" calcext:value-type="float">
            <text:p>43774</text:p>
          </table:table-cell>
          <table:table-cell table:style-name="ce37" table:formula="of:=[.L1330]" office:value-type="float" office:value="0.0347222222222094" calcext:value-type="float">
            <text:p>0.034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0];0)&lt;=[.O1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0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331]&lt;[.L1330];[.M1330]+[.H$2];[.M1330])" office:value-type="float" office:value="840" calcext:value-type="float">
            <text:p>840</text:p>
          </table:table-cell>
          <table:table-cell table:style-name="ce11" table:formula="of:=OFFSET([.C$4];[.M1331];0)" office:value-type="float" office:value="43774" calcext:value-type="float">
            <text:p>43774</text:p>
          </table:table-cell>
          <table:table-cell table:style-name="ce37" table:formula="of:=[.L1331]" office:value-type="float" office:value="0.0416666666666538" calcext:value-type="float">
            <text:p>0.04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1];0)&lt;=[.O1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1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332]&lt;[.L1331];[.M1331]+[.H$2];[.M1331])" office:value-type="float" office:value="840" calcext:value-type="float">
            <text:p>840</text:p>
          </table:table-cell>
          <table:table-cell table:style-name="ce11" table:formula="of:=OFFSET([.C$4];[.M1332];0)" office:value-type="float" office:value="43774" calcext:value-type="float">
            <text:p>43774</text:p>
          </table:table-cell>
          <table:table-cell table:style-name="ce37" table:formula="of:=[.L1332]" office:value-type="float" office:value="0.0486111111110983" calcext:value-type="float">
            <text:p>0.048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2];0)&lt;=[.O1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2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333]&lt;[.L1332];[.M1332]+[.H$2];[.M1332])" office:value-type="float" office:value="840" calcext:value-type="float">
            <text:p>840</text:p>
          </table:table-cell>
          <table:table-cell table:style-name="ce11" table:formula="of:=OFFSET([.C$4];[.M1333];0)" office:value-type="float" office:value="43774" calcext:value-type="float">
            <text:p>43774</text:p>
          </table:table-cell>
          <table:table-cell table:style-name="ce37" table:formula="of:=[.L1333]" office:value-type="float" office:value="0.0555555555555427" calcext:value-type="float">
            <text:p>0.05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3];0)&lt;=[.O1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3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334]&lt;[.L1333];[.M1333]+[.H$2];[.M1333])" office:value-type="float" office:value="840" calcext:value-type="float">
            <text:p>840</text:p>
          </table:table-cell>
          <table:table-cell table:style-name="ce11" table:formula="of:=OFFSET([.C$4];[.M1334];0)" office:value-type="float" office:value="43774" calcext:value-type="float">
            <text:p>43774</text:p>
          </table:table-cell>
          <table:table-cell table:style-name="ce37" table:formula="of:=[.L1334]" office:value-type="float" office:value="0.0624999999999872" calcext:value-type="float">
            <text:p>0.062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4];0)&lt;=[.O1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4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335]&lt;[.L1334];[.M1334]+[.H$2];[.M1334])" office:value-type="float" office:value="840" calcext:value-type="float">
            <text:p>840</text:p>
          </table:table-cell>
          <table:table-cell table:style-name="ce11" table:formula="of:=OFFSET([.C$4];[.M1335];0)" office:value-type="float" office:value="43774" calcext:value-type="float">
            <text:p>43774</text:p>
          </table:table-cell>
          <table:table-cell table:style-name="ce37" table:formula="of:=[.L1335]" office:value-type="float" office:value="0.0694444444444316" calcext:value-type="float">
            <text:p>0.069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5];0)&lt;=[.O1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5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336]&lt;[.L1335];[.M1335]+[.H$2];[.M1335])" office:value-type="float" office:value="840" calcext:value-type="float">
            <text:p>840</text:p>
          </table:table-cell>
          <table:table-cell table:style-name="ce11" table:formula="of:=OFFSET([.C$4];[.M1336];0)" office:value-type="float" office:value="43774" calcext:value-type="float">
            <text:p>43774</text:p>
          </table:table-cell>
          <table:table-cell table:style-name="ce37" table:formula="of:=[.L1336]" office:value-type="float" office:value="0.0763888888888761" calcext:value-type="float">
            <text:p>0.076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6];0)&lt;=[.O1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6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337]&lt;[.L1336];[.M1336]+[.H$2];[.M1336])" office:value-type="float" office:value="840" calcext:value-type="float">
            <text:p>840</text:p>
          </table:table-cell>
          <table:table-cell table:style-name="ce11" table:formula="of:=OFFSET([.C$4];[.M1337];0)" office:value-type="float" office:value="43774" calcext:value-type="float">
            <text:p>43774</text:p>
          </table:table-cell>
          <table:table-cell table:style-name="ce37" table:formula="of:=[.L1337]" office:value-type="float" office:value="0.0833333333333205" calcext:value-type="float">
            <text:p>0.08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7];0)&lt;=[.O1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7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338]&lt;[.L1337];[.M1337]+[.H$2];[.M1337])" office:value-type="float" office:value="840" calcext:value-type="float">
            <text:p>840</text:p>
          </table:table-cell>
          <table:table-cell table:style-name="ce11" table:formula="of:=OFFSET([.C$4];[.M1338];0)" office:value-type="float" office:value="43774" calcext:value-type="float">
            <text:p>43774</text:p>
          </table:table-cell>
          <table:table-cell table:style-name="ce37" table:formula="of:=[.L1338]" office:value-type="float" office:value="0.0902777777777649" calcext:value-type="float">
            <text:p>0.090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8];0)&lt;=[.O1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8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339]&lt;[.L1338];[.M1338]+[.H$2];[.M1338])" office:value-type="float" office:value="840" calcext:value-type="float">
            <text:p>840</text:p>
          </table:table-cell>
          <table:table-cell table:style-name="ce11" table:formula="of:=OFFSET([.C$4];[.M1339];0)" office:value-type="float" office:value="43774" calcext:value-type="float">
            <text:p>43774</text:p>
          </table:table-cell>
          <table:table-cell table:style-name="ce37" table:formula="of:=[.L1339]" office:value-type="float" office:value="0.0972222222222094" calcext:value-type="float">
            <text:p>0.0972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9];0)&lt;=[.O1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9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340]&lt;[.L1339];[.M1339]+[.H$2];[.M1339])" office:value-type="float" office:value="840" calcext:value-type="float">
            <text:p>840</text:p>
          </table:table-cell>
          <table:table-cell table:style-name="ce11" table:formula="of:=OFFSET([.C$4];[.M1340];0)" office:value-type="float" office:value="43774" calcext:value-type="float">
            <text:p>43774</text:p>
          </table:table-cell>
          <table:table-cell table:style-name="ce37" table:formula="of:=[.L1340]" office:value-type="float" office:value="0.104166666666654" calcext:value-type="float">
            <text:p>0.104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0];0)&lt;=[.O1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0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341]&lt;[.L1340];[.M1340]+[.H$2];[.M1340])" office:value-type="float" office:value="840" calcext:value-type="float">
            <text:p>840</text:p>
          </table:table-cell>
          <table:table-cell table:style-name="ce11" table:formula="of:=OFFSET([.C$4];[.M1341];0)" office:value-type="float" office:value="43774" calcext:value-type="float">
            <text:p>43774</text:p>
          </table:table-cell>
          <table:table-cell table:style-name="ce37" table:formula="of:=[.L1341]" office:value-type="float" office:value="0.111111111111098" calcext:value-type="float">
            <text:p>0.1111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1];0)&lt;=[.O1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1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342]&lt;[.L1341];[.M1341]+[.H$2];[.M1341])" office:value-type="float" office:value="840" calcext:value-type="float">
            <text:p>840</text:p>
          </table:table-cell>
          <table:table-cell table:style-name="ce11" table:formula="of:=OFFSET([.C$4];[.M1342];0)" office:value-type="float" office:value="43774" calcext:value-type="float">
            <text:p>43774</text:p>
          </table:table-cell>
          <table:table-cell table:style-name="ce37" table:formula="of:=[.L1342]" office:value-type="float" office:value="0.118055555555543" calcext:value-type="float">
            <text:p>0.118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2];0)&lt;=[.O1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2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343]&lt;[.L1342];[.M1342]+[.H$2];[.M1342])" office:value-type="float" office:value="840" calcext:value-type="float">
            <text:p>840</text:p>
          </table:table-cell>
          <table:table-cell table:style-name="ce11" table:formula="of:=OFFSET([.C$4];[.M1343];0)" office:value-type="float" office:value="43774" calcext:value-type="float">
            <text:p>43774</text:p>
          </table:table-cell>
          <table:table-cell table:style-name="ce37" table:formula="of:=[.L1343]" office:value-type="float" office:value="0.124999999999987" calcext:value-type="float">
            <text:p>0.124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3];0)&lt;=[.O1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3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344]&lt;[.L1343];[.M1343]+[.H$2];[.M1343])" office:value-type="float" office:value="840" calcext:value-type="float">
            <text:p>840</text:p>
          </table:table-cell>
          <table:table-cell table:style-name="ce11" table:formula="of:=OFFSET([.C$4];[.M1344];0)" office:value-type="float" office:value="43774" calcext:value-type="float">
            <text:p>43774</text:p>
          </table:table-cell>
          <table:table-cell table:style-name="ce37" table:formula="of:=[.L1344]" office:value-type="float" office:value="0.131944444444432" calcext:value-type="float">
            <text:p>0.13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4];0)&lt;=[.O1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4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345]&lt;[.L1344];[.M1344]+[.H$2];[.M1344])" office:value-type="float" office:value="840" calcext:value-type="float">
            <text:p>840</text:p>
          </table:table-cell>
          <table:table-cell table:style-name="ce11" table:formula="of:=OFFSET([.C$4];[.M1345];0)" office:value-type="float" office:value="43774" calcext:value-type="float">
            <text:p>43774</text:p>
          </table:table-cell>
          <table:table-cell table:style-name="ce37" table:formula="of:=[.L1345]" office:value-type="float" office:value="0.138888888888876" calcext:value-type="float">
            <text:p>0.138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5];0)&lt;=[.O1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5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346]&lt;[.L1345];[.M1345]+[.H$2];[.M1345])" office:value-type="float" office:value="840" calcext:value-type="float">
            <text:p>840</text:p>
          </table:table-cell>
          <table:table-cell table:style-name="ce11" table:formula="of:=OFFSET([.C$4];[.M1346];0)" office:value-type="float" office:value="43774" calcext:value-type="float">
            <text:p>43774</text:p>
          </table:table-cell>
          <table:table-cell table:style-name="ce37" table:formula="of:=[.L1346]" office:value-type="float" office:value="0.145833333333321" calcext:value-type="float">
            <text:p>0.14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6];0)&lt;=[.O1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6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347]&lt;[.L1346];[.M1346]+[.H$2];[.M1346])" office:value-type="float" office:value="840" calcext:value-type="float">
            <text:p>840</text:p>
          </table:table-cell>
          <table:table-cell table:style-name="ce11" table:formula="of:=OFFSET([.C$4];[.M1347];0)" office:value-type="float" office:value="43774" calcext:value-type="float">
            <text:p>43774</text:p>
          </table:table-cell>
          <table:table-cell table:style-name="ce37" table:formula="of:=[.L1347]" office:value-type="float" office:value="0.152777777777765" calcext:value-type="float">
            <text:p>0.152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7];0)&lt;=[.O1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7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348]&lt;[.L1347];[.M1347]+[.H$2];[.M1347])" office:value-type="float" office:value="840" calcext:value-type="float">
            <text:p>840</text:p>
          </table:table-cell>
          <table:table-cell table:style-name="ce11" table:formula="of:=OFFSET([.C$4];[.M1348];0)" office:value-type="float" office:value="43774" calcext:value-type="float">
            <text:p>43774</text:p>
          </table:table-cell>
          <table:table-cell table:style-name="ce37" table:formula="of:=[.L1348]" office:value-type="float" office:value="0.159722222222209" calcext:value-type="float">
            <text:p>0.159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8];0)&lt;=[.O1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8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349]&lt;[.L1348];[.M1348]+[.H$2];[.M1348])" office:value-type="float" office:value="840" calcext:value-type="float">
            <text:p>840</text:p>
          </table:table-cell>
          <table:table-cell table:style-name="ce11" table:formula="of:=OFFSET([.C$4];[.M1349];0)" office:value-type="float" office:value="43774" calcext:value-type="float">
            <text:p>43774</text:p>
          </table:table-cell>
          <table:table-cell table:style-name="ce37" table:formula="of:=[.L1349]" office:value-type="float" office:value="0.166666666666654" calcext:value-type="float">
            <text:p>0.166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9];0)&lt;=[.O1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9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350]&lt;[.L1349];[.M1349]+[.H$2];[.M1349])" office:value-type="float" office:value="840" calcext:value-type="float">
            <text:p>840</text:p>
          </table:table-cell>
          <table:table-cell table:style-name="ce11" table:formula="of:=OFFSET([.C$4];[.M1350];0)" office:value-type="float" office:value="43774" calcext:value-type="float">
            <text:p>43774</text:p>
          </table:table-cell>
          <table:table-cell table:style-name="ce37" table:formula="of:=[.L1350]" office:value-type="float" office:value="0.173611111111098" calcext:value-type="float">
            <text:p>0.173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0];0)&lt;=[.O1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0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351]&lt;[.L1350];[.M1350]+[.H$2];[.M1350])" office:value-type="float" office:value="840" calcext:value-type="float">
            <text:p>840</text:p>
          </table:table-cell>
          <table:table-cell table:style-name="ce11" table:formula="of:=OFFSET([.C$4];[.M1351];0)" office:value-type="float" office:value="43774" calcext:value-type="float">
            <text:p>43774</text:p>
          </table:table-cell>
          <table:table-cell table:style-name="ce37" table:formula="of:=[.L1351]" office:value-type="float" office:value="0.180555555555543" calcext:value-type="float">
            <text:p>0.18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1];0)&lt;=[.O1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1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352]&lt;[.L1351];[.M1351]+[.H$2];[.M1351])" office:value-type="float" office:value="840" calcext:value-type="float">
            <text:p>840</text:p>
          </table:table-cell>
          <table:table-cell table:style-name="ce11" table:formula="of:=OFFSET([.C$4];[.M1352];0)" office:value-type="float" office:value="43774" calcext:value-type="float">
            <text:p>43774</text:p>
          </table:table-cell>
          <table:table-cell table:style-name="ce37" table:formula="of:=[.L1352]" office:value-type="float" office:value="0.187499999999987" calcext:value-type="float">
            <text:p>0.187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2];0)&lt;=[.O1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2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353]&lt;[.L1352];[.M1352]+[.H$2];[.M1352])" office:value-type="float" office:value="840" calcext:value-type="float">
            <text:p>840</text:p>
          </table:table-cell>
          <table:table-cell table:style-name="ce11" table:formula="of:=OFFSET([.C$4];[.M1353];0)" office:value-type="float" office:value="43774" calcext:value-type="float">
            <text:p>43774</text:p>
          </table:table-cell>
          <table:table-cell table:style-name="ce37" table:formula="of:=[.L1353]" office:value-type="float" office:value="0.194444444444432" calcext:value-type="float">
            <text:p>0.194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3];0)&lt;=[.O1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3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354]&lt;[.L1353];[.M1353]+[.H$2];[.M1353])" office:value-type="float" office:value="840" calcext:value-type="float">
            <text:p>840</text:p>
          </table:table-cell>
          <table:table-cell table:style-name="ce11" table:formula="of:=OFFSET([.C$4];[.M1354];0)" office:value-type="float" office:value="43774" calcext:value-type="float">
            <text:p>43774</text:p>
          </table:table-cell>
          <table:table-cell table:style-name="ce37" table:formula="of:=[.L1354]" office:value-type="float" office:value="0.201388888888876" calcext:value-type="float">
            <text:p>0.201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4];0)&lt;=[.O1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4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355]&lt;[.L1354];[.M1354]+[.H$2];[.M1354])" office:value-type="float" office:value="840" calcext:value-type="float">
            <text:p>840</text:p>
          </table:table-cell>
          <table:table-cell table:style-name="ce11" table:formula="of:=OFFSET([.C$4];[.M1355];0)" office:value-type="float" office:value="43774" calcext:value-type="float">
            <text:p>43774</text:p>
          </table:table-cell>
          <table:table-cell table:style-name="ce37" table:formula="of:=[.L1355]" office:value-type="float" office:value="0.208333333333321" calcext:value-type="float">
            <text:p>0.208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5];0)&lt;=[.O1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5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356]&lt;[.L1355];[.M1355]+[.H$2];[.M1355])" office:value-type="float" office:value="840" calcext:value-type="float">
            <text:p>840</text:p>
          </table:table-cell>
          <table:table-cell table:style-name="ce11" table:formula="of:=OFFSET([.C$4];[.M1356];0)" office:value-type="float" office:value="43774" calcext:value-type="float">
            <text:p>43774</text:p>
          </table:table-cell>
          <table:table-cell table:style-name="ce37" table:formula="of:=[.L1356]" office:value-type="float" office:value="0.215277777777765" calcext:value-type="float">
            <text:p>0.215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6];0)&lt;=[.O1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6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357]&lt;[.L1356];[.M1356]+[.H$2];[.M1356])" office:value-type="float" office:value="840" calcext:value-type="float">
            <text:p>840</text:p>
          </table:table-cell>
          <table:table-cell table:style-name="ce11" table:formula="of:=OFFSET([.C$4];[.M1357];0)" office:value-type="float" office:value="43774" calcext:value-type="float">
            <text:p>43774</text:p>
          </table:table-cell>
          <table:table-cell table:style-name="ce37" table:formula="of:=[.L1357]" office:value-type="float" office:value="0.222222222222209" calcext:value-type="float">
            <text:p>0.2222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7];0)&lt;=[.O1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7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358]&lt;[.L1357];[.M1357]+[.H$2];[.M1357])" office:value-type="float" office:value="840" calcext:value-type="float">
            <text:p>840</text:p>
          </table:table-cell>
          <table:table-cell table:style-name="ce11" table:formula="of:=OFFSET([.C$4];[.M1358];0)" office:value-type="float" office:value="43774" calcext:value-type="float">
            <text:p>43774</text:p>
          </table:table-cell>
          <table:table-cell table:style-name="ce37" table:formula="of:=[.L1358]" office:value-type="float" office:value="0.229166666666654" calcext:value-type="float">
            <text:p>0.229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8];0)&lt;=[.O13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8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359]&lt;[.L1358];[.M1358]+[.H$2];[.M1358])" office:value-type="float" office:value="840" calcext:value-type="float">
            <text:p>840</text:p>
          </table:table-cell>
          <table:table-cell table:style-name="ce11" table:formula="of:=OFFSET([.C$4];[.M1359];0)" office:value-type="float" office:value="43774" calcext:value-type="float">
            <text:p>43774</text:p>
          </table:table-cell>
          <table:table-cell table:style-name="ce37" table:formula="of:=[.L1359]" office:value-type="float" office:value="0.236111111111098" calcext:value-type="float">
            <text:p>0.2361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9];0)&lt;=[.O1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9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360]&lt;[.L1359];[.M1359]+[.H$2];[.M1359])" office:value-type="float" office:value="840" calcext:value-type="float">
            <text:p>840</text:p>
          </table:table-cell>
          <table:table-cell table:style-name="ce11" table:formula="of:=OFFSET([.C$4];[.M1360];0)" office:value-type="float" office:value="43774" calcext:value-type="float">
            <text:p>43774</text:p>
          </table:table-cell>
          <table:table-cell table:style-name="ce37" table:formula="of:=[.L1360]" office:value-type="float" office:value="0.243055555555543" calcext:value-type="float">
            <text:p>0.243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0];0)&lt;=[.O1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0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361]&lt;[.L1360];[.M1360]+[.H$2];[.M1360])" office:value-type="float" office:value="840" calcext:value-type="float">
            <text:p>840</text:p>
          </table:table-cell>
          <table:table-cell table:style-name="ce11" table:formula="of:=OFFSET([.C$4];[.M1361];0)" office:value-type="float" office:value="43774" calcext:value-type="float">
            <text:p>43774</text:p>
          </table:table-cell>
          <table:table-cell table:style-name="ce37" table:formula="of:=[.L1361]" office:value-type="float" office:value="0.249999999999987" calcext:value-type="float">
            <text:p>0.249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1];0)&lt;=[.O1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1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362]&lt;[.L1361];[.M1361]+[.H$2];[.M1361])" office:value-type="float" office:value="840" calcext:value-type="float">
            <text:p>840</text:p>
          </table:table-cell>
          <table:table-cell table:style-name="ce11" table:formula="of:=OFFSET([.C$4];[.M1362];0)" office:value-type="float" office:value="43774" calcext:value-type="float">
            <text:p>43774</text:p>
          </table:table-cell>
          <table:table-cell table:style-name="ce37" table:formula="of:=[.L1362]" office:value-type="float" office:value="0.256944444444432" calcext:value-type="float">
            <text:p>0.25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2];0)&lt;=[.O1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2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363]&lt;[.L1362];[.M1362]+[.H$2];[.M1362])" office:value-type="float" office:value="840" calcext:value-type="float">
            <text:p>840</text:p>
          </table:table-cell>
          <table:table-cell table:style-name="ce11" table:formula="of:=OFFSET([.C$4];[.M1363];0)" office:value-type="float" office:value="43774" calcext:value-type="float">
            <text:p>43774</text:p>
          </table:table-cell>
          <table:table-cell table:style-name="ce37" table:formula="of:=[.L1363]" office:value-type="float" office:value="0.263888888888876" calcext:value-type="float">
            <text:p>0.263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3];0)&lt;=[.O1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3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364]&lt;[.L1363];[.M1363]+[.H$2];[.M1363])" office:value-type="float" office:value="840" calcext:value-type="float">
            <text:p>840</text:p>
          </table:table-cell>
          <table:table-cell table:style-name="ce11" table:formula="of:=OFFSET([.C$4];[.M1364];0)" office:value-type="float" office:value="43774" calcext:value-type="float">
            <text:p>43774</text:p>
          </table:table-cell>
          <table:table-cell table:style-name="ce37" table:formula="of:=[.L1364]" office:value-type="float" office:value="0.27083333333332" calcext:value-type="float">
            <text:p>0.2708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4];0)&lt;=[.O1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4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365]&lt;[.L1364];[.M1364]+[.H$2];[.M1364])" office:value-type="float" office:value="840" calcext:value-type="float">
            <text:p>840</text:p>
          </table:table-cell>
          <table:table-cell table:style-name="ce11" table:formula="of:=OFFSET([.C$4];[.M1365];0)" office:value-type="float" office:value="43774" calcext:value-type="float">
            <text:p>43774</text:p>
          </table:table-cell>
          <table:table-cell table:style-name="ce37" table:formula="of:=[.L1365]" office:value-type="float" office:value="0.277777777777765" calcext:value-type="float">
            <text:p>0.277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5];0)&lt;=[.O1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5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366]&lt;[.L1365];[.M1365]+[.H$2];[.M1365])" office:value-type="float" office:value="840" calcext:value-type="float">
            <text:p>840</text:p>
          </table:table-cell>
          <table:table-cell table:style-name="ce11" table:formula="of:=OFFSET([.C$4];[.M1366];0)" office:value-type="float" office:value="43774" calcext:value-type="float">
            <text:p>43774</text:p>
          </table:table-cell>
          <table:table-cell table:style-name="ce37" table:formula="of:=[.L1366]" office:value-type="float" office:value="0.284722222222209" calcext:value-type="float">
            <text:p>0.284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6];0)&lt;=[.O1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6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367]&lt;[.L1366];[.M1366]+[.H$2];[.M1366])" office:value-type="float" office:value="840" calcext:value-type="float">
            <text:p>840</text:p>
          </table:table-cell>
          <table:table-cell table:style-name="ce11" table:formula="of:=OFFSET([.C$4];[.M1367];0)" office:value-type="float" office:value="43774" calcext:value-type="float">
            <text:p>43774</text:p>
          </table:table-cell>
          <table:table-cell table:style-name="ce37" table:formula="of:=[.L1367]" office:value-type="float" office:value="0.291666666666654" calcext:value-type="float">
            <text:p>0.29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7];0)&lt;=[.O1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7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368]&lt;[.L1367];[.M1367]+[.H$2];[.M1367])" office:value-type="float" office:value="840" calcext:value-type="float">
            <text:p>840</text:p>
          </table:table-cell>
          <table:table-cell table:style-name="ce11" table:formula="of:=OFFSET([.C$4];[.M1368];0)" office:value-type="float" office:value="43774" calcext:value-type="float">
            <text:p>43774</text:p>
          </table:table-cell>
          <table:table-cell table:style-name="ce37" table:formula="of:=[.L1368]" office:value-type="float" office:value="0.298611111111098" calcext:value-type="float">
            <text:p>0.298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8];0)&lt;=[.O1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8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369]&lt;[.L1368];[.M1368]+[.H$2];[.M1368])" office:value-type="float" office:value="840" calcext:value-type="float">
            <text:p>840</text:p>
          </table:table-cell>
          <table:table-cell table:style-name="ce11" table:formula="of:=OFFSET([.C$4];[.M1369];0)" office:value-type="float" office:value="43774" calcext:value-type="float">
            <text:p>43774</text:p>
          </table:table-cell>
          <table:table-cell table:style-name="ce37" table:formula="of:=[.L1369]" office:value-type="float" office:value="0.305555555555543" calcext:value-type="float">
            <text:p>0.30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9];0)&lt;=[.O1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9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370]&lt;[.L1369];[.M1369]+[.H$2];[.M1369])" office:value-type="float" office:value="840" calcext:value-type="float">
            <text:p>840</text:p>
          </table:table-cell>
          <table:table-cell table:style-name="ce11" table:formula="of:=OFFSET([.C$4];[.M1370];0)" office:value-type="float" office:value="43774" calcext:value-type="float">
            <text:p>43774</text:p>
          </table:table-cell>
          <table:table-cell table:style-name="ce37" table:formula="of:=[.L1370]" office:value-type="float" office:value="0.312499999999987" calcext:value-type="float">
            <text:p>0.312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0];0)&lt;=[.O1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0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371]&lt;[.L1370];[.M1370]+[.H$2];[.M1370])" office:value-type="float" office:value="840" calcext:value-type="float">
            <text:p>840</text:p>
          </table:table-cell>
          <table:table-cell table:style-name="ce11" table:formula="of:=OFFSET([.C$4];[.M1371];0)" office:value-type="float" office:value="43774" calcext:value-type="float">
            <text:p>43774</text:p>
          </table:table-cell>
          <table:table-cell table:style-name="ce37" table:formula="of:=[.L1371]" office:value-type="float" office:value="0.319444444444431" calcext:value-type="float">
            <text:p>0.3194444444444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1];0)&lt;=[.O1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1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372]&lt;[.L1371];[.M1371]+[.H$2];[.M1371])" office:value-type="float" office:value="840" calcext:value-type="float">
            <text:p>840</text:p>
          </table:table-cell>
          <table:table-cell table:style-name="ce11" table:formula="of:=OFFSET([.C$4];[.M1372];0)" office:value-type="float" office:value="43774" calcext:value-type="float">
            <text:p>43774</text:p>
          </table:table-cell>
          <table:table-cell table:style-name="ce37" table:formula="of:=[.L1372]" office:value-type="float" office:value="0.326388888888876" calcext:value-type="float">
            <text:p>0.326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2];0)&lt;=[.O1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2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373]&lt;[.L1372];[.M1372]+[.H$2];[.M1372])" office:value-type="float" office:value="840" calcext:value-type="float">
            <text:p>840</text:p>
          </table:table-cell>
          <table:table-cell table:style-name="ce11" table:formula="of:=OFFSET([.C$4];[.M1373];0)" office:value-type="float" office:value="43774" calcext:value-type="float">
            <text:p>43774</text:p>
          </table:table-cell>
          <table:table-cell table:style-name="ce37" table:formula="of:=[.L1373]" office:value-type="float" office:value="0.33333333333332" calcext:value-type="float">
            <text:p>0.3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3];0)&lt;=[.O1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3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374]&lt;[.L1373];[.M1373]+[.H$2];[.M1373])" office:value-type="float" office:value="840" calcext:value-type="float">
            <text:p>840</text:p>
          </table:table-cell>
          <table:table-cell table:style-name="ce11" table:formula="of:=OFFSET([.C$4];[.M1374];0)" office:value-type="float" office:value="43774" calcext:value-type="float">
            <text:p>43774</text:p>
          </table:table-cell>
          <table:table-cell table:style-name="ce37" table:formula="of:=[.L1374]" office:value-type="float" office:value="0.340277777777765" calcext:value-type="float">
            <text:p>0.340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4];0)&lt;=[.O1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4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375]&lt;[.L1374];[.M1374]+[.H$2];[.M1374])" office:value-type="float" office:value="840" calcext:value-type="float">
            <text:p>840</text:p>
          </table:table-cell>
          <table:table-cell table:style-name="ce11" table:formula="of:=OFFSET([.C$4];[.M1375];0)" office:value-type="float" office:value="43774" calcext:value-type="float">
            <text:p>43774</text:p>
          </table:table-cell>
          <table:table-cell table:style-name="ce37" table:formula="of:=[.L1375]" office:value-type="float" office:value="0.347222222222209" calcext:value-type="float">
            <text:p>0.3472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5];0)&lt;=[.O1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5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376]&lt;[.L1375];[.M1375]+[.H$2];[.M1375])" office:value-type="float" office:value="840" calcext:value-type="float">
            <text:p>840</text:p>
          </table:table-cell>
          <table:table-cell table:style-name="ce11" table:formula="of:=OFFSET([.C$4];[.M1376];0)" office:value-type="float" office:value="43774" calcext:value-type="float">
            <text:p>43774</text:p>
          </table:table-cell>
          <table:table-cell table:style-name="ce37" table:formula="of:=[.L1376]" office:value-type="float" office:value="0.354166666666653" calcext:value-type="float">
            <text:p>0.3541666666666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6];0)&lt;=[.O1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6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377]&lt;[.L1376];[.M1376]+[.H$2];[.M1376])" office:value-type="float" office:value="840" calcext:value-type="float">
            <text:p>840</text:p>
          </table:table-cell>
          <table:table-cell table:style-name="ce11" table:formula="of:=OFFSET([.C$4];[.M1377];0)" office:value-type="float" office:value="43774" calcext:value-type="float">
            <text:p>43774</text:p>
          </table:table-cell>
          <table:table-cell table:style-name="ce37" table:formula="of:=[.L1377]" office:value-type="float" office:value="0.361111111111098" calcext:value-type="float">
            <text:p>0.3611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7];0)&lt;=[.O1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7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378]&lt;[.L1377];[.M1377]+[.H$2];[.M1377])" office:value-type="float" office:value="840" calcext:value-type="float">
            <text:p>840</text:p>
          </table:table-cell>
          <table:table-cell table:style-name="ce11" table:formula="of:=OFFSET([.C$4];[.M1378];0)" office:value-type="float" office:value="43774" calcext:value-type="float">
            <text:p>43774</text:p>
          </table:table-cell>
          <table:table-cell table:style-name="ce37" table:formula="of:=[.L1378]" office:value-type="float" office:value="0.368055555555542" calcext:value-type="float">
            <text:p>0.3680555555555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8];0)&lt;=[.O1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8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379]&lt;[.L1378];[.M1378]+[.H$2];[.M1378])" office:value-type="float" office:value="840" calcext:value-type="float">
            <text:p>840</text:p>
          </table:table-cell>
          <table:table-cell table:style-name="ce11" table:formula="of:=OFFSET([.C$4];[.M1379];0)" office:value-type="float" office:value="43774" calcext:value-type="float">
            <text:p>43774</text:p>
          </table:table-cell>
          <table:table-cell table:style-name="ce37" table:formula="of:=[.L1379]" office:value-type="float" office:value="0.374999999999987" calcext:value-type="float">
            <text:p>0.374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9];0)&lt;=[.O1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9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380]&lt;[.L1379];[.M1379]+[.H$2];[.M1379])" office:value-type="float" office:value="840" calcext:value-type="float">
            <text:p>840</text:p>
          </table:table-cell>
          <table:table-cell table:style-name="ce11" table:formula="of:=OFFSET([.C$4];[.M1380];0)" office:value-type="float" office:value="43774" calcext:value-type="float">
            <text:p>43774</text:p>
          </table:table-cell>
          <table:table-cell table:style-name="ce37" table:formula="of:=[.L1380]" office:value-type="float" office:value="0.381944444444431" calcext:value-type="float">
            <text:p>0.3819444444444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0];0)&lt;=[.O1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0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381]&lt;[.L1380];[.M1380]+[.H$2];[.M1380])" office:value-type="float" office:value="840" calcext:value-type="float">
            <text:p>840</text:p>
          </table:table-cell>
          <table:table-cell table:style-name="ce11" table:formula="of:=OFFSET([.C$4];[.M1381];0)" office:value-type="float" office:value="43774" calcext:value-type="float">
            <text:p>43774</text:p>
          </table:table-cell>
          <table:table-cell table:style-name="ce37" table:formula="of:=[.L1381]" office:value-type="float" office:value="0.388888888888876" calcext:value-type="float">
            <text:p>0.388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1];0)&lt;=[.O1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1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382]&lt;[.L1381];[.M1381]+[.H$2];[.M1381])" office:value-type="float" office:value="840" calcext:value-type="float">
            <text:p>840</text:p>
          </table:table-cell>
          <table:table-cell table:style-name="ce11" table:formula="of:=OFFSET([.C$4];[.M1382];0)" office:value-type="float" office:value="43774" calcext:value-type="float">
            <text:p>43774</text:p>
          </table:table-cell>
          <table:table-cell table:style-name="ce37" table:formula="of:=[.L1382]" office:value-type="float" office:value="0.39583333333332" calcext:value-type="float">
            <text:p>0.3958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2];0)&lt;=[.O1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2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383]&lt;[.L1382];[.M1382]+[.H$2];[.M1382])" office:value-type="float" office:value="840" calcext:value-type="float">
            <text:p>840</text:p>
          </table:table-cell>
          <table:table-cell table:style-name="ce11" table:formula="of:=OFFSET([.C$4];[.M1383];0)" office:value-type="float" office:value="43774" calcext:value-type="float">
            <text:p>43774</text:p>
          </table:table-cell>
          <table:table-cell table:style-name="ce37" table:formula="of:=[.L1383]" office:value-type="float" office:value="0.402777777777764" calcext:value-type="float">
            <text:p>0.4027777777777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3];0)&lt;=[.O1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3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384]&lt;[.L1383];[.M1383]+[.H$2];[.M1383])" office:value-type="float" office:value="840" calcext:value-type="float">
            <text:p>840</text:p>
          </table:table-cell>
          <table:table-cell table:style-name="ce11" table:formula="of:=OFFSET([.C$4];[.M1384];0)" office:value-type="float" office:value="43774" calcext:value-type="float">
            <text:p>43774</text:p>
          </table:table-cell>
          <table:table-cell table:style-name="ce37" table:formula="of:=[.L1384]" office:value-type="float" office:value="0.409722222222209" calcext:value-type="float">
            <text:p>0.409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4];0)&lt;=[.O1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4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385]&lt;[.L1384];[.M1384]+[.H$2];[.M1384])" office:value-type="float" office:value="840" calcext:value-type="float">
            <text:p>840</text:p>
          </table:table-cell>
          <table:table-cell table:style-name="ce11" table:formula="of:=OFFSET([.C$4];[.M1385];0)" office:value-type="float" office:value="43774" calcext:value-type="float">
            <text:p>43774</text:p>
          </table:table-cell>
          <table:table-cell table:style-name="ce37" table:formula="of:=[.L1385]" office:value-type="float" office:value="0.416666666666653" calcext:value-type="float">
            <text:p>0.4166666666666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5];0)&lt;=[.O1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5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386]&lt;[.L1385];[.M1385]+[.H$2];[.M1385])" office:value-type="float" office:value="840" calcext:value-type="float">
            <text:p>840</text:p>
          </table:table-cell>
          <table:table-cell table:style-name="ce11" table:formula="of:=OFFSET([.C$4];[.M1386];0)" office:value-type="float" office:value="43774" calcext:value-type="float">
            <text:p>43774</text:p>
          </table:table-cell>
          <table:table-cell table:style-name="ce37" table:formula="of:=[.L1386]" office:value-type="float" office:value="0.423611111111098" calcext:value-type="float">
            <text:p>0.423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6];0)&lt;=[.O1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6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387]&lt;[.L1386];[.M1386]+[.H$2];[.M1386])" office:value-type="float" office:value="840" calcext:value-type="float">
            <text:p>840</text:p>
          </table:table-cell>
          <table:table-cell table:style-name="ce11" table:formula="of:=OFFSET([.C$4];[.M1387];0)" office:value-type="float" office:value="43774" calcext:value-type="float">
            <text:p>43774</text:p>
          </table:table-cell>
          <table:table-cell table:style-name="ce37" table:formula="of:=[.L1387]" office:value-type="float" office:value="0.430555555555542" calcext:value-type="float">
            <text:p>0.4305555555555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7];0)&lt;=[.O1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7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388]&lt;[.L1387];[.M1387]+[.H$2];[.M1387])" office:value-type="float" office:value="840" calcext:value-type="float">
            <text:p>840</text:p>
          </table:table-cell>
          <table:table-cell table:style-name="ce11" table:formula="of:=OFFSET([.C$4];[.M1388];0)" office:value-type="float" office:value="43774" calcext:value-type="float">
            <text:p>43774</text:p>
          </table:table-cell>
          <table:table-cell table:style-name="ce37" table:formula="of:=[.L1388]" office:value-type="float" office:value="0.437499999999987" calcext:value-type="float">
            <text:p>0.437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8];0)&lt;=[.O1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2:15.415097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5:33.125091740</dc:date>
    <meta:editing-duration>PT5H37M10S</meta:editing-duration>
    <meta:editing-cycles>30</meta:editing-cycles>
    <meta:generator>LibreOffice/6.0.7.3$Linux_X86_64 LibreOffice_project/00m0$Build-3</meta:generator>
    <meta:document-statistic meta:table-count="1" meta:cell-count="14509" meta:object-count="0"/>
  </office:meta>
</office:document-meta>
</file>